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435cm"/>
    </style:style>
    <style:style style:name="co2" style:family="table-column">
      <style:table-column-properties fo:break-before="auto" style:column-width="1.087cm"/>
    </style:style>
    <style:style style:name="co3" style:family="table-column">
      <style:table-column-properties fo:break-before="auto" style:column-width="5.472cm"/>
    </style:style>
    <style:style style:name="co4" style:family="table-column">
      <style:table-column-properties fo:break-before="auto" style:column-width="6.253cm"/>
    </style:style>
    <style:style style:name="co5" style:family="table-column">
      <style:table-column-properties fo:break-before="auto" style:column-width="6.108cm"/>
    </style:style>
    <style:style style:name="co6" style:family="table-column">
      <style:table-column-properties fo:break-before="auto" style:column-width="7.497cm"/>
    </style:style>
    <style:style style:name="co7" style:family="table-column">
      <style:table-column-properties fo:break-before="auto" style:column-width="3.667cm"/>
    </style:style>
    <style:style style:name="co8" style:family="table-column">
      <style:table-column-properties fo:break-before="auto" style:column-width="1.198cm"/>
    </style:style>
    <style:style style:name="co9" style:family="table-column">
      <style:table-column-properties fo:break-before="auto" style:column-width="2.14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1"/>
        <table:table-column table:style-name="co9" table:default-cell-style-name="Default"/>
        <table:table-column table:style-name="co10" table:number-columns-repeated="2" table:default-cell-style-name="Default"/>
        <table:table-row table:style-name="ro1">
          <table:table-cell office:value-type="string">
            <text:p>5 in 1 Funpak (USA)</text:p>
          </table:table-cell>
          <table:table-cell office:value-type="string">
            <text:p>1994</text:p>
          </table:table-cell>
          <table:table-cell office:value-type="string">
            <text:p>ESRB - E (Everyone)</text:p>
          </table:table-cell>
          <table:table-cell office:value-type="string">
            <text:p>5 in 1 Funpak </text:p>
          </table:table-cell>
          <table:table-cell office:value-type="string">
            <text:p>Interplay Productions, Inc.</text:p>
          </table:table-cell>
          <table:table-cell office:value-type="string">
            <text:p>Beam Software Pty., Ltd.</text:p>
          </table:table-cell>
          <table:table-cell office:value-type="string">
            <text:p>Board Games</text:p>
          </table:table-cell>
          <table:table-cell office:value-type="string">
            <text:p>3.4</text:p>
          </table:table-cell>
          <table:table-cell office:value-type="string">
            <text:p>1-2 Players</text:p>
          </table:table-cell>
          <table:table-cell office:value-type="string">
            <text:p>5 in One Fun Pak features four board games and one dice game. The featured games are Chess, Checkers, Backgammon, Reversi and Yacht (using Yahtzee's rules). You can select to plat one player against the computer or two players. You can select you skill levels for most games from 1 (easiest) to 3 (hardest), although the Chess game has skills of 1 to 6 and Yacht has no skill selection.</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5 in 1 Funpak (USA)&quot;&gt; &lt;year&gt;1994&lt;/year&gt; &lt;rating&gt;ESRB - E (Everyone)&lt;/rating&gt; &lt;title&gt;5 in 1 Funpak &lt;/title&gt; &lt;pub&gt;Interplay Productions, Inc.&lt;/pub&gt; &lt;dev&gt;Beam Software Pty., Ltd.&lt;/dev&gt; &lt;genre&gt;Board Games&lt;/genre&gt; &lt;score&gt;3.4&lt;/score&gt; &lt;player&gt;1-2 Players&lt;/player&gt; &lt;story&gt;5 in One Fun Pak features four board games and one dice game. The featured games are Chess, Checkers, Backgammon, Reversi and Yacht (using Yahtzee's rules). You can select to plat one player against the computer or two players. You can select you skill levels for most games from 1 (easiest) to 3 (hardest), although the Chess game has skills of 1 to 6 and Yacht has no skill selection.&lt;/story&gt; &lt;/game&gt;">
            <text:p>&lt;game name="5 in 1 Funpak (USA)"&gt; &lt;year&gt;1994&lt;/year&gt; &lt;rating&gt;ESRB - E (Everyone)&lt;/rating&gt; &lt;title&gt;5 in 1 Funpak &lt;/title&gt; &lt;pub&gt;Interplay Productions, Inc.&lt;/pub&gt; &lt;dev&gt;Beam Software Pty., Ltd.&lt;/dev&gt; &lt;genre&gt;Board Games&lt;/genre&gt; &lt;score&gt;3.4&lt;/score&gt; &lt;player&gt;1-2 Players&lt;/player&gt; &lt;story&gt;5 in One Fun Pak features four board games and one dice game. The featured games are Chess, Checkers, Backgammon, Reversi and Yacht (using Yahtzee's rules). You can select to plat one player against the computer or two players. You can select you skill levels for most games from 1 (easiest) to 3 (hardest), although the Chess game has skills of 1 to 6 and Yacht has no skill selection.&lt;/story&gt; &lt;/game&gt;</text:p>
          </table:table-cell>
        </table:table-row>
        <table:table-row table:style-name="ro1">
          <table:table-cell office:value-type="string">
            <text:p>Aa Harimanada (Japan)</text:p>
          </table:table-cell>
          <table:table-cell office:value-type="string">
            <text:p>1993</text:p>
          </table:table-cell>
          <table:table-cell office:value-type="string">
            <text:p>ESRB - E (Everyone)</text:p>
          </table:table-cell>
          <table:table-cell office:value-type="string">
            <text:p>Aa Harimanada </text:p>
          </table:table-cell>
          <table:table-cell table:number-columns-repeated="2" office:value-type="string">
            <text:p>SEGA Enterprises Ltd.</text:p>
          </table:table-cell>
          <table:table-cell office:value-type="string">
            <text:p>Sports</text:p>
          </table:table-cell>
          <table:table-cell office:value-type="string">
            <text:p>1.8</text:p>
          </table:table-cell>
          <table:table-cell office:value-type="string">
            <text:p>1 Player</text:p>
          </table:table-cell>
          <table:table-cell office:value-type="string">
            <text:p>Aa Harimanada is a sumo wrestling game based on the manga and anime created by Kei Sadayasu. As in the real sport, the goal is to knock the opponent out of the ring. However, it is not a particularly realistic interpretation of sumo, playing much like a traditional 1-vs-1 fighting game. There are grabs, throws, and special moves, and the player can also win by knockout by draining the opponent's stamina. There is a single-player mode that follows the story of protagonist Harimanada, as well as a versus mode for one or two players where any of 15 characters can be used.</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a Harimanada (Japan)&quot;&gt; &lt;year&gt;1993&lt;/year&gt; &lt;rating&gt;ESRB - E (Everyone)&lt;/rating&gt; &lt;title&gt;Aa Harimanada &lt;/title&gt; &lt;pub&gt;SEGA Enterprises Ltd.&lt;/pub&gt; &lt;dev&gt;SEGA Enterprises Ltd.&lt;/dev&gt; &lt;genre&gt;Sports&lt;/genre&gt; &lt;score&gt;1.8&lt;/score&gt; &lt;player&gt;1 Player&lt;/player&gt; &lt;story&gt;Aa Harimanada is a sumo wrestling game based on the manga and anime created by Kei Sadayasu. As in the real sport, the goal is to knock the opponent out of the ring. However, it is not a particularly realistic interpretation of sumo, playing much like a traditional 1-vs-1 fighting game. There are grabs, throws, and special moves, and the player can also win by knockout by draining the opponent's stamina. There is a single-player mode that follows the story of protagonist Harimanada, as well as a versus mode for one or two players where any of 15 characters can be used.&lt;/story&gt; &lt;/game&gt;">
            <text:p>&lt;game name="Aa Harimanada (Japan)"&gt; &lt;year&gt;1993&lt;/year&gt; &lt;rating&gt;ESRB - E (Everyone)&lt;/rating&gt; &lt;title&gt;Aa Harimanada &lt;/title&gt; &lt;pub&gt;SEGA Enterprises Ltd.&lt;/pub&gt; &lt;dev&gt;SEGA Enterprises Ltd.&lt;/dev&gt; &lt;genre&gt;Sports&lt;/genre&gt; &lt;score&gt;1.8&lt;/score&gt; &lt;player&gt;1 Player&lt;/player&gt; &lt;story&gt;Aa Harimanada is a sumo wrestling game based on the manga and anime created by Kei Sadayasu. As in the real sport, the goal is to knock the opponent out of the ring. However, it is not a particularly realistic interpretation of sumo, playing much like a traditional 1-vs-1 fighting game. There are grabs, throws, and special moves, and the player can also win by knockout by draining the opponent's stamina. There is a single-player mode that follows the story of protagonist Harimanada, as well as a versus mode for one or two players where any of 15 characters can be used.&lt;/story&gt; &lt;/game&gt;</text:p>
          </table:table-cell>
        </table:table-row>
        <table:table-row table:style-name="ro1">
          <table:table-cell office:value-type="string">
            <text:p>Addams Family, The (World)</text:p>
          </table:table-cell>
          <table:table-cell office:value-type="string">
            <text:p>1994</text:p>
          </table:table-cell>
          <table:table-cell office:value-type="string">
            <text:p>ESRB - E (Everyone)</text:p>
          </table:table-cell>
          <table:table-cell office:value-type="string">
            <text:p>Addams Family, The </text:p>
          </table:table-cell>
          <table:table-cell office:value-type="string">
            <text:p>Flying Edge, Inc.</text:p>
          </table:table-cell>
          <table:table-cell office:value-type="string">
            <text:p>Arc Developments</text:p>
          </table:table-cell>
          <table:table-cell office:value-type="string">
            <text:p>Platform</text:p>
          </table:table-cell>
          <table:table-cell office:value-type="string">
            <text:p>3.1</text:p>
          </table:table-cell>
          <table:table-cell office:value-type="string">
            <text:p>1-2 Players</text:p>
          </table:table-cell>
          <table:table-cell office:value-type="string">
            <text:p>The Addams Family is a side-scrolling platformer based on the movie of the same name. The player takes the role of Gomez who searches for his missing family members. To find them he has to explore six different parts of the mansion, e.g. the woods, which are basic platform levels: the player moves from left to right while jumping a lot and avoiding enemies. Some of them can be dispatched of by a jump on their heads. ****The main difference to the other versions of this game is a unique level design. There is also a life meter which allows to get hit more often before dying.</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ddams Family, The (World)&quot;&gt; &lt;year&gt;1994&lt;/year&gt; &lt;rating&gt;ESRB - E (Everyone)&lt;/rating&gt; &lt;title&gt;Addams Family, The &lt;/title&gt; &lt;pub&gt;Flying Edge, Inc.&lt;/pub&gt; &lt;dev&gt;Arc Developments&lt;/dev&gt; &lt;genre&gt;Platform&lt;/genre&gt; &lt;score&gt;3.1&lt;/score&gt; &lt;player&gt;1-2 Players&lt;/player&gt; &lt;story&gt;The Addams Family is a side-scrolling platformer based on the movie of the same name. The player takes the role of Gomez who searches for his missing family members. To find them he has to explore six different parts of the mansion, e.g. the woods, which are basic platform levels: the player moves from left to right while jumping a lot and avoiding enemies. Some of them can be dispatched of by a jump on their heads. ****The main difference to the other versions of this game is a unique level design. There is also a life meter which allows to get hit more often before dying.&lt;/story&gt; &lt;/game&gt;">
            <text:p>&lt;game name="Addams Family, The (World)"&gt; &lt;year&gt;1994&lt;/year&gt; &lt;rating&gt;ESRB - E (Everyone)&lt;/rating&gt; &lt;title&gt;Addams Family, The &lt;/title&gt; &lt;pub&gt;Flying Edge, Inc.&lt;/pub&gt; &lt;dev&gt;Arc Developments&lt;/dev&gt; &lt;genre&gt;Platform&lt;/genre&gt; &lt;score&gt;3.1&lt;/score&gt; &lt;player&gt;1-2 Players&lt;/player&gt; &lt;story&gt;The Addams Family is a side-scrolling platformer based on the movie of the same name. The player takes the role of Gomez who searches for his missing family members. To find them he has to explore six different parts of the mansion, e.g. the woods, which are basic platform levels: the player moves from left to right while jumping a lot and avoiding enemies. Some of them can be dispatched of by a jump on their heads. ****The main difference to the other versions of this game is a unique level design. There is also a life meter which allows to get hit more often before dying.&lt;/story&gt; &lt;/game&gt;</text:p>
          </table:table-cell>
        </table:table-row>
        <table:table-row table:style-name="ro1">
          <table:table-cell office:value-type="string">
            <text:p>Adventures of Batman &amp; Robin, The (USA, Europe)</text:p>
          </table:table-cell>
          <table:table-cell office:value-type="string">
            <text:p>1995</text:p>
          </table:table-cell>
          <table:table-cell office:value-type="string">
            <text:p>ESRB - E (Everyone)</text:p>
          </table:table-cell>
          <table:table-cell office:value-type="string">
            <text:p>Adventures of Batman &amp; Robin, The </text:p>
          </table:table-cell>
          <table:table-cell office:value-type="string">
            <text:p>SEGA Enterprises Ltd.</text:p>
          </table:table-cell>
          <table:table-cell office:value-type="string">
            <text:p>Novotrade International, Inc.</text:p>
          </table:table-cell>
          <table:table-cell office:value-type="string">
            <text:p>Action</text:p>
          </table:table-cell>
          <table:table-cell office:value-type="string">
            <text:p>2.6</text:p>
          </table:table-cell>
          <table:table-cell office:value-type="string">
            <text:p>1 Player</text:p>
          </table:table-cell>
          <table:table-cell office:value-type="string">
            <text:p>The game is based on the famous 1990s animated series of the same name. The player takes control solely of Batman, as the Joker has kidnapped Robin in order to lure Batman into a game. Furthermore, the Jokers lets Gotham's most feared criminals compete with one another in order to distract Batman. Naturally, Batman has to take care of the other master criminals, too, while trying to free Robin.****The Adventures of Batman &amp; Robin is 2D platformer/ beat'em up. The goal in each stage and level is to walk from left to right to reach the (sub)boss and the end of the stage. To beat his foes, Batman uses punches and kicks in close combat and several weapons for short distances. Batman has an unlimited supply of Batarangs with him from the beginning, and there are four more weapons available. Apart from simple jumping, Batman can also perform a double jump to reach higher places and can hold on to ledges.</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dventures of Batman &amp; Robin, The (USA, Europe)&quot;&gt; &lt;year&gt;1995&lt;/year&gt; &lt;rating&gt;ESRB - E (Everyone)&lt;/rating&gt; &lt;title&gt;Adventures of Batman &amp; Robin, The &lt;/title&gt; &lt;pub&gt;SEGA Enterprises Ltd.&lt;/pub&gt; &lt;dev&gt;Novotrade International, Inc.&lt;/dev&gt; &lt;genre&gt;Action&lt;/genre&gt; &lt;score&gt;2.6&lt;/score&gt; &lt;player&gt;1 Player&lt;/player&gt; &lt;story&gt;The game is based on the famous 1990s animated series of the same name. The player takes control solely of Batman, as the Joker has kidnapped Robin in order to lure Batman into a game. Furthermore, the Jokers lets Gotham's most feared criminals compete with one another in order to distract Batman. Naturally, Batman has to take care of the other master criminals, too, while trying to free Robin.****The Adventures of Batman &amp; Robin is 2D platformer/ beat'em up. The goal in each stage and level is to walk from left to right to reach the (sub)boss and the end of the stage. To beat his foes, Batman uses punches and kicks in close combat and several weapons for short distances. Batman has an unlimited supply of Batarangs with him from the beginning, and there are four more weapons available. Apart from simple jumping, Batman can also perform a double jump to reach higher places and can hold on to ledges.&lt;/story&gt; &lt;/game&gt;">
            <text:p>&lt;game name="Adventures of Batman &amp; Robin, The (USA, Europe)"&gt; &lt;year&gt;1995&lt;/year&gt; &lt;rating&gt;ESRB - E (Everyone)&lt;/rating&gt; &lt;title&gt;Adventures of Batman &amp; Robin, The &lt;/title&gt; &lt;pub&gt;SEGA Enterprises Ltd.&lt;/pub&gt; &lt;dev&gt;Novotrade International, Inc.&lt;/dev&gt; &lt;genre&gt;Action&lt;/genre&gt; &lt;score&gt;2.6&lt;/score&gt; &lt;player&gt;1 Player&lt;/player&gt; &lt;story&gt;The game is based on the famous 1990s animated series of the same name. The player takes control solely of Batman, as the Joker has kidnapped Robin in order to lure Batman into a game. Furthermore, the Jokers lets Gotham's most feared criminals compete with one another in order to distract Batman. Naturally, Batman has to take care of the other master criminals, too, while trying to free Robin.****The Adventures of Batman &amp; Robin is 2D platformer/ beat'em up. The goal in each stage and level is to walk from left to right to reach the (sub)boss and the end of the stage. To beat his foes, Batman uses punches and kicks in close combat and several weapons for short distances. Batman has an unlimited supply of Batarangs with him from the beginning, and there are four more weapons available. Apart from simple jumping, Batman can also perform a double jump to reach higher places and can hold on to ledges.&lt;/story&gt; &lt;/game&gt;</text:p>
          </table:table-cell>
        </table:table-row>
        <table:table-row table:style-name="ro1">
          <table:table-cell office:value-type="string">
            <text:p>Aerial Assault (World)</text:p>
          </table:table-cell>
          <table:table-cell office:value-type="string">
            <text:p>1992</text:p>
          </table:table-cell>
          <table:table-cell office:value-type="string">
            <text:p>ESRB - E (Everyone)</text:p>
          </table:table-cell>
          <table:table-cell office:value-type="string">
            <text:p>Aerial Assault </text:p>
          </table:table-cell>
          <table:table-cell office:value-type="string">
            <text:p>SEGA of America, Inc.</text:p>
          </table:table-cell>
          <table:table-cell office:value-type="string">
            <text:p>SEGA Enterprises Ltd.</text:p>
          </table:table-cell>
          <table:table-cell office:value-type="string">
            <text:p>Shooter</text:p>
          </table:table-cell>
          <table:table-cell office:value-type="string">
            <text:p>3.2</text:p>
          </table:table-cell>
          <table:table-cell office:value-type="string">
            <text:p>1-2 Players</text:p>
          </table:table-cell>
          <table:table-cell office:value-type="string">
            <text:p>In Aerial Assault, you play the Freedom Fighter who must destroy five targets, including the Vinsk, CB-53 Bomber, "El", and two cliff fortresses. During each of the five missions, you will encounter enemy jets, choppers, submarines, jeeps, parachute bombs, and several other enemies in which you must destroy. Shooting either the spinning fighters or the small flying helicopters will earn you a power-up that allows you to upgrade or downgrade your firepower. There are three difficult settings: "Easy", "Normal", and "Hard". You will not be able to complete the game if you select the "Easy" setting.</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Aerial Assault (World)&quot;&gt; &lt;year&gt;1992&lt;/year&gt; &lt;rating&gt;ESRB - E (Everyone)&lt;/rating&gt; &lt;title&gt;Aerial Assault &lt;/title&gt; &lt;pub&gt;SEGA of America, Inc.&lt;/pub&gt; &lt;dev&gt;SEGA Enterprises Ltd.&lt;/dev&gt; &lt;genre&gt;Shooter&lt;/genre&gt; &lt;score&gt;3.2&lt;/score&gt; &lt;player&gt;1-2 Players&lt;/player&gt; &lt;story&gt;In Aerial Assault, you play the Freedom Fighter who must destroy five targets, including the Vinsk, CB-53 Bomber, &quot;El&quot;, and two cliff fortresses. During each of the five missions, you will encounter enemy jets, choppers, submarines, jeeps, parachute bombs, and several other enemies in which you must destroy. Shooting either the spinning fighters or the small flying helicopters will earn you a power-up that allows you to upgrade or downgrade your firepower. There are three difficult settings: &quot;Easy&quot;, &quot;Normal&quot;, and &quot;Hard&quot;. You will not be able to complete the game if you select the &quot;Easy&quot; setting.&lt;/story&gt; &lt;/game&gt;">
            <text:p>&lt;game name="Aerial Assault (World)"&gt; &lt;year&gt;1992&lt;/year&gt; &lt;rating&gt;ESRB - E (Everyone)&lt;/rating&gt; &lt;title&gt;Aerial Assault &lt;/title&gt; &lt;pub&gt;SEGA of America, Inc.&lt;/pub&gt; &lt;dev&gt;SEGA Enterprises Ltd.&lt;/dev&gt; &lt;genre&gt;Shooter&lt;/genre&gt; &lt;score&gt;3.2&lt;/score&gt; &lt;player&gt;1-2 Players&lt;/player&gt; &lt;story&gt;In Aerial Assault, you play the Freedom Fighter who must destroy five targets, including the Vinsk, CB-53 Bomber, "El", and two cliff fortresses. During each of the five missions, you will encounter enemy jets, choppers, submarines, jeeps, parachute bombs, and several other enemies in which you must destroy. Shooting either the spinning fighters or the small flying helicopters will earn you a power-up that allows you to upgrade or downgrade your firepower. There are three difficult settings: "Easy", "Normal", and "Hard". You will not be able to complete the game if you select the "Easy" setting.&lt;/story&gt; &lt;/game&gt;</text:p>
          </table:table-cell>
        </table:table-row>
        <table:table-row table:style-name="ro1">
          <table:table-cell office:value-type="string">
            <text:p>Aladdin (USA, Europe)</text:p>
          </table:table-cell>
          <table:table-cell office:value-type="string">
            <text:p>1994</text:p>
          </table:table-cell>
          <table:table-cell office:value-type="string">
            <text:p>ESRB - E (Everyone)</text:p>
          </table:table-cell>
          <table:table-cell office:value-type="string">
            <text:p>Aladdin </text:p>
          </table:table-cell>
          <table:table-cell office:value-type="string">
            <text:p>SEGA of America, Inc.</text:p>
          </table:table-cell>
          <table:table-cell office:value-type="string">
            <text:p>SIMS Co., Ltd.</text:p>
          </table:table-cell>
          <table:table-cell office:value-type="string">
            <text:p>Platform</text:p>
          </table:table-cell>
          <table:table-cell office:value-type="string">
            <text:p>3.1</text:p>
          </table:table-cell>
          <table:table-cell office:value-type="string">
            <text:p>1 Player</text:p>
          </table:table-cell>
          <table:table-cell office:value-type="string">
            <text:p>Sega's 8-bit systems received a unique adaptation of Disney's 1992 animated film Aladdin.****Like other versions, it is a side-scrolling action game. The player controls Aladdin, making his way through a variety of locations, including the streets of Agrabah, the Cave of Wonders, the Sultan's palace and more. Gameplay takes several different forms: some levels are chases, where Aladdin runs automatically, but must be made to jump over chasms or rolling rocks and barrels, evade falling objects and avoid getting caught by a guard. Other levels are platforming affairs: Aladdin must run, jump and climb, find keys or switches to open doors while searching for the exit. Rocks can be collected and be thrown to dispatch enemies or hit buttons otherwise out of reach. Finally, there are also several magic carpet rides in the game, in which the level scrolls automatically and the player must make sure to avoid any obstacles in the way.</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Aladdin (USA, Europe)&quot;&gt; &lt;year&gt;1994&lt;/year&gt; &lt;rating&gt;ESRB - E (Everyone)&lt;/rating&gt; &lt;title&gt;Aladdin &lt;/title&gt; &lt;pub&gt;SEGA of America, Inc.&lt;/pub&gt; &lt;dev&gt;SIMS Co., Ltd.&lt;/dev&gt; &lt;genre&gt;Platform&lt;/genre&gt; &lt;score&gt;3.1&lt;/score&gt; &lt;player&gt;1 Player&lt;/player&gt; &lt;story&gt;Sega's 8-bit systems received a unique adaptation of Disney's 1992 animated film Aladdin.****Like other versions, it is a side-scrolling action game. The player controls Aladdin, making his way through a variety of locations, including the streets of Agrabah, the Cave of Wonders, the Sultan's palace and more. Gameplay takes several different forms: some levels are chases, where Aladdin runs automatically, but must be made to jump over chasms or rolling rocks and barrels, evade falling objects and avoid getting caught by a guard. Other levels are platforming affairs: Aladdin must run, jump and climb, find keys or switches to open doors while searching for the exit. Rocks can be collected and be thrown to dispatch enemies or hit buttons otherwise out of reach. Finally, there are also several magic carpet rides in the game, in which the level scrolls automatically and the player must make sure to avoid any obstacles in the way.&lt;/story&gt; &lt;/game&gt;">
            <text:p>&lt;game name="Aladdin (USA, Europe)"&gt; &lt;year&gt;1994&lt;/year&gt; &lt;rating&gt;ESRB - E (Everyone)&lt;/rating&gt; &lt;title&gt;Aladdin &lt;/title&gt; &lt;pub&gt;SEGA of America, Inc.&lt;/pub&gt; &lt;dev&gt;SIMS Co., Ltd.&lt;/dev&gt; &lt;genre&gt;Platform&lt;/genre&gt; &lt;score&gt;3.1&lt;/score&gt; &lt;player&gt;1 Player&lt;/player&gt; &lt;story&gt;Sega's 8-bit systems received a unique adaptation of Disney's 1992 animated film Aladdin.****Like other versions, it is a side-scrolling action game. The player controls Aladdin, making his way through a variety of locations, including the streets of Agrabah, the Cave of Wonders, the Sultan's palace and more. Gameplay takes several different forms: some levels are chases, where Aladdin runs automatically, but must be made to jump over chasms or rolling rocks and barrels, evade falling objects and avoid getting caught by a guard. Other levels are platforming affairs: Aladdin must run, jump and climb, find keys or switches to open doors while searching for the exit. Rocks can be collected and be thrown to dispatch enemies or hit buttons otherwise out of reach. Finally, there are also several magic carpet rides in the game, in which the level scrolls automatically and the player must make sure to avoid any obstacles in the way.&lt;/story&gt; &lt;/game&gt;</text:p>
          </table:table-cell>
        </table:table-row>
        <table:table-row table:style-name="ro1">
          <table:table-cell office:value-type="string">
            <text:p>Alien 3 (USA, Europe)</text:p>
          </table:table-cell>
          <table:table-cell office:value-type="string">
            <text:p>1994</text:p>
          </table:table-cell>
          <table:table-cell office:value-type="string">
            <text:p>ESRB - K-A (Kids to Adults)</text:p>
          </table:table-cell>
          <table:table-cell office:value-type="string">
            <text:p>Alien 3 </text:p>
          </table:table-cell>
          <table:table-cell office:value-type="string">
            <text:p>Arena Entertainment</text:p>
          </table:table-cell>
          <table:table-cell office:value-type="string">
            <text:p>Probe Software Ltd.</text:p>
          </table:table-cell>
          <table:table-cell office:value-type="string">
            <text:p>Platform</text:p>
          </table:table-cell>
          <table:table-cell office:value-type="string">
            <text:p>2.2</text:p>
          </table:table-cell>
          <table:table-cell office:value-type="string">
            <text:p>1 Player</text:p>
          </table:table-cell>
          <table:table-cell office:value-type="string">
            <text:p>Alien³ is a video game based on the movie sequel of the same name. The plot of the movie picks up directly after the end of Aliens. Ellen Ripley, the main character of the Alien series, is in cryo-sleep aboard the space ship Sulaco. Unfortunately, an alien or two has stowed away on the Sulaco, and wreaked havoc within the ship. <text:s/>Thus, it crash lands on the prison colony planet Fiorina 161. <text:s/>Ripley and the unarmed prisoners have to figure out a way to survive the aliens terrorizing the colony until help arrives.****The game play of the various Alien³ conversions varies from platform to platform. The Genesis Alien³ game is a side-scrolling action game with large maze-like levels. In each level, you have to rescue all the trapped prisoners and then make your way to the exit, all while surviving multiple alien attacks.</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Alien 3 (USA, Europe)&quot;&gt; &lt;year&gt;1994&lt;/year&gt; &lt;rating&gt;ESRB - K-A (Kids to Adults)&lt;/rating&gt; &lt;title&gt;Alien 3 &lt;/title&gt; &lt;pub&gt;Arena Entertainment&lt;/pub&gt; &lt;dev&gt;Probe Software Ltd.&lt;/dev&gt; &lt;genre&gt;Platform&lt;/genre&gt; &lt;score&gt;2.2&lt;/score&gt; &lt;player&gt;1 Player&lt;/player&gt; &lt;story&gt;Alien³ is a video game based on the movie sequel of the same name. The plot of the movie picks up directly after the end of Aliens. Ellen Ripley, the main character of the Alien series, is in cryo-sleep aboard the space ship Sulaco. Unfortunately, an alien or two has stowed away on the Sulaco, and wreaked havoc within the ship.  Thus, it crash lands on the prison colony planet Fiorina 161.  Ripley and the unarmed prisoners have to figure out a way to survive the aliens terrorizing the colony until help arrives.****The game play of the various Alien³ conversions varies from platform to platform. The Genesis Alien³ game is a side-scrolling action game with large maze-like levels. In each level, you have to rescue all the trapped prisoners and then make your way to the exit, all while surviving multiple alien attacks.&lt;/story&gt; &lt;/game&gt;">
            <text:p>&lt;game name="Alien 3 (USA, Europe)"&gt; &lt;year&gt;1994&lt;/year&gt; &lt;rating&gt;ESRB - K-A (Kids to Adults)&lt;/rating&gt; &lt;title&gt;Alien 3 &lt;/title&gt; &lt;pub&gt;Arena Entertainment&lt;/pub&gt; &lt;dev&gt;Probe Software Ltd.&lt;/dev&gt; &lt;genre&gt;Platform&lt;/genre&gt; &lt;score&gt;2.2&lt;/score&gt; &lt;player&gt;1 Player&lt;/player&gt; &lt;story&gt;Alien³ is a video game based on the movie sequel of the same name. The plot of the movie picks up directly after the end of Aliens. Ellen Ripley, the main character of the Alien series, is in cryo-sleep aboard the space ship Sulaco. Unfortunately, an alien or two has stowed away on the Sulaco, and wreaked havoc within the ship. <text:s/>Thus, it crash lands on the prison colony planet Fiorina 161. <text:s/>Ripley and the unarmed prisoners have to figure out a way to survive the aliens terrorizing the colony until help arrives.****The game play of the various Alien³ conversions varies from platform to platform. The Genesis Alien³ game is a side-scrolling action game with large maze-like levels. In each level, you have to rescue all the trapped prisoners and then make your way to the exit, all while surviving multiple alien attacks.&lt;/story&gt; &lt;/game&gt;</text:p>
          </table:table-cell>
        </table:table-row>
        <table:table-row table:style-name="ro1">
          <table:table-cell office:value-type="string">
            <text:p>Alien Syndrome (USA, Europe)</text:p>
          </table:table-cell>
          <table:table-cell office:value-type="string">
            <text:p>1992</text:p>
          </table:table-cell>
          <table:table-cell office:value-type="string">
            <text:p>ESRB - E (Everyone)</text:p>
          </table:table-cell>
          <table:table-cell office:value-type="string">
            <text:p>Alien Syndrome </text:p>
          </table:table-cell>
          <table:table-cell office:value-type="string">
            <text:p>SEGA of America, Inc.</text:p>
          </table:table-cell>
          <table:table-cell office:value-type="string">
            <text:p>SEGA Enterprises Ltd.</text:p>
          </table:table-cell>
          <table:table-cell office:value-type="string">
            <text:p>Action</text:p>
          </table:table-cell>
          <table:table-cell office:value-type="string">
            <text:p>2.7</text:p>
          </table:table-cell>
          <table:table-cell office:value-type="string">
            <text:p>1 Player</text:p>
          </table:table-cell>
          <table:table-cell office:value-type="string">
            <text:p>Alien Syndrome is a scrolling shooter arcade conversion.****Your job is to run around and rescue all the captives and make it to the escape hatch before the time bomb explodes. Then face the mother alien at the end of the level.****You can play as a single player or two people, taking turns. (Player 2 starts the game after Player 1 dies and vice versa.)</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Alien Syndrome (USA, Europe)&quot;&gt; &lt;year&gt;1992&lt;/year&gt; &lt;rating&gt;ESRB - E (Everyone)&lt;/rating&gt; &lt;title&gt;Alien Syndrome &lt;/title&gt; &lt;pub&gt;SEGA of America, Inc.&lt;/pub&gt; &lt;dev&gt;SEGA Enterprises Ltd.&lt;/dev&gt; &lt;genre&gt;Action&lt;/genre&gt; &lt;score&gt;2.7&lt;/score&gt; &lt;player&gt;1 Player&lt;/player&gt; &lt;story&gt;Alien Syndrome is a scrolling shooter arcade conversion.****Your job is to run around and rescue all the captives and make it to the escape hatch before the time bomb explodes. Then face the mother alien at the end of the level.****You can play as a single player or two people, taking turns. (Player 2 starts the game after Player 1 dies and vice versa.)&lt;/story&gt; &lt;/game&gt;">
            <text:p>&lt;game name="Alien Syndrome (USA, Europe)"&gt; &lt;year&gt;1992&lt;/year&gt; &lt;rating&gt;ESRB - E (Everyone)&lt;/rating&gt; &lt;title&gt;Alien Syndrome &lt;/title&gt; &lt;pub&gt;SEGA of America, Inc.&lt;/pub&gt; &lt;dev&gt;SEGA Enterprises Ltd.&lt;/dev&gt; &lt;genre&gt;Action&lt;/genre&gt; &lt;score&gt;2.7&lt;/score&gt; &lt;player&gt;1 Player&lt;/player&gt; &lt;story&gt;Alien Syndrome is a scrolling shooter arcade conversion.****Your job is to run around and rescue all the captives and make it to the escape hatch before the time bomb explodes. Then face the mother alien at the end of the level.****You can play as a single player or two people, taking turns. (Player 2 starts the game after Player 1 dies and vice versa.)&lt;/story&gt; &lt;/game&gt;</text:p>
          </table:table-cell>
        </table:table-row>
        <table:table-row table:style-name="ro1">
          <table:table-cell office:value-type="string">
            <text:p>Andre Agassi Tennis (USA)</text:p>
          </table:table-cell>
          <table:table-cell office:value-type="string">
            <text:p>1994</text:p>
          </table:table-cell>
          <table:table-cell office:value-type="string">
            <text:p>ESRB - E (Everyone)</text:p>
          </table:table-cell>
          <table:table-cell office:value-type="string">
            <text:p>Andre Agassi Tennis </text:p>
          </table:table-cell>
          <table:table-cell office:value-type="string">
            <text:p>Lance Investments</text:p>
          </table:table-cell>
          <table:table-cell office:value-type="string">
            <text:p>TecMagik Entertainment Ltd.</text:p>
          </table:table-cell>
          <table:table-cell office:value-type="string">
            <text:p>Sports/Tennis</text:p>
          </table:table-cell>
          <table:table-cell office:value-type="string">
            <text:p>2.2</text:p>
          </table:table-cell>
          <table:table-cell office:value-type="string">
            <text:p>1 Player</text:p>
          </table:table-cell>
          <table:table-cell office:value-type="string">
            <text:p>A game endorsed by the American player who stunned the tennis world in the early 90s with his "Image is everything" looks, sporting long hair, earrings and colorful shirts, Andre Agassi Tennis includes eight players (male and female and as as expected, only Agassi is a real player) rated according to movement speed and both accuracy and strength on serve, backhand and forehand.****Gameplay features all the usual moves: smashes, passing shots, volleys and all kinds of backhand and forehand plays, but unlike other games, precise positioning and timing are crucial to avoid hitting the ball outside the court, swinging the racket into thin air or more embarrassing, let the ball hit you on the head.**Three courts are available: Grass, Clay and Indoor (Sega versions <text:s/>add a fourth, Hard), but the differences between them are minimal. Game modes change according to the version, with the 16-bit versions including a "Skins" game, where each point is worth a sum of money based on the number of times the ball was hit.</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Andre Agassi Tennis (USA)&quot;&gt; &lt;year&gt;1994&lt;/year&gt; &lt;rating&gt;ESRB - E (Everyone)&lt;/rating&gt; &lt;title&gt;Andre Agassi Tennis &lt;/title&gt; &lt;pub&gt;Lance Investments&lt;/pub&gt; &lt;dev&gt;TecMagik Entertainment Ltd.&lt;/dev&gt; &lt;genre&gt;Sports/Tennis&lt;/genre&gt; &lt;score&gt;2.2&lt;/score&gt; &lt;player&gt;1 Player&lt;/player&gt; &lt;story&gt;A game endorsed by the American player who stunned the tennis world in the early 90s with his &quot;Image is everything&quot; looks, sporting long hair, earrings and colorful shirts, Andre Agassi Tennis includes eight players (male and female and as as expected, only Agassi is a real player) rated according to movement speed and both accuracy and strength on serve, backhand and forehand.****Gameplay features all the usual moves: smashes, passing shots, volleys and all kinds of backhand and forehand plays, but unlike other games, precise positioning and timing are crucial to avoid hitting the ball outside the court, swinging the racket into thin air or more embarrassing, let the ball hit you on the head.**Three courts are available: Grass, Clay and Indoor (Sega versions  add a fourth, Hard), but the differences between them are minimal. Game modes change according to the version, with the 16-bit versions including a &quot;Skins&quot; game, where each point is worth a sum of money based on the number of times the ball was hit.&lt;/story&gt; &lt;/game&gt;">
            <text:p>&lt;game name="Andre Agassi Tennis (USA)"&gt; &lt;year&gt;1994&lt;/year&gt; &lt;rating&gt;ESRB - E (Everyone)&lt;/rating&gt; &lt;title&gt;Andre Agassi Tennis &lt;/title&gt; &lt;pub&gt;Lance Investments&lt;/pub&gt; &lt;dev&gt;TecMagik Entertainment Ltd.&lt;/dev&gt; &lt;genre&gt;Sports/Tennis&lt;/genre&gt; &lt;score&gt;2.2&lt;/score&gt; &lt;player&gt;1 Player&lt;/player&gt; &lt;story&gt;A game endorsed by the American player who stunned the tennis world in the early 90s with his "Image is everything" looks, sporting long hair, earrings and colorful shirts, Andre Agassi Tennis includes eight players (male and female and as as expected, only Agassi is a real player) rated according to movement speed and both accuracy and strength on serve, backhand and forehand.****Gameplay features all the usual moves: smashes, passing shots, volleys and all kinds of backhand and forehand plays, but unlike other games, precise positioning and timing are crucial to avoid hitting the ball outside the court, swinging the racket into thin air or more embarrassing, let the ball hit you on the head.**Three courts are available: Grass, Clay and Indoor (Sega versions <text:s/>add a fourth, Hard), but the differences between them are minimal. Game modes change according to the version, with the 16-bit versions including a "Skins" game, where each point is worth a sum of money based on the number of times the ball was hit.&lt;/story&gt; &lt;/game&gt;</text:p>
          </table:table-cell>
        </table:table-row>
        <table:table-row table:style-name="ro1">
          <table:table-cell office:value-type="string">
            <text:p>Arcade Classics (USA)</text:p>
          </table:table-cell>
          <table:table-cell office:value-type="string">
            <text:p>1996</text:p>
          </table:table-cell>
          <table:table-cell office:value-type="string">
            <text:p>ESRB - E (Everyone)</text:p>
          </table:table-cell>
          <table:table-cell office:value-type="string">
            <text:p>Arcade Classics </text:p>
          </table:table-cell>
          <table:table-cell office:value-type="string">
            <text:p>SEGA of America, Inc.</text:p>
          </table:table-cell>
          <table:table-cell office:value-type="string">
            <text:p>Atari, Inc.</text:p>
          </table:table-cell>
          <table:table-cell office:value-type="string">
            <text:p>Compilation</text:p>
          </table:table-cell>
          <table:table-cell office:value-type="string">
            <text:p>3.5</text:p>
          </table:table-cell>
          <table:table-cell office:value-type="string">
            <text:p>1-2 Players</text:p>
          </table:table-cell>
          <table:table-cell office:value-type="string">
            <text:p>Arcade Classics offers three classic Atari titles. It includes the following games:****1. Missile CommandCentipedePong (Ultrapong: both Pong and Hockey)****All games have selectable difficulty options. They contain a classic mode as well as a Genesis mode (SEGA mode in the Game Gear version), which enhances the graphics and adds new sound effects.</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Arcade Classics (USA)&quot;&gt; &lt;year&gt;1996&lt;/year&gt; &lt;rating&gt;ESRB - E (Everyone)&lt;/rating&gt; &lt;title&gt;Arcade Classics &lt;/title&gt; &lt;pub&gt;SEGA of America, Inc.&lt;/pub&gt; &lt;dev&gt;Atari, Inc.&lt;/dev&gt; &lt;genre&gt;Compilation&lt;/genre&gt; &lt;score&gt;3.5&lt;/score&gt; &lt;player&gt;1-2 Players&lt;/player&gt; &lt;story&gt;Arcade Classics offers three classic Atari titles. It includes the following games:****1. Missile CommandCentipedePong (Ultrapong: both Pong and Hockey)****All games have selectable difficulty options. They contain a classic mode as well as a Genesis mode (SEGA mode in the Game Gear version), which enhances the graphics and adds new sound effects.&lt;/story&gt; &lt;/game&gt;">
            <text:p>&lt;game name="Arcade Classics (USA)"&gt; &lt;year&gt;1996&lt;/year&gt; &lt;rating&gt;ESRB - E (Everyone)&lt;/rating&gt; &lt;title&gt;Arcade Classics &lt;/title&gt; &lt;pub&gt;SEGA of America, Inc.&lt;/pub&gt; &lt;dev&gt;Atari, Inc.&lt;/dev&gt; &lt;genre&gt;Compilation&lt;/genre&gt; &lt;score&gt;3.5&lt;/score&gt; &lt;player&gt;1-2 Players&lt;/player&gt; &lt;story&gt;Arcade Classics offers three classic Atari titles. It includes the following games:****1. Missile CommandCentipedePong (Ultrapong: both Pong and Hockey)****All games have selectable difficulty options. They contain a classic mode as well as a Genesis mode (SEGA mode in the Game Gear version), which enhances the graphics and adds new sound effects.&lt;/story&gt; &lt;/game&gt;</text:p>
          </table:table-cell>
        </table:table-row>
        <table:table-row table:style-name="ro1">
          <table:table-cell office:value-type="string">
            <text:p>Arch Rivals (USA)</text:p>
          </table:table-cell>
          <table:table-cell office:value-type="string">
            <text:p>1992</text:p>
          </table:table-cell>
          <table:table-cell office:value-type="string">
            <text:p>ESRB - E (Everyone)</text:p>
          </table:table-cell>
          <table:table-cell office:value-type="string">
            <text:p>Arch Rivals </text:p>
          </table:table-cell>
          <table:table-cell office:value-type="string">
            <text:p>Flying Edge, Inc.</text:p>
          </table:table-cell>
          <table:table-cell office:value-type="string">
            <text:p>Midway</text:p>
          </table:table-cell>
          <table:table-cell office:value-type="string">
            <text:p>Sports/Basketball</text:p>
          </table:table-cell>
          <table:table-cell office:value-type="string">
            <text:p>3.0</text:p>
          </table:table-cell>
          <table:table-cell office:value-type="string">
            <text:p>1 Player</text:p>
          </table:table-cell>
          <table:table-cell office:value-type="string">
            <text:p>Arch Rivals is a conversion of the hit Midway arcade game. <text:s/>It's a 2-on-2 basketball game that stands out from the crowd for its "no rules" approach. <text:s/>Fouling out other players is more than accepted, it's encouraged. <text:s/>Choose from twelve different teams and eight players, each with their own traits and personalities.</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Arch Rivals (USA)&quot;&gt; &lt;year&gt;1992&lt;/year&gt; &lt;rating&gt;ESRB - E (Everyone)&lt;/rating&gt; &lt;title&gt;Arch Rivals &lt;/title&gt; &lt;pub&gt;Flying Edge, Inc.&lt;/pub&gt; &lt;dev&gt;Midway&lt;/dev&gt; &lt;genre&gt;Sports/Basketball&lt;/genre&gt; &lt;score&gt;3.0&lt;/score&gt; &lt;player&gt;1 Player&lt;/player&gt; &lt;story&gt;Arch Rivals is a conversion of the hit Midway arcade game.  It's a 2-on-2 basketball game that stands out from the crowd for its &quot;no rules&quot; approach.  Fouling out other players is more than accepted, it's encouraged.  Choose from twelve different teams and eight players, each with their own traits and personalities.&lt;/story&gt; &lt;/game&gt;">
            <text:p>&lt;game name="Arch Rivals (USA)"&gt; &lt;year&gt;1992&lt;/year&gt; &lt;rating&gt;ESRB - E (Everyone)&lt;/rating&gt; &lt;title&gt;Arch Rivals &lt;/title&gt; &lt;pub&gt;Flying Edge, Inc.&lt;/pub&gt; &lt;dev&gt;Midway&lt;/dev&gt; &lt;genre&gt;Sports/Basketball&lt;/genre&gt; &lt;score&gt;3.0&lt;/score&gt; &lt;player&gt;1 Player&lt;/player&gt; &lt;story&gt;Arch Rivals is a conversion of the hit Midway arcade game. <text:s/>It's a 2-on-2 basketball game that stands out from the crowd for its "no rules" approach. <text:s/>Fouling out other players is more than accepted, it's encouraged. <text:s/>Choose from twelve different teams and eight players, each with their own traits and personalities.&lt;/story&gt; &lt;/game&gt;</text:p>
          </table:table-cell>
        </table:table-row>
        <table:table-row table:style-name="ro1">
          <table:table-cell office:value-type="string">
            <text:p>Arena (USA, Europe)</text:p>
          </table:table-cell>
          <table:table-cell office:value-type="string">
            <text:p>1996</text:p>
          </table:table-cell>
          <table:table-cell office:value-type="string">
            <text:p>ESRB - E (Everyone)</text:p>
          </table:table-cell>
          <table:table-cell office:value-type="string">
            <text:p>Arena </text:p>
          </table:table-cell>
          <table:table-cell office:value-type="string">
            <text:p>SEGA of America, Inc.</text:p>
          </table:table-cell>
          <table:table-cell office:value-type="string">
            <text:p>Eden Entertainment Software Ltd.</text:p>
          </table:table-cell>
          <table:table-cell office:value-type="string">
            <text:p>Shooter</text:p>
          </table:table-cell>
          <table:table-cell office:value-type="string">
            <text:p>3.0</text:p>
          </table:table-cell>
          <table:table-cell office:value-type="string">
            <text:p>1 Player</text:p>
          </table:table-cell>
          <table:table-cell office:value-type="string">
            <text:p>In the year 2026, a corrupt government has used a television broadcasting company called Astralnet Broadcasting Company to secretly control the population and keep them brainwashed. <text:s/>During these times a group of pro-democratic rebels, led by Guy Freelander, has obtained a secret taped meeting between top government officials and ABC directors discussing their diabolical plans. <text:s/>Convinced that if they play the tape through ABC's broadcasting, they can convince the repressed population to rise up against the current regime. <text:s/>The only problem that stands in their way is the way to the broadcasting center, a death trap nicknamed the maze.****The player takes control of Guy Freelander and must transverse this maze, with 20 levels and 100 different rooms in total, using a standard gun and a knife to take out security guards, androids, mutants and must avoid various pitfalls and traps scattered in these rooms. <text:s/>The view of the game is isometric and has a password feature to allow players to pick up and return to the previous room they were in without having to replay the previous levels. <text:s/>There are no life bars, instead the player can take four hits before their character dies with five lives. <text:s/>After losing these five lives, the game will be over.</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Arena (USA, Europe)&quot;&gt; &lt;year&gt;1996&lt;/year&gt; &lt;rating&gt;ESRB - E (Everyone)&lt;/rating&gt; &lt;title&gt;Arena &lt;/title&gt; &lt;pub&gt;SEGA of America, Inc.&lt;/pub&gt; &lt;dev&gt;Eden Entertainment Software Ltd.&lt;/dev&gt; &lt;genre&gt;Shooter&lt;/genre&gt; &lt;score&gt;3.0&lt;/score&gt; &lt;player&gt;1 Player&lt;/player&gt; &lt;story&gt;In the year 2026, a corrupt government has used a television broadcasting company called Astralnet Broadcasting Company to secretly control the population and keep them brainwashed.  During these times a group of pro-democratic rebels, led by Guy Freelander, has obtained a secret taped meeting between top government officials and ABC directors discussing their diabolical plans.  Convinced that if they play the tape through ABC's broadcasting, they can convince the repressed population to rise up against the current regime.  The only problem that stands in their way is the way to the broadcasting center, a death trap nicknamed the maze.****The player takes control of Guy Freelander and must transverse this maze, with 20 levels and 100 different rooms in total, using a standard gun and a knife to take out security guards, androids, mutants and must avoid various pitfalls and traps scattered in these rooms.  The view of the game is isometric and has a password feature to allow players to pick up and return to the previous room they were in without having to replay the previous levels.  There are no life bars, instead the player can take four hits before their character dies with five lives.  After losing these five lives, the game will be over.&lt;/story&gt; &lt;/game&gt;">
            <text:p>&lt;game name="Arena (USA, Europe)"&gt; &lt;year&gt;1996&lt;/year&gt; &lt;rating&gt;ESRB - E (Everyone)&lt;/rating&gt; &lt;title&gt;Arena &lt;/title&gt; &lt;pub&gt;SEGA of America, Inc.&lt;/pub&gt; &lt;dev&gt;Eden Entertainment Software Ltd.&lt;/dev&gt; &lt;genre&gt;Shooter&lt;/genre&gt; &lt;score&gt;3.0&lt;/score&gt; &lt;player&gt;1 Player&lt;/player&gt; &lt;story&gt;In the year 2026, a corrupt government has used a television broadcasting company called Astralnet Broadcasting Company to secretly control the population and keep them brainwashed. <text:s/>During these times a group of pro-democratic rebels, led by Guy Freelander, has obtained a secret taped meeting between top government officials and ABC directors discussing their diabolical plans. <text:s/>Convinced that if they play the tape through ABC's broadcasting, they can convince the repressed population to rise up against the current regime. <text:s/>The only problem that stands in their way is the way to the broadcasting center, a death trap nicknamed the maze.****The player takes control of Guy Freelander and must transverse this maze, with 20 levels and 100 different rooms in total, using a standard gun and a knife to take out security guards, androids, mutants and must avoid various pitfalls and traps scattered in these rooms. <text:s/>The view of the game is isometric and has a password feature to allow players to pick up and return to the previous room they were in without having to replay the previous levels. <text:s/>There are no life bars, instead the player can take four hits before their character dies with five lives. <text:s/>After losing these five lives, the game will be over.&lt;/story&gt; &lt;/game&gt;</text:p>
          </table:table-cell>
        </table:table-row>
        <table:table-row table:style-name="ro1">
          <table:table-cell office:value-type="string">
            <text:p>Ariel the Little Mermaid (USA, Europe)</text:p>
          </table:table-cell>
          <table:table-cell office:value-type="string">
            <text:p>1992</text:p>
          </table:table-cell>
          <table:table-cell office:value-type="string">
            <text:p>ESRB - E (Everyone)</text:p>
          </table:table-cell>
          <table:table-cell office:value-type="string">
            <text:p>Ariel the Little Mermaid </text:p>
          </table:table-cell>
          <table:table-cell office:value-type="string">
            <text:p>SEGA of America, Inc.</text:p>
          </table:table-cell>
          <table:table-cell office:value-type="string">
            <text:p>BlueSky Software, Inc.</text:p>
          </table:table-cell>
          <table:table-cell office:value-type="string">
            <text:p>Action</text:p>
          </table:table-cell>
          <table:table-cell office:value-type="string">
            <text:p>4.2</text:p>
          </table:table-cell>
          <table:table-cell office:value-type="string">
            <text:p>1 Player</text:p>
          </table:table-cell>
          <table:table-cell office:value-type="string">
            <text:p>Help either Ariel, the gleeful little mermaid, or Triton, her father, foil the evil Ursula, who has transformed everyone into small, green worm-like creatures, including the character you don't initially choose.Rescuing requires you to simply swim into the unfortunate little victims as they hang about at fixed places in the watery world; while fending off and dodging enemies like eels, clams, sharks, and several other sea meanies. Friends like Flounder and Sebastian can also be summoned for a little helping hand.</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Ariel the Little Mermaid (USA, Europe)&quot;&gt; &lt;year&gt;1992&lt;/year&gt; &lt;rating&gt;ESRB - E (Everyone)&lt;/rating&gt; &lt;title&gt;Ariel the Little Mermaid &lt;/title&gt; &lt;pub&gt;SEGA of America, Inc.&lt;/pub&gt; &lt;dev&gt;BlueSky Software, Inc.&lt;/dev&gt; &lt;genre&gt;Action&lt;/genre&gt; &lt;score&gt;4.2&lt;/score&gt; &lt;player&gt;1 Player&lt;/player&gt; &lt;story&gt;Help either Ariel, the gleeful little mermaid, or Triton, her father, foil the evil Ursula, who has transformed everyone into small, green worm-like creatures, including the character you don't initially choose.Rescuing requires you to simply swim into the unfortunate little victims as they hang about at fixed places in the watery world; while fending off and dodging enemies like eels, clams, sharks, and several other sea meanies. Friends like Flounder and Sebastian can also be summoned for a little helping hand.&lt;/story&gt; &lt;/game&gt;">
            <text:p>&lt;game name="Ariel the Little Mermaid (USA, Europe)"&gt; &lt;year&gt;1992&lt;/year&gt; &lt;rating&gt;ESRB - E (Everyone)&lt;/rating&gt; &lt;title&gt;Ariel the Little Mermaid &lt;/title&gt; &lt;pub&gt;SEGA of America, Inc.&lt;/pub&gt; &lt;dev&gt;BlueSky Software, Inc.&lt;/dev&gt; &lt;genre&gt;Action&lt;/genre&gt; &lt;score&gt;4.2&lt;/score&gt; &lt;player&gt;1 Player&lt;/player&gt; &lt;story&gt;Help either Ariel, the gleeful little mermaid, or Triton, her father, foil the evil Ursula, who has transformed everyone into small, green worm-like creatures, including the character you don't initially choose.Rescuing requires you to simply swim into the unfortunate little victims as they hang about at fixed places in the watery world; while fending off and dodging enemies like eels, clams, sharks, and several other sea meanies. Friends like Flounder and Sebastian can also be summoned for a little helping hand.&lt;/story&gt; &lt;/game&gt;</text:p>
          </table:table-cell>
        </table:table-row>
        <table:table-row table:style-name="ro1">
          <table:table-cell office:value-type="string">
            <text:p>Asterix and the Great Rescue (USA)</text:p>
          </table:table-cell>
          <table:table-cell office:value-type="string">
            <text:p>1995</text:p>
          </table:table-cell>
          <table:table-cell office:value-type="string">
            <text:p>ESRB - E (Everyone)</text:p>
          </table:table-cell>
          <table:table-cell office:value-type="string">
            <text:p>Asterix and the Great Rescue </text:p>
          </table:table-cell>
          <table:table-cell office:value-type="string">
            <text:p>SEGA of America, Inc.</text:p>
          </table:table-cell>
          <table:table-cell office:value-type="string">
            <text:p>Core Design Ltd.</text:p>
          </table:table-cell>
          <table:table-cell office:value-type="string">
            <text:p>Action</text:p>
          </table:table-cell>
          <table:table-cell office:value-type="string">
            <text:p>3.5</text:p>
          </table:table-cell>
          <table:table-cell office:value-type="string">
            <text:p>1 Player</text:p>
          </table:table-cell>
          <table:table-cell office:value-type="string">
            <text:p>The game is based on the popular French comics series Astérix. It is 50 B.C., and the entire Gaul (today's France) is conquered by the Romans. Only one village still remains independent, thanks to the incredible powers of its two great warriors, Asterix and Obelix. In the game, they must first of all liberate the village Orvio and rescue their friend Dogmatix.****You can play as either Asterix or Obelix. You make your way through platform levels, fighting enemies by punching them, and jumping to access higher ares or to avoid falling down. There are also some items you can collect, such as bombs, with which you can overcome obstacles and advance in the game.</text:p>
          </table:table-cell>
          <table:table-cell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Asterix and the Great Rescue (USA)&quot;&gt; &lt;year&gt;1995&lt;/year&gt; &lt;rating&gt;ESRB - E (Everyone)&lt;/rating&gt; &lt;title&gt;Asterix and the Great Rescue &lt;/title&gt; &lt;pub&gt;SEGA of America, Inc.&lt;/pub&gt; &lt;dev&gt;Core Design Ltd.&lt;/dev&gt; &lt;genre&gt;Action&lt;/genre&gt; &lt;score&gt;3.5&lt;/score&gt; &lt;player&gt;1 Player&lt;/player&gt; &lt;story&gt;The game is based on the popular French comics series Astérix. It is 50 B.C., and the entire Gaul (today's France) is conquered by the Romans. Only one village still remains independent, thanks to the incredible powers of its two great warriors, Asterix and Obelix. In the game, they must first of all liberate the village Orvio and rescue their friend Dogmatix.****You can play as either Asterix or Obelix. You make your way through platform levels, fighting enemies by punching them, and jumping to access higher ares or to avoid falling down. There are also some items you can collect, such as bombs, with which you can overcome obstacles and advance in the game.&lt;/story&gt; &lt;/game&gt;">
            <text:p>&lt;game name="Asterix and the Great Rescue (USA)"&gt; &lt;year&gt;1995&lt;/year&gt; &lt;rating&gt;ESRB - E (Everyone)&lt;/rating&gt; &lt;title&gt;Asterix and the Great Rescue &lt;/title&gt; &lt;pub&gt;SEGA of America, Inc.&lt;/pub&gt; &lt;dev&gt;Core Design Ltd.&lt;/dev&gt; &lt;genre&gt;Action&lt;/genre&gt; &lt;score&gt;3.5&lt;/score&gt; &lt;player&gt;1 Player&lt;/player&gt; &lt;story&gt;The game is based on the popular French comics series Astérix. It is 50 B.C., and the entire Gaul (today's France) is conquered by the Romans. Only one village still remains independent, thanks to the incredible powers of its two great warriors, Asterix and Obelix. In the game, they must first of all liberate the village Orvio and rescue their friend Dogmatix.****You can play as either Asterix or Obelix. You make your way through platform levels, fighting enemies by punching them, and jumping to access higher ares or to avoid falling down. There are also some items you can collect, such as bombs, with which you can overcome obstacles and advance in the game.&lt;/story&gt; &lt;/game&gt;</text:p>
          </table:table-cell>
        </table:table-row>
        <table:table-row table:style-name="ro1">
          <table:table-cell office:value-type="string">
            <text:p>Asterix and the Secret Mission (Europe) (En,Fr,De)</text:p>
          </table:table-cell>
          <table:table-cell office:value-type="string">
            <text:p>1993</text:p>
          </table:table-cell>
          <table:table-cell office:value-type="string">
            <text:p>ESRB - E (Everyone)</text:p>
          </table:table-cell>
          <table:table-cell office:value-type="string">
            <text:p>Asterix and the Secret Mission </text:p>
          </table:table-cell>
          <table:table-cell table:number-columns-repeated="2" office:value-type="string">
            <text:p>SEGA Enterprises Ltd.</text:p>
          </table:table-cell>
          <table:table-cell office:value-type="string">
            <text:p>Action</text:p>
          </table:table-cell>
          <table:table-cell office:value-type="string">
            <text:p>4.3</text:p>
          </table:table-cell>
          <table:table-cell office:value-type="string">
            <text:p>1 Player</text:p>
          </table:table-cell>
          <table:table-cell office:value-type="string">
            <text:p>The druid Getafix is out of magic potion, and Astérix and Obelix are set out on a secret mission: to find the necessary herbs, so he can brew the potion again.****In this side-scrolling action game, the player can choose to play either Astérix or Obelix at the start of each one of the six levels. Although the main setting of each level is the same to both characters (forests, caves, deserts, underwater stages, waterfalls and such) the level design for each one may vary. In two player mode (Master System version), players will take turns playing as Astérix and Obelix. Both characters jump (by pressing button 2), punch enemies and break blocks (by pressing button 1). Astérix can run can run (by pressing and holding button 1 while moving) and double jump (by pressing 2 in the middle of a jump). Obélix is stronger and can break several bricks in a row when jumping over them (pressing 1 while jumping), and can also slide down hills (by pressing down at them).****Astérix can get some potions (thrown by pressing up and 1), which can break rocks, kill or shrink enemies. Obelix can get miniature menhirs which can be thrown (by pressing up and 1) against enemies. Both characters can also get bones throughout the game, granting access to bonus stages where the player controls Dogmatix. Some levels also involve minor puzzle solving, like pushing switches or moving rock blocks.</text:p>
          </table:table-cell>
          <table:table-cell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Asterix and the Secret Mission (Europe) (En,Fr,De)&quot;&gt; &lt;year&gt;1993&lt;/year&gt; &lt;rating&gt;ESRB - E (Everyone)&lt;/rating&gt; &lt;title&gt;Asterix and the Secret Mission &lt;/title&gt; &lt;pub&gt;SEGA Enterprises Ltd.&lt;/pub&gt; &lt;dev&gt;SEGA Enterprises Ltd.&lt;/dev&gt; &lt;genre&gt;Action&lt;/genre&gt; &lt;score&gt;4.3&lt;/score&gt; &lt;player&gt;1 Player&lt;/player&gt; &lt;story&gt;The druid Getafix is out of magic potion, and Astérix and Obelix are set out on a secret mission: to find the necessary herbs, so he can brew the potion again.****In this side-scrolling action game, the player can choose to play either Astérix or Obelix at the start of each one of the six levels. Although the main setting of each level is the same to both characters (forests, caves, deserts, underwater stages, waterfalls and such) the level design for each one may vary. In two player mode (Master System version), players will take turns playing as Astérix and Obelix. Both characters jump (by pressing button 2), punch enemies and break blocks (by pressing button 1). Astérix can run can run (by pressing and holding button 1 while moving) and double jump (by pressing 2 in the middle of a jump). Obélix is stronger and can break several bricks in a row when jumping over them (pressing 1 while jumping), and can also slide down hills (by pressing down at them).****Astérix can get some potions (thrown by pressing up and 1), which can break rocks, kill or shrink enemies. Obelix can get miniature menhirs which can be thrown (by pressing up and 1) against enemies. Both characters can also get bones throughout the game, granting access to bonus stages where the player controls Dogmatix. Some levels also involve minor puzzle solving, like pushing switches or moving rock blocks.&lt;/story&gt; &lt;/game&gt;">
            <text:p>&lt;game name="Asterix and the Secret Mission (Europe) (En,Fr,De)"&gt; &lt;year&gt;1993&lt;/year&gt; &lt;rating&gt;ESRB - E (Everyone)&lt;/rating&gt; &lt;title&gt;Asterix and the Secret Mission &lt;/title&gt; &lt;pub&gt;SEGA Enterprises Ltd.&lt;/pub&gt; &lt;dev&gt;SEGA Enterprises Ltd.&lt;/dev&gt; &lt;genre&gt;Action&lt;/genre&gt; &lt;score&gt;4.3&lt;/score&gt; &lt;player&gt;1 Player&lt;/player&gt; &lt;story&gt;The druid Getafix is out of magic potion, and Astérix and Obelix are set out on a secret mission: to find the necessary herbs, so he can brew the potion again.****In this side-scrolling action game, the player can choose to play either Astérix or Obelix at the start of each one of the six levels. Although the main setting of each level is the same to both characters (forests, caves, deserts, underwater stages, waterfalls and such) the level design for each one may vary. In two player mode (Master System version), players will take turns playing as Astérix and Obelix. Both characters jump (by pressing button 2), punch enemies and break blocks (by pressing button 1). Astérix can run can run (by pressing and holding button 1 while moving) and double jump (by pressing 2 in the middle of a jump). Obélix is stronger and can break several bricks in a row when jumping over them (pressing 1 while jumping), and can also slide down hills (by pressing down at them).****Astérix can get some potions (thrown by pressing up and 1), which can break rocks, kill or shrink enemies. Obelix can get miniature menhirs which can be thrown (by pressing up and 1) against enemies. Both characters can also get bones throughout the game, granting access to bonus stages where the player controls Dogmatix. Some levels also involve minor puzzle solving, like pushing switches or moving rock blocks.&lt;/story&gt; &lt;/game&gt;</text:p>
          </table:table-cell>
        </table:table-row>
        <table:table-row table:style-name="ro1">
          <table:table-cell office:value-type="string">
            <text:p>Ax Battler - A Legend of Golden Axe (USA, Europe) (v2.4)</text:p>
          </table:table-cell>
          <table:table-cell office:value-type="string">
            <text:p>1991</text:p>
          </table:table-cell>
          <table:table-cell office:value-type="string">
            <text:p>ESRB - E (Everyone)</text:p>
          </table:table-cell>
          <table:table-cell office:value-type="string">
            <text:p>Ax Battler - A Legend of Golden Axe </text:p>
          </table:table-cell>
          <table:table-cell office:value-type="string">
            <text:p>SEGA of America, Inc.</text:p>
          </table:table-cell>
          <table:table-cell office:value-type="string">
            <text:p>SEGA Enterprises Ltd.</text:p>
          </table:table-cell>
          <table:table-cell office:value-type="string">
            <text:p>Action</text:p>
          </table:table-cell>
          <table:table-cell office:value-type="string">
            <text:p>3.3</text:p>
          </table:table-cell>
          <table:table-cell office:value-type="string">
            <text:p>1 Player</text:p>
          </table:table-cell>
          <table:table-cell office:value-type="string">
            <text:p>The legendary Golden Axe has been stolen by an army of evil warriors. The king called a young warrior to take it back. His name was... Ax Battler!****Ax Battler: A Legend of Golden Axe is an action/adventure RPG which puts the player in the role of Ax Battler, the Barbarian from previous Golden Axe games in search for the Golden Axe. The gameplay feels much like Zelda II: The Adventure of Link, with Ax moving around in a top-down perspective, changing to a side scrolling view when fighting enemies or entering caves.****The battles are random and Ax won't see the enemies coming. If he's hit during a battle, the battle will end instantly and he'll be sent back to the overworld map. If he prevails, he gets magic vases from the enemies. Magic vases are the game's currency and are also used to cast spells, just like in the other Golden Axe games, but instead of having only the "Earth" magic, he also has the "Thunder" and "Fire" magics. Ax can also use special attacks to fight his enemies, learned at "dojos" found in each city.****Instead of battery backed RAM, this game uses passwords as a mean to save games. At each town the player enters, he'll find a place to learn a new password which, when entered, allows him to continue from the very point it was learned.</text:p>
          </table:table-cell>
          <table:table-cell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Ax Battler - A Legend of Golden Axe (USA, Europe) (v2.4)&quot;&gt; &lt;year&gt;1991&lt;/year&gt; &lt;rating&gt;ESRB - E (Everyone)&lt;/rating&gt; &lt;title&gt;Ax Battler - A Legend of Golden Axe &lt;/title&gt; &lt;pub&gt;SEGA of America, Inc.&lt;/pub&gt; &lt;dev&gt;SEGA Enterprises Ltd.&lt;/dev&gt; &lt;genre&gt;Action&lt;/genre&gt; &lt;score&gt;3.3&lt;/score&gt; &lt;player&gt;1 Player&lt;/player&gt; &lt;story&gt;The legendary Golden Axe has been stolen by an army of evil warriors. The king called a young warrior to take it back. His name was... Ax Battler!****Ax Battler: A Legend of Golden Axe is an action/adventure RPG which puts the player in the role of Ax Battler, the Barbarian from previous Golden Axe games in search for the Golden Axe. The gameplay feels much like Zelda II: The Adventure of Link, with Ax moving around in a top-down perspective, changing to a side scrolling view when fighting enemies or entering caves.****The battles are random and Ax won't see the enemies coming. If he's hit during a battle, the battle will end instantly and he'll be sent back to the overworld map. If he prevails, he gets magic vases from the enemies. Magic vases are the game's currency and are also used to cast spells, just like in the other Golden Axe games, but instead of having only the &quot;Earth&quot; magic, he also has the &quot;Thunder&quot; and &quot;Fire&quot; magics. Ax can also use special attacks to fight his enemies, learned at &quot;dojos&quot; found in each city.****Instead of battery backed RAM, this game uses passwords as a mean to save games. At each town the player enters, he'll find a place to learn a new password which, when entered, allows him to continue from the very point it was learned.&lt;/story&gt; &lt;/game&gt;">
            <text:p>&lt;game name="Ax Battler - A Legend of Golden Axe (USA, Europe) (v2.4)"&gt; &lt;year&gt;1991&lt;/year&gt; &lt;rating&gt;ESRB - E (Everyone)&lt;/rating&gt; &lt;title&gt;Ax Battler - A Legend of Golden Axe &lt;/title&gt; &lt;pub&gt;SEGA of America, Inc.&lt;/pub&gt; &lt;dev&gt;SEGA Enterprises Ltd.&lt;/dev&gt; &lt;genre&gt;Action&lt;/genre&gt; &lt;score&gt;3.3&lt;/score&gt; &lt;player&gt;1 Player&lt;/player&gt; &lt;story&gt;The legendary Golden Axe has been stolen by an army of evil warriors. The king called a young warrior to take it back. His name was... Ax Battler!****Ax Battler: A Legend of Golden Axe is an action/adventure RPG which puts the player in the role of Ax Battler, the Barbarian from previous Golden Axe games in search for the Golden Axe. The gameplay feels much like Zelda II: The Adventure of Link, with Ax moving around in a top-down perspective, changing to a side scrolling view when fighting enemies or entering caves.****The battles are random and Ax won't see the enemies coming. If he's hit during a battle, the battle will end instantly and he'll be sent back to the overworld map. If he prevails, he gets magic vases from the enemies. Magic vases are the game's currency and are also used to cast spells, just like in the other Golden Axe games, but instead of having only the "Earth" magic, he also has the "Thunder" and "Fire" magics. Ax can also use special attacks to fight his enemies, learned at "dojos" found in each city.****Instead of battery backed RAM, this game uses passwords as a mean to save games. At each town the player enters, he'll find a place to learn a new password which, when entered, allows him to continue from the very point it was learned.&lt;/story&gt; &lt;/game&gt;</text:p>
          </table:table-cell>
        </table:table-row>
        <table:table-row table:style-name="ro1">
          <table:table-cell office:value-type="string">
            <text:p>Ayrton Senna's Super Monaco GP II (USA, Europe)</text:p>
          </table:table-cell>
          <table:table-cell office:value-type="string">
            <text:p>1992</text:p>
          </table:table-cell>
          <table:table-cell office:value-type="string">
            <text:p>ESRB - E (Everyone)</text:p>
          </table:table-cell>
          <table:table-cell office:value-type="string">
            <text:p>Ayrton Senna's Super Monaco GP II </text:p>
          </table:table-cell>
          <table:table-cell table:number-columns-repeated="2" office:value-type="string">
            <text:p>SEGA Enterprises Ltd.</text:p>
          </table:table-cell>
          <table:table-cell office:value-type="string">
            <text:p>Driving</text:p>
          </table:table-cell>
          <table:table-cell office:value-type="string">
            <text:p>3.4</text:p>
          </table:table-cell>
          <table:table-cell office:value-type="string">
            <text:p>1-2 Players</text:p>
          </table:table-cell>
          <table:table-cell office:value-type="string">
            <text:p>Ayrton Senna won the Monaco Grand Prix six times, as well as 3 Formula One world championships, so he was the perfect man to license a home sequel to the classic arcade racing game. As before, the action is viewed from within the cockpit, but depicted using sprites rather than polygons. ****There are three main modes:****1. Senna GP: Features three non-championship circuits with a preliminary race followed by three laps. ****2. World Championship: The full 16-race championship. There are two modes in the championship mode that affect how the game is played. Beginner is a regular season, with the same difficulty level as the remaining modes, and cars have roughly the same power. Each race has three laps. In Master things get a twist. There are five groups of cars, and the player starts on the lowly competitive SERGA team. To climb the ranks and get a chance of claim the title the player must challenge a driver from other team and beat him to the top spot. The winner of this particular race gets (or holds) the fastest car. Races are also longer in this mode, and pit-stops are activated, required if the player knocks on too many objects or other cars frequently. ****3. Free Practice: This allows the player to drive on any race without caring for championship positions. There are two options in Free Practice: Free Run is just the player against the clock and Image Training is a race, but instead of having to quality and then run the three laps, the player can set the number of laps (between one and six), starting position and the condition of the track (dry or wet, only on some circuits).****While each mode presents it's own variations, the core of each race is the same: Along controller setup options, the player can choose between an Automatic or Manual with 4 or 7 speeds gearbox, and races against 16 drivers. The car can be instantly wrecked if it goes on top speed against a roadside object.</text:p>
          </table:table-cell>
          <table:table-cell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Ayrton Senna's Super Monaco GP II (USA, Europe)&quot;&gt; &lt;year&gt;1992&lt;/year&gt; &lt;rating&gt;ESRB - E (Everyone)&lt;/rating&gt; &lt;title&gt;Ayrton Senna's Super Monaco GP II &lt;/title&gt; &lt;pub&gt;SEGA Enterprises Ltd.&lt;/pub&gt; &lt;dev&gt;SEGA Enterprises Ltd.&lt;/dev&gt; &lt;genre&gt;Driving&lt;/genre&gt; &lt;score&gt;3.4&lt;/score&gt; &lt;player&gt;1-2 Players&lt;/player&gt; &lt;story&gt;Ayrton Senna won the Monaco Grand Prix six times, as well as 3 Formula One world championships, so he was the perfect man to license a home sequel to the classic arcade racing game. As before, the action is viewed from within the cockpit, but depicted using sprites rather than polygons. ****There are three main modes:****1. Senna GP: Features three non-championship circuits with a preliminary race followed by three laps. ****2. World Championship: The full 16-race championship. There are two modes in the championship mode that affect how the game is played. Beginner is a regular season, with the same difficulty level as the remaining modes, and cars have roughly the same power. Each race has three laps. In Master things get a twist. There are five groups of cars, and the player starts on the lowly competitive SERGA team. To climb the ranks and get a chance of claim the title the player must challenge a driver from other team and beat him to the top spot. The winner of this particular race gets (or holds) the fastest car. Races are also longer in this mode, and pit-stops are activated, required if the player knocks on too many objects or other cars frequently. ****3. Free Practice: This allows the player to drive on any race without caring for championship positions. There are two options in Free Practice: Free Run is just the player against the clock and Image Training is a race, but instead of having to quality and then run the three laps, the player can set the number of laps (between one and six), starting position and the condition of the track (dry or wet, only on some circuits).****While each mode presents it's own variations, the core of each race is the same: Along controller setup options, the player can choose between an Automatic or Manual with 4 or 7 speeds gearbox, and races against 16 drivers. The car can be instantly wrecked if it goes on top speed against a roadside object.&lt;/story&gt; &lt;/game&gt;">
            <text:p>&lt;game name="Ayrton Senna's Super Monaco GP II (USA, Europe)"&gt; &lt;year&gt;1992&lt;/year&gt; &lt;rating&gt;ESRB - E (Everyone)&lt;/rating&gt; &lt;title&gt;Ayrton Senna's Super Monaco GP II &lt;/title&gt; &lt;pub&gt;SEGA Enterprises Ltd.&lt;/pub&gt; &lt;dev&gt;SEGA Enterprises Ltd.&lt;/dev&gt; &lt;genre&gt;Driving&lt;/genre&gt; &lt;score&gt;3.4&lt;/score&gt; &lt;player&gt;1-2 Players&lt;/player&gt; &lt;story&gt;Ayrton Senna won the Monaco Grand Prix six times, as well as 3 Formula One world championships, so he was the perfect man to license a home sequel to the classic arcade racing game. As before, the action is viewed from within the cockpit, but depicted using sprites rather than polygons. ****There are three main modes:****1. Senna GP: Features three non-championship circuits with a preliminary race followed by three laps. ****2. World Championship: The full 16-race championship. There are two modes in the championship mode that affect how the game is played. Beginner is a regular season, with the same difficulty level as the remaining modes, and cars have roughly the same power. Each race has three laps. In Master things get a twist. There are five groups of cars, and the player starts on the lowly competitive SERGA team. To climb the ranks and get a chance of claim the title the player must challenge a driver from other team and beat him to the top spot. The winner of this particular race gets (or holds) the fastest car. Races are also longer in this mode, and pit-stops are activated, required if the player knocks on too many objects or other cars frequently. ****3. Free Practice: This allows the player to drive on any race without caring for championship positions. There are two options in Free Practice: Free Run is just the player against the clock and Image Training is a race, but instead of having to quality and then run the three laps, the player can set the number of laps (between one and six), starting position and the condition of the track (dry or wet, only on some circuits).****While each mode presents it's own variations, the core of each race is the same: Along controller setup options, the player can choose between an Automatic or Manual with 4 or 7 speeds gearbox, and races against 16 drivers. The car can be instantly wrecked if it goes on top speed against a roadside object.&lt;/story&gt; &lt;/game&gt;</text:p>
          </table:table-cell>
        </table:table-row>
        <table:table-row table:style-name="ro1">
          <table:table-cell office:value-type="string">
            <text:p>Baku Baku Animal (USA)</text:p>
          </table:table-cell>
          <table:table-cell office:value-type="string">
            <text:p>1996</text:p>
          </table:table-cell>
          <table:table-cell office:value-type="string">
            <text:p>ESRB - E (Everyone)</text:p>
          </table:table-cell>
          <table:table-cell office:value-type="string">
            <text:p>Baku Baku Animal </text:p>
          </table:table-cell>
          <table:table-cell table:number-columns-repeated="2" office:value-type="string">
            <text:p>SEGA Enterprises Ltd.</text:p>
          </table:table-cell>
          <table:table-cell office:value-type="string">
            <text:p>Puzzle</text:p>
          </table:table-cell>
          <table:table-cell office:value-type="string">
            <text:p>2.1</text:p>
          </table:table-cell>
          <table:table-cell office:value-type="string">
            <text:p>1-2 Players</text:p>
          </table:table-cell>
          <table:table-cell office:value-type="string">
            <text:p>The Minister approaches the King to tell him that his only daughter, the Princess, wants a new pet. But the King says she already has too many, and she can't take care of so many animals. Thus the Minister purposes a contest of skill and daring to select the Royal Zookeeper. Master Piggy then sends his pupil, Polly, to participate in the contest.****Baku Baku Animal is a variation on the very often copied Tetris type of game. The game has three different play modes: practice, normal and hard. It also can be played by two players against each other (except for the Master System version).****The objective is to pair animal heads with their respective food. If a rabbit head comes falling, you must make it fall on a pile of carrot tiles, dog heads with bones, panda heads with bamboos and monkey heads with bananas. There is a bonus item, the "BB coin", which will appear from times to times, and remove piled tiles from the playfield. Removed tiles will be sent to the opponent's playfield all at once, increasing the difficulty of the task. Polly will face several contestants, and she'll win when her opponents get their playfield piled to the top.</text:p>
          </table:table-cell>
          <table:table-cell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Baku Baku Animal (USA)&quot;&gt; &lt;year&gt;1996&lt;/year&gt; &lt;rating&gt;ESRB - E (Everyone)&lt;/rating&gt; &lt;title&gt;Baku Baku Animal &lt;/title&gt; &lt;pub&gt;SEGA Enterprises Ltd.&lt;/pub&gt; &lt;dev&gt;SEGA Enterprises Ltd.&lt;/dev&gt; &lt;genre&gt;Puzzle&lt;/genre&gt; &lt;score&gt;2.1&lt;/score&gt; &lt;player&gt;1-2 Players&lt;/player&gt; &lt;story&gt;The Minister approaches the King to tell him that his only daughter, the Princess, wants a new pet. But the King says she already has too many, and she can't take care of so many animals. Thus the Minister purposes a contest of skill and daring to select the Royal Zookeeper. Master Piggy then sends his pupil, Polly, to participate in the contest.****Baku Baku Animal is a variation on the very often copied Tetris type of game. The game has three different play modes: practice, normal and hard. It also can be played by two players against each other (except for the Master System version).****The objective is to pair animal heads with their respective food. If a rabbit head comes falling, you must make it fall on a pile of carrot tiles, dog heads with bones, panda heads with bamboos and monkey heads with bananas. There is a bonus item, the &quot;BB coin&quot;, which will appear from times to times, and remove piled tiles from the playfield. Removed tiles will be sent to the opponent's playfield all at once, increasing the difficulty of the task. Polly will face several contestants, and she'll win when her opponents get their playfield piled to the top.&lt;/story&gt; &lt;/game&gt;">
            <text:p>&lt;game name="Baku Baku Animal (USA)"&gt; &lt;year&gt;1996&lt;/year&gt; &lt;rating&gt;ESRB - E (Everyone)&lt;/rating&gt; &lt;title&gt;Baku Baku Animal &lt;/title&gt; &lt;pub&gt;SEGA Enterprises Ltd.&lt;/pub&gt; &lt;dev&gt;SEGA Enterprises Ltd.&lt;/dev&gt; &lt;genre&gt;Puzzle&lt;/genre&gt; &lt;score&gt;2.1&lt;/score&gt; &lt;player&gt;1-2 Players&lt;/player&gt; &lt;story&gt;The Minister approaches the King to tell him that his only daughter, the Princess, wants a new pet. But the King says she already has too many, and she can't take care of so many animals. Thus the Minister purposes a contest of skill and daring to select the Royal Zookeeper. Master Piggy then sends his pupil, Polly, to participate in the contest.****Baku Baku Animal is a variation on the very often copied Tetris type of game. The game has three different play modes: practice, normal and hard. It also can be played by two players against each other (except for the Master System version).****The objective is to pair animal heads with their respective food. If a rabbit head comes falling, you must make it fall on a pile of carrot tiles, dog heads with bones, panda heads with bamboos and monkey heads with bananas. There is a bonus item, the "BB coin", which will appear from times to times, and remove piled tiles from the playfield. Removed tiles will be sent to the opponent's playfield all at once, increasing the difficulty of the task. Polly will face several contestants, and she'll win when her opponents get their playfield piled to the top.&lt;/story&gt; &lt;/game&gt;</text:p>
          </table:table-cell>
        </table:table-row>
        <table:table-row table:style-name="ro1">
          <table:table-cell office:value-type="string">
            <text:p>Barbie Super Model (USA) (Proto)</text:p>
          </table:table-cell>
          <table:table-cell office:value-type="string">
            <text:p>1994</text:p>
          </table:table-cell>
          <table:table-cell office:value-type="string">
            <text:p>ESRB - E (Everyone)</text:p>
          </table:table-cell>
          <table:table-cell office:value-type="string">
            <text:p>Barbie Super Model </text:p>
          </table:table-cell>
          <table:table-cell office:value-type="string">
            <text:p>Hi-Tech Expressions, Inc.</text:p>
          </table:table-cell>
          <table:table-cell office:value-type="string">
            <text:p>Bonsai Entertainment, Inc.</text:p>
          </table:table-cell>
          <table:table-cell office:value-type="string">
            <text:p>Platform</text:p>
          </table:table-cell>
          <table:table-cell office:value-type="string">
            <text:p>1.3</text:p>
          </table:table-cell>
          <table:table-cell office:value-type="string">
            <text:p>1 Player</text:p>
          </table:table-cell>
          <table:table-cell office:value-type="string">
            <text:p>Help Barbie become a great fashion model! This is an arcade game with many different activities to participate in. In each level, Barbie starts by going left to right with forced scrolling. She has a default speed and can speed up as well. She must avoid moving obstacles by moving up and down and controlling her speed. If she hits one, she loses a chance and it's game over if she runs out of chances. She must pick up items which grant point bonuses and extra chances. There is also a camera item to pick up which brings you to a magazine cover shoot. You are shown a cover with barbie wearing an outfit which is themed to the level. You must then go to her dressing room and dress her in a matching outfit. You are also given separate control of the colors of three different components and must match these. You are awarded points for each correct match. When you reach the right side of the level, you are given a runway practice. This consists of four positions on the runway floor labeled to tell you which button you must press at each one. Barbie then goes back through the level right-to-left. On the return trip, there is a handbag to pick up. This brings you to another magazine cover. You then go to a makeup mirror where you must match Barbie's hairstyle, earrings, eyeshadow and lip and nail color to the cover. Again, you are awarded points for each item which you get correct. When you reach the left side of the level, you must then do Barbie's runway walk that you were given earlier. You are awarded points for each station at which you perform the correct move. Barbie then continues to the next level. There are a total of four: Barbie driving down the street, skating on the beach, walking through a ski resort and walking through the park.</text:p>
          </table:table-cell>
          <table:table-cell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Barbie Super Model (USA) (Proto)&quot;&gt; &lt;year&gt;1994&lt;/year&gt; &lt;rating&gt;ESRB - E (Everyone)&lt;/rating&gt; &lt;title&gt;Barbie Super Model &lt;/title&gt; &lt;pub&gt;Hi-Tech Expressions, Inc.&lt;/pub&gt; &lt;dev&gt;Bonsai Entertainment, Inc.&lt;/dev&gt; &lt;genre&gt;Platform&lt;/genre&gt; &lt;score&gt;1.3&lt;/score&gt; &lt;player&gt;1 Player&lt;/player&gt; &lt;story&gt;Help Barbie become a great fashion model! This is an arcade game with many different activities to participate in. In each level, Barbie starts by going left to right with forced scrolling. She has a default speed and can speed up as well. She must avoid moving obstacles by moving up and down and controlling her speed. If she hits one, she loses a chance and it's game over if she runs out of chances. She must pick up items which grant point bonuses and extra chances. There is also a camera item to pick up which brings you to a magazine cover shoot. You are shown a cover with barbie wearing an outfit which is themed to the level. You must then go to her dressing room and dress her in a matching outfit. You are also given separate control of the colors of three different components and must match these. You are awarded points for each correct match. When you reach the right side of the level, you are given a runway practice. This consists of four positions on the runway floor labeled to tell you which button you must press at each one. Barbie then goes back through the level right-to-left. On the return trip, there is a handbag to pick up. This brings you to another magazine cover. You then go to a makeup mirror where you must match Barbie's hairstyle, earrings, eyeshadow and lip and nail color to the cover. Again, you are awarded points for each item which you get correct. When you reach the left side of the level, you must then do Barbie's runway walk that you were given earlier. You are awarded points for each station at which you perform the correct move. Barbie then continues to the next level. There are a total of four: Barbie driving down the street, skating on the beach, walking through a ski resort and walking through the park.&lt;/story&gt; &lt;/game&gt;">
            <text:p>&lt;game name="Barbie Super Model (USA) (Proto)"&gt; &lt;year&gt;1994&lt;/year&gt; &lt;rating&gt;ESRB - E (Everyone)&lt;/rating&gt; &lt;title&gt;Barbie Super Model &lt;/title&gt; &lt;pub&gt;Hi-Tech Expressions, Inc.&lt;/pub&gt; &lt;dev&gt;Bonsai Entertainment, Inc.&lt;/dev&gt; &lt;genre&gt;Platform&lt;/genre&gt; &lt;score&gt;1.3&lt;/score&gt; &lt;player&gt;1 Player&lt;/player&gt; &lt;story&gt;Help Barbie become a great fashion model! This is an arcade game with many different activities to participate in. In each level, Barbie starts by going left to right with forced scrolling. She has a default speed and can speed up as well. She must avoid moving obstacles by moving up and down and controlling her speed. If she hits one, she loses a chance and it's game over if she runs out of chances. She must pick up items which grant point bonuses and extra chances. There is also a camera item to pick up which brings you to a magazine cover shoot. You are shown a cover with barbie wearing an outfit which is themed to the level. You must then go to her dressing room and dress her in a matching outfit. You are also given separate control of the colors of three different components and must match these. You are awarded points for each correct match. When you reach the right side of the level, you are given a runway practice. This consists of four positions on the runway floor labeled to tell you which button you must press at each one. Barbie then goes back through the level right-to-left. On the return trip, there is a handbag to pick up. This brings you to another magazine cover. You then go to a makeup mirror where you must match Barbie's hairstyle, earrings, eyeshadow and lip and nail color to the cover. Again, you are awarded points for each item which you get correct. When you reach the left side of the level, you must then do Barbie's runway walk that you were given earlier. You are awarded points for each station at which you perform the correct move. Barbie then continues to the next level. There are a total of four: Barbie driving down the street, skating on the beach, walking through a ski resort and walking through the park.&lt;/story&gt; &lt;/game&gt;</text:p>
          </table:table-cell>
        </table:table-row>
        <table:table-row table:style-name="ro1">
          <table:table-cell office:value-type="string">
            <text:p>Bartman Meets Radioactive Man (USA, Europe)</text:p>
          </table:table-cell>
          <table:table-cell office:value-type="string">
            <text:p>1992</text:p>
          </table:table-cell>
          <table:table-cell office:value-type="string">
            <text:p>ESRB - E (Everyone)</text:p>
          </table:table-cell>
          <table:table-cell office:value-type="string">
            <text:p>Bartman Meets Radioactive Man </text:p>
          </table:table-cell>
          <table:table-cell office:value-type="string">
            <text:p>Flying Edge, Inc.</text:p>
          </table:table-cell>
          <table:table-cell office:value-type="string">
            <text:p>Imagineering Inc.</text:p>
          </table:table-cell>
          <table:table-cell office:value-type="string">
            <text:p>Platform</text:p>
          </table:table-cell>
          <table:table-cell office:value-type="string">
            <text:p>2.6</text:p>
          </table:table-cell>
          <table:table-cell office:value-type="string">
            <text:p>1 Player</text:p>
          </table:table-cell>
          <table:table-cell office:value-type="string">
            <text:p>Bart Simpson is reading the latest comic about the Radioactive Man but his favourite superhero is not featured in it. When he is at the last page, his sidekick Fallout Boy appears. He tells Bart he is the only one who can save Radioactive Man who has been sent to the Limbo Zone, a mysterious prison that revolves around a black hole. Bart turns into Bartman and he has to fight three super villains to collect Radioactive Man's lost powers before facing the mastermind Brain-O the Magnificent.****Players control Bartman through 2D side-scrolling platform levels. He needs to defeat enemies, collect goodies, and be careful not to fall into one of the deadly traps on his way. Bartman can punch and kick, and collect lightning icons to shoot small bolts. Most of the level sequences require precise timing and pixel-perfect jumping precision. Bartman has five life points that are restored by collecting radioactive signs.</text:p>
          </table:table-cell>
          <table:table-cell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Bartman Meets Radioactive Man (USA, Europe)&quot;&gt; &lt;year&gt;1992&lt;/year&gt; &lt;rating&gt;ESRB - E (Everyone)&lt;/rating&gt; &lt;title&gt;Bartman Meets Radioactive Man &lt;/title&gt; &lt;pub&gt;Flying Edge, Inc.&lt;/pub&gt; &lt;dev&gt;Imagineering Inc.&lt;/dev&gt; &lt;genre&gt;Platform&lt;/genre&gt; &lt;score&gt;2.6&lt;/score&gt; &lt;player&gt;1 Player&lt;/player&gt; &lt;story&gt;Bart Simpson is reading the latest comic about the Radioactive Man but his favourite superhero is not featured in it. When he is at the last page, his sidekick Fallout Boy appears. He tells Bart he is the only one who can save Radioactive Man who has been sent to the Limbo Zone, a mysterious prison that revolves around a black hole. Bart turns into Bartman and he has to fight three super villains to collect Radioactive Man's lost powers before facing the mastermind Brain-O the Magnificent.****Players control Bartman through 2D side-scrolling platform levels. He needs to defeat enemies, collect goodies, and be careful not to fall into one of the deadly traps on his way. Bartman can punch and kick, and collect lightning icons to shoot small bolts. Most of the level sequences require precise timing and pixel-perfect jumping precision. Bartman has five life points that are restored by collecting radioactive signs.&lt;/story&gt; &lt;/game&gt;">
            <text:p>&lt;game name="Bartman Meets Radioactive Man (USA, Europe)"&gt; &lt;year&gt;1992&lt;/year&gt; &lt;rating&gt;ESRB - E (Everyone)&lt;/rating&gt; &lt;title&gt;Bartman Meets Radioactive Man &lt;/title&gt; &lt;pub&gt;Flying Edge, Inc.&lt;/pub&gt; &lt;dev&gt;Imagineering Inc.&lt;/dev&gt; &lt;genre&gt;Platform&lt;/genre&gt; &lt;score&gt;2.6&lt;/score&gt; &lt;player&gt;1 Player&lt;/player&gt; &lt;story&gt;Bart Simpson is reading the latest comic about the Radioactive Man but his favourite superhero is not featured in it. When he is at the last page, his sidekick Fallout Boy appears. He tells Bart he is the only one who can save Radioactive Man who has been sent to the Limbo Zone, a mysterious prison that revolves around a black hole. Bart turns into Bartman and he has to fight three super villains to collect Radioactive Man's lost powers before facing the mastermind Brain-O the Magnificent.****Players control Bartman through 2D side-scrolling platform levels. He needs to defeat enemies, collect goodies, and be careful not to fall into one of the deadly traps on his way. Bartman can punch and kick, and collect lightning icons to shoot small bolts. Most of the level sequences require precise timing and pixel-perfect jumping precision. Bartman has five life points that are restored by collecting radioactive signs.&lt;/story&gt; &lt;/game&gt;</text:p>
          </table:table-cell>
        </table:table-row>
        <table:table-row table:style-name="ro1">
          <table:table-cell office:value-type="string">
            <text:p>Batman Forever (World)</text:p>
          </table:table-cell>
          <table:table-cell office:value-type="string">
            <text:p>1995</text:p>
          </table:table-cell>
          <table:table-cell office:value-type="string">
            <text:p>ESRB - E (Everyone)</text:p>
          </table:table-cell>
          <table:table-cell office:value-type="string">
            <text:p>Batman Forever </text:p>
          </table:table-cell>
          <table:table-cell office:value-type="string">
            <text:p>Acclaim Entertainment, Inc.</text:p>
          </table:table-cell>
          <table:table-cell office:value-type="string">
            <text:p>Probe Entertainment Ltd.</text:p>
          </table:table-cell>
          <table:table-cell office:value-type="string">
            <text:p>Beat-'Em-Up</text:p>
          </table:table-cell>
          <table:table-cell office:value-type="string">
            <text:p>3.1</text:p>
          </table:table-cell>
          <table:table-cell office:value-type="string">
            <text:p>1 Player</text:p>
          </table:table-cell>
          <table:table-cell office:value-type="string">
            <text:p>Batman Forever is the officially licensed game based on the 1995 movie. The bad guys this time around are the Riddler and Two-Face.****This game is an usual hybrid of side-scrolling platformer and one-on-one fighter. The player makes way through levels that include some platform jumping elements, but take on opponents one at a time like in a fighting game. The player's arsenal includes a lot of nifty bat-gadgets and a collection of fighting moves that are unleashed with special button combinations.****The graphics were rendered completely with digitized actors and objects, but none of the actors from the movie make an appearance in the game.</text:p>
          </table:table-cell>
          <table:table-cell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Batman Forever (World)&quot;&gt; &lt;year&gt;1995&lt;/year&gt; &lt;rating&gt;ESRB - E (Everyone)&lt;/rating&gt; &lt;title&gt;Batman Forever &lt;/title&gt; &lt;pub&gt;Acclaim Entertainment, Inc.&lt;/pub&gt; &lt;dev&gt;Probe Entertainment Ltd.&lt;/dev&gt; &lt;genre&gt;Beat-'Em-Up&lt;/genre&gt; &lt;score&gt;3.1&lt;/score&gt; &lt;player&gt;1 Player&lt;/player&gt; &lt;story&gt;Batman Forever is the officially licensed game based on the 1995 movie. The bad guys this time around are the Riddler and Two-Face.****This game is an usual hybrid of side-scrolling platformer and one-on-one fighter. The player makes way through levels that include some platform jumping elements, but take on opponents one at a time like in a fighting game. The player's arsenal includes a lot of nifty bat-gadgets and a collection of fighting moves that are unleashed with special button combinations.****The graphics were rendered completely with digitized actors and objects, but none of the actors from the movie make an appearance in the game.&lt;/story&gt; &lt;/game&gt;">
            <text:p>&lt;game name="Batman Forever (World)"&gt; &lt;year&gt;1995&lt;/year&gt; &lt;rating&gt;ESRB - E (Everyone)&lt;/rating&gt; &lt;title&gt;Batman Forever &lt;/title&gt; &lt;pub&gt;Acclaim Entertainment, Inc.&lt;/pub&gt; &lt;dev&gt;Probe Entertainment Ltd.&lt;/dev&gt; &lt;genre&gt;Beat-'Em-Up&lt;/genre&gt; &lt;score&gt;3.1&lt;/score&gt; &lt;player&gt;1 Player&lt;/player&gt; &lt;story&gt;Batman Forever is the officially licensed game based on the 1995 movie. The bad guys this time around are the Riddler and Two-Face.****This game is an usual hybrid of side-scrolling platformer and one-on-one fighter. The player makes way through levels that include some platform jumping elements, but take on opponents one at a time like in a fighting game. The player's arsenal includes a lot of nifty bat-gadgets and a collection of fighting moves that are unleashed with special button combinations.****The graphics were rendered completely with digitized actors and objects, but none of the actors from the movie make an appearance in the game.&lt;/story&gt; &lt;/game&gt;</text:p>
          </table:table-cell>
        </table:table-row>
        <table:table-row table:style-name="ro1">
          <table:table-cell office:value-type="string">
            <text:p>Batman Returns (World)</text:p>
          </table:table-cell>
          <table:table-cell office:value-type="string">
            <text:p>1992</text:p>
          </table:table-cell>
          <table:table-cell office:value-type="string">
            <text:p>ESRB - E (Everyone)</text:p>
          </table:table-cell>
          <table:table-cell office:value-type="string">
            <text:p>Batman Returns </text:p>
          </table:table-cell>
          <table:table-cell office:value-type="string">
            <text:p>SEGA of America, Inc.</text:p>
          </table:table-cell>
          <table:table-cell office:value-type="string">
            <text:p>Aspect Co. Ltd.</text:p>
          </table:table-cell>
          <table:table-cell office:value-type="string">
            <text:p>Action</text:p>
          </table:table-cell>
          <table:table-cell office:value-type="string">
            <text:p>2.8</text:p>
          </table:table-cell>
          <table:table-cell office:value-type="string">
            <text:p>1 Player</text:p>
          </table:table-cell>
          <table:table-cell office:value-type="string">
            <text:p>From Sega 8-bit specialists Aspect comes one of many adaptations of Tim Burton's 1992 superhero sequel Batman Returns. Like other versions, it is a side-scrolling platformer. While very similar to the Master System version, the Game Gear version has slightly different levels and gameplay mechanics.****Batman must move through five stages on his way to defeat the Penguin. These include the streets and rooftops of Gotham City, Max Shreck's department store, the sewers, and the Penguin's lair. For the first four levels, a route can be selected from two options, allowing for different paths through the game.****Enemies standing in Batman's way can be defeated by throwing the Batarang at them, which will take out most baddies with one or just a few hits, even though the weapon's range is limited. Other tools Batman can use are a grappling hook to pull himself up to higher levels or swing across dangerous areas, and his cape, which can be used as a parachute, for more control during falls.****Unlike in the Master System version, Batman can take more than one hit: he has a health bar, which can be refilled with powerups hidden in bat symbols.</text:p>
          </table:table-cell>
          <table:table-cell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Batman Returns (World)&quot;&gt; &lt;year&gt;1992&lt;/year&gt; &lt;rating&gt;ESRB - E (Everyone)&lt;/rating&gt; &lt;title&gt;Batman Returns &lt;/title&gt; &lt;pub&gt;SEGA of America, Inc.&lt;/pub&gt; &lt;dev&gt;Aspect Co. Ltd.&lt;/dev&gt; &lt;genre&gt;Action&lt;/genre&gt; &lt;score&gt;2.8&lt;/score&gt; &lt;player&gt;1 Player&lt;/player&gt; &lt;story&gt;From Sega 8-bit specialists Aspect comes one of many adaptations of Tim Burton's 1992 superhero sequel Batman Returns. Like other versions, it is a side-scrolling platformer. While very similar to the Master System version, the Game Gear version has slightly different levels and gameplay mechanics.****Batman must move through five stages on his way to defeat the Penguin. These include the streets and rooftops of Gotham City, Max Shreck's department store, the sewers, and the Penguin's lair. For the first four levels, a route can be selected from two options, allowing for different paths through the game.****Enemies standing in Batman's way can be defeated by throwing the Batarang at them, which will take out most baddies with one or just a few hits, even though the weapon's range is limited. Other tools Batman can use are a grappling hook to pull himself up to higher levels or swing across dangerous areas, and his cape, which can be used as a parachute, for more control during falls.****Unlike in the Master System version, Batman can take more than one hit: he has a health bar, which can be refilled with powerups hidden in bat symbols.&lt;/story&gt; &lt;/game&gt;">
            <text:p>&lt;game name="Batman Returns (World)"&gt; &lt;year&gt;1992&lt;/year&gt; &lt;rating&gt;ESRB - E (Everyone)&lt;/rating&gt; &lt;title&gt;Batman Returns &lt;/title&gt; &lt;pub&gt;SEGA of America, Inc.&lt;/pub&gt; &lt;dev&gt;Aspect Co. Ltd.&lt;/dev&gt; &lt;genre&gt;Action&lt;/genre&gt; &lt;score&gt;2.8&lt;/score&gt; &lt;player&gt;1 Player&lt;/player&gt; &lt;story&gt;From Sega 8-bit specialists Aspect comes one of many adaptations of Tim Burton's 1992 superhero sequel Batman Returns. Like other versions, it is a side-scrolling platformer. While very similar to the Master System version, the Game Gear version has slightly different levels and gameplay mechanics.****Batman must move through five stages on his way to defeat the Penguin. These include the streets and rooftops of Gotham City, Max Shreck's department store, the sewers, and the Penguin's lair. For the first four levels, a route can be selected from two options, allowing for different paths through the game.****Enemies standing in Batman's way can be defeated by throwing the Batarang at them, which will take out most baddies with one or just a few hits, even though the weapon's range is limited. Other tools Batman can use are a grappling hook to pull himself up to higher levels or swing across dangerous areas, and his cape, which can be used as a parachute, for more control during falls.****Unlike in the Master System version, Batman can take more than one hit: he has a health bar, which can be refilled with powerups hidden in bat symbols.&lt;/story&gt; &lt;/game&gt;</text:p>
          </table:table-cell>
        </table:table-row>
        <table:table-row table:style-name="ro1">
          <table:table-cell office:value-type="string">
            <text:p>Batter Up (USA, Europe)</text:p>
          </table:table-cell>
          <table:table-cell office:value-type="string">
            <text:p>1991</text:p>
          </table:table-cell>
          <table:table-cell office:value-type="string">
            <text:p>ESRB - E (Everyone)</text:p>
          </table:table-cell>
          <table:table-cell office:value-type="string">
            <text:p>Batter Up </text:p>
          </table:table-cell>
          <table:table-cell office:value-type="string">
            <text:p>Namco Hometek Inc.</text:p>
          </table:table-cell>
          <table:table-cell office:value-type="string">
            <text:p>Namco Limited</text:p>
          </table:table-cell>
          <table:table-cell office:value-type="string">
            <text:p>Sports/Baseball</text:p>
          </table:table-cell>
          <table:table-cell office:value-type="string">
            <text:p>3.8</text:p>
          </table:table-cell>
          <table:table-cell office:value-type="string">
            <text:p>1-2 Players</text:p>
          </table:table-cell>
          <table:table-cell office:value-type="string">
            <text:p>Batter Up is a baseball game for one or two players. It features a fictional "Namco League" consisting of 14 teams, each with their own player roster, with different players having their own strengths and weaknesses. <text:s/>At the start of a game, players select their team, their opponent, game length (5 or 9 innings), stadium (Park or City - City having higher fences, thus making home runs more difficult) and starting pitcher. During a game, players will control all aspects: pitching, batting, running and fielding. A variety of throws plus curve balls are available for pitchers and batters have the ability to bunt. Substitutions for pitchers and batters are possible. <text:s/>The game has a password feature, allowing players to continue a series of games. Two-player mode works via the Gear-to-Gear cable.</text:p>
          </table:table-cell>
          <table:table-cell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Batter Up (USA, Europe)&quot;&gt; &lt;year&gt;1991&lt;/year&gt; &lt;rating&gt;ESRB - E (Everyone)&lt;/rating&gt; &lt;title&gt;Batter Up &lt;/title&gt; &lt;pub&gt;Namco Hometek Inc.&lt;/pub&gt; &lt;dev&gt;Namco Limited&lt;/dev&gt; &lt;genre&gt;Sports/Baseball&lt;/genre&gt; &lt;score&gt;3.8&lt;/score&gt; &lt;player&gt;1-2 Players&lt;/player&gt; &lt;story&gt;Batter Up is a baseball game for one or two players. It features a fictional &quot;Namco League&quot; consisting of 14 teams, each with their own player roster, with different players having their own strengths and weaknesses.  At the start of a game, players select their team, their opponent, game length (5 or 9 innings), stadium (Park or City - City having higher fences, thus making home runs more difficult) and starting pitcher. During a game, players will control all aspects: pitching, batting, running and fielding. A variety of throws plus curve balls are available for pitchers and batters have the ability to bunt. Substitutions for pitchers and batters are possible.  The game has a password feature, allowing players to continue a series of games. Two-player mode works via the Gear-to-Gear cable.&lt;/story&gt; &lt;/game&gt;">
            <text:p>&lt;game name="Batter Up (USA, Europe)"&gt; &lt;year&gt;1991&lt;/year&gt; &lt;rating&gt;ESRB - E (Everyone)&lt;/rating&gt; &lt;title&gt;Batter Up &lt;/title&gt; &lt;pub&gt;Namco Hometek Inc.&lt;/pub&gt; &lt;dev&gt;Namco Limited&lt;/dev&gt; &lt;genre&gt;Sports/Baseball&lt;/genre&gt; &lt;score&gt;3.8&lt;/score&gt; &lt;player&gt;1-2 Players&lt;/player&gt; &lt;story&gt;Batter Up is a baseball game for one or two players. It features a fictional "Namco League" consisting of 14 teams, each with their own player roster, with different players having their own strengths and weaknesses. <text:s/>At the start of a game, players select their team, their opponent, game length (5 or 9 innings), stadium (Park or City - City having higher fences, thus making home runs more difficult) and starting pitcher. During a game, players will control all aspects: pitching, batting, running and fielding. A variety of throws plus curve balls are available for pitchers and batters have the ability to bunt. Substitutions for pitchers and batters are possible. <text:s/>The game has a password feature, allowing players to continue a series of games. Two-player mode works via the Gear-to-Gear cable.&lt;/story&gt; &lt;/game&gt;</text:p>
          </table:table-cell>
        </table:table-row>
        <table:table-row table:style-name="ro1">
          <table:table-cell office:value-type="string">
            <text:p>Battleship (USA, Europe)</text:p>
          </table:table-cell>
          <table:table-cell office:value-type="string">
            <text:p>1993</text:p>
          </table:table-cell>
          <table:table-cell office:value-type="string">
            <text:p>ESRB - E (Everyone)</text:p>
          </table:table-cell>
          <table:table-cell office:value-type="string">
            <text:p>Battleship </text:p>
          </table:table-cell>
          <table:table-cell table:number-columns-repeated="2" office:value-type="string">
            <text:p>Mindscape, Inc.</text:p>
          </table:table-cell>
          <table:table-cell office:value-type="string">
            <text:p>Board Games</text:p>
          </table:table-cell>
          <table:table-cell office:value-type="string">
            <text:p>3.6</text:p>
          </table:table-cell>
          <table:table-cell office:value-type="string">
            <text:p>1 Player</text:p>
          </table:table-cell>
          <table:table-cell office:value-type="string">
            <text:p>Battleship for the NES is like the pen and paper battleship game with a few notable differences. The changes include the grid size that is 12 by 8 instead of the standard 10 by 10, the 3-grid unit long submarine has been removed, and only one shot can be made per turn regardless of if it hits or not. The most notable difference is that multiple weapons can be used. Each ship carries a special weapon that can fire many missiles many points across a set grid, for instance in an X pattern. The bigger the ship, the larger the grid area. Each ship can only shoot the special missile once per game and if the ship carrying the weapon is destroyed then the weapon becomes unusable.</text:p>
          </table:table-cell>
          <table:table-cell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Battleship (USA, Europe)&quot;&gt; &lt;year&gt;1993&lt;/year&gt; &lt;rating&gt;ESRB - E (Everyone)&lt;/rating&gt; &lt;title&gt;Battleship &lt;/title&gt; &lt;pub&gt;Mindscape, Inc.&lt;/pub&gt; &lt;dev&gt;Mindscape, Inc.&lt;/dev&gt; &lt;genre&gt;Board Games&lt;/genre&gt; &lt;score&gt;3.6&lt;/score&gt; &lt;player&gt;1 Player&lt;/player&gt; &lt;story&gt;Battleship for the NES is like the pen and paper battleship game with a few notable differences. The changes include the grid size that is 12 by 8 instead of the standard 10 by 10, the 3-grid unit long submarine has been removed, and only one shot can be made per turn regardless of if it hits or not. The most notable difference is that multiple weapons can be used. Each ship carries a special weapon that can fire many missiles many points across a set grid, for instance in an X pattern. The bigger the ship, the larger the grid area. Each ship can only shoot the special missile once per game and if the ship carrying the weapon is destroyed then the weapon becomes unusable.&lt;/story&gt; &lt;/game&gt;">
            <text:p>&lt;game name="Battleship (USA, Europe)"&gt; &lt;year&gt;1993&lt;/year&gt; &lt;rating&gt;ESRB - E (Everyone)&lt;/rating&gt; &lt;title&gt;Battleship &lt;/title&gt; &lt;pub&gt;Mindscape, Inc.&lt;/pub&gt; &lt;dev&gt;Mindscape, Inc.&lt;/dev&gt; &lt;genre&gt;Board Games&lt;/genre&gt; &lt;score&gt;3.6&lt;/score&gt; &lt;player&gt;1 Player&lt;/player&gt; &lt;story&gt;Battleship for the NES is like the pen and paper battleship game with a few notable differences. The changes include the grid size that is 12 by 8 instead of the standard 10 by 10, the 3-grid unit long submarine has been removed, and only one shot can be made per turn regardless of if it hits or not. The most notable difference is that multiple weapons can be used. Each ship carries a special weapon that can fire many missiles many points across a set grid, for instance in an X pattern. The bigger the ship, the larger the grid area. Each ship can only shoot the special missile once per game and if the ship carrying the weapon is destroyed then the weapon becomes unusable.&lt;/story&gt; &lt;/game&gt;</text:p>
          </table:table-cell>
        </table:table-row>
        <table:table-row table:style-name="ro1">
          <table:table-cell office:value-type="string">
            <text:p>Battletoads (USA)</text:p>
          </table:table-cell>
          <table:table-cell office:value-type="string">
            <text:p>1993</text:p>
          </table:table-cell>
          <table:table-cell office:value-type="string">
            <text:p>ESRB - E (Everyone)</text:p>
          </table:table-cell>
          <table:table-cell office:value-type="string">
            <text:p>Battletoads </text:p>
          </table:table-cell>
          <table:table-cell office:value-type="string">
            <text:p>Tradewest, Inc.</text:p>
          </table:table-cell>
          <table:table-cell office:value-type="string">
            <text:p>Rare, Ltd.</text:p>
          </table:table-cell>
          <table:table-cell office:value-type="string">
            <text:p>Beat-'Em-Up</text:p>
          </table:table-cell>
          <table:table-cell office:value-type="string">
            <text:p>4.4</text:p>
          </table:table-cell>
          <table:table-cell office:value-type="string">
            <text:p>1 Player</text:p>
          </table:table-cell>
          <table:table-cell office:value-type="string">
            <text:p>The Dark Queen has attacked and kidnapped (toadnapped?) your best buddy.. To make matters worse, she nabbed the best looking girl around! So, what will you do? Cry? Whimper? Hide? Call the Starcops? NO! Cause you're a Battletoad! Battletoads don't cry, hide or call for help! And they certainly don't whimper! They get MAD then they get EVEN! So grab your blaster, hop on the Toadster and go get 'em!****You will control a battletoad through various levels. Some are side-scrolling beat-em-ups, other are vertical drops down a shaft, fighting as you go, others have you riding a rocket or surfboard, shooting or avoiding enemies. At the end of each area, there is a boss. In some areas, about half-way through, you may have a mini-boss.</text:p>
          </table:table-cell>
          <table:table-cell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Battletoads (USA)&quot;&gt; &lt;year&gt;1993&lt;/year&gt; &lt;rating&gt;ESRB - E (Everyone)&lt;/rating&gt; &lt;title&gt;Battletoads &lt;/title&gt; &lt;pub&gt;Tradewest, Inc.&lt;/pub&gt; &lt;dev&gt;Rare, Ltd.&lt;/dev&gt; &lt;genre&gt;Beat-'Em-Up&lt;/genre&gt; &lt;score&gt;4.4&lt;/score&gt; &lt;player&gt;1 Player&lt;/player&gt; &lt;story&gt;The Dark Queen has attacked and kidnapped (toadnapped?) your best buddy.. To make matters worse, she nabbed the best looking girl around! So, what will you do? Cry? Whimper? Hide? Call the Starcops? NO! Cause you're a Battletoad! Battletoads don't cry, hide or call for help! And they certainly don't whimper! They get MAD then they get EVEN! So grab your blaster, hop on the Toadster and go get 'em!****You will control a battletoad through various levels. Some are side-scrolling beat-em-ups, other are vertical drops down a shaft, fighting as you go, others have you riding a rocket or surfboard, shooting or avoiding enemies. At the end of each area, there is a boss. In some areas, about half-way through, you may have a mini-boss.&lt;/story&gt; &lt;/game&gt;">
            <text:p>&lt;game name="Battletoads (USA)"&gt; &lt;year&gt;1993&lt;/year&gt; &lt;rating&gt;ESRB - E (Everyone)&lt;/rating&gt; &lt;title&gt;Battletoads &lt;/title&gt; &lt;pub&gt;Tradewest, Inc.&lt;/pub&gt; &lt;dev&gt;Rare, Ltd.&lt;/dev&gt; &lt;genre&gt;Beat-'Em-Up&lt;/genre&gt; &lt;score&gt;4.4&lt;/score&gt; &lt;player&gt;1 Player&lt;/player&gt; &lt;story&gt;The Dark Queen has attacked and kidnapped (toadnapped?) your best buddy.. To make matters worse, she nabbed the best looking girl around! So, what will you do? Cry? Whimper? Hide? Call the Starcops? NO! Cause you're a Battletoad! Battletoads don't cry, hide or call for help! And they certainly don't whimper! They get MAD then they get EVEN! So grab your blaster, hop on the Toadster and go get 'em!****You will control a battletoad through various levels. Some are side-scrolling beat-em-ups, other are vertical drops down a shaft, fighting as you go, others have you riding a rocket or surfboard, shooting or avoiding enemies. At the end of each area, there is a boss. In some areas, about half-way through, you may have a mini-boss.&lt;/story&gt; &lt;/game&gt;</text:p>
          </table:table-cell>
        </table:table-row>
        <table:table-row table:style-name="ro1">
          <table:table-cell office:value-type="string">
            <text:p>Beavis and Butt-head (USA)</text:p>
          </table:table-cell>
          <table:table-cell office:value-type="string">
            <text:p>1994</text:p>
          </table:table-cell>
          <table:table-cell office:value-type="string">
            <text:p>ESRB - T (Teen)</text:p>
          </table:table-cell>
          <table:table-cell office:value-type="string">
            <text:p>Beavis and Butt-head </text:p>
          </table:table-cell>
          <table:table-cell office:value-type="string">
            <text:p>Viacom New Media</text:p>
          </table:table-cell>
          <table:table-cell office:value-type="string">
            <text:p>NuFX </text:p>
          </table:table-cell>
          <table:table-cell office:value-type="string">
            <text:p>Adventure</text:p>
          </table:table-cell>
          <table:table-cell office:value-type="string">
            <text:p>2.8</text:p>
          </table:table-cell>
          <table:table-cell office:value-type="string">
            <text:p>1-2 Players</text:p>
          </table:table-cell>
          <table:table-cell office:value-type="string">
            <text:p>Beavis and Butt-Head want to go to a GWAR concert, but they do not have the money for the tickets. Thus the infamous duo sets out to search the whole town for enough cash. <text:s/>The game is basically a jump'n'run game and cannot be called platformer, since the are no platform. All stages consist solely of one linear floor. The main goal of each stage is just to get from left to right. However, at one point in the game, you reach a ticket counter, and you cannot proceed if you do not have enough money to buy the concert tickets. So apart from reaching the exit, each stage must be searched for money, which both lies around and is contained in lockers, dustbins, coin-operated telephones and other things. Sometimes, even primitive puzzles must solved, e.g. by picking up books and selling them in the book shop. <text:s/>The stages are filled with all kinds of life decreasing obstacles, mostly bombs, moving objects or vermin. Beavis and Butt-Head have no means of attacking or defending, so everything must be evaded. The player controls only Butt-Head, Beavis is just following and will do any action delayed. However, if any one of the two is hit, you loose energy (which can be restored by picking up food). Possible actions are running, jumping, ducking, picking up items and interacting with the object in the background (if possible).</text:p>
          </table:table-cell>
          <table:table-cell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Beavis and Butt-head (USA)&quot;&gt; &lt;year&gt;1994&lt;/year&gt; &lt;rating&gt;ESRB - T (Teen)&lt;/rating&gt; &lt;title&gt;Beavis and Butt-head &lt;/title&gt; &lt;pub&gt;Viacom New Media&lt;/pub&gt; &lt;dev&gt;NuFX &lt;/dev&gt; &lt;genre&gt;Adventure&lt;/genre&gt; &lt;score&gt;2.8&lt;/score&gt; &lt;player&gt;1-2 Players&lt;/player&gt; &lt;story&gt;Beavis and Butt-Head want to go to a GWAR concert, but they do not have the money for the tickets. Thus the infamous duo sets out to search the whole town for enough cash.  The game is basically a jump'n'run game and cannot be called platformer, since the are no platform. All stages consist solely of one linear floor. The main goal of each stage is just to get from left to right. However, at one point in the game, you reach a ticket counter, and you cannot proceed if you do not have enough money to buy the concert tickets. So apart from reaching the exit, each stage must be searched for money, which both lies around and is contained in lockers, dustbins, coin-operated telephones and other things. Sometimes, even primitive puzzles must solved, e.g. by picking up books and selling them in the book shop.  The stages are filled with all kinds of life decreasing obstacles, mostly bombs, moving objects or vermin. Beavis and Butt-Head have no means of attacking or defending, so everything must be evaded. The player controls only Butt-Head, Beavis is just following and will do any action delayed. However, if any one of the two is hit, you loose energy (which can be restored by picking up food). Possible actions are running, jumping, ducking, picking up items and interacting with the object in the background (if possible).&lt;/story&gt; &lt;/game&gt;">
            <text:p>&lt;game name="Beavis and Butt-head (USA)"&gt; &lt;year&gt;1994&lt;/year&gt; &lt;rating&gt;ESRB - T (Teen)&lt;/rating&gt; &lt;title&gt;Beavis and Butt-head &lt;/title&gt; &lt;pub&gt;Viacom New Media&lt;/pub&gt; &lt;dev&gt;NuFX &lt;/dev&gt; &lt;genre&gt;Adventure&lt;/genre&gt; &lt;score&gt;2.8&lt;/score&gt; &lt;player&gt;1-2 Players&lt;/player&gt; &lt;story&gt;Beavis and Butt-Head want to go to a GWAR concert, but they do not have the money for the tickets. Thus the infamous duo sets out to search the whole town for enough cash. <text:s/>The game is basically a jump'n'run game and cannot be called platformer, since the are no platform. All stages consist solely of one linear floor. The main goal of each stage is just to get from left to right. However, at one point in the game, you reach a ticket counter, and you cannot proceed if you do not have enough money to buy the concert tickets. So apart from reaching the exit, each stage must be searched for money, which both lies around and is contained in lockers, dustbins, coin-operated telephones and other things. Sometimes, even primitive puzzles must solved, e.g. by picking up books and selling them in the book shop. <text:s/>The stages are filled with all kinds of life decreasing obstacles, mostly bombs, moving objects or vermin. Beavis and Butt-Head have no means of attacking or defending, so everything must be evaded. The player controls only Butt-Head, Beavis is just following and will do any action delayed. However, if any one of the two is hit, you loose energy (which can be restored by picking up food). Possible actions are running, jumping, ducking, picking up items and interacting with the object in the background (if possible).&lt;/story&gt; &lt;/game&gt;</text:p>
          </table:table-cell>
        </table:table-row>
        <table:table-row table:style-name="ro1">
          <table:table-cell office:value-type="string">
            <text:p>Berenstain Bears' Camping Adventure, The (USA)</text:p>
          </table:table-cell>
          <table:table-cell office:value-type="string">
            <text:p>1994</text:p>
          </table:table-cell>
          <table:table-cell office:value-type="string">
            <text:p>ESRB - E (Everyone)</text:p>
          </table:table-cell>
          <table:table-cell office:value-type="string">
            <text:p>Berenstain Bears' Camping Adventure, The </text:p>
          </table:table-cell>
          <table:table-cell office:value-type="string">
            <text:p>SEGA of America, Inc.</text:p>
          </table:table-cell>
          <table:table-cell office:value-type="string">
            <text:p>Realtime Associates Seattle Division</text:p>
          </table:table-cell>
          <table:table-cell office:value-type="string">
            <text:p>Action</text:p>
          </table:table-cell>
          <table:table-cell office:value-type="string">
            <text:p>1.8</text:p>
          </table:table-cell>
          <table:table-cell office:value-type="string">
            <text:p>1 Player</text:p>
          </table:table-cell>
          <table:table-cell office:value-type="string">
            <text:p>A bear family - Father Bear, Mother Bear, Sister Bear, and Brother Bear - decide to go camping to the nearby forest. While they sit by the fire, the two cubs decide to explore the area. Visit dangerous places, avoid or destroy the enemies, and collect things that bears like most - such as honey or fresh fish!****You can play as either Sister or Brother Bear. From the beginning, you can access four different levels. Once you complete them, you'll unlock the final stage. The bears can jump, throw rocks at enemies, or swing a net to hit them. In each area there are a lot of things to gather - mostly food. After a level is completed, you'll be shown how much valuable stuff you have managed to get.</text:p>
          </table:table-cell>
          <table:table-cell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Berenstain Bears' Camping Adventure, The (USA)&quot;&gt; &lt;year&gt;1994&lt;/year&gt; &lt;rating&gt;ESRB - E (Everyone)&lt;/rating&gt; &lt;title&gt;Berenstain Bears' Camping Adventure, The &lt;/title&gt; &lt;pub&gt;SEGA of America, Inc.&lt;/pub&gt; &lt;dev&gt;Realtime Associates Seattle Division&lt;/dev&gt; &lt;genre&gt;Action&lt;/genre&gt; &lt;score&gt;1.8&lt;/score&gt; &lt;player&gt;1 Player&lt;/player&gt; &lt;story&gt;A bear family - Father Bear, Mother Bear, Sister Bear, and Brother Bear - decide to go camping to the nearby forest. While they sit by the fire, the two cubs decide to explore the area. Visit dangerous places, avoid or destroy the enemies, and collect things that bears like most - such as honey or fresh fish!****You can play as either Sister or Brother Bear. From the beginning, you can access four different levels. Once you complete them, you'll unlock the final stage. The bears can jump, throw rocks at enemies, or swing a net to hit them. In each area there are a lot of things to gather - mostly food. After a level is completed, you'll be shown how much valuable stuff you have managed to get.&lt;/story&gt; &lt;/game&gt;">
            <text:p>&lt;game name="Berenstain Bears' Camping Adventure, The (USA)"&gt; &lt;year&gt;1994&lt;/year&gt; &lt;rating&gt;ESRB - E (Everyone)&lt;/rating&gt; &lt;title&gt;Berenstain Bears' Camping Adventure, The &lt;/title&gt; &lt;pub&gt;SEGA of America, Inc.&lt;/pub&gt; &lt;dev&gt;Realtime Associates Seattle Division&lt;/dev&gt; &lt;genre&gt;Action&lt;/genre&gt; &lt;score&gt;1.8&lt;/score&gt; &lt;player&gt;1 Player&lt;/player&gt; &lt;story&gt;A bear family - Father Bear, Mother Bear, Sister Bear, and Brother Bear - decide to go camping to the nearby forest. While they sit by the fire, the two cubs decide to explore the area. Visit dangerous places, avoid or destroy the enemies, and collect things that bears like most - such as honey or fresh fish!****You can play as either Sister or Brother Bear. From the beginning, you can access four different levels. Once you complete them, you'll unlock the final stage. The bears can jump, throw rocks at enemies, or swing a net to hit them. In each area there are a lot of things to gather - mostly food. After a level is completed, you'll be shown how much valuable stuff you have managed to get.&lt;/story&gt; &lt;/game&gt;</text:p>
          </table:table-cell>
        </table:table-row>
        <table:table-row table:style-name="ro1">
          <table:table-cell office:value-type="string">
            <text:p>Berlin no Kabe (Japan)</text:p>
          </table:table-cell>
          <table:table-cell office:value-type="string">
            <text:p>1991</text:p>
          </table:table-cell>
          <table:table-cell office:value-type="string">
            <text:p>ESRB - E (Everyone)</text:p>
          </table:table-cell>
          <table:table-cell office:value-type="string">
            <text:p>Berlin no Kabe </text:p>
          </table:table-cell>
          <table:table-cell office:value-type="string">
            <text:p>Kaneko Co., Ltd.</text:p>
          </table:table-cell>
          <table:table-cell office:value-type="string">
            <text:p>Inter State Co., Ltd.</text:p>
          </table:table-cell>
          <table:table-cell office:value-type="string">
            <text:p>Action</text:p>
          </table:table-cell>
          <table:table-cell office:value-type="string">
            <text:p>4.5</text:p>
          </table:table-cell>
          <table:table-cell office:value-type="string">
            <text:p>1-2 Players</text:p>
          </table:table-cell>
          <table:table-cell office:value-type="string">
            <text:p>The Berlinwall is the Game Gear version of the arcade game The Berlinwall. While the gameplay mechanics are identical, there are some significant changes. Foremost, the game adds a story: the player takes the role of a boy who searches for his mother who wanted to visit a neighbour town. Unfortunately, the only thing he finds is a huge wall. When trying to sneak through a hole, he is transported to a strange, hostile place... <text:s/>Each level (one non-scrolling screen) consists of several platforms which are interconnected with ladders. Another thing which is found in the levels are monsters which walk around and try to catch and kill the main character. His only way of defense is the hammer which is used to punch holes in the platforms: when monsters walk over them, they get stuck. When using the hammer on those trapped monsters, the platform is filled up again, the monster falls down and is killed. There are two added benefits: a falling monsters is deadly to other monsters and it leaves a power-up behind, e.g. an extension of the time limit or a stronger hammer.. Sometimes the player encounters boss monsters which require a bigger hole. <text:s/>While some levels are based on the arcade version, others are different. This version also adds a shop where the player can buy power-ups. It can be visited before taking on the world's boss.</text:p>
          </table:table-cell>
          <table:table-cell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Berlin no Kabe (Japan)&quot;&gt; &lt;year&gt;1991&lt;/year&gt; &lt;rating&gt;ESRB - E (Everyone)&lt;/rating&gt; &lt;title&gt;Berlin no Kabe &lt;/title&gt; &lt;pub&gt;Kaneko Co., Ltd.&lt;/pub&gt; &lt;dev&gt;Inter State Co., Ltd.&lt;/dev&gt; &lt;genre&gt;Action&lt;/genre&gt; &lt;score&gt;4.5&lt;/score&gt; &lt;player&gt;1-2 Players&lt;/player&gt; &lt;story&gt;The Berlinwall is the Game Gear version of the arcade game The Berlinwall. While the gameplay mechanics are identical, there are some significant changes. Foremost, the game adds a story: the player takes the role of a boy who searches for his mother who wanted to visit a neighbour town. Unfortunately, the only thing he finds is a huge wall. When trying to sneak through a hole, he is transported to a strange, hostile place...  Each level (one non-scrolling screen) consists of several platforms which are interconnected with ladders. Another thing which is found in the levels are monsters which walk around and try to catch and kill the main character. His only way of defense is the hammer which is used to punch holes in the platforms: when monsters walk over them, they get stuck. When using the hammer on those trapped monsters, the platform is filled up again, the monster falls down and is killed. There are two added benefits: a falling monsters is deadly to other monsters and it leaves a power-up behind, e.g. an extension of the time limit or a stronger hammer.. Sometimes the player encounters boss monsters which require a bigger hole.  While some levels are based on the arcade version, others are different. This version also adds a shop where the player can buy power-ups. It can be visited before taking on the world's boss.&lt;/story&gt; &lt;/game&gt;">
            <text:p>&lt;game name="Berlin no Kabe (Japan)"&gt; &lt;year&gt;1991&lt;/year&gt; &lt;rating&gt;ESRB - E (Everyone)&lt;/rating&gt; &lt;title&gt;Berlin no Kabe &lt;/title&gt; &lt;pub&gt;Kaneko Co., Ltd.&lt;/pub&gt; &lt;dev&gt;Inter State Co., Ltd.&lt;/dev&gt; &lt;genre&gt;Action&lt;/genre&gt; &lt;score&gt;4.5&lt;/score&gt; &lt;player&gt;1-2 Players&lt;/player&gt; &lt;story&gt;The Berlinwall is the Game Gear version of the arcade game The Berlinwall. While the gameplay mechanics are identical, there are some significant changes. Foremost, the game adds a story: the player takes the role of a boy who searches for his mother who wanted to visit a neighbour town. Unfortunately, the only thing he finds is a huge wall. When trying to sneak through a hole, he is transported to a strange, hostile place... <text:s/>Each level (one non-scrolling screen) consists of several platforms which are interconnected with ladders. Another thing which is found in the levels are monsters which walk around and try to catch and kill the main character. His only way of defense is the hammer which is used to punch holes in the platforms: when monsters walk over them, they get stuck. When using the hammer on those trapped monsters, the platform is filled up again, the monster falls down and is killed. There are two added benefits: a falling monsters is deadly to other monsters and it leaves a power-up behind, e.g. an extension of the time limit or a stronger hammer.. Sometimes the player encounters boss monsters which require a bigger hole. <text:s/>While some levels are based on the arcade version, others are different. This version also adds a shop where the player can buy power-ups. It can be visited before taking on the world's boss.&lt;/story&gt; &lt;/game&gt;</text:p>
          </table:table-cell>
        </table:table-row>
        <table:table-row table:style-name="ro1">
          <table:table-cell office:value-type="string">
            <text:p>Bishoujo Senshi Sailor Moon S (Japan)</text:p>
          </table:table-cell>
          <table:table-cell office:value-type="string">
            <text:p>1995</text:p>
          </table:table-cell>
          <table:table-cell office:value-type="string">
            <text:p>ESRB - E (Everyone)</text:p>
          </table:table-cell>
          <table:table-cell office:value-type="string">
            <text:p>Bishoujo Senshi Sailor Moon S </text:p>
          </table:table-cell>
          <table:table-cell table:number-columns-repeated="2" office:value-type="string">
            <text:p>Bandai Co., Ltd.</text:p>
          </table:table-cell>
          <table:table-cell office:value-type="string">
            <text:p>Action</text:p>
          </table:table-cell>
          <table:table-cell office:value-type="string">
            <text:p>2.7</text:p>
          </table:table-cell>
          <table:table-cell office:value-type="string">
            <text:p>1 Player</text:p>
          </table:table-cell>
          <table:table-cell office:value-type="string">
            <text:p>The game is based on the animé series of the same name. The heroine of the series is Tsukino Usagi, a schoolgirl who possesses unique powers as Sailor Moon, one of the fighters for the futuristic Moon Kingdom. Her mission is to protect the princess of the Moon Kingdom. She and her friends fight against the forces of darkness, led by the Queen Beryl and the Prince Diamond.****This game is an action platformer in which you can play either as Usagi or as Chibiusa, the future princess of the Moon Kingdom. You can jump, kneel, crawl, and punch and kick the enemies who will bother you on your way.</text:p>
          </table:table-cell>
          <table:table-cell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Bishoujo Senshi Sailor Moon S (Japan)&quot;&gt; &lt;year&gt;1995&lt;/year&gt; &lt;rating&gt;ESRB - E (Everyone)&lt;/rating&gt; &lt;title&gt;Bishoujo Senshi Sailor Moon S &lt;/title&gt; &lt;pub&gt;Bandai Co., Ltd.&lt;/pub&gt; &lt;dev&gt;Bandai Co., Ltd.&lt;/dev&gt; &lt;genre&gt;Action&lt;/genre&gt; &lt;score&gt;2.7&lt;/score&gt; &lt;player&gt;1 Player&lt;/player&gt; &lt;story&gt;The game is based on the animé series of the same name. The heroine of the series is Tsukino Usagi, a schoolgirl who possesses unique powers as Sailor Moon, one of the fighters for the futuristic Moon Kingdom. Her mission is to protect the princess of the Moon Kingdom. She and her friends fight against the forces of darkness, led by the Queen Beryl and the Prince Diamond.****This game is an action platformer in which you can play either as Usagi or as Chibiusa, the future princess of the Moon Kingdom. You can jump, kneel, crawl, and punch and kick the enemies who will bother you on your way.&lt;/story&gt; &lt;/game&gt;">
            <text:p>&lt;game name="Bishoujo Senshi Sailor Moon S (Japan)"&gt; &lt;year&gt;1995&lt;/year&gt; &lt;rating&gt;ESRB - E (Everyone)&lt;/rating&gt; &lt;title&gt;Bishoujo Senshi Sailor Moon S &lt;/title&gt; &lt;pub&gt;Bandai Co., Ltd.&lt;/pub&gt; &lt;dev&gt;Bandai Co., Ltd.&lt;/dev&gt; &lt;genre&gt;Action&lt;/genre&gt; &lt;score&gt;2.7&lt;/score&gt; &lt;player&gt;1 Player&lt;/player&gt; &lt;story&gt;The game is based on the animé series of the same name. The heroine of the series is Tsukino Usagi, a schoolgirl who possesses unique powers as Sailor Moon, one of the fighters for the futuristic Moon Kingdom. Her mission is to protect the princess of the Moon Kingdom. She and her friends fight against the forces of darkness, led by the Queen Beryl and the Prince Diamond.****This game is an action platformer in which you can play either as Usagi or as Chibiusa, the future princess of the Moon Kingdom. You can jump, kneel, crawl, and punch and kick the enemies who will bother you on your way.&lt;/story&gt; &lt;/game&gt;</text:p>
          </table:table-cell>
        </table:table-row>
        <table:table-row table:style-name="ro1">
          <table:table-cell office:value-type="string">
            <text:p>Bonkers Wax Up! (USA, Europe)</text:p>
          </table:table-cell>
          <table:table-cell office:value-type="string">
            <text:p>1995</text:p>
          </table:table-cell>
          <table:table-cell office:value-type="string">
            <text:p>ESRB - E (Everyone)</text:p>
          </table:table-cell>
          <table:table-cell office:value-type="string">
            <text:p>Bonkers Wax Up! </text:p>
          </table:table-cell>
          <table:table-cell office:value-type="string">
            <text:p>SEGA of America, Inc.</text:p>
          </table:table-cell>
          <table:table-cell office:value-type="string">
            <text:p>Al Baker &amp; Associates</text:p>
          </table:table-cell>
          <table:table-cell office:value-type="string">
            <text:p>Platform</text:p>
          </table:table-cell>
          <table:table-cell office:value-type="string">
            <text:p>2.9</text:p>
          </table:table-cell>
          <table:table-cell office:value-type="string">
            <text:p>1 Player</text:p>
          </table:table-cell>
          <table:table-cell office:value-type="string">
            <text:p>Madame Who-Said has been coating famous Toons in wax to make statues for her Wax Museum, and the next victim will be Bonkers! Now he needs to stop her, free his pal Lucky and find the Toon Toaster to un-wax the Toons.****In this platform game, the player controls Bonkers through several levels where he must find 7 pickle clues. By pressing the pause button, a compass is shown, with the number of remaining clues and the direction of the next one. Bonkers can run (by holding button 1), jump (button 2) , duck and slide (by running and pressing the opposite direction on the d-pad).****Bonkers will find several items to restore his health (like cups of coffee, donuts, slices of pizza and badges) as well as some bonus items. He'll also find some of his friends, like Marylin, who'll show him the way to bonus levels, where he must find pieces of the Toon Toaster. In these bonus levels, Bonkers will ride a mine cart in a rail course, trying to collect items.****After a row of sub-levels, Bonkers will have to fight a boss, usually villains from the TV show.</text:p>
          </table:table-cell>
          <table:table-cell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Bonkers Wax Up! (USA, Europe)&quot;&gt; &lt;year&gt;1995&lt;/year&gt; &lt;rating&gt;ESRB - E (Everyone)&lt;/rating&gt; &lt;title&gt;Bonkers Wax Up! &lt;/title&gt; &lt;pub&gt;SEGA of America, Inc.&lt;/pub&gt; &lt;dev&gt;Al Baker &amp; Associates&lt;/dev&gt; &lt;genre&gt;Platform&lt;/genre&gt; &lt;score&gt;2.9&lt;/score&gt; &lt;player&gt;1 Player&lt;/player&gt; &lt;story&gt;Madame Who-Said has been coating famous Toons in wax to make statues for her Wax Museum, and the next victim will be Bonkers! Now he needs to stop her, free his pal Lucky and find the Toon Toaster to un-wax the Toons.****In this platform game, the player controls Bonkers through several levels where he must find 7 pickle clues. By pressing the pause button, a compass is shown, with the number of remaining clues and the direction of the next one. Bonkers can run (by holding button 1), jump (button 2) , duck and slide (by running and pressing the opposite direction on the d-pad).****Bonkers will find several items to restore his health (like cups of coffee, donuts, slices of pizza and badges) as well as some bonus items. He'll also find some of his friends, like Marylin, who'll show him the way to bonus levels, where he must find pieces of the Toon Toaster. In these bonus levels, Bonkers will ride a mine cart in a rail course, trying to collect items.****After a row of sub-levels, Bonkers will have to fight a boss, usually villains from the TV show.&lt;/story&gt; &lt;/game&gt;">
            <text:p>&lt;game name="Bonkers Wax Up! (USA, Europe)"&gt; &lt;year&gt;1995&lt;/year&gt; &lt;rating&gt;ESRB - E (Everyone)&lt;/rating&gt; &lt;title&gt;Bonkers Wax Up! &lt;/title&gt; &lt;pub&gt;SEGA of America, Inc.&lt;/pub&gt; &lt;dev&gt;Al Baker &amp; Associates&lt;/dev&gt; &lt;genre&gt;Platform&lt;/genre&gt; &lt;score&gt;2.9&lt;/score&gt; &lt;player&gt;1 Player&lt;/player&gt; &lt;story&gt;Madame Who-Said has been coating famous Toons in wax to make statues for her Wax Museum, and the next victim will be Bonkers! Now he needs to stop her, free his pal Lucky and find the Toon Toaster to un-wax the Toons.****In this platform game, the player controls Bonkers through several levels where he must find 7 pickle clues. By pressing the pause button, a compass is shown, with the number of remaining clues and the direction of the next one. Bonkers can run (by holding button 1), jump (button 2) , duck and slide (by running and pressing the opposite direction on the d-pad).****Bonkers will find several items to restore his health (like cups of coffee, donuts, slices of pizza and badges) as well as some bonus items. He'll also find some of his friends, like Marylin, who'll show him the way to bonus levels, where he must find pieces of the Toon Toaster. In these bonus levels, Bonkers will ride a mine cart in a rail course, trying to collect items.****After a row of sub-levels, Bonkers will have to fight a boss, usually villains from the TV show.&lt;/story&gt; &lt;/game&gt;</text:p>
          </table:table-cell>
        </table:table-row>
        <table:table-row table:style-name="ro1">
          <table:table-cell office:value-type="string">
            <text:p>Bram Stoker's Dracula (USA)</text:p>
          </table:table-cell>
          <table:table-cell office:value-type="string">
            <text:p>1993</text:p>
          </table:table-cell>
          <table:table-cell office:value-type="string">
            <text:p>ESRB - K-A (Kids to Adults)</text:p>
          </table:table-cell>
          <table:table-cell office:value-type="string">
            <text:p>Bram Stoker's Dracula </text:p>
          </table:table-cell>
          <table:table-cell office:value-type="string">
            <text:p>Sony Imagesoft</text:p>
          </table:table-cell>
          <table:table-cell office:value-type="string">
            <text:p>Probe Software Ltd.</text:p>
          </table:table-cell>
          <table:table-cell office:value-type="string">
            <text:p>Action</text:p>
          </table:table-cell>
          <table:table-cell office:value-type="string">
            <text:p>3.4</text:p>
          </table:table-cell>
          <table:table-cell office:value-type="string">
            <text:p>1 Player</text:p>
          </table:table-cell>
          <table:table-cell office:value-type="string">
            <text:p>Bram Stroker's Dracula is a side-scroller platform game loosely based on the 1992 film of the same name. Players take the role of Jonathan Harker whose mission to to destroy Count Dracula by first heading to Transylvania and then London.****Jonathan Harker can move left and right, jump and attack with a weapon, the most basic of which is a knife. The status display on the screen shows Harker's health bar, countdown timer to complete the level and currently held weapon. <text:s/>Throughout the levels question mark boxes (similar to the Mario games) can be found, attacking these will reveal power ups which include health restoration, timer increase and new weapons. Among these new weapons are axes, daggers and a shotgun. Question mark boxes can also be used as platforms to reach other areas and enemies. Each stage is divided into two sections: the "Daytime" and the "Nighttime". These are entirely different levels comparable to stage 1-a and 1-b. Harker must jump to various platforms and obstacles and defeat minor enemies throughout the levels. The end of a Nighttime level is usually guarded by a boss creature who must be defeated to progress.</text:p>
          </table:table-cell>
          <table:table-cell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Bram Stoker's Dracula (USA)&quot;&gt; &lt;year&gt;1993&lt;/year&gt; &lt;rating&gt;ESRB - K-A (Kids to Adults)&lt;/rating&gt; &lt;title&gt;Bram Stoker's Dracula &lt;/title&gt; &lt;pub&gt;Sony Imagesoft&lt;/pub&gt; &lt;dev&gt;Probe Software Ltd.&lt;/dev&gt; &lt;genre&gt;Action&lt;/genre&gt; &lt;score&gt;3.4&lt;/score&gt; &lt;player&gt;1 Player&lt;/player&gt; &lt;story&gt;Bram Stroker's Dracula is a side-scroller platform game loosely based on the 1992 film of the same name. Players take the role of Jonathan Harker whose mission to to destroy Count Dracula by first heading to Transylvania and then London.****Jonathan Harker can move left and right, jump and attack with a weapon, the most basic of which is a knife. The status display on the screen shows Harker's health bar, countdown timer to complete the level and currently held weapon.  Throughout the levels question mark boxes (similar to the Mario games) can be found, attacking these will reveal power ups which include health restoration, timer increase and new weapons. Among these new weapons are axes, daggers and a shotgun. Question mark boxes can also be used as platforms to reach other areas and enemies. Each stage is divided into two sections: the &quot;Daytime&quot; and the &quot;Nighttime&quot;. These are entirely different levels comparable to stage 1-a and 1-b. Harker must jump to various platforms and obstacles and defeat minor enemies throughout the levels. The end of a Nighttime level is usually guarded by a boss creature who must be defeated to progress.&lt;/story&gt; &lt;/game&gt;">
            <text:p>&lt;game name="Bram Stoker's Dracula (USA)"&gt; &lt;year&gt;1993&lt;/year&gt; &lt;rating&gt;ESRB - K-A (Kids to Adults)&lt;/rating&gt; &lt;title&gt;Bram Stoker's Dracula &lt;/title&gt; &lt;pub&gt;Sony Imagesoft&lt;/pub&gt; &lt;dev&gt;Probe Software Ltd.&lt;/dev&gt; &lt;genre&gt;Action&lt;/genre&gt; &lt;score&gt;3.4&lt;/score&gt; &lt;player&gt;1 Player&lt;/player&gt; &lt;story&gt;Bram Stroker's Dracula is a side-scroller platform game loosely based on the 1992 film of the same name. Players take the role of Jonathan Harker whose mission to to destroy Count Dracula by first heading to Transylvania and then London.****Jonathan Harker can move left and right, jump and attack with a weapon, the most basic of which is a knife. The status display on the screen shows Harker's health bar, countdown timer to complete the level and currently held weapon. <text:s/>Throughout the levels question mark boxes (similar to the Mario games) can be found, attacking these will reveal power ups which include health restoration, timer increase and new weapons. Among these new weapons are axes, daggers and a shotgun. Question mark boxes can also be used as platforms to reach other areas and enemies. Each stage is divided into two sections: the "Daytime" and the "Nighttime". These are entirely different levels comparable to stage 1-a and 1-b. Harker must jump to various platforms and obstacles and defeat minor enemies throughout the levels. The end of a Nighttime level is usually guarded by a boss creature who must be defeated to progress.&lt;/story&gt; &lt;/game&gt;</text:p>
          </table:table-cell>
        </table:table-row>
        <table:table-row table:style-name="ro1">
          <table:table-cell office:value-type="string">
            <text:p>Bubble Bobble (USA, Europe)</text:p>
          </table:table-cell>
          <table:table-cell office:value-type="string">
            <text:p>1994</text:p>
          </table:table-cell>
          <table:table-cell office:value-type="string">
            <text:p>ESRB - E (Everyone)</text:p>
          </table:table-cell>
          <table:table-cell office:value-type="string">
            <text:p>Bubble Bobble </text:p>
          </table:table-cell>
          <table:table-cell office:value-type="string">
            <text:p>Taito America Corporation</text:p>
          </table:table-cell>
          <table:table-cell office:value-type="string">
            <text:p>Taito Corporation</text:p>
          </table:table-cell>
          <table:table-cell office:value-type="string">
            <text:p>Platform</text:p>
          </table:table-cell>
          <table:table-cell office:value-type="string">
            <text:p>4.8</text:p>
          </table:table-cell>
          <table:table-cell office:value-type="string">
            <text:p>1 Player</text:p>
          </table:table-cell>
          <table:table-cell office:value-type="string">
            <text:p>Bubble Bobble is the story of two humans, Bub and Bob who wander into the mysterious cave of monsters and magically turn into dinosaurs. The only way to transform back is to reach the end of the cave...****Bubble Bobble is a platform game, with each level being a single screen. The enemies must be cleared from a level to go to the next one. With one player controlling Bub and the other controlling Bob, the player can jump and collect items for points (such as fruit). The real power Bub and Bob have however is the ability to blow bubbles. These bubbles can be as platforms to leap on, or to trap enemies. Enemies trapped in a bubble must be popped by jumping into them, wherein they'll turn to fruit. Additionally, power-ups sometimes float by in bubbles. They include lightning, which flies out horizontally at enemies, and water, which drags the player and enemies straight down flowing over platforms. Taking too long to complete any level will summon Baron Von Blubba, who will float around the screen trying to destroy the player.</text:p>
          </table:table-cell>
          <table:table-cell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Bubble Bobble (USA, Europe)&quot;&gt; &lt;year&gt;1994&lt;/year&gt; &lt;rating&gt;ESRB - E (Everyone)&lt;/rating&gt; &lt;title&gt;Bubble Bobble &lt;/title&gt; &lt;pub&gt;Taito America Corporation&lt;/pub&gt; &lt;dev&gt;Taito Corporation&lt;/dev&gt; &lt;genre&gt;Platform&lt;/genre&gt; &lt;score&gt;4.8&lt;/score&gt; &lt;player&gt;1 Player&lt;/player&gt; &lt;story&gt;Bubble Bobble is the story of two humans, Bub and Bob who wander into the mysterious cave of monsters and magically turn into dinosaurs. The only way to transform back is to reach the end of the cave...****Bubble Bobble is a platform game, with each level being a single screen. The enemies must be cleared from a level to go to the next one. With one player controlling Bub and the other controlling Bob, the player can jump and collect items for points (such as fruit). The real power Bub and Bob have however is the ability to blow bubbles. These bubbles can be as platforms to leap on, or to trap enemies. Enemies trapped in a bubble must be popped by jumping into them, wherein they'll turn to fruit. Additionally, power-ups sometimes float by in bubbles. They include lightning, which flies out horizontally at enemies, and water, which drags the player and enemies straight down flowing over platforms. Taking too long to complete any level will summon Baron Von Blubba, who will float around the screen trying to destroy the player.&lt;/story&gt; &lt;/game&gt;">
            <text:p>&lt;game name="Bubble Bobble (USA, Europe)"&gt; &lt;year&gt;1994&lt;/year&gt; &lt;rating&gt;ESRB - E (Everyone)&lt;/rating&gt; &lt;title&gt;Bubble Bobble &lt;/title&gt; &lt;pub&gt;Taito America Corporation&lt;/pub&gt; &lt;dev&gt;Taito Corporation&lt;/dev&gt; &lt;genre&gt;Platform&lt;/genre&gt; &lt;score&gt;4.8&lt;/score&gt; &lt;player&gt;1 Player&lt;/player&gt; &lt;story&gt;Bubble Bobble is the story of two humans, Bub and Bob who wander into the mysterious cave of monsters and magically turn into dinosaurs. The only way to transform back is to reach the end of the cave...****Bubble Bobble is a platform game, with each level being a single screen. The enemies must be cleared from a level to go to the next one. With one player controlling Bub and the other controlling Bob, the player can jump and collect items for points (such as fruit). The real power Bub and Bob have however is the ability to blow bubbles. These bubbles can be as platforms to leap on, or to trap enemies. Enemies trapped in a bubble must be popped by jumping into them, wherein they'll turn to fruit. Additionally, power-ups sometimes float by in bubbles. They include lightning, which flies out horizontally at enemies, and water, which drags the player and enemies straight down flowing over platforms. Taking too long to complete any level will summon Baron Von Blubba, who will float around the screen trying to destroy the player.&lt;/story&gt; &lt;/game&gt;</text:p>
          </table:table-cell>
        </table:table-row>
        <table:table-row table:style-name="ro1">
          <table:table-cell office:value-type="string">
            <text:p>Bugs Bunny in Double Trouble (USA, Europe)</text:p>
          </table:table-cell>
          <table:table-cell office:value-type="string">
            <text:p>1996</text:p>
          </table:table-cell>
          <table:table-cell office:value-type="string">
            <text:p>ESRB - E (Everyone)</text:p>
          </table:table-cell>
          <table:table-cell office:value-type="string">
            <text:p>Bugs Bunny in Double Trouble </text:p>
          </table:table-cell>
          <table:table-cell office:value-type="string">
            <text:p>SEGA Enterprises Ltd.</text:p>
          </table:table-cell>
          <table:table-cell office:value-type="string">
            <text:p>Probe Entertainment Ltd.|Atod AB</text:p>
          </table:table-cell>
          <table:table-cell office:value-type="string">
            <text:p>Action</text:p>
          </table:table-cell>
          <table:table-cell office:value-type="string">
            <text:p>3.8</text:p>
          </table:table-cell>
          <table:table-cell office:value-type="string">
            <text:p>1 Player</text:p>
          </table:table-cell>
          <table:table-cell office:value-type="string">
            <text:p>The game is based on the Looney Tunes cartoon movies. Bugs Bunny falls asleep, and in his dream sees Yosemite Sam developing a robot called Gossamer. The robot disobeys the commands of his master and goes out of control. Now Bugs Bunny has to enter the TV world and to correct things, bringing order back to the lives of Looney Tunes inhabitants.****The game consists of several platform-based stages, each one having a different goal (guiding another character to a safe place, defeating a big monster, etc.) Bugs Bunny can jump and run quickly, as well as collect items and throw them at enemies.</text:p>
          </table:table-cell>
          <table:table-cell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Bugs Bunny in Double Trouble (USA, Europe)&quot;&gt; &lt;year&gt;1996&lt;/year&gt; &lt;rating&gt;ESRB - E (Everyone)&lt;/rating&gt; &lt;title&gt;Bugs Bunny in Double Trouble &lt;/title&gt; &lt;pub&gt;SEGA Enterprises Ltd.&lt;/pub&gt; &lt;dev&gt;Probe Entertainment Ltd.|Atod AB&lt;/dev&gt; &lt;genre&gt;Action&lt;/genre&gt; &lt;score&gt;3.8&lt;/score&gt; &lt;player&gt;1 Player&lt;/player&gt; &lt;story&gt;The game is based on the Looney Tunes cartoon movies. Bugs Bunny falls asleep, and in his dream sees Yosemite Sam developing a robot called Gossamer. The robot disobeys the commands of his master and goes out of control. Now Bugs Bunny has to enter the TV world and to correct things, bringing order back to the lives of Looney Tunes inhabitants.****The game consists of several platform-based stages, each one having a different goal (guiding another character to a safe place, defeating a big monster, etc.) Bugs Bunny can jump and run quickly, as well as collect items and throw them at enemies.&lt;/story&gt; &lt;/game&gt;">
            <text:p>&lt;game name="Bugs Bunny in Double Trouble (USA, Europe)"&gt; &lt;year&gt;1996&lt;/year&gt; &lt;rating&gt;ESRB - E (Everyone)&lt;/rating&gt; &lt;title&gt;Bugs Bunny in Double Trouble &lt;/title&gt; &lt;pub&gt;SEGA Enterprises Ltd.&lt;/pub&gt; &lt;dev&gt;Probe Entertainment Ltd.|Atod AB&lt;/dev&gt; &lt;genre&gt;Action&lt;/genre&gt; &lt;score&gt;3.8&lt;/score&gt; &lt;player&gt;1 Player&lt;/player&gt; &lt;story&gt;The game is based on the Looney Tunes cartoon movies. Bugs Bunny falls asleep, and in his dream sees Yosemite Sam developing a robot called Gossamer. The robot disobeys the commands of his master and goes out of control. Now Bugs Bunny has to enter the TV world and to correct things, bringing order back to the lives of Looney Tunes inhabitants.****The game consists of several platform-based stages, each one having a different goal (guiding another character to a safe place, defeating a big monster, etc.) Bugs Bunny can jump and run quickly, as well as collect items and throw them at enemies.&lt;/story&gt; &lt;/game&gt;</text:p>
          </table:table-cell>
        </table:table-row>
        <table:table-row table:style-name="ro1">
          <table:table-cell office:value-type="string">
            <text:p>Bust-A-Move (USA, Europe)</text:p>
          </table:table-cell>
          <table:table-cell office:value-type="string">
            <text:p>1995</text:p>
          </table:table-cell>
          <table:table-cell office:value-type="string">
            <text:p>ESRB - E (Everyone)</text:p>
          </table:table-cell>
          <table:table-cell office:value-type="string">
            <text:p>Bust-A-Move </text:p>
          </table:table-cell>
          <table:table-cell office:value-type="string">
            <text:p>SEGA of America, Inc.</text:p>
          </table:table-cell>
          <table:table-cell office:value-type="string">
            <text:p>Taito Corporation</text:p>
          </table:table-cell>
          <table:table-cell office:value-type="string">
            <text:p>Puzzle</text:p>
          </table:table-cell>
          <table:table-cell office:value-type="string">
            <text:p>4.2</text:p>
          </table:table-cell>
          <table:table-cell office:value-type="string">
            <text:p>1-2 Players</text:p>
          </table:table-cell>
          <table:table-cell office:value-type="string">
            <text:p>The classic game Bubble Bobble is the ancestor of Puzzle Bobble. Your aim in each stage is to break all the bubbles, by breaking 3 or more of the same color. <text:s/>The game contains a two-player mode where each player tries to break all bubbles first.</text:p>
          </table:table-cell>
          <table:table-cell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Bust-A-Move (USA, Europe)&quot;&gt; &lt;year&gt;1995&lt;/year&gt; &lt;rating&gt;ESRB - E (Everyone)&lt;/rating&gt; &lt;title&gt;Bust-A-Move &lt;/title&gt; &lt;pub&gt;SEGA of America, Inc.&lt;/pub&gt; &lt;dev&gt;Taito Corporation&lt;/dev&gt; &lt;genre&gt;Puzzle&lt;/genre&gt; &lt;score&gt;4.2&lt;/score&gt; &lt;player&gt;1-2 Players&lt;/player&gt; &lt;story&gt;The classic game Bubble Bobble is the ancestor of Puzzle Bobble. Your aim in each stage is to break all the bubbles, by breaking 3 or more of the same color.  The game contains a two-player mode where each player tries to break all bubbles first.&lt;/story&gt; &lt;/game&gt;">
            <text:p>&lt;game name="Bust-A-Move (USA, Europe)"&gt; &lt;year&gt;1995&lt;/year&gt; &lt;rating&gt;ESRB - E (Everyone)&lt;/rating&gt; &lt;title&gt;Bust-A-Move &lt;/title&gt; &lt;pub&gt;SEGA of America, Inc.&lt;/pub&gt; &lt;dev&gt;Taito Corporation&lt;/dev&gt; &lt;genre&gt;Puzzle&lt;/genre&gt; &lt;score&gt;4.2&lt;/score&gt; &lt;player&gt;1-2 Players&lt;/player&gt; &lt;story&gt;The classic game Bubble Bobble is the ancestor of Puzzle Bobble. Your aim in each stage is to break all the bubbles, by breaking 3 or more of the same color. <text:s/>The game contains a two-player mode where each player tries to break all bubbles first.&lt;/story&gt; &lt;/game&gt;</text:p>
          </table:table-cell>
        </table:table-row>
        <table:table-row table:style-name="ro1">
          <table:table-cell office:value-type="string">
            <text:p>Buster Ball (Japan)</text:p>
          </table:table-cell>
          <table:table-cell office:value-type="string">
            <text:p>1992</text:p>
          </table:table-cell>
          <table:table-cell office:value-type="string">
            <text:p>ESRB - E (Everyone)</text:p>
          </table:table-cell>
          <table:table-cell office:value-type="string">
            <text:p>Buster Ball </text:p>
          </table:table-cell>
          <table:table-cell table:number-columns-repeated="2" office:value-type="string">
            <text:p>Riverhill Soft Inc.</text:p>
          </table:table-cell>
          <table:table-cell office:value-type="string">
            <text:p>Action</text:p>
          </table:table-cell>
          <table:table-cell office:value-type="string">
            <text:p>4.0</text:p>
          </table:table-cell>
          <table:table-cell office:value-type="string">
            <text:p>1-2 Players</text:p>
          </table:table-cell>
          <table:table-cell office:value-type="string">
            <text:p>Buster Ball is a futuristic, top-down action game. It is reminiscent of soccer, only with robot players and less restrictions for brutality. The basic principle is unchanged: both teams consist of athletes which want to put the playing ball into the other team's goal. However, the six playing areas have several built-in obstacles like bumpers (hurls the ball and athletes away) or electric barriers which restrict mobility. The player may participate in a league system.</text:p>
          </table:table-cell>
          <table:table-cell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Buster Ball (Japan)&quot;&gt; &lt;year&gt;1992&lt;/year&gt; &lt;rating&gt;ESRB - E (Everyone)&lt;/rating&gt; &lt;title&gt;Buster Ball &lt;/title&gt; &lt;pub&gt;Riverhill Soft Inc.&lt;/pub&gt; &lt;dev&gt;Riverhill Soft Inc.&lt;/dev&gt; &lt;genre&gt;Action&lt;/genre&gt; &lt;score&gt;4.0&lt;/score&gt; &lt;player&gt;1-2 Players&lt;/player&gt; &lt;story&gt;Buster Ball is a futuristic, top-down action game. It is reminiscent of soccer, only with robot players and less restrictions for brutality. The basic principle is unchanged: both teams consist of athletes which want to put the playing ball into the other team's goal. However, the six playing areas have several built-in obstacles like bumpers (hurls the ball and athletes away) or electric barriers which restrict mobility. The player may participate in a league system.&lt;/story&gt; &lt;/game&gt;">
            <text:p>&lt;game name="Buster Ball (Japan)"&gt; &lt;year&gt;1992&lt;/year&gt; &lt;rating&gt;ESRB - E (Everyone)&lt;/rating&gt; &lt;title&gt;Buster Ball &lt;/title&gt; &lt;pub&gt;Riverhill Soft Inc.&lt;/pub&gt; &lt;dev&gt;Riverhill Soft Inc.&lt;/dev&gt; &lt;genre&gt;Action&lt;/genre&gt; &lt;score&gt;4.0&lt;/score&gt; &lt;player&gt;1-2 Players&lt;/player&gt; &lt;story&gt;Buster Ball is a futuristic, top-down action game. It is reminiscent of soccer, only with robot players and less restrictions for brutality. The basic principle is unchanged: both teams consist of athletes which want to put the playing ball into the other team's goal. However, the six playing areas have several built-in obstacles like bumpers (hurls the ball and athletes away) or electric barriers which restrict mobility. The player may participate in a league system.&lt;/story&gt; &lt;/game&gt;</text:p>
          </table:table-cell>
        </table:table-row>
        <table:table-row table:style-name="ro1">
          <table:table-cell office:value-type="string">
            <text:p>Buster Fight (Japan)</text:p>
          </table:table-cell>
          <table:table-cell office:value-type="string">
            <text:p>1994</text:p>
          </table:table-cell>
          <table:table-cell office:value-type="string">
            <text:p>ESRB - E (Everyone)</text:p>
          </table:table-cell>
          <table:table-cell office:value-type="string">
            <text:p>Buster Fight </text:p>
          </table:table-cell>
          <table:table-cell office:value-type="string">
            <text:p>SEGA Enterprises Ltd.</text:p>
          </table:table-cell>
          <table:table-cell office:value-type="string">
            <text:p>Sims</text:p>
          </table:table-cell>
          <table:table-cell office:value-type="string">
            <text:p>Fighter</text:p>
          </table:table-cell>
          <table:table-cell office:value-type="string">
            <text:p>4.1</text:p>
          </table:table-cell>
          <table:table-cell office:value-type="string">
            <text:p>1-2 Players</text:p>
          </table:table-cell>
          <table:table-cell office:value-type="string">
            <text:p>In the year 20XX, a U.F.O. lands in the area around Megalo City. A team is sent to investigate, but they find no trace of any life form inside. After a year has passed, the city's mayor, out of nowhere, decides to host a fighting tournament to determine the strongest fighter in the world. However, something sinister seems to be going on... <text:s/>Masters of Combat is a versus fighting game, where you choose one of the final four participants in the tournament and need to defeat your three opponents and yourself in a mirror match, before you can take on the final boss. Unlike most fighters, the game does not use "up" on the D-pad for jumping, but one of the other buttons, leaving one button for punches and kicks. <text:s/>The game has three levels of difficulty, but the easiest mode ends after four of the five fights.</text:p>
          </table:table-cell>
          <table:table-cell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Buster Fight (Japan)&quot;&gt; &lt;year&gt;1994&lt;/year&gt; &lt;rating&gt;ESRB - E (Everyone)&lt;/rating&gt; &lt;title&gt;Buster Fight &lt;/title&gt; &lt;pub&gt;SEGA Enterprises Ltd.&lt;/pub&gt; &lt;dev&gt;Sims&lt;/dev&gt; &lt;genre&gt;Fighter&lt;/genre&gt; &lt;score&gt;4.1&lt;/score&gt; &lt;player&gt;1-2 Players&lt;/player&gt; &lt;story&gt;In the year 20XX, a U.F.O. lands in the area around Megalo City. A team is sent to investigate, but they find no trace of any life form inside. After a year has passed, the city's mayor, out of nowhere, decides to host a fighting tournament to determine the strongest fighter in the world. However, something sinister seems to be going on...  Masters of Combat is a versus fighting game, where you choose one of the final four participants in the tournament and need to defeat your three opponents and yourself in a mirror match, before you can take on the final boss. Unlike most fighters, the game does not use &quot;up&quot; on the D-pad for jumping, but one of the other buttons, leaving one button for punches and kicks.  The game has three levels of difficulty, but the easiest mode ends after four of the five fights.&lt;/story&gt; &lt;/game&gt;">
            <text:p>&lt;game name="Buster Fight (Japan)"&gt; &lt;year&gt;1994&lt;/year&gt; &lt;rating&gt;ESRB - E (Everyone)&lt;/rating&gt; &lt;title&gt;Buster Fight &lt;/title&gt; &lt;pub&gt;SEGA Enterprises Ltd.&lt;/pub&gt; &lt;dev&gt;Sims&lt;/dev&gt; &lt;genre&gt;Fighter&lt;/genre&gt; &lt;score&gt;4.1&lt;/score&gt; &lt;player&gt;1-2 Players&lt;/player&gt; &lt;story&gt;In the year 20XX, a U.F.O. lands in the area around Megalo City. A team is sent to investigate, but they find no trace of any life form inside. After a year has passed, the city's mayor, out of nowhere, decides to host a fighting tournament to determine the strongest fighter in the world. However, something sinister seems to be going on... <text:s/>Masters of Combat is a versus fighting game, where you choose one of the final four participants in the tournament and need to defeat your three opponents and yourself in a mirror match, before you can take on the final boss. Unlike most fighters, the game does not use "up" on the D-pad for jumping, but one of the other buttons, leaving one button for punches and kicks. <text:s/>The game has three levels of difficulty, but the easiest mode ends after four of the five fights.&lt;/story&gt; &lt;/game&gt;</text:p>
          </table:table-cell>
        </table:table-row>
        <table:table-row table:style-name="ro1">
          <table:table-cell office:value-type="string">
            <text:p>Caesars Palace (USA)</text:p>
          </table:table-cell>
          <table:table-cell office:value-type="string">
            <text:p>1993</text:p>
          </table:table-cell>
          <table:table-cell office:value-type="string">
            <text:p>ESRB - E (Everyone)</text:p>
          </table:table-cell>
          <table:table-cell office:value-type="string">
            <text:p>Caesars Palace </text:p>
          </table:table-cell>
          <table:table-cell table:number-columns-repeated="2" office:value-type="string">
            <text:p>Virgin Interactive</text:p>
          </table:table-cell>
          <table:table-cell office:value-type="string">
            <text:p>Casino</text:p>
          </table:table-cell>
          <table:table-cell office:value-type="string">
            <text:p>3.5</text:p>
          </table:table-cell>
          <table:table-cell office:value-type="string">
            <text:p>1 Player</text:p>
          </table:table-cell>
          <table:table-cell office:value-type="string">
            <text:p>This game allows you to play in the Caesars Palace casino. You wander around the casino and play video poker, roulette, blackjack, the Big Six money wheel, or 3 types of slot machines. You bet and win chips and then exchange them for money whenever you like. The interaction is done via a cursor, everything is viewed from first-person perspective. You come to the casino in a taxi - will you be able to leave it in your own limousine?</text:p>
          </table:table-cell>
          <table:table-cell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Caesars Palace (USA)&quot;&gt; &lt;year&gt;1993&lt;/year&gt; &lt;rating&gt;ESRB - E (Everyone)&lt;/rating&gt; &lt;title&gt;Caesars Palace &lt;/title&gt; &lt;pub&gt;Virgin Interactive&lt;/pub&gt; &lt;dev&gt;Virgin Interactive&lt;/dev&gt; &lt;genre&gt;Casino&lt;/genre&gt; &lt;score&gt;3.5&lt;/score&gt; &lt;player&gt;1 Player&lt;/player&gt; &lt;story&gt;This game allows you to play in the Caesars Palace casino. You wander around the casino and play video poker, roulette, blackjack, the Big Six money wheel, or 3 types of slot machines. You bet and win chips and then exchange them for money whenever you like. The interaction is done via a cursor, everything is viewed from first-person perspective. You come to the casino in a taxi - will you be able to leave it in your own limousine?&lt;/story&gt; &lt;/game&gt;">
            <text:p>&lt;game name="Caesars Palace (USA)"&gt; &lt;year&gt;1993&lt;/year&gt; &lt;rating&gt;ESRB - E (Everyone)&lt;/rating&gt; &lt;title&gt;Caesars Palace &lt;/title&gt; &lt;pub&gt;Virgin Interactive&lt;/pub&gt; &lt;dev&gt;Virgin Interactive&lt;/dev&gt; &lt;genre&gt;Casino&lt;/genre&gt; &lt;score&gt;3.5&lt;/score&gt; &lt;player&gt;1 Player&lt;/player&gt; &lt;story&gt;This game allows you to play in the Caesars Palace casino. You wander around the casino and play video poker, roulette, blackjack, the Big Six money wheel, or 3 types of slot machines. You bet and win chips and then exchange them for money whenever you like. The interaction is done via a cursor, everything is viewed from first-person perspective. You come to the casino in a taxi - will you be able to leave it in your own limousine?&lt;/story&gt; &lt;/game&gt;</text:p>
          </table:table-cell>
        </table:table-row>
        <table:table-row table:style-name="ro1">
          <table:table-cell office:value-type="string">
            <text:p>Captain America and the Avengers (USA, Europe)</text:p>
          </table:table-cell>
          <table:table-cell office:value-type="string">
            <text:p>1993</text:p>
          </table:table-cell>
          <table:table-cell office:value-type="string">
            <text:p>ESRB - E (Everyone)</text:p>
          </table:table-cell>
          <table:table-cell office:value-type="string">
            <text:p>Captain America and the Avengers </text:p>
          </table:table-cell>
          <table:table-cell office:value-type="string">
            <text:p>Mindscape, Inc.</text:p>
          </table:table-cell>
          <table:table-cell office:value-type="string">
            <text:p>Data East Corporation</text:p>
          </table:table-cell>
          <table:table-cell office:value-type="string">
            <text:p>Action</text:p>
          </table:table-cell>
          <table:table-cell office:value-type="string">
            <text:p>3.5</text:p>
          </table:table-cell>
          <table:table-cell office:value-type="string">
            <text:p>1 Player</text:p>
          </table:table-cell>
          <table:table-cell office:value-type="string">
            <text:p>A conversion of the arcade game of the same name, Captain America and The Avengers is a one or two player (simultaneous) side-scrolling beat 'em up in which four Marvel Comics licensed heroes (Captain America, Iron Man, Hawkeye and Vision) take on the evil Red Skull (who "by assembling a team of super-villains seeks to conquer the world"). Isn't that always the way?</text:p>
          </table:table-cell>
          <table:table-cell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Captain America and the Avengers (USA, Europe)&quot;&gt; &lt;year&gt;1993&lt;/year&gt; &lt;rating&gt;ESRB - E (Everyone)&lt;/rating&gt; &lt;title&gt;Captain America and the Avengers &lt;/title&gt; &lt;pub&gt;Mindscape, Inc.&lt;/pub&gt; &lt;dev&gt;Data East Corporation&lt;/dev&gt; &lt;genre&gt;Action&lt;/genre&gt; &lt;score&gt;3.5&lt;/score&gt; &lt;player&gt;1 Player&lt;/player&gt; &lt;story&gt;A conversion of the arcade game of the same name, Captain America and The Avengers is a one or two player (simultaneous) side-scrolling beat 'em up in which four Marvel Comics licensed heroes (Captain America, Iron Man, Hawkeye and Vision) take on the evil Red Skull (who &quot;by assembling a team of super-villains seeks to conquer the world&quot;). Isn't that always the way?&lt;/story&gt; &lt;/game&gt;">
            <text:p>&lt;game name="Captain America and the Avengers (USA, Europe)"&gt; &lt;year&gt;1993&lt;/year&gt; &lt;rating&gt;ESRB - E (Everyone)&lt;/rating&gt; &lt;title&gt;Captain America and the Avengers &lt;/title&gt; &lt;pub&gt;Mindscape, Inc.&lt;/pub&gt; &lt;dev&gt;Data East Corporation&lt;/dev&gt; &lt;genre&gt;Action&lt;/genre&gt; &lt;score&gt;3.5&lt;/score&gt; &lt;player&gt;1 Player&lt;/player&gt; &lt;story&gt;A conversion of the arcade game of the same name, Captain America and The Avengers is a one or two player (simultaneous) side-scrolling beat 'em up in which four Marvel Comics licensed heroes (Captain America, Iron Man, Hawkeye and Vision) take on the evil Red Skull (who "by assembling a team of super-villains seeks to conquer the world"). Isn't that always the way?&lt;/story&gt; &lt;/game&gt;</text:p>
          </table:table-cell>
        </table:table-row>
        <table:table-row table:style-name="ro1">
          <table:table-cell office:value-type="string">
            <text:p>Casino Funpak (USA)</text:p>
          </table:table-cell>
          <table:table-cell office:value-type="string">
            <text:p>1995</text:p>
          </table:table-cell>
          <table:table-cell office:value-type="string">
            <text:p>ESRB - E (Everyone)</text:p>
          </table:table-cell>
          <table:table-cell office:value-type="string">
            <text:p>Casino Funpak </text:p>
          </table:table-cell>
          <table:table-cell office:value-type="string">
            <text:p>Interplay Productions, Inc.</text:p>
          </table:table-cell>
          <table:table-cell office:value-type="string">
            <text:p>Beam Software Pty., Ltd.</text:p>
          </table:table-cell>
          <table:table-cell office:value-type="string">
            <text:p>Casino</text:p>
          </table:table-cell>
          <table:table-cell office:value-type="string">
            <text:p>2.8</text:p>
          </table:table-cell>
          <table:table-cell office:value-type="string">
            <text:p>1 Player</text:p>
          </table:table-cell>
          <table:table-cell office:value-type="string">
            <text:p>In Casino FunPak, you walk around in a casino, partaking in a multitude of games and competing in tournaments to earn as much money as you can. You can play Roulette, Video Poker, Slot Machines, Blackjack and Craps. The tournament mode contains a large tour of the five games.</text:p>
          </table:table-cell>
          <table:table-cell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Casino Funpak (USA)&quot;&gt; &lt;year&gt;1995&lt;/year&gt; &lt;rating&gt;ESRB - E (Everyone)&lt;/rating&gt; &lt;title&gt;Casino Funpak &lt;/title&gt; &lt;pub&gt;Interplay Productions, Inc.&lt;/pub&gt; &lt;dev&gt;Beam Software Pty., Ltd.&lt;/dev&gt; &lt;genre&gt;Casino&lt;/genre&gt; &lt;score&gt;2.8&lt;/score&gt; &lt;player&gt;1 Player&lt;/player&gt; &lt;story&gt;In Casino FunPak, you walk around in a casino, partaking in a multitude of games and competing in tournaments to earn as much money as you can. You can play Roulette, Video Poker, Slot Machines, Blackjack and Craps. The tournament mode contains a large tour of the five games.&lt;/story&gt; &lt;/game&gt;">
            <text:p>&lt;game name="Casino Funpak (USA)"&gt; &lt;year&gt;1995&lt;/year&gt; &lt;rating&gt;ESRB - E (Everyone)&lt;/rating&gt; &lt;title&gt;Casino Funpak &lt;/title&gt; &lt;pub&gt;Interplay Productions, Inc.&lt;/pub&gt; &lt;dev&gt;Beam Software Pty., Ltd.&lt;/dev&gt; &lt;genre&gt;Casino&lt;/genre&gt; &lt;score&gt;2.8&lt;/score&gt; &lt;player&gt;1 Player&lt;/player&gt; &lt;story&gt;In Casino FunPak, you walk around in a casino, partaking in a multitude of games and competing in tournaments to earn as much money as you can. You can play Roulette, Video Poker, Slot Machines, Blackjack and Craps. The tournament mode contains a large tour of the five games.&lt;/story&gt; &lt;/game&gt;</text:p>
          </table:table-cell>
        </table:table-row>
        <table:table-row table:style-name="ro1">
          <table:table-cell office:value-type="string">
            <text:p>Castle of Illusion Starring Mickey Mouse (USA, Europe)</text:p>
          </table:table-cell>
          <table:table-cell office:value-type="string">
            <text:p>1991</text:p>
          </table:table-cell>
          <table:table-cell office:value-type="string">
            <text:p>ESRB - E (Everyone)</text:p>
          </table:table-cell>
          <table:table-cell office:value-type="string">
            <text:p>Castle of Illusion Starring Mickey Mouse </text:p>
          </table:table-cell>
          <table:table-cell office:value-type="string">
            <text:p>SEGA of America, Inc.</text:p>
          </table:table-cell>
          <table:table-cell office:value-type="string">
            <text:p>SEGA Enterprises Ltd.</text:p>
          </table:table-cell>
          <table:table-cell office:value-type="string">
            <text:p>Action</text:p>
          </table:table-cell>
          <table:table-cell office:value-type="string">
            <text:p>3.8</text:p>
          </table:table-cell>
          <table:table-cell office:value-type="string">
            <text:p>1 Player</text:p>
          </table:table-cell>
          <table:table-cell office:value-type="string">
            <text:p>Sega's 8-bit systems received their own version of the Genesis' popular Disney platformer. Story and themes remain the same, but the game has unique levels and slightly different gameplay mechanics.****To save his girlfriend Minnie from the evil witch Mizrabel, Mickey Mouse must venture into the Castle of Illusion. Crossing six levels (including a magical forest, a toy land and a candy world), he must collect the gems of the rainbow in order to confront and defeat the witch.****Each level features unique obstacles, enemies and a final boss. The enemies can be defeated by jumping on top of them. An alternative way is to pick up objects lying around (like rocks in the forest or blue balls in the toy level) and throwing them at the enemies. Mickey's ability to pick up things and carry them around also leads to puzzle-oriented gameplay. By placing objects in the right spot and jumping off of them, he can get to areas otherwise out of reach. In some levels, he also has to collect keys to open doors. A unique type of object is the treasure chest - by jumping on top of one or throwing it, Mickey gets access to its contents, which might include extra lives, a health power-up or coins to collect for points.</text:p>
          </table:table-cell>
          <table:table-cell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Castle of Illusion Starring Mickey Mouse (USA, Europe)&quot;&gt; &lt;year&gt;1991&lt;/year&gt; &lt;rating&gt;ESRB - E (Everyone)&lt;/rating&gt; &lt;title&gt;Castle of Illusion Starring Mickey Mouse &lt;/title&gt; &lt;pub&gt;SEGA of America, Inc.&lt;/pub&gt; &lt;dev&gt;SEGA Enterprises Ltd.&lt;/dev&gt; &lt;genre&gt;Action&lt;/genre&gt; &lt;score&gt;3.8&lt;/score&gt; &lt;player&gt;1 Player&lt;/player&gt; &lt;story&gt;Sega's 8-bit systems received their own version of the Genesis' popular Disney platformer. Story and themes remain the same, but the game has unique levels and slightly different gameplay mechanics.****To save his girlfriend Minnie from the evil witch Mizrabel, Mickey Mouse must venture into the Castle of Illusion. Crossing six levels (including a magical forest, a toy land and a candy world), he must collect the gems of the rainbow in order to confront and defeat the witch.****Each level features unique obstacles, enemies and a final boss. The enemies can be defeated by jumping on top of them. An alternative way is to pick up objects lying around (like rocks in the forest or blue balls in the toy level) and throwing them at the enemies. Mickey's ability to pick up things and carry them around also leads to puzzle-oriented gameplay. By placing objects in the right spot and jumping off of them, he can get to areas otherwise out of reach. In some levels, he also has to collect keys to open doors. A unique type of object is the treasure chest - by jumping on top of one or throwing it, Mickey gets access to its contents, which might include extra lives, a health power-up or coins to collect for points.&lt;/story&gt; &lt;/game&gt;">
            <text:p>&lt;game name="Castle of Illusion Starring Mickey Mouse (USA, Europe)"&gt; &lt;year&gt;1991&lt;/year&gt; &lt;rating&gt;ESRB - E (Everyone)&lt;/rating&gt; &lt;title&gt;Castle of Illusion Starring Mickey Mouse &lt;/title&gt; &lt;pub&gt;SEGA of America, Inc.&lt;/pub&gt; &lt;dev&gt;SEGA Enterprises Ltd.&lt;/dev&gt; &lt;genre&gt;Action&lt;/genre&gt; &lt;score&gt;3.8&lt;/score&gt; &lt;player&gt;1 Player&lt;/player&gt; &lt;story&gt;Sega's 8-bit systems received their own version of the Genesis' popular Disney platformer. Story and themes remain the same, but the game has unique levels and slightly different gameplay mechanics.****To save his girlfriend Minnie from the evil witch Mizrabel, Mickey Mouse must venture into the Castle of Illusion. Crossing six levels (including a magical forest, a toy land and a candy world), he must collect the gems of the rainbow in order to confront and defeat the witch.****Each level features unique obstacles, enemies and a final boss. The enemies can be defeated by jumping on top of them. An alternative way is to pick up objects lying around (like rocks in the forest or blue balls in the toy level) and throwing them at the enemies. Mickey's ability to pick up things and carry them around also leads to puzzle-oriented gameplay. By placing objects in the right spot and jumping off of them, he can get to areas otherwise out of reach. In some levels, he also has to collect keys to open doors. A unique type of object is the treasure chest - by jumping on top of one or throwing it, Mickey gets access to its contents, which might include extra lives, a health power-up or coins to collect for points.&lt;/story&gt; &lt;/game&gt;</text:p>
          </table:table-cell>
        </table:table-row>
        <table:table-row table:style-name="ro1">
          <table:table-cell office:value-type="string">
            <text:p>Chakan (USA, Europe)</text:p>
          </table:table-cell>
          <table:table-cell office:value-type="string">
            <text:p>1992</text:p>
          </table:table-cell>
          <table:table-cell office:value-type="string">
            <text:p>ESRB - E (Everyone)</text:p>
          </table:table-cell>
          <table:table-cell office:value-type="string">
            <text:p>Chakan </text:p>
          </table:table-cell>
          <table:table-cell office:value-type="string">
            <text:p>SEGA of America, Inc.</text:p>
          </table:table-cell>
          <table:table-cell office:value-type="string">
            <text:p>Extended Play</text:p>
          </table:table-cell>
          <table:table-cell office:value-type="string">
            <text:p>Action</text:p>
          </table:table-cell>
          <table:table-cell office:value-type="string">
            <text:p>4.4</text:p>
          </table:table-cell>
          <table:table-cell office:value-type="string">
            <text:p>1 Player</text:p>
          </table:table-cell>
          <table:table-cell office:value-type="string">
            <text:p>Chakan is a fairly standard platform game in which you control a dead guy (Chakan has lost his soul) through many levels of hack and slash platforming. The ultimate goal is defeat all the bad-guys and so finally achieve inner-peace.****The story-line (if you can call it that), does give this game an interesting image and it is much darker than most other titles available on the Genesis.</text:p>
          </table:table-cell>
          <table:table-cell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Chakan (USA, Europe)&quot;&gt; &lt;year&gt;1992&lt;/year&gt; &lt;rating&gt;ESRB - E (Everyone)&lt;/rating&gt; &lt;title&gt;Chakan &lt;/title&gt; &lt;pub&gt;SEGA of America, Inc.&lt;/pub&gt; &lt;dev&gt;Extended Play&lt;/dev&gt; &lt;genre&gt;Action&lt;/genre&gt; &lt;score&gt;4.4&lt;/score&gt; &lt;player&gt;1 Player&lt;/player&gt; &lt;story&gt;Chakan is a fairly standard platform game in which you control a dead guy (Chakan has lost his soul) through many levels of hack and slash platforming. The ultimate goal is defeat all the bad-guys and so finally achieve inner-peace.****The story-line (if you can call it that), does give this game an interesting image and it is much darker than most other titles available on the Genesis.&lt;/story&gt; &lt;/game&gt;">
            <text:p>&lt;game name="Chakan (USA, Europe)"&gt; &lt;year&gt;1992&lt;/year&gt; &lt;rating&gt;ESRB - E (Everyone)&lt;/rating&gt; &lt;title&gt;Chakan &lt;/title&gt; &lt;pub&gt;SEGA of America, Inc.&lt;/pub&gt; &lt;dev&gt;Extended Play&lt;/dev&gt; &lt;genre&gt;Action&lt;/genre&gt; &lt;score&gt;4.4&lt;/score&gt; &lt;player&gt;1 Player&lt;/player&gt; &lt;story&gt;Chakan is a fairly standard platform game in which you control a dead guy (Chakan has lost his soul) through many levels of hack and slash platforming. The ultimate goal is defeat all the bad-guys and so finally achieve inner-peace.****The story-line (if you can call it that), does give this game an interesting image and it is much darker than most other titles available on the Genesis.&lt;/story&gt; &lt;/game&gt;</text:p>
          </table:table-cell>
        </table:table-row>
        <table:table-row table:style-name="ro1">
          <table:table-cell office:value-type="string">
            <text:p>Championship Hockey (Europe)</text:p>
          </table:table-cell>
          <table:table-cell office:value-type="string">
            <text:p>1994</text:p>
          </table:table-cell>
          <table:table-cell office:value-type="string">
            <text:p>ESRB - E (Everyone)</text:p>
          </table:table-cell>
          <table:table-cell office:value-type="string">
            <text:p>Championship Hockey </text:p>
          </table:table-cell>
          <table:table-cell office:value-type="string">
            <text:p>U.S. Gold Ltd.</text:p>
          </table:table-cell>
          <table:table-cell office:value-type="string">
            <text:p>Electronic Arts, Inc.</text:p>
          </table:table-cell>
          <table:table-cell office:value-type="string">
            <text:p>Sports/Hockey</text:p>
          </table:table-cell>
          <table:table-cell office:value-type="string">
            <text:p>3.0</text:p>
          </table:table-cell>
          <table:table-cell office:value-type="string">
            <text:p>1 Player</text:p>
          </table:table-cell>
          <table:table-cell office:value-type="string">
            <text:p>Championship Hockey is an Ice Hockey game where players can play International level matches between the 22 available nations in ether in one match or elimination playoffs. <text:s/>The game is played from a birds eye view from over the top one side of the hockey rink's goals with a camera that scrolls up and down the length of the hockey rink. The player can play 5, 10, or 20 minute periods (3 in each game, not done in real time). There is a total of 6 players on the ice for each team, five that the player can take control of plus the CPU controlled goaltender. When the player hasn't got the puck the player can cycle though the available players or make the selected player move faster. To challenge the opponent for the puck, all the player has to do is be near the player with the puck. When the player is in control of the puck the player has the option of shooting for a goal or passing to another player. If the player has the penalties option turned on, penalties like Cross Check (pushing an opponent into the wall), Hooking (holding a player back), Roughing (striking another player) result in a player been sent of for 2 game minutes. <text:s/>There are 3 game modes available been Regular Season, New Playoff, and Best Of 7. Regular season is one match between two countries of the player's choice. New Playoff is where 16 teams play in an elimination contest where the last team standing wins (4 games total). Best Of 7 is where 16 teams play and the first team to get 4 victories wins.</text:p>
          </table:table-cell>
          <table:table-cell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Championship Hockey (Europe)&quot;&gt; &lt;year&gt;1994&lt;/year&gt; &lt;rating&gt;ESRB - E (Everyone)&lt;/rating&gt; &lt;title&gt;Championship Hockey &lt;/title&gt; &lt;pub&gt;U.S. Gold Ltd.&lt;/pub&gt; &lt;dev&gt;Electronic Arts, Inc.&lt;/dev&gt; &lt;genre&gt;Sports/Hockey&lt;/genre&gt; &lt;score&gt;3.0&lt;/score&gt; &lt;player&gt;1 Player&lt;/player&gt; &lt;story&gt;Championship Hockey is an Ice Hockey game where players can play International level matches between the 22 available nations in ether in one match or elimination playoffs.  The game is played from a birds eye view from over the top one side of the hockey rink's goals with a camera that scrolls up and down the length of the hockey rink. The player can play 5, 10, or 20 minute periods (3 in each game, not done in real time). There is a total of 6 players on the ice for each team, five that the player can take control of plus the CPU controlled goaltender. When the player hasn't got the puck the player can cycle though the available players or make the selected player move faster. To challenge the opponent for the puck, all the player has to do is be near the player with the puck. When the player is in control of the puck the player has the option of shooting for a goal or passing to another player. If the player has the penalties option turned on, penalties like Cross Check (pushing an opponent into the wall), Hooking (holding a player back), Roughing (striking another player) result in a player been sent of for 2 game minutes.  There are 3 game modes available been Regular Season, New Playoff, and Best Of 7. Regular season is one match between two countries of the player's choice. New Playoff is where 16 teams play in an elimination contest where the last team standing wins (4 games total). Best Of 7 is where 16 teams play and the first team to get 4 victories wins.&lt;/story&gt; &lt;/game&gt;">
            <text:p>&lt;game name="Championship Hockey (Europe)"&gt; &lt;year&gt;1994&lt;/year&gt; &lt;rating&gt;ESRB - E (Everyone)&lt;/rating&gt; &lt;title&gt;Championship Hockey &lt;/title&gt; &lt;pub&gt;U.S. Gold Ltd.&lt;/pub&gt; &lt;dev&gt;Electronic Arts, Inc.&lt;/dev&gt; &lt;genre&gt;Sports/Hockey&lt;/genre&gt; &lt;score&gt;3.0&lt;/score&gt; &lt;player&gt;1 Player&lt;/player&gt; &lt;story&gt;Championship Hockey is an Ice Hockey game where players can play International level matches between the 22 available nations in ether in one match or elimination playoffs. <text:s/>The game is played from a birds eye view from over the top one side of the hockey rink's goals with a camera that scrolls up and down the length of the hockey rink. The player can play 5, 10, or 20 minute periods (3 in each game, not done in real time). There is a total of 6 players on the ice for each team, five that the player can take control of plus the CPU controlled goaltender. When the player hasn't got the puck the player can cycle though the available players or make the selected player move faster. To challenge the opponent for the puck, all the player has to do is be near the player with the puck. When the player is in control of the puck the player has the option of shooting for a goal or passing to another player. If the player has the penalties option turned on, penalties like Cross Check (pushing an opponent into the wall), Hooking (holding a player back), Roughing (striking another player) result in a player been sent of for 2 game minutes. <text:s/>There are 3 game modes available been Regular Season, New Playoff, and Best Of 7. Regular season is one match between two countries of the player's choice. New Playoff is where 16 teams play in an elimination contest where the last team standing wins (4 games total). Best Of 7 is where 16 teams play and the first team to get 4 victories wins.&lt;/story&gt; &lt;/game&gt;</text:p>
          </table:table-cell>
        </table:table-row>
        <table:table-row table:style-name="ro1">
          <table:table-cell office:value-type="string">
            <text:p>Chase H.Q. (USA)</text:p>
          </table:table-cell>
          <table:table-cell office:value-type="string">
            <text:p>1991</text:p>
          </table:table-cell>
          <table:table-cell office:value-type="string">
            <text:p>ESRB - E (Everyone)</text:p>
          </table:table-cell>
          <table:table-cell office:value-type="string">
            <text:p>Chase H.Q. </text:p>
          </table:table-cell>
          <table:table-cell table:number-columns-repeated="2" office:value-type="string">
            <text:p>Taito Corporation</text:p>
          </table:table-cell>
          <table:table-cell office:value-type="string">
            <text:p>Driving</text:p>
          </table:table-cell>
          <table:table-cell office:value-type="string">
            <text:p>3.2</text:p>
          </table:table-cell>
          <table:table-cell office:value-type="string">
            <text:p>1 Player</text:p>
          </table:table-cell>
          <table:table-cell office:value-type="string">
            <text:p>As an undercover agent of Chase Headquarters, your job is to patrol the streets and track down five criminals. You are given a mission briefing before you start which gives information on the suspect and what car they drive. Then you drive across the city without crashing into other cars, and catch up with the criminal's car. To arrest the suspects, you must keep bumping into their car until it is no longer functional. And you have to do this under a strict time limit. You can't afford to crash into cars or buildings or you waste time getting on the road again. ****However, once you've caught up with your suspect, you are given more time. Your car is also equipped with turbo boosts, which you can use to gain extra speed if you are way behind the criminal. Each arrest is based on a "suspicion".</text:p>
          </table:table-cell>
          <table:table-cell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Chase H.Q. (USA)&quot;&gt; &lt;year&gt;1991&lt;/year&gt; &lt;rating&gt;ESRB - E (Everyone)&lt;/rating&gt; &lt;title&gt;Chase H.Q. &lt;/title&gt; &lt;pub&gt;Taito Corporation&lt;/pub&gt; &lt;dev&gt;Taito Corporation&lt;/dev&gt; &lt;genre&gt;Driving&lt;/genre&gt; &lt;score&gt;3.2&lt;/score&gt; &lt;player&gt;1 Player&lt;/player&gt; &lt;story&gt;As an undercover agent of Chase Headquarters, your job is to patrol the streets and track down five criminals. You are given a mission briefing before you start which gives information on the suspect and what car they drive. Then you drive across the city without crashing into other cars, and catch up with the criminal's car. To arrest the suspects, you must keep bumping into their car until it is no longer functional. And you have to do this under a strict time limit. You can't afford to crash into cars or buildings or you waste time getting on the road again. ****However, once you've caught up with your suspect, you are given more time. Your car is also equipped with turbo boosts, which you can use to gain extra speed if you are way behind the criminal. Each arrest is based on a &quot;suspicion&quot;.&lt;/story&gt; &lt;/game&gt;">
            <text:p>&lt;game name="Chase H.Q. (USA)"&gt; &lt;year&gt;1991&lt;/year&gt; &lt;rating&gt;ESRB - E (Everyone)&lt;/rating&gt; &lt;title&gt;Chase H.Q. &lt;/title&gt; &lt;pub&gt;Taito Corporation&lt;/pub&gt; &lt;dev&gt;Taito Corporation&lt;/dev&gt; &lt;genre&gt;Driving&lt;/genre&gt; &lt;score&gt;3.2&lt;/score&gt; &lt;player&gt;1 Player&lt;/player&gt; &lt;story&gt;As an undercover agent of Chase Headquarters, your job is to patrol the streets and track down five criminals. You are given a mission briefing before you start which gives information on the suspect and what car they drive. Then you drive across the city without crashing into other cars, and catch up with the criminal's car. To arrest the suspects, you must keep bumping into their car until it is no longer functional. And you have to do this under a strict time limit. You can't afford to crash into cars or buildings or you waste time getting on the road again. ****However, once you've caught up with your suspect, you are given more time. Your car is also equipped with turbo boosts, which you can use to gain extra speed if you are way behind the criminal. Each arrest is based on a "suspicion".&lt;/story&gt; &lt;/game&gt;</text:p>
          </table:table-cell>
        </table:table-row>
        <table:table-row table:style-name="ro1">
          <table:table-cell office:value-type="string">
            <text:p>Cheese Cat-Astrophe - Starring Speedy Gonzales (Europe)</text:p>
          </table:table-cell>
          <table:table-cell office:value-type="string">
            <text:p>1994</text:p>
          </table:table-cell>
          <table:table-cell office:value-type="string">
            <text:p>ESRB - E (Everyone)</text:p>
          </table:table-cell>
          <table:table-cell office:value-type="string">
            <text:p>Cheese Cat-Astrophe - Starring Speedy Gonzales </text:p>
          </table:table-cell>
          <table:table-cell office:value-type="string">
            <text:p>SEGA Enterprises Ltd.</text:p>
          </table:table-cell>
          <table:table-cell office:value-type="string">
            <text:p>Time Warner Interactive, Inc.</text:p>
          </table:table-cell>
          <table:table-cell office:value-type="string">
            <text:p>Platform</text:p>
          </table:table-cell>
          <table:table-cell office:value-type="string">
            <text:p>3.7</text:p>
          </table:table-cell>
          <table:table-cell office:value-type="string">
            <text:p>1 Player</text:p>
          </table:table-cell>
          <table:table-cell office:value-type="string">
            <text:p>Hola! Sylvester's alter-ego, Dr Cheesefinger, has captured Speedy's girlfriend Carmel and took the whole cheese supply with him. With the help of some other Looney Tunes characters, you can fight back through a large number of platform levels.****Speedy can throw his hat or jump enemies to defeat them. To get an ally, you need to collect certain objects (e.g. carrots for Bugs Bunny) and in the meantime, you also have to free your captured friends. Ay, carumba!</text:p>
          </table:table-cell>
          <table:table-cell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Cheese Cat-Astrophe - Starring Speedy Gonzales (Europe)&quot;&gt; &lt;year&gt;1994&lt;/year&gt; &lt;rating&gt;ESRB - E (Everyone)&lt;/rating&gt; &lt;title&gt;Cheese Cat-Astrophe - Starring Speedy Gonzales &lt;/title&gt; &lt;pub&gt;SEGA Enterprises Ltd.&lt;/pub&gt; &lt;dev&gt;Time Warner Interactive, Inc.&lt;/dev&gt; &lt;genre&gt;Platform&lt;/genre&gt; &lt;score&gt;3.7&lt;/score&gt; &lt;player&gt;1 Player&lt;/player&gt; &lt;story&gt;Hola! Sylvester's alter-ego, Dr Cheesefinger, has captured Speedy's girlfriend Carmel and took the whole cheese supply with him. With the help of some other Looney Tunes characters, you can fight back through a large number of platform levels.****Speedy can throw his hat or jump enemies to defeat them. To get an ally, you need to collect certain objects (e.g. carrots for Bugs Bunny) and in the meantime, you also have to free your captured friends. Ay, carumba!&lt;/story&gt; &lt;/game&gt;">
            <text:p>&lt;game name="Cheese Cat-Astrophe - Starring Speedy Gonzales (Europe)"&gt; &lt;year&gt;1994&lt;/year&gt; &lt;rating&gt;ESRB - E (Everyone)&lt;/rating&gt; &lt;title&gt;Cheese Cat-Astrophe - Starring Speedy Gonzales &lt;/title&gt; &lt;pub&gt;SEGA Enterprises Ltd.&lt;/pub&gt; &lt;dev&gt;Time Warner Interactive, Inc.&lt;/dev&gt; &lt;genre&gt;Platform&lt;/genre&gt; &lt;score&gt;3.7&lt;/score&gt; &lt;player&gt;1 Player&lt;/player&gt; &lt;story&gt;Hola! Sylvester's alter-ego, Dr Cheesefinger, has captured Speedy's girlfriend Carmel and took the whole cheese supply with him. With the help of some other Looney Tunes characters, you can fight back through a large number of platform levels.****Speedy can throw his hat or jump enemies to defeat them. To get an ally, you need to collect certain objects (e.g. carrots for Bugs Bunny) and in the meantime, you also have to free your captured friends. Ay, carumba!&lt;/story&gt; &lt;/game&gt;</text:p>
          </table:table-cell>
        </table:table-row>
        <table:table-row table:style-name="ro1">
          <table:table-cell office:value-type="string">
            <text:p>Chessmaster, The (USA, Europe)</text:p>
          </table:table-cell>
          <table:table-cell office:value-type="string">
            <text:p>1992</text:p>
          </table:table-cell>
          <table:table-cell office:value-type="string">
            <text:p>ESRB - E (Everyone)</text:p>
          </table:table-cell>
          <table:table-cell office:value-type="string">
            <text:p>Chessmaster, The </text:p>
          </table:table-cell>
          <table:table-cell office:value-type="string">
            <text:p>SEGA of America, Inc.</text:p>
          </table:table-cell>
          <table:table-cell office:value-type="string">
            <text:p>Software Toolworks, Inc</text:p>
          </table:table-cell>
          <table:table-cell office:value-type="string">
            <text:p>Puzzle</text:p>
          </table:table-cell>
          <table:table-cell office:value-type="string">
            <text:p>2.2</text:p>
          </table:table-cell>
          <table:table-cell office:value-type="string">
            <text:p>1-2 Players</text:p>
          </table:table-cell>
          <table:table-cell office:value-type="string">
            <text:p>The Chessmaster is a game where the player has the chance to play against the CPU controlled Chessmaster at a standard game of chess. ****To play the game the player must pick up the chess pieces with there hand cursor and place it in the desired location, within the rules a standard chess game. There are 16 different difficulty levels that includes 2 beginner levels, 13 standard levels (ranging from an average of 5 seconds to 4.5 minutes per shot depending on level), and a infinite level that will keep thinking of a shot until a perfect shot can be made or it is forced to move. There is also a teaching mode that shows the player all the possible moves with the selected piece. Two players can play each other with two controllers and there is also an option of letting the Chessmaster play itself.</text:p>
          </table:table-cell>
          <table:table-cell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Chessmaster, The (USA, Europe)&quot;&gt; &lt;year&gt;1992&lt;/year&gt; &lt;rating&gt;ESRB - E (Everyone)&lt;/rating&gt; &lt;title&gt;Chessmaster, The &lt;/title&gt; &lt;pub&gt;SEGA of America, Inc.&lt;/pub&gt; &lt;dev&gt;Software Toolworks, Inc&lt;/dev&gt; &lt;genre&gt;Puzzle&lt;/genre&gt; &lt;score&gt;2.2&lt;/score&gt; &lt;player&gt;1-2 Players&lt;/player&gt; &lt;story&gt;The Chessmaster is a game where the player has the chance to play against the CPU controlled Chessmaster at a standard game of chess. ****To play the game the player must pick up the chess pieces with there hand cursor and place it in the desired location, within the rules a standard chess game. There are 16 different difficulty levels that includes 2 beginner levels, 13 standard levels (ranging from an average of 5 seconds to 4.5 minutes per shot depending on level), and a infinite level that will keep thinking of a shot until a perfect shot can be made or it is forced to move. There is also a teaching mode that shows the player all the possible moves with the selected piece. Two players can play each other with two controllers and there is also an option of letting the Chessmaster play itself.&lt;/story&gt; &lt;/game&gt;">
            <text:p>&lt;game name="Chessmaster, The (USA, Europe)"&gt; &lt;year&gt;1992&lt;/year&gt; &lt;rating&gt;ESRB - E (Everyone)&lt;/rating&gt; &lt;title&gt;Chessmaster, The &lt;/title&gt; &lt;pub&gt;SEGA of America, Inc.&lt;/pub&gt; &lt;dev&gt;Software Toolworks, Inc&lt;/dev&gt; &lt;genre&gt;Puzzle&lt;/genre&gt; &lt;score&gt;2.2&lt;/score&gt; &lt;player&gt;1-2 Players&lt;/player&gt; &lt;story&gt;The Chessmaster is a game where the player has the chance to play against the CPU controlled Chessmaster at a standard game of chess. ****To play the game the player must pick up the chess pieces with there hand cursor and place it in the desired location, within the rules a standard chess game. There are 16 different difficulty levels that includes 2 beginner levels, 13 standard levels (ranging from an average of 5 seconds to 4.5 minutes per shot depending on level), and a infinite level that will keep thinking of a shot until a perfect shot can be made or it is forced to move. There is also a teaching mode that shows the player all the possible moves with the selected piece. Two players can play each other with two controllers and there is also an option of letting the Chessmaster play itself.&lt;/story&gt; &lt;/game&gt;</text:p>
          </table:table-cell>
        </table:table-row>
        <table:table-row table:style-name="ro1">
          <table:table-cell office:value-type="string">
            <text:p>Chicago Syndicate (USA, Europe)</text:p>
          </table:table-cell>
          <table:table-cell office:value-type="string">
            <text:p>1995</text:p>
          </table:table-cell>
          <table:table-cell office:value-type="string">
            <text:p>ESRB - E (Everyone)</text:p>
          </table:table-cell>
          <table:table-cell office:value-type="string">
            <text:p>Chicago Syndicate </text:p>
          </table:table-cell>
          <table:table-cell office:value-type="string">
            <text:p>SEGA of America, Inc.</text:p>
          </table:table-cell>
          <table:table-cell office:value-type="string">
            <text:p>SEGA Enterprises Ltd.</text:p>
          </table:table-cell>
          <table:table-cell office:value-type="string">
            <text:p>Action</text:p>
          </table:table-cell>
          <table:table-cell office:value-type="string">
            <text:p>2.4</text:p>
          </table:table-cell>
          <table:table-cell office:value-type="string">
            <text:p>1-2 Players</text:p>
          </table:table-cell>
          <table:table-cell office:value-type="string">
            <text:p>Chicago Syndicate is a spin-off of the Eternal Champions universe, now in the form of an horizontal beat 'em up. In this game you will take the role of Larcen Tyler, the character known in the original game for working as a gangster in the Chicago of the 1920s, but who after the attempt on his life by his boss, will now be in the opposite side, that of an anti-Mafia crusader.****Corruption and violence have taken hold of Chicago, six powerful gangster bosses control the streets. In your hands will be to turn Chicago into a peaceful place again. For this, you count with a varied selection of weapons and 60 different moves. The action takes place in several zones with different gang activity, and you can enter or leave any of them anytime, depending in your preferences.</text:p>
          </table:table-cell>
          <table:table-cell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Chicago Syndicate (USA, Europe)&quot;&gt; &lt;year&gt;1995&lt;/year&gt; &lt;rating&gt;ESRB - E (Everyone)&lt;/rating&gt; &lt;title&gt;Chicago Syndicate &lt;/title&gt; &lt;pub&gt;SEGA of America, Inc.&lt;/pub&gt; &lt;dev&gt;SEGA Enterprises Ltd.&lt;/dev&gt; &lt;genre&gt;Action&lt;/genre&gt; &lt;score&gt;2.4&lt;/score&gt; &lt;player&gt;1-2 Players&lt;/player&gt; &lt;story&gt;Chicago Syndicate is a spin-off of the Eternal Champions universe, now in the form of an horizontal beat 'em up. In this game you will take the role of Larcen Tyler, the character known in the original game for working as a gangster in the Chicago of the 1920s, but who after the attempt on his life by his boss, will now be in the opposite side, that of an anti-Mafia crusader.****Corruption and violence have taken hold of Chicago, six powerful gangster bosses control the streets. In your hands will be to turn Chicago into a peaceful place again. For this, you count with a varied selection of weapons and 60 different moves. The action takes place in several zones with different gang activity, and you can enter or leave any of them anytime, depending in your preferences.&lt;/story&gt; &lt;/game&gt;">
            <text:p>&lt;game name="Chicago Syndicate (USA, Europe)"&gt; &lt;year&gt;1995&lt;/year&gt; &lt;rating&gt;ESRB - E (Everyone)&lt;/rating&gt; &lt;title&gt;Chicago Syndicate &lt;/title&gt; &lt;pub&gt;SEGA of America, Inc.&lt;/pub&gt; &lt;dev&gt;SEGA Enterprises Ltd.&lt;/dev&gt; &lt;genre&gt;Action&lt;/genre&gt; &lt;score&gt;2.4&lt;/score&gt; &lt;player&gt;1-2 Players&lt;/player&gt; &lt;story&gt;Chicago Syndicate is a spin-off of the Eternal Champions universe, now in the form of an horizontal beat 'em up. In this game you will take the role of Larcen Tyler, the character known in the original game for working as a gangster in the Chicago of the 1920s, but who after the attempt on his life by his boss, will now be in the opposite side, that of an anti-Mafia crusader.****Corruption and violence have taken hold of Chicago, six powerful gangster bosses control the streets. In your hands will be to turn Chicago into a peaceful place again. For this, you count with a varied selection of weapons and 60 different moves. The action takes place in several zones with different gang activity, and you can enter or leave any of them anytime, depending in your preferences.&lt;/story&gt; &lt;/game&gt;</text:p>
          </table:table-cell>
        </table:table-row>
        <table:table-row table:style-name="ro1">
          <table:table-cell office:value-type="string">
            <text:p>Choplifter III (USA, Europe)</text:p>
          </table:table-cell>
          <table:table-cell office:value-type="string">
            <text:p>1995</text:p>
          </table:table-cell>
          <table:table-cell office:value-type="string">
            <text:p>ESRB - E (Everyone)</text:p>
          </table:table-cell>
          <table:table-cell office:value-type="string">
            <text:p>Choplifter III </text:p>
          </table:table-cell>
          <table:table-cell office:value-type="string">
            <text:p>Extreme Entertainment Group, Inc</text:p>
          </table:table-cell>
          <table:table-cell office:value-type="string">
            <text:p>Beam Software</text:p>
          </table:table-cell>
          <table:table-cell office:value-type="string">
            <text:p>Action</text:p>
          </table:table-cell>
          <table:table-cell office:value-type="string">
            <text:p>2.8</text:p>
          </table:table-cell>
          <table:table-cell office:value-type="string">
            <text:p>1-2 Players</text:p>
          </table:table-cell>
          <table:table-cell office:value-type="string">
            <text:p>In this third installment of the Choplifter series, it is once again your job to fly your helicopter through enemy territory to rescue hostages. The helicopter does not only take damage from enemy fire, but also from contact with buildings, trees, walls etc., which makes some levels difficult to navigate.****Enemies can be destroyed by either using the helicopter's standard weapon, or more powerful weapons that can be picked up throughout the levels. The main task of each level however, is picking up a certain number of hostages and taking them to your home base.</text:p>
          </table:table-cell>
          <table:table-cell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Choplifter III (USA, Europe)&quot;&gt; &lt;year&gt;1995&lt;/year&gt; &lt;rating&gt;ESRB - E (Everyone)&lt;/rating&gt; &lt;title&gt;Choplifter III &lt;/title&gt; &lt;pub&gt;Extreme Entertainment Group, Inc&lt;/pub&gt; &lt;dev&gt;Beam Software&lt;/dev&gt; &lt;genre&gt;Action&lt;/genre&gt; &lt;score&gt;2.8&lt;/score&gt; &lt;player&gt;1-2 Players&lt;/player&gt; &lt;story&gt;In this third installment of the Choplifter series, it is once again your job to fly your helicopter through enemy territory to rescue hostages. The helicopter does not only take damage from enemy fire, but also from contact with buildings, trees, walls etc., which makes some levels difficult to navigate.****Enemies can be destroyed by either using the helicopter's standard weapon, or more powerful weapons that can be picked up throughout the levels. The main task of each level however, is picking up a certain number of hostages and taking them to your home base.&lt;/story&gt; &lt;/game&gt;">
            <text:p>&lt;game name="Choplifter III (USA, Europe)"&gt; &lt;year&gt;1995&lt;/year&gt; &lt;rating&gt;ESRB - E (Everyone)&lt;/rating&gt; &lt;title&gt;Choplifter III &lt;/title&gt; &lt;pub&gt;Extreme Entertainment Group, Inc&lt;/pub&gt; &lt;dev&gt;Beam Software&lt;/dev&gt; &lt;genre&gt;Action&lt;/genre&gt; &lt;score&gt;2.8&lt;/score&gt; &lt;player&gt;1-2 Players&lt;/player&gt; &lt;story&gt;In this third installment of the Choplifter series, it is once again your job to fly your helicopter through enemy territory to rescue hostages. The helicopter does not only take damage from enemy fire, but also from contact with buildings, trees, walls etc., which makes some levels difficult to navigate.****Enemies can be destroyed by either using the helicopter's standard weapon, or more powerful weapons that can be picked up throughout the levels. The main task of each level however, is picking up a certain number of hostages and taking them to your home base.&lt;/story&gt; &lt;/game&gt;</text:p>
          </table:table-cell>
        </table:table-row>
        <table:table-row table:style-name="ro1">
          <table:table-cell office:value-type="string">
            <text:p>Chuck Rock (World)</text:p>
          </table:table-cell>
          <table:table-cell office:value-type="string">
            <text:p>1992</text:p>
          </table:table-cell>
          <table:table-cell office:value-type="string">
            <text:p>ESRB - E (Everyone)</text:p>
          </table:table-cell>
          <table:table-cell office:value-type="string">
            <text:p>Chuck Rock </text:p>
          </table:table-cell>
          <table:table-cell office:value-type="string">
            <text:p>SEGA Europe Ltd.</text:p>
          </table:table-cell>
          <table:table-cell office:value-type="string">
            <text:p>Core Design Ltd.</text:p>
          </table:table-cell>
          <table:table-cell office:value-type="string">
            <text:p>Platform</text:p>
          </table:table-cell>
          <table:table-cell office:value-type="string">
            <text:p>3.2</text:p>
          </table:table-cell>
          <table:table-cell office:value-type="string">
            <text:p>1 Player</text:p>
          </table:table-cell>
          <table:table-cell office:value-type="string">
            <text:p>Chuck Rock is your typical average cave man. <text:s/>He likes to spend his Sunday afternoons watching football and drinking beer. <text:s/>Unfortunately, his peaceful existence is interrupted one day when his wife, Ophelia Rock, is kidnapped by the village wierdo, Gary Gritter. <text:s/>So, Chuck is rather upset about this whole situation and you have to help him make things right.****The game is a side-scrolling platformer. <text:s/>Chuck fights of a variety of dinosaurs using his belly-buster attack and a jump kick. <text:s/>Occasionally he has to pick up and throw rocks to defeat enemies and allow him to jump to greater heights.</text:p>
          </table:table-cell>
          <table:table-cell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Chuck Rock (World)&quot;&gt; &lt;year&gt;1992&lt;/year&gt; &lt;rating&gt;ESRB - E (Everyone)&lt;/rating&gt; &lt;title&gt;Chuck Rock &lt;/title&gt; &lt;pub&gt;SEGA Europe Ltd.&lt;/pub&gt; &lt;dev&gt;Core Design Ltd.&lt;/dev&gt; &lt;genre&gt;Platform&lt;/genre&gt; &lt;score&gt;3.2&lt;/score&gt; &lt;player&gt;1 Player&lt;/player&gt; &lt;story&gt;Chuck Rock is your typical average cave man.  He likes to spend his Sunday afternoons watching football and drinking beer.  Unfortunately, his peaceful existence is interrupted one day when his wife, Ophelia Rock, is kidnapped by the village wierdo, Gary Gritter.  So, Chuck is rather upset about this whole situation and you have to help him make things right.****The game is a side-scrolling platformer.  Chuck fights of a variety of dinosaurs using his belly-buster attack and a jump kick.  Occasionally he has to pick up and throw rocks to defeat enemies and allow him to jump to greater heights.&lt;/story&gt; &lt;/game&gt;">
            <text:p>&lt;game name="Chuck Rock (World)"&gt; &lt;year&gt;1992&lt;/year&gt; &lt;rating&gt;ESRB - E (Everyone)&lt;/rating&gt; &lt;title&gt;Chuck Rock &lt;/title&gt; &lt;pub&gt;SEGA Europe Ltd.&lt;/pub&gt; &lt;dev&gt;Core Design Ltd.&lt;/dev&gt; &lt;genre&gt;Platform&lt;/genre&gt; &lt;score&gt;3.2&lt;/score&gt; &lt;player&gt;1 Player&lt;/player&gt; &lt;story&gt;Chuck Rock is your typical average cave man. <text:s/>He likes to spend his Sunday afternoons watching football and drinking beer. <text:s/>Unfortunately, his peaceful existence is interrupted one day when his wife, Ophelia Rock, is kidnapped by the village wierdo, Gary Gritter. <text:s/>So, Chuck is rather upset about this whole situation and you have to help him make things right.****The game is a side-scrolling platformer. <text:s/>Chuck fights of a variety of dinosaurs using his belly-buster attack and a jump kick. <text:s/>Occasionally he has to pick up and throw rocks to defeat enemies and allow him to jump to greater heights.&lt;/story&gt; &lt;/game&gt;</text:p>
          </table:table-cell>
        </table:table-row>
        <table:table-row table:style-name="ro1">
          <table:table-cell office:value-type="string">
            <text:p>Chuck Rock II - Son of Chuck (USA)</text:p>
          </table:table-cell>
          <table:table-cell office:value-type="string">
            <text:p>1993</text:p>
          </table:table-cell>
          <table:table-cell office:value-type="string">
            <text:p>ESRB - E (Everyone)</text:p>
          </table:table-cell>
          <table:table-cell office:value-type="string">
            <text:p>Chuck Rock II - Son of Chuck </text:p>
          </table:table-cell>
          <table:table-cell office:value-type="string">
            <text:p>Virgin Games, Inc.</text:p>
          </table:table-cell>
          <table:table-cell office:value-type="string">
            <text:p>Core Design Ltd.</text:p>
          </table:table-cell>
          <table:table-cell office:value-type="string">
            <text:p>Action</text:p>
          </table:table-cell>
          <table:table-cell office:value-type="string">
            <text:p>3.4</text:p>
          </table:table-cell>
          <table:table-cell office:value-type="string">
            <text:p>1 Player</text:p>
          </table:table-cell>
          <table:table-cell office:value-type="string">
            <text:p>The story in this Chuck Rock game takes up a little while after the end of the first game. <text:s/>As you may remember, Chuck Rock had to rescue his girl, Ophelia from the bad dude Gary Gritter. <text:s/>Well, he was successful in his efforts, and now Chuck and Ophelia are married. <text:s/>Eventually, they have a son, named Junior. Chuck works in a factory, where he develops great skill at carving automobiles out of stone. A rival manufacturer becomes jealous of Chuck's abilities and kidnaps him. <text:s/>Now it is up to Junior to rescue his dad!****The gameplay in this sequel is similar to the first game, but with some minor differences since you are playing as Junior, rather than Chuck. This is a side-scrolling platform game with occasional rock-moving puzzles thrown in. Unlike Chuck, Junior carries a club that gives his attacks further reach.</text:p>
          </table:table-cell>
          <table:table-cell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Chuck Rock II - Son of Chuck (USA)&quot;&gt; &lt;year&gt;1993&lt;/year&gt; &lt;rating&gt;ESRB - E (Everyone)&lt;/rating&gt; &lt;title&gt;Chuck Rock II - Son of Chuck &lt;/title&gt; &lt;pub&gt;Virgin Games, Inc.&lt;/pub&gt; &lt;dev&gt;Core Design Ltd.&lt;/dev&gt; &lt;genre&gt;Action&lt;/genre&gt; &lt;score&gt;3.4&lt;/score&gt; &lt;player&gt;1 Player&lt;/player&gt; &lt;story&gt;The story in this Chuck Rock game takes up a little while after the end of the first game.  As you may remember, Chuck Rock had to rescue his girl, Ophelia from the bad dude Gary Gritter.  Well, he was successful in his efforts, and now Chuck and Ophelia are married.  Eventually, they have a son, named Junior. Chuck works in a factory, where he develops great skill at carving automobiles out of stone. A rival manufacturer becomes jealous of Chuck's abilities and kidnaps him.  Now it is up to Junior to rescue his dad!****The gameplay in this sequel is similar to the first game, but with some minor differences since you are playing as Junior, rather than Chuck. This is a side-scrolling platform game with occasional rock-moving puzzles thrown in. Unlike Chuck, Junior carries a club that gives his attacks further reach.&lt;/story&gt; &lt;/game&gt;">
            <text:p>&lt;game name="Chuck Rock II - Son of Chuck (USA)"&gt; &lt;year&gt;1993&lt;/year&gt; &lt;rating&gt;ESRB - E (Everyone)&lt;/rating&gt; &lt;title&gt;Chuck Rock II - Son of Chuck &lt;/title&gt; &lt;pub&gt;Virgin Games, Inc.&lt;/pub&gt; &lt;dev&gt;Core Design Ltd.&lt;/dev&gt; &lt;genre&gt;Action&lt;/genre&gt; &lt;score&gt;3.4&lt;/score&gt; &lt;player&gt;1 Player&lt;/player&gt; &lt;story&gt;The story in this Chuck Rock game takes up a little while after the end of the first game. <text:s/>As you may remember, Chuck Rock had to rescue his girl, Ophelia from the bad dude Gary Gritter. <text:s/>Well, he was successful in his efforts, and now Chuck and Ophelia are married. <text:s/>Eventually, they have a son, named Junior. Chuck works in a factory, where he develops great skill at carving automobiles out of stone. A rival manufacturer becomes jealous of Chuck's abilities and kidnaps him. <text:s/>Now it is up to Junior to rescue his dad!****The gameplay in this sequel is similar to the first game, but with some minor differences since you are playing as Junior, rather than Chuck. This is a side-scrolling platform game with occasional rock-moving puzzles thrown in. Unlike Chuck, Junior carries a club that gives his attacks further reach.&lt;/story&gt; &lt;/game&gt;</text:p>
          </table:table-cell>
        </table:table-row>
        <table:table-row table:style-name="ro1">
          <table:table-cell office:value-type="string">
            <text:p>CJ Elephant Fugitive (Europe)</text:p>
          </table:table-cell>
          <table:table-cell office:value-type="string">
            <text:p>1994</text:p>
          </table:table-cell>
          <table:table-cell office:value-type="string">
            <text:p>ESRB - E (Everyone)</text:p>
          </table:table-cell>
          <table:table-cell office:value-type="string">
            <text:p>CJ Elephant Fugitive </text:p>
          </table:table-cell>
          <table:table-cell office:value-type="string">
            <text:p>Codemasters Software Company</text:p>
          </table:table-cell>
          <table:table-cell office:value-type="string">
            <text:p>Big Red Software</text:p>
          </table:table-cell>
          <table:table-cell office:value-type="string">
            <text:p>Platform</text:p>
          </table:table-cell>
          <table:table-cell office:value-type="string">
            <text:p>2.9</text:p>
          </table:table-cell>
          <table:table-cell office:value-type="string">
            <text:p>1 Player</text:p>
          </table:table-cell>
          <table:table-cell office:value-type="string">
            <text:p>CJ Elephant Fugitive is a platform game released for the Sega Game Gear. You play as the titular elephant who can jump and shoots.or even launch a bouncing bomb, if you fall not to worry an umbrella opens which lets you float down safely</text:p>
          </table:table-cell>
          <table:table-cell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CJ Elephant Fugitive (Europe)&quot;&gt; &lt;year&gt;1994&lt;/year&gt; &lt;rating&gt;ESRB - E (Everyone)&lt;/rating&gt; &lt;title&gt;CJ Elephant Fugitive &lt;/title&gt; &lt;pub&gt;Codemasters Software Company&lt;/pub&gt; &lt;dev&gt;Big Red Software&lt;/dev&gt; &lt;genre&gt;Platform&lt;/genre&gt; &lt;score&gt;2.9&lt;/score&gt; &lt;player&gt;1 Player&lt;/player&gt; &lt;story&gt;CJ Elephant Fugitive is a platform game released for the Sega Game Gear. You play as the titular elephant who can jump and shoots.or even launch a bouncing bomb, if you fall not to worry an umbrella opens which lets you float down safely&lt;/story&gt; &lt;/game&gt;">
            <text:p>&lt;game name="CJ Elephant Fugitive (Europe)"&gt; &lt;year&gt;1994&lt;/year&gt; &lt;rating&gt;ESRB - E (Everyone)&lt;/rating&gt; &lt;title&gt;CJ Elephant Fugitive &lt;/title&gt; &lt;pub&gt;Codemasters Software Company&lt;/pub&gt; &lt;dev&gt;Big Red Software&lt;/dev&gt; &lt;genre&gt;Platform&lt;/genre&gt; &lt;score&gt;2.9&lt;/score&gt; &lt;player&gt;1 Player&lt;/player&gt; &lt;story&gt;CJ Elephant Fugitive is a platform game released for the Sega Game Gear. You play as the titular elephant who can jump and shoots.or even launch a bouncing bomb, if you fall not to worry an umbrella opens which lets you float down safely&lt;/story&gt; &lt;/game&gt;</text:p>
          </table:table-cell>
        </table:table-row>
        <table:table-row table:style-name="ro1">
          <table:table-cell office:value-type="string">
            <text:p>Cliffhanger (USA, Europe)</text:p>
          </table:table-cell>
          <table:table-cell office:value-type="string">
            <text:p>1994</text:p>
          </table:table-cell>
          <table:table-cell office:value-type="string">
            <text:p>ESRB - K-A (Kids to Adults)</text:p>
          </table:table-cell>
          <table:table-cell office:value-type="string">
            <text:p>Cliffhanger </text:p>
          </table:table-cell>
          <table:table-cell office:value-type="string">
            <text:p>Sony Imagesoft</text:p>
          </table:table-cell>
          <table:table-cell office:value-type="string">
            <text:p>Malibu Interactive </text:p>
          </table:table-cell>
          <table:table-cell office:value-type="string">
            <text:p>Action</text:p>
          </table:table-cell>
          <table:table-cell office:value-type="string">
            <text:p>2.8</text:p>
          </table:table-cell>
          <table:table-cell office:value-type="string">
            <text:p>1 Player</text:p>
          </table:table-cell>
          <table:table-cell office:value-type="string">
            <text:p>Cliffhanger is based on the 1993 Sylvester Stallone movie. The lead character, Gabe Walker, is an expert in high mountain search and rescue and receives a distress signal from a plane that has crashed nearby. However, the plane is actually loaded with terrorists who hijacked a large shipment of cash. The game consists of side-scrolling action. The hero can walk, run, jump, punch, and kick while jumping. Further, he can perform special feats as the situation requires, such as crossing a rope suspended from two cliffs. One of the biggest threats in this game is nature as Gabe must defend against wolves and birds, snow falling off cliffs and structures, and falling rocks.. </text:p>
          </table:table-cell>
          <table:table-cell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Cliffhanger (USA, Europe)&quot;&gt; &lt;year&gt;1994&lt;/year&gt; &lt;rating&gt;ESRB - K-A (Kids to Adults)&lt;/rating&gt; &lt;title&gt;Cliffhanger &lt;/title&gt; &lt;pub&gt;Sony Imagesoft&lt;/pub&gt; &lt;dev&gt;Malibu Interactive &lt;/dev&gt; &lt;genre&gt;Action&lt;/genre&gt; &lt;score&gt;2.8&lt;/score&gt; &lt;player&gt;1 Player&lt;/player&gt; &lt;story&gt;Cliffhanger is based on the 1993 Sylvester Stallone movie. The lead character, Gabe Walker, is an expert in high mountain search and rescue and receives a distress signal from a plane that has crashed nearby. However, the plane is actually loaded with terrorists who hijacked a large shipment of cash. The game consists of side-scrolling action. The hero can walk, run, jump, punch, and kick while jumping. Further, he can perform special feats as the situation requires, such as crossing a rope suspended from two cliffs. One of the biggest threats in this game is nature as Gabe must defend against wolves and birds, snow falling off cliffs and structures, and falling rocks.. &lt;/story&gt; &lt;/game&gt;">
            <text:p>&lt;game name="Cliffhanger (USA, Europe)"&gt; &lt;year&gt;1994&lt;/year&gt; &lt;rating&gt;ESRB - K-A (Kids to Adults)&lt;/rating&gt; &lt;title&gt;Cliffhanger &lt;/title&gt; &lt;pub&gt;Sony Imagesoft&lt;/pub&gt; &lt;dev&gt;Malibu Interactive &lt;/dev&gt; &lt;genre&gt;Action&lt;/genre&gt; &lt;score&gt;2.8&lt;/score&gt; &lt;player&gt;1 Player&lt;/player&gt; &lt;story&gt;Cliffhanger is based on the 1993 Sylvester Stallone movie. The lead character, Gabe Walker, is an expert in high mountain search and rescue and receives a distress signal from a plane that has crashed nearby. However, the plane is actually loaded with terrorists who hijacked a large shipment of cash. The game consists of side-scrolling action. The hero can walk, run, jump, punch, and kick while jumping. Further, he can perform special feats as the situation requires, such as crossing a rope suspended from two cliffs. One of the biggest threats in this game is nature as Gabe must defend against wolves and birds, snow falling off cliffs and structures, and falling rocks.. &lt;/story&gt; &lt;/game&gt;</text:p>
          </table:table-cell>
        </table:table-row>
        <table:table-row table:style-name="ro1">
          <table:table-cell office:value-type="string">
            <text:p>Clutch Hitter (USA)</text:p>
          </table:table-cell>
          <table:table-cell office:value-type="string">
            <text:p>1991</text:p>
          </table:table-cell>
          <table:table-cell office:value-type="string">
            <text:p>ESRB - E (Everyone)</text:p>
          </table:table-cell>
          <table:table-cell office:value-type="string">
            <text:p>Clutch Hitter </text:p>
          </table:table-cell>
          <table:table-cell table:number-columns-repeated="2" office:value-type="string">
            <text:p>SEGA of America, Inc.</text:p>
          </table:table-cell>
          <table:table-cell office:value-type="string">
            <text:p>Sports/Baseball</text:p>
          </table:table-cell>
          <table:table-cell office:value-type="string">
            <text:p>2.4</text:p>
          </table:table-cell>
          <table:table-cell office:value-type="string">
            <text:p>1-2 Players</text:p>
          </table:table-cell>
          <table:table-cell office:value-type="string">
            <text:p>Clutch Hitter is a typical baseball game based on the arcade version of the same name. It has all the Major League teams and their stats for the 1991 season. However, it does not have players names or team names. The game's look is similar to R.B.I. Baseball and it is based off on Sports Talk Baseball for the Genesis. You can also link to another Game Gear and play against a friend. The length of the innings can be determined to choose from five, to seven, to the full nine innings and when batting the screen splits up to see both first and third base to keep an eye on the baserunners.</text:p>
          </table:table-cell>
          <table:table-cell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Clutch Hitter (USA)&quot;&gt; &lt;year&gt;1991&lt;/year&gt; &lt;rating&gt;ESRB - E (Everyone)&lt;/rating&gt; &lt;title&gt;Clutch Hitter &lt;/title&gt; &lt;pub&gt;SEGA of America, Inc.&lt;/pub&gt; &lt;dev&gt;SEGA of America, Inc.&lt;/dev&gt; &lt;genre&gt;Sports/Baseball&lt;/genre&gt; &lt;score&gt;2.4&lt;/score&gt; &lt;player&gt;1-2 Players&lt;/player&gt; &lt;story&gt;Clutch Hitter is a typical baseball game based on the arcade version of the same name. It has all the Major League teams and their stats for the 1991 season. However, it does not have players names or team names. The game's look is similar to R.B.I. Baseball and it is based off on Sports Talk Baseball for the Genesis. You can also link to another Game Gear and play against a friend. The length of the innings can be determined to choose from five, to seven, to the full nine innings and when batting the screen splits up to see both first and third base to keep an eye on the baserunners.&lt;/story&gt; &lt;/game&gt;">
            <text:p>&lt;game name="Clutch Hitter (USA)"&gt; &lt;year&gt;1991&lt;/year&gt; &lt;rating&gt;ESRB - E (Everyone)&lt;/rating&gt; &lt;title&gt;Clutch Hitter &lt;/title&gt; &lt;pub&gt;SEGA of America, Inc.&lt;/pub&gt; &lt;dev&gt;SEGA of America, Inc.&lt;/dev&gt; &lt;genre&gt;Sports/Baseball&lt;/genre&gt; &lt;score&gt;2.4&lt;/score&gt; &lt;player&gt;1-2 Players&lt;/player&gt; &lt;story&gt;Clutch Hitter is a typical baseball game based on the arcade version of the same name. It has all the Major League teams and their stats for the 1991 season. However, it does not have players names or team names. The game's look is similar to R.B.I. Baseball and it is based off on Sports Talk Baseball for the Genesis. You can also link to another Game Gear and play against a friend. The length of the innings can be determined to choose from five, to seven, to the full nine innings and when batting the screen splits up to see both first and third base to keep an eye on the baserunners.&lt;/story&gt; &lt;/game&gt;</text:p>
          </table:table-cell>
        </table:table-row>
        <table:table-row table:style-name="ro1">
          <table:table-cell office:value-type="string">
            <text:p>Coca-Cola Kid (Japan) (Translated En)</text:p>
          </table:table-cell>
          <table:table-cell office:value-type="string">
            <text:p>1994</text:p>
          </table:table-cell>
          <table:table-cell office:value-type="string">
            <text:p>ESRB - E (Everyone)</text:p>
          </table:table-cell>
          <table:table-cell office:value-type="string">
            <text:p>Coca-Cola Kid </text:p>
          </table:table-cell>
          <table:table-cell office:value-type="string">
            <text:p>SEGA Corporation</text:p>
          </table:table-cell>
          <table:table-cell office:value-type="string">
            <text:p>Aspect Co. Ltd.</text:p>
          </table:table-cell>
          <table:table-cell office:value-type="string">
            <text:p>Action</text:p>
          </table:table-cell>
          <table:table-cell office:value-type="string">
            <text:p>1.3</text:p>
          </table:table-cell>
          <table:table-cell office:value-type="string">
            <text:p>1-2 Players</text:p>
          </table:table-cell>
          <table:table-cell office:value-type="string">
            <text:p>Coca Cola Kid is platformer starring the eponymous mascot of the Coca Cola company in the 90s. On his way through the levels, the kid can make use of a skateboard, but has to continue by foot if knocked off. Enemies can be defeated by kicks and flying kicks, energy is -not surprisingly- restored by collecting cans of a certain soft drink.****The game was released in Japan only.</text:p>
          </table:table-cell>
          <table:table-cell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Coca-Cola Kid (Japan) (Translated En)&quot;&gt; &lt;year&gt;1994&lt;/year&gt; &lt;rating&gt;ESRB - E (Everyone)&lt;/rating&gt; &lt;title&gt;Coca-Cola Kid &lt;/title&gt; &lt;pub&gt;SEGA Corporation&lt;/pub&gt; &lt;dev&gt;Aspect Co. Ltd.&lt;/dev&gt; &lt;genre&gt;Action&lt;/genre&gt; &lt;score&gt;1.3&lt;/score&gt; &lt;player&gt;1-2 Players&lt;/player&gt; &lt;story&gt;Coca Cola Kid is platformer starring the eponymous mascot of the Coca Cola company in the 90s. On his way through the levels, the kid can make use of a skateboard, but has to continue by foot if knocked off. Enemies can be defeated by kicks and flying kicks, energy is -not surprisingly- restored by collecting cans of a certain soft drink.****The game was released in Japan only.&lt;/story&gt; &lt;/game&gt;">
            <text:p>&lt;game name="Coca-Cola Kid (Japan) (Translated En)"&gt; &lt;year&gt;1994&lt;/year&gt; &lt;rating&gt;ESRB - E (Everyone)&lt;/rating&gt; &lt;title&gt;Coca-Cola Kid &lt;/title&gt; &lt;pub&gt;SEGA Corporation&lt;/pub&gt; &lt;dev&gt;Aspect Co. Ltd.&lt;/dev&gt; &lt;genre&gt;Action&lt;/genre&gt; &lt;score&gt;1.3&lt;/score&gt; &lt;player&gt;1-2 Players&lt;/player&gt; &lt;story&gt;Coca Cola Kid is platformer starring the eponymous mascot of the Coca Cola company in the 90s. On his way through the levels, the kid can make use of a skateboard, but has to continue by foot if knocked off. Enemies can be defeated by kicks and flying kicks, energy is -not surprisingly- restored by collecting cans of a certain soft drink.****The game was released in Japan only.&lt;/story&gt; &lt;/game&gt;</text:p>
          </table:table-cell>
        </table:table-row>
        <table:table-row table:style-name="ro1">
          <table:table-cell office:value-type="string">
            <text:p>Columns (USA, Europe)</text:p>
          </table:table-cell>
          <table:table-cell office:value-type="string">
            <text:p>1991</text:p>
          </table:table-cell>
          <table:table-cell office:value-type="string">
            <text:p>ESRB - E (Everyone)</text:p>
          </table:table-cell>
          <table:table-cell office:value-type="string">
            <text:p>Columns </text:p>
          </table:table-cell>
          <table:table-cell office:value-type="string">
            <text:p>SEGA of America, Inc.</text:p>
          </table:table-cell>
          <table:table-cell office:value-type="string">
            <text:p>SEGA Enterprises Ltd.</text:p>
          </table:table-cell>
          <table:table-cell office:value-type="string">
            <text:p>Puzzle</text:p>
          </table:table-cell>
          <table:table-cell office:value-type="string">
            <text:p>3.7</text:p>
          </table:table-cell>
          <table:table-cell office:value-type="string">
            <text:p>1-2 Players</text:p>
          </table:table-cell>
          <table:table-cell office:value-type="string">
            <text:p>Columns is loosely derived from Tetris, as it involves arranging falling blocks in such a way as to clear them. However, in columns they are groups of 3 same-size but varying color blocks, which must be arranged into sequences of 3 or more, either horizontally, vertically or diagonally. Sequences of 4 or 5 count for double or triple points, and diagonal sequences score the most. The real trick is to set up 'combos' - where one line causes other blocks to drop so as to create other lines.****As well as the normal game mode, there is also a 'flash' mode, in which the aim is simply to remove a particular block from the base of the pre-formed pile of bricks. The difficulty of this can be determined by increasing the number of complete rows which are already in place.</text:p>
          </table:table-cell>
          <table:table-cell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Columns (USA, Europe)&quot;&gt; &lt;year&gt;1991&lt;/year&gt; &lt;rating&gt;ESRB - E (Everyone)&lt;/rating&gt; &lt;title&gt;Columns &lt;/title&gt; &lt;pub&gt;SEGA of America, Inc.&lt;/pub&gt; &lt;dev&gt;SEGA Enterprises Ltd.&lt;/dev&gt; &lt;genre&gt;Puzzle&lt;/genre&gt; &lt;score&gt;3.7&lt;/score&gt; &lt;player&gt;1-2 Players&lt;/player&gt; &lt;story&gt;Columns is loosely derived from Tetris, as it involves arranging falling blocks in such a way as to clear them. However, in columns they are groups of 3 same-size but varying color blocks, which must be arranged into sequences of 3 or more, either horizontally, vertically or diagonally. Sequences of 4 or 5 count for double or triple points, and diagonal sequences score the most. The real trick is to set up 'combos' - where one line causes other blocks to drop so as to create other lines.****As well as the normal game mode, there is also a 'flash' mode, in which the aim is simply to remove a particular block from the base of the pre-formed pile of bricks. The difficulty of this can be determined by increasing the number of complete rows which are already in place.&lt;/story&gt; &lt;/game&gt;">
            <text:p>&lt;game name="Columns (USA, Europe)"&gt; &lt;year&gt;1991&lt;/year&gt; &lt;rating&gt;ESRB - E (Everyone)&lt;/rating&gt; &lt;title&gt;Columns &lt;/title&gt; &lt;pub&gt;SEGA of America, Inc.&lt;/pub&gt; &lt;dev&gt;SEGA Enterprises Ltd.&lt;/dev&gt; &lt;genre&gt;Puzzle&lt;/genre&gt; &lt;score&gt;3.7&lt;/score&gt; &lt;player&gt;1-2 Players&lt;/player&gt; &lt;story&gt;Columns is loosely derived from Tetris, as it involves arranging falling blocks in such a way as to clear them. However, in columns they are groups of 3 same-size but varying color blocks, which must be arranged into sequences of 3 or more, either horizontally, vertically or diagonally. Sequences of 4 or 5 count for double or triple points, and diagonal sequences score the most. The real trick is to set up 'combos' - where one line causes other blocks to drop so as to create other lines.****As well as the normal game mode, there is also a 'flash' mode, in which the aim is simply to remove a particular block from the base of the pre-formed pile of bricks. The difficulty of this can be determined by increasing the number of complete rows which are already in place.&lt;/story&gt; &lt;/game&gt;</text:p>
          </table:table-cell>
        </table:table-row>
        <table:table-row table:style-name="ro1">
          <table:table-cell office:value-type="string">
            <text:p>Cool Spot (USA)</text:p>
          </table:table-cell>
          <table:table-cell office:value-type="string">
            <text:p>1993</text:p>
          </table:table-cell>
          <table:table-cell office:value-type="string">
            <text:p>ESRB - E (Everyone)</text:p>
          </table:table-cell>
          <table:table-cell office:value-type="string">
            <text:p>Cool Spot </text:p>
          </table:table-cell>
          <table:table-cell table:number-columns-repeated="2" office:value-type="string">
            <text:p>Virgin Games, Ltd.</text:p>
          </table:table-cell>
          <table:table-cell office:value-type="string">
            <text:p>Platform</text:p>
          </table:table-cell>
          <table:table-cell office:value-type="string">
            <text:p>4.2</text:p>
          </table:table-cell>
          <table:table-cell office:value-type="string">
            <text:p>1 Player</text:p>
          </table:table-cell>
          <table:table-cell office:value-type="string">
            <text:p>Cool Spot is a solid, colorful platform game featuring the 7-up mascot in the hero position. The game objective is fairly simple; you have to collect enough number of bonuses throughout each level in order to find the trapped Spots.</text:p>
          </table:table-cell>
          <table:table-cell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Cool Spot (USA)&quot;&gt; &lt;year&gt;1993&lt;/year&gt; &lt;rating&gt;ESRB - E (Everyone)&lt;/rating&gt; &lt;title&gt;Cool Spot &lt;/title&gt; &lt;pub&gt;Virgin Games, Ltd.&lt;/pub&gt; &lt;dev&gt;Virgin Games, Ltd.&lt;/dev&gt; &lt;genre&gt;Platform&lt;/genre&gt; &lt;score&gt;4.2&lt;/score&gt; &lt;player&gt;1 Player&lt;/player&gt; &lt;story&gt;Cool Spot is a solid, colorful platform game featuring the 7-up mascot in the hero position. The game objective is fairly simple; you have to collect enough number of bonuses throughout each level in order to find the trapped Spots.&lt;/story&gt; &lt;/game&gt;">
            <text:p>&lt;game name="Cool Spot (USA)"&gt; &lt;year&gt;1993&lt;/year&gt; &lt;rating&gt;ESRB - E (Everyone)&lt;/rating&gt; &lt;title&gt;Cool Spot &lt;/title&gt; &lt;pub&gt;Virgin Games, Ltd.&lt;/pub&gt; &lt;dev&gt;Virgin Games, Ltd.&lt;/dev&gt; &lt;genre&gt;Platform&lt;/genre&gt; &lt;score&gt;4.2&lt;/score&gt; &lt;player&gt;1 Player&lt;/player&gt; &lt;story&gt;Cool Spot is a solid, colorful platform game featuring the 7-up mascot in the hero position. The game objective is fairly simple; you have to collect enough number of bonuses throughout each level in order to find the trapped Spots.&lt;/story&gt; &lt;/game&gt;</text:p>
          </table:table-cell>
        </table:table-row>
        <table:table-row table:style-name="ro1">
          <table:table-cell office:value-type="string">
            <text:p>Cosmic Spacehead (USA)</text:p>
          </table:table-cell>
          <table:table-cell office:value-type="string">
            <text:p>1996</text:p>
          </table:table-cell>
          <table:table-cell office:value-type="string">
            <text:p>ESRB - E (Everyone)</text:p>
          </table:table-cell>
          <table:table-cell office:value-type="string">
            <text:p>Cosmic Spacehead </text:p>
          </table:table-cell>
          <table:table-cell office:value-type="string">
            <text:p>Codemasters Software Company</text:p>
          </table:table-cell>
          <table:table-cell office:value-type="string">
            <text:p>Codemasters</text:p>
          </table:table-cell>
          <table:table-cell office:value-type="string">
            <text:p>Action</text:p>
          </table:table-cell>
          <table:table-cell office:value-type="string">
            <text:p>2.3</text:p>
          </table:table-cell>
          <table:table-cell office:value-type="string">
            <text:p>1 Player</text:p>
          </table:table-cell>
          <table:table-cell office:value-type="string">
            <text:p>Linus had crash landed on a distant planet called Earth, and made his way back home again. Trouble is, no one believes his tale of the planet he discovered! Your job is to help Linus make his way back to planet Earth so he can take some pictures to convince his friends. Gameplay consists of two parts, an adventure and arcade action. In adventure mode you can explore lands, find objects, and talk to people. Sentences can be constructed by using the pointer to select actions or objects on the screen (This is similar to the interface LucasArts used in games such as Maniac Mansion.) To reach many new locations involves the action mode, where you will need to cross treacherous landscapes and evade dangerous creatures. This portion resembles a side scrolling platform game. Once you've cleared an action sequence, you will not need to do so again if you decide to revisit a location. Whenever you wish you can receive a password allowing you to continue the game later from the same point.</text:p>
          </table:table-cell>
          <table:table-cell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Cosmic Spacehead (USA)&quot;&gt; &lt;year&gt;1996&lt;/year&gt; &lt;rating&gt;ESRB - E (Everyone)&lt;/rating&gt; &lt;title&gt;Cosmic Spacehead &lt;/title&gt; &lt;pub&gt;Codemasters Software Company&lt;/pub&gt; &lt;dev&gt;Codemasters&lt;/dev&gt; &lt;genre&gt;Action&lt;/genre&gt; &lt;score&gt;2.3&lt;/score&gt; &lt;player&gt;1 Player&lt;/player&gt; &lt;story&gt;Linus had crash landed on a distant planet called Earth, and made his way back home again. Trouble is, no one believes his tale of the planet he discovered! Your job is to help Linus make his way back to planet Earth so he can take some pictures to convince his friends. Gameplay consists of two parts, an adventure and arcade action. In adventure mode you can explore lands, find objects, and talk to people. Sentences can be constructed by using the pointer to select actions or objects on the screen (This is similar to the interface LucasArts used in games such as Maniac Mansion.) To reach many new locations involves the action mode, where you will need to cross treacherous landscapes and evade dangerous creatures. This portion resembles a side scrolling platform game. Once you've cleared an action sequence, you will not need to do so again if you decide to revisit a location. Whenever you wish you can receive a password allowing you to continue the game later from the same point.&lt;/story&gt; &lt;/game&gt;">
            <text:p>&lt;game name="Cosmic Spacehead (USA)"&gt; &lt;year&gt;1996&lt;/year&gt; &lt;rating&gt;ESRB - E (Everyone)&lt;/rating&gt; &lt;title&gt;Cosmic Spacehead &lt;/title&gt; &lt;pub&gt;Codemasters Software Company&lt;/pub&gt; &lt;dev&gt;Codemasters&lt;/dev&gt; &lt;genre&gt;Action&lt;/genre&gt; &lt;score&gt;2.3&lt;/score&gt; &lt;player&gt;1 Player&lt;/player&gt; &lt;story&gt;Linus had crash landed on a distant planet called Earth, and made his way back home again. Trouble is, no one believes his tale of the planet he discovered! Your job is to help Linus make his way back to planet Earth so he can take some pictures to convince his friends. Gameplay consists of two parts, an adventure and arcade action. In adventure mode you can explore lands, find objects, and talk to people. Sentences can be constructed by using the pointer to select actions or objects on the screen (This is similar to the interface LucasArts used in games such as Maniac Mansion.) To reach many new locations involves the action mode, where you will need to cross treacherous landscapes and evade dangerous creatures. This portion resembles a side scrolling platform game. Once you've cleared an action sequence, you will not need to do so again if you decide to revisit a location. Whenever you wish you can receive a password allowing you to continue the game later from the same point.&lt;/story&gt; &lt;/game&gt;</text:p>
          </table:table-cell>
        </table:table-row>
        <table:table-row table:style-name="ro1">
          <table:table-cell office:value-type="string">
            <text:p>Crayon Shin-chan - Taiketsu! Kantam Panic!! (Japan)</text:p>
          </table:table-cell>
          <table:table-cell office:value-type="string">
            <text:p>1995</text:p>
          </table:table-cell>
          <table:table-cell office:value-type="string">
            <text:p>ESRB - E (Everyone)</text:p>
          </table:table-cell>
          <table:table-cell office:value-type="string">
            <text:p>Crayon Shin-chan - Taiketsu! Kantam Panic!! </text:p>
          </table:table-cell>
          <table:table-cell office:value-type="string">
            <text:p>Bandai </text:p>
          </table:table-cell>
          <table:table-cell office:value-type="string">
            <text:p>Minato Giken</text:p>
          </table:table-cell>
          <table:table-cell office:value-type="string">
            <text:p>Mini-Games</text:p>
          </table:table-cell>
          <table:table-cell office:value-type="string">
            <text:p>2.5</text:p>
          </table:table-cell>
          <table:table-cell office:value-type="string">
            <text:p>1-2 Players</text:p>
          </table:table-cell>
          <table:table-cell office:value-type="string">
            <text:p>Crayon Shin-chan: Taiketsu! Kantamu Panic!! is an action game for the Sega Game Gear released only in Japan. It is based upon the Crayon Shin-chan anime. </text:p>
          </table:table-cell>
          <table:table-cell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Crayon Shin-chan - Taiketsu! Kantam Panic!! (Japan)&quot;&gt; &lt;year&gt;1995&lt;/year&gt; &lt;rating&gt;ESRB - E (Everyone)&lt;/rating&gt; &lt;title&gt;Crayon Shin-chan - Taiketsu! Kantam Panic!! &lt;/title&gt; &lt;pub&gt;Bandai &lt;/pub&gt; &lt;dev&gt;Minato Giken&lt;/dev&gt; &lt;genre&gt;Mini-Games&lt;/genre&gt; &lt;score&gt;2.5&lt;/score&gt; &lt;player&gt;1-2 Players&lt;/player&gt; &lt;story&gt;Crayon Shin-chan: Taiketsu! Kantamu Panic!! is an action game for the Sega Game Gear released only in Japan. It is based upon the Crayon Shin-chan anime. &lt;/story&gt; &lt;/game&gt;">
            <text:p>&lt;game name="Crayon Shin-chan - Taiketsu! Kantam Panic!! (Japan)"&gt; &lt;year&gt;1995&lt;/year&gt; &lt;rating&gt;ESRB - E (Everyone)&lt;/rating&gt; &lt;title&gt;Crayon Shin-chan - Taiketsu! Kantam Panic!! &lt;/title&gt; &lt;pub&gt;Bandai &lt;/pub&gt; &lt;dev&gt;Minato Giken&lt;/dev&gt; &lt;genre&gt;Mini-Games&lt;/genre&gt; &lt;score&gt;2.5&lt;/score&gt; &lt;player&gt;1-2 Players&lt;/player&gt; &lt;story&gt;Crayon Shin-chan: Taiketsu! Kantamu Panic!! is an action game for the Sega Game Gear released only in Japan. It is based upon the Crayon Shin-chan anime. &lt;/story&gt; &lt;/game&gt;</text:p>
          </table:table-cell>
        </table:table-row>
        <table:table-row table:style-name="ro1">
          <table:table-cell office:value-type="string">
            <text:p>Crazy Faces (USA) (Proto)</text:p>
          </table:table-cell>
          <table:table-cell office:value-type="string">
            <text:p>1993</text:p>
          </table:table-cell>
          <table:table-cell office:value-type="string">
            <text:p>ESRB - E (Everyone)</text:p>
          </table:table-cell>
          <table:table-cell office:value-type="string">
            <text:p>Crazy Faces </text:p>
          </table:table-cell>
          <table:table-cell office:value-type="string">
            <text:p>Domark Software, Inc.</text:p>
          </table:table-cell>
          <table:table-cell office:value-type="string">
            <text:p>The Kremlin</text:p>
          </table:table-cell>
          <table:table-cell office:value-type="string">
            <text:p>Puzzle</text:p>
          </table:table-cell>
          <table:table-cell office:value-type="string">
            <text:p>1.2</text:p>
          </table:table-cell>
          <table:table-cell office:value-type="string">
            <text:p>1 Player</text:p>
          </table:table-cell>
          <table:table-cell office:value-type="string">
            <text:p>Crazy Faces has the user push tiles around a screen in an attempt to make pictures in the fastest possible time. Pictures involve popular video game IPs owned by Domark at the time, as well as some by Sega (namely Sonic the Hedgehog). The prototype has no music. </text:p>
          </table:table-cell>
          <table:table-cell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Crazy Faces (USA) (Proto)&quot;&gt; &lt;year&gt;1993&lt;/year&gt; &lt;rating&gt;ESRB - E (Everyone)&lt;/rating&gt; &lt;title&gt;Crazy Faces &lt;/title&gt; &lt;pub&gt;Domark Software, Inc.&lt;/pub&gt; &lt;dev&gt;The Kremlin&lt;/dev&gt; &lt;genre&gt;Puzzle&lt;/genre&gt; &lt;score&gt;1.2&lt;/score&gt; &lt;player&gt;1 Player&lt;/player&gt; &lt;story&gt;Crazy Faces has the user push tiles around a screen in an attempt to make pictures in the fastest possible time. Pictures involve popular video game IPs owned by Domark at the time, as well as some by Sega (namely Sonic the Hedgehog). The prototype has no music. &lt;/story&gt; &lt;/game&gt;">
            <text:p>&lt;game name="Crazy Faces (USA) (Proto)"&gt; &lt;year&gt;1993&lt;/year&gt; &lt;rating&gt;ESRB - E (Everyone)&lt;/rating&gt; &lt;title&gt;Crazy Faces &lt;/title&gt; &lt;pub&gt;Domark Software, Inc.&lt;/pub&gt; &lt;dev&gt;The Kremlin&lt;/dev&gt; &lt;genre&gt;Puzzle&lt;/genre&gt; &lt;score&gt;1.2&lt;/score&gt; &lt;player&gt;1 Player&lt;/player&gt; &lt;story&gt;Crazy Faces has the user push tiles around a screen in an attempt to make pictures in the fastest possible time. Pictures involve popular video game IPs owned by Domark at the time, as well as some by Sega (namely Sonic the Hedgehog). The prototype has no music. &lt;/story&gt; &lt;/game&gt;</text:p>
          </table:table-cell>
        </table:table-row>
        <table:table-row table:style-name="ro1">
          <table:table-cell office:value-type="string">
            <text:p>Crystal Warriors (USA, Europe)</text:p>
          </table:table-cell>
          <table:table-cell office:value-type="string">
            <text:p>1991</text:p>
          </table:table-cell>
          <table:table-cell office:value-type="string">
            <text:p>ESRB - E (Everyone)</text:p>
          </table:table-cell>
          <table:table-cell office:value-type="string">
            <text:p>Crystal Warriors </text:p>
          </table:table-cell>
          <table:table-cell table:number-columns-repeated="2" office:value-type="string">
            <text:p>SEGA Corporation</text:p>
          </table:table-cell>
          <table:table-cell office:value-type="string">
            <text:p>Strategy</text:p>
          </table:table-cell>
          <table:table-cell office:value-type="string">
            <text:p>3.0</text:p>
          </table:table-cell>
          <table:table-cell office:value-type="string">
            <text:p>1 Player</text:p>
          </table:table-cell>
          <table:table-cell office:value-type="string">
            <text:p>The continent of Tyramus has lived in peace for almost a century, thanks to the four elemental crystals of the kingdom of Arliel. However, peace is threatened by the invading armies of the Jyn Empire, led by Emperor Grym, who wants to use the four crystals to rule over Tyramus. Fortunately, Princess Iris can escape with one of the crystals and now the player has to protect her and the crystal and somehow find a way to drive back the hordes of Jyn.****Gameplay in Crystal Warriors is quite similar to Shining Force. The player fights in turn-based battles controlling different characters like fighters, healers, rangers and mages, all with different strengths and skills. Whenever two units engage in battle, they enter a duel mode lasting for up to two turns. In this mode the player can choose between four commands: "battle" (attack), "retreat", "spell" and "monster". While the first three commands are quite self-explanatory, the "monster" command is interesting. Whenever a non-human enemy is defeated, it can be tamed and be used in battles. While most monsters do not have many HP they can serve as good attackers for physically weak characters or take some hits in order to protect his master.**In-between battles the player can visit towns to rest, buy weapons and spells or recruit new party members.</text:p>
          </table:table-cell>
          <table:table-cell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Crystal Warriors (USA, Europe)&quot;&gt; &lt;year&gt;1991&lt;/year&gt; &lt;rating&gt;ESRB - E (Everyone)&lt;/rating&gt; &lt;title&gt;Crystal Warriors &lt;/title&gt; &lt;pub&gt;SEGA Corporation&lt;/pub&gt; &lt;dev&gt;SEGA Corporation&lt;/dev&gt; &lt;genre&gt;Strategy&lt;/genre&gt; &lt;score&gt;3.0&lt;/score&gt; &lt;player&gt;1 Player&lt;/player&gt; &lt;story&gt;The continent of Tyramus has lived in peace for almost a century, thanks to the four elemental crystals of the kingdom of Arliel. However, peace is threatened by the invading armies of the Jyn Empire, led by Emperor Grym, who wants to use the four crystals to rule over Tyramus. Fortunately, Princess Iris can escape with one of the crystals and now the player has to protect her and the crystal and somehow find a way to drive back the hordes of Jyn.****Gameplay in Crystal Warriors is quite similar to Shining Force. The player fights in turn-based battles controlling different characters like fighters, healers, rangers and mages, all with different strengths and skills. Whenever two units engage in battle, they enter a duel mode lasting for up to two turns. In this mode the player can choose between four commands: &quot;battle&quot; (attack), &quot;retreat&quot;, &quot;spell&quot; and &quot;monster&quot;. While the first three commands are quite self-explanatory, the &quot;monster&quot; command is interesting. Whenever a non-human enemy is defeated, it can be tamed and be used in battles. While most monsters do not have many HP they can serve as good attackers for physically weak characters or take some hits in order to protect his master.**In-between battles the player can visit towns to rest, buy weapons and spells or recruit new party members.&lt;/story&gt; &lt;/game&gt;">
            <text:p>&lt;game name="Crystal Warriors (USA, Europe)"&gt; &lt;year&gt;1991&lt;/year&gt; &lt;rating&gt;ESRB - E (Everyone)&lt;/rating&gt; &lt;title&gt;Crystal Warriors &lt;/title&gt; &lt;pub&gt;SEGA Corporation&lt;/pub&gt; &lt;dev&gt;SEGA Corporation&lt;/dev&gt; &lt;genre&gt;Strategy&lt;/genre&gt; &lt;score&gt;3.0&lt;/score&gt; &lt;player&gt;1 Player&lt;/player&gt; &lt;story&gt;The continent of Tyramus has lived in peace for almost a century, thanks to the four elemental crystals of the kingdom of Arliel. However, peace is threatened by the invading armies of the Jyn Empire, led by Emperor Grym, who wants to use the four crystals to rule over Tyramus. Fortunately, Princess Iris can escape with one of the crystals and now the player has to protect her and the crystal and somehow find a way to drive back the hordes of Jyn.****Gameplay in Crystal Warriors is quite similar to Shining Force. The player fights in turn-based battles controlling different characters like fighters, healers, rangers and mages, all with different strengths and skills. Whenever two units engage in battle, they enter a duel mode lasting for up to two turns. In this mode the player can choose between four commands: "battle" (attack), "retreat", "spell" and "monster". While the first three commands are quite self-explanatory, the "monster" command is interesting. Whenever a non-human enemy is defeated, it can be tamed and be used in battles. While most monsters do not have many HP they can serve as good attackers for physically weak characters or take some hits in order to protect his master.**In-between battles the player can visit towns to rest, buy weapons and spells or recruit new party members.&lt;/story&gt; &lt;/game&gt;</text:p>
          </table:table-cell>
        </table:table-row>
        <table:table-row table:style-name="ro1">
          <table:table-cell office:value-type="string">
            <text:p>Cutthroat Island (USA, Europe)</text:p>
          </table:table-cell>
          <table:table-cell office:value-type="string">
            <text:p>1995</text:p>
          </table:table-cell>
          <table:table-cell office:value-type="string">
            <text:p>ESRB - E (Everyone)</text:p>
          </table:table-cell>
          <table:table-cell office:value-type="string">
            <text:p>Cutthroat Island </text:p>
          </table:table-cell>
          <table:table-cell office:value-type="string">
            <text:p>Acclaim Entertainment, Inc.</text:p>
          </table:table-cell>
          <table:table-cell office:value-type="string">
            <text:p>Software Creations Ltd.</text:p>
          </table:table-cell>
          <table:table-cell office:value-type="string">
            <text:p>Action</text:p>
          </table:table-cell>
          <table:table-cell office:value-type="string">
            <text:p>3.0</text:p>
          </table:table-cell>
          <table:table-cell office:value-type="string">
            <text:p>1 Player</text:p>
          </table:table-cell>
          <table:table-cell office:value-type="string">
            <text:p>In this game you play the role of a pirate lady called Morgan who was given a piece of a map by her father before he died. In the game you set out to find more pieces of the map so that you can find the hidden treasure buried on Cutthroat Island. The gameplay involves you scrolling along the screen and sword fighting pirates and other scoundrels one on one with various different attacks. As you progress you unlock more combos. This game is based on the film by the same name.</text:p>
          </table:table-cell>
          <table:table-cell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Cutthroat Island (USA, Europe)&quot;&gt; &lt;year&gt;1995&lt;/year&gt; &lt;rating&gt;ESRB - E (Everyone)&lt;/rating&gt; &lt;title&gt;Cutthroat Island &lt;/title&gt; &lt;pub&gt;Acclaim Entertainment, Inc.&lt;/pub&gt; &lt;dev&gt;Software Creations Ltd.&lt;/dev&gt; &lt;genre&gt;Action&lt;/genre&gt; &lt;score&gt;3.0&lt;/score&gt; &lt;player&gt;1 Player&lt;/player&gt; &lt;story&gt;In this game you play the role of a pirate lady called Morgan who was given a piece of a map by her father before he died. In the game you set out to find more pieces of the map so that you can find the hidden treasure buried on Cutthroat Island. The gameplay involves you scrolling along the screen and sword fighting pirates and other scoundrels one on one with various different attacks. As you progress you unlock more combos. This game is based on the film by the same name.&lt;/story&gt; &lt;/game&gt;">
            <text:p>&lt;game name="Cutthroat Island (USA, Europe)"&gt; &lt;year&gt;1995&lt;/year&gt; &lt;rating&gt;ESRB - E (Everyone)&lt;/rating&gt; &lt;title&gt;Cutthroat Island &lt;/title&gt; &lt;pub&gt;Acclaim Entertainment, Inc.&lt;/pub&gt; &lt;dev&gt;Software Creations Ltd.&lt;/dev&gt; &lt;genre&gt;Action&lt;/genre&gt; &lt;score&gt;3.0&lt;/score&gt; &lt;player&gt;1 Player&lt;/player&gt; &lt;story&gt;In this game you play the role of a pirate lady called Morgan who was given a piece of a map by her father before he died. In the game you set out to find more pieces of the map so that you can find the hidden treasure buried on Cutthroat Island. The gameplay involves you scrolling along the screen and sword fighting pirates and other scoundrels one on one with various different attacks. As you progress you unlock more combos. This game is based on the film by the same name.&lt;/story&gt; &lt;/game&gt;</text:p>
          </table:table-cell>
        </table:table-row>
        <table:table-row table:style-name="ro1">
          <table:table-cell office:value-type="string">
            <text:p>Daffy Duck in Hollywood (Europe) (En,Fr,De,Es,It)</text:p>
          </table:table-cell>
          <table:table-cell office:value-type="string">
            <text:p>1994</text:p>
          </table:table-cell>
          <table:table-cell office:value-type="string">
            <text:p>ESRB - E (Everyone)</text:p>
          </table:table-cell>
          <table:table-cell office:value-type="string">
            <text:p>Daffy Duck in Hollywood </text:p>
          </table:table-cell>
          <table:table-cell office:value-type="string">
            <text:p>SEGA of America, Inc.</text:p>
          </table:table-cell>
          <table:table-cell office:value-type="string">
            <text:p>Psionic Systems </text:p>
          </table:table-cell>
          <table:table-cell office:value-type="string">
            <text:p>Platform</text:p>
          </table:table-cell>
          <table:table-cell office:value-type="string">
            <text:p>3.3</text:p>
          </table:table-cell>
          <table:table-cell office:value-type="string">
            <text:p>1 Player</text:p>
          </table:table-cell>
          <table:table-cell office:value-type="string">
            <text:p>The Looney Tunes platformer Daffy Duck in Hollywood received a unique version for Sega's 8-bit systems. While similar in story, concept and themes to the Mega Drive version, the 8-bit version has unique level designs and also several differences in gameplay. <text:s/>Players control Daffy Duck, who is hired to reacquire Yosemite Sam's Golden Cartoon Movie Awards, stolen by the nefarious Doctor Duck Brain. Daffy has to make his way through six different worlds of three levels each. Each world is based on a movie genre including western, horror, adventure, sci-fi and more. At the beginning of the game, the six levels of the first two worlds can be selected in any order. Completing all six unlocks the levels of the next two worlds. <text:s/>Each level consists of several sections. The entry to the next section only opens once Daffy has dispatched a number of enemies in the current section. To to so, Daffy is armed with a bubble gun. Shooting bubbles at enemies makes most of them float away, some however are invulnerable and must be avoided. Daffy can upgrade his gun via bubble power-ups, making it shoot faster, in different patterns or with more power. Also available are magic wand power-ups which summon a "fairy duck mother", preventing Daffy from losing a life by absorbing the next hit - otherwise, each hit is instantly fatal. Golden clipboards give continues while dollar signs, gold coins and diamonds can be collected for points. Not every level contains one of the Movie Awards, and collecting them isn't even necessary to finish the game. Yosemite Sam won't be pleased however if not all are recovered.</text:p>
          </table:table-cell>
          <table:table-cell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Daffy Duck in Hollywood (Europe) (En,Fr,De,Es,It)&quot;&gt; &lt;year&gt;1994&lt;/year&gt; &lt;rating&gt;ESRB - E (Everyone)&lt;/rating&gt; &lt;title&gt;Daffy Duck in Hollywood &lt;/title&gt; &lt;pub&gt;SEGA of America, Inc.&lt;/pub&gt; &lt;dev&gt;Psionic Systems &lt;/dev&gt; &lt;genre&gt;Platform&lt;/genre&gt; &lt;score&gt;3.3&lt;/score&gt; &lt;player&gt;1 Player&lt;/player&gt; &lt;story&gt;The Looney Tunes platformer Daffy Duck in Hollywood received a unique version for Sega's 8-bit systems. While similar in story, concept and themes to the Mega Drive version, the 8-bit version has unique level designs and also several differences in gameplay.  Players control Daffy Duck, who is hired to reacquire Yosemite Sam's Golden Cartoon Movie Awards, stolen by the nefarious Doctor Duck Brain. Daffy has to make his way through six different worlds of three levels each. Each world is based on a movie genre including western, horror, adventure, sci-fi and more. At the beginning of the game, the six levels of the first two worlds can be selected in any order. Completing all six unlocks the levels of the next two worlds.  Each level consists of several sections. The entry to the next section only opens once Daffy has dispatched a number of enemies in the current section. To to so, Daffy is armed with a bubble gun. Shooting bubbles at enemies makes most of them float away, some however are invulnerable and must be avoided. Daffy can upgrade his gun via bubble power-ups, making it shoot faster, in different patterns or with more power. Also available are magic wand power-ups which summon a &quot;fairy duck mother&quot;, preventing Daffy from losing a life by absorbing the next hit - otherwise, each hit is instantly fatal. Golden clipboards give continues while dollar signs, gold coins and diamonds can be collected for points. Not every level contains one of the Movie Awards, and collecting them isn't even necessary to finish the game. Yosemite Sam won't be pleased however if not all are recovered.&lt;/story&gt; &lt;/game&gt;">
            <text:p>&lt;game name="Daffy Duck in Hollywood (Europe) (En,Fr,De,Es,It)"&gt; &lt;year&gt;1994&lt;/year&gt; &lt;rating&gt;ESRB - E (Everyone)&lt;/rating&gt; &lt;title&gt;Daffy Duck in Hollywood &lt;/title&gt; &lt;pub&gt;SEGA of America, Inc.&lt;/pub&gt; &lt;dev&gt;Psionic Systems &lt;/dev&gt; &lt;genre&gt;Platform&lt;/genre&gt; &lt;score&gt;3.3&lt;/score&gt; &lt;player&gt;1 Player&lt;/player&gt; &lt;story&gt;The Looney Tunes platformer Daffy Duck in Hollywood received a unique version for Sega's 8-bit systems. While similar in story, concept and themes to the Mega Drive version, the 8-bit version has unique level designs and also several differences in gameplay. <text:s/>Players control Daffy Duck, who is hired to reacquire Yosemite Sam's Golden Cartoon Movie Awards, stolen by the nefarious Doctor Duck Brain. Daffy has to make his way through six different worlds of three levels each. Each world is based on a movie genre including western, horror, adventure, sci-fi and more. At the beginning of the game, the six levels of the first two worlds can be selected in any order. Completing all six unlocks the levels of the next two worlds. <text:s/>Each level consists of several sections. The entry to the next section only opens once Daffy has dispatched a number of enemies in the current section. To to so, Daffy is armed with a bubble gun. Shooting bubbles at enemies makes most of them float away, some however are invulnerable and must be avoided. Daffy can upgrade his gun via bubble power-ups, making it shoot faster, in different patterns or with more power. Also available are magic wand power-ups which summon a "fairy duck mother", preventing Daffy from losing a life by absorbing the next hit - otherwise, each hit is instantly fatal. Golden clipboards give continues while dollar signs, gold coins and diamonds can be collected for points. Not every level contains one of the Movie Awards, and collecting them isn't even necessary to finish the game. Yosemite Sam won't be pleased however if not all are recovered.&lt;/story&gt; &lt;/game&gt;</text:p>
          </table:table-cell>
        </table:table-row>
        <table:table-row table:style-name="ro1">
          <table:table-cell office:value-type="string">
            <text:p>Deep Duck Trouble Starring Donald Duck (USA, Europe)</text:p>
          </table:table-cell>
          <table:table-cell office:value-type="string">
            <text:p>1993</text:p>
          </table:table-cell>
          <table:table-cell office:value-type="string">
            <text:p>ESRB - E (Everyone)</text:p>
          </table:table-cell>
          <table:table-cell office:value-type="string">
            <text:p>Deep Duck Trouble Starring Donald Duck </text:p>
          </table:table-cell>
          <table:table-cell office:value-type="string">
            <text:p>SEGA of America, Inc.</text:p>
          </table:table-cell>
          <table:table-cell office:value-type="string">
            <text:p>Aspect Co. Ltd.</text:p>
          </table:table-cell>
          <table:table-cell office:value-type="string">
            <text:p>Platform</text:p>
          </table:table-cell>
          <table:table-cell office:value-type="string">
            <text:p>3.3</text:p>
          </table:table-cell>
          <table:table-cell office:value-type="string">
            <text:p>1 Player</text:p>
          </table:table-cell>
          <table:table-cell office:value-type="string">
            <text:p>Donald meets Hewey, Dewey and Louie, back from their latest adventure with Uncle Scrooge. <text:s/>But Uncle Scrooge has been cursed by a pendant he found while adventuring, and is now floating in the air like a balloon! <text:s/>He gives Donald his adventurer's diary and asks Donald to retrace his steps and return the pendant to its rightful place - this is the only thing that will return Scrooge to normal.****Deep Duck Trouble is a platform game where you play as Donald Duck. <text:s/>You must make your way through four different areas of the island - the jungle, an inlet, a volcano, and a valley - and defeat bosses at the end of each area. <text:s/>Donald can defeat enemies by jumping on their heads. <text:s/>He can also defeat them by kicking bricks which will may then hit his enemies. <text:s/>Donald's trademark temper also comes into play: if he eats a chili pepper, he will become furious and plough through anything in his way, whether it be bricks or enemies!</text:p>
          </table:table-cell>
          <table:table-cell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Deep Duck Trouble Starring Donald Duck (USA, Europe)&quot;&gt; &lt;year&gt;1993&lt;/year&gt; &lt;rating&gt;ESRB - E (Everyone)&lt;/rating&gt; &lt;title&gt;Deep Duck Trouble Starring Donald Duck &lt;/title&gt; &lt;pub&gt;SEGA of America, Inc.&lt;/pub&gt; &lt;dev&gt;Aspect Co. Ltd.&lt;/dev&gt; &lt;genre&gt;Platform&lt;/genre&gt; &lt;score&gt;3.3&lt;/score&gt; &lt;player&gt;1 Player&lt;/player&gt; &lt;story&gt;Donald meets Hewey, Dewey and Louie, back from their latest adventure with Uncle Scrooge.  But Uncle Scrooge has been cursed by a pendant he found while adventuring, and is now floating in the air like a balloon!  He gives Donald his adventurer's diary and asks Donald to retrace his steps and return the pendant to its rightful place - this is the only thing that will return Scrooge to normal.****Deep Duck Trouble is a platform game where you play as Donald Duck.  You must make your way through four different areas of the island - the jungle, an inlet, a volcano, and a valley - and defeat bosses at the end of each area.  Donald can defeat enemies by jumping on their heads.  He can also defeat them by kicking bricks which will may then hit his enemies.  Donald's trademark temper also comes into play: if he eats a chili pepper, he will become furious and plough through anything in his way, whether it be bricks or enemies!&lt;/story&gt; &lt;/game&gt;">
            <text:p>&lt;game name="Deep Duck Trouble Starring Donald Duck (USA, Europe)"&gt; &lt;year&gt;1993&lt;/year&gt; &lt;rating&gt;ESRB - E (Everyone)&lt;/rating&gt; &lt;title&gt;Deep Duck Trouble Starring Donald Duck &lt;/title&gt; &lt;pub&gt;SEGA of America, Inc.&lt;/pub&gt; &lt;dev&gt;Aspect Co. Ltd.&lt;/dev&gt; &lt;genre&gt;Platform&lt;/genre&gt; &lt;score&gt;3.3&lt;/score&gt; &lt;player&gt;1 Player&lt;/player&gt; &lt;story&gt;Donald meets Hewey, Dewey and Louie, back from their latest adventure with Uncle Scrooge. <text:s/>But Uncle Scrooge has been cursed by a pendant he found while adventuring, and is now floating in the air like a balloon! <text:s/>He gives Donald his adventurer's diary and asks Donald to retrace his steps and return the pendant to its rightful place - this is the only thing that will return Scrooge to normal.****Deep Duck Trouble is a platform game where you play as Donald Duck. <text:s/>You must make your way through four different areas of the island - the jungle, an inlet, a volcano, and a valley - and defeat bosses at the end of each area. <text:s/>Donald can defeat enemies by jumping on their heads. <text:s/>He can also defeat them by kicking bricks which will may then hit his enemies. <text:s/>Donald's trademark temper also comes into play: if he eats a chili pepper, he will become furious and plough through anything in his way, whether it be bricks or enemies!&lt;/story&gt; &lt;/game&gt;</text:p>
          </table:table-cell>
        </table:table-row>
        <table:table-row table:style-name="ro1">
          <table:table-cell office:value-type="string">
            <text:p>Defenders of Oasis (USA, Europe)</text:p>
          </table:table-cell>
          <table:table-cell office:value-type="string">
            <text:p>1992</text:p>
          </table:table-cell>
          <table:table-cell office:value-type="string">
            <text:p>ESRB - E (Everyone)</text:p>
          </table:table-cell>
          <table:table-cell office:value-type="string">
            <text:p>Defenders of Oasis </text:p>
          </table:table-cell>
          <table:table-cell office:value-type="string">
            <text:p>SEGA of America, Inc.</text:p>
          </table:table-cell>
          <table:table-cell office:value-type="string">
            <text:p>SEGA Enterprises Ltd.</text:p>
          </table:table-cell>
          <table:table-cell office:value-type="string">
            <text:p>Role-Playing</text:p>
          </table:table-cell>
          <table:table-cell office:value-type="string">
            <text:p>4.0</text:p>
          </table:table-cell>
          <table:table-cell office:value-type="string">
            <text:p>1 Player</text:p>
          </table:table-cell>
          <table:table-cell office:value-type="string">
            <text:p>A long, long time ago, the legendary king Jamseed defeated the evil Ahriman, the spirit of darkness. But just before, Ahriman managed to send into the world his most horrifying servant: the dragon Zahhark. Years have passed, Zahhark was defeated by the descendants of Jamseed, but its own descendants continued menacing the kingdom of Shanadar. Many generations later, you, the young Prince of Shanadar, has to confront the evil. Zahhark's offsprings plan to destroy the kingdom, and the Prince must first seek aid in a neighboring country, accompanied by a beautiful Princess, by the Genie from a lamp, and other friends.****This is a traditional Japanese-style RPG. You control the Prince and his party members, visiting various locations, buying and finding items, and fighting random enemies and bosses in a turn-based combat viewed from first-person perspective.</text:p>
          </table:table-cell>
          <table:table-cell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Defenders of Oasis (USA, Europe)&quot;&gt; &lt;year&gt;1992&lt;/year&gt; &lt;rating&gt;ESRB - E (Everyone)&lt;/rating&gt; &lt;title&gt;Defenders of Oasis &lt;/title&gt; &lt;pub&gt;SEGA of America, Inc.&lt;/pub&gt; &lt;dev&gt;SEGA Enterprises Ltd.&lt;/dev&gt; &lt;genre&gt;Role-Playing&lt;/genre&gt; &lt;score&gt;4.0&lt;/score&gt; &lt;player&gt;1 Player&lt;/player&gt; &lt;story&gt;A long, long time ago, the legendary king Jamseed defeated the evil Ahriman, the spirit of darkness. But just before, Ahriman managed to send into the world his most horrifying servant: the dragon Zahhark. Years have passed, Zahhark was defeated by the descendants of Jamseed, but its own descendants continued menacing the kingdom of Shanadar. Many generations later, you, the young Prince of Shanadar, has to confront the evil. Zahhark's offsprings plan to destroy the kingdom, and the Prince must first seek aid in a neighboring country, accompanied by a beautiful Princess, by the Genie from a lamp, and other friends.****This is a traditional Japanese-style RPG. You control the Prince and his party members, visiting various locations, buying and finding items, and fighting random enemies and bosses in a turn-based combat viewed from first-person perspective.&lt;/story&gt; &lt;/game&gt;">
            <text:p>&lt;game name="Defenders of Oasis (USA, Europe)"&gt; &lt;year&gt;1992&lt;/year&gt; &lt;rating&gt;ESRB - E (Everyone)&lt;/rating&gt; &lt;title&gt;Defenders of Oasis &lt;/title&gt; &lt;pub&gt;SEGA of America, Inc.&lt;/pub&gt; &lt;dev&gt;SEGA Enterprises Ltd.&lt;/dev&gt; &lt;genre&gt;Role-Playing&lt;/genre&gt; &lt;score&gt;4.0&lt;/score&gt; &lt;player&gt;1 Player&lt;/player&gt; &lt;story&gt;A long, long time ago, the legendary king Jamseed defeated the evil Ahriman, the spirit of darkness. But just before, Ahriman managed to send into the world his most horrifying servant: the dragon Zahhark. Years have passed, Zahhark was defeated by the descendants of Jamseed, but its own descendants continued menacing the kingdom of Shanadar. Many generations later, you, the young Prince of Shanadar, has to confront the evil. Zahhark's offsprings plan to destroy the kingdom, and the Prince must first seek aid in a neighboring country, accompanied by a beautiful Princess, by the Genie from a lamp, and other friends.****This is a traditional Japanese-style RPG. You control the Prince and his party members, visiting various locations, buying and finding items, and fighting random enemies and bosses in a turn-based combat viewed from first-person perspective.&lt;/story&gt; &lt;/game&gt;</text:p>
          </table:table-cell>
        </table:table-row>
        <table:table-row table:style-name="ro1">
          <table:table-cell office:value-type="string">
            <text:p>Desert Speedtrap (USA)</text:p>
          </table:table-cell>
          <table:table-cell office:value-type="string">
            <text:p>1994</text:p>
          </table:table-cell>
          <table:table-cell office:value-type="string">
            <text:p>ESRB - E (Everyone)</text:p>
          </table:table-cell>
          <table:table-cell office:value-type="string">
            <text:p>Desert Speedtrap </text:p>
          </table:table-cell>
          <table:table-cell table:number-columns-repeated="2" office:value-type="string">
            <text:p>SEGA of America, Inc.</text:p>
          </table:table-cell>
          <table:table-cell office:value-type="string">
            <text:p>Action</text:p>
          </table:table-cell>
          <table:table-cell office:value-type="string">
            <text:p>2.6</text:p>
          </table:table-cell>
          <table:table-cell office:value-type="string">
            <text:p>1 Player</text:p>
          </table:table-cell>
          <table:table-cell office:value-type="string">
            <text:p>This is a platform game starring Looney Tunes famous Road Runner(who you control) and nemesis Wile E. Coyote. Road Runner can jump, <text:s/>eat birdseed to replenish life and run, <text:s/>of course! Holding the D-pad down speeds him up. The clock is ticking and if you run out of time a try is lost, <text:s/>collecting stars adds time to the clock****There are various items/powerups and bonus areas****3 difficulty settings, <text:s/>choice to play with or without music and/or sound effects and an option to play the game music while not in game</text:p>
          </table:table-cell>
          <table:table-cell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Desert Speedtrap (USA)&quot;&gt; &lt;year&gt;1994&lt;/year&gt; &lt;rating&gt;ESRB - E (Everyone)&lt;/rating&gt; &lt;title&gt;Desert Speedtrap &lt;/title&gt; &lt;pub&gt;SEGA of America, Inc.&lt;/pub&gt; &lt;dev&gt;SEGA of America, Inc.&lt;/dev&gt; &lt;genre&gt;Action&lt;/genre&gt; &lt;score&gt;2.6&lt;/score&gt; &lt;player&gt;1 Player&lt;/player&gt; &lt;story&gt;This is a platform game starring Looney Tunes famous Road Runner(who you control) and nemesis Wile E. Coyote. Road Runner can jump,  eat birdseed to replenish life and run,  of course! Holding the D-pad down speeds him up. The clock is ticking and if you run out of time a try is lost,  collecting stars adds time to the clock****There are various items/powerups and bonus areas****3 difficulty settings,  choice to play with or without music and/or sound effects and an option to play the game music while not in game&lt;/story&gt; &lt;/game&gt;">
            <text:p>&lt;game name="Desert Speedtrap (USA)"&gt; &lt;year&gt;1994&lt;/year&gt; &lt;rating&gt;ESRB - E (Everyone)&lt;/rating&gt; &lt;title&gt;Desert Speedtrap &lt;/title&gt; &lt;pub&gt;SEGA of America, Inc.&lt;/pub&gt; &lt;dev&gt;SEGA of America, Inc.&lt;/dev&gt; &lt;genre&gt;Action&lt;/genre&gt; &lt;score&gt;2.6&lt;/score&gt; &lt;player&gt;1 Player&lt;/player&gt; &lt;story&gt;This is a platform game starring Looney Tunes famous Road Runner(who you control) and nemesis Wile E. Coyote. Road Runner can jump, <text:s/>eat birdseed to replenish life and run, <text:s/>of course! Holding the D-pad down speeds him up. The clock is ticking and if you run out of time a try is lost, <text:s/>collecting stars adds time to the clock****There are various items/powerups and bonus areas****3 difficulty settings, <text:s/>choice to play with or without music and/or sound effects and an option to play the game music while not in game&lt;/story&gt; &lt;/game&gt;</text:p>
          </table:table-cell>
        </table:table-row>
        <table:table-row table:style-name="ro1">
          <table:table-cell office:value-type="string">
            <text:p>Desert Strike - Return to the Gulf (USA, Europe)</text:p>
          </table:table-cell>
          <table:table-cell office:value-type="string">
            <text:p>1994</text:p>
          </table:table-cell>
          <table:table-cell office:value-type="string">
            <text:p>ESRB - E (Everyone)</text:p>
          </table:table-cell>
          <table:table-cell office:value-type="string">
            <text:p>Desert Strike - Return to the Gulf </text:p>
          </table:table-cell>
          <table:table-cell office:value-type="string">
            <text:p>Domark Software, Inc.</text:p>
          </table:table-cell>
          <table:table-cell office:value-type="string">
            <text:p>Electronic Arts, Inc.</text:p>
          </table:table-cell>
          <table:table-cell office:value-type="string">
            <text:p>Action</text:p>
          </table:table-cell>
          <table:table-cell office:value-type="string">
            <text:p>3.2</text:p>
          </table:table-cell>
          <table:table-cell office:value-type="string">
            <text:p>1 Player</text:p>
          </table:table-cell>
          <table:table-cell office:value-type="string">
            <text:p>The first game in the Strike series. A year after the Gulf War, a self styled General named Kilbaba (Muababa in the GBA version) takes over an Arab Emirate and threatens to start WWIII against its enemy in the West, the U.S. The whole world holds their breath as the President chooses you to destroy Kilbaba and his terrorist army before he launches a nuclear attack on the world!****You must fly an specially designed AH-64A Apache on a series of missions from rescuing MIAs, destroying power plants, to blowing apart SCUD missles! Take out his defenses while trying to find out Kilbaba's plans. Take on the Madman and forever rid this threat....in the desert!</text:p>
          </table:table-cell>
          <table:table-cell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Desert Strike - Return to the Gulf (USA, Europe)&quot;&gt; &lt;year&gt;1994&lt;/year&gt; &lt;rating&gt;ESRB - E (Everyone)&lt;/rating&gt; &lt;title&gt;Desert Strike - Return to the Gulf &lt;/title&gt; &lt;pub&gt;Domark Software, Inc.&lt;/pub&gt; &lt;dev&gt;Electronic Arts, Inc.&lt;/dev&gt; &lt;genre&gt;Action&lt;/genre&gt; &lt;score&gt;3.2&lt;/score&gt; &lt;player&gt;1 Player&lt;/player&gt; &lt;story&gt;The first game in the Strike series. A year after the Gulf War, a self styled General named Kilbaba (Muababa in the GBA version) takes over an Arab Emirate and threatens to start WWIII against its enemy in the West, the U.S. The whole world holds their breath as the President chooses you to destroy Kilbaba and his terrorist army before he launches a nuclear attack on the world!****You must fly an specially designed AH-64A Apache on a series of missions from rescuing MIAs, destroying power plants, to blowing apart SCUD missles! Take out his defenses while trying to find out Kilbaba's plans. Take on the Madman and forever rid this threat....in the desert!&lt;/story&gt; &lt;/game&gt;">
            <text:p>&lt;game name="Desert Strike - Return to the Gulf (USA, Europe)"&gt; &lt;year&gt;1994&lt;/year&gt; &lt;rating&gt;ESRB - E (Everyone)&lt;/rating&gt; &lt;title&gt;Desert Strike - Return to the Gulf &lt;/title&gt; &lt;pub&gt;Domark Software, Inc.&lt;/pub&gt; &lt;dev&gt;Electronic Arts, Inc.&lt;/dev&gt; &lt;genre&gt;Action&lt;/genre&gt; &lt;score&gt;3.2&lt;/score&gt; &lt;player&gt;1 Player&lt;/player&gt; &lt;story&gt;The first game in the Strike series. A year after the Gulf War, a self styled General named Kilbaba (Muababa in the GBA version) takes over an Arab Emirate and threatens to start WWIII against its enemy in the West, the U.S. The whole world holds their breath as the President chooses you to destroy Kilbaba and his terrorist army before he launches a nuclear attack on the world!****You must fly an specially designed AH-64A Apache on a series of missions from rescuing MIAs, destroying power plants, to blowing apart SCUD missles! Take out his defenses while trying to find out Kilbaba's plans. Take on the Madman and forever rid this threat....in the desert!&lt;/story&gt; &lt;/game&gt;</text:p>
          </table:table-cell>
        </table:table-row>
        <table:table-row table:style-name="ro1">
          <table:table-cell office:value-type="string">
            <text:p>Devilish (USA)</text:p>
          </table:table-cell>
          <table:table-cell office:value-type="string">
            <text:p>1991</text:p>
          </table:table-cell>
          <table:table-cell office:value-type="string">
            <text:p>ESRB - E (Everyone)</text:p>
          </table:table-cell>
          <table:table-cell office:value-type="string">
            <text:p>Devilish </text:p>
          </table:table-cell>
          <table:table-cell office:value-type="string">
            <text:p>Sage's Creation, Inc.</text:p>
          </table:table-cell>
          <table:table-cell office:value-type="string">
            <text:p>Opera House</text:p>
          </table:table-cell>
          <table:table-cell office:value-type="string">
            <text:p>Action</text:p>
          </table:table-cell>
          <table:table-cell office:value-type="string">
            <text:p>3.4</text:p>
          </table:table-cell>
          <table:table-cell office:value-type="string">
            <text:p>1 Player</text:p>
          </table:table-cell>
          <table:table-cell office:value-type="string">
            <text:p>Genki's first game is a paddle/pong game with a background story. Once upon a time there were a prince and a princess who loved each other. But the evil jealous demon named "Y" turn them both into stone paddles. Suddenly, a blue sphere fell from the sky, becoming the ball which the paddles can now push forwards, overcoming obstacles and defeating demons.****"Devilish" is different from other paddle games by letting you play with two paddles. The lower one behaves just like a usual paddle - you use it to prevent the ball from dropping down. The upper one can move and turn, allowing you to hit the ball from different angles and from different parts of the screen. You advance through levels by destroying bricks and enemies, going up until the level boss enemy appears.</text:p>
          </table:table-cell>
          <table:table-cell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Devilish (USA)&quot;&gt; &lt;year&gt;1991&lt;/year&gt; &lt;rating&gt;ESRB - E (Everyone)&lt;/rating&gt; &lt;title&gt;Devilish &lt;/title&gt; &lt;pub&gt;Sage's Creation, Inc.&lt;/pub&gt; &lt;dev&gt;Opera House&lt;/dev&gt; &lt;genre&gt;Action&lt;/genre&gt; &lt;score&gt;3.4&lt;/score&gt; &lt;player&gt;1 Player&lt;/player&gt; &lt;story&gt;Genki's first game is a paddle/pong game with a background story. Once upon a time there were a prince and a princess who loved each other. But the evil jealous demon named &quot;Y&quot; turn them both into stone paddles. Suddenly, a blue sphere fell from the sky, becoming the ball which the paddles can now push forwards, overcoming obstacles and defeating demons.****&quot;Devilish&quot; is different from other paddle games by letting you play with two paddles. The lower one behaves just like a usual paddle - you use it to prevent the ball from dropping down. The upper one can move and turn, allowing you to hit the ball from different angles and from different parts of the screen. You advance through levels by destroying bricks and enemies, going up until the level boss enemy appears.&lt;/story&gt; &lt;/game&gt;">
            <text:p>&lt;game name="Devilish (USA)"&gt; &lt;year&gt;1991&lt;/year&gt; &lt;rating&gt;ESRB - E (Everyone)&lt;/rating&gt; &lt;title&gt;Devilish &lt;/title&gt; &lt;pub&gt;Sage's Creation, Inc.&lt;/pub&gt; &lt;dev&gt;Opera House&lt;/dev&gt; &lt;genre&gt;Action&lt;/genre&gt; &lt;score&gt;3.4&lt;/score&gt; &lt;player&gt;1 Player&lt;/player&gt; &lt;story&gt;Genki's first game is a paddle/pong game with a background story. Once upon a time there were a prince and a princess who loved each other. But the evil jealous demon named "Y" turn them both into stone paddles. Suddenly, a blue sphere fell from the sky, becoming the ball which the paddles can now push forwards, overcoming obstacles and defeating demons.****"Devilish" is different from other paddle games by letting you play with two paddles. The lower one behaves just like a usual paddle - you use it to prevent the ball from dropping down. The upper one can move and turn, allowing you to hit the ball from different angles and from different parts of the screen. You advance through levels by destroying bricks and enemies, going up until the level boss enemy appears.&lt;/story&gt; &lt;/game&gt;</text:p>
          </table:table-cell>
        </table:table-row>
        <table:table-row table:style-name="ro1">
          <table:table-cell office:value-type="string">
            <text:p>Donald no Magical World (Japan)</text:p>
          </table:table-cell>
          <table:table-cell office:value-type="string">
            <text:p>1994</text:p>
          </table:table-cell>
          <table:table-cell office:value-type="string">
            <text:p>ESRB - E (Everyone)</text:p>
          </table:table-cell>
          <table:table-cell office:value-type="string">
            <text:p>Donald no Magical World </text:p>
          </table:table-cell>
          <table:table-cell office:value-type="string">
            <text:p>Sega Corporation</text:p>
          </table:table-cell>
          <table:table-cell office:value-type="string">
            <text:p>SiMS Co., Ltd.</text:p>
          </table:table-cell>
          <table:table-cell office:value-type="string">
            <text:p>Platform</text:p>
          </table:table-cell>
          <table:table-cell office:value-type="string">
            <text:p>2.5</text:p>
          </table:table-cell>
          <table:table-cell office:value-type="string">
            <text:p>1 Player</text:p>
          </table:table-cell>
          <table:table-cell office:value-type="string">
            <text:p>Donald no Magical World is a Sega Game Gear platform game. It features Ronald McDonald, mascot of the McDonald's fast-food chain. The game was only released in Japan, though curiously if the player inserts the cart into a western Game Gear, it will be translated into English, revealing a unused title in the process - Ronald in the Magical World. </text:p>
          </table:table-cell>
          <table:table-cell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Donald no Magical World (Japan)&quot;&gt; &lt;year&gt;1994&lt;/year&gt; &lt;rating&gt;ESRB - E (Everyone)&lt;/rating&gt; &lt;title&gt;Donald no Magical World &lt;/title&gt; &lt;pub&gt;Sega Corporation&lt;/pub&gt; &lt;dev&gt;SiMS Co., Ltd.&lt;/dev&gt; &lt;genre&gt;Platform&lt;/genre&gt; &lt;score&gt;2.5&lt;/score&gt; &lt;player&gt;1 Player&lt;/player&gt; &lt;story&gt;Donald no Magical World is a Sega Game Gear platform game. It features Ronald McDonald, mascot of the McDonald's fast-food chain. The game was only released in Japan, though curiously if the player inserts the cart into a western Game Gear, it will be translated into English, revealing a unused title in the process - Ronald in the Magical World. &lt;/story&gt; &lt;/game&gt;">
            <text:p>&lt;game name="Donald no Magical World (Japan)"&gt; &lt;year&gt;1994&lt;/year&gt; &lt;rating&gt;ESRB - E (Everyone)&lt;/rating&gt; &lt;title&gt;Donald no Magical World &lt;/title&gt; &lt;pub&gt;Sega Corporation&lt;/pub&gt; &lt;dev&gt;SiMS Co., Ltd.&lt;/dev&gt; &lt;genre&gt;Platform&lt;/genre&gt; &lt;score&gt;2.5&lt;/score&gt; &lt;player&gt;1 Player&lt;/player&gt; &lt;story&gt;Donald no Magical World is a Sega Game Gear platform game. It features Ronald McDonald, mascot of the McDonald's fast-food chain. The game was only released in Japan, though curiously if the player inserts the cart into a western Game Gear, it will be translated into English, revealing a unused title in the process - Ronald in the Magical World. &lt;/story&gt; &lt;/game&gt;</text:p>
          </table:table-cell>
        </table:table-row>
        <table:table-row table:style-name="ro1">
          <table:table-cell office:value-type="string">
            <text:p>Doraemon - Noranosuke no Yabou (Japan)</text:p>
          </table:table-cell>
          <table:table-cell office:value-type="string">
            <text:p>1993</text:p>
          </table:table-cell>
          <table:table-cell office:value-type="string">
            <text:p>ESRB - E (Everyone)</text:p>
          </table:table-cell>
          <table:table-cell office:value-type="string">
            <text:p>Doraemon - Noranosuke no Yabou </text:p>
          </table:table-cell>
          <table:table-cell table:number-columns-repeated="2" office:value-type="string">
            <text:p>Sega Corporation</text:p>
          </table:table-cell>
          <table:table-cell office:value-type="string">
            <text:p>Action</text:p>
          </table:table-cell>
          <table:table-cell office:value-type="string">
            <text:p>2.8</text:p>
          </table:table-cell>
          <table:table-cell office:value-type="string">
            <text:p>1 Player</text:p>
          </table:table-cell>
          <table:table-cell office:value-type="string">
            <text:p>The game has many similarities to the Sega Mega Drive game, McDonald's Treasure Land Adventure, though the gameplay, story and level design is slightly different. Some of the music is shared between the two, however. </text:p>
          </table:table-cell>
          <table:table-cell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Doraemon - Noranosuke no Yabou (Japan)&quot;&gt; &lt;year&gt;1993&lt;/year&gt; &lt;rating&gt;ESRB - E (Everyone)&lt;/rating&gt; &lt;title&gt;Doraemon - Noranosuke no Yabou &lt;/title&gt; &lt;pub&gt;Sega Corporation&lt;/pub&gt; &lt;dev&gt;Sega Corporation&lt;/dev&gt; &lt;genre&gt;Action&lt;/genre&gt; &lt;score&gt;2.8&lt;/score&gt; &lt;player&gt;1 Player&lt;/player&gt; &lt;story&gt;The game has many similarities to the Sega Mega Drive game, McDonald's Treasure Land Adventure, though the gameplay, story and level design is slightly different. Some of the music is shared between the two, however. &lt;/story&gt; &lt;/game&gt;">
            <text:p>&lt;game name="Doraemon - Noranosuke no Yabou (Japan)"&gt; &lt;year&gt;1993&lt;/year&gt; &lt;rating&gt;ESRB - E (Everyone)&lt;/rating&gt; &lt;title&gt;Doraemon - Noranosuke no Yabou &lt;/title&gt; &lt;pub&gt;Sega Corporation&lt;/pub&gt; &lt;dev&gt;Sega Corporation&lt;/dev&gt; &lt;genre&gt;Action&lt;/genre&gt; &lt;score&gt;2.8&lt;/score&gt; &lt;player&gt;1 Player&lt;/player&gt; &lt;story&gt;The game has many similarities to the Sega Mega Drive game, McDonald's Treasure Land Adventure, though the gameplay, story and level design is slightly different. Some of the music is shared between the two, however. &lt;/story&gt; &lt;/game&gt;</text:p>
          </table:table-cell>
        </table:table-row>
        <table:table-row table:style-name="ro1">
          <table:table-cell office:value-type="string">
            <text:p>Doraemon - Waku Waku Pocket Paradise (Japan)</text:p>
          </table:table-cell>
          <table:table-cell office:value-type="string">
            <text:p>1996</text:p>
          </table:table-cell>
          <table:table-cell office:value-type="string">
            <text:p>ESRB - E (Everyone)</text:p>
          </table:table-cell>
          <table:table-cell office:value-type="string">
            <text:p>Doraemon - Waku Waku Pocket Paradise </text:p>
          </table:table-cell>
          <table:table-cell table:number-columns-repeated="2" office:value-type="string">
            <text:p>Sega Corporation</text:p>
          </table:table-cell>
          <table:table-cell office:value-type="string">
            <text:p>Mini-Games</text:p>
          </table:table-cell>
          <table:table-cell office:value-type="string">
            <text:p>3.1</text:p>
          </table:table-cell>
          <table:table-cell office:value-type="string">
            <text:p>1-2 Players</text:p>
          </table:table-cell>
          <table:table-cell office:value-type="string">
            <text:p>No Description Available!</text:p>
          </table:table-cell>
          <table:table-cell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Doraemon - Waku Waku Pocket Paradise (Japan)&quot;&gt; &lt;year&gt;1996&lt;/year&gt; &lt;rating&gt;ESRB - E (Everyone)&lt;/rating&gt; &lt;title&gt;Doraemon - Waku Waku Pocket Paradise &lt;/title&gt; &lt;pub&gt;Sega Corporation&lt;/pub&gt; &lt;dev&gt;Sega Corporation&lt;/dev&gt; &lt;genre&gt;Mini-Games&lt;/genre&gt; &lt;score&gt;3.1&lt;/score&gt; &lt;player&gt;1-2 Players&lt;/player&gt; &lt;story&gt;No Description Available!&lt;/story&gt; &lt;/game&gt;">
            <text:p>&lt;game name="Doraemon - Waku Waku Pocket Paradise (Japan)"&gt; &lt;year&gt;1996&lt;/year&gt; &lt;rating&gt;ESRB - E (Everyone)&lt;/rating&gt; &lt;title&gt;Doraemon - Waku Waku Pocket Paradise &lt;/title&gt; &lt;pub&gt;Sega Corporation&lt;/pub&gt; &lt;dev&gt;Sega Corporation&lt;/dev&gt; &lt;genre&gt;Mini-Games&lt;/genre&gt; &lt;score&gt;3.1&lt;/score&gt; &lt;player&gt;1-2 Players&lt;/player&gt; &lt;story&gt;No Description Available!&lt;/story&gt; &lt;/game&gt;</text:p>
          </table:table-cell>
        </table:table-row>
        <table:table-row table:style-name="ro1">
          <table:table-cell office:value-type="string">
            <text:p>Double Dragon (USA, Europe)</text:p>
          </table:table-cell>
          <table:table-cell office:value-type="string">
            <text:p>1993</text:p>
          </table:table-cell>
          <table:table-cell office:value-type="string">
            <text:p>ESRB - E (Everyone)</text:p>
          </table:table-cell>
          <table:table-cell office:value-type="string">
            <text:p>Double Dragon </text:p>
          </table:table-cell>
          <table:table-cell table:number-columns-repeated="2" office:value-type="string">
            <text:p>Virgin Interactive</text:p>
          </table:table-cell>
          <table:table-cell office:value-type="string">
            <text:p>Beat-'Em-Up</text:p>
          </table:table-cell>
          <table:table-cell office:value-type="string">
            <text:p>2.6</text:p>
          </table:table-cell>
          <table:table-cell office:value-type="string">
            <text:p>1 Player</text:p>
          </table:table-cell>
          <table:table-cell office:value-type="string">
            <text:p>The Double Dragon brawler series received a unique entry on the Game Gear. In this game, only one of the two Lee brothers takes on the underworld: Jimmy has been murdered by the Dragon Lord gang, so it's Billy's turn to exact revenge. <text:s/>Billy's rampage will take him through six large levels, each consisting of several sub-stages. These include skid row at night, uptown during the day, the harbor, a subway train, the countryside and a mansion. Numerous Dragon Lord goons stand in Billy's way and must be taken out with punches and kicks. Each of the six large levels concludes with a boss fight against an extra large enemy. In a departure for the series, Billy is able to pick up guns (with a limited amount of shots) at various points during the game, allowing him to dispatch foes easily from a distance. By collecting various power-ups, Billy can increase his health bar and the number of continues. A statistic after every level details amount of hits taken and dealt.</text:p>
          </table:table-cell>
          <table:table-cell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Double Dragon (USA, Europe)&quot;&gt; &lt;year&gt;1993&lt;/year&gt; &lt;rating&gt;ESRB - E (Everyone)&lt;/rating&gt; &lt;title&gt;Double Dragon &lt;/title&gt; &lt;pub&gt;Virgin Interactive&lt;/pub&gt; &lt;dev&gt;Virgin Interactive&lt;/dev&gt; &lt;genre&gt;Beat-'Em-Up&lt;/genre&gt; &lt;score&gt;2.6&lt;/score&gt; &lt;player&gt;1 Player&lt;/player&gt; &lt;story&gt;The Double Dragon brawler series received a unique entry on the Game Gear. In this game, only one of the two Lee brothers takes on the underworld: Jimmy has been murdered by the Dragon Lord gang, so it's Billy's turn to exact revenge.  Billy's rampage will take him through six large levels, each consisting of several sub-stages. These include skid row at night, uptown during the day, the harbor, a subway train, the countryside and a mansion. Numerous Dragon Lord goons stand in Billy's way and must be taken out with punches and kicks. Each of the six large levels concludes with a boss fight against an extra large enemy. In a departure for the series, Billy is able to pick up guns (with a limited amount of shots) at various points during the game, allowing him to dispatch foes easily from a distance. By collecting various power-ups, Billy can increase his health bar and the number of continues. A statistic after every level details amount of hits taken and dealt.&lt;/story&gt; &lt;/game&gt;">
            <text:p>&lt;game name="Double Dragon (USA, Europe)"&gt; &lt;year&gt;1993&lt;/year&gt; &lt;rating&gt;ESRB - E (Everyone)&lt;/rating&gt; &lt;title&gt;Double Dragon &lt;/title&gt; &lt;pub&gt;Virgin Interactive&lt;/pub&gt; &lt;dev&gt;Virgin Interactive&lt;/dev&gt; &lt;genre&gt;Beat-'Em-Up&lt;/genre&gt; &lt;score&gt;2.6&lt;/score&gt; &lt;player&gt;1 Player&lt;/player&gt; &lt;story&gt;The Double Dragon brawler series received a unique entry on the Game Gear. In this game, only one of the two Lee brothers takes on the underworld: Jimmy has been murdered by the Dragon Lord gang, so it's Billy's turn to exact revenge. <text:s/>Billy's rampage will take him through six large levels, each consisting of several sub-stages. These include skid row at night, uptown during the day, the harbor, a subway train, the countryside and a mansion. Numerous Dragon Lord goons stand in Billy's way and must be taken out with punches and kicks. Each of the six large levels concludes with a boss fight against an extra large enemy. In a departure for the series, Billy is able to pick up guns (with a limited amount of shots) at various points during the game, allowing him to dispatch foes easily from a distance. By collecting various power-ups, Billy can increase his health bar and the number of continues. A statistic after every level details amount of hits taken and dealt.&lt;/story&gt; &lt;/game&gt;</text:p>
          </table:table-cell>
        </table:table-row>
        <table:table-row table:style-name="ro1">
          <table:table-cell office:value-type="string">
            <text:p>Dr. Robotnik's Mean Bean Machine (USA, Europe)</text:p>
          </table:table-cell>
          <table:table-cell office:value-type="string">
            <text:p>1993</text:p>
          </table:table-cell>
          <table:table-cell office:value-type="string">
            <text:p>ESRB - E (Everyone)</text:p>
          </table:table-cell>
          <table:table-cell office:value-type="string">
            <text:p>Dr. Robotnik's Mean Bean Machine </text:p>
          </table:table-cell>
          <table:table-cell office:value-type="string">
            <text:p>SEGA of America, Inc.</text:p>
          </table:table-cell>
          <table:table-cell office:value-type="string">
            <text:p>Compile</text:p>
          </table:table-cell>
          <table:table-cell office:value-type="string">
            <text:p>Puzzle</text:p>
          </table:table-cell>
          <table:table-cell office:value-type="string">
            <text:p>2.9</text:p>
          </table:table-cell>
          <table:table-cell office:value-type="string">
            <text:p>1-2 Players</text:p>
          </table:table-cell>
          <table:table-cell office:value-type="string">
            <text:p>Okay, so this Dr. Robotnik guy, he decides to turn something else into robots. <text:s/>This time, it's the citizens of Beanville! <text:s/>It's up to you to save them from their doom. <text:s/>You drop pairs of beans into the dungeons, trying to create groups of four in matching colors. <text:s/>You must challenge Dr. Robotnik's robots to a battle and defeat them, and eventually face the Eggman himself.</text:p>
          </table:table-cell>
          <table:table-cell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Dr. Robotnik's Mean Bean Machine (USA, Europe)&quot;&gt; &lt;year&gt;1993&lt;/year&gt; &lt;rating&gt;ESRB - E (Everyone)&lt;/rating&gt; &lt;title&gt;Dr. Robotnik's Mean Bean Machine &lt;/title&gt; &lt;pub&gt;SEGA of America, Inc.&lt;/pub&gt; &lt;dev&gt;Compile&lt;/dev&gt; &lt;genre&gt;Puzzle&lt;/genre&gt; &lt;score&gt;2.9&lt;/score&gt; &lt;player&gt;1-2 Players&lt;/player&gt; &lt;story&gt;Okay, so this Dr. Robotnik guy, he decides to turn something else into robots.  This time, it's the citizens of Beanville!  It's up to you to save them from their doom.  You drop pairs of beans into the dungeons, trying to create groups of four in matching colors.  You must challenge Dr. Robotnik's robots to a battle and defeat them, and eventually face the Eggman himself.&lt;/story&gt; &lt;/game&gt;">
            <text:p>&lt;game name="Dr. Robotnik's Mean Bean Machine (USA, Europe)"&gt; &lt;year&gt;1993&lt;/year&gt; &lt;rating&gt;ESRB - E (Everyone)&lt;/rating&gt; &lt;title&gt;Dr. Robotnik's Mean Bean Machine &lt;/title&gt; &lt;pub&gt;SEGA of America, Inc.&lt;/pub&gt; &lt;dev&gt;Compile&lt;/dev&gt; &lt;genre&gt;Puzzle&lt;/genre&gt; &lt;score&gt;2.9&lt;/score&gt; &lt;player&gt;1-2 Players&lt;/player&gt; &lt;story&gt;Okay, so this Dr. Robotnik guy, he decides to turn something else into robots. <text:s/>This time, it's the citizens of Beanville! <text:s/>It's up to you to save them from their doom. <text:s/>You drop pairs of beans into the dungeons, trying to create groups of four in matching colors. <text:s/>You must challenge Dr. Robotnik's robots to a battle and defeat them, and eventually face the Eggman himself.&lt;/story&gt; &lt;/game&gt;</text:p>
          </table:table-cell>
        </table:table-row>
        <table:table-row table:style-name="ro1">
          <table:table-cell office:value-type="string">
            <text:p>Dragon - The Bruce Lee Story (USA)</text:p>
          </table:table-cell>
          <table:table-cell office:value-type="string">
            <text:p>1993</text:p>
          </table:table-cell>
          <table:table-cell office:value-type="string">
            <text:p>ESRB - T (Teen)</text:p>
          </table:table-cell>
          <table:table-cell office:value-type="string">
            <text:p>Dragon - The Bruce Lee Story </text:p>
          </table:table-cell>
          <table:table-cell office:value-type="string">
            <text:p>Acclaim Entertainment, Inc.</text:p>
          </table:table-cell>
          <table:table-cell office:value-type="string">
            <text:p>Virgin Interactive Entertainment (Europe) Ltd.</text:p>
          </table:table-cell>
          <table:table-cell office:value-type="string">
            <text:p>Platform</text:p>
          </table:table-cell>
          <table:table-cell office:value-type="string">
            <text:p>2.7</text:p>
          </table:table-cell>
          <table:table-cell office:value-type="string">
            <text:p>1 Player</text:p>
          </table:table-cell>
          <table:table-cell office:value-type="string">
            <text:p>Based on the 1993 movie of the same name, Dragon: The Bruce Lee Story <text:s/>has Bruce Lee learn that he was born in America and he sets off to explore this new land. However it is a dangerous place and must fight to survive.****Dragon: The Bruce Lee Story is a side-scrolling action game. Bruce Lee travels through various locations and engages enemies in martial arts. As Bruce Lee, the player can jump and attack. The direction button being pressed at the time of the attack determines whether Bruce will Punch, Roundhouse Kick or Low Kick. Power-ups are scattered throughout the levels and can be activated by attacking them. Bruce has a health meter at the top of the screen, when it is depleted he loses a life.</text:p>
          </table:table-cell>
          <table:table-cell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Dragon - The Bruce Lee Story (USA)&quot;&gt; &lt;year&gt;1993&lt;/year&gt; &lt;rating&gt;ESRB - T (Teen)&lt;/rating&gt; &lt;title&gt;Dragon - The Bruce Lee Story &lt;/title&gt; &lt;pub&gt;Acclaim Entertainment, Inc.&lt;/pub&gt; &lt;dev&gt;Virgin Interactive Entertainment (Europe) Ltd.&lt;/dev&gt; &lt;genre&gt;Platform&lt;/genre&gt; &lt;score&gt;2.7&lt;/score&gt; &lt;player&gt;1 Player&lt;/player&gt; &lt;story&gt;Based on the 1993 movie of the same name, Dragon: The Bruce Lee Story  has Bruce Lee learn that he was born in America and he sets off to explore this new land. However it is a dangerous place and must fight to survive.****Dragon: The Bruce Lee Story is a side-scrolling action game. Bruce Lee travels through various locations and engages enemies in martial arts. As Bruce Lee, the player can jump and attack. The direction button being pressed at the time of the attack determines whether Bruce will Punch, Roundhouse Kick or Low Kick. Power-ups are scattered throughout the levels and can be activated by attacking them. Bruce has a health meter at the top of the screen, when it is depleted he loses a life.&lt;/story&gt; &lt;/game&gt;">
            <text:p>&lt;game name="Dragon - The Bruce Lee Story (USA)"&gt; &lt;year&gt;1993&lt;/year&gt; &lt;rating&gt;ESRB - T (Teen)&lt;/rating&gt; &lt;title&gt;Dragon - The Bruce Lee Story &lt;/title&gt; &lt;pub&gt;Acclaim Entertainment, Inc.&lt;/pub&gt; &lt;dev&gt;Virgin Interactive Entertainment (Europe) Ltd.&lt;/dev&gt; &lt;genre&gt;Platform&lt;/genre&gt; &lt;score&gt;2.7&lt;/score&gt; &lt;player&gt;1 Player&lt;/player&gt; &lt;story&gt;Based on the 1993 movie of the same name, Dragon: The Bruce Lee Story <text:s/>has Bruce Lee learn that he was born in America and he sets off to explore this new land. However it is a dangerous place and must fight to survive.****Dragon: The Bruce Lee Story is a side-scrolling action game. Bruce Lee travels through various locations and engages enemies in martial arts. As Bruce Lee, the player can jump and attack. The direction button being pressed at the time of the attack determines whether Bruce will Punch, Roundhouse Kick or Low Kick. Power-ups are scattered throughout the levels and can be activated by attacking them. Bruce has a health meter at the top of the screen, when it is depleted he loses a life.&lt;/story&gt; &lt;/game&gt;</text:p>
          </table:table-cell>
        </table:table-row>
        <table:table-row table:style-name="ro1">
          <table:table-cell office:value-type="string">
            <text:p>Dragon Crystal (USA, Europe)</text:p>
          </table:table-cell>
          <table:table-cell office:value-type="string">
            <text:p>1990</text:p>
          </table:table-cell>
          <table:table-cell office:value-type="string">
            <text:p>ESRB - E (Everyone)</text:p>
          </table:table-cell>
          <table:table-cell office:value-type="string">
            <text:p>Dragon Crystal </text:p>
          </table:table-cell>
          <table:table-cell office:value-type="string">
            <text:p>SEGA of America, Inc.</text:p>
          </table:table-cell>
          <table:table-cell office:value-type="string">
            <text:p>SEGA Enterprises Ltd.</text:p>
          </table:table-cell>
          <table:table-cell office:value-type="string">
            <text:p>Role-Playing</text:p>
          </table:table-cell>
          <table:table-cell office:value-type="string">
            <text:p>3.0</text:p>
          </table:table-cell>
          <table:table-cell office:value-type="string">
            <text:p>1 Player</text:p>
          </table:table-cell>
          <table:table-cell office:value-type="string">
            <text:p>Dragon Crystal is a dungeon crawler with RPG elements, along the lines of classics such as Rogue or Nethack. Without relying on a story, the game throws you into a randomly generated world which you should explore carefully - and most importantly, where you must survive! The complex, maze-like levels reveal their structure only after you cover the corresponding map areas. Your goal in each level is to reach a teleporter which will take you to the next one. There are also a lot of random items scattered around - weapons, armor, money, and food. Money allows you to continue the game if you die, food prevents you from starving. The enemies are visible on screen, and you fight them in a fast-paced turn-based combat, moving around and pressing direction arrows to strike with the equipped weapon. You are always accompanied by an egg which will eventually grow up to be a dragon if you have leveled up enough.</text:p>
          </table:table-cell>
          <table:table-cell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Dragon Crystal (USA, Europe)&quot;&gt; &lt;year&gt;1990&lt;/year&gt; &lt;rating&gt;ESRB - E (Everyone)&lt;/rating&gt; &lt;title&gt;Dragon Crystal &lt;/title&gt; &lt;pub&gt;SEGA of America, Inc.&lt;/pub&gt; &lt;dev&gt;SEGA Enterprises Ltd.&lt;/dev&gt; &lt;genre&gt;Role-Playing&lt;/genre&gt; &lt;score&gt;3.0&lt;/score&gt; &lt;player&gt;1 Player&lt;/player&gt; &lt;story&gt;Dragon Crystal is a dungeon crawler with RPG elements, along the lines of classics such as Rogue or Nethack. Without relying on a story, the game throws you into a randomly generated world which you should explore carefully - and most importantly, where you must survive! The complex, maze-like levels reveal their structure only after you cover the corresponding map areas. Your goal in each level is to reach a teleporter which will take you to the next one. There are also a lot of random items scattered around - weapons, armor, money, and food. Money allows you to continue the game if you die, food prevents you from starving. The enemies are visible on screen, and you fight them in a fast-paced turn-based combat, moving around and pressing direction arrows to strike with the equipped weapon. You are always accompanied by an egg which will eventually grow up to be a dragon if you have leveled up enough.&lt;/story&gt; &lt;/game&gt;">
            <text:p>&lt;game name="Dragon Crystal (USA, Europe)"&gt; &lt;year&gt;1990&lt;/year&gt; &lt;rating&gt;ESRB - E (Everyone)&lt;/rating&gt; &lt;title&gt;Dragon Crystal &lt;/title&gt; &lt;pub&gt;SEGA of America, Inc.&lt;/pub&gt; &lt;dev&gt;SEGA Enterprises Ltd.&lt;/dev&gt; &lt;genre&gt;Role-Playing&lt;/genre&gt; &lt;score&gt;3.0&lt;/score&gt; &lt;player&gt;1 Player&lt;/player&gt; &lt;story&gt;Dragon Crystal is a dungeon crawler with RPG elements, along the lines of classics such as Rogue or Nethack. Without relying on a story, the game throws you into a randomly generated world which you should explore carefully - and most importantly, where you must survive! The complex, maze-like levels reveal their structure only after you cover the corresponding map areas. Your goal in each level is to reach a teleporter which will take you to the next one. There are also a lot of random items scattered around - weapons, armor, money, and food. Money allows you to continue the game if you die, food prevents you from starving. The enemies are visible on screen, and you fight them in a fast-paced turn-based combat, moving around and pressing direction arrows to strike with the equipped weapon. You are always accompanied by an egg which will eventually grow up to be a dragon if you have leveled up enough.&lt;/story&gt; &lt;/game&gt;</text:p>
          </table:table-cell>
        </table:table-row>
        <table:table-row table:style-name="ro1">
          <table:table-cell office:value-type="string">
            <text:p>Dropzone (Europe)</text:p>
          </table:table-cell>
          <table:table-cell office:value-type="string">
            <text:p>1994</text:p>
          </table:table-cell>
          <table:table-cell office:value-type="string">
            <text:p>ESRB - E (Everyone)</text:p>
          </table:table-cell>
          <table:table-cell office:value-type="string">
            <text:p>Dropzone </text:p>
          </table:table-cell>
          <table:table-cell office:value-type="string">
            <text:p>Codemasters</text:p>
          </table:table-cell>
          <table:table-cell office:value-type="string">
            <text:p>Arena Graphics</text:p>
          </table:table-cell>
          <table:table-cell office:value-type="string">
            <text:p>Shooter</text:p>
          </table:table-cell>
          <table:table-cell office:value-type="string">
            <text:p>3.2</text:p>
          </table:table-cell>
          <table:table-cell office:value-type="string">
            <text:p>1-2 Players</text:p>
          </table:table-cell>
          <table:table-cell office:value-type="string">
            <text:p>Dropzone was the first game to propel Archer Maclean to stardom. The game, originally written for the 8-bit Ataris, is basically a Defender clone, but popular because it so closely recreates the gameplay of the original Defender, with its speedy scrolling and frantic gameplay.****The player is a spaceman with a jet-pack, flying across a barren landscape whose skies are inhabited by a number of different aliens; from the simple Planter to the slowly advancing Blunder Storm or the quick, aggressive Nemesite. ****Planters and Nemesites will try to pickup the small men walking on the surface, who must then be rescued. You must shoot down the alien, while avoiding to hit the man. Sometimes, the aliens will carry an android, which is similar to the human but deadly. Care must be taken so as to not pick up the androids. All men must be transported to a surface base, where they are put in safety. This is the Dropzone.</text:p>
          </table:table-cell>
          <table:table-cell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Dropzone (Europe)&quot;&gt; &lt;year&gt;1994&lt;/year&gt; &lt;rating&gt;ESRB - E (Everyone)&lt;/rating&gt; &lt;title&gt;Dropzone &lt;/title&gt; &lt;pub&gt;Codemasters&lt;/pub&gt; &lt;dev&gt;Arena Graphics&lt;/dev&gt; &lt;genre&gt;Shooter&lt;/genre&gt; &lt;score&gt;3.2&lt;/score&gt; &lt;player&gt;1-2 Players&lt;/player&gt; &lt;story&gt;Dropzone was the first game to propel Archer Maclean to stardom. The game, originally written for the 8-bit Ataris, is basically a Defender clone, but popular because it so closely recreates the gameplay of the original Defender, with its speedy scrolling and frantic gameplay.****The player is a spaceman with a jet-pack, flying across a barren landscape whose skies are inhabited by a number of different aliens; from the simple Planter to the slowly advancing Blunder Storm or the quick, aggressive Nemesite. ****Planters and Nemesites will try to pickup the small men walking on the surface, who must then be rescued. You must shoot down the alien, while avoiding to hit the man. Sometimes, the aliens will carry an android, which is similar to the human but deadly. Care must be taken so as to not pick up the androids. All men must be transported to a surface base, where they are put in safety. This is the Dropzone.&lt;/story&gt; &lt;/game&gt;">
            <text:p>&lt;game name="Dropzone (Europe)"&gt; &lt;year&gt;1994&lt;/year&gt; &lt;rating&gt;ESRB - E (Everyone)&lt;/rating&gt; &lt;title&gt;Dropzone &lt;/title&gt; &lt;pub&gt;Codemasters&lt;/pub&gt; &lt;dev&gt;Arena Graphics&lt;/dev&gt; &lt;genre&gt;Shooter&lt;/genre&gt; &lt;score&gt;3.2&lt;/score&gt; &lt;player&gt;1-2 Players&lt;/player&gt; &lt;story&gt;Dropzone was the first game to propel Archer Maclean to stardom. The game, originally written for the 8-bit Ataris, is basically a Defender clone, but popular because it so closely recreates the gameplay of the original Defender, with its speedy scrolling and frantic gameplay.****The player is a spaceman with a jet-pack, flying across a barren landscape whose skies are inhabited by a number of different aliens; from the simple Planter to the slowly advancing Blunder Storm or the quick, aggressive Nemesite. ****Planters and Nemesites will try to pickup the small men walking on the surface, who must then be rescued. You must shoot down the alien, while avoiding to hit the man. Sometimes, the aliens will carry an android, which is similar to the human but deadly. Care must be taken so as to not pick up the androids. All men must be transported to a surface base, where they are put in safety. This is the Dropzone.&lt;/story&gt; &lt;/game&gt;</text:p>
          </table:table-cell>
        </table:table-row>
        <table:table-row table:style-name="ro1">
          <table:table-cell office:value-type="string">
            <text:p>Dunk Kids (Japan)</text:p>
          </table:table-cell>
          <table:table-cell office:value-type="string">
            <text:p>1994</text:p>
          </table:table-cell>
          <table:table-cell office:value-type="string">
            <text:p>ESRB - E (Everyone)</text:p>
          </table:table-cell>
          <table:table-cell office:value-type="string">
            <text:p>Dunk Kids </text:p>
          </table:table-cell>
          <table:table-cell table:number-columns-repeated="2" office:value-type="string">
            <text:p>Sega Corporation</text:p>
          </table:table-cell>
          <table:table-cell office:value-type="string">
            <text:p>Sports/Basketball</text:p>
          </table:table-cell>
          <table:table-cell office:value-type="string">
            <text:p>2.7</text:p>
          </table:table-cell>
          <table:table-cell office:value-type="string">
            <text:p>1-2 Players</text:p>
          </table:table-cell>
          <table:table-cell office:value-type="string">
            <text:p>DUNK KIDS for the Sega Game Gear from 1994! Two on two basketball with 2 players per side that works on one or two Sega Game Gears! Dunk Kids is a Japanese GameGear basketball video game endorsed by the All Japan Street Basketball Association, of the ASBA! (shouldn't it be the AJSBA??) Teams included are Japanese cities like Tokyo and countries like Russia, China, The United States of America and EUROPE!!! (the continent, not the band. It's not really a country either. It's a group of countries unified by "The Final Countdown") Dunk Kids is fun arcade style basketball videogame action, good times but nothing groundbreaking. The title is pretty funny.</text:p>
          </table:table-cell>
          <table:table-cell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Dunk Kids (Japan)&quot;&gt; &lt;year&gt;1994&lt;/year&gt; &lt;rating&gt;ESRB - E (Everyone)&lt;/rating&gt; &lt;title&gt;Dunk Kids &lt;/title&gt; &lt;pub&gt;Sega Corporation&lt;/pub&gt; &lt;dev&gt;Sega Corporation&lt;/dev&gt; &lt;genre&gt;Sports/Basketball&lt;/genre&gt; &lt;score&gt;2.7&lt;/score&gt; &lt;player&gt;1-2 Players&lt;/player&gt; &lt;story&gt;DUNK KIDS for the Sega Game Gear from 1994! Two on two basketball with 2 players per side that works on one or two Sega Game Gears! Dunk Kids is a Japanese GameGear basketball video game endorsed by the All Japan Street Basketball Association, of the ASBA! (shouldn't it be the AJSBA??) Teams included are Japanese cities like Tokyo and countries like Russia, China, The United States of America and EUROPE!!! (the continent, not the band. It's not really a country either. It's a group of countries unified by &quot;The Final Countdown&quot;) Dunk Kids is fun arcade style basketball videogame action, good times but nothing groundbreaking. The title is pretty funny.&lt;/story&gt; &lt;/game&gt;">
            <text:p>&lt;game name="Dunk Kids (Japan)"&gt; &lt;year&gt;1994&lt;/year&gt; &lt;rating&gt;ESRB - E (Everyone)&lt;/rating&gt; &lt;title&gt;Dunk Kids &lt;/title&gt; &lt;pub&gt;Sega Corporation&lt;/pub&gt; &lt;dev&gt;Sega Corporation&lt;/dev&gt; &lt;genre&gt;Sports/Basketball&lt;/genre&gt; &lt;score&gt;2.7&lt;/score&gt; &lt;player&gt;1-2 Players&lt;/player&gt; &lt;story&gt;DUNK KIDS for the Sega Game Gear from 1994! Two on two basketball with 2 players per side that works on one or two Sega Game Gears! Dunk Kids is a Japanese GameGear basketball video game endorsed by the All Japan Street Basketball Association, of the ASBA! (shouldn't it be the AJSBA??) Teams included are Japanese cities like Tokyo and countries like Russia, China, The United States of America and EUROPE!!! (the continent, not the band. It's not really a country either. It's a group of countries unified by "The Final Countdown") Dunk Kids is fun arcade style basketball videogame action, good times but nothing groundbreaking. The title is pretty funny.&lt;/story&gt; &lt;/game&gt;</text:p>
          </table:table-cell>
        </table:table-row>
        <table:table-row table:style-name="ro1">
          <table:table-cell office:value-type="string">
            <text:p>Dynamite Headdy (USA, Europe)</text:p>
          </table:table-cell>
          <table:table-cell office:value-type="string">
            <text:p>1994</text:p>
          </table:table-cell>
          <table:table-cell office:value-type="string">
            <text:p>ESRB - E (Everyone)</text:p>
          </table:table-cell>
          <table:table-cell office:value-type="string">
            <text:p>Dynamite Headdy </text:p>
          </table:table-cell>
          <table:table-cell office:value-type="string">
            <text:p>SEGA Enterprises Ltd.</text:p>
          </table:table-cell>
          <table:table-cell office:value-type="string">
            <text:p>Treasure Co., Ltd.</text:p>
          </table:table-cell>
          <table:table-cell office:value-type="string">
            <text:p>Action</text:p>
          </table:table-cell>
          <table:table-cell office:value-type="string">
            <text:p>3.0</text:p>
          </table:table-cell>
          <table:table-cell office:value-type="string">
            <text:p>1 Player</text:p>
          </table:table-cell>
          <table:table-cell office:value-type="string">
            <text:p>Dynamite Headdy is a platformer... with a difference. You control a little character whose main attack comes from his disembodied head. Yes, years before Rayman appeared, we already had a hero who used detachable appendages to attack his enemies.****Rather than the traditional power-ups, Dynamite Headdy enables you to swap your head for different kinds – such as heads that heal you or heads that stick on to walls. You use your head in order to climb up on platforms as well, as you can grab hold of things with it, and on certain stages of the Mega Drive/Genesis version it is used to turn the game into a side-scrolling shooter, as you gain a propeller, jet, or bird head. Basically, Dynamite Headdy is just a traditional platformer at heart.</text:p>
          </table:table-cell>
          <table:table-cell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Dynamite Headdy (USA, Europe)&quot;&gt; &lt;year&gt;1994&lt;/year&gt; &lt;rating&gt;ESRB - E (Everyone)&lt;/rating&gt; &lt;title&gt;Dynamite Headdy &lt;/title&gt; &lt;pub&gt;SEGA Enterprises Ltd.&lt;/pub&gt; &lt;dev&gt;Treasure Co., Ltd.&lt;/dev&gt; &lt;genre&gt;Action&lt;/genre&gt; &lt;score&gt;3.0&lt;/score&gt; &lt;player&gt;1 Player&lt;/player&gt; &lt;story&gt;Dynamite Headdy is a platformer... with a difference. You control a little character whose main attack comes from his disembodied head. Yes, years before Rayman appeared, we already had a hero who used detachable appendages to attack his enemies.****Rather than the traditional power-ups, Dynamite Headdy enables you to swap your head for different kinds – such as heads that heal you or heads that stick on to walls. You use your head in order to climb up on platforms as well, as you can grab hold of things with it, and on certain stages of the Mega Drive/Genesis version it is used to turn the game into a side-scrolling shooter, as you gain a propeller, jet, or bird head. Basically, Dynamite Headdy is just a traditional platformer at heart.&lt;/story&gt; &lt;/game&gt;">
            <text:p>&lt;game name="Dynamite Headdy (USA, Europe)"&gt; &lt;year&gt;1994&lt;/year&gt; &lt;rating&gt;ESRB - E (Everyone)&lt;/rating&gt; &lt;title&gt;Dynamite Headdy &lt;/title&gt; &lt;pub&gt;SEGA Enterprises Ltd.&lt;/pub&gt; &lt;dev&gt;Treasure Co., Ltd.&lt;/dev&gt; &lt;genre&gt;Action&lt;/genre&gt; &lt;score&gt;3.0&lt;/score&gt; &lt;player&gt;1 Player&lt;/player&gt; &lt;story&gt;Dynamite Headdy is a platformer... with a difference. You control a little character whose main attack comes from his disembodied head. Yes, years before Rayman appeared, we already had a hero who used detachable appendages to attack his enemies.****Rather than the traditional power-ups, Dynamite Headdy enables you to swap your head for different kinds – such as heads that heal you or heads that stick on to walls. You use your head in order to climb up on platforms as well, as you can grab hold of things with it, and on certain stages of the Mega Drive/Genesis version it is used to turn the game into a side-scrolling shooter, as you gain a propeller, jet, or bird head. Basically, Dynamite Headdy is just a traditional platformer at heart.&lt;/story&gt; &lt;/game&gt;</text:p>
          </table:table-cell>
        </table:table-row>
        <table:table-row table:style-name="ro1">
          <table:table-cell office:value-type="string">
            <text:p>Earthworm Jim (USA)</text:p>
          </table:table-cell>
          <table:table-cell office:value-type="string">
            <text:p>1995</text:p>
          </table:table-cell>
          <table:table-cell office:value-type="string">
            <text:p>ESRB - E (Everyone)</text:p>
          </table:table-cell>
          <table:table-cell office:value-type="string">
            <text:p>Earthworm Jim </text:p>
          </table:table-cell>
          <table:table-cell office:value-type="string">
            <text:p>Playmates Interactive </text:p>
          </table:table-cell>
          <table:table-cell office:value-type="string">
            <text:p>Shiny Entertainment, Inc.</text:p>
          </table:table-cell>
          <table:table-cell office:value-type="string">
            <text:p>Platform</text:p>
          </table:table-cell>
          <table:table-cell office:value-type="string">
            <text:p>3.6</text:p>
          </table:table-cell>
          <table:table-cell office:value-type="string">
            <text:p>1 Player</text:p>
          </table:table-cell>
          <table:table-cell office:value-type="string">
            <text:p>A crow is chasing a worm named Jim while in outer space Psy-Crow is chasing a renegade ship. The ship's captain has stolen an ultra-high-tech-indestructible-super-space-cyber-suit and Queen Slug-for-a-Butt has ordered Psy-Crow to get it, since it can make her more beautiful than Princess-What's-Her-Name. Psy-Crow blasts the captain and the suit falls to Planet Earth.****Back on earth Jim wonders if he is finally safe when an ultra-high-tech-indestructible-super-space-cyber-suit lands on him. Luckily Jim rests in the neck ring of the suit. Then the space particles begin interacting with Jim, causing a light-speed evolution. Jim soon realizes he is in control of the suit.****Jim overhears the Queen's plans for the suit and decides to meet this Princess...</text:p>
          </table:table-cell>
          <table:table-cell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Earthworm Jim (USA)&quot;&gt; &lt;year&gt;1995&lt;/year&gt; &lt;rating&gt;ESRB - E (Everyone)&lt;/rating&gt; &lt;title&gt;Earthworm Jim &lt;/title&gt; &lt;pub&gt;Playmates Interactive &lt;/pub&gt; &lt;dev&gt;Shiny Entertainment, Inc.&lt;/dev&gt; &lt;genre&gt;Platform&lt;/genre&gt; &lt;score&gt;3.6&lt;/score&gt; &lt;player&gt;1 Player&lt;/player&gt; &lt;story&gt;A crow is chasing a worm named Jim while in outer space Psy-Crow is chasing a renegade ship. The ship's captain has stolen an ultra-high-tech-indestructible-super-space-cyber-suit and Queen Slug-for-a-Butt has ordered Psy-Crow to get it, since it can make her more beautiful than Princess-What's-Her-Name. Psy-Crow blasts the captain and the suit falls to Planet Earth.****Back on earth Jim wonders if he is finally safe when an ultra-high-tech-indestructible-super-space-cyber-suit lands on him. Luckily Jim rests in the neck ring of the suit. Then the space particles begin interacting with Jim, causing a light-speed evolution. Jim soon realizes he is in control of the suit.****Jim overhears the Queen's plans for the suit and decides to meet this Princess...&lt;/story&gt; &lt;/game&gt;">
            <text:p>&lt;game name="Earthworm Jim (USA)"&gt; &lt;year&gt;1995&lt;/year&gt; &lt;rating&gt;ESRB - E (Everyone)&lt;/rating&gt; &lt;title&gt;Earthworm Jim &lt;/title&gt; &lt;pub&gt;Playmates Interactive &lt;/pub&gt; &lt;dev&gt;Shiny Entertainment, Inc.&lt;/dev&gt; &lt;genre&gt;Platform&lt;/genre&gt; &lt;score&gt;3.6&lt;/score&gt; &lt;player&gt;1 Player&lt;/player&gt; &lt;story&gt;A crow is chasing a worm named Jim while in outer space Psy-Crow is chasing a renegade ship. The ship's captain has stolen an ultra-high-tech-indestructible-super-space-cyber-suit and Queen Slug-for-a-Butt has ordered Psy-Crow to get it, since it can make her more beautiful than Princess-What's-Her-Name. Psy-Crow blasts the captain and the suit falls to Planet Earth.****Back on earth Jim wonders if he is finally safe when an ultra-high-tech-indestructible-super-space-cyber-suit lands on him. Luckily Jim rests in the neck ring of the suit. Then the space particles begin interacting with Jim, causing a light-speed evolution. Jim soon realizes he is in control of the suit.****Jim overhears the Queen's plans for the suit and decides to meet this Princess...&lt;/story&gt; &lt;/game&gt;</text:p>
          </table:table-cell>
        </table:table-row>
        <table:table-row table:style-name="ro1">
          <table:table-cell office:value-type="string">
            <text:p>Ecco II - The Tides of Time (USA, Europe)</text:p>
          </table:table-cell>
          <table:table-cell office:value-type="string">
            <text:p>1994</text:p>
          </table:table-cell>
          <table:table-cell office:value-type="string">
            <text:p>ESRB - E (Everyone)</text:p>
          </table:table-cell>
          <table:table-cell office:value-type="string">
            <text:p>Ecco II - The Tides of Time </text:p>
          </table:table-cell>
          <table:table-cell office:value-type="string">
            <text:p>SEGA Enterprises Ltd.</text:p>
          </table:table-cell>
          <table:table-cell office:value-type="string">
            <text:p>Novotrade International, Inc.</text:p>
          </table:table-cell>
          <table:table-cell office:value-type="string">
            <text:p>Action</text:p>
          </table:table-cell>
          <table:table-cell office:value-type="string">
            <text:p>3.6</text:p>
          </table:table-cell>
          <table:table-cell office:value-type="string">
            <text:p>1 Player</text:p>
          </table:table-cell>
          <table:table-cell office:value-type="string">
            <text:p>The followup to Ecco the Dolphin, in which Ecco successfully destroyed the Vortex. Unfortunately, it turns out that the Vortex Queen followed it to the Earth and eventually destroyed the Asterite. All the world's oceans are threatened, and actually already doomed.****In order to restore the Asterite and finally defeat the Vortex Queen, Ecco will have to confront once again the tides of time, which have split into two possible futures, the regular one and the dark one dominated by the Vortex Queen.****Ecco: The Tides of Time features even better graphics than its predecessor, and introduces a new gameplay mode in which the camera follows the dolphin from behind instead of from the side.</text:p>
          </table:table-cell>
          <table:table-cell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Ecco II - The Tides of Time (USA, Europe)&quot;&gt; &lt;year&gt;1994&lt;/year&gt; &lt;rating&gt;ESRB - E (Everyone)&lt;/rating&gt; &lt;title&gt;Ecco II - The Tides of Time &lt;/title&gt; &lt;pub&gt;SEGA Enterprises Ltd.&lt;/pub&gt; &lt;dev&gt;Novotrade International, Inc.&lt;/dev&gt; &lt;genre&gt;Action&lt;/genre&gt; &lt;score&gt;3.6&lt;/score&gt; &lt;player&gt;1 Player&lt;/player&gt; &lt;story&gt;The followup to Ecco the Dolphin, in which Ecco successfully destroyed the Vortex. Unfortunately, it turns out that the Vortex Queen followed it to the Earth and eventually destroyed the Asterite. All the world's oceans are threatened, and actually already doomed.****In order to restore the Asterite and finally defeat the Vortex Queen, Ecco will have to confront once again the tides of time, which have split into two possible futures, the regular one and the dark one dominated by the Vortex Queen.****Ecco: The Tides of Time features even better graphics than its predecessor, and introduces a new gameplay mode in which the camera follows the dolphin from behind instead of from the side.&lt;/story&gt; &lt;/game&gt;">
            <text:p>&lt;game name="Ecco II - The Tides of Time (USA, Europe)"&gt; &lt;year&gt;1994&lt;/year&gt; &lt;rating&gt;ESRB - E (Everyone)&lt;/rating&gt; &lt;title&gt;Ecco II - The Tides of Time &lt;/title&gt; &lt;pub&gt;SEGA Enterprises Ltd.&lt;/pub&gt; &lt;dev&gt;Novotrade International, Inc.&lt;/dev&gt; &lt;genre&gt;Action&lt;/genre&gt; &lt;score&gt;3.6&lt;/score&gt; &lt;player&gt;1 Player&lt;/player&gt; &lt;story&gt;The followup to Ecco the Dolphin, in which Ecco successfully destroyed the Vortex. Unfortunately, it turns out that the Vortex Queen followed it to the Earth and eventually destroyed the Asterite. All the world's oceans are threatened, and actually already doomed.****In order to restore the Asterite and finally defeat the Vortex Queen, Ecco will have to confront once again the tides of time, which have split into two possible futures, the regular one and the dark one dominated by the Vortex Queen.****Ecco: The Tides of Time features even better graphics than its predecessor, and introduces a new gameplay mode in which the camera follows the dolphin from behind instead of from the side.&lt;/story&gt; &lt;/game&gt;</text:p>
          </table:table-cell>
        </table:table-row>
        <table:table-row table:style-name="ro1">
          <table:table-cell office:value-type="string">
            <text:p>Ecco the Dolphin (USA, Europe)</text:p>
          </table:table-cell>
          <table:table-cell office:value-type="string">
            <text:p>1994</text:p>
          </table:table-cell>
          <table:table-cell office:value-type="string">
            <text:p>ESRB - E (Everyone)</text:p>
          </table:table-cell>
          <table:table-cell office:value-type="string">
            <text:p>Ecco the Dolphin </text:p>
          </table:table-cell>
          <table:table-cell office:value-type="string">
            <text:p>SEGA of America, Inc.</text:p>
          </table:table-cell>
          <table:table-cell office:value-type="string">
            <text:p>Novotrade International, Inc.</text:p>
          </table:table-cell>
          <table:table-cell office:value-type="string">
            <text:p>Action</text:p>
          </table:table-cell>
          <table:table-cell office:value-type="string">
            <text:p>3.2</text:p>
          </table:table-cell>
          <table:table-cell office:value-type="string">
            <text:p>1 Player</text:p>
          </table:table-cell>
          <table:table-cell office:value-type="string">
            <text:p>Travel through time along with Ecco the dolphin, in the only game that could call itself a "dolphin simulator". Indeed, you can do pretty much everything a typical dolphin does, including eating fish, surfacing in order to breathe, using your biological sonar and of course, jumping out of the water to amaze your friends.****The storyline is actually deeper that one may think by looking at the box illustration. As Ecco, you are the only dolphin who managed to escape from a giant whirlpool which sucked down your entire pod. The five shining stars on your forehead show that you are the chosen one to save them. But that task will be not be an easy one, as you will have to travel through time and space with the Atlantean time machine, and meet the mystical Asterite in order to defeat the Vortex Queen.</text:p>
          </table:table-cell>
          <table:table-cell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Ecco the Dolphin (USA, Europe)&quot;&gt; &lt;year&gt;1994&lt;/year&gt; &lt;rating&gt;ESRB - E (Everyone)&lt;/rating&gt; &lt;title&gt;Ecco the Dolphin &lt;/title&gt; &lt;pub&gt;SEGA of America, Inc.&lt;/pub&gt; &lt;dev&gt;Novotrade International, Inc.&lt;/dev&gt; &lt;genre&gt;Action&lt;/genre&gt; &lt;score&gt;3.2&lt;/score&gt; &lt;player&gt;1 Player&lt;/player&gt; &lt;story&gt;Travel through time along with Ecco the dolphin, in the only game that could call itself a &quot;dolphin simulator&quot;. Indeed, you can do pretty much everything a typical dolphin does, including eating fish, surfacing in order to breathe, using your biological sonar and of course, jumping out of the water to amaze your friends.****The storyline is actually deeper that one may think by looking at the box illustration. As Ecco, you are the only dolphin who managed to escape from a giant whirlpool which sucked down your entire pod. The five shining stars on your forehead show that you are the chosen one to save them. But that task will be not be an easy one, as you will have to travel through time and space with the Atlantean time machine, and meet the mystical Asterite in order to defeat the Vortex Queen.&lt;/story&gt; &lt;/game&gt;">
            <text:p>&lt;game name="Ecco the Dolphin (USA, Europe)"&gt; &lt;year&gt;1994&lt;/year&gt; &lt;rating&gt;ESRB - E (Everyone)&lt;/rating&gt; &lt;title&gt;Ecco the Dolphin &lt;/title&gt; &lt;pub&gt;SEGA of America, Inc.&lt;/pub&gt; &lt;dev&gt;Novotrade International, Inc.&lt;/dev&gt; &lt;genre&gt;Action&lt;/genre&gt; &lt;score&gt;3.2&lt;/score&gt; &lt;player&gt;1 Player&lt;/player&gt; &lt;story&gt;Travel through time along with Ecco the dolphin, in the only game that could call itself a "dolphin simulator". Indeed, you can do pretty much everything a typical dolphin does, including eating fish, surfacing in order to breathe, using your biological sonar and of course, jumping out of the water to amaze your friends.****The storyline is actually deeper that one may think by looking at the box illustration. As Ecco, you are the only dolphin who managed to escape from a giant whirlpool which sucked down your entire pod. The five shining stars on your forehead show that you are the chosen one to save them. But that task will be not be an easy one, as you will have to travel through time and space with the Atlantean time machine, and meet the mystical Asterite in order to defeat the Vortex Queen.&lt;/story&gt; &lt;/game&gt;</text:p>
          </table:table-cell>
        </table:table-row>
        <table:table-row table:style-name="ro1">
          <table:table-cell office:value-type="string">
            <text:p>Ernie Els Golf (Europe) (En,Fr,De,Es,It)</text:p>
          </table:table-cell>
          <table:table-cell office:value-type="string">
            <text:p>1994</text:p>
          </table:table-cell>
          <table:table-cell office:value-type="string">
            <text:p>ESRB - E (Everyone)</text:p>
          </table:table-cell>
          <table:table-cell office:value-type="string">
            <text:p>Ernie Els Golf </text:p>
          </table:table-cell>
          <table:table-cell table:number-columns-repeated="2" office:value-type="string">
            <text:p>Codemasters Software Company</text:p>
          </table:table-cell>
          <table:table-cell office:value-type="string">
            <text:p>Golf/Sports</text:p>
          </table:table-cell>
          <table:table-cell office:value-type="string">
            <text:p>4.3</text:p>
          </table:table-cell>
          <table:table-cell office:value-type="string">
            <text:p>1-4 Players</text:p>
          </table:table-cell>
          <table:table-cell office:value-type="string">
            <text:p>No Description Available!</text:p>
          </table:table-cell>
          <table:table-cell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Ernie Els Golf (Europe) (En,Fr,De,Es,It)&quot;&gt; &lt;year&gt;1994&lt;/year&gt; &lt;rating&gt;ESRB - E (Everyone)&lt;/rating&gt; &lt;title&gt;Ernie Els Golf &lt;/title&gt; &lt;pub&gt;Codemasters Software Company&lt;/pub&gt; &lt;dev&gt;Codemasters Software Company&lt;/dev&gt; &lt;genre&gt;Golf/Sports&lt;/genre&gt; &lt;score&gt;4.3&lt;/score&gt; &lt;player&gt;1-4 Players&lt;/player&gt; &lt;story&gt;No Description Available!&lt;/story&gt; &lt;/game&gt;">
            <text:p>&lt;game name="Ernie Els Golf (Europe) (En,Fr,De,Es,It)"&gt; &lt;year&gt;1994&lt;/year&gt; &lt;rating&gt;ESRB - E (Everyone)&lt;/rating&gt; &lt;title&gt;Ernie Els Golf &lt;/title&gt; &lt;pub&gt;Codemasters Software Company&lt;/pub&gt; &lt;dev&gt;Codemasters Software Company&lt;/dev&gt; &lt;genre&gt;Golf/Sports&lt;/genre&gt; &lt;score&gt;4.3&lt;/score&gt; &lt;player&gt;1-4 Players&lt;/player&gt; &lt;story&gt;No Description Available!&lt;/story&gt; &lt;/game&gt;</text:p>
          </table:table-cell>
        </table:table-row>
        <table:table-row table:style-name="ro1">
          <table:table-cell office:value-type="string">
            <text:p>Evander Holyfield Boxing (USA, Europe)</text:p>
          </table:table-cell>
          <table:table-cell office:value-type="string">
            <text:p>1992</text:p>
          </table:table-cell>
          <table:table-cell office:value-type="string">
            <text:p>ESRB - E (Everyone)</text:p>
          </table:table-cell>
          <table:table-cell office:value-type="string">
            <text:p>Evander Holyfield Boxing </text:p>
          </table:table-cell>
          <table:table-cell office:value-type="string">
            <text:p>Sega of America, Inc.</text:p>
          </table:table-cell>
          <table:table-cell office:value-type="string">
            <text:p>Novotrade </text:p>
          </table:table-cell>
          <table:table-cell office:value-type="string">
            <text:p>Sports/Boxing</text:p>
          </table:table-cell>
          <table:table-cell office:value-type="string">
            <text:p>3.8</text:p>
          </table:table-cell>
          <table:table-cell office:value-type="string">
            <text:p>1 Player</text:p>
          </table:table-cell>
          <table:table-cell office:value-type="string">
            <text:p>Evander Holyfield's "Real Deal" Boxing is a boxing simulation. <text:s/>Holyfield is the only licensed boxer, the rest are fictitious. Rather than a fanciful approach like Mike Tyson's Punch-Out!!, the developers went for a more strategic sim. Differently from its Genesis counterpart, the game is played from a first or third person point of view, with the fighters facing each other directly. The player can choose to see the fight from his or from the opponent's point of view ("through his eyes").****Players can either play a quick exhibition match or fight their way through the Career mode, using a created boxer to work their way up the 15-boxer ranking list until they fight Holyfield himself. During character creation, players can choose the fighter's head, color of skin, trunks and hair, physical and mental attributes. The physical attributes are dominant hand, power, speed, recovery and stamina. The mental attributes are style (brawler, dancer, boxer and dodger), killer instinct (low, medium or high) and favorite punches (jabs, straights or hooks aimed at head or torso, one for each hand). Between matches, career mode offers various exercises to assign the boxer to improve his stats.****The players can choose the view mode (normal or reverse), three kinds of control schemes, round length (up to four minutes) and fight length (up to 12 rounds).</text:p>
          </table:table-cell>
          <table:table-cell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Evander Holyfield Boxing (USA, Europe)&quot;&gt; &lt;year&gt;1992&lt;/year&gt; &lt;rating&gt;ESRB - E (Everyone)&lt;/rating&gt; &lt;title&gt;Evander Holyfield Boxing &lt;/title&gt; &lt;pub&gt;Sega of America, Inc.&lt;/pub&gt; &lt;dev&gt;Novotrade &lt;/dev&gt; &lt;genre&gt;Sports/Boxing&lt;/genre&gt; &lt;score&gt;3.8&lt;/score&gt; &lt;player&gt;1 Player&lt;/player&gt; &lt;story&gt;Evander Holyfield's &quot;Real Deal&quot; Boxing is a boxing simulation.  Holyfield is the only licensed boxer, the rest are fictitious. Rather than a fanciful approach like Mike Tyson's Punch-Out!!, the developers went for a more strategic sim. Differently from its Genesis counterpart, the game is played from a first or third person point of view, with the fighters facing each other directly. The player can choose to see the fight from his or from the opponent's point of view (&quot;through his eyes&quot;).****Players can either play a quick exhibition match or fight their way through the Career mode, using a created boxer to work their way up the 15-boxer ranking list until they fight Holyfield himself. During character creation, players can choose the fighter's head, color of skin, trunks and hair, physical and mental attributes. The physical attributes are dominant hand, power, speed, recovery and stamina. The mental attributes are style (brawler, dancer, boxer and dodger), killer instinct (low, medium or high) and favorite punches (jabs, straights or hooks aimed at head or torso, one for each hand). Between matches, career mode offers various exercises to assign the boxer to improve his stats.****The players can choose the view mode (normal or reverse), three kinds of control schemes, round length (up to four minutes) and fight length (up to 12 rounds).&lt;/story&gt; &lt;/game&gt;">
            <text:p>&lt;game name="Evander Holyfield Boxing (USA, Europe)"&gt; &lt;year&gt;1992&lt;/year&gt; &lt;rating&gt;ESRB - E (Everyone)&lt;/rating&gt; &lt;title&gt;Evander Holyfield Boxing &lt;/title&gt; &lt;pub&gt;Sega of America, Inc.&lt;/pub&gt; &lt;dev&gt;Novotrade &lt;/dev&gt; &lt;genre&gt;Sports/Boxing&lt;/genre&gt; &lt;score&gt;3.8&lt;/score&gt; &lt;player&gt;1 Player&lt;/player&gt; &lt;story&gt;Evander Holyfield's "Real Deal" Boxing is a boxing simulation. <text:s/>Holyfield is the only licensed boxer, the rest are fictitious. Rather than a fanciful approach like Mike Tyson's Punch-Out!!, the developers went for a more strategic sim. Differently from its Genesis counterpart, the game is played from a first or third person point of view, with the fighters facing each other directly. The player can choose to see the fight from his or from the opponent's point of view ("through his eyes").****Players can either play a quick exhibition match or fight their way through the Career mode, using a created boxer to work their way up the 15-boxer ranking list until they fight Holyfield himself. During character creation, players can choose the fighter's head, color of skin, trunks and hair, physical and mental attributes. The physical attributes are dominant hand, power, speed, recovery and stamina. The mental attributes are style (brawler, dancer, boxer and dodger), killer instinct (low, medium or high) and favorite punches (jabs, straights or hooks aimed at head or torso, one for each hand). Between matches, career mode offers various exercises to assign the boxer to improve his stats.****The players can choose the view mode (normal or reverse), three kinds of control schemes, round length (up to four minutes) and fight length (up to 12 rounds).&lt;/story&gt; &lt;/game&gt;</text:p>
          </table:table-cell>
        </table:table-row>
        <table:table-row table:style-name="ro1">
          <table:table-cell office:value-type="string">
            <text:p>Excellent Dizzy Collection, The (Europe)</text:p>
          </table:table-cell>
          <table:table-cell office:value-type="string">
            <text:p>1993</text:p>
          </table:table-cell>
          <table:table-cell office:value-type="string">
            <text:p>ESRB - E (Everyone)</text:p>
          </table:table-cell>
          <table:table-cell office:value-type="string">
            <text:p>Excellent Dizzy Collection, The </text:p>
          </table:table-cell>
          <table:table-cell table:number-columns-repeated="2" office:value-type="string">
            <text:p>Codemasters Software Company</text:p>
          </table:table-cell>
          <table:table-cell office:value-type="string">
            <text:p>Compilation</text:p>
          </table:table-cell>
          <table:table-cell office:value-type="string">
            <text:p>3.8</text:p>
          </table:table-cell>
          <table:table-cell office:value-type="string">
            <text:p>1 Player</text:p>
          </table:table-cell>
          <table:table-cell office:value-type="string">
            <text:p>A collection of five games starring the egg-shaped Dizzy character. All formats include:Kwik Snax**2. Panic Dizzy**3. Spellbound Dizzy**4. Dizzy: Prince of the Yolkfolk**Additionally, Amiga and ST versions feature Bubble Dizzy, while C64, Spectrum and Amstrad CPC versions feature the previously-unreleased Dizzy Down the Rapids</text:p>
          </table:table-cell>
          <table:table-cell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Excellent Dizzy Collection, The (Europe)&quot;&gt; &lt;year&gt;1993&lt;/year&gt; &lt;rating&gt;ESRB - E (Everyone)&lt;/rating&gt; &lt;title&gt;Excellent Dizzy Collection, The &lt;/title&gt; &lt;pub&gt;Codemasters Software Company&lt;/pub&gt; &lt;dev&gt;Codemasters Software Company&lt;/dev&gt; &lt;genre&gt;Compilation&lt;/genre&gt; &lt;score&gt;3.8&lt;/score&gt; &lt;player&gt;1 Player&lt;/player&gt; &lt;story&gt;A collection of five games starring the egg-shaped Dizzy character. All formats include:Kwik Snax**2. Panic Dizzy**3. Spellbound Dizzy**4. Dizzy: Prince of the Yolkfolk**Additionally, Amiga and ST versions feature Bubble Dizzy, while C64, Spectrum and Amstrad CPC versions feature the previously-unreleased Dizzy Down the Rapids&lt;/story&gt; &lt;/game&gt;">
            <text:p>&lt;game name="Excellent Dizzy Collection, The (Europe)"&gt; &lt;year&gt;1993&lt;/year&gt; &lt;rating&gt;ESRB - E (Everyone)&lt;/rating&gt; &lt;title&gt;Excellent Dizzy Collection, The &lt;/title&gt; &lt;pub&gt;Codemasters Software Company&lt;/pub&gt; &lt;dev&gt;Codemasters Software Company&lt;/dev&gt; &lt;genre&gt;Compilation&lt;/genre&gt; &lt;score&gt;3.8&lt;/score&gt; &lt;player&gt;1 Player&lt;/player&gt; &lt;story&gt;A collection of five games starring the egg-shaped Dizzy character. All formats include:Kwik Snax**2. Panic Dizzy**3. Spellbound Dizzy**4. Dizzy: Prince of the Yolkfolk**Additionally, Amiga and ST versions feature Bubble Dizzy, while C64, Spectrum and Amstrad CPC versions feature the previously-unreleased Dizzy Down the Rapids&lt;/story&gt; &lt;/game&gt;</text:p>
          </table:table-cell>
        </table:table-row>
        <table:table-row table:style-name="ro1">
          <table:table-cell office:value-type="string">
            <text:p>F-15 Strike Eagle (USA, Europe)</text:p>
          </table:table-cell>
          <table:table-cell office:value-type="string">
            <text:p>1993</text:p>
          </table:table-cell>
          <table:table-cell office:value-type="string">
            <text:p>ESRB - E (Everyone)</text:p>
          </table:table-cell>
          <table:table-cell office:value-type="string">
            <text:p>F-15 Strike Eagle </text:p>
          </table:table-cell>
          <table:table-cell office:value-type="string">
            <text:p>MicroProse Software, Inc.</text:p>
          </table:table-cell>
          <table:table-cell office:value-type="string">
            <text:p>NMS Software Ltd.</text:p>
          </table:table-cell>
          <table:table-cell office:value-type="string">
            <text:p>Flying</text:p>
          </table:table-cell>
          <table:table-cell office:value-type="string">
            <text:p>2.5</text:p>
          </table:table-cell>
          <table:table-cell office:value-type="string">
            <text:p>1 Player</text:p>
          </table:table-cell>
          <table:table-cell office:value-type="string">
            <text:p>The seven missions featured in this simulation of F-15 flight are all real-life missions the plane was originally used in. They take in the Middle East and Asia in the 1970s and early 1980s, and have air and ground targets to destroy. You have machine guns, guided missiles and bombs at your disposal. There is an arcade mode and 3 further difficulty levels. The game features 3 enemy aircraft and 3 types of enemy SAMs.</text:p>
          </table:table-cell>
          <table:table-cell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F-15 Strike Eagle (USA, Europe)&quot;&gt; &lt;year&gt;1993&lt;/year&gt; &lt;rating&gt;ESRB - E (Everyone)&lt;/rating&gt; &lt;title&gt;F-15 Strike Eagle &lt;/title&gt; &lt;pub&gt;MicroProse Software, Inc.&lt;/pub&gt; &lt;dev&gt;NMS Software Ltd.&lt;/dev&gt; &lt;genre&gt;Flying&lt;/genre&gt; &lt;score&gt;2.5&lt;/score&gt; &lt;player&gt;1 Player&lt;/player&gt; &lt;story&gt;The seven missions featured in this simulation of F-15 flight are all real-life missions the plane was originally used in. They take in the Middle East and Asia in the 1970s and early 1980s, and have air and ground targets to destroy. You have machine guns, guided missiles and bombs at your disposal. There is an arcade mode and 3 further difficulty levels. The game features 3 enemy aircraft and 3 types of enemy SAMs.&lt;/story&gt; &lt;/game&gt;">
            <text:p>&lt;game name="F-15 Strike Eagle (USA, Europe)"&gt; &lt;year&gt;1993&lt;/year&gt; &lt;rating&gt;ESRB - E (Everyone)&lt;/rating&gt; &lt;title&gt;F-15 Strike Eagle &lt;/title&gt; &lt;pub&gt;MicroProse Software, Inc.&lt;/pub&gt; &lt;dev&gt;NMS Software Ltd.&lt;/dev&gt; &lt;genre&gt;Flying&lt;/genre&gt; &lt;score&gt;2.5&lt;/score&gt; &lt;player&gt;1 Player&lt;/player&gt; &lt;story&gt;The seven missions featured in this simulation of F-15 flight are all real-life missions the plane was originally used in. They take in the Middle East and Asia in the 1970s and early 1980s, and have air and ground targets to destroy. You have machine guns, guided missiles and bombs at your disposal. There is an arcade mode and 3 further difficulty levels. The game features 3 enemy aircraft and 3 types of enemy SAMs.&lt;/story&gt; &lt;/game&gt;</text:p>
          </table:table-cell>
        </table:table-row>
        <table:table-row table:style-name="ro1">
          <table:table-cell office:value-type="string">
            <text:p>F1 - World Championship Edition (Europe)</text:p>
          </table:table-cell>
          <table:table-cell office:value-type="string">
            <text:p>1995</text:p>
          </table:table-cell>
          <table:table-cell office:value-type="string">
            <text:p>ESRB - E (Everyone)</text:p>
          </table:table-cell>
          <table:table-cell office:value-type="string">
            <text:p>F1 - World Championship Edition </text:p>
          </table:table-cell>
          <table:table-cell office:value-type="string">
            <text:p>Domark Software, Inc.</text:p>
          </table:table-cell>
          <table:table-cell office:value-type="string">
            <text:p>Peakstar Software </text:p>
          </table:table-cell>
          <table:table-cell office:value-type="string">
            <text:p>Driving</text:p>
          </table:table-cell>
          <table:table-cell office:value-type="string">
            <text:p>3.4</text:p>
          </table:table-cell>
          <table:table-cell office:value-type="string">
            <text:p>1-2 Players</text:p>
          </table:table-cell>
          <table:table-cell office:value-type="string">
            <text:p>F1 is an Official Formula One Racing Game. There are two modes of play available: "Arcade", "Grand Prix". In both of these modes you complete a certain number of laps (4, 8, or 12) and select which circuit that you want to race on. The circuits include San Marino, France, Britain, Germany, Italy, Portugal, Japan, and Australia. Some circuits are easy, while some are difficult. There are slight differences between the two modes. For instance, "Arcade" allows you to select the circuit in any order that you like, whereas "Grand Prix" only allows you to fine-tune your car before starting a race. You also need to race a circuit in the order that they appear on the circuit selection screen, but you can skip a track if you want. F1 is a 1-2 player game, meaning that if you have another player handy, you can compete against each other.</text:p>
          </table:table-cell>
          <table:table-cell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F1 - World Championship Edition (Europe)&quot;&gt; &lt;year&gt;1995&lt;/year&gt; &lt;rating&gt;ESRB - E (Everyone)&lt;/rating&gt; &lt;title&gt;F1 - World Championship Edition &lt;/title&gt; &lt;pub&gt;Domark Software, Inc.&lt;/pub&gt; &lt;dev&gt;Peakstar Software &lt;/dev&gt; &lt;genre&gt;Driving&lt;/genre&gt; &lt;score&gt;3.4&lt;/score&gt; &lt;player&gt;1-2 Players&lt;/player&gt; &lt;story&gt;F1 is an Official Formula One Racing Game. There are two modes of play available: &quot;Arcade&quot;, &quot;Grand Prix&quot;. In both of these modes you complete a certain number of laps (4, 8, or 12) and select which circuit that you want to race on. The circuits include San Marino, France, Britain, Germany, Italy, Portugal, Japan, and Australia. Some circuits are easy, while some are difficult. There are slight differences between the two modes. For instance, &quot;Arcade&quot; allows you to select the circuit in any order that you like, whereas &quot;Grand Prix&quot; only allows you to fine-tune your car before starting a race. You also need to race a circuit in the order that they appear on the circuit selection screen, but you can skip a track if you want. F1 is a 1-2 player game, meaning that if you have another player handy, you can compete against each other.&lt;/story&gt; &lt;/game&gt;">
            <text:p>&lt;game name="F1 - World Championship Edition (Europe)"&gt; &lt;year&gt;1995&lt;/year&gt; &lt;rating&gt;ESRB - E (Everyone)&lt;/rating&gt; &lt;title&gt;F1 - World Championship Edition &lt;/title&gt; &lt;pub&gt;Domark Software, Inc.&lt;/pub&gt; &lt;dev&gt;Peakstar Software &lt;/dev&gt; &lt;genre&gt;Driving&lt;/genre&gt; &lt;score&gt;3.4&lt;/score&gt; &lt;player&gt;1-2 Players&lt;/player&gt; &lt;story&gt;F1 is an Official Formula One Racing Game. There are two modes of play available: "Arcade", "Grand Prix". In both of these modes you complete a certain number of laps (4, 8, or 12) and select which circuit that you want to race on. The circuits include San Marino, France, Britain, Germany, Italy, Portugal, Japan, and Australia. Some circuits are easy, while some are difficult. There are slight differences between the two modes. For instance, "Arcade" allows you to select the circuit in any order that you like, whereas "Grand Prix" only allows you to fine-tune your car before starting a race. You also need to race a circuit in the order that they appear on the circuit selection screen, but you can skip a track if you want. F1 is a 1-2 player game, meaning that if you have another player handy, you can compete against each other.&lt;/story&gt; &lt;/game&gt;</text:p>
          </table:table-cell>
        </table:table-row>
        <table:table-row table:style-name="ro1">
          <table:table-cell office:value-type="string">
            <text:p>F1 (USA, Europe)</text:p>
          </table:table-cell>
          <table:table-cell office:value-type="string">
            <text:p>1995</text:p>
          </table:table-cell>
          <table:table-cell office:value-type="string">
            <text:p>ESRB - E (Everyone)</text:p>
          </table:table-cell>
          <table:table-cell office:value-type="string">
            <text:p>F1 </text:p>
          </table:table-cell>
          <table:table-cell office:value-type="string">
            <text:p>Domark Software, Inc.</text:p>
          </table:table-cell>
          <table:table-cell office:value-type="string">
            <text:p>Lankhor</text:p>
          </table:table-cell>
          <table:table-cell office:value-type="string">
            <text:p>Driving</text:p>
          </table:table-cell>
          <table:table-cell office:value-type="string">
            <text:p>4.2</text:p>
          </table:table-cell>
          <table:table-cell office:value-type="string">
            <text:p>1-2 Players</text:p>
          </table:table-cell>
          <table:table-cell office:value-type="string">
            <text:p>F1 is an Official Formula One Racing Game. There are two modes of play available: "Arcade", "Grand Prix". In both of these modes you complete a certain number of laps (4, 8, or 12) and select which circuit that you want to race on. The circuits include San Marino, France, Britain, Germany, Italy, Portugal, Japan, and Australia. Some circuits are easy, while some are difficult. ****There are slight differences between the two modes. For instance, "Arcade" allows you to select the circuit in any order that you like, whereas "Grand Prix" only allows you to fine-tune your car before starting a race. You also need to race a circuit in the order that they appear on the circuit selection screen, but you can skip a track if you want. ****F1 is a 1-2 player game, meaning that if you have another player handy, you can compete against each other.</text:p>
          </table:table-cell>
          <table:table-cell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F1 (USA, Europe)&quot;&gt; &lt;year&gt;1995&lt;/year&gt; &lt;rating&gt;ESRB - E (Everyone)&lt;/rating&gt; &lt;title&gt;F1 &lt;/title&gt; &lt;pub&gt;Domark Software, Inc.&lt;/pub&gt; &lt;dev&gt;Lankhor&lt;/dev&gt; &lt;genre&gt;Driving&lt;/genre&gt; &lt;score&gt;4.2&lt;/score&gt; &lt;player&gt;1-2 Players&lt;/player&gt; &lt;story&gt;F1 is an Official Formula One Racing Game. There are two modes of play available: &quot;Arcade&quot;, &quot;Grand Prix&quot;. In both of these modes you complete a certain number of laps (4, 8, or 12) and select which circuit that you want to race on. The circuits include San Marino, France, Britain, Germany, Italy, Portugal, Japan, and Australia. Some circuits are easy, while some are difficult. ****There are slight differences between the two modes. For instance, &quot;Arcade&quot; allows you to select the circuit in any order that you like, whereas &quot;Grand Prix&quot; only allows you to fine-tune your car before starting a race. You also need to race a circuit in the order that they appear on the circuit selection screen, but you can skip a track if you want. ****F1 is a 1-2 player game, meaning that if you have another player handy, you can compete against each other.&lt;/story&gt; &lt;/game&gt;">
            <text:p>&lt;game name="F1 (USA, Europe)"&gt; &lt;year&gt;1995&lt;/year&gt; &lt;rating&gt;ESRB - E (Everyone)&lt;/rating&gt; &lt;title&gt;F1 &lt;/title&gt; &lt;pub&gt;Domark Software, Inc.&lt;/pub&gt; &lt;dev&gt;Lankhor&lt;/dev&gt; &lt;genre&gt;Driving&lt;/genre&gt; &lt;score&gt;4.2&lt;/score&gt; &lt;player&gt;1-2 Players&lt;/player&gt; &lt;story&gt;F1 is an Official Formula One Racing Game. There are two modes of play available: "Arcade", "Grand Prix". In both of these modes you complete a certain number of laps (4, 8, or 12) and select which circuit that you want to race on. The circuits include San Marino, France, Britain, Germany, Italy, Portugal, Japan, and Australia. Some circuits are easy, while some are difficult. ****There are slight differences between the two modes. For instance, "Arcade" allows you to select the circuit in any order that you like, whereas "Grand Prix" only allows you to fine-tune your car before starting a race. You also need to race a circuit in the order that they appear on the circuit selection screen, but you can skip a track if you want. ****F1 is a 1-2 player game, meaning that if you have another player handy, you can compete against each other.&lt;/story&gt; &lt;/game&gt;</text:p>
          </table:table-cell>
        </table:table-row>
        <table:table-row table:style-name="ro1">
          <table:table-cell office:value-type="string">
            <text:p>Faceball 2000 (Japan)</text:p>
          </table:table-cell>
          <table:table-cell office:value-type="string">
            <text:p>1993</text:p>
          </table:table-cell>
          <table:table-cell office:value-type="string">
            <text:p>ESRB - E (Everyone)</text:p>
          </table:table-cell>
          <table:table-cell office:value-type="string">
            <text:p>Faceball 2000 </text:p>
          </table:table-cell>
          <table:table-cell office:value-type="string">
            <text:p>Riverhill Software Inc.</text:p>
          </table:table-cell>
          <table:table-cell office:value-type="string">
            <text:p>Xanth Software F/X, Inc.</text:p>
          </table:table-cell>
          <table:table-cell office:value-type="string">
            <text:p>Sports/Futuristic</text:p>
          </table:table-cell>
          <table:table-cell office:value-type="string">
            <text:p>2.4</text:p>
          </table:table-cell>
          <table:table-cell office:value-type="string">
            <text:p>1-2 Players</text:p>
          </table:table-cell>
          <table:table-cell office:value-type="string">
            <text:p>Faceball 2000 is a first-person shooter. <text:s/>You control a H.A.P.P.Y.F.A.C.E., or Holographically Assisted Physical Pattern Yielded For Active Computerized Embarkation. The graphics consist of flat shaded corridors. Enemies are all simple geometric shapes with smiley faces on them. Although the graphics are simple, they allow for full freedom of movement, not unlike Wolfenstein 3-D.****There are two modes of play. First there is a single player mode in which your goal is to find the exit to each level. <text:s/>There are 70 mazes in this mode. The second mode is the multiplayer arena. For the Game Boy: up to 4 Game Boys can be linked together in this mode.</text:p>
          </table:table-cell>
          <table:table-cell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Faceball 2000 (Japan)&quot;&gt; &lt;year&gt;1993&lt;/year&gt; &lt;rating&gt;ESRB - E (Everyone)&lt;/rating&gt; &lt;title&gt;Faceball 2000 &lt;/title&gt; &lt;pub&gt;Riverhill Software Inc.&lt;/pub&gt; &lt;dev&gt;Xanth Software F/X, Inc.&lt;/dev&gt; &lt;genre&gt;Sports/Futuristic&lt;/genre&gt; &lt;score&gt;2.4&lt;/score&gt; &lt;player&gt;1-2 Players&lt;/player&gt; &lt;story&gt;Faceball 2000 is a first-person shooter.  You control a H.A.P.P.Y.F.A.C.E., or Holographically Assisted Physical Pattern Yielded For Active Computerized Embarkation. The graphics consist of flat shaded corridors. Enemies are all simple geometric shapes with smiley faces on them. Although the graphics are simple, they allow for full freedom of movement, not unlike Wolfenstein 3-D.****There are two modes of play. First there is a single player mode in which your goal is to find the exit to each level.  There are 70 mazes in this mode. The second mode is the multiplayer arena. For the Game Boy: up to 4 Game Boys can be linked together in this mode.&lt;/story&gt; &lt;/game&gt;">
            <text:p>&lt;game name="Faceball 2000 (Japan)"&gt; &lt;year&gt;1993&lt;/year&gt; &lt;rating&gt;ESRB - E (Everyone)&lt;/rating&gt; &lt;title&gt;Faceball 2000 &lt;/title&gt; &lt;pub&gt;Riverhill Software Inc.&lt;/pub&gt; &lt;dev&gt;Xanth Software F/X, Inc.&lt;/dev&gt; &lt;genre&gt;Sports/Futuristic&lt;/genre&gt; &lt;score&gt;2.4&lt;/score&gt; &lt;player&gt;1-2 Players&lt;/player&gt; &lt;story&gt;Faceball 2000 is a first-person shooter. <text:s/>You control a H.A.P.P.Y.F.A.C.E., or Holographically Assisted Physical Pattern Yielded For Active Computerized Embarkation. The graphics consist of flat shaded corridors. Enemies are all simple geometric shapes with smiley faces on them. Although the graphics are simple, they allow for full freedom of movement, not unlike Wolfenstein 3-D.****There are two modes of play. First there is a single player mode in which your goal is to find the exit to each level. <text:s/>There are 70 mazes in this mode. The second mode is the multiplayer arena. For the Game Boy: up to 4 Game Boys can be linked together in this mode.&lt;/story&gt; &lt;/game&gt;</text:p>
          </table:table-cell>
        </table:table-row>
        <table:table-row table:style-name="ro1">
          <table:table-cell office:value-type="string">
            <text:p>Factory Panic (Europe)</text:p>
          </table:table-cell>
          <table:table-cell office:value-type="string">
            <text:p>1991</text:p>
          </table:table-cell>
          <table:table-cell office:value-type="string">
            <text:p>ESRB - E (Everyone)</text:p>
          </table:table-cell>
          <table:table-cell office:value-type="string">
            <text:p>Factory Panic </text:p>
          </table:table-cell>
          <table:table-cell office:value-type="string">
            <text:p>SEGA Enterprises Ltd.</text:p>
          </table:table-cell>
          <table:table-cell office:value-type="string">
            <text:p>JSH</text:p>
          </table:table-cell>
          <table:table-cell office:value-type="string">
            <text:p>Action</text:p>
          </table:table-cell>
          <table:table-cell office:value-type="string">
            <text:p>3.0</text:p>
          </table:table-cell>
          <table:table-cell office:value-type="string">
            <text:p>1 Player</text:p>
          </table:table-cell>
          <table:table-cell office:value-type="string">
            <text:p>Mister Greede, a corrupt tycoon and factory owner, deprives the local citizens of the goods they need and deserve. That’s why you have infiltrated his factory. Now you must manipulate the conveyor belts skillfully to deliver the correct product to the right person waiting outside, but you have only a limited amount of time. Unfortunately, thugs with bats or even guns patrol the factory. Your only weapon against these security guards is a battle cry that temporarily stuns them, but not for too long.****Factory Panic consists of four rounds, and each round consists of eight stages. Before a stage starts, the game tells you how many people are waiting in line and what product they are waiting for. Rounds one and three are played in “Switch Mode”: step on different switches to rotate associated sections of the conveyor belt. If you get off the switch, the section rotates back to its initial position. One switch may affect more than one section. Since you can only step on one switch at a time, you have to bustle quite a bit in later stages. Rounds two and four are played in “Bridge Mode”: remove and install small bridges between the belts to control the flow of products.****If a person gets an unwanted product, the time remaining on the timer will decrease. Sometimes, the belt carries special items, e.g. a megaphone that makes your scream attack more powerful, or a weight that can be placed on a switch.</text:p>
          </table:table-cell>
          <table:table-cell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Factory Panic (Europe)&quot;&gt; &lt;year&gt;1991&lt;/year&gt; &lt;rating&gt;ESRB - E (Everyone)&lt;/rating&gt; &lt;title&gt;Factory Panic &lt;/title&gt; &lt;pub&gt;SEGA Enterprises Ltd.&lt;/pub&gt; &lt;dev&gt;JSH&lt;/dev&gt; &lt;genre&gt;Action&lt;/genre&gt; &lt;score&gt;3.0&lt;/score&gt; &lt;player&gt;1 Player&lt;/player&gt; &lt;story&gt;Mister Greede, a corrupt tycoon and factory owner, deprives the local citizens of the goods they need and deserve. That’s why you have infiltrated his factory. Now you must manipulate the conveyor belts skillfully to deliver the correct product to the right person waiting outside, but you have only a limited amount of time. Unfortunately, thugs with bats or even guns patrol the factory. Your only weapon against these security guards is a battle cry that temporarily stuns them, but not for too long.****Factory Panic consists of four rounds, and each round consists of eight stages. Before a stage starts, the game tells you how many people are waiting in line and what product they are waiting for. Rounds one and three are played in “Switch Mode”: step on different switches to rotate associated sections of the conveyor belt. If you get off the switch, the section rotates back to its initial position. One switch may affect more than one section. Since you can only step on one switch at a time, you have to bustle quite a bit in later stages. Rounds two and four are played in “Bridge Mode”: remove and install small bridges between the belts to control the flow of products.****If a person gets an unwanted product, the time remaining on the timer will decrease. Sometimes, the belt carries special items, e.g. a megaphone that makes your scream attack more powerful, or a weight that can be placed on a switch.&lt;/story&gt; &lt;/game&gt;">
            <text:p>&lt;game name="Factory Panic (Europe)"&gt; &lt;year&gt;1991&lt;/year&gt; &lt;rating&gt;ESRB - E (Everyone)&lt;/rating&gt; &lt;title&gt;Factory Panic &lt;/title&gt; &lt;pub&gt;SEGA Enterprises Ltd.&lt;/pub&gt; &lt;dev&gt;JSH&lt;/dev&gt; &lt;genre&gt;Action&lt;/genre&gt; &lt;score&gt;3.0&lt;/score&gt; &lt;player&gt;1 Player&lt;/player&gt; &lt;story&gt;Mister Greede, a corrupt tycoon and factory owner, deprives the local citizens of the goods they need and deserve. That’s why you have infiltrated his factory. Now you must manipulate the conveyor belts skillfully to deliver the correct product to the right person waiting outside, but you have only a limited amount of time. Unfortunately, thugs with bats or even guns patrol the factory. Your only weapon against these security guards is a battle cry that temporarily stuns them, but not for too long.****Factory Panic consists of four rounds, and each round consists of eight stages. Before a stage starts, the game tells you how many people are waiting in line and what product they are waiting for. Rounds one and three are played in “Switch Mode”: step on different switches to rotate associated sections of the conveyor belt. If you get off the switch, the section rotates back to its initial position. One switch may affect more than one section. Since you can only step on one switch at a time, you have to bustle quite a bit in later stages. Rounds two and four are played in “Bridge Mode”: remove and install small bridges between the belts to control the flow of products.****If a person gets an unwanted product, the time remaining on the timer will decrease. Sometimes, the belt carries special items, e.g. a megaphone that makes your scream attack more powerful, or a weight that can be placed on a switch.&lt;/story&gt; &lt;/game&gt;</text:p>
          </table:table-cell>
        </table:table-row>
        <table:table-row table:style-name="ro1">
          <table:table-cell office:value-type="string">
            <text:p>Fantastic Dizzy (USA)</text:p>
          </table:table-cell>
          <table:table-cell office:value-type="string">
            <text:p>1993</text:p>
          </table:table-cell>
          <table:table-cell office:value-type="string">
            <text:p>ESRB - E (Everyone)</text:p>
          </table:table-cell>
          <table:table-cell office:value-type="string">
            <text:p>Fantastic Dizzy </text:p>
          </table:table-cell>
          <table:table-cell office:value-type="string">
            <text:p>Codemasters Software Company</text:p>
          </table:table-cell>
          <table:table-cell office:value-type="string">
            <text:p>Chameleon</text:p>
          </table:table-cell>
          <table:table-cell office:value-type="string">
            <text:p>Action</text:p>
          </table:table-cell>
          <table:table-cell office:value-type="string">
            <text:p>3.8</text:p>
          </table:table-cell>
          <table:table-cell office:value-type="string">
            <text:p>1 Player</text:p>
          </table:table-cell>
          <table:table-cell office:value-type="string">
            <text:p>The evil wizard Zaks has cast a spell on the peaceful Yolkfolk, and while many fell under his spell, others have other problems to deal with, including Dizzy, who saw his girlfriend Daisy kidnapped and taken hostage by Zaks, and it's up to him to restore the Yolkfolk to normal and rescue Daisy from the top of the Cloud Castle's tower.****The most technically-advanced of Dizzy's adventure games in many ways, it was the only one to feature actual scrolling rather than a flick-screen system, the only one not to be released for the 8 bit computers the character originated on, the only one to originate on a console, as well as featuring many mini-games, such as Bubble Dizzy and an Operation Wolf clone. ****Gameplay involves walking Dizzy through the levels, picking up objects and using them to solve simple puzzles. There are plenty of tests of arcade skill along the way as well, as gaps must be jumped and baddies avoided - starting with a limited number of lives, the player can earn more by completing Theodore's puzzle. Before rescuing Daisy the player must capture all stars that unlock the gates of the tower.</text:p>
          </table:table-cell>
          <table:table-cell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Fantastic Dizzy (USA)&quot;&gt; &lt;year&gt;1993&lt;/year&gt; &lt;rating&gt;ESRB - E (Everyone)&lt;/rating&gt; &lt;title&gt;Fantastic Dizzy &lt;/title&gt; &lt;pub&gt;Codemasters Software Company&lt;/pub&gt; &lt;dev&gt;Chameleon&lt;/dev&gt; &lt;genre&gt;Action&lt;/genre&gt; &lt;score&gt;3.8&lt;/score&gt; &lt;player&gt;1 Player&lt;/player&gt; &lt;story&gt;The evil wizard Zaks has cast a spell on the peaceful Yolkfolk, and while many fell under his spell, others have other problems to deal with, including Dizzy, who saw his girlfriend Daisy kidnapped and taken hostage by Zaks, and it's up to him to restore the Yolkfolk to normal and rescue Daisy from the top of the Cloud Castle's tower.****The most technically-advanced of Dizzy's adventure games in many ways, it was the only one to feature actual scrolling rather than a flick-screen system, the only one not to be released for the 8 bit computers the character originated on, the only one to originate on a console, as well as featuring many mini-games, such as Bubble Dizzy and an Operation Wolf clone. ****Gameplay involves walking Dizzy through the levels, picking up objects and using them to solve simple puzzles. There are plenty of tests of arcade skill along the way as well, as gaps must be jumped and baddies avoided - starting with a limited number of lives, the player can earn more by completing Theodore's puzzle. Before rescuing Daisy the player must capture all stars that unlock the gates of the tower.&lt;/story&gt; &lt;/game&gt;">
            <text:p>&lt;game name="Fantastic Dizzy (USA)"&gt; &lt;year&gt;1993&lt;/year&gt; &lt;rating&gt;ESRB - E (Everyone)&lt;/rating&gt; &lt;title&gt;Fantastic Dizzy &lt;/title&gt; &lt;pub&gt;Codemasters Software Company&lt;/pub&gt; &lt;dev&gt;Chameleon&lt;/dev&gt; &lt;genre&gt;Action&lt;/genre&gt; &lt;score&gt;3.8&lt;/score&gt; &lt;player&gt;1 Player&lt;/player&gt; &lt;story&gt;The evil wizard Zaks has cast a spell on the peaceful Yolkfolk, and while many fell under his spell, others have other problems to deal with, including Dizzy, who saw his girlfriend Daisy kidnapped and taken hostage by Zaks, and it's up to him to restore the Yolkfolk to normal and rescue Daisy from the top of the Cloud Castle's tower.****The most technically-advanced of Dizzy's adventure games in many ways, it was the only one to feature actual scrolling rather than a flick-screen system, the only one not to be released for the 8 bit computers the character originated on, the only one to originate on a console, as well as featuring many mini-games, such as Bubble Dizzy and an Operation Wolf clone. ****Gameplay involves walking Dizzy through the levels, picking up objects and using them to solve simple puzzles. There are plenty of tests of arcade skill along the way as well, as gaps must be jumped and baddies avoided - starting with a limited number of lives, the player can earn more by completing Theodore's puzzle. Before rescuing Daisy the player must capture all stars that unlock the gates of the tower.&lt;/story&gt; &lt;/game&gt;</text:p>
          </table:table-cell>
        </table:table-row>
        <table:table-row table:style-name="ro1">
          <table:table-cell office:value-type="string">
            <text:p>Fantasy Zone (USA)</text:p>
          </table:table-cell>
          <table:table-cell office:value-type="string">
            <text:p>1991</text:p>
          </table:table-cell>
          <table:table-cell office:value-type="string">
            <text:p>ESRB - E (Everyone)</text:p>
          </table:table-cell>
          <table:table-cell office:value-type="string">
            <text:p>Fantasy Zone </text:p>
          </table:table-cell>
          <table:table-cell office:value-type="string">
            <text:p>SEGA of America, Inc.</text:p>
          </table:table-cell>
          <table:table-cell office:value-type="string">
            <text:p>Sanritsu Denki Co., Ltd.</text:p>
          </table:table-cell>
          <table:table-cell office:value-type="string">
            <text:p>Shooter</text:p>
          </table:table-cell>
          <table:table-cell office:value-type="string">
            <text:p>4.0</text:p>
          </table:table-cell>
          <table:table-cell office:value-type="string">
            <text:p>1 Player</text:p>
          </table:table-cell>
          <table:table-cell office:value-type="string">
            <text:p>Originally entitled Fantasy Zone Gear: Opa Opa Jr. no Bōken, this game plays very similarly to the arcade and console game of the same name. However, its background story is different, and technically, it is a sequel to the first game. The player controls Opa Opa Jr., the son of the previous game's hero, whose goal is, among others, to rescue his famous Dad from the clutches of evil aliens. <text:s/>Like other games in Fantasy Zone series, the game is an arcade-style shooter for one player. Boss enemies guard the exits of the levels and must be defeated in order to advance further. The player can also purchase better weapons and engines for the ship at some points.</text:p>
          </table:table-cell>
          <table:table-cell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Fantasy Zone (USA)&quot;&gt; &lt;year&gt;1991&lt;/year&gt; &lt;rating&gt;ESRB - E (Everyone)&lt;/rating&gt; &lt;title&gt;Fantasy Zone &lt;/title&gt; &lt;pub&gt;SEGA of America, Inc.&lt;/pub&gt; &lt;dev&gt;Sanritsu Denki Co., Ltd.&lt;/dev&gt; &lt;genre&gt;Shooter&lt;/genre&gt; &lt;score&gt;4.0&lt;/score&gt; &lt;player&gt;1 Player&lt;/player&gt; &lt;story&gt;Originally entitled Fantasy Zone Gear: Opa Opa Jr. no Bōken, this game plays very similarly to the arcade and console game of the same name. However, its background story is different, and technically, it is a sequel to the first game. The player controls Opa Opa Jr., the son of the previous game's hero, whose goal is, among others, to rescue his famous Dad from the clutches of evil aliens.  Like other games in Fantasy Zone series, the game is an arcade-style shooter for one player. Boss enemies guard the exits of the levels and must be defeated in order to advance further. The player can also purchase better weapons and engines for the ship at some points.&lt;/story&gt; &lt;/game&gt;">
            <text:p>&lt;game name="Fantasy Zone (USA)"&gt; &lt;year&gt;1991&lt;/year&gt; &lt;rating&gt;ESRB - E (Everyone)&lt;/rating&gt; &lt;title&gt;Fantasy Zone &lt;/title&gt; &lt;pub&gt;SEGA of America, Inc.&lt;/pub&gt; &lt;dev&gt;Sanritsu Denki Co., Ltd.&lt;/dev&gt; &lt;genre&gt;Shooter&lt;/genre&gt; &lt;score&gt;4.0&lt;/score&gt; &lt;player&gt;1 Player&lt;/player&gt; &lt;story&gt;Originally entitled Fantasy Zone Gear: Opa Opa Jr. no Bōken, this game plays very similarly to the arcade and console game of the same name. However, its background story is different, and technically, it is a sequel to the first game. The player controls Opa Opa Jr., the son of the previous game's hero, whose goal is, among others, to rescue his famous Dad from the clutches of evil aliens. <text:s/>Like other games in Fantasy Zone series, the game is an arcade-style shooter for one player. Boss enemies guard the exits of the levels and must be defeated in order to advance further. The player can also purchase better weapons and engines for the ship at some points.&lt;/story&gt; &lt;/game&gt;</text:p>
          </table:table-cell>
        </table:table-row>
        <table:table-row table:style-name="ro1">
          <table:table-cell office:value-type="string">
            <text:p>Fatal Fury Special (USA)</text:p>
          </table:table-cell>
          <table:table-cell office:value-type="string">
            <text:p>1994</text:p>
          </table:table-cell>
          <table:table-cell office:value-type="string">
            <text:p>ESRB - E (Everyone)</text:p>
          </table:table-cell>
          <table:table-cell office:value-type="string">
            <text:p>Fatal Fury Special </text:p>
          </table:table-cell>
          <table:table-cell office:value-type="string">
            <text:p>TAKARA Co., Ltd.</text:p>
          </table:table-cell>
          <table:table-cell office:value-type="string">
            <text:p>SNK Corporation</text:p>
          </table:table-cell>
          <table:table-cell office:value-type="string">
            <text:p>Fighter</text:p>
          </table:table-cell>
          <table:table-cell office:value-type="string">
            <text:p>4.4</text:p>
          </table:table-cell>
          <table:table-cell office:value-type="string">
            <text:p>1-2 Players</text:p>
          </table:table-cell>
          <table:table-cell office:value-type="string">
            <text:p>Fatal Fury Special is an improved version of SNK's 2D one-on-one fighter Fatal Fury 2. It's a conversion of the 1993 arcade game of the same name. The objective is still to win the tournament by defeating all other fighters including end boss Wolfgang Krauser. Fatal Fury Special features a fairly large selection of fighters that includes:****1. The eight regular fighters from Fatal Fury 2: Terry Bogard, Andy Bogard, Joe Higashi, Kim Kaphwan, Jubei Yamada, Cheng Sinzan, Mai Shiranui and Big Bear.The four bosses from Fatal Fury 2: Billy Kane, Axel Hawk, Lawrence Blood and Wolfgang Krauser (this time they're all immediately playable).Three characters returning from the first Fatal Fury: Duck King, Tung Fu Rue and Geese Howard (the end boss from Fatal Fury).**Other improvements include:****1. A new Count Down mode (defeat as many opponents as possible in 3 minutes).Extra color schemes for every character.New &amp; improved background graphics.Dolby Surround Sound support.**Fatal Fury Special still features the series' trademark pseudo-3D movement along two planes</text:p>
          </table:table-cell>
          <table:table-cell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Fatal Fury Special (USA)&quot;&gt; &lt;year&gt;1994&lt;/year&gt; &lt;rating&gt;ESRB - E (Everyone)&lt;/rating&gt; &lt;title&gt;Fatal Fury Special &lt;/title&gt; &lt;pub&gt;TAKARA Co., Ltd.&lt;/pub&gt; &lt;dev&gt;SNK Corporation&lt;/dev&gt; &lt;genre&gt;Fighter&lt;/genre&gt; &lt;score&gt;4.4&lt;/score&gt; &lt;player&gt;1-2 Players&lt;/player&gt; &lt;story&gt;Fatal Fury Special is an improved version of SNK's 2D one-on-one fighter Fatal Fury 2. It's a conversion of the 1993 arcade game of the same name. The objective is still to win the tournament by defeating all other fighters including end boss Wolfgang Krauser. Fatal Fury Special features a fairly large selection of fighters that includes:****1. The eight regular fighters from Fatal Fury 2: Terry Bogard, Andy Bogard, Joe Higashi, Kim Kaphwan, Jubei Yamada, Cheng Sinzan, Mai Shiranui and Big Bear.The four bosses from Fatal Fury 2: Billy Kane, Axel Hawk, Lawrence Blood and Wolfgang Krauser (this time they're all immediately playable).Three characters returning from the first Fatal Fury: Duck King, Tung Fu Rue and Geese Howard (the end boss from Fatal Fury).**Other improvements include:****1. A new Count Down mode (defeat as many opponents as possible in 3 minutes).Extra color schemes for every character.New &amp; improved background graphics.Dolby Surround Sound support.**Fatal Fury Special still features the series' trademark pseudo-3D movement along two planes&lt;/story&gt; &lt;/game&gt;">
            <text:p>&lt;game name="Fatal Fury Special (USA)"&gt; &lt;year&gt;1994&lt;/year&gt; &lt;rating&gt;ESRB - E (Everyone)&lt;/rating&gt; &lt;title&gt;Fatal Fury Special &lt;/title&gt; &lt;pub&gt;TAKARA Co., Ltd.&lt;/pub&gt; &lt;dev&gt;SNK Corporation&lt;/dev&gt; &lt;genre&gt;Fighter&lt;/genre&gt; &lt;score&gt;4.4&lt;/score&gt; &lt;player&gt;1-2 Players&lt;/player&gt; &lt;story&gt;Fatal Fury Special is an improved version of SNK's 2D one-on-one fighter Fatal Fury 2. It's a conversion of the 1993 arcade game of the same name. The objective is still to win the tournament by defeating all other fighters including end boss Wolfgang Krauser. Fatal Fury Special features a fairly large selection of fighters that includes:****1. The eight regular fighters from Fatal Fury 2: Terry Bogard, Andy Bogard, Joe Higashi, Kim Kaphwan, Jubei Yamada, Cheng Sinzan, Mai Shiranui and Big Bear.The four bosses from Fatal Fury 2: Billy Kane, Axel Hawk, Lawrence Blood and Wolfgang Krauser (this time they're all immediately playable).Three characters returning from the first Fatal Fury: Duck King, Tung Fu Rue and Geese Howard (the end boss from Fatal Fury).**Other improvements include:****1. A new Count Down mode (defeat as many opponents as possible in 3 minutes).Extra color schemes for every character.New &amp; improved background graphics.Dolby Surround Sound support.**Fatal Fury Special still features the series' trademark pseudo-3D movement along two planes&lt;/story&gt; &lt;/game&gt;</text:p>
          </table:table-cell>
        </table:table-row>
        <table:table-row table:style-name="ro1">
          <table:table-cell office:value-type="string">
            <text:p>FIFA International Soccer (USA, Europe)</text:p>
          </table:table-cell>
          <table:table-cell office:value-type="string">
            <text:p>1994</text:p>
          </table:table-cell>
          <table:table-cell office:value-type="string">
            <text:p>ESRB - E (Everyone)</text:p>
          </table:table-cell>
          <table:table-cell office:value-type="string">
            <text:p>FIFA International Soccer </text:p>
          </table:table-cell>
          <table:table-cell office:value-type="string">
            <text:p>Electronic Arts, Inc.</text:p>
          </table:table-cell>
          <table:table-cell office:value-type="string">
            <text:p>Extended Play Productions</text:p>
          </table:table-cell>
          <table:table-cell office:value-type="string">
            <text:p>Sports/Soccer</text:p>
          </table:table-cell>
          <table:table-cell office:value-type="string">
            <text:p>3.5</text:p>
          </table:table-cell>
          <table:table-cell office:value-type="string">
            <text:p>1-2 Players</text:p>
          </table:table-cell>
          <table:table-cell office:value-type="string">
            <text:p>The game that started the best-selling series licensed by football's world governing body, this first installment in the long running series used a dimetric (colloquially known as "isometric") viewpoint, previously unusual in football games but quickly imitated by several titles. The televisual presentation, one of the unique points of the early EA Sports titles, with hosts introducing the matches, was another thing making the game stand out from a market dominated by Sensible Soccer and Kick Off games.****Based on international teams (with fictional player names), their abilities in each skill area rated out of 10 to give the player an overall impression of how good they are. The options available follow the standard set: fouls and offsides can be toggled on and off, the match length can be set, and if the timer operates <text:s/>continuously, or only while the ball is in play. Gameplay privileges quick runs, short passes and blistering shots outside the penalty box, and set pieces are controlled by moving a box into the target area for the ball, and then passed, lobbed or kicked directly. On the tactical side, formations can be selected, with 5 different strategies also available (although not all of these combinations make sense) as can the team Coverage - the areas which defenders, midfielders and strikers cover.</text:p>
          </table:table-cell>
          <table:table-cell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FIFA International Soccer (USA, Europe)&quot;&gt; &lt;year&gt;1994&lt;/year&gt; &lt;rating&gt;ESRB - E (Everyone)&lt;/rating&gt; &lt;title&gt;FIFA International Soccer &lt;/title&gt; &lt;pub&gt;Electronic Arts, Inc.&lt;/pub&gt; &lt;dev&gt;Extended Play Productions&lt;/dev&gt; &lt;genre&gt;Sports/Soccer&lt;/genre&gt; &lt;score&gt;3.5&lt;/score&gt; &lt;player&gt;1-2 Players&lt;/player&gt; &lt;story&gt;The game that started the best-selling series licensed by football's world governing body, this first installment in the long running series used a dimetric (colloquially known as &quot;isometric&quot;) viewpoint, previously unusual in football games but quickly imitated by several titles. The televisual presentation, one of the unique points of the early EA Sports titles, with hosts introducing the matches, was another thing making the game stand out from a market dominated by Sensible Soccer and Kick Off games.****Based on international teams (with fictional player names), their abilities in each skill area rated out of 10 to give the player an overall impression of how good they are. The options available follow the standard set: fouls and offsides can be toggled on and off, the match length can be set, and if the timer operates  continuously, or only while the ball is in play. Gameplay privileges quick runs, short passes and blistering shots outside the penalty box, and set pieces are controlled by moving a box into the target area for the ball, and then passed, lobbed or kicked directly. On the tactical side, formations can be selected, with 5 different strategies also available (although not all of these combinations make sense) as can the team Coverage - the areas which defenders, midfielders and strikers cover.&lt;/story&gt; &lt;/game&gt;">
            <text:p>&lt;game name="FIFA International Soccer (USA, Europe)"&gt; &lt;year&gt;1994&lt;/year&gt; &lt;rating&gt;ESRB - E (Everyone)&lt;/rating&gt; &lt;title&gt;FIFA International Soccer &lt;/title&gt; &lt;pub&gt;Electronic Arts, Inc.&lt;/pub&gt; &lt;dev&gt;Extended Play Productions&lt;/dev&gt; &lt;genre&gt;Sports/Soccer&lt;/genre&gt; &lt;score&gt;3.5&lt;/score&gt; &lt;player&gt;1-2 Players&lt;/player&gt; &lt;story&gt;The game that started the best-selling series licensed by football's world governing body, this first installment in the long running series used a dimetric (colloquially known as "isometric") viewpoint, previously unusual in football games but quickly imitated by several titles. The televisual presentation, one of the unique points of the early EA Sports titles, with hosts introducing the matches, was another thing making the game stand out from a market dominated by Sensible Soccer and Kick Off games.****Based on international teams (with fictional player names), their abilities in each skill area rated out of 10 to give the player an overall impression of how good they are. The options available follow the standard set: fouls and offsides can be toggled on and off, the match length can be set, and if the timer operates <text:s/>continuously, or only while the ball is in play. Gameplay privileges quick runs, short passes and blistering shots outside the penalty box, and set pieces are controlled by moving a box into the target area for the ball, and then passed, lobbed or kicked directly. On the tactical side, formations can be selected, with 5 different strategies also available (although not all of these combinations make sense) as can the team Coverage - the areas which defenders, midfielders and strikers cover.&lt;/story&gt; &lt;/game&gt;</text:p>
          </table:table-cell>
        </table:table-row>
        <table:table-row table:style-name="ro1">
          <table:table-cell office:value-type="string">
            <text:p>FIFA Soccer 96 (USA, Europe) (En,Fr,De,Es)</text:p>
          </table:table-cell>
          <table:table-cell office:value-type="string">
            <text:p>1995</text:p>
          </table:table-cell>
          <table:table-cell office:value-type="string">
            <text:p>ESRB - E (Everyone)</text:p>
          </table:table-cell>
          <table:table-cell office:value-type="string">
            <text:p>FIFA Soccer 96 </text:p>
          </table:table-cell>
          <table:table-cell office:value-type="string">
            <text:p>THQ Inc.</text:p>
          </table:table-cell>
          <table:table-cell office:value-type="string">
            <text:p>Probe Entertainment Ltd.</text:p>
          </table:table-cell>
          <table:table-cell office:value-type="string">
            <text:p>Soccer/Sports</text:p>
          </table:table-cell>
          <table:table-cell office:value-type="string">
            <text:p>2.7</text:p>
          </table:table-cell>
          <table:table-cell office:value-type="string">
            <text:p>1 Player</text:p>
          </table:table-cell>
          <table:table-cell office:value-type="string">
            <text:p>Aiming to be the first football simulation that is realistic in the true sense of the word, FIFA Soccer 96 was extremely popular at the time of release. It was hailed as the first really successful FIFA release, and opened the way for yearly revisions of the concept.****There were a number of factors that made FIFA96 stand out from the crowd of other football sims. Firstly, the game's commentary was revolutionary at the time -- the renowned British commentator John Motson comments all the incidents and happenings on the pitch in real-time. The ambient commentary is varied, and systems with more than the minimum memory level get extra commentary phrases.****The Virtual Stadium technology has numerous pre-defined camera angles. The game even has a SVGA mode for better-than-minimum system****FIFA96 boasts eleven leagues from all around the world, ranging from the unknown players of the Malaysian league to the celebrated stars of the English and Italian leagues. 59 International teams are also featured, and it's possible to match the teams you want to against each other through friendlies, or you can also choose to play domestic tournaments or International ones such as the World Cup. If you're not satisfied with the composition of the various teams, you can create your own dream team through the custom team creator.</text:p>
          </table:table-cell>
          <table:table-cell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FIFA Soccer 96 (USA, Europe) (En,Fr,De,Es)&quot;&gt; &lt;year&gt;1995&lt;/year&gt; &lt;rating&gt;ESRB - E (Everyone)&lt;/rating&gt; &lt;title&gt;FIFA Soccer 96 &lt;/title&gt; &lt;pub&gt;THQ Inc.&lt;/pub&gt; &lt;dev&gt;Probe Entertainment Ltd.&lt;/dev&gt; &lt;genre&gt;Soccer/Sports&lt;/genre&gt; &lt;score&gt;2.7&lt;/score&gt; &lt;player&gt;1 Player&lt;/player&gt; &lt;story&gt;Aiming to be the first football simulation that is realistic in the true sense of the word, FIFA Soccer 96 was extremely popular at the time of release. It was hailed as the first really successful FIFA release, and opened the way for yearly revisions of the concept.****There were a number of factors that made FIFA96 stand out from the crowd of other football sims. Firstly, the game's commentary was revolutionary at the time -- the renowned British commentator John Motson comments all the incidents and happenings on the pitch in real-time. The ambient commentary is varied, and systems with more than the minimum memory level get extra commentary phrases.****The Virtual Stadium technology has numerous pre-defined camera angles. The game even has a SVGA mode for better-than-minimum system****FIFA96 boasts eleven leagues from all around the world, ranging from the unknown players of the Malaysian league to the celebrated stars of the English and Italian leagues. 59 International teams are also featured, and it's possible to match the teams you want to against each other through friendlies, or you can also choose to play domestic tournaments or International ones such as the World Cup. If you're not satisfied with the composition of the various teams, you can create your own dream team through the custom team creator.&lt;/story&gt; &lt;/game&gt;">
            <text:p>&lt;game name="FIFA Soccer 96 (USA, Europe) (En,Fr,De,Es)"&gt; &lt;year&gt;1995&lt;/year&gt; &lt;rating&gt;ESRB - E (Everyone)&lt;/rating&gt; &lt;title&gt;FIFA Soccer 96 &lt;/title&gt; &lt;pub&gt;THQ Inc.&lt;/pub&gt; &lt;dev&gt;Probe Entertainment Ltd.&lt;/dev&gt; &lt;genre&gt;Soccer/Sports&lt;/genre&gt; &lt;score&gt;2.7&lt;/score&gt; &lt;player&gt;1 Player&lt;/player&gt; &lt;story&gt;Aiming to be the first football simulation that is realistic in the true sense of the word, FIFA Soccer 96 was extremely popular at the time of release. It was hailed as the first really successful FIFA release, and opened the way for yearly revisions of the concept.****There were a number of factors that made FIFA96 stand out from the crowd of other football sims. Firstly, the game's commentary was revolutionary at the time -- the renowned British commentator John Motson comments all the incidents and happenings on the pitch in real-time. The ambient commentary is varied, and systems with more than the minimum memory level get extra commentary phrases.****The Virtual Stadium technology has numerous pre-defined camera angles. The game even has a SVGA mode for better-than-minimum system****FIFA96 boasts eleven leagues from all around the world, ranging from the unknown players of the Malaysian league to the celebrated stars of the English and Italian leagues. 59 International teams are also featured, and it's possible to match the teams you want to against each other through friendlies, or you can also choose to play domestic tournaments or International ones such as the World Cup. If you're not satisfied with the composition of the various teams, you can create your own dream team through the custom team creator.&lt;/story&gt; &lt;/game&gt;</text:p>
          </table:table-cell>
        </table:table-row>
        <table:table-row table:style-name="ro1">
          <table:table-cell office:value-type="string">
            <text:p>Foreman for Real (World)</text:p>
          </table:table-cell>
          <table:table-cell office:value-type="string">
            <text:p>1995</text:p>
          </table:table-cell>
          <table:table-cell office:value-type="string">
            <text:p>ESRB - E (Everyone)</text:p>
          </table:table-cell>
          <table:table-cell office:value-type="string">
            <text:p>Foreman for Real </text:p>
          </table:table-cell>
          <table:table-cell office:value-type="string">
            <text:p>Acclaim Japan, Ltd.</text:p>
          </table:table-cell>
          <table:table-cell office:value-type="string">
            <text:p>Acclaim Entertainment, Inc.</text:p>
          </table:table-cell>
          <table:table-cell office:value-type="string">
            <text:p>Sports/Boxing</text:p>
          </table:table-cell>
          <table:table-cell office:value-type="string">
            <text:p>2.6</text:p>
          </table:table-cell>
          <table:table-cell office:value-type="string">
            <text:p>1 Player</text:p>
          </table:table-cell>
          <table:table-cell office:value-type="string">
            <text:p>Before marketing fat-reducing grills, boxing legend George Foreman endorsed this boxing game with a 3rd-person view similar to Punch Out. A full range of punches and jabs are available, with full round-by-round scoring from the judges. You can choose from 3-12 rounds, and there are 2 camera views as well as an automatic switch option.****You can play simple exhibition matches or tournaments, or launch into a career mode. In this you start at the bottom of the world rankings, and must reach the top by beating the game's players, who other than George are all fictitious boxers with varying strengths and weaknesses. The coach gives advice before each fight to help highlight weaknesses in your play. There are passwords for each round.</text:p>
          </table:table-cell>
          <table:table-cell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Foreman for Real (World)&quot;&gt; &lt;year&gt;1995&lt;/year&gt; &lt;rating&gt;ESRB - E (Everyone)&lt;/rating&gt; &lt;title&gt;Foreman for Real &lt;/title&gt; &lt;pub&gt;Acclaim Japan, Ltd.&lt;/pub&gt; &lt;dev&gt;Acclaim Entertainment, Inc.&lt;/dev&gt; &lt;genre&gt;Sports/Boxing&lt;/genre&gt; &lt;score&gt;2.6&lt;/score&gt; &lt;player&gt;1 Player&lt;/player&gt; &lt;story&gt;Before marketing fat-reducing grills, boxing legend George Foreman endorsed this boxing game with a 3rd-person view similar to Punch Out. A full range of punches and jabs are available, with full round-by-round scoring from the judges. You can choose from 3-12 rounds, and there are 2 camera views as well as an automatic switch option.****You can play simple exhibition matches or tournaments, or launch into a career mode. In this you start at the bottom of the world rankings, and must reach the top by beating the game's players, who other than George are all fictitious boxers with varying strengths and weaknesses. The coach gives advice before each fight to help highlight weaknesses in your play. There are passwords for each round.&lt;/story&gt; &lt;/game&gt;">
            <text:p>&lt;game name="Foreman for Real (World)"&gt; &lt;year&gt;1995&lt;/year&gt; &lt;rating&gt;ESRB - E (Everyone)&lt;/rating&gt; &lt;title&gt;Foreman for Real &lt;/title&gt; &lt;pub&gt;Acclaim Japan, Ltd.&lt;/pub&gt; &lt;dev&gt;Acclaim Entertainment, Inc.&lt;/dev&gt; &lt;genre&gt;Sports/Boxing&lt;/genre&gt; &lt;score&gt;2.6&lt;/score&gt; &lt;player&gt;1 Player&lt;/player&gt; &lt;story&gt;Before marketing fat-reducing grills, boxing legend George Foreman endorsed this boxing game with a 3rd-person view similar to Punch Out. A full range of punches and jabs are available, with full round-by-round scoring from the judges. You can choose from 3-12 rounds, and there are 2 camera views as well as an automatic switch option.****You can play simple exhibition matches or tournaments, or launch into a career mode. In this you start at the bottom of the world rankings, and must reach the top by beating the game's players, who other than George are all fictitious boxers with varying strengths and weaknesses. The coach gives advice before each fight to help highlight weaknesses in your play. There are passwords for each round.&lt;/story&gt; &lt;/game&gt;</text:p>
          </table:table-cell>
        </table:table-row>
        <table:table-row table:style-name="ro1">
          <table:table-cell office:value-type="string">
            <text:p>Frank Thomas Big Hurt Baseball (USA)</text:p>
          </table:table-cell>
          <table:table-cell office:value-type="string">
            <text:p>1995</text:p>
          </table:table-cell>
          <table:table-cell office:value-type="string">
            <text:p>ESRB - E (Everyone)</text:p>
          </table:table-cell>
          <table:table-cell office:value-type="string">
            <text:p>Frank Thomas Big Hurt Baseball </text:p>
          </table:table-cell>
          <table:table-cell office:value-type="string">
            <text:p>Acclaim Entertainment, Inc.</text:p>
          </table:table-cell>
          <table:table-cell office:value-type="string">
            <text:p>Iguana UK</text:p>
          </table:table-cell>
          <table:table-cell office:value-type="string">
            <text:p>Sports/Baseball</text:p>
          </table:table-cell>
          <table:table-cell office:value-type="string">
            <text:p>2.3</text:p>
          </table:table-cell>
          <table:table-cell office:value-type="string">
            <text:p>1 Player</text:p>
          </table:table-cell>
          <table:table-cell office:value-type="string">
            <text:p>Baseball player Frank Thomas licensed one of the first baseball games to use motion-captured 3D graphics and multiple camera angles. 28 stadia have been rendered in 3D, and each has its own visible and significant differences. ****There are 6 distinct game modes, allowing for single exhibition matches as well as full seasons on the playoffs. There is also a Home Run Derby mode, allowing the player to pelt the ball out of the ground for points. ****You can choose pitchers and batters, based on their statistics and form. Bowling options are set to define the delivery, with fastballs and curveballs as well as more precise setting of pace and height. Fielding is optional - it's best to leave this to the computer at first You can always alter the infield and outfield depth and shift.</text:p>
          </table:table-cell>
          <table:table-cell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Frank Thomas Big Hurt Baseball (USA)&quot;&gt; &lt;year&gt;1995&lt;/year&gt; &lt;rating&gt;ESRB - E (Everyone)&lt;/rating&gt; &lt;title&gt;Frank Thomas Big Hurt Baseball &lt;/title&gt; &lt;pub&gt;Acclaim Entertainment, Inc.&lt;/pub&gt; &lt;dev&gt;Iguana UK&lt;/dev&gt; &lt;genre&gt;Sports/Baseball&lt;/genre&gt; &lt;score&gt;2.3&lt;/score&gt; &lt;player&gt;1 Player&lt;/player&gt; &lt;story&gt;Baseball player Frank Thomas licensed one of the first baseball games to use motion-captured 3D graphics and multiple camera angles. 28 stadia have been rendered in 3D, and each has its own visible and significant differences. ****There are 6 distinct game modes, allowing for single exhibition matches as well as full seasons on the playoffs. There is also a Home Run Derby mode, allowing the player to pelt the ball out of the ground for points. ****You can choose pitchers and batters, based on their statistics and form. Bowling options are set to define the delivery, with fastballs and curveballs as well as more precise setting of pace and height. Fielding is optional - it's best to leave this to the computer at first You can always alter the infield and outfield depth and shift.&lt;/story&gt; &lt;/game&gt;">
            <text:p>&lt;game name="Frank Thomas Big Hurt Baseball (USA)"&gt; &lt;year&gt;1995&lt;/year&gt; &lt;rating&gt;ESRB - E (Everyone)&lt;/rating&gt; &lt;title&gt;Frank Thomas Big Hurt Baseball &lt;/title&gt; &lt;pub&gt;Acclaim Entertainment, Inc.&lt;/pub&gt; &lt;dev&gt;Iguana UK&lt;/dev&gt; &lt;genre&gt;Sports/Baseball&lt;/genre&gt; &lt;score&gt;2.3&lt;/score&gt; &lt;player&gt;1 Player&lt;/player&gt; &lt;story&gt;Baseball player Frank Thomas licensed one of the first baseball games to use motion-captured 3D graphics and multiple camera angles. 28 stadia have been rendered in 3D, and each has its own visible and significant differences. ****There are 6 distinct game modes, allowing for single exhibition matches as well as full seasons on the playoffs. There is also a Home Run Derby mode, allowing the player to pelt the ball out of the ground for points. ****You can choose pitchers and batters, based on their statistics and form. Bowling options are set to define the delivery, with fastballs and curveballs as well as more precise setting of pace and height. Fielding is optional - it's best to leave this to the computer at first You can always alter the infield and outfield depth and shift.&lt;/story&gt; &lt;/game&gt;</text:p>
          </table:table-cell>
        </table:table-row>
        <table:table-row table:style-name="ro1">
          <table:table-cell office:value-type="string">
            <text:p>Fred Couples' Golf (USA)</text:p>
          </table:table-cell>
          <table:table-cell office:value-type="string">
            <text:p>1994</text:p>
          </table:table-cell>
          <table:table-cell office:value-type="string">
            <text:p>ESRB - E (Everyone)</text:p>
          </table:table-cell>
          <table:table-cell office:value-type="string">
            <text:p>Fred Couples' Golf </text:p>
          </table:table-cell>
          <table:table-cell office:value-type="string">
            <text:p>SEGA of America, Inc.</text:p>
          </table:table-cell>
          <table:table-cell office:value-type="string">
            <text:p>SIMS Co., Ltd.</text:p>
          </table:table-cell>
          <table:table-cell office:value-type="string">
            <text:p>Sports/Golf</text:p>
          </table:table-cell>
          <table:table-cell office:value-type="string">
            <text:p>2.2</text:p>
          </table:table-cell>
          <table:table-cell office:value-type="string">
            <text:p>1 Player</text:p>
          </table:table-cell>
          <table:table-cell office:value-type="string">
            <text:p>In Fred Couples Golf the player chooses from one of four generic golf courses and compete in either a Tournament, Stroke Play or in Match Play, selecting from four different pre-set golfers, each with their own unique stats. <text:s/>They can change their name and as well as their shirt color and select from four different difficulty levels. <text:s/>Stroke Play can support up to four-players using Gear-to-Gear links. <text:s/>Fred Couples himself is not a selectable character, instead the player competes against him.****Before hitting the player is show an overhead view of the course and using the d-pad to plot the course of the ball, after this they can then choose which club they wish to hit with as well as the stance of their player. <text:s/>After choosing their location they are then presented with an image of a golf ball and a power meter. <text:s/>After pressing the "B" button to start the power meter and pressing again to stop, a dot will start to move left to right on the golf ball. <text:s/>The player then presses the "B" button again when the dot is in the desired location to hit the ball.</text:p>
          </table:table-cell>
          <table:table-cell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Fred Couples' Golf (USA)&quot;&gt; &lt;year&gt;1994&lt;/year&gt; &lt;rating&gt;ESRB - E (Everyone)&lt;/rating&gt; &lt;title&gt;Fred Couples' Golf &lt;/title&gt; &lt;pub&gt;SEGA of America, Inc.&lt;/pub&gt; &lt;dev&gt;SIMS Co., Ltd.&lt;/dev&gt; &lt;genre&gt;Sports/Golf&lt;/genre&gt; &lt;score&gt;2.2&lt;/score&gt; &lt;player&gt;1 Player&lt;/player&gt; &lt;story&gt;In Fred Couples Golf the player chooses from one of four generic golf courses and compete in either a Tournament, Stroke Play or in Match Play, selecting from four different pre-set golfers, each with their own unique stats.  They can change their name and as well as their shirt color and select from four different difficulty levels.  Stroke Play can support up to four-players using Gear-to-Gear links.  Fred Couples himself is not a selectable character, instead the player competes against him.****Before hitting the player is show an overhead view of the course and using the d-pad to plot the course of the ball, after this they can then choose which club they wish to hit with as well as the stance of their player.  After choosing their location they are then presented with an image of a golf ball and a power meter.  After pressing the &quot;B&quot; button to start the power meter and pressing again to stop, a dot will start to move left to right on the golf ball.  The player then presses the &quot;B&quot; button again when the dot is in the desired location to hit the ball.&lt;/story&gt; &lt;/game&gt;">
            <text:p>&lt;game name="Fred Couples' Golf (USA)"&gt; &lt;year&gt;1994&lt;/year&gt; &lt;rating&gt;ESRB - E (Everyone)&lt;/rating&gt; &lt;title&gt;Fred Couples' Golf &lt;/title&gt; &lt;pub&gt;SEGA of America, Inc.&lt;/pub&gt; &lt;dev&gt;SIMS Co., Ltd.&lt;/dev&gt; &lt;genre&gt;Sports/Golf&lt;/genre&gt; &lt;score&gt;2.2&lt;/score&gt; &lt;player&gt;1 Player&lt;/player&gt; &lt;story&gt;In Fred Couples Golf the player chooses from one of four generic golf courses and compete in either a Tournament, Stroke Play or in Match Play, selecting from four different pre-set golfers, each with their own unique stats. <text:s/>They can change their name and as well as their shirt color and select from four different difficulty levels. <text:s/>Stroke Play can support up to four-players using Gear-to-Gear links. <text:s/>Fred Couples himself is not a selectable character, instead the player competes against him.****Before hitting the player is show an overhead view of the course and using the d-pad to plot the course of the ball, after this they can then choose which club they wish to hit with as well as the stance of their player. <text:s/>After choosing their location they are then presented with an image of a golf ball and a power meter. <text:s/>After pressing the "B" button to start the power meter and pressing again to stop, a dot will start to move left to right on the golf ball. <text:s/>The player then presses the "B" button again when the dot is in the desired location to hit the ball.&lt;/story&gt; &lt;/game&gt;</text:p>
          </table:table-cell>
        </table:table-row>
        <table:table-row table:style-name="ro1">
          <table:table-cell office:value-type="string">
            <text:p>Frogger (USA) (Proto)</text:p>
          </table:table-cell>
          <table:table-cell office:value-type="string">
            <text:p>1991</text:p>
          </table:table-cell>
          <table:table-cell office:value-type="string">
            <text:p>ESRB - E (Everyone)</text:p>
          </table:table-cell>
          <table:table-cell office:value-type="string">
            <text:p>Frogger </text:p>
          </table:table-cell>
          <table:table-cell office:value-type="string">
            <text:p>Majesco</text:p>
          </table:table-cell>
          <table:table-cell office:value-type="string">
            <text:p>Konami Industry Co. Ltd.</text:p>
          </table:table-cell>
          <table:table-cell office:value-type="string">
            <text:p>Action</text:p>
          </table:table-cell>
          <table:table-cell office:value-type="string">
            <text:p>3.5</text:p>
          </table:table-cell>
          <table:table-cell office:value-type="string">
            <text:p>1-2 Players</text:p>
          </table:table-cell>
          <table:table-cell office:value-type="string">
            <text:p>Your task in this arcade game is to guide a frog across a treacherous road and river, and to safety at the top of the screen. Both these sections are fraught with a variety of hazards, each of which will kill the frog and cost you a life if contact is made. <text:s/>The road is full of cars and trucks, at variable speeds. The river water itself is fatal, as are the snakes which hover within on later levels. Frogger must use the arrangement of logs, turtles (which are only there for a short time) and alligators (but stay away from their faces), and then jump into one of the open home-cells, ideally one containing a fly for extra points. Once all holes have been filled, you move onto the next, harder, level.</text:p>
          </table:table-cell>
          <table:table-cell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Frogger (USA) (Proto)&quot;&gt; &lt;year&gt;1991&lt;/year&gt; &lt;rating&gt;ESRB - E (Everyone)&lt;/rating&gt; &lt;title&gt;Frogger &lt;/title&gt; &lt;pub&gt;Majesco&lt;/pub&gt; &lt;dev&gt;Konami Industry Co. Ltd.&lt;/dev&gt; &lt;genre&gt;Action&lt;/genre&gt; &lt;score&gt;3.5&lt;/score&gt; &lt;player&gt;1-2 Players&lt;/player&gt; &lt;story&gt;Your task in this arcade game is to guide a frog across a treacherous road and river, and to safety at the top of the screen. Both these sections are fraught with a variety of hazards, each of which will kill the frog and cost you a life if contact is made.  The road is full of cars and trucks, at variable speeds. The river water itself is fatal, as are the snakes which hover within on later levels. Frogger must use the arrangement of logs, turtles (which are only there for a short time) and alligators (but stay away from their faces), and then jump into one of the open home-cells, ideally one containing a fly for extra points. Once all holes have been filled, you move onto the next, harder, level.&lt;/story&gt; &lt;/game&gt;">
            <text:p>&lt;game name="Frogger (USA) (Proto)"&gt; &lt;year&gt;1991&lt;/year&gt; &lt;rating&gt;ESRB - E (Everyone)&lt;/rating&gt; &lt;title&gt;Frogger &lt;/title&gt; &lt;pub&gt;Majesco&lt;/pub&gt; &lt;dev&gt;Konami Industry Co. Ltd.&lt;/dev&gt; &lt;genre&gt;Action&lt;/genre&gt; &lt;score&gt;3.5&lt;/score&gt; &lt;player&gt;1-2 Players&lt;/player&gt; &lt;story&gt;Your task in this arcade game is to guide a frog across a treacherous road and river, and to safety at the top of the screen. Both these sections are fraught with a variety of hazards, each of which will kill the frog and cost you a life if contact is made. <text:s/>The road is full of cars and trucks, at variable speeds. The river water itself is fatal, as are the snakes which hover within on later levels. Frogger must use the arrangement of logs, turtles (which are only there for a short time) and alligators (but stay away from their faces), and then jump into one of the open home-cells, ideally one containing a fly for extra points. Once all holes have been filled, you move onto the next, harder, level.&lt;/story&gt; &lt;/game&gt;</text:p>
          </table:table-cell>
        </table:table-row>
        <table:table-row table:style-name="ro1">
          <table:table-cell office:value-type="string">
            <text:p>From TV Animation - Slam Dunk - Shouri e no Starting 5 (Japan)</text:p>
          </table:table-cell>
          <table:table-cell office:value-type="string">
            <text:p>1994</text:p>
          </table:table-cell>
          <table:table-cell office:value-type="string">
            <text:p>ESRB - E (Everyone)</text:p>
          </table:table-cell>
          <table:table-cell office:value-type="string">
            <text:p>From TV Animation - Slam Dunk - Shouri e no Starting 5 </text:p>
          </table:table-cell>
          <table:table-cell office:value-type="string">
            <text:p>Bandai </text:p>
          </table:table-cell>
          <table:table-cell office:value-type="string">
            <text:p>SIMS Co., Ltd.</text:p>
          </table:table-cell>
          <table:table-cell office:value-type="string">
            <text:p>Sports/Basketball</text:p>
          </table:table-cell>
          <table:table-cell office:value-type="string">
            <text:p>3.8</text:p>
          </table:table-cell>
          <table:table-cell office:value-type="string">
            <text:p>1-2 Players</text:p>
          </table:table-cell>
          <table:table-cell office:value-type="string">
            <text:p>No Description Available!</text:p>
          </table:table-cell>
          <table:table-cell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From TV Animation - Slam Dunk - Shouri e no Starting 5 (Japan)&quot;&gt; &lt;year&gt;1994&lt;/year&gt; &lt;rating&gt;ESRB - E (Everyone)&lt;/rating&gt; &lt;title&gt;From TV Animation - Slam Dunk - Shouri e no Starting 5 &lt;/title&gt; &lt;pub&gt;Bandai &lt;/pub&gt; &lt;dev&gt;SIMS Co., Ltd.&lt;/dev&gt; &lt;genre&gt;Sports/Basketball&lt;/genre&gt; &lt;score&gt;3.8&lt;/score&gt; &lt;player&gt;1-2 Players&lt;/player&gt; &lt;story&gt;No Description Available!&lt;/story&gt; &lt;/game&gt;">
            <text:p>&lt;game name="From TV Animation - Slam Dunk - Shouri e no Starting 5 (Japan)"&gt; &lt;year&gt;1994&lt;/year&gt; &lt;rating&gt;ESRB - E (Everyone)&lt;/rating&gt; &lt;title&gt;From TV Animation - Slam Dunk - Shouri e no Starting 5 &lt;/title&gt; &lt;pub&gt;Bandai &lt;/pub&gt; &lt;dev&gt;SIMS Co., Ltd.&lt;/dev&gt; &lt;genre&gt;Sports/Basketball&lt;/genre&gt; &lt;score&gt;3.8&lt;/score&gt; &lt;player&gt;1-2 Players&lt;/player&gt; &lt;story&gt;No Description Available!&lt;/story&gt; &lt;/game&gt;</text:p>
          </table:table-cell>
        </table:table-row>
        <table:table-row table:style-name="ro1">
          <table:table-cell office:value-type="string">
            <text:p>G-LOC Air Battle (USA, Europe)</text:p>
          </table:table-cell>
          <table:table-cell office:value-type="string">
            <text:p>1991</text:p>
          </table:table-cell>
          <table:table-cell office:value-type="string">
            <text:p>ESRB - E (Everyone)</text:p>
          </table:table-cell>
          <table:table-cell office:value-type="string">
            <text:p>G-LOC Air Battle </text:p>
          </table:table-cell>
          <table:table-cell office:value-type="string">
            <text:p>SEGA Enterprises Ltd.</text:p>
          </table:table-cell>
          <table:table-cell office:value-type="string">
            <text:p>AM R&amp;D Dept. #2</text:p>
          </table:table-cell>
          <table:table-cell office:value-type="string">
            <text:p>Flying</text:p>
          </table:table-cell>
          <table:table-cell office:value-type="string">
            <text:p>2.6</text:p>
          </table:table-cell>
          <table:table-cell office:value-type="string">
            <text:p>1-2 Players</text:p>
          </table:table-cell>
          <table:table-cell office:value-type="string">
            <text:p>The Citizens Defence Force does not trust the United Nations to keep a troubled 21st century world at peace. It confiscates a horde of planes and warships, and as a UN loyalist, it is your job to shoot them down. Solving starvation and disease can wait, apparently.****The game is split into 8 stages, which are split into sub-stages over land and sea, each of which has a strict time limit, and a target number of planes to shoot down. They take place from behind your plane, which can be controlled with ‘up’ referring to ‘climb’ or ‘dive’, depending on player preference. You are armed with 10 missiles as well as standard weapons. The plane can survive a few hits, so watch the damage report as it goes from red to black. ****Fail to complete a section in the time limit and you use up a continue, but the amount of planes previously shot down is not reset, making the second attempt easier Chase HQ style. As you destroy enemies you gain access to better planes, and the rank reported at the end of the game improves – this is also dependent on the skill level you play at.</text:p>
          </table:table-cell>
          <table:table-cell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G-LOC Air Battle (USA, Europe)&quot;&gt; &lt;year&gt;1991&lt;/year&gt; &lt;rating&gt;ESRB - E (Everyone)&lt;/rating&gt; &lt;title&gt;G-LOC Air Battle &lt;/title&gt; &lt;pub&gt;SEGA Enterprises Ltd.&lt;/pub&gt; &lt;dev&gt;AM R&amp;D Dept. #2&lt;/dev&gt; &lt;genre&gt;Flying&lt;/genre&gt; &lt;score&gt;2.6&lt;/score&gt; &lt;player&gt;1-2 Players&lt;/player&gt; &lt;story&gt;The Citizens Defence Force does not trust the United Nations to keep a troubled 21st century world at peace. It confiscates a horde of planes and warships, and as a UN loyalist, it is your job to shoot them down. Solving starvation and disease can wait, apparently.****The game is split into 8 stages, which are split into sub-stages over land and sea, each of which has a strict time limit, and a target number of planes to shoot down. They take place from behind your plane, which can be controlled with ‘up’ referring to ‘climb’ or ‘dive’, depending on player preference. You are armed with 10 missiles as well as standard weapons. The plane can survive a few hits, so watch the damage report as it goes from red to black. ****Fail to complete a section in the time limit and you use up a continue, but the amount of planes previously shot down is not reset, making the second attempt easier Chase HQ style. As you destroy enemies you gain access to better planes, and the rank reported at the end of the game improves – this is also dependent on the skill level you play at.&lt;/story&gt; &lt;/game&gt;">
            <text:p>&lt;game name="G-LOC Air Battle (USA, Europe)"&gt; &lt;year&gt;1991&lt;/year&gt; &lt;rating&gt;ESRB - E (Everyone)&lt;/rating&gt; &lt;title&gt;G-LOC Air Battle &lt;/title&gt; &lt;pub&gt;SEGA Enterprises Ltd.&lt;/pub&gt; &lt;dev&gt;AM R&amp;D Dept. #2&lt;/dev&gt; &lt;genre&gt;Flying&lt;/genre&gt; &lt;score&gt;2.6&lt;/score&gt; &lt;player&gt;1-2 Players&lt;/player&gt; &lt;story&gt;The Citizens Defence Force does not trust the United Nations to keep a troubled 21st century world at peace. It confiscates a horde of planes and warships, and as a UN loyalist, it is your job to shoot them down. Solving starvation and disease can wait, apparently.****The game is split into 8 stages, which are split into sub-stages over land and sea, each of which has a strict time limit, and a target number of planes to shoot down. They take place from behind your plane, which can be controlled with ‘up’ referring to ‘climb’ or ‘dive’, depending on player preference. You are armed with 10 missiles as well as standard weapons. The plane can survive a few hits, so watch the damage report as it goes from red to black. ****Fail to complete a section in the time limit and you use up a continue, but the amount of planes previously shot down is not reset, making the second attempt easier Chase HQ style. As you destroy enemies you gain access to better planes, and the rank reported at the end of the game improves – this is also dependent on the skill level you play at.&lt;/story&gt; &lt;/game&gt;</text:p>
          </table:table-cell>
        </table:table-row>
        <table:table-row table:style-name="ro1">
          <table:table-cell office:value-type="string">
            <text:p>Galaga 2 (Europe)</text:p>
          </table:table-cell>
          <table:table-cell office:value-type="string">
            <text:p>1991</text:p>
          </table:table-cell>
          <table:table-cell office:value-type="string">
            <text:p>ESRB - E (Everyone)</text:p>
          </table:table-cell>
          <table:table-cell office:value-type="string">
            <text:p>Galaga 2 </text:p>
          </table:table-cell>
          <table:table-cell table:number-columns-repeated="2" office:value-type="string">
            <text:p>Namco Limited</text:p>
          </table:table-cell>
          <table:table-cell office:value-type="string">
            <text:p>Shooter</text:p>
          </table:table-cell>
          <table:table-cell office:value-type="string">
            <text:p>4.0</text:p>
          </table:table-cell>
          <table:table-cell office:value-type="string">
            <text:p>1 Player</text:p>
          </table:table-cell>
          <table:table-cell office:value-type="string">
            <text:p>Galaga 2 takes the basic gameplay of Galaga and adds higher-quality graphics, triple ship abilities, parsec progression, power-ups, asteroids, bosses and other enhancements. Periodically the player encounters Challenging Stages, which are set to music and feature "dancing" enemies. The objective is to shoot all 40 enemies before they disappear, for a bonus of at least 10,000 points. There are a total of 29 stages. The player can begin with one ship with two in reserve or start right out with a dual ship (but only one in reserve). Some enemies now have the ability to combine into a much larger single enemy that takes multiple shots to destroy. Others explode in a brilliant shower of fireworks when destroyed, and occasionally these enemies drop a small formation of much smaller enemies that "wiggle" their way down the screen. Some enemies arrive in spherical "eggs" and emit a loud, high-pitched noise when hit. These creatures take multiple hits to destroy in flight (just one hit in formation), and their main attack pattern is to move about halfway down the screen, stop, fire multiple shots at once, and then fly straight down off the bottom of the screen. Another type of enemy takes at least five hits to destroy, and it grows larger with each consecutive hit, making it both a larger target and allowing it to act as a shield to other enemies. Later in the game some enemies are equipped with armor that renders them invincible while in formation. When one of these enemies starts its dive, it will flip over and expose its vulnerable side, then flip over again and become invincible while it moves back up the screen, then flip one more time and finish its dive. While vulnerable, this enemy can be destroyed in one hit, scoring bonus points. In addition, many different kinds of obstacles appear throughout the game, including blue crystals, boulders and green blobs.</text:p>
          </table:table-cell>
          <table:table-cell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Galaga 2 (Europe)&quot;&gt; &lt;year&gt;1991&lt;/year&gt; &lt;rating&gt;ESRB - E (Everyone)&lt;/rating&gt; &lt;title&gt;Galaga 2 &lt;/title&gt; &lt;pub&gt;Namco Limited&lt;/pub&gt; &lt;dev&gt;Namco Limited&lt;/dev&gt; &lt;genre&gt;Shooter&lt;/genre&gt; &lt;score&gt;4.0&lt;/score&gt; &lt;player&gt;1 Player&lt;/player&gt; &lt;story&gt;Galaga 2 takes the basic gameplay of Galaga and adds higher-quality graphics, triple ship abilities, parsec progression, power-ups, asteroids, bosses and other enhancements. Periodically the player encounters Challenging Stages, which are set to music and feature &quot;dancing&quot; enemies. The objective is to shoot all 40 enemies before they disappear, for a bonus of at least 10,000 points. There are a total of 29 stages. The player can begin with one ship with two in reserve or start right out with a dual ship (but only one in reserve). Some enemies now have the ability to combine into a much larger single enemy that takes multiple shots to destroy. Others explode in a brilliant shower of fireworks when destroyed, and occasionally these enemies drop a small formation of much smaller enemies that &quot;wiggle&quot; their way down the screen. Some enemies arrive in spherical &quot;eggs&quot; and emit a loud, high-pitched noise when hit. These creatures take multiple hits to destroy in flight (just one hit in formation), and their main attack pattern is to move about halfway down the screen, stop, fire multiple shots at once, and then fly straight down off the bottom of the screen. Another type of enemy takes at least five hits to destroy, and it grows larger with each consecutive hit, making it both a larger target and allowing it to act as a shield to other enemies. Later in the game some enemies are equipped with armor that renders them invincible while in formation. When one of these enemies starts its dive, it will flip over and expose its vulnerable side, then flip over again and become invincible while it moves back up the screen, then flip one more time and finish its dive. While vulnerable, this enemy can be destroyed in one hit, scoring bonus points. In addition, many different kinds of obstacles appear throughout the game, including blue crystals, boulders and green blobs.&lt;/story&gt; &lt;/game&gt;">
            <text:p>&lt;game name="Galaga 2 (Europe)"&gt; &lt;year&gt;1991&lt;/year&gt; &lt;rating&gt;ESRB - E (Everyone)&lt;/rating&gt; &lt;title&gt;Galaga 2 &lt;/title&gt; &lt;pub&gt;Namco Limited&lt;/pub&gt; &lt;dev&gt;Namco Limited&lt;/dev&gt; &lt;genre&gt;Shooter&lt;/genre&gt; &lt;score&gt;4.0&lt;/score&gt; &lt;player&gt;1 Player&lt;/player&gt; &lt;story&gt;Galaga 2 takes the basic gameplay of Galaga and adds higher-quality graphics, triple ship abilities, parsec progression, power-ups, asteroids, bosses and other enhancements. Periodically the player encounters Challenging Stages, which are set to music and feature "dancing" enemies. The objective is to shoot all 40 enemies before they disappear, for a bonus of at least 10,000 points. There are a total of 29 stages. The player can begin with one ship with two in reserve or start right out with a dual ship (but only one in reserve). Some enemies now have the ability to combine into a much larger single enemy that takes multiple shots to destroy. Others explode in a brilliant shower of fireworks when destroyed, and occasionally these enemies drop a small formation of much smaller enemies that "wiggle" their way down the screen. Some enemies arrive in spherical "eggs" and emit a loud, high-pitched noise when hit. These creatures take multiple hits to destroy in flight (just one hit in formation), and their main attack pattern is to move about halfway down the screen, stop, fire multiple shots at once, and then fly straight down off the bottom of the screen. Another type of enemy takes at least five hits to destroy, and it grows larger with each consecutive hit, making it both a larger target and allowing it to act as a shield to other enemies. Later in the game some enemies are equipped with armor that renders them invincible while in formation. When one of these enemies starts its dive, it will flip over and expose its vulnerable side, then flip over again and become invincible while it moves back up the screen, then flip one more time and finish its dive. While vulnerable, this enemy can be destroyed in one hit, scoring bonus points. In addition, many different kinds of obstacles appear throughout the game, including blue crystals, boulders and green blobs.&lt;/story&gt; &lt;/game&gt;</text:p>
          </table:table-cell>
        </table:table-row>
        <table:table-row table:style-name="ro1">
          <table:table-cell office:value-type="string">
            <text:p>Gamble Panic (Japan)</text:p>
          </table:table-cell>
          <table:table-cell office:value-type="string">
            <text:p>1995</text:p>
          </table:table-cell>
          <table:table-cell office:value-type="string">
            <text:p>ESRB - E (Everyone)</text:p>
          </table:table-cell>
          <table:table-cell office:value-type="string">
            <text:p>Gamble Panic </text:p>
          </table:table-cell>
          <table:table-cell table:number-columns-repeated="2" office:value-type="string">
            <text:p>SEGA of America, Inc.</text:p>
          </table:table-cell>
          <table:table-cell office:value-type="string">
            <text:p>Tabletop</text:p>
          </table:table-cell>
          <table:table-cell office:value-type="string">
            <text:p>2.2</text:p>
          </table:table-cell>
          <table:table-cell office:value-type="string">
            <text:p>1 Player</text:p>
          </table:table-cell>
          <table:table-cell office:value-type="string">
            <text:p>No Description Available!</text:p>
          </table:table-cell>
          <table:table-cell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Gamble Panic (Japan)&quot;&gt; &lt;year&gt;1995&lt;/year&gt; &lt;rating&gt;ESRB - E (Everyone)&lt;/rating&gt; &lt;title&gt;Gamble Panic &lt;/title&gt; &lt;pub&gt;SEGA of America, Inc.&lt;/pub&gt; &lt;dev&gt;SEGA of America, Inc.&lt;/dev&gt; &lt;genre&gt;Tabletop&lt;/genre&gt; &lt;score&gt;2.2&lt;/score&gt; &lt;player&gt;1 Player&lt;/player&gt; &lt;story&gt;No Description Available!&lt;/story&gt; &lt;/game&gt;">
            <text:p>&lt;game name="Gamble Panic (Japan)"&gt; &lt;year&gt;1995&lt;/year&gt; &lt;rating&gt;ESRB - E (Everyone)&lt;/rating&gt; &lt;title&gt;Gamble Panic &lt;/title&gt; &lt;pub&gt;SEGA of America, Inc.&lt;/pub&gt; &lt;dev&gt;SEGA of America, Inc.&lt;/dev&gt; &lt;genre&gt;Tabletop&lt;/genre&gt; &lt;score&gt;2.2&lt;/score&gt; &lt;player&gt;1 Player&lt;/player&gt; &lt;story&gt;No Description Available!&lt;/story&gt; &lt;/game&gt;</text:p>
          </table:table-cell>
        </table:table-row>
        <table:table-row table:style-name="ro1">
          <table:table-cell office:value-type="string">
            <text:p>Gambler Jiko Chuushinha (Japan)</text:p>
          </table:table-cell>
          <table:table-cell office:value-type="string">
            <text:p>1992</text:p>
          </table:table-cell>
          <table:table-cell office:value-type="string">
            <text:p>ESRB - E (Everyone)</text:p>
          </table:table-cell>
          <table:table-cell office:value-type="string">
            <text:p>Gambler Jiko Chuushinha </text:p>
          </table:table-cell>
          <table:table-cell table:number-columns-repeated="2" office:value-type="string">
            <text:p>SEGA Corporation</text:p>
          </table:table-cell>
          <table:table-cell office:value-type="string">
            <text:p>Mahjong</text:p>
          </table:table-cell>
          <table:table-cell office:value-type="string">
            <text:p>1.9</text:p>
          </table:table-cell>
          <table:table-cell office:value-type="string">
            <text:p>1-2 Players</text:p>
          </table:table-cell>
          <table:table-cell office:value-type="string">
            <text:p>Gambler Jiko Chūshinha is a mahjong game based on Masayuki Katayama's manga of the same name. The game follows traditional mahjong rules with four participants, the player competing against three AI-controlled opponents. There is a tournament mode that can be saved, and a free mode in which the player controls the manga's protagonist and competes against any combination of the 36 available characters.</text:p>
          </table:table-cell>
          <table:table-cell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Gambler Jiko Chuushinha (Japan)&quot;&gt; &lt;year&gt;1992&lt;/year&gt; &lt;rating&gt;ESRB - E (Everyone)&lt;/rating&gt; &lt;title&gt;Gambler Jiko Chuushinha &lt;/title&gt; &lt;pub&gt;SEGA Corporation&lt;/pub&gt; &lt;dev&gt;SEGA Corporation&lt;/dev&gt; &lt;genre&gt;Mahjong&lt;/genre&gt; &lt;score&gt;1.9&lt;/score&gt; &lt;player&gt;1-2 Players&lt;/player&gt; &lt;story&gt;Gambler Jiko Chūshinha is a mahjong game based on Masayuki Katayama's manga of the same name. The game follows traditional mahjong rules with four participants, the player competing against three AI-controlled opponents. There is a tournament mode that can be saved, and a free mode in which the player controls the manga's protagonist and competes against any combination of the 36 available characters.&lt;/story&gt; &lt;/game&gt;">
            <text:p>&lt;game name="Gambler Jiko Chuushinha (Japan)"&gt; &lt;year&gt;1992&lt;/year&gt; &lt;rating&gt;ESRB - E (Everyone)&lt;/rating&gt; &lt;title&gt;Gambler Jiko Chuushinha &lt;/title&gt; &lt;pub&gt;SEGA Corporation&lt;/pub&gt; &lt;dev&gt;SEGA Corporation&lt;/dev&gt; &lt;genre&gt;Mahjong&lt;/genre&gt; &lt;score&gt;1.9&lt;/score&gt; &lt;player&gt;1-2 Players&lt;/player&gt; &lt;story&gt;Gambler Jiko Chūshinha is a mahjong game based on Masayuki Katayama's manga of the same name. The game follows traditional mahjong rules with four participants, the player competing against three AI-controlled opponents. There is a tournament mode that can be saved, and a free mode in which the player controls the manga's protagonist and competes against any combination of the 36 available characters.&lt;/story&gt; &lt;/game&gt;</text:p>
          </table:table-cell>
        </table:table-row>
        <table:table-row table:style-name="ro1">
          <table:table-cell office:value-type="string">
            <text:p>Ganbare Gorby! (Japan)</text:p>
          </table:table-cell>
          <table:table-cell office:value-type="string">
            <text:p>1991</text:p>
          </table:table-cell>
          <table:table-cell office:value-type="string">
            <text:p>ESRB - E (Everyone)</text:p>
          </table:table-cell>
          <table:table-cell office:value-type="string">
            <text:p>Ganbare Gorby! </text:p>
          </table:table-cell>
          <table:table-cell office:value-type="string">
            <text:p>SEGA Corporation</text:p>
          </table:table-cell>
          <table:table-cell office:value-type="string">
            <text:p>JSH Co., Ltd.</text:p>
          </table:table-cell>
          <table:table-cell office:value-type="string">
            <text:p>Action</text:p>
          </table:table-cell>
          <table:table-cell office:value-type="string">
            <text:p>3.0</text:p>
          </table:table-cell>
          <table:table-cell office:value-type="string">
            <text:p>1 Player</text:p>
          </table:table-cell>
          <table:table-cell office:value-type="string">
            <text:p>Mister Greede, a corrupt tycoon and factory owner, deprives the local citizens of the goods they need and deserve. That’s why you have infiltrated his factory. Now you must manipulate the conveyor belts skillfully to deliver the correct product to the right person waiting outside, but you have only a limited amount of time. Unfortunately, thugs with bats or even guns patrol the factory. Your only weapon against these security guards is a battle cry that temporarily stuns them, but not for too long. <text:s/>Factory Panic consists of four rounds, and each round consists of eight stages. Before a stage starts, the game tells you how many people are waiting in line and what product they are waiting for. Rounds one and three are played in “Switch Mode”: step on different switches to rotate associated sections of the conveyor belt. If you get off the switch, the section rotates back to its initial position. One switch may affect more than one section. Since you can only step on one switch at a time, you have to bustle quite a bit in later stages. Rounds two and four are played in “Bridge Mode”: remove and install small bridges between the belts to control the flow of products. <text:s/>If a person gets an unwanted product, the time remaining on the timer will decrease. Sometimes, the belt carries special items, e.g. a megaphone that makes your scream attack more powerful, or a weight that can be placed on a switch.</text:p>
          </table:table-cell>
          <table:table-cell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Ganbare Gorby! (Japan)&quot;&gt; &lt;year&gt;1991&lt;/year&gt; &lt;rating&gt;ESRB - E (Everyone)&lt;/rating&gt; &lt;title&gt;Ganbare Gorby! &lt;/title&gt; &lt;pub&gt;SEGA Corporation&lt;/pub&gt; &lt;dev&gt;JSH Co., Ltd.&lt;/dev&gt; &lt;genre&gt;Action&lt;/genre&gt; &lt;score&gt;3.0&lt;/score&gt; &lt;player&gt;1 Player&lt;/player&gt; &lt;story&gt;Mister Greede, a corrupt tycoon and factory owner, deprives the local citizens of the goods they need and deserve. That’s why you have infiltrated his factory. Now you must manipulate the conveyor belts skillfully to deliver the correct product to the right person waiting outside, but you have only a limited amount of time. Unfortunately, thugs with bats or even guns patrol the factory. Your only weapon against these security guards is a battle cry that temporarily stuns them, but not for too long.  Factory Panic consists of four rounds, and each round consists of eight stages. Before a stage starts, the game tells you how many people are waiting in line and what product they are waiting for. Rounds one and three are played in “Switch Mode”: step on different switches to rotate associated sections of the conveyor belt. If you get off the switch, the section rotates back to its initial position. One switch may affect more than one section. Since you can only step on one switch at a time, you have to bustle quite a bit in later stages. Rounds two and four are played in “Bridge Mode”: remove and install small bridges between the belts to control the flow of products.  If a person gets an unwanted product, the time remaining on the timer will decrease. Sometimes, the belt carries special items, e.g. a megaphone that makes your scream attack more powerful, or a weight that can be placed on a switch.&lt;/story&gt; &lt;/game&gt;">
            <text:p>&lt;game name="Ganbare Gorby! (Japan)"&gt; &lt;year&gt;1991&lt;/year&gt; &lt;rating&gt;ESRB - E (Everyone)&lt;/rating&gt; &lt;title&gt;Ganbare Gorby! &lt;/title&gt; &lt;pub&gt;SEGA Corporation&lt;/pub&gt; &lt;dev&gt;JSH Co., Ltd.&lt;/dev&gt; &lt;genre&gt;Action&lt;/genre&gt; &lt;score&gt;3.0&lt;/score&gt; &lt;player&gt;1 Player&lt;/player&gt; &lt;story&gt;Mister Greede, a corrupt tycoon and factory owner, deprives the local citizens of the goods they need and deserve. That’s why you have infiltrated his factory. Now you must manipulate the conveyor belts skillfully to deliver the correct product to the right person waiting outside, but you have only a limited amount of time. Unfortunately, thugs with bats or even guns patrol the factory. Your only weapon against these security guards is a battle cry that temporarily stuns them, but not for too long. <text:s/>Factory Panic consists of four rounds, and each round consists of eight stages. Before a stage starts, the game tells you how many people are waiting in line and what product they are waiting for. Rounds one and three are played in “Switch Mode”: step on different switches to rotate associated sections of the conveyor belt. If you get off the switch, the section rotates back to its initial position. One switch may affect more than one section. Since you can only step on one switch at a time, you have to bustle quite a bit in later stages. Rounds two and four are played in “Bridge Mode”: remove and install small bridges between the belts to control the flow of products. <text:s/>If a person gets an unwanted product, the time remaining on the timer will decrease. Sometimes, the belt carries special items, e.g. a megaphone that makes your scream attack more powerful, or a weight that can be placed on a switch.&lt;/story&gt; &lt;/game&gt;</text:p>
          </table:table-cell>
        </table:table-row>
        <table:table-row table:style-name="ro1">
          <table:table-cell office:value-type="string">
            <text:p>Garfield - Caught in the Act (USA, Europe)</text:p>
          </table:table-cell>
          <table:table-cell office:value-type="string">
            <text:p>1995</text:p>
          </table:table-cell>
          <table:table-cell office:value-type="string">
            <text:p>ESRB - E (Everyone)</text:p>
          </table:table-cell>
          <table:table-cell office:value-type="string">
            <text:p>Garfield - Caught in the Act </text:p>
          </table:table-cell>
          <table:table-cell table:number-columns-repeated="2" office:value-type="string">
            <text:p>SEGA Corporation</text:p>
          </table:table-cell>
          <table:table-cell office:value-type="string">
            <text:p>Platform</text:p>
          </table:table-cell>
          <table:table-cell office:value-type="string">
            <text:p>3.8</text:p>
          </table:table-cell>
          <table:table-cell office:value-type="string">
            <text:p>1 Player</text:p>
          </table:table-cell>
          <table:table-cell office:value-type="string">
            <text:p>As lazy cartoon cat Garfield, you're somehow trapped in your TV, that's what happens with too much TV watching. Go and find all remote-control pieces to get out of that box, and check the fridge for a change. The player advances through levels and bonus rounds in his attempt to escape.****Unlike most other platform games of its time, Garfield boasted completely unique art on each of its six levels, both for tile art and character costumes. The levels are inspired by classic movies, but given a Garfield twist, like "Catsablanca" and "The Curse of Cleofartra.</text:p>
          </table:table-cell>
          <table:table-cell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Garfield - Caught in the Act (USA, Europe)&quot;&gt; &lt;year&gt;1995&lt;/year&gt; &lt;rating&gt;ESRB - E (Everyone)&lt;/rating&gt; &lt;title&gt;Garfield - Caught in the Act &lt;/title&gt; &lt;pub&gt;SEGA Corporation&lt;/pub&gt; &lt;dev&gt;SEGA Corporation&lt;/dev&gt; &lt;genre&gt;Platform&lt;/genre&gt; &lt;score&gt;3.8&lt;/score&gt; &lt;player&gt;1 Player&lt;/player&gt; &lt;story&gt;As lazy cartoon cat Garfield, you're somehow trapped in your TV, that's what happens with too much TV watching. Go and find all remote-control pieces to get out of that box, and check the fridge for a change. The player advances through levels and bonus rounds in his attempt to escape.****Unlike most other platform games of its time, Garfield boasted completely unique art on each of its six levels, both for tile art and character costumes. The levels are inspired by classic movies, but given a Garfield twist, like &quot;Catsablanca&quot; and &quot;The Curse of Cleofartra.&lt;/story&gt; &lt;/game&gt;">
            <text:p>&lt;game name="Garfield - Caught in the Act (USA, Europe)"&gt; &lt;year&gt;1995&lt;/year&gt; &lt;rating&gt;ESRB - E (Everyone)&lt;/rating&gt; &lt;title&gt;Garfield - Caught in the Act &lt;/title&gt; &lt;pub&gt;SEGA Corporation&lt;/pub&gt; &lt;dev&gt;SEGA Corporation&lt;/dev&gt; &lt;genre&gt;Platform&lt;/genre&gt; &lt;score&gt;3.8&lt;/score&gt; &lt;player&gt;1 Player&lt;/player&gt; &lt;story&gt;As lazy cartoon cat Garfield, you're somehow trapped in your TV, that's what happens with too much TV watching. Go and find all remote-control pieces to get out of that box, and check the fridge for a change. The player advances through levels and bonus rounds in his attempt to escape.****Unlike most other platform games of its time, Garfield boasted completely unique art on each of its six levels, both for tile art and character costumes. The levels are inspired by classic movies, but given a Garfield twist, like "Catsablanca" and "The Curse of Cleofartra.&lt;/story&gt; &lt;/game&gt;</text:p>
          </table:table-cell>
        </table:table-row>
        <table:table-row table:style-name="ro1">
          <table:table-cell office:value-type="string">
            <text:p>Gear Works (USA)</text:p>
          </table:table-cell>
          <table:table-cell office:value-type="string">
            <text:p>1994</text:p>
          </table:table-cell>
          <table:table-cell office:value-type="string">
            <text:p>ESRB - E (Everyone)</text:p>
          </table:table-cell>
          <table:table-cell office:value-type="string">
            <text:p>Gear Works </text:p>
          </table:table-cell>
          <table:table-cell office:value-type="string">
            <text:p>Sony Imagesoft</text:p>
          </table:table-cell>
          <table:table-cell office:value-type="string">
            <text:p>Teque London Ltd.</text:p>
          </table:table-cell>
          <table:table-cell office:value-type="string">
            <text:p>Action</text:p>
          </table:table-cell>
          <table:table-cell office:value-type="string">
            <text:p>4.0</text:p>
          </table:table-cell>
          <table:table-cell office:value-type="string">
            <text:p>1 Player</text:p>
          </table:table-cell>
          <table:table-cell office:value-type="string">
            <text:p>This top-down puzzle game starts with a screen featuring a number of red cogs at different parts of the screen, and a grid of pegs (which become less complete on later levels). Your task on each level is to use a number of gears of one of 3 different sizes to ensure that all the pegs are linked together. All this has to be completed before the engine overheats.****Making life harder are two creatures with the peculiar name ‘Poffins’. One of these goes around removing pegs, and the other causes the engine to overheat further. They can be shot out of the way, or have gears placed over them to stop them.****There’s also a bonus round, which is a fruit machine, only with cogs and other things from the game rather than fruit.</text:p>
          </table:table-cell>
          <table:table-cell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Gear Works (USA)&quot;&gt; &lt;year&gt;1994&lt;/year&gt; &lt;rating&gt;ESRB - E (Everyone)&lt;/rating&gt; &lt;title&gt;Gear Works &lt;/title&gt; &lt;pub&gt;Sony Imagesoft&lt;/pub&gt; &lt;dev&gt;Teque London Ltd.&lt;/dev&gt; &lt;genre&gt;Action&lt;/genre&gt; &lt;score&gt;4.0&lt;/score&gt; &lt;player&gt;1 Player&lt;/player&gt; &lt;story&gt;This top-down puzzle game starts with a screen featuring a number of red cogs at different parts of the screen, and a grid of pegs (which become less complete on later levels). Your task on each level is to use a number of gears of one of 3 different sizes to ensure that all the pegs are linked together. All this has to be completed before the engine overheats.****Making life harder are two creatures with the peculiar name ‘Poffins’. One of these goes around removing pegs, and the other causes the engine to overheat further. They can be shot out of the way, or have gears placed over them to stop them.****There’s also a bonus round, which is a fruit machine, only with cogs and other things from the game rather than fruit.&lt;/story&gt; &lt;/game&gt;">
            <text:p>&lt;game name="Gear Works (USA)"&gt; &lt;year&gt;1994&lt;/year&gt; &lt;rating&gt;ESRB - E (Everyone)&lt;/rating&gt; &lt;title&gt;Gear Works &lt;/title&gt; &lt;pub&gt;Sony Imagesoft&lt;/pub&gt; &lt;dev&gt;Teque London Ltd.&lt;/dev&gt; &lt;genre&gt;Action&lt;/genre&gt; &lt;score&gt;4.0&lt;/score&gt; &lt;player&gt;1 Player&lt;/player&gt; &lt;story&gt;This top-down puzzle game starts with a screen featuring a number of red cogs at different parts of the screen, and a grid of pegs (which become less complete on later levels). Your task on each level is to use a number of gears of one of 3 different sizes to ensure that all the pegs are linked together. All this has to be completed before the engine overheats.****Making life harder are two creatures with the peculiar name ‘Poffins’. One of these goes around removing pegs, and the other causes the engine to overheat further. They can be shot out of the way, or have gears placed over them to stop them.****There’s also a bonus round, which is a fruit machine, only with cogs and other things from the game rather than fruit.&lt;/story&gt; &lt;/game&gt;</text:p>
          </table:table-cell>
        </table:table-row>
        <table:table-row table:style-name="ro1">
          <table:table-cell office:value-type="string">
            <text:p>George Foreman's KO Boxing (USA, Europe)</text:p>
          </table:table-cell>
          <table:table-cell office:value-type="string">
            <text:p>1992</text:p>
          </table:table-cell>
          <table:table-cell office:value-type="string">
            <text:p>ESRB - E (Everyone)</text:p>
          </table:table-cell>
          <table:table-cell office:value-type="string">
            <text:p>George Foreman's KO Boxing </text:p>
          </table:table-cell>
          <table:table-cell office:value-type="string">
            <text:p>Flying Edge, Inc.</text:p>
          </table:table-cell>
          <table:table-cell office:value-type="string">
            <text:p>SIMS Co., Ltd.</text:p>
          </table:table-cell>
          <table:table-cell office:value-type="string">
            <text:p>Sports/Boxing</text:p>
          </table:table-cell>
          <table:table-cell office:value-type="string">
            <text:p>1.5</text:p>
          </table:table-cell>
          <table:table-cell office:value-type="string">
            <text:p>1 Player</text:p>
          </table:table-cell>
          <table:table-cell office:value-type="string">
            <text:p>The Master System and Game Gear versions of George Foreman's KO Boxing are fairly identical to the other versions in concept, but there are a few notable changes. The game is a reworking of the Master System title James 'Buster' Douglas Knockout Boxing, not to be confused with the Genesis title with the same name, which is entirely different.****Just like the other versions players are cast as George Foreman to go through a series of boxing matches against different opponents to win the championship title belt. Compared to the other titles, these versions have new opponents and show the boxers from the side. Players can move left or right in the ring to avoid punches. Other moves including blocking, and left and right punches that can be varied into jabs and crosses. Matches can last up to ten rounds and when no regular or technical knock-out occurs, the winner is based on the jury's points, provided between the rounds. During knock-out phases, no buttons need to be pressed to get the boxer back to his feet. At the start of the game, a slow or fast speed for the gameplay can be selected.****Each match the player's boxer can use three super punches. These need to be charged and then unleashed when near an opponent. It sends them straight to the back of the ring, a dangerous area as it is easy to keep punching them into the ropes. Health is slightly restored during the intermission and after each won match the player is awarded skill points to be distributed over three characteristics. Matches for two players are supported.</text:p>
          </table:table-cell>
          <table:table-cell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George Foreman's KO Boxing (USA, Europe)&quot;&gt; &lt;year&gt;1992&lt;/year&gt; &lt;rating&gt;ESRB - E (Everyone)&lt;/rating&gt; &lt;title&gt;George Foreman's KO Boxing &lt;/title&gt; &lt;pub&gt;Flying Edge, Inc.&lt;/pub&gt; &lt;dev&gt;SIMS Co., Ltd.&lt;/dev&gt; &lt;genre&gt;Sports/Boxing&lt;/genre&gt; &lt;score&gt;1.5&lt;/score&gt; &lt;player&gt;1 Player&lt;/player&gt; &lt;story&gt;The Master System and Game Gear versions of George Foreman's KO Boxing are fairly identical to the other versions in concept, but there are a few notable changes. The game is a reworking of the Master System title James 'Buster' Douglas Knockout Boxing, not to be confused with the Genesis title with the same name, which is entirely different.****Just like the other versions players are cast as George Foreman to go through a series of boxing matches against different opponents to win the championship title belt. Compared to the other titles, these versions have new opponents and show the boxers from the side. Players can move left or right in the ring to avoid punches. Other moves including blocking, and left and right punches that can be varied into jabs and crosses. Matches can last up to ten rounds and when no regular or technical knock-out occurs, the winner is based on the jury's points, provided between the rounds. During knock-out phases, no buttons need to be pressed to get the boxer back to his feet. At the start of the game, a slow or fast speed for the gameplay can be selected.****Each match the player's boxer can use three super punches. These need to be charged and then unleashed when near an opponent. It sends them straight to the back of the ring, a dangerous area as it is easy to keep punching them into the ropes. Health is slightly restored during the intermission and after each won match the player is awarded skill points to be distributed over three characteristics. Matches for two players are supported.&lt;/story&gt; &lt;/game&gt;">
            <text:p>&lt;game name="George Foreman's KO Boxing (USA, Europe)"&gt; &lt;year&gt;1992&lt;/year&gt; &lt;rating&gt;ESRB - E (Everyone)&lt;/rating&gt; &lt;title&gt;George Foreman's KO Boxing &lt;/title&gt; &lt;pub&gt;Flying Edge, Inc.&lt;/pub&gt; &lt;dev&gt;SIMS Co., Ltd.&lt;/dev&gt; &lt;genre&gt;Sports/Boxing&lt;/genre&gt; &lt;score&gt;1.5&lt;/score&gt; &lt;player&gt;1 Player&lt;/player&gt; &lt;story&gt;The Master System and Game Gear versions of George Foreman's KO Boxing are fairly identical to the other versions in concept, but there are a few notable changes. The game is a reworking of the Master System title James 'Buster' Douglas Knockout Boxing, not to be confused with the Genesis title with the same name, which is entirely different.****Just like the other versions players are cast as George Foreman to go through a series of boxing matches against different opponents to win the championship title belt. Compared to the other titles, these versions have new opponents and show the boxers from the side. Players can move left or right in the ring to avoid punches. Other moves including blocking, and left and right punches that can be varied into jabs and crosses. Matches can last up to ten rounds and when no regular or technical knock-out occurs, the winner is based on the jury's points, provided between the rounds. During knock-out phases, no buttons need to be pressed to get the boxer back to his feet. At the start of the game, a slow or fast speed for the gameplay can be selected.****Each match the player's boxer can use three super punches. These need to be charged and then unleashed when near an opponent. It sends them straight to the back of the ring, a dangerous area as it is easy to keep punching them into the ropes. Health is slightly restored during the intermission and after each won match the player is awarded skill points to be distributed over three characteristics. Matches for two players are supported.&lt;/story&gt; &lt;/game&gt;</text:p>
          </table:table-cell>
        </table:table-row>
        <table:table-row table:style-name="ro1">
          <table:table-cell office:value-type="string">
            <text:p>GG Aleste (Japan)</text:p>
          </table:table-cell>
          <table:table-cell office:value-type="string">
            <text:p>1991</text:p>
          </table:table-cell>
          <table:table-cell office:value-type="string">
            <text:p>ESRB - E (Everyone)</text:p>
          </table:table-cell>
          <table:table-cell office:value-type="string">
            <text:p>GG Aleste </text:p>
          </table:table-cell>
          <table:table-cell table:number-columns-repeated="2" office:value-type="string">
            <text:p>Compile</text:p>
          </table:table-cell>
          <table:table-cell office:value-type="string">
            <text:p>Shooter</text:p>
          </table:table-cell>
          <table:table-cell office:value-type="string">
            <text:p>4.2</text:p>
          </table:table-cell>
          <table:table-cell office:value-type="string">
            <text:p>1 Player</text:p>
          </table:table-cell>
          <table:table-cell office:value-type="string">
            <text:p>In the first installment of the Aleste series for the GG, you play as Ellinor Waisen, the daughter of the original Aleste pilot Ray Waisen.**As usual, your task is to exterminate level upon level of nasties with your space ship. The usual Aleste powerup systems remains fairly intact. You still have powerup pods which release P capsules for upgrading your main weapon. On the other hand, secondary weapon upgrades are no longer released from ground bases, but from another type of flying pods. When you start out, your secondary weapon is a laser, which can later be replaced with powerups ranging from split fire to napalm rockets and target seeking power balls. Both primary and secondary weapons are in constant use, since only button 2 is used for firing both weapons at once. Due to the smaller screen estate of the Game Gear, the sprites are larger and the playfield more constrained, for which the game compensates somewhat by introducing multidirectionally scrolling sections.</text:p>
          </table:table-cell>
          <table:table-cell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GG Aleste (Japan)&quot;&gt; &lt;year&gt;1991&lt;/year&gt; &lt;rating&gt;ESRB - E (Everyone)&lt;/rating&gt; &lt;title&gt;GG Aleste &lt;/title&gt; &lt;pub&gt;Compile&lt;/pub&gt; &lt;dev&gt;Compile&lt;/dev&gt; &lt;genre&gt;Shooter&lt;/genre&gt; &lt;score&gt;4.2&lt;/score&gt; &lt;player&gt;1 Player&lt;/player&gt; &lt;story&gt;In the first installment of the Aleste series for the GG, you play as Ellinor Waisen, the daughter of the original Aleste pilot Ray Waisen.**As usual, your task is to exterminate level upon level of nasties with your space ship. The usual Aleste powerup systems remains fairly intact. You still have powerup pods which release P capsules for upgrading your main weapon. On the other hand, secondary weapon upgrades are no longer released from ground bases, but from another type of flying pods. When you start out, your secondary weapon is a laser, which can later be replaced with powerups ranging from split fire to napalm rockets and target seeking power balls. Both primary and secondary weapons are in constant use, since only button 2 is used for firing both weapons at once. Due to the smaller screen estate of the Game Gear, the sprites are larger and the playfield more constrained, for which the game compensates somewhat by introducing multidirectionally scrolling sections.&lt;/story&gt; &lt;/game&gt;">
            <text:p>&lt;game name="GG Aleste (Japan)"&gt; &lt;year&gt;1991&lt;/year&gt; &lt;rating&gt;ESRB - E (Everyone)&lt;/rating&gt; &lt;title&gt;GG Aleste &lt;/title&gt; &lt;pub&gt;Compile&lt;/pub&gt; &lt;dev&gt;Compile&lt;/dev&gt; &lt;genre&gt;Shooter&lt;/genre&gt; &lt;score&gt;4.2&lt;/score&gt; &lt;player&gt;1 Player&lt;/player&gt; &lt;story&gt;In the first installment of the Aleste series for the GG, you play as Ellinor Waisen, the daughter of the original Aleste pilot Ray Waisen.**As usual, your task is to exterminate level upon level of nasties with your space ship. The usual Aleste powerup systems remains fairly intact. You still have powerup pods which release P capsules for upgrading your main weapon. On the other hand, secondary weapon upgrades are no longer released from ground bases, but from another type of flying pods. When you start out, your secondary weapon is a laser, which can later be replaced with powerups ranging from split fire to napalm rockets and target seeking power balls. Both primary and secondary weapons are in constant use, since only button 2 is used for firing both weapons at once. Due to the smaller screen estate of the Game Gear, the sprites are larger and the playfield more constrained, for which the game compensates somewhat by introducing multidirectionally scrolling sections.&lt;/story&gt; &lt;/game&gt;</text:p>
          </table:table-cell>
        </table:table-row>
        <table:table-row table:style-name="ro1">
          <table:table-cell office:value-type="string">
            <text:p>GP Rider (USA, Europe)</text:p>
          </table:table-cell>
          <table:table-cell office:value-type="string">
            <text:p>1994</text:p>
          </table:table-cell>
          <table:table-cell office:value-type="string">
            <text:p>ESRB - E (Everyone)</text:p>
          </table:table-cell>
          <table:table-cell office:value-type="string">
            <text:p>GP Rider </text:p>
          </table:table-cell>
          <table:table-cell office:value-type="string">
            <text:p>SEGA of America, Inc.</text:p>
          </table:table-cell>
          <table:table-cell office:value-type="string">
            <text:p>SEGA-AM2 Co., LTD.</text:p>
          </table:table-cell>
          <table:table-cell office:value-type="string">
            <text:p>Driving</text:p>
          </table:table-cell>
          <table:table-cell office:value-type="string">
            <text:p>3.2</text:p>
          </table:table-cell>
          <table:table-cell office:value-type="string">
            <text:p>1-2 Players</text:p>
          </table:table-cell>
          <table:table-cell office:value-type="string">
            <text:p>This portable version is different from other console versions in terms of graphics while the gameplay is still the same. <text:s/>The player takes control of a professional motorcycle rider in 15 different courses around the world, go up against over a dozen different opponents in an attempt to win the race and advance to the next level.****Players must avoid from hitting other riders to keep from wrecking their bike. <text:s/>If a player bumps another racer from behind, they can run off to the side of the road or lose control and send their rider flying through the air. <text:s/>There are four different game modes to choose from such as Exhibition and Grand Prix.****Two friends can also go head-to-head using the Link Cable.</text:p>
          </table:table-cell>
          <table:table-cell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GP Rider (USA, Europe)&quot;&gt; &lt;year&gt;1994&lt;/year&gt; &lt;rating&gt;ESRB - E (Everyone)&lt;/rating&gt; &lt;title&gt;GP Rider &lt;/title&gt; &lt;pub&gt;SEGA of America, Inc.&lt;/pub&gt; &lt;dev&gt;SEGA-AM2 Co., LTD.&lt;/dev&gt; &lt;genre&gt;Driving&lt;/genre&gt; &lt;score&gt;3.2&lt;/score&gt; &lt;player&gt;1-2 Players&lt;/player&gt; &lt;story&gt;This portable version is different from other console versions in terms of graphics while the gameplay is still the same.  The player takes control of a professional motorcycle rider in 15 different courses around the world, go up against over a dozen different opponents in an attempt to win the race and advance to the next level.****Players must avoid from hitting other riders to keep from wrecking their bike.  If a player bumps another racer from behind, they can run off to the side of the road or lose control and send their rider flying through the air.  There are four different game modes to choose from such as Exhibition and Grand Prix.****Two friends can also go head-to-head using the Link Cable.&lt;/story&gt; &lt;/game&gt;">
            <text:p>&lt;game name="GP Rider (USA, Europe)"&gt; &lt;year&gt;1994&lt;/year&gt; &lt;rating&gt;ESRB - E (Everyone)&lt;/rating&gt; &lt;title&gt;GP Rider &lt;/title&gt; &lt;pub&gt;SEGA of America, Inc.&lt;/pub&gt; &lt;dev&gt;SEGA-AM2 Co., LTD.&lt;/dev&gt; &lt;genre&gt;Driving&lt;/genre&gt; &lt;score&gt;3.2&lt;/score&gt; &lt;player&gt;1-2 Players&lt;/player&gt; &lt;story&gt;This portable version is different from other console versions in terms of graphics while the gameplay is still the same. <text:s/>The player takes control of a professional motorcycle rider in 15 different courses around the world, go up against over a dozen different opponents in an attempt to win the race and advance to the next level.****Players must avoid from hitting other riders to keep from wrecking their bike. <text:s/>If a player bumps another racer from behind, they can run off to the side of the road or lose control and send their rider flying through the air. <text:s/>There are four different game modes to choose from such as Exhibition and Grand Prix.****Two friends can also go head-to-head using the Link Cable.&lt;/story&gt; &lt;/game&gt;</text:p>
          </table:table-cell>
        </table:table-row>
        <table:table-row table:style-name="ro1">
          <table:table-cell office:value-type="string">
            <text:p>Greendog (USA, Europe)</text:p>
          </table:table-cell>
          <table:table-cell office:value-type="string">
            <text:p>1993</text:p>
          </table:table-cell>
          <table:table-cell office:value-type="string">
            <text:p>ESRB - E (Everyone)</text:p>
          </table:table-cell>
          <table:table-cell office:value-type="string">
            <text:p>Greendog </text:p>
          </table:table-cell>
          <table:table-cell office:value-type="string">
            <text:p>SEGA Enterprises Ltd.</text:p>
          </table:table-cell>
          <table:table-cell office:value-type="string">
            <text:p>Interactive Designs</text:p>
          </table:table-cell>
          <table:table-cell office:value-type="string">
            <text:p>Action</text:p>
          </table:table-cell>
          <table:table-cell office:value-type="string">
            <text:p>3.4</text:p>
          </table:table-cell>
          <table:table-cell office:value-type="string">
            <text:p>1 Player</text:p>
          </table:table-cell>
          <table:table-cell office:value-type="string">
            <text:p>In this game you play the role of a surfer called Greendog who discovers a gold pendant while out surfing. Unwittingly he puts the pendant on and discovers it wont come off. A bikini clad girl tells him that the pendant was made by the Aztecs long ago, and that they cursed it so that whoever wears it will be attacked by any animal that comes near them. Worst of all the person wearing it is unable to surf. The only way Greendog can lift the curse and remove the pendant is to find the six pieces of Aztec treasure and put them all together and the only knowledge of the whereabouts of the treasure is stamped on the back of the pendant.****The gameplay involves you getting from the left end of the level to the right while fighting off wild animals with your trusty Frisbee and using your athletic skills to jump over platforms.</text:p>
          </table:table-cell>
          <table:table-cell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Greendog (USA, Europe)&quot;&gt; &lt;year&gt;1993&lt;/year&gt; &lt;rating&gt;ESRB - E (Everyone)&lt;/rating&gt; &lt;title&gt;Greendog &lt;/title&gt; &lt;pub&gt;SEGA Enterprises Ltd.&lt;/pub&gt; &lt;dev&gt;Interactive Designs&lt;/dev&gt; &lt;genre&gt;Action&lt;/genre&gt; &lt;score&gt;3.4&lt;/score&gt; &lt;player&gt;1 Player&lt;/player&gt; &lt;story&gt;In this game you play the role of a surfer called Greendog who discovers a gold pendant while out surfing. Unwittingly he puts the pendant on and discovers it wont come off. A bikini clad girl tells him that the pendant was made by the Aztecs long ago, and that they cursed it so that whoever wears it will be attacked by any animal that comes near them. Worst of all the person wearing it is unable to surf. The only way Greendog can lift the curse and remove the pendant is to find the six pieces of Aztec treasure and put them all together and the only knowledge of the whereabouts of the treasure is stamped on the back of the pendant.****The gameplay involves you getting from the left end of the level to the right while fighting off wild animals with your trusty Frisbee and using your athletic skills to jump over platforms.&lt;/story&gt; &lt;/game&gt;">
            <text:p>&lt;game name="Greendog (USA, Europe)"&gt; &lt;year&gt;1993&lt;/year&gt; &lt;rating&gt;ESRB - E (Everyone)&lt;/rating&gt; &lt;title&gt;Greendog &lt;/title&gt; &lt;pub&gt;SEGA Enterprises Ltd.&lt;/pub&gt; &lt;dev&gt;Interactive Designs&lt;/dev&gt; &lt;genre&gt;Action&lt;/genre&gt; &lt;score&gt;3.4&lt;/score&gt; &lt;player&gt;1 Player&lt;/player&gt; &lt;story&gt;In this game you play the role of a surfer called Greendog who discovers a gold pendant while out surfing. Unwittingly he puts the pendant on and discovers it wont come off. A bikini clad girl tells him that the pendant was made by the Aztecs long ago, and that they cursed it so that whoever wears it will be attacked by any animal that comes near them. Worst of all the person wearing it is unable to surf. The only way Greendog can lift the curse and remove the pendant is to find the six pieces of Aztec treasure and put them all together and the only knowledge of the whereabouts of the treasure is stamped on the back of the pendant.****The gameplay involves you getting from the left end of the level to the right while fighting off wild animals with your trusty Frisbee and using your athletic skills to jump over platforms.&lt;/story&gt; &lt;/game&gt;</text:p>
          </table:table-cell>
        </table:table-row>
        <table:table-row table:style-name="ro1">
          <table:table-cell office:value-type="string">
            <text:p>Griffin (Japan)</text:p>
          </table:table-cell>
          <table:table-cell office:value-type="string">
            <text:p>1991</text:p>
          </table:table-cell>
          <table:table-cell office:value-type="string">
            <text:p>ESRB - E (Everyone)</text:p>
          </table:table-cell>
          <table:table-cell office:value-type="string">
            <text:p>Griffin </text:p>
          </table:table-cell>
          <table:table-cell office:value-type="string">
            <text:p>Telenet Japan Co., Ltd.</text:p>
          </table:table-cell>
          <table:table-cell office:value-type="string">
            <text:p>Renovation Game</text:p>
          </table:table-cell>
          <table:table-cell office:value-type="string">
            <text:p>Shooter</text:p>
          </table:table-cell>
          <table:table-cell office:value-type="string">
            <text:p>3.0</text:p>
          </table:table-cell>
          <table:table-cell office:value-type="string">
            <text:p>1 Player</text:p>
          </table:table-cell>
          <table:table-cell office:value-type="string">
            <text:p>Griffin is a futuristic action game in which the player controls a tank. The goal is to beat four horizontally scrolling levels. The tank can be moved freely in order to shoot enemies and dodge obstacles. There are four weapons available: regular shots, torpedoes, grenades and a limited supply of smart bombs. Getting hit decreases the life energy, but it can be refilled by collecting power-ups. The reward for beating a level is a still picture of the female tank pilot.</text:p>
          </table:table-cell>
          <table:table-cell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Griffin (Japan)&quot;&gt; &lt;year&gt;1991&lt;/year&gt; &lt;rating&gt;ESRB - E (Everyone)&lt;/rating&gt; &lt;title&gt;Griffin &lt;/title&gt; &lt;pub&gt;Telenet Japan Co., Ltd.&lt;/pub&gt; &lt;dev&gt;Renovation Game&lt;/dev&gt; &lt;genre&gt;Shooter&lt;/genre&gt; &lt;score&gt;3.0&lt;/score&gt; &lt;player&gt;1 Player&lt;/player&gt; &lt;story&gt;Griffin is a futuristic action game in which the player controls a tank. The goal is to beat four horizontally scrolling levels. The tank can be moved freely in order to shoot enemies and dodge obstacles. There are four weapons available: regular shots, torpedoes, grenades and a limited supply of smart bombs. Getting hit decreases the life energy, but it can be refilled by collecting power-ups. The reward for beating a level is a still picture of the female tank pilot.&lt;/story&gt; &lt;/game&gt;">
            <text:p>&lt;game name="Griffin (Japan)"&gt; &lt;year&gt;1991&lt;/year&gt; &lt;rating&gt;ESRB - E (Everyone)&lt;/rating&gt; &lt;title&gt;Griffin &lt;/title&gt; &lt;pub&gt;Telenet Japan Co., Ltd.&lt;/pub&gt; &lt;dev&gt;Renovation Game&lt;/dev&gt; &lt;genre&gt;Shooter&lt;/genre&gt; &lt;score&gt;3.0&lt;/score&gt; &lt;player&gt;1 Player&lt;/player&gt; &lt;story&gt;Griffin is a futuristic action game in which the player controls a tank. The goal is to beat four horizontally scrolling levels. The tank can be moved freely in order to shoot enemies and dodge obstacles. There are four weapons available: regular shots, torpedoes, grenades and a limited supply of smart bombs. Getting hit decreases the life energy, but it can be refilled by collecting power-ups. The reward for beating a level is a still picture of the female tank pilot.&lt;/story&gt; &lt;/game&gt;</text:p>
          </table:table-cell>
        </table:table-row>
        <table:table-row table:style-name="ro1">
          <table:table-cell office:value-type="string">
            <text:p>Gunstar Heroes (Japan)</text:p>
          </table:table-cell>
          <table:table-cell office:value-type="string">
            <text:p>1995</text:p>
          </table:table-cell>
          <table:table-cell office:value-type="string">
            <text:p>ESRB - E (Everyone)</text:p>
          </table:table-cell>
          <table:table-cell office:value-type="string">
            <text:p>Gunstar Heroes </text:p>
          </table:table-cell>
          <table:table-cell office:value-type="string">
            <text:p>SEGA Enterprises Ltd.</text:p>
          </table:table-cell>
          <table:table-cell office:value-type="string">
            <text:p>Treasure Co., Ltd.</text:p>
          </table:table-cell>
          <table:table-cell office:value-type="string">
            <text:p>Shooter</text:p>
          </table:table-cell>
          <table:table-cell office:value-type="string">
            <text:p>4.2</text:p>
          </table:table-cell>
          <table:table-cell office:value-type="string">
            <text:p>1 Player</text:p>
          </table:table-cell>
          <table:table-cell office:value-type="string">
            <text:p>Chaos has broken out on the planet Gunstar-9!!****The mad Colonel Red has discovered four crystals that imprison a deadly being known as GoldenSilver, and plans on unleashing it onto the population of the planet! He must be stopped! Enter...the Gunstar Heroes, Red and Blue!****Unleash some mad blasting action onto the Colonel's army and don't let him bring GoldenSilver to life!! The fate of Gunstar-9 is in your hands!</text:p>
          </table:table-cell>
          <table:table-cell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Gunstar Heroes (Japan)&quot;&gt; &lt;year&gt;1995&lt;/year&gt; &lt;rating&gt;ESRB - E (Everyone)&lt;/rating&gt; &lt;title&gt;Gunstar Heroes &lt;/title&gt; &lt;pub&gt;SEGA Enterprises Ltd.&lt;/pub&gt; &lt;dev&gt;Treasure Co., Ltd.&lt;/dev&gt; &lt;genre&gt;Shooter&lt;/genre&gt; &lt;score&gt;4.2&lt;/score&gt; &lt;player&gt;1 Player&lt;/player&gt; &lt;story&gt;Chaos has broken out on the planet Gunstar-9!!****The mad Colonel Red has discovered four crystals that imprison a deadly being known as GoldenSilver, and plans on unleashing it onto the population of the planet! He must be stopped! Enter...the Gunstar Heroes, Red and Blue!****Unleash some mad blasting action onto the Colonel's army and don't let him bring GoldenSilver to life!! The fate of Gunstar-9 is in your hands!&lt;/story&gt; &lt;/game&gt;">
            <text:p>&lt;game name="Gunstar Heroes (Japan)"&gt; &lt;year&gt;1995&lt;/year&gt; &lt;rating&gt;ESRB - E (Everyone)&lt;/rating&gt; &lt;title&gt;Gunstar Heroes &lt;/title&gt; &lt;pub&gt;SEGA Enterprises Ltd.&lt;/pub&gt; &lt;dev&gt;Treasure Co., Ltd.&lt;/dev&gt; &lt;genre&gt;Shooter&lt;/genre&gt; &lt;score&gt;4.2&lt;/score&gt; &lt;player&gt;1 Player&lt;/player&gt; &lt;story&gt;Chaos has broken out on the planet Gunstar-9!!****The mad Colonel Red has discovered four crystals that imprison a deadly being known as GoldenSilver, and plans on unleashing it onto the population of the planet! He must be stopped! Enter...the Gunstar Heroes, Red and Blue!****Unleash some mad blasting action onto the Colonel's army and don't let him bring GoldenSilver to life!! The fate of Gunstar-9 is in your hands!&lt;/story&gt; &lt;/game&gt;</text:p>
          </table:table-cell>
        </table:table-row>
        <table:table-row table:style-name="ro1">
          <table:table-cell office:value-type="string">
            <text:p>Halley Wars (USA, Europe)</text:p>
          </table:table-cell>
          <table:table-cell office:value-type="string">
            <text:p>1991</text:p>
          </table:table-cell>
          <table:table-cell office:value-type="string">
            <text:p>ESRB - E (Everyone)</text:p>
          </table:table-cell>
          <table:table-cell office:value-type="string">
            <text:p>Halley Wars </text:p>
          </table:table-cell>
          <table:table-cell table:number-columns-repeated="2" office:value-type="string">
            <text:p>Taito Corporation</text:p>
          </table:table-cell>
          <table:table-cell office:value-type="string">
            <text:p>Shooter</text:p>
          </table:table-cell>
          <table:table-cell office:value-type="string">
            <text:p>4.1</text:p>
          </table:table-cell>
          <table:table-cell office:value-type="string">
            <text:p>1 Player</text:p>
          </table:table-cell>
          <table:table-cell office:value-type="string">
            <text:p>It’s the middle of the 21st century. The armies of Lord Halley are launching attacks on planet Earth. You are the last chance for Earth, piloting a craft specially developed to engage these hordes. You must fight your way through their defenses to the final goal, the alien base. The final battle is about to commence!****Halley Wars is a vertical scrolling shooter. The game has 6 stages set in locations in space such as, above planets or in asteroid fields. There are end of levels bosses at the end of each stage each with their own weaknesses. There are power-ups, which can be picked up along the way when you shoot particular asteroids or satellites. These upgrade your weapon strength, speed, add explosive pods and shields.****Where the game stood out was, there are comets that need to be destroyed on your journey. Each comet and ship that you don’t shoot makes it to earth and does some damage there. Comets do more damage than the enemy ships do. If Earths damage level reaches 100% the game is over. For every 2000 points you score, 1% of Earths damage is repaired.</text:p>
          </table:table-cell>
          <table:table-cell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Halley Wars (USA, Europe)&quot;&gt; &lt;year&gt;1991&lt;/year&gt; &lt;rating&gt;ESRB - E (Everyone)&lt;/rating&gt; &lt;title&gt;Halley Wars &lt;/title&gt; &lt;pub&gt;Taito Corporation&lt;/pub&gt; &lt;dev&gt;Taito Corporation&lt;/dev&gt; &lt;genre&gt;Shooter&lt;/genre&gt; &lt;score&gt;4.1&lt;/score&gt; &lt;player&gt;1 Player&lt;/player&gt; &lt;story&gt;It’s the middle of the 21st century. The armies of Lord Halley are launching attacks on planet Earth. You are the last chance for Earth, piloting a craft specially developed to engage these hordes. You must fight your way through their defenses to the final goal, the alien base. The final battle is about to commence!****Halley Wars is a vertical scrolling shooter. The game has 6 stages set in locations in space such as, above planets or in asteroid fields. There are end of levels bosses at the end of each stage each with their own weaknesses. There are power-ups, which can be picked up along the way when you shoot particular asteroids or satellites. These upgrade your weapon strength, speed, add explosive pods and shields.****Where the game stood out was, there are comets that need to be destroyed on your journey. Each comet and ship that you don’t shoot makes it to earth and does some damage there. Comets do more damage than the enemy ships do. If Earths damage level reaches 100% the game is over. For every 2000 points you score, 1% of Earths damage is repaired.&lt;/story&gt; &lt;/game&gt;">
            <text:p>&lt;game name="Halley Wars (USA, Europe)"&gt; &lt;year&gt;1991&lt;/year&gt; &lt;rating&gt;ESRB - E (Everyone)&lt;/rating&gt; &lt;title&gt;Halley Wars &lt;/title&gt; &lt;pub&gt;Taito Corporation&lt;/pub&gt; &lt;dev&gt;Taito Corporation&lt;/dev&gt; &lt;genre&gt;Shooter&lt;/genre&gt; &lt;score&gt;4.1&lt;/score&gt; &lt;player&gt;1 Player&lt;/player&gt; &lt;story&gt;It’s the middle of the 21st century. The armies of Lord Halley are launching attacks on planet Earth. You are the last chance for Earth, piloting a craft specially developed to engage these hordes. You must fight your way through their defenses to the final goal, the alien base. The final battle is about to commence!****Halley Wars is a vertical scrolling shooter. The game has 6 stages set in locations in space such as, above planets or in asteroid fields. There are end of levels bosses at the end of each stage each with their own weaknesses. There are power-ups, which can be picked up along the way when you shoot particular asteroids or satellites. These upgrade your weapon strength, speed, add explosive pods and shields.****Where the game stood out was, there are comets that need to be destroyed on your journey. Each comet and ship that you don’t shoot makes it to earth and does some damage there. Comets do more damage than the enemy ships do. If Earths damage level reaches 100% the game is over. For every 2000 points you score, 1% of Earths damage is repaired.&lt;/story&gt; &lt;/game&gt;</text:p>
          </table:table-cell>
        </table:table-row>
        <table:table-row table:style-name="ro1">
          <table:table-cell office:value-type="string">
            <text:p>Head Buster (Japan) (Translated En)</text:p>
          </table:table-cell>
          <table:table-cell office:value-type="string">
            <text:p>1991</text:p>
          </table:table-cell>
          <table:table-cell office:value-type="string">
            <text:p>ESRB - E (Everyone)</text:p>
          </table:table-cell>
          <table:table-cell office:value-type="string">
            <text:p>Head Buster </text:p>
          </table:table-cell>
          <table:table-cell office:value-type="string">
            <text:p>Masaya</text:p>
          </table:table-cell>
          <table:table-cell office:value-type="string">
            <text:p>NCS Corporation|Winds Co., Ltd.</text:p>
          </table:table-cell>
          <table:table-cell office:value-type="string">
            <text:p>Strategy</text:p>
          </table:table-cell>
          <table:table-cell office:value-type="string">
            <text:p>2.9</text:p>
          </table:table-cell>
          <table:table-cell office:value-type="string">
            <text:p>1-2 Players</text:p>
          </table:table-cell>
          <table:table-cell office:value-type="string">
            <text:p>Head Buster is a so-called ”future sports” game about robots. On a top-down, horizontally scrolling playfield, armed robots are moved around in a manner similar to Super Robot Taisen strategy games, albeit without many of the refinements of that series.****Each game starts at the shop, where robots on your team are bought and equipped according to your tastes and finances. After that, the game begins in the robot arena, blue team against red team in one corner each. The goal is not explicitly to destroy the robots of the opposing team, but to destroy their base. In order to reach their base, and to prevent them from reaching yours, a certain amount of fighting is required. Each turn is split into a movement phase and a combat phase, and since actions of both sides are only executed when a phase is over, you cannot know when moving how close you will get to your opponents.****Robots are available in three basic classes, from light to heavy, but can be modified with new movement units (different terrain squares have different movement properties), better armour and new weapons. Different weapons have both different strength and different ranges, as well as a limited supply of bullets. Reloading is done during the combat phase, but requires that your robot stays out of combat during that turn. Different sensors and command units can also be added, giving the robots better aim or particular abilities such as dodging, shielding and healing.</text:p>
          </table:table-cell>
          <table:table-cell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Head Buster (Japan) (Translated En)&quot;&gt; &lt;year&gt;1991&lt;/year&gt; &lt;rating&gt;ESRB - E (Everyone)&lt;/rating&gt; &lt;title&gt;Head Buster &lt;/title&gt; &lt;pub&gt;Masaya&lt;/pub&gt; &lt;dev&gt;NCS Corporation|Winds Co., Ltd.&lt;/dev&gt; &lt;genre&gt;Strategy&lt;/genre&gt; &lt;score&gt;2.9&lt;/score&gt; &lt;player&gt;1-2 Players&lt;/player&gt; &lt;story&gt;Head Buster is a so-called ”future sports” game about robots. On a top-down, horizontally scrolling playfield, armed robots are moved around in a manner similar to Super Robot Taisen strategy games, albeit without many of the refinements of that series.****Each game starts at the shop, where robots on your team are bought and equipped according to your tastes and finances. After that, the game begins in the robot arena, blue team against red team in one corner each. The goal is not explicitly to destroy the robots of the opposing team, but to destroy their base. In order to reach their base, and to prevent them from reaching yours, a certain amount of fighting is required. Each turn is split into a movement phase and a combat phase, and since actions of both sides are only executed when a phase is over, you cannot know when moving how close you will get to your opponents.****Robots are available in three basic classes, from light to heavy, but can be modified with new movement units (different terrain squares have different movement properties), better armour and new weapons. Different weapons have both different strength and different ranges, as well as a limited supply of bullets. Reloading is done during the combat phase, but requires that your robot stays out of combat during that turn. Different sensors and command units can also be added, giving the robots better aim or particular abilities such as dodging, shielding and healing.&lt;/story&gt; &lt;/game&gt;">
            <text:p>&lt;game name="Head Buster (Japan) (Translated En)"&gt; &lt;year&gt;1991&lt;/year&gt; &lt;rating&gt;ESRB - E (Everyone)&lt;/rating&gt; &lt;title&gt;Head Buster &lt;/title&gt; &lt;pub&gt;Masaya&lt;/pub&gt; &lt;dev&gt;NCS Corporation|Winds Co., Ltd.&lt;/dev&gt; &lt;genre&gt;Strategy&lt;/genre&gt; &lt;score&gt;2.9&lt;/score&gt; &lt;player&gt;1-2 Players&lt;/player&gt; &lt;story&gt;Head Buster is a so-called ”future sports” game about robots. On a top-down, horizontally scrolling playfield, armed robots are moved around in a manner similar to Super Robot Taisen strategy games, albeit without many of the refinements of that series.****Each game starts at the shop, where robots on your team are bought and equipped according to your tastes and finances. After that, the game begins in the robot arena, blue team against red team in one corner each. The goal is not explicitly to destroy the robots of the opposing team, but to destroy their base. In order to reach their base, and to prevent them from reaching yours, a certain amount of fighting is required. Each turn is split into a movement phase and a combat phase, and since actions of both sides are only executed when a phase is over, you cannot know when moving how close you will get to your opponents.****Robots are available in three basic classes, from light to heavy, but can be modified with new movement units (different terrain squares have different movement properties), better armour and new weapons. Different weapons have both different strength and different ranges, as well as a limited supply of bullets. Reloading is done during the combat phase, but requires that your robot stays out of combat during that turn. Different sensors and command units can also be added, giving the robots better aim or particular abilities such as dodging, shielding and healing.&lt;/story&gt; &lt;/game&gt;</text:p>
          </table:table-cell>
        </table:table-row>
        <table:table-row table:style-name="ro1">
          <table:table-cell office:value-type="string">
            <text:p>Home Alone (USA, Europe)</text:p>
          </table:table-cell>
          <table:table-cell office:value-type="string">
            <text:p>1992</text:p>
          </table:table-cell>
          <table:table-cell office:value-type="string">
            <text:p>ESRB - E (Everyone)</text:p>
          </table:table-cell>
          <table:table-cell office:value-type="string">
            <text:p>Home Alone </text:p>
          </table:table-cell>
          <table:table-cell office:value-type="string">
            <text:p>SEGA of America, Inc.</text:p>
          </table:table-cell>
          <table:table-cell office:value-type="string">
            <text:p>Brian A. Rice, Inc.</text:p>
          </table:table-cell>
          <table:table-cell office:value-type="string">
            <text:p>Action</text:p>
          </table:table-cell>
          <table:table-cell office:value-type="string">
            <text:p>2.4</text:p>
          </table:table-cell>
          <table:table-cell office:value-type="string">
            <text:p>1 Player</text:p>
          </table:table-cell>
          <table:table-cell office:value-type="string">
            <text:p>Macaulay Culkin briefly became a child star following the film Home Alone, in which he played Kevin McCallister, who is accidentally left behind by his family when they go off on holiday. During this time, burglars attempt to break in, and Kevin must foil them.****Playing as Kevin, you start off on his trusty sled, but the main job is to get to the house and make it burglar-proof. This involves setting traps throughout the house. Useful objects such as a Crossbow, Wire and Pepper can be combined to make fiendish weaponry. You must also lock up any valuables you find, to avoid the family losing them.</text:p>
          </table:table-cell>
          <table:table-cell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Home Alone (USA, Europe)&quot;&gt; &lt;year&gt;1992&lt;/year&gt; &lt;rating&gt;ESRB - E (Everyone)&lt;/rating&gt; &lt;title&gt;Home Alone &lt;/title&gt; &lt;pub&gt;SEGA of America, Inc.&lt;/pub&gt; &lt;dev&gt;Brian A. Rice, Inc.&lt;/dev&gt; &lt;genre&gt;Action&lt;/genre&gt; &lt;score&gt;2.4&lt;/score&gt; &lt;player&gt;1 Player&lt;/player&gt; &lt;story&gt;Macaulay Culkin briefly became a child star following the film Home Alone, in which he played Kevin McCallister, who is accidentally left behind by his family when they go off on holiday. During this time, burglars attempt to break in, and Kevin must foil them.****Playing as Kevin, you start off on his trusty sled, but the main job is to get to the house and make it burglar-proof. This involves setting traps throughout the house. Useful objects such as a Crossbow, Wire and Pepper can be combined to make fiendish weaponry. You must also lock up any valuables you find, to avoid the family losing them.&lt;/story&gt; &lt;/game&gt;">
            <text:p>&lt;game name="Home Alone (USA, Europe)"&gt; &lt;year&gt;1992&lt;/year&gt; &lt;rating&gt;ESRB - E (Everyone)&lt;/rating&gt; &lt;title&gt;Home Alone &lt;/title&gt; &lt;pub&gt;SEGA of America, Inc.&lt;/pub&gt; &lt;dev&gt;Brian A. Rice, Inc.&lt;/dev&gt; &lt;genre&gt;Action&lt;/genre&gt; &lt;score&gt;2.4&lt;/score&gt; &lt;player&gt;1 Player&lt;/player&gt; &lt;story&gt;Macaulay Culkin briefly became a child star following the film Home Alone, in which he played Kevin McCallister, who is accidentally left behind by his family when they go off on holiday. During this time, burglars attempt to break in, and Kevin must foil them.****Playing as Kevin, you start off on his trusty sled, but the main job is to get to the house and make it burglar-proof. This involves setting traps throughout the house. Useful objects such as a Crossbow, Wire and Pepper can be combined to make fiendish weaponry. You must also lock up any valuables you find, to avoid the family losing them.&lt;/story&gt; &lt;/game&gt;</text:p>
          </table:table-cell>
        </table:table-row>
        <table:table-row table:style-name="ro1">
          <table:table-cell office:value-type="string">
            <text:p>Hook (USA, Europe)</text:p>
          </table:table-cell>
          <table:table-cell office:value-type="string">
            <text:p>1992</text:p>
          </table:table-cell>
          <table:table-cell office:value-type="string">
            <text:p>ESRB - E (Everyone)</text:p>
          </table:table-cell>
          <table:table-cell office:value-type="string">
            <text:p>Hook </text:p>
          </table:table-cell>
          <table:table-cell office:value-type="string">
            <text:p>Sony Imagesoft</text:p>
          </table:table-cell>
          <table:table-cell office:value-type="string">
            <text:p>Ukiyotei Company, Ltd.</text:p>
          </table:table-cell>
          <table:table-cell office:value-type="string">
            <text:p>Platform</text:p>
          </table:table-cell>
          <table:table-cell office:value-type="string">
            <text:p>3.2</text:p>
          </table:table-cell>
          <table:table-cell office:value-type="string">
            <text:p>1 Player</text:p>
          </table:table-cell>
          <table:table-cell office:value-type="string">
            <text:p>In this video game adaption of the Steven Spielberg film Hook, the player takes the role of a grown-up Peter Pan, whose kids have been kidnapped by Captain Hook. Tinker Bell takes Peter back to Neverland where he must again become Pan and reclaim his children.****This particular interpretation is a side-scrolling action game, in which players must hack their way past Hook's denizens through 11 levels. <text:s/>These include forests, icy regions, and towns which Peter will have to jump, climb, and swim through. Magic items such as apples and pixie dust can be collected for special powers. When enemies are attacked, they simply put their hands up in surrender rather than dying, so as to make the game more child-friendly.</text:p>
          </table:table-cell>
          <table:table-cell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Hook (USA, Europe)&quot;&gt; &lt;year&gt;1992&lt;/year&gt; &lt;rating&gt;ESRB - E (Everyone)&lt;/rating&gt; &lt;title&gt;Hook &lt;/title&gt; &lt;pub&gt;Sony Imagesoft&lt;/pub&gt; &lt;dev&gt;Ukiyotei Company, Ltd.&lt;/dev&gt; &lt;genre&gt;Platform&lt;/genre&gt; &lt;score&gt;3.2&lt;/score&gt; &lt;player&gt;1 Player&lt;/player&gt; &lt;story&gt;In this video game adaption of the Steven Spielberg film Hook, the player takes the role of a grown-up Peter Pan, whose kids have been kidnapped by Captain Hook. Tinker Bell takes Peter back to Neverland where he must again become Pan and reclaim his children.****This particular interpretation is a side-scrolling action game, in which players must hack their way past Hook's denizens through 11 levels.  These include forests, icy regions, and towns which Peter will have to jump, climb, and swim through. Magic items such as apples and pixie dust can be collected for special powers. When enemies are attacked, they simply put their hands up in surrender rather than dying, so as to make the game more child-friendly.&lt;/story&gt; &lt;/game&gt;">
            <text:p>&lt;game name="Hook (USA, Europe)"&gt; &lt;year&gt;1992&lt;/year&gt; &lt;rating&gt;ESRB - E (Everyone)&lt;/rating&gt; &lt;title&gt;Hook &lt;/title&gt; &lt;pub&gt;Sony Imagesoft&lt;/pub&gt; &lt;dev&gt;Ukiyotei Company, Ltd.&lt;/dev&gt; &lt;genre&gt;Platform&lt;/genre&gt; &lt;score&gt;3.2&lt;/score&gt; &lt;player&gt;1 Player&lt;/player&gt; &lt;story&gt;In this video game adaption of the Steven Spielberg film Hook, the player takes the role of a grown-up Peter Pan, whose kids have been kidnapped by Captain Hook. Tinker Bell takes Peter back to Neverland where he must again become Pan and reclaim his children.****This particular interpretation is a side-scrolling action game, in which players must hack their way past Hook's denizens through 11 levels. <text:s/>These include forests, icy regions, and towns which Peter will have to jump, climb, and swim through. Magic items such as apples and pixie dust can be collected for special powers. When enemies are attacked, they simply put their hands up in surrender rather than dying, so as to make the game more child-friendly.&lt;/story&gt; &lt;/game&gt;</text:p>
          </table:table-cell>
        </table:table-row>
        <table:table-row table:style-name="ro1">
          <table:table-cell office:value-type="string">
            <text:p>Hurricanes (Europe)</text:p>
          </table:table-cell>
          <table:table-cell office:value-type="string">
            <text:p>1994</text:p>
          </table:table-cell>
          <table:table-cell office:value-type="string">
            <text:p>ESRB - E (Everyone)</text:p>
          </table:table-cell>
          <table:table-cell office:value-type="string">
            <text:p>Hurricanes </text:p>
          </table:table-cell>
          <table:table-cell office:value-type="string">
            <text:p>U.S. Gold Ltd.</text:p>
          </table:table-cell>
          <table:table-cell office:value-type="string">
            <text:p>Arc Developments</text:p>
          </table:table-cell>
          <table:table-cell office:value-type="string">
            <text:p>Action</text:p>
          </table:table-cell>
          <table:table-cell office:value-type="string">
            <text:p>1.5</text:p>
          </table:table-cell>
          <table:table-cell office:value-type="string">
            <text:p>1 Player</text:p>
          </table:table-cell>
          <table:table-cell office:value-type="string">
            <text:p>Hurricanes is based on the 90's cartoon show. You play as Cal and must play through 12 levels. The objective of each level is to collect a certain amount of items to open the exit to the next level. These items include medallions and different colored trophies. The game will take you through many locations including a lagoon, a haunted house, an airport, a western town, an ancient temple, and you will eventually make it to the gym for the final fight against the gorgons. You will take on many enemies throughout the levels including grunts, invisible cowboys, spiders, and members of the Gorgons.</text:p>
          </table:table-cell>
          <table:table-cell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Hurricanes (Europe)&quot;&gt; &lt;year&gt;1994&lt;/year&gt; &lt;rating&gt;ESRB - E (Everyone)&lt;/rating&gt; &lt;title&gt;Hurricanes &lt;/title&gt; &lt;pub&gt;U.S. Gold Ltd.&lt;/pub&gt; &lt;dev&gt;Arc Developments&lt;/dev&gt; &lt;genre&gt;Action&lt;/genre&gt; &lt;score&gt;1.5&lt;/score&gt; &lt;player&gt;1 Player&lt;/player&gt; &lt;story&gt;Hurricanes is based on the 90's cartoon show. You play as Cal and must play through 12 levels. The objective of each level is to collect a certain amount of items to open the exit to the next level. These items include medallions and different colored trophies. The game will take you through many locations including a lagoon, a haunted house, an airport, a western town, an ancient temple, and you will eventually make it to the gym for the final fight against the gorgons. You will take on many enemies throughout the levels including grunts, invisible cowboys, spiders, and members of the Gorgons.&lt;/story&gt; &lt;/game&gt;">
            <text:p>&lt;game name="Hurricanes (Europe)"&gt; &lt;year&gt;1994&lt;/year&gt; &lt;rating&gt;ESRB - E (Everyone)&lt;/rating&gt; &lt;title&gt;Hurricanes &lt;/title&gt; &lt;pub&gt;U.S. Gold Ltd.&lt;/pub&gt; &lt;dev&gt;Arc Developments&lt;/dev&gt; &lt;genre&gt;Action&lt;/genre&gt; &lt;score&gt;1.5&lt;/score&gt; &lt;player&gt;1 Player&lt;/player&gt; &lt;story&gt;Hurricanes is based on the 90's cartoon show. You play as Cal and must play through 12 levels. The objective of each level is to collect a certain amount of items to open the exit to the next level. These items include medallions and different colored trophies. The game will take you through many locations including a lagoon, a haunted house, an airport, a western town, an ancient temple, and you will eventually make it to the gym for the final fight against the gorgons. You will take on many enemies throughout the levels including grunts, invisible cowboys, spiders, and members of the Gorgons.&lt;/story&gt; &lt;/game&gt;</text:p>
          </table:table-cell>
        </table:table-row>
        <table:table-row table:style-name="ro1">
          <table:table-cell office:value-type="string">
            <text:p>Hyokkori Hyoutan-Jima - Hyoutan-Jima no Daikoukai (Japan)</text:p>
          </table:table-cell>
          <table:table-cell office:value-type="string">
            <text:p>1992</text:p>
          </table:table-cell>
          <table:table-cell office:value-type="string">
            <text:p>ESRB - E (Everyone)</text:p>
          </table:table-cell>
          <table:table-cell office:value-type="string">
            <text:p>Hyokkori Hyoutan-Jima - Hyoutan-Jima no Daikoukai </text:p>
          </table:table-cell>
          <table:table-cell table:number-columns-repeated="2" office:value-type="string">
            <text:p>Sega Corporation</text:p>
          </table:table-cell>
          <table:table-cell office:value-type="string">
            <text:p>Action</text:p>
          </table:table-cell>
          <table:table-cell office:value-type="string">
            <text:p>2.6</text:p>
          </table:table-cell>
          <table:table-cell office:value-type="string">
            <text:p>1-4 Players</text:p>
          </table:table-cell>
          <table:table-cell office:value-type="string">
            <text:p>No Description Available!</text:p>
          </table:table-cell>
          <table:table-cell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Hyokkori Hyoutan-Jima - Hyoutan-Jima no Daikoukai (Japan)&quot;&gt; &lt;year&gt;1992&lt;/year&gt; &lt;rating&gt;ESRB - E (Everyone)&lt;/rating&gt; &lt;title&gt;Hyokkori Hyoutan-Jima - Hyoutan-Jima no Daikoukai &lt;/title&gt; &lt;pub&gt;Sega Corporation&lt;/pub&gt; &lt;dev&gt;Sega Corporation&lt;/dev&gt; &lt;genre&gt;Action&lt;/genre&gt; &lt;score&gt;2.6&lt;/score&gt; &lt;player&gt;1-4 Players&lt;/player&gt; &lt;story&gt;No Description Available!&lt;/story&gt; &lt;/game&gt;">
            <text:p>&lt;game name="Hyokkori Hyoutan-Jima - Hyoutan-Jima no Daikoukai (Japan)"&gt; &lt;year&gt;1992&lt;/year&gt; &lt;rating&gt;ESRB - E (Everyone)&lt;/rating&gt; &lt;title&gt;Hyokkori Hyoutan-Jima - Hyoutan-Jima no Daikoukai &lt;/title&gt; &lt;pub&gt;Sega Corporation&lt;/pub&gt; &lt;dev&gt;Sega Corporation&lt;/dev&gt; &lt;genre&gt;Action&lt;/genre&gt; &lt;score&gt;2.6&lt;/score&gt; &lt;player&gt;1-4 Players&lt;/player&gt; &lt;story&gt;No Description Available!&lt;/story&gt; &lt;/game&gt;</text:p>
          </table:table-cell>
        </table:table-row>
        <table:table-row table:style-name="ro1">
          <table:table-cell office:value-type="string">
            <text:p>Ichidant~R GG (Japan)</text:p>
          </table:table-cell>
          <table:table-cell office:value-type="string">
            <text:p>1994</text:p>
          </table:table-cell>
          <table:table-cell office:value-type="string">
            <text:p>ESRB - E (Everyone)</text:p>
          </table:table-cell>
          <table:table-cell office:value-type="string">
            <text:p>Ichidant~R GG </text:p>
          </table:table-cell>
          <table:table-cell office:value-type="string">
            <text:p>Sega Corporation</text:p>
          </table:table-cell>
          <table:table-cell office:value-type="string">
            <text:p>Sega AM1 </text:p>
          </table:table-cell>
          <table:table-cell office:value-type="string">
            <text:p>Puzzle</text:p>
          </table:table-cell>
          <table:table-cell office:value-type="string">
            <text:p>1.6</text:p>
          </table:table-cell>
          <table:table-cell office:value-type="string">
            <text:p>1-2 Players</text:p>
          </table:table-cell>
          <table:table-cell office:value-type="string">
            <text:p>Ichidant-R is the second game in the Puzzle &amp; Action series, and the sequel to Tant-R. Twenty new minigames are present, including rocketship assembly, a batting contest, and hitting the brakes on a speeding car. <text:s/>The game once again includes an arcade mode for one or two players. This time, the player is questing to rescue a kidnapped princess from an evil knight. There is also a quest mode which plays like a simple RPG, where battles are fought via minigames. Of course, the four-player competition and free modes also make a return, rounding out the package.</text:p>
          </table:table-cell>
          <table:table-cell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Ichidant~R GG (Japan)&quot;&gt; &lt;year&gt;1994&lt;/year&gt; &lt;rating&gt;ESRB - E (Everyone)&lt;/rating&gt; &lt;title&gt;Ichidant~R GG &lt;/title&gt; &lt;pub&gt;Sega Corporation&lt;/pub&gt; &lt;dev&gt;Sega AM1 &lt;/dev&gt; &lt;genre&gt;Puzzle&lt;/genre&gt; &lt;score&gt;1.6&lt;/score&gt; &lt;player&gt;1-2 Players&lt;/player&gt; &lt;story&gt;Ichidant-R is the second game in the Puzzle &amp; Action series, and the sequel to Tant-R. Twenty new minigames are present, including rocketship assembly, a batting contest, and hitting the brakes on a speeding car.  The game once again includes an arcade mode for one or two players. This time, the player is questing to rescue a kidnapped princess from an evil knight. There is also a quest mode which plays like a simple RPG, where battles are fought via minigames. Of course, the four-player competition and free modes also make a return, rounding out the package.&lt;/story&gt; &lt;/game&gt;">
            <text:p>&lt;game name="Ichidant~R GG (Japan)"&gt; &lt;year&gt;1994&lt;/year&gt; &lt;rating&gt;ESRB - E (Everyone)&lt;/rating&gt; &lt;title&gt;Ichidant~R GG &lt;/title&gt; &lt;pub&gt;Sega Corporation&lt;/pub&gt; &lt;dev&gt;Sega AM1 &lt;/dev&gt; &lt;genre&gt;Puzzle&lt;/genre&gt; &lt;score&gt;1.6&lt;/score&gt; &lt;player&gt;1-2 Players&lt;/player&gt; &lt;story&gt;Ichidant-R is the second game in the Puzzle &amp; Action series, and the sequel to Tant-R. Twenty new minigames are present, including rocketship assembly, a batting contest, and hitting the brakes on a speeding car. <text:s/>The game once again includes an arcade mode for one or two players. This time, the player is questing to rescue a kidnapped princess from an evil knight. There is also a quest mode which plays like a simple RPG, where battles are fought via minigames. Of course, the four-player competition and free modes also make a return, rounding out the package.&lt;/story&gt; &lt;/game&gt;</text:p>
          </table:table-cell>
        </table:table-row>
        <table:table-row table:style-name="ro1">
          <table:table-cell office:value-type="string">
            <text:p>Incredible Crash Dummies, The (USA, Europe)</text:p>
          </table:table-cell>
          <table:table-cell office:value-type="string">
            <text:p>1992</text:p>
          </table:table-cell>
          <table:table-cell office:value-type="string">
            <text:p>ESRB - E (Everyone)</text:p>
          </table:table-cell>
          <table:table-cell office:value-type="string">
            <text:p>Incredible Crash Dummies, The </text:p>
          </table:table-cell>
          <table:table-cell office:value-type="string">
            <text:p>Acclaim Entertainment, Inc.</text:p>
          </table:table-cell>
          <table:table-cell office:value-type="string">
            <text:p>Software Creations Ltd.</text:p>
          </table:table-cell>
          <table:table-cell office:value-type="string">
            <text:p>Action</text:p>
          </table:table-cell>
          <table:table-cell office:value-type="string">
            <text:p>2.8</text:p>
          </table:table-cell>
          <table:table-cell office:value-type="string">
            <text:p>1 Player</text:p>
          </table:table-cell>
          <table:table-cell office:value-type="string">
            <text:p>At a time when computer games were being blamed for violence, bad language, epilepsy and everything else the ‘moral majority’ needed a scapegoat for, Virgin gave us: The Road Safety Game. Or not, as this is a standard platform game with a twist of questionable taste and purpose. ****You play a crash test dummy, trying to progress through levels filled with hazards such as cars and fireballs, within the time limits. Contact with each of these loses you a limb, and once you have none left, contact means game over. Since the character isn’t handicapped by missing limbs in any way, in practical terms you can think of these as hit points <text:s/>especially as there are screwdrivers to pick up which restore one limb.</text:p>
          </table:table-cell>
          <table:table-cell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Incredible Crash Dummies, The (USA, Europe)&quot;&gt; &lt;year&gt;1992&lt;/year&gt; &lt;rating&gt;ESRB - E (Everyone)&lt;/rating&gt; &lt;title&gt;Incredible Crash Dummies, The &lt;/title&gt; &lt;pub&gt;Acclaim Entertainment, Inc.&lt;/pub&gt; &lt;dev&gt;Software Creations Ltd.&lt;/dev&gt; &lt;genre&gt;Action&lt;/genre&gt; &lt;score&gt;2.8&lt;/score&gt; &lt;player&gt;1 Player&lt;/player&gt; &lt;story&gt;At a time when computer games were being blamed for violence, bad language, epilepsy and everything else the ‘moral majority’ needed a scapegoat for, Virgin gave us: The Road Safety Game. Or not, as this is a standard platform game with a twist of questionable taste and purpose. ****You play a crash test dummy, trying to progress through levels filled with hazards such as cars and fireballs, within the time limits. Contact with each of these loses you a limb, and once you have none left, contact means game over. Since the character isn’t handicapped by missing limbs in any way, in practical terms you can think of these as hit points  especially as there are screwdrivers to pick up which restore one limb.&lt;/story&gt; &lt;/game&gt;">
            <text:p>&lt;game name="Incredible Crash Dummies, The (USA, Europe)"&gt; &lt;year&gt;1992&lt;/year&gt; &lt;rating&gt;ESRB - E (Everyone)&lt;/rating&gt; &lt;title&gt;Incredible Crash Dummies, The &lt;/title&gt; &lt;pub&gt;Acclaim Entertainment, Inc.&lt;/pub&gt; &lt;dev&gt;Software Creations Ltd.&lt;/dev&gt; &lt;genre&gt;Action&lt;/genre&gt; &lt;score&gt;2.8&lt;/score&gt; &lt;player&gt;1 Player&lt;/player&gt; &lt;story&gt;At a time when computer games were being blamed for violence, bad language, epilepsy and everything else the ‘moral majority’ needed a scapegoat for, Virgin gave us: The Road Safety Game. Or not, as this is a standard platform game with a twist of questionable taste and purpose. ****You play a crash test dummy, trying to progress through levels filled with hazards such as cars and fireballs, within the time limits. Contact with each of these loses you a limb, and once you have none left, contact means game over. Since the character isn’t handicapped by missing limbs in any way, in practical terms you can think of these as hit points <text:s/>especially as there are screwdrivers to pick up which restore one limb.&lt;/story&gt; &lt;/game&gt;</text:p>
          </table:table-cell>
        </table:table-row>
        <table:table-row table:style-name="ro1">
          <table:table-cell office:value-type="string">
            <text:p>Incredible Hulk, The (USA, Europe)</text:p>
          </table:table-cell>
          <table:table-cell office:value-type="string">
            <text:p>1995</text:p>
          </table:table-cell>
          <table:table-cell office:value-type="string">
            <text:p>ESRB - E (Everyone)</text:p>
          </table:table-cell>
          <table:table-cell office:value-type="string">
            <text:p>Incredible Hulk, The </text:p>
          </table:table-cell>
          <table:table-cell office:value-type="string">
            <text:p>U.S. Gold Ltd.</text:p>
          </table:table-cell>
          <table:table-cell office:value-type="string">
            <text:p>Probe Software Ltd.</text:p>
          </table:table-cell>
          <table:table-cell office:value-type="string">
            <text:p>Action</text:p>
          </table:table-cell>
          <table:table-cell office:value-type="string">
            <text:p>3.2</text:p>
          </table:table-cell>
          <table:table-cell office:value-type="string">
            <text:p>1 Player</text:p>
          </table:table-cell>
          <table:table-cell office:value-type="string">
            <text:p>In this side-scrolling action game you fight against your arch-enemy The Leader and his forces (Rhino, Absorbing Man, Abomination and Tyrannus)****Take control of the Hulk/Dr. Banner through five levels of action. City and Construction Site, Tyrannus' Labyrinth, Leader's Fortress, Leader's Interior, and the Final Confrontation.</text:p>
          </table:table-cell>
          <table:table-cell table:formula="of:=CONCATENATE(&quot;&lt;game name=&quot;;CHAR(34);[.A119];CHAR(34);&quot;&gt; &lt;year&gt;&quot;;[.B119];&quot;&lt;/year&gt; &lt;rating&gt;&quot;;[.C119];&quot;&lt;/rating&gt; &lt;title&gt;&quot;;[.D119];&quot;&lt;/title&gt; &lt;pub&gt;&quot;;[.E119];&quot;&lt;/pub&gt; &lt;dev&gt;&quot;;[.F119];&quot;&lt;/dev&gt; &lt;genre&gt;&quot;;[.G119];&quot;&lt;/genre&gt; &lt;score&gt;&quot;;[.H119];&quot;&lt;/score&gt; &lt;player&gt;&quot;;[.I119];&quot;&lt;/player&gt; &lt;story&gt;&quot;;[.J119];&quot;&lt;/story&gt; &lt;/game&gt;&quot;)" office:value-type="string" office:string-value="&lt;game name=&quot;Incredible Hulk, The (USA, Europe)&quot;&gt; &lt;year&gt;1995&lt;/year&gt; &lt;rating&gt;ESRB - E (Everyone)&lt;/rating&gt; &lt;title&gt;Incredible Hulk, The &lt;/title&gt; &lt;pub&gt;U.S. Gold Ltd.&lt;/pub&gt; &lt;dev&gt;Probe Software Ltd.&lt;/dev&gt; &lt;genre&gt;Action&lt;/genre&gt; &lt;score&gt;3.2&lt;/score&gt; &lt;player&gt;1 Player&lt;/player&gt; &lt;story&gt;In this side-scrolling action game you fight against your arch-enemy The Leader and his forces (Rhino, Absorbing Man, Abomination and Tyrannus)****Take control of the Hulk/Dr. Banner through five levels of action. City and Construction Site, Tyrannus' Labyrinth, Leader's Fortress, Leader's Interior, and the Final Confrontation.&lt;/story&gt; &lt;/game&gt;">
            <text:p>&lt;game name="Incredible Hulk, The (USA, Europe)"&gt; &lt;year&gt;1995&lt;/year&gt; &lt;rating&gt;ESRB - E (Everyone)&lt;/rating&gt; &lt;title&gt;Incredible Hulk, The &lt;/title&gt; &lt;pub&gt;U.S. Gold Ltd.&lt;/pub&gt; &lt;dev&gt;Probe Software Ltd.&lt;/dev&gt; &lt;genre&gt;Action&lt;/genre&gt; &lt;score&gt;3.2&lt;/score&gt; &lt;player&gt;1 Player&lt;/player&gt; &lt;story&gt;In this side-scrolling action game you fight against your arch-enemy The Leader and his forces (Rhino, Absorbing Man, Abomination and Tyrannus)****Take control of the Hulk/Dr. Banner through five levels of action. City and Construction Site, Tyrannus' Labyrinth, Leader's Fortress, Leader's Interior, and the Final Confrontation.&lt;/story&gt; &lt;/game&gt;</text:p>
          </table:table-cell>
        </table:table-row>
        <table:table-row table:style-name="ro1">
          <table:table-cell office:value-type="string">
            <text:p>Indiana Jones and the Last Crusade (USA, Europe)</text:p>
          </table:table-cell>
          <table:table-cell office:value-type="string">
            <text:p>1992</text:p>
          </table:table-cell>
          <table:table-cell office:value-type="string">
            <text:p>ESRB - E (Everyone)</text:p>
          </table:table-cell>
          <table:table-cell office:value-type="string">
            <text:p>Indiana Jones and the Last Crusade </text:p>
          </table:table-cell>
          <table:table-cell office:value-type="string">
            <text:p>U.S. Gold Ltd.</text:p>
          </table:table-cell>
          <table:table-cell office:value-type="string">
            <text:p>Tiertex Ltd.</text:p>
          </table:table-cell>
          <table:table-cell office:value-type="string">
            <text:p>Action</text:p>
          </table:table-cell>
          <table:table-cell office:value-type="string">
            <text:p>1.4</text:p>
          </table:table-cell>
          <table:table-cell office:value-type="string">
            <text:p>1 Player</text:p>
          </table:table-cell>
          <table:table-cell office:value-type="string">
            <text:p>As in the movie (and the more famous graphic adventure), your task is to find the Holy Grail. Before this can be done you must find the Cross of Coronado, a shield and a diary. ****This makes for a four-level arcade adventure combining climbs, exploration (with several routes through each level, and some traps) and puzzles. Indy is armed with his trusty whip to fight off foes, but can also get involved in hand-to-hand combat. The first level takes place in caves underneath Colorado, before you reach a moving circus train strewn with traps, a Zeppelin which is full of guards and ladders, and then Castle Grunwald in Austria.</text:p>
          </table:table-cell>
          <table:table-cell table:formula="of:=CONCATENATE(&quot;&lt;game name=&quot;;CHAR(34);[.A120];CHAR(34);&quot;&gt; &lt;year&gt;&quot;;[.B120];&quot;&lt;/year&gt; &lt;rating&gt;&quot;;[.C120];&quot;&lt;/rating&gt; &lt;title&gt;&quot;;[.D120];&quot;&lt;/title&gt; &lt;pub&gt;&quot;;[.E120];&quot;&lt;/pub&gt; &lt;dev&gt;&quot;;[.F120];&quot;&lt;/dev&gt; &lt;genre&gt;&quot;;[.G120];&quot;&lt;/genre&gt; &lt;score&gt;&quot;;[.H120];&quot;&lt;/score&gt; &lt;player&gt;&quot;;[.I120];&quot;&lt;/player&gt; &lt;story&gt;&quot;;[.J120];&quot;&lt;/story&gt; &lt;/game&gt;&quot;)" office:value-type="string" office:string-value="&lt;game name=&quot;Indiana Jones and the Last Crusade (USA, Europe)&quot;&gt; &lt;year&gt;1992&lt;/year&gt; &lt;rating&gt;ESRB - E (Everyone)&lt;/rating&gt; &lt;title&gt;Indiana Jones and the Last Crusade &lt;/title&gt; &lt;pub&gt;U.S. Gold Ltd.&lt;/pub&gt; &lt;dev&gt;Tiertex Ltd.&lt;/dev&gt; &lt;genre&gt;Action&lt;/genre&gt; &lt;score&gt;1.4&lt;/score&gt; &lt;player&gt;1 Player&lt;/player&gt; &lt;story&gt;As in the movie (and the more famous graphic adventure), your task is to find the Holy Grail. Before this can be done you must find the Cross of Coronado, a shield and a diary. ****This makes for a four-level arcade adventure combining climbs, exploration (with several routes through each level, and some traps) and puzzles. Indy is armed with his trusty whip to fight off foes, but can also get involved in hand-to-hand combat. The first level takes place in caves underneath Colorado, before you reach a moving circus train strewn with traps, a Zeppelin which is full of guards and ladders, and then Castle Grunwald in Austria.&lt;/story&gt; &lt;/game&gt;">
            <text:p>&lt;game name="Indiana Jones and the Last Crusade (USA, Europe)"&gt; &lt;year&gt;1992&lt;/year&gt; &lt;rating&gt;ESRB - E (Everyone)&lt;/rating&gt; &lt;title&gt;Indiana Jones and the Last Crusade &lt;/title&gt; &lt;pub&gt;U.S. Gold Ltd.&lt;/pub&gt; &lt;dev&gt;Tiertex Ltd.&lt;/dev&gt; &lt;genre&gt;Action&lt;/genre&gt; &lt;score&gt;1.4&lt;/score&gt; &lt;player&gt;1 Player&lt;/player&gt; &lt;story&gt;As in the movie (and the more famous graphic adventure), your task is to find the Holy Grail. Before this can be done you must find the Cross of Coronado, a shield and a diary. ****This makes for a four-level arcade adventure combining climbs, exploration (with several routes through each level, and some traps) and puzzles. Indy is armed with his trusty whip to fight off foes, but can also get involved in hand-to-hand combat. The first level takes place in caves underneath Colorado, before you reach a moving circus train strewn with traps, a Zeppelin which is full of guards and ladders, and then Castle Grunwald in Austria.&lt;/story&gt; &lt;/game&gt;</text:p>
          </table:table-cell>
        </table:table-row>
        <table:table-row table:style-name="ro1">
          <table:table-cell office:value-type="string">
            <text:p>Iron Man X-O Manowar in Heavy Metal (USA, Europe)</text:p>
          </table:table-cell>
          <table:table-cell office:value-type="string">
            <text:p>1996</text:p>
          </table:table-cell>
          <table:table-cell office:value-type="string">
            <text:p>ESRB - E (Everyone)</text:p>
          </table:table-cell>
          <table:table-cell office:value-type="string">
            <text:p>Iron Man X-O Manowar in Heavy Metal </text:p>
          </table:table-cell>
          <table:table-cell office:value-type="string">
            <text:p>Acclaim Entertainment, Inc.</text:p>
          </table:table-cell>
          <table:table-cell office:value-type="string">
            <text:p>Realtime Associates Seattle Division</text:p>
          </table:table-cell>
          <table:table-cell office:value-type="string">
            <text:p>Platform</text:p>
          </table:table-cell>
          <table:table-cell office:value-type="string">
            <text:p>2.3</text:p>
          </table:table-cell>
          <table:table-cell office:value-type="string">
            <text:p>1 Player</text:p>
          </table:table-cell>
          <table:table-cell office:value-type="string">
            <text:p>This game is a linear beat 'em up Final Fight type game with the choice to play as one of two comic book heroes: Iron Man or X-O Manowar. <text:s/>The game follows the pattern of sidescrolling action in each level with a comic book boss at the end of each.****Levels are as follows:Nuclear Plant Siege with bosses Mr. Hyde and the Melter.**2. Stark Enterprises with bosses Titania, Yellowjacket and Goliath.**3. Retake New York City with bosses Vizier and Mistress Crescendo.**4. Dromak Base Assault with bosses Absorbing Man and Dromak Gladiator.**5. Assault on Zola's Castle with bosses Arnim Zola and Mistress Crescendo.**6. Alien Dig: The Cosmic Cube with bosses Baron Zemo and Mistress Crescendo.**7. Board Dromak Ship with Final Boss General Krytos.</text:p>
          </table:table-cell>
          <table:table-cell table:formula="of:=CONCATENATE(&quot;&lt;game name=&quot;;CHAR(34);[.A121];CHAR(34);&quot;&gt; &lt;year&gt;&quot;;[.B121];&quot;&lt;/year&gt; &lt;rating&gt;&quot;;[.C121];&quot;&lt;/rating&gt; &lt;title&gt;&quot;;[.D121];&quot;&lt;/title&gt; &lt;pub&gt;&quot;;[.E121];&quot;&lt;/pub&gt; &lt;dev&gt;&quot;;[.F121];&quot;&lt;/dev&gt; &lt;genre&gt;&quot;;[.G121];&quot;&lt;/genre&gt; &lt;score&gt;&quot;;[.H121];&quot;&lt;/score&gt; &lt;player&gt;&quot;;[.I121];&quot;&lt;/player&gt; &lt;story&gt;&quot;;[.J121];&quot;&lt;/story&gt; &lt;/game&gt;&quot;)" office:value-type="string" office:string-value="&lt;game name=&quot;Iron Man X-O Manowar in Heavy Metal (USA, Europe)&quot;&gt; &lt;year&gt;1996&lt;/year&gt; &lt;rating&gt;ESRB - E (Everyone)&lt;/rating&gt; &lt;title&gt;Iron Man X-O Manowar in Heavy Metal &lt;/title&gt; &lt;pub&gt;Acclaim Entertainment, Inc.&lt;/pub&gt; &lt;dev&gt;Realtime Associates Seattle Division&lt;/dev&gt; &lt;genre&gt;Platform&lt;/genre&gt; &lt;score&gt;2.3&lt;/score&gt; &lt;player&gt;1 Player&lt;/player&gt; &lt;story&gt;This game is a linear beat 'em up Final Fight type game with the choice to play as one of two comic book heroes: Iron Man or X-O Manowar.  The game follows the pattern of sidescrolling action in each level with a comic book boss at the end of each.****Levels are as follows:Nuclear Plant Siege with bosses Mr. Hyde and the Melter.**2. Stark Enterprises with bosses Titania, Yellowjacket and Goliath.**3. Retake New York City with bosses Vizier and Mistress Crescendo.**4. Dromak Base Assault with bosses Absorbing Man and Dromak Gladiator.**5. Assault on Zola's Castle with bosses Arnim Zola and Mistress Crescendo.**6. Alien Dig: The Cosmic Cube with bosses Baron Zemo and Mistress Crescendo.**7. Board Dromak Ship with Final Boss General Krytos.&lt;/story&gt; &lt;/game&gt;">
            <text:p>&lt;game name="Iron Man X-O Manowar in Heavy Metal (USA, Europe)"&gt; &lt;year&gt;1996&lt;/year&gt; &lt;rating&gt;ESRB - E (Everyone)&lt;/rating&gt; &lt;title&gt;Iron Man X-O Manowar in Heavy Metal &lt;/title&gt; &lt;pub&gt;Acclaim Entertainment, Inc.&lt;/pub&gt; &lt;dev&gt;Realtime Associates Seattle Division&lt;/dev&gt; &lt;genre&gt;Platform&lt;/genre&gt; &lt;score&gt;2.3&lt;/score&gt; &lt;player&gt;1 Player&lt;/player&gt; &lt;story&gt;This game is a linear beat 'em up Final Fight type game with the choice to play as one of two comic book heroes: Iron Man or X-O Manowar. <text:s/>The game follows the pattern of sidescrolling action in each level with a comic book boss at the end of each.****Levels are as follows:Nuclear Plant Siege with bosses Mr. Hyde and the Melter.**2. Stark Enterprises with bosses Titania, Yellowjacket and Goliath.**3. Retake New York City with bosses Vizier and Mistress Crescendo.**4. Dromak Base Assault with bosses Absorbing Man and Dromak Gladiator.**5. Assault on Zola's Castle with bosses Arnim Zola and Mistress Crescendo.**6. Alien Dig: The Cosmic Cube with bosses Baron Zemo and Mistress Crescendo.**7. Board Dromak Ship with Final Boss General Krytos.&lt;/story&gt; &lt;/game&gt;</text:p>
          </table:table-cell>
        </table:table-row>
        <table:table-row table:style-name="ro1">
          <table:table-cell office:value-type="string">
            <text:p>Itchy &amp; Scratchy Game, The (USA, Europe)</text:p>
          </table:table-cell>
          <table:table-cell office:value-type="string">
            <text:p>1995</text:p>
          </table:table-cell>
          <table:table-cell office:value-type="string">
            <text:p>ESRB - E (Everyone)</text:p>
          </table:table-cell>
          <table:table-cell office:value-type="string">
            <text:p>Itchy &amp; Scratchy Game, The </text:p>
          </table:table-cell>
          <table:table-cell office:value-type="string">
            <text:p>Acclaim Entertainment, Inc.</text:p>
          </table:table-cell>
          <table:table-cell office:value-type="string">
            <text:p>Bits Corporation</text:p>
          </table:table-cell>
          <table:table-cell office:value-type="string">
            <text:p>Action</text:p>
          </table:table-cell>
          <table:table-cell office:value-type="string">
            <text:p>2.4</text:p>
          </table:table-cell>
          <table:table-cell office:value-type="string">
            <text:p>1 Player</text:p>
          </table:table-cell>
          <table:table-cell office:value-type="string">
            <text:p>They fight! and fight! and fight, and fight, and fight!... Itchy &amp; Scratchy, from The Simpsons, are a cat and mouse cartoon duo. Itchy the mouse and Scratchy the cat exist only to find new and creative ways to attack and kill one another. As the latest cartoon adventures appear on the television, the violence spreads to brand new places.****Itchy &amp; Scratchy is a single player platform side-scroller. The player controls Itchy, the mouse, and must defeat Scratchy, the cat, with a variety of weapons. Itchy caries a default mallet, but can pick up additional weapons on particular levels. Each of the seven levels takes place in a different fictional location and is designed as a maze of doors and platforms. After defeating Scratchy, he usually will return with a special contraption to attack Itchy, and must therefore be defeated again.</text:p>
          </table:table-cell>
          <table:table-cell table:formula="of:=CONCATENATE(&quot;&lt;game name=&quot;;CHAR(34);[.A122];CHAR(34);&quot;&gt; &lt;year&gt;&quot;;[.B122];&quot;&lt;/year&gt; &lt;rating&gt;&quot;;[.C122];&quot;&lt;/rating&gt; &lt;title&gt;&quot;;[.D122];&quot;&lt;/title&gt; &lt;pub&gt;&quot;;[.E122];&quot;&lt;/pub&gt; &lt;dev&gt;&quot;;[.F122];&quot;&lt;/dev&gt; &lt;genre&gt;&quot;;[.G122];&quot;&lt;/genre&gt; &lt;score&gt;&quot;;[.H122];&quot;&lt;/score&gt; &lt;player&gt;&quot;;[.I122];&quot;&lt;/player&gt; &lt;story&gt;&quot;;[.J122];&quot;&lt;/story&gt; &lt;/game&gt;&quot;)" office:value-type="string" office:string-value="&lt;game name=&quot;Itchy &amp; Scratchy Game, The (USA, Europe)&quot;&gt; &lt;year&gt;1995&lt;/year&gt; &lt;rating&gt;ESRB - E (Everyone)&lt;/rating&gt; &lt;title&gt;Itchy &amp; Scratchy Game, The &lt;/title&gt; &lt;pub&gt;Acclaim Entertainment, Inc.&lt;/pub&gt; &lt;dev&gt;Bits Corporation&lt;/dev&gt; &lt;genre&gt;Action&lt;/genre&gt; &lt;score&gt;2.4&lt;/score&gt; &lt;player&gt;1 Player&lt;/player&gt; &lt;story&gt;They fight! and fight! and fight, and fight, and fight!... Itchy &amp; Scratchy, from The Simpsons, are a cat and mouse cartoon duo. Itchy the mouse and Scratchy the cat exist only to find new and creative ways to attack and kill one another. As the latest cartoon adventures appear on the television, the violence spreads to brand new places.****Itchy &amp; Scratchy is a single player platform side-scroller. The player controls Itchy, the mouse, and must defeat Scratchy, the cat, with a variety of weapons. Itchy caries a default mallet, but can pick up additional weapons on particular levels. Each of the seven levels takes place in a different fictional location and is designed as a maze of doors and platforms. After defeating Scratchy, he usually will return with a special contraption to attack Itchy, and must therefore be defeated again.&lt;/story&gt; &lt;/game&gt;">
            <text:p>&lt;game name="Itchy &amp; Scratchy Game, The (USA, Europe)"&gt; &lt;year&gt;1995&lt;/year&gt; &lt;rating&gt;ESRB - E (Everyone)&lt;/rating&gt; &lt;title&gt;Itchy &amp; Scratchy Game, The &lt;/title&gt; &lt;pub&gt;Acclaim Entertainment, Inc.&lt;/pub&gt; &lt;dev&gt;Bits Corporation&lt;/dev&gt; &lt;genre&gt;Action&lt;/genre&gt; &lt;score&gt;2.4&lt;/score&gt; &lt;player&gt;1 Player&lt;/player&gt; &lt;story&gt;They fight! and fight! and fight, and fight, and fight!... Itchy &amp; Scratchy, from The Simpsons, are a cat and mouse cartoon duo. Itchy the mouse and Scratchy the cat exist only to find new and creative ways to attack and kill one another. As the latest cartoon adventures appear on the television, the violence spreads to brand new places.****Itchy &amp; Scratchy is a single player platform side-scroller. The player controls Itchy, the mouse, and must defeat Scratchy, the cat, with a variety of weapons. Itchy caries a default mallet, but can pick up additional weapons on particular levels. Each of the seven levels takes place in a different fictional location and is designed as a maze of doors and platforms. After defeating Scratchy, he usually will return with a special contraption to attack Itchy, and must therefore be defeated again.&lt;/story&gt; &lt;/game&gt;</text:p>
          </table:table-cell>
        </table:table-row>
        <table:table-row table:style-name="ro1">
          <table:table-cell office:value-type="string">
            <text:p>J-League GG Pro Striker '94 (Japan)</text:p>
          </table:table-cell>
          <table:table-cell office:value-type="string">
            <text:p>1994</text:p>
          </table:table-cell>
          <table:table-cell office:value-type="string">
            <text:p>ESRB - E (Everyone)</text:p>
          </table:table-cell>
          <table:table-cell office:value-type="string">
            <text:p>J-League GG Pro Striker '94 </text:p>
          </table:table-cell>
          <table:table-cell office:value-type="string">
            <text:p>Sega Corporation</text:p>
          </table:table-cell>
          <table:table-cell office:value-type="string">
            <text:p>SIMS Co., Ltd.</text:p>
          </table:table-cell>
          <table:table-cell office:value-type="string">
            <text:p>Sports/Soccer</text:p>
          </table:table-cell>
          <table:table-cell office:value-type="string">
            <text:p>3.4</text:p>
          </table:table-cell>
          <table:table-cell office:value-type="string">
            <text:p>1-2 Players</text:p>
          </table:table-cell>
          <table:table-cell office:value-type="string">
            <text:p>No Description Available!</text:p>
          </table:table-cell>
          <table:table-cell table:formula="of:=CONCATENATE(&quot;&lt;game name=&quot;;CHAR(34);[.A123];CHAR(34);&quot;&gt; &lt;year&gt;&quot;;[.B123];&quot;&lt;/year&gt; &lt;rating&gt;&quot;;[.C123];&quot;&lt;/rating&gt; &lt;title&gt;&quot;;[.D123];&quot;&lt;/title&gt; &lt;pub&gt;&quot;;[.E123];&quot;&lt;/pub&gt; &lt;dev&gt;&quot;;[.F123];&quot;&lt;/dev&gt; &lt;genre&gt;&quot;;[.G123];&quot;&lt;/genre&gt; &lt;score&gt;&quot;;[.H123];&quot;&lt;/score&gt; &lt;player&gt;&quot;;[.I123];&quot;&lt;/player&gt; &lt;story&gt;&quot;;[.J123];&quot;&lt;/story&gt; &lt;/game&gt;&quot;)" office:value-type="string" office:string-value="&lt;game name=&quot;J-League GG Pro Striker '94 (Japan)&quot;&gt; &lt;year&gt;1994&lt;/year&gt; &lt;rating&gt;ESRB - E (Everyone)&lt;/rating&gt; &lt;title&gt;J-League GG Pro Striker '94 &lt;/title&gt; &lt;pub&gt;Sega Corporation&lt;/pub&gt; &lt;dev&gt;SIMS Co., Ltd.&lt;/dev&gt; &lt;genre&gt;Sports/Soccer&lt;/genre&gt; &lt;score&gt;3.4&lt;/score&gt; &lt;player&gt;1-2 Players&lt;/player&gt; &lt;story&gt;No Description Available!&lt;/story&gt; &lt;/game&gt;">
            <text:p>&lt;game name="J-League GG Pro Striker '94 (Japan)"&gt; &lt;year&gt;1994&lt;/year&gt; &lt;rating&gt;ESRB - E (Everyone)&lt;/rating&gt; &lt;title&gt;J-League GG Pro Striker '94 &lt;/title&gt; &lt;pub&gt;Sega Corporation&lt;/pub&gt; &lt;dev&gt;SIMS Co., Ltd.&lt;/dev&gt; &lt;genre&gt;Sports/Soccer&lt;/genre&gt; &lt;score&gt;3.4&lt;/score&gt; &lt;player&gt;1-2 Players&lt;/player&gt; &lt;story&gt;No Description Available!&lt;/story&gt; &lt;/game&gt;</text:p>
          </table:table-cell>
        </table:table-row>
        <table:table-row table:style-name="ro1">
          <table:table-cell office:value-type="string">
            <text:p>J-League Soccer - Dream Eleven (Japan)</text:p>
          </table:table-cell>
          <table:table-cell office:value-type="string">
            <text:p>1995</text:p>
          </table:table-cell>
          <table:table-cell office:value-type="string">
            <text:p>ESRB - E (Everyone)</text:p>
          </table:table-cell>
          <table:table-cell office:value-type="string">
            <text:p>J-League Soccer - Dream Eleven </text:p>
          </table:table-cell>
          <table:table-cell office:value-type="string">
            <text:p>Sega Corporation</text:p>
          </table:table-cell>
          <table:table-cell office:value-type="string">
            <text:p>SIMS Co., Ltd.</text:p>
          </table:table-cell>
          <table:table-cell office:value-type="string">
            <text:p>Sports/Soccer</text:p>
          </table:table-cell>
          <table:table-cell office:value-type="string">
            <text:p>3.5</text:p>
          </table:table-cell>
          <table:table-cell office:value-type="string">
            <text:p>1-2 Players</text:p>
          </table:table-cell>
          <table:table-cell office:value-type="string">
            <text:p>No Description Available!</text:p>
          </table:table-cell>
          <table:table-cell table:formula="of:=CONCATENATE(&quot;&lt;game name=&quot;;CHAR(34);[.A124];CHAR(34);&quot;&gt; &lt;year&gt;&quot;;[.B124];&quot;&lt;/year&gt; &lt;rating&gt;&quot;;[.C124];&quot;&lt;/rating&gt; &lt;title&gt;&quot;;[.D124];&quot;&lt;/title&gt; &lt;pub&gt;&quot;;[.E124];&quot;&lt;/pub&gt; &lt;dev&gt;&quot;;[.F124];&quot;&lt;/dev&gt; &lt;genre&gt;&quot;;[.G124];&quot;&lt;/genre&gt; &lt;score&gt;&quot;;[.H124];&quot;&lt;/score&gt; &lt;player&gt;&quot;;[.I124];&quot;&lt;/player&gt; &lt;story&gt;&quot;;[.J124];&quot;&lt;/story&gt; &lt;/game&gt;&quot;)" office:value-type="string" office:string-value="&lt;game name=&quot;J-League Soccer - Dream Eleven (Japan)&quot;&gt; &lt;year&gt;1995&lt;/year&gt; &lt;rating&gt;ESRB - E (Everyone)&lt;/rating&gt; &lt;title&gt;J-League Soccer - Dream Eleven &lt;/title&gt; &lt;pub&gt;Sega Corporation&lt;/pub&gt; &lt;dev&gt;SIMS Co., Ltd.&lt;/dev&gt; &lt;genre&gt;Sports/Soccer&lt;/genre&gt; &lt;score&gt;3.5&lt;/score&gt; &lt;player&gt;1-2 Players&lt;/player&gt; &lt;story&gt;No Description Available!&lt;/story&gt; &lt;/game&gt;">
            <text:p>&lt;game name="J-League Soccer - Dream Eleven (Japan)"&gt; &lt;year&gt;1995&lt;/year&gt; &lt;rating&gt;ESRB - E (Everyone)&lt;/rating&gt; &lt;title&gt;J-League Soccer - Dream Eleven &lt;/title&gt; &lt;pub&gt;Sega Corporation&lt;/pub&gt; &lt;dev&gt;SIMS Co., Ltd.&lt;/dev&gt; &lt;genre&gt;Sports/Soccer&lt;/genre&gt; &lt;score&gt;3.5&lt;/score&gt; &lt;player&gt;1-2 Players&lt;/player&gt; &lt;story&gt;No Description Available!&lt;/story&gt; &lt;/game&gt;</text:p>
          </table:table-cell>
        </table:table-row>
        <table:table-row table:style-name="ro1">
          <table:table-cell office:value-type="string">
            <text:p>James Bond 007 - The Duel (Europe)</text:p>
          </table:table-cell>
          <table:table-cell office:value-type="string">
            <text:p>1993</text:p>
          </table:table-cell>
          <table:table-cell office:value-type="string">
            <text:p>ESRB - E (Everyone)</text:p>
          </table:table-cell>
          <table:table-cell office:value-type="string">
            <text:p>James Bond 007 - The Duel </text:p>
          </table:table-cell>
          <table:table-cell office:value-type="string">
            <text:p>Domark Software, Inc.</text:p>
          </table:table-cell>
          <table:table-cell office:value-type="string">
            <text:p>Kremlin</text:p>
          </table:table-cell>
          <table:table-cell office:value-type="string">
            <text:p>Action</text:p>
          </table:table-cell>
          <table:table-cell office:value-type="string">
            <text:p>3.8</text:p>
          </table:table-cell>
          <table:table-cell office:value-type="string">
            <text:p>1 Player</text:p>
          </table:table-cell>
          <table:table-cell office:value-type="string">
            <text:p>Play James Bond 007 and stop a crazy professor who has the same old dream as everyone else. World domination. The player will have the trusty Walther PPK and must go through a few levels with a villain at the end of every level. Such as in the first level, at the end the player will get to fight Jaws. To put it simply this game is basically a side-scrolling shoot-em-up. The player may find women who will give the player an extra life and many other things.</text:p>
          </table:table-cell>
          <table:table-cell table:formula="of:=CONCATENATE(&quot;&lt;game name=&quot;;CHAR(34);[.A125];CHAR(34);&quot;&gt; &lt;year&gt;&quot;;[.B125];&quot;&lt;/year&gt; &lt;rating&gt;&quot;;[.C125];&quot;&lt;/rating&gt; &lt;title&gt;&quot;;[.D125];&quot;&lt;/title&gt; &lt;pub&gt;&quot;;[.E125];&quot;&lt;/pub&gt; &lt;dev&gt;&quot;;[.F125];&quot;&lt;/dev&gt; &lt;genre&gt;&quot;;[.G125];&quot;&lt;/genre&gt; &lt;score&gt;&quot;;[.H125];&quot;&lt;/score&gt; &lt;player&gt;&quot;;[.I125];&quot;&lt;/player&gt; &lt;story&gt;&quot;;[.J125];&quot;&lt;/story&gt; &lt;/game&gt;&quot;)" office:value-type="string" office:string-value="&lt;game name=&quot;James Bond 007 - The Duel (Europe)&quot;&gt; &lt;year&gt;1993&lt;/year&gt; &lt;rating&gt;ESRB - E (Everyone)&lt;/rating&gt; &lt;title&gt;James Bond 007 - The Duel &lt;/title&gt; &lt;pub&gt;Domark Software, Inc.&lt;/pub&gt; &lt;dev&gt;Kremlin&lt;/dev&gt; &lt;genre&gt;Action&lt;/genre&gt; &lt;score&gt;3.8&lt;/score&gt; &lt;player&gt;1 Player&lt;/player&gt; &lt;story&gt;Play James Bond 007 and stop a crazy professor who has the same old dream as everyone else. World domination. The player will have the trusty Walther PPK and must go through a few levels with a villain at the end of every level. Such as in the first level, at the end the player will get to fight Jaws. To put it simply this game is basically a side-scrolling shoot-em-up. The player may find women who will give the player an extra life and many other things.&lt;/story&gt; &lt;/game&gt;">
            <text:p>&lt;game name="James Bond 007 - The Duel (Europe)"&gt; &lt;year&gt;1993&lt;/year&gt; &lt;rating&gt;ESRB - E (Everyone)&lt;/rating&gt; &lt;title&gt;James Bond 007 - The Duel &lt;/title&gt; &lt;pub&gt;Domark Software, Inc.&lt;/pub&gt; &lt;dev&gt;Kremlin&lt;/dev&gt; &lt;genre&gt;Action&lt;/genre&gt; &lt;score&gt;3.8&lt;/score&gt; &lt;player&gt;1 Player&lt;/player&gt; &lt;story&gt;Play James Bond 007 and stop a crazy professor who has the same old dream as everyone else. World domination. The player will have the trusty Walther PPK and must go through a few levels with a villain at the end of every level. Such as in the first level, at the end the player will get to fight Jaws. To put it simply this game is basically a side-scrolling shoot-em-up. The player may find women who will give the player an extra life and many other things.&lt;/story&gt; &lt;/game&gt;</text:p>
          </table:table-cell>
        </table:table-row>
        <table:table-row table:style-name="ro1">
          <table:table-cell office:value-type="string">
            <text:p>James Pond 3 - Operation Starfi5h (Europe)</text:p>
          </table:table-cell>
          <table:table-cell office:value-type="string">
            <text:p>1993</text:p>
          </table:table-cell>
          <table:table-cell office:value-type="string">
            <text:p>ESRB - E (Everyone)</text:p>
          </table:table-cell>
          <table:table-cell office:value-type="string">
            <text:p>James Pond 3 - Operation Starfi5h </text:p>
          </table:table-cell>
          <table:table-cell office:value-type="string">
            <text:p>U.S. Gold Ltd.</text:p>
          </table:table-cell>
          <table:table-cell office:value-type="string">
            <text:p>Vectordean Ltd.</text:p>
          </table:table-cell>
          <table:table-cell office:value-type="string">
            <text:p>Platform</text:p>
          </table:table-cell>
          <table:table-cell office:value-type="string">
            <text:p>3.8</text:p>
          </table:table-cell>
          <table:table-cell office:value-type="string">
            <text:p>1 Player</text:p>
          </table:table-cell>
          <table:table-cell office:value-type="string">
            <text:p>Unlike the first game of the series, that was a mission-based game, and the second one, where your character had unique abilities such as observing the whole level and growing to unlimited height, James Pond 3 is a standard jump and run platform game. Pond can run very quickly (by holding down the A button) through large levels, which often contain steep mountain sides and other tricky areas. Once again, he has to oppose the evil scientist Maybe and his minions.</text:p>
          </table:table-cell>
          <table:table-cell table:formula="of:=CONCATENATE(&quot;&lt;game name=&quot;;CHAR(34);[.A126];CHAR(34);&quot;&gt; &lt;year&gt;&quot;;[.B126];&quot;&lt;/year&gt; &lt;rating&gt;&quot;;[.C126];&quot;&lt;/rating&gt; &lt;title&gt;&quot;;[.D126];&quot;&lt;/title&gt; &lt;pub&gt;&quot;;[.E126];&quot;&lt;/pub&gt; &lt;dev&gt;&quot;;[.F126];&quot;&lt;/dev&gt; &lt;genre&gt;&quot;;[.G126];&quot;&lt;/genre&gt; &lt;score&gt;&quot;;[.H126];&quot;&lt;/score&gt; &lt;player&gt;&quot;;[.I126];&quot;&lt;/player&gt; &lt;story&gt;&quot;;[.J126];&quot;&lt;/story&gt; &lt;/game&gt;&quot;)" office:value-type="string" office:string-value="&lt;game name=&quot;James Pond 3 - Operation Starfi5h (Europe)&quot;&gt; &lt;year&gt;1993&lt;/year&gt; &lt;rating&gt;ESRB - E (Everyone)&lt;/rating&gt; &lt;title&gt;James Pond 3 - Operation Starfi5h &lt;/title&gt; &lt;pub&gt;U.S. Gold Ltd.&lt;/pub&gt; &lt;dev&gt;Vectordean Ltd.&lt;/dev&gt; &lt;genre&gt;Platform&lt;/genre&gt; &lt;score&gt;3.8&lt;/score&gt; &lt;player&gt;1 Player&lt;/player&gt; &lt;story&gt;Unlike the first game of the series, that was a mission-based game, and the second one, where your character had unique abilities such as observing the whole level and growing to unlimited height, James Pond 3 is a standard jump and run platform game. Pond can run very quickly (by holding down the A button) through large levels, which often contain steep mountain sides and other tricky areas. Once again, he has to oppose the evil scientist Maybe and his minions.&lt;/story&gt; &lt;/game&gt;">
            <text:p>&lt;game name="James Pond 3 - Operation Starfi5h (Europe)"&gt; &lt;year&gt;1993&lt;/year&gt; &lt;rating&gt;ESRB - E (Everyone)&lt;/rating&gt; &lt;title&gt;James Pond 3 - Operation Starfi5h &lt;/title&gt; &lt;pub&gt;U.S. Gold Ltd.&lt;/pub&gt; &lt;dev&gt;Vectordean Ltd.&lt;/dev&gt; &lt;genre&gt;Platform&lt;/genre&gt; &lt;score&gt;3.8&lt;/score&gt; &lt;player&gt;1 Player&lt;/player&gt; &lt;story&gt;Unlike the first game of the series, that was a mission-based game, and the second one, where your character had unique abilities such as observing the whole level and growing to unlimited height, James Pond 3 is a standard jump and run platform game. Pond can run very quickly (by holding down the A button) through large levels, which often contain steep mountain sides and other tricky areas. Once again, he has to oppose the evil scientist Maybe and his minions.&lt;/story&gt; &lt;/game&gt;</text:p>
          </table:table-cell>
        </table:table-row>
        <table:table-row table:style-name="ro1">
          <table:table-cell office:value-type="string">
            <text:p>James Pond II - Codename RoboCod (USA)</text:p>
          </table:table-cell>
          <table:table-cell office:value-type="string">
            <text:p>1993</text:p>
          </table:table-cell>
          <table:table-cell office:value-type="string">
            <text:p>ESRB - E (Everyone)</text:p>
          </table:table-cell>
          <table:table-cell office:value-type="string">
            <text:p>James Pond II - Codename RoboCod </text:p>
          </table:table-cell>
          <table:table-cell office:value-type="string">
            <text:p>U.S. Gold Ltd.</text:p>
          </table:table-cell>
          <table:table-cell office:value-type="string">
            <text:p>Vectordean Ltd.</text:p>
          </table:table-cell>
          <table:table-cell office:value-type="string">
            <text:p>Action</text:p>
          </table:table-cell>
          <table:table-cell office:value-type="string">
            <text:p>4.8</text:p>
          </table:table-cell>
          <table:table-cell office:value-type="string">
            <text:p>1 Player</text:p>
          </table:table-cell>
          <table:table-cell office:value-type="string">
            <text:p>In his second adventure James Pond must retrieve the toys Dr Maybe has stolen. Pond has been armed with an Inspector Gadget-style stretch device, which he can use to view higher areas or claw onto ceilings so as to slide across them.****The gameplay takes place across worlds themed around particular types of toys, such as sporting goods, candy and aircraft. The levels scroll sideways, although a small amount of vertical movement is included. On each level Pond must collect 2 penguins and reach the exit, although there are usually multiple exits and lots of secret areas to explore. After completing each pair of two worlds (each of which has three sub levels), a boss must be faced.</text:p>
          </table:table-cell>
          <table:table-cell table:formula="of:=CONCATENATE(&quot;&lt;game name=&quot;;CHAR(34);[.A127];CHAR(34);&quot;&gt; &lt;year&gt;&quot;;[.B127];&quot;&lt;/year&gt; &lt;rating&gt;&quot;;[.C127];&quot;&lt;/rating&gt; &lt;title&gt;&quot;;[.D127];&quot;&lt;/title&gt; &lt;pub&gt;&quot;;[.E127];&quot;&lt;/pub&gt; &lt;dev&gt;&quot;;[.F127];&quot;&lt;/dev&gt; &lt;genre&gt;&quot;;[.G127];&quot;&lt;/genre&gt; &lt;score&gt;&quot;;[.H127];&quot;&lt;/score&gt; &lt;player&gt;&quot;;[.I127];&quot;&lt;/player&gt; &lt;story&gt;&quot;;[.J127];&quot;&lt;/story&gt; &lt;/game&gt;&quot;)" office:value-type="string" office:string-value="&lt;game name=&quot;James Pond II - Codename RoboCod (USA)&quot;&gt; &lt;year&gt;1993&lt;/year&gt; &lt;rating&gt;ESRB - E (Everyone)&lt;/rating&gt; &lt;title&gt;James Pond II - Codename RoboCod &lt;/title&gt; &lt;pub&gt;U.S. Gold Ltd.&lt;/pub&gt; &lt;dev&gt;Vectordean Ltd.&lt;/dev&gt; &lt;genre&gt;Action&lt;/genre&gt; &lt;score&gt;4.8&lt;/score&gt; &lt;player&gt;1 Player&lt;/player&gt; &lt;story&gt;In his second adventure James Pond must retrieve the toys Dr Maybe has stolen. Pond has been armed with an Inspector Gadget-style stretch device, which he can use to view higher areas or claw onto ceilings so as to slide across them.****The gameplay takes place across worlds themed around particular types of toys, such as sporting goods, candy and aircraft. The levels scroll sideways, although a small amount of vertical movement is included. On each level Pond must collect 2 penguins and reach the exit, although there are usually multiple exits and lots of secret areas to explore. After completing each pair of two worlds (each of which has three sub levels), a boss must be faced.&lt;/story&gt; &lt;/game&gt;">
            <text:p>&lt;game name="James Pond II - Codename RoboCod (USA)"&gt; &lt;year&gt;1993&lt;/year&gt; &lt;rating&gt;ESRB - E (Everyone)&lt;/rating&gt; &lt;title&gt;James Pond II - Codename RoboCod &lt;/title&gt; &lt;pub&gt;U.S. Gold Ltd.&lt;/pub&gt; &lt;dev&gt;Vectordean Ltd.&lt;/dev&gt; &lt;genre&gt;Action&lt;/genre&gt; &lt;score&gt;4.8&lt;/score&gt; &lt;player&gt;1 Player&lt;/player&gt; &lt;story&gt;In his second adventure James Pond must retrieve the toys Dr Maybe has stolen. Pond has been armed with an Inspector Gadget-style stretch device, which he can use to view higher areas or claw onto ceilings so as to slide across them.****The gameplay takes place across worlds themed around particular types of toys, such as sporting goods, candy and aircraft. The levels scroll sideways, although a small amount of vertical movement is included. On each level Pond must collect 2 penguins and reach the exit, although there are usually multiple exits and lots of secret areas to explore. After completing each pair of two worlds (each of which has three sub levels), a boss must be faced.&lt;/story&gt; &lt;/game&gt;</text:p>
          </table:table-cell>
        </table:table-row>
        <table:table-row table:style-name="ro1">
          <table:table-cell office:value-type="string">
            <text:p>Jang Pung II (Korea) (Unl)</text:p>
          </table:table-cell>
          <table:table-cell office:value-type="string">
            <text:p>1993</text:p>
          </table:table-cell>
          <table:table-cell office:value-type="string">
            <text:p>ESRB - E (Everyone)</text:p>
          </table:table-cell>
          <table:table-cell office:value-type="string">
            <text:p>Jang Pung II </text:p>
          </table:table-cell>
          <table:table-cell office:value-type="string">
            <text:p>Sieco</text:p>
          </table:table-cell>
          <table:table-cell office:value-type="string">
            <text:p>Open Corp. </text:p>
          </table:table-cell>
          <table:table-cell office:value-type="string">
            <text:p>Fighter</text:p>
          </table:table-cell>
          <table:table-cell office:value-type="string">
            <text:p>3.6</text:p>
          </table:table-cell>
          <table:table-cell office:value-type="string">
            <text:p>1-2 Players</text:p>
          </table:table-cell>
          <table:table-cell office:value-type="string">
            <text:p>No Description Available!</text:p>
          </table:table-cell>
          <table:table-cell table:formula="of:=CONCATENATE(&quot;&lt;game name=&quot;;CHAR(34);[.A128];CHAR(34);&quot;&gt; &lt;year&gt;&quot;;[.B128];&quot;&lt;/year&gt; &lt;rating&gt;&quot;;[.C128];&quot;&lt;/rating&gt; &lt;title&gt;&quot;;[.D128];&quot;&lt;/title&gt; &lt;pub&gt;&quot;;[.E128];&quot;&lt;/pub&gt; &lt;dev&gt;&quot;;[.F128];&quot;&lt;/dev&gt; &lt;genre&gt;&quot;;[.G128];&quot;&lt;/genre&gt; &lt;score&gt;&quot;;[.H128];&quot;&lt;/score&gt; &lt;player&gt;&quot;;[.I128];&quot;&lt;/player&gt; &lt;story&gt;&quot;;[.J128];&quot;&lt;/story&gt; &lt;/game&gt;&quot;)" office:value-type="string" office:string-value="&lt;game name=&quot;Jang Pung II (Korea) (Unl)&quot;&gt; &lt;year&gt;1993&lt;/year&gt; &lt;rating&gt;ESRB - E (Everyone)&lt;/rating&gt; &lt;title&gt;Jang Pung II &lt;/title&gt; &lt;pub&gt;Sieco&lt;/pub&gt; &lt;dev&gt;Open Corp. &lt;/dev&gt; &lt;genre&gt;Fighter&lt;/genre&gt; &lt;score&gt;3.6&lt;/score&gt; &lt;player&gt;1-2 Players&lt;/player&gt; &lt;story&gt;No Description Available!&lt;/story&gt; &lt;/game&gt;">
            <text:p>&lt;game name="Jang Pung II (Korea) (Unl)"&gt; &lt;year&gt;1993&lt;/year&gt; &lt;rating&gt;ESRB - E (Everyone)&lt;/rating&gt; &lt;title&gt;Jang Pung II &lt;/title&gt; &lt;pub&gt;Sieco&lt;/pub&gt; &lt;dev&gt;Open Corp. &lt;/dev&gt; &lt;genre&gt;Fighter&lt;/genre&gt; &lt;score&gt;3.6&lt;/score&gt; &lt;player&gt;1-2 Players&lt;/player&gt; &lt;story&gt;No Description Available!&lt;/story&gt; &lt;/game&gt;</text:p>
          </table:table-cell>
        </table:table-row>
        <table:table-row table:style-name="ro1">
          <table:table-cell office:value-type="string">
            <text:p>Jeopardy! - Sports Edition (USA, Europe)</text:p>
          </table:table-cell>
          <table:table-cell office:value-type="string">
            <text:p>1994</text:p>
          </table:table-cell>
          <table:table-cell office:value-type="string">
            <text:p>ESRB - E (Everyone)</text:p>
          </table:table-cell>
          <table:table-cell office:value-type="string">
            <text:p>Jeopardy! - Sports Edition </text:p>
          </table:table-cell>
          <table:table-cell table:number-columns-repeated="2" office:value-type="string">
            <text:p>GameTek, Inc.</text:p>
          </table:table-cell>
          <table:table-cell office:value-type="string">
            <text:p>Game Show</text:p>
          </table:table-cell>
          <table:table-cell office:value-type="string">
            <text:p>2.2</text:p>
          </table:table-cell>
          <table:table-cell office:value-type="string">
            <text:p>1-2 Players</text:p>
          </table:table-cell>
          <table:table-cell office:value-type="string">
            <text:p>The handheld version of the console versions is along the same lines. <text:s/>It does feature sports-related questions as the main bulk of the game where the player answers questions in three rounds using the D-Pad to spell out answers. <text:s/>However, it does not feature digitized contestants, studio or the host Alex Trebek, though it does feature a photo likeness of him for intros. <text:s/>Instead it features a more cartoonish look without sports-themed contestants and less questions than the console versions. <text:s/>It does feature a two-player option utilizing the link cable allowing friends to compete head-to-head, but only allows the player to compete against one computer opponent as opposed to two as in other versions.</text:p>
          </table:table-cell>
          <table:table-cell table:formula="of:=CONCATENATE(&quot;&lt;game name=&quot;;CHAR(34);[.A129];CHAR(34);&quot;&gt; &lt;year&gt;&quot;;[.B129];&quot;&lt;/year&gt; &lt;rating&gt;&quot;;[.C129];&quot;&lt;/rating&gt; &lt;title&gt;&quot;;[.D129];&quot;&lt;/title&gt; &lt;pub&gt;&quot;;[.E129];&quot;&lt;/pub&gt; &lt;dev&gt;&quot;;[.F129];&quot;&lt;/dev&gt; &lt;genre&gt;&quot;;[.G129];&quot;&lt;/genre&gt; &lt;score&gt;&quot;;[.H129];&quot;&lt;/score&gt; &lt;player&gt;&quot;;[.I129];&quot;&lt;/player&gt; &lt;story&gt;&quot;;[.J129];&quot;&lt;/story&gt; &lt;/game&gt;&quot;)" office:value-type="string" office:string-value="&lt;game name=&quot;Jeopardy! - Sports Edition (USA, Europe)&quot;&gt; &lt;year&gt;1994&lt;/year&gt; &lt;rating&gt;ESRB - E (Everyone)&lt;/rating&gt; &lt;title&gt;Jeopardy! - Sports Edition &lt;/title&gt; &lt;pub&gt;GameTek, Inc.&lt;/pub&gt; &lt;dev&gt;GameTek, Inc.&lt;/dev&gt; &lt;genre&gt;Game Show&lt;/genre&gt; &lt;score&gt;2.2&lt;/score&gt; &lt;player&gt;1-2 Players&lt;/player&gt; &lt;story&gt;The handheld version of the console versions is along the same lines.  It does feature sports-related questions as the main bulk of the game where the player answers questions in three rounds using the D-Pad to spell out answers.  However, it does not feature digitized contestants, studio or the host Alex Trebek, though it does feature a photo likeness of him for intros.  Instead it features a more cartoonish look without sports-themed contestants and less questions than the console versions.  It does feature a two-player option utilizing the link cable allowing friends to compete head-to-head, but only allows the player to compete against one computer opponent as opposed to two as in other versions.&lt;/story&gt; &lt;/game&gt;">
            <text:p>&lt;game name="Jeopardy! - Sports Edition (USA, Europe)"&gt; &lt;year&gt;1994&lt;/year&gt; &lt;rating&gt;ESRB - E (Everyone)&lt;/rating&gt; &lt;title&gt;Jeopardy! - Sports Edition &lt;/title&gt; &lt;pub&gt;GameTek, Inc.&lt;/pub&gt; &lt;dev&gt;GameTek, Inc.&lt;/dev&gt; &lt;genre&gt;Game Show&lt;/genre&gt; &lt;score&gt;2.2&lt;/score&gt; &lt;player&gt;1-2 Players&lt;/player&gt; &lt;story&gt;The handheld version of the console versions is along the same lines. <text:s/>It does feature sports-related questions as the main bulk of the game where the player answers questions in three rounds using the D-Pad to spell out answers. <text:s/>However, it does not feature digitized contestants, studio or the host Alex Trebek, though it does feature a photo likeness of him for intros. <text:s/>Instead it features a more cartoonish look without sports-themed contestants and less questions than the console versions. <text:s/>It does feature a two-player option utilizing the link cable allowing friends to compete head-to-head, but only allows the player to compete against one computer opponent as opposed to two as in other versions.&lt;/story&gt; &lt;/game&gt;</text:p>
          </table:table-cell>
        </table:table-row>
        <table:table-row table:style-name="ro1">
          <table:table-cell office:value-type="string">
            <text:p>Jeopardy! (USA)</text:p>
          </table:table-cell>
          <table:table-cell office:value-type="string">
            <text:p>1992</text:p>
          </table:table-cell>
          <table:table-cell office:value-type="string">
            <text:p>ESRB - E (Everyone)</text:p>
          </table:table-cell>
          <table:table-cell office:value-type="string">
            <text:p>Jeopardy! </text:p>
          </table:table-cell>
          <table:table-cell table:number-columns-repeated="2" office:value-type="string">
            <text:p>GameTek, Inc.</text:p>
          </table:table-cell>
          <table:table-cell office:value-type="string">
            <text:p>Game Show</text:p>
          </table:table-cell>
          <table:table-cell office:value-type="string">
            <text:p>2.4</text:p>
          </table:table-cell>
          <table:table-cell office:value-type="string">
            <text:p>1-2 Players</text:p>
          </table:table-cell>
          <table:table-cell office:value-type="string">
            <text:p>Jeopardy! is a conversion of the long-running TV quiz show where the answers are given and contestants must provide the questions. Compared to the Genesis version released a year earlier, the Game Gear version features only about half the number of questions, and replaces the console version's photo-realistic style with a more cartoon-like approach. Unlike in the actual TV show, there always only two contestants. Players can choose their avatar from six different characters. The game supports one or two players: in a two-player game, both share the same Game Gear and must buzz in by using either the d-pad or the face buttons. Once buzzed in, the question must be spelled out within 60 seconds, with the game allowing for some spelling variations and minor misspellings. Game rules are accurate to the original show and include Daily Doubles and the Double Jeopardy and Final Jeopardy rounds. The game features a cartoon representation and digitized speech samples of TV host Alex Trebek (plus a digitized picture on boot-up) and a rendition of the original theme music.</text:p>
          </table:table-cell>
          <table:table-cell table:formula="of:=CONCATENATE(&quot;&lt;game name=&quot;;CHAR(34);[.A130];CHAR(34);&quot;&gt; &lt;year&gt;&quot;;[.B130];&quot;&lt;/year&gt; &lt;rating&gt;&quot;;[.C130];&quot;&lt;/rating&gt; &lt;title&gt;&quot;;[.D130];&quot;&lt;/title&gt; &lt;pub&gt;&quot;;[.E130];&quot;&lt;/pub&gt; &lt;dev&gt;&quot;;[.F130];&quot;&lt;/dev&gt; &lt;genre&gt;&quot;;[.G130];&quot;&lt;/genre&gt; &lt;score&gt;&quot;;[.H130];&quot;&lt;/score&gt; &lt;player&gt;&quot;;[.I130];&quot;&lt;/player&gt; &lt;story&gt;&quot;;[.J130];&quot;&lt;/story&gt; &lt;/game&gt;&quot;)" office:value-type="string" office:string-value="&lt;game name=&quot;Jeopardy! (USA)&quot;&gt; &lt;year&gt;1992&lt;/year&gt; &lt;rating&gt;ESRB - E (Everyone)&lt;/rating&gt; &lt;title&gt;Jeopardy! &lt;/title&gt; &lt;pub&gt;GameTek, Inc.&lt;/pub&gt; &lt;dev&gt;GameTek, Inc.&lt;/dev&gt; &lt;genre&gt;Game Show&lt;/genre&gt; &lt;score&gt;2.4&lt;/score&gt; &lt;player&gt;1-2 Players&lt;/player&gt; &lt;story&gt;Jeopardy! is a conversion of the long-running TV quiz show where the answers are given and contestants must provide the questions. Compared to the Genesis version released a year earlier, the Game Gear version features only about half the number of questions, and replaces the console version's photo-realistic style with a more cartoon-like approach. Unlike in the actual TV show, there always only two contestants. Players can choose their avatar from six different characters. The game supports one or two players: in a two-player game, both share the same Game Gear and must buzz in by using either the d-pad or the face buttons. Once buzzed in, the question must be spelled out within 60 seconds, with the game allowing for some spelling variations and minor misspellings. Game rules are accurate to the original show and include Daily Doubles and the Double Jeopardy and Final Jeopardy rounds. The game features a cartoon representation and digitized speech samples of TV host Alex Trebek (plus a digitized picture on boot-up) and a rendition of the original theme music.&lt;/story&gt; &lt;/game&gt;">
            <text:p>&lt;game name="Jeopardy! (USA)"&gt; &lt;year&gt;1992&lt;/year&gt; &lt;rating&gt;ESRB - E (Everyone)&lt;/rating&gt; &lt;title&gt;Jeopardy! &lt;/title&gt; &lt;pub&gt;GameTek, Inc.&lt;/pub&gt; &lt;dev&gt;GameTek, Inc.&lt;/dev&gt; &lt;genre&gt;Game Show&lt;/genre&gt; &lt;score&gt;2.4&lt;/score&gt; &lt;player&gt;1-2 Players&lt;/player&gt; &lt;story&gt;Jeopardy! is a conversion of the long-running TV quiz show where the answers are given and contestants must provide the questions. Compared to the Genesis version released a year earlier, the Game Gear version features only about half the number of questions, and replaces the console version's photo-realistic style with a more cartoon-like approach. Unlike in the actual TV show, there always only two contestants. Players can choose their avatar from six different characters. The game supports one or two players: in a two-player game, both share the same Game Gear and must buzz in by using either the d-pad or the face buttons. Once buzzed in, the question must be spelled out within 60 seconds, with the game allowing for some spelling variations and minor misspellings. Game rules are accurate to the original show and include Daily Doubles and the Double Jeopardy and Final Jeopardy rounds. The game features a cartoon representation and digitized speech samples of TV host Alex Trebek (plus a digitized picture on boot-up) and a rendition of the original theme music.&lt;/story&gt; &lt;/game&gt;</text:p>
          </table:table-cell>
        </table:table-row>
        <table:table-row table:style-name="ro1">
          <table:table-cell office:value-type="string">
            <text:p>Joe Montana's Football (USA, Europe)</text:p>
          </table:table-cell>
          <table:table-cell office:value-type="string">
            <text:p>1991</text:p>
          </table:table-cell>
          <table:table-cell office:value-type="string">
            <text:p>ESRB - E (Everyone)</text:p>
          </table:table-cell>
          <table:table-cell office:value-type="string">
            <text:p>Joe Montana's Football </text:p>
          </table:table-cell>
          <table:table-cell office:value-type="string">
            <text:p>SEGA of America, Inc.</text:p>
          </table:table-cell>
          <table:table-cell office:value-type="string">
            <text:p>BlueSky Software, Inc.</text:p>
          </table:table-cell>
          <table:table-cell office:value-type="string">
            <text:p>Sports/Football</text:p>
          </table:table-cell>
          <table:table-cell office:value-type="string">
            <text:p>3.2</text:p>
          </table:table-cell>
          <table:table-cell office:value-type="string">
            <text:p>1-2 Players</text:p>
          </table:table-cell>
          <table:table-cell office:value-type="string">
            <text:p>Joe Montana (Joe Cool) was an American National Football League player playing for the San Francisco 49ers as a quarterback. He was voted by the Associated Press as the most valuable player two years running (1989-90). <text:s/>In Joe Montana Football the player can play a game of American Football with Joe Montana giving the player basic tips on the next best move. The player can play against a friend or play the computer with 3 difficulty levels (beginner, normal, and professional) in a full game (5 min per quarter) using all the real rules and scoring. The teams are made up of 28 American city names with no team names (or player names) mentioned. Once the coin is flipped and the kick-off the game begins. <text:s/>The player controls the on-screen player as they try to run up the field. Once the player is downed the game turns to a play selection screen where the player can choose their next play (tactic) out of the 17 different preset plays available, as well as a punt, attempt at a field goal, or a turnover, all done in full view of the opponent (the CPU will change their play to match yours). More often then not Joe himself will give a tip on the best play that it will default to. On the field the player controlling the quarterback can throw it to the receiver (changing the player control to the receiver), change the receiver to pass to, or try to run with the quarterback. When play changes hands and the player becomes a defender the player has 6 defensive plays to choose from as well as a turnover. On the field the player controls a single player chosen by cycling though the players or selecting the player closest to the selected receiver. Two player mode works the same as single player but with a player instead of the computer.</text:p>
          </table:table-cell>
          <table:table-cell table:formula="of:=CONCATENATE(&quot;&lt;game name=&quot;;CHAR(34);[.A131];CHAR(34);&quot;&gt; &lt;year&gt;&quot;;[.B131];&quot;&lt;/year&gt; &lt;rating&gt;&quot;;[.C131];&quot;&lt;/rating&gt; &lt;title&gt;&quot;;[.D131];&quot;&lt;/title&gt; &lt;pub&gt;&quot;;[.E131];&quot;&lt;/pub&gt; &lt;dev&gt;&quot;;[.F131];&quot;&lt;/dev&gt; &lt;genre&gt;&quot;;[.G131];&quot;&lt;/genre&gt; &lt;score&gt;&quot;;[.H131];&quot;&lt;/score&gt; &lt;player&gt;&quot;;[.I131];&quot;&lt;/player&gt; &lt;story&gt;&quot;;[.J131];&quot;&lt;/story&gt; &lt;/game&gt;&quot;)" office:value-type="string" office:string-value="&lt;game name=&quot;Joe Montana's Football (USA, Europe)&quot;&gt; &lt;year&gt;1991&lt;/year&gt; &lt;rating&gt;ESRB - E (Everyone)&lt;/rating&gt; &lt;title&gt;Joe Montana's Football &lt;/title&gt; &lt;pub&gt;SEGA of America, Inc.&lt;/pub&gt; &lt;dev&gt;BlueSky Software, Inc.&lt;/dev&gt; &lt;genre&gt;Sports/Football&lt;/genre&gt; &lt;score&gt;3.2&lt;/score&gt; &lt;player&gt;1-2 Players&lt;/player&gt; &lt;story&gt;Joe Montana (Joe Cool) was an American National Football League player playing for the San Francisco 49ers as a quarterback. He was voted by the Associated Press as the most valuable player two years running (1989-90).  In Joe Montana Football the player can play a game of American Football with Joe Montana giving the player basic tips on the next best move. The player can play against a friend or play the computer with 3 difficulty levels (beginner, normal, and professional) in a full game (5 min per quarter) using all the real rules and scoring. The teams are made up of 28 American city names with no team names (or player names) mentioned. Once the coin is flipped and the kick-off the game begins.  The player controls the on-screen player as they try to run up the field. Once the player is downed the game turns to a play selection screen where the player can choose their next play (tactic) out of the 17 different preset plays available, as well as a punt, attempt at a field goal, or a turnover, all done in full view of the opponent (the CPU will change their play to match yours). More often then not Joe himself will give a tip on the best play that it will default to. On the field the player controlling the quarterback can throw it to the receiver (changing the player control to the receiver), change the receiver to pass to, or try to run with the quarterback. When play changes hands and the player becomes a defender the player has 6 defensive plays to choose from as well as a turnover. On the field the player controls a single player chosen by cycling though the players or selecting the player closest to the selected receiver. Two player mode works the same as single player but with a player instead of the computer.&lt;/story&gt; &lt;/game&gt;">
            <text:p>&lt;game name="Joe Montana's Football (USA, Europe)"&gt; &lt;year&gt;1991&lt;/year&gt; &lt;rating&gt;ESRB - E (Everyone)&lt;/rating&gt; &lt;title&gt;Joe Montana's Football &lt;/title&gt; &lt;pub&gt;SEGA of America, Inc.&lt;/pub&gt; &lt;dev&gt;BlueSky Software, Inc.&lt;/dev&gt; &lt;genre&gt;Sports/Football&lt;/genre&gt; &lt;score&gt;3.2&lt;/score&gt; &lt;player&gt;1-2 Players&lt;/player&gt; &lt;story&gt;Joe Montana (Joe Cool) was an American National Football League player playing for the San Francisco 49ers as a quarterback. He was voted by the Associated Press as the most valuable player two years running (1989-90). <text:s/>In Joe Montana Football the player can play a game of American Football with Joe Montana giving the player basic tips on the next best move. The player can play against a friend or play the computer with 3 difficulty levels (beginner, normal, and professional) in a full game (5 min per quarter) using all the real rules and scoring. The teams are made up of 28 American city names with no team names (or player names) mentioned. Once the coin is flipped and the kick-off the game begins. <text:s/>The player controls the on-screen player as they try to run up the field. Once the player is downed the game turns to a play selection screen where the player can choose their next play (tactic) out of the 17 different preset plays available, as well as a punt, attempt at a field goal, or a turnover, all done in full view of the opponent (the CPU will change their play to match yours). More often then not Joe himself will give a tip on the best play that it will default to. On the field the player controlling the quarterback can throw it to the receiver (changing the player control to the receiver), change the receiver to pass to, or try to run with the quarterback. When play changes hands and the player becomes a defender the player has 6 defensive plays to choose from as well as a turnover. On the field the player controls a single player chosen by cycling though the players or selecting the player closest to the selected receiver. Two player mode works the same as single player but with a player instead of the computer.&lt;/story&gt; &lt;/game&gt;</text:p>
          </table:table-cell>
        </table:table-row>
        <table:table-row table:style-name="ro1">
          <table:table-cell office:value-type="string">
            <text:p>Journey from Darkness - Strider Returns (USA, Europe)</text:p>
          </table:table-cell>
          <table:table-cell office:value-type="string">
            <text:p>1994</text:p>
          </table:table-cell>
          <table:table-cell office:value-type="string">
            <text:p>ESRB - E (Everyone)</text:p>
          </table:table-cell>
          <table:table-cell office:value-type="string">
            <text:p>Journey from Darkness - Strider Returns </text:p>
          </table:table-cell>
          <table:table-cell table:number-columns-repeated="2" office:value-type="string">
            <text:p>U.S. Gold Ltd.</text:p>
          </table:table-cell>
          <table:table-cell office:value-type="string">
            <text:p>Platform</text:p>
          </table:table-cell>
          <table:table-cell office:value-type="string">
            <text:p>3.0</text:p>
          </table:table-cell>
          <table:table-cell office:value-type="string">
            <text:p>1 Player</text:p>
          </table:table-cell>
          <table:table-cell office:value-type="string">
            <text:p>Strider has been called into action to save the people of the planet Magenta, armed with a Gyro laser and matter converter. He must fight his way through a forest, a ruined city, underground colonies, a roof-top battle, and finally the prison ship in which the Megantan leader is held. The gameplay is similar to the original, consisting of running, jumping and attacking, with a very dynamic central character. The laser gun can be used while standing still; moving attacks with the sword are still possible, with the two weapons combining similarly to the Switchblade games. Tokens can be collected, which will turn you into a robot to face the end-of-level enemies if enough are collected.</text:p>
          </table:table-cell>
          <table:table-cell table:formula="of:=CONCATENATE(&quot;&lt;game name=&quot;;CHAR(34);[.A132];CHAR(34);&quot;&gt; &lt;year&gt;&quot;;[.B132];&quot;&lt;/year&gt; &lt;rating&gt;&quot;;[.C132];&quot;&lt;/rating&gt; &lt;title&gt;&quot;;[.D132];&quot;&lt;/title&gt; &lt;pub&gt;&quot;;[.E132];&quot;&lt;/pub&gt; &lt;dev&gt;&quot;;[.F132];&quot;&lt;/dev&gt; &lt;genre&gt;&quot;;[.G132];&quot;&lt;/genre&gt; &lt;score&gt;&quot;;[.H132];&quot;&lt;/score&gt; &lt;player&gt;&quot;;[.I132];&quot;&lt;/player&gt; &lt;story&gt;&quot;;[.J132];&quot;&lt;/story&gt; &lt;/game&gt;&quot;)" office:value-type="string" office:string-value="&lt;game name=&quot;Journey from Darkness - Strider Returns (USA, Europe)&quot;&gt; &lt;year&gt;1994&lt;/year&gt; &lt;rating&gt;ESRB - E (Everyone)&lt;/rating&gt; &lt;title&gt;Journey from Darkness - Strider Returns &lt;/title&gt; &lt;pub&gt;U.S. Gold Ltd.&lt;/pub&gt; &lt;dev&gt;U.S. Gold Ltd.&lt;/dev&gt; &lt;genre&gt;Platform&lt;/genre&gt; &lt;score&gt;3.0&lt;/score&gt; &lt;player&gt;1 Player&lt;/player&gt; &lt;story&gt;Strider has been called into action to save the people of the planet Magenta, armed with a Gyro laser and matter converter. He must fight his way through a forest, a ruined city, underground colonies, a roof-top battle, and finally the prison ship in which the Megantan leader is held. The gameplay is similar to the original, consisting of running, jumping and attacking, with a very dynamic central character. The laser gun can be used while standing still; moving attacks with the sword are still possible, with the two weapons combining similarly to the Switchblade games. Tokens can be collected, which will turn you into a robot to face the end-of-level enemies if enough are collected.&lt;/story&gt; &lt;/game&gt;">
            <text:p>&lt;game name="Journey from Darkness - Strider Returns (USA, Europe)"&gt; &lt;year&gt;1994&lt;/year&gt; &lt;rating&gt;ESRB - E (Everyone)&lt;/rating&gt; &lt;title&gt;Journey from Darkness - Strider Returns &lt;/title&gt; &lt;pub&gt;U.S. Gold Ltd.&lt;/pub&gt; &lt;dev&gt;U.S. Gold Ltd.&lt;/dev&gt; &lt;genre&gt;Platform&lt;/genre&gt; &lt;score&gt;3.0&lt;/score&gt; &lt;player&gt;1 Player&lt;/player&gt; &lt;story&gt;Strider has been called into action to save the people of the planet Magenta, armed with a Gyro laser and matter converter. He must fight his way through a forest, a ruined city, underground colonies, a roof-top battle, and finally the prison ship in which the Megantan leader is held. The gameplay is similar to the original, consisting of running, jumping and attacking, with a very dynamic central character. The laser gun can be used while standing still; moving attacks with the sword are still possible, with the two weapons combining similarly to the Switchblade games. Tokens can be collected, which will turn you into a robot to face the end-of-level enemies if enough are collected.&lt;/story&gt; &lt;/game&gt;</text:p>
          </table:table-cell>
        </table:table-row>
        <table:table-row table:style-name="ro1">
          <table:table-cell office:value-type="string">
            <text:p>Judge Dredd (USA, Europe)</text:p>
          </table:table-cell>
          <table:table-cell office:value-type="string">
            <text:p>1995</text:p>
          </table:table-cell>
          <table:table-cell office:value-type="string">
            <text:p>ESRB - T (Teen)</text:p>
          </table:table-cell>
          <table:table-cell office:value-type="string">
            <text:p>Judge Dredd </text:p>
          </table:table-cell>
          <table:table-cell office:value-type="string">
            <text:p>Acclaim Entertainment, Inc.</text:p>
          </table:table-cell>
          <table:table-cell office:value-type="string">
            <text:p>Probe Entertainment Ltd.</text:p>
          </table:table-cell>
          <table:table-cell office:value-type="string">
            <text:p>Action</text:p>
          </table:table-cell>
          <table:table-cell office:value-type="string">
            <text:p>4.3</text:p>
          </table:table-cell>
          <table:table-cell office:value-type="string">
            <text:p>1 Player</text:p>
          </table:table-cell>
          <table:table-cell office:value-type="string">
            <text:p>Judge Dredd is a platform action game based on the British comic book character of the same name and the 1995 movie that tarnished that name. <text:s/>The game was a multi system release so it fits the standard console jump/shoot/duck formula although it does add some unique twists such as wounding enemies so that they surrender and can be arrested.****The initial levels follow the plot of the movie with futuristic lawman Judge Dredd framed and sent to the Aspen penal colony from which he must escape and prove his innocence. <text:s/>Following the fight at the top of the Statue of Liberty that ended the film, the game continues on with levels and characters inspired by the comic book culminating with a battle against the Dark Judges on Deadworld.</text:p>
          </table:table-cell>
          <table:table-cell table:formula="of:=CONCATENATE(&quot;&lt;game name=&quot;;CHAR(34);[.A133];CHAR(34);&quot;&gt; &lt;year&gt;&quot;;[.B133];&quot;&lt;/year&gt; &lt;rating&gt;&quot;;[.C133];&quot;&lt;/rating&gt; &lt;title&gt;&quot;;[.D133];&quot;&lt;/title&gt; &lt;pub&gt;&quot;;[.E133];&quot;&lt;/pub&gt; &lt;dev&gt;&quot;;[.F133];&quot;&lt;/dev&gt; &lt;genre&gt;&quot;;[.G133];&quot;&lt;/genre&gt; &lt;score&gt;&quot;;[.H133];&quot;&lt;/score&gt; &lt;player&gt;&quot;;[.I133];&quot;&lt;/player&gt; &lt;story&gt;&quot;;[.J133];&quot;&lt;/story&gt; &lt;/game&gt;&quot;)" office:value-type="string" office:string-value="&lt;game name=&quot;Judge Dredd (USA, Europe)&quot;&gt; &lt;year&gt;1995&lt;/year&gt; &lt;rating&gt;ESRB - T (Teen)&lt;/rating&gt; &lt;title&gt;Judge Dredd &lt;/title&gt; &lt;pub&gt;Acclaim Entertainment, Inc.&lt;/pub&gt; &lt;dev&gt;Probe Entertainment Ltd.&lt;/dev&gt; &lt;genre&gt;Action&lt;/genre&gt; &lt;score&gt;4.3&lt;/score&gt; &lt;player&gt;1 Player&lt;/player&gt; &lt;story&gt;Judge Dredd is a platform action game based on the British comic book character of the same name and the 1995 movie that tarnished that name.  The game was a multi system release so it fits the standard console jump/shoot/duck formula although it does add some unique twists such as wounding enemies so that they surrender and can be arrested.****The initial levels follow the plot of the movie with futuristic lawman Judge Dredd framed and sent to the Aspen penal colony from which he must escape and prove his innocence.  Following the fight at the top of the Statue of Liberty that ended the film, the game continues on with levels and characters inspired by the comic book culminating with a battle against the Dark Judges on Deadworld.&lt;/story&gt; &lt;/game&gt;">
            <text:p>&lt;game name="Judge Dredd (USA, Europe)"&gt; &lt;year&gt;1995&lt;/year&gt; &lt;rating&gt;ESRB - T (Teen)&lt;/rating&gt; &lt;title&gt;Judge Dredd &lt;/title&gt; &lt;pub&gt;Acclaim Entertainment, Inc.&lt;/pub&gt; &lt;dev&gt;Probe Entertainment Ltd.&lt;/dev&gt; &lt;genre&gt;Action&lt;/genre&gt; &lt;score&gt;4.3&lt;/score&gt; &lt;player&gt;1 Player&lt;/player&gt; &lt;story&gt;Judge Dredd is a platform action game based on the British comic book character of the same name and the 1995 movie that tarnished that name. <text:s/>The game was a multi system release so it fits the standard console jump/shoot/duck formula although it does add some unique twists such as wounding enemies so that they surrender and can be arrested.****The initial levels follow the plot of the movie with futuristic lawman Judge Dredd framed and sent to the Aspen penal colony from which he must escape and prove his innocence. <text:s/>Following the fight at the top of the Statue of Liberty that ended the film, the game continues on with levels and characters inspired by the comic book culminating with a battle against the Dark Judges on Deadworld.&lt;/story&gt; &lt;/game&gt;</text:p>
          </table:table-cell>
        </table:table-row>
        <table:table-row table:style-name="ro1">
          <table:table-cell office:value-type="string">
            <text:p>Junction (USA, Europe)</text:p>
          </table:table-cell>
          <table:table-cell office:value-type="string">
            <text:p>1991</text:p>
          </table:table-cell>
          <table:table-cell office:value-type="string">
            <text:p>ESRB - E (Everyone)</text:p>
          </table:table-cell>
          <table:table-cell office:value-type="string">
            <text:p>Junction </text:p>
          </table:table-cell>
          <table:table-cell office:value-type="string">
            <text:p>Konami, Inc.</text:p>
          </table:table-cell>
          <table:table-cell office:value-type="string">
            <text:p>Konami Industry Co. Ltd.</text:p>
          </table:table-cell>
          <table:table-cell office:value-type="string">
            <text:p>Puzzle</text:p>
          </table:table-cell>
          <table:table-cell office:value-type="string">
            <text:p>3.8</text:p>
          </table:table-cell>
          <table:table-cell office:value-type="string">
            <text:p>1 Player</text:p>
          </table:table-cell>
          <table:table-cell office:value-type="string">
            <text:p>Junction on the Game Gear plays much like its Genesis equivalent but the view is top-down rather than isometric. The object is still to guide the ball along a path to the exit, shifting tiles as needed.</text:p>
          </table:table-cell>
          <table:table-cell table:formula="of:=CONCATENATE(&quot;&lt;game name=&quot;;CHAR(34);[.A134];CHAR(34);&quot;&gt; &lt;year&gt;&quot;;[.B134];&quot;&lt;/year&gt; &lt;rating&gt;&quot;;[.C134];&quot;&lt;/rating&gt; &lt;title&gt;&quot;;[.D134];&quot;&lt;/title&gt; &lt;pub&gt;&quot;;[.E134];&quot;&lt;/pub&gt; &lt;dev&gt;&quot;;[.F134];&quot;&lt;/dev&gt; &lt;genre&gt;&quot;;[.G134];&quot;&lt;/genre&gt; &lt;score&gt;&quot;;[.H134];&quot;&lt;/score&gt; &lt;player&gt;&quot;;[.I134];&quot;&lt;/player&gt; &lt;story&gt;&quot;;[.J134];&quot;&lt;/story&gt; &lt;/game&gt;&quot;)" office:value-type="string" office:string-value="&lt;game name=&quot;Junction (USA, Europe)&quot;&gt; &lt;year&gt;1991&lt;/year&gt; &lt;rating&gt;ESRB - E (Everyone)&lt;/rating&gt; &lt;title&gt;Junction &lt;/title&gt; &lt;pub&gt;Konami, Inc.&lt;/pub&gt; &lt;dev&gt;Konami Industry Co. Ltd.&lt;/dev&gt; &lt;genre&gt;Puzzle&lt;/genre&gt; &lt;score&gt;3.8&lt;/score&gt; &lt;player&gt;1 Player&lt;/player&gt; &lt;story&gt;Junction on the Game Gear plays much like its Genesis equivalent but the view is top-down rather than isometric. The object is still to guide the ball along a path to the exit, shifting tiles as needed.&lt;/story&gt; &lt;/game&gt;">
            <text:p>&lt;game name="Junction (USA, Europe)"&gt; &lt;year&gt;1991&lt;/year&gt; &lt;rating&gt;ESRB - E (Everyone)&lt;/rating&gt; &lt;title&gt;Junction &lt;/title&gt; &lt;pub&gt;Konami, Inc.&lt;/pub&gt; &lt;dev&gt;Konami Industry Co. Ltd.&lt;/dev&gt; &lt;genre&gt;Puzzle&lt;/genre&gt; &lt;score&gt;3.8&lt;/score&gt; &lt;player&gt;1 Player&lt;/player&gt; &lt;story&gt;Junction on the Game Gear plays much like its Genesis equivalent but the view is top-down rather than isometric. The object is still to guide the ball along a path to the exit, shifting tiles as needed.&lt;/story&gt; &lt;/game&gt;</text:p>
          </table:table-cell>
        </table:table-row>
        <table:table-row table:style-name="ro1">
          <table:table-cell office:value-type="string">
            <text:p>Jungle Book, The (USA)</text:p>
          </table:table-cell>
          <table:table-cell office:value-type="string">
            <text:p>1994</text:p>
          </table:table-cell>
          <table:table-cell office:value-type="string">
            <text:p>ESRB - E (Everyone)</text:p>
          </table:table-cell>
          <table:table-cell office:value-type="string">
            <text:p>Jungle Book, The </text:p>
          </table:table-cell>
          <table:table-cell office:value-type="string">
            <text:p>Virgin Interactive Entertainment, Inc.</text:p>
          </table:table-cell>
          <table:table-cell office:value-type="string">
            <text:p>Syrox Developments, Ltd.</text:p>
          </table:table-cell>
          <table:table-cell office:value-type="string">
            <text:p>Action</text:p>
          </table:table-cell>
          <table:table-cell office:value-type="string">
            <text:p>3.4</text:p>
          </table:table-cell>
          <table:table-cell office:value-type="string">
            <text:p>1 Player</text:p>
          </table:table-cell>
          <table:table-cell office:value-type="string">
            <text:p>This 8-bit adaptation of Disney's 1967 animated film Jungle Book is slightly different from the other versions. Although most of the main elements remain the same, the most noticeable differences are in level design and some missing items.****The player controls Mowgli in his journey to the human village. Mowgli will swing on and climb vines, run and jump while facing enemies such as coconut-throwing monkeys, snakes and vampire bats. To fight them, Mowgli can throw bananas in eight directions. He'll also find upgrades and weapons such as boomerangs inside banana bunches. There are some boss fights with main characters of the movie, such as the snake Kaa.****The objective of each of the 10 time-limited levels (or "scenes") is to collect gems scattered around them. Collecting certain amounts of gems grant access to bonus levels. The player starts the game with 4 lives and 1 continue.</text:p>
          </table:table-cell>
          <table:table-cell table:formula="of:=CONCATENATE(&quot;&lt;game name=&quot;;CHAR(34);[.A135];CHAR(34);&quot;&gt; &lt;year&gt;&quot;;[.B135];&quot;&lt;/year&gt; &lt;rating&gt;&quot;;[.C135];&quot;&lt;/rating&gt; &lt;title&gt;&quot;;[.D135];&quot;&lt;/title&gt; &lt;pub&gt;&quot;;[.E135];&quot;&lt;/pub&gt; &lt;dev&gt;&quot;;[.F135];&quot;&lt;/dev&gt; &lt;genre&gt;&quot;;[.G135];&quot;&lt;/genre&gt; &lt;score&gt;&quot;;[.H135];&quot;&lt;/score&gt; &lt;player&gt;&quot;;[.I135];&quot;&lt;/player&gt; &lt;story&gt;&quot;;[.J135];&quot;&lt;/story&gt; &lt;/game&gt;&quot;)" office:value-type="string" office:string-value="&lt;game name=&quot;Jungle Book, The (USA)&quot;&gt; &lt;year&gt;1994&lt;/year&gt; &lt;rating&gt;ESRB - E (Everyone)&lt;/rating&gt; &lt;title&gt;Jungle Book, The &lt;/title&gt; &lt;pub&gt;Virgin Interactive Entertainment, Inc.&lt;/pub&gt; &lt;dev&gt;Syrox Developments, Ltd.&lt;/dev&gt; &lt;genre&gt;Action&lt;/genre&gt; &lt;score&gt;3.4&lt;/score&gt; &lt;player&gt;1 Player&lt;/player&gt; &lt;story&gt;This 8-bit adaptation of Disney's 1967 animated film Jungle Book is slightly different from the other versions. Although most of the main elements remain the same, the most noticeable differences are in level design and some missing items.****The player controls Mowgli in his journey to the human village. Mowgli will swing on and climb vines, run and jump while facing enemies such as coconut-throwing monkeys, snakes and vampire bats. To fight them, Mowgli can throw bananas in eight directions. He'll also find upgrades and weapons such as boomerangs inside banana bunches. There are some boss fights with main characters of the movie, such as the snake Kaa.****The objective of each of the 10 time-limited levels (or &quot;scenes&quot;) is to collect gems scattered around them. Collecting certain amounts of gems grant access to bonus levels. The player starts the game with 4 lives and 1 continue.&lt;/story&gt; &lt;/game&gt;">
            <text:p>&lt;game name="Jungle Book, The (USA)"&gt; &lt;year&gt;1994&lt;/year&gt; &lt;rating&gt;ESRB - E (Everyone)&lt;/rating&gt; &lt;title&gt;Jungle Book, The &lt;/title&gt; &lt;pub&gt;Virgin Interactive Entertainment, Inc.&lt;/pub&gt; &lt;dev&gt;Syrox Developments, Ltd.&lt;/dev&gt; &lt;genre&gt;Action&lt;/genre&gt; &lt;score&gt;3.4&lt;/score&gt; &lt;player&gt;1 Player&lt;/player&gt; &lt;story&gt;This 8-bit adaptation of Disney's 1967 animated film Jungle Book is slightly different from the other versions. Although most of the main elements remain the same, the most noticeable differences are in level design and some missing items.****The player controls Mowgli in his journey to the human village. Mowgli will swing on and climb vines, run and jump while facing enemies such as coconut-throwing monkeys, snakes and vampire bats. To fight them, Mowgli can throw bananas in eight directions. He'll also find upgrades and weapons such as boomerangs inside banana bunches. There are some boss fights with main characters of the movie, such as the snake Kaa.****The objective of each of the 10 time-limited levels (or "scenes") is to collect gems scattered around them. Collecting certain amounts of gems grant access to bonus levels. The player starts the game with 4 lives and 1 continue.&lt;/story&gt; &lt;/game&gt;</text:p>
          </table:table-cell>
        </table:table-row>
        <table:table-row table:style-name="ro1">
          <table:table-cell office:value-type="string">
            <text:p>Jungle Strike (USA)</text:p>
          </table:table-cell>
          <table:table-cell office:value-type="string">
            <text:p>1993</text:p>
          </table:table-cell>
          <table:table-cell office:value-type="string">
            <text:p>ESRB - E (Everyone)</text:p>
          </table:table-cell>
          <table:table-cell office:value-type="string">
            <text:p>Jungle Strike </text:p>
          </table:table-cell>
          <table:table-cell office:value-type="string">
            <text:p>Black Pearl Software</text:p>
          </table:table-cell>
          <table:table-cell office:value-type="string">
            <text:p>Unexpected Development</text:p>
          </table:table-cell>
          <table:table-cell office:value-type="string">
            <text:p>Action</text:p>
          </table:table-cell>
          <table:table-cell office:value-type="string">
            <text:p>4.0</text:p>
          </table:table-cell>
          <table:table-cell office:value-type="string">
            <text:p>1 Player</text:p>
          </table:table-cell>
          <table:table-cell office:value-type="string">
            <text:p>Some time after Operation Desert Strike, Ibn Kilbaba, son of Kilbaba S.R, threatens to annihilate America. After his father was killed, the people who were under his control, sent his son running off, along with his father's money and nuclear weapons program. Kilbaba, more ruthless than his father, longs for revenge of his father's death and decides to shed the blood of those who killed him, the Americans. Already armed, Kilbaba hires Carlos Ortega to help him set up his Nuclear Weapons program, deep in South America. Carlos Ortega, the world's most notorious druglord, also yearns to seek revenge. With his own private army, armed with the most hi-tech weapons, he's ready to fight America at all costs. <text:s/>Because of this threat, you're hired again to battle these two characters, following their paths in the jungles of South America. Armed with the Commache, numerous other vehicles, and destructive weapons, you must take out their private army. Blow up the enemy with your hellfires, hydras, chain guns. Use the watercraft to launch mines at enemy ships. Pull off a drive-by on the enemy with guns on the side. Take out the evil duo and forever rid this threat.....in the jungle!</text:p>
          </table:table-cell>
          <table:table-cell table:formula="of:=CONCATENATE(&quot;&lt;game name=&quot;;CHAR(34);[.A136];CHAR(34);&quot;&gt; &lt;year&gt;&quot;;[.B136];&quot;&lt;/year&gt; &lt;rating&gt;&quot;;[.C136];&quot;&lt;/rating&gt; &lt;title&gt;&quot;;[.D136];&quot;&lt;/title&gt; &lt;pub&gt;&quot;;[.E136];&quot;&lt;/pub&gt; &lt;dev&gt;&quot;;[.F136];&quot;&lt;/dev&gt; &lt;genre&gt;&quot;;[.G136];&quot;&lt;/genre&gt; &lt;score&gt;&quot;;[.H136];&quot;&lt;/score&gt; &lt;player&gt;&quot;;[.I136];&quot;&lt;/player&gt; &lt;story&gt;&quot;;[.J136];&quot;&lt;/story&gt; &lt;/game&gt;&quot;)" office:value-type="string" office:string-value="&lt;game name=&quot;Jungle Strike (USA)&quot;&gt; &lt;year&gt;1993&lt;/year&gt; &lt;rating&gt;ESRB - E (Everyone)&lt;/rating&gt; &lt;title&gt;Jungle Strike &lt;/title&gt; &lt;pub&gt;Black Pearl Software&lt;/pub&gt; &lt;dev&gt;Unexpected Development&lt;/dev&gt; &lt;genre&gt;Action&lt;/genre&gt; &lt;score&gt;4.0&lt;/score&gt; &lt;player&gt;1 Player&lt;/player&gt; &lt;story&gt;Some time after Operation Desert Strike, Ibn Kilbaba, son of Kilbaba S.R, threatens to annihilate America. After his father was killed, the people who were under his control, sent his son running off, along with his father's money and nuclear weapons program. Kilbaba, more ruthless than his father, longs for revenge of his father's death and decides to shed the blood of those who killed him, the Americans. Already armed, Kilbaba hires Carlos Ortega to help him set up his Nuclear Weapons program, deep in South America. Carlos Ortega, the world's most notorious druglord, also yearns to seek revenge. With his own private army, armed with the most hi-tech weapons, he's ready to fight America at all costs.  Because of this threat, you're hired again to battle these two characters, following their paths in the jungles of South America. Armed with the Commache, numerous other vehicles, and destructive weapons, you must take out their private army. Blow up the enemy with your hellfires, hydras, chain guns. Use the watercraft to launch mines at enemy ships. Pull off a drive-by on the enemy with guns on the side. Take out the evil duo and forever rid this threat.....in the jungle!&lt;/story&gt; &lt;/game&gt;">
            <text:p>&lt;game name="Jungle Strike (USA)"&gt; &lt;year&gt;1993&lt;/year&gt; &lt;rating&gt;ESRB - E (Everyone)&lt;/rating&gt; &lt;title&gt;Jungle Strike &lt;/title&gt; &lt;pub&gt;Black Pearl Software&lt;/pub&gt; &lt;dev&gt;Unexpected Development&lt;/dev&gt; &lt;genre&gt;Action&lt;/genre&gt; &lt;score&gt;4.0&lt;/score&gt; &lt;player&gt;1 Player&lt;/player&gt; &lt;story&gt;Some time after Operation Desert Strike, Ibn Kilbaba, son of Kilbaba S.R, threatens to annihilate America. After his father was killed, the people who were under his control, sent his son running off, along with his father's money and nuclear weapons program. Kilbaba, more ruthless than his father, longs for revenge of his father's death and decides to shed the blood of those who killed him, the Americans. Already armed, Kilbaba hires Carlos Ortega to help him set up his Nuclear Weapons program, deep in South America. Carlos Ortega, the world's most notorious druglord, also yearns to seek revenge. With his own private army, armed with the most hi-tech weapons, he's ready to fight America at all costs. <text:s/>Because of this threat, you're hired again to battle these two characters, following their paths in the jungles of South America. Armed with the Commache, numerous other vehicles, and destructive weapons, you must take out their private army. Blow up the enemy with your hellfires, hydras, chain guns. Use the watercraft to launch mines at enemy ships. Pull off a drive-by on the enemy with guns on the side. Take out the evil duo and forever rid this threat.....in the jungle!&lt;/story&gt; &lt;/game&gt;</text:p>
          </table:table-cell>
        </table:table-row>
        <table:table-row table:style-name="ro1">
          <table:table-cell office:value-type="string">
            <text:p>Jurassic Park (USA, Europe)</text:p>
          </table:table-cell>
          <table:table-cell office:value-type="string">
            <text:p>1993</text:p>
          </table:table-cell>
          <table:table-cell office:value-type="string">
            <text:p>ESRB - E (Everyone)</text:p>
          </table:table-cell>
          <table:table-cell office:value-type="string">
            <text:p>Jurassic Park </text:p>
          </table:table-cell>
          <table:table-cell table:number-columns-repeated="2" office:value-type="string">
            <text:p>SEGA Enterprises Ltd.</text:p>
          </table:table-cell>
          <table:table-cell office:value-type="string">
            <text:p>Adventure</text:p>
          </table:table-cell>
          <table:table-cell office:value-type="string">
            <text:p>4.2</text:p>
          </table:table-cell>
          <table:table-cell office:value-type="string">
            <text:p>1 Player</text:p>
          </table:table-cell>
          <table:table-cell office:value-type="string">
            <text:p>One of many games based on the 1993 blockbuster Jurassic Park, the version for Sega's 8-bit systems combines side-scrolling shooting action and platforming levels.****In each of the five stages of the game, one escaped dinosaur species must be recaptured. Each level begins with a side-scrolling driving section. Dinosaurs attack the car and must be fend off by firing at them with a crosshair. If the player survives long enough, a boss battle against an especially powerful dinosaur follows.****After the completion of the driving section the level continues with a platform section. The player must jump, duck and climb to survive moving lifts, floors that will crumble under his feet, environmental hazards like acid drops, steam leaks or giant boulders and more. Dinosaurs will of course also stand in the way, but can be defeated by using several weapons: a rifle, a grenade launcher and hand grenades. Navigating the often maze-like levels will lead to the dinosaur that must be captured and a corresponding boss fight.****The first four levels (featuring a Velociraptor, Pteranodon, Triceratops and Brachiosaurus) can be tackled in any order, but the final level, featuring the Tyrannosaurus Rex, is only unlocked when the others have been completed.</text:p>
          </table:table-cell>
          <table:table-cell table:formula="of:=CONCATENATE(&quot;&lt;game name=&quot;;CHAR(34);[.A137];CHAR(34);&quot;&gt; &lt;year&gt;&quot;;[.B137];&quot;&lt;/year&gt; &lt;rating&gt;&quot;;[.C137];&quot;&lt;/rating&gt; &lt;title&gt;&quot;;[.D137];&quot;&lt;/title&gt; &lt;pub&gt;&quot;;[.E137];&quot;&lt;/pub&gt; &lt;dev&gt;&quot;;[.F137];&quot;&lt;/dev&gt; &lt;genre&gt;&quot;;[.G137];&quot;&lt;/genre&gt; &lt;score&gt;&quot;;[.H137];&quot;&lt;/score&gt; &lt;player&gt;&quot;;[.I137];&quot;&lt;/player&gt; &lt;story&gt;&quot;;[.J137];&quot;&lt;/story&gt; &lt;/game&gt;&quot;)" office:value-type="string" office:string-value="&lt;game name=&quot;Jurassic Park (USA, Europe)&quot;&gt; &lt;year&gt;1993&lt;/year&gt; &lt;rating&gt;ESRB - E (Everyone)&lt;/rating&gt; &lt;title&gt;Jurassic Park &lt;/title&gt; &lt;pub&gt;SEGA Enterprises Ltd.&lt;/pub&gt; &lt;dev&gt;SEGA Enterprises Ltd.&lt;/dev&gt; &lt;genre&gt;Adventure&lt;/genre&gt; &lt;score&gt;4.2&lt;/score&gt; &lt;player&gt;1 Player&lt;/player&gt; &lt;story&gt;One of many games based on the 1993 blockbuster Jurassic Park, the version for Sega's 8-bit systems combines side-scrolling shooting action and platforming levels.****In each of the five stages of the game, one escaped dinosaur species must be recaptured. Each level begins with a side-scrolling driving section. Dinosaurs attack the car and must be fend off by firing at them with a crosshair. If the player survives long enough, a boss battle against an especially powerful dinosaur follows.****After the completion of the driving section the level continues with a platform section. The player must jump, duck and climb to survive moving lifts, floors that will crumble under his feet, environmental hazards like acid drops, steam leaks or giant boulders and more. Dinosaurs will of course also stand in the way, but can be defeated by using several weapons: a rifle, a grenade launcher and hand grenades. Navigating the often maze-like levels will lead to the dinosaur that must be captured and a corresponding boss fight.****The first four levels (featuring a Velociraptor, Pteranodon, Triceratops and Brachiosaurus) can be tackled in any order, but the final level, featuring the Tyrannosaurus Rex, is only unlocked when the others have been completed.&lt;/story&gt; &lt;/game&gt;">
            <text:p>&lt;game name="Jurassic Park (USA, Europe)"&gt; &lt;year&gt;1993&lt;/year&gt; &lt;rating&gt;ESRB - E (Everyone)&lt;/rating&gt; &lt;title&gt;Jurassic Park &lt;/title&gt; &lt;pub&gt;SEGA Enterprises Ltd.&lt;/pub&gt; &lt;dev&gt;SEGA Enterprises Ltd.&lt;/dev&gt; &lt;genre&gt;Adventure&lt;/genre&gt; &lt;score&gt;4.2&lt;/score&gt; &lt;player&gt;1 Player&lt;/player&gt; &lt;story&gt;One of many games based on the 1993 blockbuster Jurassic Park, the version for Sega's 8-bit systems combines side-scrolling shooting action and platforming levels.****In each of the five stages of the game, one escaped dinosaur species must be recaptured. Each level begins with a side-scrolling driving section. Dinosaurs attack the car and must be fend off by firing at them with a crosshair. If the player survives long enough, a boss battle against an especially powerful dinosaur follows.****After the completion of the driving section the level continues with a platform section. The player must jump, duck and climb to survive moving lifts, floors that will crumble under his feet, environmental hazards like acid drops, steam leaks or giant boulders and more. Dinosaurs will of course also stand in the way, but can be defeated by using several weapons: a rifle, a grenade launcher and hand grenades. Navigating the often maze-like levels will lead to the dinosaur that must be captured and a corresponding boss fight.****The first four levels (featuring a Velociraptor, Pteranodon, Triceratops and Brachiosaurus) can be tackled in any order, but the final level, featuring the Tyrannosaurus Rex, is only unlocked when the others have been completed.&lt;/story&gt; &lt;/game&gt;</text:p>
          </table:table-cell>
        </table:table-row>
        <table:table-row table:style-name="ro1">
          <table:table-cell office:value-type="string">
            <text:p>Kaitou Saint Tail (Japan)</text:p>
          </table:table-cell>
          <table:table-cell office:value-type="string">
            <text:p>1996</text:p>
          </table:table-cell>
          <table:table-cell office:value-type="string">
            <text:p>ESRB - E (Everyone)</text:p>
          </table:table-cell>
          <table:table-cell office:value-type="string">
            <text:p>Kaitou Saint Tail </text:p>
          </table:table-cell>
          <table:table-cell office:value-type="string">
            <text:p>SEGA Enterprises Ltd.</text:p>
          </table:table-cell>
          <table:table-cell office:value-type="string">
            <text:p>Minato Giken</text:p>
          </table:table-cell>
          <table:table-cell office:value-type="string">
            <text:p>Mini-Games</text:p>
          </table:table-cell>
          <table:table-cell office:value-type="string">
            <text:p>3.7</text:p>
          </table:table-cell>
          <table:table-cell office:value-type="string">
            <text:p>1 Player</text:p>
          </table:table-cell>
          <table:table-cell office:value-type="string">
            <text:p>Kaitō Saint Tail is a 2D top-down arcade game with several puzzle-solving minigames. The game is based on manga/anime series with this same name. The player controls the main heroine from the series, Meimi Haneoka (who is a schoolgirl and a magic thief). She runs in a maze, avoids police, and collects cards (cards are required to use magic). She meets various characters from series and talks with them. She can play in several minigames - Columns clone, various puzzles, and simple flight on balloons.</text:p>
          </table:table-cell>
          <table:table-cell table:formula="of:=CONCATENATE(&quot;&lt;game name=&quot;;CHAR(34);[.A138];CHAR(34);&quot;&gt; &lt;year&gt;&quot;;[.B138];&quot;&lt;/year&gt; &lt;rating&gt;&quot;;[.C138];&quot;&lt;/rating&gt; &lt;title&gt;&quot;;[.D138];&quot;&lt;/title&gt; &lt;pub&gt;&quot;;[.E138];&quot;&lt;/pub&gt; &lt;dev&gt;&quot;;[.F138];&quot;&lt;/dev&gt; &lt;genre&gt;&quot;;[.G138];&quot;&lt;/genre&gt; &lt;score&gt;&quot;;[.H138];&quot;&lt;/score&gt; &lt;player&gt;&quot;;[.I138];&quot;&lt;/player&gt; &lt;story&gt;&quot;;[.J138];&quot;&lt;/story&gt; &lt;/game&gt;&quot;)" office:value-type="string" office:string-value="&lt;game name=&quot;Kaitou Saint Tail (Japan)&quot;&gt; &lt;year&gt;1996&lt;/year&gt; &lt;rating&gt;ESRB - E (Everyone)&lt;/rating&gt; &lt;title&gt;Kaitou Saint Tail &lt;/title&gt; &lt;pub&gt;SEGA Enterprises Ltd.&lt;/pub&gt; &lt;dev&gt;Minato Giken&lt;/dev&gt; &lt;genre&gt;Mini-Games&lt;/genre&gt; &lt;score&gt;3.7&lt;/score&gt; &lt;player&gt;1 Player&lt;/player&gt; &lt;story&gt;Kaitō Saint Tail is a 2D top-down arcade game with several puzzle-solving minigames. The game is based on manga/anime series with this same name. The player controls the main heroine from the series, Meimi Haneoka (who is a schoolgirl and a magic thief). She runs in a maze, avoids police, and collects cards (cards are required to use magic). She meets various characters from series and talks with them. She can play in several minigames - Columns clone, various puzzles, and simple flight on balloons.&lt;/story&gt; &lt;/game&gt;">
            <text:p>&lt;game name="Kaitou Saint Tail (Japan)"&gt; &lt;year&gt;1996&lt;/year&gt; &lt;rating&gt;ESRB - E (Everyone)&lt;/rating&gt; &lt;title&gt;Kaitou Saint Tail &lt;/title&gt; &lt;pub&gt;SEGA Enterprises Ltd.&lt;/pub&gt; &lt;dev&gt;Minato Giken&lt;/dev&gt; &lt;genre&gt;Mini-Games&lt;/genre&gt; &lt;score&gt;3.7&lt;/score&gt; &lt;player&gt;1 Player&lt;/player&gt; &lt;story&gt;Kaitō Saint Tail is a 2D top-down arcade game with several puzzle-solving minigames. The game is based on manga/anime series with this same name. The player controls the main heroine from the series, Meimi Haneoka (who is a schoolgirl and a magic thief). She runs in a maze, avoids police, and collects cards (cards are required to use magic). She meets various characters from series and talks with them. She can play in several minigames - Columns clone, various puzzles, and simple flight on balloons.&lt;/story&gt; &lt;/game&gt;</text:p>
          </table:table-cell>
        </table:table-row>
        <table:table-row table:style-name="ro1">
          <table:table-cell office:value-type="string">
            <text:p>Kawasaki Superbike Challenge (USA, Europe)</text:p>
          </table:table-cell>
          <table:table-cell office:value-type="string">
            <text:p>1995</text:p>
          </table:table-cell>
          <table:table-cell office:value-type="string">
            <text:p>ESRB - E (Everyone)</text:p>
          </table:table-cell>
          <table:table-cell office:value-type="string">
            <text:p>Kawasaki Superbike Challenge </text:p>
          </table:table-cell>
          <table:table-cell office:value-type="string">
            <text:p>Time Warner Interactive, Inc.</text:p>
          </table:table-cell>
          <table:table-cell office:value-type="string">
            <text:p>Lankhor</text:p>
          </table:table-cell>
          <table:table-cell office:value-type="string">
            <text:p>Motorcycle</text:p>
          </table:table-cell>
          <table:table-cell office:value-type="string">
            <text:p>3.8</text:p>
          </table:table-cell>
          <table:table-cell office:value-type="string">
            <text:p>1 Player</text:p>
          </table:table-cell>
          <table:table-cell office:value-type="string">
            <text:p>This handheld version differs from its platform brethren. <text:s/>This version features ten International tracks as well as 11 different options to customize and tune their bikes as well as upgrading them through race winnings. <text:s/>Players must also adjust their equipment according to weather conditions such as have rain tires for stormy weather.****There are three different game modes: Practice, Arcade and Superbike which is essentially a season mode, letting the player compete in all ten races in order to become champion. <text:s/>It also has two player capabilities utilizing the Gear-to-Gear link cable and a password feature for players to pick up and play at their own leisure.</text:p>
          </table:table-cell>
          <table:table-cell table:formula="of:=CONCATENATE(&quot;&lt;game name=&quot;;CHAR(34);[.A139];CHAR(34);&quot;&gt; &lt;year&gt;&quot;;[.B139];&quot;&lt;/year&gt; &lt;rating&gt;&quot;;[.C139];&quot;&lt;/rating&gt; &lt;title&gt;&quot;;[.D139];&quot;&lt;/title&gt; &lt;pub&gt;&quot;;[.E139];&quot;&lt;/pub&gt; &lt;dev&gt;&quot;;[.F139];&quot;&lt;/dev&gt; &lt;genre&gt;&quot;;[.G139];&quot;&lt;/genre&gt; &lt;score&gt;&quot;;[.H139];&quot;&lt;/score&gt; &lt;player&gt;&quot;;[.I139];&quot;&lt;/player&gt; &lt;story&gt;&quot;;[.J139];&quot;&lt;/story&gt; &lt;/game&gt;&quot;)" office:value-type="string" office:string-value="&lt;game name=&quot;Kawasaki Superbike Challenge (USA, Europe)&quot;&gt; &lt;year&gt;1995&lt;/year&gt; &lt;rating&gt;ESRB - E (Everyone)&lt;/rating&gt; &lt;title&gt;Kawasaki Superbike Challenge &lt;/title&gt; &lt;pub&gt;Time Warner Interactive, Inc.&lt;/pub&gt; &lt;dev&gt;Lankhor&lt;/dev&gt; &lt;genre&gt;Motorcycle&lt;/genre&gt; &lt;score&gt;3.8&lt;/score&gt; &lt;player&gt;1 Player&lt;/player&gt; &lt;story&gt;This handheld version differs from its platform brethren.  This version features ten International tracks as well as 11 different options to customize and tune their bikes as well as upgrading them through race winnings.  Players must also adjust their equipment according to weather conditions such as have rain tires for stormy weather.****There are three different game modes: Practice, Arcade and Superbike which is essentially a season mode, letting the player compete in all ten races in order to become champion.  It also has two player capabilities utilizing the Gear-to-Gear link cable and a password feature for players to pick up and play at their own leisure.&lt;/story&gt; &lt;/game&gt;">
            <text:p>&lt;game name="Kawasaki Superbike Challenge (USA, Europe)"&gt; &lt;year&gt;1995&lt;/year&gt; &lt;rating&gt;ESRB - E (Everyone)&lt;/rating&gt; &lt;title&gt;Kawasaki Superbike Challenge &lt;/title&gt; &lt;pub&gt;Time Warner Interactive, Inc.&lt;/pub&gt; &lt;dev&gt;Lankhor&lt;/dev&gt; &lt;genre&gt;Motorcycle&lt;/genre&gt; &lt;score&gt;3.8&lt;/score&gt; &lt;player&gt;1 Player&lt;/player&gt; &lt;story&gt;This handheld version differs from its platform brethren. <text:s/>This version features ten International tracks as well as 11 different options to customize and tune their bikes as well as upgrading them through race winnings. <text:s/>Players must also adjust their equipment according to weather conditions such as have rain tires for stormy weather.****There are three different game modes: Practice, Arcade and Superbike which is essentially a season mode, letting the player compete in all ten races in order to become champion. <text:s/>It also has two player capabilities utilizing the Gear-to-Gear link cable and a password feature for players to pick up and play at their own leisure.&lt;/story&gt; &lt;/game&gt;</text:p>
          </table:table-cell>
        </table:table-row>
        <table:table-row table:style-name="ro1">
          <table:table-cell office:value-type="string">
            <text:p>Kenyuu Densetsu Yaiba (Japan)</text:p>
          </table:table-cell>
          <table:table-cell office:value-type="string">
            <text:p>1994</text:p>
          </table:table-cell>
          <table:table-cell office:value-type="string">
            <text:p>ESRB - E (Everyone)</text:p>
          </table:table-cell>
          <table:table-cell office:value-type="string">
            <text:p>Kenyuu Densetsu Yaiba </text:p>
          </table:table-cell>
          <table:table-cell table:number-columns-repeated="2" office:value-type="string">
            <text:p>Sega Corporation</text:p>
          </table:table-cell>
          <table:table-cell office:value-type="string">
            <text:p>Action</text:p>
          </table:table-cell>
          <table:table-cell office:value-type="string">
            <text:p>3.5</text:p>
          </table:table-cell>
          <table:table-cell office:value-type="string">
            <text:p>1 Player</text:p>
          </table:table-cell>
          <table:table-cell office:value-type="string">
            <text:p>The game is based on the anime series The Legend of the Swordsman Yaiba. Yaiba Kurogane has been raised by his father in a jungle, training to become a samurai warrior. When Yaiba arrives at Tokyo to continue his training, he stays there at the house of his father's old rival, Raizou. Later Yaiba meets Takeshi Onimaru, an exceptionally talented apprentice swordsman, who soon becomes his biggest rival. One day Onimaru discovers a trap door leading to a secret room, where he finds two huge statues of ancient gods - Fuujin, the wind god, and Raijin, the lightning god. Onimaru realizes the swords of those gods hold an immense power, trains with the sword of the Fuujin, and becomes possessed by it. He sets out on a journey to find the other sword, causing the forces of evil to appear. It is now up to Yaiba to stop his rival and to make an end to his insane plans. Kenyu Densetsu Yaiba is as action RPG with elements of a fighting game. You fight enemies in action-based combat. You can use a variety of moves and special attacks, defend, and jump. There is also a two-player mode, in which players control Yaiba and his rival.</text:p>
          </table:table-cell>
          <table:table-cell table:formula="of:=CONCATENATE(&quot;&lt;game name=&quot;;CHAR(34);[.A140];CHAR(34);&quot;&gt; &lt;year&gt;&quot;;[.B140];&quot;&lt;/year&gt; &lt;rating&gt;&quot;;[.C140];&quot;&lt;/rating&gt; &lt;title&gt;&quot;;[.D140];&quot;&lt;/title&gt; &lt;pub&gt;&quot;;[.E140];&quot;&lt;/pub&gt; &lt;dev&gt;&quot;;[.F140];&quot;&lt;/dev&gt; &lt;genre&gt;&quot;;[.G140];&quot;&lt;/genre&gt; &lt;score&gt;&quot;;[.H140];&quot;&lt;/score&gt; &lt;player&gt;&quot;;[.I140];&quot;&lt;/player&gt; &lt;story&gt;&quot;;[.J140];&quot;&lt;/story&gt; &lt;/game&gt;&quot;)" office:value-type="string" office:string-value="&lt;game name=&quot;Kenyuu Densetsu Yaiba (Japan)&quot;&gt; &lt;year&gt;1994&lt;/year&gt; &lt;rating&gt;ESRB - E (Everyone)&lt;/rating&gt; &lt;title&gt;Kenyuu Densetsu Yaiba &lt;/title&gt; &lt;pub&gt;Sega Corporation&lt;/pub&gt; &lt;dev&gt;Sega Corporation&lt;/dev&gt; &lt;genre&gt;Action&lt;/genre&gt; &lt;score&gt;3.5&lt;/score&gt; &lt;player&gt;1 Player&lt;/player&gt; &lt;story&gt;The game is based on the anime series The Legend of the Swordsman Yaiba. Yaiba Kurogane has been raised by his father in a jungle, training to become a samurai warrior. When Yaiba arrives at Tokyo to continue his training, he stays there at the house of his father's old rival, Raizou. Later Yaiba meets Takeshi Onimaru, an exceptionally talented apprentice swordsman, who soon becomes his biggest rival. One day Onimaru discovers a trap door leading to a secret room, where he finds two huge statues of ancient gods - Fuujin, the wind god, and Raijin, the lightning god. Onimaru realizes the swords of those gods hold an immense power, trains with the sword of the Fuujin, and becomes possessed by it. He sets out on a journey to find the other sword, causing the forces of evil to appear. It is now up to Yaiba to stop his rival and to make an end to his insane plans. Kenyu Densetsu Yaiba is as action RPG with elements of a fighting game. You fight enemies in action-based combat. You can use a variety of moves and special attacks, defend, and jump. There is also a two-player mode, in which players control Yaiba and his rival.&lt;/story&gt; &lt;/game&gt;">
            <text:p>&lt;game name="Kenyuu Densetsu Yaiba (Japan)"&gt; &lt;year&gt;1994&lt;/year&gt; &lt;rating&gt;ESRB - E (Everyone)&lt;/rating&gt; &lt;title&gt;Kenyuu Densetsu Yaiba &lt;/title&gt; &lt;pub&gt;Sega Corporation&lt;/pub&gt; &lt;dev&gt;Sega Corporation&lt;/dev&gt; &lt;genre&gt;Action&lt;/genre&gt; &lt;score&gt;3.5&lt;/score&gt; &lt;player&gt;1 Player&lt;/player&gt; &lt;story&gt;The game is based on the anime series The Legend of the Swordsman Yaiba. Yaiba Kurogane has been raised by his father in a jungle, training to become a samurai warrior. When Yaiba arrives at Tokyo to continue his training, he stays there at the house of his father's old rival, Raizou. Later Yaiba meets Takeshi Onimaru, an exceptionally talented apprentice swordsman, who soon becomes his biggest rival. One day Onimaru discovers a trap door leading to a secret room, where he finds two huge statues of ancient gods - Fuujin, the wind god, and Raijin, the lightning god. Onimaru realizes the swords of those gods hold an immense power, trains with the sword of the Fuujin, and becomes possessed by it. He sets out on a journey to find the other sword, causing the forces of evil to appear. It is now up to Yaiba to stop his rival and to make an end to his insane plans. Kenyu Densetsu Yaiba is as action RPG with elements of a fighting game. You fight enemies in action-based combat. You can use a variety of moves and special attacks, defend, and jump. There is also a two-player mode, in which players control Yaiba and his rival.&lt;/story&gt; &lt;/game&gt;</text:p>
          </table:table-cell>
        </table:table-row>
        <table:table-row table:style-name="ro1">
          <table:table-cell office:value-type="string">
            <text:p>Kinetic Connection (Japan)</text:p>
          </table:table-cell>
          <table:table-cell office:value-type="string">
            <text:p>1991</text:p>
          </table:table-cell>
          <table:table-cell office:value-type="string">
            <text:p>ESRB - E (Everyone)</text:p>
          </table:table-cell>
          <table:table-cell office:value-type="string">
            <text:p>Kinetic Connection </text:p>
          </table:table-cell>
          <table:table-cell table:number-columns-repeated="2" office:value-type="string">
            <text:p>SEGA Enterprises Ltd.</text:p>
          </table:table-cell>
          <table:table-cell office:value-type="string">
            <text:p>Puzzle</text:p>
          </table:table-cell>
          <table:table-cell office:value-type="string">
            <text:p>2.5</text:p>
          </table:table-cell>
          <table:table-cell office:value-type="string">
            <text:p>1 Player</text:p>
          </table:table-cell>
          <table:table-cell office:value-type="string">
            <text:p>The Game Gear version of Kinetic Connection has been rearranged a lot from the original version released 5 years earlier to cope with a smaller screen and Sega's taste in motifs.****As the original version, Kinetic Connection is a jigsaw puzzle game, where the pieces are animated. This makes putting the pieces together to form the overall picture both more interesting and more difficult, since the player can not analyse each piece at his own pace when the entire puzzle is moving about. Pieces also need to be flipped around both on the X and Y axis in order to fit together.****The game has 7 puzzles, some of which are carried over from the earlier versions but mostly new ones designed with Sega characters. Due to the small screen, the pieces are not kept in a box at the bottom of the screen as in the original Kinetic; instead they are all placed out on the grid already, in a random order. Each puzzle can be played in three different modes:****Mode 1 lets the player swap pieces around as he likes. Mode 2 lacks one piece and lets the player slide pieces around as in a sliding puzzle. Mode 3 lets the player slide entire rows and columns around in the puzzle. The two second modes call for much more thought when solving the moving puzzles.</text:p>
          </table:table-cell>
          <table:table-cell table:formula="of:=CONCATENATE(&quot;&lt;game name=&quot;;CHAR(34);[.A141];CHAR(34);&quot;&gt; &lt;year&gt;&quot;;[.B141];&quot;&lt;/year&gt; &lt;rating&gt;&quot;;[.C141];&quot;&lt;/rating&gt; &lt;title&gt;&quot;;[.D141];&quot;&lt;/title&gt; &lt;pub&gt;&quot;;[.E141];&quot;&lt;/pub&gt; &lt;dev&gt;&quot;;[.F141];&quot;&lt;/dev&gt; &lt;genre&gt;&quot;;[.G141];&quot;&lt;/genre&gt; &lt;score&gt;&quot;;[.H141];&quot;&lt;/score&gt; &lt;player&gt;&quot;;[.I141];&quot;&lt;/player&gt; &lt;story&gt;&quot;;[.J141];&quot;&lt;/story&gt; &lt;/game&gt;&quot;)" office:value-type="string" office:string-value="&lt;game name=&quot;Kinetic Connection (Japan)&quot;&gt; &lt;year&gt;1991&lt;/year&gt; &lt;rating&gt;ESRB - E (Everyone)&lt;/rating&gt; &lt;title&gt;Kinetic Connection &lt;/title&gt; &lt;pub&gt;SEGA Enterprises Ltd.&lt;/pub&gt; &lt;dev&gt;SEGA Enterprises Ltd.&lt;/dev&gt; &lt;genre&gt;Puzzle&lt;/genre&gt; &lt;score&gt;2.5&lt;/score&gt; &lt;player&gt;1 Player&lt;/player&gt; &lt;story&gt;The Game Gear version of Kinetic Connection has been rearranged a lot from the original version released 5 years earlier to cope with a smaller screen and Sega's taste in motifs.****As the original version, Kinetic Connection is a jigsaw puzzle game, where the pieces are animated. This makes putting the pieces together to form the overall picture both more interesting and more difficult, since the player can not analyse each piece at his own pace when the entire puzzle is moving about. Pieces also need to be flipped around both on the X and Y axis in order to fit together.****The game has 7 puzzles, some of which are carried over from the earlier versions but mostly new ones designed with Sega characters. Due to the small screen, the pieces are not kept in a box at the bottom of the screen as in the original Kinetic; instead they are all placed out on the grid already, in a random order. Each puzzle can be played in three different modes:****Mode 1 lets the player swap pieces around as he likes. Mode 2 lacks one piece and lets the player slide pieces around as in a sliding puzzle. Mode 3 lets the player slide entire rows and columns around in the puzzle. The two second modes call for much more thought when solving the moving puzzles.&lt;/story&gt; &lt;/game&gt;">
            <text:p>&lt;game name="Kinetic Connection (Japan)"&gt; &lt;year&gt;1991&lt;/year&gt; &lt;rating&gt;ESRB - E (Everyone)&lt;/rating&gt; &lt;title&gt;Kinetic Connection &lt;/title&gt; &lt;pub&gt;SEGA Enterprises Ltd.&lt;/pub&gt; &lt;dev&gt;SEGA Enterprises Ltd.&lt;/dev&gt; &lt;genre&gt;Puzzle&lt;/genre&gt; &lt;score&gt;2.5&lt;/score&gt; &lt;player&gt;1 Player&lt;/player&gt; &lt;story&gt;The Game Gear version of Kinetic Connection has been rearranged a lot from the original version released 5 years earlier to cope with a smaller screen and Sega's taste in motifs.****As the original version, Kinetic Connection is a jigsaw puzzle game, where the pieces are animated. This makes putting the pieces together to form the overall picture both more interesting and more difficult, since the player can not analyse each piece at his own pace when the entire puzzle is moving about. Pieces also need to be flipped around both on the X and Y axis in order to fit together.****The game has 7 puzzles, some of which are carried over from the earlier versions but mostly new ones designed with Sega characters. Due to the small screen, the pieces are not kept in a box at the bottom of the screen as in the original Kinetic; instead they are all placed out on the grid already, in a random order. Each puzzle can be played in three different modes:****Mode 1 lets the player swap pieces around as he likes. Mode 2 lacks one piece and lets the player slide pieces around as in a sliding puzzle. Mode 3 lets the player slide entire rows and columns around in the puzzle. The two second modes call for much more thought when solving the moving puzzles.&lt;/story&gt; &lt;/game&gt;</text:p>
          </table:table-cell>
        </table:table-row>
        <table:table-row table:style-name="ro1">
          <table:table-cell office:value-type="string">
            <text:p>Kishin Douji Zenki (Japan)</text:p>
          </table:table-cell>
          <table:table-cell office:value-type="string">
            <text:p>1995</text:p>
          </table:table-cell>
          <table:table-cell office:value-type="string">
            <text:p>ESRB - E (Everyone)</text:p>
          </table:table-cell>
          <table:table-cell office:value-type="string">
            <text:p>Kishin Douji Zenki </text:p>
          </table:table-cell>
          <table:table-cell table:number-columns-repeated="2" office:value-type="string">
            <text:p>SEGA Enterprises Ltd.</text:p>
          </table:table-cell>
          <table:table-cell office:value-type="string">
            <text:p>Action</text:p>
          </table:table-cell>
          <table:table-cell office:value-type="string">
            <text:p>4.0</text:p>
          </table:table-cell>
          <table:table-cell office:value-type="string">
            <text:p>1 Player</text:p>
          </table:table-cell>
          <table:table-cell office:value-type="string">
            <text:p>Kishin Doji Zenki is based on a TV and anime series. With help of demon spirit, the master of the Enno temple, Enno Ozuno, was able to defeat the demon goddess Karuma centuries ago. In present time, this demon spirit, called Zenki, appears again, after having been sealed in a column by Enno Ozuno - Zenki was freed by Ozuno's descendant in present day, a school girl called Chiaki Enno. However, Zenki has only the form of an ill-mannered child, and Chiaki can only transform him into a useful form by using a magic bracelet. Together, Zenki and Chiaki must avert the threat caused by the seeds of Karuma, who started to appear and transform people into monsters. The game is a platformer which lets you control either Chiaki or Zenki, which both have different abilities. While Chiaki can break stones with her powers to clear the way and look for power ups, Zenki has spinning attack. Like in Sega's Astérix games, you choose at the beginning of each level which character to play. Further, the level can be left to pick the other one. For boss fights, the game switches to a different mode reminiscent of one-on-one fighting games, where Zenki faces the opponent in a more powerful form.</text:p>
          </table:table-cell>
          <table:table-cell table:formula="of:=CONCATENATE(&quot;&lt;game name=&quot;;CHAR(34);[.A142];CHAR(34);&quot;&gt; &lt;year&gt;&quot;;[.B142];&quot;&lt;/year&gt; &lt;rating&gt;&quot;;[.C142];&quot;&lt;/rating&gt; &lt;title&gt;&quot;;[.D142];&quot;&lt;/title&gt; &lt;pub&gt;&quot;;[.E142];&quot;&lt;/pub&gt; &lt;dev&gt;&quot;;[.F142];&quot;&lt;/dev&gt; &lt;genre&gt;&quot;;[.G142];&quot;&lt;/genre&gt; &lt;score&gt;&quot;;[.H142];&quot;&lt;/score&gt; &lt;player&gt;&quot;;[.I142];&quot;&lt;/player&gt; &lt;story&gt;&quot;;[.J142];&quot;&lt;/story&gt; &lt;/game&gt;&quot;)" office:value-type="string" office:string-value="&lt;game name=&quot;Kishin Douji Zenki (Japan)&quot;&gt; &lt;year&gt;1995&lt;/year&gt; &lt;rating&gt;ESRB - E (Everyone)&lt;/rating&gt; &lt;title&gt;Kishin Douji Zenki &lt;/title&gt; &lt;pub&gt;SEGA Enterprises Ltd.&lt;/pub&gt; &lt;dev&gt;SEGA Enterprises Ltd.&lt;/dev&gt; &lt;genre&gt;Action&lt;/genre&gt; &lt;score&gt;4.0&lt;/score&gt; &lt;player&gt;1 Player&lt;/player&gt; &lt;story&gt;Kishin Doji Zenki is based on a TV and anime series. With help of demon spirit, the master of the Enno temple, Enno Ozuno, was able to defeat the demon goddess Karuma centuries ago. In present time, this demon spirit, called Zenki, appears again, after having been sealed in a column by Enno Ozuno - Zenki was freed by Ozuno's descendant in present day, a school girl called Chiaki Enno. However, Zenki has only the form of an ill-mannered child, and Chiaki can only transform him into a useful form by using a magic bracelet. Together, Zenki and Chiaki must avert the threat caused by the seeds of Karuma, who started to appear and transform people into monsters. The game is a platformer which lets you control either Chiaki or Zenki, which both have different abilities. While Chiaki can break stones with her powers to clear the way and look for power ups, Zenki has spinning attack. Like in Sega's Astérix games, you choose at the beginning of each level which character to play. Further, the level can be left to pick the other one. For boss fights, the game switches to a different mode reminiscent of one-on-one fighting games, where Zenki faces the opponent in a more powerful form.&lt;/story&gt; &lt;/game&gt;">
            <text:p>&lt;game name="Kishin Douji Zenki (Japan)"&gt; &lt;year&gt;1995&lt;/year&gt; &lt;rating&gt;ESRB - E (Everyone)&lt;/rating&gt; &lt;title&gt;Kishin Douji Zenki &lt;/title&gt; &lt;pub&gt;SEGA Enterprises Ltd.&lt;/pub&gt; &lt;dev&gt;SEGA Enterprises Ltd.&lt;/dev&gt; &lt;genre&gt;Action&lt;/genre&gt; &lt;score&gt;4.0&lt;/score&gt; &lt;player&gt;1 Player&lt;/player&gt; &lt;story&gt;Kishin Doji Zenki is based on a TV and anime series. With help of demon spirit, the master of the Enno temple, Enno Ozuno, was able to defeat the demon goddess Karuma centuries ago. In present time, this demon spirit, called Zenki, appears again, after having been sealed in a column by Enno Ozuno - Zenki was freed by Ozuno's descendant in present day, a school girl called Chiaki Enno. However, Zenki has only the form of an ill-mannered child, and Chiaki can only transform him into a useful form by using a magic bracelet. Together, Zenki and Chiaki must avert the threat caused by the seeds of Karuma, who started to appear and transform people into monsters. The game is a platformer which lets you control either Chiaki or Zenki, which both have different abilities. While Chiaki can break stones with her powers to clear the way and look for power ups, Zenki has spinning attack. Like in Sega's Astérix games, you choose at the beginning of each level which character to play. Further, the level can be left to pick the other one. For boss fights, the game switches to a different mode reminiscent of one-on-one fighting games, where Zenki faces the opponent in a more powerful form.&lt;/story&gt; &lt;/game&gt;</text:p>
          </table:table-cell>
        </table:table-row>
        <table:table-row table:style-name="ro1">
          <table:table-cell office:value-type="string">
            <text:p>Klax (USA, Europe)</text:p>
          </table:table-cell>
          <table:table-cell office:value-type="string">
            <text:p>1992</text:p>
          </table:table-cell>
          <table:table-cell office:value-type="string">
            <text:p>ESRB - E (Everyone)</text:p>
          </table:table-cell>
          <table:table-cell office:value-type="string">
            <text:p>Klax </text:p>
          </table:table-cell>
          <table:table-cell office:value-type="string">
            <text:p>Tengen Inc.</text:p>
          </table:table-cell>
          <table:table-cell office:value-type="string">
            <text:p>Atari Games Corporation</text:p>
          </table:table-cell>
          <table:table-cell office:value-type="string">
            <text:p>Puzzle</text:p>
          </table:table-cell>
          <table:table-cell office:value-type="string">
            <text:p>3.6</text:p>
          </table:table-cell>
          <table:table-cell office:value-type="string">
            <text:p>1 Player</text:p>
          </table:table-cell>
          <table:table-cell office:value-type="string">
            <text:p>An action/puzzle game, the object is to catch assorted color falling tiles and create rows, columns, or diagonals of a single color. Each level requires a different pattern to be made, and the tiles fall faster, more at a time, and in an increasing number of colors as the game </text:p>
          </table:table-cell>
          <table:table-cell table:formula="of:=CONCATENATE(&quot;&lt;game name=&quot;;CHAR(34);[.A143];CHAR(34);&quot;&gt; &lt;year&gt;&quot;;[.B143];&quot;&lt;/year&gt; &lt;rating&gt;&quot;;[.C143];&quot;&lt;/rating&gt; &lt;title&gt;&quot;;[.D143];&quot;&lt;/title&gt; &lt;pub&gt;&quot;;[.E143];&quot;&lt;/pub&gt; &lt;dev&gt;&quot;;[.F143];&quot;&lt;/dev&gt; &lt;genre&gt;&quot;;[.G143];&quot;&lt;/genre&gt; &lt;score&gt;&quot;;[.H143];&quot;&lt;/score&gt; &lt;player&gt;&quot;;[.I143];&quot;&lt;/player&gt; &lt;story&gt;&quot;;[.J143];&quot;&lt;/story&gt; &lt;/game&gt;&quot;)" office:value-type="string" office:string-value="&lt;game name=&quot;Klax (USA, Europe)&quot;&gt; &lt;year&gt;1992&lt;/year&gt; &lt;rating&gt;ESRB - E (Everyone)&lt;/rating&gt; &lt;title&gt;Klax &lt;/title&gt; &lt;pub&gt;Tengen Inc.&lt;/pub&gt; &lt;dev&gt;Atari Games Corporation&lt;/dev&gt; &lt;genre&gt;Puzzle&lt;/genre&gt; &lt;score&gt;3.6&lt;/score&gt; &lt;player&gt;1 Player&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lt;/story&gt; &lt;/game&gt;">
            <text:p>&lt;game name="Klax (USA, Europe)"&gt; &lt;year&gt;1992&lt;/year&gt; &lt;rating&gt;ESRB - E (Everyone)&lt;/rating&gt; &lt;title&gt;Klax &lt;/title&gt; &lt;pub&gt;Tengen Inc.&lt;/pub&gt; &lt;dev&gt;Atari Games Corporation&lt;/dev&gt; &lt;genre&gt;Puzzle&lt;/genre&gt; &lt;score&gt;3.6&lt;/score&gt; &lt;player&gt;1 Player&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lt;/story&gt; &lt;/game&gt;</text:p>
          </table:table-cell>
        </table:table-row>
        <table:table-row table:style-name="ro1">
          <table:table-cell office:value-type="string">
            <text:p>Krusty's Fun House (USA, Europe)</text:p>
          </table:table-cell>
          <table:table-cell office:value-type="string">
            <text:p>1993</text:p>
          </table:table-cell>
          <table:table-cell office:value-type="string">
            <text:p>ESRB - E (Everyone)</text:p>
          </table:table-cell>
          <table:table-cell office:value-type="string">
            <text:p>Krusty's Fun House </text:p>
          </table:table-cell>
          <table:table-cell office:value-type="string">
            <text:p>Acclaim Entertainment, Inc.</text:p>
          </table:table-cell>
          <table:table-cell office:value-type="string">
            <text:p>Audiogenic Software Ltd.</text:p>
          </table:table-cell>
          <table:table-cell office:value-type="string">
            <text:p>Puzzle</text:p>
          </table:table-cell>
          <table:table-cell office:value-type="string">
            <text:p>3.6</text:p>
          </table:table-cell>
          <table:table-cell office:value-type="string">
            <text:p>1 Player</text:p>
          </table:table-cell>
          <table:table-cell office:value-type="string">
            <text:p>Krusty the Clown's Fun House has been overrun by rats. <text:s/>You must help him to herd the rats into trap machines to clear them out. <text:s/>In order to do so, Krusty must manipulate his environment to set up pathways so that the rats are headed in the right direction. <text:s/>Objects that Krusty move around include blocks, fans, and pipe pieces.****The trap machines are operated by other recognizable Simpson's characters: <text:s/>Bart, Homer, Sideshow Mel, and Corporal Punishment.</text:p>
          </table:table-cell>
          <table:table-cell table:formula="of:=CONCATENATE(&quot;&lt;game name=&quot;;CHAR(34);[.A144];CHAR(34);&quot;&gt; &lt;year&gt;&quot;;[.B144];&quot;&lt;/year&gt; &lt;rating&gt;&quot;;[.C144];&quot;&lt;/rating&gt; &lt;title&gt;&quot;;[.D144];&quot;&lt;/title&gt; &lt;pub&gt;&quot;;[.E144];&quot;&lt;/pub&gt; &lt;dev&gt;&quot;;[.F144];&quot;&lt;/dev&gt; &lt;genre&gt;&quot;;[.G144];&quot;&lt;/genre&gt; &lt;score&gt;&quot;;[.H144];&quot;&lt;/score&gt; &lt;player&gt;&quot;;[.I144];&quot;&lt;/player&gt; &lt;story&gt;&quot;;[.J144];&quot;&lt;/story&gt; &lt;/game&gt;&quot;)" office:value-type="string" office:string-value="&lt;game name=&quot;Krusty's Fun House (USA, Europe)&quot;&gt; &lt;year&gt;1993&lt;/year&gt; &lt;rating&gt;ESRB - E (Everyone)&lt;/rating&gt; &lt;title&gt;Krusty's Fun House &lt;/title&gt; &lt;pub&gt;Acclaim Entertainment, Inc.&lt;/pub&gt; &lt;dev&gt;Audiogenic Software Ltd.&lt;/dev&gt; &lt;genre&gt;Puzzle&lt;/genre&gt; &lt;score&gt;3.6&lt;/score&gt; &lt;player&gt;1 Player&lt;/player&gt; &lt;story&gt;Krusty the Clown's Fun House has been overrun by rats.  You must help him to herd the rats into trap machines to clear them out.  In order to do so, Krusty must manipulate his environment to set up pathways so that the rats are headed in the right direction.  Objects that Krusty move around include blocks, fans, and pipe pieces.****The trap machines are operated by other recognizable Simpson's characters:  Bart, Homer, Sideshow Mel, and Corporal Punishment.&lt;/story&gt; &lt;/game&gt;">
            <text:p>&lt;game name="Krusty's Fun House (USA, Europe)"&gt; &lt;year&gt;1993&lt;/year&gt; &lt;rating&gt;ESRB - E (Everyone)&lt;/rating&gt; &lt;title&gt;Krusty's Fun House &lt;/title&gt; &lt;pub&gt;Acclaim Entertainment, Inc.&lt;/pub&gt; &lt;dev&gt;Audiogenic Software Ltd.&lt;/dev&gt; &lt;genre&gt;Puzzle&lt;/genre&gt; &lt;score&gt;3.6&lt;/score&gt; &lt;player&gt;1 Player&lt;/player&gt; &lt;story&gt;Krusty the Clown's Fun House has been overrun by rats. <text:s/>You must help him to herd the rats into trap machines to clear them out. <text:s/>In order to do so, Krusty must manipulate his environment to set up pathways so that the rats are headed in the right direction. <text:s/>Objects that Krusty move around include blocks, fans, and pipe pieces.****The trap machines are operated by other recognizable Simpson's characters: <text:s/>Bart, Homer, Sideshow Mel, and Corporal Punishment.&lt;/story&gt; &lt;/game&gt;</text:p>
          </table:table-cell>
        </table:table-row>
        <table:table-row table:style-name="ro1">
          <table:table-cell office:value-type="string">
            <text:p>Land of Illusion Starring Mickey Mouse (USA, Europe)</text:p>
          </table:table-cell>
          <table:table-cell office:value-type="string">
            <text:p>1993</text:p>
          </table:table-cell>
          <table:table-cell office:value-type="string">
            <text:p>ESRB - E (Everyone)</text:p>
          </table:table-cell>
          <table:table-cell office:value-type="string">
            <text:p>Land of Illusion Starring Mickey Mouse </text:p>
          </table:table-cell>
          <table:table-cell table:number-columns-repeated="2" office:value-type="string">
            <text:p>SEGA Enterprises Ltd.</text:p>
          </table:table-cell>
          <table:table-cell office:value-type="string">
            <text:p>Action</text:p>
          </table:table-cell>
          <table:table-cell office:value-type="string">
            <text:p>4.0</text:p>
          </table:table-cell>
          <table:table-cell office:value-type="string">
            <text:p>1 Player</text:p>
          </table:table-cell>
          <table:table-cell office:value-type="string">
            <text:p>Mickey Mouse is reading an interesting book and suddenly find himself in a strange, dreamy village. he is told that a curse has been placed on the village, turning its good magic into bad one. The evil Phantom, who lives in the castle in the clouds, is responsible for that! Mickey decides to help the villagers and to defeat the evil Phantom.****This is a platform jump-and-run game. There is a time limit to each level. Mickey can jump, duck, climb, and defeat enemies by jumping on them and pressing the down arrow at the same time.</text:p>
          </table:table-cell>
          <table:table-cell table:formula="of:=CONCATENATE(&quot;&lt;game name=&quot;;CHAR(34);[.A145];CHAR(34);&quot;&gt; &lt;year&gt;&quot;;[.B145];&quot;&lt;/year&gt; &lt;rating&gt;&quot;;[.C145];&quot;&lt;/rating&gt; &lt;title&gt;&quot;;[.D145];&quot;&lt;/title&gt; &lt;pub&gt;&quot;;[.E145];&quot;&lt;/pub&gt; &lt;dev&gt;&quot;;[.F145];&quot;&lt;/dev&gt; &lt;genre&gt;&quot;;[.G145];&quot;&lt;/genre&gt; &lt;score&gt;&quot;;[.H145];&quot;&lt;/score&gt; &lt;player&gt;&quot;;[.I145];&quot;&lt;/player&gt; &lt;story&gt;&quot;;[.J145];&quot;&lt;/story&gt; &lt;/game&gt;&quot;)" office:value-type="string" office:string-value="&lt;game name=&quot;Land of Illusion Starring Mickey Mouse (USA, Europe)&quot;&gt; &lt;year&gt;1993&lt;/year&gt; &lt;rating&gt;ESRB - E (Everyone)&lt;/rating&gt; &lt;title&gt;Land of Illusion Starring Mickey Mouse &lt;/title&gt; &lt;pub&gt;SEGA Enterprises Ltd.&lt;/pub&gt; &lt;dev&gt;SEGA Enterprises Ltd.&lt;/dev&gt; &lt;genre&gt;Action&lt;/genre&gt; &lt;score&gt;4.0&lt;/score&gt; &lt;player&gt;1 Player&lt;/player&gt; &lt;story&gt;Mickey Mouse is reading an interesting book and suddenly find himself in a strange, dreamy village. he is told that a curse has been placed on the village, turning its good magic into bad one. The evil Phantom, who lives in the castle in the clouds, is responsible for that! Mickey decides to help the villagers and to defeat the evil Phantom.****This is a platform jump-and-run game. There is a time limit to each level. Mickey can jump, duck, climb, and defeat enemies by jumping on them and pressing the down arrow at the same time.&lt;/story&gt; &lt;/game&gt;">
            <text:p>&lt;game name="Land of Illusion Starring Mickey Mouse (USA, Europe)"&gt; &lt;year&gt;1993&lt;/year&gt; &lt;rating&gt;ESRB - E (Everyone)&lt;/rating&gt; &lt;title&gt;Land of Illusion Starring Mickey Mouse &lt;/title&gt; &lt;pub&gt;SEGA Enterprises Ltd.&lt;/pub&gt; &lt;dev&gt;SEGA Enterprises Ltd.&lt;/dev&gt; &lt;genre&gt;Action&lt;/genre&gt; &lt;score&gt;4.0&lt;/score&gt; &lt;player&gt;1 Player&lt;/player&gt; &lt;story&gt;Mickey Mouse is reading an interesting book and suddenly find himself in a strange, dreamy village. he is told that a curse has been placed on the village, turning its good magic into bad one. The evil Phantom, who lives in the castle in the clouds, is responsible for that! Mickey decides to help the villagers and to defeat the evil Phantom.****This is a platform jump-and-run game. There is a time limit to each level. Mickey can jump, duck, climb, and defeat enemies by jumping on them and pressing the down arrow at the same time.&lt;/story&gt; &lt;/game&gt;</text:p>
          </table:table-cell>
        </table:table-row>
        <table:table-row table:style-name="ro1">
          <table:table-cell office:value-type="string">
            <text:p>Last Action Hero (USA)</text:p>
          </table:table-cell>
          <table:table-cell office:value-type="string">
            <text:p>1992</text:p>
          </table:table-cell>
          <table:table-cell office:value-type="string">
            <text:p>ESRB - E (Everyone)</text:p>
          </table:table-cell>
          <table:table-cell office:value-type="string">
            <text:p>Last Action Hero </text:p>
          </table:table-cell>
          <table:table-cell office:value-type="string">
            <text:p>Sony Imagesoft</text:p>
          </table:table-cell>
          <table:table-cell office:value-type="string">
            <text:p>Bits Studios Ltd.</text:p>
          </table:table-cell>
          <table:table-cell office:value-type="string">
            <text:p>Action</text:p>
          </table:table-cell>
          <table:table-cell office:value-type="string">
            <text:p>2.5</text:p>
          </table:table-cell>
          <table:table-cell office:value-type="string">
            <text:p>1 Player</text:p>
          </table:table-cell>
          <table:table-cell office:value-type="string">
            <text:p>Danny Madigan is watching a sneak preview of the latest film of his favourite hero, Jack Slater, when he is mysteriously catapulted inside the screen; now standing next to his favourite idol. You are Jack Slater, an action movie hero, who takes on the ax maniac “The Ripper”, who is holding a school under siege, and Benedict, a villain who wants to use Danny’s ticket to bring terror to the real world.****The game, based on the film of the same name, starring Arnold Schwarzenegger, is very different for each platform. For most of them, the gameplay can be split up into two parts: side-scrolling fighting levels and wild car chases on the streets.</text:p>
          </table:table-cell>
          <table:table-cell table:formula="of:=CONCATENATE(&quot;&lt;game name=&quot;;CHAR(34);[.A146];CHAR(34);&quot;&gt; &lt;year&gt;&quot;;[.B146];&quot;&lt;/year&gt; &lt;rating&gt;&quot;;[.C146];&quot;&lt;/rating&gt; &lt;title&gt;&quot;;[.D146];&quot;&lt;/title&gt; &lt;pub&gt;&quot;;[.E146];&quot;&lt;/pub&gt; &lt;dev&gt;&quot;;[.F146];&quot;&lt;/dev&gt; &lt;genre&gt;&quot;;[.G146];&quot;&lt;/genre&gt; &lt;score&gt;&quot;;[.H146];&quot;&lt;/score&gt; &lt;player&gt;&quot;;[.I146];&quot;&lt;/player&gt; &lt;story&gt;&quot;;[.J146];&quot;&lt;/story&gt; &lt;/game&gt;&quot;)" office:value-type="string" office:string-value="&lt;game name=&quot;Last Action Hero (USA)&quot;&gt; &lt;year&gt;1992&lt;/year&gt; &lt;rating&gt;ESRB - E (Everyone)&lt;/rating&gt; &lt;title&gt;Last Action Hero &lt;/title&gt; &lt;pub&gt;Sony Imagesoft&lt;/pub&gt; &lt;dev&gt;Bits Studios Ltd.&lt;/dev&gt; &lt;genre&gt;Action&lt;/genre&gt; &lt;score&gt;2.5&lt;/score&gt; &lt;player&gt;1 Player&lt;/player&gt; &lt;story&gt;Danny Madigan is watching a sneak preview of the latest film of his favourite hero, Jack Slater, when he is mysteriously catapulted inside the screen; now standing next to his favourite idol. You are Jack Slater, an action movie hero, who takes on the ax maniac “The Ripper”, who is holding a school under siege, and Benedict, a villain who wants to use Danny’s ticket to bring terror to the real world.****The game, based on the film of the same name, starring Arnold Schwarzenegger, is very different for each platform. For most of them, the gameplay can be split up into two parts: side-scrolling fighting levels and wild car chases on the streets.&lt;/story&gt; &lt;/game&gt;">
            <text:p>&lt;game name="Last Action Hero (USA)"&gt; &lt;year&gt;1992&lt;/year&gt; &lt;rating&gt;ESRB - E (Everyone)&lt;/rating&gt; &lt;title&gt;Last Action Hero &lt;/title&gt; &lt;pub&gt;Sony Imagesoft&lt;/pub&gt; &lt;dev&gt;Bits Studios Ltd.&lt;/dev&gt; &lt;genre&gt;Action&lt;/genre&gt; &lt;score&gt;2.5&lt;/score&gt; &lt;player&gt;1 Player&lt;/player&gt; &lt;story&gt;Danny Madigan is watching a sneak preview of the latest film of his favourite hero, Jack Slater, when he is mysteriously catapulted inside the screen; now standing next to his favourite idol. You are Jack Slater, an action movie hero, who takes on the ax maniac “The Ripper”, who is holding a school under siege, and Benedict, a villain who wants to use Danny’s ticket to bring terror to the real world.****The game, based on the film of the same name, starring Arnold Schwarzenegger, is very different for each platform. For most of them, the gameplay can be split up into two parts: side-scrolling fighting levels and wild car chases on the streets.&lt;/story&gt; &lt;/game&gt;</text:p>
          </table:table-cell>
        </table:table-row>
        <table:table-row table:style-name="ro1">
          <table:table-cell office:value-type="string">
            <text:p>Legend of Illusion Starring Mickey Mouse (USA, Europe)</text:p>
          </table:table-cell>
          <table:table-cell office:value-type="string">
            <text:p>1995</text:p>
          </table:table-cell>
          <table:table-cell office:value-type="string">
            <text:p>ESRB - E (Everyone)</text:p>
          </table:table-cell>
          <table:table-cell office:value-type="string">
            <text:p>Legend of Illusion Starring Mickey Mouse </text:p>
          </table:table-cell>
          <table:table-cell table:number-columns-repeated="2" office:value-type="string">
            <text:p>SEGA Enterprises Ltd.</text:p>
          </table:table-cell>
          <table:table-cell office:value-type="string">
            <text:p>Action</text:p>
          </table:table-cell>
          <table:table-cell office:value-type="string">
            <text:p>3.8</text:p>
          </table:table-cell>
          <table:table-cell office:value-type="string">
            <text:p>1 Player</text:p>
          </table:table-cell>
          <table:table-cell office:value-type="string">
            <text:p>Once upon a mouse, there was a kingdom that was ruled by the selfish king Pete. One day, a terrible shadow crept over the kingdom, threatening the lives of its inhabitants. The king's adviser said the only way to stop the shadow would be for the king himself to travel out and to seek the cure. But the cowardly king Pete preferred to stay in the castle, and sent a simple laundry boy named Mickey instead! ****As Mickey Mouse, you will travel through various levels in this platform game. Mickey shoots an unlimited amount of little balls on the enemies, can jump, climb on stairs, hang on ropes, and perform other tricks. Mickey can also pick up items and put them in another place, for example to access a higher level or to break a treasure chest open.</text:p>
          </table:table-cell>
          <table:table-cell table:formula="of:=CONCATENATE(&quot;&lt;game name=&quot;;CHAR(34);[.A147];CHAR(34);&quot;&gt; &lt;year&gt;&quot;;[.B147];&quot;&lt;/year&gt; &lt;rating&gt;&quot;;[.C147];&quot;&lt;/rating&gt; &lt;title&gt;&quot;;[.D147];&quot;&lt;/title&gt; &lt;pub&gt;&quot;;[.E147];&quot;&lt;/pub&gt; &lt;dev&gt;&quot;;[.F147];&quot;&lt;/dev&gt; &lt;genre&gt;&quot;;[.G147];&quot;&lt;/genre&gt; &lt;score&gt;&quot;;[.H147];&quot;&lt;/score&gt; &lt;player&gt;&quot;;[.I147];&quot;&lt;/player&gt; &lt;story&gt;&quot;;[.J147];&quot;&lt;/story&gt; &lt;/game&gt;&quot;)" office:value-type="string" office:string-value="&lt;game name=&quot;Legend of Illusion Starring Mickey Mouse (USA, Europe)&quot;&gt; &lt;year&gt;1995&lt;/year&gt; &lt;rating&gt;ESRB - E (Everyone)&lt;/rating&gt; &lt;title&gt;Legend of Illusion Starring Mickey Mouse &lt;/title&gt; &lt;pub&gt;SEGA Enterprises Ltd.&lt;/pub&gt; &lt;dev&gt;SEGA Enterprises Ltd.&lt;/dev&gt; &lt;genre&gt;Action&lt;/genre&gt; &lt;score&gt;3.8&lt;/score&gt; &lt;player&gt;1 Player&lt;/player&gt; &lt;story&gt;Once upon a mouse, there was a kingdom that was ruled by the selfish king Pete. One day, a terrible shadow crept over the kingdom, threatening the lives of its inhabitants. The king's adviser said the only way to stop the shadow would be for the king himself to travel out and to seek the cure. But the cowardly king Pete preferred to stay in the castle, and sent a simple laundry boy named Mickey instead! ****As Mickey Mouse, you will travel through various levels in this platform game. Mickey shoots an unlimited amount of little balls on the enemies, can jump, climb on stairs, hang on ropes, and perform other tricks. Mickey can also pick up items and put them in another place, for example to access a higher level or to break a treasure chest open.&lt;/story&gt; &lt;/game&gt;">
            <text:p>&lt;game name="Legend of Illusion Starring Mickey Mouse (USA, Europe)"&gt; &lt;year&gt;1995&lt;/year&gt; &lt;rating&gt;ESRB - E (Everyone)&lt;/rating&gt; &lt;title&gt;Legend of Illusion Starring Mickey Mouse &lt;/title&gt; &lt;pub&gt;SEGA Enterprises Ltd.&lt;/pub&gt; &lt;dev&gt;SEGA Enterprises Ltd.&lt;/dev&gt; &lt;genre&gt;Action&lt;/genre&gt; &lt;score&gt;3.8&lt;/score&gt; &lt;player&gt;1 Player&lt;/player&gt; &lt;story&gt;Once upon a mouse, there was a kingdom that was ruled by the selfish king Pete. One day, a terrible shadow crept over the kingdom, threatening the lives of its inhabitants. The king's adviser said the only way to stop the shadow would be for the king himself to travel out and to seek the cure. But the cowardly king Pete preferred to stay in the castle, and sent a simple laundry boy named Mickey instead! ****As Mickey Mouse, you will travel through various levels in this platform game. Mickey shoots an unlimited amount of little balls on the enemies, can jump, climb on stairs, hang on ropes, and perform other tricks. Mickey can also pick up items and put them in another place, for example to access a higher level or to break a treasure chest open.&lt;/story&gt; &lt;/game&gt;</text:p>
          </table:table-cell>
        </table:table-row>
        <table:table-row table:style-name="ro1">
          <table:table-cell office:value-type="string">
            <text:p>Lemmings (World)</text:p>
          </table:table-cell>
          <table:table-cell office:value-type="string">
            <text:p>1992</text:p>
          </table:table-cell>
          <table:table-cell office:value-type="string">
            <text:p>ESRB - E (Everyone)</text:p>
          </table:table-cell>
          <table:table-cell office:value-type="string">
            <text:p>Lemmings </text:p>
          </table:table-cell>
          <table:table-cell office:value-type="string">
            <text:p>SEGA of America, Inc.</text:p>
          </table:table-cell>
          <table:table-cell office:value-type="string">
            <text:p>Psygnosis Limited</text:p>
          </table:table-cell>
          <table:table-cell office:value-type="string">
            <text:p>Puzzle</text:p>
          </table:table-cell>
          <table:table-cell office:value-type="string">
            <text:p>3.6</text:p>
          </table:table-cell>
          <table:table-cell office:value-type="string">
            <text:p>1-2 Players</text:p>
          </table:table-cell>
          <table:table-cell office:value-type="string">
            <text:p>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text:p>
          </table:table-cell>
          <table:table-cell table:formula="of:=CONCATENATE(&quot;&lt;game name=&quot;;CHAR(34);[.A148];CHAR(34);&quot;&gt; &lt;year&gt;&quot;;[.B148];&quot;&lt;/year&gt; &lt;rating&gt;&quot;;[.C148];&quot;&lt;/rating&gt; &lt;title&gt;&quot;;[.D148];&quot;&lt;/title&gt; &lt;pub&gt;&quot;;[.E148];&quot;&lt;/pub&gt; &lt;dev&gt;&quot;;[.F148];&quot;&lt;/dev&gt; &lt;genre&gt;&quot;;[.G148];&quot;&lt;/genre&gt; &lt;score&gt;&quot;;[.H148];&quot;&lt;/score&gt; &lt;player&gt;&quot;;[.I148];&quot;&lt;/player&gt; &lt;story&gt;&quot;;[.J148];&quot;&lt;/story&gt; &lt;/game&gt;&quot;)" office:value-type="string" office:string-value="&lt;game name=&quot;Lemmings (World)&quot;&gt; &lt;year&gt;1992&lt;/year&gt; &lt;rating&gt;ESRB - E (Everyone)&lt;/rating&gt; &lt;title&gt;Lemmings &lt;/title&gt; &lt;pub&gt;SEGA of America, Inc.&lt;/pub&gt; &lt;dev&gt;Psygnosis Limited&lt;/dev&gt; &lt;genre&gt;Puzzle&lt;/genre&gt; &lt;score&gt;3.6&lt;/score&gt; &lt;player&gt;1-2 Players&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
            <text:p>&lt;game name="Lemmings (World)"&gt; &lt;year&gt;1992&lt;/year&gt; &lt;rating&gt;ESRB - E (Everyone)&lt;/rating&gt; &lt;title&gt;Lemmings &lt;/title&gt; &lt;pub&gt;SEGA of America, Inc.&lt;/pub&gt; &lt;dev&gt;Psygnosis Limited&lt;/dev&gt; &lt;genre&gt;Puzzle&lt;/genre&gt; &lt;score&gt;3.6&lt;/score&gt; &lt;player&gt;1-2 Players&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text:p>
          </table:table-cell>
        </table:table-row>
        <table:table-row table:style-name="ro1">
          <table:table-cell office:value-type="string">
            <text:p>Lemmings 2 - The Tribes (Europe) (Proto)</text:p>
          </table:table-cell>
          <table:table-cell office:value-type="string">
            <text:p>1994</text:p>
          </table:table-cell>
          <table:table-cell office:value-type="string">
            <text:p>ESRB - E (Everyone)</text:p>
          </table:table-cell>
          <table:table-cell office:value-type="string">
            <text:p>Lemmings 2 - The Tribes </text:p>
          </table:table-cell>
          <table:table-cell office:value-type="string">
            <text:p>Psygnosis </text:p>
          </table:table-cell>
          <table:table-cell office:value-type="string">
            <text:p>DMA Design</text:p>
          </table:table-cell>
          <table:table-cell office:value-type="string">
            <text:p>Puzzle</text:p>
          </table:table-cell>
          <table:table-cell office:value-type="string">
            <text:p>4.2</text:p>
          </table:table-cell>
          <table:table-cell office:value-type="string">
            <text:p>1 Player</text:p>
          </table:table-cell>
          <table:table-cell office:value-type="string">
            <text:p>The sequel to Lemmings has a plot describing how the Lemmings have split into 12 distinct tribes, each of which has their own landscape and their own cultural identity - they include Egyptian, Circus and Highland. However, Lemming Island is now in danger, and you must complete 10 levels for each tribe in order for them to reunite and reassemble the Talisman from the 12 pieces. Across the 120 levels there are over 60 skills, although no more than 10 are in use on each screen. The Classic tribe has the ones from the original and is perhaps the best option for first-time players. <text:s/>The others range from digging methods such as a scooper (diagonally downwards) and club basher (horizontal), building skills such as a planter (takes time to produce the desired raise to the landscape) and a sand pourer, and various methods of movement including a Pole-Vaulter and a Skater (the only Lemmings who can cross ice). Some of these are only subtly different to others, and their exact uses are unclear, but there are 4 Trainer levels where you can select any combination of skills and experiment. Unlike the first game, the player is rewarded for saving as many Lemmings as possible, rather than simply passing or failing. The ultimate aim is to save all 60 Lemmings through all levels, thereby earning a Gold Medal for that tribe - Silver and Bronze are also on offer. The player can also go back over levels in the hope of saving more Lems. <text:s/>Because there are 12 tribes, and the player can switch between them at any point, you have to be stuck 12 times in order to be unable to progress. The game saves progress rather than using passwords as in the first game.</text:p>
          </table:table-cell>
          <table:table-cell table:formula="of:=CONCATENATE(&quot;&lt;game name=&quot;;CHAR(34);[.A149];CHAR(34);&quot;&gt; &lt;year&gt;&quot;;[.B149];&quot;&lt;/year&gt; &lt;rating&gt;&quot;;[.C149];&quot;&lt;/rating&gt; &lt;title&gt;&quot;;[.D149];&quot;&lt;/title&gt; &lt;pub&gt;&quot;;[.E149];&quot;&lt;/pub&gt; &lt;dev&gt;&quot;;[.F149];&quot;&lt;/dev&gt; &lt;genre&gt;&quot;;[.G149];&quot;&lt;/genre&gt; &lt;score&gt;&quot;;[.H149];&quot;&lt;/score&gt; &lt;player&gt;&quot;;[.I149];&quot;&lt;/player&gt; &lt;story&gt;&quot;;[.J149];&quot;&lt;/story&gt; &lt;/game&gt;&quot;)" office:value-type="string" office:string-value="&lt;game name=&quot;Lemmings 2 - The Tribes (Europe) (Proto)&quot;&gt; &lt;year&gt;1994&lt;/year&gt; &lt;rating&gt;ESRB - E (Everyone)&lt;/rating&gt; &lt;title&gt;Lemmings 2 - The Tribes &lt;/title&gt; &lt;pub&gt;Psygnosis &lt;/pub&gt; &lt;dev&gt;DMA Design&lt;/dev&gt; &lt;genre&gt;Puzzle&lt;/genre&gt; &lt;score&gt;4.2&lt;/score&gt; &lt;player&gt;1 Player&lt;/player&gt; &lt;story&gt;The sequel to Lemmings has a plot describing how the Lemmings have split into 12 distinct tribes, each of which has their own landscape and their own cultural identity - they include Egyptian, Circus and Highland. However, Lemming Island is now in danger, and you must complete 10 levels for each tribe in order for them to reunite and reassemble the Talisman from the 12 pieces. Across the 120 levels there are over 60 skills, although no more than 10 are in use on each screen. The Classic tribe has the ones from the original and is perhaps the best option for first-time players.  The others range from digging methods such as a scooper (diagonally downwards) and club basher (horizontal), building skills such as a planter (takes time to produce the desired raise to the landscape) and a sand pourer, and various methods of movement including a Pole-Vaulter and a Skater (the only Lemmings who can cross ice). Some of these are only subtly different to others, and their exact uses are unclear, but there are 4 Trainer levels where you can select any combination of skills and experiment. Unlike the first game, the player is rewarded for saving as many Lemmings as possible, rather than simply passing or failing. The ultimate aim is to save all 60 Lemmings through all levels, thereby earning a Gold Medal for that tribe - Silver and Bronze are also on offer. The player can also go back over levels in the hope of saving more Lems.  Because there are 12 tribes, and the player can switch between them at any point, you have to be stuck 12 times in order to be unable to progress. The game saves progress rather than using passwords as in the first game.&lt;/story&gt; &lt;/game&gt;">
            <text:p>&lt;game name="Lemmings 2 - The Tribes (Europe) (Proto)"&gt; &lt;year&gt;1994&lt;/year&gt; &lt;rating&gt;ESRB - E (Everyone)&lt;/rating&gt; &lt;title&gt;Lemmings 2 - The Tribes &lt;/title&gt; &lt;pub&gt;Psygnosis &lt;/pub&gt; &lt;dev&gt;DMA Design&lt;/dev&gt; &lt;genre&gt;Puzzle&lt;/genre&gt; &lt;score&gt;4.2&lt;/score&gt; &lt;player&gt;1 Player&lt;/player&gt; &lt;story&gt;The sequel to Lemmings has a plot describing how the Lemmings have split into 12 distinct tribes, each of which has their own landscape and their own cultural identity - they include Egyptian, Circus and Highland. However, Lemming Island is now in danger, and you must complete 10 levels for each tribe in order for them to reunite and reassemble the Talisman from the 12 pieces. Across the 120 levels there are over 60 skills, although no more than 10 are in use on each screen. The Classic tribe has the ones from the original and is perhaps the best option for first-time players. <text:s/>The others range from digging methods such as a scooper (diagonally downwards) and club basher (horizontal), building skills such as a planter (takes time to produce the desired raise to the landscape) and a sand pourer, and various methods of movement including a Pole-Vaulter and a Skater (the only Lemmings who can cross ice). Some of these are only subtly different to others, and their exact uses are unclear, but there are 4 Trainer levels where you can select any combination of skills and experiment. Unlike the first game, the player is rewarded for saving as many Lemmings as possible, rather than simply passing or failing. The ultimate aim is to save all 60 Lemmings through all levels, thereby earning a Gold Medal for that tribe - Silver and Bronze are also on offer. The player can also go back over levels in the hope of saving more Lems. <text:s/>Because there are 12 tribes, and the player can switch between them at any point, you have to be stuck 12 times in order to be unable to progress. The game saves progress rather than using passwords as in the first game.&lt;/story&gt; &lt;/game&gt;</text:p>
          </table:table-cell>
        </table:table-row>
        <table:table-row table:style-name="ro1">
          <table:table-cell office:value-type="string">
            <text:p>Lion King, The (USA)</text:p>
          </table:table-cell>
          <table:table-cell office:value-type="string">
            <text:p>1995</text:p>
          </table:table-cell>
          <table:table-cell office:value-type="string">
            <text:p>ESRB - E (Everyone)</text:p>
          </table:table-cell>
          <table:table-cell office:value-type="string">
            <text:p>Lion King, The </text:p>
          </table:table-cell>
          <table:table-cell office:value-type="string">
            <text:p>SEGA of America, Inc.</text:p>
          </table:table-cell>
          <table:table-cell office:value-type="string">
            <text:p>Syrox Developments, Ltd.</text:p>
          </table:table-cell>
          <table:table-cell office:value-type="string">
            <text:p>Action</text:p>
          </table:table-cell>
          <table:table-cell office:value-type="string">
            <text:p>3.8</text:p>
          </table:table-cell>
          <table:table-cell office:value-type="string">
            <text:p>1 Player</text:p>
          </table:table-cell>
          <table:table-cell office:value-type="string">
            <text:p>Young Simba just can't wait to be king. His father is the current King of the Savannah and the young prince is able to frolic the lands at will; jumping on and around other subjects of this animal kingdom. When Simba's father, King Mufasa, is killed and his evil brother Scar takes over the kingdom, Simba is banished from the lands of his birthright and has to grow up fast, honing his skills, for the day of his return.****The Lion King, based on the famous Disney movie, is a platform game where you control Simba - initially as a young cub, and later as an adult lion. The plot of the game follows the plot of the movie. Each of the levels represents a part of the movie. ****As young Simba, you can fight various beasts, such as lizards, by jumping on them. You can also roar to scare some creatures into submission, though every time you roar, you have to wait for your &amp;quot;roar meter&amp;quot; to charge. ****As an adult lion, you can still roar and jump, but now you fight enemies by slashing at them with your claws (if you're skillful enough, you can also grab them and toss them off the screen). ****The game features no in-game save function, and it needs to be replayed from the beginning every time.</text:p>
          </table:table-cell>
          <table:table-cell table:formula="of:=CONCATENATE(&quot;&lt;game name=&quot;;CHAR(34);[.A150];CHAR(34);&quot;&gt; &lt;year&gt;&quot;;[.B150];&quot;&lt;/year&gt; &lt;rating&gt;&quot;;[.C150];&quot;&lt;/rating&gt; &lt;title&gt;&quot;;[.D150];&quot;&lt;/title&gt; &lt;pub&gt;&quot;;[.E150];&quot;&lt;/pub&gt; &lt;dev&gt;&quot;;[.F150];&quot;&lt;/dev&gt; &lt;genre&gt;&quot;;[.G150];&quot;&lt;/genre&gt; &lt;score&gt;&quot;;[.H150];&quot;&lt;/score&gt; &lt;player&gt;&quot;;[.I150];&quot;&lt;/player&gt; &lt;story&gt;&quot;;[.J150];&quot;&lt;/story&gt; &lt;/game&gt;&quot;)" office:value-type="string" office:string-value="&lt;game name=&quot;Lion King, The (USA)&quot;&gt; &lt;year&gt;1995&lt;/year&gt; &lt;rating&gt;ESRB - E (Everyone)&lt;/rating&gt; &lt;title&gt;Lion King, The &lt;/title&gt; &lt;pub&gt;SEGA of America, Inc.&lt;/pub&gt; &lt;dev&gt;Syrox Developments, Ltd.&lt;/dev&gt; &lt;genre&gt;Action&lt;/genre&gt; &lt;score&gt;3.8&lt;/score&gt; &lt;player&gt;1 Player&lt;/player&gt; &lt;story&gt;Young Simba just can't wait to be king. His father is the current King of the Savannah and the young prince is able to frolic the lands at will; jumping on and around other subjects of this animal kingdom. When Simba's father, King Mufasa, is killed and his evil brother Scar takes over the kingdom, Simba is banished from the lands of his birthright and has to grow up fast, honing his skills, for the day of his return.****The Lion King, based on the famous Disney movie, is a platform game where you control Simba - initially as a young cub, and later as an adult lion. The plot of the game follows the plot of the movie. Each of the levels represents a part of the movie. ****As young Simba, you can fight various beasts, such as lizards, by jumping on them. You can also roar to scare some creatures into submission, though every time you roar, you have to wait for your &amp;quot;roar meter&amp;quot; to charge. ****As an adult lion, you can still roar and jump, but now you fight enemies by slashing at them with your claws (if you're skillful enough, you can also grab them and toss them off the screen). ****The game features no in-game save function, and it needs to be replayed from the beginning every time.&lt;/story&gt; &lt;/game&gt;">
            <text:p>&lt;game name="Lion King, The (USA)"&gt; &lt;year&gt;1995&lt;/year&gt; &lt;rating&gt;ESRB - E (Everyone)&lt;/rating&gt; &lt;title&gt;Lion King, The &lt;/title&gt; &lt;pub&gt;SEGA of America, Inc.&lt;/pub&gt; &lt;dev&gt;Syrox Developments, Ltd.&lt;/dev&gt; &lt;genre&gt;Action&lt;/genre&gt; &lt;score&gt;3.8&lt;/score&gt; &lt;player&gt;1 Player&lt;/player&gt; &lt;story&gt;Young Simba just can't wait to be king. His father is the current King of the Savannah and the young prince is able to frolic the lands at will; jumping on and around other subjects of this animal kingdom. When Simba's father, King Mufasa, is killed and his evil brother Scar takes over the kingdom, Simba is banished from the lands of his birthright and has to grow up fast, honing his skills, for the day of his return.****The Lion King, based on the famous Disney movie, is a platform game where you control Simba - initially as a young cub, and later as an adult lion. The plot of the game follows the plot of the movie. Each of the levels represents a part of the movie. ****As young Simba, you can fight various beasts, such as lizards, by jumping on them. You can also roar to scare some creatures into submission, though every time you roar, you have to wait for your &amp;quot;roar meter&amp;quot; to charge. ****As an adult lion, you can still roar and jump, but now you fight enemies by slashing at them with your claws (if you're skillful enough, you can also grab them and toss them off the screen). ****The game features no in-game save function, and it needs to be replayed from the beginning every time.&lt;/story&gt; &lt;/game&gt;</text:p>
          </table:table-cell>
        </table:table-row>
        <table:table-row table:style-name="ro1">
          <table:table-cell office:value-type="string">
            <text:p>Lost World, The - Jurassic Park (USA)</text:p>
          </table:table-cell>
          <table:table-cell office:value-type="string">
            <text:p>1997</text:p>
          </table:table-cell>
          <table:table-cell office:value-type="string">
            <text:p>ESRB - E (Everyone)</text:p>
          </table:table-cell>
          <table:table-cell office:value-type="string">
            <text:p>Lost World, The - Jurassic Park </text:p>
          </table:table-cell>
          <table:table-cell office:value-type="string">
            <text:p>SEGA of America, Inc.</text:p>
          </table:table-cell>
          <table:table-cell office:value-type="string">
            <text:p>Aspect Co., Ltd.</text:p>
          </table:table-cell>
          <table:table-cell office:value-type="string">
            <text:p>Action</text:p>
          </table:table-cell>
          <table:table-cell office:value-type="string">
            <text:p>4.0</text:p>
          </table:table-cell>
          <table:table-cell office:value-type="string">
            <text:p>1 Player</text:p>
          </table:table-cell>
          <table:table-cell office:value-type="string">
            <text:p>The Game Gear received a unique adaptation of the 1997 dinosaur sequel The Lost World: Jurassic Park. It is primarily a side-scrolling platform game but also includes some other gameplay elements. Players control a hunter who, armed with a stun rifle and having enlisted the the help of a friendly Procompsognathus ("Compy"), must make his way through various levels on Isla Sorna to finally reach a helicopter and escape. The next level to be played can be chosen on an overview map of the island, allowing for some freedom regarding level order. In the standard platform levels, the goal is simply to reach the exit. Various dinosaurs must be avoided or taken out with the gun and environmental dangers like sand pits, rock avalanches and water holes must also be mastered. The gun's ammunition is unlimited and the hunter can take several hits before losing a life - his health is indicated by the color of his shirt. Replacement body armor is available as a power-up. In one of the levels, players don't control the hunter but Compy instead. Compy can only take one hit before losing a life, and instead of a gun, he has a jump attack. He also has the ability to climb walls. After most platform levels, a boss fight against an especially large and/or dangerous dinosaur follows, each attacking in a certain pattern requiring its own strategy to defeat. Variety from the standard platforming comes in a level where a raging Triceratops attacks from the left and the hunter must run for his life through the automatically-scrolling landscape. The final escape from the island takes place in a car, seen from the front (i.e. driving towards the screen), with a T. Rex attacking from behind. Both the dinosaur's attacks as well as obstacles on the road (like boulders and water puddles) must be avoided to reach the goal.</text:p>
          </table:table-cell>
          <table:table-cell table:formula="of:=CONCATENATE(&quot;&lt;game name=&quot;;CHAR(34);[.A151];CHAR(34);&quot;&gt; &lt;year&gt;&quot;;[.B151];&quot;&lt;/year&gt; &lt;rating&gt;&quot;;[.C151];&quot;&lt;/rating&gt; &lt;title&gt;&quot;;[.D151];&quot;&lt;/title&gt; &lt;pub&gt;&quot;;[.E151];&quot;&lt;/pub&gt; &lt;dev&gt;&quot;;[.F151];&quot;&lt;/dev&gt; &lt;genre&gt;&quot;;[.G151];&quot;&lt;/genre&gt; &lt;score&gt;&quot;;[.H151];&quot;&lt;/score&gt; &lt;player&gt;&quot;;[.I151];&quot;&lt;/player&gt; &lt;story&gt;&quot;;[.J151];&quot;&lt;/story&gt; &lt;/game&gt;&quot;)" office:value-type="string" office:string-value="&lt;game name=&quot;Lost World, The - Jurassic Park (USA)&quot;&gt; &lt;year&gt;1997&lt;/year&gt; &lt;rating&gt;ESRB - E (Everyone)&lt;/rating&gt; &lt;title&gt;Lost World, The - Jurassic Park &lt;/title&gt; &lt;pub&gt;SEGA of America, Inc.&lt;/pub&gt; &lt;dev&gt;Aspect Co., Ltd.&lt;/dev&gt; &lt;genre&gt;Action&lt;/genre&gt; &lt;score&gt;4.0&lt;/score&gt; &lt;player&gt;1 Player&lt;/player&gt; &lt;story&gt;The Game Gear received a unique adaptation of the 1997 dinosaur sequel The Lost World: Jurassic Park. It is primarily a side-scrolling platform game but also includes some other gameplay elements. Players control a hunter who, armed with a stun rifle and having enlisted the the help of a friendly Procompsognathus (&quot;Compy&quot;), must make his way through various levels on Isla Sorna to finally reach a helicopter and escape. The next level to be played can be chosen on an overview map of the island, allowing for some freedom regarding level order. In the standard platform levels, the goal is simply to reach the exit. Various dinosaurs must be avoided or taken out with the gun and environmental dangers like sand pits, rock avalanches and water holes must also be mastered. The gun's ammunition is unlimited and the hunter can take several hits before losing a life - his health is indicated by the color of his shirt. Replacement body armor is available as a power-up. In one of the levels, players don't control the hunter but Compy instead. Compy can only take one hit before losing a life, and instead of a gun, he has a jump attack. He also has the ability to climb walls. After most platform levels, a boss fight against an especially large and/or dangerous dinosaur follows, each attacking in a certain pattern requiring its own strategy to defeat. Variety from the standard platforming comes in a level where a raging Triceratops attacks from the left and the hunter must run for his life through the automatically-scrolling landscape. The final escape from the island takes place in a car, seen from the front (i.e. driving towards the screen), with a T. Rex attacking from behind. Both the dinosaur's attacks as well as obstacles on the road (like boulders and water puddles) must be avoided to reach the goal.&lt;/story&gt; &lt;/game&gt;">
            <text:p>&lt;game name="Lost World, The - Jurassic Park (USA)"&gt; &lt;year&gt;1997&lt;/year&gt; &lt;rating&gt;ESRB - E (Everyone)&lt;/rating&gt; &lt;title&gt;Lost World, The - Jurassic Park &lt;/title&gt; &lt;pub&gt;SEGA of America, Inc.&lt;/pub&gt; &lt;dev&gt;Aspect Co., Ltd.&lt;/dev&gt; &lt;genre&gt;Action&lt;/genre&gt; &lt;score&gt;4.0&lt;/score&gt; &lt;player&gt;1 Player&lt;/player&gt; &lt;story&gt;The Game Gear received a unique adaptation of the 1997 dinosaur sequel The Lost World: Jurassic Park. It is primarily a side-scrolling platform game but also includes some other gameplay elements. Players control a hunter who, armed with a stun rifle and having enlisted the the help of a friendly Procompsognathus ("Compy"), must make his way through various levels on Isla Sorna to finally reach a helicopter and escape. The next level to be played can be chosen on an overview map of the island, allowing for some freedom regarding level order. In the standard platform levels, the goal is simply to reach the exit. Various dinosaurs must be avoided or taken out with the gun and environmental dangers like sand pits, rock avalanches and water holes must also be mastered. The gun's ammunition is unlimited and the hunter can take several hits before losing a life - his health is indicated by the color of his shirt. Replacement body armor is available as a power-up. In one of the levels, players don't control the hunter but Compy instead. Compy can only take one hit before losing a life, and instead of a gun, he has a jump attack. He also has the ability to climb walls. After most platform levels, a boss fight against an especially large and/or dangerous dinosaur follows, each attacking in a certain pattern requiring its own strategy to defeat. Variety from the standard platforming comes in a level where a raging Triceratops attacks from the left and the hunter must run for his life through the automatically-scrolling landscape. The final escape from the island takes place in a car, seen from the front (i.e. driving towards the screen), with a T. Rex attacking from behind. Both the dinosaur's attacks as well as obstacles on the road (like boulders and water puddles) must be avoided to reach the goal.&lt;/story&gt; &lt;/game&gt;</text:p>
          </table:table-cell>
        </table:table-row>
        <table:table-row table:style-name="ro1">
          <table:table-cell office:value-type="string">
            <text:p>Lucky Dime Caper, The (USA, Europe)</text:p>
          </table:table-cell>
          <table:table-cell office:value-type="string">
            <text:p>1992</text:p>
          </table:table-cell>
          <table:table-cell office:value-type="string">
            <text:p>ESRB - E (Everyone)</text:p>
          </table:table-cell>
          <table:table-cell office:value-type="string">
            <text:p>Lucky Dime Caper, The </text:p>
          </table:table-cell>
          <table:table-cell office:value-type="string">
            <text:p>SEGA of America, Inc.</text:p>
          </table:table-cell>
          <table:table-cell office:value-type="string">
            <text:p>SEGA Enterprises Ltd.</text:p>
          </table:table-cell>
          <table:table-cell office:value-type="string">
            <text:p>Action</text:p>
          </table:table-cell>
          <table:table-cell office:value-type="string">
            <text:p>4.2</text:p>
          </table:table-cell>
          <table:table-cell office:value-type="string">
            <text:p>1 Player</text:p>
          </table:table-cell>
          <table:table-cell office:value-type="string">
            <text:p>The Lucky Dime Caper is a 2D platform game featuring Donald Duck in search of Uncle Scrooge's lucky dime, stolen by Magica De Spell.****The game is the 8-bit counterpart for Quack Shot (released only for Sega Genesis), which also features Donald Duck, but the story and gameplay are totally different.</text:p>
          </table:table-cell>
          <table:table-cell table:formula="of:=CONCATENATE(&quot;&lt;game name=&quot;;CHAR(34);[.A152];CHAR(34);&quot;&gt; &lt;year&gt;&quot;;[.B152];&quot;&lt;/year&gt; &lt;rating&gt;&quot;;[.C152];&quot;&lt;/rating&gt; &lt;title&gt;&quot;;[.D152];&quot;&lt;/title&gt; &lt;pub&gt;&quot;;[.E152];&quot;&lt;/pub&gt; &lt;dev&gt;&quot;;[.F152];&quot;&lt;/dev&gt; &lt;genre&gt;&quot;;[.G152];&quot;&lt;/genre&gt; &lt;score&gt;&quot;;[.H152];&quot;&lt;/score&gt; &lt;player&gt;&quot;;[.I152];&quot;&lt;/player&gt; &lt;story&gt;&quot;;[.J152];&quot;&lt;/story&gt; &lt;/game&gt;&quot;)" office:value-type="string" office:string-value="&lt;game name=&quot;Lucky Dime Caper, The (USA, Europe)&quot;&gt; &lt;year&gt;1992&lt;/year&gt; &lt;rating&gt;ESRB - E (Everyone)&lt;/rating&gt; &lt;title&gt;Lucky Dime Caper, The &lt;/title&gt; &lt;pub&gt;SEGA of America, Inc.&lt;/pub&gt; &lt;dev&gt;SEGA Enterprises Ltd.&lt;/dev&gt; &lt;genre&gt;Action&lt;/genre&gt; &lt;score&gt;4.2&lt;/score&gt; &lt;player&gt;1 Player&lt;/player&gt; &lt;story&gt;The Lucky Dime Caper is a 2D platform game featuring Donald Duck in search of Uncle Scrooge's lucky dime, stolen by Magica De Spell.****The game is the 8-bit counterpart for Quack Shot (released only for Sega Genesis), which also features Donald Duck, but the story and gameplay are totally different.&lt;/story&gt; &lt;/game&gt;">
            <text:p>&lt;game name="Lucky Dime Caper, The (USA, Europe)"&gt; &lt;year&gt;1992&lt;/year&gt; &lt;rating&gt;ESRB - E (Everyone)&lt;/rating&gt; &lt;title&gt;Lucky Dime Caper, The &lt;/title&gt; &lt;pub&gt;SEGA of America, Inc.&lt;/pub&gt; &lt;dev&gt;SEGA Enterprises Ltd.&lt;/dev&gt; &lt;genre&gt;Action&lt;/genre&gt; &lt;score&gt;4.2&lt;/score&gt; &lt;player&gt;1 Player&lt;/player&gt; &lt;story&gt;The Lucky Dime Caper is a 2D platform game featuring Donald Duck in search of Uncle Scrooge's lucky dime, stolen by Magica De Spell.****The game is the 8-bit counterpart for Quack Shot (released only for Sega Genesis), which also features Donald Duck, but the story and gameplay are totally different.&lt;/story&gt; &lt;/game&gt;</text:p>
          </table:table-cell>
        </table:table-row>
        <table:table-row table:style-name="ro1">
          <table:table-cell office:value-type="string">
            <text:p>Lunar - Sanposuru Gakuen (Japan) (Translated En)</text:p>
          </table:table-cell>
          <table:table-cell office:value-type="string">
            <text:p>1996</text:p>
          </table:table-cell>
          <table:table-cell office:value-type="string">
            <text:p>ESRB - E (Everyone)</text:p>
          </table:table-cell>
          <table:table-cell office:value-type="string">
            <text:p>Lunar - Sanposuru Gakuen </text:p>
          </table:table-cell>
          <table:table-cell office:value-type="string">
            <text:p>Game Arts Co., Ltd.</text:p>
          </table:table-cell>
          <table:table-cell office:value-type="string">
            <text:p>Ehrgeiz</text:p>
          </table:table-cell>
          <table:table-cell office:value-type="string">
            <text:p>Role-Playing</text:p>
          </table:table-cell>
          <table:table-cell office:value-type="string">
            <text:p>3.2</text:p>
          </table:table-cell>
          <table:table-cell office:value-type="string">
            <text:p>1 Player</text:p>
          </table:table-cell>
          <table:table-cell office:value-type="string">
            <text:p>This is a side-story, set in the same world as the famous Lunar RPGs: <text:s/>Silver Star and <text:s/>Eternal Blue. The town of Burg is populated by harvesters, and you take control of two girls, Ellie and Lena. One day, they are sent to the island of Ien where they should study magic, and there begins their adventure.****The game is a traditional Japanese-style RPG. You navigate your party through a top-down world, visiting towns and hostile areas. Enemy encounters are random, the battles are turn-based and are viewed from first-person perspective.</text:p>
          </table:table-cell>
          <table:table-cell table:formula="of:=CONCATENATE(&quot;&lt;game name=&quot;;CHAR(34);[.A153];CHAR(34);&quot;&gt; &lt;year&gt;&quot;;[.B153];&quot;&lt;/year&gt; &lt;rating&gt;&quot;;[.C153];&quot;&lt;/rating&gt; &lt;title&gt;&quot;;[.D153];&quot;&lt;/title&gt; &lt;pub&gt;&quot;;[.E153];&quot;&lt;/pub&gt; &lt;dev&gt;&quot;;[.F153];&quot;&lt;/dev&gt; &lt;genre&gt;&quot;;[.G153];&quot;&lt;/genre&gt; &lt;score&gt;&quot;;[.H153];&quot;&lt;/score&gt; &lt;player&gt;&quot;;[.I153];&quot;&lt;/player&gt; &lt;story&gt;&quot;;[.J153];&quot;&lt;/story&gt; &lt;/game&gt;&quot;)" office:value-type="string" office:string-value="&lt;game name=&quot;Lunar - Sanposuru Gakuen (Japan) (Translated En)&quot;&gt; &lt;year&gt;1996&lt;/year&gt; &lt;rating&gt;ESRB - E (Everyone)&lt;/rating&gt; &lt;title&gt;Lunar - Sanposuru Gakuen &lt;/title&gt; &lt;pub&gt;Game Arts Co., Ltd.&lt;/pub&gt; &lt;dev&gt;Ehrgeiz&lt;/dev&gt; &lt;genre&gt;Role-Playing&lt;/genre&gt; &lt;score&gt;3.2&lt;/score&gt; &lt;player&gt;1 Player&lt;/player&gt; &lt;story&gt;This is a side-story, set in the same world as the famous Lunar RPGs:  Silver Star and  Eternal Blue. The town of Burg is populated by harvesters, and you take control of two girls, Ellie and Lena. One day, they are sent to the island of Ien where they should study magic, and there begins their adventure.****The game is a traditional Japanese-style RPG. You navigate your party through a top-down world, visiting towns and hostile areas. Enemy encounters are random, the battles are turn-based and are viewed from first-person perspective.&lt;/story&gt; &lt;/game&gt;">
            <text:p>&lt;game name="Lunar - Sanposuru Gakuen (Japan) (Translated En)"&gt; &lt;year&gt;1996&lt;/year&gt; &lt;rating&gt;ESRB - E (Everyone)&lt;/rating&gt; &lt;title&gt;Lunar - Sanposuru Gakuen &lt;/title&gt; &lt;pub&gt;Game Arts Co., Ltd.&lt;/pub&gt; &lt;dev&gt;Ehrgeiz&lt;/dev&gt; &lt;genre&gt;Role-Playing&lt;/genre&gt; &lt;score&gt;3.2&lt;/score&gt; &lt;player&gt;1 Player&lt;/player&gt; &lt;story&gt;This is a side-story, set in the same world as the famous Lunar RPGs: <text:s/>Silver Star and <text:s/>Eternal Blue. The town of Burg is populated by harvesters, and you take control of two girls, Ellie and Lena. One day, they are sent to the island of Ien where they should study magic, and there begins their adventure.****The game is a traditional Japanese-style RPG. You navigate your party through a top-down world, visiting towns and hostile areas. Enemy encounters are random, the battles are turn-based and are viewed from first-person perspective.&lt;/story&gt; &lt;/game&gt;</text:p>
          </table:table-cell>
        </table:table-row>
        <table:table-row table:style-name="ro1">
          <table:table-cell office:value-type="string">
            <text:p>Madden NFL '95 (USA)</text:p>
          </table:table-cell>
          <table:table-cell office:value-type="string">
            <text:p>1995</text:p>
          </table:table-cell>
          <table:table-cell office:value-type="string">
            <text:p>ESRB - E (Everyone)</text:p>
          </table:table-cell>
          <table:table-cell office:value-type="string">
            <text:p>Madden NFL '95 </text:p>
          </table:table-cell>
          <table:table-cell office:value-type="string">
            <text:p>Electronic Arts, Inc.</text:p>
          </table:table-cell>
          <table:table-cell office:value-type="string">
            <text:p>Tiertex Design Studios</text:p>
          </table:table-cell>
          <table:table-cell office:value-type="string">
            <text:p>Sports/Football</text:p>
          </table:table-cell>
          <table:table-cell office:value-type="string">
            <text:p>1.7</text:p>
          </table:table-cell>
          <table:table-cell office:value-type="string">
            <text:p>1 Player</text:p>
          </table:table-cell>
          <table:table-cell office:value-type="string">
            <text:p>John Madden's back in the 1995 version of Madden NFL.****Play exhibition, Super Bowl, playoffs or full season with any of the 1994 teams or all Madden teams.****This time around, you can select whether or not to include weather conditions, new player animations (high steppin', QB slides), a bigger field and over 100 injuries.****Also includes windowless passing, all new Madden-designed strategies and team match-up that shows how your players stack up to the other team in their position.</text:p>
          </table:table-cell>
          <table:table-cell table:formula="of:=CONCATENATE(&quot;&lt;game name=&quot;;CHAR(34);[.A154];CHAR(34);&quot;&gt; &lt;year&gt;&quot;;[.B154];&quot;&lt;/year&gt; &lt;rating&gt;&quot;;[.C154];&quot;&lt;/rating&gt; &lt;title&gt;&quot;;[.D154];&quot;&lt;/title&gt; &lt;pub&gt;&quot;;[.E154];&quot;&lt;/pub&gt; &lt;dev&gt;&quot;;[.F154];&quot;&lt;/dev&gt; &lt;genre&gt;&quot;;[.G154];&quot;&lt;/genre&gt; &lt;score&gt;&quot;;[.H154];&quot;&lt;/score&gt; &lt;player&gt;&quot;;[.I154];&quot;&lt;/player&gt; &lt;story&gt;&quot;;[.J154];&quot;&lt;/story&gt; &lt;/game&gt;&quot;)" office:value-type="string" office:string-value="&lt;game name=&quot;Madden NFL '95 (USA)&quot;&gt; &lt;year&gt;1995&lt;/year&gt; &lt;rating&gt;ESRB - E (Everyone)&lt;/rating&gt; &lt;title&gt;Madden NFL '95 &lt;/title&gt; &lt;pub&gt;Electronic Arts, Inc.&lt;/pub&gt; &lt;dev&gt;Tiertex Design Studios&lt;/dev&gt; &lt;genre&gt;Sports/Football&lt;/genre&gt; &lt;score&gt;1.7&lt;/score&gt; &lt;player&gt;1 Player&lt;/player&gt; &lt;story&gt;John Madden's back in the 1995 version of Madden NFL.****Play exhibition, Super Bowl, playoffs or full season with any of the 1994 teams or all Madden teams.****This time around, you can select whether or not to include weather conditions, new player animations (high steppin', QB slides), a bigger field and over 100 injuries.****Also includes windowless passing, all new Madden-designed strategies and team match-up that shows how your players stack up to the other team in their position.&lt;/story&gt; &lt;/game&gt;">
            <text:p>&lt;game name="Madden NFL '95 (USA)"&gt; &lt;year&gt;1995&lt;/year&gt; &lt;rating&gt;ESRB - E (Everyone)&lt;/rating&gt; &lt;title&gt;Madden NFL '95 &lt;/title&gt; &lt;pub&gt;Electronic Arts, Inc.&lt;/pub&gt; &lt;dev&gt;Tiertex Design Studios&lt;/dev&gt; &lt;genre&gt;Sports/Football&lt;/genre&gt; &lt;score&gt;1.7&lt;/score&gt; &lt;player&gt;1 Player&lt;/player&gt; &lt;story&gt;John Madden's back in the 1995 version of Madden NFL.****Play exhibition, Super Bowl, playoffs or full season with any of the 1994 teams or all Madden teams.****This time around, you can select whether or not to include weather conditions, new player animations (high steppin', QB slides), a bigger field and over 100 injuries.****Also includes windowless passing, all new Madden-designed strategies and team match-up that shows how your players stack up to the other team in their position.&lt;/story&gt; &lt;/game&gt;</text:p>
          </table:table-cell>
        </table:table-row>
        <table:table-row table:style-name="ro1">
          <table:table-cell office:value-type="string">
            <text:p>Madden NFL '96 (USA, Europe)</text:p>
          </table:table-cell>
          <table:table-cell office:value-type="string">
            <text:p>1996</text:p>
          </table:table-cell>
          <table:table-cell office:value-type="string">
            <text:p>ESRB - E (Everyone)</text:p>
          </table:table-cell>
          <table:table-cell office:value-type="string">
            <text:p>Madden NFL '96 </text:p>
          </table:table-cell>
          <table:table-cell office:value-type="string">
            <text:p>Black Pearl Software</text:p>
          </table:table-cell>
          <table:table-cell office:value-type="string">
            <text:p>Tiertex Design Studios</text:p>
          </table:table-cell>
          <table:table-cell office:value-type="string">
            <text:p>Sports/Football</text:p>
          </table:table-cell>
          <table:table-cell office:value-type="string">
            <text:p>1.8</text:p>
          </table:table-cell>
          <table:table-cell office:value-type="string">
            <text:p>1 Player</text:p>
          </table:table-cell>
          <table:table-cell office:value-type="string">
            <text:p>John Madden returns for the '96 season of Madden NFL.****Play exhibition, Super Bowl, playoffs or full season with any of the 1995 teams or all Madden teams.****While you can still select weather and there are over 100 injuries, this version adds voice-overs and the ability to draft and create players and see if they get drafted.****Still includes windowless passing, all new Madden-designed strategies and team match-up that shows how your players stack up to the other team in their position.</text:p>
          </table:table-cell>
          <table:table-cell table:formula="of:=CONCATENATE(&quot;&lt;game name=&quot;;CHAR(34);[.A155];CHAR(34);&quot;&gt; &lt;year&gt;&quot;;[.B155];&quot;&lt;/year&gt; &lt;rating&gt;&quot;;[.C155];&quot;&lt;/rating&gt; &lt;title&gt;&quot;;[.D155];&quot;&lt;/title&gt; &lt;pub&gt;&quot;;[.E155];&quot;&lt;/pub&gt; &lt;dev&gt;&quot;;[.F155];&quot;&lt;/dev&gt; &lt;genre&gt;&quot;;[.G155];&quot;&lt;/genre&gt; &lt;score&gt;&quot;;[.H155];&quot;&lt;/score&gt; &lt;player&gt;&quot;;[.I155];&quot;&lt;/player&gt; &lt;story&gt;&quot;;[.J155];&quot;&lt;/story&gt; &lt;/game&gt;&quot;)" office:value-type="string" office:string-value="&lt;game name=&quot;Madden NFL '96 (USA, Europe)&quot;&gt; &lt;year&gt;1996&lt;/year&gt; &lt;rating&gt;ESRB - E (Everyone)&lt;/rating&gt; &lt;title&gt;Madden NFL '96 &lt;/title&gt; &lt;pub&gt;Black Pearl Software&lt;/pub&gt; &lt;dev&gt;Tiertex Design Studios&lt;/dev&gt; &lt;genre&gt;Sports/Football&lt;/genre&gt; &lt;score&gt;1.8&lt;/score&gt; &lt;player&gt;1 Player&lt;/player&gt; &lt;story&gt;John Madden returns for the '96 season of Madden NFL.****Play exhibition, Super Bowl, playoffs or full season with any of the 1995 teams or all Madden teams.****While you can still select weather and there are over 100 injuries, this version adds voice-overs and the ability to draft and create players and see if they get drafted.****Still includes windowless passing, all new Madden-designed strategies and team match-up that shows how your players stack up to the other team in their position.&lt;/story&gt; &lt;/game&gt;">
            <text:p>&lt;game name="Madden NFL '96 (USA, Europe)"&gt; &lt;year&gt;1996&lt;/year&gt; &lt;rating&gt;ESRB - E (Everyone)&lt;/rating&gt; &lt;title&gt;Madden NFL '96 &lt;/title&gt; &lt;pub&gt;Black Pearl Software&lt;/pub&gt; &lt;dev&gt;Tiertex Design Studios&lt;/dev&gt; &lt;genre&gt;Sports/Football&lt;/genre&gt; &lt;score&gt;1.8&lt;/score&gt; &lt;player&gt;1 Player&lt;/player&gt; &lt;story&gt;John Madden returns for the '96 season of Madden NFL.****Play exhibition, Super Bowl, playoffs or full season with any of the 1995 teams or all Madden teams.****While you can still select weather and there are over 100 injuries, this version adds voice-overs and the ability to draft and create players and see if they get drafted.****Still includes windowless passing, all new Madden-designed strategies and team match-up that shows how your players stack up to the other team in their position.&lt;/story&gt; &lt;/game&gt;</text:p>
          </table:table-cell>
        </table:table-row>
        <table:table-row table:style-name="ro1">
          <table:table-cell office:value-type="string">
            <text:p>Madou Monogatari I - 3-Tsu no Madoukyuu (Japan) (Translated En)</text:p>
          </table:table-cell>
          <table:table-cell office:value-type="string">
            <text:p>1993</text:p>
          </table:table-cell>
          <table:table-cell office:value-type="string">
            <text:p>ESRB - E (Everyone)</text:p>
          </table:table-cell>
          <table:table-cell office:value-type="string">
            <text:p>Madou Monogatari I - 3-Tsu no Madoukyuu </text:p>
          </table:table-cell>
          <table:table-cell office:value-type="string">
            <text:p>SEGA Enterprises Ltd.</text:p>
          </table:table-cell>
          <table:table-cell office:value-type="string">
            <text:p>Compile</text:p>
          </table:table-cell>
          <table:table-cell office:value-type="string">
            <text:p>Role-Playing</text:p>
          </table:table-cell>
          <table:table-cell office:value-type="string">
            <text:p>3.3</text:p>
          </table:table-cell>
          <table:table-cell office:value-type="string">
            <text:p>1 Player</text:p>
          </table:table-cell>
          <table:table-cell office:value-type="string">
            <text:p>In this game, you play a young apprentice sorceress named Arle. She studies at a magic school, and is about to take her most important examination: go to the Tower of Satan, defeat the enemies and overcome all the obstacles on the way using her magic power!****Mado Monogatari I is a puzzle/RPG mixture. Featuring characters and puzzles from Puyo Puyo games, it is set in a 3D dungeon which you explore from first-person perspective. Combat takes place on a platform, and is a mixture of turn-based and real time styles. Enemies attack you even if you wait, but you have time to perform your moves. You should hold down buttons and press direction arrows to execute various magic spells.</text:p>
          </table:table-cell>
          <table:table-cell table:formula="of:=CONCATENATE(&quot;&lt;game name=&quot;;CHAR(34);[.A156];CHAR(34);&quot;&gt; &lt;year&gt;&quot;;[.B156];&quot;&lt;/year&gt; &lt;rating&gt;&quot;;[.C156];&quot;&lt;/rating&gt; &lt;title&gt;&quot;;[.D156];&quot;&lt;/title&gt; &lt;pub&gt;&quot;;[.E156];&quot;&lt;/pub&gt; &lt;dev&gt;&quot;;[.F156];&quot;&lt;/dev&gt; &lt;genre&gt;&quot;;[.G156];&quot;&lt;/genre&gt; &lt;score&gt;&quot;;[.H156];&quot;&lt;/score&gt; &lt;player&gt;&quot;;[.I156];&quot;&lt;/player&gt; &lt;story&gt;&quot;;[.J156];&quot;&lt;/story&gt; &lt;/game&gt;&quot;)" office:value-type="string" office:string-value="&lt;game name=&quot;Madou Monogatari I - 3-Tsu no Madoukyuu (Japan) (Translated En)&quot;&gt; &lt;year&gt;1993&lt;/year&gt; &lt;rating&gt;ESRB - E (Everyone)&lt;/rating&gt; &lt;title&gt;Madou Monogatari I - 3-Tsu no Madoukyuu &lt;/title&gt; &lt;pub&gt;SEGA Enterprises Ltd.&lt;/pub&gt; &lt;dev&gt;Compile&lt;/dev&gt; &lt;genre&gt;Role-Playing&lt;/genre&gt; &lt;score&gt;3.3&lt;/score&gt; &lt;player&gt;1 Player&lt;/player&gt; &lt;story&gt;In this game, you play a young apprentice sorceress named Arle. She studies at a magic school, and is about to take her most important examination: go to the Tower of Satan, defeat the enemies and overcome all the obstacles on the way using her magic power!****Mado Monogatari I is a puzzle/RPG mixture. Featuring characters and puzzles from Puyo Puyo games, it is set in a 3D dungeon which you explore from first-person perspective. Combat takes place on a platform, and is a mixture of turn-based and real time styles. Enemies attack you even if you wait, but you have time to perform your moves. You should hold down buttons and press direction arrows to execute various magic spells.&lt;/story&gt; &lt;/game&gt;">
            <text:p>&lt;game name="Madou Monogatari I - 3-Tsu no Madoukyuu (Japan) (Translated En)"&gt; &lt;year&gt;1993&lt;/year&gt; &lt;rating&gt;ESRB - E (Everyone)&lt;/rating&gt; &lt;title&gt;Madou Monogatari I - 3-Tsu no Madoukyuu &lt;/title&gt; &lt;pub&gt;SEGA Enterprises Ltd.&lt;/pub&gt; &lt;dev&gt;Compile&lt;/dev&gt; &lt;genre&gt;Role-Playing&lt;/genre&gt; &lt;score&gt;3.3&lt;/score&gt; &lt;player&gt;1 Player&lt;/player&gt; &lt;story&gt;In this game, you play a young apprentice sorceress named Arle. She studies at a magic school, and is about to take her most important examination: go to the Tower of Satan, defeat the enemies and overcome all the obstacles on the way using her magic power!****Mado Monogatari I is a puzzle/RPG mixture. Featuring characters and puzzles from Puyo Puyo games, it is set in a 3D dungeon which you explore from first-person perspective. Combat takes place on a platform, and is a mixture of turn-based and real time styles. Enemies attack you even if you wait, but you have time to perform your moves. You should hold down buttons and press direction arrows to execute various magic spells.&lt;/story&gt; &lt;/game&gt;</text:p>
          </table:table-cell>
        </table:table-row>
        <table:table-row table:style-name="ro1">
          <table:table-cell office:value-type="string">
            <text:p>Magical Puzzle Popils (World)</text:p>
          </table:table-cell>
          <table:table-cell office:value-type="string">
            <text:p>1992</text:p>
          </table:table-cell>
          <table:table-cell office:value-type="string">
            <text:p>ESRB - E (Everyone)</text:p>
          </table:table-cell>
          <table:table-cell office:value-type="string">
            <text:p>Magical Puzzle Popils </text:p>
          </table:table-cell>
          <table:table-cell table:number-columns-repeated="2" office:value-type="string">
            <text:p>Tengen Ltd.</text:p>
          </table:table-cell>
          <table:table-cell office:value-type="string">
            <text:p>Puzzle</text:p>
          </table:table-cell>
          <table:table-cell office:value-type="string">
            <text:p>2.9</text:p>
          </table:table-cell>
          <table:table-cell office:value-type="string">
            <text:p>1 Player</text:p>
          </table:table-cell>
          <table:table-cell office:value-type="string">
            <text:p>Magical Puzzle: Popils is a single screen platform puzzle game. The object in each round is to go through the labyrinth until the player reaches the princess (or the princess reaches the player). The player can break blocks, climb ladders, go through portals. There are also hazards to avoid, like red spikes and enemies. Breaking blocks is the most important gameplay element. Breaking a block causes the column of blocks above it to fall one place down. The player must use this block breaking ability to change the labyrinth and create a way to the princess. <text:s/>The short introduction sequence shows the back story: A beautiful princess fell in love with you! And you fell in love with her too... The wizard of forest "Popil" shut her in his labyrinth. Please save her!</text:p>
          </table:table-cell>
          <table:table-cell table:formula="of:=CONCATENATE(&quot;&lt;game name=&quot;;CHAR(34);[.A157];CHAR(34);&quot;&gt; &lt;year&gt;&quot;;[.B157];&quot;&lt;/year&gt; &lt;rating&gt;&quot;;[.C157];&quot;&lt;/rating&gt; &lt;title&gt;&quot;;[.D157];&quot;&lt;/title&gt; &lt;pub&gt;&quot;;[.E157];&quot;&lt;/pub&gt; &lt;dev&gt;&quot;;[.F157];&quot;&lt;/dev&gt; &lt;genre&gt;&quot;;[.G157];&quot;&lt;/genre&gt; &lt;score&gt;&quot;;[.H157];&quot;&lt;/score&gt; &lt;player&gt;&quot;;[.I157];&quot;&lt;/player&gt; &lt;story&gt;&quot;;[.J157];&quot;&lt;/story&gt; &lt;/game&gt;&quot;)" office:value-type="string" office:string-value="&lt;game name=&quot;Magical Puzzle Popils (World)&quot;&gt; &lt;year&gt;1992&lt;/year&gt; &lt;rating&gt;ESRB - E (Everyone)&lt;/rating&gt; &lt;title&gt;Magical Puzzle Popils &lt;/title&gt; &lt;pub&gt;Tengen Ltd.&lt;/pub&gt; &lt;dev&gt;Tengen Ltd.&lt;/dev&gt; &lt;genre&gt;Puzzle&lt;/genre&gt; &lt;score&gt;2.9&lt;/score&gt; &lt;player&gt;1 Player&lt;/player&gt; &lt;story&gt;Magical Puzzle: Popils is a single screen platform puzzle game. The object in each round is to go through the labyrinth until the player reaches the princess (or the princess reaches the player). The player can break blocks, climb ladders, go through portals. There are also hazards to avoid, like red spikes and enemies. Breaking blocks is the most important gameplay element. Breaking a block causes the column of blocks above it to fall one place down. The player must use this block breaking ability to change the labyrinth and create a way to the princess.  The short introduction sequence shows the back story: A beautiful princess fell in love with you! And you fell in love with her too... The wizard of forest &quot;Popil&quot; shut her in his labyrinth. Please save her!&lt;/story&gt; &lt;/game&gt;">
            <text:p>&lt;game name="Magical Puzzle Popils (World)"&gt; &lt;year&gt;1992&lt;/year&gt; &lt;rating&gt;ESRB - E (Everyone)&lt;/rating&gt; &lt;title&gt;Magical Puzzle Popils &lt;/title&gt; &lt;pub&gt;Tengen Ltd.&lt;/pub&gt; &lt;dev&gt;Tengen Ltd.&lt;/dev&gt; &lt;genre&gt;Puzzle&lt;/genre&gt; &lt;score&gt;2.9&lt;/score&gt; &lt;player&gt;1 Player&lt;/player&gt; &lt;story&gt;Magical Puzzle: Popils is a single screen platform puzzle game. The object in each round is to go through the labyrinth until the player reaches the princess (or the princess reaches the player). The player can break blocks, climb ladders, go through portals. There are also hazards to avoid, like red spikes and enemies. Breaking blocks is the most important gameplay element. Breaking a block causes the column of blocks above it to fall one place down. The player must use this block breaking ability to change the labyrinth and create a way to the princess. <text:s/>The short introduction sequence shows the back story: A beautiful princess fell in love with you! And you fell in love with her too... The wizard of forest "Popil" shut her in his labyrinth. Please save her!&lt;/story&gt; &lt;/game&gt;</text:p>
          </table:table-cell>
        </table:table-row>
        <table:table-row table:style-name="ro1">
          <table:table-cell office:value-type="string">
            <text:p>Magical Taruruuto-kun (Japan)</text:p>
          </table:table-cell>
          <table:table-cell office:value-type="string">
            <text:p>1991</text:p>
          </table:table-cell>
          <table:table-cell office:value-type="string">
            <text:p>ESRB - E (Everyone)</text:p>
          </table:table-cell>
          <table:table-cell office:value-type="string">
            <text:p>Magical Taruruuto-kun </text:p>
          </table:table-cell>
          <table:table-cell table:number-columns-repeated="2" office:value-type="string">
            <text:p>Tsukuda Ideal</text:p>
          </table:table-cell>
          <table:table-cell office:value-type="string">
            <text:p>Shooter</text:p>
          </table:table-cell>
          <table:table-cell office:value-type="string">
            <text:p>3.3</text:p>
          </table:table-cell>
          <table:table-cell office:value-type="string">
            <text:p>1 Player</text:p>
          </table:table-cell>
          <table:table-cell office:value-type="string">
            <text:p>Magical Taruruto-kun is a side-scrolling platformer based on the anime series of the same name. The player takes the role of Edojou Honmaru, a kid who can summon the hero Taruruto in his quest of fighting evil. During gameplay he needs to pick up an power-ups; this causes Taruruto to walk behind Edojou and grant him an extra hit before dying. Other than that if offers the traditional platforming experience: jumping over gaps,a voiding obstacles and killing enemies by punching them. Hundred coins collected on the way and in hidden rooms reward an extra life. One level is a side-scrolling shooter in a helicopter with no special features besides shooting and dodging.</text:p>
          </table:table-cell>
          <table:table-cell table:formula="of:=CONCATENATE(&quot;&lt;game name=&quot;;CHAR(34);[.A158];CHAR(34);&quot;&gt; &lt;year&gt;&quot;;[.B158];&quot;&lt;/year&gt; &lt;rating&gt;&quot;;[.C158];&quot;&lt;/rating&gt; &lt;title&gt;&quot;;[.D158];&quot;&lt;/title&gt; &lt;pub&gt;&quot;;[.E158];&quot;&lt;/pub&gt; &lt;dev&gt;&quot;;[.F158];&quot;&lt;/dev&gt; &lt;genre&gt;&quot;;[.G158];&quot;&lt;/genre&gt; &lt;score&gt;&quot;;[.H158];&quot;&lt;/score&gt; &lt;player&gt;&quot;;[.I158];&quot;&lt;/player&gt; &lt;story&gt;&quot;;[.J158];&quot;&lt;/story&gt; &lt;/game&gt;&quot;)" office:value-type="string" office:string-value="&lt;game name=&quot;Magical Taruruuto-kun (Japan)&quot;&gt; &lt;year&gt;1991&lt;/year&gt; &lt;rating&gt;ESRB - E (Everyone)&lt;/rating&gt; &lt;title&gt;Magical Taruruuto-kun &lt;/title&gt; &lt;pub&gt;Tsukuda Ideal&lt;/pub&gt; &lt;dev&gt;Tsukuda Ideal&lt;/dev&gt; &lt;genre&gt;Shooter&lt;/genre&gt; &lt;score&gt;3.3&lt;/score&gt; &lt;player&gt;1 Player&lt;/player&gt; &lt;story&gt;Magical Taruruto-kun is a side-scrolling platformer based on the anime series of the same name. The player takes the role of Edojou Honmaru, a kid who can summon the hero Taruruto in his quest of fighting evil. During gameplay he needs to pick up an power-ups; this causes Taruruto to walk behind Edojou and grant him an extra hit before dying. Other than that if offers the traditional platforming experience: jumping over gaps,a voiding obstacles and killing enemies by punching them. Hundred coins collected on the way and in hidden rooms reward an extra life. One level is a side-scrolling shooter in a helicopter with no special features besides shooting and dodging.&lt;/story&gt; &lt;/game&gt;">
            <text:p>&lt;game name="Magical Taruruuto-kun (Japan)"&gt; &lt;year&gt;1991&lt;/year&gt; &lt;rating&gt;ESRB - E (Everyone)&lt;/rating&gt; &lt;title&gt;Magical Taruruuto-kun &lt;/title&gt; &lt;pub&gt;Tsukuda Ideal&lt;/pub&gt; &lt;dev&gt;Tsukuda Ideal&lt;/dev&gt; &lt;genre&gt;Shooter&lt;/genre&gt; &lt;score&gt;3.3&lt;/score&gt; &lt;player&gt;1 Player&lt;/player&gt; &lt;story&gt;Magical Taruruto-kun is a side-scrolling platformer based on the anime series of the same name. The player takes the role of Edojou Honmaru, a kid who can summon the hero Taruruto in his quest of fighting evil. During gameplay he needs to pick up an power-ups; this causes Taruruto to walk behind Edojou and grant him an extra hit before dying. Other than that if offers the traditional platforming experience: jumping over gaps,a voiding obstacles and killing enemies by punching them. Hundred coins collected on the way and in hidden rooms reward an extra life. One level is a side-scrolling shooter in a helicopter with no special features besides shooting and dodging.&lt;/story&gt; &lt;/game&gt;</text:p>
          </table:table-cell>
        </table:table-row>
        <table:table-row table:style-name="ro1">
          <table:table-cell office:value-type="string">
            <text:p>Majors Pro Baseball, The (USA)</text:p>
          </table:table-cell>
          <table:table-cell office:value-type="string">
            <text:p>1992</text:p>
          </table:table-cell>
          <table:table-cell office:value-type="string">
            <text:p>ESRB - E (Everyone)</text:p>
          </table:table-cell>
          <table:table-cell office:value-type="string">
            <text:p>Majors Pro Baseball, The </text:p>
          </table:table-cell>
          <table:table-cell office:value-type="string">
            <text:p>SEGA of America, Inc.</text:p>
          </table:table-cell>
          <table:table-cell office:value-type="string">
            <text:p>ITL Co., Ltd.</text:p>
          </table:table-cell>
          <table:table-cell office:value-type="string">
            <text:p>Sports/Baseball</text:p>
          </table:table-cell>
          <table:table-cell office:value-type="string">
            <text:p>3.7</text:p>
          </table:table-cell>
          <table:table-cell office:value-type="string">
            <text:p>1-2 Players</text:p>
          </table:table-cell>
          <table:table-cell office:value-type="string">
            <text:p>The Majors: Pro Baseball is a baseball game for one or two players. It features an MLBPA but no MLB license, so has the full roster of players for the 26 teams of the 1991 MLB season, but with generic team names. Exhibition games (for either one or two players via Gear-to-Gear cable) and a full season (one player only) of either 32, 71 or 162 games are available. Three different stadiums (open, astroturf, dome) are available for selection and game length can be set from 3 to 9 innings. Before the game, starting pitcher and batter line-up can be selected from the team roster. Gameplay itself follows the standard model of the time: players control pitching, batting, running and fielding, with pitching/batting seen from a view behind the batter and running/fielding seen from an overhead view of the field. The game supports various pitching styles, bunts, holding runners on, lead offs and steals. The game also allows for players to create their own teams from all available players. Two team slots are available. Teams and season progress are saved to battery-backed RAM.</text:p>
          </table:table-cell>
          <table:table-cell table:formula="of:=CONCATENATE(&quot;&lt;game name=&quot;;CHAR(34);[.A159];CHAR(34);&quot;&gt; &lt;year&gt;&quot;;[.B159];&quot;&lt;/year&gt; &lt;rating&gt;&quot;;[.C159];&quot;&lt;/rating&gt; &lt;title&gt;&quot;;[.D159];&quot;&lt;/title&gt; &lt;pub&gt;&quot;;[.E159];&quot;&lt;/pub&gt; &lt;dev&gt;&quot;;[.F159];&quot;&lt;/dev&gt; &lt;genre&gt;&quot;;[.G159];&quot;&lt;/genre&gt; &lt;score&gt;&quot;;[.H159];&quot;&lt;/score&gt; &lt;player&gt;&quot;;[.I159];&quot;&lt;/player&gt; &lt;story&gt;&quot;;[.J159];&quot;&lt;/story&gt; &lt;/game&gt;&quot;)" office:value-type="string" office:string-value="&lt;game name=&quot;Majors Pro Baseball, The (USA)&quot;&gt; &lt;year&gt;1992&lt;/year&gt; &lt;rating&gt;ESRB - E (Everyone)&lt;/rating&gt; &lt;title&gt;Majors Pro Baseball, The &lt;/title&gt; &lt;pub&gt;SEGA of America, Inc.&lt;/pub&gt; &lt;dev&gt;ITL Co., Ltd.&lt;/dev&gt; &lt;genre&gt;Sports/Baseball&lt;/genre&gt; &lt;score&gt;3.7&lt;/score&gt; &lt;player&gt;1-2 Players&lt;/player&gt; &lt;story&gt;The Majors: Pro Baseball is a baseball game for one or two players. It features an MLBPA but no MLB license, so has the full roster of players for the 26 teams of the 1991 MLB season, but with generic team names. Exhibition games (for either one or two players via Gear-to-Gear cable) and a full season (one player only) of either 32, 71 or 162 games are available. Three different stadiums (open, astroturf, dome) are available for selection and game length can be set from 3 to 9 innings. Before the game, starting pitcher and batter line-up can be selected from the team roster. Gameplay itself follows the standard model of the time: players control pitching, batting, running and fielding, with pitching/batting seen from a view behind the batter and running/fielding seen from an overhead view of the field. The game supports various pitching styles, bunts, holding runners on, lead offs and steals. The game also allows for players to create their own teams from all available players. Two team slots are available. Teams and season progress are saved to battery-backed RAM.&lt;/story&gt; &lt;/game&gt;">
            <text:p>&lt;game name="Majors Pro Baseball, The (USA)"&gt; &lt;year&gt;1992&lt;/year&gt; &lt;rating&gt;ESRB - E (Everyone)&lt;/rating&gt; &lt;title&gt;Majors Pro Baseball, The &lt;/title&gt; &lt;pub&gt;SEGA of America, Inc.&lt;/pub&gt; &lt;dev&gt;ITL Co., Ltd.&lt;/dev&gt; &lt;genre&gt;Sports/Baseball&lt;/genre&gt; &lt;score&gt;3.7&lt;/score&gt; &lt;player&gt;1-2 Players&lt;/player&gt; &lt;story&gt;The Majors: Pro Baseball is a baseball game for one or two players. It features an MLBPA but no MLB license, so has the full roster of players for the 26 teams of the 1991 MLB season, but with generic team names. Exhibition games (for either one or two players via Gear-to-Gear cable) and a full season (one player only) of either 32, 71 or 162 games are available. Three different stadiums (open, astroturf, dome) are available for selection and game length can be set from 3 to 9 innings. Before the game, starting pitcher and batter line-up can be selected from the team roster. Gameplay itself follows the standard model of the time: players control pitching, batting, running and fielding, with pitching/batting seen from a view behind the batter and running/fielding seen from an overhead view of the field. The game supports various pitching styles, bunts, holding runners on, lead offs and steals. The game also allows for players to create their own teams from all available players. Two team slots are available. Teams and season progress are saved to battery-backed RAM.&lt;/story&gt; &lt;/game&gt;</text:p>
          </table:table-cell>
        </table:table-row>
        <table:table-row table:style-name="ro1">
          <table:table-cell office:value-type="string">
            <text:p>Mappy (Japan)</text:p>
          </table:table-cell>
          <table:table-cell office:value-type="string">
            <text:p>1991</text:p>
          </table:table-cell>
          <table:table-cell office:value-type="string">
            <text:p>ESRB - E (Everyone)</text:p>
          </table:table-cell>
          <table:table-cell office:value-type="string">
            <text:p>Mappy </text:p>
          </table:table-cell>
          <table:table-cell table:number-columns-repeated="2" office:value-type="string">
            <text:p>Namco Limited</text:p>
          </table:table-cell>
          <table:table-cell office:value-type="string">
            <text:p>Action</text:p>
          </table:table-cell>
          <table:table-cell office:value-type="string">
            <text:p>1.5</text:p>
          </table:table-cell>
          <table:table-cell office:value-type="string">
            <text:p>1-2 Players</text:p>
          </table:table-cell>
          <table:table-cell office:value-type="string">
            <text:p>You control Mappy a police-mouse whose job is to collect valuables (consumer electronics)from a cat's house. You are being pursued by a gang of five pink cats. Doors are your only defense against the cats. You get from floor to floor by jumping on one of the trampolines.**Points are earned by recovering stolen goods. Other ways of earning points are bouncing on a trampoline, putting cats in the microwave, striking a cat with a door, striking cats with a bell, retrieving a treasures from the Boss cat Goro or dropping cats through a hole in the floor.</text:p>
          </table:table-cell>
          <table:table-cell table:formula="of:=CONCATENATE(&quot;&lt;game name=&quot;;CHAR(34);[.A160];CHAR(34);&quot;&gt; &lt;year&gt;&quot;;[.B160];&quot;&lt;/year&gt; &lt;rating&gt;&quot;;[.C160];&quot;&lt;/rating&gt; &lt;title&gt;&quot;;[.D160];&quot;&lt;/title&gt; &lt;pub&gt;&quot;;[.E160];&quot;&lt;/pub&gt; &lt;dev&gt;&quot;;[.F160];&quot;&lt;/dev&gt; &lt;genre&gt;&quot;;[.G160];&quot;&lt;/genre&gt; &lt;score&gt;&quot;;[.H160];&quot;&lt;/score&gt; &lt;player&gt;&quot;;[.I160];&quot;&lt;/player&gt; &lt;story&gt;&quot;;[.J160];&quot;&lt;/story&gt; &lt;/game&gt;&quot;)" office:value-type="string" office:string-value="&lt;game name=&quot;Mappy (Japan)&quot;&gt; &lt;year&gt;1991&lt;/year&gt; &lt;rating&gt;ESRB - E (Everyone)&lt;/rating&gt; &lt;title&gt;Mappy &lt;/title&gt; &lt;pub&gt;Namco Limited&lt;/pub&gt; &lt;dev&gt;Namco Limited&lt;/dev&gt; &lt;genre&gt;Action&lt;/genre&gt; &lt;score&gt;1.5&lt;/score&gt; &lt;player&gt;1-2 Players&lt;/player&gt; &lt;story&gt;You control Mappy a police-mouse whose job is to collect valuables (consumer electronics)from a cat's house. You are being pursued by a gang of five pink cats. Doors are your only defense against the cats. You get from floor to floor by jumping on one of the trampolines.**Points are earned by recovering stolen goods. Other ways of earning points are bouncing on a trampoline, putting cats in the microwave, striking a cat with a door, striking cats with a bell, retrieving a treasures from the Boss cat Goro or dropping cats through a hole in the floor.&lt;/story&gt; &lt;/game&gt;">
            <text:p>&lt;game name="Mappy (Japan)"&gt; &lt;year&gt;1991&lt;/year&gt; &lt;rating&gt;ESRB - E (Everyone)&lt;/rating&gt; &lt;title&gt;Mappy &lt;/title&gt; &lt;pub&gt;Namco Limited&lt;/pub&gt; &lt;dev&gt;Namco Limited&lt;/dev&gt; &lt;genre&gt;Action&lt;/genre&gt; &lt;score&gt;1.5&lt;/score&gt; &lt;player&gt;1-2 Players&lt;/player&gt; &lt;story&gt;You control Mappy a police-mouse whose job is to collect valuables (consumer electronics)from a cat's house. You are being pursued by a gang of five pink cats. Doors are your only defense against the cats. You get from floor to floor by jumping on one of the trampolines.**Points are earned by recovering stolen goods. Other ways of earning points are bouncing on a trampoline, putting cats in the microwave, striking a cat with a door, striking cats with a bell, retrieving a treasures from the Boss cat Goro or dropping cats through a hole in the floor.&lt;/story&gt; &lt;/game&gt;</text:p>
          </table:table-cell>
        </table:table-row>
        <table:table-row table:style-name="ro1">
          <table:table-cell office:value-type="string">
            <text:p>Marble Madness (USA, Europe)</text:p>
          </table:table-cell>
          <table:table-cell office:value-type="string">
            <text:p>1992</text:p>
          </table:table-cell>
          <table:table-cell office:value-type="string">
            <text:p>ESRB - E (Everyone)</text:p>
          </table:table-cell>
          <table:table-cell office:value-type="string">
            <text:p>Marble Madness </text:p>
          </table:table-cell>
          <table:table-cell office:value-type="string">
            <text:p>Domark Software, Inc.</text:p>
          </table:table-cell>
          <table:table-cell office:value-type="string">
            <text:p>Atari Games Corporation</text:p>
          </table:table-cell>
          <table:table-cell office:value-type="string">
            <text:p>Action</text:p>
          </table:table-cell>
          <table:table-cell office:value-type="string">
            <text:p>3.8</text:p>
          </table:table-cell>
          <table:table-cell office:value-type="string">
            <text:p>1 Player</text:p>
          </table:table-cell>
          <table:table-cell office:value-type="string">
            <text:p>A port of the arcade game. The idea is deceptively simple: Guide a marble down a path without hitting any obstacles or straying off the course. The game is viewed from an isometric perspective, which makes it harder to stay focused on the direction the ball is to follow. There are tight corridors to follow and enemies to avoid. There is a 2-player mode in which players must race to the finish; otherwise you're racing against the clock.</text:p>
          </table:table-cell>
          <table:table-cell table:formula="of:=CONCATENATE(&quot;&lt;game name=&quot;;CHAR(34);[.A161];CHAR(34);&quot;&gt; &lt;year&gt;&quot;;[.B161];&quot;&lt;/year&gt; &lt;rating&gt;&quot;;[.C161];&quot;&lt;/rating&gt; &lt;title&gt;&quot;;[.D161];&quot;&lt;/title&gt; &lt;pub&gt;&quot;;[.E161];&quot;&lt;/pub&gt; &lt;dev&gt;&quot;;[.F161];&quot;&lt;/dev&gt; &lt;genre&gt;&quot;;[.G161];&quot;&lt;/genre&gt; &lt;score&gt;&quot;;[.H161];&quot;&lt;/score&gt; &lt;player&gt;&quot;;[.I161];&quot;&lt;/player&gt; &lt;story&gt;&quot;;[.J161];&quot;&lt;/story&gt; &lt;/game&gt;&quot;)" office:value-type="string" office:string-value="&lt;game name=&quot;Marble Madness (USA, Europe)&quot;&gt; &lt;year&gt;1992&lt;/year&gt; &lt;rating&gt;ESRB - E (Everyone)&lt;/rating&gt; &lt;title&gt;Marble Madness &lt;/title&gt; &lt;pub&gt;Domark Software, Inc.&lt;/pub&gt; &lt;dev&gt;Atari Games Corporation&lt;/dev&gt; &lt;genre&gt;Action&lt;/genre&gt; &lt;score&gt;3.8&lt;/score&gt; &lt;player&gt;1 Player&lt;/player&gt; &lt;story&gt;A port of the arcade game. The idea is deceptively simple: Guide a marble down a path without hitting any obstacles or straying off the course. The game is viewed from an isometric perspective, which makes it harder to stay focused on the direction the ball is to follow. There are tight corridors to follow and enemies to avoid. There is a 2-player mode in which players must race to the finish; otherwise you're racing against the clock.&lt;/story&gt; &lt;/game&gt;">
            <text:p>&lt;game name="Marble Madness (USA, Europe)"&gt; &lt;year&gt;1992&lt;/year&gt; &lt;rating&gt;ESRB - E (Everyone)&lt;/rating&gt; &lt;title&gt;Marble Madness &lt;/title&gt; &lt;pub&gt;Domark Software, Inc.&lt;/pub&gt; &lt;dev&gt;Atari Games Corporation&lt;/dev&gt; &lt;genre&gt;Action&lt;/genre&gt; &lt;score&gt;3.8&lt;/score&gt; &lt;player&gt;1 Player&lt;/player&gt; &lt;story&gt;A port of the arcade game. The idea is deceptively simple: Guide a marble down a path without hitting any obstacles or straying off the course. The game is viewed from an isometric perspective, which makes it harder to stay focused on the direction the ball is to follow. There are tight corridors to follow and enemies to avoid. There is a 2-player mode in which players must race to the finish; otherwise you're racing against the clock.&lt;/story&gt; &lt;/game&gt;</text:p>
          </table:table-cell>
        </table:table-row>
        <table:table-row table:style-name="ro1">
          <table:table-cell office:value-type="string">
            <text:p>Marko's Magic Football (Europe) (En,Fr,De,Es)</text:p>
          </table:table-cell>
          <table:table-cell office:value-type="string">
            <text:p>1993</text:p>
          </table:table-cell>
          <table:table-cell office:value-type="string">
            <text:p>ESRB - E (Everyone)</text:p>
          </table:table-cell>
          <table:table-cell office:value-type="string">
            <text:p>Marko's Magic Football </text:p>
          </table:table-cell>
          <table:table-cell table:number-columns-repeated="2" office:value-type="string">
            <text:p>Domark Software, Inc.</text:p>
          </table:table-cell>
          <table:table-cell office:value-type="string">
            <text:p>Platform</text:p>
          </table:table-cell>
          <table:table-cell office:value-type="string">
            <text:p>4.2</text:p>
          </table:table-cell>
          <table:table-cell office:value-type="string">
            <text:p>1 Player</text:p>
          </table:table-cell>
          <table:table-cell office:value-type="string">
            <text:p>With the help of a mad scientist, Colonel Brown, the owner of a toy factory, has created a substance that can turn people and animals into mutant sludge monsters. After Marko's football comes in touch with the substance, it gets magical powers and Marko sets out to stop Colonel Brown.****The gameplay is similar to the SNES and Genesis versions, meaning Marko can shoot his football to kill enemies or use it as a trampoline, but this version features less moves and a different level design.</text:p>
          </table:table-cell>
          <table:table-cell table:formula="of:=CONCATENATE(&quot;&lt;game name=&quot;;CHAR(34);[.A162];CHAR(34);&quot;&gt; &lt;year&gt;&quot;;[.B162];&quot;&lt;/year&gt; &lt;rating&gt;&quot;;[.C162];&quot;&lt;/rating&gt; &lt;title&gt;&quot;;[.D162];&quot;&lt;/title&gt; &lt;pub&gt;&quot;;[.E162];&quot;&lt;/pub&gt; &lt;dev&gt;&quot;;[.F162];&quot;&lt;/dev&gt; &lt;genre&gt;&quot;;[.G162];&quot;&lt;/genre&gt; &lt;score&gt;&quot;;[.H162];&quot;&lt;/score&gt; &lt;player&gt;&quot;;[.I162];&quot;&lt;/player&gt; &lt;story&gt;&quot;;[.J162];&quot;&lt;/story&gt; &lt;/game&gt;&quot;)" office:value-type="string" office:string-value="&lt;game name=&quot;Marko's Magic Football (Europe) (En,Fr,De,Es)&quot;&gt; &lt;year&gt;1993&lt;/year&gt; &lt;rating&gt;ESRB - E (Everyone)&lt;/rating&gt; &lt;title&gt;Marko's Magic Football &lt;/title&gt; &lt;pub&gt;Domark Software, Inc.&lt;/pub&gt; &lt;dev&gt;Domark Software, Inc.&lt;/dev&gt; &lt;genre&gt;Platform&lt;/genre&gt; &lt;score&gt;4.2&lt;/score&gt; &lt;player&gt;1 Player&lt;/player&gt; &lt;story&gt;With the help of a mad scientist, Colonel Brown, the owner of a toy factory, has created a substance that can turn people and animals into mutant sludge monsters. After Marko's football comes in touch with the substance, it gets magical powers and Marko sets out to stop Colonel Brown.****The gameplay is similar to the SNES and Genesis versions, meaning Marko can shoot his football to kill enemies or use it as a trampoline, but this version features less moves and a different level design.&lt;/story&gt; &lt;/game&gt;">
            <text:p>&lt;game name="Marko's Magic Football (Europe) (En,Fr,De,Es)"&gt; &lt;year&gt;1993&lt;/year&gt; &lt;rating&gt;ESRB - E (Everyone)&lt;/rating&gt; &lt;title&gt;Marko's Magic Football &lt;/title&gt; &lt;pub&gt;Domark Software, Inc.&lt;/pub&gt; &lt;dev&gt;Domark Software, Inc.&lt;/dev&gt; &lt;genre&gt;Platform&lt;/genre&gt; &lt;score&gt;4.2&lt;/score&gt; &lt;player&gt;1 Player&lt;/player&gt; &lt;story&gt;With the help of a mad scientist, Colonel Brown, the owner of a toy factory, has created a substance that can turn people and animals into mutant sludge monsters. After Marko's football comes in touch with the substance, it gets magical powers and Marko sets out to stop Colonel Brown.****The gameplay is similar to the SNES and Genesis versions, meaning Marko can shoot his football to kill enemies or use it as a trampoline, but this version features less moves and a different level design.&lt;/story&gt; &lt;/game&gt;</text:p>
          </table:table-cell>
        </table:table-row>
        <table:table-row table:style-name="ro1">
          <table:table-cell office:value-type="string">
            <text:p>Mega Man (USA, Europe)</text:p>
          </table:table-cell>
          <table:table-cell office:value-type="string">
            <text:p>1995</text:p>
          </table:table-cell>
          <table:table-cell office:value-type="string">
            <text:p>ESRB - E (Everyone)</text:p>
          </table:table-cell>
          <table:table-cell office:value-type="string">
            <text:p>Mega Man </text:p>
          </table:table-cell>
          <table:table-cell office:value-type="string">
            <text:p>U.S. Gold, Inc.</text:p>
          </table:table-cell>
          <table:table-cell office:value-type="string">
            <text:p>Freestyle</text:p>
          </table:table-cell>
          <table:table-cell office:value-type="string">
            <text:p>Platform</text:p>
          </table:table-cell>
          <table:table-cell office:value-type="string">
            <text:p>3.5</text:p>
          </table:table-cell>
          <table:table-cell office:value-type="string">
            <text:p>1 Player</text:p>
          </table:table-cell>
          <table:table-cell office:value-type="string">
            <text:p>The insane scientist, Dr. Wily, has created an army of evil robots, and is using them to take over the world! <text:s/>A robot called Rock volunteers to be converted into a fighting robot, Mega Man. <text:s/>As Mega Man, he takes on Dr. Wily and his powerful robots.****The Game Gear version of Mega Man is an original game created by developer Freestyle, using Mega Man 4 and Mega Man 5 for the NES as its basis. <text:s/>Mega Man is able to perform his slide that was introduced in Mega Man 3, as well as call his dog, Rush, for assistance. <text:s/>He can also charge up his buster for a more powerful shot.****Players can initially select any stage from a choice of four: Stone Man, Napalm Man, Bright Man and Star Man. <text:s/>After defeating these four bosses, players progress to Dr. Cossack's fortress, which contains Wave Man and Toad Man as its bosses. <text:s/>After they are defeated, it's off to the final confrontation with Dr. Wily himself.</text:p>
          </table:table-cell>
          <table:table-cell table:formula="of:=CONCATENATE(&quot;&lt;game name=&quot;;CHAR(34);[.A163];CHAR(34);&quot;&gt; &lt;year&gt;&quot;;[.B163];&quot;&lt;/year&gt; &lt;rating&gt;&quot;;[.C163];&quot;&lt;/rating&gt; &lt;title&gt;&quot;;[.D163];&quot;&lt;/title&gt; &lt;pub&gt;&quot;;[.E163];&quot;&lt;/pub&gt; &lt;dev&gt;&quot;;[.F163];&quot;&lt;/dev&gt; &lt;genre&gt;&quot;;[.G163];&quot;&lt;/genre&gt; &lt;score&gt;&quot;;[.H163];&quot;&lt;/score&gt; &lt;player&gt;&quot;;[.I163];&quot;&lt;/player&gt; &lt;story&gt;&quot;;[.J163];&quot;&lt;/story&gt; &lt;/game&gt;&quot;)" office:value-type="string" office:string-value="&lt;game name=&quot;Mega Man (USA, Europe)&quot;&gt; &lt;year&gt;1995&lt;/year&gt; &lt;rating&gt;ESRB - E (Everyone)&lt;/rating&gt; &lt;title&gt;Mega Man &lt;/title&gt; &lt;pub&gt;U.S. Gold, Inc.&lt;/pub&gt; &lt;dev&gt;Freestyle&lt;/dev&gt; &lt;genre&gt;Platform&lt;/genre&gt; &lt;score&gt;3.5&lt;/score&gt; &lt;player&gt;1 Player&lt;/player&gt; &lt;story&gt;The insane scientist, Dr. Wily, has created an army of evil robots, and is using them to take over the world!  A robot called Rock volunteers to be converted into a fighting robot, Mega Man.  As Mega Man, he takes on Dr. Wily and his powerful robots.****The Game Gear version of Mega Man is an original game created by developer Freestyle, using Mega Man 4 and Mega Man 5 for the NES as its basis.  Mega Man is able to perform his slide that was introduced in Mega Man 3, as well as call his dog, Rush, for assistance.  He can also charge up his buster for a more powerful shot.****Players can initially select any stage from a choice of four: Stone Man, Napalm Man, Bright Man and Star Man.  After defeating these four bosses, players progress to Dr. Cossack's fortress, which contains Wave Man and Toad Man as its bosses.  After they are defeated, it's off to the final confrontation with Dr. Wily himself.&lt;/story&gt; &lt;/game&gt;">
            <text:p>&lt;game name="Mega Man (USA, Europe)"&gt; &lt;year&gt;1995&lt;/year&gt; &lt;rating&gt;ESRB - E (Everyone)&lt;/rating&gt; &lt;title&gt;Mega Man &lt;/title&gt; &lt;pub&gt;U.S. Gold, Inc.&lt;/pub&gt; &lt;dev&gt;Freestyle&lt;/dev&gt; &lt;genre&gt;Platform&lt;/genre&gt; &lt;score&gt;3.5&lt;/score&gt; &lt;player&gt;1 Player&lt;/player&gt; &lt;story&gt;The insane scientist, Dr. Wily, has created an army of evil robots, and is using them to take over the world! <text:s/>A robot called Rock volunteers to be converted into a fighting robot, Mega Man. <text:s/>As Mega Man, he takes on Dr. Wily and his powerful robots.****The Game Gear version of Mega Man is an original game created by developer Freestyle, using Mega Man 4 and Mega Man 5 for the NES as its basis. <text:s/>Mega Man is able to perform his slide that was introduced in Mega Man 3, as well as call his dog, Rush, for assistance. <text:s/>He can also charge up his buster for a more powerful shot.****Players can initially select any stage from a choice of four: Stone Man, Napalm Man, Bright Man and Star Man. <text:s/>After defeating these four bosses, players progress to Dr. Cossack's fortress, which contains Wave Man and Toad Man as its bosses. <text:s/>After they are defeated, it's off to the final confrontation with Dr. Wily himself.&lt;/story&gt; &lt;/game&gt;</text:p>
          </table:table-cell>
        </table:table-row>
        <table:table-row table:style-name="ro1">
          <table:table-cell office:value-type="string">
            <text:p>Mick &amp; Mack as the Global Gladiators (USA, Europe)</text:p>
          </table:table-cell>
          <table:table-cell office:value-type="string">
            <text:p>1992</text:p>
          </table:table-cell>
          <table:table-cell office:value-type="string">
            <text:p>ESRB - E (Everyone)</text:p>
          </table:table-cell>
          <table:table-cell office:value-type="string">
            <text:p>Mick &amp; Mack as the Global Gladiators </text:p>
          </table:table-cell>
          <table:table-cell office:value-type="string">
            <text:p>Virgin Games, Ltd.</text:p>
          </table:table-cell>
          <table:table-cell office:value-type="string">
            <text:p>Virgin Games, Inc.</text:p>
          </table:table-cell>
          <table:table-cell office:value-type="string">
            <text:p>Action</text:p>
          </table:table-cell>
          <table:table-cell office:value-type="string">
            <text:p>3.1</text:p>
          </table:table-cell>
          <table:table-cell office:value-type="string">
            <text:p>1 Player</text:p>
          </table:table-cell>
          <table:table-cell office:value-type="string">
            <text:p>Global Gladiators is a platform game licensed from fast food chain McDonalds. While playing through the game's 12 levels you'll notice McDonalds logos, burgers and all sorts of family restaurant type stuff as you take Mick and Mack (the game's protagonists) on a journey to clean up "Monsters of Slime World", "Toxi-Town" and more.</text:p>
          </table:table-cell>
          <table:table-cell table:formula="of:=CONCATENATE(&quot;&lt;game name=&quot;;CHAR(34);[.A164];CHAR(34);&quot;&gt; &lt;year&gt;&quot;;[.B164];&quot;&lt;/year&gt; &lt;rating&gt;&quot;;[.C164];&quot;&lt;/rating&gt; &lt;title&gt;&quot;;[.D164];&quot;&lt;/title&gt; &lt;pub&gt;&quot;;[.E164];&quot;&lt;/pub&gt; &lt;dev&gt;&quot;;[.F164];&quot;&lt;/dev&gt; &lt;genre&gt;&quot;;[.G164];&quot;&lt;/genre&gt; &lt;score&gt;&quot;;[.H164];&quot;&lt;/score&gt; &lt;player&gt;&quot;;[.I164];&quot;&lt;/player&gt; &lt;story&gt;&quot;;[.J164];&quot;&lt;/story&gt; &lt;/game&gt;&quot;)" office:value-type="string" office:string-value="&lt;game name=&quot;Mick &amp; Mack as the Global Gladiators (USA, Europe)&quot;&gt; &lt;year&gt;1992&lt;/year&gt; &lt;rating&gt;ESRB - E (Everyone)&lt;/rating&gt; &lt;title&gt;Mick &amp; Mack as the Global Gladiators &lt;/title&gt; &lt;pub&gt;Virgin Games, Ltd.&lt;/pub&gt; &lt;dev&gt;Virgin Games, Inc.&lt;/dev&gt; &lt;genre&gt;Action&lt;/genre&gt; &lt;score&gt;3.1&lt;/score&gt; &lt;player&gt;1 Player&lt;/player&gt; &lt;story&gt;Global Gladiators is a platform game licensed from fast food chain McDonalds. While playing through the game's 12 levels you'll notice McDonalds logos, burgers and all sorts of family restaurant type stuff as you take Mick and Mack (the game's protagonists) on a journey to clean up &quot;Monsters of Slime World&quot;, &quot;Toxi-Town&quot; and more.&lt;/story&gt; &lt;/game&gt;">
            <text:p>&lt;game name="Mick &amp; Mack as the Global Gladiators (USA, Europe)"&gt; &lt;year&gt;1992&lt;/year&gt; &lt;rating&gt;ESRB - E (Everyone)&lt;/rating&gt; &lt;title&gt;Mick &amp; Mack as the Global Gladiators &lt;/title&gt; &lt;pub&gt;Virgin Games, Ltd.&lt;/pub&gt; &lt;dev&gt;Virgin Games, Inc.&lt;/dev&gt; &lt;genre&gt;Action&lt;/genre&gt; &lt;score&gt;3.1&lt;/score&gt; &lt;player&gt;1 Player&lt;/player&gt; &lt;story&gt;Global Gladiators is a platform game licensed from fast food chain McDonalds. While playing through the game's 12 levels you'll notice McDonalds logos, burgers and all sorts of family restaurant type stuff as you take Mick and Mack (the game's protagonists) on a journey to clean up "Monsters of Slime World", "Toxi-Town" and more.&lt;/story&gt; &lt;/game&gt;</text:p>
          </table:table-cell>
        </table:table-row>
        <table:table-row table:style-name="ro1">
          <table:table-cell office:value-type="string">
            <text:p>Mickey's Ultimate Challenge (USA, Europe)</text:p>
          </table:table-cell>
          <table:table-cell office:value-type="string">
            <text:p>1994</text:p>
          </table:table-cell>
          <table:table-cell office:value-type="string">
            <text:p>ESRB - E (Everyone)</text:p>
          </table:table-cell>
          <table:table-cell office:value-type="string">
            <text:p>Mickey's Ultimate Challenge </text:p>
          </table:table-cell>
          <table:table-cell office:value-type="string">
            <text:p>Hi-Tech Expressions, Inc.</text:p>
          </table:table-cell>
          <table:table-cell office:value-type="string">
            <text:p>Designer Software</text:p>
          </table:table-cell>
          <table:table-cell office:value-type="string">
            <text:p>Action</text:p>
          </table:table-cell>
          <table:table-cell office:value-type="string">
            <text:p>3.1</text:p>
          </table:table-cell>
          <table:table-cell office:value-type="string">
            <text:p>1 Player</text:p>
          </table:table-cell>
          <table:table-cell office:value-type="string">
            <text:p>One night, as Mickey (or Minnie) lay in bed reading a book of fairy tales, he started to wonder how it would be to live in a far off land, in a magic castle. As he fell asleep, he woke up in the Kingdom of Beanwick, which is constantly tormented by earthquakes. Then, he offers his help to solve the mystery behind those earthquakes.****Mickey's Ultimate Challenge is a puzzle game in which the player chooses either Mickey or Minnie to play with. They'll find five characters from the Disney's universe in the kingdom, and will be prompted to help them in several tasks.****Each task is a different puzzle, given by a specific character. Daisy, for instance, will ask help to clean the castle's paintings hanging on a wall. The task is in fact a memory game, where Mickey or Minnie must clean the pictures matching pairs. After completing one task, they'll receive a gift.****After completing all tasks, Mickey or Minnie must trade the gifts they won with the right characters. For instance, after finishing Goofy's task, they will receive his hammer. The player must then guess who among the other characters would like to receive that hammer.****Giving the right items to the right characters will allow Mickey or Minnie access to the last puzzle and character.</text:p>
          </table:table-cell>
          <table:table-cell table:formula="of:=CONCATENATE(&quot;&lt;game name=&quot;;CHAR(34);[.A165];CHAR(34);&quot;&gt; &lt;year&gt;&quot;;[.B165];&quot;&lt;/year&gt; &lt;rating&gt;&quot;;[.C165];&quot;&lt;/rating&gt; &lt;title&gt;&quot;;[.D165];&quot;&lt;/title&gt; &lt;pub&gt;&quot;;[.E165];&quot;&lt;/pub&gt; &lt;dev&gt;&quot;;[.F165];&quot;&lt;/dev&gt; &lt;genre&gt;&quot;;[.G165];&quot;&lt;/genre&gt; &lt;score&gt;&quot;;[.H165];&quot;&lt;/score&gt; &lt;player&gt;&quot;;[.I165];&quot;&lt;/player&gt; &lt;story&gt;&quot;;[.J165];&quot;&lt;/story&gt; &lt;/game&gt;&quot;)" office:value-type="string" office:string-value="&lt;game name=&quot;Mickey's Ultimate Challenge (USA, Europe)&quot;&gt; &lt;year&gt;1994&lt;/year&gt; &lt;rating&gt;ESRB - E (Everyone)&lt;/rating&gt; &lt;title&gt;Mickey's Ultimate Challenge &lt;/title&gt; &lt;pub&gt;Hi-Tech Expressions, Inc.&lt;/pub&gt; &lt;dev&gt;Designer Software&lt;/dev&gt; &lt;genre&gt;Action&lt;/genre&gt; &lt;score&gt;3.1&lt;/score&gt; &lt;player&gt;1 Player&lt;/player&gt; &lt;story&gt;One night, as Mickey (or Minnie) lay in bed reading a book of fairy tales, he started to wonder how it would be to live in a far off land, in a magic castle. As he fell asleep, he woke up in the Kingdom of Beanwick, which is constantly tormented by earthquakes. Then, he offers his help to solve the mystery behind those earthquakes.****Mickey's Ultimate Challenge is a puzzle game in which the player chooses either Mickey or Minnie to play with. They'll find five characters from the Disney's universe in the kingdom, and will be prompted to help them in several tasks.****Each task is a different puzzle, given by a specific character. Daisy, for instance, will ask help to clean the castle's paintings hanging on a wall. The task is in fact a memory game, where Mickey or Minnie must clean the pictures matching pairs. After completing one task, they'll receive a gift.****After completing all tasks, Mickey or Minnie must trade the gifts they won with the right characters. For instance, after finishing Goofy's task, they will receive his hammer. The player must then guess who among the other characters would like to receive that hammer.****Giving the right items to the right characters will allow Mickey or Minnie access to the last puzzle and character.&lt;/story&gt; &lt;/game&gt;">
            <text:p>&lt;game name="Mickey's Ultimate Challenge (USA, Europe)"&gt; &lt;year&gt;1994&lt;/year&gt; &lt;rating&gt;ESRB - E (Everyone)&lt;/rating&gt; &lt;title&gt;Mickey's Ultimate Challenge &lt;/title&gt; &lt;pub&gt;Hi-Tech Expressions, Inc.&lt;/pub&gt; &lt;dev&gt;Designer Software&lt;/dev&gt; &lt;genre&gt;Action&lt;/genre&gt; &lt;score&gt;3.1&lt;/score&gt; &lt;player&gt;1 Player&lt;/player&gt; &lt;story&gt;One night, as Mickey (or Minnie) lay in bed reading a book of fairy tales, he started to wonder how it would be to live in a far off land, in a magic castle. As he fell asleep, he woke up in the Kingdom of Beanwick, which is constantly tormented by earthquakes. Then, he offers his help to solve the mystery behind those earthquakes.****Mickey's Ultimate Challenge is a puzzle game in which the player chooses either Mickey or Minnie to play with. They'll find five characters from the Disney's universe in the kingdom, and will be prompted to help them in several tasks.****Each task is a different puzzle, given by a specific character. Daisy, for instance, will ask help to clean the castle's paintings hanging on a wall. The task is in fact a memory game, where Mickey or Minnie must clean the pictures matching pairs. After completing one task, they'll receive a gift.****After completing all tasks, Mickey or Minnie must trade the gifts they won with the right characters. For instance, after finishing Goofy's task, they will receive his hammer. The player must then guess who among the other characters would like to receive that hammer.****Giving the right items to the right characters will allow Mickey or Minnie access to the last puzzle and character.&lt;/story&gt; &lt;/game&gt;</text:p>
          </table:table-cell>
        </table:table-row>
        <table:table-row table:style-name="ro1">
          <table:table-cell office:value-type="string">
            <text:p>Micro Machines (Europe)</text:p>
          </table:table-cell>
          <table:table-cell office:value-type="string">
            <text:p>1993</text:p>
          </table:table-cell>
          <table:table-cell office:value-type="string">
            <text:p>ESRB - E (Everyone)</text:p>
          </table:table-cell>
          <table:table-cell office:value-type="string">
            <text:p>Micro Machines </text:p>
          </table:table-cell>
          <table:table-cell table:number-columns-repeated="2" office:value-type="string">
            <text:p>Codemasters Software Company</text:p>
          </table:table-cell>
          <table:table-cell office:value-type="string">
            <text:p>Driving</text:p>
          </table:table-cell>
          <table:table-cell office:value-type="string">
            <text:p>3.8</text:p>
          </table:table-cell>
          <table:table-cell office:value-type="string">
            <text:p>1-2 Players</text:p>
          </table:table-cell>
          <table:table-cell office:value-type="string">
            <text:p>If you're bored of racing Formula 1 cars, rally cars or MotoGP bikes in their natural habitats, the Micro Machines series could be for you. It involves racing miniatures representing particular vehicle types across a particular terrain found around the house. The Sports Cars race on the desktop, 4x4s in the sandpit, Formula 1 cars on a snooker table, and so on.****These levels were packed with variation. The Snooker tables has the track painted on, although this is open to deviation (as are most levels), and had you racing through the pockets and across the rim of the table. Tanks raced as well, with the chance of shooting out your opponent if they got directly in front of you. The desktop levels include binders to jump across, pencil-sharpeners to avoid, and lots of visual jokes in the open homework.****Viewed from overhead with small graphics, the races include up to 4 cars. In one player challenge mode you race through the 21 tracks in a set order, selecting your 3 opponents as you go along (adding a fair amount of strategy - ideally you should aim to eliminate the better CPU cars early on), eliminating one after every third race (assuming that you can finish in the top 2 of a race within your 3 lives). If you win 3 races in a row without using a continue you get a time-trial race which can earn you an extra life.****The real innovation of the game was in the multiplayer modes. You started with 4 points each, and when one car gets far enough ahead to force the other car off-screen, the slider moves in their favour. Once it reached the end (which involved beating them 4 times more than they beat you) you win the level, although if 3 laps were completed, the person leading at that point is declared the winner - with a sudden death play off if scores are level. 9 of the tracks are available in this mode, although you can also play this Head to Head system as a 1-player game across all the tracks.</text:p>
          </table:table-cell>
          <table:table-cell table:formula="of:=CONCATENATE(&quot;&lt;game name=&quot;;CHAR(34);[.A166];CHAR(34);&quot;&gt; &lt;year&gt;&quot;;[.B166];&quot;&lt;/year&gt; &lt;rating&gt;&quot;;[.C166];&quot;&lt;/rating&gt; &lt;title&gt;&quot;;[.D166];&quot;&lt;/title&gt; &lt;pub&gt;&quot;;[.E166];&quot;&lt;/pub&gt; &lt;dev&gt;&quot;;[.F166];&quot;&lt;/dev&gt; &lt;genre&gt;&quot;;[.G166];&quot;&lt;/genre&gt; &lt;score&gt;&quot;;[.H166];&quot;&lt;/score&gt; &lt;player&gt;&quot;;[.I166];&quot;&lt;/player&gt; &lt;story&gt;&quot;;[.J166];&quot;&lt;/story&gt; &lt;/game&gt;&quot;)" office:value-type="string" office:string-value="&lt;game name=&quot;Micro Machines (Europe)&quot;&gt; &lt;year&gt;1993&lt;/year&gt; &lt;rating&gt;ESRB - E (Everyone)&lt;/rating&gt; &lt;title&gt;Micro Machines &lt;/title&gt; &lt;pub&gt;Codemasters Software Company&lt;/pub&gt; &lt;dev&gt;Codemasters Software Company&lt;/dev&gt; &lt;genre&gt;Driving&lt;/genre&gt; &lt;score&gt;3.8&lt;/score&gt; &lt;player&gt;1-2 Players&lt;/player&gt; &lt;story&gt;If you're bored of racing Formula 1 cars, rally cars or MotoGP bikes in their natural habitats, the Micro Machines series could be for you. It involves racing miniatures representing particular vehicle types across a particular terrain found around the house. The Sports Cars race on the desktop, 4x4s in the sandpit, Formula 1 cars on a snooker table, and so on.****These levels were packed with variation. The Snooker tables has the track painted on, although this is open to deviation (as are most levels), and had you racing through the pockets and across the rim of the table. Tanks raced as well, with the chance of shooting out your opponent if they got directly in front of you. The desktop levels include binders to jump across, pencil-sharpeners to avoid, and lots of visual jokes in the open homework.****Viewed from overhead with small graphics, the races include up to 4 cars. In one player challenge mode you race through the 21 tracks in a set order, selecting your 3 opponents as you go along (adding a fair amount of strategy - ideally you should aim to eliminate the better CPU cars early on), eliminating one after every third race (assuming that you can finish in the top 2 of a race within your 3 lives). If you win 3 races in a row without using a continue you get a time-trial race which can earn you an extra life.****The real innovation of the game was in the multiplayer modes. You started with 4 points each, and when one car gets far enough ahead to force the other car off-screen, the slider moves in their favour. Once it reached the end (which involved beating them 4 times more than they beat you) you win the level, although if 3 laps were completed, the person leading at that point is declared the winner - with a sudden death play off if scores are level. 9 of the tracks are available in this mode, although you can also play this Head to Head system as a 1-player game across all the tracks.&lt;/story&gt; &lt;/game&gt;">
            <text:p>&lt;game name="Micro Machines (Europe)"&gt; &lt;year&gt;1993&lt;/year&gt; &lt;rating&gt;ESRB - E (Everyone)&lt;/rating&gt; &lt;title&gt;Micro Machines &lt;/title&gt; &lt;pub&gt;Codemasters Software Company&lt;/pub&gt; &lt;dev&gt;Codemasters Software Company&lt;/dev&gt; &lt;genre&gt;Driving&lt;/genre&gt; &lt;score&gt;3.8&lt;/score&gt; &lt;player&gt;1-2 Players&lt;/player&gt; &lt;story&gt;If you're bored of racing Formula 1 cars, rally cars or MotoGP bikes in their natural habitats, the Micro Machines series could be for you. It involves racing miniatures representing particular vehicle types across a particular terrain found around the house. The Sports Cars race on the desktop, 4x4s in the sandpit, Formula 1 cars on a snooker table, and so on.****These levels were packed with variation. The Snooker tables has the track painted on, although this is open to deviation (as are most levels), and had you racing through the pockets and across the rim of the table. Tanks raced as well, with the chance of shooting out your opponent if they got directly in front of you. The desktop levels include binders to jump across, pencil-sharpeners to avoid, and lots of visual jokes in the open homework.****Viewed from overhead with small graphics, the races include up to 4 cars. In one player challenge mode you race through the 21 tracks in a set order, selecting your 3 opponents as you go along (adding a fair amount of strategy - ideally you should aim to eliminate the better CPU cars early on), eliminating one after every third race (assuming that you can finish in the top 2 of a race within your 3 lives). If you win 3 races in a row without using a continue you get a time-trial race which can earn you an extra life.****The real innovation of the game was in the multiplayer modes. You started with 4 points each, and when one car gets far enough ahead to force the other car off-screen, the slider moves in their favour. Once it reached the end (which involved beating them 4 times more than they beat you) you win the level, although if 3 laps were completed, the person leading at that point is declared the winner - with a sudden death play off if scores are level. 9 of the tracks are available in this mode, although you can also play this Head to Head system as a 1-player game across all the tracks.&lt;/story&gt; &lt;/game&gt;</text:p>
          </table:table-cell>
        </table:table-row>
        <table:table-row table:style-name="ro1">
          <table:table-cell office:value-type="string">
            <text:p>Micro Machines 2 - Turbo Tournament (Europe)</text:p>
          </table:table-cell>
          <table:table-cell office:value-type="string">
            <text:p>1995</text:p>
          </table:table-cell>
          <table:table-cell office:value-type="string">
            <text:p>ESRB - E (Everyone)</text:p>
          </table:table-cell>
          <table:table-cell office:value-type="string">
            <text:p>Micro Machines 2 - Turbo Tournament </text:p>
          </table:table-cell>
          <table:table-cell table:number-columns-repeated="2" office:value-type="string">
            <text:p>Codemasters Software Company</text:p>
          </table:table-cell>
          <table:table-cell office:value-type="string">
            <text:p>Driving</text:p>
          </table:table-cell>
          <table:table-cell office:value-type="string">
            <text:p>4.0</text:p>
          </table:table-cell>
          <table:table-cell office:value-type="string">
            <text:p>1-2 Players</text:p>
          </table:table-cell>
          <table:table-cell office:value-type="string">
            <text:p>The second game of the Micro Machines series. Like in its predecessor, you behind the steering wheel of an extremely small car. You race around on interesting places, like a table, a treehouse and many more. The control of the cars is sometimes quite difficult, especially if you don't know the tracks (the top-down view is not very clear). The CD-ROM version additionally features CD-Audio music and a track editor.</text:p>
          </table:table-cell>
          <table:table-cell table:formula="of:=CONCATENATE(&quot;&lt;game name=&quot;;CHAR(34);[.A167];CHAR(34);&quot;&gt; &lt;year&gt;&quot;;[.B167];&quot;&lt;/year&gt; &lt;rating&gt;&quot;;[.C167];&quot;&lt;/rating&gt; &lt;title&gt;&quot;;[.D167];&quot;&lt;/title&gt; &lt;pub&gt;&quot;;[.E167];&quot;&lt;/pub&gt; &lt;dev&gt;&quot;;[.F167];&quot;&lt;/dev&gt; &lt;genre&gt;&quot;;[.G167];&quot;&lt;/genre&gt; &lt;score&gt;&quot;;[.H167];&quot;&lt;/score&gt; &lt;player&gt;&quot;;[.I167];&quot;&lt;/player&gt; &lt;story&gt;&quot;;[.J167];&quot;&lt;/story&gt; &lt;/game&gt;&quot;)" office:value-type="string" office:string-value="&lt;game name=&quot;Micro Machines 2 - Turbo Tournament (Europe)&quot;&gt; &lt;year&gt;1995&lt;/year&gt; &lt;rating&gt;ESRB - E (Everyone)&lt;/rating&gt; &lt;title&gt;Micro Machines 2 - Turbo Tournament &lt;/title&gt; &lt;pub&gt;Codemasters Software Company&lt;/pub&gt; &lt;dev&gt;Codemasters Software Company&lt;/dev&gt; &lt;genre&gt;Driving&lt;/genre&gt; &lt;score&gt;4.0&lt;/score&gt; &lt;player&gt;1-2 Players&lt;/player&gt; &lt;story&gt;The second game of the Micro Machines series. Like in its predecessor, you behind the steering wheel of an extremely small car. You race around on interesting places, like a table, a treehouse and many more. The control of the cars is sometimes quite difficult, especially if you don't know the tracks (the top-down view is not very clear). The CD-ROM version additionally features CD-Audio music and a track editor.&lt;/story&gt; &lt;/game&gt;">
            <text:p>&lt;game name="Micro Machines 2 - Turbo Tournament (Europe)"&gt; &lt;year&gt;1995&lt;/year&gt; &lt;rating&gt;ESRB - E (Everyone)&lt;/rating&gt; &lt;title&gt;Micro Machines 2 - Turbo Tournament &lt;/title&gt; &lt;pub&gt;Codemasters Software Company&lt;/pub&gt; &lt;dev&gt;Codemasters Software Company&lt;/dev&gt; &lt;genre&gt;Driving&lt;/genre&gt; &lt;score&gt;4.0&lt;/score&gt; &lt;player&gt;1-2 Players&lt;/player&gt; &lt;story&gt;The second game of the Micro Machines series. Like in its predecessor, you behind the steering wheel of an extremely small car. You race around on interesting places, like a table, a treehouse and many more. The control of the cars is sometimes quite difficult, especially if you don't know the tracks (the top-down view is not very clear). The CD-ROM version additionally features CD-Audio music and a track editor.&lt;/story&gt; &lt;/game&gt;</text:p>
          </table:table-cell>
        </table:table-row>
        <table:table-row table:style-name="ro1">
          <table:table-cell office:value-type="string">
            <text:p>Mighty Morphin Power Rangers - The Movie (USA, Europe)</text:p>
          </table:table-cell>
          <table:table-cell office:value-type="string">
            <text:p>1994</text:p>
          </table:table-cell>
          <table:table-cell office:value-type="string">
            <text:p>ESRB - E (Everyone)</text:p>
          </table:table-cell>
          <table:table-cell office:value-type="string">
            <text:p>Mighty Morphin Power Rangers - The Movie </text:p>
          </table:table-cell>
          <table:table-cell office:value-type="string">
            <text:p>SEGA of America, Inc.</text:p>
          </table:table-cell>
          <table:table-cell office:value-type="string">
            <text:p>SIMS Co., Ltd.</text:p>
          </table:table-cell>
          <table:table-cell office:value-type="string">
            <text:p>Fighter</text:p>
          </table:table-cell>
          <table:table-cell office:value-type="string">
            <text:p>2.8</text:p>
          </table:table-cell>
          <table:table-cell office:value-type="string">
            <text:p>1-2 Players</text:p>
          </table:table-cell>
          <table:table-cell office:value-type="string">
            <text:p>This version of Power Rangers is different from its other versions. <text:s/>While still based upon the movie, this version is a one-on-one fighting game like its predecessor on the same platform instead of a 2D brawler.****There are three modes of play to choose from: Story where the player chooses from one of six Power Rangers to fight against Ivan Ooze's minions in an attempt to force a showdown with Ooze himself. <text:s/>Versus modes lets the player not only choose from the Power Rangers, but they can also use the bad guys as well and face off against randomly picked opponents. <text:s/>Link allows to players to face off against each other using the Gear-to-Gear link cable.</text:p>
          </table:table-cell>
          <table:table-cell table:formula="of:=CONCATENATE(&quot;&lt;game name=&quot;;CHAR(34);[.A168];CHAR(34);&quot;&gt; &lt;year&gt;&quot;;[.B168];&quot;&lt;/year&gt; &lt;rating&gt;&quot;;[.C168];&quot;&lt;/rating&gt; &lt;title&gt;&quot;;[.D168];&quot;&lt;/title&gt; &lt;pub&gt;&quot;;[.E168];&quot;&lt;/pub&gt; &lt;dev&gt;&quot;;[.F168];&quot;&lt;/dev&gt; &lt;genre&gt;&quot;;[.G168];&quot;&lt;/genre&gt; &lt;score&gt;&quot;;[.H168];&quot;&lt;/score&gt; &lt;player&gt;&quot;;[.I168];&quot;&lt;/player&gt; &lt;story&gt;&quot;;[.J168];&quot;&lt;/story&gt; &lt;/game&gt;&quot;)" office:value-type="string" office:string-value="&lt;game name=&quot;Mighty Morphin Power Rangers - The Movie (USA, Europe)&quot;&gt; &lt;year&gt;1994&lt;/year&gt; &lt;rating&gt;ESRB - E (Everyone)&lt;/rating&gt; &lt;title&gt;Mighty Morphin Power Rangers - The Movie &lt;/title&gt; &lt;pub&gt;SEGA of America, Inc.&lt;/pub&gt; &lt;dev&gt;SIMS Co., Ltd.&lt;/dev&gt; &lt;genre&gt;Fighter&lt;/genre&gt; &lt;score&gt;2.8&lt;/score&gt; &lt;player&gt;1-2 Players&lt;/player&gt; &lt;story&gt;This version of Power Rangers is different from its other versions.  While still based upon the movie, this version is a one-on-one fighting game like its predecessor on the same platform instead of a 2D brawler.****There are three modes of play to choose from: Story where the player chooses from one of six Power Rangers to fight against Ivan Ooze's minions in an attempt to force a showdown with Ooze himself.  Versus modes lets the player not only choose from the Power Rangers, but they can also use the bad guys as well and face off against randomly picked opponents.  Link allows to players to face off against each other using the Gear-to-Gear link cable.&lt;/story&gt; &lt;/game&gt;">
            <text:p>&lt;game name="Mighty Morphin Power Rangers - The Movie (USA, Europe)"&gt; &lt;year&gt;1994&lt;/year&gt; &lt;rating&gt;ESRB - E (Everyone)&lt;/rating&gt; &lt;title&gt;Mighty Morphin Power Rangers - The Movie &lt;/title&gt; &lt;pub&gt;SEGA of America, Inc.&lt;/pub&gt; &lt;dev&gt;SIMS Co., Ltd.&lt;/dev&gt; &lt;genre&gt;Fighter&lt;/genre&gt; &lt;score&gt;2.8&lt;/score&gt; &lt;player&gt;1-2 Players&lt;/player&gt; &lt;story&gt;This version of Power Rangers is different from its other versions. <text:s/>While still based upon the movie, this version is a one-on-one fighting game like its predecessor on the same platform instead of a 2D brawler.****There are three modes of play to choose from: Story where the player chooses from one of six Power Rangers to fight against Ivan Ooze's minions in an attempt to force a showdown with Ooze himself. <text:s/>Versus modes lets the player not only choose from the Power Rangers, but they can also use the bad guys as well and face off against randomly picked opponents. <text:s/>Link allows to players to face off against each other using the Gear-to-Gear link cable.&lt;/story&gt; &lt;/game&gt;</text:p>
          </table:table-cell>
        </table:table-row>
        <table:table-row table:style-name="ro1">
          <table:table-cell office:value-type="string">
            <text:p>Mighty Morphin Power Rangers (USA, Europe)</text:p>
          </table:table-cell>
          <table:table-cell office:value-type="string">
            <text:p>1994</text:p>
          </table:table-cell>
          <table:table-cell office:value-type="string">
            <text:p>ESRB - E (Everyone)</text:p>
          </table:table-cell>
          <table:table-cell office:value-type="string">
            <text:p>Mighty Morphin Power Rangers </text:p>
          </table:table-cell>
          <table:table-cell office:value-type="string">
            <text:p>SEGA of America, Inc.</text:p>
          </table:table-cell>
          <table:table-cell office:value-type="string">
            <text:p>SIMS Co., Ltd.</text:p>
          </table:table-cell>
          <table:table-cell office:value-type="string">
            <text:p>Beat-'Em-Up</text:p>
          </table:table-cell>
          <table:table-cell office:value-type="string">
            <text:p>2.7</text:p>
          </table:table-cell>
          <table:table-cell office:value-type="string">
            <text:p>1-2 Players</text:p>
          </table:table-cell>
          <table:table-cell office:value-type="string">
            <text:p>This is a one-on-one fighting game for one or two players. ****Single players pick a Ranger (Red, Pink, Blue, Yellow, Black, or the unlockable Green) and take him or her through a series of battles against Rita's monsters. After one normal battle, the monster grows very large, and then it is time to take out the MegaZord.</text:p>
          </table:table-cell>
          <table:table-cell table:formula="of:=CONCATENATE(&quot;&lt;game name=&quot;;CHAR(34);[.A169];CHAR(34);&quot;&gt; &lt;year&gt;&quot;;[.B169];&quot;&lt;/year&gt; &lt;rating&gt;&quot;;[.C169];&quot;&lt;/rating&gt; &lt;title&gt;&quot;;[.D169];&quot;&lt;/title&gt; &lt;pub&gt;&quot;;[.E169];&quot;&lt;/pub&gt; &lt;dev&gt;&quot;;[.F169];&quot;&lt;/dev&gt; &lt;genre&gt;&quot;;[.G169];&quot;&lt;/genre&gt; &lt;score&gt;&quot;;[.H169];&quot;&lt;/score&gt; &lt;player&gt;&quot;;[.I169];&quot;&lt;/player&gt; &lt;story&gt;&quot;;[.J169];&quot;&lt;/story&gt; &lt;/game&gt;&quot;)" office:value-type="string" office:string-value="&lt;game name=&quot;Mighty Morphin Power Rangers (USA, Europe)&quot;&gt; &lt;year&gt;1994&lt;/year&gt; &lt;rating&gt;ESRB - E (Everyone)&lt;/rating&gt; &lt;title&gt;Mighty Morphin Power Rangers &lt;/title&gt; &lt;pub&gt;SEGA of America, Inc.&lt;/pub&gt; &lt;dev&gt;SIMS Co., Ltd.&lt;/dev&gt; &lt;genre&gt;Beat-'Em-Up&lt;/genre&gt; &lt;score&gt;2.7&lt;/score&gt; &lt;player&gt;1-2 Players&lt;/player&gt; &lt;story&gt;This is a one-on-one fighting game for one or two players. ****Single players pick a Ranger (Red, Pink, Blue, Yellow, Black, or the unlockable Green) and take him or her through a series of battles against Rita's monsters. After one normal battle, the monster grows very large, and then it is time to take out the MegaZord.&lt;/story&gt; &lt;/game&gt;">
            <text:p>&lt;game name="Mighty Morphin Power Rangers (USA, Europe)"&gt; &lt;year&gt;1994&lt;/year&gt; &lt;rating&gt;ESRB - E (Everyone)&lt;/rating&gt; &lt;title&gt;Mighty Morphin Power Rangers &lt;/title&gt; &lt;pub&gt;SEGA of America, Inc.&lt;/pub&gt; &lt;dev&gt;SIMS Co., Ltd.&lt;/dev&gt; &lt;genre&gt;Beat-'Em-Up&lt;/genre&gt; &lt;score&gt;2.7&lt;/score&gt; &lt;player&gt;1-2 Players&lt;/player&gt; &lt;story&gt;This is a one-on-one fighting game for one or two players. ****Single players pick a Ranger (Red, Pink, Blue, Yellow, Black, or the unlockable Green) and take him or her through a series of battles against Rita's monsters. After one normal battle, the monster grows very large, and then it is time to take out the MegaZord.&lt;/story&gt; &lt;/game&gt;</text:p>
          </table:table-cell>
        </table:table-row>
        <table:table-row table:style-name="ro1">
          <table:table-cell office:value-type="string">
            <text:p>MLBPA Baseball (USA)</text:p>
          </table:table-cell>
          <table:table-cell office:value-type="string">
            <text:p>1995</text:p>
          </table:table-cell>
          <table:table-cell office:value-type="string">
            <text:p>ESRB - E (Everyone)</text:p>
          </table:table-cell>
          <table:table-cell office:value-type="string">
            <text:p>MLBPA Baseball </text:p>
          </table:table-cell>
          <table:table-cell office:value-type="string">
            <text:p>Electronic Arts, Inc.</text:p>
          </table:table-cell>
          <table:table-cell office:value-type="string">
            <text:p>Beam Software Pty., Ltd.</text:p>
          </table:table-cell>
          <table:table-cell office:value-type="string">
            <text:p>Sports/Baseball</text:p>
          </table:table-cell>
          <table:table-cell office:value-type="string">
            <text:p>4.1</text:p>
          </table:table-cell>
          <table:table-cell office:value-type="string">
            <text:p>1 Player</text:p>
          </table:table-cell>
          <table:table-cell office:value-type="string">
            <text:p>MLBPA Baseball is the only baseball game from Electronic Arts to reach the Game Gear. As the title indicates, it features an MLBPA, but not an MLB license, thus featuring real player names and statistics, but the 28 teams only have generic names. Feature-wise, it is based closely on the previous year's game on consoles, but with updated rosters for the 1994 MLB season and graphics and controls adapted to the handheld's capabilities. Available modes are exhibition games, playoffs, championship ("The Series") and a full 162-game season. Every game in a season can be played and season progress is stored via passwords. Before a game, the player roster and batting order can be freely set. During a game, players will control all aspects: batting, pitching, fielding and running. Pitching allows for different throws via the four directions of the D-Pad. Batters can just bunt or perform a full swing depending on how long the button is pressed. The game also features pick-off play and base stealing.</text:p>
          </table:table-cell>
          <table:table-cell table:formula="of:=CONCATENATE(&quot;&lt;game name=&quot;;CHAR(34);[.A170];CHAR(34);&quot;&gt; &lt;year&gt;&quot;;[.B170];&quot;&lt;/year&gt; &lt;rating&gt;&quot;;[.C170];&quot;&lt;/rating&gt; &lt;title&gt;&quot;;[.D170];&quot;&lt;/title&gt; &lt;pub&gt;&quot;;[.E170];&quot;&lt;/pub&gt; &lt;dev&gt;&quot;;[.F170];&quot;&lt;/dev&gt; &lt;genre&gt;&quot;;[.G170];&quot;&lt;/genre&gt; &lt;score&gt;&quot;;[.H170];&quot;&lt;/score&gt; &lt;player&gt;&quot;;[.I170];&quot;&lt;/player&gt; &lt;story&gt;&quot;;[.J170];&quot;&lt;/story&gt; &lt;/game&gt;&quot;)" office:value-type="string" office:string-value="&lt;game name=&quot;MLBPA Baseball (USA)&quot;&gt; &lt;year&gt;1995&lt;/year&gt; &lt;rating&gt;ESRB - E (Everyone)&lt;/rating&gt; &lt;title&gt;MLBPA Baseball &lt;/title&gt; &lt;pub&gt;Electronic Arts, Inc.&lt;/pub&gt; &lt;dev&gt;Beam Software Pty., Ltd.&lt;/dev&gt; &lt;genre&gt;Sports/Baseball&lt;/genre&gt; &lt;score&gt;4.1&lt;/score&gt; &lt;player&gt;1 Player&lt;/player&gt; &lt;story&gt;MLBPA Baseball is the only baseball game from Electronic Arts to reach the Game Gear. As the title indicates, it features an MLBPA, but not an MLB license, thus featuring real player names and statistics, but the 28 teams only have generic names. Feature-wise, it is based closely on the previous year's game on consoles, but with updated rosters for the 1994 MLB season and graphics and controls adapted to the handheld's capabilities. Available modes are exhibition games, playoffs, championship (&quot;The Series&quot;) and a full 162-game season. Every game in a season can be played and season progress is stored via passwords. Before a game, the player roster and batting order can be freely set. During a game, players will control all aspects: batting, pitching, fielding and running. Pitching allows for different throws via the four directions of the D-Pad. Batters can just bunt or perform a full swing depending on how long the button is pressed. The game also features pick-off play and base stealing.&lt;/story&gt; &lt;/game&gt;">
            <text:p>&lt;game name="MLBPA Baseball (USA)"&gt; &lt;year&gt;1995&lt;/year&gt; &lt;rating&gt;ESRB - E (Everyone)&lt;/rating&gt; &lt;title&gt;MLBPA Baseball &lt;/title&gt; &lt;pub&gt;Electronic Arts, Inc.&lt;/pub&gt; &lt;dev&gt;Beam Software Pty., Ltd.&lt;/dev&gt; &lt;genre&gt;Sports/Baseball&lt;/genre&gt; &lt;score&gt;4.1&lt;/score&gt; &lt;player&gt;1 Player&lt;/player&gt; &lt;story&gt;MLBPA Baseball is the only baseball game from Electronic Arts to reach the Game Gear. As the title indicates, it features an MLBPA, but not an MLB license, thus featuring real player names and statistics, but the 28 teams only have generic names. Feature-wise, it is based closely on the previous year's game on consoles, but with updated rosters for the 1994 MLB season and graphics and controls adapted to the handheld's capabilities. Available modes are exhibition games, playoffs, championship ("The Series") and a full 162-game season. Every game in a season can be played and season progress is stored via passwords. Before a game, the player roster and batting order can be freely set. During a game, players will control all aspects: batting, pitching, fielding and running. Pitching allows for different throws via the four directions of the D-Pad. Batters can just bunt or perform a full swing depending on how long the button is pressed. The game also features pick-off play and base stealing.&lt;/story&gt; &lt;/game&gt;</text:p>
          </table:table-cell>
        </table:table-row>
        <table:table-row table:style-name="ro1">
          <table:table-cell office:value-type="string">
            <text:p>Monster Truck Wars (USA, Europe)</text:p>
          </table:table-cell>
          <table:table-cell office:value-type="string">
            <text:p>1995</text:p>
          </table:table-cell>
          <table:table-cell office:value-type="string">
            <text:p>ESRB - E (Everyone)</text:p>
          </table:table-cell>
          <table:table-cell office:value-type="string">
            <text:p>Monster Truck Wars </text:p>
          </table:table-cell>
          <table:table-cell office:value-type="string">
            <text:p>Acclaim Entertainment, Inc.</text:p>
          </table:table-cell>
          <table:table-cell office:value-type="string">
            <text:p>Gremlin Interactive Ltd.</text:p>
          </table:table-cell>
          <table:table-cell office:value-type="string">
            <text:p>Action</text:p>
          </table:table-cell>
          <table:table-cell office:value-type="string">
            <text:p>3.2</text:p>
          </table:table-cell>
          <table:table-cell office:value-type="string">
            <text:p>1 Player</text:p>
          </table:table-cell>
          <table:table-cell office:value-type="string">
            <text:p>Monster Truck Wars is a top-down racing game with the vehicle of choice being monster trucks. <text:s/>The player can choose from six unique trucks each with their own unique traits and race on several different winding track - providing the player can qualify for the race!****The better the player does in races, the more money they can accumulate to buy upgrades and repair their monster truck. <text:s/>There are also power-ups that are obtained by crushing cars that are scattered throughout the courses and features three difficulty levels.</text:p>
          </table:table-cell>
          <table:table-cell table:formula="of:=CONCATENATE(&quot;&lt;game name=&quot;;CHAR(34);[.A171];CHAR(34);&quot;&gt; &lt;year&gt;&quot;;[.B171];&quot;&lt;/year&gt; &lt;rating&gt;&quot;;[.C171];&quot;&lt;/rating&gt; &lt;title&gt;&quot;;[.D171];&quot;&lt;/title&gt; &lt;pub&gt;&quot;;[.E171];&quot;&lt;/pub&gt; &lt;dev&gt;&quot;;[.F171];&quot;&lt;/dev&gt; &lt;genre&gt;&quot;;[.G171];&quot;&lt;/genre&gt; &lt;score&gt;&quot;;[.H171];&quot;&lt;/score&gt; &lt;player&gt;&quot;;[.I171];&quot;&lt;/player&gt; &lt;story&gt;&quot;;[.J171];&quot;&lt;/story&gt; &lt;/game&gt;&quot;)" office:value-type="string" office:string-value="&lt;game name=&quot;Monster Truck Wars (USA, Europe)&quot;&gt; &lt;year&gt;1995&lt;/year&gt; &lt;rating&gt;ESRB - E (Everyone)&lt;/rating&gt; &lt;title&gt;Monster Truck Wars &lt;/title&gt; &lt;pub&gt;Acclaim Entertainment, Inc.&lt;/pub&gt; &lt;dev&gt;Gremlin Interactive Ltd.&lt;/dev&gt; &lt;genre&gt;Action&lt;/genre&gt; &lt;score&gt;3.2&lt;/score&gt; &lt;player&gt;1 Player&lt;/player&gt; &lt;story&gt;Monster Truck Wars is a top-down racing game with the vehicle of choice being monster trucks.  The player can choose from six unique trucks each with their own unique traits and race on several different winding track - providing the player can qualify for the race!****The better the player does in races, the more money they can accumulate to buy upgrades and repair their monster truck.  There are also power-ups that are obtained by crushing cars that are scattered throughout the courses and features three difficulty levels.&lt;/story&gt; &lt;/game&gt;">
            <text:p>&lt;game name="Monster Truck Wars (USA, Europe)"&gt; &lt;year&gt;1995&lt;/year&gt; &lt;rating&gt;ESRB - E (Everyone)&lt;/rating&gt; &lt;title&gt;Monster Truck Wars &lt;/title&gt; &lt;pub&gt;Acclaim Entertainment, Inc.&lt;/pub&gt; &lt;dev&gt;Gremlin Interactive Ltd.&lt;/dev&gt; &lt;genre&gt;Action&lt;/genre&gt; &lt;score&gt;3.2&lt;/score&gt; &lt;player&gt;1 Player&lt;/player&gt; &lt;story&gt;Monster Truck Wars is a top-down racing game with the vehicle of choice being monster trucks. <text:s/>The player can choose from six unique trucks each with their own unique traits and race on several different winding track - providing the player can qualify for the race!****The better the player does in races, the more money they can accumulate to buy upgrades and repair their monster truck. <text:s/>There are also power-ups that are obtained by crushing cars that are scattered throughout the courses and features three difficulty levels.&lt;/story&gt; &lt;/game&gt;</text:p>
          </table:table-cell>
        </table:table-row>
        <table:table-row table:style-name="ro1">
          <table:table-cell office:value-type="string">
            <text:p>Mortal Kombat (USA, Europe) (v2.6)</text:p>
          </table:table-cell>
          <table:table-cell office:value-type="string">
            <text:p>1993</text:p>
          </table:table-cell>
          <table:table-cell office:value-type="string">
            <text:p>ESRB - M (Mature)</text:p>
          </table:table-cell>
          <table:table-cell office:value-type="string">
            <text:p>Mortal Kombat </text:p>
          </table:table-cell>
          <table:table-cell office:value-type="string">
            <text:p>Arena Entertainment</text:p>
          </table:table-cell>
          <table:table-cell office:value-type="string">
            <text:p>Midway Games, Inc.</text:p>
          </table:table-cell>
          <table:table-cell office:value-type="string">
            <text:p>Fighter</text:p>
          </table:table-cell>
          <table:table-cell office:value-type="string">
            <text:p>3.7</text:p>
          </table:table-cell>
          <table:table-cell office:value-type="string">
            <text:p>1-2 Players</text:p>
          </table:table-cell>
          <table:table-cell office:value-type="string">
            <text:p>Five Hundred years ago, an ancient and well respected Shaolin fighting tournament, held every 50 years, was corrupted by an evil and elderly sorcerer by the name of Shang Tsung. <text:s/>Shang was accompanied by Prince Goro, a warrior of the Shokan race (a four armed half-human/half-dragon). Knowing that if ten tournaments in a row were won by the Outworld champion, the Earth Realm would be conquered by evil and fall into darkness, Shang entered Goro in the tournament and had him defeat the great Kung Lao. Goro has been <text:s/>reigning supreme as the undefeated fighting champion for five hundred years now. As the last tournament required draws near, Raiden, Thunder God and protector of the Earth Realm, enacts a plan to tip the scales in the humans favor, Seven fighters step into the arena on Shang Tsung's mysterious island: Shaolin warrior Liu Kang, Special Forces operative Sonya Blade, the mercenary thug Kano, fame-seeking actor Johnny Cage, the ice wielding Lin Kuei warrior Sub-Zero and his undead adversary Scorpion, and Raiden himself.****Mortal Kombat is a side-scrolling 1 on 1 fighting game. Fighting is set as one on one kombat, allowing each player to perform a variety of punches, kicks, and special moves in order to defeat their opponent. <text:s/>When the opponent faces their second round loss, the winner can perform a finishing move called a "Fatality" on the loser. <text:s/>The Fatality is a move unique to each fighter that graphically kills the loser in a blood-soaked finale.****Mortal Kombat began its life as a 2-player arcade title. It is notable for its use of digitized actors to represent the game's fighters, as well as its use of copious amounts of blood during gameplay.</text:p>
          </table:table-cell>
          <table:table-cell table:formula="of:=CONCATENATE(&quot;&lt;game name=&quot;;CHAR(34);[.A172];CHAR(34);&quot;&gt; &lt;year&gt;&quot;;[.B172];&quot;&lt;/year&gt; &lt;rating&gt;&quot;;[.C172];&quot;&lt;/rating&gt; &lt;title&gt;&quot;;[.D172];&quot;&lt;/title&gt; &lt;pub&gt;&quot;;[.E172];&quot;&lt;/pub&gt; &lt;dev&gt;&quot;;[.F172];&quot;&lt;/dev&gt; &lt;genre&gt;&quot;;[.G172];&quot;&lt;/genre&gt; &lt;score&gt;&quot;;[.H172];&quot;&lt;/score&gt; &lt;player&gt;&quot;;[.I172];&quot;&lt;/player&gt; &lt;story&gt;&quot;;[.J172];&quot;&lt;/story&gt; &lt;/game&gt;&quot;)" office:value-type="string" office:string-value="&lt;game name=&quot;Mortal Kombat (USA, Europe) (v2.6)&quot;&gt; &lt;year&gt;1993&lt;/year&gt; &lt;rating&gt;ESRB - M (Mature)&lt;/rating&gt; &lt;title&gt;Mortal Kombat &lt;/title&gt; &lt;pub&gt;Arena Entertainment&lt;/pub&gt; &lt;dev&gt;Midway Games, Inc.&lt;/dev&gt; &lt;genre&gt;Fighter&lt;/genre&gt; &lt;score&gt;3.7&lt;/score&gt; &lt;player&gt;1-2 Players&lt;/player&gt; &lt;story&gt;Five Hundred years ago, an ancient and well respected Shaolin fighting tournament, held every 50 years, was corrupted by an evil and elderly sorcerer by the name of Shang Tsung.  Shang was accompanied by Prince Goro, a warrior of the Shokan race (a four armed half-human/half-dragon). Knowing that if ten tournaments in a row were won by the Outworld champion, the Earth Realm would be conquered by evil and fall into darkness, Shang entered Goro in the tournament and had him defeat the great Kung Lao. Goro has been  reigning supreme as the undefeated fighting champion for five hundred years now. As the last tournament required draws near, Raiden, Thunder God and protector of the Earth Realm, enacts a plan to tip the scales in the humans favor, Seven fighters step into the arena on Shang Tsung's mysterious island: Shaolin warrior Liu Kang, Special Forces operative Sonya Blade, the mercenary thug Kano, fame-seeking actor Johnny Cage, the ice wielding Lin Kuei warrior Sub-Zero and his undead adversary Scorpion, and Raiden himself.****Mortal Kombat is a side-scrolling 1 on 1 fighting game. Fighting is set as one on one kombat, allowing each player to perform a variety of punches, kicks, and special moves in order to defeat their opponent.  When the opponent faces their second round loss, the winner can perform a finishing move called a &quot;Fatality&quot; on the loser.  The Fatality is a move unique to each fighter that graphically kills the loser in a blood-soaked finale.****Mortal Kombat began its life as a 2-player arcade title. It is notable for its use of digitized actors to represent the game's fighters, as well as its use of copious amounts of blood during gameplay.&lt;/story&gt; &lt;/game&gt;">
            <text:p>&lt;game name="Mortal Kombat (USA, Europe) (v2.6)"&gt; &lt;year&gt;1993&lt;/year&gt; &lt;rating&gt;ESRB - M (Mature)&lt;/rating&gt; &lt;title&gt;Mortal Kombat &lt;/title&gt; &lt;pub&gt;Arena Entertainment&lt;/pub&gt; &lt;dev&gt;Midway Games, Inc.&lt;/dev&gt; &lt;genre&gt;Fighter&lt;/genre&gt; &lt;score&gt;3.7&lt;/score&gt; &lt;player&gt;1-2 Players&lt;/player&gt; &lt;story&gt;Five Hundred years ago, an ancient and well respected Shaolin fighting tournament, held every 50 years, was corrupted by an evil and elderly sorcerer by the name of Shang Tsung. <text:s/>Shang was accompanied by Prince Goro, a warrior of the Shokan race (a four armed half-human/half-dragon). Knowing that if ten tournaments in a row were won by the Outworld champion, the Earth Realm would be conquered by evil and fall into darkness, Shang entered Goro in the tournament and had him defeat the great Kung Lao. Goro has been <text:s/>reigning supreme as the undefeated fighting champion for five hundred years now. As the last tournament required draws near, Raiden, Thunder God and protector of the Earth Realm, enacts a plan to tip the scales in the humans favor, Seven fighters step into the arena on Shang Tsung's mysterious island: Shaolin warrior Liu Kang, Special Forces operative Sonya Blade, the mercenary thug Kano, fame-seeking actor Johnny Cage, the ice wielding Lin Kuei warrior Sub-Zero and his undead adversary Scorpion, and Raiden himself.****Mortal Kombat is a side-scrolling 1 on 1 fighting game. Fighting is set as one on one kombat, allowing each player to perform a variety of punches, kicks, and special moves in order to defeat their opponent. <text:s/>When the opponent faces their second round loss, the winner can perform a finishing move called a "Fatality" on the loser. <text:s/>The Fatality is a move unique to each fighter that graphically kills the loser in a blood-soaked finale.****Mortal Kombat began its life as a 2-player arcade title. It is notable for its use of digitized actors to represent the game's fighters, as well as its use of copious amounts of blood during gameplay.&lt;/story&gt; &lt;/game&gt;</text:p>
          </table:table-cell>
        </table:table-row>
        <table:table-row table:style-name="ro1">
          <table:table-cell office:value-type="string">
            <text:p>Mortal Kombat 3 (Europe)</text:p>
          </table:table-cell>
          <table:table-cell office:value-type="string">
            <text:p>1996</text:p>
          </table:table-cell>
          <table:table-cell office:value-type="string">
            <text:p>ESRB - M (Mature)</text:p>
          </table:table-cell>
          <table:table-cell office:value-type="string">
            <text:p>Mortal Kombat 3 </text:p>
          </table:table-cell>
          <table:table-cell office:value-type="string">
            <text:p>Tec Toy Ind˙stria de Brinquedos S.A.</text:p>
          </table:table-cell>
          <table:table-cell office:value-type="string">
            <text:p>Midway Games, Inc.</text:p>
          </table:table-cell>
          <table:table-cell office:value-type="string">
            <text:p>Fighter</text:p>
          </table:table-cell>
          <table:table-cell office:value-type="string">
            <text:p>4.6</text:p>
          </table:table-cell>
          <table:table-cell office:value-type="string">
            <text:p>1-2 Players</text:p>
          </table:table-cell>
          <table:table-cell office:value-type="string">
            <text:p>Shao Kahn has won. The Earthrealm is no more. In order to revive his Queen Sindel, the emperor Shao Kahn used the Outworld Tournament from Mortal Kombat 2 as a diversion while his Shadow Priests revive his fallen Queen on Earth. Once enacted, the dimensional bridge between the two realms connects, allowing Kahn's extermination squads to invade and destroy Earth, and enslave the population's souls.****A small team of Raiden's "Chosen Warriors" survives the attack: Mortal Kombat champion Liu Kang and his ally Kung Lao, Special Forces agents Sonya Blade and Jax, the shaman Nightwolf, the riot cop Stryker, the nomadic Kabal, and former Lin Kuei warrior Sub-Zero, who has gone rogue from his clan. Facing the warriors are the mercenary Kano, cyber-ninjas Smoke, Sektor and Cyrax, Sheeva, a female Shokan, the sorcerer Shang Tsung, and Queen Sindel herself.****Mortal Kombat 3 brings new elements to the 2D fighting series: multi-level playfields, "Dial-A-Combo" attacks, a "Run" button to speed up the battles, and "Vs." codes, which unlock new powers and abilities once both players enter a code sequence in pre-match-up screens. Also included are more stage fatalities and finishing moves as each warrior attempts to go one-on-one with the Centaurian enforcer Motaro, and Shao Kahn himself.****Mortal Kombat 3 is the last traditional one-on-one fighting game game in the series to feature motion-captured digitized graphics for its kombatants, and introduces online network play to the PC version.</text:p>
          </table:table-cell>
          <table:table-cell table:formula="of:=CONCATENATE(&quot;&lt;game name=&quot;;CHAR(34);[.A173];CHAR(34);&quot;&gt; &lt;year&gt;&quot;;[.B173];&quot;&lt;/year&gt; &lt;rating&gt;&quot;;[.C173];&quot;&lt;/rating&gt; &lt;title&gt;&quot;;[.D173];&quot;&lt;/title&gt; &lt;pub&gt;&quot;;[.E173];&quot;&lt;/pub&gt; &lt;dev&gt;&quot;;[.F173];&quot;&lt;/dev&gt; &lt;genre&gt;&quot;;[.G173];&quot;&lt;/genre&gt; &lt;score&gt;&quot;;[.H173];&quot;&lt;/score&gt; &lt;player&gt;&quot;;[.I173];&quot;&lt;/player&gt; &lt;story&gt;&quot;;[.J173];&quot;&lt;/story&gt; &lt;/game&gt;&quot;)" office:value-type="string" office:string-value="&lt;game name=&quot;Mortal Kombat 3 (Europe)&quot;&gt; &lt;year&gt;1996&lt;/year&gt; &lt;rating&gt;ESRB - M (Mature)&lt;/rating&gt; &lt;title&gt;Mortal Kombat 3 &lt;/title&gt; &lt;pub&gt;Tec Toy Ind˙stria de Brinquedos S.A.&lt;/pub&gt; &lt;dev&gt;Midway Games, Inc.&lt;/dev&gt; &lt;genre&gt;Fighter&lt;/genre&gt; &lt;score&gt;4.6&lt;/score&gt; &lt;player&gt;1-2 Players&lt;/player&gt; &lt;story&gt;Shao Kahn has won. The Earthrealm is no more. In order to revive his Queen Sindel, the emperor Shao Kahn used the Outworld Tournament from Mortal Kombat 2 as a diversion while his Shadow Priests revive his fallen Queen on Earth. Once enacted, the dimensional bridge between the two realms connects, allowing Kahn's extermination squads to invade and destroy Earth, and enslave the population's souls.****A small team of Raiden's &quot;Chosen Warriors&quot; survives the attack: Mortal Kombat champion Liu Kang and his ally Kung Lao, Special Forces agents Sonya Blade and Jax, the shaman Nightwolf, the riot cop Stryker, the nomadic Kabal, and former Lin Kuei warrior Sub-Zero, who has gone rogue from his clan. Facing the warriors are the mercenary Kano, cyber-ninjas Smoke, Sektor and Cyrax, Sheeva, a female Shokan, the sorcerer Shang Tsung, and Queen Sindel herself.****Mortal Kombat 3 brings new elements to the 2D fighting series: multi-level playfields, &quot;Dial-A-Combo&quot; attacks, a &quot;Run&quot; button to speed up the battles, and &quot;Vs.&quot; codes, which unlock new powers and abilities once both players enter a code sequence in pre-match-up screens. Also included are more stage fatalities and finishing moves as each warrior attempts to go one-on-one with the Centaurian enforcer Motaro, and Shao Kahn himself.****Mortal Kombat 3 is the last traditional one-on-one fighting game game in the series to feature motion-captured digitized graphics for its kombatants, and introduces online network play to the PC version.&lt;/story&gt; &lt;/game&gt;">
            <text:p>&lt;game name="Mortal Kombat 3 (Europe)"&gt; &lt;year&gt;1996&lt;/year&gt; &lt;rating&gt;ESRB - M (Mature)&lt;/rating&gt; &lt;title&gt;Mortal Kombat 3 &lt;/title&gt; &lt;pub&gt;Tec Toy Ind˙stria de Brinquedos S.A.&lt;/pub&gt; &lt;dev&gt;Midway Games, Inc.&lt;/dev&gt; &lt;genre&gt;Fighter&lt;/genre&gt; &lt;score&gt;4.6&lt;/score&gt; &lt;player&gt;1-2 Players&lt;/player&gt; &lt;story&gt;Shao Kahn has won. The Earthrealm is no more. In order to revive his Queen Sindel, the emperor Shao Kahn used the Outworld Tournament from Mortal Kombat 2 as a diversion while his Shadow Priests revive his fallen Queen on Earth. Once enacted, the dimensional bridge between the two realms connects, allowing Kahn's extermination squads to invade and destroy Earth, and enslave the population's souls.****A small team of Raiden's "Chosen Warriors" survives the attack: Mortal Kombat champion Liu Kang and his ally Kung Lao, Special Forces agents Sonya Blade and Jax, the shaman Nightwolf, the riot cop Stryker, the nomadic Kabal, and former Lin Kuei warrior Sub-Zero, who has gone rogue from his clan. Facing the warriors are the mercenary Kano, cyber-ninjas Smoke, Sektor and Cyrax, Sheeva, a female Shokan, the sorcerer Shang Tsung, and Queen Sindel herself.****Mortal Kombat 3 brings new elements to the 2D fighting series: multi-level playfields, "Dial-A-Combo" attacks, a "Run" button to speed up the battles, and "Vs." codes, which unlock new powers and abilities once both players enter a code sequence in pre-match-up screens. Also included are more stage fatalities and finishing moves as each warrior attempts to go one-on-one with the Centaurian enforcer Motaro, and Shao Kahn himself.****Mortal Kombat 3 is the last traditional one-on-one fighting game game in the series to feature motion-captured digitized graphics for its kombatants, and introduces online network play to the PC version.&lt;/story&gt; &lt;/game&gt;</text:p>
          </table:table-cell>
        </table:table-row>
        <table:table-row table:style-name="ro1">
          <table:table-cell office:value-type="string">
            <text:p>Mortal Kombat II (World)</text:p>
          </table:table-cell>
          <table:table-cell office:value-type="string">
            <text:p>1994</text:p>
          </table:table-cell>
          <table:table-cell office:value-type="string">
            <text:p>ESRB - M (Mature)</text:p>
          </table:table-cell>
          <table:table-cell office:value-type="string">
            <text:p>Mortal Kombat II </text:p>
          </table:table-cell>
          <table:table-cell office:value-type="string">
            <text:p>Acclaim Entertainment, Inc.</text:p>
          </table:table-cell>
          <table:table-cell office:value-type="string">
            <text:p>Midway Games, Inc.</text:p>
          </table:table-cell>
          <table:table-cell office:value-type="string">
            <text:p>Fighter</text:p>
          </table:table-cell>
          <table:table-cell office:value-type="string">
            <text:p>4.1</text:p>
          </table:table-cell>
          <table:table-cell office:value-type="string">
            <text:p>1-2 Players</text:p>
          </table:table-cell>
          <table:table-cell office:value-type="string">
            <text:p>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text:p>
          </table:table-cell>
          <table:table-cell table:formula="of:=CONCATENATE(&quot;&lt;game name=&quot;;CHAR(34);[.A174];CHAR(34);&quot;&gt; &lt;year&gt;&quot;;[.B174];&quot;&lt;/year&gt; &lt;rating&gt;&quot;;[.C174];&quot;&lt;/rating&gt; &lt;title&gt;&quot;;[.D174];&quot;&lt;/title&gt; &lt;pub&gt;&quot;;[.E174];&quot;&lt;/pub&gt; &lt;dev&gt;&quot;;[.F174];&quot;&lt;/dev&gt; &lt;genre&gt;&quot;;[.G174];&quot;&lt;/genre&gt; &lt;score&gt;&quot;;[.H174];&quot;&lt;/score&gt; &lt;player&gt;&quot;;[.I174];&quot;&lt;/player&gt; &lt;story&gt;&quot;;[.J174];&quot;&lt;/story&gt; &lt;/game&gt;&quot;)" office:value-type="string" office:string-value="&lt;game name=&quot;Mortal Kombat II (World)&quot;&gt; &lt;year&gt;1994&lt;/year&gt; &lt;rating&gt;ESRB - M (Mature)&lt;/rating&gt; &lt;title&gt;Mortal Kombat II &lt;/title&gt; &lt;pub&gt;Acclaim Entertainment, Inc.&lt;/pub&gt; &lt;dev&gt;Midway Games, Inc.&lt;/dev&gt; &lt;genre&gt;Fighter&lt;/genre&gt; &lt;score&gt;4.1&lt;/score&gt; &lt;player&gt;1-2 Players&lt;/player&gt; &lt;story&gt;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lt;/story&gt; &lt;/game&gt;">
            <text:p>&lt;game name="Mortal Kombat II (World)"&gt; &lt;year&gt;1994&lt;/year&gt; &lt;rating&gt;ESRB - M (Mature)&lt;/rating&gt; &lt;title&gt;Mortal Kombat II &lt;/title&gt; &lt;pub&gt;Acclaim Entertainment, Inc.&lt;/pub&gt; &lt;dev&gt;Midway Games, Inc.&lt;/dev&gt; &lt;genre&gt;Fighter&lt;/genre&gt; &lt;score&gt;4.1&lt;/score&gt; &lt;player&gt;1-2 Players&lt;/player&gt; &lt;story&gt;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lt;/story&gt; &lt;/game&gt;</text:p>
          </table:table-cell>
        </table:table-row>
        <table:table-row table:style-name="ro1">
          <table:table-cell office:value-type="string">
            <text:p>Ms. Pac-Man (USA)</text:p>
          </table:table-cell>
          <table:table-cell office:value-type="string">
            <text:p>1995</text:p>
          </table:table-cell>
          <table:table-cell office:value-type="string">
            <text:p>ESRB - E (Everyone)</text:p>
          </table:table-cell>
          <table:table-cell office:value-type="string">
            <text:p>Ms. Pac-Man </text:p>
          </table:table-cell>
          <table:table-cell office:value-type="string">
            <text:p>Namco Hometek Inc.</text:p>
          </table:table-cell>
          <table:table-cell office:value-type="string">
            <text:p>Midway Games, Inc.</text:p>
          </table:table-cell>
          <table:table-cell office:value-type="string">
            <text:p>Action</text:p>
          </table:table-cell>
          <table:table-cell office:value-type="string">
            <text:p>3.4</text:p>
          </table:table-cell>
          <table:table-cell office:value-type="string">
            <text:p>1-2 Players</text:p>
          </table:table-cell>
          <table:table-cell office:value-type="string">
            <text:p>In 1982, a sequel to the <text:s/>incredibly popular Pac-Man was introduced in the form of his girlfriend, Ms. Pac-Man. <text:s/>This sequel continued on the "eat the dots/avoid the ghosts" gameplay of the original game, but added new features to keep the title fresh.****Like her boyfriend, Ms. Pac-Man attempts to clear four various and challenging mazes filled with dots and ever-moving bouncing fruit <text:s/>while avoiding Inky, Blinky, Pinky and Sue, each with their own personalities and tactics. <text:s/>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Junior".</text:p>
          </table:table-cell>
          <table:table-cell table:formula="of:=CONCATENATE(&quot;&lt;game name=&quot;;CHAR(34);[.A175];CHAR(34);&quot;&gt; &lt;year&gt;&quot;;[.B175];&quot;&lt;/year&gt; &lt;rating&gt;&quot;;[.C175];&quot;&lt;/rating&gt; &lt;title&gt;&quot;;[.D175];&quot;&lt;/title&gt; &lt;pub&gt;&quot;;[.E175];&quot;&lt;/pub&gt; &lt;dev&gt;&quot;;[.F175];&quot;&lt;/dev&gt; &lt;genre&gt;&quot;;[.G175];&quot;&lt;/genre&gt; &lt;score&gt;&quot;;[.H175];&quot;&lt;/score&gt; &lt;player&gt;&quot;;[.I175];&quot;&lt;/player&gt; &lt;story&gt;&quot;;[.J175];&quot;&lt;/story&gt; &lt;/game&gt;&quot;)" office:value-type="string" office:string-value="&lt;game name=&quot;Ms. Pac-Man (USA)&quot;&gt; &lt;year&gt;1995&lt;/year&gt; &lt;rating&gt;ESRB - E (Everyone)&lt;/rating&gt; &lt;title&gt;Ms. Pac-Man &lt;/title&gt; &lt;pub&gt;Namco Hometek Inc.&lt;/pub&gt; &lt;dev&gt;Midway Games, Inc.&lt;/dev&gt; &lt;genre&gt;Action&lt;/genre&gt; &lt;score&gt;3.4&lt;/score&gt; &lt;player&gt;1-2 Players&lt;/player&gt; &lt;story&gt;In 1982, a sequel to the  incredibly popular Pac-Man was introduced in the form of his girlfriend, Ms. Pac-Man.  This sequel continued on the &quot;eat the dots/avoid the ghosts&quot; gameplay of the original game, but added new features to keep the title fresh.****Like her boyfriend, Ms. Pac-Man attempts to clear four various and challenging mazes filled with dots and ever-moving bouncing fruit  while avoiding Inky, Blinky, Pinky and Sue, each with their own personalities and tactics.  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quot;Junior&quot;.&lt;/story&gt; &lt;/game&gt;">
            <text:p>&lt;game name="Ms. Pac-Man (USA)"&gt; &lt;year&gt;1995&lt;/year&gt; &lt;rating&gt;ESRB - E (Everyone)&lt;/rating&gt; &lt;title&gt;Ms. Pac-Man &lt;/title&gt; &lt;pub&gt;Namco Hometek Inc.&lt;/pub&gt; &lt;dev&gt;Midway Games, Inc.&lt;/dev&gt; &lt;genre&gt;Action&lt;/genre&gt; &lt;score&gt;3.4&lt;/score&gt; &lt;player&gt;1-2 Players&lt;/player&gt; &lt;story&gt;In 1982, a sequel to the <text:s/>incredibly popular Pac-Man was introduced in the form of his girlfriend, Ms. Pac-Man. <text:s/>This sequel continued on the "eat the dots/avoid the ghosts" gameplay of the original game, but added new features to keep the title fresh.****Like her boyfriend, Ms. Pac-Man attempts to clear four various and challenging mazes filled with dots and ever-moving bouncing fruit <text:s/>while avoiding Inky, Blinky, Pinky and Sue, each with their own personalities and tactics. <text:s/>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Junior".&lt;/story&gt; &lt;/game&gt;</text:p>
          </table:table-cell>
        </table:table-row>
        <table:table-row table:style-name="ro1">
          <table:table-cell office:value-type="string">
            <text:p>NBA Action (USA)</text:p>
          </table:table-cell>
          <table:table-cell office:value-type="string">
            <text:p>1994</text:p>
          </table:table-cell>
          <table:table-cell office:value-type="string">
            <text:p>ESRB - E (Everyone)</text:p>
          </table:table-cell>
          <table:table-cell office:value-type="string">
            <text:p>NBA Action </text:p>
          </table:table-cell>
          <table:table-cell office:value-type="string">
            <text:p>SEGA of America, Inc.</text:p>
          </table:table-cell>
          <table:table-cell office:value-type="string">
            <text:p>SEGA Interactive Development Division</text:p>
          </table:table-cell>
          <table:table-cell office:value-type="string">
            <text:p>Sports/Basketball</text:p>
          </table:table-cell>
          <table:table-cell office:value-type="string">
            <text:p>2.4</text:p>
          </table:table-cell>
          <table:table-cell office:value-type="string">
            <text:p>1-2 Players</text:p>
          </table:table-cell>
          <table:table-cell office:value-type="string">
            <text:p>NBA Action Starring David Robinson is a take on the Genesis version of NBA Action '94 which features the standard five-on-five formations and has an entire 82 game season or, if you want, a 26 game season instead, not including the play-off games. It also features all 27 NBA teams at the time and requires a good bit of basketball strategy and know-how. It is endorsed by and features then San Antonio Spurs superstar David Robinson.</text:p>
          </table:table-cell>
          <table:table-cell table:formula="of:=CONCATENATE(&quot;&lt;game name=&quot;;CHAR(34);[.A176];CHAR(34);&quot;&gt; &lt;year&gt;&quot;;[.B176];&quot;&lt;/year&gt; &lt;rating&gt;&quot;;[.C176];&quot;&lt;/rating&gt; &lt;title&gt;&quot;;[.D176];&quot;&lt;/title&gt; &lt;pub&gt;&quot;;[.E176];&quot;&lt;/pub&gt; &lt;dev&gt;&quot;;[.F176];&quot;&lt;/dev&gt; &lt;genre&gt;&quot;;[.G176];&quot;&lt;/genre&gt; &lt;score&gt;&quot;;[.H176];&quot;&lt;/score&gt; &lt;player&gt;&quot;;[.I176];&quot;&lt;/player&gt; &lt;story&gt;&quot;;[.J176];&quot;&lt;/story&gt; &lt;/game&gt;&quot;)" office:value-type="string" office:string-value="&lt;game name=&quot;NBA Action (USA)&quot;&gt; &lt;year&gt;1994&lt;/year&gt; &lt;rating&gt;ESRB - E (Everyone)&lt;/rating&gt; &lt;title&gt;NBA Action &lt;/title&gt; &lt;pub&gt;SEGA of America, Inc.&lt;/pub&gt; &lt;dev&gt;SEGA Interactive Development Division&lt;/dev&gt; &lt;genre&gt;Sports/Basketball&lt;/genre&gt; &lt;score&gt;2.4&lt;/score&gt; &lt;player&gt;1-2 Players&lt;/player&gt; &lt;story&gt;NBA Action Starring David Robinson is a take on the Genesis version of NBA Action '94 which features the standard five-on-five formations and has an entire 82 game season or, if you want, a 26 game season instead, not including the play-off games. It also features all 27 NBA teams at the time and requires a good bit of basketball strategy and know-how. It is endorsed by and features then San Antonio Spurs superstar David Robinson.&lt;/story&gt; &lt;/game&gt;">
            <text:p>&lt;game name="NBA Action (USA)"&gt; &lt;year&gt;1994&lt;/year&gt; &lt;rating&gt;ESRB - E (Everyone)&lt;/rating&gt; &lt;title&gt;NBA Action &lt;/title&gt; &lt;pub&gt;SEGA of America, Inc.&lt;/pub&gt; &lt;dev&gt;SEGA Interactive Development Division&lt;/dev&gt; &lt;genre&gt;Sports/Basketball&lt;/genre&gt; &lt;score&gt;2.4&lt;/score&gt; &lt;player&gt;1-2 Players&lt;/player&gt; &lt;story&gt;NBA Action Starring David Robinson is a take on the Genesis version of NBA Action '94 which features the standard five-on-five formations and has an entire 82 game season or, if you want, a 26 game season instead, not including the play-off games. It also features all 27 NBA teams at the time and requires a good bit of basketball strategy and know-how. It is endorsed by and features then San Antonio Spurs superstar David Robinson.&lt;/story&gt; &lt;/game&gt;</text:p>
          </table:table-cell>
        </table:table-row>
        <table:table-row table:style-name="ro1">
          <table:table-cell office:value-type="string">
            <text:p>NBA Jam (USA) (v1.1)</text:p>
          </table:table-cell>
          <table:table-cell office:value-type="string">
            <text:p>1993</text:p>
          </table:table-cell>
          <table:table-cell office:value-type="string">
            <text:p>ESRB - E (Everyone)</text:p>
          </table:table-cell>
          <table:table-cell office:value-type="string">
            <text:p>NBA Jam </text:p>
          </table:table-cell>
          <table:table-cell office:value-type="string">
            <text:p>Acclaim Japan, Ltd.</text:p>
          </table:table-cell>
          <table:table-cell office:value-type="string">
            <text:p>Midway Games, Inc.</text:p>
          </table:table-cell>
          <table:table-cell office:value-type="string">
            <text:p>Basketball/Sports</text:p>
          </table:table-cell>
          <table:table-cell office:value-type="string">
            <text:p>2.6</text:p>
          </table:table-cell>
          <table:table-cell office:value-type="string">
            <text:p>1 Player</text:p>
          </table:table-cell>
          <table:table-cell office:value-type="string">
            <text:p>NBA Jam is a two-on-two basketball game You can play any NBA team, and you can play as players like Barkley, Starks, Pippen, and Grant. Each human player controls a single player, so choose your squad wisely to take team-mate skill into account. The game is action-oriented, and players can perform unrealistic slam-dunks. Full performance statistics are automatically recorded. The play clock and 3-point line apply, but other rules are largely overlooked.</text:p>
          </table:table-cell>
          <table:table-cell table:formula="of:=CONCATENATE(&quot;&lt;game name=&quot;;CHAR(34);[.A177];CHAR(34);&quot;&gt; &lt;year&gt;&quot;;[.B177];&quot;&lt;/year&gt; &lt;rating&gt;&quot;;[.C177];&quot;&lt;/rating&gt; &lt;title&gt;&quot;;[.D177];&quot;&lt;/title&gt; &lt;pub&gt;&quot;;[.E177];&quot;&lt;/pub&gt; &lt;dev&gt;&quot;;[.F177];&quot;&lt;/dev&gt; &lt;genre&gt;&quot;;[.G177];&quot;&lt;/genre&gt; &lt;score&gt;&quot;;[.H177];&quot;&lt;/score&gt; &lt;player&gt;&quot;;[.I177];&quot;&lt;/player&gt; &lt;story&gt;&quot;;[.J177];&quot;&lt;/story&gt; &lt;/game&gt;&quot;)" office:value-type="string" office:string-value="&lt;game name=&quot;NBA Jam (USA) (v1.1)&quot;&gt; &lt;year&gt;1993&lt;/year&gt; &lt;rating&gt;ESRB - E (Everyone)&lt;/rating&gt; &lt;title&gt;NBA Jam &lt;/title&gt; &lt;pub&gt;Acclaim Japan, Ltd.&lt;/pub&gt; &lt;dev&gt;Midway Games, Inc.&lt;/dev&gt; &lt;genre&gt;Basketball/Sports&lt;/genre&gt; &lt;score&gt;2.6&lt;/score&gt; &lt;player&gt;1 Player&lt;/player&gt; &lt;story&gt;NBA Jam is a two-on-two basketball game You can play any NBA team, and you can play as players like Barkley, Starks, Pippen, and Grant. Each human player controls a single player, so choose your squad wisely to take team-mate skill into account. The game is action-oriented, and players can perform unrealistic slam-dunks. Full performance statistics are automatically recorded. The play clock and 3-point line apply, but other rules are largely overlooked.&lt;/story&gt; &lt;/game&gt;">
            <text:p>&lt;game name="NBA Jam (USA) (v1.1)"&gt; &lt;year&gt;1993&lt;/year&gt; &lt;rating&gt;ESRB - E (Everyone)&lt;/rating&gt; &lt;title&gt;NBA Jam &lt;/title&gt; &lt;pub&gt;Acclaim Japan, Ltd.&lt;/pub&gt; &lt;dev&gt;Midway Games, Inc.&lt;/dev&gt; &lt;genre&gt;Basketball/Sports&lt;/genre&gt; &lt;score&gt;2.6&lt;/score&gt; &lt;player&gt;1 Player&lt;/player&gt; &lt;story&gt;NBA Jam is a two-on-two basketball game You can play any NBA team, and you can play as players like Barkley, Starks, Pippen, and Grant. Each human player controls a single player, so choose your squad wisely to take team-mate skill into account. The game is action-oriented, and players can perform unrealistic slam-dunks. Full performance statistics are automatically recorded. The play clock and 3-point line apply, but other rules are largely overlooked.&lt;/story&gt; &lt;/game&gt;</text:p>
          </table:table-cell>
        </table:table-row>
        <table:table-row table:style-name="ro1">
          <table:table-cell office:value-type="string">
            <text:p>NBA Jam Tournament Edition (USA, Europe)</text:p>
          </table:table-cell>
          <table:table-cell office:value-type="string">
            <text:p>1995</text:p>
          </table:table-cell>
          <table:table-cell office:value-type="string">
            <text:p>ESRB - E (Everyone)</text:p>
          </table:table-cell>
          <table:table-cell office:value-type="string">
            <text:p>NBA Jam Tournament Edition </text:p>
          </table:table-cell>
          <table:table-cell office:value-type="string">
            <text:p>Acclaim Entertainment, Inc.</text:p>
          </table:table-cell>
          <table:table-cell office:value-type="string">
            <text:p>Midway Games, Inc.</text:p>
          </table:table-cell>
          <table:table-cell office:value-type="string">
            <text:p>Sports/Basketball</text:p>
          </table:table-cell>
          <table:table-cell office:value-type="string">
            <text:p>2.9</text:p>
          </table:table-cell>
          <table:table-cell office:value-type="string">
            <text:p>1-4 Players</text:p>
          </table:table-cell>
          <table:table-cell office:value-type="string">
            <text:p>This game lets you play two-on-two arcade basketball with players from all the NBA teams. Gameplay is fast and action-packed, with few rules, no fouls, and deliberately unrealistic jamming. Players are rated on eight ability categories, from steals and blocks, to dunks and 3-pointers.****Up to four human players can take part, each always controlling a single player for their team, and AI for missing players. This allows for four players to face each other in teams of two, or for two players to team up against a third player with a CPU team-mate.****The Tournament Edition ups each team's roster to three players, and allows for substitutions between quarters. Shoving players now results in injuries, which lower a player's stats; encouraging you to sub them out and let them recover. Aside from the usual secret characters and cheat modes, the T.E. also includes four new additions you can individually enable from the special options menu:****1. &amp;quot;Hot Spots&amp;quot; are randomized zones on the court that reward extra points (up to a 9-point shot!) for making a basket while standing within them.****Powerup icons appear randomly, and convey temporary arcade-like benefits when picked up. Some examples are instant &amp;quot;on-fire,&amp;quot; enhanced 3-point accuracy, monster dunks from anywhere on the court, or a bomb that knocks all other players to the ground.****&amp;quot;Juice Mode&amp;quot; increases the speed of the game up to 4x.****&amp;quot;Tournament Mode&amp;quot; disables all other modes, special characters, and cheats, and challenges you to defeat all the NBA teams to unlock extra players (2 extra players for almost every team). Winning Tournament Mode also unlocks a higher CPU difficulty level.</text:p>
          </table:table-cell>
          <table:table-cell table:formula="of:=CONCATENATE(&quot;&lt;game name=&quot;;CHAR(34);[.A178];CHAR(34);&quot;&gt; &lt;year&gt;&quot;;[.B178];&quot;&lt;/year&gt; &lt;rating&gt;&quot;;[.C178];&quot;&lt;/rating&gt; &lt;title&gt;&quot;;[.D178];&quot;&lt;/title&gt; &lt;pub&gt;&quot;;[.E178];&quot;&lt;/pub&gt; &lt;dev&gt;&quot;;[.F178];&quot;&lt;/dev&gt; &lt;genre&gt;&quot;;[.G178];&quot;&lt;/genre&gt; &lt;score&gt;&quot;;[.H178];&quot;&lt;/score&gt; &lt;player&gt;&quot;;[.I178];&quot;&lt;/player&gt; &lt;story&gt;&quot;;[.J178];&quot;&lt;/story&gt; &lt;/game&gt;&quot;)" office:value-type="string" office:string-value="&lt;game name=&quot;NBA Jam Tournament Edition (USA, Europe)&quot;&gt; &lt;year&gt;1995&lt;/year&gt; &lt;rating&gt;ESRB - E (Everyone)&lt;/rating&gt; &lt;title&gt;NBA Jam Tournament Edition &lt;/title&gt; &lt;pub&gt;Acclaim Entertainment, Inc.&lt;/pub&gt; &lt;dev&gt;Midway Games, Inc.&lt;/dev&gt; &lt;genre&gt;Sports/Basketball&lt;/genre&gt; &lt;score&gt;2.9&lt;/score&gt; &lt;player&gt;1-4 Players&lt;/player&gt; &lt;story&gt;This game lets you play two-on-two arcade basketball with players from all the NBA teams. Gameplay is fast and action-packed, with few rules, no fouls, and deliberately unrealistic jamming. Players are rated on eight ability categories, from steals and blocks, to dunks and 3-pointers.****Up to four human players can take part, each always controlling a single player for their team, and AI for missing players. This allows for four players to face each other in teams of two, or for two players to team up against a third player with a CPU team-mate.****The Tournament Edition ups each team's roster to three players, and allows for substitutions between quarters. Shoving players now results in injuries, which lower a player's stats; encouraging you to sub them out and let them recover. Aside from the usual secret characters and cheat modes, the T.E. also includes four new additions you can individually enable from the special options menu:****1. &amp;quot;Hot Spots&amp;quot; are randomized zones on the court that reward extra points (up to a 9-point shot!) for making a basket while standing within them.****Powerup icons appear randomly, and convey temporary arcade-like benefits when picked up. Some examples are instant &amp;quot;on-fire,&amp;quot; enhanced 3-point accuracy, monster dunks from anywhere on the court, or a bomb that knocks all other players to the ground.****&amp;quot;Juice Mode&amp;quot; increases the speed of the game up to 4x.****&amp;quot;Tournament Mode&amp;quot; disables all other modes, special characters, and cheats, and challenges you to defeat all the NBA teams to unlock extra players (2 extra players for almost every team). Winning Tournament Mode also unlocks a higher CPU difficulty level.&lt;/story&gt; &lt;/game&gt;">
            <text:p>&lt;game name="NBA Jam Tournament Edition (USA, Europe)"&gt; &lt;year&gt;1995&lt;/year&gt; &lt;rating&gt;ESRB - E (Everyone)&lt;/rating&gt; &lt;title&gt;NBA Jam Tournament Edition &lt;/title&gt; &lt;pub&gt;Acclaim Entertainment, Inc.&lt;/pub&gt; &lt;dev&gt;Midway Games, Inc.&lt;/dev&gt; &lt;genre&gt;Sports/Basketball&lt;/genre&gt; &lt;score&gt;2.9&lt;/score&gt; &lt;player&gt;1-4 Players&lt;/player&gt; &lt;story&gt;This game lets you play two-on-two arcade basketball with players from all the NBA teams. Gameplay is fast and action-packed, with few rules, no fouls, and deliberately unrealistic jamming. Players are rated on eight ability categories, from steals and blocks, to dunks and 3-pointers.****Up to four human players can take part, each always controlling a single player for their team, and AI for missing players. This allows for four players to face each other in teams of two, or for two players to team up against a third player with a CPU team-mate.****The Tournament Edition ups each team's roster to three players, and allows for substitutions between quarters. Shoving players now results in injuries, which lower a player's stats; encouraging you to sub them out and let them recover. Aside from the usual secret characters and cheat modes, the T.E. also includes four new additions you can individually enable from the special options menu:****1. &amp;quot;Hot Spots&amp;quot; are randomized zones on the court that reward extra points (up to a 9-point shot!) for making a basket while standing within them.****Powerup icons appear randomly, and convey temporary arcade-like benefits when picked up. Some examples are instant &amp;quot;on-fire,&amp;quot; enhanced 3-point accuracy, monster dunks from anywhere on the court, or a bomb that knocks all other players to the ground.****&amp;quot;Juice Mode&amp;quot; increases the speed of the game up to 4x.****&amp;quot;Tournament Mode&amp;quot; disables all other modes, special characters, and cheats, and challenges you to defeat all the NBA teams to unlock extra players (2 extra players for almost every team). Winning Tournament Mode also unlocks a higher CPU difficulty level.&lt;/story&gt; &lt;/game&gt;</text:p>
          </table:table-cell>
        </table:table-row>
        <table:table-row table:style-name="ro1">
          <table:table-cell office:value-type="string">
            <text:p>NFL '95 (USA)</text:p>
          </table:table-cell>
          <table:table-cell office:value-type="string">
            <text:p>1994</text:p>
          </table:table-cell>
          <table:table-cell office:value-type="string">
            <text:p>ESRB - E (Everyone)</text:p>
          </table:table-cell>
          <table:table-cell office:value-type="string">
            <text:p>NFL '95 </text:p>
          </table:table-cell>
          <table:table-cell office:value-type="string">
            <text:p>SEGA of America, Inc.</text:p>
          </table:table-cell>
          <table:table-cell office:value-type="string">
            <text:p>BlueSky Software, Inc.</text:p>
          </table:table-cell>
          <table:table-cell office:value-type="string">
            <text:p>Sports/Football</text:p>
          </table:table-cell>
          <table:table-cell office:value-type="string">
            <text:p>1.6</text:p>
          </table:table-cell>
          <table:table-cell office:value-type="string">
            <text:p>1-2 Players</text:p>
          </table:table-cell>
          <table:table-cell office:value-type="string">
            <text:p>This is an official NFL-licensed football game for the Game Gear. It has several features that were pretty new for that time: An announcer comments on the events on the field, the viewpoint changes as you play the game, multiplayer action, and the roster includes 1500 players that were taken from the up-to-date 1994 NFL team roster with all 28 teams. You're not only in control of the quarterback - you can also be the receiver.</text:p>
          </table:table-cell>
          <table:table-cell table:formula="of:=CONCATENATE(&quot;&lt;game name=&quot;;CHAR(34);[.A179];CHAR(34);&quot;&gt; &lt;year&gt;&quot;;[.B179];&quot;&lt;/year&gt; &lt;rating&gt;&quot;;[.C179];&quot;&lt;/rating&gt; &lt;title&gt;&quot;;[.D179];&quot;&lt;/title&gt; &lt;pub&gt;&quot;;[.E179];&quot;&lt;/pub&gt; &lt;dev&gt;&quot;;[.F179];&quot;&lt;/dev&gt; &lt;genre&gt;&quot;;[.G179];&quot;&lt;/genre&gt; &lt;score&gt;&quot;;[.H179];&quot;&lt;/score&gt; &lt;player&gt;&quot;;[.I179];&quot;&lt;/player&gt; &lt;story&gt;&quot;;[.J179];&quot;&lt;/story&gt; &lt;/game&gt;&quot;)" office:value-type="string" office:string-value="&lt;game name=&quot;NFL '95 (USA)&quot;&gt; &lt;year&gt;1994&lt;/year&gt; &lt;rating&gt;ESRB - E (Everyone)&lt;/rating&gt; &lt;title&gt;NFL '95 &lt;/title&gt; &lt;pub&gt;SEGA of America, Inc.&lt;/pub&gt; &lt;dev&gt;BlueSky Software, Inc.&lt;/dev&gt; &lt;genre&gt;Sports/Football&lt;/genre&gt; &lt;score&gt;1.6&lt;/score&gt; &lt;player&gt;1-2 Players&lt;/player&gt; &lt;story&gt;This is an official NFL-licensed football game for the Game Gear. It has several features that were pretty new for that time: An announcer comments on the events on the field, the viewpoint changes as you play the game, multiplayer action, and the roster includes 1500 players that were taken from the up-to-date 1994 NFL team roster with all 28 teams. You're not only in control of the quarterback - you can also be the receiver.&lt;/story&gt; &lt;/game&gt;">
            <text:p>&lt;game name="NFL '95 (USA)"&gt; &lt;year&gt;1994&lt;/year&gt; &lt;rating&gt;ESRB - E (Everyone)&lt;/rating&gt; &lt;title&gt;NFL '95 &lt;/title&gt; &lt;pub&gt;SEGA of America, Inc.&lt;/pub&gt; &lt;dev&gt;BlueSky Software, Inc.&lt;/dev&gt; &lt;genre&gt;Sports/Football&lt;/genre&gt; &lt;score&gt;1.6&lt;/score&gt; &lt;player&gt;1-2 Players&lt;/player&gt; &lt;story&gt;This is an official NFL-licensed football game for the Game Gear. It has several features that were pretty new for that time: An announcer comments on the events on the field, the viewpoint changes as you play the game, multiplayer action, and the roster includes 1500 players that were taken from the up-to-date 1994 NFL team roster with all 28 teams. You're not only in control of the quarterback - you can also be the receiver.&lt;/story&gt; &lt;/game&gt;</text:p>
          </table:table-cell>
        </table:table-row>
        <table:table-row table:style-name="ro1">
          <table:table-cell office:value-type="string">
            <text:p>NFL Quarterback Club '96 (USA, Europe)</text:p>
          </table:table-cell>
          <table:table-cell office:value-type="string">
            <text:p>1995</text:p>
          </table:table-cell>
          <table:table-cell office:value-type="string">
            <text:p>ESRB - E (Everyone)</text:p>
          </table:table-cell>
          <table:table-cell office:value-type="string">
            <text:p>NFL Quarterback Club '96 </text:p>
          </table:table-cell>
          <table:table-cell office:value-type="string">
            <text:p>Acclaim Entertainment, Inc.</text:p>
          </table:table-cell>
          <table:table-cell office:value-type="string">
            <text:p>Condor, Inc.</text:p>
          </table:table-cell>
          <table:table-cell office:value-type="string">
            <text:p>Sports/Football</text:p>
          </table:table-cell>
          <table:table-cell office:value-type="string">
            <text:p>2.0</text:p>
          </table:table-cell>
          <table:table-cell office:value-type="string">
            <text:p>1 Player</text:p>
          </table:table-cell>
          <table:table-cell office:value-type="string">
            <text:p>The handheld version of NFL Quarterback Club 96 differs from it's console versions not only in terms of graphics, but also gameplay. <text:s/>While this version does still feature a full NFL license and a full season mode, the number of plays that can be called have been reduced compared to it's console cousins and there are only seven players per team on the field as well as the absence of Practice mode.****Additionally, there are only actual players numbers instead of their names and the QB challenge, which is a staple of the series is absent as well. There is also a password feature that allows the player to pick up and play at their leisure.</text:p>
          </table:table-cell>
          <table:table-cell table:formula="of:=CONCATENATE(&quot;&lt;game name=&quot;;CHAR(34);[.A180];CHAR(34);&quot;&gt; &lt;year&gt;&quot;;[.B180];&quot;&lt;/year&gt; &lt;rating&gt;&quot;;[.C180];&quot;&lt;/rating&gt; &lt;title&gt;&quot;;[.D180];&quot;&lt;/title&gt; &lt;pub&gt;&quot;;[.E180];&quot;&lt;/pub&gt; &lt;dev&gt;&quot;;[.F180];&quot;&lt;/dev&gt; &lt;genre&gt;&quot;;[.G180];&quot;&lt;/genre&gt; &lt;score&gt;&quot;;[.H180];&quot;&lt;/score&gt; &lt;player&gt;&quot;;[.I180];&quot;&lt;/player&gt; &lt;story&gt;&quot;;[.J180];&quot;&lt;/story&gt; &lt;/game&gt;&quot;)" office:value-type="string" office:string-value="&lt;game name=&quot;NFL Quarterback Club '96 (USA, Europe)&quot;&gt; &lt;year&gt;1995&lt;/year&gt; &lt;rating&gt;ESRB - E (Everyone)&lt;/rating&gt; &lt;title&gt;NFL Quarterback Club '96 &lt;/title&gt; &lt;pub&gt;Acclaim Entertainment, Inc.&lt;/pub&gt; &lt;dev&gt;Condor, Inc.&lt;/dev&gt; &lt;genre&gt;Sports/Football&lt;/genre&gt; &lt;score&gt;2.0&lt;/score&gt; &lt;player&gt;1 Player&lt;/player&gt; &lt;story&gt;The handheld version of NFL Quarterback Club 96 differs from it's console versions not only in terms of graphics, but also gameplay.  While this version does still feature a full NFL license and a full season mode, the number of plays that can be called have been reduced compared to it's console cousins and there are only seven players per team on the field as well as the absence of Practice mode.****Additionally, there are only actual players numbers instead of their names and the QB challenge, which is a staple of the series is absent as well. There is also a password feature that allows the player to pick up and play at their leisure.&lt;/story&gt; &lt;/game&gt;">
            <text:p>&lt;game name="NFL Quarterback Club '96 (USA, Europe)"&gt; &lt;year&gt;1995&lt;/year&gt; &lt;rating&gt;ESRB - E (Everyone)&lt;/rating&gt; &lt;title&gt;NFL Quarterback Club '96 &lt;/title&gt; &lt;pub&gt;Acclaim Entertainment, Inc.&lt;/pub&gt; &lt;dev&gt;Condor, Inc.&lt;/dev&gt; &lt;genre&gt;Sports/Football&lt;/genre&gt; &lt;score&gt;2.0&lt;/score&gt; &lt;player&gt;1 Player&lt;/player&gt; &lt;story&gt;The handheld version of NFL Quarterback Club 96 differs from it's console versions not only in terms of graphics, but also gameplay. <text:s/>While this version does still feature a full NFL license and a full season mode, the number of plays that can be called have been reduced compared to it's console cousins and there are only seven players per team on the field as well as the absence of Practice mode.****Additionally, there are only actual players numbers instead of their names and the QB challenge, which is a staple of the series is absent as well. There is also a password feature that allows the player to pick up and play at their leisure.&lt;/story&gt; &lt;/game&gt;</text:p>
          </table:table-cell>
        </table:table-row>
        <table:table-row table:style-name="ro1">
          <table:table-cell office:value-type="string">
            <text:p>NFL Quarterback Club (World)</text:p>
          </table:table-cell>
          <table:table-cell office:value-type="string">
            <text:p>1994</text:p>
          </table:table-cell>
          <table:table-cell office:value-type="string">
            <text:p>ESRB - E (Everyone)</text:p>
          </table:table-cell>
          <table:table-cell office:value-type="string">
            <text:p>NFL Quarterback Club </text:p>
          </table:table-cell>
          <table:table-cell office:value-type="string">
            <text:p>Acclaim Entertainment, Inc.</text:p>
          </table:table-cell>
          <table:table-cell office:value-type="string">
            <text:p>Condor, Inc.</text:p>
          </table:table-cell>
          <table:table-cell office:value-type="string">
            <text:p>Sports/Football</text:p>
          </table:table-cell>
          <table:table-cell office:value-type="string">
            <text:p>3.1</text:p>
          </table:table-cell>
          <table:table-cell office:value-type="string">
            <text:p>1 Player</text:p>
          </table:table-cell>
          <table:table-cell office:value-type="string">
            <text:p>Quarterback Club <text:s/>for the Game Gear is a take of Acclaim's other 16-bit versions, with the same amount of teams, 28 in all, and has preseason, playoffs and a season mode as well, but is missing the simulation mode, QB challenge and the "Build you own" QB mode that the console versions feature. <text:s/>It also has only 20 different running and passing plays per team.</text:p>
          </table:table-cell>
          <table:table-cell table:formula="of:=CONCATENATE(&quot;&lt;game name=&quot;;CHAR(34);[.A181];CHAR(34);&quot;&gt; &lt;year&gt;&quot;;[.B181];&quot;&lt;/year&gt; &lt;rating&gt;&quot;;[.C181];&quot;&lt;/rating&gt; &lt;title&gt;&quot;;[.D181];&quot;&lt;/title&gt; &lt;pub&gt;&quot;;[.E181];&quot;&lt;/pub&gt; &lt;dev&gt;&quot;;[.F181];&quot;&lt;/dev&gt; &lt;genre&gt;&quot;;[.G181];&quot;&lt;/genre&gt; &lt;score&gt;&quot;;[.H181];&quot;&lt;/score&gt; &lt;player&gt;&quot;;[.I181];&quot;&lt;/player&gt; &lt;story&gt;&quot;;[.J181];&quot;&lt;/story&gt; &lt;/game&gt;&quot;)" office:value-type="string" office:string-value="&lt;game name=&quot;NFL Quarterback Club (World)&quot;&gt; &lt;year&gt;1994&lt;/year&gt; &lt;rating&gt;ESRB - E (Everyone)&lt;/rating&gt; &lt;title&gt;NFL Quarterback Club &lt;/title&gt; &lt;pub&gt;Acclaim Entertainment, Inc.&lt;/pub&gt; &lt;dev&gt;Condor, Inc.&lt;/dev&gt; &lt;genre&gt;Sports/Football&lt;/genre&gt; &lt;score&gt;3.1&lt;/score&gt; &lt;player&gt;1 Player&lt;/player&gt; &lt;story&gt;Quarterback Club  for the Game Gear is a take of Acclaim's other 16-bit versions, with the same amount of teams, 28 in all, and has preseason, playoffs and a season mode as well, but is missing the simulation mode, QB challenge and the &quot;Build you own&quot; QB mode that the console versions feature.  It also has only 20 different running and passing plays per team.&lt;/story&gt; &lt;/game&gt;">
            <text:p>&lt;game name="NFL Quarterback Club (World)"&gt; &lt;year&gt;1994&lt;/year&gt; &lt;rating&gt;ESRB - E (Everyone)&lt;/rating&gt; &lt;title&gt;NFL Quarterback Club &lt;/title&gt; &lt;pub&gt;Acclaim Entertainment, Inc.&lt;/pub&gt; &lt;dev&gt;Condor, Inc.&lt;/dev&gt; &lt;genre&gt;Sports/Football&lt;/genre&gt; &lt;score&gt;3.1&lt;/score&gt; &lt;player&gt;1 Player&lt;/player&gt; &lt;story&gt;Quarterback Club <text:s/>for the Game Gear is a take of Acclaim's other 16-bit versions, with the same amount of teams, 28 in all, and has preseason, playoffs and a season mode as well, but is missing the simulation mode, QB challenge and the "Build you own" QB mode that the console versions feature. <text:s/>It also has only 20 different running and passing plays per team.&lt;/story&gt; &lt;/game&gt;</text:p>
          </table:table-cell>
        </table:table-row>
        <table:table-row table:style-name="ro1">
          <table:table-cell office:value-type="string">
            <text:p>NHL All-Star Hockey (USA)</text:p>
          </table:table-cell>
          <table:table-cell office:value-type="string">
            <text:p>1995</text:p>
          </table:table-cell>
          <table:table-cell office:value-type="string">
            <text:p>ESRB - E (Everyone)</text:p>
          </table:table-cell>
          <table:table-cell office:value-type="string">
            <text:p>NHL All-Star Hockey </text:p>
          </table:table-cell>
          <table:table-cell office:value-type="string">
            <text:p>SEGA of America, Inc.</text:p>
          </table:table-cell>
          <table:table-cell office:value-type="string">
            <text:p>Gray Matter</text:p>
          </table:table-cell>
          <table:table-cell office:value-type="string">
            <text:p>Sports/Hockey</text:p>
          </table:table-cell>
          <table:table-cell office:value-type="string">
            <text:p>3.4</text:p>
          </table:table-cell>
          <table:table-cell office:value-type="string">
            <text:p>1 Player</text:p>
          </table:table-cell>
          <table:table-cell office:value-type="string">
            <text:p>This version of NHL All-Star Hockey features all 26 NHL hockey teams along with their respective colors and logos along with big time players such as Wayne Gretzky and Jeremy Roenick among many others. <text:s/>The game features a season mode along with a best-of-seven playoffs that can be resumed during anytime using a password feature and features many real-life NHL situations and rules such as penalties for checking, high-sticking, etc. along with player fatigue, line changes, injuries and substitutions. <text:s/>Players can either manual change lines or let the computer automatically shift them when players start to become fatigued.</text:p>
          </table:table-cell>
          <table:table-cell table:formula="of:=CONCATENATE(&quot;&lt;game name=&quot;;CHAR(34);[.A182];CHAR(34);&quot;&gt; &lt;year&gt;&quot;;[.B182];&quot;&lt;/year&gt; &lt;rating&gt;&quot;;[.C182];&quot;&lt;/rating&gt; &lt;title&gt;&quot;;[.D182];&quot;&lt;/title&gt; &lt;pub&gt;&quot;;[.E182];&quot;&lt;/pub&gt; &lt;dev&gt;&quot;;[.F182];&quot;&lt;/dev&gt; &lt;genre&gt;&quot;;[.G182];&quot;&lt;/genre&gt; &lt;score&gt;&quot;;[.H182];&quot;&lt;/score&gt; &lt;player&gt;&quot;;[.I182];&quot;&lt;/player&gt; &lt;story&gt;&quot;;[.J182];&quot;&lt;/story&gt; &lt;/game&gt;&quot;)" office:value-type="string" office:string-value="&lt;game name=&quot;NHL All-Star Hockey (USA)&quot;&gt; &lt;year&gt;1995&lt;/year&gt; &lt;rating&gt;ESRB - E (Everyone)&lt;/rating&gt; &lt;title&gt;NHL All-Star Hockey &lt;/title&gt; &lt;pub&gt;SEGA of America, Inc.&lt;/pub&gt; &lt;dev&gt;Gray Matter&lt;/dev&gt; &lt;genre&gt;Sports/Hockey&lt;/genre&gt; &lt;score&gt;3.4&lt;/score&gt; &lt;player&gt;1 Player&lt;/player&gt; &lt;story&gt;This version of NHL All-Star Hockey features all 26 NHL hockey teams along with their respective colors and logos along with big time players such as Wayne Gretzky and Jeremy Roenick among many others.  The game features a season mode along with a best-of-seven playoffs that can be resumed during anytime using a password feature and features many real-life NHL situations and rules such as penalties for checking, high-sticking, etc. along with player fatigue, line changes, injuries and substitutions.  Players can either manual change lines or let the computer automatically shift them when players start to become fatigued.&lt;/story&gt; &lt;/game&gt;">
            <text:p>&lt;game name="NHL All-Star Hockey (USA)"&gt; &lt;year&gt;1995&lt;/year&gt; &lt;rating&gt;ESRB - E (Everyone)&lt;/rating&gt; &lt;title&gt;NHL All-Star Hockey &lt;/title&gt; &lt;pub&gt;SEGA of America, Inc.&lt;/pub&gt; &lt;dev&gt;Gray Matter&lt;/dev&gt; &lt;genre&gt;Sports/Hockey&lt;/genre&gt; &lt;score&gt;3.4&lt;/score&gt; &lt;player&gt;1 Player&lt;/player&gt; &lt;story&gt;This version of NHL All-Star Hockey features all 26 NHL hockey teams along with their respective colors and logos along with big time players such as Wayne Gretzky and Jeremy Roenick among many others. <text:s/>The game features a season mode along with a best-of-seven playoffs that can be resumed during anytime using a password feature and features many real-life NHL situations and rules such as penalties for checking, high-sticking, etc. along with player fatigue, line changes, injuries and substitutions. <text:s/>Players can either manual change lines or let the computer automatically shift them when players start to become fatigued.&lt;/story&gt; &lt;/game&gt;</text:p>
          </table:table-cell>
        </table:table-row>
        <table:table-row table:style-name="ro1">
          <table:table-cell office:value-type="string">
            <text:p>NHL Hockey (USA, Europe)</text:p>
          </table:table-cell>
          <table:table-cell office:value-type="string">
            <text:p>1994</text:p>
          </table:table-cell>
          <table:table-cell office:value-type="string">
            <text:p>ESRB - E (Everyone)</text:p>
          </table:table-cell>
          <table:table-cell office:value-type="string">
            <text:p>NHL Hockey </text:p>
          </table:table-cell>
          <table:table-cell office:value-type="string">
            <text:p>Electronic Arts, Inc.</text:p>
          </table:table-cell>
          <table:table-cell office:value-type="string">
            <text:p>Park Place Productions</text:p>
          </table:table-cell>
          <table:table-cell office:value-type="string">
            <text:p>Sports/Hockey</text:p>
          </table:table-cell>
          <table:table-cell office:value-type="string">
            <text:p>2.7</text:p>
          </table:table-cell>
          <table:table-cell office:value-type="string">
            <text:p>1 Player</text:p>
          </table:table-cell>
          <table:table-cell office:value-type="string">
            <text:p>NHL Hockey <text:s/>was EA Sports' third licensed ice hockey game, promising the fastest action in the series to date. The action is viewed top-down, and can be played with or without realistic penalties. There is a full season mode, allowing you to guide a team through all 84 matches, with the option of injuries potentially putting players out of a sequence of matches. You have full control over trading and creating players for your squad. New in-game moves include dummy shots and lie-down blocks.</text:p>
          </table:table-cell>
          <table:table-cell table:formula="of:=CONCATENATE(&quot;&lt;game name=&quot;;CHAR(34);[.A183];CHAR(34);&quot;&gt; &lt;year&gt;&quot;;[.B183];&quot;&lt;/year&gt; &lt;rating&gt;&quot;;[.C183];&quot;&lt;/rating&gt; &lt;title&gt;&quot;;[.D183];&quot;&lt;/title&gt; &lt;pub&gt;&quot;;[.E183];&quot;&lt;/pub&gt; &lt;dev&gt;&quot;;[.F183];&quot;&lt;/dev&gt; &lt;genre&gt;&quot;;[.G183];&quot;&lt;/genre&gt; &lt;score&gt;&quot;;[.H183];&quot;&lt;/score&gt; &lt;player&gt;&quot;;[.I183];&quot;&lt;/player&gt; &lt;story&gt;&quot;;[.J183];&quot;&lt;/story&gt; &lt;/game&gt;&quot;)" office:value-type="string" office:string-value="&lt;game name=&quot;NHL Hockey (USA, Europe)&quot;&gt; &lt;year&gt;1994&lt;/year&gt; &lt;rating&gt;ESRB - E (Everyone)&lt;/rating&gt; &lt;title&gt;NHL Hockey &lt;/title&gt; &lt;pub&gt;Electronic Arts, Inc.&lt;/pub&gt; &lt;dev&gt;Park Place Productions&lt;/dev&gt; &lt;genre&gt;Sports/Hockey&lt;/genre&gt; &lt;score&gt;2.7&lt;/score&gt; &lt;player&gt;1 Player&lt;/player&gt; &lt;story&gt;NHL Hockey  was EA Sports' third licensed ice hockey game, promising the fastest action in the series to date. The action is viewed top-down, and can be played with or without realistic penalties. There is a full season mode, allowing you to guide a team through all 84 matches, with the option of injuries potentially putting players out of a sequence of matches. You have full control over trading and creating players for your squad. New in-game moves include dummy shots and lie-down blocks.&lt;/story&gt; &lt;/game&gt;">
            <text:p>&lt;game name="NHL Hockey (USA, Europe)"&gt; &lt;year&gt;1994&lt;/year&gt; &lt;rating&gt;ESRB - E (Everyone)&lt;/rating&gt; &lt;title&gt;NHL Hockey &lt;/title&gt; &lt;pub&gt;Electronic Arts, Inc.&lt;/pub&gt; &lt;dev&gt;Park Place Productions&lt;/dev&gt; &lt;genre&gt;Sports/Hockey&lt;/genre&gt; &lt;score&gt;2.7&lt;/score&gt; &lt;player&gt;1 Player&lt;/player&gt; &lt;story&gt;NHL Hockey <text:s/>was EA Sports' third licensed ice hockey game, promising the fastest action in the series to date. The action is viewed top-down, and can be played with or without realistic penalties. There is a full season mode, allowing you to guide a team through all 84 matches, with the option of injuries potentially putting players out of a sequence of matches. You have full control over trading and creating players for your squad. New in-game moves include dummy shots and lie-down blocks.&lt;/story&gt; &lt;/game&gt;</text:p>
          </table:table-cell>
        </table:table-row>
        <table:table-row table:style-name="ro1">
          <table:table-cell office:value-type="string">
            <text:p>Ninja Gaiden (USA, Europe)</text:p>
          </table:table-cell>
          <table:table-cell office:value-type="string">
            <text:p>1991</text:p>
          </table:table-cell>
          <table:table-cell office:value-type="string">
            <text:p>ESRB - E (Everyone)</text:p>
          </table:table-cell>
          <table:table-cell office:value-type="string">
            <text:p>Ninja Gaiden </text:p>
          </table:table-cell>
          <table:table-cell office:value-type="string">
            <text:p>SEGA Enterprises Ltd.</text:p>
          </table:table-cell>
          <table:table-cell office:value-type="string">
            <text:p>Tecmo, Ltd.</text:p>
          </table:table-cell>
          <table:table-cell office:value-type="string">
            <text:p>Platform</text:p>
          </table:table-cell>
          <table:table-cell office:value-type="string">
            <text:p>4.0</text:p>
          </table:table-cell>
          <table:table-cell office:value-type="string">
            <text:p>1 Player</text:p>
          </table:table-cell>
          <table:table-cell office:value-type="string">
            <text:p>Ninja Gaiden begins with a cinematic animation in which 2 ninjas duel to the death; one goes down. It is revealed that the doomed ninja is the father of Ryu Hayabusa. When Ryu learns of this, he embarks on a quest to find out who killed his father and why. This quest takes him to America to find an archaeologist with whom Ryu's father was working. From there, Ryu becomes embroiled in an evil, supernatural conspiracy involving a villain named Jaquio who has plans to use an ancient castle and some relics to unleash a terrifying evil upon the world.****Ninja Gaiden is a side scrolling game where Ryu the ninja can run, jump, and slash with his ninja sword. He can also attach to any vertical surface. Powerups are littered throughout the landscape that allow Ryu to toss fireballs and ninja stars, and perform other feats.****Ryu will battle through urban city settings, forests, jungles, snow covered castles, underground railroads, and ancient castles. A major feature in Ninja Gaiden are the cinematic scenes -- sometimes fullscreen -- through which the storyline unfolds.</text:p>
          </table:table-cell>
          <table:table-cell table:formula="of:=CONCATENATE(&quot;&lt;game name=&quot;;CHAR(34);[.A184];CHAR(34);&quot;&gt; &lt;year&gt;&quot;;[.B184];&quot;&lt;/year&gt; &lt;rating&gt;&quot;;[.C184];&quot;&lt;/rating&gt; &lt;title&gt;&quot;;[.D184];&quot;&lt;/title&gt; &lt;pub&gt;&quot;;[.E184];&quot;&lt;/pub&gt; &lt;dev&gt;&quot;;[.F184];&quot;&lt;/dev&gt; &lt;genre&gt;&quot;;[.G184];&quot;&lt;/genre&gt; &lt;score&gt;&quot;;[.H184];&quot;&lt;/score&gt; &lt;player&gt;&quot;;[.I184];&quot;&lt;/player&gt; &lt;story&gt;&quot;;[.J184];&quot;&lt;/story&gt; &lt;/game&gt;&quot;)" office:value-type="string" office:string-value="&lt;game name=&quot;Ninja Gaiden (USA, Europe)&quot;&gt; &lt;year&gt;1991&lt;/year&gt; &lt;rating&gt;ESRB - E (Everyone)&lt;/rating&gt; &lt;title&gt;Ninja Gaiden &lt;/title&gt; &lt;pub&gt;SEGA Enterprises Ltd.&lt;/pub&gt; &lt;dev&gt;Tecmo, Ltd.&lt;/dev&gt; &lt;genre&gt;Platform&lt;/genre&gt; &lt;score&gt;4.0&lt;/score&gt; &lt;player&gt;1 Player&lt;/player&gt; &lt;story&gt;Ninja Gaiden begins with a cinematic animation in which 2 ninjas duel to the death; one goes down. It is revealed that the doomed ninja is the father of Ryu Hayabusa. When Ryu learns of this, he embarks on a quest to find out who killed his father and why. This quest takes him to America to find an archaeologist with whom Ryu's father was working. From there, Ryu becomes embroiled in an evil, supernatural conspiracy involving a villain named Jaquio who has plans to use an ancient castle and some relics to unleash a terrifying evil upon the world.****Ninja Gaiden is a side scrolling game where Ryu the ninja can run, jump, and slash with his ninja sword. He can also attach to any vertical surface. Powerups are littered throughout the landscape that allow Ryu to toss fireballs and ninja stars, and perform other feats.****Ryu will battle through urban city settings, forests, jungles, snow covered castles, underground railroads, and ancient castles. A major feature in Ninja Gaiden are the cinematic scenes -- sometimes fullscreen -- through which the storyline unfolds.&lt;/story&gt; &lt;/game&gt;">
            <text:p>&lt;game name="Ninja Gaiden (USA, Europe)"&gt; &lt;year&gt;1991&lt;/year&gt; &lt;rating&gt;ESRB - E (Everyone)&lt;/rating&gt; &lt;title&gt;Ninja Gaiden &lt;/title&gt; &lt;pub&gt;SEGA Enterprises Ltd.&lt;/pub&gt; &lt;dev&gt;Tecmo, Ltd.&lt;/dev&gt; &lt;genre&gt;Platform&lt;/genre&gt; &lt;score&gt;4.0&lt;/score&gt; &lt;player&gt;1 Player&lt;/player&gt; &lt;story&gt;Ninja Gaiden begins with a cinematic animation in which 2 ninjas duel to the death; one goes down. It is revealed that the doomed ninja is the father of Ryu Hayabusa. When Ryu learns of this, he embarks on a quest to find out who killed his father and why. This quest takes him to America to find an archaeologist with whom Ryu's father was working. From there, Ryu becomes embroiled in an evil, supernatural conspiracy involving a villain named Jaquio who has plans to use an ancient castle and some relics to unleash a terrifying evil upon the world.****Ninja Gaiden is a side scrolling game where Ryu the ninja can run, jump, and slash with his ninja sword. He can also attach to any vertical surface. Powerups are littered throughout the landscape that allow Ryu to toss fireballs and ninja stars, and perform other feats.****Ryu will battle through urban city settings, forests, jungles, snow covered castles, underground railroads, and ancient castles. A major feature in Ninja Gaiden are the cinematic scenes -- sometimes fullscreen -- through which the storyline unfolds.&lt;/story&gt; &lt;/game&gt;</text:p>
          </table:table-cell>
        </table:table-row>
        <table:table-row table:style-name="ro1">
          <table:table-cell office:value-type="string">
            <text:p>Olympic Gold (USA)</text:p>
          </table:table-cell>
          <table:table-cell office:value-type="string">
            <text:p>1992</text:p>
          </table:table-cell>
          <table:table-cell office:value-type="string">
            <text:p>ESRB - E (Everyone)</text:p>
          </table:table-cell>
          <table:table-cell office:value-type="string">
            <text:p>Olympic Gold </text:p>
          </table:table-cell>
          <table:table-cell office:value-type="string">
            <text:p>U.S. Gold Ltd.</text:p>
          </table:table-cell>
          <table:table-cell office:value-type="string">
            <text:p>Tiertex Ltd.</text:p>
          </table:table-cell>
          <table:table-cell office:value-type="string">
            <text:p>Sports/Olympic</text:p>
          </table:table-cell>
          <table:table-cell office:value-type="string">
            <text:p>1.9</text:p>
          </table:table-cell>
          <table:table-cell office:value-type="string">
            <text:p>1-4 Players</text:p>
          </table:table-cell>
          <table:table-cell office:value-type="string">
            <text:p>The official game of the Games of the XXV Olympiad, held in Barcelona in 1992, featuring seven different events: 100M Sprint, Hammer Throw, Archery, 110M Hurdles, Pole Vault, Springboard diving and 200M Freestyle Swimming.****Gameplay features the typical button mashing formula used by Epyx during the 80s. 100M Sprint, 110M Hurdles and 200M Freestyle Swimming feature a button mashing sequence with just some changes: in the hurdles the player must hit the action key to jump over a hurdle (the timing sets the loss of speed) and in swimming, the sequence takes over one and an half minutes and the action button touches the edge for the return swim. In these events, the player initially faces a semi-final round and only qualifies for the final if ends in the top half. It's possible to watch the other semi-final.**Hammer Throw combines a strong mashing sequence, along an accurate press of the action button to release the hammer, while Pole Vault combines an initial mashing sequence, a first tap on down to set the bar, then pressing up and the action button to release the pole and jump over the bar. Archery is a technical event where the player has three rounds with six arrows each, the winner being the one with the highest score on all three rounds.****The player can choose to compete for eight nations: Great Britain, France, Germany, Italy, hosts Spain, United Stats, Japan and the CIS (formerly the Soviet Union). Each nation has it's own sample of the anthem and a set of athletes to compete against the player. Each athlete is unique, and will perform differently according the the event: in some they are capable of braking World Records, in others, lucky enough to get to a final or a top-6 spot. The competition is split in two tables: sorted by medals and by total score (the gold medalist gets 24 points, the 12th only 13).</text:p>
          </table:table-cell>
          <table:table-cell table:formula="of:=CONCATENATE(&quot;&lt;game name=&quot;;CHAR(34);[.A185];CHAR(34);&quot;&gt; &lt;year&gt;&quot;;[.B185];&quot;&lt;/year&gt; &lt;rating&gt;&quot;;[.C185];&quot;&lt;/rating&gt; &lt;title&gt;&quot;;[.D185];&quot;&lt;/title&gt; &lt;pub&gt;&quot;;[.E185];&quot;&lt;/pub&gt; &lt;dev&gt;&quot;;[.F185];&quot;&lt;/dev&gt; &lt;genre&gt;&quot;;[.G185];&quot;&lt;/genre&gt; &lt;score&gt;&quot;;[.H185];&quot;&lt;/score&gt; &lt;player&gt;&quot;;[.I185];&quot;&lt;/player&gt; &lt;story&gt;&quot;;[.J185];&quot;&lt;/story&gt; &lt;/game&gt;&quot;)" office:value-type="string" office:string-value="&lt;game name=&quot;Olympic Gold (USA)&quot;&gt; &lt;year&gt;1992&lt;/year&gt; &lt;rating&gt;ESRB - E (Everyone)&lt;/rating&gt; &lt;title&gt;Olympic Gold &lt;/title&gt; &lt;pub&gt;U.S. Gold Ltd.&lt;/pub&gt; &lt;dev&gt;Tiertex Ltd.&lt;/dev&gt; &lt;genre&gt;Sports/Olympic&lt;/genre&gt; &lt;score&gt;1.9&lt;/score&gt; &lt;player&gt;1-4 Players&lt;/player&gt; &lt;story&gt;The official game of the Games of the XXV Olympiad, held in Barcelona in 1992, featuring seven different events: 100M Sprint, Hammer Throw, Archery, 110M Hurdles, Pole Vault, Springboard diving and 200M Freestyle Swimming.****Gameplay features the typical button mashing formula used by Epyx during the 80s. 100M Sprint, 110M Hurdles and 200M Freestyle Swimming feature a button mashing sequence with just some changes: in the hurdles the player must hit the action key to jump over a hurdle (the timing sets the loss of speed) and in swimming, the sequence takes over one and an half minutes and the action button touches the edge for the return swim. In these events, the player initially faces a semi-final round and only qualifies for the final if ends in the top half. It's possible to watch the other semi-final.**Hammer Throw combines a strong mashing sequence, along an accurate press of the action button to release the hammer, while Pole Vault combines an initial mashing sequence, a first tap on down to set the bar, then pressing up and the action button to release the pole and jump over the bar. Archery is a technical event where the player has three rounds with six arrows each, the winner being the one with the highest score on all three rounds.****The player can choose to compete for eight nations: Great Britain, France, Germany, Italy, hosts Spain, United Stats, Japan and the CIS (formerly the Soviet Union). Each nation has it's own sample of the anthem and a set of athletes to compete against the player. Each athlete is unique, and will perform differently according the the event: in some they are capable of braking World Records, in others, lucky enough to get to a final or a top-6 spot. The competition is split in two tables: sorted by medals and by total score (the gold medalist gets 24 points, the 12th only 13).&lt;/story&gt; &lt;/game&gt;">
            <text:p>&lt;game name="Olympic Gold (USA)"&gt; &lt;year&gt;1992&lt;/year&gt; &lt;rating&gt;ESRB - E (Everyone)&lt;/rating&gt; &lt;title&gt;Olympic Gold &lt;/title&gt; &lt;pub&gt;U.S. Gold Ltd.&lt;/pub&gt; &lt;dev&gt;Tiertex Ltd.&lt;/dev&gt; &lt;genre&gt;Sports/Olympic&lt;/genre&gt; &lt;score&gt;1.9&lt;/score&gt; &lt;player&gt;1-4 Players&lt;/player&gt; &lt;story&gt;The official game of the Games of the XXV Olympiad, held in Barcelona in 1992, featuring seven different events: 100M Sprint, Hammer Throw, Archery, 110M Hurdles, Pole Vault, Springboard diving and 200M Freestyle Swimming.****Gameplay features the typical button mashing formula used by Epyx during the 80s. 100M Sprint, 110M Hurdles and 200M Freestyle Swimming feature a button mashing sequence with just some changes: in the hurdles the player must hit the action key to jump over a hurdle (the timing sets the loss of speed) and in swimming, the sequence takes over one and an half minutes and the action button touches the edge for the return swim. In these events, the player initially faces a semi-final round and only qualifies for the final if ends in the top half. It's possible to watch the other semi-final.**Hammer Throw combines a strong mashing sequence, along an accurate press of the action button to release the hammer, while Pole Vault combines an initial mashing sequence, a first tap on down to set the bar, then pressing up and the action button to release the pole and jump over the bar. Archery is a technical event where the player has three rounds with six arrows each, the winner being the one with the highest score on all three rounds.****The player can choose to compete for eight nations: Great Britain, France, Germany, Italy, hosts Spain, United Stats, Japan and the CIS (formerly the Soviet Union). Each nation has it's own sample of the anthem and a set of athletes to compete against the player. Each athlete is unique, and will perform differently according the the event: in some they are capable of braking World Records, in others, lucky enough to get to a final or a top-6 spot. The competition is split in two tables: sorted by medals and by total score (the gold medalist gets 24 points, the 12th only 13).&lt;/story&gt; &lt;/game&gt;</text:p>
          </table:table-cell>
        </table:table-row>
        <table:table-row table:style-name="ro1">
          <table:table-cell office:value-type="string">
            <text:p>Ottifants, The (Europe) (En,Fr,De,Es,It)</text:p>
          </table:table-cell>
          <table:table-cell office:value-type="string">
            <text:p>1993</text:p>
          </table:table-cell>
          <table:table-cell office:value-type="string">
            <text:p>ESRB - E (Everyone)</text:p>
          </table:table-cell>
          <table:table-cell office:value-type="string">
            <text:p>Ottifants, The </text:p>
          </table:table-cell>
          <table:table-cell office:value-type="string">
            <text:p>SEGA Enterprises Ltd.</text:p>
          </table:table-cell>
          <table:table-cell office:value-type="string">
            <text:p>Graftgold Ltd.</text:p>
          </table:table-cell>
          <table:table-cell office:value-type="string">
            <text:p>Platform</text:p>
          </table:table-cell>
          <table:table-cell office:value-type="string">
            <text:p>4.5</text:p>
          </table:table-cell>
          <table:table-cell office:value-type="string">
            <text:p>1 Player</text:p>
          </table:table-cell>
          <table:table-cell office:value-type="string">
            <text:p>Bruno is a baby Ottifant. It's an ordinary evening, and Bruno's dad is working late at office. Reason enough for Bruno's vivid imagination to run riot, thinking that his dad has been kidnapped by aliens! Jelly babies, that fell from his father's pocket on the way to work, blaze a trail to the office. Now it's up to Bruno to fight his way through hordes of terrorizing toys, Ottifant-eating plants, tear through gloomy caverns of doom and cut across a perilous jungle - workaday objects and boringly normal settings as seen through kids' eyes - and rescue his dad!****The Ottifants for the SEGA Game Gear is a 2D side-scrolling platformer where the player controls Bruno through five worlds: starting with the house and the basement, through to the building site, the office and finally the jungle, whereas each world is in turn divided into three stages. Bruno's primary weapon is his trunk, which gives him the ability to blast enemies by firing sweets at them, or suck in objects like out-of-reach platforms or boxes by holding down the Fire-button. Furthermore, yellow, green and red lollies are spread throughout the stages. Gathering three of them activate one of Bruno's special skills and can - depending on the colour combination - transform the baby Ottifant into Superfant with the ability to fly, boost his speed with Speedy Shoes, give an extra Continue and more. ****Picking up jelly babies, blasting enemies and collecting papers gives points and raises Bruno's score up to a fixed value of 9,999 pts. There are several entrances to secret rooms hidden in the five worlds. But, unlike the Genesis-version, the rooms are quite small and basic and there is no 1,000 point reward by completing them. On the whole there are two different tunes backing your journey through the game: one for the stages and one for the boss enemies. The varied background music and sound effects of the Genesis-game are completely missing, as is one entire world: The Garden.</text:p>
          </table:table-cell>
          <table:table-cell table:formula="of:=CONCATENATE(&quot;&lt;game name=&quot;;CHAR(34);[.A186];CHAR(34);&quot;&gt; &lt;year&gt;&quot;;[.B186];&quot;&lt;/year&gt; &lt;rating&gt;&quot;;[.C186];&quot;&lt;/rating&gt; &lt;title&gt;&quot;;[.D186];&quot;&lt;/title&gt; &lt;pub&gt;&quot;;[.E186];&quot;&lt;/pub&gt; &lt;dev&gt;&quot;;[.F186];&quot;&lt;/dev&gt; &lt;genre&gt;&quot;;[.G186];&quot;&lt;/genre&gt; &lt;score&gt;&quot;;[.H186];&quot;&lt;/score&gt; &lt;player&gt;&quot;;[.I186];&quot;&lt;/player&gt; &lt;story&gt;&quot;;[.J186];&quot;&lt;/story&gt; &lt;/game&gt;&quot;)" office:value-type="string" office:string-value="&lt;game name=&quot;Ottifants, The (Europe) (En,Fr,De,Es,It)&quot;&gt; &lt;year&gt;1993&lt;/year&gt; &lt;rating&gt;ESRB - E (Everyone)&lt;/rating&gt; &lt;title&gt;Ottifants, The &lt;/title&gt; &lt;pub&gt;SEGA Enterprises Ltd.&lt;/pub&gt; &lt;dev&gt;Graftgold Ltd.&lt;/dev&gt; &lt;genre&gt;Platform&lt;/genre&gt; &lt;score&gt;4.5&lt;/score&gt; &lt;player&gt;1 Player&lt;/player&gt; &lt;story&gt;Bruno is a baby Ottifant. It's an ordinary evening, and Bruno's dad is working late at office. Reason enough for Bruno's vivid imagination to run riot, thinking that his dad has been kidnapped by aliens! Jelly babies, that fell from his father's pocket on the way to work, blaze a trail to the office. Now it's up to Bruno to fight his way through hordes of terrorizing toys, Ottifant-eating plants, tear through gloomy caverns of doom and cut across a perilous jungle - workaday objects and boringly normal settings as seen through kids' eyes - and rescue his dad!****The Ottifants for the SEGA Game Gear is a 2D side-scrolling platformer where the player controls Bruno through five worlds: starting with the house and the basement, through to the building site, the office and finally the jungle, whereas each world is in turn divided into three stages. Bruno's primary weapon is his trunk, which gives him the ability to blast enemies by firing sweets at them, or suck in objects like out-of-reach platforms or boxes by holding down the Fire-button. Furthermore, yellow, green and red lollies are spread throughout the stages. Gathering three of them activate one of Bruno's special skills and can - depending on the colour combination - transform the baby Ottifant into Superfant with the ability to fly, boost his speed with Speedy Shoes, give an extra Continue and more. ****Picking up jelly babies, blasting enemies and collecting papers gives points and raises Bruno's score up to a fixed value of 9,999 pts. There are several entrances to secret rooms hidden in the five worlds. But, unlike the Genesis-version, the rooms are quite small and basic and there is no 1,000 point reward by completing them. On the whole there are two different tunes backing your journey through the game: one for the stages and one for the boss enemies. The varied background music and sound effects of the Genesis-game are completely missing, as is one entire world: The Garden.&lt;/story&gt; &lt;/game&gt;">
            <text:p>&lt;game name="Ottifants, The (Europe) (En,Fr,De,Es,It)"&gt; &lt;year&gt;1993&lt;/year&gt; &lt;rating&gt;ESRB - E (Everyone)&lt;/rating&gt; &lt;title&gt;Ottifants, The &lt;/title&gt; &lt;pub&gt;SEGA Enterprises Ltd.&lt;/pub&gt; &lt;dev&gt;Graftgold Ltd.&lt;/dev&gt; &lt;genre&gt;Platform&lt;/genre&gt; &lt;score&gt;4.5&lt;/score&gt; &lt;player&gt;1 Player&lt;/player&gt; &lt;story&gt;Bruno is a baby Ottifant. It's an ordinary evening, and Bruno's dad is working late at office. Reason enough for Bruno's vivid imagination to run riot, thinking that his dad has been kidnapped by aliens! Jelly babies, that fell from his father's pocket on the way to work, blaze a trail to the office. Now it's up to Bruno to fight his way through hordes of terrorizing toys, Ottifant-eating plants, tear through gloomy caverns of doom and cut across a perilous jungle - workaday objects and boringly normal settings as seen through kids' eyes - and rescue his dad!****The Ottifants for the SEGA Game Gear is a 2D side-scrolling platformer where the player controls Bruno through five worlds: starting with the house and the basement, through to the building site, the office and finally the jungle, whereas each world is in turn divided into three stages. Bruno's primary weapon is his trunk, which gives him the ability to blast enemies by firing sweets at them, or suck in objects like out-of-reach platforms or boxes by holding down the Fire-button. Furthermore, yellow, green and red lollies are spread throughout the stages. Gathering three of them activate one of Bruno's special skills and can - depending on the colour combination - transform the baby Ottifant into Superfant with the ability to fly, boost his speed with Speedy Shoes, give an extra Continue and more. ****Picking up jelly babies, blasting enemies and collecting papers gives points and raises Bruno's score up to a fixed value of 9,999 pts. There are several entrances to secret rooms hidden in the five worlds. But, unlike the Genesis-version, the rooms are quite small and basic and there is no 1,000 point reward by completing them. On the whole there are two different tunes backing your journey through the game: one for the stages and one for the boss enemies. The varied background music and sound effects of the Genesis-game are completely missing, as is one entire world: The Garden.&lt;/story&gt; &lt;/game&gt;</text:p>
          </table:table-cell>
        </table:table-row>
        <table:table-row table:style-name="ro1">
          <table:table-cell office:value-type="string">
            <text:p>Out Run (USA, Europe)</text:p>
          </table:table-cell>
          <table:table-cell office:value-type="string">
            <text:p>1991</text:p>
          </table:table-cell>
          <table:table-cell office:value-type="string">
            <text:p>ESRB - E (Everyone)</text:p>
          </table:table-cell>
          <table:table-cell office:value-type="string">
            <text:p>Out Run </text:p>
          </table:table-cell>
          <table:table-cell office:value-type="string">
            <text:p>Tec Toy Ind˙stria de Brinquedos S.A.</text:p>
          </table:table-cell>
          <table:table-cell office:value-type="string">
            <text:p>SEGA-AM2 Co., LTD.</text:p>
          </table:table-cell>
          <table:table-cell office:value-type="string">
            <text:p>Driving</text:p>
          </table:table-cell>
          <table:table-cell office:value-type="string">
            <text:p>3.8</text:p>
          </table:table-cell>
          <table:table-cell office:value-type="string">
            <text:p>1-2 Players</text:p>
          </table:table-cell>
          <table:table-cell office:value-type="string">
            <text:p>Race across varied terrain in this conversion of one of the most famous arcade racing games. Your Ferrari is at the ready, complete with female passenger, over a series of short tracks.****Gameplay is viewed form just above and behind the car, so you can see it. The roads are full of sharp bends and hazards, contact with which can cause the car to roll and lose you time. On each section of track there is a fork in the road, allowing you to choose which direction you go in. You have to complete 5 track sections in total, out of the 15 in the game.</text:p>
          </table:table-cell>
          <table:table-cell table:formula="of:=CONCATENATE(&quot;&lt;game name=&quot;;CHAR(34);[.A187];CHAR(34);&quot;&gt; &lt;year&gt;&quot;;[.B187];&quot;&lt;/year&gt; &lt;rating&gt;&quot;;[.C187];&quot;&lt;/rating&gt; &lt;title&gt;&quot;;[.D187];&quot;&lt;/title&gt; &lt;pub&gt;&quot;;[.E187];&quot;&lt;/pub&gt; &lt;dev&gt;&quot;;[.F187];&quot;&lt;/dev&gt; &lt;genre&gt;&quot;;[.G187];&quot;&lt;/genre&gt; &lt;score&gt;&quot;;[.H187];&quot;&lt;/score&gt; &lt;player&gt;&quot;;[.I187];&quot;&lt;/player&gt; &lt;story&gt;&quot;;[.J187];&quot;&lt;/story&gt; &lt;/game&gt;&quot;)" office:value-type="string" office:string-value="&lt;game name=&quot;Out Run (USA, Europe)&quot;&gt; &lt;year&gt;1991&lt;/year&gt; &lt;rating&gt;ESRB - E (Everyone)&lt;/rating&gt; &lt;title&gt;Out Run &lt;/title&gt; &lt;pub&gt;Tec Toy Ind˙stria de Brinquedos S.A.&lt;/pub&gt; &lt;dev&gt;SEGA-AM2 Co., LTD.&lt;/dev&gt; &lt;genre&gt;Driving&lt;/genre&gt; &lt;score&gt;3.8&lt;/score&gt; &lt;player&gt;1-2 Players&lt;/player&gt; &lt;story&gt;Race across varied terrain in this conversion of one of the most famous arcade racing games. Your Ferrari is at the ready, complete with female passenger, over a series of short tracks.****Gameplay is viewed form just above and behind the car, so you can see it. The roads are full of sharp bends and hazards, contact with which can cause the car to roll and lose you time. On each section of track there is a fork in the road, allowing you to choose which direction you go in. You have to complete 5 track sections in total, out of the 15 in the game.&lt;/story&gt; &lt;/game&gt;">
            <text:p>&lt;game name="Out Run (USA, Europe)"&gt; &lt;year&gt;1991&lt;/year&gt; &lt;rating&gt;ESRB - E (Everyone)&lt;/rating&gt; &lt;title&gt;Out Run &lt;/title&gt; &lt;pub&gt;Tec Toy Ind˙stria de Brinquedos S.A.&lt;/pub&gt; &lt;dev&gt;SEGA-AM2 Co., LTD.&lt;/dev&gt; &lt;genre&gt;Driving&lt;/genre&gt; &lt;score&gt;3.8&lt;/score&gt; &lt;player&gt;1-2 Players&lt;/player&gt; &lt;story&gt;Race across varied terrain in this conversion of one of the most famous arcade racing games. Your Ferrari is at the ready, complete with female passenger, over a series of short tracks.****Gameplay is viewed form just above and behind the car, so you can see it. The roads are full of sharp bends and hazards, contact with which can cause the car to roll and lose you time. On each section of track there is a fork in the road, allowing you to choose which direction you go in. You have to complete 5 track sections in total, out of the 15 in the game.&lt;/story&gt; &lt;/game&gt;</text:p>
          </table:table-cell>
        </table:table-row>
        <table:table-row table:style-name="ro1">
          <table:table-cell office:value-type="string">
            <text:p>Out Run Europa (USA, Europe)</text:p>
          </table:table-cell>
          <table:table-cell office:value-type="string">
            <text:p>1991</text:p>
          </table:table-cell>
          <table:table-cell office:value-type="string">
            <text:p>ESRB - E (Everyone)</text:p>
          </table:table-cell>
          <table:table-cell office:value-type="string">
            <text:p>Out Run Europa </text:p>
          </table:table-cell>
          <table:table-cell office:value-type="string">
            <text:p>U.S. Gold Ltd.</text:p>
          </table:table-cell>
          <table:table-cell office:value-type="string">
            <text:p>Probe Software Ltd.</text:p>
          </table:table-cell>
          <table:table-cell office:value-type="string">
            <text:p>Driving</text:p>
          </table:table-cell>
          <table:table-cell office:value-type="string">
            <text:p>3.8</text:p>
          </table:table-cell>
          <table:table-cell office:value-type="string">
            <text:p>1 Player</text:p>
          </table:table-cell>
          <table:table-cell office:value-type="string">
            <text:p>The third game in the OutRun series, which revolutionised the third-person perspective style of racing games. The levels are set across Europe, as you bid to escape from the police. Unlike in the predecessors, you use a different vehicle on each level, with motorbikes and jet-skis adding variety and taking different skill to use. You must complete each level within the strict time limits, and the roads are dogged with other cars to avoid and overtake. You can choose between sound effects or music.</text:p>
          </table:table-cell>
          <table:table-cell table:formula="of:=CONCATENATE(&quot;&lt;game name=&quot;;CHAR(34);[.A188];CHAR(34);&quot;&gt; &lt;year&gt;&quot;;[.B188];&quot;&lt;/year&gt; &lt;rating&gt;&quot;;[.C188];&quot;&lt;/rating&gt; &lt;title&gt;&quot;;[.D188];&quot;&lt;/title&gt; &lt;pub&gt;&quot;;[.E188];&quot;&lt;/pub&gt; &lt;dev&gt;&quot;;[.F188];&quot;&lt;/dev&gt; &lt;genre&gt;&quot;;[.G188];&quot;&lt;/genre&gt; &lt;score&gt;&quot;;[.H188];&quot;&lt;/score&gt; &lt;player&gt;&quot;;[.I188];&quot;&lt;/player&gt; &lt;story&gt;&quot;;[.J188];&quot;&lt;/story&gt; &lt;/game&gt;&quot;)" office:value-type="string" office:string-value="&lt;game name=&quot;Out Run Europa (USA, Europe)&quot;&gt; &lt;year&gt;1991&lt;/year&gt; &lt;rating&gt;ESRB - E (Everyone)&lt;/rating&gt; &lt;title&gt;Out Run Europa &lt;/title&gt; &lt;pub&gt;U.S. Gold Ltd.&lt;/pub&gt; &lt;dev&gt;Probe Software Ltd.&lt;/dev&gt; &lt;genre&gt;Driving&lt;/genre&gt; &lt;score&gt;3.8&lt;/score&gt; &lt;player&gt;1 Player&lt;/player&gt; &lt;story&gt;The third game in the OutRun series, which revolutionised the third-person perspective style of racing games. The levels are set across Europe, as you bid to escape from the police. Unlike in the predecessors, you use a different vehicle on each level, with motorbikes and jet-skis adding variety and taking different skill to use. You must complete each level within the strict time limits, and the roads are dogged with other cars to avoid and overtake. You can choose between sound effects or music.&lt;/story&gt; &lt;/game&gt;">
            <text:p>&lt;game name="Out Run Europa (USA, Europe)"&gt; &lt;year&gt;1991&lt;/year&gt; &lt;rating&gt;ESRB - E (Everyone)&lt;/rating&gt; &lt;title&gt;Out Run Europa &lt;/title&gt; &lt;pub&gt;U.S. Gold Ltd.&lt;/pub&gt; &lt;dev&gt;Probe Software Ltd.&lt;/dev&gt; &lt;genre&gt;Driving&lt;/genre&gt; &lt;score&gt;3.8&lt;/score&gt; &lt;player&gt;1 Player&lt;/player&gt; &lt;story&gt;The third game in the OutRun series, which revolutionised the third-person perspective style of racing games. The levels are set across Europe, as you bid to escape from the police. Unlike in the predecessors, you use a different vehicle on each level, with motorbikes and jet-skis adding variety and taking different skill to use. You must complete each level within the strict time limits, and the roads are dogged with other cars to avoid and overtake. You can choose between sound effects or music.&lt;/story&gt; &lt;/game&gt;</text:p>
          </table:table-cell>
        </table:table-row>
        <table:table-row table:style-name="ro1">
          <table:table-cell office:value-type="string">
            <text:p>Pac-Attack (USA, Europe)</text:p>
          </table:table-cell>
          <table:table-cell office:value-type="string">
            <text:p>1994</text:p>
          </table:table-cell>
          <table:table-cell office:value-type="string">
            <text:p>ESRB - E (Everyone)</text:p>
          </table:table-cell>
          <table:table-cell office:value-type="string">
            <text:p>Pac-Attack </text:p>
          </table:table-cell>
          <table:table-cell office:value-type="string">
            <text:p>Namco Hometek Inc.</text:p>
          </table:table-cell>
          <table:table-cell office:value-type="string">
            <text:p>Namco Limited</text:p>
          </table:table-cell>
          <table:table-cell office:value-type="string">
            <text:p>Puzzle</text:p>
          </table:table-cell>
          <table:table-cell office:value-type="string">
            <text:p>3.2</text:p>
          </table:table-cell>
          <table:table-cell office:value-type="string">
            <text:p>1-2 Players</text:p>
          </table:table-cell>
          <table:table-cell office:value-type="string">
            <text:p>Based on Namco's Japanese-only arcade puzzler Cosmo Gang the Puzzle, Pac-Attack is similar to many block-dropping puzzle games from the time, such as Puyo Puyo.****The objective of the game is to place ghosts and then, after three pieces (which can include one or two blocks as well), make Pac-Man eat as many ghosts as possible to try and clear up the game area. Pac-Man's directions are chosen at random between left or right, but as he goes moving on the game area (after you place him, of course), if he bumps against a block or a "wall" on the game area, he will change his direction. As with many block-dropping puzzlers, if a line of blocks and/or ghosts reaches the top, the game ends. However, by filling up a meter on the left of the game area, a fairy may appear that can clear approximately 6 or 7 lines with ghosts, but it only clears the ghosts, although the blocks that were on top of them will drop.****Also, like many puzzlers, it contains a versus mode against another human player. It's similar to the many versus modes of puzzle games: eat plenty of ghosts and your opponent will recieve many ghosts on his area.****The game also includes a Puzzle mode. It features 100 levels, in which you have to eat all ghosts with no more than 4 Pac-Men at least (the number reduces in certain levels), and, unlike the other modes, you can change Pac-Man's direction with the press of a button.****All of the handheld versions (including the one on Pac-Man Collection) lack the versus mode.</text:p>
          </table:table-cell>
          <table:table-cell table:formula="of:=CONCATENATE(&quot;&lt;game name=&quot;;CHAR(34);[.A189];CHAR(34);&quot;&gt; &lt;year&gt;&quot;;[.B189];&quot;&lt;/year&gt; &lt;rating&gt;&quot;;[.C189];&quot;&lt;/rating&gt; &lt;title&gt;&quot;;[.D189];&quot;&lt;/title&gt; &lt;pub&gt;&quot;;[.E189];&quot;&lt;/pub&gt; &lt;dev&gt;&quot;;[.F189];&quot;&lt;/dev&gt; &lt;genre&gt;&quot;;[.G189];&quot;&lt;/genre&gt; &lt;score&gt;&quot;;[.H189];&quot;&lt;/score&gt; &lt;player&gt;&quot;;[.I189];&quot;&lt;/player&gt; &lt;story&gt;&quot;;[.J189];&quot;&lt;/story&gt; &lt;/game&gt;&quot;)" office:value-type="string" office:string-value="&lt;game name=&quot;Pac-Attack (USA, Europe)&quot;&gt; &lt;year&gt;1994&lt;/year&gt; &lt;rating&gt;ESRB - E (Everyone)&lt;/rating&gt; &lt;title&gt;Pac-Attack &lt;/title&gt; &lt;pub&gt;Namco Hometek Inc.&lt;/pub&gt; &lt;dev&gt;Namco Limited&lt;/dev&gt; &lt;genre&gt;Puzzle&lt;/genre&gt; &lt;score&gt;3.2&lt;/score&gt; &lt;player&gt;1-2 Players&lt;/player&gt; &lt;story&gt;Based on Namco's Japanese-only arcade puzzler Cosmo Gang the Puzzle, Pac-Attack is similar to many block-dropping puzzle games from the time, such as Puyo Puyo.****The objective of the game is to place ghosts and then, after three pieces (which can include one or two blocks as well), make Pac-Man eat as many ghosts as possible to try and clear up the game area. Pac-Man's directions are chosen at random between left or right, but as he goes moving on the game area (after you place him, of course), if he bumps against a block or a &quot;wall&quot; on the game area, he will change his direction. As with many block-dropping puzzlers, if a line of blocks and/or ghosts reaches the top, the game ends. However, by filling up a meter on the left of the game area, a fairy may appear that can clear approximately 6 or 7 lines with ghosts, but it only clears the ghosts, although the blocks that were on top of them will drop.****Also, like many puzzlers, it contains a versus mode against another human player. It's similar to the many versus modes of puzzle games: eat plenty of ghosts and your opponent will recieve many ghosts on his area.****The game also includes a Puzzle mode. It features 100 levels, in which you have to eat all ghosts with no more than 4 Pac-Men at least (the number reduces in certain levels), and, unlike the other modes, you can change Pac-Man's direction with the press of a button.****All of the handheld versions (including the one on Pac-Man Collection) lack the versus mode.&lt;/story&gt; &lt;/game&gt;">
            <text:p>&lt;game name="Pac-Attack (USA, Europe)"&gt; &lt;year&gt;1994&lt;/year&gt; &lt;rating&gt;ESRB - E (Everyone)&lt;/rating&gt; &lt;title&gt;Pac-Attack &lt;/title&gt; &lt;pub&gt;Namco Hometek Inc.&lt;/pub&gt; &lt;dev&gt;Namco Limited&lt;/dev&gt; &lt;genre&gt;Puzzle&lt;/genre&gt; &lt;score&gt;3.2&lt;/score&gt; &lt;player&gt;1-2 Players&lt;/player&gt; &lt;story&gt;Based on Namco's Japanese-only arcade puzzler Cosmo Gang the Puzzle, Pac-Attack is similar to many block-dropping puzzle games from the time, such as Puyo Puyo.****The objective of the game is to place ghosts and then, after three pieces (which can include one or two blocks as well), make Pac-Man eat as many ghosts as possible to try and clear up the game area. Pac-Man's directions are chosen at random between left or right, but as he goes moving on the game area (after you place him, of course), if he bumps against a block or a "wall" on the game area, he will change his direction. As with many block-dropping puzzlers, if a line of blocks and/or ghosts reaches the top, the game ends. However, by filling up a meter on the left of the game area, a fairy may appear that can clear approximately 6 or 7 lines with ghosts, but it only clears the ghosts, although the blocks that were on top of them will drop.****Also, like many puzzlers, it contains a versus mode against another human player. It's similar to the many versus modes of puzzle games: eat plenty of ghosts and your opponent will recieve many ghosts on his area.****The game also includes a Puzzle mode. It features 100 levels, in which you have to eat all ghosts with no more than 4 Pac-Men at least (the number reduces in certain levels), and, unlike the other modes, you can change Pac-Man's direction with the press of a button.****All of the handheld versions (including the one on Pac-Man Collection) lack the versus mode.&lt;/story&gt; &lt;/game&gt;</text:p>
          </table:table-cell>
        </table:table-row>
        <table:table-row table:style-name="ro1">
          <table:table-cell office:value-type="string">
            <text:p>Pac-In-Time (USA) (Proto)</text:p>
          </table:table-cell>
          <table:table-cell office:value-type="string">
            <text:p>1994</text:p>
          </table:table-cell>
          <table:table-cell office:value-type="string">
            <text:p>ESRB - E (Everyone)</text:p>
          </table:table-cell>
          <table:table-cell office:value-type="string">
            <text:p>Pac-In-Time </text:p>
          </table:table-cell>
          <table:table-cell office:value-type="string">
            <text:p>Namco Limited</text:p>
          </table:table-cell>
          <table:table-cell office:value-type="string">
            <text:p>Kalisto</text:p>
          </table:table-cell>
          <table:table-cell office:value-type="string">
            <text:p>Platform</text:p>
          </table:table-cell>
          <table:table-cell office:value-type="string">
            <text:p>3.0</text:p>
          </table:table-cell>
          <table:table-cell office:value-type="string">
            <text:p>1 Player</text:p>
          </table:table-cell>
          <table:table-cell office:value-type="string">
            <text:p>Everybody knows what/who Pac-Man is from his heyday in the '80s, but this time, we're getting a whole new adventure of our little eater. Guess his stomach is full, 'cause there's nothing much to eat here, only collecting points. This is much like some Indiana Jones adventure, only your little hero's Pac-Man instead of Harrison Ford. Pac-in-time is the US release of Fury of the Furries. It's exactly the same game. Only the characters were changed: the not-so-known European Tinies (from the Skweek/Super Skweek/Tiny Skweeks/Brainies/Tinies games) were replaced by the widely known Pac-Man.</text:p>
          </table:table-cell>
          <table:table-cell table:formula="of:=CONCATENATE(&quot;&lt;game name=&quot;;CHAR(34);[.A190];CHAR(34);&quot;&gt; &lt;year&gt;&quot;;[.B190];&quot;&lt;/year&gt; &lt;rating&gt;&quot;;[.C190];&quot;&lt;/rating&gt; &lt;title&gt;&quot;;[.D190];&quot;&lt;/title&gt; &lt;pub&gt;&quot;;[.E190];&quot;&lt;/pub&gt; &lt;dev&gt;&quot;;[.F190];&quot;&lt;/dev&gt; &lt;genre&gt;&quot;;[.G190];&quot;&lt;/genre&gt; &lt;score&gt;&quot;;[.H190];&quot;&lt;/score&gt; &lt;player&gt;&quot;;[.I190];&quot;&lt;/player&gt; &lt;story&gt;&quot;;[.J190];&quot;&lt;/story&gt; &lt;/game&gt;&quot;)" office:value-type="string" office:string-value="&lt;game name=&quot;Pac-In-Time (USA) (Proto)&quot;&gt; &lt;year&gt;1994&lt;/year&gt; &lt;rating&gt;ESRB - E (Everyone)&lt;/rating&gt; &lt;title&gt;Pac-In-Time &lt;/title&gt; &lt;pub&gt;Namco Limited&lt;/pub&gt; &lt;dev&gt;Kalisto&lt;/dev&gt; &lt;genre&gt;Platform&lt;/genre&gt; &lt;score&gt;3.0&lt;/score&gt; &lt;player&gt;1 Player&lt;/player&gt; &lt;story&gt;Everybody knows what/who Pac-Man is from his heyday in the '80s, but this time, we're getting a whole new adventure of our little eater. Guess his stomach is full, 'cause there's nothing much to eat here, only collecting points. This is much like some Indiana Jones adventure, only your little hero's Pac-Man instead of Harrison Ford. Pac-in-time is the US release of Fury of the Furries. It's exactly the same game. Only the characters were changed: the not-so-known European Tinies (from the Skweek/Super Skweek/Tiny Skweeks/Brainies/Tinies games) were replaced by the widely known Pac-Man.&lt;/story&gt; &lt;/game&gt;">
            <text:p>&lt;game name="Pac-In-Time (USA) (Proto)"&gt; &lt;year&gt;1994&lt;/year&gt; &lt;rating&gt;ESRB - E (Everyone)&lt;/rating&gt; &lt;title&gt;Pac-In-Time &lt;/title&gt; &lt;pub&gt;Namco Limited&lt;/pub&gt; &lt;dev&gt;Kalisto&lt;/dev&gt; &lt;genre&gt;Platform&lt;/genre&gt; &lt;score&gt;3.0&lt;/score&gt; &lt;player&gt;1 Player&lt;/player&gt; &lt;story&gt;Everybody knows what/who Pac-Man is from his heyday in the '80s, but this time, we're getting a whole new adventure of our little eater. Guess his stomach is full, 'cause there's nothing much to eat here, only collecting points. This is much like some Indiana Jones adventure, only your little hero's Pac-Man instead of Harrison Ford. Pac-in-time is the US release of Fury of the Furries. It's exactly the same game. Only the characters were changed: the not-so-known European Tinies (from the Skweek/Super Skweek/Tiny Skweeks/Brainies/Tinies games) were replaced by the widely known Pac-Man.&lt;/story&gt; &lt;/game&gt;</text:p>
          </table:table-cell>
        </table:table-row>
        <table:table-row table:style-name="ro1">
          <table:table-cell office:value-type="string">
            <text:p>Pac-Man (USA)</text:p>
          </table:table-cell>
          <table:table-cell office:value-type="string">
            <text:p>1991</text:p>
          </table:table-cell>
          <table:table-cell office:value-type="string">
            <text:p>ESRB - E (Everyone)</text:p>
          </table:table-cell>
          <table:table-cell office:value-type="string">
            <text:p>Pac-Man </text:p>
          </table:table-cell>
          <table:table-cell table:number-columns-repeated="2" office:value-type="string">
            <text:p>Namco Limited</text:p>
          </table:table-cell>
          <table:table-cell office:value-type="string">
            <text:p>Action</text:p>
          </table:table-cell>
          <table:table-cell office:value-type="string">
            <text:p>3.4</text:p>
          </table:table-cell>
          <table:table-cell office:value-type="string">
            <text:p>1-2 Players</text:p>
          </table:table-cell>
          <table:table-cell office:value-type="string">
            <text:p>One of the most popular and influential games of the 1980's, Pac-Man stars a little, yellow dot-muncher who works his way around to clear a maze of the various dots and fruit which inhabit the board.****Pac-Man's goal is continually challenged by four ghosts: The shy blue ghost Bashful (Inky), the trailing red ghost Shadow (Blinky), the fast pink ghost Speedy (Pinky), and the forgetful orange ghost Pokey (Clyde). <text:s/>One touch from any of these ghosts means a loss of life for Pac-Man.****Pac-Man can turn the tables on his pursuers by eating of the four Energizers located within the maze. <text:s/>During this time, the ghosts turn blue, and Pac-Man can eat them for bonus points. <text:s/>This only lasts for a limited amount of time, as the ghost's eyes float back to their center box, and regenerate to chase after Pac-Man again.****Survive a few rounds of gameplay, and be treated to humorous intermissions between Pac-Man and the ghosts.</text:p>
          </table:table-cell>
          <table:table-cell table:formula="of:=CONCATENATE(&quot;&lt;game name=&quot;;CHAR(34);[.A191];CHAR(34);&quot;&gt; &lt;year&gt;&quot;;[.B191];&quot;&lt;/year&gt; &lt;rating&gt;&quot;;[.C191];&quot;&lt;/rating&gt; &lt;title&gt;&quot;;[.D191];&quot;&lt;/title&gt; &lt;pub&gt;&quot;;[.E191];&quot;&lt;/pub&gt; &lt;dev&gt;&quot;;[.F191];&quot;&lt;/dev&gt; &lt;genre&gt;&quot;;[.G191];&quot;&lt;/genre&gt; &lt;score&gt;&quot;;[.H191];&quot;&lt;/score&gt; &lt;player&gt;&quot;;[.I191];&quot;&lt;/player&gt; &lt;story&gt;&quot;;[.J191];&quot;&lt;/story&gt; &lt;/game&gt;&quot;)" office:value-type="string" office:string-value="&lt;game name=&quot;Pac-Man (USA)&quot;&gt; &lt;year&gt;1991&lt;/year&gt; &lt;rating&gt;ESRB - E (Everyone)&lt;/rating&gt; &lt;title&gt;Pac-Man &lt;/title&gt; &lt;pub&gt;Namco Limited&lt;/pub&gt; &lt;dev&gt;Namco Limited&lt;/dev&gt; &lt;genre&gt;Action&lt;/genre&gt; &lt;score&gt;3.4&lt;/score&gt; &lt;player&gt;1-2 Players&lt;/player&gt; &lt;story&gt;One of the most popular and influential games of the 1980's, Pac-Man stars a little, yellow dot-muncher who works his way around to clear a maze of the various dots and fruit which inhabit the board.****Pac-Man's goal is continually challenged by four ghosts: The shy blue ghost Bashful (Inky), the trailing red ghost Shadow (Blinky), the fast pink ghost Speedy (Pinky), and the forgetful orange ghost Pokey (Clyde).  One touch from any of these ghosts means a loss of life for Pac-Man.****Pac-Man can turn the tables on his pursuers by eating of the four Energizers located within the maze.  During this time, the ghosts turn blue, and Pac-Man can eat them for bonus points.  This only lasts for a limited amount of time, as the ghost's eyes float back to their center box, and regenerate to chase after Pac-Man again.****Survive a few rounds of gameplay, and be treated to humorous intermissions between Pac-Man and the ghosts.&lt;/story&gt; &lt;/game&gt;">
            <text:p>&lt;game name="Pac-Man (USA)"&gt; &lt;year&gt;1991&lt;/year&gt; &lt;rating&gt;ESRB - E (Everyone)&lt;/rating&gt; &lt;title&gt;Pac-Man &lt;/title&gt; &lt;pub&gt;Namco Limited&lt;/pub&gt; &lt;dev&gt;Namco Limited&lt;/dev&gt; &lt;genre&gt;Action&lt;/genre&gt; &lt;score&gt;3.4&lt;/score&gt; &lt;player&gt;1-2 Players&lt;/player&gt; &lt;story&gt;One of the most popular and influential games of the 1980's, Pac-Man stars a little, yellow dot-muncher who works his way around to clear a maze of the various dots and fruit which inhabit the board.****Pac-Man's goal is continually challenged by four ghosts: The shy blue ghost Bashful (Inky), the trailing red ghost Shadow (Blinky), the fast pink ghost Speedy (Pinky), and the forgetful orange ghost Pokey (Clyde). <text:s/>One touch from any of these ghosts means a loss of life for Pac-Man.****Pac-Man can turn the tables on his pursuers by eating of the four Energizers located within the maze. <text:s/>During this time, the ghosts turn blue, and Pac-Man can eat them for bonus points. <text:s/>This only lasts for a limited amount of time, as the ghost's eyes float back to their center box, and regenerate to chase after Pac-Man again.****Survive a few rounds of gameplay, and be treated to humorous intermissions between Pac-Man and the ghosts.&lt;/story&gt; &lt;/game&gt;</text:p>
          </table:table-cell>
        </table:table-row>
        <table:table-row table:style-name="ro1">
          <table:table-cell office:value-type="string">
            <text:p>Panzer Dragoon Mini (Japan)</text:p>
          </table:table-cell>
          <table:table-cell office:value-type="string">
            <text:p>1996</text:p>
          </table:table-cell>
          <table:table-cell office:value-type="string">
            <text:p>ESRB - E (Everyone)</text:p>
          </table:table-cell>
          <table:table-cell office:value-type="string">
            <text:p>Panzer Dragoon Mini </text:p>
          </table:table-cell>
          <table:table-cell table:number-columns-repeated="2" office:value-type="string">
            <text:p>SEGA Enterprises Ltd.</text:p>
          </table:table-cell>
          <table:table-cell office:value-type="string">
            <text:p>Shooter</text:p>
          </table:table-cell>
          <table:table-cell office:value-type="string">
            <text:p>3.0</text:p>
          </table:table-cell>
          <table:table-cell office:value-type="string">
            <text:p>1 Player</text:p>
          </table:table-cell>
          <table:table-cell office:value-type="string">
            <text:p>Panzer Dragoon Mini is the Japan-only 8-bit version of Sega's popular 32-bit rail shooter, but due to (massive) hardware limitations, the game has more in common with other classic Sega game, Space Harrier. Taking further away from the original games, there is no rider and the game lacks any plotline.**The player starts by choosing one of three dragons, and from there must shoot at incoming enemies (although for most time, just avoiding incoming fire is an easier way to progress in the game). At the end of the level (each with two bosses), a password appears and allows the game to be resumed later.</text:p>
          </table:table-cell>
          <table:table-cell table:formula="of:=CONCATENATE(&quot;&lt;game name=&quot;;CHAR(34);[.A192];CHAR(34);&quot;&gt; &lt;year&gt;&quot;;[.B192];&quot;&lt;/year&gt; &lt;rating&gt;&quot;;[.C192];&quot;&lt;/rating&gt; &lt;title&gt;&quot;;[.D192];&quot;&lt;/title&gt; &lt;pub&gt;&quot;;[.E192];&quot;&lt;/pub&gt; &lt;dev&gt;&quot;;[.F192];&quot;&lt;/dev&gt; &lt;genre&gt;&quot;;[.G192];&quot;&lt;/genre&gt; &lt;score&gt;&quot;;[.H192];&quot;&lt;/score&gt; &lt;player&gt;&quot;;[.I192];&quot;&lt;/player&gt; &lt;story&gt;&quot;;[.J192];&quot;&lt;/story&gt; &lt;/game&gt;&quot;)" office:value-type="string" office:string-value="&lt;game name=&quot;Panzer Dragoon Mini (Japan)&quot;&gt; &lt;year&gt;1996&lt;/year&gt; &lt;rating&gt;ESRB - E (Everyone)&lt;/rating&gt; &lt;title&gt;Panzer Dragoon Mini &lt;/title&gt; &lt;pub&gt;SEGA Enterprises Ltd.&lt;/pub&gt; &lt;dev&gt;SEGA Enterprises Ltd.&lt;/dev&gt; &lt;genre&gt;Shooter&lt;/genre&gt; &lt;score&gt;3.0&lt;/score&gt; &lt;player&gt;1 Player&lt;/player&gt; &lt;story&gt;Panzer Dragoon Mini is the Japan-only 8-bit version of Sega's popular 32-bit rail shooter, but due to (massive) hardware limitations, the game has more in common with other classic Sega game, Space Harrier. Taking further away from the original games, there is no rider and the game lacks any plotline.**The player starts by choosing one of three dragons, and from there must shoot at incoming enemies (although for most time, just avoiding incoming fire is an easier way to progress in the game). At the end of the level (each with two bosses), a password appears and allows the game to be resumed later.&lt;/story&gt; &lt;/game&gt;">
            <text:p>&lt;game name="Panzer Dragoon Mini (Japan)"&gt; &lt;year&gt;1996&lt;/year&gt; &lt;rating&gt;ESRB - E (Everyone)&lt;/rating&gt; &lt;title&gt;Panzer Dragoon Mini &lt;/title&gt; &lt;pub&gt;SEGA Enterprises Ltd.&lt;/pub&gt; &lt;dev&gt;SEGA Enterprises Ltd.&lt;/dev&gt; &lt;genre&gt;Shooter&lt;/genre&gt; &lt;score&gt;3.0&lt;/score&gt; &lt;player&gt;1 Player&lt;/player&gt; &lt;story&gt;Panzer Dragoon Mini is the Japan-only 8-bit version of Sega's popular 32-bit rail shooter, but due to (massive) hardware limitations, the game has more in common with other classic Sega game, Space Harrier. Taking further away from the original games, there is no rider and the game lacks any plotline.**The player starts by choosing one of three dragons, and from there must shoot at incoming enemies (although for most time, just avoiding incoming fire is an easier way to progress in the game). At the end of the level (each with two bosses), a password appears and allows the game to be resumed later.&lt;/story&gt; &lt;/game&gt;</text:p>
          </table:table-cell>
        </table:table-row>
        <table:table-row table:style-name="ro1">
          <table:table-cell office:value-type="string">
            <text:p>Paperboy (USA, Europe)</text:p>
          </table:table-cell>
          <table:table-cell office:value-type="string">
            <text:p>1992</text:p>
          </table:table-cell>
          <table:table-cell office:value-type="string">
            <text:p>ESRB - E (Everyone)</text:p>
          </table:table-cell>
          <table:table-cell office:value-type="string">
            <text:p>Paperboy </text:p>
          </table:table-cell>
          <table:table-cell office:value-type="string">
            <text:p>Tengen Inc.</text:p>
          </table:table-cell>
          <table:table-cell office:value-type="string">
            <text:p>Atari, Inc.</text:p>
          </table:table-cell>
          <table:table-cell office:value-type="string">
            <text:p>Driving</text:p>
          </table:table-cell>
          <table:table-cell office:value-type="string">
            <text:p>3.0</text:p>
          </table:table-cell>
          <table:table-cell office:value-type="string">
            <text:p>1 Player</text:p>
          </table:table-cell>
          <table:table-cell office:value-type="string">
            <text:p>Based on the arcade game, the object of Paperboy is to deliver papers to your customers while inflicting as much damage as possible to the houses of your non-customers. To make things more difficult, numerous obstacles get in your way including construction workers, rogue tires, skateboarders, dogs and cats, cars, and even the occasional tornado.</text:p>
          </table:table-cell>
          <table:table-cell table:formula="of:=CONCATENATE(&quot;&lt;game name=&quot;;CHAR(34);[.A193];CHAR(34);&quot;&gt; &lt;year&gt;&quot;;[.B193];&quot;&lt;/year&gt; &lt;rating&gt;&quot;;[.C193];&quot;&lt;/rating&gt; &lt;title&gt;&quot;;[.D193];&quot;&lt;/title&gt; &lt;pub&gt;&quot;;[.E193];&quot;&lt;/pub&gt; &lt;dev&gt;&quot;;[.F193];&quot;&lt;/dev&gt; &lt;genre&gt;&quot;;[.G193];&quot;&lt;/genre&gt; &lt;score&gt;&quot;;[.H193];&quot;&lt;/score&gt; &lt;player&gt;&quot;;[.I193];&quot;&lt;/player&gt; &lt;story&gt;&quot;;[.J193];&quot;&lt;/story&gt; &lt;/game&gt;&quot;)" office:value-type="string" office:string-value="&lt;game name=&quot;Paperboy (USA, Europe)&quot;&gt; &lt;year&gt;1992&lt;/year&gt; &lt;rating&gt;ESRB - E (Everyone)&lt;/rating&gt; &lt;title&gt;Paperboy &lt;/title&gt; &lt;pub&gt;Tengen Inc.&lt;/pub&gt; &lt;dev&gt;Atari, Inc.&lt;/dev&gt; &lt;genre&gt;Driving&lt;/genre&gt; &lt;score&gt;3.0&lt;/score&gt; &lt;player&gt;1 Player&lt;/player&gt; &lt;story&gt;Based on the arcade game, the object of Paperboy is to deliver papers to your customers while inflicting as much damage as possible to the houses of your non-customers. To make things more difficult, numerous obstacles get in your way including construction workers, rogue tires, skateboarders, dogs and cats, cars, and even the occasional tornado.&lt;/story&gt; &lt;/game&gt;">
            <text:p>&lt;game name="Paperboy (USA, Europe)"&gt; &lt;year&gt;1992&lt;/year&gt; &lt;rating&gt;ESRB - E (Everyone)&lt;/rating&gt; &lt;title&gt;Paperboy &lt;/title&gt; &lt;pub&gt;Tengen Inc.&lt;/pub&gt; &lt;dev&gt;Atari, Inc.&lt;/dev&gt; &lt;genre&gt;Driving&lt;/genre&gt; &lt;score&gt;3.0&lt;/score&gt; &lt;player&gt;1 Player&lt;/player&gt; &lt;story&gt;Based on the arcade game, the object of Paperboy is to deliver papers to your customers while inflicting as much damage as possible to the houses of your non-customers. To make things more difficult, numerous obstacles get in your way including construction workers, rogue tires, skateboarders, dogs and cats, cars, and even the occasional tornado.&lt;/story&gt; &lt;/game&gt;</text:p>
          </table:table-cell>
        </table:table-row>
        <table:table-row table:style-name="ro1">
          <table:table-cell office:value-type="string">
            <text:p>Paperboy II (USA, Europe)</text:p>
          </table:table-cell>
          <table:table-cell office:value-type="string">
            <text:p>1992</text:p>
          </table:table-cell>
          <table:table-cell office:value-type="string">
            <text:p>ESRB - E (Everyone)</text:p>
          </table:table-cell>
          <table:table-cell office:value-type="string">
            <text:p>Paperboy II </text:p>
          </table:table-cell>
          <table:table-cell office:value-type="string">
            <text:p>Tengen Inc.</text:p>
          </table:table-cell>
          <table:table-cell office:value-type="string">
            <text:p>Atari Games Corporation</text:p>
          </table:table-cell>
          <table:table-cell office:value-type="string">
            <text:p>Action</text:p>
          </table:table-cell>
          <table:table-cell office:value-type="string">
            <text:p>1.8</text:p>
          </table:table-cell>
          <table:table-cell office:value-type="string">
            <text:p>1 Player</text:p>
          </table:table-cell>
          <table:table-cell office:value-type="string">
            <text:p>You're a paper boy. Get on your bicycle. Avoid obstacles on the road, such as dogs, cars, and basically everything you can imagine. Hell, some people shoot cannon balls at you! And you'd better be very sure to only throw papers at the right houses! (and at people, that's fun :)</text:p>
          </table:table-cell>
          <table:table-cell table:formula="of:=CONCATENATE(&quot;&lt;game name=&quot;;CHAR(34);[.A194];CHAR(34);&quot;&gt; &lt;year&gt;&quot;;[.B194];&quot;&lt;/year&gt; &lt;rating&gt;&quot;;[.C194];&quot;&lt;/rating&gt; &lt;title&gt;&quot;;[.D194];&quot;&lt;/title&gt; &lt;pub&gt;&quot;;[.E194];&quot;&lt;/pub&gt; &lt;dev&gt;&quot;;[.F194];&quot;&lt;/dev&gt; &lt;genre&gt;&quot;;[.G194];&quot;&lt;/genre&gt; &lt;score&gt;&quot;;[.H194];&quot;&lt;/score&gt; &lt;player&gt;&quot;;[.I194];&quot;&lt;/player&gt; &lt;story&gt;&quot;;[.J194];&quot;&lt;/story&gt; &lt;/game&gt;&quot;)" office:value-type="string" office:string-value="&lt;game name=&quot;Paperboy II (USA, Europe)&quot;&gt; &lt;year&gt;1992&lt;/year&gt; &lt;rating&gt;ESRB - E (Everyone)&lt;/rating&gt; &lt;title&gt;Paperboy II &lt;/title&gt; &lt;pub&gt;Tengen Inc.&lt;/pub&gt; &lt;dev&gt;Atari Games Corporation&lt;/dev&gt; &lt;genre&gt;Action&lt;/genre&gt; &lt;score&gt;1.8&lt;/score&gt; &lt;player&gt;1 Player&lt;/player&gt; &lt;story&gt;You're a paper boy. Get on your bicycle. Avoid obstacles on the road, such as dogs, cars, and basically everything you can imagine. Hell, some people shoot cannon balls at you! And you'd better be very sure to only throw papers at the right houses! (and at people, that's fun :)&lt;/story&gt; &lt;/game&gt;">
            <text:p>&lt;game name="Paperboy II (USA, Europe)"&gt; &lt;year&gt;1992&lt;/year&gt; &lt;rating&gt;ESRB - E (Everyone)&lt;/rating&gt; &lt;title&gt;Paperboy II &lt;/title&gt; &lt;pub&gt;Tengen Inc.&lt;/pub&gt; &lt;dev&gt;Atari Games Corporation&lt;/dev&gt; &lt;genre&gt;Action&lt;/genre&gt; &lt;score&gt;1.8&lt;/score&gt; &lt;player&gt;1 Player&lt;/player&gt; &lt;story&gt;You're a paper boy. Get on your bicycle. Avoid obstacles on the road, such as dogs, cars, and basically everything you can imagine. Hell, some people shoot cannon balls at you! And you'd better be very sure to only throw papers at the right houses! (and at people, that's fun :)&lt;/story&gt; &lt;/game&gt;</text:p>
          </table:table-cell>
        </table:table-row>
        <table:table-row table:style-name="ro1">
          <table:table-cell office:value-type="string">
            <text:p>Pengo (USA, Europe)</text:p>
          </table:table-cell>
          <table:table-cell office:value-type="string">
            <text:p>1991</text:p>
          </table:table-cell>
          <table:table-cell office:value-type="string">
            <text:p>ESRB - E (Everyone)</text:p>
          </table:table-cell>
          <table:table-cell office:value-type="string">
            <text:p>Pengo </text:p>
          </table:table-cell>
          <table:table-cell office:value-type="string">
            <text:p>SEGA of America, Inc.</text:p>
          </table:table-cell>
          <table:table-cell office:value-type="string">
            <text:p>Coreland</text:p>
          </table:table-cell>
          <table:table-cell office:value-type="string">
            <text:p>Action</text:p>
          </table:table-cell>
          <table:table-cell office:value-type="string">
            <text:p>3.3</text:p>
          </table:table-cell>
          <table:table-cell office:value-type="string">
            <text:p>1 Player</text:p>
          </table:table-cell>
          <table:table-cell office:value-type="string">
            <text:p>In this translation of the classic arcade-game "Pengo", you must defeat the enemy by pushing ice blocks together to crush them. You also can capture one if they are shocked and dizzy. There is also a time limit to make it a bit more difficult (you must do it in one minute).</text:p>
          </table:table-cell>
          <table:table-cell table:formula="of:=CONCATENATE(&quot;&lt;game name=&quot;;CHAR(34);[.A195];CHAR(34);&quot;&gt; &lt;year&gt;&quot;;[.B195];&quot;&lt;/year&gt; &lt;rating&gt;&quot;;[.C195];&quot;&lt;/rating&gt; &lt;title&gt;&quot;;[.D195];&quot;&lt;/title&gt; &lt;pub&gt;&quot;;[.E195];&quot;&lt;/pub&gt; &lt;dev&gt;&quot;;[.F195];&quot;&lt;/dev&gt; &lt;genre&gt;&quot;;[.G195];&quot;&lt;/genre&gt; &lt;score&gt;&quot;;[.H195];&quot;&lt;/score&gt; &lt;player&gt;&quot;;[.I195];&quot;&lt;/player&gt; &lt;story&gt;&quot;;[.J195];&quot;&lt;/story&gt; &lt;/game&gt;&quot;)" office:value-type="string" office:string-value="&lt;game name=&quot;Pengo (USA, Europe)&quot;&gt; &lt;year&gt;1991&lt;/year&gt; &lt;rating&gt;ESRB - E (Everyone)&lt;/rating&gt; &lt;title&gt;Pengo &lt;/title&gt; &lt;pub&gt;SEGA of America, Inc.&lt;/pub&gt; &lt;dev&gt;Coreland&lt;/dev&gt; &lt;genre&gt;Action&lt;/genre&gt; &lt;score&gt;3.3&lt;/score&gt; &lt;player&gt;1 Player&lt;/player&gt; &lt;story&gt;In this translation of the classic arcade-game &quot;Pengo&quot;, you must defeat the enemy by pushing ice blocks together to crush them. You also can capture one if they are shocked and dizzy. There is also a time limit to make it a bit more difficult (you must do it in one minute).&lt;/story&gt; &lt;/game&gt;">
            <text:p>&lt;game name="Pengo (USA, Europe)"&gt; &lt;year&gt;1991&lt;/year&gt; &lt;rating&gt;ESRB - E (Everyone)&lt;/rating&gt; &lt;title&gt;Pengo &lt;/title&gt; &lt;pub&gt;SEGA of America, Inc.&lt;/pub&gt; &lt;dev&gt;Coreland&lt;/dev&gt; &lt;genre&gt;Action&lt;/genre&gt; &lt;score&gt;3.3&lt;/score&gt; &lt;player&gt;1 Player&lt;/player&gt; &lt;story&gt;In this translation of the classic arcade-game "Pengo", you must defeat the enemy by pushing ice blocks together to crush them. You also can capture one if they are shocked and dizzy. There is also a time limit to make it a bit more difficult (you must do it in one minute).&lt;/story&gt; &lt;/game&gt;</text:p>
          </table:table-cell>
        </table:table-row>
        <table:table-row table:style-name="ro1">
          <table:table-cell office:value-type="string">
            <text:p>Pete Sampras Tennis (Europe)</text:p>
          </table:table-cell>
          <table:table-cell office:value-type="string">
            <text:p>1994</text:p>
          </table:table-cell>
          <table:table-cell office:value-type="string">
            <text:p>ESRB - E (Everyone)</text:p>
          </table:table-cell>
          <table:table-cell office:value-type="string">
            <text:p>Pete Sampras Tennis </text:p>
          </table:table-cell>
          <table:table-cell table:number-columns-repeated="2" office:value-type="string">
            <text:p>Codemasters Software Company</text:p>
          </table:table-cell>
          <table:table-cell office:value-type="string">
            <text:p>Sports/Tennis</text:p>
          </table:table-cell>
          <table:table-cell office:value-type="string">
            <text:p>3.0</text:p>
          </table:table-cell>
          <table:table-cell office:value-type="string">
            <text:p>1-4 Players</text:p>
          </table:table-cell>
          <table:table-cell office:value-type="string">
            <text:p>Play singles and doubles exhibiting games, knockout tournaments or go on a world tour, it's all here in this tennis sim. You can choose to play as the (then) world seed 1, Pete Sampras himself or from 29 other players. ****The actions is viewed from the traditional third-person viewpoint. A tutorial mode is provided to help you get used to the forehand, lob and drop shots on offer. Several venues from all over the world can be played on, on Hard, Grass and Clay courts.****This was the first and one of the very few Genesis games to be released with a J-Cart, which meant that four-way gameplay was possible without the need of special adapters – the cartridge had two built-in joypad connectors. The Game Gear version was equally inventive, allowing two players to share one Game Gear, or four players to play doubles by linking two machines.</text:p>
          </table:table-cell>
          <table:table-cell table:formula="of:=CONCATENATE(&quot;&lt;game name=&quot;;CHAR(34);[.A196];CHAR(34);&quot;&gt; &lt;year&gt;&quot;;[.B196];&quot;&lt;/year&gt; &lt;rating&gt;&quot;;[.C196];&quot;&lt;/rating&gt; &lt;title&gt;&quot;;[.D196];&quot;&lt;/title&gt; &lt;pub&gt;&quot;;[.E196];&quot;&lt;/pub&gt; &lt;dev&gt;&quot;;[.F196];&quot;&lt;/dev&gt; &lt;genre&gt;&quot;;[.G196];&quot;&lt;/genre&gt; &lt;score&gt;&quot;;[.H196];&quot;&lt;/score&gt; &lt;player&gt;&quot;;[.I196];&quot;&lt;/player&gt; &lt;story&gt;&quot;;[.J196];&quot;&lt;/story&gt; &lt;/game&gt;&quot;)" office:value-type="string" office:string-value="&lt;game name=&quot;Pete Sampras Tennis (Europe)&quot;&gt; &lt;year&gt;1994&lt;/year&gt; &lt;rating&gt;ESRB - E (Everyone)&lt;/rating&gt; &lt;title&gt;Pete Sampras Tennis &lt;/title&gt; &lt;pub&gt;Codemasters Software Company&lt;/pub&gt; &lt;dev&gt;Codemasters Software Company&lt;/dev&gt; &lt;genre&gt;Sports/Tennis&lt;/genre&gt; &lt;score&gt;3.0&lt;/score&gt; &lt;player&gt;1-4 Players&lt;/player&gt; &lt;story&gt;Play singles and doubles exhibiting games, knockout tournaments or go on a world tour, it's all here in this tennis sim. You can choose to play as the (then) world seed 1, Pete Sampras himself or from 29 other players. ****The actions is viewed from the traditional third-person viewpoint. A tutorial mode is provided to help you get used to the forehand, lob and drop shots on offer. Several venues from all over the world can be played on, on Hard, Grass and Clay courts.****This was the first and one of the very few Genesis games to be released with a J-Cart, which meant that four-way gameplay was possible without the need of special adapters – the cartridge had two built-in joypad connectors. The Game Gear version was equally inventive, allowing two players to share one Game Gear, or four players to play doubles by linking two machines.&lt;/story&gt; &lt;/game&gt;">
            <text:p>&lt;game name="Pete Sampras Tennis (Europe)"&gt; &lt;year&gt;1994&lt;/year&gt; &lt;rating&gt;ESRB - E (Everyone)&lt;/rating&gt; &lt;title&gt;Pete Sampras Tennis &lt;/title&gt; &lt;pub&gt;Codemasters Software Company&lt;/pub&gt; &lt;dev&gt;Codemasters Software Company&lt;/dev&gt; &lt;genre&gt;Sports/Tennis&lt;/genre&gt; &lt;score&gt;3.0&lt;/score&gt; &lt;player&gt;1-4 Players&lt;/player&gt; &lt;story&gt;Play singles and doubles exhibiting games, knockout tournaments or go on a world tour, it's all here in this tennis sim. You can choose to play as the (then) world seed 1, Pete Sampras himself or from 29 other players. ****The actions is viewed from the traditional third-person viewpoint. A tutorial mode is provided to help you get used to the forehand, lob and drop shots on offer. Several venues from all over the world can be played on, on Hard, Grass and Clay courts.****This was the first and one of the very few Genesis games to be released with a J-Cart, which meant that four-way gameplay was possible without the need of special adapters – the cartridge had two built-in joypad connectors. The Game Gear version was equally inventive, allowing two players to share one Game Gear, or four players to play doubles by linking two machines.&lt;/story&gt; &lt;/game&gt;</text:p>
          </table:table-cell>
        </table:table-row>
        <table:table-row table:style-name="ro1">
          <table:table-cell office:value-type="string">
            <text:p>PGA Tour 96 (USA, Europe)</text:p>
          </table:table-cell>
          <table:table-cell office:value-type="string">
            <text:p>1996</text:p>
          </table:table-cell>
          <table:table-cell office:value-type="string">
            <text:p>ESRB - E (Everyone)</text:p>
          </table:table-cell>
          <table:table-cell office:value-type="string">
            <text:p>PGA Tour 96 </text:p>
          </table:table-cell>
          <table:table-cell office:value-type="string">
            <text:p>Black Pearl Software</text:p>
          </table:table-cell>
          <table:table-cell office:value-type="string">
            <text:p>Ceris Software</text:p>
          </table:table-cell>
          <table:table-cell office:value-type="string">
            <text:p>Sports/Golf</text:p>
          </table:table-cell>
          <table:table-cell office:value-type="string">
            <text:p>4.0</text:p>
          </table:table-cell>
          <table:table-cell office:value-type="string">
            <text:p>1-4 Players</text:p>
          </table:table-cell>
          <table:table-cell office:value-type="string">
            <text:p>The Game Gear version of PGA Tour 96 is the last entry in the series on the platform. It has a different selection of courses, licensed PGA golfers and modes compared to other versions. The three available courses are Sawgrass, Summerlin and River High. The five game modes are Practice, Putting, Driving, Skins and Tournament. Up to four players taking turns on the same Game Gear are supported. The gameplay is similar to many other games of the genre: the player is shown an overhead view of the map and then taken to a perspective directly behind the golfer. Using the D-pad to move a cursor on screen to aim their shot and pressing a main button to activate the power/accuracy meter below, pressing once to set the power and again for accuracy.</text:p>
          </table:table-cell>
          <table:table-cell table:formula="of:=CONCATENATE(&quot;&lt;game name=&quot;;CHAR(34);[.A197];CHAR(34);&quot;&gt; &lt;year&gt;&quot;;[.B197];&quot;&lt;/year&gt; &lt;rating&gt;&quot;;[.C197];&quot;&lt;/rating&gt; &lt;title&gt;&quot;;[.D197];&quot;&lt;/title&gt; &lt;pub&gt;&quot;;[.E197];&quot;&lt;/pub&gt; &lt;dev&gt;&quot;;[.F197];&quot;&lt;/dev&gt; &lt;genre&gt;&quot;;[.G197];&quot;&lt;/genre&gt; &lt;score&gt;&quot;;[.H197];&quot;&lt;/score&gt; &lt;player&gt;&quot;;[.I197];&quot;&lt;/player&gt; &lt;story&gt;&quot;;[.J197];&quot;&lt;/story&gt; &lt;/game&gt;&quot;)" office:value-type="string" office:string-value="&lt;game name=&quot;PGA Tour 96 (USA, Europe)&quot;&gt; &lt;year&gt;1996&lt;/year&gt; &lt;rating&gt;ESRB - E (Everyone)&lt;/rating&gt; &lt;title&gt;PGA Tour 96 &lt;/title&gt; &lt;pub&gt;Black Pearl Software&lt;/pub&gt; &lt;dev&gt;Ceris Software&lt;/dev&gt; &lt;genre&gt;Sports/Golf&lt;/genre&gt; &lt;score&gt;4.0&lt;/score&gt; &lt;player&gt;1-4 Players&lt;/player&gt; &lt;story&gt;The Game Gear version of PGA Tour 96 is the last entry in the series on the platform. It has a different selection of courses, licensed PGA golfers and modes compared to other versions. The three available courses are Sawgrass, Summerlin and River High. The five game modes are Practice, Putting, Driving, Skins and Tournament. Up to four players taking turns on the same Game Gear are supported. The gameplay is similar to many other games of the genre: the player is shown an overhead view of the map and then taken to a perspective directly behind the golfer. Using the D-pad to move a cursor on screen to aim their shot and pressing a main button to activate the power/accuracy meter below, pressing once to set the power and again for accuracy.&lt;/story&gt; &lt;/game&gt;">
            <text:p>&lt;game name="PGA Tour 96 (USA, Europe)"&gt; &lt;year&gt;1996&lt;/year&gt; &lt;rating&gt;ESRB - E (Everyone)&lt;/rating&gt; &lt;title&gt;PGA Tour 96 &lt;/title&gt; &lt;pub&gt;Black Pearl Software&lt;/pub&gt; &lt;dev&gt;Ceris Software&lt;/dev&gt; &lt;genre&gt;Sports/Golf&lt;/genre&gt; &lt;score&gt;4.0&lt;/score&gt; &lt;player&gt;1-4 Players&lt;/player&gt; &lt;story&gt;The Game Gear version of PGA Tour 96 is the last entry in the series on the platform. It has a different selection of courses, licensed PGA golfers and modes compared to other versions. The three available courses are Sawgrass, Summerlin and River High. The five game modes are Practice, Putting, Driving, Skins and Tournament. Up to four players taking turns on the same Game Gear are supported. The gameplay is similar to many other games of the genre: the player is shown an overhead view of the map and then taken to a perspective directly behind the golfer. Using the D-pad to move a cursor on screen to aim their shot and pressing a main button to activate the power/accuracy meter below, pressing once to set the power and again for accuracy.&lt;/story&gt; &lt;/game&gt;</text:p>
          </table:table-cell>
        </table:table-row>
        <table:table-row table:style-name="ro1">
          <table:table-cell office:value-type="string">
            <text:p>PGA Tour Golf (USA) (v1.1)</text:p>
          </table:table-cell>
          <table:table-cell office:value-type="string">
            <text:p>1994</text:p>
          </table:table-cell>
          <table:table-cell office:value-type="string">
            <text:p>ESRB - E (Everyone)</text:p>
          </table:table-cell>
          <table:table-cell office:value-type="string">
            <text:p>PGA Tour Golf </text:p>
          </table:table-cell>
          <table:table-cell office:value-type="string">
            <text:p>Tengen Inc.</text:p>
          </table:table-cell>
          <table:table-cell office:value-type="string">
            <text:p>Sterling Silver Software</text:p>
          </table:table-cell>
          <table:table-cell office:value-type="string">
            <text:p>Golf/Sports</text:p>
          </table:table-cell>
          <table:table-cell office:value-type="string">
            <text:p>2.2</text:p>
          </table:table-cell>
          <table:table-cell office:value-type="string">
            <text:p>1-4 Players</text:p>
          </table:table-cell>
          <table:table-cell office:value-type="string">
            <text:p>PGA Tour Golf introduced many of the conventions commonly seen in the genre since. The three-click control method (the first to start the swing, the second setting power and over-swing, the third setting draw or fade) allowed for a multitude of different shots, and required a sense of timing. ****Four courses are included, one of them a fantasy 'links' course designed by the programmers. Some of the holes are fiendish, with bunkers, water hazards and trees, and the need to plan strategies to get the best approach to the green.****When playing a tournament there are 60 opponents, each representing top US golfers - ten of these appear with tactical advice for each hole.</text:p>
          </table:table-cell>
          <table:table-cell table:formula="of:=CONCATENATE(&quot;&lt;game name=&quot;;CHAR(34);[.A198];CHAR(34);&quot;&gt; &lt;year&gt;&quot;;[.B198];&quot;&lt;/year&gt; &lt;rating&gt;&quot;;[.C198];&quot;&lt;/rating&gt; &lt;title&gt;&quot;;[.D198];&quot;&lt;/title&gt; &lt;pub&gt;&quot;;[.E198];&quot;&lt;/pub&gt; &lt;dev&gt;&quot;;[.F198];&quot;&lt;/dev&gt; &lt;genre&gt;&quot;;[.G198];&quot;&lt;/genre&gt; &lt;score&gt;&quot;;[.H198];&quot;&lt;/score&gt; &lt;player&gt;&quot;;[.I198];&quot;&lt;/player&gt; &lt;story&gt;&quot;;[.J198];&quot;&lt;/story&gt; &lt;/game&gt;&quot;)" office:value-type="string" office:string-value="&lt;game name=&quot;PGA Tour Golf (USA) (v1.1)&quot;&gt; &lt;year&gt;1994&lt;/year&gt; &lt;rating&gt;ESRB - E (Everyone)&lt;/rating&gt; &lt;title&gt;PGA Tour Golf &lt;/title&gt; &lt;pub&gt;Tengen Inc.&lt;/pub&gt; &lt;dev&gt;Sterling Silver Software&lt;/dev&gt; &lt;genre&gt;Golf/Sports&lt;/genre&gt; &lt;score&gt;2.2&lt;/score&gt; &lt;player&gt;1-4 Players&lt;/player&gt; &lt;story&gt;PGA Tour Golf introduced many of the conventions commonly seen in the genre since. The three-click control method (the first to start the swing, the second setting power and over-swing, the third setting draw or fade) allowed for a multitude of different shots, and required a sense of timing. ****Four courses are included, one of them a fantasy 'links' course designed by the programmers. Some of the holes are fiendish, with bunkers, water hazards and trees, and the need to plan strategies to get the best approach to the green.****When playing a tournament there are 60 opponents, each representing top US golfers - ten of these appear with tactical advice for each hole.&lt;/story&gt; &lt;/game&gt;">
            <text:p>&lt;game name="PGA Tour Golf (USA) (v1.1)"&gt; &lt;year&gt;1994&lt;/year&gt; &lt;rating&gt;ESRB - E (Everyone)&lt;/rating&gt; &lt;title&gt;PGA Tour Golf &lt;/title&gt; &lt;pub&gt;Tengen Inc.&lt;/pub&gt; &lt;dev&gt;Sterling Silver Software&lt;/dev&gt; &lt;genre&gt;Golf/Sports&lt;/genre&gt; &lt;score&gt;2.2&lt;/score&gt; &lt;player&gt;1-4 Players&lt;/player&gt; &lt;story&gt;PGA Tour Golf introduced many of the conventions commonly seen in the genre since. The three-click control method (the first to start the swing, the second setting power and over-swing, the third setting draw or fade) allowed for a multitude of different shots, and required a sense of timing. ****Four courses are included, one of them a fantasy 'links' course designed by the programmers. Some of the holes are fiendish, with bunkers, water hazards and trees, and the need to plan strategies to get the best approach to the green.****When playing a tournament there are 60 opponents, each representing top US golfers - ten of these appear with tactical advice for each hole.&lt;/story&gt; &lt;/game&gt;</text:p>
          </table:table-cell>
        </table:table-row>
        <table:table-row table:style-name="ro1">
          <table:table-cell office:value-type="string">
            <text:p>PGA Tour Golf II (USA, Europe)</text:p>
          </table:table-cell>
          <table:table-cell office:value-type="string">
            <text:p>1995</text:p>
          </table:table-cell>
          <table:table-cell office:value-type="string">
            <text:p>ESRB - E (Everyone)</text:p>
          </table:table-cell>
          <table:table-cell office:value-type="string">
            <text:p>PGA Tour Golf II </text:p>
          </table:table-cell>
          <table:table-cell office:value-type="string">
            <text:p>Time Warner Interactive, Inc.</text:p>
          </table:table-cell>
          <table:table-cell office:value-type="string">
            <text:p>Polygames</text:p>
          </table:table-cell>
          <table:table-cell office:value-type="string">
            <text:p>Sports/Golf</text:p>
          </table:table-cell>
          <table:table-cell office:value-type="string">
            <text:p>1.8</text:p>
          </table:table-cell>
          <table:table-cell office:value-type="string">
            <text:p>1-4 Players</text:p>
          </table:table-cell>
          <table:table-cell office:value-type="string">
            <text:p>A follow-up to PGA Tour Golf and a reduced version of it's Genesis counterpart where the player can choose play as a generic pro golfer or as an amateur and compete against four real-life pros including Fred Couples, Paul Azinger, Craig Stadler &amp; Fuzzy Zoeller with six different locations to choose from. <text:s/>Players can choose to either play in Tournament mode, Skins Play or learn the basics of the game in Practice mode. <text:s/>****Players use a cursor on a top-down view of a map to determine the location as well as another view from behind the golfer to avoid various obstacles such as trees. <text:s/>After selecting their location they can then use a meter to the bottom left to determine how much draw or fade will be put into the shot. <text:s/>To hit the ball, the players presses the "B" button to start the power meter and hitting it again to stop.****Players must also adjust to changing wind and weather conditions during game play which will drastically change the outcome of their shot. <text:s/>It features four-player capabilities using Gear-to-Gear links as well as a password feature.</text:p>
          </table:table-cell>
          <table:table-cell table:formula="of:=CONCATENATE(&quot;&lt;game name=&quot;;CHAR(34);[.A199];CHAR(34);&quot;&gt; &lt;year&gt;&quot;;[.B199];&quot;&lt;/year&gt; &lt;rating&gt;&quot;;[.C199];&quot;&lt;/rating&gt; &lt;title&gt;&quot;;[.D199];&quot;&lt;/title&gt; &lt;pub&gt;&quot;;[.E199];&quot;&lt;/pub&gt; &lt;dev&gt;&quot;;[.F199];&quot;&lt;/dev&gt; &lt;genre&gt;&quot;;[.G199];&quot;&lt;/genre&gt; &lt;score&gt;&quot;;[.H199];&quot;&lt;/score&gt; &lt;player&gt;&quot;;[.I199];&quot;&lt;/player&gt; &lt;story&gt;&quot;;[.J199];&quot;&lt;/story&gt; &lt;/game&gt;&quot;)" office:value-type="string" office:string-value="&lt;game name=&quot;PGA Tour Golf II (USA, Europe)&quot;&gt; &lt;year&gt;1995&lt;/year&gt; &lt;rating&gt;ESRB - E (Everyone)&lt;/rating&gt; &lt;title&gt;PGA Tour Golf II &lt;/title&gt; &lt;pub&gt;Time Warner Interactive, Inc.&lt;/pub&gt; &lt;dev&gt;Polygames&lt;/dev&gt; &lt;genre&gt;Sports/Golf&lt;/genre&gt; &lt;score&gt;1.8&lt;/score&gt; &lt;player&gt;1-4 Players&lt;/player&gt; &lt;story&gt;A follow-up to PGA Tour Golf and a reduced version of it's Genesis counterpart where the player can choose play as a generic pro golfer or as an amateur and compete against four real-life pros including Fred Couples, Paul Azinger, Craig Stadler &amp; Fuzzy Zoeller with six different locations to choose from.  Players can choose to either play in Tournament mode, Skins Play or learn the basics of the game in Practice mode.  ****Players use a cursor on a top-down view of a map to determine the location as well as another view from behind the golfer to avoid various obstacles such as trees.  After selecting their location they can then use a meter to the bottom left to determine how much draw or fade will be put into the shot.  To hit the ball, the players presses the &quot;B&quot; button to start the power meter and hitting it again to stop.****Players must also adjust to changing wind and weather conditions during game play which will drastically change the outcome of their shot.  It features four-player capabilities using Gear-to-Gear links as well as a password feature.&lt;/story&gt; &lt;/game&gt;">
            <text:p>&lt;game name="PGA Tour Golf II (USA, Europe)"&gt; &lt;year&gt;1995&lt;/year&gt; &lt;rating&gt;ESRB - E (Everyone)&lt;/rating&gt; &lt;title&gt;PGA Tour Golf II &lt;/title&gt; &lt;pub&gt;Time Warner Interactive, Inc.&lt;/pub&gt; &lt;dev&gt;Polygames&lt;/dev&gt; &lt;genre&gt;Sports/Golf&lt;/genre&gt; &lt;score&gt;1.8&lt;/score&gt; &lt;player&gt;1-4 Players&lt;/player&gt; &lt;story&gt;A follow-up to PGA Tour Golf and a reduced version of it's Genesis counterpart where the player can choose play as a generic pro golfer or as an amateur and compete against four real-life pros including Fred Couples, Paul Azinger, Craig Stadler &amp; Fuzzy Zoeller with six different locations to choose from. <text:s/>Players can choose to either play in Tournament mode, Skins Play or learn the basics of the game in Practice mode. <text:s/>****Players use a cursor on a top-down view of a map to determine the location as well as another view from behind the golfer to avoid various obstacles such as trees. <text:s/>After selecting their location they can then use a meter to the bottom left to determine how much draw or fade will be put into the shot. <text:s/>To hit the ball, the players presses the "B" button to start the power meter and hitting it again to stop.****Players must also adjust to changing wind and weather conditions during game play which will drastically change the outcome of their shot. <text:s/>It features four-player capabilities using Gear-to-Gear links as well as a password feature.&lt;/story&gt; &lt;/game&gt;</text:p>
          </table:table-cell>
        </table:table-row>
        <table:table-row table:style-name="ro1">
          <table:table-cell office:value-type="string">
            <text:p>Phantasy Star Adventure (Japan) (Translated En)</text:p>
          </table:table-cell>
          <table:table-cell office:value-type="string">
            <text:p>1992</text:p>
          </table:table-cell>
          <table:table-cell office:value-type="string">
            <text:p>ESRB - E (Everyone)</text:p>
          </table:table-cell>
          <table:table-cell office:value-type="string">
            <text:p>Phantasy Star Adventure </text:p>
          </table:table-cell>
          <table:table-cell table:number-columns-repeated="2" office:value-type="string">
            <text:p>SEGA Enterprises Ltd.</text:p>
          </table:table-cell>
          <table:table-cell office:value-type="string">
            <text:p>Adventure</text:p>
          </table:table-cell>
          <table:table-cell office:value-type="string">
            <text:p>3.4</text:p>
          </table:table-cell>
          <table:table-cell office:value-type="string">
            <text:p>1 Player</text:p>
          </table:table-cell>
          <table:table-cell office:value-type="string">
            <text:p>You are an agent of Paseo on Motavia. One day, in December 1268 A.W, you received a letter at base. The sender was Ken Miller. He was a scientist as well as an old friend of yours. He had immigrated to Dezolis to conduct his research years ago. <text:s/>These were the contents of the letter: "How are you? <text:s/>I have succeeded in the discovery of the century. You must come and see it."****You travel to the planet Dezolis and visit a town called Carsonville. There, you find out that Dr. Miller has invented a machine that can make human beings immensely powerful. The problem is, Dr. Miller is kidnapped, along with his invention. With the help of his sister Laila you have to solve this mystery.****This game is a Japanese-style adventure game set in the Phantasy Star universe. You interact with the game world by choosing available options such as "See", "Talk", "Move", etc. There are a few puzzles to solve, but the largest part of the game is dedicated to exploration and dialogue with the characters.</text:p>
          </table:table-cell>
          <table:table-cell table:formula="of:=CONCATENATE(&quot;&lt;game name=&quot;;CHAR(34);[.A200];CHAR(34);&quot;&gt; &lt;year&gt;&quot;;[.B200];&quot;&lt;/year&gt; &lt;rating&gt;&quot;;[.C200];&quot;&lt;/rating&gt; &lt;title&gt;&quot;;[.D200];&quot;&lt;/title&gt; &lt;pub&gt;&quot;;[.E200];&quot;&lt;/pub&gt; &lt;dev&gt;&quot;;[.F200];&quot;&lt;/dev&gt; &lt;genre&gt;&quot;;[.G200];&quot;&lt;/genre&gt; &lt;score&gt;&quot;;[.H200];&quot;&lt;/score&gt; &lt;player&gt;&quot;;[.I200];&quot;&lt;/player&gt; &lt;story&gt;&quot;;[.J200];&quot;&lt;/story&gt; &lt;/game&gt;&quot;)" office:value-type="string" office:string-value="&lt;game name=&quot;Phantasy Star Adventure (Japan) (Translated En)&quot;&gt; &lt;year&gt;1992&lt;/year&gt; &lt;rating&gt;ESRB - E (Everyone)&lt;/rating&gt; &lt;title&gt;Phantasy Star Adventure &lt;/title&gt; &lt;pub&gt;SEGA Enterprises Ltd.&lt;/pub&gt; &lt;dev&gt;SEGA Enterprises Ltd.&lt;/dev&gt; &lt;genre&gt;Adventure&lt;/genre&gt; &lt;score&gt;3.4&lt;/score&gt; &lt;player&gt;1 Player&lt;/player&gt; &lt;story&gt;You are an agent of Paseo on Motavia. One day, in December 1268 A.W, you received a letter at base. The sender was Ken Miller. He was a scientist as well as an old friend of yours. He had immigrated to Dezolis to conduct his research years ago.  These were the contents of the letter: &quot;How are you?  I have succeeded in the discovery of the century. You must come and see it.&quot;****You travel to the planet Dezolis and visit a town called Carsonville. There, you find out that Dr. Miller has invented a machine that can make human beings immensely powerful. The problem is, Dr. Miller is kidnapped, along with his invention. With the help of his sister Laila you have to solve this mystery.****This game is a Japanese-style adventure game set in the Phantasy Star universe. You interact with the game world by choosing available options such as &quot;See&quot;, &quot;Talk&quot;, &quot;Move&quot;, etc. There are a few puzzles to solve, but the largest part of the game is dedicated to exploration and dialogue with the characters.&lt;/story&gt; &lt;/game&gt;">
            <text:p>&lt;game name="Phantasy Star Adventure (Japan) (Translated En)"&gt; &lt;year&gt;1992&lt;/year&gt; &lt;rating&gt;ESRB - E (Everyone)&lt;/rating&gt; &lt;title&gt;Phantasy Star Adventure &lt;/title&gt; &lt;pub&gt;SEGA Enterprises Ltd.&lt;/pub&gt; &lt;dev&gt;SEGA Enterprises Ltd.&lt;/dev&gt; &lt;genre&gt;Adventure&lt;/genre&gt; &lt;score&gt;3.4&lt;/score&gt; &lt;player&gt;1 Player&lt;/player&gt; &lt;story&gt;You are an agent of Paseo on Motavia. One day, in December 1268 A.W, you received a letter at base. The sender was Ken Miller. He was a scientist as well as an old friend of yours. He had immigrated to Dezolis to conduct his research years ago. <text:s/>These were the contents of the letter: "How are you? <text:s/>I have succeeded in the discovery of the century. You must come and see it."****You travel to the planet Dezolis and visit a town called Carsonville. There, you find out that Dr. Miller has invented a machine that can make human beings immensely powerful. The problem is, Dr. Miller is kidnapped, along with his invention. With the help of his sister Laila you have to solve this mystery.****This game is a Japanese-style adventure game set in the Phantasy Star universe. You interact with the game world by choosing available options such as "See", "Talk", "Move", etc. There are a few puzzles to solve, but the largest part of the game is dedicated to exploration and dialogue with the characters.&lt;/story&gt; &lt;/game&gt;</text:p>
          </table:table-cell>
        </table:table-row>
        <table:table-row table:style-name="ro1">
          <table:table-cell office:value-type="string">
            <text:p>Phantasy Star Gaiden (Japan) (Translated En)</text:p>
          </table:table-cell>
          <table:table-cell office:value-type="string">
            <text:p>1992</text:p>
          </table:table-cell>
          <table:table-cell office:value-type="string">
            <text:p>ESRB - E (Everyone)</text:p>
          </table:table-cell>
          <table:table-cell office:value-type="string">
            <text:p>Phantasy Star Gaiden </text:p>
          </table:table-cell>
          <table:table-cell office:value-type="string">
            <text:p>SEGA Enterprises Ltd.</text:p>
          </table:table-cell>
          <table:table-cell office:value-type="string">
            <text:p>Japan System Supply</text:p>
          </table:table-cell>
          <table:table-cell office:value-type="string">
            <text:p>Role-Playing</text:p>
          </table:table-cell>
          <table:table-cell office:value-type="string">
            <text:p>3.2</text:p>
          </table:table-cell>
          <table:table-cell office:value-type="string">
            <text:p>1 Player</text:p>
          </table:table-cell>
          <table:table-cell office:value-type="string">
            <text:p>Long ago, the evil Cablon ravaged the Copto planet, a light year away of the Algol system. When he was defeated, he was sealed on a planet discovered by Alis, the heroine of the first "Phantasy Star", a planet that was also known as Alisland. In this gaiden (side-story) set in Phantasy Star universe, you play the role of two young people from the village Tedo - Alec and Mina. One day, Mina finds an old artifact. While wondering what that could be, the young people learn that Alec' father was attacked and kidnapped by bandits. Determined to find him, the two heroes embark on a dangerous journey that will eventually lead them much further than they suspect. ****Phantasy Star Gaiden plays pretty much like any other Phantasy Star starting with the second game: both towns and dungeons are in top-down view, the turn-based battles are viewed from first-person perspective. The gameplay is standard console-style RPG: you should fight random enemies, gain experience and gold, buy better equipment, visit many towns and dungeons, etc.</text:p>
          </table:table-cell>
          <table:table-cell table:formula="of:=CONCATENATE(&quot;&lt;game name=&quot;;CHAR(34);[.A201];CHAR(34);&quot;&gt; &lt;year&gt;&quot;;[.B201];&quot;&lt;/year&gt; &lt;rating&gt;&quot;;[.C201];&quot;&lt;/rating&gt; &lt;title&gt;&quot;;[.D201];&quot;&lt;/title&gt; &lt;pub&gt;&quot;;[.E201];&quot;&lt;/pub&gt; &lt;dev&gt;&quot;;[.F201];&quot;&lt;/dev&gt; &lt;genre&gt;&quot;;[.G201];&quot;&lt;/genre&gt; &lt;score&gt;&quot;;[.H201];&quot;&lt;/score&gt; &lt;player&gt;&quot;;[.I201];&quot;&lt;/player&gt; &lt;story&gt;&quot;;[.J201];&quot;&lt;/story&gt; &lt;/game&gt;&quot;)" office:value-type="string" office:string-value="&lt;game name=&quot;Phantasy Star Gaiden (Japan) (Translated En)&quot;&gt; &lt;year&gt;1992&lt;/year&gt; &lt;rating&gt;ESRB - E (Everyone)&lt;/rating&gt; &lt;title&gt;Phantasy Star Gaiden &lt;/title&gt; &lt;pub&gt;SEGA Enterprises Ltd.&lt;/pub&gt; &lt;dev&gt;Japan System Supply&lt;/dev&gt; &lt;genre&gt;Role-Playing&lt;/genre&gt; &lt;score&gt;3.2&lt;/score&gt; &lt;player&gt;1 Player&lt;/player&gt; &lt;story&gt;Long ago, the evil Cablon ravaged the Copto planet, a light year away of the Algol system. When he was defeated, he was sealed on a planet discovered by Alis, the heroine of the first &quot;Phantasy Star&quot;, a planet that was also known as Alisland. In this gaiden (side-story) set in Phantasy Star universe, you play the role of two young people from the village Tedo - Alec and Mina. One day, Mina finds an old artifact. While wondering what that could be, the young people learn that Alec' father was attacked and kidnapped by bandits. Determined to find him, the two heroes embark on a dangerous journey that will eventually lead them much further than they suspect. ****Phantasy Star Gaiden plays pretty much like any other Phantasy Star starting with the second game: both towns and dungeons are in top-down view, the turn-based battles are viewed from first-person perspective. The gameplay is standard console-style RPG: you should fight random enemies, gain experience and gold, buy better equipment, visit many towns and dungeons, etc.&lt;/story&gt; &lt;/game&gt;">
            <text:p>&lt;game name="Phantasy Star Gaiden (Japan) (Translated En)"&gt; &lt;year&gt;1992&lt;/year&gt; &lt;rating&gt;ESRB - E (Everyone)&lt;/rating&gt; &lt;title&gt;Phantasy Star Gaiden &lt;/title&gt; &lt;pub&gt;SEGA Enterprises Ltd.&lt;/pub&gt; &lt;dev&gt;Japan System Supply&lt;/dev&gt; &lt;genre&gt;Role-Playing&lt;/genre&gt; &lt;score&gt;3.2&lt;/score&gt; &lt;player&gt;1 Player&lt;/player&gt; &lt;story&gt;Long ago, the evil Cablon ravaged the Copto planet, a light year away of the Algol system. When he was defeated, he was sealed on a planet discovered by Alis, the heroine of the first "Phantasy Star", a planet that was also known as Alisland. In this gaiden (side-story) set in Phantasy Star universe, you play the role of two young people from the village Tedo - Alec and Mina. One day, Mina finds an old artifact. While wondering what that could be, the young people learn that Alec' father was attacked and kidnapped by bandits. Determined to find him, the two heroes embark on a dangerous journey that will eventually lead them much further than they suspect. ****Phantasy Star Gaiden plays pretty much like any other Phantasy Star starting with the second game: both towns and dungeons are in top-down view, the turn-based battles are viewed from first-person perspective. The gameplay is standard console-style RPG: you should fight random enemies, gain experience and gold, buy better equipment, visit many towns and dungeons, etc.&lt;/story&gt; &lt;/game&gt;</text:p>
          </table:table-cell>
        </table:table-row>
        <table:table-row table:style-name="ro1">
          <table:table-cell office:value-type="string">
            <text:p>Phantom 2040 (USA, Europe)</text:p>
          </table:table-cell>
          <table:table-cell office:value-type="string">
            <text:p>1995</text:p>
          </table:table-cell>
          <table:table-cell office:value-type="string">
            <text:p>ESRB - E (Everyone)</text:p>
          </table:table-cell>
          <table:table-cell office:value-type="string">
            <text:p>Phantom 2040 </text:p>
          </table:table-cell>
          <table:table-cell office:value-type="string">
            <text:p>Viacom New Media</text:p>
          </table:table-cell>
          <table:table-cell office:value-type="string">
            <text:p>Unexpected Development</text:p>
          </table:table-cell>
          <table:table-cell office:value-type="string">
            <text:p>Platform</text:p>
          </table:table-cell>
          <table:table-cell office:value-type="string">
            <text:p>3.5</text:p>
          </table:table-cell>
          <table:table-cell office:value-type="string">
            <text:p>1 Player</text:p>
          </table:table-cell>
          <table:table-cell office:value-type="string">
            <text:p>The cartoon mini-series: Phantom 2040, right here. It is the aforementioned year, 2040, and the city of Metropia is in total chaos. <text:s/>Crime, smuggling and terrorism are escalating. The debase company, Maximum Inc., has invented biotechnology that is threatening to mess about with nature - causing animal extinction and ecosystem adulteration. Evil company owner, Rebicca Madison, would like to rule Metropia and the world. In comes Kit Walker, the 24th Phantom, following the proud but secret footsteps of his ancestors. This 18 year old has to fight his way to get things right, or end trying. The game has many twist and turns in its plot, and a multitude of endings.</text:p>
          </table:table-cell>
          <table:table-cell table:formula="of:=CONCATENATE(&quot;&lt;game name=&quot;;CHAR(34);[.A202];CHAR(34);&quot;&gt; &lt;year&gt;&quot;;[.B202];&quot;&lt;/year&gt; &lt;rating&gt;&quot;;[.C202];&quot;&lt;/rating&gt; &lt;title&gt;&quot;;[.D202];&quot;&lt;/title&gt; &lt;pub&gt;&quot;;[.E202];&quot;&lt;/pub&gt; &lt;dev&gt;&quot;;[.F202];&quot;&lt;/dev&gt; &lt;genre&gt;&quot;;[.G202];&quot;&lt;/genre&gt; &lt;score&gt;&quot;;[.H202];&quot;&lt;/score&gt; &lt;player&gt;&quot;;[.I202];&quot;&lt;/player&gt; &lt;story&gt;&quot;;[.J202];&quot;&lt;/story&gt; &lt;/game&gt;&quot;)" office:value-type="string" office:string-value="&lt;game name=&quot;Phantom 2040 (USA, Europe)&quot;&gt; &lt;year&gt;1995&lt;/year&gt; &lt;rating&gt;ESRB - E (Everyone)&lt;/rating&gt; &lt;title&gt;Phantom 2040 &lt;/title&gt; &lt;pub&gt;Viacom New Media&lt;/pub&gt; &lt;dev&gt;Unexpected Development&lt;/dev&gt; &lt;genre&gt;Platform&lt;/genre&gt; &lt;score&gt;3.5&lt;/score&gt; &lt;player&gt;1 Player&lt;/player&gt; &lt;story&gt;The cartoon mini-series: Phantom 2040, right here. It is the aforementioned year, 2040, and the city of Metropia is in total chaos.  Crime, smuggling and terrorism are escalating. The debase company, Maximum Inc., has invented biotechnology that is threatening to mess about with nature - causing animal extinction and ecosystem adulteration. Evil company owner, Rebicca Madison, would like to rule Metropia and the world. In comes Kit Walker, the 24th Phantom, following the proud but secret footsteps of his ancestors. This 18 year old has to fight his way to get things right, or end trying. The game has many twist and turns in its plot, and a multitude of endings.&lt;/story&gt; &lt;/game&gt;">
            <text:p>&lt;game name="Phantom 2040 (USA, Europe)"&gt; &lt;year&gt;1995&lt;/year&gt; &lt;rating&gt;ESRB - E (Everyone)&lt;/rating&gt; &lt;title&gt;Phantom 2040 &lt;/title&gt; &lt;pub&gt;Viacom New Media&lt;/pub&gt; &lt;dev&gt;Unexpected Development&lt;/dev&gt; &lt;genre&gt;Platform&lt;/genre&gt; &lt;score&gt;3.5&lt;/score&gt; &lt;player&gt;1 Player&lt;/player&gt; &lt;story&gt;The cartoon mini-series: Phantom 2040, right here. It is the aforementioned year, 2040, and the city of Metropia is in total chaos. <text:s/>Crime, smuggling and terrorism are escalating. The debase company, Maximum Inc., has invented biotechnology that is threatening to mess about with nature - causing animal extinction and ecosystem adulteration. Evil company owner, Rebicca Madison, would like to rule Metropia and the world. In comes Kit Walker, the 24th Phantom, following the proud but secret footsteps of his ancestors. This 18 year old has to fight his way to get things right, or end trying. The game has many twist and turns in its plot, and a multitude of endings.&lt;/story&gt; &lt;/game&gt;</text:p>
          </table:table-cell>
        </table:table-row>
        <table:table-row table:style-name="ro1">
          <table:table-cell office:value-type="string">
            <text:p>Pinball Dreams (USA)</text:p>
          </table:table-cell>
          <table:table-cell office:value-type="string">
            <text:p>1995</text:p>
          </table:table-cell>
          <table:table-cell office:value-type="string">
            <text:p>ESRB - E (Everyone)</text:p>
          </table:table-cell>
          <table:table-cell office:value-type="string">
            <text:p>Pinball Dreams </text:p>
          </table:table-cell>
          <table:table-cell office:value-type="string">
            <text:p>GameTek, Inc.</text:p>
          </table:table-cell>
          <table:table-cell office:value-type="string">
            <text:p>Digital Illusions CE AB</text:p>
          </table:table-cell>
          <table:table-cell office:value-type="string">
            <text:p>Pinball</text:p>
          </table:table-cell>
          <table:table-cell office:value-type="string">
            <text:p>2.5</text:p>
          </table:table-cell>
          <table:table-cell office:value-type="string">
            <text:p>1-4 Players</text:p>
          </table:table-cell>
          <table:table-cell office:value-type="string">
            <text:p>The first in a line of pinball games from 21st Century and Digital Illusions, with four tables covering themes such as the wild west for Steel Wheel, space rockets for Ignition, a haunted graveyard for Nightmare and pop music for Beat Box. ****The portable versions for the Game Boy and Game Gear only have 3 of the 4 original tables with the removal of Beat Box.****The iPhone version includes updated graphics (optional) and gameplay in both portrait and landscape orientation.</text:p>
          </table:table-cell>
          <table:table-cell table:formula="of:=CONCATENATE(&quot;&lt;game name=&quot;;CHAR(34);[.A203];CHAR(34);&quot;&gt; &lt;year&gt;&quot;;[.B203];&quot;&lt;/year&gt; &lt;rating&gt;&quot;;[.C203];&quot;&lt;/rating&gt; &lt;title&gt;&quot;;[.D203];&quot;&lt;/title&gt; &lt;pub&gt;&quot;;[.E203];&quot;&lt;/pub&gt; &lt;dev&gt;&quot;;[.F203];&quot;&lt;/dev&gt; &lt;genre&gt;&quot;;[.G203];&quot;&lt;/genre&gt; &lt;score&gt;&quot;;[.H203];&quot;&lt;/score&gt; &lt;player&gt;&quot;;[.I203];&quot;&lt;/player&gt; &lt;story&gt;&quot;;[.J203];&quot;&lt;/story&gt; &lt;/game&gt;&quot;)" office:value-type="string" office:string-value="&lt;game name=&quot;Pinball Dreams (USA)&quot;&gt; &lt;year&gt;1995&lt;/year&gt; &lt;rating&gt;ESRB - E (Everyone)&lt;/rating&gt; &lt;title&gt;Pinball Dreams &lt;/title&gt; &lt;pub&gt;GameTek, Inc.&lt;/pub&gt; &lt;dev&gt;Digital Illusions CE AB&lt;/dev&gt; &lt;genre&gt;Pinball&lt;/genre&gt; &lt;score&gt;2.5&lt;/score&gt; &lt;player&gt;1-4 Players&lt;/player&gt; &lt;story&gt;The first in a line of pinball games from 21st Century and Digital Illusions, with four tables covering themes such as the wild west for Steel Wheel, space rockets for Ignition, a haunted graveyard for Nightmare and pop music for Beat Box. ****The portable versions for the Game Boy and Game Gear only have 3 of the 4 original tables with the removal of Beat Box.****The iPhone version includes updated graphics (optional) and gameplay in both portrait and landscape orientation.&lt;/story&gt; &lt;/game&gt;">
            <text:p>&lt;game name="Pinball Dreams (USA)"&gt; &lt;year&gt;1995&lt;/year&gt; &lt;rating&gt;ESRB - E (Everyone)&lt;/rating&gt; &lt;title&gt;Pinball Dreams &lt;/title&gt; &lt;pub&gt;GameTek, Inc.&lt;/pub&gt; &lt;dev&gt;Digital Illusions CE AB&lt;/dev&gt; &lt;genre&gt;Pinball&lt;/genre&gt; &lt;score&gt;2.5&lt;/score&gt; &lt;player&gt;1-4 Players&lt;/player&gt; &lt;story&gt;The first in a line of pinball games from 21st Century and Digital Illusions, with four tables covering themes such as the wild west for Steel Wheel, space rockets for Ignition, a haunted graveyard for Nightmare and pop music for Beat Box. ****The portable versions for the Game Boy and Game Gear only have 3 of the 4 original tables with the removal of Beat Box.****The iPhone version includes updated graphics (optional) and gameplay in both portrait and landscape orientation.&lt;/story&gt; &lt;/game&gt;</text:p>
          </table:table-cell>
        </table:table-row>
        <table:table-row table:style-name="ro1">
          <table:table-cell office:value-type="string">
            <text:p>Pocket Jansou (Japan)</text:p>
          </table:table-cell>
          <table:table-cell office:value-type="string">
            <text:p>1992</text:p>
          </table:table-cell>
          <table:table-cell office:value-type="string">
            <text:p>ESRB - E (Everyone)</text:p>
          </table:table-cell>
          <table:table-cell office:value-type="string">
            <text:p>Pocket Jansou </text:p>
          </table:table-cell>
          <table:table-cell table:number-columns-repeated="2" office:value-type="string">
            <text:p>Namco Limited</text:p>
          </table:table-cell>
          <table:table-cell office:value-type="string">
            <text:p>Mahjong</text:p>
          </table:table-cell>
          <table:table-cell office:value-type="string">
            <text:p>2.1</text:p>
          </table:table-cell>
          <table:table-cell office:value-type="string">
            <text:p>1-2 Players</text:p>
          </table:table-cell>
          <table:table-cell office:value-type="string">
            <text:p>Pocket Jansou is a Mahjong game, published by Namco, which was released in Japan in 1992.</text:p>
          </table:table-cell>
          <table:table-cell table:formula="of:=CONCATENATE(&quot;&lt;game name=&quot;;CHAR(34);[.A204];CHAR(34);&quot;&gt; &lt;year&gt;&quot;;[.B204];&quot;&lt;/year&gt; &lt;rating&gt;&quot;;[.C204];&quot;&lt;/rating&gt; &lt;title&gt;&quot;;[.D204];&quot;&lt;/title&gt; &lt;pub&gt;&quot;;[.E204];&quot;&lt;/pub&gt; &lt;dev&gt;&quot;;[.F204];&quot;&lt;/dev&gt; &lt;genre&gt;&quot;;[.G204];&quot;&lt;/genre&gt; &lt;score&gt;&quot;;[.H204];&quot;&lt;/score&gt; &lt;player&gt;&quot;;[.I204];&quot;&lt;/player&gt; &lt;story&gt;&quot;;[.J204];&quot;&lt;/story&gt; &lt;/game&gt;&quot;)" office:value-type="string" office:string-value="&lt;game name=&quot;Pocket Jansou (Japan)&quot;&gt; &lt;year&gt;1992&lt;/year&gt; &lt;rating&gt;ESRB - E (Everyone)&lt;/rating&gt; &lt;title&gt;Pocket Jansou &lt;/title&gt; &lt;pub&gt;Namco Limited&lt;/pub&gt; &lt;dev&gt;Namco Limited&lt;/dev&gt; &lt;genre&gt;Mahjong&lt;/genre&gt; &lt;score&gt;2.1&lt;/score&gt; &lt;player&gt;1-2 Players&lt;/player&gt; &lt;story&gt;Pocket Jansou is a Mahjong game, published by Namco, which was released in Japan in 1992.&lt;/story&gt; &lt;/game&gt;">
            <text:p>&lt;game name="Pocket Jansou (Japan)"&gt; &lt;year&gt;1992&lt;/year&gt; &lt;rating&gt;ESRB - E (Everyone)&lt;/rating&gt; &lt;title&gt;Pocket Jansou &lt;/title&gt; &lt;pub&gt;Namco Limited&lt;/pub&gt; &lt;dev&gt;Namco Limited&lt;/dev&gt; &lt;genre&gt;Mahjong&lt;/genre&gt; &lt;score&gt;2.1&lt;/score&gt; &lt;player&gt;1-2 Players&lt;/player&gt; &lt;story&gt;Pocket Jansou is a Mahjong game, published by Namco, which was released in Japan in 1992.&lt;/story&gt; &lt;/game&gt;</text:p>
          </table:table-cell>
        </table:table-row>
        <table:table-row table:style-name="ro1">
          <table:table-cell office:value-type="string">
            <text:p>Poker Faced Paul's Blackjack (USA)</text:p>
          </table:table-cell>
          <table:table-cell office:value-type="string">
            <text:p>1993</text:p>
          </table:table-cell>
          <table:table-cell office:value-type="string">
            <text:p>ESRB - K-A (Kids to Adults)</text:p>
          </table:table-cell>
          <table:table-cell office:value-type="string">
            <text:p>Poker Faced Paul's Blackjack </text:p>
          </table:table-cell>
          <table:table-cell office:value-type="string">
            <text:p>Adrenalin Entertainment</text:p>
          </table:table-cell>
          <table:table-cell office:value-type="string">
            <text:p>Spidersoft Limited</text:p>
          </table:table-cell>
          <table:table-cell office:value-type="string">
            <text:p>Casino</text:p>
          </table:table-cell>
          <table:table-cell office:value-type="string">
            <text:p>2.0</text:p>
          </table:table-cell>
          <table:table-cell office:value-type="string">
            <text:p>1-4 Players</text:p>
          </table:table-cell>
          <table:table-cell office:value-type="string">
            <text:p>Poker Face Paul's Blackjack is a card game where the player starts out with a certain amount of money on the Las Vegas Strip and play in a series of blackjacks games to either win big or bust. <text:s/>The player can choose to play in four different casinos and can select options on how they play including how much bets are worth and how many decks are used. <text:s/>The game will also help the player out with the rules and regulations of blackjack.</text:p>
          </table:table-cell>
          <table:table-cell table:formula="of:=CONCATENATE(&quot;&lt;game name=&quot;;CHAR(34);[.A205];CHAR(34);&quot;&gt; &lt;year&gt;&quot;;[.B205];&quot;&lt;/year&gt; &lt;rating&gt;&quot;;[.C205];&quot;&lt;/rating&gt; &lt;title&gt;&quot;;[.D205];&quot;&lt;/title&gt; &lt;pub&gt;&quot;;[.E205];&quot;&lt;/pub&gt; &lt;dev&gt;&quot;;[.F205];&quot;&lt;/dev&gt; &lt;genre&gt;&quot;;[.G205];&quot;&lt;/genre&gt; &lt;score&gt;&quot;;[.H205];&quot;&lt;/score&gt; &lt;player&gt;&quot;;[.I205];&quot;&lt;/player&gt; &lt;story&gt;&quot;;[.J205];&quot;&lt;/story&gt; &lt;/game&gt;&quot;)" office:value-type="string" office:string-value="&lt;game name=&quot;Poker Faced Paul's Blackjack (USA)&quot;&gt; &lt;year&gt;1993&lt;/year&gt; &lt;rating&gt;ESRB - K-A (Kids to Adults)&lt;/rating&gt; &lt;title&gt;Poker Faced Paul's Blackjack &lt;/title&gt; &lt;pub&gt;Adrenalin Entertainment&lt;/pub&gt; &lt;dev&gt;Spidersoft Limited&lt;/dev&gt; &lt;genre&gt;Casino&lt;/genre&gt; &lt;score&gt;2.0&lt;/score&gt; &lt;player&gt;1-4 Players&lt;/player&gt; &lt;story&gt;Poker Face Paul's Blackjack is a card game where the player starts out with a certain amount of money on the Las Vegas Strip and play in a series of blackjacks games to either win big or bust.  The player can choose to play in four different casinos and can select options on how they play including how much bets are worth and how many decks are used.  The game will also help the player out with the rules and regulations of blackjack.&lt;/story&gt; &lt;/game&gt;">
            <text:p>&lt;game name="Poker Faced Paul's Blackjack (USA)"&gt; &lt;year&gt;1993&lt;/year&gt; &lt;rating&gt;ESRB - K-A (Kids to Adults)&lt;/rating&gt; &lt;title&gt;Poker Faced Paul's Blackjack &lt;/title&gt; &lt;pub&gt;Adrenalin Entertainment&lt;/pub&gt; &lt;dev&gt;Spidersoft Limited&lt;/dev&gt; &lt;genre&gt;Casino&lt;/genre&gt; &lt;score&gt;2.0&lt;/score&gt; &lt;player&gt;1-4 Players&lt;/player&gt; &lt;story&gt;Poker Face Paul's Blackjack is a card game where the player starts out with a certain amount of money on the Las Vegas Strip and play in a series of blackjacks games to either win big or bust. <text:s/>The player can choose to play in four different casinos and can select options on how they play including how much bets are worth and how many decks are used. <text:s/>The game will also help the player out with the rules and regulations of blackjack.&lt;/story&gt; &lt;/game&gt;</text:p>
          </table:table-cell>
        </table:table-row>
        <table:table-row table:style-name="ro1">
          <table:table-cell office:value-type="string">
            <text:p>Poker Faced Paul's Gin (USA)</text:p>
          </table:table-cell>
          <table:table-cell office:value-type="string">
            <text:p>1994</text:p>
          </table:table-cell>
          <table:table-cell office:value-type="string">
            <text:p>ESRB - E (Everyone)</text:p>
          </table:table-cell>
          <table:table-cell office:value-type="string">
            <text:p>Poker Faced Paul's Gin </text:p>
          </table:table-cell>
          <table:table-cell office:value-type="string">
            <text:p>SEGA of America, Inc.</text:p>
          </table:table-cell>
          <table:table-cell office:value-type="string">
            <text:p>Adrenalin Entertainment</text:p>
          </table:table-cell>
          <table:table-cell office:value-type="string">
            <text:p>Casino</text:p>
          </table:table-cell>
          <table:table-cell office:value-type="string">
            <text:p>1.8</text:p>
          </table:table-cell>
          <table:table-cell office:value-type="string">
            <text:p>1-4 Players</text:p>
          </table:table-cell>
          <table:table-cell office:value-type="string">
            <text:p>Another entry in the Poker Face Paul series this one focuses on the game of Gin. The player can choose from three different players with each being a level of difficulty: Jack is the easiest and has the player learn the basics, Jane is a medium setting and a little harder while Ming is the hardest setting. Players can also customize a variety of options including rule settings and can learn the basics of Gin through a built in strategy that teaches the player.</text:p>
          </table:table-cell>
          <table:table-cell table:formula="of:=CONCATENATE(&quot;&lt;game name=&quot;;CHAR(34);[.A206];CHAR(34);&quot;&gt; &lt;year&gt;&quot;;[.B206];&quot;&lt;/year&gt; &lt;rating&gt;&quot;;[.C206];&quot;&lt;/rating&gt; &lt;title&gt;&quot;;[.D206];&quot;&lt;/title&gt; &lt;pub&gt;&quot;;[.E206];&quot;&lt;/pub&gt; &lt;dev&gt;&quot;;[.F206];&quot;&lt;/dev&gt; &lt;genre&gt;&quot;;[.G206];&quot;&lt;/genre&gt; &lt;score&gt;&quot;;[.H206];&quot;&lt;/score&gt; &lt;player&gt;&quot;;[.I206];&quot;&lt;/player&gt; &lt;story&gt;&quot;;[.J206];&quot;&lt;/story&gt; &lt;/game&gt;&quot;)" office:value-type="string" office:string-value="&lt;game name=&quot;Poker Faced Paul's Gin (USA)&quot;&gt; &lt;year&gt;1994&lt;/year&gt; &lt;rating&gt;ESRB - E (Everyone)&lt;/rating&gt; &lt;title&gt;Poker Faced Paul's Gin &lt;/title&gt; &lt;pub&gt;SEGA of America, Inc.&lt;/pub&gt; &lt;dev&gt;Adrenalin Entertainment&lt;/dev&gt; &lt;genre&gt;Casino&lt;/genre&gt; &lt;score&gt;1.8&lt;/score&gt; &lt;player&gt;1-4 Players&lt;/player&gt; &lt;story&gt;Another entry in the Poker Face Paul series this one focuses on the game of Gin. The player can choose from three different players with each being a level of difficulty: Jack is the easiest and has the player learn the basics, Jane is a medium setting and a little harder while Ming is the hardest setting. Players can also customize a variety of options including rule settings and can learn the basics of Gin through a built in strategy that teaches the player.&lt;/story&gt; &lt;/game&gt;">
            <text:p>&lt;game name="Poker Faced Paul's Gin (USA)"&gt; &lt;year&gt;1994&lt;/year&gt; &lt;rating&gt;ESRB - E (Everyone)&lt;/rating&gt; &lt;title&gt;Poker Faced Paul's Gin &lt;/title&gt; &lt;pub&gt;SEGA of America, Inc.&lt;/pub&gt; &lt;dev&gt;Adrenalin Entertainment&lt;/dev&gt; &lt;genre&gt;Casino&lt;/genre&gt; &lt;score&gt;1.8&lt;/score&gt; &lt;player&gt;1-4 Players&lt;/player&gt; &lt;story&gt;Another entry in the Poker Face Paul series this one focuses on the game of Gin. The player can choose from three different players with each being a level of difficulty: Jack is the easiest and has the player learn the basics, Jane is a medium setting and a little harder while Ming is the hardest setting. Players can also customize a variety of options including rule settings and can learn the basics of Gin through a built in strategy that teaches the player.&lt;/story&gt; &lt;/game&gt;</text:p>
          </table:table-cell>
        </table:table-row>
        <table:table-row table:style-name="ro1">
          <table:table-cell office:value-type="string">
            <text:p>Poker Faced Paul's Poker (USA)</text:p>
          </table:table-cell>
          <table:table-cell office:value-type="string">
            <text:p>1994</text:p>
          </table:table-cell>
          <table:table-cell office:value-type="string">
            <text:p>ESRB - K-A (Kids to Adults)</text:p>
          </table:table-cell>
          <table:table-cell office:value-type="string">
            <text:p>Poker Faced Paul's Poker </text:p>
          </table:table-cell>
          <table:table-cell office:value-type="string">
            <text:p>SEGA of America, Inc.</text:p>
          </table:table-cell>
          <table:table-cell office:value-type="string">
            <text:p>Adrenalin Entertainment</text:p>
          </table:table-cell>
          <table:table-cell office:value-type="string">
            <text:p>Casino</text:p>
          </table:table-cell>
          <table:table-cell office:value-type="string">
            <text:p>1.4</text:p>
          </table:table-cell>
          <table:table-cell office:value-type="string">
            <text:p>1-4 Players</text:p>
          </table:table-cell>
          <table:table-cell office:value-type="string">
            <text:p>Another game released in the Poker Face Paul series, this version centering around Poker instead. <text:s/>There are two versions of Poker to choose from: the standard 5 Card Stud where the player competes against computer opponents in an attempt to get a good hand such as a straight, flush, etc.****Video poker is the second option where the player goes at it alone, but still with the same objective as 5 Card Stud, trying to assemble a winning hand, however since the player is alone they receive a certain amount of money according to the hand they assemble. <text:s/>There are also instructions that help the player out.</text:p>
          </table:table-cell>
          <table:table-cell table:formula="of:=CONCATENATE(&quot;&lt;game name=&quot;;CHAR(34);[.A207];CHAR(34);&quot;&gt; &lt;year&gt;&quot;;[.B207];&quot;&lt;/year&gt; &lt;rating&gt;&quot;;[.C207];&quot;&lt;/rating&gt; &lt;title&gt;&quot;;[.D207];&quot;&lt;/title&gt; &lt;pub&gt;&quot;;[.E207];&quot;&lt;/pub&gt; &lt;dev&gt;&quot;;[.F207];&quot;&lt;/dev&gt; &lt;genre&gt;&quot;;[.G207];&quot;&lt;/genre&gt; &lt;score&gt;&quot;;[.H207];&quot;&lt;/score&gt; &lt;player&gt;&quot;;[.I207];&quot;&lt;/player&gt; &lt;story&gt;&quot;;[.J207];&quot;&lt;/story&gt; &lt;/game&gt;&quot;)" office:value-type="string" office:string-value="&lt;game name=&quot;Poker Faced Paul's Poker (USA)&quot;&gt; &lt;year&gt;1994&lt;/year&gt; &lt;rating&gt;ESRB - K-A (Kids to Adults)&lt;/rating&gt; &lt;title&gt;Poker Faced Paul's Poker &lt;/title&gt; &lt;pub&gt;SEGA of America, Inc.&lt;/pub&gt; &lt;dev&gt;Adrenalin Entertainment&lt;/dev&gt; &lt;genre&gt;Casino&lt;/genre&gt; &lt;score&gt;1.4&lt;/score&gt; &lt;player&gt;1-4 Players&lt;/player&gt; &lt;story&gt;Another game released in the Poker Face Paul series, this version centering around Poker instead.  There are two versions of Poker to choose from: the standard 5 Card Stud where the player competes against computer opponents in an attempt to get a good hand such as a straight, flush, etc.****Video poker is the second option where the player goes at it alone, but still with the same objective as 5 Card Stud, trying to assemble a winning hand, however since the player is alone they receive a certain amount of money according to the hand they assemble.  There are also instructions that help the player out.&lt;/story&gt; &lt;/game&gt;">
            <text:p>&lt;game name="Poker Faced Paul's Poker (USA)"&gt; &lt;year&gt;1994&lt;/year&gt; &lt;rating&gt;ESRB - K-A (Kids to Adults)&lt;/rating&gt; &lt;title&gt;Poker Faced Paul's Poker &lt;/title&gt; &lt;pub&gt;SEGA of America, Inc.&lt;/pub&gt; &lt;dev&gt;Adrenalin Entertainment&lt;/dev&gt; &lt;genre&gt;Casino&lt;/genre&gt; &lt;score&gt;1.4&lt;/score&gt; &lt;player&gt;1-4 Players&lt;/player&gt; &lt;story&gt;Another game released in the Poker Face Paul series, this version centering around Poker instead. <text:s/>There are two versions of Poker to choose from: the standard 5 Card Stud where the player competes against computer opponents in an attempt to get a good hand such as a straight, flush, etc.****Video poker is the second option where the player goes at it alone, but still with the same objective as 5 Card Stud, trying to assemble a winning hand, however since the player is alone they receive a certain amount of money according to the hand they assemble. <text:s/>There are also instructions that help the player out.&lt;/story&gt; &lt;/game&gt;</text:p>
          </table:table-cell>
        </table:table-row>
        <table:table-row table:style-name="ro1">
          <table:table-cell office:value-type="string">
            <text:p>Poker Faced Paul's Solitaire (USA)</text:p>
          </table:table-cell>
          <table:table-cell office:value-type="string">
            <text:p>1994</text:p>
          </table:table-cell>
          <table:table-cell office:value-type="string">
            <text:p>ESRB - E (Everyone)</text:p>
          </table:table-cell>
          <table:table-cell office:value-type="string">
            <text:p>Poker Faced Paul's Solitaire </text:p>
          </table:table-cell>
          <table:table-cell office:value-type="string">
            <text:p>SEGA of America, Inc.</text:p>
          </table:table-cell>
          <table:table-cell office:value-type="string">
            <text:p>Adrenalin Entertainment</text:p>
          </table:table-cell>
          <table:table-cell office:value-type="string">
            <text:p>Casino</text:p>
          </table:table-cell>
          <table:table-cell office:value-type="string">
            <text:p>1.5</text:p>
          </table:table-cell>
          <table:table-cell office:value-type="string">
            <text:p>1-4 Players</text:p>
          </table:table-cell>
          <table:table-cell office:value-type="string">
            <text:p>Another in the Poker Face Paul series, this one centering around the game of solitaire. <text:s/>There are four different versions of solitaire to play (Klondike, Monte Carlo, Eleven and Calculation) each with their own look and set of rules. <text:s/>There are in-game instructions that can help out the player during these games in case they get confused as well as hints that will help out the player as the progress. <text:s/>Players can also choose to turn these hints on or off as well as change time limit (10, 8, 7, 6 or off).</text:p>
          </table:table-cell>
          <table:table-cell table:formula="of:=CONCATENATE(&quot;&lt;game name=&quot;;CHAR(34);[.A208];CHAR(34);&quot;&gt; &lt;year&gt;&quot;;[.B208];&quot;&lt;/year&gt; &lt;rating&gt;&quot;;[.C208];&quot;&lt;/rating&gt; &lt;title&gt;&quot;;[.D208];&quot;&lt;/title&gt; &lt;pub&gt;&quot;;[.E208];&quot;&lt;/pub&gt; &lt;dev&gt;&quot;;[.F208];&quot;&lt;/dev&gt; &lt;genre&gt;&quot;;[.G208];&quot;&lt;/genre&gt; &lt;score&gt;&quot;;[.H208];&quot;&lt;/score&gt; &lt;player&gt;&quot;;[.I208];&quot;&lt;/player&gt; &lt;story&gt;&quot;;[.J208];&quot;&lt;/story&gt; &lt;/game&gt;&quot;)" office:value-type="string" office:string-value="&lt;game name=&quot;Poker Faced Paul's Solitaire (USA)&quot;&gt; &lt;year&gt;1994&lt;/year&gt; &lt;rating&gt;ESRB - E (Everyone)&lt;/rating&gt; &lt;title&gt;Poker Faced Paul's Solitaire &lt;/title&gt; &lt;pub&gt;SEGA of America, Inc.&lt;/pub&gt; &lt;dev&gt;Adrenalin Entertainment&lt;/dev&gt; &lt;genre&gt;Casino&lt;/genre&gt; &lt;score&gt;1.5&lt;/score&gt; &lt;player&gt;1-4 Players&lt;/player&gt; &lt;story&gt;Another in the Poker Face Paul series, this one centering around the game of solitaire.  There are four different versions of solitaire to play (Klondike, Monte Carlo, Eleven and Calculation) each with their own look and set of rules.  There are in-game instructions that can help out the player during these games in case they get confused as well as hints that will help out the player as the progress.  Players can also choose to turn these hints on or off as well as change time limit (10, 8, 7, 6 or off).&lt;/story&gt; &lt;/game&gt;">
            <text:p>&lt;game name="Poker Faced Paul's Solitaire (USA)"&gt; &lt;year&gt;1994&lt;/year&gt; &lt;rating&gt;ESRB - E (Everyone)&lt;/rating&gt; &lt;title&gt;Poker Faced Paul's Solitaire &lt;/title&gt; &lt;pub&gt;SEGA of America, Inc.&lt;/pub&gt; &lt;dev&gt;Adrenalin Entertainment&lt;/dev&gt; &lt;genre&gt;Casino&lt;/genre&gt; &lt;score&gt;1.5&lt;/score&gt; &lt;player&gt;1-4 Players&lt;/player&gt; &lt;story&gt;Another in the Poker Face Paul series, this one centering around the game of solitaire. <text:s/>There are four different versions of solitaire to play (Klondike, Monte Carlo, Eleven and Calculation) each with their own look and set of rules. <text:s/>There are in-game instructions that can help out the player during these games in case they get confused as well as hints that will help out the player as the progress. <text:s/>Players can also choose to turn these hints on or off as well as change time limit (10, 8, 7, 6 or off).&lt;/story&gt; &lt;/game&gt;</text:p>
          </table:table-cell>
        </table:table-row>
        <table:table-row table:style-name="ro1">
          <table:table-cell office:value-type="string">
            <text:p>Pop Breaker (Japan)</text:p>
          </table:table-cell>
          <table:table-cell office:value-type="string">
            <text:p>1991</text:p>
          </table:table-cell>
          <table:table-cell office:value-type="string">
            <text:p>ESRB - E (Everyone)</text:p>
          </table:table-cell>
          <table:table-cell office:value-type="string">
            <text:p>Pop Breaker </text:p>
          </table:table-cell>
          <table:table-cell table:number-columns-repeated="2" office:value-type="string">
            <text:p>Micro Cabin Corp.</text:p>
          </table:table-cell>
          <table:table-cell office:value-type="string">
            <text:p>Shooter</text:p>
          </table:table-cell>
          <table:table-cell office:value-type="string">
            <text:p>3.5</text:p>
          </table:table-cell>
          <table:table-cell office:value-type="string">
            <text:p>1-2 Players</text:p>
          </table:table-cell>
          <table:table-cell office:value-type="string">
            <text:p>Pop Breaker is a puzzle game with action elements. The goal of each level is to destroy certain things. The basic way to do this is to shoot them, but there are various obstacles which need to be circumvented, e.g. mirrors which reflect shots; the direction is indicated by small arrows on the floor. Destructible blocks are distinguished by their colour, for example a purple block becomes blue when shot once and vaporizes after the next. Enemies are also capable of destroying blocks. Reflected own and enemy shots (along with mines on the floor) can kill the space ship, but extra lives can be earned by collecting power ups. One speciality is that the player can change the position of the gun; either left, right or central.</text:p>
          </table:table-cell>
          <table:table-cell table:formula="of:=CONCATENATE(&quot;&lt;game name=&quot;;CHAR(34);[.A209];CHAR(34);&quot;&gt; &lt;year&gt;&quot;;[.B209];&quot;&lt;/year&gt; &lt;rating&gt;&quot;;[.C209];&quot;&lt;/rating&gt; &lt;title&gt;&quot;;[.D209];&quot;&lt;/title&gt; &lt;pub&gt;&quot;;[.E209];&quot;&lt;/pub&gt; &lt;dev&gt;&quot;;[.F209];&quot;&lt;/dev&gt; &lt;genre&gt;&quot;;[.G209];&quot;&lt;/genre&gt; &lt;score&gt;&quot;;[.H209];&quot;&lt;/score&gt; &lt;player&gt;&quot;;[.I209];&quot;&lt;/player&gt; &lt;story&gt;&quot;;[.J209];&quot;&lt;/story&gt; &lt;/game&gt;&quot;)" office:value-type="string" office:string-value="&lt;game name=&quot;Pop Breaker (Japan)&quot;&gt; &lt;year&gt;1991&lt;/year&gt; &lt;rating&gt;ESRB - E (Everyone)&lt;/rating&gt; &lt;title&gt;Pop Breaker &lt;/title&gt; &lt;pub&gt;Micro Cabin Corp.&lt;/pub&gt; &lt;dev&gt;Micro Cabin Corp.&lt;/dev&gt; &lt;genre&gt;Shooter&lt;/genre&gt; &lt;score&gt;3.5&lt;/score&gt; &lt;player&gt;1-2 Players&lt;/player&gt; &lt;story&gt;Pop Breaker is a puzzle game with action elements. The goal of each level is to destroy certain things. The basic way to do this is to shoot them, but there are various obstacles which need to be circumvented, e.g. mirrors which reflect shots; the direction is indicated by small arrows on the floor. Destructible blocks are distinguished by their colour, for example a purple block becomes blue when shot once and vaporizes after the next. Enemies are also capable of destroying blocks. Reflected own and enemy shots (along with mines on the floor) can kill the space ship, but extra lives can be earned by collecting power ups. One speciality is that the player can change the position of the gun; either left, right or central.&lt;/story&gt; &lt;/game&gt;">
            <text:p>&lt;game name="Pop Breaker (Japan)"&gt; &lt;year&gt;1991&lt;/year&gt; &lt;rating&gt;ESRB - E (Everyone)&lt;/rating&gt; &lt;title&gt;Pop Breaker &lt;/title&gt; &lt;pub&gt;Micro Cabin Corp.&lt;/pub&gt; &lt;dev&gt;Micro Cabin Corp.&lt;/dev&gt; &lt;genre&gt;Shooter&lt;/genre&gt; &lt;score&gt;3.5&lt;/score&gt; &lt;player&gt;1-2 Players&lt;/player&gt; &lt;story&gt;Pop Breaker is a puzzle game with action elements. The goal of each level is to destroy certain things. The basic way to do this is to shoot them, but there are various obstacles which need to be circumvented, e.g. mirrors which reflect shots; the direction is indicated by small arrows on the floor. Destructible blocks are distinguished by their colour, for example a purple block becomes blue when shot once and vaporizes after the next. Enemies are also capable of destroying blocks. Reflected own and enemy shots (along with mines on the floor) can kill the space ship, but extra lives can be earned by collecting power ups. One speciality is that the player can change the position of the gun; either left, right or central.&lt;/story&gt; &lt;/game&gt;</text:p>
          </table:table-cell>
        </table:table-row>
        <table:table-row table:style-name="ro1">
          <table:table-cell office:value-type="string">
            <text:p>Popeye no Beach Volleyball (Japan)</text:p>
          </table:table-cell>
          <table:table-cell office:value-type="string">
            <text:p>1994</text:p>
          </table:table-cell>
          <table:table-cell office:value-type="string">
            <text:p>ESRB - E (Everyone)</text:p>
          </table:table-cell>
          <table:table-cell office:value-type="string">
            <text:p>Popeye no Beach Volleyball </text:p>
          </table:table-cell>
          <table:table-cell table:number-columns-repeated="2" office:value-type="string">
            <text:p>Technos Japan</text:p>
          </table:table-cell>
          <table:table-cell office:value-type="string">
            <text:p>Sports/Volleyball</text:p>
          </table:table-cell>
          <table:table-cell office:value-type="string">
            <text:p>3.4</text:p>
          </table:table-cell>
          <table:table-cell office:value-type="string">
            <text:p>1-2 Players</text:p>
          </table:table-cell>
          <table:table-cell office:value-type="string">
            <text:p>Popeye Beach Volleyball is a volleyball game starring characters from the Popeye cartoon series, released exclusively for the Sega Game Gear in 1994. The player controls Popeye, and can pair up with various members of the Popeye cast. Though Popeye is an American invention, curiously this game never left Japan, presumably due to Technos Japan's poor financial situation at the time.</text:p>
          </table:table-cell>
          <table:table-cell table:formula="of:=CONCATENATE(&quot;&lt;game name=&quot;;CHAR(34);[.A210];CHAR(34);&quot;&gt; &lt;year&gt;&quot;;[.B210];&quot;&lt;/year&gt; &lt;rating&gt;&quot;;[.C210];&quot;&lt;/rating&gt; &lt;title&gt;&quot;;[.D210];&quot;&lt;/title&gt; &lt;pub&gt;&quot;;[.E210];&quot;&lt;/pub&gt; &lt;dev&gt;&quot;;[.F210];&quot;&lt;/dev&gt; &lt;genre&gt;&quot;;[.G210];&quot;&lt;/genre&gt; &lt;score&gt;&quot;;[.H210];&quot;&lt;/score&gt; &lt;player&gt;&quot;;[.I210];&quot;&lt;/player&gt; &lt;story&gt;&quot;;[.J210];&quot;&lt;/story&gt; &lt;/game&gt;&quot;)" office:value-type="string" office:string-value="&lt;game name=&quot;Popeye no Beach Volleyball (Japan)&quot;&gt; &lt;year&gt;1994&lt;/year&gt; &lt;rating&gt;ESRB - E (Everyone)&lt;/rating&gt; &lt;title&gt;Popeye no Beach Volleyball &lt;/title&gt; &lt;pub&gt;Technos Japan&lt;/pub&gt; &lt;dev&gt;Technos Japan&lt;/dev&gt; &lt;genre&gt;Sports/Volleyball&lt;/genre&gt; &lt;score&gt;3.4&lt;/score&gt; &lt;player&gt;1-2 Players&lt;/player&gt; &lt;story&gt;Popeye Beach Volleyball is a volleyball game starring characters from the Popeye cartoon series, released exclusively for the Sega Game Gear in 1994. The player controls Popeye, and can pair up with various members of the Popeye cast. Though Popeye is an American invention, curiously this game never left Japan, presumably due to Technos Japan's poor financial situation at the time.&lt;/story&gt; &lt;/game&gt;">
            <text:p>&lt;game name="Popeye no Beach Volleyball (Japan)"&gt; &lt;year&gt;1994&lt;/year&gt; &lt;rating&gt;ESRB - E (Everyone)&lt;/rating&gt; &lt;title&gt;Popeye no Beach Volleyball &lt;/title&gt; &lt;pub&gt;Technos Japan&lt;/pub&gt; &lt;dev&gt;Technos Japan&lt;/dev&gt; &lt;genre&gt;Sports/Volleyball&lt;/genre&gt; &lt;score&gt;3.4&lt;/score&gt; &lt;player&gt;1-2 Players&lt;/player&gt; &lt;story&gt;Popeye Beach Volleyball is a volleyball game starring characters from the Popeye cartoon series, released exclusively for the Sega Game Gear in 1994. The player controls Popeye, and can pair up with various members of the Popeye cast. Though Popeye is an American invention, curiously this game never left Japan, presumably due to Technos Japan's poor financial situation at the time.&lt;/story&gt; &lt;/game&gt;</text:p>
          </table:table-cell>
        </table:table-row>
        <table:table-row table:style-name="ro1">
          <table:table-cell office:value-type="string">
            <text:p>Power Drive (Europe)</text:p>
          </table:table-cell>
          <table:table-cell office:value-type="string">
            <text:p>1994</text:p>
          </table:table-cell>
          <table:table-cell office:value-type="string">
            <text:p>ESRB - E (Everyone)</text:p>
          </table:table-cell>
          <table:table-cell office:value-type="string">
            <text:p>Power Drive </text:p>
          </table:table-cell>
          <table:table-cell office:value-type="string">
            <text:p>U.S. Gold Ltd.</text:p>
          </table:table-cell>
          <table:table-cell office:value-type="string">
            <text:p>Rage Software Ltd.</text:p>
          </table:table-cell>
          <table:table-cell office:value-type="string">
            <text:p>Action</text:p>
          </table:table-cell>
          <table:table-cell office:value-type="string">
            <text:p>4.0</text:p>
          </table:table-cell>
          <table:table-cell office:value-type="string">
            <text:p>1-4 Players</text:p>
          </table:table-cell>
          <table:table-cell office:value-type="string">
            <text:p>Power Drive is an arcade racing game based around rally driving. Handbrake turns and lurid powerslides are both possible, and the steering is suitably loose.****There are 3 types of stages - individual time-trials, head-to-head races against the computer, and some skill tests. There are 8 rounds of gameplay, set across countries ranging from Sweden to Kenya. <text:s/>You get prize money for winning races, and it costs money to repair damage.</text:p>
          </table:table-cell>
          <table:table-cell table:formula="of:=CONCATENATE(&quot;&lt;game name=&quot;;CHAR(34);[.A211];CHAR(34);&quot;&gt; &lt;year&gt;&quot;;[.B211];&quot;&lt;/year&gt; &lt;rating&gt;&quot;;[.C211];&quot;&lt;/rating&gt; &lt;title&gt;&quot;;[.D211];&quot;&lt;/title&gt; &lt;pub&gt;&quot;;[.E211];&quot;&lt;/pub&gt; &lt;dev&gt;&quot;;[.F211];&quot;&lt;/dev&gt; &lt;genre&gt;&quot;;[.G211];&quot;&lt;/genre&gt; &lt;score&gt;&quot;;[.H211];&quot;&lt;/score&gt; &lt;player&gt;&quot;;[.I211];&quot;&lt;/player&gt; &lt;story&gt;&quot;;[.J211];&quot;&lt;/story&gt; &lt;/game&gt;&quot;)" office:value-type="string" office:string-value="&lt;game name=&quot;Power Drive (Europe)&quot;&gt; &lt;year&gt;1994&lt;/year&gt; &lt;rating&gt;ESRB - E (Everyone)&lt;/rating&gt; &lt;title&gt;Power Drive &lt;/title&gt; &lt;pub&gt;U.S. Gold Ltd.&lt;/pub&gt; &lt;dev&gt;Rage Software Ltd.&lt;/dev&gt; &lt;genre&gt;Action&lt;/genre&gt; &lt;score&gt;4.0&lt;/score&gt; &lt;player&gt;1-4 Players&lt;/player&gt; &lt;story&gt;Power Drive is an arcade racing game based around rally driving. Handbrake turns and lurid powerslides are both possible, and the steering is suitably loose.****There are 3 types of stages - individual time-trials, head-to-head races against the computer, and some skill tests. There are 8 rounds of gameplay, set across countries ranging from Sweden to Kenya.  You get prize money for winning races, and it costs money to repair damage.&lt;/story&gt; &lt;/game&gt;">
            <text:p>&lt;game name="Power Drive (Europe)"&gt; &lt;year&gt;1994&lt;/year&gt; &lt;rating&gt;ESRB - E (Everyone)&lt;/rating&gt; &lt;title&gt;Power Drive &lt;/title&gt; &lt;pub&gt;U.S. Gold Ltd.&lt;/pub&gt; &lt;dev&gt;Rage Software Ltd.&lt;/dev&gt; &lt;genre&gt;Action&lt;/genre&gt; &lt;score&gt;4.0&lt;/score&gt; &lt;player&gt;1-4 Players&lt;/player&gt; &lt;story&gt;Power Drive is an arcade racing game based around rally driving. Handbrake turns and lurid powerslides are both possible, and the steering is suitably loose.****There are 3 types of stages - individual time-trials, head-to-head races against the computer, and some skill tests. There are 8 rounds of gameplay, set across countries ranging from Sweden to Kenya. <text:s/>You get prize money for winning races, and it costs money to repair damage.&lt;/story&gt; &lt;/game&gt;</text:p>
          </table:table-cell>
        </table:table-row>
        <table:table-row table:style-name="ro1">
          <table:table-cell office:value-type="string">
            <text:p>Power Strike II (Japan, Europe)</text:p>
          </table:table-cell>
          <table:table-cell office:value-type="string">
            <text:p>1994</text:p>
          </table:table-cell>
          <table:table-cell office:value-type="string">
            <text:p>ESRB - E (Everyone)</text:p>
          </table:table-cell>
          <table:table-cell office:value-type="string">
            <text:p>Power Strike II </text:p>
          </table:table-cell>
          <table:table-cell office:value-type="string">
            <text:p>SEGA Enterprises Ltd.</text:p>
          </table:table-cell>
          <table:table-cell office:value-type="string">
            <text:p>Compile</text:p>
          </table:table-cell>
          <table:table-cell office:value-type="string">
            <text:p>Shooter</text:p>
          </table:table-cell>
          <table:table-cell office:value-type="string">
            <text:p>4.0</text:p>
          </table:table-cell>
          <table:table-cell office:value-type="string">
            <text:p>1 Player</text:p>
          </table:table-cell>
          <table:table-cell office:value-type="string">
            <text:p>Though it shares its Western title with the Master System shooter, GG Aleste II takes place in the far future, and not the steam-punk 1930s of Powerstrike II for the Master System. As in GG Aleste, you're the woman pilot of a space fighter faced with the task of saving the world by destroying a lot of alien spaceships and technological plantlife.**The gameplay in GG Aleste II has been further refined since its predecessor. Before starting out, you're given the choice between all the secondary weapons, with suggestive names such as Hammer Hawk or Rising Masher. These are upgraded in the same vein as in GG Aleste until you reach a frightening potential, covering the screen in bullets and napalm explosions. As a last resort, you're also given the ultimate weapon; a smart bomb destroying all enemies on-screen. Unfortunately, you're only given one bomb per life. As far as the weapons arsenal goes, this is the pinnacle in 8-bit Aleste versions. The graphics have been revised with a clearer look which turns out better on the Game Gear's fuzzy screen.**Perhaps taking a cue from the Sonic games of the time, the bonus levels are in 3-D, giving you the chance to earn bonus points and extra lives by shooting down as many baddies as possible in Galaxy Force style.</text:p>
          </table:table-cell>
          <table:table-cell table:formula="of:=CONCATENATE(&quot;&lt;game name=&quot;;CHAR(34);[.A212];CHAR(34);&quot;&gt; &lt;year&gt;&quot;;[.B212];&quot;&lt;/year&gt; &lt;rating&gt;&quot;;[.C212];&quot;&lt;/rating&gt; &lt;title&gt;&quot;;[.D212];&quot;&lt;/title&gt; &lt;pub&gt;&quot;;[.E212];&quot;&lt;/pub&gt; &lt;dev&gt;&quot;;[.F212];&quot;&lt;/dev&gt; &lt;genre&gt;&quot;;[.G212];&quot;&lt;/genre&gt; &lt;score&gt;&quot;;[.H212];&quot;&lt;/score&gt; &lt;player&gt;&quot;;[.I212];&quot;&lt;/player&gt; &lt;story&gt;&quot;;[.J212];&quot;&lt;/story&gt; &lt;/game&gt;&quot;)" office:value-type="string" office:string-value="&lt;game name=&quot;Power Strike II (Japan, Europe)&quot;&gt; &lt;year&gt;1994&lt;/year&gt; &lt;rating&gt;ESRB - E (Everyone)&lt;/rating&gt; &lt;title&gt;Power Strike II &lt;/title&gt; &lt;pub&gt;SEGA Enterprises Ltd.&lt;/pub&gt; &lt;dev&gt;Compile&lt;/dev&gt; &lt;genre&gt;Shooter&lt;/genre&gt; &lt;score&gt;4.0&lt;/score&gt; &lt;player&gt;1 Player&lt;/player&gt; &lt;story&gt;Though it shares its Western title with the Master System shooter, GG Aleste II takes place in the far future, and not the steam-punk 1930s of Powerstrike II for the Master System. As in GG Aleste, you're the woman pilot of a space fighter faced with the task of saving the world by destroying a lot of alien spaceships and technological plantlife.**The gameplay in GG Aleste II has been further refined since its predecessor. Before starting out, you're given the choice between all the secondary weapons, with suggestive names such as Hammer Hawk or Rising Masher. These are upgraded in the same vein as in GG Aleste until you reach a frightening potential, covering the screen in bullets and napalm explosions. As a last resort, you're also given the ultimate weapon; a smart bomb destroying all enemies on-screen. Unfortunately, you're only given one bomb per life. As far as the weapons arsenal goes, this is the pinnacle in 8-bit Aleste versions. The graphics have been revised with a clearer look which turns out better on the Game Gear's fuzzy screen.**Perhaps taking a cue from the Sonic games of the time, the bonus levels are in 3-D, giving you the chance to earn bonus points and extra lives by shooting down as many baddies as possible in Galaxy Force style.&lt;/story&gt; &lt;/game&gt;">
            <text:p>&lt;game name="Power Strike II (Japan, Europe)"&gt; &lt;year&gt;1994&lt;/year&gt; &lt;rating&gt;ESRB - E (Everyone)&lt;/rating&gt; &lt;title&gt;Power Strike II &lt;/title&gt; &lt;pub&gt;SEGA Enterprises Ltd.&lt;/pub&gt; &lt;dev&gt;Compile&lt;/dev&gt; &lt;genre&gt;Shooter&lt;/genre&gt; &lt;score&gt;4.0&lt;/score&gt; &lt;player&gt;1 Player&lt;/player&gt; &lt;story&gt;Though it shares its Western title with the Master System shooter, GG Aleste II takes place in the far future, and not the steam-punk 1930s of Powerstrike II for the Master System. As in GG Aleste, you're the woman pilot of a space fighter faced with the task of saving the world by destroying a lot of alien spaceships and technological plantlife.**The gameplay in GG Aleste II has been further refined since its predecessor. Before starting out, you're given the choice between all the secondary weapons, with suggestive names such as Hammer Hawk or Rising Masher. These are upgraded in the same vein as in GG Aleste until you reach a frightening potential, covering the screen in bullets and napalm explosions. As a last resort, you're also given the ultimate weapon; a smart bomb destroying all enemies on-screen. Unfortunately, you're only given one bomb per life. As far as the weapons arsenal goes, this is the pinnacle in 8-bit Aleste versions. The graphics have been revised with a clearer look which turns out better on the Game Gear's fuzzy screen.**Perhaps taking a cue from the Sonic games of the time, the bonus levels are in 3-D, giving you the chance to earn bonus points and extra lives by shooting down as many baddies as possible in Galaxy Force style.&lt;/story&gt; &lt;/game&gt;</text:p>
          </table:table-cell>
        </table:table-row>
        <table:table-row table:style-name="ro1">
          <table:table-cell office:value-type="string">
            <text:p>Predator 2 (USA, Europe)</text:p>
          </table:table-cell>
          <table:table-cell office:value-type="string">
            <text:p>1992</text:p>
          </table:table-cell>
          <table:table-cell office:value-type="string">
            <text:p>ESRB - K-A (Kids to Adults)</text:p>
          </table:table-cell>
          <table:table-cell office:value-type="string">
            <text:p>Predator 2 </text:p>
          </table:table-cell>
          <table:table-cell office:value-type="string">
            <text:p>Arena Entertainment</text:p>
          </table:table-cell>
          <table:table-cell office:value-type="string">
            <text:p>Teeny Weeny Games, Ltd.</text:p>
          </table:table-cell>
          <table:table-cell office:value-type="string">
            <text:p>Action</text:p>
          </table:table-cell>
          <table:table-cell office:value-type="string">
            <text:p>2.6</text:p>
          </table:table-cell>
          <table:table-cell office:value-type="string">
            <text:p>1 Player</text:p>
          </table:table-cell>
          <table:table-cell office:value-type="string">
            <text:p>Predator 2 is similar to its 16-bit counterpart. The player controls Lt. Mike Harrigan in a side scrolling view (instead of an isometric one) through 7 levels.****Mike has to fight drug dealers and must rescue a certain number of hostages at each level. The Predator's three-dotted laser aim is a menace to avoid, which can kill either the hostages or Mike himself. Gang members killed drop drugs which can be picked up for points (and sent to the drugs squad). At the end of each level a boss must be defeated.****Mike can move and shoot in all 8 directions, but can only stop and shoot up, down, left and right. Besides his pistol, Mike can also collect new weapons such as grenades, shotguns, machine-guns and rifles. Body armor can be collected for health and med kits for extra lives.</text:p>
          </table:table-cell>
          <table:table-cell table:formula="of:=CONCATENATE(&quot;&lt;game name=&quot;;CHAR(34);[.A213];CHAR(34);&quot;&gt; &lt;year&gt;&quot;;[.B213];&quot;&lt;/year&gt; &lt;rating&gt;&quot;;[.C213];&quot;&lt;/rating&gt; &lt;title&gt;&quot;;[.D213];&quot;&lt;/title&gt; &lt;pub&gt;&quot;;[.E213];&quot;&lt;/pub&gt; &lt;dev&gt;&quot;;[.F213];&quot;&lt;/dev&gt; &lt;genre&gt;&quot;;[.G213];&quot;&lt;/genre&gt; &lt;score&gt;&quot;;[.H213];&quot;&lt;/score&gt; &lt;player&gt;&quot;;[.I213];&quot;&lt;/player&gt; &lt;story&gt;&quot;;[.J213];&quot;&lt;/story&gt; &lt;/game&gt;&quot;)" office:value-type="string" office:string-value="&lt;game name=&quot;Predator 2 (USA, Europe)&quot;&gt; &lt;year&gt;1992&lt;/year&gt; &lt;rating&gt;ESRB - K-A (Kids to Adults)&lt;/rating&gt; &lt;title&gt;Predator 2 &lt;/title&gt; &lt;pub&gt;Arena Entertainment&lt;/pub&gt; &lt;dev&gt;Teeny Weeny Games, Ltd.&lt;/dev&gt; &lt;genre&gt;Action&lt;/genre&gt; &lt;score&gt;2.6&lt;/score&gt; &lt;player&gt;1 Player&lt;/player&gt; &lt;story&gt;Predator 2 is similar to its 16-bit counterpart. The player controls Lt. Mike Harrigan in a side scrolling view (instead of an isometric one) through 7 levels.****Mike has to fight drug dealers and must rescue a certain number of hostages at each level. The Predator's three-dotted laser aim is a menace to avoid, which can kill either the hostages or Mike himself. Gang members killed drop drugs which can be picked up for points (and sent to the drugs squad). At the end of each level a boss must be defeated.****Mike can move and shoot in all 8 directions, but can only stop and shoot up, down, left and right. Besides his pistol, Mike can also collect new weapons such as grenades, shotguns, machine-guns and rifles. Body armor can be collected for health and med kits for extra lives.&lt;/story&gt; &lt;/game&gt;">
            <text:p>&lt;game name="Predator 2 (USA, Europe)"&gt; &lt;year&gt;1992&lt;/year&gt; &lt;rating&gt;ESRB - K-A (Kids to Adults)&lt;/rating&gt; &lt;title&gt;Predator 2 &lt;/title&gt; &lt;pub&gt;Arena Entertainment&lt;/pub&gt; &lt;dev&gt;Teeny Weeny Games, Ltd.&lt;/dev&gt; &lt;genre&gt;Action&lt;/genre&gt; &lt;score&gt;2.6&lt;/score&gt; &lt;player&gt;1 Player&lt;/player&gt; &lt;story&gt;Predator 2 is similar to its 16-bit counterpart. The player controls Lt. Mike Harrigan in a side scrolling view (instead of an isometric one) through 7 levels.****Mike has to fight drug dealers and must rescue a certain number of hostages at each level. The Predator's three-dotted laser aim is a menace to avoid, which can kill either the hostages or Mike himself. Gang members killed drop drugs which can be picked up for points (and sent to the drugs squad). At the end of each level a boss must be defeated.****Mike can move and shoot in all 8 directions, but can only stop and shoot up, down, left and right. Besides his pistol, Mike can also collect new weapons such as grenades, shotguns, machine-guns and rifles. Body armor can be collected for health and med kits for extra lives.&lt;/story&gt; &lt;/game&gt;</text:p>
          </table:table-cell>
        </table:table-row>
        <table:table-row table:style-name="ro1">
          <table:table-cell office:value-type="string">
            <text:p>Primal Rage (USA, Europe)</text:p>
          </table:table-cell>
          <table:table-cell office:value-type="string">
            <text:p>1995</text:p>
          </table:table-cell>
          <table:table-cell office:value-type="string">
            <text:p>ESRB - T (Teen)</text:p>
          </table:table-cell>
          <table:table-cell office:value-type="string">
            <text:p>Primal Rage </text:p>
          </table:table-cell>
          <table:table-cell office:value-type="string">
            <text:p>Time Warner Interactive, Inc.</text:p>
          </table:table-cell>
          <table:table-cell office:value-type="string">
            <text:p>Atari Games Corporation</text:p>
          </table:table-cell>
          <table:table-cell office:value-type="string">
            <text:p>Fighter</text:p>
          </table:table-cell>
          <table:table-cell office:value-type="string">
            <text:p>2.6</text:p>
          </table:table-cell>
          <table:table-cell office:value-type="string">
            <text:p>1-2 Players</text:p>
          </table:table-cell>
          <table:table-cell office:value-type="string">
            <text:p>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text:p>
          </table:table-cell>
          <table:table-cell table:formula="of:=CONCATENATE(&quot;&lt;game name=&quot;;CHAR(34);[.A214];CHAR(34);&quot;&gt; &lt;year&gt;&quot;;[.B214];&quot;&lt;/year&gt; &lt;rating&gt;&quot;;[.C214];&quot;&lt;/rating&gt; &lt;title&gt;&quot;;[.D214];&quot;&lt;/title&gt; &lt;pub&gt;&quot;;[.E214];&quot;&lt;/pub&gt; &lt;dev&gt;&quot;;[.F214];&quot;&lt;/dev&gt; &lt;genre&gt;&quot;;[.G214];&quot;&lt;/genre&gt; &lt;score&gt;&quot;;[.H214];&quot;&lt;/score&gt; &lt;player&gt;&quot;;[.I214];&quot;&lt;/player&gt; &lt;story&gt;&quot;;[.J214];&quot;&lt;/story&gt; &lt;/game&gt;&quot;)" office:value-type="string" office:string-value="&lt;game name=&quot;Primal Rage (USA, Europe)&quot;&gt; &lt;year&gt;1995&lt;/year&gt; &lt;rating&gt;ESRB - T (Teen)&lt;/rating&gt; &lt;title&gt;Primal Rage &lt;/title&gt; &lt;pub&gt;Time Warner Interactive, Inc.&lt;/pub&gt; &lt;dev&gt;Atari Games Corporation&lt;/dev&gt; &lt;genre&gt;Fighter&lt;/genre&gt; &lt;score&gt;2.6&lt;/score&gt; &lt;player&gt;1-2 Players&lt;/player&gt; &lt;story&gt;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lt;/story&gt; &lt;/game&gt;">
            <text:p>&lt;game name="Primal Rage (USA, Europe)"&gt; &lt;year&gt;1995&lt;/year&gt; &lt;rating&gt;ESRB - T (Teen)&lt;/rating&gt; &lt;title&gt;Primal Rage &lt;/title&gt; &lt;pub&gt;Time Warner Interactive, Inc.&lt;/pub&gt; &lt;dev&gt;Atari Games Corporation&lt;/dev&gt; &lt;genre&gt;Fighter&lt;/genre&gt; &lt;score&gt;2.6&lt;/score&gt; &lt;player&gt;1-2 Players&lt;/player&gt; &lt;story&gt;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lt;/story&gt; &lt;/game&gt;</text:p>
          </table:table-cell>
        </table:table-row>
        <table:table-row table:style-name="ro1">
          <table:table-cell office:value-type="string">
            <text:p>Prince of Persia (USA, Europe)</text:p>
          </table:table-cell>
          <table:table-cell office:value-type="string">
            <text:p>1992</text:p>
          </table:table-cell>
          <table:table-cell office:value-type="string">
            <text:p>ESRB - E (Everyone)</text:p>
          </table:table-cell>
          <table:table-cell office:value-type="string">
            <text:p>Prince of Persia </text:p>
          </table:table-cell>
          <table:table-cell office:value-type="string">
            <text:p>Tengen Inc.</text:p>
          </table:table-cell>
          <table:table-cell office:value-type="string">
            <text:p>Domark Software, Inc.</text:p>
          </table:table-cell>
          <table:table-cell office:value-type="string">
            <text:p>Platform</text:p>
          </table:table-cell>
          <table:table-cell office:value-type="string">
            <text:p>4.0</text:p>
          </table:table-cell>
          <table:table-cell office:value-type="string">
            <text:p>1 Player</text:p>
          </table:table-cell>
          <table:table-cell office:value-type="string">
            <text:p>The Grand Vizier Jaffar has thrown you into a dark dungeon and plans to marry the girl of your dreams in an hour. You're not going to let that happen are you? Try to escape from the dungeon, take out Jaffar's guards, find your way through the Sultan's palace and defeat Jaffar himself. Now go, you've got 60 minutes!****Prince of Persia is a 2D platformer with run and jump gameplay. Your hero must avoid deadly traps, solve some simple puzzles and engage in sword fights with the guards. The player has an infinite amount of lives, but has to restart at the beginning of a level each time he dies, and must complete the game within an hour. An especially noteworthy aspect of the game is the very fluent animation of your character.****The Game Boy Color and SNES versions of the game feature additional levels and new enemies. The Genesis version has a new intro and an altered set of graphics but the level layout remains almost identical to that of the original.</text:p>
          </table:table-cell>
          <table:table-cell table:formula="of:=CONCATENATE(&quot;&lt;game name=&quot;;CHAR(34);[.A215];CHAR(34);&quot;&gt; &lt;year&gt;&quot;;[.B215];&quot;&lt;/year&gt; &lt;rating&gt;&quot;;[.C215];&quot;&lt;/rating&gt; &lt;title&gt;&quot;;[.D215];&quot;&lt;/title&gt; &lt;pub&gt;&quot;;[.E215];&quot;&lt;/pub&gt; &lt;dev&gt;&quot;;[.F215];&quot;&lt;/dev&gt; &lt;genre&gt;&quot;;[.G215];&quot;&lt;/genre&gt; &lt;score&gt;&quot;;[.H215];&quot;&lt;/score&gt; &lt;player&gt;&quot;;[.I215];&quot;&lt;/player&gt; &lt;story&gt;&quot;;[.J215];&quot;&lt;/story&gt; &lt;/game&gt;&quot;)" office:value-type="string" office:string-value="&lt;game name=&quot;Prince of Persia (USA, Europe)&quot;&gt; &lt;year&gt;1992&lt;/year&gt; &lt;rating&gt;ESRB - E (Everyone)&lt;/rating&gt; &lt;title&gt;Prince of Persia &lt;/title&gt; &lt;pub&gt;Tengen Inc.&lt;/pub&gt; &lt;dev&gt;Domark Software, Inc.&lt;/dev&gt; &lt;genre&gt;Platform&lt;/genre&gt; &lt;score&gt;4.0&lt;/score&gt; &lt;player&gt;1 Player&lt;/player&gt; &lt;story&gt;The Grand Vizier Jaffar has thrown you into a dark dungeon and plans to marry the girl of your dreams in an hour. You're not going to let that happen are you? Try to escape from the dungeon, take out Jaffar's guards, find your way through the Sultan's palace and defeat Jaffar himself. Now go, you've got 60 minutes!****Prince of Persia is a 2D platformer with run and jump gameplay. Your hero must avoid deadly traps, solve some simple puzzles and engage in sword fights with the guards. The player has an infinite amount of lives, but has to restart at the beginning of a level each time he dies, and must complete the game within an hour. An especially noteworthy aspect of the game is the very fluent animation of your character.****The Game Boy Color and SNES versions of the game feature additional levels and new enemies. The Genesis version has a new intro and an altered set of graphics but the level layout remains almost identical to that of the original.&lt;/story&gt; &lt;/game&gt;">
            <text:p>&lt;game name="Prince of Persia (USA, Europe)"&gt; &lt;year&gt;1992&lt;/year&gt; &lt;rating&gt;ESRB - E (Everyone)&lt;/rating&gt; &lt;title&gt;Prince of Persia &lt;/title&gt; &lt;pub&gt;Tengen Inc.&lt;/pub&gt; &lt;dev&gt;Domark Software, Inc.&lt;/dev&gt; &lt;genre&gt;Platform&lt;/genre&gt; &lt;score&gt;4.0&lt;/score&gt; &lt;player&gt;1 Player&lt;/player&gt; &lt;story&gt;The Grand Vizier Jaffar has thrown you into a dark dungeon and plans to marry the girl of your dreams in an hour. You're not going to let that happen are you? Try to escape from the dungeon, take out Jaffar's guards, find your way through the Sultan's palace and defeat Jaffar himself. Now go, you've got 60 minutes!****Prince of Persia is a 2D platformer with run and jump gameplay. Your hero must avoid deadly traps, solve some simple puzzles and engage in sword fights with the guards. The player has an infinite amount of lives, but has to restart at the beginning of a level each time he dies, and must complete the game within an hour. An especially noteworthy aspect of the game is the very fluent animation of your character.****The Game Boy Color and SNES versions of the game feature additional levels and new enemies. The Genesis version has a new intro and an altered set of graphics but the level layout remains almost identical to that of the original.&lt;/story&gt; &lt;/game&gt;</text:p>
          </table:table-cell>
        </table:table-row>
        <table:table-row table:style-name="ro1">
          <table:table-cell office:value-type="string">
            <text:p>Psychic World (USA, Europe) (v1.1)</text:p>
          </table:table-cell>
          <table:table-cell office:value-type="string">
            <text:p>1991</text:p>
          </table:table-cell>
          <table:table-cell office:value-type="string">
            <text:p>ESRB - E (Everyone)</text:p>
          </table:table-cell>
          <table:table-cell office:value-type="string">
            <text:p>Psychic World </text:p>
          </table:table-cell>
          <table:table-cell office:value-type="string">
            <text:p>SEGA of America, Inc.</text:p>
          </table:table-cell>
          <table:table-cell office:value-type="string">
            <text:p>Hertz Co. Ltd</text:p>
          </table:table-cell>
          <table:table-cell office:value-type="string">
            <text:p>Action</text:p>
          </table:table-cell>
          <table:table-cell office:value-type="string">
            <text:p>3.5</text:p>
          </table:table-cell>
          <table:table-cell office:value-type="string">
            <text:p>1 Player</text:p>
          </table:table-cell>
          <table:table-cell office:value-type="string">
            <text:p>A scientist and his two female assistants work on ESP research in a remote science laboratory. <text:s/>One day, a section of the lab blows up. <text:s/>It turned out that the monsters kept for experiments escaped and took one of the assistants with them. <text:s/>The scientist gives an "ESP booster" to the remaining assistant so she can go rescue her.****Your character possesses psychic power which she uses to blast away her enemies. <text:s/>You start the game with few powers and eventually gain more as items dropped by monsters are picked up. <text:s/>You control powers such as fire, ice, sonic waves, temporary invincibility, levitation, and more. <text:s/>Press Down + Button 2 to access your arsenal of powers.</text:p>
          </table:table-cell>
          <table:table-cell table:formula="of:=CONCATENATE(&quot;&lt;game name=&quot;;CHAR(34);[.A216];CHAR(34);&quot;&gt; &lt;year&gt;&quot;;[.B216];&quot;&lt;/year&gt; &lt;rating&gt;&quot;;[.C216];&quot;&lt;/rating&gt; &lt;title&gt;&quot;;[.D216];&quot;&lt;/title&gt; &lt;pub&gt;&quot;;[.E216];&quot;&lt;/pub&gt; &lt;dev&gt;&quot;;[.F216];&quot;&lt;/dev&gt; &lt;genre&gt;&quot;;[.G216];&quot;&lt;/genre&gt; &lt;score&gt;&quot;;[.H216];&quot;&lt;/score&gt; &lt;player&gt;&quot;;[.I216];&quot;&lt;/player&gt; &lt;story&gt;&quot;;[.J216];&quot;&lt;/story&gt; &lt;/game&gt;&quot;)" office:value-type="string" office:string-value="&lt;game name=&quot;Psychic World (USA, Europe) (v1.1)&quot;&gt; &lt;year&gt;1991&lt;/year&gt; &lt;rating&gt;ESRB - E (Everyone)&lt;/rating&gt; &lt;title&gt;Psychic World &lt;/title&gt; &lt;pub&gt;SEGA of America, Inc.&lt;/pub&gt; &lt;dev&gt;Hertz Co. Ltd&lt;/dev&gt; &lt;genre&gt;Action&lt;/genre&gt; &lt;score&gt;3.5&lt;/score&gt; &lt;player&gt;1 Player&lt;/player&gt; &lt;story&gt;A scientist and his two female assistants work on ESP research in a remote science laboratory.  One day, a section of the lab blows up.  It turned out that the monsters kept for experiments escaped and took one of the assistants with them.  The scientist gives an &quot;ESP booster&quot; to the remaining assistant so she can go rescue her.****Your character possesses psychic power which she uses to blast away her enemies.  You start the game with few powers and eventually gain more as items dropped by monsters are picked up.  You control powers such as fire, ice, sonic waves, temporary invincibility, levitation, and more.  Press Down + Button 2 to access your arsenal of powers.&lt;/story&gt; &lt;/game&gt;">
            <text:p>&lt;game name="Psychic World (USA, Europe) (v1.1)"&gt; &lt;year&gt;1991&lt;/year&gt; &lt;rating&gt;ESRB - E (Everyone)&lt;/rating&gt; &lt;title&gt;Psychic World &lt;/title&gt; &lt;pub&gt;SEGA of America, Inc.&lt;/pub&gt; &lt;dev&gt;Hertz Co. Ltd&lt;/dev&gt; &lt;genre&gt;Action&lt;/genre&gt; &lt;score&gt;3.5&lt;/score&gt; &lt;player&gt;1 Player&lt;/player&gt; &lt;story&gt;A scientist and his two female assistants work on ESP research in a remote science laboratory. <text:s/>One day, a section of the lab blows up. <text:s/>It turned out that the monsters kept for experiments escaped and took one of the assistants with them. <text:s/>The scientist gives an "ESP booster" to the remaining assistant so she can go rescue her.****Your character possesses psychic power which she uses to blast away her enemies. <text:s/>You start the game with few powers and eventually gain more as items dropped by monsters are picked up. <text:s/>You control powers such as fire, ice, sonic waves, temporary invincibility, levitation, and more. <text:s/>Press Down + Button 2 to access your arsenal of powers.&lt;/story&gt; &lt;/game&gt;</text:p>
          </table:table-cell>
        </table:table-row>
        <table:table-row table:style-name="ro1">
          <table:table-cell office:value-type="string">
            <text:p>Putt &amp; Putter (USA, Europe)</text:p>
          </table:table-cell>
          <table:table-cell office:value-type="string">
            <text:p>1991</text:p>
          </table:table-cell>
          <table:table-cell office:value-type="string">
            <text:p>ESRB - E (Everyone)</text:p>
          </table:table-cell>
          <table:table-cell office:value-type="string">
            <text:p>Putt &amp; Putter </text:p>
          </table:table-cell>
          <table:table-cell office:value-type="string">
            <text:p>SEGA Enterprises Ltd.</text:p>
          </table:table-cell>
          <table:table-cell office:value-type="string">
            <text:p>SIMS Co., Ltd.</text:p>
          </table:table-cell>
          <table:table-cell office:value-type="string">
            <text:p>Sports/Golf</text:p>
          </table:table-cell>
          <table:table-cell office:value-type="string">
            <text:p>1.9</text:p>
          </table:table-cell>
          <table:table-cell office:value-type="string">
            <text:p>1-2 Players</text:p>
          </table:table-cell>
          <table:table-cell office:value-type="string">
            <text:p>Putt &amp; Putter is an isometric mini-golf game for 1-2 players. The game has different height levels. Because there are even bumpers, the game is like a mixture of a classic minigolf game, a pinball game and the classic game "Marble Madness".</text:p>
          </table:table-cell>
          <table:table-cell table:formula="of:=CONCATENATE(&quot;&lt;game name=&quot;;CHAR(34);[.A217];CHAR(34);&quot;&gt; &lt;year&gt;&quot;;[.B217];&quot;&lt;/year&gt; &lt;rating&gt;&quot;;[.C217];&quot;&lt;/rating&gt; &lt;title&gt;&quot;;[.D217];&quot;&lt;/title&gt; &lt;pub&gt;&quot;;[.E217];&quot;&lt;/pub&gt; &lt;dev&gt;&quot;;[.F217];&quot;&lt;/dev&gt; &lt;genre&gt;&quot;;[.G217];&quot;&lt;/genre&gt; &lt;score&gt;&quot;;[.H217];&quot;&lt;/score&gt; &lt;player&gt;&quot;;[.I217];&quot;&lt;/player&gt; &lt;story&gt;&quot;;[.J217];&quot;&lt;/story&gt; &lt;/game&gt;&quot;)" office:value-type="string" office:string-value="&lt;game name=&quot;Putt &amp; Putter (USA, Europe)&quot;&gt; &lt;year&gt;1991&lt;/year&gt; &lt;rating&gt;ESRB - E (Everyone)&lt;/rating&gt; &lt;title&gt;Putt &amp; Putter &lt;/title&gt; &lt;pub&gt;SEGA Enterprises Ltd.&lt;/pub&gt; &lt;dev&gt;SIMS Co., Ltd.&lt;/dev&gt; &lt;genre&gt;Sports/Golf&lt;/genre&gt; &lt;score&gt;1.9&lt;/score&gt; &lt;player&gt;1-2 Players&lt;/player&gt; &lt;story&gt;Putt &amp; Putter is an isometric mini-golf game for 1-2 players. The game has different height levels. Because there are even bumpers, the game is like a mixture of a classic minigolf game, a pinball game and the classic game &quot;Marble Madness&quot;.&lt;/story&gt; &lt;/game&gt;">
            <text:p>&lt;game name="Putt &amp; Putter (USA, Europe)"&gt; &lt;year&gt;1991&lt;/year&gt; &lt;rating&gt;ESRB - E (Everyone)&lt;/rating&gt; &lt;title&gt;Putt &amp; Putter &lt;/title&gt; &lt;pub&gt;SEGA Enterprises Ltd.&lt;/pub&gt; &lt;dev&gt;SIMS Co., Ltd.&lt;/dev&gt; &lt;genre&gt;Sports/Golf&lt;/genre&gt; &lt;score&gt;1.9&lt;/score&gt; &lt;player&gt;1-2 Players&lt;/player&gt; &lt;story&gt;Putt &amp; Putter is an isometric mini-golf game for 1-2 players. The game has different height levels. Because there are even bumpers, the game is like a mixture of a classic minigolf game, a pinball game and the classic game "Marble Madness".&lt;/story&gt; &lt;/game&gt;</text:p>
          </table:table-cell>
        </table:table-row>
        <table:table-row table:style-name="ro1">
          <table:table-cell office:value-type="string">
            <text:p>Puyo Puyo (Japan)</text:p>
          </table:table-cell>
          <table:table-cell office:value-type="string">
            <text:p>1993</text:p>
          </table:table-cell>
          <table:table-cell office:value-type="string">
            <text:p>ESRB - E (Everyone)</text:p>
          </table:table-cell>
          <table:table-cell office:value-type="string">
            <text:p>Puyo Puyo </text:p>
          </table:table-cell>
          <table:table-cell office:value-type="string">
            <text:p>SEGA Enterprises Ltd.</text:p>
          </table:table-cell>
          <table:table-cell office:value-type="string">
            <text:p>Compile</text:p>
          </table:table-cell>
          <table:table-cell office:value-type="string">
            <text:p>Puzzle</text:p>
          </table:table-cell>
          <table:table-cell office:value-type="string">
            <text:p>4.0</text:p>
          </table:table-cell>
          <table:table-cell office:value-type="string">
            <text:p>1-2 Players</text:p>
          </table:table-cell>
          <table:table-cell office:value-type="string">
            <text:p>This is a falling pieces puzzle, Puyo Puyo originated on the MSX system and was later turned into an arcade hall version. Get four same-colored puyos touching each other to make them disappear. If more puyos of the same color are connected then they will disappear too. This game can be played simultaneously by two players for a competitive gameplay. Hinder your opponent by making multiple puyo combinations.</text:p>
          </table:table-cell>
          <table:table-cell table:formula="of:=CONCATENATE(&quot;&lt;game name=&quot;;CHAR(34);[.A218];CHAR(34);&quot;&gt; &lt;year&gt;&quot;;[.B218];&quot;&lt;/year&gt; &lt;rating&gt;&quot;;[.C218];&quot;&lt;/rating&gt; &lt;title&gt;&quot;;[.D218];&quot;&lt;/title&gt; &lt;pub&gt;&quot;;[.E218];&quot;&lt;/pub&gt; &lt;dev&gt;&quot;;[.F218];&quot;&lt;/dev&gt; &lt;genre&gt;&quot;;[.G218];&quot;&lt;/genre&gt; &lt;score&gt;&quot;;[.H218];&quot;&lt;/score&gt; &lt;player&gt;&quot;;[.I218];&quot;&lt;/player&gt; &lt;story&gt;&quot;;[.J218];&quot;&lt;/story&gt; &lt;/game&gt;&quot;)" office:value-type="string" office:string-value="&lt;game name=&quot;Puyo Puyo (Japan)&quot;&gt; &lt;year&gt;1993&lt;/year&gt; &lt;rating&gt;ESRB - E (Everyone)&lt;/rating&gt; &lt;title&gt;Puyo Puyo &lt;/title&gt; &lt;pub&gt;SEGA Enterprises Ltd.&lt;/pub&gt; &lt;dev&gt;Compile&lt;/dev&gt; &lt;genre&gt;Puzzle&lt;/genre&gt; &lt;score&gt;4.0&lt;/score&gt; &lt;player&gt;1-2 Players&lt;/player&gt; &lt;story&gt;This is a falling pieces puzzle, Puyo Puyo originated on the MSX system and was later turned into an arcade hall version. Get four same-colored puyos touching each other to make them disappear. If more puyos of the same color are connected then they will disappear too. This game can be played simultaneously by two players for a competitive gameplay. Hinder your opponent by making multiple puyo combinations.&lt;/story&gt; &lt;/game&gt;">
            <text:p>&lt;game name="Puyo Puyo (Japan)"&gt; &lt;year&gt;1993&lt;/year&gt; &lt;rating&gt;ESRB - E (Everyone)&lt;/rating&gt; &lt;title&gt;Puyo Puyo &lt;/title&gt; &lt;pub&gt;SEGA Enterprises Ltd.&lt;/pub&gt; &lt;dev&gt;Compile&lt;/dev&gt; &lt;genre&gt;Puzzle&lt;/genre&gt; &lt;score&gt;4.0&lt;/score&gt; &lt;player&gt;1-2 Players&lt;/player&gt; &lt;story&gt;This is a falling pieces puzzle, Puyo Puyo originated on the MSX system and was later turned into an arcade hall version. Get four same-colored puyos touching each other to make them disappear. If more puyos of the same color are connected then they will disappear too. This game can be played simultaneously by two players for a competitive gameplay. Hinder your opponent by making multiple puyo combinations.&lt;/story&gt; &lt;/game&gt;</text:p>
          </table:table-cell>
        </table:table-row>
        <table:table-row table:style-name="ro1">
          <table:table-cell office:value-type="string">
            <text:p>Puyo Puyo 2 (Japan)</text:p>
          </table:table-cell>
          <table:table-cell office:value-type="string">
            <text:p>1994</text:p>
          </table:table-cell>
          <table:table-cell office:value-type="string">
            <text:p>ESRB - E (Everyone)</text:p>
          </table:table-cell>
          <table:table-cell office:value-type="string">
            <text:p>Puyo Puyo 2 </text:p>
          </table:table-cell>
          <table:table-cell table:number-columns-repeated="2" office:value-type="string">
            <text:p>Compile</text:p>
          </table:table-cell>
          <table:table-cell office:value-type="string">
            <text:p>Puzzle</text:p>
          </table:table-cell>
          <table:table-cell office:value-type="string">
            <text:p>4.0</text:p>
          </table:table-cell>
          <table:table-cell office:value-type="string">
            <text:p>1-2 Players</text:p>
          </table:table-cell>
          <table:table-cell office:value-type="string">
            <text:p>A falling block game in which the goal is the combine four or more blocks of the same color which then disappear. The remain blocks will fall down and can produce combos which can cause special blocks (can only be destroyed by eliminating adjunct blocks) to appear at the enemies field.****This game includes a story mode, in which Arle (the main character) fights against computer enemies, a vs player mode, a four player mode (SNES only), and an endless mode (SNES only).</text:p>
          </table:table-cell>
          <table:table-cell table:formula="of:=CONCATENATE(&quot;&lt;game name=&quot;;CHAR(34);[.A219];CHAR(34);&quot;&gt; &lt;year&gt;&quot;;[.B219];&quot;&lt;/year&gt; &lt;rating&gt;&quot;;[.C219];&quot;&lt;/rating&gt; &lt;title&gt;&quot;;[.D219];&quot;&lt;/title&gt; &lt;pub&gt;&quot;;[.E219];&quot;&lt;/pub&gt; &lt;dev&gt;&quot;;[.F219];&quot;&lt;/dev&gt; &lt;genre&gt;&quot;;[.G219];&quot;&lt;/genre&gt; &lt;score&gt;&quot;;[.H219];&quot;&lt;/score&gt; &lt;player&gt;&quot;;[.I219];&quot;&lt;/player&gt; &lt;story&gt;&quot;;[.J219];&quot;&lt;/story&gt; &lt;/game&gt;&quot;)" office:value-type="string" office:string-value="&lt;game name=&quot;Puyo Puyo 2 (Japan)&quot;&gt; &lt;year&gt;1994&lt;/year&gt; &lt;rating&gt;ESRB - E (Everyone)&lt;/rating&gt; &lt;title&gt;Puyo Puyo 2 &lt;/title&gt; &lt;pub&gt;Compile&lt;/pub&gt; &lt;dev&gt;Compile&lt;/dev&gt; &lt;genre&gt;Puzzle&lt;/genre&gt; &lt;score&gt;4.0&lt;/score&gt; &lt;player&gt;1-2 Players&lt;/player&gt; &lt;story&gt;A falling block game in which the goal is the combine four or more blocks of the same color which then disappear. The remain blocks will fall down and can produce combos which can cause special blocks (can only be destroyed by eliminating adjunct blocks) to appear at the enemies field.****This game includes a story mode, in which Arle (the main character) fights against computer enemies, a vs player mode, a four player mode (SNES only), and an endless mode (SNES only).&lt;/story&gt; &lt;/game&gt;">
            <text:p>&lt;game name="Puyo Puyo 2 (Japan)"&gt; &lt;year&gt;1994&lt;/year&gt; &lt;rating&gt;ESRB - E (Everyone)&lt;/rating&gt; &lt;title&gt;Puyo Puyo 2 &lt;/title&gt; &lt;pub&gt;Compile&lt;/pub&gt; &lt;dev&gt;Compile&lt;/dev&gt; &lt;genre&gt;Puzzle&lt;/genre&gt; &lt;score&gt;4.0&lt;/score&gt; &lt;player&gt;1-2 Players&lt;/player&gt; &lt;story&gt;A falling block game in which the goal is the combine four or more blocks of the same color which then disappear. The remain blocks will fall down and can produce combos which can cause special blocks (can only be destroyed by eliminating adjunct blocks) to appear at the enemies field.****This game includes a story mode, in which Arle (the main character) fights against computer enemies, a vs player mode, a four player mode (SNES only), and an endless mode (SNES only).&lt;/story&gt; &lt;/game&gt;</text:p>
          </table:table-cell>
        </table:table-row>
        <table:table-row table:style-name="ro1">
          <table:table-cell office:value-type="string">
            <text:p>Quest for the Shaven Yak Starring Ren Hoek &amp; Stimpy (USA, Europe)</text:p>
          </table:table-cell>
          <table:table-cell office:value-type="string">
            <text:p>1994</text:p>
          </table:table-cell>
          <table:table-cell office:value-type="string">
            <text:p>ESRB - E (Everyone)</text:p>
          </table:table-cell>
          <table:table-cell office:value-type="string">
            <text:p>Quest for the Shaven Yak Starring Ren Hoek &amp; Stimpy </text:p>
          </table:table-cell>
          <table:table-cell office:value-type="string">
            <text:p>SEGA of America, Inc.</text:p>
          </table:table-cell>
          <table:table-cell office:value-type="string">
            <text:p>Realtime Associates, Inc.</text:p>
          </table:table-cell>
          <table:table-cell office:value-type="string">
            <text:p>Platform</text:p>
          </table:table-cell>
          <table:table-cell office:value-type="string">
            <text:p>2.8</text:p>
          </table:table-cell>
          <table:table-cell office:value-type="string">
            <text:p>1 Player</text:p>
          </table:table-cell>
          <table:table-cell office:value-type="string">
            <text:p>Ren and Stimpy just found a pair of hooves which belong to the great Shaven Yak, who lost them in the last Yak shaving day. Now they must find the Shaven Yak and return him his hooves, or there won't be any more Yak shaving days!****In this platform game the player is prompted to choose playing either as Ren or Stimpy at the start of new life or some stages. Both can jump and shoot (Ren shoots toothbrushes, Stimpy spits), but each one has his own special ability: Ren can perform high jumps, Stimpy can smash things jumping over them. Each character starts the game with three lives.****Throughout levels such as "The Blacker Than Black Forest", "The Stinking Dry Desert" or "The Stinking Wet Bayou", Ren and Stimpy will face most animal enemies, such as birds, frogs, vultures, woodpeckers, snakes, etc. The levels are divided in few or several sub-level, and at the end of each level, they'll face a boss.****They'll also find some unusual weapons, as a slice of bread (which flies in circles), a remote controller (which casts electric waves) and a soap bar (which casts bubbles). If they get hit when using a weapon, they'll lose it, but won't lose health. They'll gain health by picking items like TVs, cash bags, bottles and boots.</text:p>
          </table:table-cell>
          <table:table-cell table:formula="of:=CONCATENATE(&quot;&lt;game name=&quot;;CHAR(34);[.A220];CHAR(34);&quot;&gt; &lt;year&gt;&quot;;[.B220];&quot;&lt;/year&gt; &lt;rating&gt;&quot;;[.C220];&quot;&lt;/rating&gt; &lt;title&gt;&quot;;[.D220];&quot;&lt;/title&gt; &lt;pub&gt;&quot;;[.E220];&quot;&lt;/pub&gt; &lt;dev&gt;&quot;;[.F220];&quot;&lt;/dev&gt; &lt;genre&gt;&quot;;[.G220];&quot;&lt;/genre&gt; &lt;score&gt;&quot;;[.H220];&quot;&lt;/score&gt; &lt;player&gt;&quot;;[.I220];&quot;&lt;/player&gt; &lt;story&gt;&quot;;[.J220];&quot;&lt;/story&gt; &lt;/game&gt;&quot;)" office:value-type="string" office:string-value="&lt;game name=&quot;Quest for the Shaven Yak Starring Ren Hoek &amp; Stimpy (USA, Europe)&quot;&gt; &lt;year&gt;1994&lt;/year&gt; &lt;rating&gt;ESRB - E (Everyone)&lt;/rating&gt; &lt;title&gt;Quest for the Shaven Yak Starring Ren Hoek &amp; Stimpy &lt;/title&gt; &lt;pub&gt;SEGA of America, Inc.&lt;/pub&gt; &lt;dev&gt;Realtime Associates, Inc.&lt;/dev&gt; &lt;genre&gt;Platform&lt;/genre&gt; &lt;score&gt;2.8&lt;/score&gt; &lt;player&gt;1 Player&lt;/player&gt; &lt;story&gt;Ren and Stimpy just found a pair of hooves which belong to the great Shaven Yak, who lost them in the last Yak shaving day. Now they must find the Shaven Yak and return him his hooves, or there won't be any more Yak shaving days!****In this platform game the player is prompted to choose playing either as Ren or Stimpy at the start of new life or some stages. Both can jump and shoot (Ren shoots toothbrushes, Stimpy spits), but each one has his own special ability: Ren can perform high jumps, Stimpy can smash things jumping over them. Each character starts the game with three lives.****Throughout levels such as &quot;The Blacker Than Black Forest&quot;, &quot;The Stinking Dry Desert&quot; or &quot;The Stinking Wet Bayou&quot;, Ren and Stimpy will face most animal enemies, such as birds, frogs, vultures, woodpeckers, snakes, etc. The levels are divided in few or several sub-level, and at the end of each level, they'll face a boss.****They'll also find some unusual weapons, as a slice of bread (which flies in circles), a remote controller (which casts electric waves) and a soap bar (which casts bubbles). If they get hit when using a weapon, they'll lose it, but won't lose health. They'll gain health by picking items like TVs, cash bags, bottles and boots.&lt;/story&gt; &lt;/game&gt;">
            <text:p>&lt;game name="Quest for the Shaven Yak Starring Ren Hoek &amp; Stimpy (USA, Europe)"&gt; &lt;year&gt;1994&lt;/year&gt; &lt;rating&gt;ESRB - E (Everyone)&lt;/rating&gt; &lt;title&gt;Quest for the Shaven Yak Starring Ren Hoek &amp; Stimpy &lt;/title&gt; &lt;pub&gt;SEGA of America, Inc.&lt;/pub&gt; &lt;dev&gt;Realtime Associates, Inc.&lt;/dev&gt; &lt;genre&gt;Platform&lt;/genre&gt; &lt;score&gt;2.8&lt;/score&gt; &lt;player&gt;1 Player&lt;/player&gt; &lt;story&gt;Ren and Stimpy just found a pair of hooves which belong to the great Shaven Yak, who lost them in the last Yak shaving day. Now they must find the Shaven Yak and return him his hooves, or there won't be any more Yak shaving days!****In this platform game the player is prompted to choose playing either as Ren or Stimpy at the start of new life or some stages. Both can jump and shoot (Ren shoots toothbrushes, Stimpy spits), but each one has his own special ability: Ren can perform high jumps, Stimpy can smash things jumping over them. Each character starts the game with three lives.****Throughout levels such as "The Blacker Than Black Forest", "The Stinking Dry Desert" or "The Stinking Wet Bayou", Ren and Stimpy will face most animal enemies, such as birds, frogs, vultures, woodpeckers, snakes, etc. The levels are divided in few or several sub-level, and at the end of each level, they'll face a boss.****They'll also find some unusual weapons, as a slice of bread (which flies in circles), a remote controller (which casts electric waves) and a soap bar (which casts bubbles). If they get hit when using a weapon, they'll lose it, but won't lose health. They'll gain health by picking items like TVs, cash bags, bottles and boots.&lt;/story&gt; &lt;/game&gt;</text:p>
          </table:table-cell>
        </table:table-row>
        <table:table-row table:style-name="ro1">
          <table:table-cell office:value-type="string">
            <text:p>R.B.I. Baseball '94 (USA)</text:p>
          </table:table-cell>
          <table:table-cell office:value-type="string">
            <text:p>1994</text:p>
          </table:table-cell>
          <table:table-cell office:value-type="string">
            <text:p>ESRB - E (Everyone)</text:p>
          </table:table-cell>
          <table:table-cell office:value-type="string">
            <text:p>R.B.I. Baseball '94 </text:p>
          </table:table-cell>
          <table:table-cell office:value-type="string">
            <text:p>Time Warner Interactive, Inc.</text:p>
          </table:table-cell>
          <table:table-cell office:value-type="string">
            <text:p>Tengen Inc.</text:p>
          </table:table-cell>
          <table:table-cell office:value-type="string">
            <text:p>Sports/Baseball</text:p>
          </table:table-cell>
          <table:table-cell office:value-type="string">
            <text:p>3.2</text:p>
          </table:table-cell>
          <table:table-cell office:value-type="string">
            <text:p>1-2 Players</text:p>
          </table:table-cell>
          <table:table-cell office:value-type="string">
            <text:p>This handheld version is different from it's console cousin in terms of content. <text:s/>While the game still features 28 teams modeled after their real-life 1993 MLB counterparts (with the exception of the MLB license) there are fewer players in this version. <text:s/>Each team also has previous hall of fame teams that range back into the 1980's.****There is only one mode of play available, a single-player exhibition where the player picks a team to face off against a computer A.I. team. <text:s/>However, if the player picks two teams from the same league, the game will have the player compete in a best-of-seven series, complete with passwords. <text:s/>There is also a Watch option that lets the player watch two computer A.I. teams compete against each other.</text:p>
          </table:table-cell>
          <table:table-cell table:formula="of:=CONCATENATE(&quot;&lt;game name=&quot;;CHAR(34);[.A221];CHAR(34);&quot;&gt; &lt;year&gt;&quot;;[.B221];&quot;&lt;/year&gt; &lt;rating&gt;&quot;;[.C221];&quot;&lt;/rating&gt; &lt;title&gt;&quot;;[.D221];&quot;&lt;/title&gt; &lt;pub&gt;&quot;;[.E221];&quot;&lt;/pub&gt; &lt;dev&gt;&quot;;[.F221];&quot;&lt;/dev&gt; &lt;genre&gt;&quot;;[.G221];&quot;&lt;/genre&gt; &lt;score&gt;&quot;;[.H221];&quot;&lt;/score&gt; &lt;player&gt;&quot;;[.I221];&quot;&lt;/player&gt; &lt;story&gt;&quot;;[.J221];&quot;&lt;/story&gt; &lt;/game&gt;&quot;)" office:value-type="string" office:string-value="&lt;game name=&quot;R.B.I. Baseball '94 (USA)&quot;&gt; &lt;year&gt;1994&lt;/year&gt; &lt;rating&gt;ESRB - E (Everyone)&lt;/rating&gt; &lt;title&gt;R.B.I. Baseball '94 &lt;/title&gt; &lt;pub&gt;Time Warner Interactive, Inc.&lt;/pub&gt; &lt;dev&gt;Tengen Inc.&lt;/dev&gt; &lt;genre&gt;Sports/Baseball&lt;/genre&gt; &lt;score&gt;3.2&lt;/score&gt; &lt;player&gt;1-2 Players&lt;/player&gt; &lt;story&gt;This handheld version is different from it's console cousin in terms of content.  While the game still features 28 teams modeled after their real-life 1993 MLB counterparts (with the exception of the MLB license) there are fewer players in this version.  Each team also has previous hall of fame teams that range back into the 1980's.****There is only one mode of play available, a single-player exhibition where the player picks a team to face off against a computer A.I. team.  However, if the player picks two teams from the same league, the game will have the player compete in a best-of-seven series, complete with passwords.  There is also a Watch option that lets the player watch two computer A.I. teams compete against each other.&lt;/story&gt; &lt;/game&gt;">
            <text:p>&lt;game name="R.B.I. Baseball '94 (USA)"&gt; &lt;year&gt;1994&lt;/year&gt; &lt;rating&gt;ESRB - E (Everyone)&lt;/rating&gt; &lt;title&gt;R.B.I. Baseball '94 &lt;/title&gt; &lt;pub&gt;Time Warner Interactive, Inc.&lt;/pub&gt; &lt;dev&gt;Tengen Inc.&lt;/dev&gt; &lt;genre&gt;Sports/Baseball&lt;/genre&gt; &lt;score&gt;3.2&lt;/score&gt; &lt;player&gt;1-2 Players&lt;/player&gt; &lt;story&gt;This handheld version is different from it's console cousin in terms of content. <text:s/>While the game still features 28 teams modeled after their real-life 1993 MLB counterparts (with the exception of the MLB license) there are fewer players in this version. <text:s/>Each team also has previous hall of fame teams that range back into the 1980's.****There is only one mode of play available, a single-player exhibition where the player picks a team to face off against a computer A.I. team. <text:s/>However, if the player picks two teams from the same league, the game will have the player compete in a best-of-seven series, complete with passwords. <text:s/>There is also a Watch option that lets the player watch two computer A.I. teams compete against each other.&lt;/story&gt; &lt;/game&gt;</text:p>
          </table:table-cell>
        </table:table-row>
        <table:table-row table:style-name="ro1">
          <table:table-cell office:value-type="string">
            <text:p>R.C. Grand Prix (USA, Europe)</text:p>
          </table:table-cell>
          <table:table-cell office:value-type="string">
            <text:p>1992</text:p>
          </table:table-cell>
          <table:table-cell office:value-type="string">
            <text:p>ESRB - E (Everyone)</text:p>
          </table:table-cell>
          <table:table-cell office:value-type="string">
            <text:p>R.C. Grand Prix </text:p>
          </table:table-cell>
          <table:table-cell table:number-columns-repeated="2" office:value-type="string">
            <text:p>Absolute Entertainment, Inc.</text:p>
          </table:table-cell>
          <table:table-cell office:value-type="string">
            <text:p>Driving</text:p>
          </table:table-cell>
          <table:table-cell office:value-type="string">
            <text:p>3.7</text:p>
          </table:table-cell>
          <table:table-cell office:value-type="string">
            <text:p>1-4 Players</text:p>
          </table:table-cell>
          <table:table-cell office:value-type="string">
            <text:p>R.C. Grand Prix is an R.C. racing game with customizable options. <text:s/>You can upgrade your car, by adding higher capacity batteries and gear ratios in addition to the usual racer elements such as better suspension, tires and motors. <text:s/>You compete against 3 other opponents in this 3/4 overhead racer.</text:p>
          </table:table-cell>
          <table:table-cell table:formula="of:=CONCATENATE(&quot;&lt;game name=&quot;;CHAR(34);[.A222];CHAR(34);&quot;&gt; &lt;year&gt;&quot;;[.B222];&quot;&lt;/year&gt; &lt;rating&gt;&quot;;[.C222];&quot;&lt;/rating&gt; &lt;title&gt;&quot;;[.D222];&quot;&lt;/title&gt; &lt;pub&gt;&quot;;[.E222];&quot;&lt;/pub&gt; &lt;dev&gt;&quot;;[.F222];&quot;&lt;/dev&gt; &lt;genre&gt;&quot;;[.G222];&quot;&lt;/genre&gt; &lt;score&gt;&quot;;[.H222];&quot;&lt;/score&gt; &lt;player&gt;&quot;;[.I222];&quot;&lt;/player&gt; &lt;story&gt;&quot;;[.J222];&quot;&lt;/story&gt; &lt;/game&gt;&quot;)" office:value-type="string" office:string-value="&lt;game name=&quot;R.C. Grand Prix (USA, Europe)&quot;&gt; &lt;year&gt;1992&lt;/year&gt; &lt;rating&gt;ESRB - E (Everyone)&lt;/rating&gt; &lt;title&gt;R.C. Grand Prix &lt;/title&gt; &lt;pub&gt;Absolute Entertainment, Inc.&lt;/pub&gt; &lt;dev&gt;Absolute Entertainment, Inc.&lt;/dev&gt; &lt;genre&gt;Driving&lt;/genre&gt; &lt;score&gt;3.7&lt;/score&gt; &lt;player&gt;1-4 Players&lt;/player&gt; &lt;story&gt;R.C. Grand Prix is an R.C. racing game with customizable options.  You can upgrade your car, by adding higher capacity batteries and gear ratios in addition to the usual racer elements such as better suspension, tires and motors.  You compete against 3 other opponents in this 3/4 overhead racer.&lt;/story&gt; &lt;/game&gt;">
            <text:p>&lt;game name="R.C. Grand Prix (USA, Europe)"&gt; &lt;year&gt;1992&lt;/year&gt; &lt;rating&gt;ESRB - E (Everyone)&lt;/rating&gt; &lt;title&gt;R.C. Grand Prix &lt;/title&gt; &lt;pub&gt;Absolute Entertainment, Inc.&lt;/pub&gt; &lt;dev&gt;Absolute Entertainment, Inc.&lt;/dev&gt; &lt;genre&gt;Driving&lt;/genre&gt; &lt;score&gt;3.7&lt;/score&gt; &lt;player&gt;1-4 Players&lt;/player&gt; &lt;story&gt;R.C. Grand Prix is an R.C. racing game with customizable options. <text:s/>You can upgrade your car, by adding higher capacity batteries and gear ratios in addition to the usual racer elements such as better suspension, tires and motors. <text:s/>You compete against 3 other opponents in this 3/4 overhead racer.&lt;/story&gt; &lt;/game&gt;</text:p>
          </table:table-cell>
        </table:table-row>
        <table:table-row table:style-name="ro1">
          <table:table-cell office:value-type="string">
            <text:p>Rastan Saga (Japan)</text:p>
          </table:table-cell>
          <table:table-cell office:value-type="string">
            <text:p>1991</text:p>
          </table:table-cell>
          <table:table-cell office:value-type="string">
            <text:p>ESRB - E (Everyone)</text:p>
          </table:table-cell>
          <table:table-cell office:value-type="string">
            <text:p>Rastan Saga </text:p>
          </table:table-cell>
          <table:table-cell table:number-columns-repeated="2" office:value-type="string">
            <text:p>Taito Corporation</text:p>
          </table:table-cell>
          <table:table-cell office:value-type="string">
            <text:p>Action</text:p>
          </table:table-cell>
          <table:table-cell office:value-type="string">
            <text:p>3.5</text:p>
          </table:table-cell>
          <table:table-cell office:value-type="string">
            <text:p>1 Player</text:p>
          </table:table-cell>
          <table:table-cell office:value-type="string">
            <text:p>Rastan features five levels or hacking and slashing gameplay with a boss at the end of each level. Numerous enemies assault you on your journey such as flying demons, chimeras, valkyries, piranhas, skeleton undead and more. Fight through to the end and save the land of Lograth from certain doom.****The game features different weapons such axes, maces and fire swords, each with its own attributes like extended range or attack power. Armour can also be picked up in the forms shields, cloaks and armour, reducing the damage from enemy attacks. Other items include rings (increase the speed of your weapon) and jewelery for bonus points.</text:p>
          </table:table-cell>
          <table:table-cell table:formula="of:=CONCATENATE(&quot;&lt;game name=&quot;;CHAR(34);[.A223];CHAR(34);&quot;&gt; &lt;year&gt;&quot;;[.B223];&quot;&lt;/year&gt; &lt;rating&gt;&quot;;[.C223];&quot;&lt;/rating&gt; &lt;title&gt;&quot;;[.D223];&quot;&lt;/title&gt; &lt;pub&gt;&quot;;[.E223];&quot;&lt;/pub&gt; &lt;dev&gt;&quot;;[.F223];&quot;&lt;/dev&gt; &lt;genre&gt;&quot;;[.G223];&quot;&lt;/genre&gt; &lt;score&gt;&quot;;[.H223];&quot;&lt;/score&gt; &lt;player&gt;&quot;;[.I223];&quot;&lt;/player&gt; &lt;story&gt;&quot;;[.J223];&quot;&lt;/story&gt; &lt;/game&gt;&quot;)" office:value-type="string" office:string-value="&lt;game name=&quot;Rastan Saga (Japan)&quot;&gt; &lt;year&gt;1991&lt;/year&gt; &lt;rating&gt;ESRB - E (Everyone)&lt;/rating&gt; &lt;title&gt;Rastan Saga &lt;/title&gt; &lt;pub&gt;Taito Corporation&lt;/pub&gt; &lt;dev&gt;Taito Corporation&lt;/dev&gt; &lt;genre&gt;Action&lt;/genre&gt; &lt;score&gt;3.5&lt;/score&gt; &lt;player&gt;1 Player&lt;/player&gt; &lt;story&gt;Rastan features five levels or hacking and slashing gameplay with a boss at the end of each level. Numerous enemies assault you on your journey such as flying demons, chimeras, valkyries, piranhas, skeleton undead and more. Fight through to the end and save the land of Lograth from certain doom.****The game features different weapons such axes, maces and fire swords, each with its own attributes like extended range or attack power. Armour can also be picked up in the forms shields, cloaks and armour, reducing the damage from enemy attacks. Other items include rings (increase the speed of your weapon) and jewelery for bonus points.&lt;/story&gt; &lt;/game&gt;">
            <text:p>&lt;game name="Rastan Saga (Japan)"&gt; &lt;year&gt;1991&lt;/year&gt; &lt;rating&gt;ESRB - E (Everyone)&lt;/rating&gt; &lt;title&gt;Rastan Saga &lt;/title&gt; &lt;pub&gt;Taito Corporation&lt;/pub&gt; &lt;dev&gt;Taito Corporation&lt;/dev&gt; &lt;genre&gt;Action&lt;/genre&gt; &lt;score&gt;3.5&lt;/score&gt; &lt;player&gt;1 Player&lt;/player&gt; &lt;story&gt;Rastan features five levels or hacking and slashing gameplay with a boss at the end of each level. Numerous enemies assault you on your journey such as flying demons, chimeras, valkyries, piranhas, skeleton undead and more. Fight through to the end and save the land of Lograth from certain doom.****The game features different weapons such axes, maces and fire swords, each with its own attributes like extended range or attack power. Armour can also be picked up in the forms shields, cloaks and armour, reducing the damage from enemy attacks. Other items include rings (increase the speed of your weapon) and jewelery for bonus points.&lt;/story&gt; &lt;/game&gt;</text:p>
          </table:table-cell>
        </table:table-row>
        <table:table-row table:style-name="ro1">
          <table:table-cell office:value-type="string">
            <text:p>Revenge of Drancon (USA)</text:p>
          </table:table-cell>
          <table:table-cell office:value-type="string">
            <text:p>1991</text:p>
          </table:table-cell>
          <table:table-cell office:value-type="string">
            <text:p>ESRB - E (Everyone)</text:p>
          </table:table-cell>
          <table:table-cell office:value-type="string">
            <text:p>Revenge of Drancon </text:p>
          </table:table-cell>
          <table:table-cell table:number-columns-repeated="2" office:value-type="string">
            <text:p>Sega Corporation</text:p>
          </table:table-cell>
          <table:table-cell office:value-type="string">
            <text:p>Platform</text:p>
          </table:table-cell>
          <table:table-cell office:value-type="string">
            <text:p>3.7</text:p>
          </table:table-cell>
          <table:table-cell office:value-type="string">
            <text:p>1 Player</text:p>
          </table:table-cell>
          <table:table-cell office:value-type="string">
            <text:p>Just when things were going great with Tom-Tom and his girlfriend Tanya, some thug of a woodland king had to kidnap her and hide her away, and Tom-Tom doesn't have a clue where. That's why he has to explore deep dark forests, cross endless oceans, climb treacherous slopes, survive endless volcanoes, and even walk through clouds. But Tom-Tom will never be totally alone. You see, when he goes through the exotic locations, he has to come face to face with its inhabitants, like bees, spiders, snakes, coal-kids, frogs, bats, snails, coyotes, and octopuses, to name a few. The hatchet is Tom-Tom's only line of defense against these menaces.There are ten areas, each containing four rounds each, but the tenth area can't be accessed unless Tom-Tom collects all the dolls during his rescue mission. During his journey, he can break open different eggs that will reveal hatchets, skateboards, mushrooms, milk, and even guardian angels. You can ride the skateboard through each round, as long as you don't collide with an inhabitant. When you complete each round while still riding the skateboard, you'll start the next round still riding it. As you progress through each round, your vitality will start to get low, but it can be increased by getting milk, mushrooms, potato chips,or fruit that appear everywhere you go. As well as the normal eggs, there are also speckled eggs that must be avoided, otherwise the God of Death will be released, and once he follows you, you'll lose vitality much quickly. At the end of every fourth round, there is a king waiting to destroy you with his fireballs or lightning bolts.There are also warp-gates, but you don't find them, they find you. Warp-gates appear in rounds 1-4 of each area. If you happen to get one fruit, a special item will appear. These special items include handbags, wrist watches, a pair of shoes, a teddy bear, and a bottle of perfume. Another girl will appear and take you up to the clouds where the object is to collect as many hearts as you can without falling down or getting the item again. Once you have collected all the hearts, you can get the item to return to the surface, and more often than not, you'll get further in the round.</text:p>
          </table:table-cell>
          <table:table-cell table:formula="of:=CONCATENATE(&quot;&lt;game name=&quot;;CHAR(34);[.A224];CHAR(34);&quot;&gt; &lt;year&gt;&quot;;[.B224];&quot;&lt;/year&gt; &lt;rating&gt;&quot;;[.C224];&quot;&lt;/rating&gt; &lt;title&gt;&quot;;[.D224];&quot;&lt;/title&gt; &lt;pub&gt;&quot;;[.E224];&quot;&lt;/pub&gt; &lt;dev&gt;&quot;;[.F224];&quot;&lt;/dev&gt; &lt;genre&gt;&quot;;[.G224];&quot;&lt;/genre&gt; &lt;score&gt;&quot;;[.H224];&quot;&lt;/score&gt; &lt;player&gt;&quot;;[.I224];&quot;&lt;/player&gt; &lt;story&gt;&quot;;[.J224];&quot;&lt;/story&gt; &lt;/game&gt;&quot;)" office:value-type="string" office:string-value="&lt;game name=&quot;Revenge of Drancon (USA)&quot;&gt; &lt;year&gt;1991&lt;/year&gt; &lt;rating&gt;ESRB - E (Everyone)&lt;/rating&gt; &lt;title&gt;Revenge of Drancon &lt;/title&gt; &lt;pub&gt;Sega Corporation&lt;/pub&gt; &lt;dev&gt;Sega Corporation&lt;/dev&gt; &lt;genre&gt;Platform&lt;/genre&gt; &lt;score&gt;3.7&lt;/score&gt; &lt;player&gt;1 Player&lt;/player&gt; &lt;story&gt;Just when things were going great with Tom-Tom and his girlfriend Tanya, some thug of a woodland king had to kidnap her and hide her away, and Tom-Tom doesn't have a clue where. That's why he has to explore deep dark forests, cross endless oceans, climb treacherous slopes, survive endless volcanoes, and even walk through clouds. But Tom-Tom will never be totally alone. You see, when he goes through the exotic locations, he has to come face to face with its inhabitants, like bees, spiders, snakes, coal-kids, frogs, bats, snails, coyotes, and octopuses, to name a few. The hatchet is Tom-Tom's only line of defense against these menaces.There are ten areas, each containing four rounds each, but the tenth area can't be accessed unless Tom-Tom collects all the dolls during his rescue mission. During his journey, he can break open different eggs that will reveal hatchets, skateboards, mushrooms, milk, and even guardian angels. You can ride the skateboard through each round, as long as you don't collide with an inhabitant. When you complete each round while still riding the skateboard, you'll start the next round still riding it. As you progress through each round, your vitality will start to get low, but it can be increased by getting milk, mushrooms, potato chips,or fruit that appear everywhere you go. As well as the normal eggs, there are also speckled eggs that must be avoided, otherwise the God of Death will be released, and once he follows you, you'll lose vitality much quickly. At the end of every fourth round, there is a king waiting to destroy you with his fireballs or lightning bolts.There are also warp-gates, but you don't find them, they find you. Warp-gates appear in rounds 1-4 of each area. If you happen to get one fruit, a special item will appear. These special items include handbags, wrist watches, a pair of shoes, a teddy bear, and a bottle of perfume. Another girl will appear and take you up to the clouds where the object is to collect as many hearts as you can without falling down or getting the item again. Once you have collected all the hearts, you can get the item to return to the surface, and more often than not, you'll get further in the round.&lt;/story&gt; &lt;/game&gt;">
            <text:p>&lt;game name="Revenge of Drancon (USA)"&gt; &lt;year&gt;1991&lt;/year&gt; &lt;rating&gt;ESRB - E (Everyone)&lt;/rating&gt; &lt;title&gt;Revenge of Drancon &lt;/title&gt; &lt;pub&gt;Sega Corporation&lt;/pub&gt; &lt;dev&gt;Sega Corporation&lt;/dev&gt; &lt;genre&gt;Platform&lt;/genre&gt; &lt;score&gt;3.7&lt;/score&gt; &lt;player&gt;1 Player&lt;/player&gt; &lt;story&gt;Just when things were going great with Tom-Tom and his girlfriend Tanya, some thug of a woodland king had to kidnap her and hide her away, and Tom-Tom doesn't have a clue where. That's why he has to explore deep dark forests, cross endless oceans, climb treacherous slopes, survive endless volcanoes, and even walk through clouds. But Tom-Tom will never be totally alone. You see, when he goes through the exotic locations, he has to come face to face with its inhabitants, like bees, spiders, snakes, coal-kids, frogs, bats, snails, coyotes, and octopuses, to name a few. The hatchet is Tom-Tom's only line of defense against these menaces.There are ten areas, each containing four rounds each, but the tenth area can't be accessed unless Tom-Tom collects all the dolls during his rescue mission. During his journey, he can break open different eggs that will reveal hatchets, skateboards, mushrooms, milk, and even guardian angels. You can ride the skateboard through each round, as long as you don't collide with an inhabitant. When you complete each round while still riding the skateboard, you'll start the next round still riding it. As you progress through each round, your vitality will start to get low, but it can be increased by getting milk, mushrooms, potato chips,or fruit that appear everywhere you go. As well as the normal eggs, there are also speckled eggs that must be avoided, otherwise the God of Death will be released, and once he follows you, you'll lose vitality much quickly. At the end of every fourth round, there is a king waiting to destroy you with his fireballs or lightning bolts.There are also warp-gates, but you don't find them, they find you. Warp-gates appear in rounds 1-4 of each area. If you happen to get one fruit, a special item will appear. These special items include handbags, wrist watches, a pair of shoes, a teddy bear, and a bottle of perfume. Another girl will appear and take you up to the clouds where the object is to collect as many hearts as you can without falling down or getting the item again. Once you have collected all the hearts, you can get the item to return to the surface, and more often than not, you'll get further in the round.&lt;/story&gt; &lt;/game&gt;</text:p>
          </table:table-cell>
        </table:table-row>
        <table:table-row table:style-name="ro1">
          <table:table-cell office:value-type="string">
            <text:p>Riddick Bowe Boxing (USA)</text:p>
          </table:table-cell>
          <table:table-cell office:value-type="string">
            <text:p>1993</text:p>
          </table:table-cell>
          <table:table-cell office:value-type="string">
            <text:p>ESRB - E (Everyone)</text:p>
          </table:table-cell>
          <table:table-cell office:value-type="string">
            <text:p>Riddick Bowe Boxing </text:p>
          </table:table-cell>
          <table:table-cell office:value-type="string">
            <text:p>Extreme Entertainment Group, Inc.</text:p>
          </table:table-cell>
          <table:table-cell office:value-type="string">
            <text:p>Micronet Co. Ltd.</text:p>
          </table:table-cell>
          <table:table-cell office:value-type="string">
            <text:p>Sports/Boxing</text:p>
          </table:table-cell>
          <table:table-cell office:value-type="string">
            <text:p>2.2</text:p>
          </table:table-cell>
          <table:table-cell office:value-type="string">
            <text:p>1-2 Players</text:p>
          </table:table-cell>
          <table:table-cell office:value-type="string">
            <text:p>Riddick Bowe Boxing is another one of the many boxing games released at the time, but with subtle differences. The HUD contains damage and energy meters along with a miniature ring up the top of the screen, useful to see the player's position in the ring so as not to get backed into a corner real easily.****Players can compete in the standard, 1-Player v. CPU, 1-Player v. 2-Player or even a career mode, where there are four preset fighters to choose from along with an option to create customers boxers. The career starts out at position #25 in the ranking and players slowly work up the ladder, going to the gym in between bouts to build up stats to eventually take on "Big Daddy" himself, Riddick Bowe.****The game is practically a copy of Evander Holyfield's Real Deal Boxing, save for the graphics style and the included fighters.</text:p>
          </table:table-cell>
          <table:table-cell table:formula="of:=CONCATENATE(&quot;&lt;game name=&quot;;CHAR(34);[.A225];CHAR(34);&quot;&gt; &lt;year&gt;&quot;;[.B225];&quot;&lt;/year&gt; &lt;rating&gt;&quot;;[.C225];&quot;&lt;/rating&gt; &lt;title&gt;&quot;;[.D225];&quot;&lt;/title&gt; &lt;pub&gt;&quot;;[.E225];&quot;&lt;/pub&gt; &lt;dev&gt;&quot;;[.F225];&quot;&lt;/dev&gt; &lt;genre&gt;&quot;;[.G225];&quot;&lt;/genre&gt; &lt;score&gt;&quot;;[.H225];&quot;&lt;/score&gt; &lt;player&gt;&quot;;[.I225];&quot;&lt;/player&gt; &lt;story&gt;&quot;;[.J225];&quot;&lt;/story&gt; &lt;/game&gt;&quot;)" office:value-type="string" office:string-value="&lt;game name=&quot;Riddick Bowe Boxing (USA)&quot;&gt; &lt;year&gt;1993&lt;/year&gt; &lt;rating&gt;ESRB - E (Everyone)&lt;/rating&gt; &lt;title&gt;Riddick Bowe Boxing &lt;/title&gt; &lt;pub&gt;Extreme Entertainment Group, Inc.&lt;/pub&gt; &lt;dev&gt;Micronet Co. Ltd.&lt;/dev&gt; &lt;genre&gt;Sports/Boxing&lt;/genre&gt; &lt;score&gt;2.2&lt;/score&gt; &lt;player&gt;1-2 Players&lt;/player&gt; &lt;story&gt;Riddick Bowe Boxing is another one of the many boxing games released at the time, but with subtle differences. The HUD contains damage and energy meters along with a miniature ring up the top of the screen, useful to see the player's position in the ring so as not to get backed into a corner real easily.****Players can compete in the standard, 1-Player v. CPU, 1-Player v. 2-Player or even a career mode, where there are four preset fighters to choose from along with an option to create customers boxers. The career starts out at position #25 in the ranking and players slowly work up the ladder, going to the gym in between bouts to build up stats to eventually take on &quot;Big Daddy&quot; himself, Riddick Bowe.****The game is practically a copy of Evander Holyfield's Real Deal Boxing, save for the graphics style and the included fighters.&lt;/story&gt; &lt;/game&gt;">
            <text:p>&lt;game name="Riddick Bowe Boxing (USA)"&gt; &lt;year&gt;1993&lt;/year&gt; &lt;rating&gt;ESRB - E (Everyone)&lt;/rating&gt; &lt;title&gt;Riddick Bowe Boxing &lt;/title&gt; &lt;pub&gt;Extreme Entertainment Group, Inc.&lt;/pub&gt; &lt;dev&gt;Micronet Co. Ltd.&lt;/dev&gt; &lt;genre&gt;Sports/Boxing&lt;/genre&gt; &lt;score&gt;2.2&lt;/score&gt; &lt;player&gt;1-2 Players&lt;/player&gt; &lt;story&gt;Riddick Bowe Boxing is another one of the many boxing games released at the time, but with subtle differences. The HUD contains damage and energy meters along with a miniature ring up the top of the screen, useful to see the player's position in the ring so as not to get backed into a corner real easily.****Players can compete in the standard, 1-Player v. CPU, 1-Player v. 2-Player or even a career mode, where there are four preset fighters to choose from along with an option to create customers boxers. The career starts out at position #25 in the ranking and players slowly work up the ladder, going to the gym in between bouts to build up stats to eventually take on "Big Daddy" himself, Riddick Bowe.****The game is practically a copy of Evander Holyfield's Real Deal Boxing, save for the graphics style and the included fighters.&lt;/story&gt; &lt;/game&gt;</text:p>
          </table:table-cell>
        </table:table-row>
        <table:table-row table:style-name="ro1">
          <table:table-cell office:value-type="string">
            <text:p>Rise of the Robots (USA, Europe)</text:p>
          </table:table-cell>
          <table:table-cell office:value-type="string">
            <text:p>1995</text:p>
          </table:table-cell>
          <table:table-cell office:value-type="string">
            <text:p>ESRB - E (Everyone)</text:p>
          </table:table-cell>
          <table:table-cell office:value-type="string">
            <text:p>Rise of the Robots </text:p>
          </table:table-cell>
          <table:table-cell office:value-type="string">
            <text:p>Acclaim Entertainment, Inc.</text:p>
          </table:table-cell>
          <table:table-cell office:value-type="string">
            <text:p>Instinct Design</text:p>
          </table:table-cell>
          <table:table-cell office:value-type="string">
            <text:p>Fighter</text:p>
          </table:table-cell>
          <table:table-cell office:value-type="string">
            <text:p>2.7</text:p>
          </table:table-cell>
          <table:table-cell office:value-type="string">
            <text:p>1-2 Players</text:p>
          </table:table-cell>
          <table:table-cell office:value-type="string">
            <text:p>You are a cyborg handyman in the far away future sent to a huge megacorporation where an evil AI has taken control of the companies robots. You are charged with facing these robots in combat and eliminating them one by one to reach the core and deactivate the AI.****Gameplay wise this is a standard beat-em-up with gorgeous graphics. It has some annoying limitations like not being able to jump over your enemy and only one fire button.</text:p>
          </table:table-cell>
          <table:table-cell table:formula="of:=CONCATENATE(&quot;&lt;game name=&quot;;CHAR(34);[.A226];CHAR(34);&quot;&gt; &lt;year&gt;&quot;;[.B226];&quot;&lt;/year&gt; &lt;rating&gt;&quot;;[.C226];&quot;&lt;/rating&gt; &lt;title&gt;&quot;;[.D226];&quot;&lt;/title&gt; &lt;pub&gt;&quot;;[.E226];&quot;&lt;/pub&gt; &lt;dev&gt;&quot;;[.F226];&quot;&lt;/dev&gt; &lt;genre&gt;&quot;;[.G226];&quot;&lt;/genre&gt; &lt;score&gt;&quot;;[.H226];&quot;&lt;/score&gt; &lt;player&gt;&quot;;[.I226];&quot;&lt;/player&gt; &lt;story&gt;&quot;;[.J226];&quot;&lt;/story&gt; &lt;/game&gt;&quot;)" office:value-type="string" office:string-value="&lt;game name=&quot;Rise of the Robots (USA, Europe)&quot;&gt; &lt;year&gt;1995&lt;/year&gt; &lt;rating&gt;ESRB - E (Everyone)&lt;/rating&gt; &lt;title&gt;Rise of the Robots &lt;/title&gt; &lt;pub&gt;Acclaim Entertainment, Inc.&lt;/pub&gt; &lt;dev&gt;Instinct Design&lt;/dev&gt; &lt;genre&gt;Fighter&lt;/genre&gt; &lt;score&gt;2.7&lt;/score&gt; &lt;player&gt;1-2 Players&lt;/player&gt; &lt;story&gt;You are a cyborg handyman in the far away future sent to a huge megacorporation where an evil AI has taken control of the companies robots. You are charged with facing these robots in combat and eliminating them one by one to reach the core and deactivate the AI.****Gameplay wise this is a standard beat-em-up with gorgeous graphics. It has some annoying limitations like not being able to jump over your enemy and only one fire button.&lt;/story&gt; &lt;/game&gt;">
            <text:p>&lt;game name="Rise of the Robots (USA, Europe)"&gt; &lt;year&gt;1995&lt;/year&gt; &lt;rating&gt;ESRB - E (Everyone)&lt;/rating&gt; &lt;title&gt;Rise of the Robots &lt;/title&gt; &lt;pub&gt;Acclaim Entertainment, Inc.&lt;/pub&gt; &lt;dev&gt;Instinct Design&lt;/dev&gt; &lt;genre&gt;Fighter&lt;/genre&gt; &lt;score&gt;2.7&lt;/score&gt; &lt;player&gt;1-2 Players&lt;/player&gt; &lt;story&gt;You are a cyborg handyman in the far away future sent to a huge megacorporation where an evil AI has taken control of the companies robots. You are charged with facing these robots in combat and eliminating them one by one to reach the core and deactivate the AI.****Gameplay wise this is a standard beat-em-up with gorgeous graphics. It has some annoying limitations like not being able to jump over your enemy and only one fire button.&lt;/story&gt; &lt;/game&gt;</text:p>
          </table:table-cell>
        </table:table-row>
        <table:table-row table:style-name="ro1">
          <table:table-cell office:value-type="string">
            <text:p>Ristar - The Shooting Star (World)</text:p>
          </table:table-cell>
          <table:table-cell office:value-type="string">
            <text:p>1995</text:p>
          </table:table-cell>
          <table:table-cell office:value-type="string">
            <text:p>ESRB - E (Everyone)</text:p>
          </table:table-cell>
          <table:table-cell office:value-type="string">
            <text:p>Ristar - The Shooting Star </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3.4</text:p>
          </table:table-cell>
          <table:table-cell office:value-type="string">
            <text:p>1 Player</text:p>
          </table:table-cell>
          <table:table-cell office:value-type="string">
            <text:p>An evil tyrant with a silly name (Greedy) has arisen to control a solar system full of sentient beings. He Corrupts the leaders of each world and thereby enslaves the populace. He has sent his minions in the disguise of planet natives into the worlds to enforce his rule...****A lush forest planet, the last planet in the tyrants agenda manages to send a call of help to the solar systems ancient hero before being over run. However Greedy even has managed to remove the great hero. Yet he did not count on the interference of the hero's sun... Ristar!****You control Ristar in his attempt to liberate the solar system. You will stretch his arms to grab enemies and summarily head-but them. Your long limbs will be used to climb various surfaces. Being a star adds even more to the unique gameplay, already chock-full of action and puzzles.</text:p>
          </table:table-cell>
          <table:table-cell table:formula="of:=CONCATENATE(&quot;&lt;game name=&quot;;CHAR(34);[.A227];CHAR(34);&quot;&gt; &lt;year&gt;&quot;;[.B227];&quot;&lt;/year&gt; &lt;rating&gt;&quot;;[.C227];&quot;&lt;/rating&gt; &lt;title&gt;&quot;;[.D227];&quot;&lt;/title&gt; &lt;pub&gt;&quot;;[.E227];&quot;&lt;/pub&gt; &lt;dev&gt;&quot;;[.F227];&quot;&lt;/dev&gt; &lt;genre&gt;&quot;;[.G227];&quot;&lt;/genre&gt; &lt;score&gt;&quot;;[.H227];&quot;&lt;/score&gt; &lt;player&gt;&quot;;[.I227];&quot;&lt;/player&gt; &lt;story&gt;&quot;;[.J227];&quot;&lt;/story&gt; &lt;/game&gt;&quot;)" office:value-type="string" office:string-value="&lt;game name=&quot;Ristar - The Shooting Star (World)&quot;&gt; &lt;year&gt;1995&lt;/year&gt; &lt;rating&gt;ESRB - E (Everyone)&lt;/rating&gt; &lt;title&gt;Ristar - The Shooting Star &lt;/title&gt; &lt;pub&gt;SEGA of America, Inc.&lt;/pub&gt; &lt;dev&gt;SEGA Enterprises Ltd.&lt;/dev&gt; &lt;genre&gt;Platform&lt;/genre&gt; &lt;score&gt;3.4&lt;/score&gt; &lt;player&gt;1 Player&lt;/player&gt; &lt;story&gt;An evil tyrant with a silly name (Greedy) has arisen to control a solar system full of sentient beings. He Corrupts the leaders of each world and thereby enslaves the populace. He has sent his minions in the disguise of planet natives into the worlds to enforce his rule...****A lush forest planet, the last planet in the tyrants agenda manages to send a call of help to the solar systems ancient hero before being over run. However Greedy even has managed to remove the great hero. Yet he did not count on the interference of the hero's sun... Ristar!****You control Ristar in his attempt to liberate the solar system. You will stretch his arms to grab enemies and summarily head-but them. Your long limbs will be used to climb various surfaces. Being a star adds even more to the unique gameplay, already chock-full of action and puzzles.&lt;/story&gt; &lt;/game&gt;">
            <text:p>&lt;game name="Ristar - The Shooting Star (World)"&gt; &lt;year&gt;1995&lt;/year&gt; &lt;rating&gt;ESRB - E (Everyone)&lt;/rating&gt; &lt;title&gt;Ristar - The Shooting Star &lt;/title&gt; &lt;pub&gt;SEGA of America, Inc.&lt;/pub&gt; &lt;dev&gt;SEGA Enterprises Ltd.&lt;/dev&gt; &lt;genre&gt;Platform&lt;/genre&gt; &lt;score&gt;3.4&lt;/score&gt; &lt;player&gt;1 Player&lt;/player&gt; &lt;story&gt;An evil tyrant with a silly name (Greedy) has arisen to control a solar system full of sentient beings. He Corrupts the leaders of each world and thereby enslaves the populace. He has sent his minions in the disguise of planet natives into the worlds to enforce his rule...****A lush forest planet, the last planet in the tyrants agenda manages to send a call of help to the solar systems ancient hero before being over run. However Greedy even has managed to remove the great hero. Yet he did not count on the interference of the hero's sun... Ristar!****You control Ristar in his attempt to liberate the solar system. You will stretch his arms to grab enemies and summarily head-but them. Your long limbs will be used to climb various surfaces. Being a star adds even more to the unique gameplay, already chock-full of action and puzzles.&lt;/story&gt; &lt;/game&gt;</text:p>
          </table:table-cell>
        </table:table-row>
        <table:table-row table:style-name="ro1">
          <table:table-cell office:value-type="string">
            <text:p>Road Rash (USA)</text:p>
          </table:table-cell>
          <table:table-cell office:value-type="string">
            <text:p>1994</text:p>
          </table:table-cell>
          <table:table-cell office:value-type="string">
            <text:p>ESRB - E (Everyone)</text:p>
          </table:table-cell>
          <table:table-cell office:value-type="string">
            <text:p>Road Rash </text:p>
          </table:table-cell>
          <table:table-cell office:value-type="string">
            <text:p>U.S. Gold Ltd.</text:p>
          </table:table-cell>
          <table:table-cell office:value-type="string">
            <text:p>Electronic Arts, Inc.</text:p>
          </table:table-cell>
          <table:table-cell office:value-type="string">
            <text:p>Driving</text:p>
          </table:table-cell>
          <table:table-cell office:value-type="string">
            <text:p>3.4</text:p>
          </table:table-cell>
          <table:table-cell office:value-type="string">
            <text:p>1-2 Players</text:p>
          </table:table-cell>
          <table:table-cell office:value-type="string">
            <text:p>Road Rash is an aggressive motorcycle racing game where the player assumes the role of a biker who takes part in a series of illegal races across the U.S.A. Starting at the back of the pack the objective is always to finish first on a linear course, overtaking the other bikers. This is achieved by driving very well or by playing it dirty, knocking opponents of their bikes using clubs, crowbars or your bare hands. The other racers fight back in a similar fashion and there are also hazards. All the races take place on the regular road with normal traffic (in both directions) and the cops, as well as occasional oil slicks and stray cows.****By winning races you can get promoted to a stronger division and earn cash with which you can buy a better bike. Whenever you're knocked off your bike or hit something you will have to run back to your bike and lose valuable time, plus your bike will suffer some damage. When the player crashes with cops nearby, it is possible to get busted and then you have to forfeit the race.****Like the whole Road Rash lineage, the game has arcade-like gameplay with no intention to be a motorcycle simulation. While the game has a two-player mode, this is not simultaneous.</text:p>
          </table:table-cell>
          <table:table-cell table:formula="of:=CONCATENATE(&quot;&lt;game name=&quot;;CHAR(34);[.A228];CHAR(34);&quot;&gt; &lt;year&gt;&quot;;[.B228];&quot;&lt;/year&gt; &lt;rating&gt;&quot;;[.C228];&quot;&lt;/rating&gt; &lt;title&gt;&quot;;[.D228];&quot;&lt;/title&gt; &lt;pub&gt;&quot;;[.E228];&quot;&lt;/pub&gt; &lt;dev&gt;&quot;;[.F228];&quot;&lt;/dev&gt; &lt;genre&gt;&quot;;[.G228];&quot;&lt;/genre&gt; &lt;score&gt;&quot;;[.H228];&quot;&lt;/score&gt; &lt;player&gt;&quot;;[.I228];&quot;&lt;/player&gt; &lt;story&gt;&quot;;[.J228];&quot;&lt;/story&gt; &lt;/game&gt;&quot;)" office:value-type="string" office:string-value="&lt;game name=&quot;Road Rash (USA)&quot;&gt; &lt;year&gt;1994&lt;/year&gt; &lt;rating&gt;ESRB - E (Everyone)&lt;/rating&gt; &lt;title&gt;Road Rash &lt;/title&gt; &lt;pub&gt;U.S. Gold Ltd.&lt;/pub&gt; &lt;dev&gt;Electronic Arts, Inc.&lt;/dev&gt; &lt;genre&gt;Driving&lt;/genre&gt; &lt;score&gt;3.4&lt;/score&gt; &lt;player&gt;1-2 Players&lt;/player&gt; &lt;story&gt;Road Rash is an aggressive motorcycle racing game where the player assumes the role of a biker who takes part in a series of illegal races across the U.S.A. Starting at the back of the pack the objective is always to finish first on a linear course, overtaking the other bikers. This is achieved by driving very well or by playing it dirty, knocking opponents of their bikes using clubs, crowbars or your bare hands. The other racers fight back in a similar fashion and there are also hazards. All the races take place on the regular road with normal traffic (in both directions) and the cops, as well as occasional oil slicks and stray cows.****By winning races you can get promoted to a stronger division and earn cash with which you can buy a better bike. Whenever you're knocked off your bike or hit something you will have to run back to your bike and lose valuable time, plus your bike will suffer some damage. When the player crashes with cops nearby, it is possible to get busted and then you have to forfeit the race.****Like the whole Road Rash lineage, the game has arcade-like gameplay with no intention to be a motorcycle simulation. While the game has a two-player mode, this is not simultaneous.&lt;/story&gt; &lt;/game&gt;">
            <text:p>&lt;game name="Road Rash (USA)"&gt; &lt;year&gt;1994&lt;/year&gt; &lt;rating&gt;ESRB - E (Everyone)&lt;/rating&gt; &lt;title&gt;Road Rash &lt;/title&gt; &lt;pub&gt;U.S. Gold Ltd.&lt;/pub&gt; &lt;dev&gt;Electronic Arts, Inc.&lt;/dev&gt; &lt;genre&gt;Driving&lt;/genre&gt; &lt;score&gt;3.4&lt;/score&gt; &lt;player&gt;1-2 Players&lt;/player&gt; &lt;story&gt;Road Rash is an aggressive motorcycle racing game where the player assumes the role of a biker who takes part in a series of illegal races across the U.S.A. Starting at the back of the pack the objective is always to finish first on a linear course, overtaking the other bikers. This is achieved by driving very well or by playing it dirty, knocking opponents of their bikes using clubs, crowbars or your bare hands. The other racers fight back in a similar fashion and there are also hazards. All the races take place on the regular road with normal traffic (in both directions) and the cops, as well as occasional oil slicks and stray cows.****By winning races you can get promoted to a stronger division and earn cash with which you can buy a better bike. Whenever you're knocked off your bike or hit something you will have to run back to your bike and lose valuable time, plus your bike will suffer some damage. When the player crashes with cops nearby, it is possible to get busted and then you have to forfeit the race.****Like the whole Road Rash lineage, the game has arcade-like gameplay with no intention to be a motorcycle simulation. While the game has a two-player mode, this is not simultaneous.&lt;/story&gt; &lt;/game&gt;</text:p>
          </table:table-cell>
        </table:table-row>
        <table:table-row table:style-name="ro1">
          <table:table-cell office:value-type="string">
            <text:p>RoboCop 3 (USA, Europe)</text:p>
          </table:table-cell>
          <table:table-cell office:value-type="string">
            <text:p>1994</text:p>
          </table:table-cell>
          <table:table-cell office:value-type="string">
            <text:p>ESRB - E (Everyone)</text:p>
          </table:table-cell>
          <table:table-cell office:value-type="string">
            <text:p>RoboCop 3 </text:p>
          </table:table-cell>
          <table:table-cell office:value-type="string">
            <text:p>Flying Edge, Inc.</text:p>
          </table:table-cell>
          <table:table-cell office:value-type="string">
            <text:p>Electronic Arts, Inc.</text:p>
          </table:table-cell>
          <table:table-cell office:value-type="string">
            <text:p>Platform</text:p>
          </table:table-cell>
          <table:table-cell office:value-type="string">
            <text:p>2.2</text:p>
          </table:table-cell>
          <table:table-cell office:value-type="string">
            <text:p>1 Player</text:p>
          </table:table-cell>
          <table:table-cell office:value-type="string">
            <text:p>RoboCop 3 is a side-scrolling platform shooter. You get missions (such as rescuing your colleagues who are being kept hostages), which are divided into several smaller levels. The levels usually consist of several platforms, and are heavily populated by enemies who shoot at you. You can gather special repair kits, which will be used to restore your health after you've completed a level. "RoboCop 3" is more of a shooter than its predecessors, having more and tougher enemies.</text:p>
          </table:table-cell>
          <table:table-cell table:formula="of:=CONCATENATE(&quot;&lt;game name=&quot;;CHAR(34);[.A229];CHAR(34);&quot;&gt; &lt;year&gt;&quot;;[.B229];&quot;&lt;/year&gt; &lt;rating&gt;&quot;;[.C229];&quot;&lt;/rating&gt; &lt;title&gt;&quot;;[.D229];&quot;&lt;/title&gt; &lt;pub&gt;&quot;;[.E229];&quot;&lt;/pub&gt; &lt;dev&gt;&quot;;[.F229];&quot;&lt;/dev&gt; &lt;genre&gt;&quot;;[.G229];&quot;&lt;/genre&gt; &lt;score&gt;&quot;;[.H229];&quot;&lt;/score&gt; &lt;player&gt;&quot;;[.I229];&quot;&lt;/player&gt; &lt;story&gt;&quot;;[.J229];&quot;&lt;/story&gt; &lt;/game&gt;&quot;)" office:value-type="string" office:string-value="&lt;game name=&quot;RoboCop 3 (USA, Europe)&quot;&gt; &lt;year&gt;1994&lt;/year&gt; &lt;rating&gt;ESRB - E (Everyone)&lt;/rating&gt; &lt;title&gt;RoboCop 3 &lt;/title&gt; &lt;pub&gt;Flying Edge, Inc.&lt;/pub&gt; &lt;dev&gt;Electronic Arts, Inc.&lt;/dev&gt; &lt;genre&gt;Platform&lt;/genre&gt; &lt;score&gt;2.2&lt;/score&gt; &lt;player&gt;1 Player&lt;/player&gt; &lt;story&gt;RoboCop 3 is a side-scrolling platform shooter. You get missions (such as rescuing your colleagues who are being kept hostages), which are divided into several smaller levels. The levels usually consist of several platforms, and are heavily populated by enemies who shoot at you. You can gather special repair kits, which will be used to restore your health after you've completed a level. &quot;RoboCop 3&quot; is more of a shooter than its predecessors, having more and tougher enemies.&lt;/story&gt; &lt;/game&gt;">
            <text:p>&lt;game name="RoboCop 3 (USA, Europe)"&gt; &lt;year&gt;1994&lt;/year&gt; &lt;rating&gt;ESRB - E (Everyone)&lt;/rating&gt; &lt;title&gt;RoboCop 3 &lt;/title&gt; &lt;pub&gt;Flying Edge, Inc.&lt;/pub&gt; &lt;dev&gt;Electronic Arts, Inc.&lt;/dev&gt; &lt;genre&gt;Platform&lt;/genre&gt; &lt;score&gt;2.2&lt;/score&gt; &lt;player&gt;1 Player&lt;/player&gt; &lt;story&gt;RoboCop 3 is a side-scrolling platform shooter. You get missions (such as rescuing your colleagues who are being kept hostages), which are divided into several smaller levels. The levels usually consist of several platforms, and are heavily populated by enemies who shoot at you. You can gather special repair kits, which will be used to restore your health after you've completed a level. "RoboCop 3" is more of a shooter than its predecessors, having more and tougher enemies.&lt;/story&gt; &lt;/game&gt;</text:p>
          </table:table-cell>
        </table:table-row>
        <table:table-row table:style-name="ro1">
          <table:table-cell office:value-type="string">
            <text:p>RoboCop versus The Terminator (USA, Europe)</text:p>
          </table:table-cell>
          <table:table-cell office:value-type="string">
            <text:p>1993</text:p>
          </table:table-cell>
          <table:table-cell office:value-type="string">
            <text:p>ESRB - E (Everyone)</text:p>
          </table:table-cell>
          <table:table-cell office:value-type="string">
            <text:p>RoboCop versus The Terminator </text:p>
          </table:table-cell>
          <table:table-cell office:value-type="string">
            <text:p>Virgin Games, Inc.</text:p>
          </table:table-cell>
          <table:table-cell office:value-type="string">
            <text:p>NMS Software Ltd.</text:p>
          </table:table-cell>
          <table:table-cell office:value-type="string">
            <text:p>Action</text:p>
          </table:table-cell>
          <table:table-cell office:value-type="string">
            <text:p>3.2</text:p>
          </table:table-cell>
          <table:table-cell office:value-type="string">
            <text:p>1 Player</text:p>
          </table:table-cell>
          <table:table-cell office:value-type="string">
            <text:p>In the future, human soldiers of John Conner's resistance force against the machines are fighting a losing war against Skynet and it's robot forces. Discovering that one of the foundation technologies for Skynet is the cybernetics technology used in the creation of Robocop. One of the resistances' soldiers, Flo is sent back in time before the Rise of the Machines to destroy Robocop and stop Skynet from being built. However Skynet learns of the time travel attempt and sends Terminators to stop Flo.****In the game you control Robocop who may move across the screen, jump, fire and exchange weapons. Robocop starts with the Auto-9 which has unlimited ammunition... other weapons may be more powerful but contain limited ammo. Beginning the game on a mission of law enforcement, you soon meet up with Flo and must engage in battle against Terminators, the forces of OCP and several obstacles</text:p>
          </table:table-cell>
          <table:table-cell table:formula="of:=CONCATENATE(&quot;&lt;game name=&quot;;CHAR(34);[.A230];CHAR(34);&quot;&gt; &lt;year&gt;&quot;;[.B230];&quot;&lt;/year&gt; &lt;rating&gt;&quot;;[.C230];&quot;&lt;/rating&gt; &lt;title&gt;&quot;;[.D230];&quot;&lt;/title&gt; &lt;pub&gt;&quot;;[.E230];&quot;&lt;/pub&gt; &lt;dev&gt;&quot;;[.F230];&quot;&lt;/dev&gt; &lt;genre&gt;&quot;;[.G230];&quot;&lt;/genre&gt; &lt;score&gt;&quot;;[.H230];&quot;&lt;/score&gt; &lt;player&gt;&quot;;[.I230];&quot;&lt;/player&gt; &lt;story&gt;&quot;;[.J230];&quot;&lt;/story&gt; &lt;/game&gt;&quot;)" office:value-type="string" office:string-value="&lt;game name=&quot;RoboCop versus The Terminator (USA, Europe)&quot;&gt; &lt;year&gt;1993&lt;/year&gt; &lt;rating&gt;ESRB - E (Everyone)&lt;/rating&gt; &lt;title&gt;RoboCop versus The Terminator &lt;/title&gt; &lt;pub&gt;Virgin Games, Inc.&lt;/pub&gt; &lt;dev&gt;NMS Software Ltd.&lt;/dev&gt; &lt;genre&gt;Action&lt;/genre&gt; &lt;score&gt;3.2&lt;/score&gt; &lt;player&gt;1 Player&lt;/player&gt; &lt;story&gt;In the future, human soldiers of John Conner's resistance force against the machines are fighting a losing war against Skynet and it's robot forces. Discovering that one of the foundation technologies for Skynet is the cybernetics technology used in the creation of Robocop. One of the resistances' soldiers, Flo is sent back in time before the Rise of the Machines to destroy Robocop and stop Skynet from being built. However Skynet learns of the time travel attempt and sends Terminators to stop Flo.****In the game you control Robocop who may move across the screen, jump, fire and exchange weapons. Robocop starts with the Auto-9 which has unlimited ammunition... other weapons may be more powerful but contain limited ammo. Beginning the game on a mission of law enforcement, you soon meet up with Flo and must engage in battle against Terminators, the forces of OCP and several obstacles&lt;/story&gt; &lt;/game&gt;">
            <text:p>&lt;game name="RoboCop versus The Terminator (USA, Europe)"&gt; &lt;year&gt;1993&lt;/year&gt; &lt;rating&gt;ESRB - E (Everyone)&lt;/rating&gt; &lt;title&gt;RoboCop versus The Terminator &lt;/title&gt; &lt;pub&gt;Virgin Games, Inc.&lt;/pub&gt; &lt;dev&gt;NMS Software Ltd.&lt;/dev&gt; &lt;genre&gt;Action&lt;/genre&gt; &lt;score&gt;3.2&lt;/score&gt; &lt;player&gt;1 Player&lt;/player&gt; &lt;story&gt;In the future, human soldiers of John Conner's resistance force against the machines are fighting a losing war against Skynet and it's robot forces. Discovering that one of the foundation technologies for Skynet is the cybernetics technology used in the creation of Robocop. One of the resistances' soldiers, Flo is sent back in time before the Rise of the Machines to destroy Robocop and stop Skynet from being built. However Skynet learns of the time travel attempt and sends Terminators to stop Flo.****In the game you control Robocop who may move across the screen, jump, fire and exchange weapons. Robocop starts with the Auto-9 which has unlimited ammunition... other weapons may be more powerful but contain limited ammo. Beginning the game on a mission of law enforcement, you soon meet up with Flo and must engage in battle against Terminators, the forces of OCP and several obstacles&lt;/story&gt; &lt;/game&gt;</text:p>
          </table:table-cell>
        </table:table-row>
        <table:table-row table:style-name="ro1">
          <table:table-cell office:value-type="string">
            <text:p>Royal Stone - Hirakareshi Toki no Tobira (Japan) (Translated En)</text:p>
          </table:table-cell>
          <table:table-cell office:value-type="string">
            <text:p>1995</text:p>
          </table:table-cell>
          <table:table-cell office:value-type="string">
            <text:p>ESRB - E (Everyone)</text:p>
          </table:table-cell>
          <table:table-cell office:value-type="string">
            <text:p>Royal Stone - Hirakareshi Toki no Tobira </text:p>
          </table:table-cell>
          <table:table-cell table:number-columns-repeated="2" office:value-type="string">
            <text:p>Sega Corporation</text:p>
          </table:table-cell>
          <table:table-cell office:value-type="string">
            <text:p>Strategy</text:p>
          </table:table-cell>
          <table:table-cell office:value-type="string">
            <text:p>2.9</text:p>
          </table:table-cell>
          <table:table-cell office:value-type="string">
            <text:p>1 Player</text:p>
          </table:table-cell>
          <table:table-cell office:value-type="string">
            <text:p>Royal Stone is a Strategy game, published by Sega, which was released in Japan in 1995.</text:p>
          </table:table-cell>
          <table:table-cell table:formula="of:=CONCATENATE(&quot;&lt;game name=&quot;;CHAR(34);[.A231];CHAR(34);&quot;&gt; &lt;year&gt;&quot;;[.B231];&quot;&lt;/year&gt; &lt;rating&gt;&quot;;[.C231];&quot;&lt;/rating&gt; &lt;title&gt;&quot;;[.D231];&quot;&lt;/title&gt; &lt;pub&gt;&quot;;[.E231];&quot;&lt;/pub&gt; &lt;dev&gt;&quot;;[.F231];&quot;&lt;/dev&gt; &lt;genre&gt;&quot;;[.G231];&quot;&lt;/genre&gt; &lt;score&gt;&quot;;[.H231];&quot;&lt;/score&gt; &lt;player&gt;&quot;;[.I231];&quot;&lt;/player&gt; &lt;story&gt;&quot;;[.J231];&quot;&lt;/story&gt; &lt;/game&gt;&quot;)" office:value-type="string" office:string-value="&lt;game name=&quot;Royal Stone - Hirakareshi Toki no Tobira (Japan) (Translated En)&quot;&gt; &lt;year&gt;1995&lt;/year&gt; &lt;rating&gt;ESRB - E (Everyone)&lt;/rating&gt; &lt;title&gt;Royal Stone - Hirakareshi Toki no Tobira &lt;/title&gt; &lt;pub&gt;Sega Corporation&lt;/pub&gt; &lt;dev&gt;Sega Corporation&lt;/dev&gt; &lt;genre&gt;Strategy&lt;/genre&gt; &lt;score&gt;2.9&lt;/score&gt; &lt;player&gt;1 Player&lt;/player&gt; &lt;story&gt;Royal Stone is a Strategy game, published by Sega, which was released in Japan in 1995.&lt;/story&gt; &lt;/game&gt;">
            <text:p>&lt;game name="Royal Stone - Hirakareshi Toki no Tobira (Japan) (Translated En)"&gt; &lt;year&gt;1995&lt;/year&gt; &lt;rating&gt;ESRB - E (Everyone)&lt;/rating&gt; &lt;title&gt;Royal Stone - Hirakareshi Toki no Tobira &lt;/title&gt; &lt;pub&gt;Sega Corporation&lt;/pub&gt; &lt;dev&gt;Sega Corporation&lt;/dev&gt; &lt;genre&gt;Strategy&lt;/genre&gt; &lt;score&gt;2.9&lt;/score&gt; &lt;player&gt;1 Player&lt;/player&gt; &lt;story&gt;Royal Stone is a Strategy game, published by Sega, which was released in Japan in 1995.&lt;/story&gt; &lt;/game&gt;</text:p>
          </table:table-cell>
        </table:table-row>
        <table:table-row table:style-name="ro1">
          <table:table-cell office:value-type="string">
            <text:p>S.S. Lucifer - Man Overboard! (Europe)</text:p>
          </table:table-cell>
          <table:table-cell office:value-type="string">
            <text:p>1993</text:p>
          </table:table-cell>
          <table:table-cell office:value-type="string">
            <text:p>ESRB - E (Everyone)</text:p>
          </table:table-cell>
          <table:table-cell office:value-type="string">
            <text:p>S.S. Lucifer - Man Overboard! </text:p>
          </table:table-cell>
          <table:table-cell office:value-type="string">
            <text:p>Codemasters Software Company</text:p>
          </table:table-cell>
          <table:table-cell office:value-type="string">
            <text:p>Zeppelin Games</text:p>
          </table:table-cell>
          <table:table-cell office:value-type="string">
            <text:p>Platform</text:p>
          </table:table-cell>
          <table:table-cell office:value-type="string">
            <text:p>3.8</text:p>
          </table:table-cell>
          <table:table-cell office:value-type="string">
            <text:p>1-2 Players</text:p>
          </table:table-cell>
          <table:table-cell office:value-type="string">
            <text:p>Your name is Kevin Codner – rescue mariner extraordinaire, answering the distress call of a sinking cruise liner, the SS Lucifer. You set off in your little submarine and board the ship where a horde of passengers desperately need your keen oversight and "shipsmarts". In 60 levels you have to rescue as many passengers (dubbed the Dim Passengers) as possible. At the beginning the passengers fall through a tube in the level. Similar to Lemmings you have to find a way for the passengers to the exit of the level. In order to do so, you must blast hindrances such cargo boxes and bulkheads with bombs or, when no bombs are left, reposition the boxes with a crane. There are also conveyor belts in the levels. If the belt moves in the wrong way, the passengers either can't use it or may even be transported to their dooms, being dropped off into water, fire or steam jets. You can usually choose the direction of the belts by pulling a lever. There are several types of scenarios that Kevin Codner (you) are faced with throughout the game. Of course the puzzles get progressively more difficult, involving things like patching up cracked pipes to stop a lethal jet of steam from cooking the distressed passengers. You can blast away obstacles and stack crates in creative manners. For instance, you can have them fall onto each other to form a bridge across a gap or to provide shielding from fire. This is usually done by hoisting them onto conveyor belts using a crane. Each level has a certain "save limit", meaning you have to save at least a certain amount of passengers. This again is akin a bit towards Lemmings, and lots of levels have a built-in time limit, represented be water pouring into the compartment, rising ominously. When the water rises high enough, the passengers will get carried along with it, and they can only swim for a short period of time before getting exhausted and drowning, so you'd better be on time with some assistance. At the end of each level you receive a password (again, Lemmings-style) so that you may pick up your game from the current level without having to progress through them all from the get-go.</text:p>
          </table:table-cell>
          <table:table-cell table:formula="of:=CONCATENATE(&quot;&lt;game name=&quot;;CHAR(34);[.A232];CHAR(34);&quot;&gt; &lt;year&gt;&quot;;[.B232];&quot;&lt;/year&gt; &lt;rating&gt;&quot;;[.C232];&quot;&lt;/rating&gt; &lt;title&gt;&quot;;[.D232];&quot;&lt;/title&gt; &lt;pub&gt;&quot;;[.E232];&quot;&lt;/pub&gt; &lt;dev&gt;&quot;;[.F232];&quot;&lt;/dev&gt; &lt;genre&gt;&quot;;[.G232];&quot;&lt;/genre&gt; &lt;score&gt;&quot;;[.H232];&quot;&lt;/score&gt; &lt;player&gt;&quot;;[.I232];&quot;&lt;/player&gt; &lt;story&gt;&quot;;[.J232];&quot;&lt;/story&gt; &lt;/game&gt;&quot;)" office:value-type="string" office:string-value="&lt;game name=&quot;S.S. Lucifer - Man Overboard! (Europe)&quot;&gt; &lt;year&gt;1993&lt;/year&gt; &lt;rating&gt;ESRB - E (Everyone)&lt;/rating&gt; &lt;title&gt;S.S. Lucifer - Man Overboard! &lt;/title&gt; &lt;pub&gt;Codemasters Software Company&lt;/pub&gt; &lt;dev&gt;Zeppelin Games&lt;/dev&gt; &lt;genre&gt;Platform&lt;/genre&gt; &lt;score&gt;3.8&lt;/score&gt; &lt;player&gt;1-2 Players&lt;/player&gt; &lt;story&gt;Your name is Kevin Codner – rescue mariner extraordinaire, answering the distress call of a sinking cruise liner, the SS Lucifer. You set off in your little submarine and board the ship where a horde of passengers desperately need your keen oversight and &quot;shipsmarts&quot;. In 60 levels you have to rescue as many passengers (dubbed the Dim Passengers) as possible. At the beginning the passengers fall through a tube in the level. Similar to Lemmings you have to find a way for the passengers to the exit of the level. In order to do so, you must blast hindrances such cargo boxes and bulkheads with bombs or, when no bombs are left, reposition the boxes with a crane. There are also conveyor belts in the levels. If the belt moves in the wrong way, the passengers either can't use it or may even be transported to their dooms, being dropped off into water, fire or steam jets. You can usually choose the direction of the belts by pulling a lever. There are several types of scenarios that Kevin Codner (you) are faced with throughout the game. Of course the puzzles get progressively more difficult, involving things like patching up cracked pipes to stop a lethal jet of steam from cooking the distressed passengers. You can blast away obstacles and stack crates in creative manners. For instance, you can have them fall onto each other to form a bridge across a gap or to provide shielding from fire. This is usually done by hoisting them onto conveyor belts using a crane. Each level has a certain &quot;save limit&quot;, meaning you have to save at least a certain amount of passengers. This again is akin a bit towards Lemmings, and lots of levels have a built-in time limit, represented be water pouring into the compartment, rising ominously. When the water rises high enough, the passengers will get carried along with it, and they can only swim for a short period of time before getting exhausted and drowning, so you'd better be on time with some assistance. At the end of each level you receive a password (again, Lemmings-style) so that you may pick up your game from the current level without having to progress through them all from the get-go.&lt;/story&gt; &lt;/game&gt;">
            <text:p>&lt;game name="S.S. Lucifer - Man Overboard! (Europe)"&gt; &lt;year&gt;1993&lt;/year&gt; &lt;rating&gt;ESRB - E (Everyone)&lt;/rating&gt; &lt;title&gt;S.S. Lucifer - Man Overboard! &lt;/title&gt; &lt;pub&gt;Codemasters Software Company&lt;/pub&gt; &lt;dev&gt;Zeppelin Games&lt;/dev&gt; &lt;genre&gt;Platform&lt;/genre&gt; &lt;score&gt;3.8&lt;/score&gt; &lt;player&gt;1-2 Players&lt;/player&gt; &lt;story&gt;Your name is Kevin Codner – rescue mariner extraordinaire, answering the distress call of a sinking cruise liner, the SS Lucifer. You set off in your little submarine and board the ship where a horde of passengers desperately need your keen oversight and "shipsmarts". In 60 levels you have to rescue as many passengers (dubbed the Dim Passengers) as possible. At the beginning the passengers fall through a tube in the level. Similar to Lemmings you have to find a way for the passengers to the exit of the level. In order to do so, you must blast hindrances such cargo boxes and bulkheads with bombs or, when no bombs are left, reposition the boxes with a crane. There are also conveyor belts in the levels. If the belt moves in the wrong way, the passengers either can't use it or may even be transported to their dooms, being dropped off into water, fire or steam jets. You can usually choose the direction of the belts by pulling a lever. There are several types of scenarios that Kevin Codner (you) are faced with throughout the game. Of course the puzzles get progressively more difficult, involving things like patching up cracked pipes to stop a lethal jet of steam from cooking the distressed passengers. You can blast away obstacles and stack crates in creative manners. For instance, you can have them fall onto each other to form a bridge across a gap or to provide shielding from fire. This is usually done by hoisting them onto conveyor belts using a crane. Each level has a certain "save limit", meaning you have to save at least a certain amount of passengers. This again is akin a bit towards Lemmings, and lots of levels have a built-in time limit, represented be water pouring into the compartment, rising ominously. When the water rises high enough, the passengers will get carried along with it, and they can only swim for a short period of time before getting exhausted and drowning, so you'd better be on time with some assistance. At the end of each level you receive a password (again, Lemmings-style) so that you may pick up your game from the current level without having to progress through them all from the get-go.&lt;/story&gt; &lt;/game&gt;</text:p>
          </table:table-cell>
        </table:table-row>
        <table:table-row table:style-name="ro1">
          <table:table-cell office:value-type="string">
            <text:p>Samurai Shodown (USA)</text:p>
          </table:table-cell>
          <table:table-cell office:value-type="string">
            <text:p>1994</text:p>
          </table:table-cell>
          <table:table-cell office:value-type="string">
            <text:p>ESRB - E (Everyone)</text:p>
          </table:table-cell>
          <table:table-cell office:value-type="string">
            <text:p>Samurai Shodown </text:p>
          </table:table-cell>
          <table:table-cell office:value-type="string">
            <text:p>TAKARA Co., Ltd.</text:p>
          </table:table-cell>
          <table:table-cell office:value-type="string">
            <text:p>SNK Corporation</text:p>
          </table:table-cell>
          <table:table-cell office:value-type="string">
            <text:p>Fighter</text:p>
          </table:table-cell>
          <table:table-cell office:value-type="string">
            <text:p>3.9</text:p>
          </table:table-cell>
          <table:table-cell office:value-type="string">
            <text:p>1 Player</text:p>
          </table:table-cell>
          <table:table-cell office:value-type="string">
            <text:p>In early Japan, a man named Shiro Tokisada Amakusa preaches a heretic religion. Little does anyone know that Amakusa is really a servant of the evil Ambrosia, who took over Amakusa's body. Ambrosia wishes to shroud the world in darkness.**Now, choose between 12 warriors (and 3 bonus characters) to fight for the honor of destroying Amakusa, and fulfilling a mission.</text:p>
          </table:table-cell>
          <table:table-cell table:formula="of:=CONCATENATE(&quot;&lt;game name=&quot;;CHAR(34);[.A233];CHAR(34);&quot;&gt; &lt;year&gt;&quot;;[.B233];&quot;&lt;/year&gt; &lt;rating&gt;&quot;;[.C233];&quot;&lt;/rating&gt; &lt;title&gt;&quot;;[.D233];&quot;&lt;/title&gt; &lt;pub&gt;&quot;;[.E233];&quot;&lt;/pub&gt; &lt;dev&gt;&quot;;[.F233];&quot;&lt;/dev&gt; &lt;genre&gt;&quot;;[.G233];&quot;&lt;/genre&gt; &lt;score&gt;&quot;;[.H233];&quot;&lt;/score&gt; &lt;player&gt;&quot;;[.I233];&quot;&lt;/player&gt; &lt;story&gt;&quot;;[.J233];&quot;&lt;/story&gt; &lt;/game&gt;&quot;)" office:value-type="string" office:string-value="&lt;game name=&quot;Samurai Shodown (USA)&quot;&gt; &lt;year&gt;1994&lt;/year&gt; &lt;rating&gt;ESRB - E (Everyone)&lt;/rating&gt; &lt;title&gt;Samurai Shodown &lt;/title&gt; &lt;pub&gt;TAKARA Co., Ltd.&lt;/pub&gt; &lt;dev&gt;SNK Corporation&lt;/dev&gt; &lt;genre&gt;Fighter&lt;/genre&gt; &lt;score&gt;3.9&lt;/score&gt; &lt;player&gt;1 Player&lt;/player&gt; &lt;story&gt;In early Japan, a man named Shiro Tokisada Amakusa preaches a heretic religion. Little does anyone know that Amakusa is really a servant of the evil Ambrosia, who took over Amakusa's body. Ambrosia wishes to shroud the world in darkness.**Now, choose between 12 warriors (and 3 bonus characters) to fight for the honor of destroying Amakusa, and fulfilling a mission.&lt;/story&gt; &lt;/game&gt;">
            <text:p>&lt;game name="Samurai Shodown (USA)"&gt; &lt;year&gt;1994&lt;/year&gt; &lt;rating&gt;ESRB - E (Everyone)&lt;/rating&gt; &lt;title&gt;Samurai Shodown &lt;/title&gt; &lt;pub&gt;TAKARA Co., Ltd.&lt;/pub&gt; &lt;dev&gt;SNK Corporation&lt;/dev&gt; &lt;genre&gt;Fighter&lt;/genre&gt; &lt;score&gt;3.9&lt;/score&gt; &lt;player&gt;1 Player&lt;/player&gt; &lt;story&gt;In early Japan, a man named Shiro Tokisada Amakusa preaches a heretic religion. Little does anyone know that Amakusa is really a servant of the evil Ambrosia, who took over Amakusa's body. Ambrosia wishes to shroud the world in darkness.**Now, choose between 12 warriors (and 3 bonus characters) to fight for the honor of destroying Amakusa, and fulfilling a mission.&lt;/story&gt; &lt;/game&gt;</text:p>
          </table:table-cell>
        </table:table-row>
        <table:table-row table:style-name="ro1">
          <table:table-cell office:value-type="string">
            <text:p>Scratch Golf (USA)</text:p>
          </table:table-cell>
          <table:table-cell office:value-type="string">
            <text:p>1994</text:p>
          </table:table-cell>
          <table:table-cell office:value-type="string">
            <text:p>ESRB - E (Everyone)</text:p>
          </table:table-cell>
          <table:table-cell office:value-type="string">
            <text:p>Scratch Golf </text:p>
          </table:table-cell>
          <table:table-cell office:value-type="string">
            <text:p>Vic Tokai, Inc.</text:p>
          </table:table-cell>
          <table:table-cell office:value-type="string">
            <text:p>SIMS Co., Ltd.</text:p>
          </table:table-cell>
          <table:table-cell office:value-type="string">
            <text:p>Sports/Golf</text:p>
          </table:table-cell>
          <table:table-cell office:value-type="string">
            <text:p>3.2</text:p>
          </table:table-cell>
          <table:table-cell office:value-type="string">
            <text:p>1-2 Players</text:p>
          </table:table-cell>
          <table:table-cell office:value-type="string">
            <text:p>Scratch Golf is an overhead golfing sim that the player can play on two different golf courses either against three computer opponents in a game of scratch golf or practice on any course by themselves. <text:s/>Two-players can also play via link up against each other in head-to-head or team up and go up against a computer duo.****Like many other golf games the player uses a power and accuracy bar that is brought up after pressing a certain button and pressing it again to confirm the position.</text:p>
          </table:table-cell>
          <table:table-cell table:formula="of:=CONCATENATE(&quot;&lt;game name=&quot;;CHAR(34);[.A234];CHAR(34);&quot;&gt; &lt;year&gt;&quot;;[.B234];&quot;&lt;/year&gt; &lt;rating&gt;&quot;;[.C234];&quot;&lt;/rating&gt; &lt;title&gt;&quot;;[.D234];&quot;&lt;/title&gt; &lt;pub&gt;&quot;;[.E234];&quot;&lt;/pub&gt; &lt;dev&gt;&quot;;[.F234];&quot;&lt;/dev&gt; &lt;genre&gt;&quot;;[.G234];&quot;&lt;/genre&gt; &lt;score&gt;&quot;;[.H234];&quot;&lt;/score&gt; &lt;player&gt;&quot;;[.I234];&quot;&lt;/player&gt; &lt;story&gt;&quot;;[.J234];&quot;&lt;/story&gt; &lt;/game&gt;&quot;)" office:value-type="string" office:string-value="&lt;game name=&quot;Scratch Golf (USA)&quot;&gt; &lt;year&gt;1994&lt;/year&gt; &lt;rating&gt;ESRB - E (Everyone)&lt;/rating&gt; &lt;title&gt;Scratch Golf &lt;/title&gt; &lt;pub&gt;Vic Tokai, Inc.&lt;/pub&gt; &lt;dev&gt;SIMS Co., Ltd.&lt;/dev&gt; &lt;genre&gt;Sports/Golf&lt;/genre&gt; &lt;score&gt;3.2&lt;/score&gt; &lt;player&gt;1-2 Players&lt;/player&gt; &lt;story&gt;Scratch Golf is an overhead golfing sim that the player can play on two different golf courses either against three computer opponents in a game of scratch golf or practice on any course by themselves.  Two-players can also play via link up against each other in head-to-head or team up and go up against a computer duo.****Like many other golf games the player uses a power and accuracy bar that is brought up after pressing a certain button and pressing it again to confirm the position.&lt;/story&gt; &lt;/game&gt;">
            <text:p>&lt;game name="Scratch Golf (USA)"&gt; &lt;year&gt;1994&lt;/year&gt; &lt;rating&gt;ESRB - E (Everyone)&lt;/rating&gt; &lt;title&gt;Scratch Golf &lt;/title&gt; &lt;pub&gt;Vic Tokai, Inc.&lt;/pub&gt; &lt;dev&gt;SIMS Co., Ltd.&lt;/dev&gt; &lt;genre&gt;Sports/Golf&lt;/genre&gt; &lt;score&gt;3.2&lt;/score&gt; &lt;player&gt;1-2 Players&lt;/player&gt; &lt;story&gt;Scratch Golf is an overhead golfing sim that the player can play on two different golf courses either against three computer opponents in a game of scratch golf or practice on any course by themselves. <text:s/>Two-players can also play via link up against each other in head-to-head or team up and go up against a computer duo.****Like many other golf games the player uses a power and accuracy bar that is brought up after pressing a certain button and pressing it again to confirm the position.&lt;/story&gt; &lt;/game&gt;</text:p>
          </table:table-cell>
        </table:table-row>
        <table:table-row table:style-name="ro1">
          <table:table-cell office:value-type="string">
            <text:p>SD Gundam - Winner's History (Japan) (Translated En)</text:p>
          </table:table-cell>
          <table:table-cell office:value-type="string">
            <text:p>1995</text:p>
          </table:table-cell>
          <table:table-cell office:value-type="string">
            <text:p>ESRB - E (Everyone)</text:p>
          </table:table-cell>
          <table:table-cell office:value-type="string">
            <text:p>SD Gundam - Winner's History </text:p>
          </table:table-cell>
          <table:table-cell office:value-type="string">
            <text:p>Bandai Co., Ltd.</text:p>
          </table:table-cell>
          <table:table-cell office:value-type="string">
            <text:p>ITL Co., Ltd.</text:p>
          </table:table-cell>
          <table:table-cell office:value-type="string">
            <text:p>Action</text:p>
          </table:table-cell>
          <table:table-cell office:value-type="string">
            <text:p>3.8</text:p>
          </table:table-cell>
          <table:table-cell office:value-type="string">
            <text:p>1-2 Players</text:p>
          </table:table-cell>
          <table:table-cell office:value-type="string">
            <text:p>SD Gundam Winner's History is a turn-based strategy game, with some action elements, part of Gundam franchise.Player controls a small army of robots and fights against enemy's army. Battles take place in various environments: space, atmosphere or planet's surface. Player has to occupy specific points and factories. These produce new work and larger space ships. Battle between robots is a duel 1:1 - robot can operate automatically or be manually controlled. Larger space ships can bombard enemy from safe place. Game has campaign, player can play on single map, and against other player.</text:p>
          </table:table-cell>
          <table:table-cell table:formula="of:=CONCATENATE(&quot;&lt;game name=&quot;;CHAR(34);[.A235];CHAR(34);&quot;&gt; &lt;year&gt;&quot;;[.B235];&quot;&lt;/year&gt; &lt;rating&gt;&quot;;[.C235];&quot;&lt;/rating&gt; &lt;title&gt;&quot;;[.D235];&quot;&lt;/title&gt; &lt;pub&gt;&quot;;[.E235];&quot;&lt;/pub&gt; &lt;dev&gt;&quot;;[.F235];&quot;&lt;/dev&gt; &lt;genre&gt;&quot;;[.G235];&quot;&lt;/genre&gt; &lt;score&gt;&quot;;[.H235];&quot;&lt;/score&gt; &lt;player&gt;&quot;;[.I235];&quot;&lt;/player&gt; &lt;story&gt;&quot;;[.J235];&quot;&lt;/story&gt; &lt;/game&gt;&quot;)" office:value-type="string" office:string-value="&lt;game name=&quot;SD Gundam - Winner's History (Japan) (Translated En)&quot;&gt; &lt;year&gt;1995&lt;/year&gt; &lt;rating&gt;ESRB - E (Everyone)&lt;/rating&gt; &lt;title&gt;SD Gundam - Winner's History &lt;/title&gt; &lt;pub&gt;Bandai Co., Ltd.&lt;/pub&gt; &lt;dev&gt;ITL Co., Ltd.&lt;/dev&gt; &lt;genre&gt;Action&lt;/genre&gt; &lt;score&gt;3.8&lt;/score&gt; &lt;player&gt;1-2 Players&lt;/player&gt; &lt;story&gt;SD Gundam Winner's History is a turn-based strategy game, with some action elements, part of Gundam franchise.Player controls a small army of robots and fights against enemy's army. Battles take place in various environments: space, atmosphere or planet's surface. Player has to occupy specific points and factories. These produce new work and larger space ships. Battle between robots is a duel 1:1 - robot can operate automatically or be manually controlled. Larger space ships can bombard enemy from safe place. Game has campaign, player can play on single map, and against other player.&lt;/story&gt; &lt;/game&gt;">
            <text:p>&lt;game name="SD Gundam - Winner's History (Japan) (Translated En)"&gt; &lt;year&gt;1995&lt;/year&gt; &lt;rating&gt;ESRB - E (Everyone)&lt;/rating&gt; &lt;title&gt;SD Gundam - Winner's History &lt;/title&gt; &lt;pub&gt;Bandai Co., Ltd.&lt;/pub&gt; &lt;dev&gt;ITL Co., Ltd.&lt;/dev&gt; &lt;genre&gt;Action&lt;/genre&gt; &lt;score&gt;3.8&lt;/score&gt; &lt;player&gt;1-2 Players&lt;/player&gt; &lt;story&gt;SD Gundam Winner's History is a turn-based strategy game, with some action elements, part of Gundam franchise.Player controls a small army of robots and fights against enemy's army. Battles take place in various environments: space, atmosphere or planet's surface. Player has to occupy specific points and factories. These produce new work and larger space ships. Battle between robots is a duel 1:1 - robot can operate automatically or be manually controlled. Larger space ships can bombard enemy from safe place. Game has campaign, player can play on single map, and against other player.&lt;/story&gt; &lt;/game&gt;</text:p>
          </table:table-cell>
        </table:table-row>
        <table:table-row table:style-name="ro1">
          <table:table-cell office:value-type="string">
            <text:p>Sega Game Pack 4 in 1 (Europe)</text:p>
          </table:table-cell>
          <table:table-cell office:value-type="string">
            <text:p>1991</text:p>
          </table:table-cell>
          <table:table-cell office:value-type="string">
            <text:p>ESRB - E (Everyone)</text:p>
          </table:table-cell>
          <table:table-cell office:value-type="string">
            <text:p>Sega Game Pack 4 in 1 </text:p>
          </table:table-cell>
          <table:table-cell table:number-columns-repeated="2" office:value-type="string">
            <text:p>SEGA Enterprises Ltd.</text:p>
          </table:table-cell>
          <table:table-cell office:value-type="string">
            <text:p>Compilation</text:p>
          </table:table-cell>
          <table:table-cell office:value-type="string">
            <text:p>3.2</text:p>
          </table:table-cell>
          <table:table-cell office:value-type="string">
            <text:p>1 Player</text:p>
          </table:table-cell>
          <table:table-cell office:value-type="string">
            <text:p>Sega 4 in 1 Game Pack is a collection of minigames, which include:****1. Flash Columns: based on the same game mode of Columns. The player has to connect four pieces to lower reach the flashing gems, and then clear them.****2. Penalty Shootout: football penalty shootout game where the player selects swerve and height of the ball and kicking position, attempting to cheat the goalkeeper and score five penalties, and then save penalties kicked by the computer****3. Tennis: simple tennis game where the player faces one computer opponent, using both Game Gear keys, 1 to make a shot and 2 to lob the ball. Instead of forcing the player to adapt to top and down court, the human player is always in the bottom position.****4. Rally: checkpoint arcade-style racer with five different areas.</text:p>
          </table:table-cell>
          <table:table-cell table:formula="of:=CONCATENATE(&quot;&lt;game name=&quot;;CHAR(34);[.A236];CHAR(34);&quot;&gt; &lt;year&gt;&quot;;[.B236];&quot;&lt;/year&gt; &lt;rating&gt;&quot;;[.C236];&quot;&lt;/rating&gt; &lt;title&gt;&quot;;[.D236];&quot;&lt;/title&gt; &lt;pub&gt;&quot;;[.E236];&quot;&lt;/pub&gt; &lt;dev&gt;&quot;;[.F236];&quot;&lt;/dev&gt; &lt;genre&gt;&quot;;[.G236];&quot;&lt;/genre&gt; &lt;score&gt;&quot;;[.H236];&quot;&lt;/score&gt; &lt;player&gt;&quot;;[.I236];&quot;&lt;/player&gt; &lt;story&gt;&quot;;[.J236];&quot;&lt;/story&gt; &lt;/game&gt;&quot;)" office:value-type="string" office:string-value="&lt;game name=&quot;Sega Game Pack 4 in 1 (Europe)&quot;&gt; &lt;year&gt;1991&lt;/year&gt; &lt;rating&gt;ESRB - E (Everyone)&lt;/rating&gt; &lt;title&gt;Sega Game Pack 4 in 1 &lt;/title&gt; &lt;pub&gt;SEGA Enterprises Ltd.&lt;/pub&gt; &lt;dev&gt;SEGA Enterprises Ltd.&lt;/dev&gt; &lt;genre&gt;Compilation&lt;/genre&gt; &lt;score&gt;3.2&lt;/score&gt; &lt;player&gt;1 Player&lt;/player&gt; &lt;story&gt;Sega 4 in 1 Game Pack is a collection of minigames, which include:****1. Flash Columns: based on the same game mode of Columns. The player has to connect four pieces to lower reach the flashing gems, and then clear them.****2. Penalty Shootout: football penalty shootout game where the player selects swerve and height of the ball and kicking position, attempting to cheat the goalkeeper and score five penalties, and then save penalties kicked by the computer****3. Tennis: simple tennis game where the player faces one computer opponent, using both Game Gear keys, 1 to make a shot and 2 to lob the ball. Instead of forcing the player to adapt to top and down court, the human player is always in the bottom position.****4. Rally: checkpoint arcade-style racer with five different areas.&lt;/story&gt; &lt;/game&gt;">
            <text:p>&lt;game name="Sega Game Pack 4 in 1 (Europe)"&gt; &lt;year&gt;1991&lt;/year&gt; &lt;rating&gt;ESRB - E (Everyone)&lt;/rating&gt; &lt;title&gt;Sega Game Pack 4 in 1 &lt;/title&gt; &lt;pub&gt;SEGA Enterprises Ltd.&lt;/pub&gt; &lt;dev&gt;SEGA Enterprises Ltd.&lt;/dev&gt; &lt;genre&gt;Compilation&lt;/genre&gt; &lt;score&gt;3.2&lt;/score&gt; &lt;player&gt;1 Player&lt;/player&gt; &lt;story&gt;Sega 4 in 1 Game Pack is a collection of minigames, which include:****1. Flash Columns: based on the same game mode of Columns. The player has to connect four pieces to lower reach the flashing gems, and then clear them.****2. Penalty Shootout: football penalty shootout game where the player selects swerve and height of the ball and kicking position, attempting to cheat the goalkeeper and score five penalties, and then save penalties kicked by the computer****3. Tennis: simple tennis game where the player faces one computer opponent, using both Game Gear keys, 1 to make a shot and 2 to lob the ball. Instead of forcing the player to adapt to top and down court, the human player is always in the bottom position.****4. Rally: checkpoint arcade-style racer with five different areas.&lt;/story&gt; &lt;/game&gt;</text:p>
          </table:table-cell>
        </table:table-row>
        <table:table-row table:style-name="ro1">
          <table:table-cell office:value-type="string">
            <text:p>Sensible Soccer (Europe)</text:p>
          </table:table-cell>
          <table:table-cell office:value-type="string">
            <text:p>1993</text:p>
          </table:table-cell>
          <table:table-cell office:value-type="string">
            <text:p>ESRB - E (Everyone)</text:p>
          </table:table-cell>
          <table:table-cell office:value-type="string">
            <text:p>Sensible Soccer </text:p>
          </table:table-cell>
          <table:table-cell office:value-type="string">
            <text:p>Sony Imagesoft</text:p>
          </table:table-cell>
          <table:table-cell office:value-type="string">
            <text:p>Sensible Software</text:p>
          </table:table-cell>
          <table:table-cell office:value-type="string">
            <text:p>Sports/Soccer</text:p>
          </table:table-cell>
          <table:table-cell office:value-type="string">
            <text:p>1.9</text:p>
          </table:table-cell>
          <table:table-cell office:value-type="string">
            <text:p>1 Player</text:p>
          </table:table-cell>
          <table:table-cell office:value-type="string">
            <text:p>With the original Sensible Soccer having sold hugely, this updated version was released some months later (and then used as the basis for the later console versions). The teams are updated, with the sides present in the 92-93 European tournaments included, and the player names updated to take transfers into account. <text:s/>The game was tidied up and changed in a number of areas. The most significant change is the addition of red and yellow cards for discipline (2 yellow card offenses or one ‘professional foul’ (denying your opponent a clear goal-scoring opportunity) results in that player being sent off). The goalkeepers have been improved in skill, and the 1994 World Cup Qualifying tournament was added.</text:p>
          </table:table-cell>
          <table:table-cell table:formula="of:=CONCATENATE(&quot;&lt;game name=&quot;;CHAR(34);[.A237];CHAR(34);&quot;&gt; &lt;year&gt;&quot;;[.B237];&quot;&lt;/year&gt; &lt;rating&gt;&quot;;[.C237];&quot;&lt;/rating&gt; &lt;title&gt;&quot;;[.D237];&quot;&lt;/title&gt; &lt;pub&gt;&quot;;[.E237];&quot;&lt;/pub&gt; &lt;dev&gt;&quot;;[.F237];&quot;&lt;/dev&gt; &lt;genre&gt;&quot;;[.G237];&quot;&lt;/genre&gt; &lt;score&gt;&quot;;[.H237];&quot;&lt;/score&gt; &lt;player&gt;&quot;;[.I237];&quot;&lt;/player&gt; &lt;story&gt;&quot;;[.J237];&quot;&lt;/story&gt; &lt;/game&gt;&quot;)" office:value-type="string" office:string-value="&lt;game name=&quot;Sensible Soccer (Europe)&quot;&gt; &lt;year&gt;1993&lt;/year&gt; &lt;rating&gt;ESRB - E (Everyone)&lt;/rating&gt; &lt;title&gt;Sensible Soccer &lt;/title&gt; &lt;pub&gt;Sony Imagesoft&lt;/pub&gt; &lt;dev&gt;Sensible Software&lt;/dev&gt; &lt;genre&gt;Sports/Soccer&lt;/genre&gt; &lt;score&gt;1.9&lt;/score&gt; &lt;player&gt;1 Player&lt;/player&gt; &lt;story&gt;With the original Sensible Soccer having sold hugely, this updated version was released some months later (and then used as the basis for the later console versions). The teams are updated, with the sides present in the 92-93 European tournaments included, and the player names updated to take transfers into account.  The game was tidied up and changed in a number of areas. The most significant change is the addition of red and yellow cards for discipline (2 yellow card offenses or one ‘professional foul’ (denying your opponent a clear goal-scoring opportunity) results in that player being sent off). The goalkeepers have been improved in skill, and the 1994 World Cup Qualifying tournament was added.&lt;/story&gt; &lt;/game&gt;">
            <text:p>&lt;game name="Sensible Soccer (Europe)"&gt; &lt;year&gt;1993&lt;/year&gt; &lt;rating&gt;ESRB - E (Everyone)&lt;/rating&gt; &lt;title&gt;Sensible Soccer &lt;/title&gt; &lt;pub&gt;Sony Imagesoft&lt;/pub&gt; &lt;dev&gt;Sensible Software&lt;/dev&gt; &lt;genre&gt;Sports/Soccer&lt;/genre&gt; &lt;score&gt;1.9&lt;/score&gt; &lt;player&gt;1 Player&lt;/player&gt; &lt;story&gt;With the original Sensible Soccer having sold hugely, this updated version was released some months later (and then used as the basis for the later console versions). The teams are updated, with the sides present in the 92-93 European tournaments included, and the player names updated to take transfers into account. <text:s/>The game was tidied up and changed in a number of areas. The most significant change is the addition of red and yellow cards for discipline (2 yellow card offenses or one ‘professional foul’ (denying your opponent a clear goal-scoring opportunity) results in that player being sent off). The goalkeepers have been improved in skill, and the 1994 World Cup Qualifying tournament was added.&lt;/story&gt; &lt;/game&gt;</text:p>
          </table:table-cell>
        </table:table-row>
        <table:table-row table:style-name="ro1">
          <table:table-cell office:value-type="string">
            <text:p>Shanghai II (Japan)</text:p>
          </table:table-cell>
          <table:table-cell office:value-type="string">
            <text:p>1994</text:p>
          </table:table-cell>
          <table:table-cell office:value-type="string">
            <text:p>ESRB - E (Everyone)</text:p>
          </table:table-cell>
          <table:table-cell office:value-type="string">
            <text:p>Shanghai II </text:p>
          </table:table-cell>
          <table:table-cell table:number-columns-repeated="2" office:value-type="string">
            <text:p>Sun Electronics Corp.</text:p>
          </table:table-cell>
          <table:table-cell office:value-type="string">
            <text:p>Puzzle</text:p>
          </table:table-cell>
          <table:table-cell office:value-type="string">
            <text:p>2.7</text:p>
          </table:table-cell>
          <table:table-cell office:value-type="string">
            <text:p>1-2 Players</text:p>
          </table:table-cell>
          <table:table-cell office:value-type="string">
            <text:p>Shanghai II is a variant of the puzzle game also known as solitaire mahjong. 144 mahjong tiles are arranged in rows and stacked upon each other in various patterns; the player's goal is to remove pairs of matching tiles that do not have adjacent tiles from both sides until the whole board is clear. This variant features six patterns named after animals: tiger, scorpion, monkey, snake, panther, and dragon. The player can choose to display hints or reverse any amount of moves. A mode with a time limit is available as well.</text:p>
          </table:table-cell>
          <table:table-cell table:formula="of:=CONCATENATE(&quot;&lt;game name=&quot;;CHAR(34);[.A238];CHAR(34);&quot;&gt; &lt;year&gt;&quot;;[.B238];&quot;&lt;/year&gt; &lt;rating&gt;&quot;;[.C238];&quot;&lt;/rating&gt; &lt;title&gt;&quot;;[.D238];&quot;&lt;/title&gt; &lt;pub&gt;&quot;;[.E238];&quot;&lt;/pub&gt; &lt;dev&gt;&quot;;[.F238];&quot;&lt;/dev&gt; &lt;genre&gt;&quot;;[.G238];&quot;&lt;/genre&gt; &lt;score&gt;&quot;;[.H238];&quot;&lt;/score&gt; &lt;player&gt;&quot;;[.I238];&quot;&lt;/player&gt; &lt;story&gt;&quot;;[.J238];&quot;&lt;/story&gt; &lt;/game&gt;&quot;)" office:value-type="string" office:string-value="&lt;game name=&quot;Shanghai II (Japan)&quot;&gt; &lt;year&gt;1994&lt;/year&gt; &lt;rating&gt;ESRB - E (Everyone)&lt;/rating&gt; &lt;title&gt;Shanghai II &lt;/title&gt; &lt;pub&gt;Sun Electronics Corp.&lt;/pub&gt; &lt;dev&gt;Sun Electronics Corp.&lt;/dev&gt; &lt;genre&gt;Puzzle&lt;/genre&gt; &lt;score&gt;2.7&lt;/score&gt; &lt;player&gt;1-2 Players&lt;/player&gt; &lt;story&gt;Shanghai II is a variant of the puzzle game also known as solitaire mahjong. 144 mahjong tiles are arranged in rows and stacked upon each other in various patterns; the player's goal is to remove pairs of matching tiles that do not have adjacent tiles from both sides until the whole board is clear. This variant features six patterns named after animals: tiger, scorpion, monkey, snake, panther, and dragon. The player can choose to display hints or reverse any amount of moves. A mode with a time limit is available as well.&lt;/story&gt; &lt;/game&gt;">
            <text:p>&lt;game name="Shanghai II (Japan)"&gt; &lt;year&gt;1994&lt;/year&gt; &lt;rating&gt;ESRB - E (Everyone)&lt;/rating&gt; &lt;title&gt;Shanghai II &lt;/title&gt; &lt;pub&gt;Sun Electronics Corp.&lt;/pub&gt; &lt;dev&gt;Sun Electronics Corp.&lt;/dev&gt; &lt;genre&gt;Puzzle&lt;/genre&gt; &lt;score&gt;2.7&lt;/score&gt; &lt;player&gt;1-2 Players&lt;/player&gt; &lt;story&gt;Shanghai II is a variant of the puzzle game also known as solitaire mahjong. 144 mahjong tiles are arranged in rows and stacked upon each other in various patterns; the player's goal is to remove pairs of matching tiles that do not have adjacent tiles from both sides until the whole board is clear. This variant features six patterns named after animals: tiger, scorpion, monkey, snake, panther, and dragon. The player can choose to display hints or reverse any amount of moves. A mode with a time limit is available as well.&lt;/story&gt; &lt;/game&gt;</text:p>
          </table:table-cell>
        </table:table-row>
        <table:table-row table:style-name="ro1">
          <table:table-cell office:value-type="string">
            <text:p>Shaq Fu (USA, Europe)</text:p>
          </table:table-cell>
          <table:table-cell office:value-type="string">
            <text:p>1995</text:p>
          </table:table-cell>
          <table:table-cell office:value-type="string">
            <text:p>ESRB - T (Teen)</text:p>
          </table:table-cell>
          <table:table-cell office:value-type="string">
            <text:p>Shaq Fu </text:p>
          </table:table-cell>
          <table:table-cell office:value-type="string">
            <text:p>Electronic Arts, Inc.</text:p>
          </table:table-cell>
          <table:table-cell office:value-type="string">
            <text:p>Tiertex Ltd.</text:p>
          </table:table-cell>
          <table:table-cell office:value-type="string">
            <text:p>Fighter</text:p>
          </table:table-cell>
          <table:table-cell office:value-type="string">
            <text:p>3.1</text:p>
          </table:table-cell>
          <table:table-cell office:value-type="string">
            <text:p>1-2 Players</text:p>
          </table:table-cell>
          <table:table-cell office:value-type="string">
            <text:p>While en route to a charity game in Tokyo, basketball star Shaquille O'Neal (called "Shaq" for short) is drawn into an alternate dimension by a local man who believes only Shaq can save his grandson. Once there, he must fight a succession of 11 opponents, one at a time, with gameplay resembling Street Fighter 2 or Mortal Kombat.The game's graphics used similar rotoscoping techniques (similar to those used in Flashback or Prince of Persia) making Shaq's 7'2" frame is represented. As well as the story mode, the player can play individual fights, either with 1 or 2 players, although one human player must always be Shaq. Shaq can jump a huge distance, although he struggles to block</text:p>
          </table:table-cell>
          <table:table-cell table:formula="of:=CONCATENATE(&quot;&lt;game name=&quot;;CHAR(34);[.A239];CHAR(34);&quot;&gt; &lt;year&gt;&quot;;[.B239];&quot;&lt;/year&gt; &lt;rating&gt;&quot;;[.C239];&quot;&lt;/rating&gt; &lt;title&gt;&quot;;[.D239];&quot;&lt;/title&gt; &lt;pub&gt;&quot;;[.E239];&quot;&lt;/pub&gt; &lt;dev&gt;&quot;;[.F239];&quot;&lt;/dev&gt; &lt;genre&gt;&quot;;[.G239];&quot;&lt;/genre&gt; &lt;score&gt;&quot;;[.H239];&quot;&lt;/score&gt; &lt;player&gt;&quot;;[.I239];&quot;&lt;/player&gt; &lt;story&gt;&quot;;[.J239];&quot;&lt;/story&gt; &lt;/game&gt;&quot;)" office:value-type="string" office:string-value="&lt;game name=&quot;Shaq Fu (USA, Europe)&quot;&gt; &lt;year&gt;1995&lt;/year&gt; &lt;rating&gt;ESRB - T (Teen)&lt;/rating&gt; &lt;title&gt;Shaq Fu &lt;/title&gt; &lt;pub&gt;Electronic Arts, Inc.&lt;/pub&gt; &lt;dev&gt;Tiertex Ltd.&lt;/dev&gt; &lt;genre&gt;Fighter&lt;/genre&gt; &lt;score&gt;3.1&lt;/score&gt; &lt;player&gt;1-2 Players&lt;/player&gt; &lt;story&gt;While en route to a charity game in Tokyo, basketball star Shaquille O'Neal (called &quot;Shaq&quot; for short) is drawn into an alternate dimension by a local man who believes only Shaq can save his grandson. Once there, he must fight a succession of 11 opponents, one at a time, with gameplay resembling Street Fighter 2 or Mortal Kombat.The game's graphics used similar rotoscoping techniques (similar to those used in Flashback or Prince of Persia) making Shaq's 7'2&quot; frame is represented. As well as the story mode, the player can play individual fights, either with 1 or 2 players, although one human player must always be Shaq. Shaq can jump a huge distance, although he struggles to block&lt;/story&gt; &lt;/game&gt;">
            <text:p>&lt;game name="Shaq Fu (USA, Europe)"&gt; &lt;year&gt;1995&lt;/year&gt; &lt;rating&gt;ESRB - T (Teen)&lt;/rating&gt; &lt;title&gt;Shaq Fu &lt;/title&gt; &lt;pub&gt;Electronic Arts, Inc.&lt;/pub&gt; &lt;dev&gt;Tiertex Ltd.&lt;/dev&gt; &lt;genre&gt;Fighter&lt;/genre&gt; &lt;score&gt;3.1&lt;/score&gt; &lt;player&gt;1-2 Players&lt;/player&gt; &lt;story&gt;While en route to a charity game in Tokyo, basketball star Shaquille O'Neal (called "Shaq" for short) is drawn into an alternate dimension by a local man who believes only Shaq can save his grandson. Once there, he must fight a succession of 11 opponents, one at a time, with gameplay resembling Street Fighter 2 or Mortal Kombat.The game's graphics used similar rotoscoping techniques (similar to those used in Flashback or Prince of Persia) making Shaq's 7'2" frame is represented. As well as the story mode, the player can play individual fights, either with 1 or 2 players, although one human player must always be Shaq. Shaq can jump a huge distance, although he struggles to block&lt;/story&gt; &lt;/game&gt;</text:p>
          </table:table-cell>
        </table:table-row>
        <table:table-row table:style-name="ro1">
          <table:table-cell office:value-type="string">
            <text:p>Shikinjou (Japan)</text:p>
          </table:table-cell>
          <table:table-cell office:value-type="string">
            <text:p>1991</text:p>
          </table:table-cell>
          <table:table-cell office:value-type="string">
            <text:p>ESRB - E (Everyone)</text:p>
          </table:table-cell>
          <table:table-cell office:value-type="string">
            <text:p>Shikinjou </text:p>
          </table:table-cell>
          <table:table-cell office:value-type="string">
            <text:p>Sun Electronics Corp.</text:p>
          </table:table-cell>
          <table:table-cell office:value-type="string">
            <text:p>Scap Trust</text:p>
          </table:table-cell>
          <table:table-cell office:value-type="string">
            <text:p>Puzzle</text:p>
          </table:table-cell>
          <table:table-cell office:value-type="string">
            <text:p>4.0</text:p>
          </table:table-cell>
          <table:table-cell office:value-type="string">
            <text:p>1 Player</text:p>
          </table:table-cell>
          <table:table-cell office:value-type="string">
            <text:p>Shi-Kin-Joh ("Forbidden City") is a puzzle game similar to Sokoban in which the player must reach a goal by pushing oversized mahjong tiles which block the path. When two matching tiles are pushed next to each other, they disappear. Other types of tiles will lock any movable tiles that come in contact with them.The Megadrive version includes five different sound &amp; graphics sets, dozens of puzzles to solve, and a "special puzzle" mode where the rules of the game are changed dramatically. There is also a puzzle construction mode where custom puzzles can be created. Game progress is saved using passwords.</text:p>
          </table:table-cell>
          <table:table-cell table:formula="of:=CONCATENATE(&quot;&lt;game name=&quot;;CHAR(34);[.A240];CHAR(34);&quot;&gt; &lt;year&gt;&quot;;[.B240];&quot;&lt;/year&gt; &lt;rating&gt;&quot;;[.C240];&quot;&lt;/rating&gt; &lt;title&gt;&quot;;[.D240];&quot;&lt;/title&gt; &lt;pub&gt;&quot;;[.E240];&quot;&lt;/pub&gt; &lt;dev&gt;&quot;;[.F240];&quot;&lt;/dev&gt; &lt;genre&gt;&quot;;[.G240];&quot;&lt;/genre&gt; &lt;score&gt;&quot;;[.H240];&quot;&lt;/score&gt; &lt;player&gt;&quot;;[.I240];&quot;&lt;/player&gt; &lt;story&gt;&quot;;[.J240];&quot;&lt;/story&gt; &lt;/game&gt;&quot;)" office:value-type="string" office:string-value="&lt;game name=&quot;Shikinjou (Japan)&quot;&gt; &lt;year&gt;1991&lt;/year&gt; &lt;rating&gt;ESRB - E (Everyone)&lt;/rating&gt; &lt;title&gt;Shikinjou &lt;/title&gt; &lt;pub&gt;Sun Electronics Corp.&lt;/pub&gt; &lt;dev&gt;Scap Trust&lt;/dev&gt; &lt;genre&gt;Puzzle&lt;/genre&gt; &lt;score&gt;4.0&lt;/score&gt; &lt;player&gt;1 Player&lt;/player&gt; &lt;story&gt;Shi-Kin-Joh (&quot;Forbidden City&quot;) is a puzzle game similar to Sokoban in which the player must reach a goal by pushing oversized mahjong tiles which block the path. When two matching tiles are pushed next to each other, they disappear. Other types of tiles will lock any movable tiles that come in contact with them.The Megadrive version includes five different sound &amp; graphics sets, dozens of puzzles to solve, and a &quot;special puzzle&quot; mode where the rules of the game are changed dramatically. There is also a puzzle construction mode where custom puzzles can be created. Game progress is saved using passwords.&lt;/story&gt; &lt;/game&gt;">
            <text:p>&lt;game name="Shikinjou (Japan)"&gt; &lt;year&gt;1991&lt;/year&gt; &lt;rating&gt;ESRB - E (Everyone)&lt;/rating&gt; &lt;title&gt;Shikinjou &lt;/title&gt; &lt;pub&gt;Sun Electronics Corp.&lt;/pub&gt; &lt;dev&gt;Scap Trust&lt;/dev&gt; &lt;genre&gt;Puzzle&lt;/genre&gt; &lt;score&gt;4.0&lt;/score&gt; &lt;player&gt;1 Player&lt;/player&gt; &lt;story&gt;Shi-Kin-Joh ("Forbidden City") is a puzzle game similar to Sokoban in which the player must reach a goal by pushing oversized mahjong tiles which block the path. When two matching tiles are pushed next to each other, they disappear. Other types of tiles will lock any movable tiles that come in contact with them.The Megadrive version includes five different sound &amp; graphics sets, dozens of puzzles to solve, and a "special puzzle" mode where the rules of the game are changed dramatically. There is also a puzzle construction mode where custom puzzles can be created. Game progress is saved using passwords.&lt;/story&gt; &lt;/game&gt;</text:p>
          </table:table-cell>
        </table:table-row>
        <table:table-row table:style-name="ro1">
          <table:table-cell office:value-type="string">
            <text:p>Shining Force Gaiden - Final Conflict (Japan) (Translated En)</text:p>
          </table:table-cell>
          <table:table-cell office:value-type="string">
            <text:p>1995</text:p>
          </table:table-cell>
          <table:table-cell office:value-type="string">
            <text:p>ESRB - E (Everyone)</text:p>
          </table:table-cell>
          <table:table-cell office:value-type="string">
            <text:p>Shining Force Gaiden - Final Conflict </text:p>
          </table:table-cell>
          <table:table-cell office:value-type="string">
            <text:p>SEGA Enterprises Ltd.</text:p>
          </table:table-cell>
          <table:table-cell office:value-type="string">
            <text:p>Sonic Co.</text:p>
          </table:table-cell>
          <table:table-cell office:value-type="string">
            <text:p>Strategy</text:p>
          </table:table-cell>
          <table:table-cell office:value-type="string">
            <text:p>3.8</text:p>
          </table:table-cell>
          <table:table-cell office:value-type="string">
            <text:p>1 Player</text:p>
          </table:table-cell>
          <table:table-cell office:value-type="string">
            <text:p>One of the three gaiden (side-story) Shining Force games for GameGear. The events of the game take place in a time period between the first and the second mainstream Shining Force games. After Max, the leader of the first Shining Force, defeated the Dark Dragon, peace was restored to the world. However, the sorceress Mishaela took control over the forces of evil. Pursuing her, Max' comrades got injured and were forced to quit. Upon returning back to their hometown, they found out Mishaela has already taken the Elder hostage. Lead by the young warrior Ian, the Force has to find Max and to defeat Mishaela.****The game is a strategy RPG with gameplay similar to other Shining Force games. You control a large party of warriors (you can choose the characters yourself from many available). The game consists mainly of large strategic turn-based battles, in which you navigate your characters around and attack the enemies physically, or cast area-based spells.</text:p>
          </table:table-cell>
          <table:table-cell table:formula="of:=CONCATENATE(&quot;&lt;game name=&quot;;CHAR(34);[.A241];CHAR(34);&quot;&gt; &lt;year&gt;&quot;;[.B241];&quot;&lt;/year&gt; &lt;rating&gt;&quot;;[.C241];&quot;&lt;/rating&gt; &lt;title&gt;&quot;;[.D241];&quot;&lt;/title&gt; &lt;pub&gt;&quot;;[.E241];&quot;&lt;/pub&gt; &lt;dev&gt;&quot;;[.F241];&quot;&lt;/dev&gt; &lt;genre&gt;&quot;;[.G241];&quot;&lt;/genre&gt; &lt;score&gt;&quot;;[.H241];&quot;&lt;/score&gt; &lt;player&gt;&quot;;[.I241];&quot;&lt;/player&gt; &lt;story&gt;&quot;;[.J241];&quot;&lt;/story&gt; &lt;/game&gt;&quot;)" office:value-type="string" office:string-value="&lt;game name=&quot;Shining Force Gaiden - Final Conflict (Japan) (Translated En)&quot;&gt; &lt;year&gt;1995&lt;/year&gt; &lt;rating&gt;ESRB - E (Everyone)&lt;/rating&gt; &lt;title&gt;Shining Force Gaiden - Final Conflict &lt;/title&gt; &lt;pub&gt;SEGA Enterprises Ltd.&lt;/pub&gt; &lt;dev&gt;Sonic Co.&lt;/dev&gt; &lt;genre&gt;Strategy&lt;/genre&gt; &lt;score&gt;3.8&lt;/score&gt; &lt;player&gt;1 Player&lt;/player&gt; &lt;story&gt;One of the three gaiden (side-story) Shining Force games for GameGear. The events of the game take place in a time period between the first and the second mainstream Shining Force games. After Max, the leader of the first Shining Force, defeated the Dark Dragon, peace was restored to the world. However, the sorceress Mishaela took control over the forces of evil. Pursuing her, Max' comrades got injured and were forced to quit. Upon returning back to their hometown, they found out Mishaela has already taken the Elder hostage. Lead by the young warrior Ian, the Force has to find Max and to defeat Mishaela.****The game is a strategy RPG with gameplay similar to other Shining Force games. You control a large party of warriors (you can choose the characters yourself from many available). The game consists mainly of large strategic turn-based battles, in which you navigate your characters around and attack the enemies physically, or cast area-based spells.&lt;/story&gt; &lt;/game&gt;">
            <text:p>&lt;game name="Shining Force Gaiden - Final Conflict (Japan) (Translated En)"&gt; &lt;year&gt;1995&lt;/year&gt; &lt;rating&gt;ESRB - E (Everyone)&lt;/rating&gt; &lt;title&gt;Shining Force Gaiden - Final Conflict &lt;/title&gt; &lt;pub&gt;SEGA Enterprises Ltd.&lt;/pub&gt; &lt;dev&gt;Sonic Co.&lt;/dev&gt; &lt;genre&gt;Strategy&lt;/genre&gt; &lt;score&gt;3.8&lt;/score&gt; &lt;player&gt;1 Player&lt;/player&gt; &lt;story&gt;One of the three gaiden (side-story) Shining Force games for GameGear. The events of the game take place in a time period between the first and the second mainstream Shining Force games. After Max, the leader of the first Shining Force, defeated the Dark Dragon, peace was restored to the world. However, the sorceress Mishaela took control over the forces of evil. Pursuing her, Max' comrades got injured and were forced to quit. Upon returning back to their hometown, they found out Mishaela has already taken the Elder hostage. Lead by the young warrior Ian, the Force has to find Max and to defeat Mishaela.****The game is a strategy RPG with gameplay similar to other Shining Force games. You control a large party of warriors (you can choose the characters yourself from many available). The game consists mainly of large strategic turn-based battles, in which you navigate your characters around and attack the enemies physically, or cast area-based spells.&lt;/story&gt; &lt;/game&gt;</text:p>
          </table:table-cell>
        </table:table-row>
        <table:table-row table:style-name="ro1">
          <table:table-cell office:value-type="string">
            <text:p>Shining Force II - The Sword of Hajya (USA, Europe)</text:p>
          </table:table-cell>
          <table:table-cell office:value-type="string">
            <text:p>1994</text:p>
          </table:table-cell>
          <table:table-cell office:value-type="string">
            <text:p>ESRB - E (Everyone)</text:p>
          </table:table-cell>
          <table:table-cell office:value-type="string">
            <text:p>Shining Force II - The Sword of Hajya </text:p>
          </table:table-cell>
          <table:table-cell office:value-type="string">
            <text:p>SEGA of America, Inc.</text:p>
          </table:table-cell>
          <table:table-cell office:value-type="string">
            <text:p>Sonic Co.</text:p>
          </table:table-cell>
          <table:table-cell office:value-type="string">
            <text:p>Strategy</text:p>
          </table:table-cell>
          <table:table-cell office:value-type="string">
            <text:p>3.7</text:p>
          </table:table-cell>
          <table:table-cell office:value-type="string">
            <text:p>1 Player</text:p>
          </table:table-cell>
          <table:table-cell office:value-type="string">
            <text:p>This is not a sequel to the game <text:s/>Shining Force: The Legacy of Great Intention for Genesis, but a sequel to a <text:s/>Shining Force Gaiden, which was released only in Japan.****After a prolonged war, the kingdoms of Cypress and Gardiana decided to join forces fighting the evil empire of Iom. Nick, the Prince of Cypress, that was conquered by Iom, had his hand turned into stone during the last battle, and therefore cannot wield his legendary Sword of Hajya. Nevertheless, he tries to recruit people who would help him to gain his kingdom back.****The game is a strategy RPG. You command a large party composed of several units, and most of the game is spent in battles. The turn-based battles occupy the entire location; during your turn, you command your troops to move around and to attack. Your main heroes gain levels in a RPG fashion.</text:p>
          </table:table-cell>
          <table:table-cell table:formula="of:=CONCATENATE(&quot;&lt;game name=&quot;;CHAR(34);[.A242];CHAR(34);&quot;&gt; &lt;year&gt;&quot;;[.B242];&quot;&lt;/year&gt; &lt;rating&gt;&quot;;[.C242];&quot;&lt;/rating&gt; &lt;title&gt;&quot;;[.D242];&quot;&lt;/title&gt; &lt;pub&gt;&quot;;[.E242];&quot;&lt;/pub&gt; &lt;dev&gt;&quot;;[.F242];&quot;&lt;/dev&gt; &lt;genre&gt;&quot;;[.G242];&quot;&lt;/genre&gt; &lt;score&gt;&quot;;[.H242];&quot;&lt;/score&gt; &lt;player&gt;&quot;;[.I242];&quot;&lt;/player&gt; &lt;story&gt;&quot;;[.J242];&quot;&lt;/story&gt; &lt;/game&gt;&quot;)" office:value-type="string" office:string-value="&lt;game name=&quot;Shining Force II - The Sword of Hajya (USA, Europe)&quot;&gt; &lt;year&gt;1994&lt;/year&gt; &lt;rating&gt;ESRB - E (Everyone)&lt;/rating&gt; &lt;title&gt;Shining Force II - The Sword of Hajya &lt;/title&gt; &lt;pub&gt;SEGA of America, Inc.&lt;/pub&gt; &lt;dev&gt;Sonic Co.&lt;/dev&gt; &lt;genre&gt;Strategy&lt;/genre&gt; &lt;score&gt;3.7&lt;/score&gt; &lt;player&gt;1 Player&lt;/player&gt; &lt;story&gt;This is not a sequel to the game  Shining Force: The Legacy of Great Intention for Genesis, but a sequel to a  Shining Force Gaiden, which was released only in Japan.****After a prolonged war, the kingdoms of Cypress and Gardiana decided to join forces fighting the evil empire of Iom. Nick, the Prince of Cypress, that was conquered by Iom, had his hand turned into stone during the last battle, and therefore cannot wield his legendary Sword of Hajya. Nevertheless, he tries to recruit people who would help him to gain his kingdom back.****The game is a strategy RPG. You command a large party composed of several units, and most of the game is spent in battles. The turn-based battles occupy the entire location; during your turn, you command your troops to move around and to attack. Your main heroes gain levels in a RPG fashion.&lt;/story&gt; &lt;/game&gt;">
            <text:p>&lt;game name="Shining Force II - The Sword of Hajya (USA, Europe)"&gt; &lt;year&gt;1994&lt;/year&gt; &lt;rating&gt;ESRB - E (Everyone)&lt;/rating&gt; &lt;title&gt;Shining Force II - The Sword of Hajya &lt;/title&gt; &lt;pub&gt;SEGA of America, Inc.&lt;/pub&gt; &lt;dev&gt;Sonic Co.&lt;/dev&gt; &lt;genre&gt;Strategy&lt;/genre&gt; &lt;score&gt;3.7&lt;/score&gt; &lt;player&gt;1 Player&lt;/player&gt; &lt;story&gt;This is not a sequel to the game <text:s/>Shining Force: The Legacy of Great Intention for Genesis, but a sequel to a <text:s/>Shining Force Gaiden, which was released only in Japan.****After a prolonged war, the kingdoms of Cypress and Gardiana decided to join forces fighting the evil empire of Iom. Nick, the Prince of Cypress, that was conquered by Iom, had his hand turned into stone during the last battle, and therefore cannot wield his legendary Sword of Hajya. Nevertheless, he tries to recruit people who would help him to gain his kingdom back.****The game is a strategy RPG. You command a large party composed of several units, and most of the game is spent in battles. The turn-based battles occupy the entire location; during your turn, you command your troops to move around and to attack. Your main heroes gain levels in a RPG fashion.&lt;/story&gt; &lt;/game&gt;</text:p>
          </table:table-cell>
        </table:table-row>
        <table:table-row table:style-name="ro1">
          <table:table-cell office:value-type="string">
            <text:p>Shinobi (USA, Europe)</text:p>
          </table:table-cell>
          <table:table-cell office:value-type="string">
            <text:p>1991</text:p>
          </table:table-cell>
          <table:table-cell office:value-type="string">
            <text:p>ESRB - E (Everyone)</text:p>
          </table:table-cell>
          <table:table-cell office:value-type="string">
            <text:p>Shinobi </text:p>
          </table:table-cell>
          <table:table-cell table:number-columns-repeated="2" office:value-type="string">
            <text:p>SEGA Enterprises Ltd.</text:p>
          </table:table-cell>
          <table:table-cell office:value-type="string">
            <text:p>Platform</text:p>
          </table:table-cell>
          <table:table-cell office:value-type="string">
            <text:p>4.0</text:p>
          </table:table-cell>
          <table:table-cell office:value-type="string">
            <text:p>1 Player</text:p>
          </table:table-cell>
          <table:table-cell office:value-type="string">
            <text:p>As with the original games, Shinobi for the GG (the first portable member of the franchise) is a action side-scroller in which you take the role of an elemental ninja seeking revenge, your task to clear several stages filled with evil ninja and other assorted enemies.****New to this release is the MegaMan-like ability to select which stage (all also unique for this release) to play in any sequence. <text:s/>Each stage contains a fellow elemental ninja held prisoner, who gets released once you complete the level. <text:s/>You can then switch between available ninja mid-stage to take advantage of their unique abilities (green ninja double jumps, blue ninja has a grappling hook, yellow ninja walks on water, etc.) which become a necessity to successfully complete all the levels.</text:p>
          </table:table-cell>
          <table:table-cell table:formula="of:=CONCATENATE(&quot;&lt;game name=&quot;;CHAR(34);[.A243];CHAR(34);&quot;&gt; &lt;year&gt;&quot;;[.B243];&quot;&lt;/year&gt; &lt;rating&gt;&quot;;[.C243];&quot;&lt;/rating&gt; &lt;title&gt;&quot;;[.D243];&quot;&lt;/title&gt; &lt;pub&gt;&quot;;[.E243];&quot;&lt;/pub&gt; &lt;dev&gt;&quot;;[.F243];&quot;&lt;/dev&gt; &lt;genre&gt;&quot;;[.G243];&quot;&lt;/genre&gt; &lt;score&gt;&quot;;[.H243];&quot;&lt;/score&gt; &lt;player&gt;&quot;;[.I243];&quot;&lt;/player&gt; &lt;story&gt;&quot;;[.J243];&quot;&lt;/story&gt; &lt;/game&gt;&quot;)" office:value-type="string" office:string-value="&lt;game name=&quot;Shinobi (USA, Europe)&quot;&gt; &lt;year&gt;1991&lt;/year&gt; &lt;rating&gt;ESRB - E (Everyone)&lt;/rating&gt; &lt;title&gt;Shinobi &lt;/title&gt; &lt;pub&gt;SEGA Enterprises Ltd.&lt;/pub&gt; &lt;dev&gt;SEGA Enterprises Ltd.&lt;/dev&gt; &lt;genre&gt;Platform&lt;/genre&gt; &lt;score&gt;4.0&lt;/score&gt; &lt;player&gt;1 Player&lt;/player&gt; &lt;story&gt;As with the original games, Shinobi for the GG (the first portable member of the franchise) is a action side-scroller in which you take the role of an elemental ninja seeking revenge, your task to clear several stages filled with evil ninja and other assorted enemies.****New to this release is the MegaMan-like ability to select which stage (all also unique for this release) to play in any sequence.  Each stage contains a fellow elemental ninja held prisoner, who gets released once you complete the level.  You can then switch between available ninja mid-stage to take advantage of their unique abilities (green ninja double jumps, blue ninja has a grappling hook, yellow ninja walks on water, etc.) which become a necessity to successfully complete all the levels.&lt;/story&gt; &lt;/game&gt;">
            <text:p>&lt;game name="Shinobi (USA, Europe)"&gt; &lt;year&gt;1991&lt;/year&gt; &lt;rating&gt;ESRB - E (Everyone)&lt;/rating&gt; &lt;title&gt;Shinobi &lt;/title&gt; &lt;pub&gt;SEGA Enterprises Ltd.&lt;/pub&gt; &lt;dev&gt;SEGA Enterprises Ltd.&lt;/dev&gt; &lt;genre&gt;Platform&lt;/genre&gt; &lt;score&gt;4.0&lt;/score&gt; &lt;player&gt;1 Player&lt;/player&gt; &lt;story&gt;As with the original games, Shinobi for the GG (the first portable member of the franchise) is a action side-scroller in which you take the role of an elemental ninja seeking revenge, your task to clear several stages filled with evil ninja and other assorted enemies.****New to this release is the MegaMan-like ability to select which stage (all also unique for this release) to play in any sequence. <text:s/>Each stage contains a fellow elemental ninja held prisoner, who gets released once you complete the level. <text:s/>You can then switch between available ninja mid-stage to take advantage of their unique abilities (green ninja double jumps, blue ninja has a grappling hook, yellow ninja walks on water, etc.) which become a necessity to successfully complete all the levels.&lt;/story&gt; &lt;/game&gt;</text:p>
          </table:table-cell>
        </table:table-row>
        <table:table-row table:style-name="ro1">
          <table:table-cell office:value-type="string">
            <text:p>Shinobi II - The Silent Fury (World)</text:p>
          </table:table-cell>
          <table:table-cell office:value-type="string">
            <text:p>1992</text:p>
          </table:table-cell>
          <table:table-cell office:value-type="string">
            <text:p>ESRB - E (Everyone)</text:p>
          </table:table-cell>
          <table:table-cell office:value-type="string">
            <text:p>Shinobi II - The Silent Fury </text:p>
          </table:table-cell>
          <table:table-cell table:number-columns-repeated="2" office:value-type="string">
            <text:p>SEGA Enterprises Ltd.</text:p>
          </table:table-cell>
          <table:table-cell office:value-type="string">
            <text:p>Platform</text:p>
          </table:table-cell>
          <table:table-cell office:value-type="string">
            <text:p>3.2</text:p>
          </table:table-cell>
          <table:table-cell office:value-type="string">
            <text:p>1 Player</text:p>
          </table:table-cell>
          <table:table-cell office:value-type="string">
            <text:p>The second Shinobi game for the Game Gear, it’s a 2D side-scrolling platform game with basic strategy elements. You have to rescue the four elemental ninjas and their corresponding crystal. When you rescue a ninja they join up with you and you can switch to them. Each ninja has a different power and ability which must be used in order to progress through the game. The first four levels can be played in whichever order you want, when both the ninja and crystal have been recovered from all the levels the final level is unlocked.</text:p>
          </table:table-cell>
          <table:table-cell table:formula="of:=CONCATENATE(&quot;&lt;game name=&quot;;CHAR(34);[.A244];CHAR(34);&quot;&gt; &lt;year&gt;&quot;;[.B244];&quot;&lt;/year&gt; &lt;rating&gt;&quot;;[.C244];&quot;&lt;/rating&gt; &lt;title&gt;&quot;;[.D244];&quot;&lt;/title&gt; &lt;pub&gt;&quot;;[.E244];&quot;&lt;/pub&gt; &lt;dev&gt;&quot;;[.F244];&quot;&lt;/dev&gt; &lt;genre&gt;&quot;;[.G244];&quot;&lt;/genre&gt; &lt;score&gt;&quot;;[.H244];&quot;&lt;/score&gt; &lt;player&gt;&quot;;[.I244];&quot;&lt;/player&gt; &lt;story&gt;&quot;;[.J244];&quot;&lt;/story&gt; &lt;/game&gt;&quot;)" office:value-type="string" office:string-value="&lt;game name=&quot;Shinobi II - The Silent Fury (World)&quot;&gt; &lt;year&gt;1992&lt;/year&gt; &lt;rating&gt;ESRB - E (Everyone)&lt;/rating&gt; &lt;title&gt;Shinobi II - The Silent Fury &lt;/title&gt; &lt;pub&gt;SEGA Enterprises Ltd.&lt;/pub&gt; &lt;dev&gt;SEGA Enterprises Ltd.&lt;/dev&gt; &lt;genre&gt;Platform&lt;/genre&gt; &lt;score&gt;3.2&lt;/score&gt; &lt;player&gt;1 Player&lt;/player&gt; &lt;story&gt;The second Shinobi game for the Game Gear, it’s a 2D side-scrolling platform game with basic strategy elements. You have to rescue the four elemental ninjas and their corresponding crystal. When you rescue a ninja they join up with you and you can switch to them. Each ninja has a different power and ability which must be used in order to progress through the game. The first four levels can be played in whichever order you want, when both the ninja and crystal have been recovered from all the levels the final level is unlocked.&lt;/story&gt; &lt;/game&gt;">
            <text:p>&lt;game name="Shinobi II - The Silent Fury (World)"&gt; &lt;year&gt;1992&lt;/year&gt; &lt;rating&gt;ESRB - E (Everyone)&lt;/rating&gt; &lt;title&gt;Shinobi II - The Silent Fury &lt;/title&gt; &lt;pub&gt;SEGA Enterprises Ltd.&lt;/pub&gt; &lt;dev&gt;SEGA Enterprises Ltd.&lt;/dev&gt; &lt;genre&gt;Platform&lt;/genre&gt; &lt;score&gt;3.2&lt;/score&gt; &lt;player&gt;1 Player&lt;/player&gt; &lt;story&gt;The second Shinobi game for the Game Gear, it’s a 2D side-scrolling platform game with basic strategy elements. You have to rescue the four elemental ninjas and their corresponding crystal. When you rescue a ninja they join up with you and you can switch to them. Each ninja has a different power and ability which must be used in order to progress through the game. The first four levels can be played in whichever order you want, when both the ninja and crystal have been recovered from all the levels the final level is unlocked.&lt;/story&gt; &lt;/game&gt;</text:p>
          </table:table-cell>
        </table:table-row>
        <table:table-row table:style-name="ro1">
          <table:table-cell office:value-type="string">
            <text:p>Side Pocket (USA)</text:p>
          </table:table-cell>
          <table:table-cell office:value-type="string">
            <text:p>1994</text:p>
          </table:table-cell>
          <table:table-cell office:value-type="string">
            <text:p>ESRB - E (Everyone)</text:p>
          </table:table-cell>
          <table:table-cell office:value-type="string">
            <text:p>Side Pocket </text:p>
          </table:table-cell>
          <table:table-cell office:value-type="string">
            <text:p>Data East USA, Inc.</text:p>
          </table:table-cell>
          <table:table-cell office:value-type="string">
            <text:p>Data East Corporation</text:p>
          </table:table-cell>
          <table:table-cell office:value-type="string">
            <text:p>Sports/Pool and Dart</text:p>
          </table:table-cell>
          <table:table-cell office:value-type="string">
            <text:p>3.0</text:p>
          </table:table-cell>
          <table:table-cell office:value-type="string">
            <text:p>1-2 Players</text:p>
          </table:table-cell>
          <table:table-cell office:value-type="string">
            <text:p>The main objective is to cross different USA cities and reach the predetermined scores to go ahead. But remember: you'll have only 16 balls and every error can be lethal!****The game also comes with modes for 2 players with two variants: 2P Pocket Game (the traditional mode) and 2P 9-Ball Game, where the premise is to sink 9 balls before the other player makes them first. If you prefer, test your target in Trick Game or even hear your favorite song in Jukebox.****After each stage completed (and some luck), a bonus stage will appear, as well as the chance to earn extra balls. You will only need a good target in the parquet block!</text:p>
          </table:table-cell>
          <table:table-cell table:formula="of:=CONCATENATE(&quot;&lt;game name=&quot;;CHAR(34);[.A245];CHAR(34);&quot;&gt; &lt;year&gt;&quot;;[.B245];&quot;&lt;/year&gt; &lt;rating&gt;&quot;;[.C245];&quot;&lt;/rating&gt; &lt;title&gt;&quot;;[.D245];&quot;&lt;/title&gt; &lt;pub&gt;&quot;;[.E245];&quot;&lt;/pub&gt; &lt;dev&gt;&quot;;[.F245];&quot;&lt;/dev&gt; &lt;genre&gt;&quot;;[.G245];&quot;&lt;/genre&gt; &lt;score&gt;&quot;;[.H245];&quot;&lt;/score&gt; &lt;player&gt;&quot;;[.I245];&quot;&lt;/player&gt; &lt;story&gt;&quot;;[.J245];&quot;&lt;/story&gt; &lt;/game&gt;&quot;)" office:value-type="string" office:string-value="&lt;game name=&quot;Side Pocket (USA)&quot;&gt; &lt;year&gt;1994&lt;/year&gt; &lt;rating&gt;ESRB - E (Everyone)&lt;/rating&gt; &lt;title&gt;Side Pocket &lt;/title&gt; &lt;pub&gt;Data East USA, Inc.&lt;/pub&gt; &lt;dev&gt;Data East Corporation&lt;/dev&gt; &lt;genre&gt;Sports/Pool and Dart&lt;/genre&gt; &lt;score&gt;3.0&lt;/score&gt; &lt;player&gt;1-2 Players&lt;/player&gt; &lt;story&gt;The main objective is to cross different USA cities and reach the predetermined scores to go ahead. But remember: you'll have only 16 balls and every error can be lethal!****The game also comes with modes for 2 players with two variants: 2P Pocket Game (the traditional mode) and 2P 9-Ball Game, where the premise is to sink 9 balls before the other player makes them first. If you prefer, test your target in Trick Game or even hear your favorite song in Jukebox.****After each stage completed (and some luck), a bonus stage will appear, as well as the chance to earn extra balls. You will only need a good target in the parquet block!&lt;/story&gt; &lt;/game&gt;">
            <text:p>&lt;game name="Side Pocket (USA)"&gt; &lt;year&gt;1994&lt;/year&gt; &lt;rating&gt;ESRB - E (Everyone)&lt;/rating&gt; &lt;title&gt;Side Pocket &lt;/title&gt; &lt;pub&gt;Data East USA, Inc.&lt;/pub&gt; &lt;dev&gt;Data East Corporation&lt;/dev&gt; &lt;genre&gt;Sports/Pool and Dart&lt;/genre&gt; &lt;score&gt;3.0&lt;/score&gt; &lt;player&gt;1-2 Players&lt;/player&gt; &lt;story&gt;The main objective is to cross different USA cities and reach the predetermined scores to go ahead. But remember: you'll have only 16 balls and every error can be lethal!****The game also comes with modes for 2 players with two variants: 2P Pocket Game (the traditional mode) and 2P 9-Ball Game, where the premise is to sink 9 balls before the other player makes them first. If you prefer, test your target in Trick Game or even hear your favorite song in Jukebox.****After each stage completed (and some luck), a bonus stage will appear, as well as the chance to earn extra balls. You will only need a good target in the parquet block!&lt;/story&gt; &lt;/game&gt;</text:p>
          </table:table-cell>
        </table:table-row>
        <table:table-row table:style-name="ro1">
          <table:table-cell office:value-type="string">
            <text:p>Simpsons, The - Bart vs. The Space Mutants (USA, Europe)</text:p>
          </table:table-cell>
          <table:table-cell office:value-type="string">
            <text:p>1992</text:p>
          </table:table-cell>
          <table:table-cell office:value-type="string">
            <text:p>ESRB - E (Everyone)</text:p>
          </table:table-cell>
          <table:table-cell office:value-type="string">
            <text:p>Simpsons, The - Bart vs. The Space Mutants </text:p>
          </table:table-cell>
          <table:table-cell office:value-type="string">
            <text:p>Flying Edge, Inc.</text:p>
          </table:table-cell>
          <table:table-cell office:value-type="string">
            <text:p>Imagineering Inc.</text:p>
          </table:table-cell>
          <table:table-cell office:value-type="string">
            <text:p>Platform</text:p>
          </table:table-cell>
          <table:table-cell office:value-type="string">
            <text:p>1.9</text:p>
          </table:table-cell>
          <table:table-cell office:value-type="string">
            <text:p>1 Player</text:p>
          </table:table-cell>
          <table:table-cell office:value-type="string">
            <text:p>Bart vs. The Space Mutants is a platform game where the player goes into the role of Bart Simpson (from the TV show The Simpsons) and must stop the Space Mutants from invading Springfield.****On each of the five levels, Bart must collect (or get rid of) the ingredients that the Space Mutants are planning to use to build their machine, such as purple objects or balloons. He also has to collect enough "proof" of the aliens existence (brown coins left behind when they are jumped on), so his family members will help him when he meets a boss (characters such as Nelson and Sideshow Bob). This won't be easy since the Space Mutants are "using" human bodies as disguise. In order to discover who are the real Space Mutants, Bart must use his X-ray Specs.****The ways Bart can get rid of those objects sought by the Space Mutants are numerous. For instance, in the first stage, Bart must get rid of purple objects. He can dye them red, cover them, wash them, etc. Some even involve a little puzzle solving, like playing a trick on Moe to make him get out of the bar.****Bart also has some coins that can be used in many ways throughout the game, like buying things, getting devices operating, etc. Those coins are essential to solve some puzzles in the game.</text:p>
          </table:table-cell>
          <table:table-cell table:formula="of:=CONCATENATE(&quot;&lt;game name=&quot;;CHAR(34);[.A246];CHAR(34);&quot;&gt; &lt;year&gt;&quot;;[.B246];&quot;&lt;/year&gt; &lt;rating&gt;&quot;;[.C246];&quot;&lt;/rating&gt; &lt;title&gt;&quot;;[.D246];&quot;&lt;/title&gt; &lt;pub&gt;&quot;;[.E246];&quot;&lt;/pub&gt; &lt;dev&gt;&quot;;[.F246];&quot;&lt;/dev&gt; &lt;genre&gt;&quot;;[.G246];&quot;&lt;/genre&gt; &lt;score&gt;&quot;;[.H246];&quot;&lt;/score&gt; &lt;player&gt;&quot;;[.I246];&quot;&lt;/player&gt; &lt;story&gt;&quot;;[.J246];&quot;&lt;/story&gt; &lt;/game&gt;&quot;)" office:value-type="string" office:string-value="&lt;game name=&quot;Simpsons, The - Bart vs. The Space Mutants (USA, Europe)&quot;&gt; &lt;year&gt;1992&lt;/year&gt; &lt;rating&gt;ESRB - E (Everyone)&lt;/rating&gt; &lt;title&gt;Simpsons, The - Bart vs. The Space Mutants &lt;/title&gt; &lt;pub&gt;Flying Edge, Inc.&lt;/pub&gt; &lt;dev&gt;Imagineering Inc.&lt;/dev&gt; &lt;genre&gt;Platform&lt;/genre&gt; &lt;score&gt;1.9&lt;/score&gt; &lt;player&gt;1 Player&lt;/player&gt; &lt;story&gt;Bart vs. The Space Mutants is a platform game where the player goes into the role of Bart Simpson (from the TV show The Simpsons) and must stop the Space Mutants from invading Springfield.****On each of the five levels, Bart must collect (or get rid of) the ingredients that the Space Mutants are planning to use to build their machine, such as purple objects or balloons. He also has to collect enough &quot;proof&quot; of the aliens existence (brown coins left behind when they are jumped on), so his family members will help him when he meets a boss (characters such as Nelson and Sideshow Bob). This won't be easy since the Space Mutants are &quot;using&quot; human bodies as disguise. In order to discover who are the real Space Mutants, Bart must use his X-ray Specs.****The ways Bart can get rid of those objects sought by the Space Mutants are numerous. For instance, in the first stage, Bart must get rid of purple objects. He can dye them red, cover them, wash them, etc. Some even involve a little puzzle solving, like playing a trick on Moe to make him get out of the bar.****Bart also has some coins that can be used in many ways throughout the game, like buying things, getting devices operating, etc. Those coins are essential to solve some puzzles in the game.&lt;/story&gt; &lt;/game&gt;">
            <text:p>&lt;game name="Simpsons, The - Bart vs. The Space Mutants (USA, Europe)"&gt; &lt;year&gt;1992&lt;/year&gt; &lt;rating&gt;ESRB - E (Everyone)&lt;/rating&gt; &lt;title&gt;Simpsons, The - Bart vs. The Space Mutants &lt;/title&gt; &lt;pub&gt;Flying Edge, Inc.&lt;/pub&gt; &lt;dev&gt;Imagineering Inc.&lt;/dev&gt; &lt;genre&gt;Platform&lt;/genre&gt; &lt;score&gt;1.9&lt;/score&gt; &lt;player&gt;1 Player&lt;/player&gt; &lt;story&gt;Bart vs. The Space Mutants is a platform game where the player goes into the role of Bart Simpson (from the TV show The Simpsons) and must stop the Space Mutants from invading Springfield.****On each of the five levels, Bart must collect (or get rid of) the ingredients that the Space Mutants are planning to use to build their machine, such as purple objects or balloons. He also has to collect enough "proof" of the aliens existence (brown coins left behind when they are jumped on), so his family members will help him when he meets a boss (characters such as Nelson and Sideshow Bob). This won't be easy since the Space Mutants are "using" human bodies as disguise. In order to discover who are the real Space Mutants, Bart must use his X-ray Specs.****The ways Bart can get rid of those objects sought by the Space Mutants are numerous. For instance, in the first stage, Bart must get rid of purple objects. He can dye them red, cover them, wash them, etc. Some even involve a little puzzle solving, like playing a trick on Moe to make him get out of the bar.****Bart also has some coins that can be used in many ways throughout the game, like buying things, getting devices operating, etc. Those coins are essential to solve some puzzles in the game.&lt;/story&gt; &lt;/game&gt;</text:p>
          </table:table-cell>
        </table:table-row>
        <table:table-row table:style-name="ro1">
          <table:table-cell office:value-type="string">
            <text:p>Simpsons, The - Bart vs. The World (USA, Europe)</text:p>
          </table:table-cell>
          <table:table-cell office:value-type="string">
            <text:p>1993</text:p>
          </table:table-cell>
          <table:table-cell office:value-type="string">
            <text:p>ESRB - E (Everyone)</text:p>
          </table:table-cell>
          <table:table-cell office:value-type="string">
            <text:p>Simpsons, The - Bart vs. The World </text:p>
          </table:table-cell>
          <table:table-cell office:value-type="string">
            <text:p>Flying Edge, Inc.</text:p>
          </table:table-cell>
          <table:table-cell office:value-type="string">
            <text:p>Imagineering Inc.</text:p>
          </table:table-cell>
          <table:table-cell office:value-type="string">
            <text:p>Action</text:p>
          </table:table-cell>
          <table:table-cell office:value-type="string">
            <text:p>2.0</text:p>
          </table:table-cell>
          <table:table-cell office:value-type="string">
            <text:p>1 Player</text:p>
          </table:table-cell>
          <table:table-cell office:value-type="string">
            <text:p>This game is actually a compilation of smaller games belonging to different genres. Krusty the clown appears in the beginning of the game and presents a menu with five games to play (one of which is not available from the start): A jump-and-run game, where Bart must find an exit on a ship, while enemies fire at him and try to prevent him from reaching the exit; a card game, where you have five tries to find hidden cards on a board; a simple jigsaw puzzle; a series of trivia questions concerning the Simpsons; and finally, a platform-skateboard game (available only after you have completed the ship level). Needless to say all games are connected to the famous TV series "The Simpsons".</text:p>
          </table:table-cell>
          <table:table-cell table:formula="of:=CONCATENATE(&quot;&lt;game name=&quot;;CHAR(34);[.A247];CHAR(34);&quot;&gt; &lt;year&gt;&quot;;[.B247];&quot;&lt;/year&gt; &lt;rating&gt;&quot;;[.C247];&quot;&lt;/rating&gt; &lt;title&gt;&quot;;[.D247];&quot;&lt;/title&gt; &lt;pub&gt;&quot;;[.E247];&quot;&lt;/pub&gt; &lt;dev&gt;&quot;;[.F247];&quot;&lt;/dev&gt; &lt;genre&gt;&quot;;[.G247];&quot;&lt;/genre&gt; &lt;score&gt;&quot;;[.H247];&quot;&lt;/score&gt; &lt;player&gt;&quot;;[.I247];&quot;&lt;/player&gt; &lt;story&gt;&quot;;[.J247];&quot;&lt;/story&gt; &lt;/game&gt;&quot;)" office:value-type="string" office:string-value="&lt;game name=&quot;Simpsons, The - Bart vs. The World (USA, Europe)&quot;&gt; &lt;year&gt;1993&lt;/year&gt; &lt;rating&gt;ESRB - E (Everyone)&lt;/rating&gt; &lt;title&gt;Simpsons, The - Bart vs. The World &lt;/title&gt; &lt;pub&gt;Flying Edge, Inc.&lt;/pub&gt; &lt;dev&gt;Imagineering Inc.&lt;/dev&gt; &lt;genre&gt;Action&lt;/genre&gt; &lt;score&gt;2.0&lt;/score&gt; &lt;player&gt;1 Player&lt;/player&gt; &lt;story&gt;This game is actually a compilation of smaller games belonging to different genres. Krusty the clown appears in the beginning of the game and presents a menu with five games to play (one of which is not available from the start): A jump-and-run game, where Bart must find an exit on a ship, while enemies fire at him and try to prevent him from reaching the exit; a card game, where you have five tries to find hidden cards on a board; a simple jigsaw puzzle; a series of trivia questions concerning the Simpsons; and finally, a platform-skateboard game (available only after you have completed the ship level). Needless to say all games are connected to the famous TV series &quot;The Simpsons&quot;.&lt;/story&gt; &lt;/game&gt;">
            <text:p>&lt;game name="Simpsons, The - Bart vs. The World (USA, Europe)"&gt; &lt;year&gt;1993&lt;/year&gt; &lt;rating&gt;ESRB - E (Everyone)&lt;/rating&gt; &lt;title&gt;Simpsons, The - Bart vs. The World &lt;/title&gt; &lt;pub&gt;Flying Edge, Inc.&lt;/pub&gt; &lt;dev&gt;Imagineering Inc.&lt;/dev&gt; &lt;genre&gt;Action&lt;/genre&gt; &lt;score&gt;2.0&lt;/score&gt; &lt;player&gt;1 Player&lt;/player&gt; &lt;story&gt;This game is actually a compilation of smaller games belonging to different genres. Krusty the clown appears in the beginning of the game and presents a menu with five games to play (one of which is not available from the start): A jump-and-run game, where Bart must find an exit on a ship, while enemies fire at him and try to prevent him from reaching the exit; a card game, where you have five tries to find hidden cards on a board; a simple jigsaw puzzle; a series of trivia questions concerning the Simpsons; and finally, a platform-skateboard game (available only after you have completed the ship level). Needless to say all games are connected to the famous TV series "The Simpsons".&lt;/story&gt; &lt;/game&gt;</text:p>
          </table:table-cell>
        </table:table-row>
        <table:table-row table:style-name="ro1">
          <table:table-cell office:value-type="string">
            <text:p>Slider (USA, Europe)</text:p>
          </table:table-cell>
          <table:table-cell office:value-type="string">
            <text:p>1991</text:p>
          </table:table-cell>
          <table:table-cell office:value-type="string">
            <text:p>ESRB - E (Everyone)</text:p>
          </table:table-cell>
          <table:table-cell office:value-type="string">
            <text:p>Slider </text:p>
          </table:table-cell>
          <table:table-cell office:value-type="string">
            <text:p>Sega Corporation</text:p>
          </table:table-cell>
          <table:table-cell office:value-type="string">
            <text:p>Victor Musical Industries </text:p>
          </table:table-cell>
          <table:table-cell office:value-type="string">
            <text:p>Action</text:p>
          </table:table-cell>
          <table:table-cell office:value-type="string">
            <text:p>3.4</text:p>
          </table:table-cell>
          <table:table-cell office:value-type="string">
            <text:p>1 Player</text:p>
          </table:table-cell>
          <table:table-cell office:value-type="string">
            <text:p>The Skweeks lived in harmony for centuries, being a naturally peaceful peoples, until Pitark arrived. He ruined their bright pink land by removing the colour, and it was only after he died that they had the opportunity to clean the land up. Your job is to travel through the 99 continents and clean each one in sequence.Skweek can move in each of the four compass directions, and is armed with a simple weapon, whose shots rebound around before they hit one of Pitark's minions, the Schnoreuls - contact with which is instantly fatal. Some squares contain arrows which force you in a particular direction, while there are also blockades to avoid. Bomb squares blow up surrounding squares but give you time to move away from them as they do this, while Shortcut squares allow you to move to another teleport-type square by pushing the joystick in its direction.</text:p>
          </table:table-cell>
          <table:table-cell table:formula="of:=CONCATENATE(&quot;&lt;game name=&quot;;CHAR(34);[.A248];CHAR(34);&quot;&gt; &lt;year&gt;&quot;;[.B248];&quot;&lt;/year&gt; &lt;rating&gt;&quot;;[.C248];&quot;&lt;/rating&gt; &lt;title&gt;&quot;;[.D248];&quot;&lt;/title&gt; &lt;pub&gt;&quot;;[.E248];&quot;&lt;/pub&gt; &lt;dev&gt;&quot;;[.F248];&quot;&lt;/dev&gt; &lt;genre&gt;&quot;;[.G248];&quot;&lt;/genre&gt; &lt;score&gt;&quot;;[.H248];&quot;&lt;/score&gt; &lt;player&gt;&quot;;[.I248];&quot;&lt;/player&gt; &lt;story&gt;&quot;;[.J248];&quot;&lt;/story&gt; &lt;/game&gt;&quot;)" office:value-type="string" office:string-value="&lt;game name=&quot;Slider (USA, Europe)&quot;&gt; &lt;year&gt;1991&lt;/year&gt; &lt;rating&gt;ESRB - E (Everyone)&lt;/rating&gt; &lt;title&gt;Slider &lt;/title&gt; &lt;pub&gt;Sega Corporation&lt;/pub&gt; &lt;dev&gt;Victor Musical Industries &lt;/dev&gt; &lt;genre&gt;Action&lt;/genre&gt; &lt;score&gt;3.4&lt;/score&gt; &lt;player&gt;1 Player&lt;/player&gt; &lt;story&gt;The Skweeks lived in harmony for centuries, being a naturally peaceful peoples, until Pitark arrived. He ruined their bright pink land by removing the colour, and it was only after he died that they had the opportunity to clean the land up. Your job is to travel through the 99 continents and clean each one in sequence.Skweek can move in each of the four compass directions, and is armed with a simple weapon, whose shots rebound around before they hit one of Pitark's minions, the Schnoreuls - contact with which is instantly fatal. Some squares contain arrows which force you in a particular direction, while there are also blockades to avoid. Bomb squares blow up surrounding squares but give you time to move away from them as they do this, while Shortcut squares allow you to move to another teleport-type square by pushing the joystick in its direction.&lt;/story&gt; &lt;/game&gt;">
            <text:p>&lt;game name="Slider (USA, Europe)"&gt; &lt;year&gt;1991&lt;/year&gt; &lt;rating&gt;ESRB - E (Everyone)&lt;/rating&gt; &lt;title&gt;Slider &lt;/title&gt; &lt;pub&gt;Sega Corporation&lt;/pub&gt; &lt;dev&gt;Victor Musical Industries &lt;/dev&gt; &lt;genre&gt;Action&lt;/genre&gt; &lt;score&gt;3.4&lt;/score&gt; &lt;player&gt;1 Player&lt;/player&gt; &lt;story&gt;The Skweeks lived in harmony for centuries, being a naturally peaceful peoples, until Pitark arrived. He ruined their bright pink land by removing the colour, and it was only after he died that they had the opportunity to clean the land up. Your job is to travel through the 99 continents and clean each one in sequence.Skweek can move in each of the four compass directions, and is armed with a simple weapon, whose shots rebound around before they hit one of Pitark's minions, the Schnoreuls - contact with which is instantly fatal. Some squares contain arrows which force you in a particular direction, while there are also blockades to avoid. Bomb squares blow up surrounding squares but give you time to move away from them as they do this, while Shortcut squares allow you to move to another teleport-type square by pushing the joystick in its direction.&lt;/story&gt; &lt;/game&gt;</text:p>
          </table:table-cell>
        </table:table-row>
        <table:table-row table:style-name="ro1">
          <table:table-cell office:value-type="string">
            <text:p>Smurfs Travel the World, The (Europe)</text:p>
          </table:table-cell>
          <table:table-cell office:value-type="string">
            <text:p>1996</text:p>
          </table:table-cell>
          <table:table-cell office:value-type="string">
            <text:p>ESRB - E (Everyone)</text:p>
          </table:table-cell>
          <table:table-cell office:value-type="string">
            <text:p>Smurfs Travel the World, The </text:p>
          </table:table-cell>
          <table:table-cell table:number-columns-repeated="2" office:value-type="string">
            <text:p>Infogrames Europe SA</text:p>
          </table:table-cell>
          <table:table-cell office:value-type="string">
            <text:p>Platform</text:p>
          </table:table-cell>
          <table:table-cell office:value-type="string">
            <text:p>3.0</text:p>
          </table:table-cell>
          <table:table-cell office:value-type="string">
            <text:p>1 Player</text:p>
          </table:table-cell>
          <table:table-cell office:value-type="string">
            <text:p>The magic crystal has broken. And so inquisitive Smurf and Smurfette are teleported through time and all around the world. Sadly they discover that the whole world suffers from pollution. They set off to find the 21 crystals in each area and smurf the world's rubbish in order to get back to their European village. So you as male Smurf or female Smurfette should travel from one continent to another. The continents represent North Pole, Africa, Asia, North America, South America, and Australia, and each of them consists of 3 levels. On each level character should collect certain number of crystal shards, which in sum gives 21 crystal shards. During the level character should collect other items to raise a score, avoid or eliminate the enemies specific for each area jumping over them, swim somewhere, or run away from cougar. </text:p>
          </table:table-cell>
          <table:table-cell table:formula="of:=CONCATENATE(&quot;&lt;game name=&quot;;CHAR(34);[.A249];CHAR(34);&quot;&gt; &lt;year&gt;&quot;;[.B249];&quot;&lt;/year&gt; &lt;rating&gt;&quot;;[.C249];&quot;&lt;/rating&gt; &lt;title&gt;&quot;;[.D249];&quot;&lt;/title&gt; &lt;pub&gt;&quot;;[.E249];&quot;&lt;/pub&gt; &lt;dev&gt;&quot;;[.F249];&quot;&lt;/dev&gt; &lt;genre&gt;&quot;;[.G249];&quot;&lt;/genre&gt; &lt;score&gt;&quot;;[.H249];&quot;&lt;/score&gt; &lt;player&gt;&quot;;[.I249];&quot;&lt;/player&gt; &lt;story&gt;&quot;;[.J249];&quot;&lt;/story&gt; &lt;/game&gt;&quot;)" office:value-type="string" office:string-value="&lt;game name=&quot;Smurfs Travel the World, The (Europe)&quot;&gt; &lt;year&gt;1996&lt;/year&gt; &lt;rating&gt;ESRB - E (Everyone)&lt;/rating&gt; &lt;title&gt;Smurfs Travel the World, The &lt;/title&gt; &lt;pub&gt;Infogrames Europe SA&lt;/pub&gt; &lt;dev&gt;Infogrames Europe SA&lt;/dev&gt; &lt;genre&gt;Platform&lt;/genre&gt; &lt;score&gt;3.0&lt;/score&gt; &lt;player&gt;1 Player&lt;/player&gt; &lt;story&gt;The magic crystal has broken. And so inquisitive Smurf and Smurfette are teleported through time and all around the world. Sadly they discover that the whole world suffers from pollution. They set off to find the 21 crystals in each area and smurf the world's rubbish in order to get back to their European village. So you as male Smurf or female Smurfette should travel from one continent to another. The continents represent North Pole, Africa, Asia, North America, South America, and Australia, and each of them consists of 3 levels. On each level character should collect certain number of crystal shards, which in sum gives 21 crystal shards. During the level character should collect other items to raise a score, avoid or eliminate the enemies specific for each area jumping over them, swim somewhere, or run away from cougar. &lt;/story&gt; &lt;/game&gt;">
            <text:p>&lt;game name="Smurfs Travel the World, The (Europe)"&gt; &lt;year&gt;1996&lt;/year&gt; &lt;rating&gt;ESRB - E (Everyone)&lt;/rating&gt; &lt;title&gt;Smurfs Travel the World, The &lt;/title&gt; &lt;pub&gt;Infogrames Europe SA&lt;/pub&gt; &lt;dev&gt;Infogrames Europe SA&lt;/dev&gt; &lt;genre&gt;Platform&lt;/genre&gt; &lt;score&gt;3.0&lt;/score&gt; &lt;player&gt;1 Player&lt;/player&gt; &lt;story&gt;The magic crystal has broken. And so inquisitive Smurf and Smurfette are teleported through time and all around the world. Sadly they discover that the whole world suffers from pollution. They set off to find the 21 crystals in each area and smurf the world's rubbish in order to get back to their European village. So you as male Smurf or female Smurfette should travel from one continent to another. The continents represent North Pole, Africa, Asia, North America, South America, and Australia, and each of them consists of 3 levels. On each level character should collect certain number of crystal shards, which in sum gives 21 crystal shards. During the level character should collect other items to raise a score, avoid or eliminate the enemies specific for each area jumping over them, swim somewhere, or run away from cougar. &lt;/story&gt; &lt;/game&gt;</text:p>
          </table:table-cell>
        </table:table-row>
        <table:table-row table:style-name="ro1">
          <table:table-cell office:value-type="string">
            <text:p>Smurfs, The (Europe) (En,Fr,De,Es)</text:p>
          </table:table-cell>
          <table:table-cell office:value-type="string">
            <text:p>1994</text:p>
          </table:table-cell>
          <table:table-cell office:value-type="string">
            <text:p>ESRB - E (Everyone)</text:p>
          </table:table-cell>
          <table:table-cell office:value-type="string">
            <text:p>Smurfs, The </text:p>
          </table:table-cell>
          <table:table-cell table:number-columns-repeated="2" office:value-type="string">
            <text:p>Infogrames Europe SA</text:p>
          </table:table-cell>
          <table:table-cell office:value-type="string">
            <text:p>Platform</text:p>
          </table:table-cell>
          <table:table-cell office:value-type="string">
            <text:p>1.9</text:p>
          </table:table-cell>
          <table:table-cell office:value-type="string">
            <text:p>1 Player</text:p>
          </table:table-cell>
          <table:table-cell office:value-type="string">
            <text:p>The evil Gargamel has captured three of the smurfs, so that he can have them for dinner (Once again). One of the smurfs must go out on a dangerous journey and rescue the captured smurfs. Beat the first two bosses to rescue the first two smurfs, then you can take on Gargamel. Make your way through forests, swamps, mountains, mines and more. Also ride storks, mine carts and logs to defeat Gargamel and his minions and to rescue the missing smurfs. ****On each level you must collect five stars in order to get access to the bonus level. (You don't have to collect the five stars in order to get through the main level) On the bonus level, try to collect as many bonuses as possible before the time runs out. There are three bonus levels: "The Dam", "The Mushrooms" and "The Butterflies".</text:p>
          </table:table-cell>
          <table:table-cell table:formula="of:=CONCATENATE(&quot;&lt;game name=&quot;;CHAR(34);[.A250];CHAR(34);&quot;&gt; &lt;year&gt;&quot;;[.B250];&quot;&lt;/year&gt; &lt;rating&gt;&quot;;[.C250];&quot;&lt;/rating&gt; &lt;title&gt;&quot;;[.D250];&quot;&lt;/title&gt; &lt;pub&gt;&quot;;[.E250];&quot;&lt;/pub&gt; &lt;dev&gt;&quot;;[.F250];&quot;&lt;/dev&gt; &lt;genre&gt;&quot;;[.G250];&quot;&lt;/genre&gt; &lt;score&gt;&quot;;[.H250];&quot;&lt;/score&gt; &lt;player&gt;&quot;;[.I250];&quot;&lt;/player&gt; &lt;story&gt;&quot;;[.J250];&quot;&lt;/story&gt; &lt;/game&gt;&quot;)" office:value-type="string" office:string-value="&lt;game name=&quot;Smurfs, The (Europe) (En,Fr,De,Es)&quot;&gt; &lt;year&gt;1994&lt;/year&gt; &lt;rating&gt;ESRB - E (Everyone)&lt;/rating&gt; &lt;title&gt;Smurfs, The &lt;/title&gt; &lt;pub&gt;Infogrames Europe SA&lt;/pub&gt; &lt;dev&gt;Infogrames Europe SA&lt;/dev&gt; &lt;genre&gt;Platform&lt;/genre&gt; &lt;score&gt;1.9&lt;/score&gt; &lt;player&gt;1 Player&lt;/player&gt; &lt;story&gt;The evil Gargamel has captured three of the smurfs, so that he can have them for dinner (Once again). One of the smurfs must go out on a dangerous journey and rescue the captured smurfs. Beat the first two bosses to rescue the first two smurfs, then you can take on Gargamel. Make your way through forests, swamps, mountains, mines and more. Also ride storks, mine carts and logs to defeat Gargamel and his minions and to rescue the missing smurfs. ****On each level you must collect five stars in order to get access to the bonus level. (You don't have to collect the five stars in order to get through the main level) On the bonus level, try to collect as many bonuses as possible before the time runs out. There are three bonus levels: &quot;The Dam&quot;, &quot;The Mushrooms&quot; and &quot;The Butterflies&quot;.&lt;/story&gt; &lt;/game&gt;">
            <text:p>&lt;game name="Smurfs, The (Europe) (En,Fr,De,Es)"&gt; &lt;year&gt;1994&lt;/year&gt; &lt;rating&gt;ESRB - E (Everyone)&lt;/rating&gt; &lt;title&gt;Smurfs, The &lt;/title&gt; &lt;pub&gt;Infogrames Europe SA&lt;/pub&gt; &lt;dev&gt;Infogrames Europe SA&lt;/dev&gt; &lt;genre&gt;Platform&lt;/genre&gt; &lt;score&gt;1.9&lt;/score&gt; &lt;player&gt;1 Player&lt;/player&gt; &lt;story&gt;The evil Gargamel has captured three of the smurfs, so that he can have them for dinner (Once again). One of the smurfs must go out on a dangerous journey and rescue the captured smurfs. Beat the first two bosses to rescue the first two smurfs, then you can take on Gargamel. Make your way through forests, swamps, mountains, mines and more. Also ride storks, mine carts and logs to defeat Gargamel and his minions and to rescue the missing smurfs. ****On each level you must collect five stars in order to get access to the bonus level. (You don't have to collect the five stars in order to get through the main level) On the bonus level, try to collect as many bonuses as possible before the time runs out. There are three bonus levels: "The Dam", "The Mushrooms" and "The Butterflies".&lt;/story&gt; &lt;/game&gt;</text:p>
          </table:table-cell>
        </table:table-row>
        <table:table-row table:style-name="ro1">
          <table:table-cell office:value-type="string">
            <text:p>Solitaire Funpak (USA)</text:p>
          </table:table-cell>
          <table:table-cell office:value-type="string">
            <text:p>1994</text:p>
          </table:table-cell>
          <table:table-cell office:value-type="string">
            <text:p>ESRB - E (Everyone)</text:p>
          </table:table-cell>
          <table:table-cell office:value-type="string">
            <text:p>Solitaire Funpak </text:p>
          </table:table-cell>
          <table:table-cell office:value-type="string">
            <text:p>Interplay Productions, Inc.</text:p>
          </table:table-cell>
          <table:table-cell office:value-type="string">
            <text:p>Beam Software Pty., Ltd.</text:p>
          </table:table-cell>
          <table:table-cell office:value-type="string">
            <text:p>Strategy</text:p>
          </table:table-cell>
          <table:table-cell office:value-type="string">
            <text:p>3.2</text:p>
          </table:table-cell>
          <table:table-cell office:value-type="string">
            <text:p>1 Player</text:p>
          </table:table-cell>
          <table:table-cell office:value-type="string">
            <text:p>Solitaire FunPak is handheld solitaire game. <text:s/>There are 12 different forms of solitaire to play (Klondike, Tripeaks, Pyramid, Cruel, Freecell, Golf, Canfield, Aces Up, Scorpion, Poker, Stonewall and Florentine). It also has a tournament mode where players can go for standard games, a full championship, a custom game or a custom game with a time limit. The best scores are stored in the hall of fame.</text:p>
          </table:table-cell>
          <table:table-cell table:formula="of:=CONCATENATE(&quot;&lt;game name=&quot;;CHAR(34);[.A251];CHAR(34);&quot;&gt; &lt;year&gt;&quot;;[.B251];&quot;&lt;/year&gt; &lt;rating&gt;&quot;;[.C251];&quot;&lt;/rating&gt; &lt;title&gt;&quot;;[.D251];&quot;&lt;/title&gt; &lt;pub&gt;&quot;;[.E251];&quot;&lt;/pub&gt; &lt;dev&gt;&quot;;[.F251];&quot;&lt;/dev&gt; &lt;genre&gt;&quot;;[.G251];&quot;&lt;/genre&gt; &lt;score&gt;&quot;;[.H251];&quot;&lt;/score&gt; &lt;player&gt;&quot;;[.I251];&quot;&lt;/player&gt; &lt;story&gt;&quot;;[.J251];&quot;&lt;/story&gt; &lt;/game&gt;&quot;)" office:value-type="string" office:string-value="&lt;game name=&quot;Solitaire Funpak (USA)&quot;&gt; &lt;year&gt;1994&lt;/year&gt; &lt;rating&gt;ESRB - E (Everyone)&lt;/rating&gt; &lt;title&gt;Solitaire Funpak &lt;/title&gt; &lt;pub&gt;Interplay Productions, Inc.&lt;/pub&gt; &lt;dev&gt;Beam Software Pty., Ltd.&lt;/dev&gt; &lt;genre&gt;Strategy&lt;/genre&gt; &lt;score&gt;3.2&lt;/score&gt; &lt;player&gt;1 Player&lt;/player&gt; &lt;story&gt;Solitaire FunPak is handheld solitaire game.  There are 12 different forms of solitaire to play (Klondike, Tripeaks, Pyramid, Cruel, Freecell, Golf, Canfield, Aces Up, Scorpion, Poker, Stonewall and Florentine). It also has a tournament mode where players can go for standard games, a full championship, a custom game or a custom game with a time limit. The best scores are stored in the hall of fame.&lt;/story&gt; &lt;/game&gt;">
            <text:p>&lt;game name="Solitaire Funpak (USA)"&gt; &lt;year&gt;1994&lt;/year&gt; &lt;rating&gt;ESRB - E (Everyone)&lt;/rating&gt; &lt;title&gt;Solitaire Funpak &lt;/title&gt; &lt;pub&gt;Interplay Productions, Inc.&lt;/pub&gt; &lt;dev&gt;Beam Software Pty., Ltd.&lt;/dev&gt; &lt;genre&gt;Strategy&lt;/genre&gt; &lt;score&gt;3.2&lt;/score&gt; &lt;player&gt;1 Player&lt;/player&gt; &lt;story&gt;Solitaire FunPak is handheld solitaire game. <text:s/>There are 12 different forms of solitaire to play (Klondike, Tripeaks, Pyramid, Cruel, Freecell, Golf, Canfield, Aces Up, Scorpion, Poker, Stonewall and Florentine). It also has a tournament mode where players can go for standard games, a full championship, a custom game or a custom game with a time limit. The best scores are stored in the hall of fame.&lt;/story&gt; &lt;/game&gt;</text:p>
          </table:table-cell>
        </table:table-row>
        <table:table-row table:style-name="ro1">
          <table:table-cell office:value-type="string">
            <text:p>Solitaire Poker (USA, Europe)</text:p>
          </table:table-cell>
          <table:table-cell office:value-type="string">
            <text:p>1991</text:p>
          </table:table-cell>
          <table:table-cell office:value-type="string">
            <text:p>ESRB - K-A (Kids to Adults)</text:p>
          </table:table-cell>
          <table:table-cell office:value-type="string">
            <text:p>Solitaire Poker </text:p>
          </table:table-cell>
          <table:table-cell office:value-type="string">
            <text:p>ASCII Corporation</text:p>
          </table:table-cell>
          <table:table-cell office:value-type="string">
            <text:p>FACE</text:p>
          </table:table-cell>
          <table:table-cell office:value-type="string">
            <text:p>Casino</text:p>
          </table:table-cell>
          <table:table-cell office:value-type="string">
            <text:p>4.7</text:p>
          </table:table-cell>
          <table:table-cell office:value-type="string">
            <text:p>1-2 Players</text:p>
          </table:table-cell>
          <table:table-cell office:value-type="string">
            <text:p>Solitaire Poker. That's certainly an odd sounding combinasion, but that's exactly what it is. It's even more interesting that you realize that there is a touch of bingo in there too. Your objective is to draw face-down cards from one of four different piles and draw these cards into five different "hands" that are scored as traditional poker values. Hower the the hands may be scored in any combinasion... vertical, horizonal or diagonal on the game board... (where the bingo element comes into play).</text:p>
          </table:table-cell>
          <table:table-cell table:formula="of:=CONCATENATE(&quot;&lt;game name=&quot;;CHAR(34);[.A252];CHAR(34);&quot;&gt; &lt;year&gt;&quot;;[.B252];&quot;&lt;/year&gt; &lt;rating&gt;&quot;;[.C252];&quot;&lt;/rating&gt; &lt;title&gt;&quot;;[.D252];&quot;&lt;/title&gt; &lt;pub&gt;&quot;;[.E252];&quot;&lt;/pub&gt; &lt;dev&gt;&quot;;[.F252];&quot;&lt;/dev&gt; &lt;genre&gt;&quot;;[.G252];&quot;&lt;/genre&gt; &lt;score&gt;&quot;;[.H252];&quot;&lt;/score&gt; &lt;player&gt;&quot;;[.I252];&quot;&lt;/player&gt; &lt;story&gt;&quot;;[.J252];&quot;&lt;/story&gt; &lt;/game&gt;&quot;)" office:value-type="string" office:string-value="&lt;game name=&quot;Solitaire Poker (USA, Europe)&quot;&gt; &lt;year&gt;1991&lt;/year&gt; &lt;rating&gt;ESRB - K-A (Kids to Adults)&lt;/rating&gt; &lt;title&gt;Solitaire Poker &lt;/title&gt; &lt;pub&gt;ASCII Corporation&lt;/pub&gt; &lt;dev&gt;FACE&lt;/dev&gt; &lt;genre&gt;Casino&lt;/genre&gt; &lt;score&gt;4.7&lt;/score&gt; &lt;player&gt;1-2 Players&lt;/player&gt; &lt;story&gt;Solitaire Poker. That's certainly an odd sounding combinasion, but that's exactly what it is. It's even more interesting that you realize that there is a touch of bingo in there too. Your objective is to draw face-down cards from one of four different piles and draw these cards into five different &quot;hands&quot; that are scored as traditional poker values. Hower the the hands may be scored in any combinasion... vertical, horizonal or diagonal on the game board... (where the bingo element comes into play).&lt;/story&gt; &lt;/game&gt;">
            <text:p>&lt;game name="Solitaire Poker (USA, Europe)"&gt; &lt;year&gt;1991&lt;/year&gt; &lt;rating&gt;ESRB - K-A (Kids to Adults)&lt;/rating&gt; &lt;title&gt;Solitaire Poker &lt;/title&gt; &lt;pub&gt;ASCII Corporation&lt;/pub&gt; &lt;dev&gt;FACE&lt;/dev&gt; &lt;genre&gt;Casino&lt;/genre&gt; &lt;score&gt;4.7&lt;/score&gt; &lt;player&gt;1-2 Players&lt;/player&gt; &lt;story&gt;Solitaire Poker. That's certainly an odd sounding combinasion, but that's exactly what it is. It's even more interesting that you realize that there is a touch of bingo in there too. Your objective is to draw face-down cards from one of four different piles and draw these cards into five different "hands" that are scored as traditional poker values. Hower the the hands may be scored in any combinasion... vertical, horizonal or diagonal on the game board... (where the bingo element comes into play).&lt;/story&gt; &lt;/game&gt;</text:p>
          </table:table-cell>
        </table:table-row>
        <table:table-row table:style-name="ro1">
          <table:table-cell office:value-type="string">
            <text:p>Sonic Blast (World)</text:p>
          </table:table-cell>
          <table:table-cell office:value-type="string">
            <text:p>1996</text:p>
          </table:table-cell>
          <table:table-cell office:value-type="string">
            <text:p>ESRB - E (Everyone)</text:p>
          </table:table-cell>
          <table:table-cell office:value-type="string">
            <text:p>Sonic Blast </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3.7</text:p>
          </table:table-cell>
          <table:table-cell office:value-type="string">
            <text:p>1 Player</text:p>
          </table:table-cell>
          <table:table-cell office:value-type="string">
            <text:p>Sonic Blast was released for Game Gear in conjunction with Sonic 3D Blast (aka Sonic 3D: Flickies' Island) for Genesis/MD and Saturn. <text:s/>It boasted similarly rendered character sprites and colorful backgrounds. <text:s/>The game was yet another addition to the series, plus Sega had hoped it would be a boost to the dying Game Gear's title selection at the time. <text:s/>Brazilian based TecToy re-released the game for Sega Master System in 1997, a year after the initial release (while many may think this is a pirated title, TecToy is indeed licensed to produce and release games under the Sega name).</text:p>
          </table:table-cell>
          <table:table-cell table:formula="of:=CONCATENATE(&quot;&lt;game name=&quot;;CHAR(34);[.A253];CHAR(34);&quot;&gt; &lt;year&gt;&quot;;[.B253];&quot;&lt;/year&gt; &lt;rating&gt;&quot;;[.C253];&quot;&lt;/rating&gt; &lt;title&gt;&quot;;[.D253];&quot;&lt;/title&gt; &lt;pub&gt;&quot;;[.E253];&quot;&lt;/pub&gt; &lt;dev&gt;&quot;;[.F253];&quot;&lt;/dev&gt; &lt;genre&gt;&quot;;[.G253];&quot;&lt;/genre&gt; &lt;score&gt;&quot;;[.H253];&quot;&lt;/score&gt; &lt;player&gt;&quot;;[.I253];&quot;&lt;/player&gt; &lt;story&gt;&quot;;[.J253];&quot;&lt;/story&gt; &lt;/game&gt;&quot;)" office:value-type="string" office:string-value="&lt;game name=&quot;Sonic Blast (World)&quot;&gt; &lt;year&gt;1996&lt;/year&gt; &lt;rating&gt;ESRB - E (Everyone)&lt;/rating&gt; &lt;title&gt;Sonic Blast &lt;/title&gt; &lt;pub&gt;SEGA of America, Inc.&lt;/pub&gt; &lt;dev&gt;SEGA Enterprises Ltd.&lt;/dev&gt; &lt;genre&gt;Platform&lt;/genre&gt; &lt;score&gt;3.7&lt;/score&gt; &lt;player&gt;1 Player&lt;/player&gt; &lt;story&gt;Sonic Blast was released for Game Gear in conjunction with Sonic 3D Blast (aka Sonic 3D: Flickies' Island) for Genesis/MD and Saturn.  It boasted similarly rendered character sprites and colorful backgrounds.  The game was yet another addition to the series, plus Sega had hoped it would be a boost to the dying Game Gear's title selection at the time.  Brazilian based TecToy re-released the game for Sega Master System in 1997, a year after the initial release (while many may think this is a pirated title, TecToy is indeed licensed to produce and release games under the Sega name).&lt;/story&gt; &lt;/game&gt;">
            <text:p>&lt;game name="Sonic Blast (World)"&gt; &lt;year&gt;1996&lt;/year&gt; &lt;rating&gt;ESRB - E (Everyone)&lt;/rating&gt; &lt;title&gt;Sonic Blast &lt;/title&gt; &lt;pub&gt;SEGA of America, Inc.&lt;/pub&gt; &lt;dev&gt;SEGA Enterprises Ltd.&lt;/dev&gt; &lt;genre&gt;Platform&lt;/genre&gt; &lt;score&gt;3.7&lt;/score&gt; &lt;player&gt;1 Player&lt;/player&gt; &lt;story&gt;Sonic Blast was released for Game Gear in conjunction with Sonic 3D Blast (aka Sonic 3D: Flickies' Island) for Genesis/MD and Saturn. <text:s/>It boasted similarly rendered character sprites and colorful backgrounds. <text:s/>The game was yet another addition to the series, plus Sega had hoped it would be a boost to the dying Game Gear's title selection at the time. <text:s/>Brazilian based TecToy re-released the game for Sega Master System in 1997, a year after the initial release (while many may think this is a pirated title, TecToy is indeed licensed to produce and release games under the Sega name).&lt;/story&gt; &lt;/game&gt;</text:p>
          </table:table-cell>
        </table:table-row>
        <table:table-row table:style-name="ro1">
          <table:table-cell office:value-type="string">
            <text:p>Sonic Chaos (USA, Europe)</text:p>
          </table:table-cell>
          <table:table-cell office:value-type="string">
            <text:p>1993</text:p>
          </table:table-cell>
          <table:table-cell office:value-type="string">
            <text:p>ESRB - E (Everyone)</text:p>
          </table:table-cell>
          <table:table-cell office:value-type="string">
            <text:p>Sonic Chaos </text:p>
          </table:table-cell>
          <table:table-cell office:value-type="string">
            <text:p>SEGA of America, Inc.</text:p>
          </table:table-cell>
          <table:table-cell office:value-type="string">
            <text:p>Aspect Co., Ltd.</text:p>
          </table:table-cell>
          <table:table-cell office:value-type="string">
            <text:p>Platform</text:p>
          </table:table-cell>
          <table:table-cell office:value-type="string">
            <text:p>3.5</text:p>
          </table:table-cell>
          <table:table-cell office:value-type="string">
            <text:p>1 Player</text:p>
          </table:table-cell>
          <table:table-cell office:value-type="string">
            <text:p>The inhabitants of South Island are in danger! Dr. Robotnik has stolen all the Chaos Emeralds which kept the power balance. Robotnik has thrown the Emeralds in a parallel universe and is keeping the red one. Sonic and Tail must retreive all the Chaos Emeralds before the destruction of South Island.**This is the first Game Gear game where you can play either Sonic or Tail.</text:p>
          </table:table-cell>
          <table:table-cell table:formula="of:=CONCATENATE(&quot;&lt;game name=&quot;;CHAR(34);[.A254];CHAR(34);&quot;&gt; &lt;year&gt;&quot;;[.B254];&quot;&lt;/year&gt; &lt;rating&gt;&quot;;[.C254];&quot;&lt;/rating&gt; &lt;title&gt;&quot;;[.D254];&quot;&lt;/title&gt; &lt;pub&gt;&quot;;[.E254];&quot;&lt;/pub&gt; &lt;dev&gt;&quot;;[.F254];&quot;&lt;/dev&gt; &lt;genre&gt;&quot;;[.G254];&quot;&lt;/genre&gt; &lt;score&gt;&quot;;[.H254];&quot;&lt;/score&gt; &lt;player&gt;&quot;;[.I254];&quot;&lt;/player&gt; &lt;story&gt;&quot;;[.J254];&quot;&lt;/story&gt; &lt;/game&gt;&quot;)" office:value-type="string" office:string-value="&lt;game name=&quot;Sonic Chaos (USA, Europe)&quot;&gt; &lt;year&gt;1993&lt;/year&gt; &lt;rating&gt;ESRB - E (Everyone)&lt;/rating&gt; &lt;title&gt;Sonic Chaos &lt;/title&gt; &lt;pub&gt;SEGA of America, Inc.&lt;/pub&gt; &lt;dev&gt;Aspect Co., Ltd.&lt;/dev&gt; &lt;genre&gt;Platform&lt;/genre&gt; &lt;score&gt;3.5&lt;/score&gt; &lt;player&gt;1 Player&lt;/player&gt; &lt;story&gt;The inhabitants of South Island are in danger! Dr. Robotnik has stolen all the Chaos Emeralds which kept the power balance. Robotnik has thrown the Emeralds in a parallel universe and is keeping the red one. Sonic and Tail must retreive all the Chaos Emeralds before the destruction of South Island.**This is the first Game Gear game where you can play either Sonic or Tail.&lt;/story&gt; &lt;/game&gt;">
            <text:p>&lt;game name="Sonic Chaos (USA, Europe)"&gt; &lt;year&gt;1993&lt;/year&gt; &lt;rating&gt;ESRB - E (Everyone)&lt;/rating&gt; &lt;title&gt;Sonic Chaos &lt;/title&gt; &lt;pub&gt;SEGA of America, Inc.&lt;/pub&gt; &lt;dev&gt;Aspect Co., Ltd.&lt;/dev&gt; &lt;genre&gt;Platform&lt;/genre&gt; &lt;score&gt;3.5&lt;/score&gt; &lt;player&gt;1 Player&lt;/player&gt; &lt;story&gt;The inhabitants of South Island are in danger! Dr. Robotnik has stolen all the Chaos Emeralds which kept the power balance. Robotnik has thrown the Emeralds in a parallel universe and is keeping the red one. Sonic and Tail must retreive all the Chaos Emeralds before the destruction of South Island.**This is the first Game Gear game where you can play either Sonic or Tail.&lt;/story&gt; &lt;/game&gt;</text:p>
          </table:table-cell>
        </table:table-row>
        <table:table-row table:style-name="ro1">
          <table:table-cell office:value-type="string">
            <text:p>Sonic Drift (Japan)</text:p>
          </table:table-cell>
          <table:table-cell office:value-type="string">
            <text:p>1994</text:p>
          </table:table-cell>
          <table:table-cell office:value-type="string">
            <text:p>ESRB - E (Everyone)</text:p>
          </table:table-cell>
          <table:table-cell office:value-type="string">
            <text:p>Sonic Drift </text:p>
          </table:table-cell>
          <table:table-cell table:number-columns-repeated="2" office:value-type="string">
            <text:p>SEGA Enterprises Ltd.</text:p>
          </table:table-cell>
          <table:table-cell office:value-type="string">
            <text:p>Driving</text:p>
          </table:table-cell>
          <table:table-cell office:value-type="string">
            <text:p>3.5</text:p>
          </table:table-cell>
          <table:table-cell office:value-type="string">
            <text:p>1-2 Players</text:p>
          </table:table-cell>
          <table:table-cell office:value-type="string">
            <text:p>Sonic Drift is a Sonic the Hedgehog racing game. The evil Dr. Robotnik has stolen the chaos emeralds and you have to win them back in a racing tournament. In Sonic Drift, you can play as Sonic, Tails, Amy, or Robotnik. Sonic Drift can also be found on Sonic Adventure DX and Sega Mega Collection Plus. There are six levels in each game and three different <text:s/>tournaments, totaling 18 levels.</text:p>
          </table:table-cell>
          <table:table-cell table:formula="of:=CONCATENATE(&quot;&lt;game name=&quot;;CHAR(34);[.A255];CHAR(34);&quot;&gt; &lt;year&gt;&quot;;[.B255];&quot;&lt;/year&gt; &lt;rating&gt;&quot;;[.C255];&quot;&lt;/rating&gt; &lt;title&gt;&quot;;[.D255];&quot;&lt;/title&gt; &lt;pub&gt;&quot;;[.E255];&quot;&lt;/pub&gt; &lt;dev&gt;&quot;;[.F255];&quot;&lt;/dev&gt; &lt;genre&gt;&quot;;[.G255];&quot;&lt;/genre&gt; &lt;score&gt;&quot;;[.H255];&quot;&lt;/score&gt; &lt;player&gt;&quot;;[.I255];&quot;&lt;/player&gt; &lt;story&gt;&quot;;[.J255];&quot;&lt;/story&gt; &lt;/game&gt;&quot;)" office:value-type="string" office:string-value="&lt;game name=&quot;Sonic Drift (Japan)&quot;&gt; &lt;year&gt;1994&lt;/year&gt; &lt;rating&gt;ESRB - E (Everyone)&lt;/rating&gt; &lt;title&gt;Sonic Drift &lt;/title&gt; &lt;pub&gt;SEGA Enterprises Ltd.&lt;/pub&gt; &lt;dev&gt;SEGA Enterprises Ltd.&lt;/dev&gt; &lt;genre&gt;Driving&lt;/genre&gt; &lt;score&gt;3.5&lt;/score&gt; &lt;player&gt;1-2 Players&lt;/player&gt; &lt;story&gt;Sonic Drift is a Sonic the Hedgehog racing game. The evil Dr. Robotnik has stolen the chaos emeralds and you have to win them back in a racing tournament. In Sonic Drift, you can play as Sonic, Tails, Amy, or Robotnik. Sonic Drift can also be found on Sonic Adventure DX and Sega Mega Collection Plus. There are six levels in each game and three different  tournaments, totaling 18 levels.&lt;/story&gt; &lt;/game&gt;">
            <text:p>&lt;game name="Sonic Drift (Japan)"&gt; &lt;year&gt;1994&lt;/year&gt; &lt;rating&gt;ESRB - E (Everyone)&lt;/rating&gt; &lt;title&gt;Sonic Drift &lt;/title&gt; &lt;pub&gt;SEGA Enterprises Ltd.&lt;/pub&gt; &lt;dev&gt;SEGA Enterprises Ltd.&lt;/dev&gt; &lt;genre&gt;Driving&lt;/genre&gt; &lt;score&gt;3.5&lt;/score&gt; &lt;player&gt;1-2 Players&lt;/player&gt; &lt;story&gt;Sonic Drift is a Sonic the Hedgehog racing game. The evil Dr. Robotnik has stolen the chaos emeralds and you have to win them back in a racing tournament. In Sonic Drift, you can play as Sonic, Tails, Amy, or Robotnik. Sonic Drift can also be found on Sonic Adventure DX and Sega Mega Collection Plus. There are six levels in each game and three different <text:s/>tournaments, totaling 18 levels.&lt;/story&gt; &lt;/game&gt;</text:p>
          </table:table-cell>
        </table:table-row>
        <table:table-row table:style-name="ro1">
          <table:table-cell office:value-type="string">
            <text:p>Sonic Drift 2 (Japan, USA)</text:p>
          </table:table-cell>
          <table:table-cell office:value-type="string">
            <text:p>1995</text:p>
          </table:table-cell>
          <table:table-cell office:value-type="string">
            <text:p>ESRB - E (Everyone)</text:p>
          </table:table-cell>
          <table:table-cell office:value-type="string">
            <text:p>Sonic Drift 2 </text:p>
          </table:table-cell>
          <table:table-cell office:value-type="string">
            <text:p>SEGA of America, Inc.</text:p>
          </table:table-cell>
          <table:table-cell office:value-type="string">
            <text:p>SEGA Enterprises Ltd.</text:p>
          </table:table-cell>
          <table:table-cell office:value-type="string">
            <text:p>Driving</text:p>
          </table:table-cell>
          <table:table-cell office:value-type="string">
            <text:p>4.0</text:p>
          </table:table-cell>
          <table:table-cell office:value-type="string">
            <text:p>1-2 Players</text:p>
          </table:table-cell>
          <table:table-cell office:value-type="string">
            <text:p>Sonic Drift 2 is the sequel to Sonic Drift, also on the Game Gear and the first in the series to be released outside Japan. One of the new things in the sequel is a lag boost system, which means that anyone who is behind gets a boost to catch up again. This keeps the action in the game. Another new thing is that the gadgets touched while racing do not come into effect immediately. They need to be triggered manually by pressing up on the D-pad.****There are 3 GPs to compete in and each GP has 6 tracks. The names of the GPs are:****1. Purple Chaos GP**2. White Chaos GP**3. Blue Chaos GP****Racing skills can be improved in the Free Run mode on any of the tracks, or, with a Gear-to-Gear cable and a spare copy of the game, direct competition against another human player in the versus mode.</text:p>
          </table:table-cell>
          <table:table-cell table:formula="of:=CONCATENATE(&quot;&lt;game name=&quot;;CHAR(34);[.A256];CHAR(34);&quot;&gt; &lt;year&gt;&quot;;[.B256];&quot;&lt;/year&gt; &lt;rating&gt;&quot;;[.C256];&quot;&lt;/rating&gt; &lt;title&gt;&quot;;[.D256];&quot;&lt;/title&gt; &lt;pub&gt;&quot;;[.E256];&quot;&lt;/pub&gt; &lt;dev&gt;&quot;;[.F256];&quot;&lt;/dev&gt; &lt;genre&gt;&quot;;[.G256];&quot;&lt;/genre&gt; &lt;score&gt;&quot;;[.H256];&quot;&lt;/score&gt; &lt;player&gt;&quot;;[.I256];&quot;&lt;/player&gt; &lt;story&gt;&quot;;[.J256];&quot;&lt;/story&gt; &lt;/game&gt;&quot;)" office:value-type="string" office:string-value="&lt;game name=&quot;Sonic Drift 2 (Japan, USA)&quot;&gt; &lt;year&gt;1995&lt;/year&gt; &lt;rating&gt;ESRB - E (Everyone)&lt;/rating&gt; &lt;title&gt;Sonic Drift 2 &lt;/title&gt; &lt;pub&gt;SEGA of America, Inc.&lt;/pub&gt; &lt;dev&gt;SEGA Enterprises Ltd.&lt;/dev&gt; &lt;genre&gt;Driving&lt;/genre&gt; &lt;score&gt;4.0&lt;/score&gt; &lt;player&gt;1-2 Players&lt;/player&gt; &lt;story&gt;Sonic Drift 2 is the sequel to Sonic Drift, also on the Game Gear and the first in the series to be released outside Japan. One of the new things in the sequel is a lag boost system, which means that anyone who is behind gets a boost to catch up again. This keeps the action in the game. Another new thing is that the gadgets touched while racing do not come into effect immediately. They need to be triggered manually by pressing up on the D-pad.****There are 3 GPs to compete in and each GP has 6 tracks. The names of the GPs are:****1. Purple Chaos GP**2. White Chaos GP**3. Blue Chaos GP****Racing skills can be improved in the Free Run mode on any of the tracks, or, with a Gear-to-Gear cable and a spare copy of the game, direct competition against another human player in the versus mode.&lt;/story&gt; &lt;/game&gt;">
            <text:p>&lt;game name="Sonic Drift 2 (Japan, USA)"&gt; &lt;year&gt;1995&lt;/year&gt; &lt;rating&gt;ESRB - E (Everyone)&lt;/rating&gt; &lt;title&gt;Sonic Drift 2 &lt;/title&gt; &lt;pub&gt;SEGA of America, Inc.&lt;/pub&gt; &lt;dev&gt;SEGA Enterprises Ltd.&lt;/dev&gt; &lt;genre&gt;Driving&lt;/genre&gt; &lt;score&gt;4.0&lt;/score&gt; &lt;player&gt;1-2 Players&lt;/player&gt; &lt;story&gt;Sonic Drift 2 is the sequel to Sonic Drift, also on the Game Gear and the first in the series to be released outside Japan. One of the new things in the sequel is a lag boost system, which means that anyone who is behind gets a boost to catch up again. This keeps the action in the game. Another new thing is that the gadgets touched while racing do not come into effect immediately. They need to be triggered manually by pressing up on the D-pad.****There are 3 GPs to compete in and each GP has 6 tracks. The names of the GPs are:****1. Purple Chaos GP**2. White Chaos GP**3. Blue Chaos GP****Racing skills can be improved in the Free Run mode on any of the tracks, or, with a Gear-to-Gear cable and a spare copy of the game, direct competition against another human player in the versus mode.&lt;/story&gt; &lt;/game&gt;</text:p>
          </table:table-cell>
        </table:table-row>
        <table:table-row table:style-name="ro1">
          <table:table-cell office:value-type="string">
            <text:p>Sonic Labyrinth (World)</text:p>
          </table:table-cell>
          <table:table-cell office:value-type="string">
            <text:p>1995</text:p>
          </table:table-cell>
          <table:table-cell office:value-type="string">
            <text:p>ESRB - E (Everyone)</text:p>
          </table:table-cell>
          <table:table-cell office:value-type="string">
            <text:p>Sonic Labyrinth </text:p>
          </table:table-cell>
          <table:table-cell office:value-type="string">
            <text:p>SEGA of America, Inc.</text:p>
          </table:table-cell>
          <table:table-cell office:value-type="string">
            <text:p>Minato Giken</text:p>
          </table:table-cell>
          <table:table-cell office:value-type="string">
            <text:p>Platform</text:p>
          </table:table-cell>
          <table:table-cell office:value-type="string">
            <text:p>2.0</text:p>
          </table:table-cell>
          <table:table-cell office:value-type="string">
            <text:p>1 Player</text:p>
          </table:table-cell>
          <table:table-cell office:value-type="string">
            <text:p>One day, Sonic woke up from a nap to find that his classic red sneakers have been replaced with Dr. Eggman's new invention, Speed Down Boots. Curses! In order to remove them, Sonic must go through Eggman's great labyrinth and retrieve the Chaos Emeralds.****Like the later Sonic 3D Blast, this game uses a 3/4 isometric view. Make your way across four main zones, each divided into four stages. In order to complete a stage, you must find the three keys and open the exit before time runs out.****But watch out! Enemies want to hinder your progress. Knock them out with your Spin Dash. And be on the look out for obstacles like bumpers, flippers, teleporters, spikes, and conveyor belts. Collect power-ups to increase your chances of success.</text:p>
          </table:table-cell>
          <table:table-cell table:formula="of:=CONCATENATE(&quot;&lt;game name=&quot;;CHAR(34);[.A257];CHAR(34);&quot;&gt; &lt;year&gt;&quot;;[.B257];&quot;&lt;/year&gt; &lt;rating&gt;&quot;;[.C257];&quot;&lt;/rating&gt; &lt;title&gt;&quot;;[.D257];&quot;&lt;/title&gt; &lt;pub&gt;&quot;;[.E257];&quot;&lt;/pub&gt; &lt;dev&gt;&quot;;[.F257];&quot;&lt;/dev&gt; &lt;genre&gt;&quot;;[.G257];&quot;&lt;/genre&gt; &lt;score&gt;&quot;;[.H257];&quot;&lt;/score&gt; &lt;player&gt;&quot;;[.I257];&quot;&lt;/player&gt; &lt;story&gt;&quot;;[.J257];&quot;&lt;/story&gt; &lt;/game&gt;&quot;)" office:value-type="string" office:string-value="&lt;game name=&quot;Sonic Labyrinth (World)&quot;&gt; &lt;year&gt;1995&lt;/year&gt; &lt;rating&gt;ESRB - E (Everyone)&lt;/rating&gt; &lt;title&gt;Sonic Labyrinth &lt;/title&gt; &lt;pub&gt;SEGA of America, Inc.&lt;/pub&gt; &lt;dev&gt;Minato Giken&lt;/dev&gt; &lt;genre&gt;Platform&lt;/genre&gt; &lt;score&gt;2.0&lt;/score&gt; &lt;player&gt;1 Player&lt;/player&gt; &lt;story&gt;One day, Sonic woke up from a nap to find that his classic red sneakers have been replaced with Dr. Eggman's new invention, Speed Down Boots. Curses! In order to remove them, Sonic must go through Eggman's great labyrinth and retrieve the Chaos Emeralds.****Like the later Sonic 3D Blast, this game uses a 3/4 isometric view. Make your way across four main zones, each divided into four stages. In order to complete a stage, you must find the three keys and open the exit before time runs out.****But watch out! Enemies want to hinder your progress. Knock them out with your Spin Dash. And be on the look out for obstacles like bumpers, flippers, teleporters, spikes, and conveyor belts. Collect power-ups to increase your chances of success.&lt;/story&gt; &lt;/game&gt;">
            <text:p>&lt;game name="Sonic Labyrinth (World)"&gt; &lt;year&gt;1995&lt;/year&gt; &lt;rating&gt;ESRB - E (Everyone)&lt;/rating&gt; &lt;title&gt;Sonic Labyrinth &lt;/title&gt; &lt;pub&gt;SEGA of America, Inc.&lt;/pub&gt; &lt;dev&gt;Minato Giken&lt;/dev&gt; &lt;genre&gt;Platform&lt;/genre&gt; &lt;score&gt;2.0&lt;/score&gt; &lt;player&gt;1 Player&lt;/player&gt; &lt;story&gt;One day, Sonic woke up from a nap to find that his classic red sneakers have been replaced with Dr. Eggman's new invention, Speed Down Boots. Curses! In order to remove them, Sonic must go through Eggman's great labyrinth and retrieve the Chaos Emeralds.****Like the later Sonic 3D Blast, this game uses a 3/4 isometric view. Make your way across four main zones, each divided into four stages. In order to complete a stage, you must find the three keys and open the exit before time runs out.****But watch out! Enemies want to hinder your progress. Knock them out with your Spin Dash. And be on the look out for obstacles like bumpers, flippers, teleporters, spikes, and conveyor belts. Collect power-ups to increase your chances of success.&lt;/story&gt; &lt;/game&gt;</text:p>
          </table:table-cell>
        </table:table-row>
        <table:table-row table:style-name="ro1">
          <table:table-cell office:value-type="string">
            <text:p>Sonic Spinball (USA, Europe)</text:p>
          </table:table-cell>
          <table:table-cell office:value-type="string">
            <text:p>1995</text:p>
          </table:table-cell>
          <table:table-cell office:value-type="string">
            <text:p>ESRB - E (Everyone)</text:p>
          </table:table-cell>
          <table:table-cell office:value-type="string">
            <text:p>Sonic Spinball </text:p>
          </table:table-cell>
          <table:table-cell office:value-type="string">
            <text:p>SEGA of America, Inc.</text:p>
          </table:table-cell>
          <table:table-cell office:value-type="string">
            <text:p>Sega Technical Institute</text:p>
          </table:table-cell>
          <table:table-cell office:value-type="string">
            <text:p>Pinball</text:p>
          </table:table-cell>
          <table:table-cell office:value-type="string">
            <text:p>3.2</text:p>
          </table:table-cell>
          <table:table-cell office:value-type="string">
            <text:p>1 Player</text:p>
          </table:table-cell>
          <table:table-cell office:value-type="string">
            <text:p>The evil doctor Robotnik has a new plan to take over the world. He has built a new weapon, the Veg-O-Fortress on Mount Mobius and with it, he is transforming all creatures into robots. Sonic sneaks into the fortress and tries to stop Robotnik.****Use Sonic as a pinball in 4 dangerous levels. Score points, get rings, collect Chaos Emeralds and destroy the boss at the end of each level.</text:p>
          </table:table-cell>
          <table:table-cell table:formula="of:=CONCATENATE(&quot;&lt;game name=&quot;;CHAR(34);[.A258];CHAR(34);&quot;&gt; &lt;year&gt;&quot;;[.B258];&quot;&lt;/year&gt; &lt;rating&gt;&quot;;[.C258];&quot;&lt;/rating&gt; &lt;title&gt;&quot;;[.D258];&quot;&lt;/title&gt; &lt;pub&gt;&quot;;[.E258];&quot;&lt;/pub&gt; &lt;dev&gt;&quot;;[.F258];&quot;&lt;/dev&gt; &lt;genre&gt;&quot;;[.G258];&quot;&lt;/genre&gt; &lt;score&gt;&quot;;[.H258];&quot;&lt;/score&gt; &lt;player&gt;&quot;;[.I258];&quot;&lt;/player&gt; &lt;story&gt;&quot;;[.J258];&quot;&lt;/story&gt; &lt;/game&gt;&quot;)" office:value-type="string" office:string-value="&lt;game name=&quot;Sonic Spinball (USA, Europe)&quot;&gt; &lt;year&gt;1995&lt;/year&gt; &lt;rating&gt;ESRB - E (Everyone)&lt;/rating&gt; &lt;title&gt;Sonic Spinball &lt;/title&gt; &lt;pub&gt;SEGA of America, Inc.&lt;/pub&gt; &lt;dev&gt;Sega Technical Institute&lt;/dev&gt; &lt;genre&gt;Pinball&lt;/genre&gt; &lt;score&gt;3.2&lt;/score&gt; &lt;player&gt;1 Player&lt;/player&gt; &lt;story&gt;The evil doctor Robotnik has a new plan to take over the world. He has built a new weapon, the Veg-O-Fortress on Mount Mobius and with it, he is transforming all creatures into robots. Sonic sneaks into the fortress and tries to stop Robotnik.****Use Sonic as a pinball in 4 dangerous levels. Score points, get rings, collect Chaos Emeralds and destroy the boss at the end of each level.&lt;/story&gt; &lt;/game&gt;">
            <text:p>&lt;game name="Sonic Spinball (USA, Europe)"&gt; &lt;year&gt;1995&lt;/year&gt; &lt;rating&gt;ESRB - E (Everyone)&lt;/rating&gt; &lt;title&gt;Sonic Spinball &lt;/title&gt; &lt;pub&gt;SEGA of America, Inc.&lt;/pub&gt; &lt;dev&gt;Sega Technical Institute&lt;/dev&gt; &lt;genre&gt;Pinball&lt;/genre&gt; &lt;score&gt;3.2&lt;/score&gt; &lt;player&gt;1 Player&lt;/player&gt; &lt;story&gt;The evil doctor Robotnik has a new plan to take over the world. He has built a new weapon, the Veg-O-Fortress on Mount Mobius and with it, he is transforming all creatures into robots. Sonic sneaks into the fortress and tries to stop Robotnik.****Use Sonic as a pinball in 4 dangerous levels. Score points, get rings, collect Chaos Emeralds and destroy the boss at the end of each level.&lt;/story&gt; &lt;/game&gt;</text:p>
          </table:table-cell>
        </table:table-row>
        <table:table-row table:style-name="ro1">
          <table:table-cell office:value-type="string">
            <text:p>Sonic The Hedgehog - Triple Trouble (USA, Europe)</text:p>
          </table:table-cell>
          <table:table-cell office:value-type="string">
            <text:p>1994</text:p>
          </table:table-cell>
          <table:table-cell office:value-type="string">
            <text:p>ESRB - E (Everyone)</text:p>
          </table:table-cell>
          <table:table-cell office:value-type="string">
            <text:p>Sonic The Hedgehog - Triple Trouble </text:p>
          </table:table-cell>
          <table:table-cell office:value-type="string">
            <text:p>SEGA Enterprises Ltd.</text:p>
          </table:table-cell>
          <table:table-cell office:value-type="string">
            <text:p>Aspect Co. Ltd.</text:p>
          </table:table-cell>
          <table:table-cell office:value-type="string">
            <text:p>Platform</text:p>
          </table:table-cell>
          <table:table-cell office:value-type="string">
            <text:p>4.2</text:p>
          </table:table-cell>
          <table:table-cell office:value-type="string">
            <text:p>1 Player</text:p>
          </table:table-cell>
          <table:table-cell office:value-type="string">
            <text:p>Dr. Robotnik has stolen all the Chaos Emeralds, yet again, but when the experiment for his new weapon goes wrong, the Emeralds get scattered across the island. While Sonic &amp; Tails are out searching for them, Robotnik finds the yellow emerald and convinces Knuckles the Echidna that Sonic wants to steal all the other Emeralds. While all this is happening, Nack the Weasel seizes his chance to take the emeralds for himself while everyone else is pre-occupied. Now it's a 4-way race to retrieve the emeralds.****The gameplay is like the other Sonic titles, but this is only available on the Game Gear. The player can choose to play as Sonic or Tails (who can fly), and you're trying to reach the Chaos Emeralds before anyone else. A change from other Sonic games is that when hit, all rings are not lost, only a set amount (30–50 depending on the level) is lost.</text:p>
          </table:table-cell>
          <table:table-cell table:formula="of:=CONCATENATE(&quot;&lt;game name=&quot;;CHAR(34);[.A259];CHAR(34);&quot;&gt; &lt;year&gt;&quot;;[.B259];&quot;&lt;/year&gt; &lt;rating&gt;&quot;;[.C259];&quot;&lt;/rating&gt; &lt;title&gt;&quot;;[.D259];&quot;&lt;/title&gt; &lt;pub&gt;&quot;;[.E259];&quot;&lt;/pub&gt; &lt;dev&gt;&quot;;[.F259];&quot;&lt;/dev&gt; &lt;genre&gt;&quot;;[.G259];&quot;&lt;/genre&gt; &lt;score&gt;&quot;;[.H259];&quot;&lt;/score&gt; &lt;player&gt;&quot;;[.I259];&quot;&lt;/player&gt; &lt;story&gt;&quot;;[.J259];&quot;&lt;/story&gt; &lt;/game&gt;&quot;)" office:value-type="string" office:string-value="&lt;game name=&quot;Sonic The Hedgehog - Triple Trouble (USA, Europe)&quot;&gt; &lt;year&gt;1994&lt;/year&gt; &lt;rating&gt;ESRB - E (Everyone)&lt;/rating&gt; &lt;title&gt;Sonic The Hedgehog - Triple Trouble &lt;/title&gt; &lt;pub&gt;SEGA Enterprises Ltd.&lt;/pub&gt; &lt;dev&gt;Aspect Co. Ltd.&lt;/dev&gt; &lt;genre&gt;Platform&lt;/genre&gt; &lt;score&gt;4.2&lt;/score&gt; &lt;player&gt;1 Player&lt;/player&gt; &lt;story&gt;Dr. Robotnik has stolen all the Chaos Emeralds, yet again, but when the experiment for his new weapon goes wrong, the Emeralds get scattered across the island. While Sonic &amp; Tails are out searching for them, Robotnik finds the yellow emerald and convinces Knuckles the Echidna that Sonic wants to steal all the other Emeralds. While all this is happening, Nack the Weasel seizes his chance to take the emeralds for himself while everyone else is pre-occupied. Now it's a 4-way race to retrieve the emeralds.****The gameplay is like the other Sonic titles, but this is only available on the Game Gear. The player can choose to play as Sonic or Tails (who can fly), and you're trying to reach the Chaos Emeralds before anyone else. A change from other Sonic games is that when hit, all rings are not lost, only a set amount (30–50 depending on the level) is lost.&lt;/story&gt; &lt;/game&gt;">
            <text:p>&lt;game name="Sonic The Hedgehog - Triple Trouble (USA, Europe)"&gt; &lt;year&gt;1994&lt;/year&gt; &lt;rating&gt;ESRB - E (Everyone)&lt;/rating&gt; &lt;title&gt;Sonic The Hedgehog - Triple Trouble &lt;/title&gt; &lt;pub&gt;SEGA Enterprises Ltd.&lt;/pub&gt; &lt;dev&gt;Aspect Co. Ltd.&lt;/dev&gt; &lt;genre&gt;Platform&lt;/genre&gt; &lt;score&gt;4.2&lt;/score&gt; &lt;player&gt;1 Player&lt;/player&gt; &lt;story&gt;Dr. Robotnik has stolen all the Chaos Emeralds, yet again, but when the experiment for his new weapon goes wrong, the Emeralds get scattered across the island. While Sonic &amp; Tails are out searching for them, Robotnik finds the yellow emerald and convinces Knuckles the Echidna that Sonic wants to steal all the other Emeralds. While all this is happening, Nack the Weasel seizes his chance to take the emeralds for himself while everyone else is pre-occupied. Now it's a 4-way race to retrieve the emeralds.****The gameplay is like the other Sonic titles, but this is only available on the Game Gear. The player can choose to play as Sonic or Tails (who can fly), and you're trying to reach the Chaos Emeralds before anyone else. A change from other Sonic games is that when hit, all rings are not lost, only a set amount (30–50 depending on the level) is lost.&lt;/story&gt; &lt;/game&gt;</text:p>
          </table:table-cell>
        </table:table-row>
        <table:table-row table:style-name="ro1">
          <table:table-cell office:value-type="string">
            <text:p>Sonic The Hedgehog (World) (v1.1)</text:p>
          </table:table-cell>
          <table:table-cell office:value-type="string">
            <text:p>1991</text:p>
          </table:table-cell>
          <table:table-cell office:value-type="string">
            <text:p>ESRB - E (Everyone)</text:p>
          </table:table-cell>
          <table:table-cell office:value-type="string">
            <text:p>Sonic The Hedgehog </text:p>
          </table:table-cell>
          <table:table-cell office:value-type="string">
            <text:p>SEGA of America, Inc.</text:p>
          </table:table-cell>
          <table:table-cell office:value-type="string">
            <text:p>Ancient Co. Ltd.</text:p>
          </table:table-cell>
          <table:table-cell office:value-type="string">
            <text:p>Platform</text:p>
          </table:table-cell>
          <table:table-cell office:value-type="string">
            <text:p>3.4</text:p>
          </table:table-cell>
          <table:table-cell office:value-type="string">
            <text:p>1 Player</text:p>
          </table:table-cell>
          <table:table-cell office:value-type="string">
            <text:p>SEGA's mascot Sonic the Hedgehog made his debut in a famous Genesis title, but Sega's 8-bit systems got their own version of the platformer, featuring the same story and gameplay style, but different levels.****To stop the evil Dr. Robotnik, Sonic must traverse six zones consisting of three levels each. Most of the zones are based on those in the original game, but some are entirely new. Enemies (mechanized animals, defeated by Sonic's spikes when jumping or rolling) and power-ups (speed-ups, shields, extra lives) are mostly the same as well. Sonic can pick up golden rings for protection (when hit, he simply loses all of his rings instead of a life) and bonuses: 100 rings gain Sonic an extra life, and 50 remaining rings at the end of a level allow access to pinball-themed special stages full of bumpers and springs. The final level of a zone is always a boss fight against Robotnik.****Sonic should also collect the six Chaos Emeralds to keep them from falling into Robotnik's hands. In a departure from the original game, these are not hidden in the special stages but somewhere in the regular levels.</text:p>
          </table:table-cell>
          <table:table-cell table:formula="of:=CONCATENATE(&quot;&lt;game name=&quot;;CHAR(34);[.A260];CHAR(34);&quot;&gt; &lt;year&gt;&quot;;[.B260];&quot;&lt;/year&gt; &lt;rating&gt;&quot;;[.C260];&quot;&lt;/rating&gt; &lt;title&gt;&quot;;[.D260];&quot;&lt;/title&gt; &lt;pub&gt;&quot;;[.E260];&quot;&lt;/pub&gt; &lt;dev&gt;&quot;;[.F260];&quot;&lt;/dev&gt; &lt;genre&gt;&quot;;[.G260];&quot;&lt;/genre&gt; &lt;score&gt;&quot;;[.H260];&quot;&lt;/score&gt; &lt;player&gt;&quot;;[.I260];&quot;&lt;/player&gt; &lt;story&gt;&quot;;[.J260];&quot;&lt;/story&gt; &lt;/game&gt;&quot;)" office:value-type="string" office:string-value="&lt;game name=&quot;Sonic The Hedgehog (World) (v1.1)&quot;&gt; &lt;year&gt;1991&lt;/year&gt; &lt;rating&gt;ESRB - E (Everyone)&lt;/rating&gt; &lt;title&gt;Sonic The Hedgehog &lt;/title&gt; &lt;pub&gt;SEGA of America, Inc.&lt;/pub&gt; &lt;dev&gt;Ancient Co. Ltd.&lt;/dev&gt; &lt;genre&gt;Platform&lt;/genre&gt; &lt;score&gt;3.4&lt;/score&gt; &lt;player&gt;1 Player&lt;/player&gt; &lt;story&gt;SEGA's mascot Sonic the Hedgehog made his debut in a famous Genesis title, but Sega's 8-bit systems got their own version of the platformer, featuring the same story and gameplay style, but different levels.****To stop the evil Dr. Robotnik, Sonic must traverse six zones consisting of three levels each. Most of the zones are based on those in the original game, but some are entirely new. Enemies (mechanized animals, defeated by Sonic's spikes when jumping or rolling) and power-ups (speed-ups, shields, extra lives) are mostly the same as well. Sonic can pick up golden rings for protection (when hit, he simply loses all of his rings instead of a life) and bonuses: 100 rings gain Sonic an extra life, and 50 remaining rings at the end of a level allow access to pinball-themed special stages full of bumpers and springs. The final level of a zone is always a boss fight against Robotnik.****Sonic should also collect the six Chaos Emeralds to keep them from falling into Robotnik's hands. In a departure from the original game, these are not hidden in the special stages but somewhere in the regular levels.&lt;/story&gt; &lt;/game&gt;">
            <text:p>&lt;game name="Sonic The Hedgehog (World) (v1.1)"&gt; &lt;year&gt;1991&lt;/year&gt; &lt;rating&gt;ESRB - E (Everyone)&lt;/rating&gt; &lt;title&gt;Sonic The Hedgehog &lt;/title&gt; &lt;pub&gt;SEGA of America, Inc.&lt;/pub&gt; &lt;dev&gt;Ancient Co. Ltd.&lt;/dev&gt; &lt;genre&gt;Platform&lt;/genre&gt; &lt;score&gt;3.4&lt;/score&gt; &lt;player&gt;1 Player&lt;/player&gt; &lt;story&gt;SEGA's mascot Sonic the Hedgehog made his debut in a famous Genesis title, but Sega's 8-bit systems got their own version of the platformer, featuring the same story and gameplay style, but different levels.****To stop the evil Dr. Robotnik, Sonic must traverse six zones consisting of three levels each. Most of the zones are based on those in the original game, but some are entirely new. Enemies (mechanized animals, defeated by Sonic's spikes when jumping or rolling) and power-ups (speed-ups, shields, extra lives) are mostly the same as well. Sonic can pick up golden rings for protection (when hit, he simply loses all of his rings instead of a life) and bonuses: 100 rings gain Sonic an extra life, and 50 remaining rings at the end of a level allow access to pinball-themed special stages full of bumpers and springs. The final level of a zone is always a boss fight against Robotnik.****Sonic should also collect the six Chaos Emeralds to keep them from falling into Robotnik's hands. In a departure from the original game, these are not hidden in the special stages but somewhere in the regular levels.&lt;/story&gt; &lt;/game&gt;</text:p>
          </table:table-cell>
        </table:table-row>
        <table:table-row table:style-name="ro1">
          <table:table-cell office:value-type="string">
            <text:p>Sonic The Hedgehog 2 (World)</text:p>
          </table:table-cell>
          <table:table-cell office:value-type="string">
            <text:p>1992</text:p>
          </table:table-cell>
          <table:table-cell office:value-type="string">
            <text:p>ESRB - E (Everyone)</text:p>
          </table:table-cell>
          <table:table-cell office:value-type="string">
            <text:p>Sonic The Hedgehog 2 </text:p>
          </table:table-cell>
          <table:table-cell office:value-type="string">
            <text:p>SEGA of America, Inc.</text:p>
          </table:table-cell>
          <table:table-cell office:value-type="string">
            <text:p>Aspect Co. Ltd.</text:p>
          </table:table-cell>
          <table:table-cell office:value-type="string">
            <text:p>Platform</text:p>
          </table:table-cell>
          <table:table-cell office:value-type="string">
            <text:p>3.0</text:p>
          </table:table-cell>
          <table:table-cell office:value-type="string">
            <text:p>1 Player</text:p>
          </table:table-cell>
          <table:table-cell office:value-type="string">
            <text:p>Coming back from the vacation Sonic took after foiling the plans of Dr Robotnik, he finds that Tails and all his other animal friends are missing. Sonic finds a letter waiting for him, that reads:****"Dear Sonic,****Robotnik is back, and he's captured all the animals on the island! He is holding me in a place called the Crystal Egg. In order to free me, you have to find and bring the six Chaos Emeralds.****Robotnik made me write this. He says he's waiting for you, and he's created six really nasty robots in order to 'get rid of you once and for all.' I don't know what he has planned, but Sonic, please be careful!****Sincerely, Tails."****That being more that enough motivation for him, Sonic races out to defeat Robotnik again.****The master system version is totally different than the Sonic 2 for Genesis. Tails obviously doesn't accompany you, like he can in the Genesis release. Sonic can also not do his infamous buzzsaw roll by simply ducking and pressing jump.</text:p>
          </table:table-cell>
          <table:table-cell table:formula="of:=CONCATENATE(&quot;&lt;game name=&quot;;CHAR(34);[.A261];CHAR(34);&quot;&gt; &lt;year&gt;&quot;;[.B261];&quot;&lt;/year&gt; &lt;rating&gt;&quot;;[.C261];&quot;&lt;/rating&gt; &lt;title&gt;&quot;;[.D261];&quot;&lt;/title&gt; &lt;pub&gt;&quot;;[.E261];&quot;&lt;/pub&gt; &lt;dev&gt;&quot;;[.F261];&quot;&lt;/dev&gt; &lt;genre&gt;&quot;;[.G261];&quot;&lt;/genre&gt; &lt;score&gt;&quot;;[.H261];&quot;&lt;/score&gt; &lt;player&gt;&quot;;[.I261];&quot;&lt;/player&gt; &lt;story&gt;&quot;;[.J261];&quot;&lt;/story&gt; &lt;/game&gt;&quot;)" office:value-type="string" office:string-value="&lt;game name=&quot;Sonic The Hedgehog 2 (World)&quot;&gt; &lt;year&gt;1992&lt;/year&gt; &lt;rating&gt;ESRB - E (Everyone)&lt;/rating&gt; &lt;title&gt;Sonic The Hedgehog 2 &lt;/title&gt; &lt;pub&gt;SEGA of America, Inc.&lt;/pub&gt; &lt;dev&gt;Aspect Co. Ltd.&lt;/dev&gt; &lt;genre&gt;Platform&lt;/genre&gt; &lt;score&gt;3.0&lt;/score&gt; &lt;player&gt;1 Player&lt;/player&gt; &lt;story&gt;Coming back from the vacation Sonic took after foiling the plans of Dr Robotnik, he finds that Tails and all his other animal friends are missing. Sonic finds a letter waiting for him, that reads:****&quot;Dear Sonic,****Robotnik is back, and he's captured all the animals on the island! He is holding me in a place called the Crystal Egg. In order to free me, you have to find and bring the six Chaos Emeralds.****Robotnik made me write this. He says he's waiting for you, and he's created six really nasty robots in order to 'get rid of you once and for all.' I don't know what he has planned, but Sonic, please be careful!****Sincerely, Tails.&quot;****That being more that enough motivation for him, Sonic races out to defeat Robotnik again.****The master system version is totally different than the Sonic 2 for Genesis. Tails obviously doesn't accompany you, like he can in the Genesis release. Sonic can also not do his infamous buzzsaw roll by simply ducking and pressing jump.&lt;/story&gt; &lt;/game&gt;">
            <text:p>&lt;game name="Sonic The Hedgehog 2 (World)"&gt; &lt;year&gt;1992&lt;/year&gt; &lt;rating&gt;ESRB - E (Everyone)&lt;/rating&gt; &lt;title&gt;Sonic The Hedgehog 2 &lt;/title&gt; &lt;pub&gt;SEGA of America, Inc.&lt;/pub&gt; &lt;dev&gt;Aspect Co. Ltd.&lt;/dev&gt; &lt;genre&gt;Platform&lt;/genre&gt; &lt;score&gt;3.0&lt;/score&gt; &lt;player&gt;1 Player&lt;/player&gt; &lt;story&gt;Coming back from the vacation Sonic took after foiling the plans of Dr Robotnik, he finds that Tails and all his other animal friends are missing. Sonic finds a letter waiting for him, that reads:****"Dear Sonic,****Robotnik is back, and he's captured all the animals on the island! He is holding me in a place called the Crystal Egg. In order to free me, you have to find and bring the six Chaos Emeralds.****Robotnik made me write this. He says he's waiting for you, and he's created six really nasty robots in order to 'get rid of you once and for all.' I don't know what he has planned, but Sonic, please be careful!****Sincerely, Tails."****That being more that enough motivation for him, Sonic races out to defeat Robotnik again.****The master system version is totally different than the Sonic 2 for Genesis. Tails obviously doesn't accompany you, like he can in the Genesis release. Sonic can also not do his infamous buzzsaw roll by simply ducking and pressing jump.&lt;/story&gt; &lt;/game&gt;</text:p>
          </table:table-cell>
        </table:table-row>
        <table:table-row table:style-name="ro1">
          <table:table-cell office:value-type="string">
            <text:p>Soukoban (Japan)</text:p>
          </table:table-cell>
          <table:table-cell office:value-type="string">
            <text:p>1990</text:p>
          </table:table-cell>
          <table:table-cell office:value-type="string">
            <text:p>ESRB - E (Everyone)</text:p>
          </table:table-cell>
          <table:table-cell office:value-type="string">
            <text:p>Soukoban </text:p>
          </table:table-cell>
          <table:table-cell office:value-type="string">
            <text:p>Riverhillsoft</text:p>
          </table:table-cell>
          <table:table-cell office:value-type="string">
            <text:p>Thinking Rabbit </text:p>
          </table:table-cell>
          <table:table-cell office:value-type="string">
            <text:p>Puzzle</text:p>
          </table:table-cell>
          <table:table-cell office:value-type="string">
            <text:p>3.5</text:p>
          </table:table-cell>
          <table:table-cell office:value-type="string">
            <text:p>1 Player</text:p>
          </table:table-cell>
          <table:table-cell office:value-type="string">
            <text:p>Soko-Ban is a classic puzzle game, the basis of numerous clones in the later years. It is set in a warehouse. On each level, the player must push crates (from square to square) to get them onto designated spots; once each crate is on a marked spot, the level is complete. Crates can only be pushed one at a time (so two crates next to each other cannot be pushed together), and cannot be pulled--so it's possible to get a crate stuck in a corner, where it cannot be retrieved! By the last levels, you must plan 40 steps in advance.</text:p>
          </table:table-cell>
          <table:table-cell table:formula="of:=CONCATENATE(&quot;&lt;game name=&quot;;CHAR(34);[.A262];CHAR(34);&quot;&gt; &lt;year&gt;&quot;;[.B262];&quot;&lt;/year&gt; &lt;rating&gt;&quot;;[.C262];&quot;&lt;/rating&gt; &lt;title&gt;&quot;;[.D262];&quot;&lt;/title&gt; &lt;pub&gt;&quot;;[.E262];&quot;&lt;/pub&gt; &lt;dev&gt;&quot;;[.F262];&quot;&lt;/dev&gt; &lt;genre&gt;&quot;;[.G262];&quot;&lt;/genre&gt; &lt;score&gt;&quot;;[.H262];&quot;&lt;/score&gt; &lt;player&gt;&quot;;[.I262];&quot;&lt;/player&gt; &lt;story&gt;&quot;;[.J262];&quot;&lt;/story&gt; &lt;/game&gt;&quot;)" office:value-type="string" office:string-value="&lt;game name=&quot;Soukoban (Japan)&quot;&gt; &lt;year&gt;1990&lt;/year&gt; &lt;rating&gt;ESRB - E (Everyone)&lt;/rating&gt; &lt;title&gt;Soukoban &lt;/title&gt; &lt;pub&gt;Riverhillsoft&lt;/pub&gt; &lt;dev&gt;Thinking Rabbit &lt;/dev&gt; &lt;genre&gt;Puzzle&lt;/genre&gt; &lt;score&gt;3.5&lt;/score&gt; &lt;player&gt;1 Player&lt;/player&gt; &lt;story&gt;Soko-Ban is a classic puzzle game, the basis of numerous clones in the later years. It is set in a warehouse. On each level, the player must push crates (from square to square) to get them onto designated spots; once each crate is on a marked spot, the level is complete. Crates can only be pushed one at a time (so two crates next to each other cannot be pushed together), and cannot be pulled--so it's possible to get a crate stuck in a corner, where it cannot be retrieved! By the last levels, you must plan 40 steps in advance.&lt;/story&gt; &lt;/game&gt;">
            <text:p>&lt;game name="Soukoban (Japan)"&gt; &lt;year&gt;1990&lt;/year&gt; &lt;rating&gt;ESRB - E (Everyone)&lt;/rating&gt; &lt;title&gt;Soukoban &lt;/title&gt; &lt;pub&gt;Riverhillsoft&lt;/pub&gt; &lt;dev&gt;Thinking Rabbit &lt;/dev&gt; &lt;genre&gt;Puzzle&lt;/genre&gt; &lt;score&gt;3.5&lt;/score&gt; &lt;player&gt;1 Player&lt;/player&gt; &lt;story&gt;Soko-Ban is a classic puzzle game, the basis of numerous clones in the later years. It is set in a warehouse. On each level, the player must push crates (from square to square) to get them onto designated spots; once each crate is on a marked spot, the level is complete. Crates can only be pushed one at a time (so two crates next to each other cannot be pushed together), and cannot be pulled--so it's possible to get a crate stuck in a corner, where it cannot be retrieved! By the last levels, you must plan 40 steps in advance.&lt;/story&gt; &lt;/game&gt;</text:p>
          </table:table-cell>
        </table:table-row>
        <table:table-row table:style-name="ro1">
          <table:table-cell office:value-type="string">
            <text:p>Space Harrier (World)</text:p>
          </table:table-cell>
          <table:table-cell office:value-type="string">
            <text:p>1991</text:p>
          </table:table-cell>
          <table:table-cell office:value-type="string">
            <text:p>ESRB - E (Everyone)</text:p>
          </table:table-cell>
          <table:table-cell office:value-type="string">
            <text:p>Space Harrier </text:p>
          </table:table-cell>
          <table:table-cell office:value-type="string">
            <text:p>SEGA of America, Inc.</text:p>
          </table:table-cell>
          <table:table-cell office:value-type="string">
            <text:p>AM R&amp;D Dept. #2</text:p>
          </table:table-cell>
          <table:table-cell office:value-type="string">
            <text:p>Shooter</text:p>
          </table:table-cell>
          <table:table-cell office:value-type="string">
            <text:p>3.8</text:p>
          </table:table-cell>
          <table:table-cell office:value-type="string">
            <text:p>1 Player</text:p>
          </table:table-cell>
          <table:table-cell office:value-type="string">
            <text:p>Run… fly… dodge those obstacles, but return fire on wave after wave of attacking aliens. Armed with a really big gun, you have to defend yourself against the alien hordes using your wits to navigate around the screen. But watch out for those end of level bosses!</text:p>
          </table:table-cell>
          <table:table-cell table:formula="of:=CONCATENATE(&quot;&lt;game name=&quot;;CHAR(34);[.A263];CHAR(34);&quot;&gt; &lt;year&gt;&quot;;[.B263];&quot;&lt;/year&gt; &lt;rating&gt;&quot;;[.C263];&quot;&lt;/rating&gt; &lt;title&gt;&quot;;[.D263];&quot;&lt;/title&gt; &lt;pub&gt;&quot;;[.E263];&quot;&lt;/pub&gt; &lt;dev&gt;&quot;;[.F263];&quot;&lt;/dev&gt; &lt;genre&gt;&quot;;[.G263];&quot;&lt;/genre&gt; &lt;score&gt;&quot;;[.H263];&quot;&lt;/score&gt; &lt;player&gt;&quot;;[.I263];&quot;&lt;/player&gt; &lt;story&gt;&quot;;[.J263];&quot;&lt;/story&gt; &lt;/game&gt;&quot;)" office:value-type="string" office:string-value="&lt;game name=&quot;Space Harrier (World)&quot;&gt; &lt;year&gt;1991&lt;/year&gt; &lt;rating&gt;ESRB - E (Everyone)&lt;/rating&gt; &lt;title&gt;Space Harrier &lt;/title&gt; &lt;pub&gt;SEGA of America, Inc.&lt;/pub&gt; &lt;dev&gt;AM R&amp;D Dept. #2&lt;/dev&gt; &lt;genre&gt;Shooter&lt;/genre&gt; &lt;score&gt;3.8&lt;/score&gt; &lt;player&gt;1 Player&lt;/player&gt; &lt;story&gt;Run… fly… dodge those obstacles, but return fire on wave after wave of attacking aliens. Armed with a really big gun, you have to defend yourself against the alien hordes using your wits to navigate around the screen. But watch out for those end of level bosses!&lt;/story&gt; &lt;/game&gt;">
            <text:p>&lt;game name="Space Harrier (World)"&gt; &lt;year&gt;1991&lt;/year&gt; &lt;rating&gt;ESRB - E (Everyone)&lt;/rating&gt; &lt;title&gt;Space Harrier &lt;/title&gt; &lt;pub&gt;SEGA of America, Inc.&lt;/pub&gt; &lt;dev&gt;AM R&amp;D Dept. #2&lt;/dev&gt; &lt;genre&gt;Shooter&lt;/genre&gt; &lt;score&gt;3.8&lt;/score&gt; &lt;player&gt;1 Player&lt;/player&gt; &lt;story&gt;Run… fly… dodge those obstacles, but return fire on wave after wave of attacking aliens. Armed with a really big gun, you have to defend yourself against the alien hordes using your wits to navigate around the screen. But watch out for those end of level bosses!&lt;/story&gt; &lt;/game&gt;</text:p>
          </table:table-cell>
        </table:table-row>
        <table:table-row table:style-name="ro1">
          <table:table-cell office:value-type="string">
            <text:p>Spider-Man - Return of the Sinister Six (USA, Europe)</text:p>
          </table:table-cell>
          <table:table-cell office:value-type="string">
            <text:p>1993</text:p>
          </table:table-cell>
          <table:table-cell office:value-type="string">
            <text:p>ESRB - E (Everyone)</text:p>
          </table:table-cell>
          <table:table-cell office:value-type="string">
            <text:p>Spider-Man - Return of the Sinister Six </text:p>
          </table:table-cell>
          <table:table-cell office:value-type="string">
            <text:p>Flying Edge, Inc.</text:p>
          </table:table-cell>
          <table:table-cell office:value-type="string">
            <text:p>B.I.T.S., Ltd.</text:p>
          </table:table-cell>
          <table:table-cell office:value-type="string">
            <text:p>Platform</text:p>
          </table:table-cell>
          <table:table-cell office:value-type="string">
            <text:p>3.1</text:p>
          </table:table-cell>
          <table:table-cell office:value-type="string">
            <text:p>1 Player</text:p>
          </table:table-cell>
          <table:table-cell office:value-type="string">
            <text:p>From the ingame intro:****"Doctor Octopus is plotting the crowning caper of his criminal career... to rule the world.**He has reunited the Sinister Six and with these super-villains together again, nothing stands in their way - except Spider-Man!"****Spider-Man: Return of the Sinister Six is a side-scrolling game which puts you in the role of Spidey throughout six levels against Electro, Sandman, Mysterio, Vulture, Hobgoblin and Doctor Octopus respectively. Some puzzle solving (like finding a key) is necessary to beat some levels. Spidey can duck jump, climb walls, punch, shoot webs to swing (by pressing punch and jump together) and perform a jump kick (by pressing the punch button twice). Collecting web cartridges allows Spidey to shoot limited web projectiles.****Although hard to die, Spidey has only one life, there are no items to recharge life (but killing some guys will do so) and only one continue.</text:p>
          </table:table-cell>
          <table:table-cell table:formula="of:=CONCATENATE(&quot;&lt;game name=&quot;;CHAR(34);[.A264];CHAR(34);&quot;&gt; &lt;year&gt;&quot;;[.B264];&quot;&lt;/year&gt; &lt;rating&gt;&quot;;[.C264];&quot;&lt;/rating&gt; &lt;title&gt;&quot;;[.D264];&quot;&lt;/title&gt; &lt;pub&gt;&quot;;[.E264];&quot;&lt;/pub&gt; &lt;dev&gt;&quot;;[.F264];&quot;&lt;/dev&gt; &lt;genre&gt;&quot;;[.G264];&quot;&lt;/genre&gt; &lt;score&gt;&quot;;[.H264];&quot;&lt;/score&gt; &lt;player&gt;&quot;;[.I264];&quot;&lt;/player&gt; &lt;story&gt;&quot;;[.J264];&quot;&lt;/story&gt; &lt;/game&gt;&quot;)" office:value-type="string" office:string-value="&lt;game name=&quot;Spider-Man - Return of the Sinister Six (USA, Europe)&quot;&gt; &lt;year&gt;1993&lt;/year&gt; &lt;rating&gt;ESRB - E (Everyone)&lt;/rating&gt; &lt;title&gt;Spider-Man - Return of the Sinister Six &lt;/title&gt; &lt;pub&gt;Flying Edge, Inc.&lt;/pub&gt; &lt;dev&gt;B.I.T.S., Ltd.&lt;/dev&gt; &lt;genre&gt;Platform&lt;/genre&gt; &lt;score&gt;3.1&lt;/score&gt; &lt;player&gt;1 Player&lt;/player&gt; &lt;story&gt;From the ingame intro:****&quot;Doctor Octopus is plotting the crowning caper of his criminal career... to rule the world.**He has reunited the Sinister Six and with these super-villains together again, nothing stands in their way - except Spider-Man!&quot;****Spider-Man: Return of the Sinister Six is a side-scrolling game which puts you in the role of Spidey throughout six levels against Electro, Sandman, Mysterio, Vulture, Hobgoblin and Doctor Octopus respectively. Some puzzle solving (like finding a key) is necessary to beat some levels. Spidey can duck jump, climb walls, punch, shoot webs to swing (by pressing punch and jump together) and perform a jump kick (by pressing the punch button twice). Collecting web cartridges allows Spidey to shoot limited web projectiles.****Although hard to die, Spidey has only one life, there are no items to recharge life (but killing some guys will do so) and only one continue.&lt;/story&gt; &lt;/game&gt;">
            <text:p>&lt;game name="Spider-Man - Return of the Sinister Six (USA, Europe)"&gt; &lt;year&gt;1993&lt;/year&gt; &lt;rating&gt;ESRB - E (Everyone)&lt;/rating&gt; &lt;title&gt;Spider-Man - Return of the Sinister Six &lt;/title&gt; &lt;pub&gt;Flying Edge, Inc.&lt;/pub&gt; &lt;dev&gt;B.I.T.S., Ltd.&lt;/dev&gt; &lt;genre&gt;Platform&lt;/genre&gt; &lt;score&gt;3.1&lt;/score&gt; &lt;player&gt;1 Player&lt;/player&gt; &lt;story&gt;From the ingame intro:****"Doctor Octopus is plotting the crowning caper of his criminal career... to rule the world.**He has reunited the Sinister Six and with these super-villains together again, nothing stands in their way - except Spider-Man!"****Spider-Man: Return of the Sinister Six is a side-scrolling game which puts you in the role of Spidey throughout six levels against Electro, Sandman, Mysterio, Vulture, Hobgoblin and Doctor Octopus respectively. Some puzzle solving (like finding a key) is necessary to beat some levels. Spidey can duck jump, climb walls, punch, shoot webs to swing (by pressing punch and jump together) and perform a jump kick (by pressing the punch button twice). Collecting web cartridges allows Spidey to shoot limited web projectiles.****Although hard to die, Spidey has only one life, there are no items to recharge life (but killing some guys will do so) and only one continue.&lt;/story&gt; &lt;/game&gt;</text:p>
          </table:table-cell>
        </table:table-row>
        <table:table-row table:style-name="ro1">
          <table:table-cell office:value-type="string">
            <text:p>Spider-Man and the X-Men in Arcade's Revenge (USA)</text:p>
          </table:table-cell>
          <table:table-cell office:value-type="string">
            <text:p>1994</text:p>
          </table:table-cell>
          <table:table-cell office:value-type="string">
            <text:p>ESRB - E (Everyone)</text:p>
          </table:table-cell>
          <table:table-cell office:value-type="string">
            <text:p>Spider-Man and the X-Men in Arcade's Revenge </text:p>
          </table:table-cell>
          <table:table-cell office:value-type="string">
            <text:p>Flying Edge, Inc.</text:p>
          </table:table-cell>
          <table:table-cell office:value-type="string">
            <text:p>Software Creations Ltd.</text:p>
          </table:table-cell>
          <table:table-cell office:value-type="string">
            <text:p>Platform</text:p>
          </table:table-cell>
          <table:table-cell office:value-type="string">
            <text:p>3.4</text:p>
          </table:table-cell>
          <table:table-cell office:value-type="string">
            <text:p>1 Player</text:p>
          </table:table-cell>
          <table:table-cell office:value-type="string">
            <text:p>Spider-Man and members of the X-Men have teamed up in this side-scrolling action game to fight against Arcade, who has built a giant amusement park for the sole purpose of trapping and destroying the super-heroes. You first play as Spider-Man, who sees the X-Men get kidnapped by Arcade and follows them. Once you make it inside Arcade's park you can choose to play as Spider-Man, Cyclops, Storm, Gambit, or Wolverine, each of whom are trapped in a different part of Arcade's maze of deadly traps. You must navigate all five of them safely out, using their different skills and abilities while defeating baddies and bosses along the way.</text:p>
          </table:table-cell>
          <table:table-cell table:formula="of:=CONCATENATE(&quot;&lt;game name=&quot;;CHAR(34);[.A265];CHAR(34);&quot;&gt; &lt;year&gt;&quot;;[.B265];&quot;&lt;/year&gt; &lt;rating&gt;&quot;;[.C265];&quot;&lt;/rating&gt; &lt;title&gt;&quot;;[.D265];&quot;&lt;/title&gt; &lt;pub&gt;&quot;;[.E265];&quot;&lt;/pub&gt; &lt;dev&gt;&quot;;[.F265];&quot;&lt;/dev&gt; &lt;genre&gt;&quot;;[.G265];&quot;&lt;/genre&gt; &lt;score&gt;&quot;;[.H265];&quot;&lt;/score&gt; &lt;player&gt;&quot;;[.I265];&quot;&lt;/player&gt; &lt;story&gt;&quot;;[.J265];&quot;&lt;/story&gt; &lt;/game&gt;&quot;)" office:value-type="string" office:string-value="&lt;game name=&quot;Spider-Man and the X-Men in Arcade's Revenge (USA)&quot;&gt; &lt;year&gt;1994&lt;/year&gt; &lt;rating&gt;ESRB - E (Everyone)&lt;/rating&gt; &lt;title&gt;Spider-Man and the X-Men in Arcade's Revenge &lt;/title&gt; &lt;pub&gt;Flying Edge, Inc.&lt;/pub&gt; &lt;dev&gt;Software Creations Ltd.&lt;/dev&gt; &lt;genre&gt;Platform&lt;/genre&gt; &lt;score&gt;3.4&lt;/score&gt; &lt;player&gt;1 Player&lt;/player&gt; &lt;story&gt;Spider-Man and members of the X-Men have teamed up in this side-scrolling action game to fight against Arcade, who has built a giant amusement park for the sole purpose of trapping and destroying the super-heroes. You first play as Spider-Man, who sees the X-Men get kidnapped by Arcade and follows them. Once you make it inside Arcade's park you can choose to play as Spider-Man, Cyclops, Storm, Gambit, or Wolverine, each of whom are trapped in a different part of Arcade's maze of deadly traps. You must navigate all five of them safely out, using their different skills and abilities while defeating baddies and bosses along the way.&lt;/story&gt; &lt;/game&gt;">
            <text:p>&lt;game name="Spider-Man and the X-Men in Arcade's Revenge (USA)"&gt; &lt;year&gt;1994&lt;/year&gt; &lt;rating&gt;ESRB - E (Everyone)&lt;/rating&gt; &lt;title&gt;Spider-Man and the X-Men in Arcade's Revenge &lt;/title&gt; &lt;pub&gt;Flying Edge, Inc.&lt;/pub&gt; &lt;dev&gt;Software Creations Ltd.&lt;/dev&gt; &lt;genre&gt;Platform&lt;/genre&gt; &lt;score&gt;3.4&lt;/score&gt; &lt;player&gt;1 Player&lt;/player&gt; &lt;story&gt;Spider-Man and members of the X-Men have teamed up in this side-scrolling action game to fight against Arcade, who has built a giant amusement park for the sole purpose of trapping and destroying the super-heroes. You first play as Spider-Man, who sees the X-Men get kidnapped by Arcade and follows them. Once you make it inside Arcade's park you can choose to play as Spider-Man, Cyclops, Storm, Gambit, or Wolverine, each of whom are trapped in a different part of Arcade's maze of deadly traps. You must navigate all five of them safely out, using their different skills and abilities while defeating baddies and bosses along the way.&lt;/story&gt; &lt;/game&gt;</text:p>
          </table:table-cell>
        </table:table-row>
        <table:table-row table:style-name="ro1">
          <table:table-cell office:value-type="string">
            <text:p>Spider-Man vs. The Kingpin (USA, Europe)</text:p>
          </table:table-cell>
          <table:table-cell office:value-type="string">
            <text:p>1992</text:p>
          </table:table-cell>
          <table:table-cell office:value-type="string">
            <text:p>ESRB - E (Everyone)</text:p>
          </table:table-cell>
          <table:table-cell office:value-type="string">
            <text:p>Spider-Man vs. The Kingpin </text:p>
          </table:table-cell>
          <table:table-cell office:value-type="string">
            <text:p>Flying Edge, Inc.</text:p>
          </table:table-cell>
          <table:table-cell office:value-type="string">
            <text:p>SEGA of America, Inc.</text:p>
          </table:table-cell>
          <table:table-cell office:value-type="string">
            <text:p>Action</text:p>
          </table:table-cell>
          <table:table-cell office:value-type="string">
            <text:p>3.9</text:p>
          </table:table-cell>
          <table:table-cell office:value-type="string">
            <text:p>1 Player</text:p>
          </table:table-cell>
          <table:table-cell office:value-type="string">
            <text:p>The city of New York is certainly a great place to be, but not when there's the criminal element running about. Lucky for the NYPD, there's also the heroic Spider-Man on their side!****But now one of the biggest criminals in the city, Wilson Fisk, a.k.a. The Kingpin, has pulled of the ultimate plot! He announces to New York that a bomb has been planted somewhere in the city, and that it'll go off in 24 hours! What's worse, he lays the blame on Spider-Man, and now the webslinger is on his own, and on the run from the police. Spidey smells a rat, and he knows what he must do.****Spidey has 24 hours to find and disarm that bomb. And he must also clear his name, so he takes his camera to take convincing photos for his Spider-Man hating boss, J. Jonah Jameson, and the police, to prove his innocence. Along the way, he just may run into a few of his *AHEM* "old friends", including Dr. Octopus, Electro, Mysterio, and ultimately Kingpin himself!</text:p>
          </table:table-cell>
          <table:table-cell table:formula="of:=CONCATENATE(&quot;&lt;game name=&quot;;CHAR(34);[.A266];CHAR(34);&quot;&gt; &lt;year&gt;&quot;;[.B266];&quot;&lt;/year&gt; &lt;rating&gt;&quot;;[.C266];&quot;&lt;/rating&gt; &lt;title&gt;&quot;;[.D266];&quot;&lt;/title&gt; &lt;pub&gt;&quot;;[.E266];&quot;&lt;/pub&gt; &lt;dev&gt;&quot;;[.F266];&quot;&lt;/dev&gt; &lt;genre&gt;&quot;;[.G266];&quot;&lt;/genre&gt; &lt;score&gt;&quot;;[.H266];&quot;&lt;/score&gt; &lt;player&gt;&quot;;[.I266];&quot;&lt;/player&gt; &lt;story&gt;&quot;;[.J266];&quot;&lt;/story&gt; &lt;/game&gt;&quot;)" office:value-type="string" office:string-value="&lt;game name=&quot;Spider-Man vs. The Kingpin (USA, Europe)&quot;&gt; &lt;year&gt;1992&lt;/year&gt; &lt;rating&gt;ESRB - E (Everyone)&lt;/rating&gt; &lt;title&gt;Spider-Man vs. The Kingpin &lt;/title&gt; &lt;pub&gt;Flying Edge, Inc.&lt;/pub&gt; &lt;dev&gt;SEGA of America, Inc.&lt;/dev&gt; &lt;genre&gt;Action&lt;/genre&gt; &lt;score&gt;3.9&lt;/score&gt; &lt;player&gt;1 Player&lt;/player&gt; &lt;story&gt;The city of New York is certainly a great place to be, but not when there's the criminal element running about. Lucky for the NYPD, there's also the heroic Spider-Man on their side!****But now one of the biggest criminals in the city, Wilson Fisk, a.k.a. The Kingpin, has pulled of the ultimate plot! He announces to New York that a bomb has been planted somewhere in the city, and that it'll go off in 24 hours! What's worse, he lays the blame on Spider-Man, and now the webslinger is on his own, and on the run from the police. Spidey smells a rat, and he knows what he must do.****Spidey has 24 hours to find and disarm that bomb. And he must also clear his name, so he takes his camera to take convincing photos for his Spider-Man hating boss, J. Jonah Jameson, and the police, to prove his innocence. Along the way, he just may run into a few of his *AHEM* &quot;old friends&quot;, including Dr. Octopus, Electro, Mysterio, and ultimately Kingpin himself!&lt;/story&gt; &lt;/game&gt;">
            <text:p>&lt;game name="Spider-Man vs. The Kingpin (USA, Europe)"&gt; &lt;year&gt;1992&lt;/year&gt; &lt;rating&gt;ESRB - E (Everyone)&lt;/rating&gt; &lt;title&gt;Spider-Man vs. The Kingpin &lt;/title&gt; &lt;pub&gt;Flying Edge, Inc.&lt;/pub&gt; &lt;dev&gt;SEGA of America, Inc.&lt;/dev&gt; &lt;genre&gt;Action&lt;/genre&gt; &lt;score&gt;3.9&lt;/score&gt; &lt;player&gt;1 Player&lt;/player&gt; &lt;story&gt;The city of New York is certainly a great place to be, but not when there's the criminal element running about. Lucky for the NYPD, there's also the heroic Spider-Man on their side!****But now one of the biggest criminals in the city, Wilson Fisk, a.k.a. The Kingpin, has pulled of the ultimate plot! He announces to New York that a bomb has been planted somewhere in the city, and that it'll go off in 24 hours! What's worse, he lays the blame on Spider-Man, and now the webslinger is on his own, and on the run from the police. Spidey smells a rat, and he knows what he must do.****Spidey has 24 hours to find and disarm that bomb. And he must also clear his name, so he takes his camera to take convincing photos for his Spider-Man hating boss, J. Jonah Jameson, and the police, to prove his innocence. Along the way, he just may run into a few of his *AHEM* "old friends", including Dr. Octopus, Electro, Mysterio, and ultimately Kingpin himself!&lt;/story&gt; &lt;/game&gt;</text:p>
          </table:table-cell>
        </table:table-row>
        <table:table-row table:style-name="ro1">
          <table:table-cell office:value-type="string">
            <text:p>Spirou (Europe) (Proto)</text:p>
          </table:table-cell>
          <table:table-cell office:value-type="string">
            <text:p>1996</text:p>
          </table:table-cell>
          <table:table-cell office:value-type="string">
            <text:p>ESRB - E (Everyone)</text:p>
          </table:table-cell>
          <table:table-cell office:value-type="string">
            <text:p>Spirou </text:p>
          </table:table-cell>
          <table:table-cell office:value-type="string">
            <text:p>Infogrames Europe SA</text:p>
          </table:table-cell>
          <table:table-cell office:value-type="string">
            <text:p>Bit Managers </text:p>
          </table:table-cell>
          <table:table-cell office:value-type="string">
            <text:p>Platform</text:p>
          </table:table-cell>
          <table:table-cell office:value-type="string">
            <text:p>3.8</text:p>
          </table:table-cell>
          <table:table-cell office:value-type="string">
            <text:p>1 Player</text:p>
          </table:table-cell>
          <table:table-cell office:value-type="string">
            <text:p>Spirou is a platform side-scroller based on popular Franco-Belgian comic strip Spirou et Fantasio. The story begins in New York where famous inventor Count of Champignac is about to present his latest inventions. Journalists Spirou and Fantasio, Count’s most faithful friends are also there. Suddenly an evil robot woman Cyanida (originally called Cyanure), known to be obsessed with the plans to enslave humanity, appears and abducts the scientist! There’s no time to loose, so Spirou and his pet squirrel Spip rush to the rescue, while Fantasio stays back to dig for more information. The player controls Spirou. He is able to jump, duck, climb ladders and cliffs and run fast if the player holds down the action button. In the fourth level Spirou gets a gun to stand a chance against the increasing numbers of Cyanida’s minions. Spirou’s quest will see him travel through city streets and rooftops, a toy store, subway, Palombian swamp and jungle and other locations in over 12 levels. <text:s/>The player only gets 3 lives and no continues to beat the game. A single password is granted after beating the first half of the game.</text:p>
          </table:table-cell>
          <table:table-cell table:formula="of:=CONCATENATE(&quot;&lt;game name=&quot;;CHAR(34);[.A267];CHAR(34);&quot;&gt; &lt;year&gt;&quot;;[.B267];&quot;&lt;/year&gt; &lt;rating&gt;&quot;;[.C267];&quot;&lt;/rating&gt; &lt;title&gt;&quot;;[.D267];&quot;&lt;/title&gt; &lt;pub&gt;&quot;;[.E267];&quot;&lt;/pub&gt; &lt;dev&gt;&quot;;[.F267];&quot;&lt;/dev&gt; &lt;genre&gt;&quot;;[.G267];&quot;&lt;/genre&gt; &lt;score&gt;&quot;;[.H267];&quot;&lt;/score&gt; &lt;player&gt;&quot;;[.I267];&quot;&lt;/player&gt; &lt;story&gt;&quot;;[.J267];&quot;&lt;/story&gt; &lt;/game&gt;&quot;)" office:value-type="string" office:string-value="&lt;game name=&quot;Spirou (Europe) (Proto)&quot;&gt; &lt;year&gt;1996&lt;/year&gt; &lt;rating&gt;ESRB - E (Everyone)&lt;/rating&gt; &lt;title&gt;Spirou &lt;/title&gt; &lt;pub&gt;Infogrames Europe SA&lt;/pub&gt; &lt;dev&gt;Bit Managers &lt;/dev&gt; &lt;genre&gt;Platform&lt;/genre&gt; &lt;score&gt;3.8&lt;/score&gt; &lt;player&gt;1 Player&lt;/player&gt; &lt;story&gt;Spirou is a platform side-scroller based on popular Franco-Belgian comic strip Spirou et Fantasio. The story begins in New York where famous inventor Count of Champignac is about to present his latest inventions. Journalists Spirou and Fantasio, Count’s most faithful friends are also there. Suddenly an evil robot woman Cyanida (originally called Cyanure), known to be obsessed with the plans to enslave humanity, appears and abducts the scientist! There’s no time to loose, so Spirou and his pet squirrel Spip rush to the rescue, while Fantasio stays back to dig for more information. The player controls Spirou. He is able to jump, duck, climb ladders and cliffs and run fast if the player holds down the action button. In the fourth level Spirou gets a gun to stand a chance against the increasing numbers of Cyanida’s minions. Spirou’s quest will see him travel through city streets and rooftops, a toy store, subway, Palombian swamp and jungle and other locations in over 12 levels.  The player only gets 3 lives and no continues to beat the game. A single password is granted after beating the first half of the game.&lt;/story&gt; &lt;/game&gt;">
            <text:p>&lt;game name="Spirou (Europe) (Proto)"&gt; &lt;year&gt;1996&lt;/year&gt; &lt;rating&gt;ESRB - E (Everyone)&lt;/rating&gt; &lt;title&gt;Spirou &lt;/title&gt; &lt;pub&gt;Infogrames Europe SA&lt;/pub&gt; &lt;dev&gt;Bit Managers &lt;/dev&gt; &lt;genre&gt;Platform&lt;/genre&gt; &lt;score&gt;3.8&lt;/score&gt; &lt;player&gt;1 Player&lt;/player&gt; &lt;story&gt;Spirou is a platform side-scroller based on popular Franco-Belgian comic strip Spirou et Fantasio. The story begins in New York where famous inventor Count of Champignac is about to present his latest inventions. Journalists Spirou and Fantasio, Count’s most faithful friends are also there. Suddenly an evil robot woman Cyanida (originally called Cyanure), known to be obsessed with the plans to enslave humanity, appears and abducts the scientist! There’s no time to loose, so Spirou and his pet squirrel Spip rush to the rescue, while Fantasio stays back to dig for more information. The player controls Spirou. He is able to jump, duck, climb ladders and cliffs and run fast if the player holds down the action button. In the fourth level Spirou gets a gun to stand a chance against the increasing numbers of Cyanida’s minions. Spirou’s quest will see him travel through city streets and rooftops, a toy store, subway, Palombian swamp and jungle and other locations in over 12 levels. <text:s/>The player only gets 3 lives and no continues to beat the game. A single password is granted after beating the first half of the game.&lt;/story&gt; &lt;/game&gt;</text:p>
          </table:table-cell>
        </table:table-row>
        <table:table-row table:style-name="ro1">
          <table:table-cell office:value-type="string">
            <text:p>Sports Illustrated Championship Football &amp; Baseball (USA, Europe)</text:p>
          </table:table-cell>
          <table:table-cell office:value-type="string">
            <text:p>1993</text:p>
          </table:table-cell>
          <table:table-cell office:value-type="string">
            <text:p>ESRB - E (Everyone)</text:p>
          </table:table-cell>
          <table:table-cell office:value-type="string">
            <text:p>Sports Illustrated Championship Football &amp; Baseball </text:p>
          </table:table-cell>
          <table:table-cell office:value-type="string">
            <text:p>Black Pearl Software</text:p>
          </table:table-cell>
          <table:table-cell office:value-type="string">
            <text:p>Unexpected Development</text:p>
          </table:table-cell>
          <table:table-cell office:value-type="string">
            <text:p>Sports</text:p>
          </table:table-cell>
          <table:table-cell office:value-type="string">
            <text:p>2.6</text:p>
          </table:table-cell>
          <table:table-cell office:value-type="string">
            <text:p>1 Player</text:p>
          </table:table-cell>
          <table:table-cell office:value-type="string">
            <text:p>The Game Gear received its own version of the two-in-one sports game licensed by the sports magazine, also available on other platforms. The football module offers Exhibition and Season games (seasons can be saved via passwords), choice of difficulty (high school/college/pro) and selectable quarter length (5, 10 or 15 minutes). While there is no NFL license, the included teams are based on the 1995 season and include the two expansion teams Carolina and Jacksonville for a total of 30 teams. Gameplay is seen from a horizontally-scrolling view from above the field. The playbook allows choosing from over 90 plays. The baseball module also includes Exhibition and Season games with a password function. It allows the setting of game length from one to nine innings and the toggling of automatic running. 28 MLB-based teams are available (but without an official license). Gameplay follows the standard model of the time: pitching and batting are seen from a view behind the batter. When a ball is hit, the view zooms out to show the entire field for running and catching.</text:p>
          </table:table-cell>
          <table:table-cell table:formula="of:=CONCATENATE(&quot;&lt;game name=&quot;;CHAR(34);[.A268];CHAR(34);&quot;&gt; &lt;year&gt;&quot;;[.B268];&quot;&lt;/year&gt; &lt;rating&gt;&quot;;[.C268];&quot;&lt;/rating&gt; &lt;title&gt;&quot;;[.D268];&quot;&lt;/title&gt; &lt;pub&gt;&quot;;[.E268];&quot;&lt;/pub&gt; &lt;dev&gt;&quot;;[.F268];&quot;&lt;/dev&gt; &lt;genre&gt;&quot;;[.G268];&quot;&lt;/genre&gt; &lt;score&gt;&quot;;[.H268];&quot;&lt;/score&gt; &lt;player&gt;&quot;;[.I268];&quot;&lt;/player&gt; &lt;story&gt;&quot;;[.J268];&quot;&lt;/story&gt; &lt;/game&gt;&quot;)" office:value-type="string" office:string-value="&lt;game name=&quot;Sports Illustrated Championship Football &amp; Baseball (USA, Europe)&quot;&gt; &lt;year&gt;1993&lt;/year&gt; &lt;rating&gt;ESRB - E (Everyone)&lt;/rating&gt; &lt;title&gt;Sports Illustrated Championship Football &amp; Baseball &lt;/title&gt; &lt;pub&gt;Black Pearl Software&lt;/pub&gt; &lt;dev&gt;Unexpected Development&lt;/dev&gt; &lt;genre&gt;Sports&lt;/genre&gt; &lt;score&gt;2.6&lt;/score&gt; &lt;player&gt;1 Player&lt;/player&gt; &lt;story&gt;The Game Gear received its own version of the two-in-one sports game licensed by the sports magazine, also available on other platforms. The football module offers Exhibition and Season games (seasons can be saved via passwords), choice of difficulty (high school/college/pro) and selectable quarter length (5, 10 or 15 minutes). While there is no NFL license, the included teams are based on the 1995 season and include the two expansion teams Carolina and Jacksonville for a total of 30 teams. Gameplay is seen from a horizontally-scrolling view from above the field. The playbook allows choosing from over 90 plays. The baseball module also includes Exhibition and Season games with a password function. It allows the setting of game length from one to nine innings and the toggling of automatic running. 28 MLB-based teams are available (but without an official license). Gameplay follows the standard model of the time: pitching and batting are seen from a view behind the batter. When a ball is hit, the view zooms out to show the entire field for running and catching.&lt;/story&gt; &lt;/game&gt;">
            <text:p>&lt;game name="Sports Illustrated Championship Football &amp; Baseball (USA, Europe)"&gt; &lt;year&gt;1993&lt;/year&gt; &lt;rating&gt;ESRB - E (Everyone)&lt;/rating&gt; &lt;title&gt;Sports Illustrated Championship Football &amp; Baseball &lt;/title&gt; &lt;pub&gt;Black Pearl Software&lt;/pub&gt; &lt;dev&gt;Unexpected Development&lt;/dev&gt; &lt;genre&gt;Sports&lt;/genre&gt; &lt;score&gt;2.6&lt;/score&gt; &lt;player&gt;1 Player&lt;/player&gt; &lt;story&gt;The Game Gear received its own version of the two-in-one sports game licensed by the sports magazine, also available on other platforms. The football module offers Exhibition and Season games (seasons can be saved via passwords), choice of difficulty (high school/college/pro) and selectable quarter length (5, 10 or 15 minutes). While there is no NFL license, the included teams are based on the 1995 season and include the two expansion teams Carolina and Jacksonville for a total of 30 teams. Gameplay is seen from a horizontally-scrolling view from above the field. The playbook allows choosing from over 90 plays. The baseball module also includes Exhibition and Season games with a password function. It allows the setting of game length from one to nine innings and the toggling of automatic running. 28 MLB-based teams are available (but without an official license). Gameplay follows the standard model of the time: pitching and batting are seen from a view behind the batter. When a ball is hit, the view zooms out to show the entire field for running and catching.&lt;/story&gt; &lt;/game&gt;</text:p>
          </table:table-cell>
        </table:table-row>
        <table:table-row table:style-name="ro1">
          <table:table-cell office:value-type="string">
            <text:p>Sports Trivia - Championship Edition (USA, Europe)</text:p>
          </table:table-cell>
          <table:table-cell office:value-type="string">
            <text:p>1995</text:p>
          </table:table-cell>
          <table:table-cell office:value-type="string">
            <text:p>ESRB - E (Everyone)</text:p>
          </table:table-cell>
          <table:table-cell office:value-type="string">
            <text:p>Sports Trivia - Championship Edition </text:p>
          </table:table-cell>
          <table:table-cell office:value-type="string">
            <text:p>SEGA of America, Inc.</text:p>
          </table:table-cell>
          <table:table-cell office:value-type="string">
            <text:p>Adrenalin Entertainment</text:p>
          </table:table-cell>
          <table:table-cell office:value-type="string">
            <text:p>Game Show</text:p>
          </table:table-cell>
          <table:table-cell office:value-type="string">
            <text:p>2.8</text:p>
          </table:table-cell>
          <table:table-cell office:value-type="string">
            <text:p>1-2 Players</text:p>
          </table:table-cell>
          <table:table-cell office:value-type="string">
            <text:p>Sports Trivia: Championship Edition is a mix of football and sports trivia. <text:s/>The main premise of the game is set on a football field, choosing plays on either offense or defense they than are answered a series of sports-related trivia questions. <text:s/>Answering more questions correctly in a certain amount of time will determine how well their quarterback will pass or how many yards their running back will gain. <text:s/>Alternatively, the same applies to the defense where if a player answers more trivia questions correctly, the better the chance of a sack, interception, etc.****There are eleven different sports categories that range from football, baseball, hockey and boxing clear up to college sports and even auto racing. <text:s/>Each question is given in multiple choice format and players are allowed five audibles (an alternate question) for each half. <text:s/>The player has the option of either competing against the computer A.I. or against a friend.</text:p>
          </table:table-cell>
          <table:table-cell table:formula="of:=CONCATENATE(&quot;&lt;game name=&quot;;CHAR(34);[.A269];CHAR(34);&quot;&gt; &lt;year&gt;&quot;;[.B269];&quot;&lt;/year&gt; &lt;rating&gt;&quot;;[.C269];&quot;&lt;/rating&gt; &lt;title&gt;&quot;;[.D269];&quot;&lt;/title&gt; &lt;pub&gt;&quot;;[.E269];&quot;&lt;/pub&gt; &lt;dev&gt;&quot;;[.F269];&quot;&lt;/dev&gt; &lt;genre&gt;&quot;;[.G269];&quot;&lt;/genre&gt; &lt;score&gt;&quot;;[.H269];&quot;&lt;/score&gt; &lt;player&gt;&quot;;[.I269];&quot;&lt;/player&gt; &lt;story&gt;&quot;;[.J269];&quot;&lt;/story&gt; &lt;/game&gt;&quot;)" office:value-type="string" office:string-value="&lt;game name=&quot;Sports Trivia - Championship Edition (USA, Europe)&quot;&gt; &lt;year&gt;1995&lt;/year&gt; &lt;rating&gt;ESRB - E (Everyone)&lt;/rating&gt; &lt;title&gt;Sports Trivia - Championship Edition &lt;/title&gt; &lt;pub&gt;SEGA of America, Inc.&lt;/pub&gt; &lt;dev&gt;Adrenalin Entertainment&lt;/dev&gt; &lt;genre&gt;Game Show&lt;/genre&gt; &lt;score&gt;2.8&lt;/score&gt; &lt;player&gt;1-2 Players&lt;/player&gt; &lt;story&gt;Sports Trivia: Championship Edition is a mix of football and sports trivia.  The main premise of the game is set on a football field, choosing plays on either offense or defense they than are answered a series of sports-related trivia questions.  Answering more questions correctly in a certain amount of time will determine how well their quarterback will pass or how many yards their running back will gain.  Alternatively, the same applies to the defense where if a player answers more trivia questions correctly, the better the chance of a sack, interception, etc.****There are eleven different sports categories that range from football, baseball, hockey and boxing clear up to college sports and even auto racing.  Each question is given in multiple choice format and players are allowed five audibles (an alternate question) for each half.  The player has the option of either competing against the computer A.I. or against a friend.&lt;/story&gt; &lt;/game&gt;">
            <text:p>&lt;game name="Sports Trivia - Championship Edition (USA, Europe)"&gt; &lt;year&gt;1995&lt;/year&gt; &lt;rating&gt;ESRB - E (Everyone)&lt;/rating&gt; &lt;title&gt;Sports Trivia - Championship Edition &lt;/title&gt; &lt;pub&gt;SEGA of America, Inc.&lt;/pub&gt; &lt;dev&gt;Adrenalin Entertainment&lt;/dev&gt; &lt;genre&gt;Game Show&lt;/genre&gt; &lt;score&gt;2.8&lt;/score&gt; &lt;player&gt;1-2 Players&lt;/player&gt; &lt;story&gt;Sports Trivia: Championship Edition is a mix of football and sports trivia. <text:s/>The main premise of the game is set on a football field, choosing plays on either offense or defense they than are answered a series of sports-related trivia questions. <text:s/>Answering more questions correctly in a certain amount of time will determine how well their quarterback will pass or how many yards their running back will gain. <text:s/>Alternatively, the same applies to the defense where if a player answers more trivia questions correctly, the better the chance of a sack, interception, etc.****There are eleven different sports categories that range from football, baseball, hockey and boxing clear up to college sports and even auto racing. <text:s/>Each question is given in multiple choice format and players are allowed five audibles (an alternate question) for each half. <text:s/>The player has the option of either competing against the computer A.I. or against a friend.&lt;/story&gt; &lt;/game&gt;</text:p>
          </table:table-cell>
        </table:table-row>
        <table:table-row table:style-name="ro1">
          <table:table-cell office:value-type="string">
            <text:p>Sports Trivia (USA)</text:p>
          </table:table-cell>
          <table:table-cell office:value-type="string">
            <text:p>1995</text:p>
          </table:table-cell>
          <table:table-cell office:value-type="string">
            <text:p>ESRB - E (Everyone)</text:p>
          </table:table-cell>
          <table:table-cell office:value-type="string">
            <text:p>Sports Trivia </text:p>
          </table:table-cell>
          <table:table-cell office:value-type="string">
            <text:p>SEGA of America, Inc.</text:p>
          </table:table-cell>
          <table:table-cell office:value-type="string">
            <text:p>Adrenalin Entertainment</text:p>
          </table:table-cell>
          <table:table-cell office:value-type="string">
            <text:p>Game Show</text:p>
          </table:table-cell>
          <table:table-cell office:value-type="string">
            <text:p>2.7</text:p>
          </table:table-cell>
          <table:table-cell office:value-type="string">
            <text:p>1-2 Players</text:p>
          </table:table-cell>
          <table:table-cell office:value-type="string">
            <text:p>Sports Trivia is a mix of football and sports trivia. The main premise of the game is set on a football field, choosing plays on either offense or defense they than are answered a series of sports-related trivia questions. Answering more questions correctly in a certain amount of time will determine how well their quarterback will pass or how many yards their running back will gain. Alternatively, the same applies to the defense where if a player answers more trivia questions correctly, the better the chance of a sack, interception, etc.There are eleven different sports categories that range from football, baseball, hockey and boxing clear up to college sports and even auto racing. Each question is given in multiple choice format and players are allowed five audibles (an alternate question) for each half. The player has the option of either competing against the computer A.I. or against a friend.</text:p>
          </table:table-cell>
          <table:table-cell table:formula="of:=CONCATENATE(&quot;&lt;game name=&quot;;CHAR(34);[.A270];CHAR(34);&quot;&gt; &lt;year&gt;&quot;;[.B270];&quot;&lt;/year&gt; &lt;rating&gt;&quot;;[.C270];&quot;&lt;/rating&gt; &lt;title&gt;&quot;;[.D270];&quot;&lt;/title&gt; &lt;pub&gt;&quot;;[.E270];&quot;&lt;/pub&gt; &lt;dev&gt;&quot;;[.F270];&quot;&lt;/dev&gt; &lt;genre&gt;&quot;;[.G270];&quot;&lt;/genre&gt; &lt;score&gt;&quot;;[.H270];&quot;&lt;/score&gt; &lt;player&gt;&quot;;[.I270];&quot;&lt;/player&gt; &lt;story&gt;&quot;;[.J270];&quot;&lt;/story&gt; &lt;/game&gt;&quot;)" office:value-type="string" office:string-value="&lt;game name=&quot;Sports Trivia (USA)&quot;&gt; &lt;year&gt;1995&lt;/year&gt; &lt;rating&gt;ESRB - E (Everyone)&lt;/rating&gt; &lt;title&gt;Sports Trivia &lt;/title&gt; &lt;pub&gt;SEGA of America, Inc.&lt;/pub&gt; &lt;dev&gt;Adrenalin Entertainment&lt;/dev&gt; &lt;genre&gt;Game Show&lt;/genre&gt; &lt;score&gt;2.7&lt;/score&gt; &lt;player&gt;1-2 Players&lt;/player&gt; &lt;story&gt;Sports Trivia is a mix of football and sports trivia. The main premise of the game is set on a football field, choosing plays on either offense or defense they than are answered a series of sports-related trivia questions. Answering more questions correctly in a certain amount of time will determine how well their quarterback will pass or how many yards their running back will gain. Alternatively, the same applies to the defense where if a player answers more trivia questions correctly, the better the chance of a sack, interception, etc.There are eleven different sports categories that range from football, baseball, hockey and boxing clear up to college sports and even auto racing. Each question is given in multiple choice format and players are allowed five audibles (an alternate question) for each half. The player has the option of either competing against the computer A.I. or against a friend.&lt;/story&gt; &lt;/game&gt;">
            <text:p>&lt;game name="Sports Trivia (USA)"&gt; &lt;year&gt;1995&lt;/year&gt; &lt;rating&gt;ESRB - E (Everyone)&lt;/rating&gt; &lt;title&gt;Sports Trivia &lt;/title&gt; &lt;pub&gt;SEGA of America, Inc.&lt;/pub&gt; &lt;dev&gt;Adrenalin Entertainment&lt;/dev&gt; &lt;genre&gt;Game Show&lt;/genre&gt; &lt;score&gt;2.7&lt;/score&gt; &lt;player&gt;1-2 Players&lt;/player&gt; &lt;story&gt;Sports Trivia is a mix of football and sports trivia. The main premise of the game is set on a football field, choosing plays on either offense or defense they than are answered a series of sports-related trivia questions. Answering more questions correctly in a certain amount of time will determine how well their quarterback will pass or how many yards their running back will gain. Alternatively, the same applies to the defense where if a player answers more trivia questions correctly, the better the chance of a sack, interception, etc.There are eleven different sports categories that range from football, baseball, hockey and boxing clear up to college sports and even auto racing. Each question is given in multiple choice format and players are allowed five audibles (an alternate question) for each half. The player has the option of either competing against the computer A.I. or against a friend.&lt;/story&gt; &lt;/game&gt;</text:p>
          </table:table-cell>
        </table:table-row>
        <table:table-row table:style-name="ro1">
          <table:table-cell office:value-type="string">
            <text:p>Star Trek - The Next Generation - The Advanced Holodeck Tutorial (USA)</text:p>
          </table:table-cell>
          <table:table-cell office:value-type="string">
            <text:p>1994</text:p>
          </table:table-cell>
          <table:table-cell office:value-type="string">
            <text:p>ESRB - E (Everyone)</text:p>
          </table:table-cell>
          <table:table-cell office:value-type="string">
            <text:p>Star Trek - The Next Generation - The Advanced Holodeck Tutorial </text:p>
          </table:table-cell>
          <table:table-cell office:value-type="string">
            <text:p>Absolute Entertainment, Inc.</text:p>
          </table:table-cell>
          <table:table-cell office:value-type="string">
            <text:p>Imagineering Inc.</text:p>
          </table:table-cell>
          <table:table-cell office:value-type="string">
            <text:p>Simulation</text:p>
          </table:table-cell>
          <table:table-cell office:value-type="string">
            <text:p>2.7</text:p>
          </table:table-cell>
          <table:table-cell office:value-type="string">
            <text:p>1 Player</text:p>
          </table:table-cell>
          <table:table-cell office:value-type="string">
            <text:p>In Star Trek: TNG - AHT, the player will partake in a holodeck simulation on the U.S.S. Enterprise as the player must make life or death situations in order to graduate the Starfleet Academy and become a full-fledged officer. <text:s/>The missions are based off of actual Star Trek episodes and range from saving planets inhabitants to fighting against enemy ships. <text:s/>Before each mission, the player will receive a briefing from Capt. Jean-Luc Picard and give commands to fellow officers including Lt. Worf, Commander Riker, Data and La Forge that will effect weapons systems, defense systems, sensors and the ship's functions and will give the player advice along the way. <text:s/>It also features the theme music from the TV show and actual digitized photos of the show's cast.</text:p>
          </table:table-cell>
          <table:table-cell table:formula="of:=CONCATENATE(&quot;&lt;game name=&quot;;CHAR(34);[.A271];CHAR(34);&quot;&gt; &lt;year&gt;&quot;;[.B271];&quot;&lt;/year&gt; &lt;rating&gt;&quot;;[.C271];&quot;&lt;/rating&gt; &lt;title&gt;&quot;;[.D271];&quot;&lt;/title&gt; &lt;pub&gt;&quot;;[.E271];&quot;&lt;/pub&gt; &lt;dev&gt;&quot;;[.F271];&quot;&lt;/dev&gt; &lt;genre&gt;&quot;;[.G271];&quot;&lt;/genre&gt; &lt;score&gt;&quot;;[.H271];&quot;&lt;/score&gt; &lt;player&gt;&quot;;[.I271];&quot;&lt;/player&gt; &lt;story&gt;&quot;;[.J271];&quot;&lt;/story&gt; &lt;/game&gt;&quot;)" office:value-type="string" office:string-value="&lt;game name=&quot;Star Trek - The Next Generation - The Advanced Holodeck Tutorial (USA)&quot;&gt; &lt;year&gt;1994&lt;/year&gt; &lt;rating&gt;ESRB - E (Everyone)&lt;/rating&gt; &lt;title&gt;Star Trek - The Next Generation - The Advanced Holodeck Tutorial &lt;/title&gt; &lt;pub&gt;Absolute Entertainment, Inc.&lt;/pub&gt; &lt;dev&gt;Imagineering Inc.&lt;/dev&gt; &lt;genre&gt;Simulation&lt;/genre&gt; &lt;score&gt;2.7&lt;/score&gt; &lt;player&gt;1 Player&lt;/player&gt; &lt;story&gt;In Star Trek: TNG - AHT, the player will partake in a holodeck simulation on the U.S.S. Enterprise as the player must make life or death situations in order to graduate the Starfleet Academy and become a full-fledged officer.  The missions are based off of actual Star Trek episodes and range from saving planets inhabitants to fighting against enemy ships.  Before each mission, the player will receive a briefing from Capt. Jean-Luc Picard and give commands to fellow officers including Lt. Worf, Commander Riker, Data and La Forge that will effect weapons systems, defense systems, sensors and the ship's functions and will give the player advice along the way.  It also features the theme music from the TV show and actual digitized photos of the show's cast.&lt;/story&gt; &lt;/game&gt;">
            <text:p>&lt;game name="Star Trek - The Next Generation - The Advanced Holodeck Tutorial (USA)"&gt; &lt;year&gt;1994&lt;/year&gt; &lt;rating&gt;ESRB - E (Everyone)&lt;/rating&gt; &lt;title&gt;Star Trek - The Next Generation - The Advanced Holodeck Tutorial &lt;/title&gt; &lt;pub&gt;Absolute Entertainment, Inc.&lt;/pub&gt; &lt;dev&gt;Imagineering Inc.&lt;/dev&gt; &lt;genre&gt;Simulation&lt;/genre&gt; &lt;score&gt;2.7&lt;/score&gt; &lt;player&gt;1 Player&lt;/player&gt; &lt;story&gt;In Star Trek: TNG - AHT, the player will partake in a holodeck simulation on the U.S.S. Enterprise as the player must make life or death situations in order to graduate the Starfleet Academy and become a full-fledged officer. <text:s/>The missions are based off of actual Star Trek episodes and range from saving planets inhabitants to fighting against enemy ships. <text:s/>Before each mission, the player will receive a briefing from Capt. Jean-Luc Picard and give commands to fellow officers including Lt. Worf, Commander Riker, Data and La Forge that will effect weapons systems, defense systems, sensors and the ship's functions and will give the player advice along the way. <text:s/>It also features the theme music from the TV show and actual digitized photos of the show's cast.&lt;/story&gt; &lt;/game&gt;</text:p>
          </table:table-cell>
        </table:table-row>
        <table:table-row table:style-name="ro1">
          <table:table-cell office:value-type="string">
            <text:p>Star Trek Generations - Beyond the Nexus (USA, Europe)</text:p>
          </table:table-cell>
          <table:table-cell office:value-type="string">
            <text:p>1995</text:p>
          </table:table-cell>
          <table:table-cell office:value-type="string">
            <text:p>ESRB - E (Everyone)</text:p>
          </table:table-cell>
          <table:table-cell office:value-type="string">
            <text:p>Star Trek Generations - Beyond the Nexus </text:p>
          </table:table-cell>
          <table:table-cell table:number-columns-repeated="2" office:value-type="string">
            <text:p>Absolute Entertainment, Inc.</text:p>
          </table:table-cell>
          <table:table-cell office:value-type="string">
            <text:p>Action</text:p>
          </table:table-cell>
          <table:table-cell office:value-type="string">
            <text:p>2.8</text:p>
          </table:table-cell>
          <table:table-cell office:value-type="string">
            <text:p>1 Player</text:p>
          </table:table-cell>
          <table:table-cell office:value-type="string">
            <text:p>Beyond the Nexus is based on the seventh Star Trek movie and its story: Captains Kirk and Picard must team up to stop a mad scientist from destroying an inhabited planet so that he might reenter the mysterious Nexus energy ribbon.****The game has several different playing modes. The first is starship combat: seen from the main screen of the Enterprise (both the -B or the -D version) you navigate the ship through space, firing phasers or photon torpedoes at enemies like Tholians, Klingons and Romulans. Another mode has you navigating the ship to its destination by flying through rectangles in space.****On away missions, the view switches to a top-down perspective where you control a single character and can fire your phaser at enemies.****Finally, the game has two puzzle modes. In the first one, frequencies must be decoded: this is done by putting symbols into the right order. One can only guess the order at first, but after an attempt the game reveals how many of the selected symbols are part of the combination and how many are in the right place. Using logic, the right order can be determined, but there are only a limited number of tries.****The second puzzle mode is used to reroute power from one system to another. To do so, a path must be built on a grid for the energy to flow through. The path must be built out of randomly assigned pieces that don't always fit together, similar to the concept of Pipe Mania.</text:p>
          </table:table-cell>
          <table:table-cell table:formula="of:=CONCATENATE(&quot;&lt;game name=&quot;;CHAR(34);[.A272];CHAR(34);&quot;&gt; &lt;year&gt;&quot;;[.B272];&quot;&lt;/year&gt; &lt;rating&gt;&quot;;[.C272];&quot;&lt;/rating&gt; &lt;title&gt;&quot;;[.D272];&quot;&lt;/title&gt; &lt;pub&gt;&quot;;[.E272];&quot;&lt;/pub&gt; &lt;dev&gt;&quot;;[.F272];&quot;&lt;/dev&gt; &lt;genre&gt;&quot;;[.G272];&quot;&lt;/genre&gt; &lt;score&gt;&quot;;[.H272];&quot;&lt;/score&gt; &lt;player&gt;&quot;;[.I272];&quot;&lt;/player&gt; &lt;story&gt;&quot;;[.J272];&quot;&lt;/story&gt; &lt;/game&gt;&quot;)" office:value-type="string" office:string-value="&lt;game name=&quot;Star Trek Generations - Beyond the Nexus (USA, Europe)&quot;&gt; &lt;year&gt;1995&lt;/year&gt; &lt;rating&gt;ESRB - E (Everyone)&lt;/rating&gt; &lt;title&gt;Star Trek Generations - Beyond the Nexus &lt;/title&gt; &lt;pub&gt;Absolute Entertainment, Inc.&lt;/pub&gt; &lt;dev&gt;Absolute Entertainment, Inc.&lt;/dev&gt; &lt;genre&gt;Action&lt;/genre&gt; &lt;score&gt;2.8&lt;/score&gt; &lt;player&gt;1 Player&lt;/player&gt; &lt;story&gt;Beyond the Nexus is based on the seventh Star Trek movie and its story: Captains Kirk and Picard must team up to stop a mad scientist from destroying an inhabited planet so that he might reenter the mysterious Nexus energy ribbon.****The game has several different playing modes. The first is starship combat: seen from the main screen of the Enterprise (both the -B or the -D version) you navigate the ship through space, firing phasers or photon torpedoes at enemies like Tholians, Klingons and Romulans. Another mode has you navigating the ship to its destination by flying through rectangles in space.****On away missions, the view switches to a top-down perspective where you control a single character and can fire your phaser at enemies.****Finally, the game has two puzzle modes. In the first one, frequencies must be decoded: this is done by putting symbols into the right order. One can only guess the order at first, but after an attempt the game reveals how many of the selected symbols are part of the combination and how many are in the right place. Using logic, the right order can be determined, but there are only a limited number of tries.****The second puzzle mode is used to reroute power from one system to another. To do so, a path must be built on a grid for the energy to flow through. The path must be built out of randomly assigned pieces that don't always fit together, similar to the concept of Pipe Mania.&lt;/story&gt; &lt;/game&gt;">
            <text:p>&lt;game name="Star Trek Generations - Beyond the Nexus (USA, Europe)"&gt; &lt;year&gt;1995&lt;/year&gt; &lt;rating&gt;ESRB - E (Everyone)&lt;/rating&gt; &lt;title&gt;Star Trek Generations - Beyond the Nexus &lt;/title&gt; &lt;pub&gt;Absolute Entertainment, Inc.&lt;/pub&gt; &lt;dev&gt;Absolute Entertainment, Inc.&lt;/dev&gt; &lt;genre&gt;Action&lt;/genre&gt; &lt;score&gt;2.8&lt;/score&gt; &lt;player&gt;1 Player&lt;/player&gt; &lt;story&gt;Beyond the Nexus is based on the seventh Star Trek movie and its story: Captains Kirk and Picard must team up to stop a mad scientist from destroying an inhabited planet so that he might reenter the mysterious Nexus energy ribbon.****The game has several different playing modes. The first is starship combat: seen from the main screen of the Enterprise (both the -B or the -D version) you navigate the ship through space, firing phasers or photon torpedoes at enemies like Tholians, Klingons and Romulans. Another mode has you navigating the ship to its destination by flying through rectangles in space.****On away missions, the view switches to a top-down perspective where you control a single character and can fire your phaser at enemies.****Finally, the game has two puzzle modes. In the first one, frequencies must be decoded: this is done by putting symbols into the right order. One can only guess the order at first, but after an attempt the game reveals how many of the selected symbols are part of the combination and how many are in the right place. Using logic, the right order can be determined, but there are only a limited number of tries.****The second puzzle mode is used to reroute power from one system to another. To do so, a path must be built on a grid for the energy to flow through. The path must be built out of randomly assigned pieces that don't always fit together, similar to the concept of Pipe Mania.&lt;/story&gt; &lt;/game&gt;</text:p>
          </table:table-cell>
        </table:table-row>
        <table:table-row table:style-name="ro1">
          <table:table-cell office:value-type="string">
            <text:p>Star Wars (USA)</text:p>
          </table:table-cell>
          <table:table-cell office:value-type="string">
            <text:p>1993</text:p>
          </table:table-cell>
          <table:table-cell office:value-type="string">
            <text:p>ESRB - E (Everyone)</text:p>
          </table:table-cell>
          <table:table-cell office:value-type="string">
            <text:p>Star Wars </text:p>
          </table:table-cell>
          <table:table-cell office:value-type="string">
            <text:p>U.S. Gold Ltd.</text:p>
          </table:table-cell>
          <table:table-cell office:value-type="string">
            <text:p>Tiertex Design Studios</text:p>
          </table:table-cell>
          <table:table-cell office:value-type="string">
            <text:p>Action</text:p>
          </table:table-cell>
          <table:table-cell office:value-type="string">
            <text:p>3.5</text:p>
          </table:table-cell>
          <table:table-cell office:value-type="string">
            <text:p>1 Player</text:p>
          </table:table-cell>
          <table:table-cell office:value-type="string">
            <text:p>This game is based closely on Star Wars Episode IV: A New Hope. <text:s/>It combines a number of gameplay styles, but primarily it is a side scrolling run-and-jump platformer.****The game begins on Tatooine, where you, as Luke Skywalker, must travel around and meet up with R2D2, C3PO, Obi-Wan, and so on. Eventually, you travel through Mos Eisley and the Death Star as well. <text:s/>While most of the game has you controlling Luke, Han or Leia directly, some of the various game styles include a first-person Millennium Falcon asteroid belt sequence, and an overhead view Death Star trench run.</text:p>
          </table:table-cell>
          <table:table-cell table:formula="of:=CONCATENATE(&quot;&lt;game name=&quot;;CHAR(34);[.A273];CHAR(34);&quot;&gt; &lt;year&gt;&quot;;[.B273];&quot;&lt;/year&gt; &lt;rating&gt;&quot;;[.C273];&quot;&lt;/rating&gt; &lt;title&gt;&quot;;[.D273];&quot;&lt;/title&gt; &lt;pub&gt;&quot;;[.E273];&quot;&lt;/pub&gt; &lt;dev&gt;&quot;;[.F273];&quot;&lt;/dev&gt; &lt;genre&gt;&quot;;[.G273];&quot;&lt;/genre&gt; &lt;score&gt;&quot;;[.H273];&quot;&lt;/score&gt; &lt;player&gt;&quot;;[.I273];&quot;&lt;/player&gt; &lt;story&gt;&quot;;[.J273];&quot;&lt;/story&gt; &lt;/game&gt;&quot;)" office:value-type="string" office:string-value="&lt;game name=&quot;Star Wars (USA)&quot;&gt; &lt;year&gt;1993&lt;/year&gt; &lt;rating&gt;ESRB - E (Everyone)&lt;/rating&gt; &lt;title&gt;Star Wars &lt;/title&gt; &lt;pub&gt;U.S. Gold Ltd.&lt;/pub&gt; &lt;dev&gt;Tiertex Design Studios&lt;/dev&gt; &lt;genre&gt;Action&lt;/genre&gt; &lt;score&gt;3.5&lt;/score&gt; &lt;player&gt;1 Player&lt;/player&gt; &lt;story&gt;This game is based closely on Star Wars Episode IV: A New Hope.  It combines a number of gameplay styles, but primarily it is a side scrolling run-and-jump platformer.****The game begins on Tatooine, where you, as Luke Skywalker, must travel around and meet up with R2D2, C3PO, Obi-Wan, and so on. Eventually, you travel through Mos Eisley and the Death Star as well.  While most of the game has you controlling Luke, Han or Leia directly, some of the various game styles include a first-person Millennium Falcon asteroid belt sequence, and an overhead view Death Star trench run.&lt;/story&gt; &lt;/game&gt;">
            <text:p>&lt;game name="Star Wars (USA)"&gt; &lt;year&gt;1993&lt;/year&gt; &lt;rating&gt;ESRB - E (Everyone)&lt;/rating&gt; &lt;title&gt;Star Wars &lt;/title&gt; &lt;pub&gt;U.S. Gold Ltd.&lt;/pub&gt; &lt;dev&gt;Tiertex Design Studios&lt;/dev&gt; &lt;genre&gt;Action&lt;/genre&gt; &lt;score&gt;3.5&lt;/score&gt; &lt;player&gt;1 Player&lt;/player&gt; &lt;story&gt;This game is based closely on Star Wars Episode IV: A New Hope. <text:s/>It combines a number of gameplay styles, but primarily it is a side scrolling run-and-jump platformer.****The game begins on Tatooine, where you, as Luke Skywalker, must travel around and meet up with R2D2, C3PO, Obi-Wan, and so on. Eventually, you travel through Mos Eisley and the Death Star as well. <text:s/>While most of the game has you controlling Luke, Han or Leia directly, some of the various game styles include a first-person Millennium Falcon asteroid belt sequence, and an overhead view Death Star trench run.&lt;/story&gt; &lt;/game&gt;</text:p>
          </table:table-cell>
        </table:table-row>
        <table:table-row table:style-name="ro1">
          <table:table-cell office:value-type="string">
            <text:p>Stargate (World)</text:p>
          </table:table-cell>
          <table:table-cell office:value-type="string">
            <text:p>1994</text:p>
          </table:table-cell>
          <table:table-cell office:value-type="string">
            <text:p>ESRB - E (Everyone)</text:p>
          </table:table-cell>
          <table:table-cell office:value-type="string">
            <text:p>Stargate </text:p>
          </table:table-cell>
          <table:table-cell office:value-type="string">
            <text:p>Acclaim Japan, Ltd.</text:p>
          </table:table-cell>
          <table:table-cell office:value-type="string">
            <text:p>Probe Software Ltd.</text:p>
          </table:table-cell>
          <table:table-cell office:value-type="string">
            <text:p>Action</text:p>
          </table:table-cell>
          <table:table-cell office:value-type="string">
            <text:p>3.0</text:p>
          </table:table-cell>
          <table:table-cell office:value-type="string">
            <text:p>1-2 Players</text:p>
          </table:table-cell>
          <table:table-cell office:value-type="string">
            <text:p>The handheld version of Stargate is a matching puzzle game, similar to a 3-D <text:s/>Tetris. Players drop tiles into a Stargate, and try to stack three identical symbols. Doing so clears those tiles. Mismatched tiles simply build stacks higher and higher, and the player loses if the tiles reach the top of the gate. The player is also given a seven-symbol Stargate "address" along the top of the screen. Stacking three copies of a symbol listed in the address will clear the stack and counts toward completing the address.****There are two game modes building on this basic concept:****1. Skill Mode is a single-player challenge where the player tries to complete as many addresses as they can before being overwhelmed. Speed increases with completed addresses.****Battle Mode can be played against the computer, or against a second player connected with a link cable. In Battle Mode, any stacks you clear are sent through the Stargate and appear on your opponent's side. A height level meter is added on the sides to show how close you and your opponent are to overflowing their gates. You can win by outlasting your opponent (while sending complete stacks through to make things more difficult for them) or by being the first to complete the address.</text:p>
          </table:table-cell>
          <table:table-cell table:formula="of:=CONCATENATE(&quot;&lt;game name=&quot;;CHAR(34);[.A274];CHAR(34);&quot;&gt; &lt;year&gt;&quot;;[.B274];&quot;&lt;/year&gt; &lt;rating&gt;&quot;;[.C274];&quot;&lt;/rating&gt; &lt;title&gt;&quot;;[.D274];&quot;&lt;/title&gt; &lt;pub&gt;&quot;;[.E274];&quot;&lt;/pub&gt; &lt;dev&gt;&quot;;[.F274];&quot;&lt;/dev&gt; &lt;genre&gt;&quot;;[.G274];&quot;&lt;/genre&gt; &lt;score&gt;&quot;;[.H274];&quot;&lt;/score&gt; &lt;player&gt;&quot;;[.I274];&quot;&lt;/player&gt; &lt;story&gt;&quot;;[.J274];&quot;&lt;/story&gt; &lt;/game&gt;&quot;)" office:value-type="string" office:string-value="&lt;game name=&quot;Stargate (World)&quot;&gt; &lt;year&gt;1994&lt;/year&gt; &lt;rating&gt;ESRB - E (Everyone)&lt;/rating&gt; &lt;title&gt;Stargate &lt;/title&gt; &lt;pub&gt;Acclaim Japan, Ltd.&lt;/pub&gt; &lt;dev&gt;Probe Software Ltd.&lt;/dev&gt; &lt;genre&gt;Action&lt;/genre&gt; &lt;score&gt;3.0&lt;/score&gt; &lt;player&gt;1-2 Players&lt;/player&gt; &lt;story&gt;The handheld version of Stargate is a matching puzzle game, similar to a 3-D  Tetris. Players drop tiles into a Stargate, and try to stack three identical symbols. Doing so clears those tiles. Mismatched tiles simply build stacks higher and higher, and the player loses if the tiles reach the top of the gate. The player is also given a seven-symbol Stargate &quot;address&quot; along the top of the screen. Stacking three copies of a symbol listed in the address will clear the stack and counts toward completing the address.****There are two game modes building on this basic concept:****1. Skill Mode is a single-player challenge where the player tries to complete as many addresses as they can before being overwhelmed. Speed increases with completed addresses.****Battle Mode can be played against the computer, or against a second player connected with a link cable. In Battle Mode, any stacks you clear are sent through the Stargate and appear on your opponent's side. A height level meter is added on the sides to show how close you and your opponent are to overflowing their gates. You can win by outlasting your opponent (while sending complete stacks through to make things more difficult for them) or by being the first to complete the address.&lt;/story&gt; &lt;/game&gt;">
            <text:p>&lt;game name="Stargate (World)"&gt; &lt;year&gt;1994&lt;/year&gt; &lt;rating&gt;ESRB - E (Everyone)&lt;/rating&gt; &lt;title&gt;Stargate &lt;/title&gt; &lt;pub&gt;Acclaim Japan, Ltd.&lt;/pub&gt; &lt;dev&gt;Probe Software Ltd.&lt;/dev&gt; &lt;genre&gt;Action&lt;/genre&gt; &lt;score&gt;3.0&lt;/score&gt; &lt;player&gt;1-2 Players&lt;/player&gt; &lt;story&gt;The handheld version of Stargate is a matching puzzle game, similar to a 3-D <text:s/>Tetris. Players drop tiles into a Stargate, and try to stack three identical symbols. Doing so clears those tiles. Mismatched tiles simply build stacks higher and higher, and the player loses if the tiles reach the top of the gate. The player is also given a seven-symbol Stargate "address" along the top of the screen. Stacking three copies of a symbol listed in the address will clear the stack and counts toward completing the address.****There are two game modes building on this basic concept:****1. Skill Mode is a single-player challenge where the player tries to complete as many addresses as they can before being overwhelmed. Speed increases with completed addresses.****Battle Mode can be played against the computer, or against a second player connected with a link cable. In Battle Mode, any stacks you clear are sent through the Stargate and appear on your opponent's side. A height level meter is added on the sides to show how close you and your opponent are to overflowing their gates. You can win by outlasting your opponent (while sending complete stacks through to make things more difficult for them) or by being the first to complete the address.&lt;/story&gt; &lt;/game&gt;</text:p>
          </table:table-cell>
        </table:table-row>
        <table:table-row table:style-name="ro1">
          <table:table-cell office:value-type="string">
            <text:p>Street Hero (USA) (Proto)</text:p>
          </table:table-cell>
          <table:table-cell office:value-type="string">
            <text:p>1994</text:p>
          </table:table-cell>
          <table:table-cell office:value-type="string">
            <text:p>ESRB - E (Everyone)</text:p>
          </table:table-cell>
          <table:table-cell office:value-type="string">
            <text:p>Street Hero </text:p>
          </table:table-cell>
          <table:table-cell table:number-columns-repeated="2" office:value-type="string">
            <text:p>Daou Infosys </text:p>
          </table:table-cell>
          <table:table-cell office:value-type="string">
            <text:p>Beat-'Em-Up</text:p>
          </table:table-cell>
          <table:table-cell office:value-type="string">
            <text:p>3.6</text:p>
          </table:table-cell>
          <table:table-cell office:value-type="string">
            <text:p>1 Player</text:p>
          </table:table-cell>
          <table:table-cell office:value-type="string">
            <text:p>Street Hero Is an unlicensed beat-'em-up game released in South Korea for the Sega Master System. It was at one point planned for a Sega Game Gear release in North America as Street Hero, but the plans fell through. A prototype has since emerged. Game based on the South Korean film with the same name, which can be translated like General's Son (or Son of the General).</text:p>
          </table:table-cell>
          <table:table-cell table:formula="of:=CONCATENATE(&quot;&lt;game name=&quot;;CHAR(34);[.A275];CHAR(34);&quot;&gt; &lt;year&gt;&quot;;[.B275];&quot;&lt;/year&gt; &lt;rating&gt;&quot;;[.C275];&quot;&lt;/rating&gt; &lt;title&gt;&quot;;[.D275];&quot;&lt;/title&gt; &lt;pub&gt;&quot;;[.E275];&quot;&lt;/pub&gt; &lt;dev&gt;&quot;;[.F275];&quot;&lt;/dev&gt; &lt;genre&gt;&quot;;[.G275];&quot;&lt;/genre&gt; &lt;score&gt;&quot;;[.H275];&quot;&lt;/score&gt; &lt;player&gt;&quot;;[.I275];&quot;&lt;/player&gt; &lt;story&gt;&quot;;[.J275];&quot;&lt;/story&gt; &lt;/game&gt;&quot;)" office:value-type="string" office:string-value="&lt;game name=&quot;Street Hero (USA) (Proto)&quot;&gt; &lt;year&gt;1994&lt;/year&gt; &lt;rating&gt;ESRB - E (Everyone)&lt;/rating&gt; &lt;title&gt;Street Hero &lt;/title&gt; &lt;pub&gt;Daou Infosys &lt;/pub&gt; &lt;dev&gt;Daou Infosys &lt;/dev&gt; &lt;genre&gt;Beat-'Em-Up&lt;/genre&gt; &lt;score&gt;3.6&lt;/score&gt; &lt;player&gt;1 Player&lt;/player&gt; &lt;story&gt;Street Hero Is an unlicensed beat-'em-up game released in South Korea for the Sega Master System. It was at one point planned for a Sega Game Gear release in North America as Street Hero, but the plans fell through. A prototype has since emerged. Game based on the South Korean film with the same name, which can be translated like General's Son (or Son of the General).&lt;/story&gt; &lt;/game&gt;">
            <text:p>&lt;game name="Street Hero (USA) (Proto)"&gt; &lt;year&gt;1994&lt;/year&gt; &lt;rating&gt;ESRB - E (Everyone)&lt;/rating&gt; &lt;title&gt;Street Hero &lt;/title&gt; &lt;pub&gt;Daou Infosys &lt;/pub&gt; &lt;dev&gt;Daou Infosys &lt;/dev&gt; &lt;genre&gt;Beat-'Em-Up&lt;/genre&gt; &lt;score&gt;3.6&lt;/score&gt; &lt;player&gt;1 Player&lt;/player&gt; &lt;story&gt;Street Hero Is an unlicensed beat-'em-up game released in South Korea for the Sega Master System. It was at one point planned for a Sega Game Gear release in North America as Street Hero, but the plans fell through. A prototype has since emerged. Game based on the South Korean film with the same name, which can be translated like General's Son (or Son of the General).&lt;/story&gt; &lt;/game&gt;</text:p>
          </table:table-cell>
        </table:table-row>
        <table:table-row table:style-name="ro1">
          <table:table-cell office:value-type="string">
            <text:p>Streets of Rage (World)</text:p>
          </table:table-cell>
          <table:table-cell office:value-type="string">
            <text:p>1992</text:p>
          </table:table-cell>
          <table:table-cell office:value-type="string">
            <text:p>ESRB - E (Everyone)</text:p>
          </table:table-cell>
          <table:table-cell office:value-type="string">
            <text:p>Streets of Rage </text:p>
          </table:table-cell>
          <table:table-cell office:value-type="string">
            <text:p>SEGA of America, Inc.</text:p>
          </table:table-cell>
          <table:table-cell office:value-type="string">
            <text:p>SEGA Enterprises Ltd.</text:p>
          </table:table-cell>
          <table:table-cell office:value-type="string">
            <text:p>Beat-'Em-Up</text:p>
          </table:table-cell>
          <table:table-cell office:value-type="string">
            <text:p>3.1</text:p>
          </table:table-cell>
          <table:table-cell office:value-type="string">
            <text:p>1-2 Players</text:p>
          </table:table-cell>
          <table:table-cell office:value-type="string">
            <text:p>Streets of Rage, Sega's answer to Final Fight, follows the story of three young police officers (Adam Hunter, Axel Stone and Blaze Fielding) in a city controlled by a criminal syndicate led by a "Mr. X" where crime is rampant, which leads the three heroes to make a pact to leave the force and topple the syndicate by themselves.****Gameplay is straightforward and simple. Three buttons are used, one to jump, other to attack and another to perform a range attack from a support police car. Each character has a limited set of moves that include punching and kicking or performing a back attack (if in the open), two grapple moves (depending if holding the opponent in front or by the back), a flying attack, and if playing with another player two additional tag attacks, and different abilities: Adam is slow, but a good jumper and a hard hitter, Axel fast and also a hard hitter, but a lousy jumper and Blaze fast and a good jumper, but weak hitter.**Levels are in typical arcade side-scroller fashion: move from left to right (with two exceptions), clearing screens from enemies one after another as fast as possible while avoid taking damage with a boss in the end. Some levels feature "death drops" where the player must avoid falling, while throwing enemies there at the same time, including a typical elevator level. <text:s/>Several items are scattered on the ground, from melee weapons and bonus points (and lives or additional police cars) to apples and turkeys (to restore health).</text:p>
          </table:table-cell>
          <table:table-cell table:formula="of:=CONCATENATE(&quot;&lt;game name=&quot;;CHAR(34);[.A276];CHAR(34);&quot;&gt; &lt;year&gt;&quot;;[.B276];&quot;&lt;/year&gt; &lt;rating&gt;&quot;;[.C276];&quot;&lt;/rating&gt; &lt;title&gt;&quot;;[.D276];&quot;&lt;/title&gt; &lt;pub&gt;&quot;;[.E276];&quot;&lt;/pub&gt; &lt;dev&gt;&quot;;[.F276];&quot;&lt;/dev&gt; &lt;genre&gt;&quot;;[.G276];&quot;&lt;/genre&gt; &lt;score&gt;&quot;;[.H276];&quot;&lt;/score&gt; &lt;player&gt;&quot;;[.I276];&quot;&lt;/player&gt; &lt;story&gt;&quot;;[.J276];&quot;&lt;/story&gt; &lt;/game&gt;&quot;)" office:value-type="string" office:string-value="&lt;game name=&quot;Streets of Rage (World)&quot;&gt; &lt;year&gt;1992&lt;/year&gt; &lt;rating&gt;ESRB - E (Everyone)&lt;/rating&gt; &lt;title&gt;Streets of Rage &lt;/title&gt; &lt;pub&gt;SEGA of America, Inc.&lt;/pub&gt; &lt;dev&gt;SEGA Enterprises Ltd.&lt;/dev&gt; &lt;genre&gt;Beat-'Em-Up&lt;/genre&gt; &lt;score&gt;3.1&lt;/score&gt; &lt;player&gt;1-2 Players&lt;/player&gt; &lt;story&gt;Streets of Rage, Sega's answer to Final Fight, follows the story of three young police officers (Adam Hunter, Axel Stone and Blaze Fielding) in a city controlled by a criminal syndicate led by a &quot;Mr. X&quot; where crime is rampant, which leads the three heroes to make a pact to leave the force and topple the syndicate by themselves.****Gameplay is straightforward and simple. Three buttons are used, one to jump, other to attack and another to perform a range attack from a support police car. Each character has a limited set of moves that include punching and kicking or performing a back attack (if in the open), two grapple moves (depending if holding the opponent in front or by the back), a flying attack, and if playing with another player two additional tag attacks, and different abilities: Adam is slow, but a good jumper and a hard hitter, Axel fast and also a hard hitter, but a lousy jumper and Blaze fast and a good jumper, but weak hitter.**Levels are in typical arcade side-scroller fashion: move from left to right (with two exceptions), clearing screens from enemies one after another as fast as possible while avoid taking damage with a boss in the end. Some levels feature &quot;death drops&quot; where the player must avoid falling, while throwing enemies there at the same time, including a typical elevator level.  Several items are scattered on the ground, from melee weapons and bonus points (and lives or additional police cars) to apples and turkeys (to restore health).&lt;/story&gt; &lt;/game&gt;">
            <text:p>&lt;game name="Streets of Rage (World)"&gt; &lt;year&gt;1992&lt;/year&gt; &lt;rating&gt;ESRB - E (Everyone)&lt;/rating&gt; &lt;title&gt;Streets of Rage &lt;/title&gt; &lt;pub&gt;SEGA of America, Inc.&lt;/pub&gt; &lt;dev&gt;SEGA Enterprises Ltd.&lt;/dev&gt; &lt;genre&gt;Beat-'Em-Up&lt;/genre&gt; &lt;score&gt;3.1&lt;/score&gt; &lt;player&gt;1-2 Players&lt;/player&gt; &lt;story&gt;Streets of Rage, Sega's answer to Final Fight, follows the story of three young police officers (Adam Hunter, Axel Stone and Blaze Fielding) in a city controlled by a criminal syndicate led by a "Mr. X" where crime is rampant, which leads the three heroes to make a pact to leave the force and topple the syndicate by themselves.****Gameplay is straightforward and simple. Three buttons are used, one to jump, other to attack and another to perform a range attack from a support police car. Each character has a limited set of moves that include punching and kicking or performing a back attack (if in the open), two grapple moves (depending if holding the opponent in front or by the back), a flying attack, and if playing with another player two additional tag attacks, and different abilities: Adam is slow, but a good jumper and a hard hitter, Axel fast and also a hard hitter, but a lousy jumper and Blaze fast and a good jumper, but weak hitter.**Levels are in typical arcade side-scroller fashion: move from left to right (with two exceptions), clearing screens from enemies one after another as fast as possible while avoid taking damage with a boss in the end. Some levels feature "death drops" where the player must avoid falling, while throwing enemies there at the same time, including a typical elevator level. <text:s/>Several items are scattered on the ground, from melee weapons and bonus points (and lives or additional police cars) to apples and turkeys (to restore health).&lt;/story&gt; &lt;/game&gt;</text:p>
          </table:table-cell>
        </table:table-row>
        <table:table-row table:style-name="ro1">
          <table:table-cell office:value-type="string">
            <text:p>Streets of Rage II (World)</text:p>
          </table:table-cell>
          <table:table-cell office:value-type="string">
            <text:p>1993</text:p>
          </table:table-cell>
          <table:table-cell office:value-type="string">
            <text:p>ESRB - E (Everyone)</text:p>
          </table:table-cell>
          <table:table-cell office:value-type="string">
            <text:p>Streets of Rage II </text:p>
          </table:table-cell>
          <table:table-cell office:value-type="string">
            <text:p>SEGA of America, Inc.</text:p>
          </table:table-cell>
          <table:table-cell office:value-type="string">
            <text:p>Ancient Co. Ltd</text:p>
          </table:table-cell>
          <table:table-cell office:value-type="string">
            <text:p>Beat-'Em-Up</text:p>
          </table:table-cell>
          <table:table-cell office:value-type="string">
            <text:p>3.2</text:p>
          </table:table-cell>
          <table:table-cell office:value-type="string">
            <text:p>1-2 Players</text:p>
          </table:table-cell>
          <table:table-cell office:value-type="string">
            <text:p>After Axel Stone, Blaze Fielding and Adam Hunter destroyed the evil Syndicate leader, Mr. X, the city became a peaceful place to live, and each one of them followed their own paths. One year later, after their reunion, Adam's brother Sammy returned from school to find their apartment in a mess, and Adam nowhere to be seen, and after calling his two friends, one of them notices a photo of Adam chained to a wall, next to someone they knew very well - Mr. X, who returned to turn the peaceful city once again into a war zone. Now, Axel, Blaze, Sammy, and Axel's good friend Max, a pro wrestler, must head out to stop Mr. X once again...hopefully for good...****Streets of Rage 2 differs from the previous title in several ways. There are changes in both graphics (characters now are bigger, more detailed and with more animation frames, and scenarios are less grainy) and gameplay (the rocket move was replaced by a special move that doubles in offense and defense along several new moves), along other new features such as life bars (and names) for all enemies and the radically different new characters.</text:p>
          </table:table-cell>
          <table:table-cell table:formula="of:=CONCATENATE(&quot;&lt;game name=&quot;;CHAR(34);[.A277];CHAR(34);&quot;&gt; &lt;year&gt;&quot;;[.B277];&quot;&lt;/year&gt; &lt;rating&gt;&quot;;[.C277];&quot;&lt;/rating&gt; &lt;title&gt;&quot;;[.D277];&quot;&lt;/title&gt; &lt;pub&gt;&quot;;[.E277];&quot;&lt;/pub&gt; &lt;dev&gt;&quot;;[.F277];&quot;&lt;/dev&gt; &lt;genre&gt;&quot;;[.G277];&quot;&lt;/genre&gt; &lt;score&gt;&quot;;[.H277];&quot;&lt;/score&gt; &lt;player&gt;&quot;;[.I277];&quot;&lt;/player&gt; &lt;story&gt;&quot;;[.J277];&quot;&lt;/story&gt; &lt;/game&gt;&quot;)" office:value-type="string" office:string-value="&lt;game name=&quot;Streets of Rage II (World)&quot;&gt; &lt;year&gt;1993&lt;/year&gt; &lt;rating&gt;ESRB - E (Everyone)&lt;/rating&gt; &lt;title&gt;Streets of Rage II &lt;/title&gt; &lt;pub&gt;SEGA of America, Inc.&lt;/pub&gt; &lt;dev&gt;Ancient Co. Ltd&lt;/dev&gt; &lt;genre&gt;Beat-'Em-Up&lt;/genre&gt; &lt;score&gt;3.2&lt;/score&gt; &lt;player&gt;1-2 Players&lt;/player&gt; &lt;story&gt;After Axel Stone, Blaze Fielding and Adam Hunter destroyed the evil Syndicate leader, Mr. X, the city became a peaceful place to live, and each one of them followed their own paths. One year later, after their reunion, Adam's brother Sammy returned from school to find their apartment in a mess, and Adam nowhere to be seen, and after calling his two friends, one of them notices a photo of Adam chained to a wall, next to someone they knew very well - Mr. X, who returned to turn the peaceful city once again into a war zone. Now, Axel, Blaze, Sammy, and Axel's good friend Max, a pro wrestler, must head out to stop Mr. X once again...hopefully for good...****Streets of Rage 2 differs from the previous title in several ways. There are changes in both graphics (characters now are bigger, more detailed and with more animation frames, and scenarios are less grainy) and gameplay (the rocket move was replaced by a special move that doubles in offense and defense along several new moves), along other new features such as life bars (and names) for all enemies and the radically different new characters.&lt;/story&gt; &lt;/game&gt;">
            <text:p>&lt;game name="Streets of Rage II (World)"&gt; &lt;year&gt;1993&lt;/year&gt; &lt;rating&gt;ESRB - E (Everyone)&lt;/rating&gt; &lt;title&gt;Streets of Rage II &lt;/title&gt; &lt;pub&gt;SEGA of America, Inc.&lt;/pub&gt; &lt;dev&gt;Ancient Co. Ltd&lt;/dev&gt; &lt;genre&gt;Beat-'Em-Up&lt;/genre&gt; &lt;score&gt;3.2&lt;/score&gt; &lt;player&gt;1-2 Players&lt;/player&gt; &lt;story&gt;After Axel Stone, Blaze Fielding and Adam Hunter destroyed the evil Syndicate leader, Mr. X, the city became a peaceful place to live, and each one of them followed their own paths. One year later, after their reunion, Adam's brother Sammy returned from school to find their apartment in a mess, and Adam nowhere to be seen, and after calling his two friends, one of them notices a photo of Adam chained to a wall, next to someone they knew very well - Mr. X, who returned to turn the peaceful city once again into a war zone. Now, Axel, Blaze, Sammy, and Axel's good friend Max, a pro wrestler, must head out to stop Mr. X once again...hopefully for good...****Streets of Rage 2 differs from the previous title in several ways. There are changes in both graphics (characters now are bigger, more detailed and with more animation frames, and scenarios are less grainy) and gameplay (the rocket move was replaced by a special move that doubles in offense and defense along several new moves), along other new features such as life bars (and names) for all enemies and the radically different new characters.&lt;/story&gt; &lt;/game&gt;</text:p>
          </table:table-cell>
        </table:table-row>
        <table:table-row table:style-name="ro1">
          <table:table-cell office:value-type="string">
            <text:p>Striker (Europe) (En,Fr,De,Es,It)</text:p>
          </table:table-cell>
          <table:table-cell office:value-type="string">
            <text:p>1994</text:p>
          </table:table-cell>
          <table:table-cell office:value-type="string">
            <text:p>ESRB - E (Everyone)</text:p>
          </table:table-cell>
          <table:table-cell office:value-type="string">
            <text:p>Striker </text:p>
          </table:table-cell>
          <table:table-cell office:value-type="string">
            <text:p>Sega Corporation</text:p>
          </table:table-cell>
          <table:table-cell office:value-type="string">
            <text:p>Rage Software Ltd.</text:p>
          </table:table-cell>
          <table:table-cell office:value-type="string">
            <text:p>Soccer/Sports</text:p>
          </table:table-cell>
          <table:table-cell office:value-type="string">
            <text:p>3.6</text:p>
          </table:table-cell>
          <table:table-cell office:value-type="string">
            <text:p>1-2 Players</text:p>
          </table:table-cell>
          <table:table-cell office:value-type="string">
            <text:p>Striker is a football (soccer) game with a forced-perspective 3D view. The players are drawn large and there is a large scanner to assist with long passing. The standard mode has the ball sticking closely to the feet, which makes mazy runs upfield a common strategy. There are 64 international teams on offer, with a European-style knock-out cup competition included. Many different formations and strategies are offered.</text:p>
          </table:table-cell>
          <table:table-cell table:formula="of:=CONCATENATE(&quot;&lt;game name=&quot;;CHAR(34);[.A278];CHAR(34);&quot;&gt; &lt;year&gt;&quot;;[.B278];&quot;&lt;/year&gt; &lt;rating&gt;&quot;;[.C278];&quot;&lt;/rating&gt; &lt;title&gt;&quot;;[.D278];&quot;&lt;/title&gt; &lt;pub&gt;&quot;;[.E278];&quot;&lt;/pub&gt; &lt;dev&gt;&quot;;[.F278];&quot;&lt;/dev&gt; &lt;genre&gt;&quot;;[.G278];&quot;&lt;/genre&gt; &lt;score&gt;&quot;;[.H278];&quot;&lt;/score&gt; &lt;player&gt;&quot;;[.I278];&quot;&lt;/player&gt; &lt;story&gt;&quot;;[.J278];&quot;&lt;/story&gt; &lt;/game&gt;&quot;)" office:value-type="string" office:string-value="&lt;game name=&quot;Striker (Europe) (En,Fr,De,Es,It)&quot;&gt; &lt;year&gt;1994&lt;/year&gt; &lt;rating&gt;ESRB - E (Everyone)&lt;/rating&gt; &lt;title&gt;Striker &lt;/title&gt; &lt;pub&gt;Sega Corporation&lt;/pub&gt; &lt;dev&gt;Rage Software Ltd.&lt;/dev&gt; &lt;genre&gt;Soccer/Sports&lt;/genre&gt; &lt;score&gt;3.6&lt;/score&gt; &lt;player&gt;1-2 Players&lt;/player&gt; &lt;story&gt;Striker is a football (soccer) game with a forced-perspective 3D view. The players are drawn large and there is a large scanner to assist with long passing. The standard mode has the ball sticking closely to the feet, which makes mazy runs upfield a common strategy. There are 64 international teams on offer, with a European-style knock-out cup competition included. Many different formations and strategies are offered.&lt;/story&gt; &lt;/game&gt;">
            <text:p>&lt;game name="Striker (Europe) (En,Fr,De,Es,It)"&gt; &lt;year&gt;1994&lt;/year&gt; &lt;rating&gt;ESRB - E (Everyone)&lt;/rating&gt; &lt;title&gt;Striker &lt;/title&gt; &lt;pub&gt;Sega Corporation&lt;/pub&gt; &lt;dev&gt;Rage Software Ltd.&lt;/dev&gt; &lt;genre&gt;Soccer/Sports&lt;/genre&gt; &lt;score&gt;3.6&lt;/score&gt; &lt;player&gt;1-2 Players&lt;/player&gt; &lt;story&gt;Striker is a football (soccer) game with a forced-perspective 3D view. The players are drawn large and there is a large scanner to assist with long passing. The standard mode has the ball sticking closely to the feet, which makes mazy runs upfield a common strategy. There are 64 international teams on offer, with a European-style knock-out cup competition included. Many different formations and strategies are offered.&lt;/story&gt; &lt;/game&gt;</text:p>
          </table:table-cell>
        </table:table-row>
        <table:table-row table:style-name="ro1">
          <table:table-cell office:value-type="string">
            <text:p>Super Battletank (USA)</text:p>
          </table:table-cell>
          <table:table-cell office:value-type="string">
            <text:p>2001</text:p>
          </table:table-cell>
          <table:table-cell office:value-type="string">
            <text:p>ESRB - E (Everyone)</text:p>
          </table:table-cell>
          <table:table-cell office:value-type="string">
            <text:p>Super Battletank </text:p>
          </table:table-cell>
          <table:table-cell office:value-type="string">
            <text:p>Majesco Sales, Inc.</text:p>
          </table:table-cell>
          <table:table-cell office:value-type="string">
            <text:p>Absolute Entertainment, Inc.</text:p>
          </table:table-cell>
          <table:table-cell office:value-type="string">
            <text:p>Action</text:p>
          </table:table-cell>
          <table:table-cell office:value-type="string">
            <text:p>2.5</text:p>
          </table:table-cell>
          <table:table-cell office:value-type="string">
            <text:p>1 Player</text:p>
          </table:table-cell>
          <table:table-cell office:value-type="string">
            <text:p>In February 1991, The United States of America sent troops into Kuwait and fought in armed combat against the forces of Iraq. Operation Desert Storm featured many different types of units including mobile armor. The M1 Abrams tank division is deployed in a variety of missions to destroy marked Iraqi targets.****Super Battletank: War in the Gulf is a 1st person tank simulation. Players sit in the cockpit to of a M1 Abrams tank. Controls allow the player to accelerate forward, decelerate, rotate the tank's trajectory left and right, move the tank's cannon left and right, fire the weapon and check the map. The goal of the player is to travel to the location of enemy targets, line them up with the Abrams cannon and fire upon them until destroyed. Each mission covers a large area of land and the player will need to consult the real-time map to travel appropriately to target locations. The M1 Abrams tank also features 2 special weapons: The laser which is more powerful than regular cannon, and the smoke screen which allows the player to escape.</text:p>
          </table:table-cell>
          <table:table-cell table:formula="of:=CONCATENATE(&quot;&lt;game name=&quot;;CHAR(34);[.A279];CHAR(34);&quot;&gt; &lt;year&gt;&quot;;[.B279];&quot;&lt;/year&gt; &lt;rating&gt;&quot;;[.C279];&quot;&lt;/rating&gt; &lt;title&gt;&quot;;[.D279];&quot;&lt;/title&gt; &lt;pub&gt;&quot;;[.E279];&quot;&lt;/pub&gt; &lt;dev&gt;&quot;;[.F279];&quot;&lt;/dev&gt; &lt;genre&gt;&quot;;[.G279];&quot;&lt;/genre&gt; &lt;score&gt;&quot;;[.H279];&quot;&lt;/score&gt; &lt;player&gt;&quot;;[.I279];&quot;&lt;/player&gt; &lt;story&gt;&quot;;[.J279];&quot;&lt;/story&gt; &lt;/game&gt;&quot;)" office:value-type="string" office:string-value="&lt;game name=&quot;Super Battletank (USA)&quot;&gt; &lt;year&gt;2001&lt;/year&gt; &lt;rating&gt;ESRB - E (Everyone)&lt;/rating&gt; &lt;title&gt;Super Battletank &lt;/title&gt; &lt;pub&gt;Majesco Sales, Inc.&lt;/pub&gt; &lt;dev&gt;Absolute Entertainment, Inc.&lt;/dev&gt; &lt;genre&gt;Action&lt;/genre&gt; &lt;score&gt;2.5&lt;/score&gt; &lt;player&gt;1 Player&lt;/player&gt; &lt;story&gt;In February 1991, The United States of America sent troops into Kuwait and fought in armed combat against the forces of Iraq. Operation Desert Storm featured many different types of units including mobile armor. The M1 Abrams tank division is deployed in a variety of missions to destroy marked Iraqi targets.****Super Battletank: War in the Gulf is a 1st person tank simulation. Players sit in the cockpit to of a M1 Abrams tank. Controls allow the player to accelerate forward, decelerate, rotate the tank's trajectory left and right, move the tank's cannon left and right, fire the weapon and check the map. The goal of the player is to travel to the location of enemy targets, line them up with the Abrams cannon and fire upon them until destroyed. Each mission covers a large area of land and the player will need to consult the real-time map to travel appropriately to target locations. The M1 Abrams tank also features 2 special weapons: The laser which is more powerful than regular cannon, and the smoke screen which allows the player to escape.&lt;/story&gt; &lt;/game&gt;">
            <text:p>&lt;game name="Super Battletank (USA)"&gt; &lt;year&gt;2001&lt;/year&gt; &lt;rating&gt;ESRB - E (Everyone)&lt;/rating&gt; &lt;title&gt;Super Battletank &lt;/title&gt; &lt;pub&gt;Majesco Sales, Inc.&lt;/pub&gt; &lt;dev&gt;Absolute Entertainment, Inc.&lt;/dev&gt; &lt;genre&gt;Action&lt;/genre&gt; &lt;score&gt;2.5&lt;/score&gt; &lt;player&gt;1 Player&lt;/player&gt; &lt;story&gt;In February 1991, The United States of America sent troops into Kuwait and fought in armed combat against the forces of Iraq. Operation Desert Storm featured many different types of units including mobile armor. The M1 Abrams tank division is deployed in a variety of missions to destroy marked Iraqi targets.****Super Battletank: War in the Gulf is a 1st person tank simulation. Players sit in the cockpit to of a M1 Abrams tank. Controls allow the player to accelerate forward, decelerate, rotate the tank's trajectory left and right, move the tank's cannon left and right, fire the weapon and check the map. The goal of the player is to travel to the location of enemy targets, line them up with the Abrams cannon and fire upon them until destroyed. Each mission covers a large area of land and the player will need to consult the real-time map to travel appropriately to target locations. The M1 Abrams tank also features 2 special weapons: The laser which is more powerful than regular cannon, and the smoke screen which allows the player to escape.&lt;/story&gt; &lt;/game&gt;</text:p>
          </table:table-cell>
        </table:table-row>
        <table:table-row table:style-name="ro1">
          <table:table-cell office:value-type="string">
            <text:p>Super Columns (USA, Europe)</text:p>
          </table:table-cell>
          <table:table-cell office:value-type="string">
            <text:p>1995</text:p>
          </table:table-cell>
          <table:table-cell office:value-type="string">
            <text:p>ESRB - E (Everyone)</text:p>
          </table:table-cell>
          <table:table-cell office:value-type="string">
            <text:p>Super Columns </text:p>
          </table:table-cell>
          <table:table-cell office:value-type="string">
            <text:p>SEGA of America, Inc.</text:p>
          </table:table-cell>
          <table:table-cell office:value-type="string">
            <text:p>SEGA Enterprises Ltd.</text:p>
          </table:table-cell>
          <table:table-cell office:value-type="string">
            <text:p>Puzzle</text:p>
          </table:table-cell>
          <table:table-cell office:value-type="string">
            <text:p>3.7</text:p>
          </table:table-cell>
          <table:table-cell office:value-type="string">
            <text:p>1 Player</text:p>
          </table:table-cell>
          <table:table-cell office:value-type="string">
            <text:p>Super Columns is an updated version of Columns with more options of play, but with the same setup, maneuvering falling blocks into groups of three or more to eliminate them from the screen. <text:s/>Along with a Versus mode there is also a Story mode as well.****An evil sorcerer by the name of Surhand has stolen a mystical amulet which brings peace and serenity to the land of Phoenicia and hopes to use it to bring death and destruction to the land. <text:s/>The player must battle their way through his four guards in a series of best two-out-of-three games of Columns in order to face off against Surhand and bring peace back to the land.****The Flash Mode also returns to this version as well as the new Endless Mode where the main objective is to score as many points as possible before the timer runs out. <text:s/>There are also special columns throughout these modes such as Glitter Columns which eliminates all blocks of the same color on the screen at once as well as Stone Block Columns which can only be eliminated through magic power-ups that can be obtained by eliminating the base blocks.</text:p>
          </table:table-cell>
          <table:table-cell table:formula="of:=CONCATENATE(&quot;&lt;game name=&quot;;CHAR(34);[.A280];CHAR(34);&quot;&gt; &lt;year&gt;&quot;;[.B280];&quot;&lt;/year&gt; &lt;rating&gt;&quot;;[.C280];&quot;&lt;/rating&gt; &lt;title&gt;&quot;;[.D280];&quot;&lt;/title&gt; &lt;pub&gt;&quot;;[.E280];&quot;&lt;/pub&gt; &lt;dev&gt;&quot;;[.F280];&quot;&lt;/dev&gt; &lt;genre&gt;&quot;;[.G280];&quot;&lt;/genre&gt; &lt;score&gt;&quot;;[.H280];&quot;&lt;/score&gt; &lt;player&gt;&quot;;[.I280];&quot;&lt;/player&gt; &lt;story&gt;&quot;;[.J280];&quot;&lt;/story&gt; &lt;/game&gt;&quot;)" office:value-type="string" office:string-value="&lt;game name=&quot;Super Columns (USA, Europe)&quot;&gt; &lt;year&gt;1995&lt;/year&gt; &lt;rating&gt;ESRB - E (Everyone)&lt;/rating&gt; &lt;title&gt;Super Columns &lt;/title&gt; &lt;pub&gt;SEGA of America, Inc.&lt;/pub&gt; &lt;dev&gt;SEGA Enterprises Ltd.&lt;/dev&gt; &lt;genre&gt;Puzzle&lt;/genre&gt; &lt;score&gt;3.7&lt;/score&gt; &lt;player&gt;1 Player&lt;/player&gt; &lt;story&gt;Super Columns is an updated version of Columns with more options of play, but with the same setup, maneuvering falling blocks into groups of three or more to eliminate them from the screen.  Along with a Versus mode there is also a Story mode as well.****An evil sorcerer by the name of Surhand has stolen a mystical amulet which brings peace and serenity to the land of Phoenicia and hopes to use it to bring death and destruction to the land.  The player must battle their way through his four guards in a series of best two-out-of-three games of Columns in order to face off against Surhand and bring peace back to the land.****The Flash Mode also returns to this version as well as the new Endless Mode where the main objective is to score as many points as possible before the timer runs out.  There are also special columns throughout these modes such as Glitter Columns which eliminates all blocks of the same color on the screen at once as well as Stone Block Columns which can only be eliminated through magic power-ups that can be obtained by eliminating the base blocks.&lt;/story&gt; &lt;/game&gt;">
            <text:p>&lt;game name="Super Columns (USA, Europe)"&gt; &lt;year&gt;1995&lt;/year&gt; &lt;rating&gt;ESRB - E (Everyone)&lt;/rating&gt; &lt;title&gt;Super Columns &lt;/title&gt; &lt;pub&gt;SEGA of America, Inc.&lt;/pub&gt; &lt;dev&gt;SEGA Enterprises Ltd.&lt;/dev&gt; &lt;genre&gt;Puzzle&lt;/genre&gt; &lt;score&gt;3.7&lt;/score&gt; &lt;player&gt;1 Player&lt;/player&gt; &lt;story&gt;Super Columns is an updated version of Columns with more options of play, but with the same setup, maneuvering falling blocks into groups of three or more to eliminate them from the screen. <text:s/>Along with a Versus mode there is also a Story mode as well.****An evil sorcerer by the name of Surhand has stolen a mystical amulet which brings peace and serenity to the land of Phoenicia and hopes to use it to bring death and destruction to the land. <text:s/>The player must battle their way through his four guards in a series of best two-out-of-three games of Columns in order to face off against Surhand and bring peace back to the land.****The Flash Mode also returns to this version as well as the new Endless Mode where the main objective is to score as many points as possible before the timer runs out. <text:s/>There are also special columns throughout these modes such as Glitter Columns which eliminates all blocks of the same color on the screen at once as well as Stone Block Columns which can only be eliminated through magic power-ups that can be obtained by eliminating the base blocks.&lt;/story&gt; &lt;/game&gt;</text:p>
          </table:table-cell>
        </table:table-row>
        <table:table-row table:style-name="ro1">
          <table:table-cell office:value-type="string">
            <text:p>Super Golf (Japan)</text:p>
          </table:table-cell>
          <table:table-cell office:value-type="string">
            <text:p>1991</text:p>
          </table:table-cell>
          <table:table-cell office:value-type="string">
            <text:p>ESRB - E (Everyone)</text:p>
          </table:table-cell>
          <table:table-cell office:value-type="string">
            <text:p>Super Golf </text:p>
          </table:table-cell>
          <table:table-cell table:number-columns-repeated="2" office:value-type="string">
            <text:p>Sigma Enterprises, Inc.</text:p>
          </table:table-cell>
          <table:table-cell office:value-type="string">
            <text:p>Sports/Golf</text:p>
          </table:table-cell>
          <table:table-cell office:value-type="string">
            <text:p>3.9</text:p>
          </table:table-cell>
          <table:table-cell office:value-type="string">
            <text:p>1-4 Players</text:p>
          </table:table-cell>
          <table:table-cell office:value-type="string">
            <text:p>Super Golf is an overhead golf game with one complete course of 18 holes. The controls follow the traditional two-click system: the power of the hit and the swerve are determined after pressing a button twice with the correct timing. The used club and the basic direction is set before the hit. Together with the used golfer's talents (putting, power, accuracy and luck) this is used to calculate the result of the hit. There are always four athletes competing; either human or AI controlled.</text:p>
          </table:table-cell>
          <table:table-cell table:formula="of:=CONCATENATE(&quot;&lt;game name=&quot;;CHAR(34);[.A281];CHAR(34);&quot;&gt; &lt;year&gt;&quot;;[.B281];&quot;&lt;/year&gt; &lt;rating&gt;&quot;;[.C281];&quot;&lt;/rating&gt; &lt;title&gt;&quot;;[.D281];&quot;&lt;/title&gt; &lt;pub&gt;&quot;;[.E281];&quot;&lt;/pub&gt; &lt;dev&gt;&quot;;[.F281];&quot;&lt;/dev&gt; &lt;genre&gt;&quot;;[.G281];&quot;&lt;/genre&gt; &lt;score&gt;&quot;;[.H281];&quot;&lt;/score&gt; &lt;player&gt;&quot;;[.I281];&quot;&lt;/player&gt; &lt;story&gt;&quot;;[.J281];&quot;&lt;/story&gt; &lt;/game&gt;&quot;)" office:value-type="string" office:string-value="&lt;game name=&quot;Super Golf (Japan)&quot;&gt; &lt;year&gt;1991&lt;/year&gt; &lt;rating&gt;ESRB - E (Everyone)&lt;/rating&gt; &lt;title&gt;Super Golf &lt;/title&gt; &lt;pub&gt;Sigma Enterprises, Inc.&lt;/pub&gt; &lt;dev&gt;Sigma Enterprises, Inc.&lt;/dev&gt; &lt;genre&gt;Sports/Golf&lt;/genre&gt; &lt;score&gt;3.9&lt;/score&gt; &lt;player&gt;1-4 Players&lt;/player&gt; &lt;story&gt;Super Golf is an overhead golf game with one complete course of 18 holes. The controls follow the traditional two-click system: the power of the hit and the swerve are determined after pressing a button twice with the correct timing. The used club and the basic direction is set before the hit. Together with the used golfer's talents (putting, power, accuracy and luck) this is used to calculate the result of the hit. There are always four athletes competing; either human or AI controlled.&lt;/story&gt; &lt;/game&gt;">
            <text:p>&lt;game name="Super Golf (Japan)"&gt; &lt;year&gt;1991&lt;/year&gt; &lt;rating&gt;ESRB - E (Everyone)&lt;/rating&gt; &lt;title&gt;Super Golf &lt;/title&gt; &lt;pub&gt;Sigma Enterprises, Inc.&lt;/pub&gt; &lt;dev&gt;Sigma Enterprises, Inc.&lt;/dev&gt; &lt;genre&gt;Sports/Golf&lt;/genre&gt; &lt;score&gt;3.9&lt;/score&gt; &lt;player&gt;1-4 Players&lt;/player&gt; &lt;story&gt;Super Golf is an overhead golf game with one complete course of 18 holes. The controls follow the traditional two-click system: the power of the hit and the swerve are determined after pressing a button twice with the correct timing. The used club and the basic direction is set before the hit. Together with the used golfer's talents (putting, power, accuracy and luck) this is used to calculate the result of the hit. There are always four athletes competing; either human or AI controlled.&lt;/story&gt; &lt;/game&gt;</text:p>
          </table:table-cell>
        </table:table-row>
        <table:table-row table:style-name="ro1">
          <table:table-cell office:value-type="string">
            <text:p>Super Kick Off (Europe, Japan)</text:p>
          </table:table-cell>
          <table:table-cell office:value-type="string">
            <text:p>1991</text:p>
          </table:table-cell>
          <table:table-cell office:value-type="string">
            <text:p>ESRB - E (Everyone)</text:p>
          </table:table-cell>
          <table:table-cell office:value-type="string">
            <text:p>Super Kick Off </text:p>
          </table:table-cell>
          <table:table-cell office:value-type="string">
            <text:p>U.S. Gold Ltd.</text:p>
          </table:table-cell>
          <table:table-cell office:value-type="string">
            <text:p>Tiertex Ltd.</text:p>
          </table:table-cell>
          <table:table-cell office:value-type="string">
            <text:p>Sports/Soccer</text:p>
          </table:table-cell>
          <table:table-cell office:value-type="string">
            <text:p>3.2</text:p>
          </table:table-cell>
          <table:table-cell office:value-type="string">
            <text:p>1 Player</text:p>
          </table:table-cell>
          <table:table-cell office:value-type="string">
            <text:p>Super Kick Off is an enhanced developed version of the popular football game developed by Dino Dini for consoles. It includes 40 teams (16 national and 24 club), along the ability to edit club team names and shirts and player names and looks. Game modes include friendlies, Domestic League and Cup <text:s/>(composed by eight English teams), European League (16 European teams) and International cup (eight team tournament). Training allows to practice free kicks, penalties or to pass, shoot and dribble without opposition. **Players can compete head to head, or play cooperatively against the computer in the same team. Other game options include player speed, wind and grass cut, along the typical half length, offside rules, extra time and difficulty setting. All changes, from team edits to options, are stored in the cartridge internal memory.****About the game itself, it was one of the most popular of the time, featuring a top-down view <text:s/>with the ball not sticking to the players' feet being the most prominent gameplay feature.</text:p>
          </table:table-cell>
          <table:table-cell table:formula="of:=CONCATENATE(&quot;&lt;game name=&quot;;CHAR(34);[.A282];CHAR(34);&quot;&gt; &lt;year&gt;&quot;;[.B282];&quot;&lt;/year&gt; &lt;rating&gt;&quot;;[.C282];&quot;&lt;/rating&gt; &lt;title&gt;&quot;;[.D282];&quot;&lt;/title&gt; &lt;pub&gt;&quot;;[.E282];&quot;&lt;/pub&gt; &lt;dev&gt;&quot;;[.F282];&quot;&lt;/dev&gt; &lt;genre&gt;&quot;;[.G282];&quot;&lt;/genre&gt; &lt;score&gt;&quot;;[.H282];&quot;&lt;/score&gt; &lt;player&gt;&quot;;[.I282];&quot;&lt;/player&gt; &lt;story&gt;&quot;;[.J282];&quot;&lt;/story&gt; &lt;/game&gt;&quot;)" office:value-type="string" office:string-value="&lt;game name=&quot;Super Kick Off (Europe, Japan)&quot;&gt; &lt;year&gt;1991&lt;/year&gt; &lt;rating&gt;ESRB - E (Everyone)&lt;/rating&gt; &lt;title&gt;Super Kick Off &lt;/title&gt; &lt;pub&gt;U.S. Gold Ltd.&lt;/pub&gt; &lt;dev&gt;Tiertex Ltd.&lt;/dev&gt; &lt;genre&gt;Sports/Soccer&lt;/genre&gt; &lt;score&gt;3.2&lt;/score&gt; &lt;player&gt;1 Player&lt;/player&gt; &lt;story&gt;Super Kick Off is an enhanced developed version of the popular football game developed by Dino Dini for consoles. It includes 40 teams (16 national and 24 club), along the ability to edit club team names and shirts and player names and looks. Game modes include friendlies, Domestic League and Cup  (composed by eight English teams), European League (16 European teams) and International cup (eight team tournament). Training allows to practice free kicks, penalties or to pass, shoot and dribble without opposition. **Players can compete head to head, or play cooperatively against the computer in the same team. Other game options include player speed, wind and grass cut, along the typical half length, offside rules, extra time and difficulty setting. All changes, from team edits to options, are stored in the cartridge internal memory.****About the game itself, it was one of the most popular of the time, featuring a top-down view  with the ball not sticking to the players' feet being the most prominent gameplay feature.&lt;/story&gt; &lt;/game&gt;">
            <text:p>&lt;game name="Super Kick Off (Europe, Japan)"&gt; &lt;year&gt;1991&lt;/year&gt; &lt;rating&gt;ESRB - E (Everyone)&lt;/rating&gt; &lt;title&gt;Super Kick Off &lt;/title&gt; &lt;pub&gt;U.S. Gold Ltd.&lt;/pub&gt; &lt;dev&gt;Tiertex Ltd.&lt;/dev&gt; &lt;genre&gt;Sports/Soccer&lt;/genre&gt; &lt;score&gt;3.2&lt;/score&gt; &lt;player&gt;1 Player&lt;/player&gt; &lt;story&gt;Super Kick Off is an enhanced developed version of the popular football game developed by Dino Dini for consoles. It includes 40 teams (16 national and 24 club), along the ability to edit club team names and shirts and player names and looks. Game modes include friendlies, Domestic League and Cup <text:s/>(composed by eight English teams), European League (16 European teams) and International cup (eight team tournament). Training allows to practice free kicks, penalties or to pass, shoot and dribble without opposition. **Players can compete head to head, or play cooperatively against the computer in the same team. Other game options include player speed, wind and grass cut, along the typical half length, offside rules, extra time and difficulty setting. All changes, from team edits to options, are stored in the cartridge internal memory.****About the game itself, it was one of the most popular of the time, featuring a top-down view <text:s/>with the ball not sticking to the players' feet being the most prominent gameplay feature.&lt;/story&gt; &lt;/game&gt;</text:p>
          </table:table-cell>
        </table:table-row>
        <table:table-row table:style-name="ro1">
          <table:table-cell office:value-type="string">
            <text:p>Super Monaco GP (USA, Europe)</text:p>
          </table:table-cell>
          <table:table-cell office:value-type="string">
            <text:p>1991</text:p>
          </table:table-cell>
          <table:table-cell office:value-type="string">
            <text:p>ESRB - E (Everyone)</text:p>
          </table:table-cell>
          <table:table-cell office:value-type="string">
            <text:p>Super Monaco GP </text:p>
          </table:table-cell>
          <table:table-cell table:number-columns-repeated="2" office:value-type="string">
            <text:p>SEGA Enterprises Ltd.</text:p>
          </table:table-cell>
          <table:table-cell office:value-type="string">
            <text:p>Driving</text:p>
          </table:table-cell>
          <table:table-cell office:value-type="string">
            <text:p>2.8</text:p>
          </table:table-cell>
          <table:table-cell office:value-type="string">
            <text:p>1-2 Players</text:p>
          </table:table-cell>
          <table:table-cell office:value-type="string">
            <text:p>Super Monaco GP is a modified conversion of the arcade game, a first-person perspective racing game. As well as the famous Monaco course, others from around the world have been added, to give the game a longer shelf life. You must complete qualification sessions and the races as fast as possible.****The Genesis version of Super Monaco adds a complete career mode, however. <text:s/>In the career mode, your goal is to win a season of races. Unfortunately, you start with a relatively slow car. <text:s/>By challenging other drivers, you can move to a better team and car, and ultimately win the F1 World Title.</text:p>
          </table:table-cell>
          <table:table-cell table:formula="of:=CONCATENATE(&quot;&lt;game name=&quot;;CHAR(34);[.A283];CHAR(34);&quot;&gt; &lt;year&gt;&quot;;[.B283];&quot;&lt;/year&gt; &lt;rating&gt;&quot;;[.C283];&quot;&lt;/rating&gt; &lt;title&gt;&quot;;[.D283];&quot;&lt;/title&gt; &lt;pub&gt;&quot;;[.E283];&quot;&lt;/pub&gt; &lt;dev&gt;&quot;;[.F283];&quot;&lt;/dev&gt; &lt;genre&gt;&quot;;[.G283];&quot;&lt;/genre&gt; &lt;score&gt;&quot;;[.H283];&quot;&lt;/score&gt; &lt;player&gt;&quot;;[.I283];&quot;&lt;/player&gt; &lt;story&gt;&quot;;[.J283];&quot;&lt;/story&gt; &lt;/game&gt;&quot;)" office:value-type="string" office:string-value="&lt;game name=&quot;Super Monaco GP (USA, Europe)&quot;&gt; &lt;year&gt;1991&lt;/year&gt; &lt;rating&gt;ESRB - E (Everyone)&lt;/rating&gt; &lt;title&gt;Super Monaco GP &lt;/title&gt; &lt;pub&gt;SEGA Enterprises Ltd.&lt;/pub&gt; &lt;dev&gt;SEGA Enterprises Ltd.&lt;/dev&gt; &lt;genre&gt;Driving&lt;/genre&gt; &lt;score&gt;2.8&lt;/score&gt; &lt;player&gt;1-2 Players&lt;/player&gt; &lt;story&gt;Super Monaco GP is a modified conversion of the arcade game, a first-person perspective racing game. As well as the famous Monaco course, others from around the world have been added, to give the game a longer shelf life. You must complete qualification sessions and the races as fast as possible.****The Genesis version of Super Monaco adds a complete career mode, however.  In the career mode, your goal is to win a season of races. Unfortunately, you start with a relatively slow car.  By challenging other drivers, you can move to a better team and car, and ultimately win the F1 World Title.&lt;/story&gt; &lt;/game&gt;">
            <text:p>&lt;game name="Super Monaco GP (USA, Europe)"&gt; &lt;year&gt;1991&lt;/year&gt; &lt;rating&gt;ESRB - E (Everyone)&lt;/rating&gt; &lt;title&gt;Super Monaco GP &lt;/title&gt; &lt;pub&gt;SEGA Enterprises Ltd.&lt;/pub&gt; &lt;dev&gt;SEGA Enterprises Ltd.&lt;/dev&gt; &lt;genre&gt;Driving&lt;/genre&gt; &lt;score&gt;2.8&lt;/score&gt; &lt;player&gt;1-2 Players&lt;/player&gt; &lt;story&gt;Super Monaco GP is a modified conversion of the arcade game, a first-person perspective racing game. As well as the famous Monaco course, others from around the world have been added, to give the game a longer shelf life. You must complete qualification sessions and the races as fast as possible.****The Genesis version of Super Monaco adds a complete career mode, however. <text:s/>In the career mode, your goal is to win a season of races. Unfortunately, you start with a relatively slow car. <text:s/>By challenging other drivers, you can move to a better team and car, and ultimately win the F1 World Title.&lt;/story&gt; &lt;/game&gt;</text:p>
          </table:table-cell>
        </table:table-row>
        <table:table-row table:style-name="ro1">
          <table:table-cell office:value-type="string">
            <text:p>Super Off Road (USA, Europe)</text:p>
          </table:table-cell>
          <table:table-cell office:value-type="string">
            <text:p>1992</text:p>
          </table:table-cell>
          <table:table-cell office:value-type="string">
            <text:p>ESRB - E (Everyone)</text:p>
          </table:table-cell>
          <table:table-cell office:value-type="string">
            <text:p>Super Off Road </text:p>
          </table:table-cell>
          <table:table-cell office:value-type="string">
            <text:p>Virgin Games, Inc.</text:p>
          </table:table-cell>
          <table:table-cell office:value-type="string">
            <text:p>Leland Corporation</text:p>
          </table:table-cell>
          <table:table-cell office:value-type="string">
            <text:p>Driving</text:p>
          </table:table-cell>
          <table:table-cell office:value-type="string">
            <text:p>2.8</text:p>
          </table:table-cell>
          <table:table-cell office:value-type="string">
            <text:p>1-2 Players</text:p>
          </table:table-cell>
          <table:table-cell office:value-type="string">
            <text:p>Enter the world of off-road racing as 4 vehicles will face each other, on a series of tracks which are based around flipped and reversed versions of a core selection. Fame, glory and bikini clad women await your victories and the taste of dirt awaits if you fail. Let a computer car beat you and you lose one of your 3 credits.****Successful races bring more money, which can be used to soup up their machine. Boosts to top speed, grip and acceleration can be purchased, and your nitro boost must be kept topped up. If you are desperate for upgrades, you can buy into your spare credits****Only your off-road driving abilities will be enough to pull you to first place in these races. Play alone or with up to 3 other players (depending on the version) <text:s/>in this conversion of a classic arcade game.</text:p>
          </table:table-cell>
          <table:table-cell table:formula="of:=CONCATENATE(&quot;&lt;game name=&quot;;CHAR(34);[.A284];CHAR(34);&quot;&gt; &lt;year&gt;&quot;;[.B284];&quot;&lt;/year&gt; &lt;rating&gt;&quot;;[.C284];&quot;&lt;/rating&gt; &lt;title&gt;&quot;;[.D284];&quot;&lt;/title&gt; &lt;pub&gt;&quot;;[.E284];&quot;&lt;/pub&gt; &lt;dev&gt;&quot;;[.F284];&quot;&lt;/dev&gt; &lt;genre&gt;&quot;;[.G284];&quot;&lt;/genre&gt; &lt;score&gt;&quot;;[.H284];&quot;&lt;/score&gt; &lt;player&gt;&quot;;[.I284];&quot;&lt;/player&gt; &lt;story&gt;&quot;;[.J284];&quot;&lt;/story&gt; &lt;/game&gt;&quot;)" office:value-type="string" office:string-value="&lt;game name=&quot;Super Off Road (USA, Europe)&quot;&gt; &lt;year&gt;1992&lt;/year&gt; &lt;rating&gt;ESRB - E (Everyone)&lt;/rating&gt; &lt;title&gt;Super Off Road &lt;/title&gt; &lt;pub&gt;Virgin Games, Inc.&lt;/pub&gt; &lt;dev&gt;Leland Corporation&lt;/dev&gt; &lt;genre&gt;Driving&lt;/genre&gt; &lt;score&gt;2.8&lt;/score&gt; &lt;player&gt;1-2 Players&lt;/player&gt; &lt;story&gt;Enter the world of off-road racing as 4 vehicles will face each other, on a series of tracks which are based around flipped and reversed versions of a core selection. Fame, glory and bikini clad women await your victories and the taste of dirt awaits if you fail. Let a computer car beat you and you lose one of your 3 credits.****Successful races bring more money, which can be used to soup up their machine. Boosts to top speed, grip and acceleration can be purchased, and your nitro boost must be kept topped up. If you are desperate for upgrades, you can buy into your spare credits****Only your off-road driving abilities will be enough to pull you to first place in these races. Play alone or with up to 3 other players (depending on the version)  in this conversion of a classic arcade game.&lt;/story&gt; &lt;/game&gt;">
            <text:p>&lt;game name="Super Off Road (USA, Europe)"&gt; &lt;year&gt;1992&lt;/year&gt; &lt;rating&gt;ESRB - E (Everyone)&lt;/rating&gt; &lt;title&gt;Super Off Road &lt;/title&gt; &lt;pub&gt;Virgin Games, Inc.&lt;/pub&gt; &lt;dev&gt;Leland Corporation&lt;/dev&gt; &lt;genre&gt;Driving&lt;/genre&gt; &lt;score&gt;2.8&lt;/score&gt; &lt;player&gt;1-2 Players&lt;/player&gt; &lt;story&gt;Enter the world of off-road racing as 4 vehicles will face each other, on a series of tracks which are based around flipped and reversed versions of a core selection. Fame, glory and bikini clad women await your victories and the taste of dirt awaits if you fail. Let a computer car beat you and you lose one of your 3 credits.****Successful races bring more money, which can be used to soup up their machine. Boosts to top speed, grip and acceleration can be purchased, and your nitro boost must be kept topped up. If you are desperate for upgrades, you can buy into your spare credits****Only your off-road driving abilities will be enough to pull you to first place in these races. Play alone or with up to 3 other players (depending on the version) <text:s/>in this conversion of a classic arcade game.&lt;/story&gt; &lt;/game&gt;</text:p>
          </table:table-cell>
        </table:table-row>
        <table:table-row table:style-name="ro1">
          <table:table-cell office:value-type="string">
            <text:p>Super Return of the Jedi (USA, Europe)</text:p>
          </table:table-cell>
          <table:table-cell office:value-type="string">
            <text:p>1994</text:p>
          </table:table-cell>
          <table:table-cell office:value-type="string">
            <text:p>ESRB - E (Everyone)</text:p>
          </table:table-cell>
          <table:table-cell office:value-type="string">
            <text:p>Super Return of the Jedi </text:p>
          </table:table-cell>
          <table:table-cell office:value-type="string">
            <text:p>THQ Inc.</text:p>
          </table:table-cell>
          <table:table-cell office:value-type="string">
            <text:p>LucasArts Entertainment Company LLC</text:p>
          </table:table-cell>
          <table:table-cell office:value-type="string">
            <text:p>Action</text:p>
          </table:table-cell>
          <table:table-cell office:value-type="string">
            <text:p>4.3</text:p>
          </table:table-cell>
          <table:table-cell office:value-type="string">
            <text:p>1 Player</text:p>
          </table:table-cell>
          <table:table-cell office:value-type="string">
            <text:p>You select your character from the movie (Luke Skywalker, Han Solo, Princess Leia, or Chewbacca) before each level, as each one has different abilities, and go try to beat levels based on the movie's scenes brandishing lightsabers, blasters or crossbows, etc. depending on your choice of character.****Gameplay consists of standard platform action spiced up with some slightly different (gameplay-wise) sequences. Race to Jabba the Hutt's palace in a speeder, fight your way through Jabba the Hutt's minions before killing Jabba himself, control speeder bikes and the Millennium Falcon, and much more.</text:p>
          </table:table-cell>
          <table:table-cell table:formula="of:=CONCATENATE(&quot;&lt;game name=&quot;;CHAR(34);[.A285];CHAR(34);&quot;&gt; &lt;year&gt;&quot;;[.B285];&quot;&lt;/year&gt; &lt;rating&gt;&quot;;[.C285];&quot;&lt;/rating&gt; &lt;title&gt;&quot;;[.D285];&quot;&lt;/title&gt; &lt;pub&gt;&quot;;[.E285];&quot;&lt;/pub&gt; &lt;dev&gt;&quot;;[.F285];&quot;&lt;/dev&gt; &lt;genre&gt;&quot;;[.G285];&quot;&lt;/genre&gt; &lt;score&gt;&quot;;[.H285];&quot;&lt;/score&gt; &lt;player&gt;&quot;;[.I285];&quot;&lt;/player&gt; &lt;story&gt;&quot;;[.J285];&quot;&lt;/story&gt; &lt;/game&gt;&quot;)" office:value-type="string" office:string-value="&lt;game name=&quot;Super Return of the Jedi (USA, Europe)&quot;&gt; &lt;year&gt;1994&lt;/year&gt; &lt;rating&gt;ESRB - E (Everyone)&lt;/rating&gt; &lt;title&gt;Super Return of the Jedi &lt;/title&gt; &lt;pub&gt;THQ Inc.&lt;/pub&gt; &lt;dev&gt;LucasArts Entertainment Company LLC&lt;/dev&gt; &lt;genre&gt;Action&lt;/genre&gt; &lt;score&gt;4.3&lt;/score&gt; &lt;player&gt;1 Player&lt;/player&gt; &lt;story&gt;You select your character from the movie (Luke Skywalker, Han Solo, Princess Leia, or Chewbacca) before each level, as each one has different abilities, and go try to beat levels based on the movie's scenes brandishing lightsabers, blasters or crossbows, etc. depending on your choice of character.****Gameplay consists of standard platform action spiced up with some slightly different (gameplay-wise) sequences. Race to Jabba the Hutt's palace in a speeder, fight your way through Jabba the Hutt's minions before killing Jabba himself, control speeder bikes and the Millennium Falcon, and much more.&lt;/story&gt; &lt;/game&gt;">
            <text:p>&lt;game name="Super Return of the Jedi (USA, Europe)"&gt; &lt;year&gt;1994&lt;/year&gt; &lt;rating&gt;ESRB - E (Everyone)&lt;/rating&gt; &lt;title&gt;Super Return of the Jedi &lt;/title&gt; &lt;pub&gt;THQ Inc.&lt;/pub&gt; &lt;dev&gt;LucasArts Entertainment Company LLC&lt;/dev&gt; &lt;genre&gt;Action&lt;/genre&gt; &lt;score&gt;4.3&lt;/score&gt; &lt;player&gt;1 Player&lt;/player&gt; &lt;story&gt;You select your character from the movie (Luke Skywalker, Han Solo, Princess Leia, or Chewbacca) before each level, as each one has different abilities, and go try to beat levels based on the movie's scenes brandishing lightsabers, blasters or crossbows, etc. depending on your choice of character.****Gameplay consists of standard platform action spiced up with some slightly different (gameplay-wise) sequences. Race to Jabba the Hutt's palace in a speeder, fight your way through Jabba the Hutt's minions before killing Jabba himself, control speeder bikes and the Millennium Falcon, and much more.&lt;/story&gt; &lt;/game&gt;</text:p>
          </table:table-cell>
        </table:table-row>
        <table:table-row table:style-name="ro1">
          <table:table-cell office:value-type="string">
            <text:p>Super Smash T.V. (World)</text:p>
          </table:table-cell>
          <table:table-cell office:value-type="string">
            <text:p>1994</text:p>
          </table:table-cell>
          <table:table-cell office:value-type="string">
            <text:p>ESRB - E (Everyone)</text:p>
          </table:table-cell>
          <table:table-cell office:value-type="string">
            <text:p>Super Smash T.V. </text:p>
          </table:table-cell>
          <table:table-cell office:value-type="string">
            <text:p>Acclaim Entertainment, Inc.</text:p>
          </table:table-cell>
          <table:table-cell office:value-type="string">
            <text:p>Williams Electronic Games, Inc.</text:p>
          </table:table-cell>
          <table:table-cell office:value-type="string">
            <text:p>Shooter</text:p>
          </table:table-cell>
          <table:table-cell office:value-type="string">
            <text:p>2.9</text:p>
          </table:table-cell>
          <table:table-cell office:value-type="string">
            <text:p>1 Player</text:p>
          </table:table-cell>
          <table:table-cell office:value-type="string">
            <text:p>The year is 1999. The world's most popular television show is Smash T.V., an ultra-violent contest between two armed-to-the-teeth combatants, set loose in a series of deadly arenas that are filled to bursting with hordes of mindless beasts and killer robots. The aim of the game is to blast everything in sight and try to grab more cash and prizes than the other guy. Toaster ovens, VCRs, fancy cars and luxury holidays are there for the taking... for anyone who can survive long enough to enjoy them.****Smash T.V. is an insane shoot-em-up from the brain of Eugene Jarvis, creator of Robotron: 2084. It retains that game's frantic style of play and two-joystick control method, but adds plenty of gore, violence, a hint of satire and that all-important two player mode.</text:p>
          </table:table-cell>
          <table:table-cell table:formula="of:=CONCATENATE(&quot;&lt;game name=&quot;;CHAR(34);[.A286];CHAR(34);&quot;&gt; &lt;year&gt;&quot;;[.B286];&quot;&lt;/year&gt; &lt;rating&gt;&quot;;[.C286];&quot;&lt;/rating&gt; &lt;title&gt;&quot;;[.D286];&quot;&lt;/title&gt; &lt;pub&gt;&quot;;[.E286];&quot;&lt;/pub&gt; &lt;dev&gt;&quot;;[.F286];&quot;&lt;/dev&gt; &lt;genre&gt;&quot;;[.G286];&quot;&lt;/genre&gt; &lt;score&gt;&quot;;[.H286];&quot;&lt;/score&gt; &lt;player&gt;&quot;;[.I286];&quot;&lt;/player&gt; &lt;story&gt;&quot;;[.J286];&quot;&lt;/story&gt; &lt;/game&gt;&quot;)" office:value-type="string" office:string-value="&lt;game name=&quot;Super Smash T.V. (World)&quot;&gt; &lt;year&gt;1994&lt;/year&gt; &lt;rating&gt;ESRB - E (Everyone)&lt;/rating&gt; &lt;title&gt;Super Smash T.V. &lt;/title&gt; &lt;pub&gt;Acclaim Entertainment, Inc.&lt;/pub&gt; &lt;dev&gt;Williams Electronic Games, Inc.&lt;/dev&gt; &lt;genre&gt;Shooter&lt;/genre&gt; &lt;score&gt;2.9&lt;/score&gt; &lt;player&gt;1 Player&lt;/player&gt; &lt;story&gt;The year is 1999. The world's most popular television show is Smash T.V., an ultra-violent contest between two armed-to-the-teeth combatants, set loose in a series of deadly arenas that are filled to bursting with hordes of mindless beasts and killer robots. The aim of the game is to blast everything in sight and try to grab more cash and prizes than the other guy. Toaster ovens, VCRs, fancy cars and luxury holidays are there for the taking... for anyone who can survive long enough to enjoy them.****Smash T.V. is an insane shoot-em-up from the brain of Eugene Jarvis, creator of Robotron: 2084. It retains that game's frantic style of play and two-joystick control method, but adds plenty of gore, violence, a hint of satire and that all-important two player mode.&lt;/story&gt; &lt;/game&gt;">
            <text:p>&lt;game name="Super Smash T.V. (World)"&gt; &lt;year&gt;1994&lt;/year&gt; &lt;rating&gt;ESRB - E (Everyone)&lt;/rating&gt; &lt;title&gt;Super Smash T.V. &lt;/title&gt; &lt;pub&gt;Acclaim Entertainment, Inc.&lt;/pub&gt; &lt;dev&gt;Williams Electronic Games, Inc.&lt;/dev&gt; &lt;genre&gt;Shooter&lt;/genre&gt; &lt;score&gt;2.9&lt;/score&gt; &lt;player&gt;1 Player&lt;/player&gt; &lt;story&gt;The year is 1999. The world's most popular television show is Smash T.V., an ultra-violent contest between two armed-to-the-teeth combatants, set loose in a series of deadly arenas that are filled to bursting with hordes of mindless beasts and killer robots. The aim of the game is to blast everything in sight and try to grab more cash and prizes than the other guy. Toaster ovens, VCRs, fancy cars and luxury holidays are there for the taking... for anyone who can survive long enough to enjoy them.****Smash T.V. is an insane shoot-em-up from the brain of Eugene Jarvis, creator of Robotron: 2084. It retains that game's frantic style of play and two-joystick control method, but adds plenty of gore, violence, a hint of satire and that all-important two player mode.&lt;/story&gt; &lt;/game&gt;</text:p>
          </table:table-cell>
        </table:table-row>
        <table:table-row table:style-name="ro1">
          <table:table-cell office:value-type="string">
            <text:p>Super Space Invaders (USA, Europe)</text:p>
          </table:table-cell>
          <table:table-cell office:value-type="string">
            <text:p>1993</text:p>
          </table:table-cell>
          <table:table-cell office:value-type="string">
            <text:p>ESRB - E (Everyone)</text:p>
          </table:table-cell>
          <table:table-cell office:value-type="string">
            <text:p>Super Space Invaders </text:p>
          </table:table-cell>
          <table:table-cell office:value-type="string">
            <text:p>Domark Software, Inc.</text:p>
          </table:table-cell>
          <table:table-cell office:value-type="string">
            <text:p>Kremlin, The</text:p>
          </table:table-cell>
          <table:table-cell office:value-type="string">
            <text:p>Shooter</text:p>
          </table:table-cell>
          <table:table-cell office:value-type="string">
            <text:p>3.9</text:p>
          </table:table-cell>
          <table:table-cell office:value-type="string">
            <text:p>1-2 Players</text:p>
          </table:table-cell>
          <table:table-cell office:value-type="string">
            <text:p>Remember that arcade classic Invaders? Well this game takes it to the next level with harder aliens, bosses, power ups, and a variety of scenery! <text:s/>Invaders come in several configurations for you to try to blast, and power-ups help you with more weapons to choose from.</text:p>
          </table:table-cell>
          <table:table-cell table:formula="of:=CONCATENATE(&quot;&lt;game name=&quot;;CHAR(34);[.A287];CHAR(34);&quot;&gt; &lt;year&gt;&quot;;[.B287];&quot;&lt;/year&gt; &lt;rating&gt;&quot;;[.C287];&quot;&lt;/rating&gt; &lt;title&gt;&quot;;[.D287];&quot;&lt;/title&gt; &lt;pub&gt;&quot;;[.E287];&quot;&lt;/pub&gt; &lt;dev&gt;&quot;;[.F287];&quot;&lt;/dev&gt; &lt;genre&gt;&quot;;[.G287];&quot;&lt;/genre&gt; &lt;score&gt;&quot;;[.H287];&quot;&lt;/score&gt; &lt;player&gt;&quot;;[.I287];&quot;&lt;/player&gt; &lt;story&gt;&quot;;[.J287];&quot;&lt;/story&gt; &lt;/game&gt;&quot;)" office:value-type="string" office:string-value="&lt;game name=&quot;Super Space Invaders (USA, Europe)&quot;&gt; &lt;year&gt;1993&lt;/year&gt; &lt;rating&gt;ESRB - E (Everyone)&lt;/rating&gt; &lt;title&gt;Super Space Invaders &lt;/title&gt; &lt;pub&gt;Domark Software, Inc.&lt;/pub&gt; &lt;dev&gt;Kremlin, The&lt;/dev&gt; &lt;genre&gt;Shooter&lt;/genre&gt; &lt;score&gt;3.9&lt;/score&gt; &lt;player&gt;1-2 Players&lt;/player&gt; &lt;story&gt;Remember that arcade classic Invaders? Well this game takes it to the next level with harder aliens, bosses, power ups, and a variety of scenery!  Invaders come in several configurations for you to try to blast, and power-ups help you with more weapons to choose from.&lt;/story&gt; &lt;/game&gt;">
            <text:p>&lt;game name="Super Space Invaders (USA, Europe)"&gt; &lt;year&gt;1993&lt;/year&gt; &lt;rating&gt;ESRB - E (Everyone)&lt;/rating&gt; &lt;title&gt;Super Space Invaders &lt;/title&gt; &lt;pub&gt;Domark Software, Inc.&lt;/pub&gt; &lt;dev&gt;Kremlin, The&lt;/dev&gt; &lt;genre&gt;Shooter&lt;/genre&gt; &lt;score&gt;3.9&lt;/score&gt; &lt;player&gt;1-2 Players&lt;/player&gt; &lt;story&gt;Remember that arcade classic Invaders? Well this game takes it to the next level with harder aliens, bosses, power ups, and a variety of scenery! <text:s/>Invaders come in several configurations for you to try to blast, and power-ups help you with more weapons to choose from.&lt;/story&gt; &lt;/game&gt;</text:p>
          </table:table-cell>
        </table:table-row>
        <table:table-row table:style-name="ro1">
          <table:table-cell office:value-type="string">
            <text:p>Superman - The Man of Steel (Europe)</text:p>
          </table:table-cell>
          <table:table-cell office:value-type="string">
            <text:p>1993</text:p>
          </table:table-cell>
          <table:table-cell office:value-type="string">
            <text:p>ESRB - E (Everyone)</text:p>
          </table:table-cell>
          <table:table-cell office:value-type="string">
            <text:p>Superman - The Man of Steel </text:p>
          </table:table-cell>
          <table:table-cell office:value-type="string">
            <text:p>Virgin Games, Ltd.</text:p>
          </table:table-cell>
          <table:table-cell office:value-type="string">
            <text:p>Graftgold Creative Software</text:p>
          </table:table-cell>
          <table:table-cell office:value-type="string">
            <text:p>Platform</text:p>
          </table:table-cell>
          <table:table-cell office:value-type="string">
            <text:p>1.4</text:p>
          </table:table-cell>
          <table:table-cell office:value-type="string">
            <text:p>1 Player</text:p>
          </table:table-cell>
          <table:table-cell office:value-type="string">
            <text:p>Superman: The Man of Steel is a side-scrolling platform game in which the player takes on the role of Superman.****A lot is wrong in the game: Lois Lane has been kidnapped by Brainiac, the Doom Star is orbiting the Earth and many deadly adversaries are roaming about. It's up to Superman to set everything right again.****As Superman the player has limited energy which is depleted when Superman comes in contact with enemies or their projectiles. Superman can jump, and attack. When Superman almost drops from a building he automatically starts flying. There's three different difficulty settings.</text:p>
          </table:table-cell>
          <table:table-cell table:formula="of:=CONCATENATE(&quot;&lt;game name=&quot;;CHAR(34);[.A288];CHAR(34);&quot;&gt; &lt;year&gt;&quot;;[.B288];&quot;&lt;/year&gt; &lt;rating&gt;&quot;;[.C288];&quot;&lt;/rating&gt; &lt;title&gt;&quot;;[.D288];&quot;&lt;/title&gt; &lt;pub&gt;&quot;;[.E288];&quot;&lt;/pub&gt; &lt;dev&gt;&quot;;[.F288];&quot;&lt;/dev&gt; &lt;genre&gt;&quot;;[.G288];&quot;&lt;/genre&gt; &lt;score&gt;&quot;;[.H288];&quot;&lt;/score&gt; &lt;player&gt;&quot;;[.I288];&quot;&lt;/player&gt; &lt;story&gt;&quot;;[.J288];&quot;&lt;/story&gt; &lt;/game&gt;&quot;)" office:value-type="string" office:string-value="&lt;game name=&quot;Superman - The Man of Steel (Europe)&quot;&gt; &lt;year&gt;1993&lt;/year&gt; &lt;rating&gt;ESRB - E (Everyone)&lt;/rating&gt; &lt;title&gt;Superman - The Man of Steel &lt;/title&gt; &lt;pub&gt;Virgin Games, Ltd.&lt;/pub&gt; &lt;dev&gt;Graftgold Creative Software&lt;/dev&gt; &lt;genre&gt;Platform&lt;/genre&gt; &lt;score&gt;1.4&lt;/score&gt; &lt;player&gt;1 Player&lt;/player&gt; &lt;story&gt;Superman: The Man of Steel is a side-scrolling platform game in which the player takes on the role of Superman.****A lot is wrong in the game: Lois Lane has been kidnapped by Brainiac, the Doom Star is orbiting the Earth and many deadly adversaries are roaming about. It's up to Superman to set everything right again.****As Superman the player has limited energy which is depleted when Superman comes in contact with enemies or their projectiles. Superman can jump, and attack. When Superman almost drops from a building he automatically starts flying. There's three different difficulty settings.&lt;/story&gt; &lt;/game&gt;">
            <text:p>&lt;game name="Superman - The Man of Steel (Europe)"&gt; &lt;year&gt;1993&lt;/year&gt; &lt;rating&gt;ESRB - E (Everyone)&lt;/rating&gt; &lt;title&gt;Superman - The Man of Steel &lt;/title&gt; &lt;pub&gt;Virgin Games, Ltd.&lt;/pub&gt; &lt;dev&gt;Graftgold Creative Software&lt;/dev&gt; &lt;genre&gt;Platform&lt;/genre&gt; &lt;score&gt;1.4&lt;/score&gt; &lt;player&gt;1 Player&lt;/player&gt; &lt;story&gt;Superman: The Man of Steel is a side-scrolling platform game in which the player takes on the role of Superman.****A lot is wrong in the game: Lois Lane has been kidnapped by Brainiac, the Doom Star is orbiting the Earth and many deadly adversaries are roaming about. It's up to Superman to set everything right again.****As Superman the player has limited energy which is depleted when Superman comes in contact with enemies or their projectiles. Superman can jump, and attack. When Superman almost drops from a building he automatically starts flying. There's three different difficulty settings.&lt;/story&gt; &lt;/game&gt;</text:p>
          </table:table-cell>
        </table:table-row>
        <table:table-row table:style-name="ro1">
          <table:table-cell office:value-type="string">
            <text:p>Surf Ninjas (USA)</text:p>
          </table:table-cell>
          <table:table-cell office:value-type="string">
            <text:p>1993</text:p>
          </table:table-cell>
          <table:table-cell office:value-type="string">
            <text:p>ESRB - E (Everyone)</text:p>
          </table:table-cell>
          <table:table-cell office:value-type="string">
            <text:p>Surf Ninjas </text:p>
          </table:table-cell>
          <table:table-cell office:value-type="string">
            <text:p>SEGA of America, Inc.</text:p>
          </table:table-cell>
          <table:table-cell office:value-type="string">
            <text:p>NuFX, Inc.</text:p>
          </table:table-cell>
          <table:table-cell office:value-type="string">
            <text:p>Beat-'Em-Up</text:p>
          </table:table-cell>
          <table:table-cell office:value-type="string">
            <text:p>2.4</text:p>
          </table:table-cell>
          <table:table-cell office:value-type="string">
            <text:p>1 Player</text:p>
          </table:table-cell>
          <table:table-cell office:value-type="string">
            <text:p>Surf Ninjas was created as a tie-on for the 1993 New Line Cinema movie of the same name and is loosely based on its content. The entire introduction of how the surfers discover they are the sons of a Patusani king is not mentioned and instead the player is thrown in the story as a ninja trainee right away. Colonel Chi wants to overthrow the kingdom and kill the last heirs, so he sends troops of ninjas to kill the two brothers.****Players control one of the brothers as he travels through different locations such as the Palace restaurant, the docks at Venice (California), the island of Patu San and more. The 2D side-scrolling platforms missions contains platforms, enemies and ninjas and various hazards. One button is used to jump while the other, in combination with the D-pad, launches punches, kicks, throws and various combos. Attacks can also be performed from the air or using very high jumps.****During gameplay an options screen can be accessed to review the statistics (health, strength, reflex and fight), get a hint through Adam's Game Gear, call the ninja Zatch to launch a powerful attack or select a weapon such as shurikens, fireballs, a knife and a sword. By defeating enemies coins are collected to be spent on bonus time on the clock, Zatch power-ups, a bonus life, complete regeneration, a hint, a weapon or a continue.</text:p>
          </table:table-cell>
          <table:table-cell table:formula="of:=CONCATENATE(&quot;&lt;game name=&quot;;CHAR(34);[.A289];CHAR(34);&quot;&gt; &lt;year&gt;&quot;;[.B289];&quot;&lt;/year&gt; &lt;rating&gt;&quot;;[.C289];&quot;&lt;/rating&gt; &lt;title&gt;&quot;;[.D289];&quot;&lt;/title&gt; &lt;pub&gt;&quot;;[.E289];&quot;&lt;/pub&gt; &lt;dev&gt;&quot;;[.F289];&quot;&lt;/dev&gt; &lt;genre&gt;&quot;;[.G289];&quot;&lt;/genre&gt; &lt;score&gt;&quot;;[.H289];&quot;&lt;/score&gt; &lt;player&gt;&quot;;[.I289];&quot;&lt;/player&gt; &lt;story&gt;&quot;;[.J289];&quot;&lt;/story&gt; &lt;/game&gt;&quot;)" office:value-type="string" office:string-value="&lt;game name=&quot;Surf Ninjas (USA)&quot;&gt; &lt;year&gt;1993&lt;/year&gt; &lt;rating&gt;ESRB - E (Everyone)&lt;/rating&gt; &lt;title&gt;Surf Ninjas &lt;/title&gt; &lt;pub&gt;SEGA of America, Inc.&lt;/pub&gt; &lt;dev&gt;NuFX, Inc.&lt;/dev&gt; &lt;genre&gt;Beat-'Em-Up&lt;/genre&gt; &lt;score&gt;2.4&lt;/score&gt; &lt;player&gt;1 Player&lt;/player&gt; &lt;story&gt;Surf Ninjas was created as a tie-on for the 1993 New Line Cinema movie of the same name and is loosely based on its content. The entire introduction of how the surfers discover they are the sons of a Patusani king is not mentioned and instead the player is thrown in the story as a ninja trainee right away. Colonel Chi wants to overthrow the kingdom and kill the last heirs, so he sends troops of ninjas to kill the two brothers.****Players control one of the brothers as he travels through different locations such as the Palace restaurant, the docks at Venice (California), the island of Patu San and more. The 2D side-scrolling platforms missions contains platforms, enemies and ninjas and various hazards. One button is used to jump while the other, in combination with the D-pad, launches punches, kicks, throws and various combos. Attacks can also be performed from the air or using very high jumps.****During gameplay an options screen can be accessed to review the statistics (health, strength, reflex and fight), get a hint through Adam's Game Gear, call the ninja Zatch to launch a powerful attack or select a weapon such as shurikens, fireballs, a knife and a sword. By defeating enemies coins are collected to be spent on bonus time on the clock, Zatch power-ups, a bonus life, complete regeneration, a hint, a weapon or a continue.&lt;/story&gt; &lt;/game&gt;">
            <text:p>&lt;game name="Surf Ninjas (USA)"&gt; &lt;year&gt;1993&lt;/year&gt; &lt;rating&gt;ESRB - E (Everyone)&lt;/rating&gt; &lt;title&gt;Surf Ninjas &lt;/title&gt; &lt;pub&gt;SEGA of America, Inc.&lt;/pub&gt; &lt;dev&gt;NuFX, Inc.&lt;/dev&gt; &lt;genre&gt;Beat-'Em-Up&lt;/genre&gt; &lt;score&gt;2.4&lt;/score&gt; &lt;player&gt;1 Player&lt;/player&gt; &lt;story&gt;Surf Ninjas was created as a tie-on for the 1993 New Line Cinema movie of the same name and is loosely based on its content. The entire introduction of how the surfers discover they are the sons of a Patusani king is not mentioned and instead the player is thrown in the story as a ninja trainee right away. Colonel Chi wants to overthrow the kingdom and kill the last heirs, so he sends troops of ninjas to kill the two brothers.****Players control one of the brothers as he travels through different locations such as the Palace restaurant, the docks at Venice (California), the island of Patu San and more. The 2D side-scrolling platforms missions contains platforms, enemies and ninjas and various hazards. One button is used to jump while the other, in combination with the D-pad, launches punches, kicks, throws and various combos. Attacks can also be performed from the air or using very high jumps.****During gameplay an options screen can be accessed to review the statistics (health, strength, reflex and fight), get a hint through Adam's Game Gear, call the ninja Zatch to launch a powerful attack or select a weapon such as shurikens, fireballs, a knife and a sword. By defeating enemies coins are collected to be spent on bonus time on the clock, Zatch power-ups, a bonus life, complete regeneration, a hint, a weapon or a continue.&lt;/story&gt; &lt;/game&gt;</text:p>
          </table:table-cell>
        </table:table-row>
        <table:table-row table:style-name="ro1">
          <table:table-cell office:value-type="string">
            <text:p>Sylvan Tale (Japan) (Translated En)</text:p>
          </table:table-cell>
          <table:table-cell office:value-type="string">
            <text:p>1995</text:p>
          </table:table-cell>
          <table:table-cell office:value-type="string">
            <text:p>ESRB - E (Everyone)</text:p>
          </table:table-cell>
          <table:table-cell office:value-type="string">
            <text:p>Sylvan Tale </text:p>
          </table:table-cell>
          <table:table-cell table:number-columns-repeated="2" office:value-type="string">
            <text:p>SEGA Corporation</text:p>
          </table:table-cell>
          <table:table-cell office:value-type="string">
            <text:p>Role-Playing</text:p>
          </table:table-cell>
          <table:table-cell office:value-type="string">
            <text:p>3.6</text:p>
          </table:table-cell>
          <table:table-cell office:value-type="string">
            <text:p>1 Player</text:p>
          </table:table-cell>
          <table:table-cell office:value-type="string">
            <text:p>In "Sylvan Tale", you play a young warrior who strolls in the forest and suddenly notices a mysterious glowing object. He touches the object, and gets teleported to the land of Verda. A mysterious voice talk to him, saying that he has to visit six fortresses scattered across the land, and to retrieve six magic droplets, which is the only way to save the inhabitants of Verda from perishing.****This is an action adventure with RPG elements. You wander around the world, visiting towns and descending into dungeons, fighting enemies in real-time combat and getting various items (for healing, HP-increasing, etc.). As the game progresses, you will also collect items that can be used to transform into various creatures with different abilities. As a mole you can dig and destroy certain stones, as a merman you can swim, as a turtle you can use your shell as protection, as a mouse you can go through mouse holes and manipulate certain magnetic stones, and as a bird you can fly and dodge attacks.</text:p>
          </table:table-cell>
          <table:table-cell table:formula="of:=CONCATENATE(&quot;&lt;game name=&quot;;CHAR(34);[.A290];CHAR(34);&quot;&gt; &lt;year&gt;&quot;;[.B290];&quot;&lt;/year&gt; &lt;rating&gt;&quot;;[.C290];&quot;&lt;/rating&gt; &lt;title&gt;&quot;;[.D290];&quot;&lt;/title&gt; &lt;pub&gt;&quot;;[.E290];&quot;&lt;/pub&gt; &lt;dev&gt;&quot;;[.F290];&quot;&lt;/dev&gt; &lt;genre&gt;&quot;;[.G290];&quot;&lt;/genre&gt; &lt;score&gt;&quot;;[.H290];&quot;&lt;/score&gt; &lt;player&gt;&quot;;[.I290];&quot;&lt;/player&gt; &lt;story&gt;&quot;;[.J290];&quot;&lt;/story&gt; &lt;/game&gt;&quot;)" office:value-type="string" office:string-value="&lt;game name=&quot;Sylvan Tale (Japan) (Translated En)&quot;&gt; &lt;year&gt;1995&lt;/year&gt; &lt;rating&gt;ESRB - E (Everyone)&lt;/rating&gt; &lt;title&gt;Sylvan Tale &lt;/title&gt; &lt;pub&gt;SEGA Corporation&lt;/pub&gt; &lt;dev&gt;SEGA Corporation&lt;/dev&gt; &lt;genre&gt;Role-Playing&lt;/genre&gt; &lt;score&gt;3.6&lt;/score&gt; &lt;player&gt;1 Player&lt;/player&gt; &lt;story&gt;In &quot;Sylvan Tale&quot;, you play a young warrior who strolls in the forest and suddenly notices a mysterious glowing object. He touches the object, and gets teleported to the land of Verda. A mysterious voice talk to him, saying that he has to visit six fortresses scattered across the land, and to retrieve six magic droplets, which is the only way to save the inhabitants of Verda from perishing.****This is an action adventure with RPG elements. You wander around the world, visiting towns and descending into dungeons, fighting enemies in real-time combat and getting various items (for healing, HP-increasing, etc.). As the game progresses, you will also collect items that can be used to transform into various creatures with different abilities. As a mole you can dig and destroy certain stones, as a merman you can swim, as a turtle you can use your shell as protection, as a mouse you can go through mouse holes and manipulate certain magnetic stones, and as a bird you can fly and dodge attacks.&lt;/story&gt; &lt;/game&gt;">
            <text:p>&lt;game name="Sylvan Tale (Japan) (Translated En)"&gt; &lt;year&gt;1995&lt;/year&gt; &lt;rating&gt;ESRB - E (Everyone)&lt;/rating&gt; &lt;title&gt;Sylvan Tale &lt;/title&gt; &lt;pub&gt;SEGA Corporation&lt;/pub&gt; &lt;dev&gt;SEGA Corporation&lt;/dev&gt; &lt;genre&gt;Role-Playing&lt;/genre&gt; &lt;score&gt;3.6&lt;/score&gt; &lt;player&gt;1 Player&lt;/player&gt; &lt;story&gt;In "Sylvan Tale", you play a young warrior who strolls in the forest and suddenly notices a mysterious glowing object. He touches the object, and gets teleported to the land of Verda. A mysterious voice talk to him, saying that he has to visit six fortresses scattered across the land, and to retrieve six magic droplets, which is the only way to save the inhabitants of Verda from perishing.****This is an action adventure with RPG elements. You wander around the world, visiting towns and descending into dungeons, fighting enemies in real-time combat and getting various items (for healing, HP-increasing, etc.). As the game progresses, you will also collect items that can be used to transform into various creatures with different abilities. As a mole you can dig and destroy certain stones, as a merman you can swim, as a turtle you can use your shell as protection, as a mouse you can go through mouse holes and manipulate certain magnetic stones, and as a bird you can fly and dodge attacks.&lt;/story&gt; &lt;/game&gt;</text:p>
          </table:table-cell>
        </table:table-row>
        <table:table-row table:style-name="ro1">
          <table:table-cell office:value-type="string">
            <text:p>T2 - The Arcade Game (USA, Europe)</text:p>
          </table:table-cell>
          <table:table-cell office:value-type="string">
            <text:p>1993</text:p>
          </table:table-cell>
          <table:table-cell office:value-type="string">
            <text:p>ESRB - E (Everyone)</text:p>
          </table:table-cell>
          <table:table-cell office:value-type="string">
            <text:p>T2 - The Arcade Game </text:p>
          </table:table-cell>
          <table:table-cell office:value-type="string">
            <text:p>Acclaim Entertainment, Inc.</text:p>
          </table:table-cell>
          <table:table-cell office:value-type="string">
            <text:p>Midway</text:p>
          </table:table-cell>
          <table:table-cell office:value-type="string">
            <text:p>Shooter</text:p>
          </table:table-cell>
          <table:table-cell office:value-type="string">
            <text:p>3.0</text:p>
          </table:table-cell>
          <table:table-cell office:value-type="string">
            <text:p>1 Player</text:p>
          </table:table-cell>
          <table:table-cell office:value-type="string">
            <text:p>As the title states, this is the home conversion of the arcade rail-shooter based on the film Terminator 2: Judgement Day. Up to two players shoot through future and present levels as robotic killers reprogrammed to serve the human resistance. ****Both players wield a machine gun with infinite ammo that lowers its firing rate (overheats) as it is continuously fired. A secondary weapon (missile launchers in the future, shotguns in the present) has limited ammo but deals heavy damage. Powerups inside the game world include secondary weapon ammo and coolant for the machine guns, and are shot to be collected.****T2: The Arcade Game features seven levels based on specific scenes or general concepts in the film. The first four levels act as a prelude, as the player guns down waves of metal Terminators across a post-apocalyptic Battlefield, a besieged Human Hideout, and through the security checkpoints of the enemy supercomputer SkyNet. After destroying the computer, players travel back in time to protect John and Sarah Connor, while also destroying every scrap of SkyNet research at the headquarters of its manufacturer. From there, players must fend off the indestructible T-1000 until the final showdown in the Steel Mill.****Assets from the movie are used when possible, such as voice clips from Arnold Schwarzenegger, and close-up digital stills of Robert Patrick for the final battle against the T-1000. The Genesis and SNES versions also support lightguns (the Menacer and Super Scope, respectively).</text:p>
          </table:table-cell>
          <table:table-cell table:formula="of:=CONCATENATE(&quot;&lt;game name=&quot;;CHAR(34);[.A291];CHAR(34);&quot;&gt; &lt;year&gt;&quot;;[.B291];&quot;&lt;/year&gt; &lt;rating&gt;&quot;;[.C291];&quot;&lt;/rating&gt; &lt;title&gt;&quot;;[.D291];&quot;&lt;/title&gt; &lt;pub&gt;&quot;;[.E291];&quot;&lt;/pub&gt; &lt;dev&gt;&quot;;[.F291];&quot;&lt;/dev&gt; &lt;genre&gt;&quot;;[.G291];&quot;&lt;/genre&gt; &lt;score&gt;&quot;;[.H291];&quot;&lt;/score&gt; &lt;player&gt;&quot;;[.I291];&quot;&lt;/player&gt; &lt;story&gt;&quot;;[.J291];&quot;&lt;/story&gt; &lt;/game&gt;&quot;)" office:value-type="string" office:string-value="&lt;game name=&quot;T2 - The Arcade Game (USA, Europe)&quot;&gt; &lt;year&gt;1993&lt;/year&gt; &lt;rating&gt;ESRB - E (Everyone)&lt;/rating&gt; &lt;title&gt;T2 - The Arcade Game &lt;/title&gt; &lt;pub&gt;Acclaim Entertainment, Inc.&lt;/pub&gt; &lt;dev&gt;Midway&lt;/dev&gt; &lt;genre&gt;Shooter&lt;/genre&gt; &lt;score&gt;3.0&lt;/score&gt; &lt;player&gt;1 Player&lt;/player&gt; &lt;story&gt;As the title states, this is the home conversion of the arcade rail-shooter based on the film Terminator 2: Judgement Day. Up to two players shoot through future and present levels as robotic killers reprogrammed to serve the human resistance. ****Both players wield a machine gun with infinite ammo that lowers its firing rate (overheats) as it is continuously fired. A secondary weapon (missile launchers in the future, shotguns in the present) has limited ammo but deals heavy damage. Powerups inside the game world include secondary weapon ammo and coolant for the machine guns, and are shot to be collected.****T2: The Arcade Game features seven levels based on specific scenes or general concepts in the film. The first four levels act as a prelude, as the player guns down waves of metal Terminators across a post-apocalyptic Battlefield, a besieged Human Hideout, and through the security checkpoints of the enemy supercomputer SkyNet. After destroying the computer, players travel back in time to protect John and Sarah Connor, while also destroying every scrap of SkyNet research at the headquarters of its manufacturer. From there, players must fend off the indestructible T-1000 until the final showdown in the Steel Mill.****Assets from the movie are used when possible, such as voice clips from Arnold Schwarzenegger, and close-up digital stills of Robert Patrick for the final battle against the T-1000. The Genesis and SNES versions also support lightguns (the Menacer and Super Scope, respectively).&lt;/story&gt; &lt;/game&gt;">
            <text:p>&lt;game name="T2 - The Arcade Game (USA, Europe)"&gt; &lt;year&gt;1993&lt;/year&gt; &lt;rating&gt;ESRB - E (Everyone)&lt;/rating&gt; &lt;title&gt;T2 - The Arcade Game &lt;/title&gt; &lt;pub&gt;Acclaim Entertainment, Inc.&lt;/pub&gt; &lt;dev&gt;Midway&lt;/dev&gt; &lt;genre&gt;Shooter&lt;/genre&gt; &lt;score&gt;3.0&lt;/score&gt; &lt;player&gt;1 Player&lt;/player&gt; &lt;story&gt;As the title states, this is the home conversion of the arcade rail-shooter based on the film Terminator 2: Judgement Day. Up to two players shoot through future and present levels as robotic killers reprogrammed to serve the human resistance. ****Both players wield a machine gun with infinite ammo that lowers its firing rate (overheats) as it is continuously fired. A secondary weapon (missile launchers in the future, shotguns in the present) has limited ammo but deals heavy damage. Powerups inside the game world include secondary weapon ammo and coolant for the machine guns, and are shot to be collected.****T2: The Arcade Game features seven levels based on specific scenes or general concepts in the film. The first four levels act as a prelude, as the player guns down waves of metal Terminators across a post-apocalyptic Battlefield, a besieged Human Hideout, and through the security checkpoints of the enemy supercomputer SkyNet. After destroying the computer, players travel back in time to protect John and Sarah Connor, while also destroying every scrap of SkyNet research at the headquarters of its manufacturer. From there, players must fend off the indestructible T-1000 until the final showdown in the Steel Mill.****Assets from the movie are used when possible, such as voice clips from Arnold Schwarzenegger, and close-up digital stills of Robert Patrick for the final battle against the T-1000. The Genesis and SNES versions also support lightguns (the Menacer and Super Scope, respectively).&lt;/story&gt; &lt;/game&gt;</text:p>
          </table:table-cell>
        </table:table-row>
        <table:table-row table:style-name="ro1">
          <table:table-cell office:value-type="string">
            <text:p>Tails Adventures (World)</text:p>
          </table:table-cell>
          <table:table-cell office:value-type="string">
            <text:p>1995</text:p>
          </table:table-cell>
          <table:table-cell office:value-type="string">
            <text:p>ESRB - E (Everyone)</text:p>
          </table:table-cell>
          <table:table-cell office:value-type="string">
            <text:p>Tails Adventures </text:p>
          </table:table-cell>
          <table:table-cell office:value-type="string">
            <text:p>SEGA Enterprises Ltd.</text:p>
          </table:table-cell>
          <table:table-cell office:value-type="string">
            <text:p>Aspect Co. Ltd.</text:p>
          </table:table-cell>
          <table:table-cell office:value-type="string">
            <text:p>Platform</text:p>
          </table:table-cell>
          <table:table-cell office:value-type="string">
            <text:p>3.7</text:p>
          </table:table-cell>
          <table:table-cell office:value-type="string">
            <text:p>1 Player</text:p>
          </table:table-cell>
          <table:table-cell office:value-type="string">
            <text:p>Before Tails met Sonic the Hedgehog he lived on Cocoa Island, a place that isn't on the map. It's an island pulled up by the Chaos Emeralds. Suddenly, while relaxing, Tails hears an explosion that seems like it's coming from inside the island. A Flicky tells Tails that Battle Kukku has invaded the island. He also tells Tails that Battle Kukku is mining here for the Chaos Emeralds, to obtain it's power. Tails gears up and heads for his quest to find the machine parts to build his weapon to defeat the evil Battle Kukku. There are however major plot differences between the Japanese and the western release. In the US and European version of the game it tells the story how Sonic and Tails decide to go separate ways for a while. Tails finds an unknown island and decides to dub it Tails Island. While resting there, a large explosion occurs and a Flicky tells him birds are invading the island.****Unlike the other games in the series, this spin-off is less of a traditional platformer, but has a much slower pace with rpg elements and a focus on puzzle-solving. Tails can walk, jump, fly (momentarily), hang on ledges and throw bombs. He starts with ten health points that can be replenished with rings, but the amount can be extended to 99 by collecting chaos emeralds. In the twelve stages Tails can collect up to 26 items. Per level however, he is only allowed to bring along four and this adds a tactical dimension. One of the most vital tools is the Remote Robot that can squeeze through small areas that Tails cannot reach. Underwater he changes into the small submarine Sea Fox.</text:p>
          </table:table-cell>
          <table:table-cell table:formula="of:=CONCATENATE(&quot;&lt;game name=&quot;;CHAR(34);[.A292];CHAR(34);&quot;&gt; &lt;year&gt;&quot;;[.B292];&quot;&lt;/year&gt; &lt;rating&gt;&quot;;[.C292];&quot;&lt;/rating&gt; &lt;title&gt;&quot;;[.D292];&quot;&lt;/title&gt; &lt;pub&gt;&quot;;[.E292];&quot;&lt;/pub&gt; &lt;dev&gt;&quot;;[.F292];&quot;&lt;/dev&gt; &lt;genre&gt;&quot;;[.G292];&quot;&lt;/genre&gt; &lt;score&gt;&quot;;[.H292];&quot;&lt;/score&gt; &lt;player&gt;&quot;;[.I292];&quot;&lt;/player&gt; &lt;story&gt;&quot;;[.J292];&quot;&lt;/story&gt; &lt;/game&gt;&quot;)" office:value-type="string" office:string-value="&lt;game name=&quot;Tails Adventures (World)&quot;&gt; &lt;year&gt;1995&lt;/year&gt; &lt;rating&gt;ESRB - E (Everyone)&lt;/rating&gt; &lt;title&gt;Tails Adventures &lt;/title&gt; &lt;pub&gt;SEGA Enterprises Ltd.&lt;/pub&gt; &lt;dev&gt;Aspect Co. Ltd.&lt;/dev&gt; &lt;genre&gt;Platform&lt;/genre&gt; &lt;score&gt;3.7&lt;/score&gt; &lt;player&gt;1 Player&lt;/player&gt; &lt;story&gt;Before Tails met Sonic the Hedgehog he lived on Cocoa Island, a place that isn't on the map. It's an island pulled up by the Chaos Emeralds. Suddenly, while relaxing, Tails hears an explosion that seems like it's coming from inside the island. A Flicky tells Tails that Battle Kukku has invaded the island. He also tells Tails that Battle Kukku is mining here for the Chaos Emeralds, to obtain it's power. Tails gears up and heads for his quest to find the machine parts to build his weapon to defeat the evil Battle Kukku. There are however major plot differences between the Japanese and the western release. In the US and European version of the game it tells the story how Sonic and Tails decide to go separate ways for a while. Tails finds an unknown island and decides to dub it Tails Island. While resting there, a large explosion occurs and a Flicky tells him birds are invading the island.****Unlike the other games in the series, this spin-off is less of a traditional platformer, but has a much slower pace with rpg elements and a focus on puzzle-solving. Tails can walk, jump, fly (momentarily), hang on ledges and throw bombs. He starts with ten health points that can be replenished with rings, but the amount can be extended to 99 by collecting chaos emeralds. In the twelve stages Tails can collect up to 26 items. Per level however, he is only allowed to bring along four and this adds a tactical dimension. One of the most vital tools is the Remote Robot that can squeeze through small areas that Tails cannot reach. Underwater he changes into the small submarine Sea Fox.&lt;/story&gt; &lt;/game&gt;">
            <text:p>&lt;game name="Tails Adventures (World)"&gt; &lt;year&gt;1995&lt;/year&gt; &lt;rating&gt;ESRB - E (Everyone)&lt;/rating&gt; &lt;title&gt;Tails Adventures &lt;/title&gt; &lt;pub&gt;SEGA Enterprises Ltd.&lt;/pub&gt; &lt;dev&gt;Aspect Co. Ltd.&lt;/dev&gt; &lt;genre&gt;Platform&lt;/genre&gt; &lt;score&gt;3.7&lt;/score&gt; &lt;player&gt;1 Player&lt;/player&gt; &lt;story&gt;Before Tails met Sonic the Hedgehog he lived on Cocoa Island, a place that isn't on the map. It's an island pulled up by the Chaos Emeralds. Suddenly, while relaxing, Tails hears an explosion that seems like it's coming from inside the island. A Flicky tells Tails that Battle Kukku has invaded the island. He also tells Tails that Battle Kukku is mining here for the Chaos Emeralds, to obtain it's power. Tails gears up and heads for his quest to find the machine parts to build his weapon to defeat the evil Battle Kukku. There are however major plot differences between the Japanese and the western release. In the US and European version of the game it tells the story how Sonic and Tails decide to go separate ways for a while. Tails finds an unknown island and decides to dub it Tails Island. While resting there, a large explosion occurs and a Flicky tells him birds are invading the island.****Unlike the other games in the series, this spin-off is less of a traditional platformer, but has a much slower pace with rpg elements and a focus on puzzle-solving. Tails can walk, jump, fly (momentarily), hang on ledges and throw bombs. He starts with ten health points that can be replenished with rings, but the amount can be extended to 99 by collecting chaos emeralds. In the twelve stages Tails can collect up to 26 items. Per level however, he is only allowed to bring along four and this adds a tactical dimension. One of the most vital tools is the Remote Robot that can squeeze through small areas that Tails cannot reach. Underwater he changes into the small submarine Sea Fox.&lt;/story&gt; &lt;/game&gt;</text:p>
          </table:table-cell>
        </table:table-row>
        <table:table-row table:style-name="ro1">
          <table:table-cell office:value-type="string">
            <text:p>Tails no Sky Patrol (Japan)</text:p>
          </table:table-cell>
          <table:table-cell office:value-type="string">
            <text:p>1995</text:p>
          </table:table-cell>
          <table:table-cell office:value-type="string">
            <text:p>ESRB - E (Everyone)</text:p>
          </table:table-cell>
          <table:table-cell office:value-type="string">
            <text:p>Tails no Sky Patrol </text:p>
          </table:table-cell>
          <table:table-cell office:value-type="string">
            <text:p>SEGA Enterprises Ltd.</text:p>
          </table:table-cell>
          <table:table-cell office:value-type="string">
            <text:p>SiMS Co., Ltd.</text:p>
          </table:table-cell>
          <table:table-cell office:value-type="string">
            <text:p>Shooter</text:p>
          </table:table-cell>
          <table:table-cell office:value-type="string">
            <text:p>3.5</text:p>
          </table:table-cell>
          <table:table-cell office:value-type="string">
            <text:p>1 Player</text:p>
          </table:table-cell>
          <table:table-cell office:value-type="string">
            <text:p>Tails' Skypatrol is the first solo adventure of the Sonic sidekick Tails in the Sonic the Hedgehog series and it was only released in Japan.****While flying around, Tails discovers an island. It seems to be completely abandoned except for some mine cart tracks. As he lands on the island a cart approaches, and Tails hides in the bushes. The passing silver cart is driven by a woman who says she is Wendy Witchcart. She proclaims that everything on the island is hers and threatens to transform everyone in crystal who does not follow her rules. Tails, determined to save all the animals on the island, sets in a chase to the Witchcart.****Gameplay is fairly similar to the Sonic series. Tails need to defeat enemies and complete obstacles. He can fly, but is constantly suspended. He carries a golden rind that is used to take out enemies or to latch on to devices. Sonic, the emeralds and Dr. Robotnik are not presented, and neither are there rings to collect during the levels.****The game came to other territories as an unlockable minigame in the GameCube version of Sonic Adventure DX and as one of the titles in the Sonic Gems Collection.</text:p>
          </table:table-cell>
          <table:table-cell table:formula="of:=CONCATENATE(&quot;&lt;game name=&quot;;CHAR(34);[.A293];CHAR(34);&quot;&gt; &lt;year&gt;&quot;;[.B293];&quot;&lt;/year&gt; &lt;rating&gt;&quot;;[.C293];&quot;&lt;/rating&gt; &lt;title&gt;&quot;;[.D293];&quot;&lt;/title&gt; &lt;pub&gt;&quot;;[.E293];&quot;&lt;/pub&gt; &lt;dev&gt;&quot;;[.F293];&quot;&lt;/dev&gt; &lt;genre&gt;&quot;;[.G293];&quot;&lt;/genre&gt; &lt;score&gt;&quot;;[.H293];&quot;&lt;/score&gt; &lt;player&gt;&quot;;[.I293];&quot;&lt;/player&gt; &lt;story&gt;&quot;;[.J293];&quot;&lt;/story&gt; &lt;/game&gt;&quot;)" office:value-type="string" office:string-value="&lt;game name=&quot;Tails no Sky Patrol (Japan)&quot;&gt; &lt;year&gt;1995&lt;/year&gt; &lt;rating&gt;ESRB - E (Everyone)&lt;/rating&gt; &lt;title&gt;Tails no Sky Patrol &lt;/title&gt; &lt;pub&gt;SEGA Enterprises Ltd.&lt;/pub&gt; &lt;dev&gt;SiMS Co., Ltd.&lt;/dev&gt; &lt;genre&gt;Shooter&lt;/genre&gt; &lt;score&gt;3.5&lt;/score&gt; &lt;player&gt;1 Player&lt;/player&gt; &lt;story&gt;Tails' Skypatrol is the first solo adventure of the Sonic sidekick Tails in the Sonic the Hedgehog series and it was only released in Japan.****While flying around, Tails discovers an island. It seems to be completely abandoned except for some mine cart tracks. As he lands on the island a cart approaches, and Tails hides in the bushes. The passing silver cart is driven by a woman who says she is Wendy Witchcart. She proclaims that everything on the island is hers and threatens to transform everyone in crystal who does not follow her rules. Tails, determined to save all the animals on the island, sets in a chase to the Witchcart.****Gameplay is fairly similar to the Sonic series. Tails need to defeat enemies and complete obstacles. He can fly, but is constantly suspended. He carries a golden rind that is used to take out enemies or to latch on to devices. Sonic, the emeralds and Dr. Robotnik are not presented, and neither are there rings to collect during the levels.****The game came to other territories as an unlockable minigame in the GameCube version of Sonic Adventure DX and as one of the titles in the Sonic Gems Collection.&lt;/story&gt; &lt;/game&gt;">
            <text:p>&lt;game name="Tails no Sky Patrol (Japan)"&gt; &lt;year&gt;1995&lt;/year&gt; &lt;rating&gt;ESRB - E (Everyone)&lt;/rating&gt; &lt;title&gt;Tails no Sky Patrol &lt;/title&gt; &lt;pub&gt;SEGA Enterprises Ltd.&lt;/pub&gt; &lt;dev&gt;SiMS Co., Ltd.&lt;/dev&gt; &lt;genre&gt;Shooter&lt;/genre&gt; &lt;score&gt;3.5&lt;/score&gt; &lt;player&gt;1 Player&lt;/player&gt; &lt;story&gt;Tails' Skypatrol is the first solo adventure of the Sonic sidekick Tails in the Sonic the Hedgehog series and it was only released in Japan.****While flying around, Tails discovers an island. It seems to be completely abandoned except for some mine cart tracks. As he lands on the island a cart approaches, and Tails hides in the bushes. The passing silver cart is driven by a woman who says she is Wendy Witchcart. She proclaims that everything on the island is hers and threatens to transform everyone in crystal who does not follow her rules. Tails, determined to save all the animals on the island, sets in a chase to the Witchcart.****Gameplay is fairly similar to the Sonic series. Tails need to defeat enemies and complete obstacles. He can fly, but is constantly suspended. He carries a golden rind that is used to take out enemies or to latch on to devices. Sonic, the emeralds and Dr. Robotnik are not presented, and neither are there rings to collect during the levels.****The game came to other territories as an unlockable minigame in the GameCube version of Sonic Adventure DX and as one of the titles in the Sonic Gems Collection.&lt;/story&gt; &lt;/game&gt;</text:p>
          </table:table-cell>
        </table:table-row>
        <table:table-row table:style-name="ro1">
          <table:table-cell office:value-type="string">
            <text:p>Taisen Mahjong HaoPai (Japan)</text:p>
          </table:table-cell>
          <table:table-cell office:value-type="string">
            <text:p>1990</text:p>
          </table:table-cell>
          <table:table-cell office:value-type="string">
            <text:p>ESRB - E (Everyone)</text:p>
          </table:table-cell>
          <table:table-cell office:value-type="string">
            <text:p>Taisen Mahjong HaoPai </text:p>
          </table:table-cell>
          <table:table-cell office:value-type="string">
            <text:p>SEGA Corporation</text:p>
          </table:table-cell>
          <table:table-cell office:value-type="string">
            <text:p>Arc System Works </text:p>
          </table:table-cell>
          <table:table-cell office:value-type="string">
            <text:p>Mahjong</text:p>
          </table:table-cell>
          <table:table-cell office:value-type="string">
            <text:p>2.5</text:p>
          </table:table-cell>
          <table:table-cell office:value-type="string">
            <text:p>1-2 Players</text:p>
          </table:table-cell>
          <table:table-cell office:value-type="string">
            <text:p>Taisen Mahjong Haopai is a Mahjong game, developed by Arc System Works and published by Sega, which was released in Japan in 1990.</text:p>
          </table:table-cell>
          <table:table-cell table:formula="of:=CONCATENATE(&quot;&lt;game name=&quot;;CHAR(34);[.A294];CHAR(34);&quot;&gt; &lt;year&gt;&quot;;[.B294];&quot;&lt;/year&gt; &lt;rating&gt;&quot;;[.C294];&quot;&lt;/rating&gt; &lt;title&gt;&quot;;[.D294];&quot;&lt;/title&gt; &lt;pub&gt;&quot;;[.E294];&quot;&lt;/pub&gt; &lt;dev&gt;&quot;;[.F294];&quot;&lt;/dev&gt; &lt;genre&gt;&quot;;[.G294];&quot;&lt;/genre&gt; &lt;score&gt;&quot;;[.H294];&quot;&lt;/score&gt; &lt;player&gt;&quot;;[.I294];&quot;&lt;/player&gt; &lt;story&gt;&quot;;[.J294];&quot;&lt;/story&gt; &lt;/game&gt;&quot;)" office:value-type="string" office:string-value="&lt;game name=&quot;Taisen Mahjong HaoPai (Japan)&quot;&gt; &lt;year&gt;1990&lt;/year&gt; &lt;rating&gt;ESRB - E (Everyone)&lt;/rating&gt; &lt;title&gt;Taisen Mahjong HaoPai &lt;/title&gt; &lt;pub&gt;SEGA Corporation&lt;/pub&gt; &lt;dev&gt;Arc System Works &lt;/dev&gt; &lt;genre&gt;Mahjong&lt;/genre&gt; &lt;score&gt;2.5&lt;/score&gt; &lt;player&gt;1-2 Players&lt;/player&gt; &lt;story&gt;Taisen Mahjong Haopai is a Mahjong game, developed by Arc System Works and published by Sega, which was released in Japan in 1990.&lt;/story&gt; &lt;/game&gt;">
            <text:p>&lt;game name="Taisen Mahjong HaoPai (Japan)"&gt; &lt;year&gt;1990&lt;/year&gt; &lt;rating&gt;ESRB - E (Everyone)&lt;/rating&gt; &lt;title&gt;Taisen Mahjong HaoPai &lt;/title&gt; &lt;pub&gt;SEGA Corporation&lt;/pub&gt; &lt;dev&gt;Arc System Works &lt;/dev&gt; &lt;genre&gt;Mahjong&lt;/genre&gt; &lt;score&gt;2.5&lt;/score&gt; &lt;player&gt;1-2 Players&lt;/player&gt; &lt;story&gt;Taisen Mahjong Haopai is a Mahjong game, developed by Arc System Works and published by Sega, which was released in Japan in 1990.&lt;/story&gt; &lt;/game&gt;</text:p>
          </table:table-cell>
        </table:table-row>
        <table:table-row table:style-name="ro1">
          <table:table-cell office:value-type="string">
            <text:p>Taisen Mahjong HaoPai 2 (Japan)</text:p>
          </table:table-cell>
          <table:table-cell office:value-type="string">
            <text:p>1993</text:p>
          </table:table-cell>
          <table:table-cell office:value-type="string">
            <text:p>ESRB - E (Everyone)</text:p>
          </table:table-cell>
          <table:table-cell office:value-type="string">
            <text:p>Taisen Mahjong HaoPai 2 </text:p>
          </table:table-cell>
          <table:table-cell office:value-type="string">
            <text:p>SEGA Corporation</text:p>
          </table:table-cell>
          <table:table-cell office:value-type="string">
            <text:p>Arc System Works </text:p>
          </table:table-cell>
          <table:table-cell office:value-type="string">
            <text:p>Mahjong</text:p>
          </table:table-cell>
          <table:table-cell office:value-type="string">
            <text:p>2.7</text:p>
          </table:table-cell>
          <table:table-cell office:value-type="string">
            <text:p>1-2 Players</text:p>
          </table:table-cell>
          <table:table-cell office:value-type="string">
            <text:p>Taisen Mahjong Haopai 2 is a Mahjong game, published by Sega, which was released in Japan in 1993.</text:p>
          </table:table-cell>
          <table:table-cell table:formula="of:=CONCATENATE(&quot;&lt;game name=&quot;;CHAR(34);[.A295];CHAR(34);&quot;&gt; &lt;year&gt;&quot;;[.B295];&quot;&lt;/year&gt; &lt;rating&gt;&quot;;[.C295];&quot;&lt;/rating&gt; &lt;title&gt;&quot;;[.D295];&quot;&lt;/title&gt; &lt;pub&gt;&quot;;[.E295];&quot;&lt;/pub&gt; &lt;dev&gt;&quot;;[.F295];&quot;&lt;/dev&gt; &lt;genre&gt;&quot;;[.G295];&quot;&lt;/genre&gt; &lt;score&gt;&quot;;[.H295];&quot;&lt;/score&gt; &lt;player&gt;&quot;;[.I295];&quot;&lt;/player&gt; &lt;story&gt;&quot;;[.J295];&quot;&lt;/story&gt; &lt;/game&gt;&quot;)" office:value-type="string" office:string-value="&lt;game name=&quot;Taisen Mahjong HaoPai 2 (Japan)&quot;&gt; &lt;year&gt;1993&lt;/year&gt; &lt;rating&gt;ESRB - E (Everyone)&lt;/rating&gt; &lt;title&gt;Taisen Mahjong HaoPai 2 &lt;/title&gt; &lt;pub&gt;SEGA Corporation&lt;/pub&gt; &lt;dev&gt;Arc System Works &lt;/dev&gt; &lt;genre&gt;Mahjong&lt;/genre&gt; &lt;score&gt;2.7&lt;/score&gt; &lt;player&gt;1-2 Players&lt;/player&gt; &lt;story&gt;Taisen Mahjong Haopai 2 is a Mahjong game, published by Sega, which was released in Japan in 1993.&lt;/story&gt; &lt;/game&gt;">
            <text:p>&lt;game name="Taisen Mahjong HaoPai 2 (Japan)"&gt; &lt;year&gt;1993&lt;/year&gt; &lt;rating&gt;ESRB - E (Everyone)&lt;/rating&gt; &lt;title&gt;Taisen Mahjong HaoPai 2 &lt;/title&gt; &lt;pub&gt;SEGA Corporation&lt;/pub&gt; &lt;dev&gt;Arc System Works &lt;/dev&gt; &lt;genre&gt;Mahjong&lt;/genre&gt; &lt;score&gt;2.7&lt;/score&gt; &lt;player&gt;1-2 Players&lt;/player&gt; &lt;story&gt;Taisen Mahjong Haopai 2 is a Mahjong game, published by Sega, which was released in Japan in 1993.&lt;/story&gt; &lt;/game&gt;</text:p>
          </table:table-cell>
        </table:table-row>
        <table:table-row table:style-name="ro1">
          <table:table-cell office:value-type="string">
            <text:p>Tale Spin (USA, Europe)</text:p>
          </table:table-cell>
          <table:table-cell office:value-type="string">
            <text:p>1993</text:p>
          </table:table-cell>
          <table:table-cell office:value-type="string">
            <text:p>ESRB - E (Everyone)</text:p>
          </table:table-cell>
          <table:table-cell office:value-type="string">
            <text:p>Tale Spin </text:p>
          </table:table-cell>
          <table:table-cell table:number-columns-repeated="2" office:value-type="string">
            <text:p>SEGA Corporation</text:p>
          </table:table-cell>
          <table:table-cell office:value-type="string">
            <text:p>Action</text:p>
          </table:table-cell>
          <table:table-cell office:value-type="string">
            <text:p>3.4</text:p>
          </table:table-cell>
          <table:table-cell office:value-type="string">
            <text:p>1 Player</text:p>
          </table:table-cell>
          <table:table-cell office:value-type="string">
            <text:p>Baloo the Bear is the chief and only pilot at the always struggling air-frieght company of Higher for Hire. With his cargo plane, the Sea Duck and the young orphan, Kit Cloudkicker... Baloo is ready to take to the sky and face down air pirates, bad weather and the ruthless Shere Khan.</text:p>
          </table:table-cell>
          <table:table-cell table:formula="of:=CONCATENATE(&quot;&lt;game name=&quot;;CHAR(34);[.A296];CHAR(34);&quot;&gt; &lt;year&gt;&quot;;[.B296];&quot;&lt;/year&gt; &lt;rating&gt;&quot;;[.C296];&quot;&lt;/rating&gt; &lt;title&gt;&quot;;[.D296];&quot;&lt;/title&gt; &lt;pub&gt;&quot;;[.E296];&quot;&lt;/pub&gt; &lt;dev&gt;&quot;;[.F296];&quot;&lt;/dev&gt; &lt;genre&gt;&quot;;[.G296];&quot;&lt;/genre&gt; &lt;score&gt;&quot;;[.H296];&quot;&lt;/score&gt; &lt;player&gt;&quot;;[.I296];&quot;&lt;/player&gt; &lt;story&gt;&quot;;[.J296];&quot;&lt;/story&gt; &lt;/game&gt;&quot;)" office:value-type="string" office:string-value="&lt;game name=&quot;Tale Spin (USA, Europe)&quot;&gt; &lt;year&gt;1993&lt;/year&gt; &lt;rating&gt;ESRB - E (Everyone)&lt;/rating&gt; &lt;title&gt;Tale Spin &lt;/title&gt; &lt;pub&gt;SEGA Corporation&lt;/pub&gt; &lt;dev&gt;SEGA Corporation&lt;/dev&gt; &lt;genre&gt;Action&lt;/genre&gt; &lt;score&gt;3.4&lt;/score&gt; &lt;player&gt;1 Player&lt;/player&gt; &lt;story&gt;Baloo the Bear is the chief and only pilot at the always struggling air-frieght company of Higher for Hire. With his cargo plane, the Sea Duck and the young orphan, Kit Cloudkicker... Baloo is ready to take to the sky and face down air pirates, bad weather and the ruthless Shere Khan.&lt;/story&gt; &lt;/game&gt;">
            <text:p>&lt;game name="Tale Spin (USA, Europe)"&gt; &lt;year&gt;1993&lt;/year&gt; &lt;rating&gt;ESRB - E (Everyone)&lt;/rating&gt; &lt;title&gt;Tale Spin &lt;/title&gt; &lt;pub&gt;SEGA Corporation&lt;/pub&gt; &lt;dev&gt;SEGA Corporation&lt;/dev&gt; &lt;genre&gt;Action&lt;/genre&gt; &lt;score&gt;3.4&lt;/score&gt; &lt;player&gt;1 Player&lt;/player&gt; &lt;story&gt;Baloo the Bear is the chief and only pilot at the always struggling air-frieght company of Higher for Hire. With his cargo plane, the Sea Duck and the young orphan, Kit Cloudkicker... Baloo is ready to take to the sky and face down air pirates, bad weather and the ruthless Shere Khan.&lt;/story&gt; &lt;/game&gt;</text:p>
          </table:table-cell>
        </table:table-row>
        <table:table-row table:style-name="ro1">
          <table:table-cell office:value-type="string">
            <text:p>Tarzan - Lord of the Jungle (Europe)</text:p>
          </table:table-cell>
          <table:table-cell office:value-type="string">
            <text:p>1994</text:p>
          </table:table-cell>
          <table:table-cell office:value-type="string">
            <text:p>ESRB - E (Everyone)</text:p>
          </table:table-cell>
          <table:table-cell office:value-type="string">
            <text:p>Tarzan - Lord of the Jungle </text:p>
          </table:table-cell>
          <table:table-cell office:value-type="string">
            <text:p>GameTek, Inc.</text:p>
          </table:table-cell>
          <table:table-cell office:value-type="string">
            <text:p>Eurocom Developments Ltd</text:p>
          </table:table-cell>
          <table:table-cell office:value-type="string">
            <text:p>Action</text:p>
          </table:table-cell>
          <table:table-cell office:value-type="string">
            <text:p>3.3</text:p>
          </table:table-cell>
          <table:table-cell office:value-type="string">
            <text:p>1 Player</text:p>
          </table:table-cell>
          <table:table-cell office:value-type="string">
            <text:p>In Tarzan, players get to control the Lord of the Jungle in six different missions that range from curing the Great Ape to saving his forest friends from a group of evil poachers and fighting off a dangerous wildfire. The gameplay is a 2D platformer where player must transverse levels and using weapons like spears, knives and arrows against enemies while avoiding various pitfalls and obstacles while collecting the required item for each stage.Players can also swing on vines and swim to cross various parts of the stages and must also complete the level within the given time limit set at the bottom of the screen.</text:p>
          </table:table-cell>
          <table:table-cell table:formula="of:=CONCATENATE(&quot;&lt;game name=&quot;;CHAR(34);[.A297];CHAR(34);&quot;&gt; &lt;year&gt;&quot;;[.B297];&quot;&lt;/year&gt; &lt;rating&gt;&quot;;[.C297];&quot;&lt;/rating&gt; &lt;title&gt;&quot;;[.D297];&quot;&lt;/title&gt; &lt;pub&gt;&quot;;[.E297];&quot;&lt;/pub&gt; &lt;dev&gt;&quot;;[.F297];&quot;&lt;/dev&gt; &lt;genre&gt;&quot;;[.G297];&quot;&lt;/genre&gt; &lt;score&gt;&quot;;[.H297];&quot;&lt;/score&gt; &lt;player&gt;&quot;;[.I297];&quot;&lt;/player&gt; &lt;story&gt;&quot;;[.J297];&quot;&lt;/story&gt; &lt;/game&gt;&quot;)" office:value-type="string" office:string-value="&lt;game name=&quot;Tarzan - Lord of the Jungle (Europe)&quot;&gt; &lt;year&gt;1994&lt;/year&gt; &lt;rating&gt;ESRB - E (Everyone)&lt;/rating&gt; &lt;title&gt;Tarzan - Lord of the Jungle &lt;/title&gt; &lt;pub&gt;GameTek, Inc.&lt;/pub&gt; &lt;dev&gt;Eurocom Developments Ltd&lt;/dev&gt; &lt;genre&gt;Action&lt;/genre&gt; &lt;score&gt;3.3&lt;/score&gt; &lt;player&gt;1 Player&lt;/player&gt; &lt;story&gt;In Tarzan, players get to control the Lord of the Jungle in six different missions that range from curing the Great Ape to saving his forest friends from a group of evil poachers and fighting off a dangerous wildfire. The gameplay is a 2D platformer where player must transverse levels and using weapons like spears, knives and arrows against enemies while avoiding various pitfalls and obstacles while collecting the required item for each stage.Players can also swing on vines and swim to cross various parts of the stages and must also complete the level within the given time limit set at the bottom of the screen.&lt;/story&gt; &lt;/game&gt;">
            <text:p>&lt;game name="Tarzan - Lord of the Jungle (Europe)"&gt; &lt;year&gt;1994&lt;/year&gt; &lt;rating&gt;ESRB - E (Everyone)&lt;/rating&gt; &lt;title&gt;Tarzan - Lord of the Jungle &lt;/title&gt; &lt;pub&gt;GameTek, Inc.&lt;/pub&gt; &lt;dev&gt;Eurocom Developments Ltd&lt;/dev&gt; &lt;genre&gt;Action&lt;/genre&gt; &lt;score&gt;3.3&lt;/score&gt; &lt;player&gt;1 Player&lt;/player&gt; &lt;story&gt;In Tarzan, players get to control the Lord of the Jungle in six different missions that range from curing the Great Ape to saving his forest friends from a group of evil poachers and fighting off a dangerous wildfire. The gameplay is a 2D platformer where player must transverse levels and using weapons like spears, knives and arrows against enemies while avoiding various pitfalls and obstacles while collecting the required item for each stage.Players can also swing on vines and swim to cross various parts of the stages and must also complete the level within the given time limit set at the bottom of the screen.&lt;/story&gt; &lt;/game&gt;</text:p>
          </table:table-cell>
        </table:table-row>
        <table:table-row table:style-name="ro1">
          <table:table-cell office:value-type="string">
            <text:p>Taz in Escape from Mars (USA, Europe)</text:p>
          </table:table-cell>
          <table:table-cell office:value-type="string">
            <text:p>1994</text:p>
          </table:table-cell>
          <table:table-cell office:value-type="string">
            <text:p>ESRB - E (Everyone)</text:p>
          </table:table-cell>
          <table:table-cell office:value-type="string">
            <text:p>Taz in Escape from Mars </text:p>
          </table:table-cell>
          <table:table-cell office:value-type="string">
            <text:p>SEGA of America, Inc.</text:p>
          </table:table-cell>
          <table:table-cell office:value-type="string">
            <text:p>HeadGames, Inc.</text:p>
          </table:table-cell>
          <table:table-cell office:value-type="string">
            <text:p>Platform</text:p>
          </table:table-cell>
          <table:table-cell office:value-type="string">
            <text:p>3.8</text:p>
          </table:table-cell>
          <table:table-cell office:value-type="string">
            <text:p>1 Player</text:p>
          </table:table-cell>
          <table:table-cell office:value-type="string">
            <text:p>You play as Taz, the famous cartoon-character. Taz is captured by Marvin the Martian and transfered to his intergalactic Zoo! Now it is your job to aid Taz in his great escape from the Zoo-prison and also find a way back home to Earth. To make the escape a little easier, there are items placed here and there, such as cakes which make regain your health. You also find gas tanks, which you can eat and then breath fire.****You will travel trough the Zoo, and a big wasteland and many other hostile zones with lots of weird enemies and bizarre bosses.</text:p>
          </table:table-cell>
          <table:table-cell table:formula="of:=CONCATENATE(&quot;&lt;game name=&quot;;CHAR(34);[.A298];CHAR(34);&quot;&gt; &lt;year&gt;&quot;;[.B298];&quot;&lt;/year&gt; &lt;rating&gt;&quot;;[.C298];&quot;&lt;/rating&gt; &lt;title&gt;&quot;;[.D298];&quot;&lt;/title&gt; &lt;pub&gt;&quot;;[.E298];&quot;&lt;/pub&gt; &lt;dev&gt;&quot;;[.F298];&quot;&lt;/dev&gt; &lt;genre&gt;&quot;;[.G298];&quot;&lt;/genre&gt; &lt;score&gt;&quot;;[.H298];&quot;&lt;/score&gt; &lt;player&gt;&quot;;[.I298];&quot;&lt;/player&gt; &lt;story&gt;&quot;;[.J298];&quot;&lt;/story&gt; &lt;/game&gt;&quot;)" office:value-type="string" office:string-value="&lt;game name=&quot;Taz in Escape from Mars (USA, Europe)&quot;&gt; &lt;year&gt;1994&lt;/year&gt; &lt;rating&gt;ESRB - E (Everyone)&lt;/rating&gt; &lt;title&gt;Taz in Escape from Mars &lt;/title&gt; &lt;pub&gt;SEGA of America, Inc.&lt;/pub&gt; &lt;dev&gt;HeadGames, Inc.&lt;/dev&gt; &lt;genre&gt;Platform&lt;/genre&gt; &lt;score&gt;3.8&lt;/score&gt; &lt;player&gt;1 Player&lt;/player&gt; &lt;story&gt;You play as Taz, the famous cartoon-character. Taz is captured by Marvin the Martian and transfered to his intergalactic Zoo! Now it is your job to aid Taz in his great escape from the Zoo-prison and also find a way back home to Earth. To make the escape a little easier, there are items placed here and there, such as cakes which make regain your health. You also find gas tanks, which you can eat and then breath fire.****You will travel trough the Zoo, and a big wasteland and many other hostile zones with lots of weird enemies and bizarre bosses.&lt;/story&gt; &lt;/game&gt;">
            <text:p>&lt;game name="Taz in Escape from Mars (USA, Europe)"&gt; &lt;year&gt;1994&lt;/year&gt; &lt;rating&gt;ESRB - E (Everyone)&lt;/rating&gt; &lt;title&gt;Taz in Escape from Mars &lt;/title&gt; &lt;pub&gt;SEGA of America, Inc.&lt;/pub&gt; &lt;dev&gt;HeadGames, Inc.&lt;/dev&gt; &lt;genre&gt;Platform&lt;/genre&gt; &lt;score&gt;3.8&lt;/score&gt; &lt;player&gt;1 Player&lt;/player&gt; &lt;story&gt;You play as Taz, the famous cartoon-character. Taz is captured by Marvin the Martian and transfered to his intergalactic Zoo! Now it is your job to aid Taz in his great escape from the Zoo-prison and also find a way back home to Earth. To make the escape a little easier, there are items placed here and there, such as cakes which make regain your health. You also find gas tanks, which you can eat and then breath fire.****You will travel trough the Zoo, and a big wasteland and many other hostile zones with lots of weird enemies and bizarre bosses.&lt;/story&gt; &lt;/game&gt;</text:p>
          </table:table-cell>
        </table:table-row>
        <table:table-row table:style-name="ro1">
          <table:table-cell office:value-type="string">
            <text:p>Taz-Mania - The Search for the Lost Seabirds (USA, Europe)</text:p>
          </table:table-cell>
          <table:table-cell office:value-type="string">
            <text:p>1994</text:p>
          </table:table-cell>
          <table:table-cell office:value-type="string">
            <text:p>ESRB - E (Everyone)</text:p>
          </table:table-cell>
          <table:table-cell office:value-type="string">
            <text:p>Taz-Mania - The Search for the Lost Seabirds </text:p>
          </table:table-cell>
          <table:table-cell office:value-type="string">
            <text:p>SEGA Enterprises Ltd.</text:p>
          </table:table-cell>
          <table:table-cell office:value-type="string">
            <text:p>NuFX, Inc.</text:p>
          </table:table-cell>
          <table:table-cell office:value-type="string">
            <text:p>Platform</text:p>
          </table:table-cell>
          <table:table-cell office:value-type="string">
            <text:p>3.2</text:p>
          </table:table-cell>
          <table:table-cell office:value-type="string">
            <text:p>1 Player</text:p>
          </table:table-cell>
          <table:table-cell office:value-type="string">
            <text:p>One evening, Taz's father is telling an intriguing tale. Somewhere on Tazmania is a Lost Valley, and in that valley nests a huge seabird, so huge that one of it's eggs could feed a family for a year! Just think of the omelette one of those could make!****Thus Taz becomes fascinated and leaves in search of one of those eggs before his Dad has even finished the story...****Taz can Jump, perform a Spinning Jump and a Spin Attack. Munch roast chickens to replenish life. Gain extra points by moving quickly through the levels - there are six stages and each stage has two rounds.****There are a few other items and pickups such as:****1. Spring: boings Taz up to high ledges.**2. Blocks: destructible.**3. 1-UP: extra life.**4. Star: invulnerability. Unless you run into a bomb.**5. Bomb: does what it says on the tin.</text:p>
          </table:table-cell>
          <table:table-cell table:formula="of:=CONCATENATE(&quot;&lt;game name=&quot;;CHAR(34);[.A299];CHAR(34);&quot;&gt; &lt;year&gt;&quot;;[.B299];&quot;&lt;/year&gt; &lt;rating&gt;&quot;;[.C299];&quot;&lt;/rating&gt; &lt;title&gt;&quot;;[.D299];&quot;&lt;/title&gt; &lt;pub&gt;&quot;;[.E299];&quot;&lt;/pub&gt; &lt;dev&gt;&quot;;[.F299];&quot;&lt;/dev&gt; &lt;genre&gt;&quot;;[.G299];&quot;&lt;/genre&gt; &lt;score&gt;&quot;;[.H299];&quot;&lt;/score&gt; &lt;player&gt;&quot;;[.I299];&quot;&lt;/player&gt; &lt;story&gt;&quot;;[.J299];&quot;&lt;/story&gt; &lt;/game&gt;&quot;)" office:value-type="string" office:string-value="&lt;game name=&quot;Taz-Mania - The Search for the Lost Seabirds (USA, Europe)&quot;&gt; &lt;year&gt;1994&lt;/year&gt; &lt;rating&gt;ESRB - E (Everyone)&lt;/rating&gt; &lt;title&gt;Taz-Mania - The Search for the Lost Seabirds &lt;/title&gt; &lt;pub&gt;SEGA Enterprises Ltd.&lt;/pub&gt; &lt;dev&gt;NuFX, Inc.&lt;/dev&gt; &lt;genre&gt;Platform&lt;/genre&gt; &lt;score&gt;3.2&lt;/score&gt; &lt;player&gt;1 Player&lt;/player&gt; &lt;story&gt;One evening, Taz's father is telling an intriguing tale. Somewhere on Tazmania is a Lost Valley, and in that valley nests a huge seabird, so huge that one of it's eggs could feed a family for a year! Just think of the omelette one of those could make!****Thus Taz becomes fascinated and leaves in search of one of those eggs before his Dad has even finished the story...****Taz can Jump, perform a Spinning Jump and a Spin Attack. Munch roast chickens to replenish life. Gain extra points by moving quickly through the levels - there are six stages and each stage has two rounds.****There are a few other items and pickups such as:****1. Spring: boings Taz up to high ledges.**2. Blocks: destructible.**3. 1-UP: extra life.**4. Star: invulnerability. Unless you run into a bomb.**5. Bomb: does what it says on the tin.&lt;/story&gt; &lt;/game&gt;">
            <text:p>&lt;game name="Taz-Mania - The Search for the Lost Seabirds (USA, Europe)"&gt; &lt;year&gt;1994&lt;/year&gt; &lt;rating&gt;ESRB - E (Everyone)&lt;/rating&gt; &lt;title&gt;Taz-Mania - The Search for the Lost Seabirds &lt;/title&gt; &lt;pub&gt;SEGA Enterprises Ltd.&lt;/pub&gt; &lt;dev&gt;NuFX, Inc.&lt;/dev&gt; &lt;genre&gt;Platform&lt;/genre&gt; &lt;score&gt;3.2&lt;/score&gt; &lt;player&gt;1 Player&lt;/player&gt; &lt;story&gt;One evening, Taz's father is telling an intriguing tale. Somewhere on Tazmania is a Lost Valley, and in that valley nests a huge seabird, so huge that one of it's eggs could feed a family for a year! Just think of the omelette one of those could make!****Thus Taz becomes fascinated and leaves in search of one of those eggs before his Dad has even finished the story...****Taz can Jump, perform a Spinning Jump and a Spin Attack. Munch roast chickens to replenish life. Gain extra points by moving quickly through the levels - there are six stages and each stage has two rounds.****There are a few other items and pickups such as:****1. Spring: boings Taz up to high ledges.**2. Blocks: destructible.**3. 1-UP: extra life.**4. Star: invulnerability. Unless you run into a bomb.**5. Bomb: does what it says on the tin.&lt;/story&gt; &lt;/game&gt;</text:p>
          </table:table-cell>
        </table:table-row>
        <table:table-row table:style-name="ro1">
          <table:table-cell office:value-type="string">
            <text:p>Tempo Jr. (World)</text:p>
          </table:table-cell>
          <table:table-cell office:value-type="string">
            <text:p>1995</text:p>
          </table:table-cell>
          <table:table-cell office:value-type="string">
            <text:p>ESRB - E (Everyone)</text:p>
          </table:table-cell>
          <table:table-cell office:value-type="string">
            <text:p>Tempo Jr. </text:p>
          </table:table-cell>
          <table:table-cell office:value-type="string">
            <text:p>SEGA of America, Inc.</text:p>
          </table:table-cell>
          <table:table-cell office:value-type="string">
            <text:p>SIMS Co., Ltd.</text:p>
          </table:table-cell>
          <table:table-cell office:value-type="string">
            <text:p>Platform</text:p>
          </table:table-cell>
          <table:table-cell office:value-type="string">
            <text:p>3.4</text:p>
          </table:table-cell>
          <table:table-cell office:value-type="string">
            <text:p>1 Player</text:p>
          </table:table-cell>
          <table:table-cell office:value-type="string">
            <text:p>Tempo Jr. is platforming game and sequel to Tempo on the Sega 32X. The player again takes control of the cute grasshopper Tempo and guides him through various stages. The goal in each level is just to find the exit. Each level consists of two stages and a boss fight. After finishing a level, Tempo can take part in a mini game if he found coins in the completed level and win additional points or lives. Tempo can shoot notes from his hands to stun enemies, which will then automatically be kicked away on contact. He can also use his wings to move faster, float in the air or fall more slowly and more controlled.</text:p>
          </table:table-cell>
          <table:table-cell table:formula="of:=CONCATENATE(&quot;&lt;game name=&quot;;CHAR(34);[.A300];CHAR(34);&quot;&gt; &lt;year&gt;&quot;;[.B300];&quot;&lt;/year&gt; &lt;rating&gt;&quot;;[.C300];&quot;&lt;/rating&gt; &lt;title&gt;&quot;;[.D300];&quot;&lt;/title&gt; &lt;pub&gt;&quot;;[.E300];&quot;&lt;/pub&gt; &lt;dev&gt;&quot;;[.F300];&quot;&lt;/dev&gt; &lt;genre&gt;&quot;;[.G300];&quot;&lt;/genre&gt; &lt;score&gt;&quot;;[.H300];&quot;&lt;/score&gt; &lt;player&gt;&quot;;[.I300];&quot;&lt;/player&gt; &lt;story&gt;&quot;;[.J300];&quot;&lt;/story&gt; &lt;/game&gt;&quot;)" office:value-type="string" office:string-value="&lt;game name=&quot;Tempo Jr. (World)&quot;&gt; &lt;year&gt;1995&lt;/year&gt; &lt;rating&gt;ESRB - E (Everyone)&lt;/rating&gt; &lt;title&gt;Tempo Jr. &lt;/title&gt; &lt;pub&gt;SEGA of America, Inc.&lt;/pub&gt; &lt;dev&gt;SIMS Co., Ltd.&lt;/dev&gt; &lt;genre&gt;Platform&lt;/genre&gt; &lt;score&gt;3.4&lt;/score&gt; &lt;player&gt;1 Player&lt;/player&gt; &lt;story&gt;Tempo Jr. is platforming game and sequel to Tempo on the Sega 32X. The player again takes control of the cute grasshopper Tempo and guides him through various stages. The goal in each level is just to find the exit. Each level consists of two stages and a boss fight. After finishing a level, Tempo can take part in a mini game if he found coins in the completed level and win additional points or lives. Tempo can shoot notes from his hands to stun enemies, which will then automatically be kicked away on contact. He can also use his wings to move faster, float in the air or fall more slowly and more controlled.&lt;/story&gt; &lt;/game&gt;">
            <text:p>&lt;game name="Tempo Jr. (World)"&gt; &lt;year&gt;1995&lt;/year&gt; &lt;rating&gt;ESRB - E (Everyone)&lt;/rating&gt; &lt;title&gt;Tempo Jr. &lt;/title&gt; &lt;pub&gt;SEGA of America, Inc.&lt;/pub&gt; &lt;dev&gt;SIMS Co., Ltd.&lt;/dev&gt; &lt;genre&gt;Platform&lt;/genre&gt; &lt;score&gt;3.4&lt;/score&gt; &lt;player&gt;1 Player&lt;/player&gt; &lt;story&gt;Tempo Jr. is platforming game and sequel to Tempo on the Sega 32X. The player again takes control of the cute grasshopper Tempo and guides him through various stages. The goal in each level is just to find the exit. Each level consists of two stages and a boss fight. After finishing a level, Tempo can take part in a mini game if he found coins in the completed level and win additional points or lives. Tempo can shoot notes from his hands to stun enemies, which will then automatically be kicked away on contact. He can also use his wings to move faster, float in the air or fall more slowly and more controlled.&lt;/story&gt; &lt;/game&gt;</text:p>
          </table:table-cell>
        </table:table-row>
        <table:table-row table:style-name="ro1">
          <table:table-cell office:value-type="string">
            <text:p>Tengen World Cup Soccer (USA, Europe)</text:p>
          </table:table-cell>
          <table:table-cell office:value-type="string">
            <text:p>1993</text:p>
          </table:table-cell>
          <table:table-cell office:value-type="string">
            <text:p>ESRB - E (Everyone)</text:p>
          </table:table-cell>
          <table:table-cell office:value-type="string">
            <text:p>Tengen World Cup Soccer </text:p>
          </table:table-cell>
          <table:table-cell office:value-type="string">
            <text:p>Tengen Inc.</text:p>
          </table:table-cell>
          <table:table-cell office:value-type="string">
            <text:p>SIMS Co., Ltd.</text:p>
          </table:table-cell>
          <table:table-cell office:value-type="string">
            <text:p>Sports/Soccer</text:p>
          </table:table-cell>
          <table:table-cell office:value-type="string">
            <text:p>2.5</text:p>
          </table:table-cell>
          <table:table-cell office:value-type="string">
            <text:p>1-2 Players</text:p>
          </table:table-cell>
          <table:table-cell office:value-type="string">
            <text:p>Tecmo World Cup Soccer is a simple soccer game with an overhead view. Only one mode (World Cup) is available, playable by either one player against the computer AI or two players against each other. Any of the sixteen available national teams can be selected by the player; the opponent cannot be chosen manually if controlled by the AI. The game itself allows only basic moves such as passing, shooting, and side-sliding during defense. There is no team management or strategy available, and no options for game rules and conditions.</text:p>
          </table:table-cell>
          <table:table-cell table:formula="of:=CONCATENATE(&quot;&lt;game name=&quot;;CHAR(34);[.A301];CHAR(34);&quot;&gt; &lt;year&gt;&quot;;[.B301];&quot;&lt;/year&gt; &lt;rating&gt;&quot;;[.C301];&quot;&lt;/rating&gt; &lt;title&gt;&quot;;[.D301];&quot;&lt;/title&gt; &lt;pub&gt;&quot;;[.E301];&quot;&lt;/pub&gt; &lt;dev&gt;&quot;;[.F301];&quot;&lt;/dev&gt; &lt;genre&gt;&quot;;[.G301];&quot;&lt;/genre&gt; &lt;score&gt;&quot;;[.H301];&quot;&lt;/score&gt; &lt;player&gt;&quot;;[.I301];&quot;&lt;/player&gt; &lt;story&gt;&quot;;[.J301];&quot;&lt;/story&gt; &lt;/game&gt;&quot;)" office:value-type="string" office:string-value="&lt;game name=&quot;Tengen World Cup Soccer (USA, Europe)&quot;&gt; &lt;year&gt;1993&lt;/year&gt; &lt;rating&gt;ESRB - E (Everyone)&lt;/rating&gt; &lt;title&gt;Tengen World Cup Soccer &lt;/title&gt; &lt;pub&gt;Tengen Inc.&lt;/pub&gt; &lt;dev&gt;SIMS Co., Ltd.&lt;/dev&gt; &lt;genre&gt;Sports/Soccer&lt;/genre&gt; &lt;score&gt;2.5&lt;/score&gt; &lt;player&gt;1-2 Players&lt;/player&gt; &lt;story&gt;Tecmo World Cup Soccer is a simple soccer game with an overhead view. Only one mode (World Cup) is available, playable by either one player against the computer AI or two players against each other. Any of the sixteen available national teams can be selected by the player; the opponent cannot be chosen manually if controlled by the AI. The game itself allows only basic moves such as passing, shooting, and side-sliding during defense. There is no team management or strategy available, and no options for game rules and conditions.&lt;/story&gt; &lt;/game&gt;">
            <text:p>&lt;game name="Tengen World Cup Soccer (USA, Europe)"&gt; &lt;year&gt;1993&lt;/year&gt; &lt;rating&gt;ESRB - E (Everyone)&lt;/rating&gt; &lt;title&gt;Tengen World Cup Soccer &lt;/title&gt; &lt;pub&gt;Tengen Inc.&lt;/pub&gt; &lt;dev&gt;SIMS Co., Ltd.&lt;/dev&gt; &lt;genre&gt;Sports/Soccer&lt;/genre&gt; &lt;score&gt;2.5&lt;/score&gt; &lt;player&gt;1-2 Players&lt;/player&gt; &lt;story&gt;Tecmo World Cup Soccer is a simple soccer game with an overhead view. Only one mode (World Cup) is available, playable by either one player against the computer AI or two players against each other. Any of the sixteen available national teams can be selected by the player; the opponent cannot be chosen manually if controlled by the AI. The game itself allows only basic moves such as passing, shooting, and side-sliding during defense. There is no team management or strategy available, and no options for game rules and conditions.&lt;/story&gt; &lt;/game&gt;</text:p>
          </table:table-cell>
        </table:table-row>
        <table:table-row table:style-name="ro1">
          <table:table-cell office:value-type="string">
            <text:p>Terminator 2 - Judgment Day (USA, Europe)</text:p>
          </table:table-cell>
          <table:table-cell office:value-type="string">
            <text:p>1993</text:p>
          </table:table-cell>
          <table:table-cell office:value-type="string">
            <text:p>ESRB - E (Everyone)</text:p>
          </table:table-cell>
          <table:table-cell office:value-type="string">
            <text:p>Terminator 2 - Judgment Day </text:p>
          </table:table-cell>
          <table:table-cell office:value-type="string">
            <text:p>Flying Edge, Inc.</text:p>
          </table:table-cell>
          <table:table-cell office:value-type="string">
            <text:p>Software Creations Ltd.</text:p>
          </table:table-cell>
          <table:table-cell office:value-type="string">
            <text:p>Action</text:p>
          </table:table-cell>
          <table:table-cell office:value-type="string">
            <text:p>3.1</text:p>
          </table:table-cell>
          <table:table-cell office:value-type="string">
            <text:p>1 Player</text:p>
          </table:table-cell>
          <table:table-cell office:value-type="string">
            <text:p>Terminator 2: Judgment Day is based on the movie of the same name. The player takes the role of the T-800 Terminator and has to protect John Connor from being terminated by the T-1000 Terminator. ****The game is set over five levels with the following goals:****1. Level 1: Acquire a weapon.**Level 2: An isometric racing course on a motorcycle in which the player needs to out-run a tanker truck that is chasing them. This stage was omitted from the Game Gear version.**Level 3: Locate and rescue Sarah Connor from the Pescadero asylum.**Level 4: Plant explosive charges to destroy the Cyberdyne building.**Level 5: Defeat the T-1000 within the steel mill.</text:p>
          </table:table-cell>
          <table:table-cell table:formula="of:=CONCATENATE(&quot;&lt;game name=&quot;;CHAR(34);[.A302];CHAR(34);&quot;&gt; &lt;year&gt;&quot;;[.B302];&quot;&lt;/year&gt; &lt;rating&gt;&quot;;[.C302];&quot;&lt;/rating&gt; &lt;title&gt;&quot;;[.D302];&quot;&lt;/title&gt; &lt;pub&gt;&quot;;[.E302];&quot;&lt;/pub&gt; &lt;dev&gt;&quot;;[.F302];&quot;&lt;/dev&gt; &lt;genre&gt;&quot;;[.G302];&quot;&lt;/genre&gt; &lt;score&gt;&quot;;[.H302];&quot;&lt;/score&gt; &lt;player&gt;&quot;;[.I302];&quot;&lt;/player&gt; &lt;story&gt;&quot;;[.J302];&quot;&lt;/story&gt; &lt;/game&gt;&quot;)" office:value-type="string" office:string-value="&lt;game name=&quot;Terminator 2 - Judgment Day (USA, Europe)&quot;&gt; &lt;year&gt;1993&lt;/year&gt; &lt;rating&gt;ESRB - E (Everyone)&lt;/rating&gt; &lt;title&gt;Terminator 2 - Judgment Day &lt;/title&gt; &lt;pub&gt;Flying Edge, Inc.&lt;/pub&gt; &lt;dev&gt;Software Creations Ltd.&lt;/dev&gt; &lt;genre&gt;Action&lt;/genre&gt; &lt;score&gt;3.1&lt;/score&gt; &lt;player&gt;1 Player&lt;/player&gt; &lt;story&gt;Terminator 2: Judgment Day is based on the movie of the same name. The player takes the role of the T-800 Terminator and has to protect John Connor from being terminated by the T-1000 Terminator. ****The game is set over five levels with the following goals:****1. Level 1: Acquire a weapon.**Level 2: An isometric racing course on a motorcycle in which the player needs to out-run a tanker truck that is chasing them. This stage was omitted from the Game Gear version.**Level 3: Locate and rescue Sarah Connor from the Pescadero asylum.**Level 4: Plant explosive charges to destroy the Cyberdyne building.**Level 5: Defeat the T-1000 within the steel mill.&lt;/story&gt; &lt;/game&gt;">
            <text:p>&lt;game name="Terminator 2 - Judgment Day (USA, Europe)"&gt; &lt;year&gt;1993&lt;/year&gt; &lt;rating&gt;ESRB - E (Everyone)&lt;/rating&gt; &lt;title&gt;Terminator 2 - Judgment Day &lt;/title&gt; &lt;pub&gt;Flying Edge, Inc.&lt;/pub&gt; &lt;dev&gt;Software Creations Ltd.&lt;/dev&gt; &lt;genre&gt;Action&lt;/genre&gt; &lt;score&gt;3.1&lt;/score&gt; &lt;player&gt;1 Player&lt;/player&gt; &lt;story&gt;Terminator 2: Judgment Day is based on the movie of the same name. The player takes the role of the T-800 Terminator and has to protect John Connor from being terminated by the T-1000 Terminator. ****The game is set over five levels with the following goals:****1. Level 1: Acquire a weapon.**Level 2: An isometric racing course on a motorcycle in which the player needs to out-run a tanker truck that is chasing them. This stage was omitted from the Game Gear version.**Level 3: Locate and rescue Sarah Connor from the Pescadero asylum.**Level 4: Plant explosive charges to destroy the Cyberdyne building.**Level 5: Defeat the T-1000 within the steel mill.&lt;/story&gt; &lt;/game&gt;</text:p>
          </table:table-cell>
        </table:table-row>
        <table:table-row table:style-name="ro1">
          <table:table-cell office:value-type="string">
            <text:p>Terminator, The (USA, Europe)</text:p>
          </table:table-cell>
          <table:table-cell office:value-type="string">
            <text:p>1992</text:p>
          </table:table-cell>
          <table:table-cell office:value-type="string">
            <text:p>ESRB - E (Everyone)</text:p>
          </table:table-cell>
          <table:table-cell office:value-type="string">
            <text:p>Terminator, The </text:p>
          </table:table-cell>
          <table:table-cell office:value-type="string">
            <text:p>Virgin Games, Ltd.</text:p>
          </table:table-cell>
          <table:table-cell office:value-type="string">
            <text:p>Probe Software Ltd.</text:p>
          </table:table-cell>
          <table:table-cell office:value-type="string">
            <text:p>Platform</text:p>
          </table:table-cell>
          <table:table-cell office:value-type="string">
            <text:p>2.6</text:p>
          </table:table-cell>
          <table:table-cell office:value-type="string">
            <text:p>1 Player</text:p>
          </table:table-cell>
          <table:table-cell office:value-type="string">
            <text:p>The Terminator licensed game for the Sega consoles was a fairly standard side-scrolling platform game. However, the game's six levels mirror the story-line of The Terminator movie very closely as you take on the role of Kyle Reese and his quest to save Sarah Connor from termination.****Because the game follows the movie so closely, the first mission which involves blowing up the SkyNet computer and escaping through time is one of the hardest and something that most players remember with love/hate.</text:p>
          </table:table-cell>
          <table:table-cell table:formula="of:=CONCATENATE(&quot;&lt;game name=&quot;;CHAR(34);[.A303];CHAR(34);&quot;&gt; &lt;year&gt;&quot;;[.B303];&quot;&lt;/year&gt; &lt;rating&gt;&quot;;[.C303];&quot;&lt;/rating&gt; &lt;title&gt;&quot;;[.D303];&quot;&lt;/title&gt; &lt;pub&gt;&quot;;[.E303];&quot;&lt;/pub&gt; &lt;dev&gt;&quot;;[.F303];&quot;&lt;/dev&gt; &lt;genre&gt;&quot;;[.G303];&quot;&lt;/genre&gt; &lt;score&gt;&quot;;[.H303];&quot;&lt;/score&gt; &lt;player&gt;&quot;;[.I303];&quot;&lt;/player&gt; &lt;story&gt;&quot;;[.J303];&quot;&lt;/story&gt; &lt;/game&gt;&quot;)" office:value-type="string" office:string-value="&lt;game name=&quot;Terminator, The (USA, Europe)&quot;&gt; &lt;year&gt;1992&lt;/year&gt; &lt;rating&gt;ESRB - E (Everyone)&lt;/rating&gt; &lt;title&gt;Terminator, The &lt;/title&gt; &lt;pub&gt;Virgin Games, Ltd.&lt;/pub&gt; &lt;dev&gt;Probe Software Ltd.&lt;/dev&gt; &lt;genre&gt;Platform&lt;/genre&gt; &lt;score&gt;2.6&lt;/score&gt; &lt;player&gt;1 Player&lt;/player&gt; &lt;story&gt;The Terminator licensed game for the Sega consoles was a fairly standard side-scrolling platform game. However, the game's six levels mirror the story-line of The Terminator movie very closely as you take on the role of Kyle Reese and his quest to save Sarah Connor from termination.****Because the game follows the movie so closely, the first mission which involves blowing up the SkyNet computer and escaping through time is one of the hardest and something that most players remember with love/hate.&lt;/story&gt; &lt;/game&gt;">
            <text:p>&lt;game name="Terminator, The (USA, Europe)"&gt; &lt;year&gt;1992&lt;/year&gt; &lt;rating&gt;ESRB - E (Everyone)&lt;/rating&gt; &lt;title&gt;Terminator, The &lt;/title&gt; &lt;pub&gt;Virgin Games, Ltd.&lt;/pub&gt; &lt;dev&gt;Probe Software Ltd.&lt;/dev&gt; &lt;genre&gt;Platform&lt;/genre&gt; &lt;score&gt;2.6&lt;/score&gt; &lt;player&gt;1 Player&lt;/player&gt; &lt;story&gt;The Terminator licensed game for the Sega consoles was a fairly standard side-scrolling platform game. However, the game's six levels mirror the story-line of The Terminator movie very closely as you take on the role of Kyle Reese and his quest to save Sarah Connor from termination.****Because the game follows the movie so closely, the first mission which involves blowing up the SkyNet computer and escaping through time is one of the hardest and something that most players remember with love/hate.&lt;/story&gt; &lt;/game&gt;</text:p>
          </table:table-cell>
        </table:table-row>
        <table:table-row table:style-name="ro1">
          <table:table-cell office:value-type="string">
            <text:p>Tesserae (USA, Europe)</text:p>
          </table:table-cell>
          <table:table-cell office:value-type="string">
            <text:p>1993</text:p>
          </table:table-cell>
          <table:table-cell office:value-type="string">
            <text:p>ESRB - E (Everyone)</text:p>
          </table:table-cell>
          <table:table-cell office:value-type="string">
            <text:p>Tesserae </text:p>
          </table:table-cell>
          <table:table-cell office:value-type="string">
            <text:p>GameTek, Inc.</text:p>
          </table:table-cell>
          <table:table-cell office:value-type="string">
            <text:p>Eurocom Entertainment Software</text:p>
          </table:table-cell>
          <table:table-cell office:value-type="string">
            <text:p>Puzzle</text:p>
          </table:table-cell>
          <table:table-cell office:value-type="string">
            <text:p>3.0</text:p>
          </table:table-cell>
          <table:table-cell office:value-type="string">
            <text:p>1 Player</text:p>
          </table:table-cell>
          <table:table-cell office:value-type="string">
            <text:p>Tesserae is a 2-d combination of Rubic's Cube and the more advanced levels of Q-Bert. Simple yet colorful symbol graphics make for endless hours of gameplay... akin to how one can play MineSweeper or Tetris on end, this game got into your head. Gameplay consisted of "flipping" tesserae, or tiles, from squares over adjacent squares. The result would either create a complex tile, or cancel out, resulting in the deletion of a tile. The goal was to clear the board entirely. Higher levels were designated by added tile complexity, and larger board grid sizes.</text:p>
          </table:table-cell>
          <table:table-cell table:formula="of:=CONCATENATE(&quot;&lt;game name=&quot;;CHAR(34);[.A304];CHAR(34);&quot;&gt; &lt;year&gt;&quot;;[.B304];&quot;&lt;/year&gt; &lt;rating&gt;&quot;;[.C304];&quot;&lt;/rating&gt; &lt;title&gt;&quot;;[.D304];&quot;&lt;/title&gt; &lt;pub&gt;&quot;;[.E304];&quot;&lt;/pub&gt; &lt;dev&gt;&quot;;[.F304];&quot;&lt;/dev&gt; &lt;genre&gt;&quot;;[.G304];&quot;&lt;/genre&gt; &lt;score&gt;&quot;;[.H304];&quot;&lt;/score&gt; &lt;player&gt;&quot;;[.I304];&quot;&lt;/player&gt; &lt;story&gt;&quot;;[.J304];&quot;&lt;/story&gt; &lt;/game&gt;&quot;)" office:value-type="string" office:string-value="&lt;game name=&quot;Tesserae (USA, Europe)&quot;&gt; &lt;year&gt;1993&lt;/year&gt; &lt;rating&gt;ESRB - E (Everyone)&lt;/rating&gt; &lt;title&gt;Tesserae &lt;/title&gt; &lt;pub&gt;GameTek, Inc.&lt;/pub&gt; &lt;dev&gt;Eurocom Entertainment Software&lt;/dev&gt; &lt;genre&gt;Puzzle&lt;/genre&gt; &lt;score&gt;3.0&lt;/score&gt; &lt;player&gt;1 Player&lt;/player&gt; &lt;story&gt;Tesserae is a 2-d combination of Rubic's Cube and the more advanced levels of Q-Bert. Simple yet colorful symbol graphics make for endless hours of gameplay... akin to how one can play MineSweeper or Tetris on end, this game got into your head. Gameplay consisted of &quot;flipping&quot; tesserae, or tiles, from squares over adjacent squares. The result would either create a complex tile, or cancel out, resulting in the deletion of a tile. The goal was to clear the board entirely. Higher levels were designated by added tile complexity, and larger board grid sizes.&lt;/story&gt; &lt;/game&gt;">
            <text:p>&lt;game name="Tesserae (USA, Europe)"&gt; &lt;year&gt;1993&lt;/year&gt; &lt;rating&gt;ESRB - E (Everyone)&lt;/rating&gt; &lt;title&gt;Tesserae &lt;/title&gt; &lt;pub&gt;GameTek, Inc.&lt;/pub&gt; &lt;dev&gt;Eurocom Entertainment Software&lt;/dev&gt; &lt;genre&gt;Puzzle&lt;/genre&gt; &lt;score&gt;3.0&lt;/score&gt; &lt;player&gt;1 Player&lt;/player&gt; &lt;story&gt;Tesserae is a 2-d combination of Rubic's Cube and the more advanced levels of Q-Bert. Simple yet colorful symbol graphics make for endless hours of gameplay... akin to how one can play MineSweeper or Tetris on end, this game got into your head. Gameplay consisted of "flipping" tesserae, or tiles, from squares over adjacent squares. The result would either create a complex tile, or cancel out, resulting in the deletion of a tile. The goal was to clear the board entirely. Higher levels were designated by added tile complexity, and larger board grid sizes.&lt;/story&gt; &lt;/game&gt;</text:p>
          </table:table-cell>
        </table:table-row>
        <table:table-row table:style-name="ro1">
          <table:table-cell office:value-type="string">
            <text:p>Tintin in Tibet (Europe) (En,Fr,De,Es,Nl,Sv)</text:p>
          </table:table-cell>
          <table:table-cell office:value-type="string">
            <text:p>1995</text:p>
          </table:table-cell>
          <table:table-cell office:value-type="string">
            <text:p>ESRB - E (Everyone)</text:p>
          </table:table-cell>
          <table:table-cell office:value-type="string">
            <text:p>Tintin in Tibet </text:p>
          </table:table-cell>
          <table:table-cell table:number-columns-repeated="2" office:value-type="string">
            <text:p>Infogrames Europe SA</text:p>
          </table:table-cell>
          <table:table-cell office:value-type="string">
            <text:p>Platform</text:p>
          </table:table-cell>
          <table:table-cell office:value-type="string">
            <text:p>2.5</text:p>
          </table:table-cell>
          <table:table-cell office:value-type="string">
            <text:p>1 Player</text:p>
          </table:table-cell>
          <table:table-cell office:value-type="string">
            <text:p>A platform game starring Tin Tin. Tintin in Tibet follows on the heel of Infograme's Asterix &amp; Obelix, with the same gameplay. Although the game will prove easy for the expert gamer, there are many levels to pass, each of which features new locations, enemies, and obstacles that serve to advance the storyline.</text:p>
          </table:table-cell>
          <table:table-cell table:formula="of:=CONCATENATE(&quot;&lt;game name=&quot;;CHAR(34);[.A305];CHAR(34);&quot;&gt; &lt;year&gt;&quot;;[.B305];&quot;&lt;/year&gt; &lt;rating&gt;&quot;;[.C305];&quot;&lt;/rating&gt; &lt;title&gt;&quot;;[.D305];&quot;&lt;/title&gt; &lt;pub&gt;&quot;;[.E305];&quot;&lt;/pub&gt; &lt;dev&gt;&quot;;[.F305];&quot;&lt;/dev&gt; &lt;genre&gt;&quot;;[.G305];&quot;&lt;/genre&gt; &lt;score&gt;&quot;;[.H305];&quot;&lt;/score&gt; &lt;player&gt;&quot;;[.I305];&quot;&lt;/player&gt; &lt;story&gt;&quot;;[.J305];&quot;&lt;/story&gt; &lt;/game&gt;&quot;)" office:value-type="string" office:string-value="&lt;game name=&quot;Tintin in Tibet (Europe) (En,Fr,De,Es,Nl,Sv)&quot;&gt; &lt;year&gt;1995&lt;/year&gt; &lt;rating&gt;ESRB - E (Everyone)&lt;/rating&gt; &lt;title&gt;Tintin in Tibet &lt;/title&gt; &lt;pub&gt;Infogrames Europe SA&lt;/pub&gt; &lt;dev&gt;Infogrames Europe SA&lt;/dev&gt; &lt;genre&gt;Platform&lt;/genre&gt; &lt;score&gt;2.5&lt;/score&gt; &lt;player&gt;1 Player&lt;/player&gt; &lt;story&gt;A platform game starring Tin Tin. Tintin in Tibet follows on the heel of Infograme's Asterix &amp; Obelix, with the same gameplay. Although the game will prove easy for the expert gamer, there are many levels to pass, each of which features new locations, enemies, and obstacles that serve to advance the storyline.&lt;/story&gt; &lt;/game&gt;">
            <text:p>&lt;game name="Tintin in Tibet (Europe) (En,Fr,De,Es,Nl,Sv)"&gt; &lt;year&gt;1995&lt;/year&gt; &lt;rating&gt;ESRB - E (Everyone)&lt;/rating&gt; &lt;title&gt;Tintin in Tibet &lt;/title&gt; &lt;pub&gt;Infogrames Europe SA&lt;/pub&gt; &lt;dev&gt;Infogrames Europe SA&lt;/dev&gt; &lt;genre&gt;Platform&lt;/genre&gt; &lt;score&gt;2.5&lt;/score&gt; &lt;player&gt;1 Player&lt;/player&gt; &lt;story&gt;A platform game starring Tin Tin. Tintin in Tibet follows on the heel of Infograme's Asterix &amp; Obelix, with the same gameplay. Although the game will prove easy for the expert gamer, there are many levels to pass, each of which features new locations, enemies, and obstacles that serve to advance the storyline.&lt;/story&gt; &lt;/game&gt;</text:p>
          </table:table-cell>
        </table:table-row>
        <table:table-row table:style-name="ro1">
          <table:table-cell office:value-type="string">
            <text:p>Tom and Jerry - The Movie (USA)</text:p>
          </table:table-cell>
          <table:table-cell office:value-type="string">
            <text:p>1993</text:p>
          </table:table-cell>
          <table:table-cell office:value-type="string">
            <text:p>ESRB - E (Everyone)</text:p>
          </table:table-cell>
          <table:table-cell office:value-type="string">
            <text:p>Tom and Jerry - The Movie </text:p>
          </table:table-cell>
          <table:table-cell office:value-type="string">
            <text:p>SEGA of America, Inc.</text:p>
          </table:table-cell>
          <table:table-cell office:value-type="string">
            <text:p>SIMS Co., Ltd.</text:p>
          </table:table-cell>
          <table:table-cell office:value-type="string">
            <text:p>Platform</text:p>
          </table:table-cell>
          <table:table-cell office:value-type="string">
            <text:p>4.0</text:p>
          </table:table-cell>
          <table:table-cell office:value-type="string">
            <text:p>1 Player</text:p>
          </table:table-cell>
          <table:table-cell office:value-type="string">
            <text:p>As in the popular cartoon series, Tom the cat is once again after that little mouse Jerry. The player plays as Tom, a curious cat who will do anything to get his paws on that trouble-maker mouse, Jerry. Tom tries to catch Jerry as he runs through six different levels. Starting in the Kitchen, Jerry will lead Tom through the Garden, Down Town, the Forest, Rock Mountain, and finally ending up in the Nursery.Jerry will do anything he can to keep Tom from snagging him. Even if that means running through dangerous areas. Tom must try and dodge tail-scorching stoves, dropping flower pots, falling boulders, and even climb skyscrapers and swim underwater all while trying to nab that rascally rodent. Not only that, Jerry will also throw bombs and leave land mines in Tom's path.Be careful, if Jerry gets too far ahead and out of site, the game is lost. But, if Tom is able to get close enough, he can pounce on Jerry resulting in an advance the next level. The next level can also be reached to by chasing Jerry to the end of the round where he will be cornered. There are also damage points that are taken away from Tom as he is hit by the number of dangerous environments around him. Too many hits will also result in a game over. It is just another hard days work for Tom the cat!</text:p>
          </table:table-cell>
          <table:table-cell table:formula="of:=CONCATENATE(&quot;&lt;game name=&quot;;CHAR(34);[.A306];CHAR(34);&quot;&gt; &lt;year&gt;&quot;;[.B306];&quot;&lt;/year&gt; &lt;rating&gt;&quot;;[.C306];&quot;&lt;/rating&gt; &lt;title&gt;&quot;;[.D306];&quot;&lt;/title&gt; &lt;pub&gt;&quot;;[.E306];&quot;&lt;/pub&gt; &lt;dev&gt;&quot;;[.F306];&quot;&lt;/dev&gt; &lt;genre&gt;&quot;;[.G306];&quot;&lt;/genre&gt; &lt;score&gt;&quot;;[.H306];&quot;&lt;/score&gt; &lt;player&gt;&quot;;[.I306];&quot;&lt;/player&gt; &lt;story&gt;&quot;;[.J306];&quot;&lt;/story&gt; &lt;/game&gt;&quot;)" office:value-type="string" office:string-value="&lt;game name=&quot;Tom and Jerry - The Movie (USA)&quot;&gt; &lt;year&gt;1993&lt;/year&gt; &lt;rating&gt;ESRB - E (Everyone)&lt;/rating&gt; &lt;title&gt;Tom and Jerry - The Movie &lt;/title&gt; &lt;pub&gt;SEGA of America, Inc.&lt;/pub&gt; &lt;dev&gt;SIMS Co., Ltd.&lt;/dev&gt; &lt;genre&gt;Platform&lt;/genre&gt; &lt;score&gt;4.0&lt;/score&gt; &lt;player&gt;1 Player&lt;/player&gt; &lt;story&gt;As in the popular cartoon series, Tom the cat is once again after that little mouse Jerry. The player plays as Tom, a curious cat who will do anything to get his paws on that trouble-maker mouse, Jerry. Tom tries to catch Jerry as he runs through six different levels. Starting in the Kitchen, Jerry will lead Tom through the Garden, Down Town, the Forest, Rock Mountain, and finally ending up in the Nursery.Jerry will do anything he can to keep Tom from snagging him. Even if that means running through dangerous areas. Tom must try and dodge tail-scorching stoves, dropping flower pots, falling boulders, and even climb skyscrapers and swim underwater all while trying to nab that rascally rodent. Not only that, Jerry will also throw bombs and leave land mines in Tom's path.Be careful, if Jerry gets too far ahead and out of site, the game is lost. But, if Tom is able to get close enough, he can pounce on Jerry resulting in an advance the next level. The next level can also be reached to by chasing Jerry to the end of the round where he will be cornered. There are also damage points that are taken away from Tom as he is hit by the number of dangerous environments around him. Too many hits will also result in a game over. It is just another hard days work for Tom the cat!&lt;/story&gt; &lt;/game&gt;">
            <text:p>&lt;game name="Tom and Jerry - The Movie (USA)"&gt; &lt;year&gt;1993&lt;/year&gt; &lt;rating&gt;ESRB - E (Everyone)&lt;/rating&gt; &lt;title&gt;Tom and Jerry - The Movie &lt;/title&gt; &lt;pub&gt;SEGA of America, Inc.&lt;/pub&gt; &lt;dev&gt;SIMS Co., Ltd.&lt;/dev&gt; &lt;genre&gt;Platform&lt;/genre&gt; &lt;score&gt;4.0&lt;/score&gt; &lt;player&gt;1 Player&lt;/player&gt; &lt;story&gt;As in the popular cartoon series, Tom the cat is once again after that little mouse Jerry. The player plays as Tom, a curious cat who will do anything to get his paws on that trouble-maker mouse, Jerry. Tom tries to catch Jerry as he runs through six different levels. Starting in the Kitchen, Jerry will lead Tom through the Garden, Down Town, the Forest, Rock Mountain, and finally ending up in the Nursery.Jerry will do anything he can to keep Tom from snagging him. Even if that means running through dangerous areas. Tom must try and dodge tail-scorching stoves, dropping flower pots, falling boulders, and even climb skyscrapers and swim underwater all while trying to nab that rascally rodent. Not only that, Jerry will also throw bombs and leave land mines in Tom's path.Be careful, if Jerry gets too far ahead and out of site, the game is lost. But, if Tom is able to get close enough, he can pounce on Jerry resulting in an advance the next level. The next level can also be reached to by chasing Jerry to the end of the round where he will be cornered. There are also damage points that are taken away from Tom as he is hit by the number of dangerous environments around him. Too many hits will also result in a game over. It is just another hard days work for Tom the cat!&lt;/story&gt; &lt;/game&gt;</text:p>
          </table:table-cell>
        </table:table-row>
        <table:table-row table:style-name="ro1">
          <table:table-cell office:value-type="string">
            <text:p>True Lies (World)</text:p>
          </table:table-cell>
          <table:table-cell office:value-type="string">
            <text:p>1995</text:p>
          </table:table-cell>
          <table:table-cell office:value-type="string">
            <text:p>ESRB - E (Everyone)</text:p>
          </table:table-cell>
          <table:table-cell office:value-type="string">
            <text:p>True Lies </text:p>
          </table:table-cell>
          <table:table-cell office:value-type="string">
            <text:p>Acclaim Entertainment, Inc.</text:p>
          </table:table-cell>
          <table:table-cell office:value-type="string">
            <text:p>Beam Software Pty.Ltd.</text:p>
          </table:table-cell>
          <table:table-cell office:value-type="string">
            <text:p>Action</text:p>
          </table:table-cell>
          <table:table-cell office:value-type="string">
            <text:p>2.8</text:p>
          </table:table-cell>
          <table:table-cell office:value-type="string">
            <text:p>1 Player</text:p>
          </table:table-cell>
          <table:table-cell office:value-type="string">
            <text:p>Take charge of gun toting Arnie in this top down omni-scrolling action shooter. Arnie takes on the terrorists using a variety of weapons in all the locations from the movie of the same name.**In each location you have a mission such as retrieve data or capture a terrorist.This usually involves searching around for your goal while dispatching enemies and trying to minimise civilian casualties. The emphasis is on action and weapons, in particular Arnold's favourites: flame thrower and the uzi. He also has a diving roll to help him dodge the enemies bullets and come back guns blazing..</text:p>
          </table:table-cell>
          <table:table-cell table:formula="of:=CONCATENATE(&quot;&lt;game name=&quot;;CHAR(34);[.A307];CHAR(34);&quot;&gt; &lt;year&gt;&quot;;[.B307];&quot;&lt;/year&gt; &lt;rating&gt;&quot;;[.C307];&quot;&lt;/rating&gt; &lt;title&gt;&quot;;[.D307];&quot;&lt;/title&gt; &lt;pub&gt;&quot;;[.E307];&quot;&lt;/pub&gt; &lt;dev&gt;&quot;;[.F307];&quot;&lt;/dev&gt; &lt;genre&gt;&quot;;[.G307];&quot;&lt;/genre&gt; &lt;score&gt;&quot;;[.H307];&quot;&lt;/score&gt; &lt;player&gt;&quot;;[.I307];&quot;&lt;/player&gt; &lt;story&gt;&quot;;[.J307];&quot;&lt;/story&gt; &lt;/game&gt;&quot;)" office:value-type="string" office:string-value="&lt;game name=&quot;True Lies (World)&quot;&gt; &lt;year&gt;1995&lt;/year&gt; &lt;rating&gt;ESRB - E (Everyone)&lt;/rating&gt; &lt;title&gt;True Lies &lt;/title&gt; &lt;pub&gt;Acclaim Entertainment, Inc.&lt;/pub&gt; &lt;dev&gt;Beam Software Pty.Ltd.&lt;/dev&gt; &lt;genre&gt;Action&lt;/genre&gt; &lt;score&gt;2.8&lt;/score&gt; &lt;player&gt;1 Player&lt;/player&gt; &lt;story&gt;Take charge of gun toting Arnie in this top down omni-scrolling action shooter. Arnie takes on the terrorists using a variety of weapons in all the locations from the movie of the same name.**In each location you have a mission such as retrieve data or capture a terrorist.This usually involves searching around for your goal while dispatching enemies and trying to minimise civilian casualties. The emphasis is on action and weapons, in particular Arnold's favourites: flame thrower and the uzi. He also has a diving roll to help him dodge the enemies bullets and come back guns blazing..&lt;/story&gt; &lt;/game&gt;">
            <text:p>&lt;game name="True Lies (World)"&gt; &lt;year&gt;1995&lt;/year&gt; &lt;rating&gt;ESRB - E (Everyone)&lt;/rating&gt; &lt;title&gt;True Lies &lt;/title&gt; &lt;pub&gt;Acclaim Entertainment, Inc.&lt;/pub&gt; &lt;dev&gt;Beam Software Pty.Ltd.&lt;/dev&gt; &lt;genre&gt;Action&lt;/genre&gt; &lt;score&gt;2.8&lt;/score&gt; &lt;player&gt;1 Player&lt;/player&gt; &lt;story&gt;Take charge of gun toting Arnie in this top down omni-scrolling action shooter. Arnie takes on the terrorists using a variety of weapons in all the locations from the movie of the same name.**In each location you have a mission such as retrieve data or capture a terrorist.This usually involves searching around for your goal while dispatching enemies and trying to minimise civilian casualties. The emphasis is on action and weapons, in particular Arnold's favourites: flame thrower and the uzi. He also has a diving roll to help him dodge the enemies bullets and come back guns blazing..&lt;/story&gt; &lt;/game&gt;</text:p>
          </table:table-cell>
        </table:table-row>
        <table:table-row table:style-name="ro1">
          <table:table-cell office:value-type="string">
            <text:p>Ultimate Soccer (Japan, Europe) (En,Fr,De,Es,It)</text:p>
          </table:table-cell>
          <table:table-cell office:value-type="string">
            <text:p>1993</text:p>
          </table:table-cell>
          <table:table-cell office:value-type="string">
            <text:p>ESRB - E (Everyone)</text:p>
          </table:table-cell>
          <table:table-cell office:value-type="string">
            <text:p>Ultimate Soccer </text:p>
          </table:table-cell>
          <table:table-cell office:value-type="string">
            <text:p>SEGA Enterprises Ltd.</text:p>
          </table:table-cell>
          <table:table-cell office:value-type="string">
            <text:p>Rage Software Ltd.</text:p>
          </table:table-cell>
          <table:table-cell office:value-type="string">
            <text:p>Soccer/Sports</text:p>
          </table:table-cell>
          <table:table-cell office:value-type="string">
            <text:p>3.2</text:p>
          </table:table-cell>
          <table:table-cell office:value-type="string">
            <text:p>1-2 Players</text:p>
          </table:table-cell>
          <table:table-cell office:value-type="string">
            <text:p>Ultimate Soccer is a football (European) game composed by 64 (unlicensed) international teams, each with it's own values for running, ball control and strength. There are five game modes (friendly, penalty shootout, tournament, playoff and league), but the lack of password or built-in battery means each one of them must be completed in one sitting.****The gameplay can be tweaked for the players' preference by changing several key aspects of the physics engine, such as wind strength and direction, ball weight (lighter balls travel higher, faster <text:s/>and farther but are more prone to be deflected by winds than heavy balls, who barely lift of the ground and are slowed down by wet grass), tightness of ball control and players speed and momentum. A five-a-side mode, where the ball is never out of play is also included. Thanks to the many options regarding the physics, the game allows a lot of flexibility in playmaking, from building up the play with small passes from the midfield to belting the ball upwards in hope of a goalmouth deflection.****Graphically, the game is similar to EA's Madden NFL series, with pseudo-3D effects allowing the view to be tilted up to show more detail up front or tilted down to show more of the field. ****The series later continued with Striker on the same console and Striker' 96 on PC, Saturn and PlayStation.</text:p>
          </table:table-cell>
          <table:table-cell table:formula="of:=CONCATENATE(&quot;&lt;game name=&quot;;CHAR(34);[.A308];CHAR(34);&quot;&gt; &lt;year&gt;&quot;;[.B308];&quot;&lt;/year&gt; &lt;rating&gt;&quot;;[.C308];&quot;&lt;/rating&gt; &lt;title&gt;&quot;;[.D308];&quot;&lt;/title&gt; &lt;pub&gt;&quot;;[.E308];&quot;&lt;/pub&gt; &lt;dev&gt;&quot;;[.F308];&quot;&lt;/dev&gt; &lt;genre&gt;&quot;;[.G308];&quot;&lt;/genre&gt; &lt;score&gt;&quot;;[.H308];&quot;&lt;/score&gt; &lt;player&gt;&quot;;[.I308];&quot;&lt;/player&gt; &lt;story&gt;&quot;;[.J308];&quot;&lt;/story&gt; &lt;/game&gt;&quot;)" office:value-type="string" office:string-value="&lt;game name=&quot;Ultimate Soccer (Japan, Europe) (En,Fr,De,Es,It)&quot;&gt; &lt;year&gt;1993&lt;/year&gt; &lt;rating&gt;ESRB - E (Everyone)&lt;/rating&gt; &lt;title&gt;Ultimate Soccer &lt;/title&gt; &lt;pub&gt;SEGA Enterprises Ltd.&lt;/pub&gt; &lt;dev&gt;Rage Software Ltd.&lt;/dev&gt; &lt;genre&gt;Soccer/Sports&lt;/genre&gt; &lt;score&gt;3.2&lt;/score&gt; &lt;player&gt;1-2 Players&lt;/player&gt; &lt;story&gt;Ultimate Soccer is a football (European) game composed by 64 (unlicensed) international teams, each with it's own values for running, ball control and strength. There are five game modes (friendly, penalty shootout, tournament, playoff and league), but the lack of password or built-in battery means each one of them must be completed in one sitting.****The gameplay can be tweaked for the players' preference by changing several key aspects of the physics engine, such as wind strength and direction, ball weight (lighter balls travel higher, faster  and farther but are more prone to be deflected by winds than heavy balls, who barely lift of the ground and are slowed down by wet grass), tightness of ball control and players speed and momentum. A five-a-side mode, where the ball is never out of play is also included. Thanks to the many options regarding the physics, the game allows a lot of flexibility in playmaking, from building up the play with small passes from the midfield to belting the ball upwards in hope of a goalmouth deflection.****Graphically, the game is similar to EA's Madden NFL series, with pseudo-3D effects allowing the view to be tilted up to show more detail up front or tilted down to show more of the field. ****The series later continued with Striker on the same console and Striker' 96 on PC, Saturn and PlayStation.&lt;/story&gt; &lt;/game&gt;">
            <text:p>&lt;game name="Ultimate Soccer (Japan, Europe) (En,Fr,De,Es,It)"&gt; &lt;year&gt;1993&lt;/year&gt; &lt;rating&gt;ESRB - E (Everyone)&lt;/rating&gt; &lt;title&gt;Ultimate Soccer &lt;/title&gt; &lt;pub&gt;SEGA Enterprises Ltd.&lt;/pub&gt; &lt;dev&gt;Rage Software Ltd.&lt;/dev&gt; &lt;genre&gt;Soccer/Sports&lt;/genre&gt; &lt;score&gt;3.2&lt;/score&gt; &lt;player&gt;1-2 Players&lt;/player&gt; &lt;story&gt;Ultimate Soccer is a football (European) game composed by 64 (unlicensed) international teams, each with it's own values for running, ball control and strength. There are five game modes (friendly, penalty shootout, tournament, playoff and league), but the lack of password or built-in battery means each one of them must be completed in one sitting.****The gameplay can be tweaked for the players' preference by changing several key aspects of the physics engine, such as wind strength and direction, ball weight (lighter balls travel higher, faster <text:s/>and farther but are more prone to be deflected by winds than heavy balls, who barely lift of the ground and are slowed down by wet grass), tightness of ball control and players speed and momentum. A five-a-side mode, where the ball is never out of play is also included. Thanks to the many options regarding the physics, the game allows a lot of flexibility in playmaking, from building up the play with small passes from the midfield to belting the ball upwards in hope of a goalmouth deflection.****Graphically, the game is similar to EA's Madden NFL series, with pseudo-3D effects allowing the view to be tilted up to show more detail up front or tilted down to show more of the field. ****The series later continued with Striker on the same console and Striker' 96 on PC, Saturn and PlayStation.&lt;/story&gt; &lt;/game&gt;</text:p>
          </table:table-cell>
        </table:table-row>
        <table:table-row table:style-name="ro1">
          <table:table-cell office:value-type="string">
            <text:p>Urban Strike (USA, Europe)</text:p>
          </table:table-cell>
          <table:table-cell office:value-type="string">
            <text:p>1995</text:p>
          </table:table-cell>
          <table:table-cell office:value-type="string">
            <text:p>ESRB - E (Everyone)</text:p>
          </table:table-cell>
          <table:table-cell office:value-type="string">
            <text:p>Urban Strike </text:p>
          </table:table-cell>
          <table:table-cell office:value-type="string">
            <text:p>Black Pearl Software </text:p>
          </table:table-cell>
          <table:table-cell office:value-type="string">
            <text:p>Electronic Arts, Inc.</text:p>
          </table:table-cell>
          <table:table-cell office:value-type="string">
            <text:p>Action</text:p>
          </table:table-cell>
          <table:table-cell office:value-type="string">
            <text:p>3.5</text:p>
          </table:table-cell>
          <table:table-cell office:value-type="string">
            <text:p>1 Player</text:p>
          </table:table-cell>
          <table:table-cell office:value-type="string">
            <text:p>Urban Strike is the third <text:s/>in EA's long running series of helicopter action games. <text:s/>An evil genius named H. R. Malone has started a cult and managed to gather millions of followers. <text:s/>Malone is using his influence and wealth to build a super weapon with which he will overthrow the government. <text:s/>You will once again suit up and take control of various types of helicopters to stop Malone's evil scheme.****Urban Strike is the first, and only, game in the Strike series to feature non-vehicular combat. <text:s/>In some levels you will leave your helicopter and proceed on foot.</text:p>
          </table:table-cell>
          <table:table-cell table:formula="of:=CONCATENATE(&quot;&lt;game name=&quot;;CHAR(34);[.A309];CHAR(34);&quot;&gt; &lt;year&gt;&quot;;[.B309];&quot;&lt;/year&gt; &lt;rating&gt;&quot;;[.C309];&quot;&lt;/rating&gt; &lt;title&gt;&quot;;[.D309];&quot;&lt;/title&gt; &lt;pub&gt;&quot;;[.E309];&quot;&lt;/pub&gt; &lt;dev&gt;&quot;;[.F309];&quot;&lt;/dev&gt; &lt;genre&gt;&quot;;[.G309];&quot;&lt;/genre&gt; &lt;score&gt;&quot;;[.H309];&quot;&lt;/score&gt; &lt;player&gt;&quot;;[.I309];&quot;&lt;/player&gt; &lt;story&gt;&quot;;[.J309];&quot;&lt;/story&gt; &lt;/game&gt;&quot;)" office:value-type="string" office:string-value="&lt;game name=&quot;Urban Strike (USA, Europe)&quot;&gt; &lt;year&gt;1995&lt;/year&gt; &lt;rating&gt;ESRB - E (Everyone)&lt;/rating&gt; &lt;title&gt;Urban Strike &lt;/title&gt; &lt;pub&gt;Black Pearl Software &lt;/pub&gt; &lt;dev&gt;Electronic Arts, Inc.&lt;/dev&gt; &lt;genre&gt;Action&lt;/genre&gt; &lt;score&gt;3.5&lt;/score&gt; &lt;player&gt;1 Player&lt;/player&gt; &lt;story&gt;Urban Strike is the third  in EA's long running series of helicopter action games.  An evil genius named H. R. Malone has started a cult and managed to gather millions of followers.  Malone is using his influence and wealth to build a super weapon with which he will overthrow the government.  You will once again suit up and take control of various types of helicopters to stop Malone's evil scheme.****Urban Strike is the first, and only, game in the Strike series to feature non-vehicular combat.  In some levels you will leave your helicopter and proceed on foot.&lt;/story&gt; &lt;/game&gt;">
            <text:p>&lt;game name="Urban Strike (USA, Europe)"&gt; &lt;year&gt;1995&lt;/year&gt; &lt;rating&gt;ESRB - E (Everyone)&lt;/rating&gt; &lt;title&gt;Urban Strike &lt;/title&gt; &lt;pub&gt;Black Pearl Software &lt;/pub&gt; &lt;dev&gt;Electronic Arts, Inc.&lt;/dev&gt; &lt;genre&gt;Action&lt;/genre&gt; &lt;score&gt;3.5&lt;/score&gt; &lt;player&gt;1 Player&lt;/player&gt; &lt;story&gt;Urban Strike is the third <text:s/>in EA's long running series of helicopter action games. <text:s/>An evil genius named H. R. Malone has started a cult and managed to gather millions of followers. <text:s/>Malone is using his influence and wealth to build a super weapon with which he will overthrow the government. <text:s/>You will once again suit up and take control of various types of helicopters to stop Malone's evil scheme.****Urban Strike is the first, and only, game in the Strike series to feature non-vehicular combat. <text:s/>In some levels you will leave your helicopter and proceed on foot.&lt;/story&gt; &lt;/game&gt;</text:p>
          </table:table-cell>
        </table:table-row>
        <table:table-row table:style-name="ro1">
          <table:table-cell office:value-type="string">
            <text:p>Vampire - Master of Darkness (USA)</text:p>
          </table:table-cell>
          <table:table-cell office:value-type="string">
            <text:p>1993</text:p>
          </table:table-cell>
          <table:table-cell office:value-type="string">
            <text:p>ESRB - E (Everyone)</text:p>
          </table:table-cell>
          <table:table-cell office:value-type="string">
            <text:p>Vampire - Master of Darkness </text:p>
          </table:table-cell>
          <table:table-cell office:value-type="string">
            <text:p>SEGA of America, Inc.</text:p>
          </table:table-cell>
          <table:table-cell office:value-type="string">
            <text:p>SIMS Co., Ltd.</text:p>
          </table:table-cell>
          <table:table-cell office:value-type="string">
            <text:p>Platform</text:p>
          </table:table-cell>
          <table:table-cell office:value-type="string">
            <text:p>3.7</text:p>
          </table:table-cell>
          <table:table-cell office:value-type="string">
            <text:p>1 Player</text:p>
          </table:table-cell>
          <table:table-cell office:value-type="string">
            <text:p>Master of Darkness is a platformer very similar to Castlevania.You play as a psychologist trying to defeat Dracula. This requires you to fight your way through several spooky locations such as cemeteries, laboratories, castles or a house of wax dolls. To defeat your enemies, you can use several primary and secondary weapons. Primary weapons are close combat weapons ranging from knifes to rapiers and axes, that differ in range and efficiency. Secondary weapons are long-range weapons (pistols, bombs etc.) with limited ammunition. The game features 5 Rounds divided into 3 stages. At the end of each stage, a boss must be defeated</text:p>
          </table:table-cell>
          <table:table-cell table:formula="of:=CONCATENATE(&quot;&lt;game name=&quot;;CHAR(34);[.A310];CHAR(34);&quot;&gt; &lt;year&gt;&quot;;[.B310];&quot;&lt;/year&gt; &lt;rating&gt;&quot;;[.C310];&quot;&lt;/rating&gt; &lt;title&gt;&quot;;[.D310];&quot;&lt;/title&gt; &lt;pub&gt;&quot;;[.E310];&quot;&lt;/pub&gt; &lt;dev&gt;&quot;;[.F310];&quot;&lt;/dev&gt; &lt;genre&gt;&quot;;[.G310];&quot;&lt;/genre&gt; &lt;score&gt;&quot;;[.H310];&quot;&lt;/score&gt; &lt;player&gt;&quot;;[.I310];&quot;&lt;/player&gt; &lt;story&gt;&quot;;[.J310];&quot;&lt;/story&gt; &lt;/game&gt;&quot;)" office:value-type="string" office:string-value="&lt;game name=&quot;Vampire - Master of Darkness (USA)&quot;&gt; &lt;year&gt;1993&lt;/year&gt; &lt;rating&gt;ESRB - E (Everyone)&lt;/rating&gt; &lt;title&gt;Vampire - Master of Darkness &lt;/title&gt; &lt;pub&gt;SEGA of America, Inc.&lt;/pub&gt; &lt;dev&gt;SIMS Co., Ltd.&lt;/dev&gt; &lt;genre&gt;Platform&lt;/genre&gt; &lt;score&gt;3.7&lt;/score&gt; &lt;player&gt;1 Player&lt;/player&gt; &lt;story&gt;Master of Darkness is a platformer very similar to Castlevania.You play as a psychologist trying to defeat Dracula. This requires you to fight your way through several spooky locations such as cemeteries, laboratories, castles or a house of wax dolls. To defeat your enemies, you can use several primary and secondary weapons. Primary weapons are close combat weapons ranging from knifes to rapiers and axes, that differ in range and efficiency. Secondary weapons are long-range weapons (pistols, bombs etc.) with limited ammunition. The game features 5 Rounds divided into 3 stages. At the end of each stage, a boss must be defeated&lt;/story&gt; &lt;/game&gt;">
            <text:p>&lt;game name="Vampire - Master of Darkness (USA)"&gt; &lt;year&gt;1993&lt;/year&gt; &lt;rating&gt;ESRB - E (Everyone)&lt;/rating&gt; &lt;title&gt;Vampire - Master of Darkness &lt;/title&gt; &lt;pub&gt;SEGA of America, Inc.&lt;/pub&gt; &lt;dev&gt;SIMS Co., Ltd.&lt;/dev&gt; &lt;genre&gt;Platform&lt;/genre&gt; &lt;score&gt;3.7&lt;/score&gt; &lt;player&gt;1 Player&lt;/player&gt; &lt;story&gt;Master of Darkness is a platformer very similar to Castlevania.You play as a psychologist trying to defeat Dracula. This requires you to fight your way through several spooky locations such as cemeteries, laboratories, castles or a house of wax dolls. To defeat your enemies, you can use several primary and secondary weapons. Primary weapons are close combat weapons ranging from knifes to rapiers and axes, that differ in range and efficiency. Secondary weapons are long-range weapons (pistols, bombs etc.) with limited ammunition. The game features 5 Rounds divided into 3 stages. At the end of each stage, a boss must be defeated&lt;/story&gt; &lt;/game&gt;</text:p>
          </table:table-cell>
        </table:table-row>
        <table:table-row table:style-name="ro1">
          <table:table-cell office:value-type="string">
            <text:p>Virtua Fighter Animation (USA, Europe)</text:p>
          </table:table-cell>
          <table:table-cell office:value-type="string">
            <text:p>1996</text:p>
          </table:table-cell>
          <table:table-cell office:value-type="string">
            <text:p>ESRB - E (Everyone)</text:p>
          </table:table-cell>
          <table:table-cell office:value-type="string">
            <text:p>Virtua Fighter Animation </text:p>
          </table:table-cell>
          <table:table-cell office:value-type="string">
            <text:p>SEGA Enterprises Ltd.</text:p>
          </table:table-cell>
          <table:table-cell office:value-type="string">
            <text:p>Aspect Co. Ltd.</text:p>
          </table:table-cell>
          <table:table-cell office:value-type="string">
            <text:p>Fighter</text:p>
          </table:table-cell>
          <table:table-cell office:value-type="string">
            <text:p>3.1</text:p>
          </table:table-cell>
          <table:table-cell office:value-type="string">
            <text:p>1-2 Players</text:p>
          </table:table-cell>
          <table:table-cell office:value-type="string">
            <text:p>Virtua Fighter Animation is an one-on-one 2D fighting game based on the Virtua Fighter anime series. It has two game modes: story and versus.****In the story mode, the player follows the anime's plot, with anime style cutscenes before and after each fight. The story is divided in acts, each one of them corresponding to one fight. The player starts controlling Akira Yuki, as as he beats his opponents, each one of them joins his party, so they can be chosen in the next fights. Besides Akira, the other characters which become available are Pai Chan, Jacky Bryant, Wolf Hawkfield, Kage-Maru, Sarah Bryant and Lau Chan. In the final act, the player must fight against Dural.****The versus mode allows players to choose any of the seven available characters to fight against the CPU. In the two player versus game, Kage-Maru is removed from the character selection.****The Game Gear version has 3 different viewing modes: Normal, Large and Real-Time. The Normal viewing mode shows the fighters from a more distant position (smaller sprites) than the Large mode (larger sprites). The Real-Time mode simulates the zooming camera effects from the other Virtua Fighter games, alternating between the Normal and Large modes. It also has an extended intro sequence, with anime style cutscenes.****In regards to gameplay, the game doesn't differ much from any other 2D fighting game, as the player can perform punches (button 1), kicks (button 2) and jumps (up), as well as some special maneuvers. The Game Gear version has also a block function (START button), absent in the Master System version. The fights are regular best of 3 round matches, and players will loose a round if one of this three possibilities happen: their energy is depleted, they fall out of the ring or they have less energy than the opponent if the time runs out.</text:p>
          </table:table-cell>
          <table:table-cell table:formula="of:=CONCATENATE(&quot;&lt;game name=&quot;;CHAR(34);[.A311];CHAR(34);&quot;&gt; &lt;year&gt;&quot;;[.B311];&quot;&lt;/year&gt; &lt;rating&gt;&quot;;[.C311];&quot;&lt;/rating&gt; &lt;title&gt;&quot;;[.D311];&quot;&lt;/title&gt; &lt;pub&gt;&quot;;[.E311];&quot;&lt;/pub&gt; &lt;dev&gt;&quot;;[.F311];&quot;&lt;/dev&gt; &lt;genre&gt;&quot;;[.G311];&quot;&lt;/genre&gt; &lt;score&gt;&quot;;[.H311];&quot;&lt;/score&gt; &lt;player&gt;&quot;;[.I311];&quot;&lt;/player&gt; &lt;story&gt;&quot;;[.J311];&quot;&lt;/story&gt; &lt;/game&gt;&quot;)" office:value-type="string" office:string-value="&lt;game name=&quot;Virtua Fighter Animation (USA, Europe)&quot;&gt; &lt;year&gt;1996&lt;/year&gt; &lt;rating&gt;ESRB - E (Everyone)&lt;/rating&gt; &lt;title&gt;Virtua Fighter Animation &lt;/title&gt; &lt;pub&gt;SEGA Enterprises Ltd.&lt;/pub&gt; &lt;dev&gt;Aspect Co. Ltd.&lt;/dev&gt; &lt;genre&gt;Fighter&lt;/genre&gt; &lt;score&gt;3.1&lt;/score&gt; &lt;player&gt;1-2 Players&lt;/player&gt; &lt;story&gt;Virtua Fighter Animation is an one-on-one 2D fighting game based on the Virtua Fighter anime series. It has two game modes: story and versus.****In the story mode, the player follows the anime's plot, with anime style cutscenes before and after each fight. The story is divided in acts, each one of them corresponding to one fight. The player starts controlling Akira Yuki, as as he beats his opponents, each one of them joins his party, so they can be chosen in the next fights. Besides Akira, the other characters which become available are Pai Chan, Jacky Bryant, Wolf Hawkfield, Kage-Maru, Sarah Bryant and Lau Chan. In the final act, the player must fight against Dural.****The versus mode allows players to choose any of the seven available characters to fight against the CPU. In the two player versus game, Kage-Maru is removed from the character selection.****The Game Gear version has 3 different viewing modes: Normal, Large and Real-Time. The Normal viewing mode shows the fighters from a more distant position (smaller sprites) than the Large mode (larger sprites). The Real-Time mode simulates the zooming camera effects from the other Virtua Fighter games, alternating between the Normal and Large modes. It also has an extended intro sequence, with anime style cutscenes.****In regards to gameplay, the game doesn't differ much from any other 2D fighting game, as the player can perform punches (button 1), kicks (button 2) and jumps (up), as well as some special maneuvers. The Game Gear version has also a block function (START button), absent in the Master System version. The fights are regular best of 3 round matches, and players will loose a round if one of this three possibilities happen: their energy is depleted, they fall out of the ring or they have less energy than the opponent if the time runs out.&lt;/story&gt; &lt;/game&gt;">
            <text:p>&lt;game name="Virtua Fighter Animation (USA, Europe)"&gt; &lt;year&gt;1996&lt;/year&gt; &lt;rating&gt;ESRB - E (Everyone)&lt;/rating&gt; &lt;title&gt;Virtua Fighter Animation &lt;/title&gt; &lt;pub&gt;SEGA Enterprises Ltd.&lt;/pub&gt; &lt;dev&gt;Aspect Co. Ltd.&lt;/dev&gt; &lt;genre&gt;Fighter&lt;/genre&gt; &lt;score&gt;3.1&lt;/score&gt; &lt;player&gt;1-2 Players&lt;/player&gt; &lt;story&gt;Virtua Fighter Animation is an one-on-one 2D fighting game based on the Virtua Fighter anime series. It has two game modes: story and versus.****In the story mode, the player follows the anime's plot, with anime style cutscenes before and after each fight. The story is divided in acts, each one of them corresponding to one fight. The player starts controlling Akira Yuki, as as he beats his opponents, each one of them joins his party, so they can be chosen in the next fights. Besides Akira, the other characters which become available are Pai Chan, Jacky Bryant, Wolf Hawkfield, Kage-Maru, Sarah Bryant and Lau Chan. In the final act, the player must fight against Dural.****The versus mode allows players to choose any of the seven available characters to fight against the CPU. In the two player versus game, Kage-Maru is removed from the character selection.****The Game Gear version has 3 different viewing modes: Normal, Large and Real-Time. The Normal viewing mode shows the fighters from a more distant position (smaller sprites) than the Large mode (larger sprites). The Real-Time mode simulates the zooming camera effects from the other Virtua Fighter games, alternating between the Normal and Large modes. It also has an extended intro sequence, with anime style cutscenes.****In regards to gameplay, the game doesn't differ much from any other 2D fighting game, as the player can perform punches (button 1), kicks (button 2) and jumps (up), as well as some special maneuvers. The Game Gear version has also a block function (START button), absent in the Master System version. The fights are regular best of 3 round matches, and players will loose a round if one of this three possibilities happen: their energy is depleted, they fall out of the ring or they have less energy than the opponent if the time runs out.&lt;/story&gt; &lt;/game&gt;</text:p>
          </table:table-cell>
        </table:table-row>
        <table:table-row table:style-name="ro1">
          <table:table-cell office:value-type="string">
            <text:p>VR Troopers (USA, Europe)</text:p>
          </table:table-cell>
          <table:table-cell office:value-type="string">
            <text:p>1995</text:p>
          </table:table-cell>
          <table:table-cell office:value-type="string">
            <text:p>ESRB - E (Everyone)</text:p>
          </table:table-cell>
          <table:table-cell office:value-type="string">
            <text:p>VR Troopers </text:p>
          </table:table-cell>
          <table:table-cell office:value-type="string">
            <text:p>SEGA of America, Inc.</text:p>
          </table:table-cell>
          <table:table-cell office:value-type="string">
            <text:p>Syrox Developments, Ltd.</text:p>
          </table:table-cell>
          <table:table-cell office:value-type="string">
            <text:p>Fighter</text:p>
          </table:table-cell>
          <table:table-cell office:value-type="string">
            <text:p>1.8</text:p>
          </table:table-cell>
          <table:table-cell office:value-type="string">
            <text:p>1 Player</text:p>
          </table:table-cell>
          <table:table-cell office:value-type="string">
            <text:p>Saban's VR Troopers is based on the TV show of the same name and is made by the same company that produced the Mighty Morphin' Power Rangers. <text:s/>The story has the evil Grimlord transport the VR Troopers into (ironically) a video game and it is up to the player (literally) to save them and bring them back to the real world.****The gameplay is the standard fighting game, using one of the three different Troopers to kick, punch and use special abilities to defeat a fighter to advance to the next one. <text:s/>Each Trooper has their own strengths, weaknesses and special moves and each has their own separate stages, depending on which the player chooses. <text:s/>It also has multi player capabilities that lets two friends battle head-to-head in a Duel Mode.</text:p>
          </table:table-cell>
          <table:table-cell table:formula="of:=CONCATENATE(&quot;&lt;game name=&quot;;CHAR(34);[.A312];CHAR(34);&quot;&gt; &lt;year&gt;&quot;;[.B312];&quot;&lt;/year&gt; &lt;rating&gt;&quot;;[.C312];&quot;&lt;/rating&gt; &lt;title&gt;&quot;;[.D312];&quot;&lt;/title&gt; &lt;pub&gt;&quot;;[.E312];&quot;&lt;/pub&gt; &lt;dev&gt;&quot;;[.F312];&quot;&lt;/dev&gt; &lt;genre&gt;&quot;;[.G312];&quot;&lt;/genre&gt; &lt;score&gt;&quot;;[.H312];&quot;&lt;/score&gt; &lt;player&gt;&quot;;[.I312];&quot;&lt;/player&gt; &lt;story&gt;&quot;;[.J312];&quot;&lt;/story&gt; &lt;/game&gt;&quot;)" office:value-type="string" office:string-value="&lt;game name=&quot;VR Troopers (USA, Europe)&quot;&gt; &lt;year&gt;1995&lt;/year&gt; &lt;rating&gt;ESRB - E (Everyone)&lt;/rating&gt; &lt;title&gt;VR Troopers &lt;/title&gt; &lt;pub&gt;SEGA of America, Inc.&lt;/pub&gt; &lt;dev&gt;Syrox Developments, Ltd.&lt;/dev&gt; &lt;genre&gt;Fighter&lt;/genre&gt; &lt;score&gt;1.8&lt;/score&gt; &lt;player&gt;1 Player&lt;/player&gt; &lt;story&gt;Saban's VR Troopers is based on the TV show of the same name and is made by the same company that produced the Mighty Morphin' Power Rangers.  The story has the evil Grimlord transport the VR Troopers into (ironically) a video game and it is up to the player (literally) to save them and bring them back to the real world.****The gameplay is the standard fighting game, using one of the three different Troopers to kick, punch and use special abilities to defeat a fighter to advance to the next one.  Each Trooper has their own strengths, weaknesses and special moves and each has their own separate stages, depending on which the player chooses.  It also has multi player capabilities that lets two friends battle head-to-head in a Duel Mode.&lt;/story&gt; &lt;/game&gt;">
            <text:p>&lt;game name="VR Troopers (USA, Europe)"&gt; &lt;year&gt;1995&lt;/year&gt; &lt;rating&gt;ESRB - E (Everyone)&lt;/rating&gt; &lt;title&gt;VR Troopers &lt;/title&gt; &lt;pub&gt;SEGA of America, Inc.&lt;/pub&gt; &lt;dev&gt;Syrox Developments, Ltd.&lt;/dev&gt; &lt;genre&gt;Fighter&lt;/genre&gt; &lt;score&gt;1.8&lt;/score&gt; &lt;player&gt;1 Player&lt;/player&gt; &lt;story&gt;Saban's VR Troopers is based on the TV show of the same name and is made by the same company that produced the Mighty Morphin' Power Rangers. <text:s/>The story has the evil Grimlord transport the VR Troopers into (ironically) a video game and it is up to the player (literally) to save them and bring them back to the real world.****The gameplay is the standard fighting game, using one of the three different Troopers to kick, punch and use special abilities to defeat a fighter to advance to the next one. <text:s/>Each Trooper has their own strengths, weaknesses and special moves and each has their own separate stages, depending on which the player chooses. <text:s/>It also has multi player capabilities that lets two friends battle head-to-head in a Duel Mode.&lt;/story&gt; &lt;/game&gt;</text:p>
          </table:table-cell>
        </table:table-row>
        <table:table-row table:style-name="ro1">
          <table:table-cell office:value-type="string">
            <text:p>Wagan Land (Japan)</text:p>
          </table:table-cell>
          <table:table-cell office:value-type="string">
            <text:p>1991</text:p>
          </table:table-cell>
          <table:table-cell office:value-type="string">
            <text:p>ESRB - E (Everyone)</text:p>
          </table:table-cell>
          <table:table-cell office:value-type="string">
            <text:p>Wagan Land </text:p>
          </table:table-cell>
          <table:table-cell office:value-type="string">
            <text:p>Namco Limited</text:p>
          </table:table-cell>
          <table:table-cell office:value-type="string">
            <text:p>Now Production</text:p>
          </table:table-cell>
          <table:table-cell office:value-type="string">
            <text:p>Action</text:p>
          </table:table-cell>
          <table:table-cell office:value-type="string">
            <text:p>4.1</text:p>
          </table:table-cell>
          <table:table-cell office:value-type="string">
            <text:p>1 Player</text:p>
          </table:table-cell>
          <table:table-cell office:value-type="string">
            <text:p>In Wagan Land, you control a green mechanical dinosaur named Wagan who has the ability to temporarily stun enemies with sound waves. The waves are shaped like the noises "Wah" and "Gah" <text:s/>The mad scientist Dr. Devil is trying to take over Wagan Land, and Wagan wants to protect his home. There are power-ups called Waganizers, which make Wagan's sound waves more powerful, stunning the enemies for a longer amount of time. If four Waganizers are collected, Wagan becomes temporarily invincible, faster and actually able to defeat enemies. At the end of certain stages is a boss. Each boss challenges Wagan to a mini-game instead of a battle.</text:p>
          </table:table-cell>
          <table:table-cell table:formula="of:=CONCATENATE(&quot;&lt;game name=&quot;;CHAR(34);[.A313];CHAR(34);&quot;&gt; &lt;year&gt;&quot;;[.B313];&quot;&lt;/year&gt; &lt;rating&gt;&quot;;[.C313];&quot;&lt;/rating&gt; &lt;title&gt;&quot;;[.D313];&quot;&lt;/title&gt; &lt;pub&gt;&quot;;[.E313];&quot;&lt;/pub&gt; &lt;dev&gt;&quot;;[.F313];&quot;&lt;/dev&gt; &lt;genre&gt;&quot;;[.G313];&quot;&lt;/genre&gt; &lt;score&gt;&quot;;[.H313];&quot;&lt;/score&gt; &lt;player&gt;&quot;;[.I313];&quot;&lt;/player&gt; &lt;story&gt;&quot;;[.J313];&quot;&lt;/story&gt; &lt;/game&gt;&quot;)" office:value-type="string" office:string-value="&lt;game name=&quot;Wagan Land (Japan)&quot;&gt; &lt;year&gt;1991&lt;/year&gt; &lt;rating&gt;ESRB - E (Everyone)&lt;/rating&gt; &lt;title&gt;Wagan Land &lt;/title&gt; &lt;pub&gt;Namco Limited&lt;/pub&gt; &lt;dev&gt;Now Production&lt;/dev&gt; &lt;genre&gt;Action&lt;/genre&gt; &lt;score&gt;4.1&lt;/score&gt; &lt;player&gt;1 Player&lt;/player&gt; &lt;story&gt;In Wagan Land, you control a green mechanical dinosaur named Wagan who has the ability to temporarily stun enemies with sound waves. The waves are shaped like the noises &quot;Wah&quot; and &quot;Gah&quot;  The mad scientist Dr. Devil is trying to take over Wagan Land, and Wagan wants to protect his home. There are power-ups called Waganizers, which make Wagan's sound waves more powerful, stunning the enemies for a longer amount of time. If four Waganizers are collected, Wagan becomes temporarily invincible, faster and actually able to defeat enemies. At the end of certain stages is a boss. Each boss challenges Wagan to a mini-game instead of a battle.&lt;/story&gt; &lt;/game&gt;">
            <text:p>&lt;game name="Wagan Land (Japan)"&gt; &lt;year&gt;1991&lt;/year&gt; &lt;rating&gt;ESRB - E (Everyone)&lt;/rating&gt; &lt;title&gt;Wagan Land &lt;/title&gt; &lt;pub&gt;Namco Limited&lt;/pub&gt; &lt;dev&gt;Now Production&lt;/dev&gt; &lt;genre&gt;Action&lt;/genre&gt; &lt;score&gt;4.1&lt;/score&gt; &lt;player&gt;1 Player&lt;/player&gt; &lt;story&gt;In Wagan Land, you control a green mechanical dinosaur named Wagan who has the ability to temporarily stun enemies with sound waves. The waves are shaped like the noises "Wah" and "Gah" <text:s/>The mad scientist Dr. Devil is trying to take over Wagan Land, and Wagan wants to protect his home. There are power-ups called Waganizers, which make Wagan's sound waves more powerful, stunning the enemies for a longer amount of time. If four Waganizers are collected, Wagan becomes temporarily invincible, faster and actually able to defeat enemies. At the end of certain stages is a boss. Each boss challenges Wagan to a mini-game instead of a battle.&lt;/story&gt; &lt;/game&gt;</text:p>
          </table:table-cell>
        </table:table-row>
        <table:table-row table:style-name="ro1">
          <table:table-cell office:value-type="string">
            <text:p>Wheel of Fortune (USA)</text:p>
          </table:table-cell>
          <table:table-cell office:value-type="string">
            <text:p>1992</text:p>
          </table:table-cell>
          <table:table-cell office:value-type="string">
            <text:p>ESRB - E (Everyone)</text:p>
          </table:table-cell>
          <table:table-cell office:value-type="string">
            <text:p>Wheel of Fortune </text:p>
          </table:table-cell>
          <table:table-cell office:value-type="string">
            <text:p>GameTek, Inc.</text:p>
          </table:table-cell>
          <table:table-cell office:value-type="string">
            <text:p>Imagitec Design Ltd.</text:p>
          </table:table-cell>
          <table:table-cell office:value-type="string">
            <text:p>Game Show</text:p>
          </table:table-cell>
          <table:table-cell office:value-type="string">
            <text:p>3.5</text:p>
          </table:table-cell>
          <table:table-cell office:value-type="string">
            <text:p>1-2 Players</text:p>
          </table:table-cell>
          <table:table-cell office:value-type="string">
            <text:p>Wheel of Fortune: featuring Vanna White is one of a series games based on the famous TV game show. The goal is to solve a word puzzle by guessing letters. The players take turns spinning a wheel that has designated money amounts in most spaces, but can also bankrupt the player in the wheel lands on the wrong space. A player can guess a letter and if that letter is in the puzzle, those spaces are flipped to reveal the letter and the player earns the cash amount specified by the wheel spin, multiplied by the number of occurrences of the letter. Only English consonants can be guessed-- the 5 English vowels can be purchased using a player's earnings.****This NES edition of the game allows 1, 2, or 3 human players to play against each other. Human players can also elect to play against computer players and at 3 difficulty levels. ****The Vanna White Edition differs from previous Wheel of Fortune games on the NES in that it actually bears the likeness of Vanna White. Also, there are avatars for the player contestants, and the wheel animation is different.</text:p>
          </table:table-cell>
          <table:table-cell table:formula="of:=CONCATENATE(&quot;&lt;game name=&quot;;CHAR(34);[.A314];CHAR(34);&quot;&gt; &lt;year&gt;&quot;;[.B314];&quot;&lt;/year&gt; &lt;rating&gt;&quot;;[.C314];&quot;&lt;/rating&gt; &lt;title&gt;&quot;;[.D314];&quot;&lt;/title&gt; &lt;pub&gt;&quot;;[.E314];&quot;&lt;/pub&gt; &lt;dev&gt;&quot;;[.F314];&quot;&lt;/dev&gt; &lt;genre&gt;&quot;;[.G314];&quot;&lt;/genre&gt; &lt;score&gt;&quot;;[.H314];&quot;&lt;/score&gt; &lt;player&gt;&quot;;[.I314];&quot;&lt;/player&gt; &lt;story&gt;&quot;;[.J314];&quot;&lt;/story&gt; &lt;/game&gt;&quot;)" office:value-type="string" office:string-value="&lt;game name=&quot;Wheel of Fortune (USA)&quot;&gt; &lt;year&gt;1992&lt;/year&gt; &lt;rating&gt;ESRB - E (Everyone)&lt;/rating&gt; &lt;title&gt;Wheel of Fortune &lt;/title&gt; &lt;pub&gt;GameTek, Inc.&lt;/pub&gt; &lt;dev&gt;Imagitec Design Ltd.&lt;/dev&gt; &lt;genre&gt;Game Show&lt;/genre&gt; &lt;score&gt;3.5&lt;/score&gt; &lt;player&gt;1-2 Players&lt;/player&gt; &lt;story&gt;Wheel of Fortune: featuring Vanna White is one of a series games based on the famous TV game show. The goal is to solve a word puzzle by guessing letters. The players take turns spinning a wheel that has designated money amounts in most spaces, but can also bankrupt the player in the wheel lands on the wrong space. A player can guess a letter and if that letter is in the puzzle, those spaces are flipped to reveal the letter and the player earns the cash amount specified by the wheel spin, multiplied by the number of occurrences of the letter. Only English consonants can be guessed-- the 5 English vowels can be purchased using a player's earnings.****This NES edition of the game allows 1, 2, or 3 human players to play against each other. Human players can also elect to play against computer players and at 3 difficulty levels. ****The Vanna White Edition differs from previous Wheel of Fortune games on the NES in that it actually bears the likeness of Vanna White. Also, there are avatars for the player contestants, and the wheel animation is different.&lt;/story&gt; &lt;/game&gt;">
            <text:p>&lt;game name="Wheel of Fortune (USA)"&gt; &lt;year&gt;1992&lt;/year&gt; &lt;rating&gt;ESRB - E (Everyone)&lt;/rating&gt; &lt;title&gt;Wheel of Fortune &lt;/title&gt; &lt;pub&gt;GameTek, Inc.&lt;/pub&gt; &lt;dev&gt;Imagitec Design Ltd.&lt;/dev&gt; &lt;genre&gt;Game Show&lt;/genre&gt; &lt;score&gt;3.5&lt;/score&gt; &lt;player&gt;1-2 Players&lt;/player&gt; &lt;story&gt;Wheel of Fortune: featuring Vanna White is one of a series games based on the famous TV game show. The goal is to solve a word puzzle by guessing letters. The players take turns spinning a wheel that has designated money amounts in most spaces, but can also bankrupt the player in the wheel lands on the wrong space. A player can guess a letter and if that letter is in the puzzle, those spaces are flipped to reveal the letter and the player earns the cash amount specified by the wheel spin, multiplied by the number of occurrences of the letter. Only English consonants can be guessed-- the 5 English vowels can be purchased using a player's earnings.****This NES edition of the game allows 1, 2, or 3 human players to play against each other. Human players can also elect to play against computer players and at 3 difficulty levels. ****The Vanna White Edition differs from previous Wheel of Fortune games on the NES in that it actually bears the likeness of Vanna White. Also, there are avatars for the player contestants, and the wheel animation is different.&lt;/story&gt; &lt;/game&gt;</text:p>
          </table:table-cell>
        </table:table-row>
        <table:table-row table:style-name="ro1">
          <table:table-cell office:value-type="string">
            <text:p>Wild Snake (USA) (Proto)</text:p>
          </table:table-cell>
          <table:table-cell office:value-type="string">
            <text:p>1994</text:p>
          </table:table-cell>
          <table:table-cell office:value-type="string">
            <text:p>ESRB - E (Everyone)</text:p>
          </table:table-cell>
          <table:table-cell office:value-type="string">
            <text:p>Wild Snake </text:p>
          </table:table-cell>
          <table:table-cell office:value-type="string">
            <text:p>Bullet Proof Softwre</text:p>
          </table:table-cell>
          <table:table-cell office:value-type="string">
            <text:p>Leadfilm </text:p>
          </table:table-cell>
          <table:table-cell office:value-type="string">
            <text:p>Puzzle</text:p>
          </table:table-cell>
          <table:table-cell office:value-type="string">
            <text:p>2.7</text:p>
          </table:table-cell>
          <table:table-cell office:value-type="string">
            <text:p>1 Player</text:p>
          </table:table-cell>
          <table:table-cell office:value-type="string">
            <text:p>WildSnake is a puzzle game in which the player must manage falling snakes in a confined space and keep the snakes from reaching the top of the space. Snakes fall and slither until they reach a resting spot on the floor of the space. A snake will destroy any other snakes of the same color and pattern that it touches with its head on the way down, which often has the chain effect of loosening the pile of snakes so that all the snakes slither into new positions, possibly eliminating even more snakes.</text:p>
          </table:table-cell>
          <table:table-cell table:formula="of:=CONCATENATE(&quot;&lt;game name=&quot;;CHAR(34);[.A315];CHAR(34);&quot;&gt; &lt;year&gt;&quot;;[.B315];&quot;&lt;/year&gt; &lt;rating&gt;&quot;;[.C315];&quot;&lt;/rating&gt; &lt;title&gt;&quot;;[.D315];&quot;&lt;/title&gt; &lt;pub&gt;&quot;;[.E315];&quot;&lt;/pub&gt; &lt;dev&gt;&quot;;[.F315];&quot;&lt;/dev&gt; &lt;genre&gt;&quot;;[.G315];&quot;&lt;/genre&gt; &lt;score&gt;&quot;;[.H315];&quot;&lt;/score&gt; &lt;player&gt;&quot;;[.I315];&quot;&lt;/player&gt; &lt;story&gt;&quot;;[.J315];&quot;&lt;/story&gt; &lt;/game&gt;&quot;)" office:value-type="string" office:string-value="&lt;game name=&quot;Wild Snake (USA) (Proto)&quot;&gt; &lt;year&gt;1994&lt;/year&gt; &lt;rating&gt;ESRB - E (Everyone)&lt;/rating&gt; &lt;title&gt;Wild Snake &lt;/title&gt; &lt;pub&gt;Bullet Proof Softwre&lt;/pub&gt; &lt;dev&gt;Leadfilm &lt;/dev&gt; &lt;genre&gt;Puzzle&lt;/genre&gt; &lt;score&gt;2.7&lt;/score&gt; &lt;player&gt;1 Player&lt;/player&gt; &lt;story&gt;WildSnake is a puzzle game in which the player must manage falling snakes in a confined space and keep the snakes from reaching the top of the space. Snakes fall and slither until they reach a resting spot on the floor of the space. A snake will destroy any other snakes of the same color and pattern that it touches with its head on the way down, which often has the chain effect of loosening the pile of snakes so that all the snakes slither into new positions, possibly eliminating even more snakes.&lt;/story&gt; &lt;/game&gt;">
            <text:p>&lt;game name="Wild Snake (USA) (Proto)"&gt; &lt;year&gt;1994&lt;/year&gt; &lt;rating&gt;ESRB - E (Everyone)&lt;/rating&gt; &lt;title&gt;Wild Snake &lt;/title&gt; &lt;pub&gt;Bullet Proof Softwre&lt;/pub&gt; &lt;dev&gt;Leadfilm &lt;/dev&gt; &lt;genre&gt;Puzzle&lt;/genre&gt; &lt;score&gt;2.7&lt;/score&gt; &lt;player&gt;1 Player&lt;/player&gt; &lt;story&gt;WildSnake is a puzzle game in which the player must manage falling snakes in a confined space and keep the snakes from reaching the top of the space. Snakes fall and slither until they reach a resting spot on the floor of the space. A snake will destroy any other snakes of the same color and pattern that it touches with its head on the way down, which often has the chain effect of loosening the pile of snakes so that all the snakes slither into new positions, possibly eliminating even more snakes.&lt;/story&gt; &lt;/game&gt;</text:p>
          </table:table-cell>
        </table:table-row>
        <table:table-row table:style-name="ro1">
          <table:table-cell office:value-type="string">
            <text:p>Wimbledon (World)</text:p>
          </table:table-cell>
          <table:table-cell office:value-type="string">
            <text:p>1993</text:p>
          </table:table-cell>
          <table:table-cell office:value-type="string">
            <text:p>ESRB - E (Everyone)</text:p>
          </table:table-cell>
          <table:table-cell office:value-type="string">
            <text:p>Wimbledon </text:p>
          </table:table-cell>
          <table:table-cell office:value-type="string">
            <text:p>SEGA Enterprises Ltd.</text:p>
          </table:table-cell>
          <table:table-cell office:value-type="string">
            <text:p>SIMS Co., Ltd.</text:p>
          </table:table-cell>
          <table:table-cell office:value-type="string">
            <text:p>Sports/Tennis</text:p>
          </table:table-cell>
          <table:table-cell office:value-type="string">
            <text:p>2.9</text:p>
          </table:table-cell>
          <table:table-cell office:value-type="string">
            <text:p>1-2 Players</text:p>
          </table:table-cell>
          <table:table-cell office:value-type="string">
            <text:p>The oldest of the four Grand Slam tournaments, held in London on grass every July, is the basis for this tennis game. The ball comes off the grass surface fast and low, reflecting the surface's reputation for providing the most exciting tennis. It's viewed in the typical third person perspective, although with quite a distinct 3D effect and with shadows. You can play standard 1 or 2 player matches, or play the full tournament from the quarter-final stages onwards. You can play standard shots as well as lobs and drop shots, and full service rules are featured. You can select your character and build up their skills as the game progresses.</text:p>
          </table:table-cell>
          <table:table-cell table:formula="of:=CONCATENATE(&quot;&lt;game name=&quot;;CHAR(34);[.A316];CHAR(34);&quot;&gt; &lt;year&gt;&quot;;[.B316];&quot;&lt;/year&gt; &lt;rating&gt;&quot;;[.C316];&quot;&lt;/rating&gt; &lt;title&gt;&quot;;[.D316];&quot;&lt;/title&gt; &lt;pub&gt;&quot;;[.E316];&quot;&lt;/pub&gt; &lt;dev&gt;&quot;;[.F316];&quot;&lt;/dev&gt; &lt;genre&gt;&quot;;[.G316];&quot;&lt;/genre&gt; &lt;score&gt;&quot;;[.H316];&quot;&lt;/score&gt; &lt;player&gt;&quot;;[.I316];&quot;&lt;/player&gt; &lt;story&gt;&quot;;[.J316];&quot;&lt;/story&gt; &lt;/game&gt;&quot;)" office:value-type="string" office:string-value="&lt;game name=&quot;Wimbledon (World)&quot;&gt; &lt;year&gt;1993&lt;/year&gt; &lt;rating&gt;ESRB - E (Everyone)&lt;/rating&gt; &lt;title&gt;Wimbledon &lt;/title&gt; &lt;pub&gt;SEGA Enterprises Ltd.&lt;/pub&gt; &lt;dev&gt;SIMS Co., Ltd.&lt;/dev&gt; &lt;genre&gt;Sports/Tennis&lt;/genre&gt; &lt;score&gt;2.9&lt;/score&gt; &lt;player&gt;1-2 Players&lt;/player&gt; &lt;story&gt;The oldest of the four Grand Slam tournaments, held in London on grass every July, is the basis for this tennis game. The ball comes off the grass surface fast and low, reflecting the surface's reputation for providing the most exciting tennis. It's viewed in the typical third person perspective, although with quite a distinct 3D effect and with shadows. You can play standard 1 or 2 player matches, or play the full tournament from the quarter-final stages onwards. You can play standard shots as well as lobs and drop shots, and full service rules are featured. You can select your character and build up their skills as the game progresses.&lt;/story&gt; &lt;/game&gt;">
            <text:p>&lt;game name="Wimbledon (World)"&gt; &lt;year&gt;1993&lt;/year&gt; &lt;rating&gt;ESRB - E (Everyone)&lt;/rating&gt; &lt;title&gt;Wimbledon &lt;/title&gt; &lt;pub&gt;SEGA Enterprises Ltd.&lt;/pub&gt; &lt;dev&gt;SIMS Co., Ltd.&lt;/dev&gt; &lt;genre&gt;Sports/Tennis&lt;/genre&gt; &lt;score&gt;2.9&lt;/score&gt; &lt;player&gt;1-2 Players&lt;/player&gt; &lt;story&gt;The oldest of the four Grand Slam tournaments, held in London on grass every July, is the basis for this tennis game. The ball comes off the grass surface fast and low, reflecting the surface's reputation for providing the most exciting tennis. It's viewed in the typical third person perspective, although with quite a distinct 3D effect and with shadows. You can play standard 1 or 2 player matches, or play the full tournament from the quarter-final stages onwards. You can play standard shots as well as lobs and drop shots, and full service rules are featured. You can select your character and build up their skills as the game progresses.&lt;/story&gt; &lt;/game&gt;</text:p>
          </table:table-cell>
        </table:table-row>
        <table:table-row table:style-name="ro1">
          <table:table-cell office:value-type="string">
            <text:p>Winter Olympics - Lillehammer '94 (USA, Europe) (En,Fr,De,Es,It,Pt,Sv,No)</text:p>
          </table:table-cell>
          <table:table-cell office:value-type="string">
            <text:p>1994</text:p>
          </table:table-cell>
          <table:table-cell office:value-type="string">
            <text:p>ESRB - E (Everyone)</text:p>
          </table:table-cell>
          <table:table-cell office:value-type="string">
            <text:p>Winter Olympics - Lillehammer '94 </text:p>
          </table:table-cell>
          <table:table-cell office:value-type="string">
            <text:p>U.S. Gold Ltd.</text:p>
          </table:table-cell>
          <table:table-cell office:value-type="string">
            <text:p>Tiertex Ltd.</text:p>
          </table:table-cell>
          <table:table-cell office:value-type="string">
            <text:p>Olympic/Sports</text:p>
          </table:table-cell>
          <table:table-cell office:value-type="string">
            <text:p>3.7</text:p>
          </table:table-cell>
          <table:table-cell office:value-type="string">
            <text:p>1-2 Players</text:p>
          </table:table-cell>
          <table:table-cell office:value-type="string">
            <text:p>This is the official license of Winter Olympics tournament in 1994 at Lillehammer, Norway. You can practice in any event before the tournament. The game offers two modes - Full Olympics and Mini Olympics, which vary in the number of events.****It includes 5 different types of sports - biathlon, alpine skiing (downhill, slalom, giant slalom and Super-G), ski jumping (90 m, 120 m), bobsleigh (2/4 men bob, 1/2 men luge) and skating (elimination, pursuit, time trial). <text:s/>The events use 3D views</text:p>
          </table:table-cell>
          <table:table-cell table:formula="of:=CONCATENATE(&quot;&lt;game name=&quot;;CHAR(34);[.A317];CHAR(34);&quot;&gt; &lt;year&gt;&quot;;[.B317];&quot;&lt;/year&gt; &lt;rating&gt;&quot;;[.C317];&quot;&lt;/rating&gt; &lt;title&gt;&quot;;[.D317];&quot;&lt;/title&gt; &lt;pub&gt;&quot;;[.E317];&quot;&lt;/pub&gt; &lt;dev&gt;&quot;;[.F317];&quot;&lt;/dev&gt; &lt;genre&gt;&quot;;[.G317];&quot;&lt;/genre&gt; &lt;score&gt;&quot;;[.H317];&quot;&lt;/score&gt; &lt;player&gt;&quot;;[.I317];&quot;&lt;/player&gt; &lt;story&gt;&quot;;[.J317];&quot;&lt;/story&gt; &lt;/game&gt;&quot;)" office:value-type="string" office:string-value="&lt;game name=&quot;Winter Olympics - Lillehammer '94 (USA, Europe) (En,Fr,De,Es,It,Pt,Sv,No)&quot;&gt; &lt;year&gt;1994&lt;/year&gt; &lt;rating&gt;ESRB - E (Everyone)&lt;/rating&gt; &lt;title&gt;Winter Olympics - Lillehammer '94 &lt;/title&gt; &lt;pub&gt;U.S. Gold Ltd.&lt;/pub&gt; &lt;dev&gt;Tiertex Ltd.&lt;/dev&gt; &lt;genre&gt;Olympic/Sports&lt;/genre&gt; &lt;score&gt;3.7&lt;/score&gt; &lt;player&gt;1-2 Players&lt;/player&gt; &lt;story&gt;This is the official license of Winter Olympics tournament in 1994 at Lillehammer, Norway. You can practice in any event before the tournament. The game offers two modes - Full Olympics and Mini Olympics, which vary in the number of events.****It includes 5 different types of sports - biathlon, alpine skiing (downhill, slalom, giant slalom and Super-G), ski jumping (90 m, 120 m), bobsleigh (2/4 men bob, 1/2 men luge) and skating (elimination, pursuit, time trial).  The events use 3D views&lt;/story&gt; &lt;/game&gt;">
            <text:p>&lt;game name="Winter Olympics - Lillehammer '94 (USA, Europe) (En,Fr,De,Es,It,Pt,Sv,No)"&gt; &lt;year&gt;1994&lt;/year&gt; &lt;rating&gt;ESRB - E (Everyone)&lt;/rating&gt; &lt;title&gt;Winter Olympics - Lillehammer '94 &lt;/title&gt; &lt;pub&gt;U.S. Gold Ltd.&lt;/pub&gt; &lt;dev&gt;Tiertex Ltd.&lt;/dev&gt; &lt;genre&gt;Olympic/Sports&lt;/genre&gt; &lt;score&gt;3.7&lt;/score&gt; &lt;player&gt;1-2 Players&lt;/player&gt; &lt;story&gt;This is the official license of Winter Olympics tournament in 1994 at Lillehammer, Norway. You can practice in any event before the tournament. The game offers two modes - Full Olympics and Mini Olympics, which vary in the number of events.****It includes 5 different types of sports - biathlon, alpine skiing (downhill, slalom, giant slalom and Super-G), ski jumping (90 m, 120 m), bobsleigh (2/4 men bob, 1/2 men luge) and skating (elimination, pursuit, time trial). <text:s/>The events use 3D views&lt;/story&gt; &lt;/game&gt;</text:p>
          </table:table-cell>
        </table:table-row>
        <table:table-row table:style-name="ro1">
          <table:table-cell office:value-type="string">
            <text:p>Wizard Pinball (Europe)</text:p>
          </table:table-cell>
          <table:table-cell office:value-type="string">
            <text:p>1992</text:p>
          </table:table-cell>
          <table:table-cell office:value-type="string">
            <text:p>ESRB - E (Everyone)</text:p>
          </table:table-cell>
          <table:table-cell office:value-type="string">
            <text:p>Wizard Pinball </text:p>
          </table:table-cell>
          <table:table-cell office:value-type="string">
            <text:p>Domark Software Ltd.</text:p>
          </table:table-cell>
          <table:table-cell office:value-type="string">
            <text:p>Teque London Ltd.</text:p>
          </table:table-cell>
          <table:table-cell office:value-type="string">
            <text:p>Pinball</text:p>
          </table:table-cell>
          <table:table-cell office:value-type="string">
            <text:p>3.5</text:p>
          </table:table-cell>
          <table:table-cell office:value-type="string">
            <text:p>1-2 Players</text:p>
          </table:table-cell>
          <table:table-cell office:value-type="string">
            <text:p>Wizard Pinball is a pinball game that offers one table with a fantasy theme, featuring wizards, dragons, ghosts and skeletons. Two players can play taking turns, each starting with five balls. The table features various secrets and bonuses, including several hidden extra levels and a multi-ball feature. A high score list is available, but there is no way to save it upon turning off.</text:p>
          </table:table-cell>
          <table:table-cell table:formula="of:=CONCATENATE(&quot;&lt;game name=&quot;;CHAR(34);[.A318];CHAR(34);&quot;&gt; &lt;year&gt;&quot;;[.B318];&quot;&lt;/year&gt; &lt;rating&gt;&quot;;[.C318];&quot;&lt;/rating&gt; &lt;title&gt;&quot;;[.D318];&quot;&lt;/title&gt; &lt;pub&gt;&quot;;[.E318];&quot;&lt;/pub&gt; &lt;dev&gt;&quot;;[.F318];&quot;&lt;/dev&gt; &lt;genre&gt;&quot;;[.G318];&quot;&lt;/genre&gt; &lt;score&gt;&quot;;[.H318];&quot;&lt;/score&gt; &lt;player&gt;&quot;;[.I318];&quot;&lt;/player&gt; &lt;story&gt;&quot;;[.J318];&quot;&lt;/story&gt; &lt;/game&gt;&quot;)" office:value-type="string" office:string-value="&lt;game name=&quot;Wizard Pinball (Europe)&quot;&gt; &lt;year&gt;1992&lt;/year&gt; &lt;rating&gt;ESRB - E (Everyone)&lt;/rating&gt; &lt;title&gt;Wizard Pinball &lt;/title&gt; &lt;pub&gt;Domark Software Ltd.&lt;/pub&gt; &lt;dev&gt;Teque London Ltd.&lt;/dev&gt; &lt;genre&gt;Pinball&lt;/genre&gt; &lt;score&gt;3.5&lt;/score&gt; &lt;player&gt;1-2 Players&lt;/player&gt; &lt;story&gt;Wizard Pinball is a pinball game that offers one table with a fantasy theme, featuring wizards, dragons, ghosts and skeletons. Two players can play taking turns, each starting with five balls. The table features various secrets and bonuses, including several hidden extra levels and a multi-ball feature. A high score list is available, but there is no way to save it upon turning off.&lt;/story&gt; &lt;/game&gt;">
            <text:p>&lt;game name="Wizard Pinball (Europe)"&gt; &lt;year&gt;1992&lt;/year&gt; &lt;rating&gt;ESRB - E (Everyone)&lt;/rating&gt; &lt;title&gt;Wizard Pinball &lt;/title&gt; &lt;pub&gt;Domark Software Ltd.&lt;/pub&gt; &lt;dev&gt;Teque London Ltd.&lt;/dev&gt; &lt;genre&gt;Pinball&lt;/genre&gt; &lt;score&gt;3.5&lt;/score&gt; &lt;player&gt;1-2 Players&lt;/player&gt; &lt;story&gt;Wizard Pinball is a pinball game that offers one table with a fantasy theme, featuring wizards, dragons, ghosts and skeletons. Two players can play taking turns, each starting with five balls. The table features various secrets and bonuses, including several hidden extra levels and a multi-ball feature. A high score list is available, but there is no way to save it upon turning off.&lt;/story&gt; &lt;/game&gt;</text:p>
          </table:table-cell>
        </table:table-row>
        <table:table-row table:style-name="ro1">
          <table:table-cell office:value-type="string">
            <text:p>Wolfchild (Europe)</text:p>
          </table:table-cell>
          <table:table-cell office:value-type="string">
            <text:p>1993</text:p>
          </table:table-cell>
          <table:table-cell office:value-type="string">
            <text:p>ESRB - E (Everyone)</text:p>
          </table:table-cell>
          <table:table-cell office:value-type="string">
            <text:p>Wolfchild </text:p>
          </table:table-cell>
          <table:table-cell office:value-type="string">
            <text:p>Virgin Games, Inc.</text:p>
          </table:table-cell>
          <table:table-cell office:value-type="string">
            <text:p>Core Design Ltd.</text:p>
          </table:table-cell>
          <table:table-cell office:value-type="string">
            <text:p>Platform</text:p>
          </table:table-cell>
          <table:table-cell office:value-type="string">
            <text:p>4.8</text:p>
          </table:table-cell>
          <table:table-cell office:value-type="string">
            <text:p>1-2 Players</text:p>
          </table:table-cell>
          <table:table-cell office:value-type="string">
            <text:p>Dr. Kal Morrow, expert in genetic research and creation of human-animal hybrids, has been kidnapped and his family brutally murdered by the terrorist organization CHIMERA. His surviving son Saul takes it upon himself to avenge his family. Using his father's research, he turns into a man-wolf and sets out to find CHIMERA's base and defeat their leader Karl Draxx.****As Saul, it is your job to traverse five different areas on your way to Draxx. When Saul collects enough power-ups, he turns into his wolf form and gains a special psychic shot attack, which can be improved by collecting futher power-ups. However, if Saul loses health, he turns back into his human form and only has his fists to fight the numerous enemies.</text:p>
          </table:table-cell>
          <table:table-cell table:formula="of:=CONCATENATE(&quot;&lt;game name=&quot;;CHAR(34);[.A319];CHAR(34);&quot;&gt; &lt;year&gt;&quot;;[.B319];&quot;&lt;/year&gt; &lt;rating&gt;&quot;;[.C319];&quot;&lt;/rating&gt; &lt;title&gt;&quot;;[.D319];&quot;&lt;/title&gt; &lt;pub&gt;&quot;;[.E319];&quot;&lt;/pub&gt; &lt;dev&gt;&quot;;[.F319];&quot;&lt;/dev&gt; &lt;genre&gt;&quot;;[.G319];&quot;&lt;/genre&gt; &lt;score&gt;&quot;;[.H319];&quot;&lt;/score&gt; &lt;player&gt;&quot;;[.I319];&quot;&lt;/player&gt; &lt;story&gt;&quot;;[.J319];&quot;&lt;/story&gt; &lt;/game&gt;&quot;)" office:value-type="string" office:string-value="&lt;game name=&quot;Wolfchild (Europe)&quot;&gt; &lt;year&gt;1993&lt;/year&gt; &lt;rating&gt;ESRB - E (Everyone)&lt;/rating&gt; &lt;title&gt;Wolfchild &lt;/title&gt; &lt;pub&gt;Virgin Games, Inc.&lt;/pub&gt; &lt;dev&gt;Core Design Ltd.&lt;/dev&gt; &lt;genre&gt;Platform&lt;/genre&gt; &lt;score&gt;4.8&lt;/score&gt; &lt;player&gt;1-2 Players&lt;/player&gt; &lt;story&gt;Dr. Kal Morrow, expert in genetic research and creation of human-animal hybrids, has been kidnapped and his family brutally murdered by the terrorist organization CHIMERA. His surviving son Saul takes it upon himself to avenge his family. Using his father's research, he turns into a man-wolf and sets out to find CHIMERA's base and defeat their leader Karl Draxx.****As Saul, it is your job to traverse five different areas on your way to Draxx. When Saul collects enough power-ups, he turns into his wolf form and gains a special psychic shot attack, which can be improved by collecting futher power-ups. However, if Saul loses health, he turns back into his human form and only has his fists to fight the numerous enemies.&lt;/story&gt; &lt;/game&gt;">
            <text:p>&lt;game name="Wolfchild (Europe)"&gt; &lt;year&gt;1993&lt;/year&gt; &lt;rating&gt;ESRB - E (Everyone)&lt;/rating&gt; &lt;title&gt;Wolfchild &lt;/title&gt; &lt;pub&gt;Virgin Games, Inc.&lt;/pub&gt; &lt;dev&gt;Core Design Ltd.&lt;/dev&gt; &lt;genre&gt;Platform&lt;/genre&gt; &lt;score&gt;4.8&lt;/score&gt; &lt;player&gt;1-2 Players&lt;/player&gt; &lt;story&gt;Dr. Kal Morrow, expert in genetic research and creation of human-animal hybrids, has been kidnapped and his family brutally murdered by the terrorist organization CHIMERA. His surviving son Saul takes it upon himself to avenge his family. Using his father's research, he turns into a man-wolf and sets out to find CHIMERA's base and defeat their leader Karl Draxx.****As Saul, it is your job to traverse five different areas on your way to Draxx. When Saul collects enough power-ups, he turns into his wolf form and gains a special psychic shot attack, which can be improved by collecting futher power-ups. However, if Saul loses health, he turns back into his human form and only has his fists to fight the numerous enemies.&lt;/story&gt; &lt;/game&gt;</text:p>
          </table:table-cell>
        </table:table-row>
        <table:table-row table:style-name="ro1">
          <table:table-cell office:value-type="string">
            <text:p>Wonder Boy - The Dragon's Trap (Europe)</text:p>
          </table:table-cell>
          <table:table-cell office:value-type="string">
            <text:p>1991</text:p>
          </table:table-cell>
          <table:table-cell office:value-type="string">
            <text:p>ESRB - E (Everyone)</text:p>
          </table:table-cell>
          <table:table-cell office:value-type="string">
            <text:p>Wonder Boy - The Dragon's Trap </text:p>
          </table:table-cell>
          <table:table-cell office:value-type="string">
            <text:p>SEGA Enterprises Ltd.</text:p>
          </table:table-cell>
          <table:table-cell office:value-type="string">
            <text:p>Westone Co., Ltd.</text:p>
          </table:table-cell>
          <table:table-cell office:value-type="string">
            <text:p>Platform</text:p>
          </table:table-cell>
          <table:table-cell office:value-type="string">
            <text:p>3.5</text:p>
          </table:table-cell>
          <table:table-cell office:value-type="string">
            <text:p>1 Player</text:p>
          </table:table-cell>
          <table:table-cell office:value-type="string">
            <text:p>Wonder Boy III: The Dragon's Trap is a direct sequel to Wonder Boy in Monster Land. When Tom-Tom defeats the MEKA dragon, the wounded beast casts a spell on him, turning him into a Lizard-Man. To regain your original human form, you have to find the Salamander Cross, hidden by the Vampire Dragon in Monster Land.****In this side-scrolling platform game, you can still buy equipment and items, but unlike its predecessor, it is not divided in sequences of levels. You are allowed to go anywhere, as long as you have the right shape or equipment. During his quest, Tom-Tom has to defeat various dragon bosses. Each win will give you a new shape with new abilities such as flying, swimming, walking on ceilings or clinging to walls, which also give you to access new parts of the world. The possible shapes are Lizard-Man, Mouse-Man, Piranha-Man, Lion-Man and Hawk-Man and the main abilities are defined by attacking power, defense points and charm points (needed for equipment by collecting charm stones). Also, certain blocks can only be destroyed by specific weapons or are only accessible to certain shapes.****The basic actions consist of attacking and jumping, and in the status screen you can equip swords, shields and armour. Special attacks include fire balls, tornadoes, arrows, boomerangs and thunder strikes. Along the way, you collect keys (only one at all times) and gold left behind by defeated creatures, and you often have to revisit places to access new areas. A password is given at the beginning of each town to continue from there.</text:p>
          </table:table-cell>
          <table:table-cell table:formula="of:=CONCATENATE(&quot;&lt;game name=&quot;;CHAR(34);[.A320];CHAR(34);&quot;&gt; &lt;year&gt;&quot;;[.B320];&quot;&lt;/year&gt; &lt;rating&gt;&quot;;[.C320];&quot;&lt;/rating&gt; &lt;title&gt;&quot;;[.D320];&quot;&lt;/title&gt; &lt;pub&gt;&quot;;[.E320];&quot;&lt;/pub&gt; &lt;dev&gt;&quot;;[.F320];&quot;&lt;/dev&gt; &lt;genre&gt;&quot;;[.G320];&quot;&lt;/genre&gt; &lt;score&gt;&quot;;[.H320];&quot;&lt;/score&gt; &lt;player&gt;&quot;;[.I320];&quot;&lt;/player&gt; &lt;story&gt;&quot;;[.J320];&quot;&lt;/story&gt; &lt;/game&gt;&quot;)" office:value-type="string" office:string-value="&lt;game name=&quot;Wonder Boy - The Dragon's Trap (Europe)&quot;&gt; &lt;year&gt;1991&lt;/year&gt; &lt;rating&gt;ESRB - E (Everyone)&lt;/rating&gt; &lt;title&gt;Wonder Boy - The Dragon's Trap &lt;/title&gt; &lt;pub&gt;SEGA Enterprises Ltd.&lt;/pub&gt; &lt;dev&gt;Westone Co., Ltd.&lt;/dev&gt; &lt;genre&gt;Platform&lt;/genre&gt; &lt;score&gt;3.5&lt;/score&gt; &lt;player&gt;1 Player&lt;/player&gt; &lt;story&gt;Wonder Boy III: The Dragon's Trap is a direct sequel to Wonder Boy in Monster Land. When Tom-Tom defeats the MEKA dragon, the wounded beast casts a spell on him, turning him into a Lizard-Man. To regain your original human form, you have to find the Salamander Cross, hidden by the Vampire Dragon in Monster Land.****In this side-scrolling platform game, you can still buy equipment and items, but unlike its predecessor, it is not divided in sequences of levels. You are allowed to go anywhere, as long as you have the right shape or equipment. During his quest, Tom-Tom has to defeat various dragon bosses. Each win will give you a new shape with new abilities such as flying, swimming, walking on ceilings or clinging to walls, which also give you to access new parts of the world. The possible shapes are Lizard-Man, Mouse-Man, Piranha-Man, Lion-Man and Hawk-Man and the main abilities are defined by attacking power, defense points and charm points (needed for equipment by collecting charm stones). Also, certain blocks can only be destroyed by specific weapons or are only accessible to certain shapes.****The basic actions consist of attacking and jumping, and in the status screen you can equip swords, shields and armour. Special attacks include fire balls, tornadoes, arrows, boomerangs and thunder strikes. Along the way, you collect keys (only one at all times) and gold left behind by defeated creatures, and you often have to revisit places to access new areas. A password is given at the beginning of each town to continue from there.&lt;/story&gt; &lt;/game&gt;">
            <text:p>&lt;game name="Wonder Boy - The Dragon's Trap (Europe)"&gt; &lt;year&gt;1991&lt;/year&gt; &lt;rating&gt;ESRB - E (Everyone)&lt;/rating&gt; &lt;title&gt;Wonder Boy - The Dragon's Trap &lt;/title&gt; &lt;pub&gt;SEGA Enterprises Ltd.&lt;/pub&gt; &lt;dev&gt;Westone Co., Ltd.&lt;/dev&gt; &lt;genre&gt;Platform&lt;/genre&gt; &lt;score&gt;3.5&lt;/score&gt; &lt;player&gt;1 Player&lt;/player&gt; &lt;story&gt;Wonder Boy III: The Dragon's Trap is a direct sequel to Wonder Boy in Monster Land. When Tom-Tom defeats the MEKA dragon, the wounded beast casts a spell on him, turning him into a Lizard-Man. To regain your original human form, you have to find the Salamander Cross, hidden by the Vampire Dragon in Monster Land.****In this side-scrolling platform game, you can still buy equipment and items, but unlike its predecessor, it is not divided in sequences of levels. You are allowed to go anywhere, as long as you have the right shape or equipment. During his quest, Tom-Tom has to defeat various dragon bosses. Each win will give you a new shape with new abilities such as flying, swimming, walking on ceilings or clinging to walls, which also give you to access new parts of the world. The possible shapes are Lizard-Man, Mouse-Man, Piranha-Man, Lion-Man and Hawk-Man and the main abilities are defined by attacking power, defense points and charm points (needed for equipment by collecting charm stones). Also, certain blocks can only be destroyed by specific weapons or are only accessible to certain shapes.****The basic actions consist of attacking and jumping, and in the status screen you can equip swords, shields and armour. Special attacks include fire balls, tornadoes, arrows, boomerangs and thunder strikes. Along the way, you collect keys (only one at all times) and gold left behind by defeated creatures, and you often have to revisit places to access new areas. A password is given at the beginning of each town to continue from there.&lt;/story&gt; &lt;/game&gt;</text:p>
          </table:table-cell>
        </table:table-row>
        <table:table-row table:style-name="ro1">
          <table:table-cell office:value-type="string">
            <text:p>Woody Pop (USA, Europe) (v1.1)</text:p>
          </table:table-cell>
          <table:table-cell office:value-type="string">
            <text:p>1991</text:p>
          </table:table-cell>
          <table:table-cell office:value-type="string">
            <text:p>ESRB - E (Everyone)</text:p>
          </table:table-cell>
          <table:table-cell office:value-type="string">
            <text:p>Woody Pop </text:p>
          </table:table-cell>
          <table:table-cell table:number-columns-repeated="2" office:value-type="string">
            <text:p>SEGA Enterprises Ltd.</text:p>
          </table:table-cell>
          <table:table-cell office:value-type="string">
            <text:p>Action</text:p>
          </table:table-cell>
          <table:table-cell office:value-type="string">
            <text:p>3.6</text:p>
          </table:table-cell>
          <table:table-cell office:value-type="string">
            <text:p>1 Player</text:p>
          </table:table-cell>
          <table:table-cell office:value-type="string">
            <text:p>Every system must have a Breakout clone, and every self-respecting developer must have one, especially in the mid-eighties, following the success of Taito's Arkanoid. Sega's answer was called Woody Pop.****With a wooden paddle, which in fact is Woody the tree spirit, you bounce your ball against bricks laid out in a big house filled with toys. The toys will come out to disturb you. When you hit "mystery bricks", wind-up toy soldiers or robots come out, obstructing your ball. On some levels, a toy train will cross your path as well. Speaking of wells, the bottom of the screen is not a big black hole as in most other games of this kind – instead the whole covers only a part of the wall, so that even if you miss the ball, it might bounce back in the corners.****Once a room is cleared, you can choose freely between up to three adjacent rooms to progress to, making this game less linear than usual.****Like any post-Arkanoid game, there is a range of powerups released from special blocks. Most are known from other games such as the double-ball, the growing bat or the "diamond ball", which destroys all blocks in its path without ricocheting. Some invented by Sega are the fire ball, which sets blocks on fire, allowing them to destroy even neighbouring blocks, and the big ball, which hits bricks with more power, thereby destroying brick with one hit that would otherwise have required several.</text:p>
          </table:table-cell>
          <table:table-cell table:formula="of:=CONCATENATE(&quot;&lt;game name=&quot;;CHAR(34);[.A321];CHAR(34);&quot;&gt; &lt;year&gt;&quot;;[.B321];&quot;&lt;/year&gt; &lt;rating&gt;&quot;;[.C321];&quot;&lt;/rating&gt; &lt;title&gt;&quot;;[.D321];&quot;&lt;/title&gt; &lt;pub&gt;&quot;;[.E321];&quot;&lt;/pub&gt; &lt;dev&gt;&quot;;[.F321];&quot;&lt;/dev&gt; &lt;genre&gt;&quot;;[.G321];&quot;&lt;/genre&gt; &lt;score&gt;&quot;;[.H321];&quot;&lt;/score&gt; &lt;player&gt;&quot;;[.I321];&quot;&lt;/player&gt; &lt;story&gt;&quot;;[.J321];&quot;&lt;/story&gt; &lt;/game&gt;&quot;)" office:value-type="string" office:string-value="&lt;game name=&quot;Woody Pop (USA, Europe) (v1.1)&quot;&gt; &lt;year&gt;1991&lt;/year&gt; &lt;rating&gt;ESRB - E (Everyone)&lt;/rating&gt; &lt;title&gt;Woody Pop &lt;/title&gt; &lt;pub&gt;SEGA Enterprises Ltd.&lt;/pub&gt; &lt;dev&gt;SEGA Enterprises Ltd.&lt;/dev&gt; &lt;genre&gt;Action&lt;/genre&gt; &lt;score&gt;3.6&lt;/score&gt; &lt;player&gt;1 Player&lt;/player&gt; &lt;story&gt;Every system must have a Breakout clone, and every self-respecting developer must have one, especially in the mid-eighties, following the success of Taito's Arkanoid. Sega's answer was called Woody Pop.****With a wooden paddle, which in fact is Woody the tree spirit, you bounce your ball against bricks laid out in a big house filled with toys. The toys will come out to disturb you. When you hit &quot;mystery bricks&quot;, wind-up toy soldiers or robots come out, obstructing your ball. On some levels, a toy train will cross your path as well. Speaking of wells, the bottom of the screen is not a big black hole as in most other games of this kind – instead the whole covers only a part of the wall, so that even if you miss the ball, it might bounce back in the corners.****Once a room is cleared, you can choose freely between up to three adjacent rooms to progress to, making this game less linear than usual.****Like any post-Arkanoid game, there is a range of powerups released from special blocks. Most are known from other games such as the double-ball, the growing bat or the &quot;diamond ball&quot;, which destroys all blocks in its path without ricocheting. Some invented by Sega are the fire ball, which sets blocks on fire, allowing them to destroy even neighbouring blocks, and the big ball, which hits bricks with more power, thereby destroying brick with one hit that would otherwise have required several.&lt;/story&gt; &lt;/game&gt;">
            <text:p>&lt;game name="Woody Pop (USA, Europe) (v1.1)"&gt; &lt;year&gt;1991&lt;/year&gt; &lt;rating&gt;ESRB - E (Everyone)&lt;/rating&gt; &lt;title&gt;Woody Pop &lt;/title&gt; &lt;pub&gt;SEGA Enterprises Ltd.&lt;/pub&gt; &lt;dev&gt;SEGA Enterprises Ltd.&lt;/dev&gt; &lt;genre&gt;Action&lt;/genre&gt; &lt;score&gt;3.6&lt;/score&gt; &lt;player&gt;1 Player&lt;/player&gt; &lt;story&gt;Every system must have a Breakout clone, and every self-respecting developer must have one, especially in the mid-eighties, following the success of Taito's Arkanoid. Sega's answer was called Woody Pop.****With a wooden paddle, which in fact is Woody the tree spirit, you bounce your ball against bricks laid out in a big house filled with toys. The toys will come out to disturb you. When you hit "mystery bricks", wind-up toy soldiers or robots come out, obstructing your ball. On some levels, a toy train will cross your path as well. Speaking of wells, the bottom of the screen is not a big black hole as in most other games of this kind – instead the whole covers only a part of the wall, so that even if you miss the ball, it might bounce back in the corners.****Once a room is cleared, you can choose freely between up to three adjacent rooms to progress to, making this game less linear than usual.****Like any post-Arkanoid game, there is a range of powerups released from special blocks. Most are known from other games such as the double-ball, the growing bat or the "diamond ball", which destroys all blocks in its path without ricocheting. Some invented by Sega are the fire ball, which sets blocks on fire, allowing them to destroy even neighbouring blocks, and the big ball, which hits bricks with more power, thereby destroying brick with one hit that would otherwise have required several.&lt;/story&gt; &lt;/game&gt;</text:p>
          </table:table-cell>
        </table:table-row>
        <table:table-row table:style-name="ro1">
          <table:table-cell office:value-type="string">
            <text:p>World Class Leader Board (USA, Europe)</text:p>
          </table:table-cell>
          <table:table-cell office:value-type="string">
            <text:p>1991</text:p>
          </table:table-cell>
          <table:table-cell office:value-type="string">
            <text:p>ESRB - E (Everyone)</text:p>
          </table:table-cell>
          <table:table-cell office:value-type="string">
            <text:p>World Class Leader Board </text:p>
          </table:table-cell>
          <table:table-cell office:value-type="string">
            <text:p>SEGA of America, Inc.</text:p>
          </table:table-cell>
          <table:table-cell office:value-type="string">
            <text:p>Access Software, Inc.</text:p>
          </table:table-cell>
          <table:table-cell office:value-type="string">
            <text:p>Action</text:p>
          </table:table-cell>
          <table:table-cell office:value-type="string">
            <text:p>3.8</text:p>
          </table:table-cell>
          <table:table-cell office:value-type="string">
            <text:p>1-4 Players</text:p>
          </table:table-cell>
          <table:table-cell office:value-type="string">
            <text:p>Before the long-running Links series, Access produced the Leader Board lineage, which concludes here. Wind, snap and power are the main considerations as you dodge the bunkers, water and rough which make for more complex courses than the 8-bit versions of the original.****A course editor is provided. <text:s/>The courses provided include real courses like St. Andrews, a fictional designs such as The Gauntlet, which as the name suggests is designed to push your skills to the maximum.****The PC version revolutionized the use of the PC speaker to reproduce voice samples via their patented "RealSound" process. Quips like "No doubt about it, he's deep in the sandtrap", "Straight onto the fairway", and "Looks like he hit the tree, Jim." are used to provide running commentary on the gameplay.</text:p>
          </table:table-cell>
          <table:table-cell table:formula="of:=CONCATENATE(&quot;&lt;game name=&quot;;CHAR(34);[.A322];CHAR(34);&quot;&gt; &lt;year&gt;&quot;;[.B322];&quot;&lt;/year&gt; &lt;rating&gt;&quot;;[.C322];&quot;&lt;/rating&gt; &lt;title&gt;&quot;;[.D322];&quot;&lt;/title&gt; &lt;pub&gt;&quot;;[.E322];&quot;&lt;/pub&gt; &lt;dev&gt;&quot;;[.F322];&quot;&lt;/dev&gt; &lt;genre&gt;&quot;;[.G322];&quot;&lt;/genre&gt; &lt;score&gt;&quot;;[.H322];&quot;&lt;/score&gt; &lt;player&gt;&quot;;[.I322];&quot;&lt;/player&gt; &lt;story&gt;&quot;;[.J322];&quot;&lt;/story&gt; &lt;/game&gt;&quot;)" office:value-type="string" office:string-value="&lt;game name=&quot;World Class Leader Board (USA, Europe)&quot;&gt; &lt;year&gt;1991&lt;/year&gt; &lt;rating&gt;ESRB - E (Everyone)&lt;/rating&gt; &lt;title&gt;World Class Leader Board &lt;/title&gt; &lt;pub&gt;SEGA of America, Inc.&lt;/pub&gt; &lt;dev&gt;Access Software, Inc.&lt;/dev&gt; &lt;genre&gt;Action&lt;/genre&gt; &lt;score&gt;3.8&lt;/score&gt; &lt;player&gt;1-4 Players&lt;/player&gt; &lt;story&gt;Before the long-running Links series, Access produced the Leader Board lineage, which concludes here. Wind, snap and power are the main considerations as you dodge the bunkers, water and rough which make for more complex courses than the 8-bit versions of the original.****A course editor is provided.  The courses provided include real courses like St. Andrews, a fictional designs such as The Gauntlet, which as the name suggests is designed to push your skills to the maximum.****The PC version revolutionized the use of the PC speaker to reproduce voice samples via their patented &quot;RealSound&quot; process. Quips like &quot;No doubt about it, he's deep in the sandtrap&quot;, &quot;Straight onto the fairway&quot;, and &quot;Looks like he hit the tree, Jim.&quot; are used to provide running commentary on the gameplay.&lt;/story&gt; &lt;/game&gt;">
            <text:p>&lt;game name="World Class Leader Board (USA, Europe)"&gt; &lt;year&gt;1991&lt;/year&gt; &lt;rating&gt;ESRB - E (Everyone)&lt;/rating&gt; &lt;title&gt;World Class Leader Board &lt;/title&gt; &lt;pub&gt;SEGA of America, Inc.&lt;/pub&gt; &lt;dev&gt;Access Software, Inc.&lt;/dev&gt; &lt;genre&gt;Action&lt;/genre&gt; &lt;score&gt;3.8&lt;/score&gt; &lt;player&gt;1-4 Players&lt;/player&gt; &lt;story&gt;Before the long-running Links series, Access produced the Leader Board lineage, which concludes here. Wind, snap and power are the main considerations as you dodge the bunkers, water and rough which make for more complex courses than the 8-bit versions of the original.****A course editor is provided. <text:s/>The courses provided include real courses like St. Andrews, a fictional designs such as The Gauntlet, which as the name suggests is designed to push your skills to the maximum.****The PC version revolutionized the use of the PC speaker to reproduce voice samples via their patented "RealSound" process. Quips like "No doubt about it, he's deep in the sandtrap", "Straight onto the fairway", and "Looks like he hit the tree, Jim." are used to provide running commentary on the gameplay.&lt;/story&gt; &lt;/game&gt;</text:p>
          </table:table-cell>
        </table:table-row>
        <table:table-row table:style-name="ro1">
          <table:table-cell office:value-type="string">
            <text:p>World Cup USA 94 (USA, Europe) (En,Fr,De,Es,It,Nl,Pt,Sv)</text:p>
          </table:table-cell>
          <table:table-cell office:value-type="string">
            <text:p>1994</text:p>
          </table:table-cell>
          <table:table-cell office:value-type="string">
            <text:p>ESRB - E (Everyone)</text:p>
          </table:table-cell>
          <table:table-cell office:value-type="string">
            <text:p>World Cup USA 94 </text:p>
          </table:table-cell>
          <table:table-cell office:value-type="string">
            <text:p>U.S. Gold Ltd.</text:p>
          </table:table-cell>
          <table:table-cell office:value-type="string">
            <text:p>Tiertex Ltd.</text:p>
          </table:table-cell>
          <table:table-cell office:value-type="string">
            <text:p>Soccer/Sports</text:p>
          </table:table-cell>
          <table:table-cell office:value-type="string">
            <text:p>3.2</text:p>
          </table:table-cell>
          <table:table-cell office:value-type="string">
            <text:p>1-4 Players</text:p>
          </table:table-cell>
          <table:table-cell office:value-type="string">
            <text:p>For the third World Cup in succession, US Gold had the license to produce the official game. They entrusted Tiertex with the task, who produced a top-down game recreating the full tournament. As well as the 24 teams who qualified for the tournament, other significant footballing nations like England, France and Denmark could be drafted in. The presentation of the menus is largely icon-based, with the official mascot featuring prominently. Tackling is difficult and passing is easy, making for a flowing end-to-end style of play.</text:p>
          </table:table-cell>
          <table:table-cell table:formula="of:=CONCATENATE(&quot;&lt;game name=&quot;;CHAR(34);[.A323];CHAR(34);&quot;&gt; &lt;year&gt;&quot;;[.B323];&quot;&lt;/year&gt; &lt;rating&gt;&quot;;[.C323];&quot;&lt;/rating&gt; &lt;title&gt;&quot;;[.D323];&quot;&lt;/title&gt; &lt;pub&gt;&quot;;[.E323];&quot;&lt;/pub&gt; &lt;dev&gt;&quot;;[.F323];&quot;&lt;/dev&gt; &lt;genre&gt;&quot;;[.G323];&quot;&lt;/genre&gt; &lt;score&gt;&quot;;[.H323];&quot;&lt;/score&gt; &lt;player&gt;&quot;;[.I323];&quot;&lt;/player&gt; &lt;story&gt;&quot;;[.J323];&quot;&lt;/story&gt; &lt;/game&gt;&quot;)" office:value-type="string" office:string-value="&lt;game name=&quot;World Cup USA 94 (USA, Europe) (En,Fr,De,Es,It,Nl,Pt,Sv)&quot;&gt; &lt;year&gt;1994&lt;/year&gt; &lt;rating&gt;ESRB - E (Everyone)&lt;/rating&gt; &lt;title&gt;World Cup USA 94 &lt;/title&gt; &lt;pub&gt;U.S. Gold Ltd.&lt;/pub&gt; &lt;dev&gt;Tiertex Ltd.&lt;/dev&gt; &lt;genre&gt;Soccer/Sports&lt;/genre&gt; &lt;score&gt;3.2&lt;/score&gt; &lt;player&gt;1-4 Players&lt;/player&gt; &lt;story&gt;For the third World Cup in succession, US Gold had the license to produce the official game. They entrusted Tiertex with the task, who produced a top-down game recreating the full tournament. As well as the 24 teams who qualified for the tournament, other significant footballing nations like England, France and Denmark could be drafted in. The presentation of the menus is largely icon-based, with the official mascot featuring prominently. Tackling is difficult and passing is easy, making for a flowing end-to-end style of play.&lt;/story&gt; &lt;/game&gt;">
            <text:p>&lt;game name="World Cup USA 94 (USA, Europe) (En,Fr,De,Es,It,Nl,Pt,Sv)"&gt; &lt;year&gt;1994&lt;/year&gt; &lt;rating&gt;ESRB - E (Everyone)&lt;/rating&gt; &lt;title&gt;World Cup USA 94 &lt;/title&gt; &lt;pub&gt;U.S. Gold Ltd.&lt;/pub&gt; &lt;dev&gt;Tiertex Ltd.&lt;/dev&gt; &lt;genre&gt;Soccer/Sports&lt;/genre&gt; &lt;score&gt;3.2&lt;/score&gt; &lt;player&gt;1-4 Players&lt;/player&gt; &lt;story&gt;For the third World Cup in succession, US Gold had the license to produce the official game. They entrusted Tiertex with the task, who produced a top-down game recreating the full tournament. As well as the 24 teams who qualified for the tournament, other significant footballing nations like England, France and Denmark could be drafted in. The presentation of the menus is largely icon-based, with the official mascot featuring prominently. Tackling is difficult and passing is easy, making for a flowing end-to-end style of play.&lt;/story&gt; &lt;/game&gt;</text:p>
          </table:table-cell>
        </table:table-row>
        <table:table-row table:style-name="ro1">
          <table:table-cell office:value-type="string">
            <text:p>World Series Baseball '95 (USA)</text:p>
          </table:table-cell>
          <table:table-cell office:value-type="string">
            <text:p>1994</text:p>
          </table:table-cell>
          <table:table-cell office:value-type="string">
            <text:p>ESRB - E (Everyone)</text:p>
          </table:table-cell>
          <table:table-cell office:value-type="string">
            <text:p>World Series Baseball '95 </text:p>
          </table:table-cell>
          <table:table-cell office:value-type="string">
            <text:p>SEGA of America, Inc.</text:p>
          </table:table-cell>
          <table:table-cell office:value-type="string">
            <text:p>SEGA Enterprises Ltd.</text:p>
          </table:table-cell>
          <table:table-cell office:value-type="string">
            <text:p>Sports/Baseball</text:p>
          </table:table-cell>
          <table:table-cell office:value-type="string">
            <text:p>3.0</text:p>
          </table:table-cell>
          <table:table-cell office:value-type="string">
            <text:p>1-4 Players</text:p>
          </table:table-cell>
          <table:table-cell office:value-type="string">
            <text:p>This version is different from its Genesis counterpart. <text:s/>It still features all 28 authentic MLB teams including their respective nicknames and logos and actual players from the 1993 season, but it doesn't have the ability to play as the Hall of Famers that the Genesis version features. <text:s/>Players can choose to play in either an Exhibition or a full 162 game season or if they choose a reduced season including 32, 84 or 123 games. <text:s/>Friends can also battle head-to-head using the Gear-to-Gear link.</text:p>
          </table:table-cell>
          <table:table-cell table:formula="of:=CONCATENATE(&quot;&lt;game name=&quot;;CHAR(34);[.A324];CHAR(34);&quot;&gt; &lt;year&gt;&quot;;[.B324];&quot;&lt;/year&gt; &lt;rating&gt;&quot;;[.C324];&quot;&lt;/rating&gt; &lt;title&gt;&quot;;[.D324];&quot;&lt;/title&gt; &lt;pub&gt;&quot;;[.E324];&quot;&lt;/pub&gt; &lt;dev&gt;&quot;;[.F324];&quot;&lt;/dev&gt; &lt;genre&gt;&quot;;[.G324];&quot;&lt;/genre&gt; &lt;score&gt;&quot;;[.H324];&quot;&lt;/score&gt; &lt;player&gt;&quot;;[.I324];&quot;&lt;/player&gt; &lt;story&gt;&quot;;[.J324];&quot;&lt;/story&gt; &lt;/game&gt;&quot;)" office:value-type="string" office:string-value="&lt;game name=&quot;World Series Baseball '95 (USA)&quot;&gt; &lt;year&gt;1994&lt;/year&gt; &lt;rating&gt;ESRB - E (Everyone)&lt;/rating&gt; &lt;title&gt;World Series Baseball '95 &lt;/title&gt; &lt;pub&gt;SEGA of America, Inc.&lt;/pub&gt; &lt;dev&gt;SEGA Enterprises Ltd.&lt;/dev&gt; &lt;genre&gt;Sports/Baseball&lt;/genre&gt; &lt;score&gt;3.0&lt;/score&gt; &lt;player&gt;1-4 Players&lt;/player&gt; &lt;story&gt;This version is different from its Genesis counterpart.  It still features all 28 authentic MLB teams including their respective nicknames and logos and actual players from the 1993 season, but it doesn't have the ability to play as the Hall of Famers that the Genesis version features.  Players can choose to play in either an Exhibition or a full 162 game season or if they choose a reduced season including 32, 84 or 123 games.  Friends can also battle head-to-head using the Gear-to-Gear link.&lt;/story&gt; &lt;/game&gt;">
            <text:p>&lt;game name="World Series Baseball '95 (USA)"&gt; &lt;year&gt;1994&lt;/year&gt; &lt;rating&gt;ESRB - E (Everyone)&lt;/rating&gt; &lt;title&gt;World Series Baseball '95 &lt;/title&gt; &lt;pub&gt;SEGA of America, Inc.&lt;/pub&gt; &lt;dev&gt;SEGA Enterprises Ltd.&lt;/dev&gt; &lt;genre&gt;Sports/Baseball&lt;/genre&gt; &lt;score&gt;3.0&lt;/score&gt; &lt;player&gt;1-4 Players&lt;/player&gt; &lt;story&gt;This version is different from its Genesis counterpart. <text:s/>It still features all 28 authentic MLB teams including their respective nicknames and logos and actual players from the 1993 season, but it doesn't have the ability to play as the Hall of Famers that the Genesis version features. <text:s/>Players can choose to play in either an Exhibition or a full 162 game season or if they choose a reduced season including 32, 84 or 123 games. <text:s/>Friends can also battle head-to-head using the Gear-to-Gear link.&lt;/story&gt; &lt;/game&gt;</text:p>
          </table:table-cell>
        </table:table-row>
        <table:table-row table:style-name="ro1">
          <table:table-cell office:value-type="string">
            <text:p>World Series Baseball (USA) (v1.1)</text:p>
          </table:table-cell>
          <table:table-cell office:value-type="string">
            <text:p>1993</text:p>
          </table:table-cell>
          <table:table-cell office:value-type="string">
            <text:p>ESRB - E (Everyone)</text:p>
          </table:table-cell>
          <table:table-cell office:value-type="string">
            <text:p>World Series Baseball </text:p>
          </table:table-cell>
          <table:table-cell office:value-type="string">
            <text:p>SEGA of America, Inc.</text:p>
          </table:table-cell>
          <table:table-cell office:value-type="string">
            <text:p>ITL Co., Ltd.</text:p>
          </table:table-cell>
          <table:table-cell office:value-type="string">
            <text:p>Baseball/Sports</text:p>
          </table:table-cell>
          <table:table-cell office:value-type="string">
            <text:p>2.7</text:p>
          </table:table-cell>
          <table:table-cell office:value-type="string">
            <text:p>1-2 Players</text:p>
          </table:table-cell>
          <table:table-cell office:value-type="string">
            <text:p>World Series Baseball is a baseball game for one or two players. It is the first entry in Sega's franchise of the same name and the first baseball game of its generation with a full MLB license. Teams and players are based on the 1993 season: all 28 teams including the expansion teams Colorado and Florida, as well as the two All-Star teams are included.Gameplay and options are similar to the previous year's The Majors: Pro Baseball. Exhibition games, two-player matchups via Gear-to-Gear cable, and a full season (of either 32, 84, 123 or 162 games) including playoffs and World Series championship are available. Also returning is the option to edit one's own team, with two team slots for saving to battery-backed RAM. Three different stadiums (open, turf and dome) can be selected and pitcher and batter order be freely set.Gameplay follows the standard model: players control all aspects of play, from a view behind the batter for batting and pitching and an overhead view of the field for running and fielding. On offense, players can lead off and steal bases, while defense allows for dives and jumps as well as unassisted plays.</text:p>
          </table:table-cell>
          <table:table-cell table:formula="of:=CONCATENATE(&quot;&lt;game name=&quot;;CHAR(34);[.A325];CHAR(34);&quot;&gt; &lt;year&gt;&quot;;[.B325];&quot;&lt;/year&gt; &lt;rating&gt;&quot;;[.C325];&quot;&lt;/rating&gt; &lt;title&gt;&quot;;[.D325];&quot;&lt;/title&gt; &lt;pub&gt;&quot;;[.E325];&quot;&lt;/pub&gt; &lt;dev&gt;&quot;;[.F325];&quot;&lt;/dev&gt; &lt;genre&gt;&quot;;[.G325];&quot;&lt;/genre&gt; &lt;score&gt;&quot;;[.H325];&quot;&lt;/score&gt; &lt;player&gt;&quot;;[.I325];&quot;&lt;/player&gt; &lt;story&gt;&quot;;[.J325];&quot;&lt;/story&gt; &lt;/game&gt;&quot;)" office:value-type="string" office:string-value="&lt;game name=&quot;World Series Baseball (USA) (v1.1)&quot;&gt; &lt;year&gt;1993&lt;/year&gt; &lt;rating&gt;ESRB - E (Everyone)&lt;/rating&gt; &lt;title&gt;World Series Baseball &lt;/title&gt; &lt;pub&gt;SEGA of America, Inc.&lt;/pub&gt; &lt;dev&gt;ITL Co., Ltd.&lt;/dev&gt; &lt;genre&gt;Baseball/Sports&lt;/genre&gt; &lt;score&gt;2.7&lt;/score&gt; &lt;player&gt;1-2 Players&lt;/player&gt; &lt;story&gt;World Series Baseball is a baseball game for one or two players. It is the first entry in Sega's franchise of the same name and the first baseball game of its generation with a full MLB license. Teams and players are based on the 1993 season: all 28 teams including the expansion teams Colorado and Florida, as well as the two All-Star teams are included.Gameplay and options are similar to the previous year's The Majors: Pro Baseball. Exhibition games, two-player matchups via Gear-to-Gear cable, and a full season (of either 32, 84, 123 or 162 games) including playoffs and World Series championship are available. Also returning is the option to edit one's own team, with two team slots for saving to battery-backed RAM. Three different stadiums (open, turf and dome) can be selected and pitcher and batter order be freely set.Gameplay follows the standard model: players control all aspects of play, from a view behind the batter for batting and pitching and an overhead view of the field for running and fielding. On offense, players can lead off and steal bases, while defense allows for dives and jumps as well as unassisted plays.&lt;/story&gt; &lt;/game&gt;">
            <text:p>&lt;game name="World Series Baseball (USA) (v1.1)"&gt; &lt;year&gt;1993&lt;/year&gt; &lt;rating&gt;ESRB - E (Everyone)&lt;/rating&gt; &lt;title&gt;World Series Baseball &lt;/title&gt; &lt;pub&gt;SEGA of America, Inc.&lt;/pub&gt; &lt;dev&gt;ITL Co., Ltd.&lt;/dev&gt; &lt;genre&gt;Baseball/Sports&lt;/genre&gt; &lt;score&gt;2.7&lt;/score&gt; &lt;player&gt;1-2 Players&lt;/player&gt; &lt;story&gt;World Series Baseball is a baseball game for one or two players. It is the first entry in Sega's franchise of the same name and the first baseball game of its generation with a full MLB license. Teams and players are based on the 1993 season: all 28 teams including the expansion teams Colorado and Florida, as well as the two All-Star teams are included.Gameplay and options are similar to the previous year's The Majors: Pro Baseball. Exhibition games, two-player matchups via Gear-to-Gear cable, and a full season (of either 32, 84, 123 or 162 games) including playoffs and World Series championship are available. Also returning is the option to edit one's own team, with two team slots for saving to battery-backed RAM. Three different stadiums (open, turf and dome) can be selected and pitcher and batter order be freely set.Gameplay follows the standard model: players control all aspects of play, from a view behind the batter for batting and pitching and an overhead view of the field for running and fielding. On offense, players can lead off and steal bases, while defense allows for dives and jumps as well as unassisted plays.&lt;/story&gt; &lt;/game&gt;</text:p>
          </table:table-cell>
        </table:table-row>
        <table:table-row table:style-name="ro1">
          <table:table-cell office:value-type="string">
            <text:p>WWF Raw (USA, Europe)</text:p>
          </table:table-cell>
          <table:table-cell office:value-type="string">
            <text:p>1994</text:p>
          </table:table-cell>
          <table:table-cell office:value-type="string">
            <text:p>ESRB - E (Everyone)</text:p>
          </table:table-cell>
          <table:table-cell office:value-type="string">
            <text:p>WWF Raw </text:p>
          </table:table-cell>
          <table:table-cell office:value-type="string">
            <text:p>Acclaim Entertainment, Inc.</text:p>
          </table:table-cell>
          <table:table-cell office:value-type="string">
            <text:p>Realtime Associates Seattle Division</text:p>
          </table:table-cell>
          <table:table-cell office:value-type="string">
            <text:p>Sports/Wrestling</text:p>
          </table:table-cell>
          <table:table-cell office:value-type="string">
            <text:p>3.2</text:p>
          </table:table-cell>
          <table:table-cell office:value-type="string">
            <text:p>1-4 Players</text:p>
          </table:table-cell>
          <table:table-cell office:value-type="string">
            <text:p>WWF Raw is a professional wrestling game featuring 10 superstars from the World Wrestling Federation. <text:s/>The wrestlers you can choose from include Bret "Hit Man" Hart, Bam Bam Bigelow, 1-2-3 Kid, Diesel, Doink, Lex Luger, Luna Vachon, Owen Hart, Razor Ramon, Shawn Michaels, Undertaker, and Yokozuna.****In this game, you attempt to pin your opponent to the mat by reducing his power meter until he can fight no more. <text:s/>There is a large number of moves to perform, including turnbuckle maneuvers and "illegal" acts such as hitting your opponent with a metal folding chair.****This game supports up to 4 simultaneous players, and has the following game modes: One-on-One, Tag Team, Bedlam, Survivor Series, Royal Rumble, Raw Endurance Match, and Rematch.</text:p>
          </table:table-cell>
          <table:table-cell table:formula="of:=CONCATENATE(&quot;&lt;game name=&quot;;CHAR(34);[.A326];CHAR(34);&quot;&gt; &lt;year&gt;&quot;;[.B326];&quot;&lt;/year&gt; &lt;rating&gt;&quot;;[.C326];&quot;&lt;/rating&gt; &lt;title&gt;&quot;;[.D326];&quot;&lt;/title&gt; &lt;pub&gt;&quot;;[.E326];&quot;&lt;/pub&gt; &lt;dev&gt;&quot;;[.F326];&quot;&lt;/dev&gt; &lt;genre&gt;&quot;;[.G326];&quot;&lt;/genre&gt; &lt;score&gt;&quot;;[.H326];&quot;&lt;/score&gt; &lt;player&gt;&quot;;[.I326];&quot;&lt;/player&gt; &lt;story&gt;&quot;;[.J326];&quot;&lt;/story&gt; &lt;/game&gt;&quot;)" office:value-type="string" office:string-value="&lt;game name=&quot;WWF Raw (USA, Europe)&quot;&gt; &lt;year&gt;1994&lt;/year&gt; &lt;rating&gt;ESRB - E (Everyone)&lt;/rating&gt; &lt;title&gt;WWF Raw &lt;/title&gt; &lt;pub&gt;Acclaim Entertainment, Inc.&lt;/pub&gt; &lt;dev&gt;Realtime Associates Seattle Division&lt;/dev&gt; &lt;genre&gt;Sports/Wrestling&lt;/genre&gt; &lt;score&gt;3.2&lt;/score&gt; &lt;player&gt;1-4 Players&lt;/player&gt; &lt;story&gt;WWF Raw is a professional wrestling game featuring 10 superstars from the World Wrestling Federation.  The wrestlers you can choose from include Bret &quot;Hit Man&quot; Hart, Bam Bam Bigelow, 1-2-3 Kid, Diesel, Doink, Lex Luger, Luna Vachon, Owen Hart, Razor Ramon, Shawn Michaels, Undertaker, and Yokozuna.****In this game, you attempt to pin your opponent to the mat by reducing his power meter until he can fight no more.  There is a large number of moves to perform, including turnbuckle maneuvers and &quot;illegal&quot; acts such as hitting your opponent with a metal folding chair.****This game supports up to 4 simultaneous players, and has the following game modes: One-on-One, Tag Team, Bedlam, Survivor Series, Royal Rumble, Raw Endurance Match, and Rematch.&lt;/story&gt; &lt;/game&gt;">
            <text:p>&lt;game name="WWF Raw (USA, Europe)"&gt; &lt;year&gt;1994&lt;/year&gt; &lt;rating&gt;ESRB - E (Everyone)&lt;/rating&gt; &lt;title&gt;WWF Raw &lt;/title&gt; &lt;pub&gt;Acclaim Entertainment, Inc.&lt;/pub&gt; &lt;dev&gt;Realtime Associates Seattle Division&lt;/dev&gt; &lt;genre&gt;Sports/Wrestling&lt;/genre&gt; &lt;score&gt;3.2&lt;/score&gt; &lt;player&gt;1-4 Players&lt;/player&gt; &lt;story&gt;WWF Raw is a professional wrestling game featuring 10 superstars from the World Wrestling Federation. <text:s/>The wrestlers you can choose from include Bret "Hit Man" Hart, Bam Bam Bigelow, 1-2-3 Kid, Diesel, Doink, Lex Luger, Luna Vachon, Owen Hart, Razor Ramon, Shawn Michaels, Undertaker, and Yokozuna.****In this game, you attempt to pin your opponent to the mat by reducing his power meter until he can fight no more. <text:s/>There is a large number of moves to perform, including turnbuckle maneuvers and "illegal" acts such as hitting your opponent with a metal folding chair.****This game supports up to 4 simultaneous players, and has the following game modes: One-on-One, Tag Team, Bedlam, Survivor Series, Royal Rumble, Raw Endurance Match, and Rematch.&lt;/story&gt; &lt;/game&gt;</text:p>
          </table:table-cell>
        </table:table-row>
        <table:table-row table:style-name="ro1">
          <table:table-cell office:value-type="string">
            <text:p>WWF Wrestlemania Steel Cage Challenge (USA)</text:p>
          </table:table-cell>
          <table:table-cell office:value-type="string">
            <text:p>1993</text:p>
          </table:table-cell>
          <table:table-cell office:value-type="string">
            <text:p>ESRB - E (Everyone)</text:p>
          </table:table-cell>
          <table:table-cell office:value-type="string">
            <text:p>WWF Wrestlemania Steel Cage Challenge </text:p>
          </table:table-cell>
          <table:table-cell office:value-type="string">
            <text:p>Flying Edge, Inc.</text:p>
          </table:table-cell>
          <table:table-cell office:value-type="string">
            <text:p>Teeny Weeny Games, Ltd.</text:p>
          </table:table-cell>
          <table:table-cell office:value-type="string">
            <text:p>Sports/Wrestling</text:p>
          </table:table-cell>
          <table:table-cell office:value-type="string">
            <text:p>2.7</text:p>
          </table:table-cell>
          <table:table-cell office:value-type="string">
            <text:p>1-2 Players</text:p>
          </table:table-cell>
          <table:table-cell office:value-type="string">
            <text:p>This handheld version is different from its console brethren.****There are 10 wrestlers to choose from:****1. Bret Hart**2. Hulk Hogan**3. Irwin R. Schyster**4. Papa Shango**5. Randy Savage**6. Ric Flair**7. Shawn Michaels**8. Tatanka**9. Ted Dibiase**10. The Undertaker****Each wrestler has a standard set of moves consisting of punching, kicking, bodyslams and turnbuckle manuevers as well as a finishing move for each of the wrestlers. <text:s/>There are three different game modes to choose from: Single, either regular or steel-cage, Tag Team and Championship.</text:p>
          </table:table-cell>
          <table:table-cell table:formula="of:=CONCATENATE(&quot;&lt;game name=&quot;;CHAR(34);[.A327];CHAR(34);&quot;&gt; &lt;year&gt;&quot;;[.B327];&quot;&lt;/year&gt; &lt;rating&gt;&quot;;[.C327];&quot;&lt;/rating&gt; &lt;title&gt;&quot;;[.D327];&quot;&lt;/title&gt; &lt;pub&gt;&quot;;[.E327];&quot;&lt;/pub&gt; &lt;dev&gt;&quot;;[.F327];&quot;&lt;/dev&gt; &lt;genre&gt;&quot;;[.G327];&quot;&lt;/genre&gt; &lt;score&gt;&quot;;[.H327];&quot;&lt;/score&gt; &lt;player&gt;&quot;;[.I327];&quot;&lt;/player&gt; &lt;story&gt;&quot;;[.J327];&quot;&lt;/story&gt; &lt;/game&gt;&quot;)" office:value-type="string" office:string-value="&lt;game name=&quot;WWF Wrestlemania Steel Cage Challenge (USA)&quot;&gt; &lt;year&gt;1993&lt;/year&gt; &lt;rating&gt;ESRB - E (Everyone)&lt;/rating&gt; &lt;title&gt;WWF Wrestlemania Steel Cage Challenge &lt;/title&gt; &lt;pub&gt;Flying Edge, Inc.&lt;/pub&gt; &lt;dev&gt;Teeny Weeny Games, Ltd.&lt;/dev&gt; &lt;genre&gt;Sports/Wrestling&lt;/genre&gt; &lt;score&gt;2.7&lt;/score&gt; &lt;player&gt;1-2 Players&lt;/player&gt; &lt;story&gt;This handheld version is different from its console brethren.****There are 10 wrestlers to choose from:****1. Bret Hart**2. Hulk Hogan**3. Irwin R. Schyster**4. Papa Shango**5. Randy Savage**6. Ric Flair**7. Shawn Michaels**8. Tatanka**9. Ted Dibiase**10. The Undertaker****Each wrestler has a standard set of moves consisting of punching, kicking, bodyslams and turnbuckle manuevers as well as a finishing move for each of the wrestlers.  There are three different game modes to choose from: Single, either regular or steel-cage, Tag Team and Championship.&lt;/story&gt; &lt;/game&gt;">
            <text:p>&lt;game name="WWF Wrestlemania Steel Cage Challenge (USA)"&gt; &lt;year&gt;1993&lt;/year&gt; &lt;rating&gt;ESRB - E (Everyone)&lt;/rating&gt; &lt;title&gt;WWF Wrestlemania Steel Cage Challenge &lt;/title&gt; &lt;pub&gt;Flying Edge, Inc.&lt;/pub&gt; &lt;dev&gt;Teeny Weeny Games, Ltd.&lt;/dev&gt; &lt;genre&gt;Sports/Wrestling&lt;/genre&gt; &lt;score&gt;2.7&lt;/score&gt; &lt;player&gt;1-2 Players&lt;/player&gt; &lt;story&gt;This handheld version is different from its console brethren.****There are 10 wrestlers to choose from:****1. Bret Hart**2. Hulk Hogan**3. Irwin R. Schyster**4. Papa Shango**5. Randy Savage**6. Ric Flair**7. Shawn Michaels**8. Tatanka**9. Ted Dibiase**10. The Undertaker****Each wrestler has a standard set of moves consisting of punching, kicking, bodyslams and turnbuckle manuevers as well as a finishing move for each of the wrestlers. <text:s/>There are three different game modes to choose from: Single, either regular or steel-cage, Tag Team and Championship.&lt;/story&gt; &lt;/game&gt;</text:p>
          </table:table-cell>
        </table:table-row>
        <table:table-row table:style-name="ro1">
          <table:table-cell office:value-type="string">
            <text:p>X-Men - Gamemaster's Legacy (USA, Europe)</text:p>
          </table:table-cell>
          <table:table-cell office:value-type="string">
            <text:p>1995</text:p>
          </table:table-cell>
          <table:table-cell office:value-type="string">
            <text:p>ESRB - E (Everyone)</text:p>
          </table:table-cell>
          <table:table-cell office:value-type="string">
            <text:p>X-Men - Gamemaster's Legacy </text:p>
          </table:table-cell>
          <table:table-cell table:number-columns-repeated="2" office:value-type="string">
            <text:p>SEGA of America, Inc.</text:p>
          </table:table-cell>
          <table:table-cell office:value-type="string">
            <text:p>Platform</text:p>
          </table:table-cell>
          <table:table-cell office:value-type="string">
            <text:p>3.8</text:p>
          </table:table-cell>
          <table:table-cell office:value-type="string">
            <text:p>1 Player</text:p>
          </table:table-cell>
          <table:table-cell office:value-type="string">
            <text:p>This X-Men is a follow-up to Arcade's Revenge where once again the player can take control of their favorite mutants Wolverine, Bishop, Gambit, Storm, Rogue, Jean Grey &amp; Cyclops, each with their own unique abilities and powers. <text:s/>Each character has a unique ability vital to some stages such as Storm's and Rogue's ability to fly while Cyclops and Gambit has long range capabilities and Wolverine's raw power.****The story starts off with the world in peril as a deadly virus called the Legacy Virus is spreading throughout the world and is threatening to extinguish all of mankind. <text:s/>The X-Men learn of a cure that has been developed by a scientist by the name of the Gamesmaster and ask for his help, but in order to obtain the antidote they must first compete in a series of games scattered throughout the world by beating up various enemies and avoiding pitfalls and traps. <text:s/>To make matters worse, Gamesmaster has promised the X-Men's arch-rivals that if they can stop the X-Men from completing their tasks that they can have the antidote and destroy the only hope for mankind.****The gameplay is a 2D side-scrolling beat-em-up with eight stages total that range from the Arctic to Egypt and the Moon with the ability for the player to choose the location they wish to explore first at the beginning of the game. <text:s/>Players must advance through these stages using their powers, which are in limited supply, beating up various enemies and creatures and face off against an end level boss for each stage.</text:p>
          </table:table-cell>
          <table:table-cell table:formula="of:=CONCATENATE(&quot;&lt;game name=&quot;;CHAR(34);[.A328];CHAR(34);&quot;&gt; &lt;year&gt;&quot;;[.B328];&quot;&lt;/year&gt; &lt;rating&gt;&quot;;[.C328];&quot;&lt;/rating&gt; &lt;title&gt;&quot;;[.D328];&quot;&lt;/title&gt; &lt;pub&gt;&quot;;[.E328];&quot;&lt;/pub&gt; &lt;dev&gt;&quot;;[.F328];&quot;&lt;/dev&gt; &lt;genre&gt;&quot;;[.G328];&quot;&lt;/genre&gt; &lt;score&gt;&quot;;[.H328];&quot;&lt;/score&gt; &lt;player&gt;&quot;;[.I328];&quot;&lt;/player&gt; &lt;story&gt;&quot;;[.J328];&quot;&lt;/story&gt; &lt;/game&gt;&quot;)" office:value-type="string" office:string-value="&lt;game name=&quot;X-Men - Gamemaster's Legacy (USA, Europe)&quot;&gt; &lt;year&gt;1995&lt;/year&gt; &lt;rating&gt;ESRB - E (Everyone)&lt;/rating&gt; &lt;title&gt;X-Men - Gamemaster's Legacy &lt;/title&gt; &lt;pub&gt;SEGA of America, Inc.&lt;/pub&gt; &lt;dev&gt;SEGA of America, Inc.&lt;/dev&gt; &lt;genre&gt;Platform&lt;/genre&gt; &lt;score&gt;3.8&lt;/score&gt; &lt;player&gt;1 Player&lt;/player&gt; &lt;story&gt;This X-Men is a follow-up to Arcade's Revenge where once again the player can take control of their favorite mutants Wolverine, Bishop, Gambit, Storm, Rogue, Jean Grey &amp; Cyclops, each with their own unique abilities and powers.  Each character has a unique ability vital to some stages such as Storm's and Rogue's ability to fly while Cyclops and Gambit has long range capabilities and Wolverine's raw power.****The story starts off with the world in peril as a deadly virus called the Legacy Virus is spreading throughout the world and is threatening to extinguish all of mankind.  The X-Men learn of a cure that has been developed by a scientist by the name of the Gamesmaster and ask for his help, but in order to obtain the antidote they must first compete in a series of games scattered throughout the world by beating up various enemies and avoiding pitfalls and traps.  To make matters worse, Gamesmaster has promised the X-Men's arch-rivals that if they can stop the X-Men from completing their tasks that they can have the antidote and destroy the only hope for mankind.****The gameplay is a 2D side-scrolling beat-em-up with eight stages total that range from the Arctic to Egypt and the Moon with the ability for the player to choose the location they wish to explore first at the beginning of the game.  Players must advance through these stages using their powers, which are in limited supply, beating up various enemies and creatures and face off against an end level boss for each stage.&lt;/story&gt; &lt;/game&gt;">
            <text:p>&lt;game name="X-Men - Gamemaster's Legacy (USA, Europe)"&gt; &lt;year&gt;1995&lt;/year&gt; &lt;rating&gt;ESRB - E (Everyone)&lt;/rating&gt; &lt;title&gt;X-Men - Gamemaster's Legacy &lt;/title&gt; &lt;pub&gt;SEGA of America, Inc.&lt;/pub&gt; &lt;dev&gt;SEGA of America, Inc.&lt;/dev&gt; &lt;genre&gt;Platform&lt;/genre&gt; &lt;score&gt;3.8&lt;/score&gt; &lt;player&gt;1 Player&lt;/player&gt; &lt;story&gt;This X-Men is a follow-up to Arcade's Revenge where once again the player can take control of their favorite mutants Wolverine, Bishop, Gambit, Storm, Rogue, Jean Grey &amp; Cyclops, each with their own unique abilities and powers. <text:s/>Each character has a unique ability vital to some stages such as Storm's and Rogue's ability to fly while Cyclops and Gambit has long range capabilities and Wolverine's raw power.****The story starts off with the world in peril as a deadly virus called the Legacy Virus is spreading throughout the world and is threatening to extinguish all of mankind. <text:s/>The X-Men learn of a cure that has been developed by a scientist by the name of the Gamesmaster and ask for his help, but in order to obtain the antidote they must first compete in a series of games scattered throughout the world by beating up various enemies and avoiding pitfalls and traps. <text:s/>To make matters worse, Gamesmaster has promised the X-Men's arch-rivals that if they can stop the X-Men from completing their tasks that they can have the antidote and destroy the only hope for mankind.****The gameplay is a 2D side-scrolling beat-em-up with eight stages total that range from the Arctic to Egypt and the Moon with the ability for the player to choose the location they wish to explore first at the beginning of the game. <text:s/>Players must advance through these stages using their powers, which are in limited supply, beating up various enemies and creatures and face off against an end level boss for each stage.&lt;/story&gt; &lt;/game&gt;</text:p>
          </table:table-cell>
        </table:table-row>
        <table:table-row table:style-name="ro1">
          <table:table-cell office:value-type="string">
            <text:p>X-Men - Mojo World (USA, Europe)</text:p>
          </table:table-cell>
          <table:table-cell office:value-type="string">
            <text:p>1996</text:p>
          </table:table-cell>
          <table:table-cell office:value-type="string">
            <text:p>ESRB - E (Everyone)</text:p>
          </table:table-cell>
          <table:table-cell office:value-type="string">
            <text:p>X-Men - Mojo World </text:p>
          </table:table-cell>
          <table:table-cell table:number-columns-repeated="2" office:value-type="string">
            <text:p>SEGA of America, Inc.</text:p>
          </table:table-cell>
          <table:table-cell office:value-type="string">
            <text:p>Beat-'Em-Up</text:p>
          </table:table-cell>
          <table:table-cell office:value-type="string">
            <text:p>3.6</text:p>
          </table:table-cell>
          <table:table-cell office:value-type="string">
            <text:p>1 Player</text:p>
          </table:table-cell>
          <table:table-cell office:value-type="string">
            <text:p>In a dark future, Mojo has his own TV show where the participants fight to death. He has imprisoned some X-Men from the past to recreate their greatest battles. Wolverine and Rogue have to enter the game and rescue their friends, then defeating Mojo to return back home. ****In this platform game, the player starts choosing either Wolverine or Rogue. At each new level beaten, a new X-Men will be available: first Gambit, then Cyclops, Havoc and finally Shard. If one of the X-Men dies, the player has to start the level again, choosing among the remaining X-Men the one to play. After all the X-Men have died, the game is over.****Each character can activate his/her power at will. Wolverine can use his claws, Rogue can fly, Gambit can throw explosive cards, Cyclops will fire optic blasts, Havoc fires plasma blasts and Shard fires energy blasts. The characters have an energy meter and a power meter, which will worn out as they are hit or use their powers, respectively. They can find items to restore their energy and power.****Gameplay consists basically in finding the way out of each of the six levels. Once finding it, the character will face a boss, usually known characters from the comics like Magneto, Fitzroy, a Sentinel, etc. The last boss is Mojo himself.</text:p>
          </table:table-cell>
          <table:table-cell table:formula="of:=CONCATENATE(&quot;&lt;game name=&quot;;CHAR(34);[.A329];CHAR(34);&quot;&gt; &lt;year&gt;&quot;;[.B329];&quot;&lt;/year&gt; &lt;rating&gt;&quot;;[.C329];&quot;&lt;/rating&gt; &lt;title&gt;&quot;;[.D329];&quot;&lt;/title&gt; &lt;pub&gt;&quot;;[.E329];&quot;&lt;/pub&gt; &lt;dev&gt;&quot;;[.F329];&quot;&lt;/dev&gt; &lt;genre&gt;&quot;;[.G329];&quot;&lt;/genre&gt; &lt;score&gt;&quot;;[.H329];&quot;&lt;/score&gt; &lt;player&gt;&quot;;[.I329];&quot;&lt;/player&gt; &lt;story&gt;&quot;;[.J329];&quot;&lt;/story&gt; &lt;/game&gt;&quot;)" office:value-type="string" office:string-value="&lt;game name=&quot;X-Men - Mojo World (USA, Europe)&quot;&gt; &lt;year&gt;1996&lt;/year&gt; &lt;rating&gt;ESRB - E (Everyone)&lt;/rating&gt; &lt;title&gt;X-Men - Mojo World &lt;/title&gt; &lt;pub&gt;SEGA of America, Inc.&lt;/pub&gt; &lt;dev&gt;SEGA of America, Inc.&lt;/dev&gt; &lt;genre&gt;Beat-'Em-Up&lt;/genre&gt; &lt;score&gt;3.6&lt;/score&gt; &lt;player&gt;1 Player&lt;/player&gt; &lt;story&gt;In a dark future, Mojo has his own TV show where the participants fight to death. He has imprisoned some X-Men from the past to recreate their greatest battles. Wolverine and Rogue have to enter the game and rescue their friends, then defeating Mojo to return back home. ****In this platform game, the player starts choosing either Wolverine or Rogue. At each new level beaten, a new X-Men will be available: first Gambit, then Cyclops, Havoc and finally Shard. If one of the X-Men dies, the player has to start the level again, choosing among the remaining X-Men the one to play. After all the X-Men have died, the game is over.****Each character can activate his/her power at will. Wolverine can use his claws, Rogue can fly, Gambit can throw explosive cards, Cyclops will fire optic blasts, Havoc fires plasma blasts and Shard fires energy blasts. The characters have an energy meter and a power meter, which will worn out as they are hit or use their powers, respectively. They can find items to restore their energy and power.****Gameplay consists basically in finding the way out of each of the six levels. Once finding it, the character will face a boss, usually known characters from the comics like Magneto, Fitzroy, a Sentinel, etc. The last boss is Mojo himself.&lt;/story&gt; &lt;/game&gt;">
            <text:p>&lt;game name="X-Men - Mojo World (USA, Europe)"&gt; &lt;year&gt;1996&lt;/year&gt; &lt;rating&gt;ESRB - E (Everyone)&lt;/rating&gt; &lt;title&gt;X-Men - Mojo World &lt;/title&gt; &lt;pub&gt;SEGA of America, Inc.&lt;/pub&gt; &lt;dev&gt;SEGA of America, Inc.&lt;/dev&gt; &lt;genre&gt;Beat-'Em-Up&lt;/genre&gt; &lt;score&gt;3.6&lt;/score&gt; &lt;player&gt;1 Player&lt;/player&gt; &lt;story&gt;In a dark future, Mojo has his own TV show where the participants fight to death. He has imprisoned some X-Men from the past to recreate their greatest battles. Wolverine and Rogue have to enter the game and rescue their friends, then defeating Mojo to return back home. ****In this platform game, the player starts choosing either Wolverine or Rogue. At each new level beaten, a new X-Men will be available: first Gambit, then Cyclops, Havoc and finally Shard. If one of the X-Men dies, the player has to start the level again, choosing among the remaining X-Men the one to play. After all the X-Men have died, the game is over.****Each character can activate his/her power at will. Wolverine can use his claws, Rogue can fly, Gambit can throw explosive cards, Cyclops will fire optic blasts, Havoc fires plasma blasts and Shard fires energy blasts. The characters have an energy meter and a power meter, which will worn out as they are hit or use their powers, respectively. They can find items to restore their energy and power.****Gameplay consists basically in finding the way out of each of the six levels. Once finding it, the character will face a boss, usually known characters from the comics like Magneto, Fitzroy, a Sentinel, etc. The last boss is Mojo himself.&lt;/story&gt; &lt;/game&gt;</text:p>
          </table:table-cell>
        </table:table-row>
        <table:table-row table:style-name="ro1">
          <table:table-cell office:value-type="string">
            <text:p>X-Men (USA)</text:p>
          </table:table-cell>
          <table:table-cell office:value-type="string">
            <text:p>1994</text:p>
          </table:table-cell>
          <table:table-cell office:value-type="string">
            <text:p>ESRB - E (Everyone)</text:p>
          </table:table-cell>
          <table:table-cell office:value-type="string">
            <text:p>X-Men </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2.1</text:p>
          </table:table-cell>
          <table:table-cell office:value-type="string">
            <text:p>1 Player</text:p>
          </table:table-cell>
          <table:table-cell office:value-type="string">
            <text:p>X-Men is a sidescrolling beat'em up/platform game, much like its homonymous Mega Drive/ Genesis counterpart. Several X-Men characters are playable throughout the game. The player can choose from two characters from the start, Cyclops and Wolverine, and three Levels are accessible. In the course of the game, the player can unlock five other X-Men, namely Storm, Iceman, Rogue, Nightcrawler and Psylocke.****The story is that most of the X-Men have been kidnapped by Magneto, which is the reason why only Cyclops and Wolverine are available from the start. Apparently, unlocking the characters equals rescuing him. On the way, there several foes from the X-Men universe to beat, and at the end, Magneto once again needs a reprehension.****The basic mechanics of the game are punching, (double-)jumping and jump-kicking. Furthermore, pressing Start activates/ deactivates the characters mutant ability, for example Wolverine's claws or Cyclops' laser beams. Using it however drains a limited amount of energy, which can be refreshed by finding "X"-symbols.</text:p>
          </table:table-cell>
          <table:table-cell table:formula="of:=CONCATENATE(&quot;&lt;game name=&quot;;CHAR(34);[.A330];CHAR(34);&quot;&gt; &lt;year&gt;&quot;;[.B330];&quot;&lt;/year&gt; &lt;rating&gt;&quot;;[.C330];&quot;&lt;/rating&gt; &lt;title&gt;&quot;;[.D330];&quot;&lt;/title&gt; &lt;pub&gt;&quot;;[.E330];&quot;&lt;/pub&gt; &lt;dev&gt;&quot;;[.F330];&quot;&lt;/dev&gt; &lt;genre&gt;&quot;;[.G330];&quot;&lt;/genre&gt; &lt;score&gt;&quot;;[.H330];&quot;&lt;/score&gt; &lt;player&gt;&quot;;[.I330];&quot;&lt;/player&gt; &lt;story&gt;&quot;;[.J330];&quot;&lt;/story&gt; &lt;/game&gt;&quot;)" office:value-type="string" office:string-value="&lt;game name=&quot;X-Men (USA)&quot;&gt; &lt;year&gt;1994&lt;/year&gt; &lt;rating&gt;ESRB - E (Everyone)&lt;/rating&gt; &lt;title&gt;X-Men &lt;/title&gt; &lt;pub&gt;SEGA of America, Inc.&lt;/pub&gt; &lt;dev&gt;SEGA Enterprises Ltd.&lt;/dev&gt; &lt;genre&gt;Platform&lt;/genre&gt; &lt;score&gt;2.1&lt;/score&gt; &lt;player&gt;1 Player&lt;/player&gt; &lt;story&gt;X-Men is a sidescrolling beat'em up/platform game, much like its homonymous Mega Drive/ Genesis counterpart. Several X-Men characters are playable throughout the game. The player can choose from two characters from the start, Cyclops and Wolverine, and three Levels are accessible. In the course of the game, the player can unlock five other X-Men, namely Storm, Iceman, Rogue, Nightcrawler and Psylocke.****The story is that most of the X-Men have been kidnapped by Magneto, which is the reason why only Cyclops and Wolverine are available from the start. Apparently, unlocking the characters equals rescuing him. On the way, there several foes from the X-Men universe to beat, and at the end, Magneto once again needs a reprehension.****The basic mechanics of the game are punching, (double-)jumping and jump-kicking. Furthermore, pressing Start activates/ deactivates the characters mutant ability, for example Wolverine's claws or Cyclops' laser beams. Using it however drains a limited amount of energy, which can be refreshed by finding &quot;X&quot;-symbols.&lt;/story&gt; &lt;/game&gt;">
            <text:p>&lt;game name="X-Men (USA)"&gt; &lt;year&gt;1994&lt;/year&gt; &lt;rating&gt;ESRB - E (Everyone)&lt;/rating&gt; &lt;title&gt;X-Men &lt;/title&gt; &lt;pub&gt;SEGA of America, Inc.&lt;/pub&gt; &lt;dev&gt;SEGA Enterprises Ltd.&lt;/dev&gt; &lt;genre&gt;Platform&lt;/genre&gt; &lt;score&gt;2.1&lt;/score&gt; &lt;player&gt;1 Player&lt;/player&gt; &lt;story&gt;X-Men is a sidescrolling beat'em up/platform game, much like its homonymous Mega Drive/ Genesis counterpart. Several X-Men characters are playable throughout the game. The player can choose from two characters from the start, Cyclops and Wolverine, and three Levels are accessible. In the course of the game, the player can unlock five other X-Men, namely Storm, Iceman, Rogue, Nightcrawler and Psylocke.****The story is that most of the X-Men have been kidnapped by Magneto, which is the reason why only Cyclops and Wolverine are available from the start. Apparently, unlocking the characters equals rescuing him. On the way, there several foes from the X-Men universe to beat, and at the end, Magneto once again needs a reprehension.****The basic mechanics of the game are punching, (double-)jumping and jump-kicking. Furthermore, pressing Start activates/ deactivates the characters mutant ability, for example Wolverine's claws or Cyclops' laser beams. Using it however drains a limited amount of energy, which can be refreshed by finding "X"-symbols.&lt;/story&gt; &lt;/game&gt;</text:p>
          </table:table-cell>
        </table:table-row>
        <table:table-row table:style-name="ro1">
          <table:table-cell office:value-type="string">
            <text:p>Yogi Bear in Yogi Bear's Goldrush (USA) (Proto)</text:p>
          </table:table-cell>
          <table:table-cell office:value-type="string">
            <text:p>1994</text:p>
          </table:table-cell>
          <table:table-cell office:value-type="string">
            <text:p>ESRB - E (Everyone)</text:p>
          </table:table-cell>
          <table:table-cell office:value-type="string">
            <text:p>Yogi Bear in Yogi Bear's Goldrush </text:p>
          </table:table-cell>
          <table:table-cell office:value-type="string">
            <text:p>Gametek </text:p>
          </table:table-cell>
          <table:table-cell office:value-type="string">
            <text:p>Empire Software</text:p>
          </table:table-cell>
          <table:table-cell office:value-type="string">
            <text:p>Platform</text:p>
          </table:table-cell>
          <table:table-cell office:value-type="string">
            <text:p>3.3</text:p>
          </table:table-cell>
          <table:table-cell office:value-type="string">
            <text:p>1 Player</text:p>
          </table:table-cell>
          <table:table-cell office:value-type="string">
            <text:p>Jellystone National Park is in trouble and it is up to Yogi Bear to save the day. The money needed to keep the park up and running for the winter has been stolen by an evil ghost named Jake, determined to shut down the park, and hidden by him in twelve safes somewhere in the park. The player must travel to six different locations to locate these safes (a forest, a pirate ship, the big city, an underground cavern, the old west and a final showdown with Jake).The gameplay is fairly simple: using Yogi, the player can travel from left to right and right to left on the screen; to kill certain enemies the hero must jump on them. Some enemies, however, can't be killed and must be avoided since Yogi has no weapons to harm them; he has to avoid various pitfalls and hazards as well.There are no true power-ups; instead, there are picnic baskets scattered throughout the stage, a 100 of which will grant the player an extra life. Likewise, there are icons labeled "1-UP" that will give the player a life, as well as health-refilling items. There are also hidden doors and areas that the player must find in order to locate the various safes. When Yogi enters these safes, he must collect the 25 gold coins to get a bar of gold; collecting 12 of these gold bars will give Yogi the money needed to win the game.</text:p>
          </table:table-cell>
          <table:table-cell table:formula="of:=CONCATENATE(&quot;&lt;game name=&quot;;CHAR(34);[.A331];CHAR(34);&quot;&gt; &lt;year&gt;&quot;;[.B331];&quot;&lt;/year&gt; &lt;rating&gt;&quot;;[.C331];&quot;&lt;/rating&gt; &lt;title&gt;&quot;;[.D331];&quot;&lt;/title&gt; &lt;pub&gt;&quot;;[.E331];&quot;&lt;/pub&gt; &lt;dev&gt;&quot;;[.F331];&quot;&lt;/dev&gt; &lt;genre&gt;&quot;;[.G331];&quot;&lt;/genre&gt; &lt;score&gt;&quot;;[.H331];&quot;&lt;/score&gt; &lt;player&gt;&quot;;[.I331];&quot;&lt;/player&gt; &lt;story&gt;&quot;;[.J331];&quot;&lt;/story&gt; &lt;/game&gt;&quot;)" office:value-type="string" office:string-value="&lt;game name=&quot;Yogi Bear in Yogi Bear's Goldrush (USA) (Proto)&quot;&gt; &lt;year&gt;1994&lt;/year&gt; &lt;rating&gt;ESRB - E (Everyone)&lt;/rating&gt; &lt;title&gt;Yogi Bear in Yogi Bear's Goldrush &lt;/title&gt; &lt;pub&gt;Gametek &lt;/pub&gt; &lt;dev&gt;Empire Software&lt;/dev&gt; &lt;genre&gt;Platform&lt;/genre&gt; &lt;score&gt;3.3&lt;/score&gt; &lt;player&gt;1 Player&lt;/player&gt; &lt;story&gt;Jellystone National Park is in trouble and it is up to Yogi Bear to save the day. The money needed to keep the park up and running for the winter has been stolen by an evil ghost named Jake, determined to shut down the park, and hidden by him in twelve safes somewhere in the park. The player must travel to six different locations to locate these safes (a forest, a pirate ship, the big city, an underground cavern, the old west and a final showdown with Jake).The gameplay is fairly simple: using Yogi, the player can travel from left to right and right to left on the screen; to kill certain enemies the hero must jump on them. Some enemies, however, can't be killed and must be avoided since Yogi has no weapons to harm them; he has to avoid various pitfalls and hazards as well.There are no true power-ups; instead, there are picnic baskets scattered throughout the stage, a 100 of which will grant the player an extra life. Likewise, there are icons labeled &quot;1-UP&quot; that will give the player a life, as well as health-refilling items. There are also hidden doors and areas that the player must find in order to locate the various safes. When Yogi enters these safes, he must collect the 25 gold coins to get a bar of gold; collecting 12 of these gold bars will give Yogi the money needed to win the game.&lt;/story&gt; &lt;/game&gt;">
            <text:p>&lt;game name="Yogi Bear in Yogi Bear's Goldrush (USA) (Proto)"&gt; &lt;year&gt;1994&lt;/year&gt; &lt;rating&gt;ESRB - E (Everyone)&lt;/rating&gt; &lt;title&gt;Yogi Bear in Yogi Bear's Goldrush &lt;/title&gt; &lt;pub&gt;Gametek &lt;/pub&gt; &lt;dev&gt;Empire Software&lt;/dev&gt; &lt;genre&gt;Platform&lt;/genre&gt; &lt;score&gt;3.3&lt;/score&gt; &lt;player&gt;1 Player&lt;/player&gt; &lt;story&gt;Jellystone National Park is in trouble and it is up to Yogi Bear to save the day. The money needed to keep the park up and running for the winter has been stolen by an evil ghost named Jake, determined to shut down the park, and hidden by him in twelve safes somewhere in the park. The player must travel to six different locations to locate these safes (a forest, a pirate ship, the big city, an underground cavern, the old west and a final showdown with Jake).The gameplay is fairly simple: using Yogi, the player can travel from left to right and right to left on the screen; to kill certain enemies the hero must jump on them. Some enemies, however, can't be killed and must be avoided since Yogi has no weapons to harm them; he has to avoid various pitfalls and hazards as well.There are no true power-ups; instead, there are picnic baskets scattered throughout the stage, a 100 of which will grant the player an extra life. Likewise, there are icons labeled "1-UP" that will give the player a life, as well as health-refilling items. There are also hidden doors and areas that the player must find in order to locate the various safes. When Yogi enters these safes, he must collect the 25 gold coins to get a bar of gold; collecting 12 of these gold bars will give Yogi the money needed to win the game.&lt;/story&gt; &lt;/game&gt;</text:p>
          </table:table-cell>
        </table:table-row>
        <table:table-row table:style-name="ro1">
          <table:table-cell office:value-type="string">
            <text:p>Yu Yu Hakusho - Horobishimono no Gyakushuu (Japan)</text:p>
          </table:table-cell>
          <table:table-cell office:value-type="string">
            <text:p>1994</text:p>
          </table:table-cell>
          <table:table-cell office:value-type="string">
            <text:p>ESRB - E (Everyone)</text:p>
          </table:table-cell>
          <table:table-cell office:value-type="string">
            <text:p>Yu Yu Hakusho - Horobishimono no Gyakushuu </text:p>
          </table:table-cell>
          <table:table-cell table:number-columns-repeated="2" office:value-type="string">
            <text:p>SEGA Enterprises Ltd.</text:p>
          </table:table-cell>
          <table:table-cell office:value-type="string">
            <text:p>Action</text:p>
          </table:table-cell>
          <table:table-cell office:value-type="string">
            <text:p>3.7</text:p>
          </table:table-cell>
          <table:table-cell office:value-type="string">
            <text:p>1 Player</text:p>
          </table:table-cell>
          <table:table-cell office:value-type="string">
            <text:p>Yu Yu Hakusho: Horobishi Mono no Gyakushu is based on the the manga / anime series Yu Yu Hakusho, which is about the teenage delinquent Yusuke Urameshi, who is appointed as an "Underworld Detective" after being killed in a car accident <text:s/>while trying to save a child's life. His task is to investigate various cases involving ghosts and demons in the human world.****The game is a classic side-scrolling beat'em up and offers several characters from the manga to play. Apart from, as expected, Yusuke the player can choose between Hiei, Kuwabara and Kurama. All characters have different values in five attributes like jumping or speed. The game offers some variations from the standard beta'em up formula: There are four different levels accessible from the beginning and can be played through in any order. However, after completing level, the player has to choose a new character he hasn't used yet for the next stage. If a character looses all his health, he has to fill it up with the health of the other characters and thus weakening them for the later levels. The game also switches to different mode for the boss fights. By turns, the player has to dodge an attack from the boss and then do a attack on his own by pressing Punch at the time when a moving cross-hair is over the boss.</text:p>
          </table:table-cell>
          <table:table-cell table:formula="of:=CONCATENATE(&quot;&lt;game name=&quot;;CHAR(34);[.A332];CHAR(34);&quot;&gt; &lt;year&gt;&quot;;[.B332];&quot;&lt;/year&gt; &lt;rating&gt;&quot;;[.C332];&quot;&lt;/rating&gt; &lt;title&gt;&quot;;[.D332];&quot;&lt;/title&gt; &lt;pub&gt;&quot;;[.E332];&quot;&lt;/pub&gt; &lt;dev&gt;&quot;;[.F332];&quot;&lt;/dev&gt; &lt;genre&gt;&quot;;[.G332];&quot;&lt;/genre&gt; &lt;score&gt;&quot;;[.H332];&quot;&lt;/score&gt; &lt;player&gt;&quot;;[.I332];&quot;&lt;/player&gt; &lt;story&gt;&quot;;[.J332];&quot;&lt;/story&gt; &lt;/game&gt;&quot;)" office:value-type="string" office:string-value="&lt;game name=&quot;Yu Yu Hakusho - Horobishimono no Gyakushuu (Japan)&quot;&gt; &lt;year&gt;1994&lt;/year&gt; &lt;rating&gt;ESRB - E (Everyone)&lt;/rating&gt; &lt;title&gt;Yu Yu Hakusho - Horobishimono no Gyakushuu &lt;/title&gt; &lt;pub&gt;SEGA Enterprises Ltd.&lt;/pub&gt; &lt;dev&gt;SEGA Enterprises Ltd.&lt;/dev&gt; &lt;genre&gt;Action&lt;/genre&gt; &lt;score&gt;3.7&lt;/score&gt; &lt;player&gt;1 Player&lt;/player&gt; &lt;story&gt;Yu Yu Hakusho: Horobishi Mono no Gyakushu is based on the the manga / anime series Yu Yu Hakusho, which is about the teenage delinquent Yusuke Urameshi, who is appointed as an &quot;Underworld Detective&quot; after being killed in a car accident  while trying to save a child's life. His task is to investigate various cases involving ghosts and demons in the human world.****The game is a classic side-scrolling beat'em up and offers several characters from the manga to play. Apart from, as expected, Yusuke the player can choose between Hiei, Kuwabara and Kurama. All characters have different values in five attributes like jumping or speed. The game offers some variations from the standard beta'em up formula: There are four different levels accessible from the beginning and can be played through in any order. However, after completing level, the player has to choose a new character he hasn't used yet for the next stage. If a character looses all his health, he has to fill it up with the health of the other characters and thus weakening them for the later levels. The game also switches to different mode for the boss fights. By turns, the player has to dodge an attack from the boss and then do a attack on his own by pressing Punch at the time when a moving cross-hair is over the boss.&lt;/story&gt; &lt;/game&gt;">
            <text:p>&lt;game name="Yu Yu Hakusho - Horobishimono no Gyakushuu (Japan)"&gt; &lt;year&gt;1994&lt;/year&gt; &lt;rating&gt;ESRB - E (Everyone)&lt;/rating&gt; &lt;title&gt;Yu Yu Hakusho - Horobishimono no Gyakushuu &lt;/title&gt; &lt;pub&gt;SEGA Enterprises Ltd.&lt;/pub&gt; &lt;dev&gt;SEGA Enterprises Ltd.&lt;/dev&gt; &lt;genre&gt;Action&lt;/genre&gt; &lt;score&gt;3.7&lt;/score&gt; &lt;player&gt;1 Player&lt;/player&gt; &lt;story&gt;Yu Yu Hakusho: Horobishi Mono no Gyakushu is based on the the manga / anime series Yu Yu Hakusho, which is about the teenage delinquent Yusuke Urameshi, who is appointed as an "Underworld Detective" after being killed in a car accident <text:s/>while trying to save a child's life. His task is to investigate various cases involving ghosts and demons in the human world.****The game is a classic side-scrolling beat'em up and offers several characters from the manga to play. Apart from, as expected, Yusuke the player can choose between Hiei, Kuwabara and Kurama. All characters have different values in five attributes like jumping or speed. The game offers some variations from the standard beta'em up formula: There are four different levels accessible from the beginning and can be played through in any order. However, after completing level, the player has to choose a new character he hasn't used yet for the next stage. If a character looses all his health, he has to fill it up with the health of the other characters and thus weakening them for the later levels. The game also switches to different mode for the boss fights. By turns, the player has to dodge an attack from the boss and then do a attack on his own by pressing Punch at the time when a moving cross-hair is over the boss.&lt;/story&gt; &lt;/game&gt;</text:p>
          </table:table-cell>
        </table:table-row>
        <table:table-row table:style-name="ro1">
          <table:table-cell office:value-type="string">
            <text:p>Yu Yu Hakusho 2 - Gekitou! Nanakyou no Tatakai (Japan) (Translated En)</text:p>
          </table:table-cell>
          <table:table-cell office:value-type="string">
            <text:p>1994</text:p>
          </table:table-cell>
          <table:table-cell office:value-type="string">
            <text:p>ESRB - E (Everyone)</text:p>
          </table:table-cell>
          <table:table-cell office:value-type="string">
            <text:p>Yu Yu Hakusho 2 - Gekitou! Nanakyou no Tatakai </text:p>
          </table:table-cell>
          <table:table-cell office:value-type="string">
            <text:p>SEGA Enterprises Ltd.</text:p>
          </table:table-cell>
          <table:table-cell office:value-type="string">
            <text:p>Minato Giken</text:p>
          </table:table-cell>
          <table:table-cell office:value-type="string">
            <text:p>Action</text:p>
          </table:table-cell>
          <table:table-cell office:value-type="string">
            <text:p>3.2</text:p>
          </table:table-cell>
          <table:table-cell office:value-type="string">
            <text:p>1-2 Players</text:p>
          </table:table-cell>
          <table:table-cell office:value-type="string">
            <text:p>Yu Yu Hakusho II: Gekito! Shichi Kyo no Tatakai is based on the the manga / anime series Yu Yu Hakusho, which is about the teenage delinquent Yusuke Urameshi, who is appointed as an "Underworld Detective" after being killed in a car accident while trying to save a child's life. His task is to investigate various cases involving ghosts and demons in the human world. While the first game was a side-scrolling beat 'em up featuring four characters from the manga, the second game is a one-on-one fighting game. The game though does take a different approach than games like Street Fighter, as you do not control the movement of your character, as both opponents stand still. You fight by pressing a combination of buttons to make your character perform a certain attack. The efficiency of the attack depends on two factors: The position of a moving cross-hair on the body of your opponent, which determines the spot you attack, and the amount of energy in a displayed "move gauge" which increases over the time. To perform a special attack, you also need a certain amount of Ki energy which is displayed in another gauge. The Ki regenerates while it's not used further, and without Ki a player is limited to only normal attacks. The triggered attacks are then displayed in an anime style animation sequence showing both opponents doing their corresponding move. In single player mode (a two-player mode is available via linking two Game Gears), one may either play a tournament or single fight against a character of one' choice. However, not all fighters are accessible from the beginning (the single combat mode also starts with one character less than the tournament mode) and must be unlocked by progressing in the game (progress is saved with passwords). Altogether, there are seven characters to choose from: Yusuke, Kuwabara, Kurama, Hiei, Itsuki, Toguro and Sensui Shinobu.</text:p>
          </table:table-cell>
          <table:table-cell table:formula="of:=CONCATENATE(&quot;&lt;game name=&quot;;CHAR(34);[.A333];CHAR(34);&quot;&gt; &lt;year&gt;&quot;;[.B333];&quot;&lt;/year&gt; &lt;rating&gt;&quot;;[.C333];&quot;&lt;/rating&gt; &lt;title&gt;&quot;;[.D333];&quot;&lt;/title&gt; &lt;pub&gt;&quot;;[.E333];&quot;&lt;/pub&gt; &lt;dev&gt;&quot;;[.F333];&quot;&lt;/dev&gt; &lt;genre&gt;&quot;;[.G333];&quot;&lt;/genre&gt; &lt;score&gt;&quot;;[.H333];&quot;&lt;/score&gt; &lt;player&gt;&quot;;[.I333];&quot;&lt;/player&gt; &lt;story&gt;&quot;;[.J333];&quot;&lt;/story&gt; &lt;/game&gt;&quot;)" office:value-type="string" office:string-value="&lt;game name=&quot;Yu Yu Hakusho 2 - Gekitou! Nanakyou no Tatakai (Japan) (Translated En)&quot;&gt; &lt;year&gt;1994&lt;/year&gt; &lt;rating&gt;ESRB - E (Everyone)&lt;/rating&gt; &lt;title&gt;Yu Yu Hakusho 2 - Gekitou! Nanakyou no Tatakai &lt;/title&gt; &lt;pub&gt;SEGA Enterprises Ltd.&lt;/pub&gt; &lt;dev&gt;Minato Giken&lt;/dev&gt; &lt;genre&gt;Action&lt;/genre&gt; &lt;score&gt;3.2&lt;/score&gt; &lt;player&gt;1-2 Players&lt;/player&gt; &lt;story&gt;Yu Yu Hakusho II: Gekito! Shichi Kyo no Tatakai is based on the the manga / anime series Yu Yu Hakusho, which is about the teenage delinquent Yusuke Urameshi, who is appointed as an &quot;Underworld Detective&quot; after being killed in a car accident while trying to save a child's life. His task is to investigate various cases involving ghosts and demons in the human world. While the first game was a side-scrolling beat 'em up featuring four characters from the manga, the second game is a one-on-one fighting game. The game though does take a different approach than games like Street Fighter, as you do not control the movement of your character, as both opponents stand still. You fight by pressing a combination of buttons to make your character perform a certain attack. The efficiency of the attack depends on two factors: The position of a moving cross-hair on the body of your opponent, which determines the spot you attack, and the amount of energy in a displayed &quot;move gauge&quot; which increases over the time. To perform a special attack, you also need a certain amount of Ki energy which is displayed in another gauge. The Ki regenerates while it's not used further, and without Ki a player is limited to only normal attacks. The triggered attacks are then displayed in an anime style animation sequence showing both opponents doing their corresponding move. In single player mode (a two-player mode is available via linking two Game Gears), one may either play a tournament or single fight against a character of one' choice. However, not all fighters are accessible from the beginning (the single combat mode also starts with one character less than the tournament mode) and must be unlocked by progressing in the game (progress is saved with passwords). Altogether, there are seven characters to choose from: Yusuke, Kuwabara, Kurama, Hiei, Itsuki, Toguro and Sensui Shinobu.&lt;/story&gt; &lt;/game&gt;">
            <text:p>&lt;game name="Yu Yu Hakusho 2 - Gekitou! Nanakyou no Tatakai (Japan) (Translated En)"&gt; &lt;year&gt;1994&lt;/year&gt; &lt;rating&gt;ESRB - E (Everyone)&lt;/rating&gt; &lt;title&gt;Yu Yu Hakusho 2 - Gekitou! Nanakyou no Tatakai &lt;/title&gt; &lt;pub&gt;SEGA Enterprises Ltd.&lt;/pub&gt; &lt;dev&gt;Minato Giken&lt;/dev&gt; &lt;genre&gt;Action&lt;/genre&gt; &lt;score&gt;3.2&lt;/score&gt; &lt;player&gt;1-2 Players&lt;/player&gt; &lt;story&gt;Yu Yu Hakusho II: Gekito! Shichi Kyo no Tatakai is based on the the manga / anime series Yu Yu Hakusho, which is about the teenage delinquent Yusuke Urameshi, who is appointed as an "Underworld Detective" after being killed in a car accident while trying to save a child's life. His task is to investigate various cases involving ghosts and demons in the human world. While the first game was a side-scrolling beat 'em up featuring four characters from the manga, the second game is a one-on-one fighting game. The game though does take a different approach than games like Street Fighter, as you do not control the movement of your character, as both opponents stand still. You fight by pressing a combination of buttons to make your character perform a certain attack. The efficiency of the attack depends on two factors: The position of a moving cross-hair on the body of your opponent, which determines the spot you attack, and the amount of energy in a displayed "move gauge" which increases over the time. To perform a special attack, you also need a certain amount of Ki energy which is displayed in another gauge. The Ki regenerates while it's not used further, and without Ki a player is limited to only normal attacks. The triggered attacks are then displayed in an anime style animation sequence showing both opponents doing their corresponding move. In single player mode (a two-player mode is available via linking two Game Gears), one may either play a tournament or single fight against a character of one' choice. However, not all fighters are accessible from the beginning (the single combat mode also starts with one character less than the tournament mode) and must be unlocked by progressing in the game (progress is saved with passwords). Altogether, there are seven characters to choose from: Yusuke, Kuwabara, Kurama, Hiei, Itsuki, Toguro and Sensui Shinobu.&lt;/story&gt; &lt;/game&gt;</text:p>
          </table:table-cell>
        </table:table-row>
        <table:table-row table:style-name="ro1">
          <table:table-cell office:value-type="string">
            <text:p>Zool - Ninja of the Nth Dimension (USA)</text:p>
          </table:table-cell>
          <table:table-cell office:value-type="string">
            <text:p>1993</text:p>
          </table:table-cell>
          <table:table-cell office:value-type="string">
            <text:p>ESRB - E (Everyone)</text:p>
          </table:table-cell>
          <table:table-cell office:value-type="string">
            <text:p>Zool - Ninja of the Nth Dimension </text:p>
          </table:table-cell>
          <table:table-cell office:value-type="string">
            <text:p>GameTek</text:p>
          </table:table-cell>
          <table:table-cell office:value-type="string">
            <text:p>Gremlin Graphics </text:p>
          </table:table-cell>
          <table:table-cell office:value-type="string">
            <text:p>Platform</text:p>
          </table:table-cell>
          <table:table-cell office:value-type="string">
            <text:p>2.7</text:p>
          </table:table-cell>
          <table:table-cell office:value-type="string">
            <text:p>1 Player</text:p>
          </table:table-cell>
          <table:table-cell office:value-type="string">
            <text:p>His name is Zool. He is a Ninja in the 2345th dimension, 6 worlds each with 3 stages. ****In this platformer, you can run, jump, climb walls and shoot the enemies. In the levels are also some power-ups for Zool. There are life-spending hearts, smart bombs, shields, more powerful jump-skill and a twin Zool. This "twin" makes all your motions a few seconds after you do.****In the options you can change the difficulty and the game-speed two times, the continues and the background music (Rock or Funk).</text:p>
          </table:table-cell>
          <table:table-cell table:formula="of:=CONCATENATE(&quot;&lt;game name=&quot;;CHAR(34);[.A334];CHAR(34);&quot;&gt; &lt;year&gt;&quot;;[.B334];&quot;&lt;/year&gt; &lt;rating&gt;&quot;;[.C334];&quot;&lt;/rating&gt; &lt;title&gt;&quot;;[.D334];&quot;&lt;/title&gt; &lt;pub&gt;&quot;;[.E334];&quot;&lt;/pub&gt; &lt;dev&gt;&quot;;[.F334];&quot;&lt;/dev&gt; &lt;genre&gt;&quot;;[.G334];&quot;&lt;/genre&gt; &lt;score&gt;&quot;;[.H334];&quot;&lt;/score&gt; &lt;player&gt;&quot;;[.I334];&quot;&lt;/player&gt; &lt;story&gt;&quot;;[.J334];&quot;&lt;/story&gt; &lt;/game&gt;&quot;)" office:value-type="string" office:string-value="&lt;game name=&quot;Zool - Ninja of the Nth Dimension (USA)&quot;&gt; &lt;year&gt;1993&lt;/year&gt; &lt;rating&gt;ESRB - E (Everyone)&lt;/rating&gt; &lt;title&gt;Zool - Ninja of the Nth Dimension &lt;/title&gt; &lt;pub&gt;GameTek&lt;/pub&gt; &lt;dev&gt;Gremlin Graphics &lt;/dev&gt; &lt;genre&gt;Platform&lt;/genre&gt; &lt;score&gt;2.7&lt;/score&gt; &lt;player&gt;1 Player&lt;/player&gt; &lt;story&gt;His name is Zool. He is a Ninja in the 2345th dimension, 6 worlds each with 3 stages. ****In this platformer, you can run, jump, climb walls and shoot the enemies. In the levels are also some power-ups for Zool. There are life-spending hearts, smart bombs, shields, more powerful jump-skill and a twin Zool. This &quot;twin&quot; makes all your motions a few seconds after you do.****In the options you can change the difficulty and the game-speed two times, the continues and the background music (Rock or Funk).&lt;/story&gt; &lt;/game&gt;">
            <text:p>&lt;game name="Zool - Ninja of the Nth Dimension (USA)"&gt; &lt;year&gt;1993&lt;/year&gt; &lt;rating&gt;ESRB - E (Everyone)&lt;/rating&gt; &lt;title&gt;Zool - Ninja of the Nth Dimension &lt;/title&gt; &lt;pub&gt;GameTek&lt;/pub&gt; &lt;dev&gt;Gremlin Graphics &lt;/dev&gt; &lt;genre&gt;Platform&lt;/genre&gt; &lt;score&gt;2.7&lt;/score&gt; &lt;player&gt;1 Player&lt;/player&gt; &lt;story&gt;His name is Zool. He is a Ninja in the 2345th dimension, 6 worlds each with 3 stages. ****In this platformer, you can run, jump, climb walls and shoot the enemies. In the levels are also some power-ups for Zool. There are life-spending hearts, smart bombs, shields, more powerful jump-skill and a twin Zool. This "twin" makes all your motions a few seconds after you do.****In the options you can change the difficulty and the game-speed two times, the continues and the background music (Rock or Funk).&lt;/story&gt; &lt;/game&gt;</text:p>
          </table:table-cell>
        </table:table-row>
        <table:table-row table:style-name="ro1">
          <table:table-cell office:value-type="string">
            <text:p>Zoop (USA)</text:p>
          </table:table-cell>
          <table:table-cell office:value-type="string">
            <text:p>1995</text:p>
          </table:table-cell>
          <table:table-cell office:value-type="string">
            <text:p>ESRB - E (Everyone)</text:p>
          </table:table-cell>
          <table:table-cell office:value-type="string">
            <text:p>Zoop </text:p>
          </table:table-cell>
          <table:table-cell office:value-type="string">
            <text:p>Viacom New Media</text:p>
          </table:table-cell>
          <table:table-cell office:value-type="string">
            <text:p>Hookstone Ltd.</text:p>
          </table:table-cell>
          <table:table-cell office:value-type="string">
            <text:p>Puzzle</text:p>
          </table:table-cell>
          <table:table-cell office:value-type="string">
            <text:p>2.4</text:p>
          </table:table-cell>
          <table:table-cell office:value-type="string">
            <text:p>1 Player</text:p>
          </table:table-cell>
          <table:table-cell office:value-type="string">
            <text:p>Fast-paced action-puzzle game where the player eliminates colored shapes that are approaching his alter ego, another colored shape, before they reach the top, ala Tetris.****In order to eliminate the other shapes, you must point your piece at it and 'fire'. If the shape is the same color as your piece, the shape is eliminated, as well as all of the shapes of the same color behind it, until your piece hits a piece of a different color. If the shape is of a different color, or it is hit when collecting a line of similar shapes, your piece exchanges colors with the shape.</text:p>
          </table:table-cell>
          <table:table-cell table:formula="of:=CONCATENATE(&quot;&lt;game name=&quot;;CHAR(34);[.A335];CHAR(34);&quot;&gt; &lt;year&gt;&quot;;[.B335];&quot;&lt;/year&gt; &lt;rating&gt;&quot;;[.C335];&quot;&lt;/rating&gt; &lt;title&gt;&quot;;[.D335];&quot;&lt;/title&gt; &lt;pub&gt;&quot;;[.E335];&quot;&lt;/pub&gt; &lt;dev&gt;&quot;;[.F335];&quot;&lt;/dev&gt; &lt;genre&gt;&quot;;[.G335];&quot;&lt;/genre&gt; &lt;score&gt;&quot;;[.H335];&quot;&lt;/score&gt; &lt;player&gt;&quot;;[.I335];&quot;&lt;/player&gt; &lt;story&gt;&quot;;[.J335];&quot;&lt;/story&gt; &lt;/game&gt;&quot;)" office:value-type="string" office:string-value="&lt;game name=&quot;Zoop (USA)&quot;&gt; &lt;year&gt;1995&lt;/year&gt; &lt;rating&gt;ESRB - E (Everyone)&lt;/rating&gt; &lt;title&gt;Zoop &lt;/title&gt; &lt;pub&gt;Viacom New Media&lt;/pub&gt; &lt;dev&gt;Hookstone Ltd.&lt;/dev&gt; &lt;genre&gt;Puzzle&lt;/genre&gt; &lt;score&gt;2.4&lt;/score&gt; &lt;player&gt;1 Player&lt;/player&gt; &lt;story&gt;Fast-paced action-puzzle game where the player eliminates colored shapes that are approaching his alter ego, another colored shape, before they reach the top, ala Tetris.****In order to eliminate the other shapes, you must point your piece at it and 'fire'. If the shape is the same color as your piece, the shape is eliminated, as well as all of the shapes of the same color behind it, until your piece hits a piece of a different color. If the shape is of a different color, or it is hit when collecting a line of similar shapes, your piece exchanges colors with the shape.&lt;/story&gt; &lt;/game&gt;">
            <text:p>&lt;game name="Zoop (USA)"&gt; &lt;year&gt;1995&lt;/year&gt; &lt;rating&gt;ESRB - E (Everyone)&lt;/rating&gt; &lt;title&gt;Zoop &lt;/title&gt; &lt;pub&gt;Viacom New Media&lt;/pub&gt; &lt;dev&gt;Hookstone Ltd.&lt;/dev&gt; &lt;genre&gt;Puzzle&lt;/genre&gt; &lt;score&gt;2.4&lt;/score&gt; &lt;player&gt;1 Player&lt;/player&gt; &lt;story&gt;Fast-paced action-puzzle game where the player eliminates colored shapes that are approaching his alter ego, another colored shape, before they reach the top, ala Tetris.****In order to eliminate the other shapes, you must point your piece at it and 'fire'. If the shape is the same color as your piece, the shape is eliminated, as well as all of the shapes of the same color behind it, until your piece hits a piece of a different color. If the shape is of a different color, or it is hit when collecting a line of similar shapes, your piece exchanges colors with the shape.&lt;/story&gt; &lt;/game&gt;</text:p>
          </table:table-cell>
        </table:table-row>
        <table:table-row table:style-name="ro1" table:number-rows-repeated="1048240">
          <table:table-cell table:number-columns-repeated="11"/>
        </table:table-row>
        <table:table-row table:style-name="ro1">
          <table:table-cell table:number-columns-repeated="11"/>
        </table:table-row>
      </table:table>
      <table:database-ranges>
        <table:database-range table:target-range-address="Sheet1.A1:Sheet1.AMI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2">12/03/2016</text:date>, <text:time>22:29: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12T22:29:57.47</dc:date>
    <meta:editing-duration>PT6H32M38S</meta:editing-duration>
    <meta:editing-cycles>17</meta:editing-cycles>
    <meta:document-statistic meta:table-count="1" meta:cell-count="3685" meta:object-count="0"/>
  </office:meta>
</office:document-meta>
</file>